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8925in"/>
    </style:style>
    <style:style style:name="co2" style:family="table-column">
      <style:table-column-properties fo:break-before="auto" style:column-width="5.0492in"/>
    </style:style>
    <style:style style:name="co3" style:family="table-column">
      <style:table-column-properties fo:break-before="auto" style:column-width="0.8008in"/>
    </style:style>
    <style:style style:name="co4" style:family="table-column">
      <style:table-column-properties fo:break-before="auto" style:column-width="1.2035in"/>
    </style:style>
    <style:style style:name="ro1" style:family="table-row">
      <style:table-row-properties style:row-height="0.2752in" fo:break-before="auto" style:use-optimal-row-height="false"/>
    </style:style>
    <style:style style:name="ro2" style:family="table-row">
      <style:table-row-properties style:row-height="0.1681in" fo:break-before="auto" style:use-optimal-row-height="true"/>
    </style:style>
    <style:style style:name="ta1" style:family="table" style:master-page-name="Default">
      <style:table-properties table:display="true" style:writing-mode="lr-tb"/>
    </style:style>
    <style:style style:name="ce1" style:family="table-cell" style:parent-style-name="Default" style:data-style-name="N0">
      <style:table-cell-properties fo:wrap-option="wrap" style:vertical-align="automatic"/>
    </style:style>
  </office:automatic-styles>
  <office:body>
    <office:spreadsheet>
      <table:table table:name="Sheet1" table:style-name="ta1" table:print="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row table:style-name="ro1">
          <table:table-cell office:value-type="string">
            <text:p>entity_id</text:p>
          </table:table-cell>
          <table:table-cell office:value-type="string">
            <text:p>name</text:p>
          </table:table-cell>
          <table:table-cell office:value-type="string">
            <text:p>description</text:p>
          </table:table-cell>
          <table:table-cell office:value-type="string">
            <text:p>meta_description</text:p>
          </table:table-cell>
        </table:table-row>
        <table:table-row table:style-name="ro1">
          <table:table-cell office:value-type="string">
            <text:p>1</text:p>
          </table:table-cell>
          <table:table-cell office:value-type="string">
            <text:p>Root Catalog</text:p>
          </table:table-cell>
          <table:table-cell table:number-columns-repeated="2"/>
        </table:table-row>
        <table:table-row table:style-name="ro1">
          <table:table-cell office:value-type="string">
            <text:p>2</text:p>
          </table:table-cell>
          <table:table-cell office:value-type="string">
            <text:p>Lux-Case</text:p>
          </table:table-cell>
          <table:table-cell office:value-type="string">
            <text:p>...</text:p>
          </table:table-cell>
          <table:table-cell/>
        </table:table-row>
        <table:table-row table:style-name="ro1">
          <table:table-cell office:value-type="string">
            <text:p>3582</text:p>
          </table:table-cell>
          <table:table-cell office:value-type="string">
            <text:p>Lux-Case/Diverse</text:p>
          </table:table-cell>
          <table:table-cell table:number-columns-repeated="2"/>
        </table:table-row>
        <table:table-row table:style-name="ro1">
          <table:table-cell office:value-type="string">
            <text:p>4489</text:p>
          </table:table-cell>
          <table:table-cell office:value-type="string">
            <text:p>Lux-Case/Diverse/Gadgets</text:p>
          </table:table-cell>
          <table:table-cell office:value-type="string">
            <text:p>Danskerne er et folkefærd, som er umådeligt glade for gadgets, og det er i alle afskygninger. Derfor har vi her på Lux-Case.dk, lavet en hel sektion som er dedikeret til jer gadgetfreaks. Du finder her alt hvad hjertet kan begære af skøre, spændende og unikke gadgets, som du højst sandsynligt ikke finder noget andet sted. Udover at vores udvalg er enormt, så er det bestemt ikke den eneste fordel ved at handle hos Lux-Case.dk. Vi har således valgt at indføre FRI LEVERING på alle vores gadgets produkter - det er et tilbud som er svært at sige nej til! Derudover ønsker vi, at vores priser altid er de bedste markedet. For at opnå dette ønske, har vi således indført en prisgaranti politik, som sikrer, at hvis et eller flere af vores varer skulle kunne fåes billigere hos en konkurrent, så matcher vi prisen! </text:p>
          </table:table-cell>
          <table:table-cell office:value-type="string">
            <text:p>Masser af sjove og frække gadgets. Bestil inden 15.00 og vi sender samme dag. Gratis Fragt!</text:p>
          </table:table-cell>
        </table:table-row>
        <table:table-row table:style-name="ro1">
          <table:table-cell office:value-type="string">
            <text:p>4490</text:p>
          </table:table-cell>
          <table:table-cell office:value-type="string">
            <text:p>Lux-Case/Laptop</text:p>
          </table:table-cell>
          <table:table-cell office:value-type="string">
            <text:p>&lt;p&gt;Det er ikke kun covers og etuier til smartphones vi sælger her på Lux-Case.dk. Som du kan se her på siden, så har vi også et bredt udvalg af lækre laptop tasker, som alle naturligvis er i samme kvalitet, som vores resterende produkter. Som altid her på Lux-Case.dk, så kører vi ved en meget stram kvalitetskontrol, som betyder at ALT her på siden bliver tjekket grundigt igennem, før vi sender det videre ud til dig. Dette sikres yderligere igennem vores prisgaranti som gør, at du kan være sikker på, at du aldrig kommer til at betale for meget for din laptop taske her på Lux-Case.dk! Er det et cover til Macbook, du leder efter, så gå til denne side: http://lux-case.dk/macbook.html&lt;/p&gt;</text:p>
          </table:table-cell>
          <table:table-cell office:value-type="string">
            <text:p>Bærbar Tasker - MacBook Tasker - Lækre computertasker - Billige priser, stort udvalg - Dag-til-Dag levering.</text:p>
          </table:table-cell>
        </table:table-row>
        <table:table-row table:style-name="ro1">
          <table:table-cell office:value-type="string">
            <text:p>4491</text:p>
          </table:table-cell>
          <table:table-cell office:value-type="string">
            <text:p>Lux-Case/Kamera</text:p>
          </table:table-cell>
          <table:table-cell office:value-type="string">
            <text:p>&lt;p&gt;Her på Lux-Case.dk, stræber efter at være danmarks absolut største og bedste webshop for køb af covers, etuier, cases, opladere, kabler og meget, meget mere indenfor tilbehør til smartphones. Selvom det uden tvivl var nok i sig selv, så ønsker vi derudover at tilbyde et væld af andre spændende og unikke produkter til andet elektronik. Derfor har vi nu bestilt et stort parti kameratasker hjem. Uanset hvilket mærke kamera du måtte have, f.eks. Canon, Nikon, Panasonic osv., så kan vi tilbyde nogle lækre og stilsikre tasker. Alt hvad du ser på denne side, er i øvrigt med garanti på lager, så du slipper for skuffelser ved køb af kameratasker på Lux-Case.dk. Bestiller du inden kl. 15 på hverdage, så har du din nye kamerataske den næste dag!&lt;/p&gt;</text:p>
          </table:table-cell>
          <table:table-cell office:value-type="string">
            <text:p>Find tasker til kameraer her</text:p>
          </table:table-cell>
        </table:table-row>
        <table:table-row table:style-name="ro1">
          <table:table-cell table:style-name="ce1" office:value-type="string">
            <text:p>13320</text:p>
          </table:table-cell>
          <table:table-cell table:style-name="ce1" office:value-type="string">
            <text:p>Lux-Case/Mobil/Apple</text:p>
          </table:table-cell>
          <table:table-cell table:style-name="ce1" office:value-type="string">
            <text:p>&lt;b&gt;Tilbehør til Apple iPhone og iPad&lt;/b&gt;</text:p>
            <text:p/>
            <text:p>I denne kategori finder du covers og tilbehør til Apple produkter. Du kan finde &lt;a href=\"https://lux-case.dk/iphone-x-covers.html\" titel=\"Apple iPhone X Covers\"&gt;covers til iPhone X&lt;/a&gt;, iPad 4, iPad Mini, iPod Nano 7, iPod Touch 5 - Etuier, tilbehør og Covers til alle Apple modeller! Vi har endda også &lt;a href=\"https://lux-case.dk/apple-watch.html\" titel=\"Apple Watch Tilbehør\"&gt;et godt udvalg af tilbehør til Apple Watch.&lt;/a&gt;&lt;br/&gt; </text:p>
            <text:p>Vi er landet største forhandler af covers, læder etuier og tasker. Du kan finde alt, hvad der skal til for at beskytte dit dyre Apple produkt, mod at gå i stykker. Her hos os, kan du altid finde noget, som passer til dig. Find &lt;a href=\"https://lux-case.dk/iphone-8-covers.html\" title=\"iPhone 8 Covers\"&gt;Covers til iPhone 8&lt;/a&gt;, &lt;a href=\"https://lux-case.dk/iphone-8-plus-etuier.html\" title=\"iPhone 8 Plus Etuier\"&gt;iPhone 8 Plus Etuier&lt;/a&gt;, &lt;a href=\"https://lux-case.dk/iphone-8-plus-covers.html\" title=\"iPhone 8 Plus Cover\"&gt;iPhone 8 Plus Cover&lt;/a&gt; eller&lt;a href=\"https://lux-case.dk/iphone-5.html\" title=\"iPhone SE\"&gt; har du fået en iPhone SE?&lt;/a&gt;&lt;br/&gt; </text:p>
            <text:p>Lux-case.dk har alt til Apple - Danmarks Største udvalg af Mobilcover.</text:p>
          </table:table-cell>
          <table:table-cell table:style-name="ce1" office:value-type="string">
            <text:p>Tilbehør Til Alle Apple Produkter - Cover til iPhone 6, Etui til iPad Air, eller Cases til iPhone 4s - Lux-case.dk Danmarks Største Udvalg af mobilcovers.</text:p>
          </table:table-cell>
        </table:table-row>
        <table:table-row table:style-name="ro1">
          <table:table-cell table:style-name="ce1" office:value-type="string">
            <text:p>13321</text:p>
          </table:table-cell>
          <table:table-cell table:style-name="ce1" office:value-type="string">
            <text:p>Lux-Case/Mobil/HTC</text:p>
          </table:table-cell>
          <table:table-cell table:style-name="ce1" office:value-type="string">
            <text:p>&lt;p&gt;&lt;strong&gt;Alt til HTC &lt;/strong&gt;Her på Lux-Case finder du det største udvalg af HTC covers. Vi sælger kun HTC covers af topkvalitet. Det betyder ikke kun er funktionelle og holdbare men samtidig stilfulde. Vi HTC covers i både silicone og i hård plast og i flere forskellige designs. Vi har også en masse tilbehør til HTC, uanset hvilken model du måtte have, vores lager er nemlig fyldt til randen med smartphone og tablet tilbehør, som f.eks HTC headset.&lt;/p&gt;</text:p>
          </table:table-cell>
          <table:table-cell table:style-name="ce1" office:value-type="string">
            <text:p>Stort sortiment af HTC. Altid i lager &amp; hurtig leverance! Køb i dag og nyd godt af dit produkt i morgen.</text:p>
          </table:table-cell>
        </table:table-row>
        <table:table-row table:style-name="ro1">
          <table:table-cell table:style-name="ce1" office:value-type="string">
            <text:p>13322</text:p>
          </table:table-cell>
          <table:table-cell table:style-name="ce1" office:value-type="string">
            <text:p>Lux-Case/Mobil/LG</text:p>
          </table:table-cell>
          <table:table-cell table:style-name="ce1" office:value-type="string">
            <text:p>LG Covers &amp; Tilbehør - På lux-case.dk har vi altid de nyeste covers og tilbehør til alle de nye LG Mobiltelefoner der kommer på markedet. Vi køber bredt ind så der gerne skulle være et mobil cover der passer til alles smag. Udover Covers har vi også stort udvalg af opladere, beskyttelsesfilm,etuier til alle slags LG telefoner.</text:p>
          </table:table-cell>
          <table:table-cell table:style-name="ce1" office:value-type="string">
            <text:p>Find kvalitets LG Tilbehør her. Hurtig levering. Køb online i dag! Levering fra dag til dag.</text:p>
          </table:table-cell>
        </table:table-row>
        <table:table-row table:style-name="ro1">
          <table:table-cell table:style-name="ce1" office:value-type="string">
            <text:p>13323</text:p>
          </table:table-cell>
          <table:table-cell table:style-name="ce1" office:value-type="string">
            <text:p>Lux-Case/Mobil/Nokia</text:p>
          </table:table-cell>
          <table:table-cell table:style-name="ce1" office:value-type="string">
            <text:p>&lt;b&gt;Nokia Covers og alt andet tilbehør&lt;/b&gt; - I denne kategori finder du et bredt udvalg af Nokia N8 Covers, Nokia C7 Covers, Nokia X6 Covers og Nokia 5800/5230 Covers. Vi har til alle de nyere Nokia telefoner!</text:p>
            <text:p/>
            <text:p>Vi tilbyder mange forskellige typer af beskyttelse til din Nokia mobil såsom metal covers, læder etuier / poser / tasker, Nokia covers med motiv og silikone covers. </text:p>
          </table:table-cell>
          <table:table-cell table:style-name="ce1" office:value-type="string">
            <text:p>Alt i kvalitets Nokia Tilbehør, inkulsiv covers og etuier. Hurtig Levering. Køb online i dag!</text:p>
          </table:table-cell>
        </table:table-row>
        <table:table-row table:style-name="ro1">
          <table:table-cell table:style-name="ce1" office:value-type="string">
            <text:p>13324</text:p>
          </table:table-cell>
          <table:table-cell table:style-name="ce1" office:value-type="string">
            <text:p>Lux-Case/Mobil/Sony Ericsson</text:p>
          </table:table-cell>
          <table:table-cell table:style-name="ce1" office:value-type="string">
            <text:p>Sony Ericsson - I denne kategori finder du et bredt udvalg af Sony Ericsson tilbehør och covers. Vi tilbyder mange forskellige typer af beskyttelse til Sony Ericsson såsom Sony Ericsson design covers, Sony Ericsson læder etuier / poser / tasker, Sony Ericsson covers med motiv og Sony Ericsson silikone covers. </text:p>
          </table:table-cell>
          <table:table-cell table:style-name="ce1" office:value-type="string">
            <text:p>Kæmpe Udvalg på originalt tilbehør til din Sony Ericsson mobil!</text:p>
          </table:table-cell>
        </table:table-row>
        <table:table-row table:style-name="ro1">
          <table:table-cell table:style-name="ce1" office:value-type="string">
            <text:p>13325</text:p>
          </table:table-cell>
          <table:table-cell table:style-name="ce1" office:value-type="string">
            <text:p>Lux-Case/Mobil/Motorola</text:p>
          </table:table-cell>
          <table:table-cell table:style-name="ce1" office:value-type="string">
            <text:p>&lt;p&gt;Her finder du massevis af lækre covers, etuier og tilbehør til Motorola produkter. Du finder virkelig lækre covers og etuier til alle de største Motorola modeller - og alt sammen til Danmarks bedste priser. Vi har over 10.000 forskellige covers på lager og mere end 10 års erfaring inden for smartphone tilbehør. Vi ved altså virkelig hvad vi har med at gøre. Du finder alt hvad du skal bruge i kabler, beskyttelsesfilm, høretelefoner, biltilbehør og meget mere til Motorola. Alt hvad du har brug for til at beskytte din smartphone og samtidig give den et nyt og friskt look.&lt;/p&gt;</text:p>
          </table:table-cell>
          <table:table-cell table:style-name="ce1" office:value-type="string">
            <text:p>På Lux-Case.dk finder du massevis af tilbehør, covers og etuier til Motorola modeller - Med Danmarks største udvalg og billige priser. Bestiller du inden klokken 17.00, så sender vi samme dag.</text:p>
          </table:table-cell>
        </table:table-row>
        <table:table-row table:style-name="ro1">
          <table:table-cell table:style-name="ce1" office:value-type="string">
            <text:p>13326</text:p>
          </table:table-cell>
          <table:table-cell table:style-name="ce1" office:value-type="string">
            <text:p>Lux-Case/Mobil/BlackBerry</text:p>
          </table:table-cell>
          <table:table-cell table:style-name="ce1" table:number-columns-repeated="2"/>
        </table:table-row>
        <table:table-row table:style-name="ro1">
          <table:table-cell table:style-name="ce1" office:value-type="string">
            <text:p>13327</text:p>
          </table:table-cell>
          <table:table-cell table:style-name="ce1" office:value-type="string">
            <text:p>Lux-Case/Mobil/Google</text:p>
          </table:table-cell>
          <table:table-cell table:style-name="ce1" office:value-type="string">
            <text:p>&lt;p&gt;&lt;strong&gt;Alle vores Google Nexus kategorier&lt;/strong&gt; Her finder du vores massive udvalg i etuier, covers og tilbehør til Google Nexus produkter. Vi anbefaler stærtk at beskytte enhver smartphone med et cover eller etui og beskyttelsesfilm til skærmen. Heldigvis finder du det hele lige her på siden - med Danmarks største udvalg og bedste priser. Med over 10.000 covers på lager og utallige etuier og tilbehørs modeller, skal der nok være et eller andet du kan bruge til din Google mobil.&lt;/p&gt;</text:p>
          </table:table-cell>
          <table:table-cell table:style-name="ce1" office:value-type="string">
            <text:p>Her på Lux-Case.dk finder du alt hvad du skal bruge i etuier, covers og tilbehør til Google Nexus modellerne - Find Danmarks største udvalg og billige priser lige her.</text:p>
          </table:table-cell>
        </table:table-row>
        <table:table-row table:style-name="ro1">
          <table:table-cell table:style-name="ce1" office:value-type="string">
            <text:p>13328</text:p>
          </table:table-cell>
          <table:table-cell table:style-name="ce1" office:value-type="string">
            <text:p>Lux-Case/Mobil/Huawei</text:p>
          </table:table-cell>
          <table:table-cell table:style-name="ce1" office:value-type="string">
            <text:p>&lt;b&gt;Huawei&lt;/b&gt; bliver større og større. <text:s/>Efterhånden er de et af de helt store og kendte mærker herhjemme. Ude i den store vide verden, har det i længere tid været et stort og anerkendt mærke. Vi håber på en mere udbredelse af Huawei produkter herhjemme, for det er i sandhed kvalitet til penge som er til at betale. Af samme årsag, har vi valgt at føre et lille, men ekslusivt sortiment af produkter til Huaweis smartphones. Så hvis du er en af de få danskere som til dagligt benytter dig af en Huawei, så er du havnet på en af de få danske sider, som rent faktisk &lt;strong&gt;forhandler Huawei tilbehør og covers&lt;/strong&gt;. Det gør vi for at inkludere så mange forskellige mærker som muligt i sortimentet, så man er klar over, at ligegyldigt hvilken smartphone man måtte have, så er det altid muligt at finde noget tilbehør til den, lige her på Lux-Case.dk! </text:p>
          </table:table-cell>
          <table:table-cell table:style-name="ce1" office:value-type="string">
            <text:p>Her på Lux-Case.dk finder du alt hvad du skal bruge i etuier, tilbehør og cover til Huawei modellerne - Find Danmarks største udvalg og billige priser lige her. Dag til dag levering.</text:p>
          </table:table-cell>
        </table:table-row>
        <table:table-row table:style-name="ro1">
          <table:table-cell table:style-name="ce1" office:value-type="string">
            <text:p>13329</text:p>
          </table:table-cell>
          <table:table-cell table:style-name="ce1" office:value-type="string">
            <text:p>Lux-Case/Tablet/Amazon/Kindle Fire</text:p>
          </table:table-cell>
          <table:table-cell table:style-name="ce1" office:value-type="string">
            <text:p>Tilbehør for Amazon Kindle Fire</text:p>
          </table:table-cell>
          <table:table-cell table:style-name="ce1" office:value-type="string">
            <text:p>Amazon Kindle Fire er en lækker ny kvalietsmobil som vi her på Lux-Case.dk spår stor succes! Køb dit nye Amazon Kindle Fire udstyr på Lux-Case.dk i dag!</text:p>
          </table:table-cell>
        </table:table-row>
        <table:table-row table:style-name="ro1">
          <table:table-cell table:style-name="ce1" office:value-type="string">
            <text:p>13361</text:p>
          </table:table-cell>
          <table:table-cell table:style-name="ce1" office:value-type="string">
            <text:p>Lux-Case/Tablet/Microsoft Tablets/Microsoft Surface</text:p>
          </table:table-cell>
          <table:table-cell table:style-name="ce1" office:value-type="string">
            <text:p>&lt;p&gt;Her kan du finde en komplet sortiment af tilbehør til Microsoft Surface tablet. Beskyt din investering med et topkvalitets etui eller cover til Microsoft Surface. Gå direkte til den nyere model og find &lt;a title=\"Microsoft Surface 2\" href=\"http://lux-case.dk/microsoft-surface-2.html\" target=\"_self\"&gt;&lt;strong&gt;Microsoft Surface 2&lt;/strong&gt;&lt;/a&gt; covers, etuier og tilbehør.&lt;/p&gt;</text:p>
          </table:table-cell>
          <table:table-cell table:style-name="ce1" office:value-type="string">
            <text:p>Microsoft Surface er en lækker ny kvalietsmobil som vi her på Lux-Case.dk spår stor succes! Køb dit nye Microsoft Surface udstyr på Lux-Case.dk i dag!</text:p>
          </table:table-cell>
        </table:table-row>
        <table:table-row table:style-name="ro1">
          <table:table-cell table:style-name="ce1" office:value-type="string">
            <text:p>13377</text:p>
          </table:table-cell>
          <table:table-cell table:style-name="ce1" office:value-type="string">
            <text:p>Lux-Case/Gaming/Nintendo/Nintendo Wii U</text:p>
          </table:table-cell>
          <table:table-cell table:style-name="ce1" office:value-type="string">
            <text:p>Nintendo Wii U er en nyskabende spillekonsol fra japanske Nintendo. Med et væld af nye features og interessante muligheder er det spillekonsollen for dig, som gerne vil have en helt ny oplevelse når du spiller. Her på Lux-Case.dk har vi valgt at hente en masse spændende tilbehør hjem og det er til DK </text:p>
          </table:table-cell>
          <table:table-cell table:style-name="ce1" office:value-type="string">
            <text:p>Nintendo Wii U er en lækker ny kvalietsmobil som vi her på Lux-Case.dk spår stor succes! Køb dit nye Nintendo Wii U udstyr på Lux-Case.dk i dag!</text:p>
          </table:table-cell>
        </table:table-row>
        <table:table-row table:style-name="ro1">
          <table:table-cell table:style-name="ce1" office:value-type="string">
            <text:p>13393</text:p>
          </table:table-cell>
          <table:table-cell table:style-name="ce1" office:value-type="string">
            <text:p>Lux-Case/Tablet/ASUS Tablets/ASUS MeMO Pad 7</text:p>
          </table:table-cell>
          <table:table-cell table:style-name="ce1" office:value-type="string">
            <text:p>&lt;p&gt;Her var vi at gøre med en ny tablet fra asiasiske Asus. Prisen er ganske overkommelig, og er f.eks. langt lavere end hvad du må punge ud for en iPad fra Apple. Er du derfor på udgik efter et billigere alternativ til de iPad, så er enASUS MeMO Pad 7 et overordentligt godt bud!&lt;br /&gt;&lt;br /&gt;Covers til Asus MeMO Pad 7 er som altid enormt populære ønsket om at personliggøre og customize sin Asus Memo Padhar således aldrig været større og derfor har vi her hos Lux-Case.dk, også valgt at have danmarks og nordens bedste udvalg af unikke covers til din Asus MeMO Pad 7. Og som altid når du handler hos Lux-Case.dk så er prisen i bund!&lt;/p&gt;</text:p>
          </table:table-cell>
          <table:table-cell table:style-name="ce1" office:value-type="string">
            <text:p>ASUS MeMO Pad 7 er en lækker ny kvalietsmobil som vi her på Lux-Case.dk spår stor succes! Køb dit nye ASUS MeMO Pad 7 udstyr på Lux-Case.dk i dag!</text:p>
          </table:table-cell>
        </table:table-row>
        <table:table-row table:style-name="ro1">
          <table:table-cell table:style-name="ce1" office:value-type="string">
            <text:p>13409</text:p>
          </table:table-cell>
          <table:table-cell table:style-name="ce1" office:value-type="string">
            <text:p>Lux-Case/Tablet/Acer Tablets/ACER Iconia Tab</text:p>
          </table:table-cell>
          <table:table-cell table:style-name="ce1" office:value-type="string">
            <text:p>&lt;p&gt;Acer Iconia tab er en helt ny tablet computer fra elektronikgiganten Acer. Ved at kombinere touchscreen og et almindeligt computerinterface, giver Acer Iconia tab dig helt nye muligheder for, hvordan en computeroplevelse skal være hos Lux-Case.dk har vi naturligvis alt i tilbehør til Acer Iconia tab!&lt;br /&gt;&lt;br /&gt;Acer Iconia tab Covers er en smart og praktisk måde at beskytte din Acer Iconia tab på. Vi har I alle mulige forskellige farver og designs, så er der garanteret også et cover som passer til dig og din Acer Iconia ta. Bestil dit nye Acer Iconia tab Cove i dag, og drag udnyt de mange fordele som du får glæde af, ved at være kunde hos Lux-Case.dk!&lt;/p&gt;</text:p>
          </table:table-cell>
          <table:table-cell table:style-name="ce1" office:value-type="string">
            <text:p>ACER Iconia Tab er en lækker ny kvalietsmobil som vi her på Lux-Case.dk spår stor succes! Køb dit nye ACER Iconia Tab udstyr på Lux-Case.dk i dag!</text:p>
          </table:table-cell>
        </table:table-row>
        <table:table-row table:style-name="ro1">
          <table:table-cell table:style-name="ce1" office:value-type="string">
            <text:p>13425</text:p>
          </table:table-cell>
          <table:table-cell table:style-name="ce1" office:value-type="string">
            <text:p>Lux-Case/Mobil/Apple/iPhone SE / 5 / 5S</text:p>
          </table:table-cell>
          <table:table-cell table:style-name="ce1" office:value-type="string">
            <text:p>&lt;p&gt;&lt;strong&gt;iPhone 5 / 5S Cover, Tilbehør og Etuier&lt;/strong&gt; - På Lux-Case.dk er vi som altid de første med de nyeste covers til iPhone 5 / 5S og alt andet iPhone 5S tilbehør. Og det er vi stadigvæk, selvom det er noget tid at telefonen udkom - i 2014. Grunden er simpel: Vi har Danmarks største udvalg af mobil covers! Det gælder ikke bare til Apple, men til at modeller. Vi ved at vores kunder stadigvæk er på jagt efter det bedste cover til iPhone 5, og det er lige hvad vi kan tilbyde. I underkategorierne kan du finde de mange forskellige iPhone 5 / 5S covers, der skulle være mulighed for at finde et cover som passer til enhver smag. Er du ikke efter et cover, men noget andet tilbehør, så kan du selvfølgelig også finde det. Du vil også finde et stort udvalg af etuier til iPhone 5 / 5S, blandt andet læder etuier med kortholder, beskyttelsesfilm, høretelefoner, mini-højtalere + en helt masse andet tilbehør til iPhone 5 / 5S. Her på siden finder du alt, hvad der skal til for at beskytte din iPhone 5. Måske har du brug for en taske til iPhone 5, et kabel eller en ny oplader. Uanset hvad du søger til din smartphone, så finder du det her hos lux-case.Husk du får prisgaranti på alt hos Lux-Case.dk! Find dit iPhone Cover i dag!&lt;/p&gt;</text:p>
          </table:table-cell>
          <table:table-cell table:style-name="ce1" office:value-type="string">
            <text:p>iPhone 5 / 5S Cover. Køb dit nye mobil cover til iPhone 5/5S + andet udstyr på Lux-Case.dk! Mega udvalg af iPhone 5s cover.</text:p>
          </table:table-cell>
        </table:table-row>
        <table:table-row table:style-name="ro1">
          <table:table-cell table:style-name="ce1" office:value-type="string">
            <text:p>13441</text:p>
          </table:table-cell>
          <table:table-cell table:style-name="ce1" office:value-type="string">
            <text:p>Lux-Case/Mobil/Apple/iPhone 4S</text:p>
          </table:table-cell>
          <table:table-cell table:style-name="ce1" office:value-type="string">
            <text:p>&lt;p&gt;Lux-Case.dk har Danmarks klart største udvalg af iPhone 4S Covers, vi har mere end 2000 forskellige, så alle kan finde et cover til deres iPhone 4S på lux-case. Derudover tilbyder vi også stort udvalg af etuier og tasker til iPhone 4S, Beskyttelsesfilm til og en masse andet forskelligt tilbehør til iPhone 4S. Det er vigtigt altid at beskytte sin smartphone, med enten et mobil cover eller etui. Hvis uheldet skulle være ude, så er din mobil beskyttet. Find et stort udvalg cases til iPhone 4s hos lux-case.dk Husk hvis du bestiller inden kl. 15,00 sender vi din bestilling ud samme dag. Kom du for langt frem i modellerne? Smut du tilbage til &lt;a title=\"iPhone 4\" href=\"https://lux-case.dk/iphone-4.html\" target=\"_self\"&gt;&lt;strong&gt;iPhone 4&lt;/strong&gt;&lt;/a&gt; covers, etuier og tilbehør her.&lt;/p&gt;</text:p>
            <text:p/>
            <text:p>&lt;p&gt;&lt;br /&gt;&lt;br /&gt;Covers til iPhone 4S. I denne kategori og i underkategorierne finder du mere end 2000 forskellige iPhone 4S covers. Der skulle gerne være noget til en hver smag. Vi har gjort vores bedste for at det skal være nemt at finde det rigtige iPhone 4S cover, så vi har indelt alle vores covers i underkategorier, silikone cover, mønstrede iPhone 4S covers osv. Selvom vi har et stort udvalg, kan du være svært at opfylde alles behov, har du en efterspørgsel på et cover til iPhone 4S du ikke kan finde hos os. Må du gerne skrive til vores support og vi skal gøre vores bedste for at skaffe det. Danmarks største udvalg af iPhone 4 Covers! Bestil dit iPhone 4S cover i dag med hurtig levering.&lt;/p&gt;</text:p>
          </table:table-cell>
          <table:table-cell table:style-name="ce1" office:value-type="string">
            <text:p>iPhone 4S Cover, Etui og Tilbehør. Alle slags mobil covers til iPhone 4S! Find cases til iPhone 4S, iPhone 4S cover og alt andet tilbehør!</text:p>
          </table:table-cell>
        </table:table-row>
        <table:table-row table:style-name="ro1">
          <table:table-cell table:style-name="ce1" office:value-type="string">
            <text:p>13457</text:p>
          </table:table-cell>
          <table:table-cell table:style-name="ce1" office:value-type="string">
            <text:p>Lux-Case/Mobil/Apple/iPhone 4</text:p>
          </table:table-cell>
          <table:table-cell table:style-name="ce1" office:value-type="string">
            <text:p>&lt;p&gt;Hos Lux-Case.dk finder du Danmarks suverænt bedste udvalg af covers, etuier, beskyttelsesfilm samt andet tilbehør til din iPhone 4. Hvad enten du er til de skøre, stilsikre eller klassiske covers, så kan du være sikker på, at Lux-Case.dk har præcis det iPhone 4 cover som du lige går og leder efter. Vi vil have at du som kunde har en god oplevelse når du handler hos os, så derfor har vi valgt at give PRISGARANTI på alle iPhone 4 covers og tilbehør købt hos Lux-Case! Kom du ind på den forkert model? Var det &lt;a title=\"iPhone 4S\" href=\"http://lux-case.dk/iphone-4s.html\" target=\"_self\"&gt;&lt;strong&gt;iPhone 4S&lt;/strong&gt;&lt;/a&gt; covers og etuier du ledte efter? Hvis du er en af de heldige, der er den nye ejer af &lt;a title=\"iPhone 6\" href=\"http://lux-case.dk/iphone-6.html\" target=\"_self\"&gt;iPhone 6&lt;/a&gt;, så finder du &lt;a title=\"iPhone 6\" href=\"http://lux-case.dk/iphone-6-covers.html\" target=\"_self\"&gt;cover til iPhone 6 her&lt;/a&gt; &lt;br /&gt;&lt;br /&gt;iPhone 4 cover - Her finder du alt hvad du skal bruge i mobilcovers. Vi har både hårde plast covers og bløde silikone iPhone 4 covers. Stort udvalg af covers i alle farver mønstre, motiver og materialer heriblandt læder covers til iPhone 4. Kort sagt alle slags mobil covers til iPhone 4. Her på siden finder du alt du skal bruge for forlænge din smartphones levetid. Med et kvalitets cover fra Lux-Case.dk reducere du stærkt chancen for skader ved tab og fald. Det kan virkelig spare dig penge når du slipper for at skulle udskifte en flækket skærm. Køb dit cover til iPhone 4 inden kl. 15:00 og få det leveret i morgen. Danmarks største udvalg af iPhone 4 Covers! Har du en iPhone 5 eller iPhone 5S? Så Klik Her!&lt;/p&gt;</text:p>
          </table:table-cell>
          <table:table-cell table:style-name="ce1" office:value-type="string">
            <text:p>iPhone 4 Cover, Etuier og alt slags Tilbehør. Køb dit nye cover til iPhone 4 på Lux-Case.dk i dag - Få din pakke i morgen! </text:p>
          </table:table-cell>
        </table:table-row>
        <table:table-row table:style-name="ro1">
          <table:table-cell table:style-name="ce1" office:value-type="string">
            <text:p>13473</text:p>
          </table:table-cell>
          <table:table-cell table:style-name="ce1" office:value-type="string">
            <text:p>Lux-Case/Mobil/Apple/iPhone 3 / 3GS</text:p>
          </table:table-cell>
          <table:table-cell table:style-name="ce1" office:value-type="string">
            <text:p>&lt;p&gt;Hvis du er på udkig efter det sidste nye tilbehør og covers til din iPhone 3G/GS, så er du kommet til det helt rigtige sted. Vi stræber efter altid at have det nyeste indenfor tilbehør til smartphones, hvad end det drejer som om etuier, covers, beskyttelsesfilm eller andet tilbehør, så kan du være sikker på, at Lux-Case.dk er stedet hvor du finder det bredeste udvalg af mobiltelefon etuier og covers. Husk at vi både har PRISGARANTI på alt tilbehør købt hos Lux-Case.dk.&lt;/p&gt;</text:p>
            <text:p/>
            <text:p>&lt;p&gt;&lt;br /&gt;iPhone 3G/3GS Covers - Denne kategori har det største udvalg af covers på markedet. Vi tilbyder også mange andre typer af mobiltelefon beskyttelse såsom ægte læder flip etuier, aluminium covers, læder etuier / poser / tasker, krystal Covers og silikone covers. Vores covers er opdelt i kategorier - så du nemt kan finde det rigtige cover, der passer dig! Vi har også et lager fyldt op med alt smartphone beskyttelse og vi sender på alle hverdage helt frem til kl. 17:00, så du kan få leveret hurtigt og profressionelt. Har du nogle spørgsmål sidder vores kompentente kundeservice klar til at besvare et hvilket som helst spørgsmål. Lux-case.dk er luksus til din telefon på alle tænkelige måder!&lt;/p&gt;</text:p>
          </table:table-cell>
          <table:table-cell table:style-name="ce1" office:value-type="string">
            <text:p>iPhone 3 / 3GS er en lækker ny kvalietsmobil som vi her på Lux-Case.dk spår stor succes! Køb dit nye iPhone 3 / 3GS udstyr på Lux-Case.dk i dag!</text:p>
          </table:table-cell>
        </table:table-row>
        <table:table-row table:style-name="ro1">
          <table:table-cell table:style-name="ce1" office:value-type="string">
            <text:p>13489</text:p>
          </table:table-cell>
          <table:table-cell table:style-name="ce1" office:value-type="string">
            <text:p>Lux-Case/Tablet/Apple iPad/iPad Mini</text:p>
          </table:table-cell>
          <table:table-cell table:style-name="ce1" office:value-type="string">
            <text:p>&lt;p&gt;Find det du mangler til din iPad Mini - Cover, etui eller andet tilbehør - Så har vi det! Så er den her endelig! Den længe ventede iPad Mini er på markedet, og os hos Lux-Case.dk, er naturligvis klar med det nyeste og fedeste markedet kan tilbyde af covers, beskyttelsesfilm, etuier og andet tilbehør til iPad Mini. Alle vores covers og etuier passer til både iPad Mini og iPad Mini 2. Vi stræber os efter at have de bedste priser og den bedste service når det kommer til salg af tilbehør og smarte covers til din nye iPad Mini. Derudover har vi som en af de få, både prisgaranti på alle vores iPad Mini covers samt andre former for tilbehør til din iPad Mini.&lt;/p&gt;</text:p>
            <text:p/>
            <text:p>&lt;p&gt;&lt;a href=\"{{store url=""}}ipad-mini-2-mini-3.html\"&gt;&lt;button class=\"button\" title=\"iPad Mini 2 Etuier &amp; Covers\" type=\"button\"&gt;iPad Mini 2&lt;/button&gt;&lt;/a&gt; &lt;a href=\"{{store url=""}}ipad-mini-2-mini-3.html\"&gt;&lt;button class=\"button\" title=\"iPad Mini 3 Etuier &amp; Covers\" type=\"button\"&gt;iPad Mini 3&lt;/button&gt;&lt;/a&gt;&lt;/p&gt;</text:p>
          </table:table-cell>
          <table:table-cell table:style-name="ce1" office:value-type="string">
            <text:p>iPad Mini er en lækker tablet. Lux-case har et stort udvalg - Faktisk Danmarks største udvalg af iPad Mini Cover, Etuier eller tilbehør. Den bedste service findes hos os.</text:p>
          </table:table-cell>
        </table:table-row>
        <table:table-row table:style-name="ro1">
          <table:table-cell table:style-name="ce1" office:value-type="string">
            <text:p>13505</text:p>
          </table:table-cell>
          <table:table-cell table:style-name="ce1" office:value-type="string">
            <text:p>Lux-Case/Tablet/Apple iPad/iPad 3</text:p>
          </table:table-cell>
          <table:table-cell table:style-name="ce1" office:value-type="string">
            <text:p>Den længe ventede iPad 3 er endelig på markedet, og vi hos Lux-Case.dk, er naturligvis klar alt hvad hjertet kan begære af covers, tilbehør, beskyttelsesfilm samt etuier til din nye iPad 3. Vi ønsker at være den førende på markedet, og har derfor udvidet vores sortiment betragteligt, så du finder alt i iPad 3 covers og tilbehør hos os. Derudover ønsker vi at Lux-Case.dk skal være et sikkert sted at handle, så vi tilbyder både prisgaranti samt fri fragt på alt iPad 3 tilbehør købt hos os. Hvis du samtidig bestiller dit nye cover eller iPad 3 etui inden kl. 15, har du pakken i postkassen den næste dag. </text:p>
          </table:table-cell>
          <table:table-cell table:style-name="ce1" office:value-type="string">
            <text:p>iPad 3 er en lækker ny kvalietsmobil som vi her på Lux-Case.dk spår stor succes! Køb dit nye iPad 3 udstyr på Lux-Case.dk i dag!</text:p>
          </table:table-cell>
        </table:table-row>
        <table:table-row table:style-name="ro1">
          <table:table-cell table:style-name="ce1" office:value-type="string">
            <text:p>13521</text:p>
          </table:table-cell>
          <table:table-cell table:style-name="ce1" office:value-type="string">
            <text:p>Lux-Case/Tablet/Apple iPad/iPad 2</text:p>
          </table:table-cell>
          <table:table-cell table:style-name="ce1" office:value-type="string">
            <text:p>Uanset om du leder efter en lædertaske, et silicone cover, en skærm beskytter eller et Smart Cover til din iPad 2, så kan Lux-Case.dk tilbyde det hele. Med tusindvis af produkter af høj kvalitet, lige fra vores populære covers og etuier til andet iPad tilbehør, såsom touch-penne, kabler og opladere, er vi sikker på at du vil finde præcist det iPad 2 cover eller andet tilbehør, som du lige går og leder efter. Husk, at vi som en af de eneste på markedet, tilbyder både fri fragt samt PRISGARANTI på alt iPad 2 tilbehør købt hos os. </text:p>
          </table:table-cell>
          <table:table-cell table:style-name="ce1" office:value-type="string">
            <text:p>Apple iPad 2 en lækker <text:s/>kvalietsmobil som vi her på Lux-Case.dk har massere af tilbehør til! Covers, etuier og alt andet tilbehør, du kan tænke dig til. Køb dit nye iPad 2 tilbehør på Lux-Case.dk i dag! Fri Fragt hos Lux-case.dk</text:p>
          </table:table-cell>
        </table:table-row>
        <table:table-row table:style-name="ro1">
          <table:table-cell table:style-name="ce1" office:value-type="string">
            <text:p>13537</text:p>
          </table:table-cell>
          <table:table-cell table:style-name="ce1" office:value-type="string">
            <text:p>Lux-Case/Tablet/Apple iPad/iPad 1 </text:p>
          </table:table-cell>
          <table:table-cell table:style-name="ce1" office:value-type="string">
            <text:p>&lt;p&gt;Kunne du bruge et cover, et etui eller noget smart tilbehær til iPad 1? Så er din jagt endelig forbi! For vi har nemlig alt hvad du skal bruge her på Lux-Case.dk. Det kan være en jungle at finde det rigtige produkt til den rigtig pris – men her på Lux-Case har vi gjort det let, vi har nemlig kun kanon produkter til kanon priser. Ligger du inde med en nyere tablet model som &lt;a href=\"http://lux-case.dk/ipad-air.html\"&gt;iPad Air&lt;/a&gt; eller &lt;a href=\"http://lux-case.dk/ipad-mini.html\"&gt;iPad Mini&lt;/a&gt; så har vi også vores lager fyldt med covers, etuier og tilbehør til dem. &lt;/p&gt;</text:p>
            <text:p/>
            <text:p>&lt;p&gt;&lt;a href=\"{{store url=""}}ipad-2.html\"&gt;&lt;button class=\"button\" title=\"iPad 2 Etuier &amp; Covers\" type=\"button\"&gt;iPad 2&lt;/button&gt;&lt;/a&gt; &lt;a href=\"{{store url=""}}ipad-3.html\"&gt;&lt;button class=\"button\" title=\"iPad 3 Etuier &amp; Covers\" type=\"button\"&gt;iPad 3&lt;/button&gt;&lt;/a&gt; &lt;a href=\"{{store url=""}}ipad-4.html\"&gt;&lt;button class=\"button\" title=\"iPad 4 Etuier &amp; Covers\" type=\"button\"&gt;iPad 4&lt;/button&gt;&lt;/a&gt;&lt;/p&gt;</text:p>
          </table:table-cell>
          <table:table-cell table:style-name="ce1" office:value-type="string">
            <text:p>iPad 1 er en lækker ny kvalietsmobil som vi her på Lux-Case.dk spår stor succes! Køb dit nye iPad 1 udstyr på Lux-Case.dk i dag!</text:p>
          </table:table-cell>
        </table:table-row>
        <table:table-row table:style-name="ro1">
          <table:table-cell table:style-name="ce1" office:value-type="string">
            <text:p>13553</text:p>
          </table:table-cell>
          <table:table-cell table:style-name="ce1" office:value-type="string">
            <text:p>Lux-Case/Mobil/Apple/iPod Touch 5</text:p>
          </table:table-cell>
          <table:table-cell table:style-name="ce1" office:value-type="string">
            <text:p>Danmarks største udvalg af iPod Touch 5 covers. Stilfulde, skøre og klassiske covers til iPod Touch 5 finder du hos os. Vi satser på at iPod Touch 5 bliver ligeså populær som Touch 4 blev, og derfor sørger vi også for at have flere hundrede forskellige covers til iPod Touch 5 til salg i butikken og flere gange om ugen, vil der komme nye iPod Touch 5 covers. Vi tilbyder mange forskellige iPod Touch 5 silikone covers i slidstærk kvalitet og covers i hård plastik. Derudover kan du også finde iPod Touch 5 covers i aluminium og flere andre lækre materialer. Ens for alle, er at de er special lavet til at give den bedste beskyttelse til din iPod Touch 5. Skulle du have et spørgsmål til nogen af vore produkter, så tøv endelig ikke med at kontakte os. </text:p>
          </table:table-cell>
          <table:table-cell table:style-name="ce1" office:value-type="string">
            <text:p>iPod Touch 5 er en lækker ny kvalietsmobil som vi her på Lux-Case.dk spår stor succes! Køb dit nye iPod Touch 5 udstyr på Lux-Case.dk i dag!</text:p>
          </table:table-cell>
        </table:table-row>
        <table:table-row table:style-name="ro1">
          <table:table-cell table:style-name="ce1" office:value-type="string">
            <text:p>13569</text:p>
          </table:table-cell>
          <table:table-cell table:style-name="ce1" office:value-type="string">
            <text:p>Lux-Case/Mobil/Apple/iPod Nano 7</text:p>
          </table:table-cell>
          <table:table-cell table:style-name="ce1" office:value-type="string">
            <text:p>&lt;p&gt;Ønsker du at bibeholde din iPod Nano 7 ny, så længe som muligt, så anbefaler vi hos Lux-Case.dk, at du anskaffer dig et cover, et etui samt beskyttelsesfilm til din iPod Nano 7. Hos Lux-Case.dk har vi et af de absolut bedste udvalg i tilbehør til iPod Nano 7, og du finder således alt fra stilsikre covers, lækre etuier samt andre former for smart tilbehør til din nye iPod Nano 7. Husk derudover, at vi hos Lux-Case.dk har PRISGARANTI på både alt tilbehør til iPod Nano 7. &lt;/p&gt;</text:p>
          </table:table-cell>
          <table:table-cell table:style-name="ce1" office:value-type="string">
            <text:p>iPod Nano 7 er en lækker ny kvalietsmobil som vi her på Lux-Case.dk spår stor succes! Køb dit nye iPod Nano 7 udstyr på Lux-Case.dk i dag!</text:p>
          </table:table-cell>
        </table:table-row>
        <table:table-row table:style-name="ro1">
          <table:table-cell table:style-name="ce1" office:value-type="string">
            <text:p>13585</text:p>
          </table:table-cell>
          <table:table-cell table:style-name="ce1" office:value-type="string">
            <text:p>Lux-Case/Mobil/Apple/iPod Touch 4</text:p>
          </table:table-cell>
          <table:table-cell table:style-name="ce1" office:value-type="string">
            <text:p>&lt;p&gt;Med lanceringen af iPod Touch 4, har Apple igen leveret et produkt, som vi hos Lux-Case.dk, spår til at blive en kæmpe succes. Vi er derfor klar med Danmarks måske bedste udvalg af covers, læderetuier og andet tilbehør til iPod Touch 4. Vi tilbyder alskens tilbehør til iPod Touch 4, og vi kan derfor med sikkerhed sige, at du også kan finde et cover, en holder eller måske et etui til din iPod Touch 4, som passer perfekt til din smag og pengepung. Som en ekstra bonus, får har du prisgaranti på covers, etuier og beskyttelsesfilm til din iPod Touch 4, som sikrer at du altid får den bedste pris.&lt;/p&gt;</text:p>
          </table:table-cell>
          <table:table-cell table:style-name="ce1" office:value-type="string">
            <text:p>iPod Touch 4 er en lækker ny kvalietsmobil som vi her på Lux-Case.dk spår stor succes! Køb dit nye iPod Touch 4 udstyr på Lux-Case.dk i dag!</text:p>
          </table:table-cell>
        </table:table-row>
        <table:table-row table:style-name="ro1">
          <table:table-cell table:style-name="ce1" office:value-type="string">
            <text:p>13601</text:p>
          </table:table-cell>
          <table:table-cell table:style-name="ce1" office:value-type="string">
            <text:p>Lux-Case/Tablet/Apple iPad/iPad 4</text:p>
          </table:table-cell>
          <table:table-cell table:style-name="ce1" office:value-type="string">
            <text:p>Hos Lux-Case.dk kan vi tilbyde et omfangsrigt udvalg af tilbehør til den nye iPad 4 (retina display) samt iPad 4. Vi har både sjove, skøre, stilsikre og lækre produkter til rådighed, så hvad enten du er ude efter et nyt iPad 4 cover, et etui eller en anden slags tilbehør, så er Lux-Case.dk det helt rigtige sted af finde lige netop dét produkt som du søger. Derudover har vi hos Lux-Case.dk, et utroligt højt service niveau, som skal sikre, at du opnår 100% tilfredstillelse med dit nye iPad 4 (retina display) cover, etui eller beskyttelsesfilm. Ligesom alle andre, covers, etuier og tilbehør vi har til tablets, er der selvfølgelig også Fri levering af iPad 4 produkter.</text:p>
          </table:table-cell>
          <table:table-cell table:style-name="ce1" office:value-type="string">
            <text:p>iPad 4 er en lækker kvalietstablet som vi her på Lux-Case.dk spår stor succes! Køb dit nye iPad 4 udstyr på Lux-Case.dk i dag! Helt fri levering af iPad 4 tilbehør.</text:p>
          </table:table-cell>
        </table:table-row>
        <table:table-row table:style-name="ro1">
          <table:table-cell table:style-name="ce1" office:value-type="string">
            <text:p>13617</text:p>
          </table:table-cell>
          <table:table-cell table:style-name="ce1" office:value-type="string">
            <text:p>Lux-Case/Mobil/Apple/iPod Nano 6</text:p>
          </table:table-cell>
          <table:table-cell table:style-name="ce1" office:value-type="string">
            <text:p>&lt;p&gt;Covers, etuier og tilbehør til iPod Nano 6. Her har du en rigtig lækkert og høj kvalitets musikafspiller. Apple iPod er nogle af de bedste på markedet i form af kvalitets og funktionalitet. Og selvfølgelig skal man have den længste levetid og glæde af sådan et produkt! Her hos Lux-Case.dk kan du finde tonsvis af iPod Nano 6 covers, etuier og tilbehør. Vi sender alle vores produkter nemt og hurtigt med Post Danmark. Så tag et kig rundt i vores kæmpe sortiment og find lige præcis dit behov og din stil.&lt;br /&gt;&lt;br /&gt;Covers til iPod Nano 6. Med et cover til din musikafspiller kan du øge sikkerheden for en komplet maskine i en længere periode. Uanset om det skal være sort, hvidt, blåt, grønt, gult, eller rødt så klarer vi det. Du kan endda for et iPod Nano 6 cover som fungere som et armbåndsur, så du nemt kan navigere rundt i dit musik uden først at skulle finde den frem nede i lommen. Alle vores covers er kvalitets covers og derfor tilbyder vi også 100 % tilfredshedsgaranti. Lux-Case.dk har Danmarks største udvalg af covers.&lt;/p&gt;</text:p>
          </table:table-cell>
          <table:table-cell table:style-name="ce1" office:value-type="string">
            <text:p>iPod Nano 6 er en lækker ny kvalietsmobil som vi her på Lux-Case.dk spår stor succes! Køb dit nye iPod Nano 6 udstyr på Lux-Case.dk i dag!</text:p>
          </table:table-cell>
        </table:table-row>
        <table:table-row table:style-name="ro1">
          <table:table-cell table:style-name="ce1" office:value-type="string">
            <text:p>13633</text:p>
          </table:table-cell>
          <table:table-cell table:style-name="ce1" office:value-type="string">
            <text:p>Lux-Case/Mobil/Apple/iPod Nano 5</text:p>
          </table:table-cell>
          <table:table-cell table:style-name="ce1" office:value-type="string">
            <text:p>&lt;p&gt;Skal du have et nyt cover til din iPod Nano 5, eller har du netop anskaffet dig en, og ønsker at holde din skærm fri for ridser? Så er Lux-Case.dk hjemmesiden for dig. Her finder du et bredt udvalg af produkter til iPod Nano 5, og vi er derfor overbeviste om, at du finder lige netop det cover eller etui, som passer præcis til din personlighed, såvel som pengepung. Derudover har vi lageret fyldt med en masseiPod Nano 5 tilbehør, der bare venter på at blive sendt ud, samt prisgaranti, hvorved du er sikret en sikker og tryg handel.&lt;/p&gt;</text:p>
          </table:table-cell>
          <table:table-cell table:style-name="ce1" office:value-type="string">
            <text:p>iPod Nano 5 er en lækker ny kvalietsmobil som vi her på Lux-Case.dk spår stor succes! Køb dit nye iPod Nano 5 udstyr på Lux-Case.dk i dag!</text:p>
          </table:table-cell>
        </table:table-row>
        <table:table-row table:style-name="ro1">
          <table:table-cell table:style-name="ce1" office:value-type="string">
            <text:p>13649</text:p>
          </table:table-cell>
          <table:table-cell table:style-name="ce1" office:value-type="string">
            <text:p>Lux-Case/Mobil/Apple/iPod Touch 3</text:p>
          </table:table-cell>
          <table:table-cell table:style-name="ce1" office:value-type="string">
            <text:p>&lt;p&gt;Er du på udgik efter et nyt cover, etui eller en anden form for tilbehør, så er Lux-Case.dk det rigtige sted. Vi har det bedste udvalg af silikone covers, læder etuier og beskyttelsesfilm til din iPod Touch 3. Hvis du ønsker at bevare din iPod Touch 3 i dens oprindelige tilstand, så er et iPod Touch 3 cover og beskyttelsesfilm, det helt rigtige valg for dig.&lt;/p&gt;</text:p>
          </table:table-cell>
          <table:table-cell table:style-name="ce1" office:value-type="string">
            <text:p>iPod Touch 3 er en lækker ny kvalietsmobil som vi her på Lux-Case.dk spår stor succes! Køb dit nye iPod Touch 3 udstyr på Lux-Case.dk i dag!</text:p>
          </table:table-cell>
        </table:table-row>
        <table:table-row table:style-name="ro1">
          <table:table-cell table:style-name="ce1" office:value-type="string">
            <text:p>13665</text:p>
          </table:table-cell>
          <table:table-cell table:style-name="ce1" office:value-type="string">
            <text:p>Lux-Case/Mobil/Apple/iPod Touch 2</text:p>
          </table:table-cell>
          <table:table-cell table:style-name="ce1" office:value-type="string">
            <text:p>&lt;p&gt;Her finder du det bedste og bredeste udvalg indenfor tilbehør til din iPod Touch 2. Ligegyldigt om det er et nyt cover, et smart etui eller måske beskyttelsesfilm du er på udgik efter, så finder du det med garanti her. Vores store sortiment af iPod Touch 2 produkter og covers gør, at du altid kan finde et som passer lige til dig og din iPod Touch 2. Du er således også garanteret en god handel, da vi med vores prisgaranti, altid er et stykke foran konkurrenterne.&lt;/p&gt;</text:p>
          </table:table-cell>
          <table:table-cell table:style-name="ce1" office:value-type="string">
            <text:p>iPod Touch 2 er en lækker ny kvalietsmobil som vi her på Lux-Case.dk spår stor succes! Køb dit nye iPod Touch 2 udstyr på Lux-Case.dk i dag!</text:p>
          </table:table-cell>
        </table:table-row>
        <table:table-row table:style-name="ro1">
          <table:table-cell table:style-name="ce1" office:value-type="string">
            <text:p>13681</text:p>
          </table:table-cell>
          <table:table-cell table:style-name="ce1" office:value-type="string">
            <text:p>Lux-Case/Mobil/Apple/iPod Shuffle 3G</text:p>
          </table:table-cell>
          <table:table-cell table:style-name="ce1" office:value-type="string">
            <text:p>&lt;p&gt;Her finder du alt i tilbehør til din iPod Shuffle 3G. Ønsker du at tilføre lidt ekstra til din iPod Shuffle 3Gs udseende, så er det på tide at du får anskaffet dig et iPod Shuffle 3G cover, eller måske et etui, som samtidig er med til at beskytte din iPod Shuffle 3G imod ridser og andre former for skader. Vores brede sortiment, som består af tusindvis af produkter, betyder at du med garanti, kan finde lige netop det iPod Shuffle 3G cover eller etui, som du går og leder efter. Husk at vi på Lux-Case.dk vil gøre alt for at du har en god oplevelse med os, og derfor giver dig PRISGARANTI.&lt;/p&gt;</text:p>
          </table:table-cell>
          <table:table-cell table:style-name="ce1" office:value-type="string">
            <text:p>iPod Shuffle 3G er en lækker ny kvalietsmobil som vi her på Lux-Case.dk spår stor succes! Køb dit nye iPod Shuffle 3G udstyr på Lux-Case.dk i dag!</text:p>
          </table:table-cell>
        </table:table-row>
        <table:table-row table:style-name="ro1">
          <table:table-cell table:style-name="ce1" office:value-type="string">
            <text:p>13713</text:p>
          </table:table-cell>
          <table:table-cell table:style-name="ce1" office:value-type="string">
            <text:p>Lux-Case/Mobil/HTC/HTC One X</text:p>
          </table:table-cell>
          <table:table-cell table:style-name="ce1" office:value-type="string">
            <text:p>Har du netop købt en HTC One X og ønsker at beskytte den for ridser og andre skader? Så anbefaler vi hos Lux-Case.dk at du køber dig et cover, etui eller måske beskyttelsesfilm, så HTC One X kan bevare sit nye look. Hos Lux-Case.dk har vi et enormt udvalg som består af over tusindvis af varer. Dermed vil du med stor sandsynlighed, finde lige præcis det produkt som du søger til din HTC One X her. Hvad end du er til de klassiske covers, et lækkert læder etui eller måske en holder til bilen, så kan du finde det på her på siden.&lt;br&gt;</text:p>
            <text:p/>
            <text:p>&lt;br&gt; </text:p>
            <text:p>HTC One X Covers - Her i denne kategori kan du finde et bredt udvalg af covers til HTC One X, ensfarvede, mønstrede og mange andre, så alle kan finde et HTC One X cover der passer dem. </text:p>
          </table:table-cell>
          <table:table-cell table:style-name="ce1" office:value-type="string">
            <text:p>HTC One X er en lækker ny kvalietsmobil som vi her på Lux-Case.dk spår stor succes! Køb dit nye HTC One X udstyr på Lux-Case.dk i dag!</text:p>
          </table:table-cell>
        </table:table-row>
        <table:table-row table:style-name="ro1">
          <table:table-cell table:style-name="ce1" office:value-type="string">
            <text:p>13729</text:p>
          </table:table-cell>
          <table:table-cell table:style-name="ce1" office:value-type="string">
            <text:p>Lux-Case/Mobil/HTC/HTC One S</text:p>
          </table:table-cell>
          <table:table-cell table:style-name="ce1" office:value-type="string">
            <text:p>Skal du have et nyt tilbehør til din HTC One S, så er Lux-Case.dk lige netop stedet. Vi har et af de bredeste udvalg indenfor covers, etuier og beskyttelsesfilm til din HTC One S. Ønsker du et nyt og friskt design til din HTC One S, så er et nyt farvestrålende cover eller et lækkert læderetui med garanti noget for dig. Når det kommer til tilbehør til din HTC One S, så er det her du finder alt hvad hjertet kan begære af unikt og spændende tilbehør. Vi ønsker samtidig at du altid er tilfreds med dit køb, og tilbyder derfor altid vore bedste service. </text:p>
          </table:table-cell>
          <table:table-cell table:style-name="ce1" office:value-type="string">
            <text:p>HTC One S er en lækker ny kvalietsmobil som vi her på Lux-Case.dk spår stor succes! Køb dit nye HTC One S udstyr på Lux-Case.dk i dag!</text:p>
          </table:table-cell>
        </table:table-row>
        <table:table-row table:style-name="ro1">
          <table:table-cell table:style-name="ce1" office:value-type="string">
            <text:p>13745</text:p>
          </table:table-cell>
          <table:table-cell table:style-name="ce1" office:value-type="string">
            <text:p>Lux-Case/Mobil/HTC/HTC One V</text:p>
          </table:table-cell>
          <table:table-cell table:style-name="ce1" office:value-type="string">
            <text:p>&lt;p&gt;Hos Lux-Case.dk finder du markedest bedste og bredeste udvalg af unikke og lækre produkter til din HTC One V. Ønsker du et farvestrålende, et opsigtsvækkende, eller måske et helt klassisk cover eller etui til HTC One V, så finder du det hos os. Vi kan således tilbyde lige netop dét cover eller anden form for tilbehør, som du søger. Derudover vil vi kun have tilfredse kunder, så via vores PRISGARANTI, er vi med til at sikre dig den bedst tænkelige handel.&lt;/p&gt;</text:p>
          </table:table-cell>
          <table:table-cell table:style-name="ce1" office:value-type="string">
            <text:p>HTC One V er en lækker ny kvalietsmobil som vi her på Lux-Case.dk spår stor succes! Køb dit nye HTC One V udstyr på Lux-Case.dk i dag!</text:p>
          </table:table-cell>
        </table:table-row>
        <table:table-row table:style-name="ro1">
          <table:table-cell table:style-name="ce1" office:value-type="string">
            <text:p>13761</text:p>
          </table:table-cell>
          <table:table-cell table:style-name="ce1" office:value-type="string">
            <text:p>Lux-Case/Mobil/HTC/HTC 8X</text:p>
          </table:table-cell>
          <table:table-cell table:style-name="ce1" office:value-type="string">
            <text:p>&lt;p&gt;HTC er klar med næste generation af Windows Phones, og som altid hos Lux-Case.dk, er vi således også klar med alt hvad man kan forestille sig af tilbehør, covers og etuier til din nye HTC Windows Phone 8X. Hvad enten du skal bruge et cover som udstråler seriøsitet og business, eller måske et etui som på anden måde viser din farvestrålende personlighed, så kan du med garanti finde lige netop det HTC Windows Phone 8X cover som du har gået og ledt efter. Derudover tilbyder vi også et væld af andre produkter til HTC Windows Phone 8X, såsom opladere, beskyttelsesfilm og lignende.&lt;/p&gt;</text:p>
          </table:table-cell>
          <table:table-cell table:style-name="ce1" office:value-type="string">
            <text:p>HTC Windows Phone 8X er en lækker ny kvalietsmobil som vi her på Lux-Case.dk spår stor succes! Køb dit nye HTC Windows Phone 8X udstyr på Lux-Case.dk i dag!</text:p>
          </table:table-cell>
        </table:table-row>
        <table:table-row table:style-name="ro1">
          <table:table-cell table:style-name="ce1" office:value-type="string">
            <text:p>13777</text:p>
          </table:table-cell>
          <table:table-cell table:style-name="ce1" office:value-type="string">
            <text:p>Lux-Case/Mobil/HTC/HTC Windows Phone 8S</text:p>
          </table:table-cell>
          <table:table-cell table:style-name="ce1" office:value-type="string">
            <text:p>HTC Windows Phone 8S er nu endelig på markedet, og os hos Lux-Case.dk, er overbeviste om, at det bliver en stor succes. Derfor er vi også klar med danmarks største og bredeste udvalg af covers, etuier, opladere og andre former for tilbehør til din nye HTC Windows Phone 8S. Hvis du ønsker at beskytte din HTC Windows Phone 8S mod ridser, skrammer og andre former for skader, anbefaler vi hos Lux-Case.dk, at du anskaffer dig et af vores unikke og lækre HTC Windows Phone 8S covers, etuier, eller et vores andre kvalitetsprodukter, som dækker lige præcis DIT behov. </text:p>
          </table:table-cell>
          <table:table-cell table:style-name="ce1" office:value-type="string">
            <text:p>HTC Windows Phone 8S er en lækker ny kvalietsmobil som vi her på Lux-Case.dk spår stor succes! Køb dit nye HTC Windows Phone 8S udstyr på Lux-Case.dk i dag!</text:p>
          </table:table-cell>
        </table:table-row>
        <table:table-row table:style-name="ro1">
          <table:table-cell table:style-name="ce1" office:value-type="string">
            <text:p>13793</text:p>
          </table:table-cell>
          <table:table-cell table:style-name="ce1" office:value-type="string">
            <text:p>Lux-Case/Mobil/HTC/HTC Droid DNA</text:p>
          </table:table-cell>
          <table:table-cell table:style-name="ce1" office:value-type="string">
            <text:p>&lt;p&gt;Som altid når der kommer nye produkter fra de store producenter, så er vi hos Lux-Case.dk, klar med det fedeste tilbehør! HTC Droid DNA er så sandelig ingen undtagelse, og her på siden finder du derfor de mest unikke og lækre produkter. Ligemeget om det er et nyt HTC Droid DNA cover, et etui eller måske en oplader du er ude efter, så kan vi godt garantere, at du finder noget her, som passer ligepræcis til din smag og pengepung. Da vi samtidig ønsker at du skal have en god oplevelse, får du hurtig fragt samt prisgaranti på alle vores HTC Droid DNA produkter.&lt;/p&gt;</text:p>
          </table:table-cell>
          <table:table-cell table:style-name="ce1" office:value-type="string">
            <text:p>HTC Droid DNA er en lækker ny kvalietsmobil som vi her på Lux-Case.dk spår stor succes! Køb dit nye HTC Droid DNA udstyr på Lux-Case.dk i dag!</text:p>
          </table:table-cell>
        </table:table-row>
        <table:table-row table:style-name="ro1">
          <table:table-cell table:style-name="ce1" office:value-type="string">
            <text:p>13809</text:p>
          </table:table-cell>
          <table:table-cell table:style-name="ce1" office:value-type="string">
            <text:p>Lux-Case/Mobil/HTC/HTC Sensation XL</text:p>
          </table:table-cell>
          <table:table-cell table:style-name="ce1" office:value-type="string">
            <text:p>&lt;p&gt;med HTC Sensation XL har HTC atter sat baren for, hvordan en smartphone skal skrues sammen. Som altid, er vi hos Lux-Case.dk klar til at give dig alt det bedste indenfor HTC Sensation XL tilbehør. Hvad end du er til farvestrålende covers eller stilfulde etuier, så kan du med garanti finde lige netop hvad du søger, her hos Lux-Case.dk Vi har det største udvalg af HTC Sensation XL covers og derudover kan du også finde et stort udvalg af andet tilbehør, såsom HTC Sensation XL opladere, beskyttelsesfilm eller måske en holder til bilen - du finder det hele hos os! Husk, at vi på alle vores HTC Sensation XL produkter yder prisgaranti. Var det den tidligere model &lt;strong&gt;&lt;a title=\"HTC Sensation\" href=\"http://lux-case.dk/htc-sensation.html\" target=\"_blank\" rel=\"noopener\"&gt;HTC Sensation&lt;/a&gt;&lt;/strong&gt; du ledte efter?&lt;/p&gt;</text:p>
          </table:table-cell>
          <table:table-cell table:style-name="ce1" office:value-type="string">
            <text:p>HTC Sensation XL er en lækker ny kvalietsmobil som vi her på Lux-Case.dk spår stor succes! Køb dit nye HTC Sensation XL udstyr på Lux-Case.dk i dag!</text:p>
          </table:table-cell>
        </table:table-row>
        <table:table-row table:style-name="ro1">
          <table:table-cell table:style-name="ce1" office:value-type="string">
            <text:p>13825</text:p>
          </table:table-cell>
          <table:table-cell table:style-name="ce1" office:value-type="string">
            <text:p>Lux-Case/Mobil/HTC/HTC Sensation</text:p>
          </table:table-cell>
          <table:table-cell table:style-name="ce1" office:value-type="string">
            <text:p>&lt;p&gt;Tilbehør af højeste kvalitet, et unikt udvalg af covers samt lækre etuier - det er hvad der kendetegner vores udvalg af HTC Sensation produkter. Uanset om du er til det sjove, det seriøst eller det skøre, så finder du her på siden lige netop det HTC Sensation cover eller etui, som matcher dine behov og ønsker. Derudover finder du ligeledes et bredt udvalg af HTC Sensation opladere, beskyttelsesfilm, bilholdere og andre produkter, som er med til at gøre din HTC Sensation endnu bedre! For at sikre dig den bedste service og prisgaranti på selvsamme HTC Sensation produkter. Vi har også covers, etuier og tilbehør til &lt;strong&gt;&lt;a title=\"HTC Sensation XL\" href=\"http://lux-case.dk/htc-sensation-xl.html\" target=\"_self\"&gt;HTC Sensation XL&lt;/a&gt;&lt;/strong&gt;.&lt;/p&gt;</text:p>
          </table:table-cell>
          <table:table-cell table:style-name="ce1" office:value-type="string">
            <text:p>HTC Sensation er en lækker ny kvalietsmobil som vi her på Lux-Case.dk spår stor succes! Køb dit nye HTC Sensation udstyr på Lux-Case.dk i dag!</text:p>
          </table:table-cell>
        </table:table-row>
        <table:table-row table:style-name="ro1">
          <table:table-cell table:style-name="ce1" office:value-type="string">
            <text:p>13841</text:p>
          </table:table-cell>
          <table:table-cell table:style-name="ce1" office:value-type="string">
            <text:p>Lux-Case/Mobil/HTC/HTC Incredible S</text:p>
          </table:table-cell>
          <table:table-cell table:style-name="ce1" office:value-type="string">
            <text:p>&lt;p&gt;Nu kan du købe covers og etuier til HTC Incredible S fra dit hjem! Ud over vores populære covers, omfatter de bedst sælgende produkter stande, hovedtelefoner, beskyttelsesfilm, kabler og bil-holdere. Gør din HTC Incredible S endnu mere stilet, ved at anskaffe dig en af vores lækre og gennemførte HTC Incredible S covers. Hvad enten det skal være skørt, frækt eller seriøst, så har vi lige præcis det HTC Incredible S cover eller etui, som du har gået og ledt efter! Netop nu, har vi prisgaranti på ALLE vores HTC Incredible S produkter og med meget hurtig levering.&lt;br /&gt;&lt;br /&gt;Et cover til HTC Incredible S er din sikkerhed for en smartphone uden ridser eller skade. Vi har covers til denne model i rigtig mange forskellige farver og typer. Bl.a. har vi et meget flint silikone cover til HTC Incredible S , der afbøder tab og fald virkelig godt. Vi har også plastik covers, hvis du er mere til hårde typer af covers. Alle vores covers er specielt indkøbt til denne model, så du er sikker på, det passer perfekt med din telefon. Vores covers er også godt designet, da vi ved, vores kunder ikke kun går op i en super god beskyttelse, men også gerne vil have, at deres telefon skiller sig ud fra mængden og ser godt ud. Køb dit HTC Incredible S cover her.&lt;/p&gt;</text:p>
          </table:table-cell>
          <table:table-cell table:style-name="ce1" office:value-type="string">
            <text:p>HTC Incredible S er en lækker ny kvalietsmobil som vi her på Lux-Case.dk spår stor succes! Køb dit nye HTC Incredible S udstyr på Lux-Case.dk i dag!</text:p>
          </table:table-cell>
        </table:table-row>
        <table:table-row table:style-name="ro1">
          <table:table-cell table:style-name="ce1" office:value-type="string">
            <text:p>13857</text:p>
          </table:table-cell>
          <table:table-cell table:style-name="ce1" office:value-type="string">
            <text:p>Lux-Case/Mobil/HTC/HTC Desire C</text:p>
          </table:table-cell>
          <table:table-cell table:style-name="ce1" office:value-type="string">
            <text:p>&lt;p&gt;Kvalitet, pris og god service går op i en højere enhed, når du handler HTC Desire C tilbehør hos Lux-Case.dk. For at opnå bedst mulig beskyttelse af din nye HTC Desire C, anbefaler vi her hos Lux-Case.dk, at du anskaffer dig et af vores slidstærke silikone covers, som endda kommer i et utal af farver, designs og skøre detaljer. Derudover kan vi tilbyde et enormt udvalg af andet HTC Desire C tilbehør, så når du besøger vores side, kan du være sikker på at du ikke går forgæves. Når dette kombineres med prisgaranti, så får du den fuldendte shopping oplevelse hos os.&lt;/p&gt;</text:p>
          </table:table-cell>
          <table:table-cell table:style-name="ce1" office:value-type="string">
            <text:p>HTC Desire C er en lækker ny kvalietsmobil som vi her på Lux-Case.dk spår stor succes! Køb dit nye HTC Desire C udstyr på Lux-Case.dk i dag!</text:p>
          </table:table-cell>
        </table:table-row>
        <table:table-row table:style-name="ro1">
          <table:table-cell table:style-name="ce1" office:value-type="string">
            <text:p>13873</text:p>
          </table:table-cell>
          <table:table-cell table:style-name="ce1" office:value-type="string">
            <text:p>Lux-Case/Mobil/HTC/HTC Desire S</text:p>
          </table:table-cell>
          <table:table-cell table:style-name="ce1" office:value-type="string">
            <text:p>&lt;p&gt;Dag-til-dag levering, danmarks største udvalg samt et serviceniveau blandt de aller bedste - alle egenskaber som du finder hos Lux-Case.dk - danmarks bedste webshop til at finde tilbehør til din HTC Desire S. Udover et bredt sortiment af unikke HTC Desire S covers, så finder du alskens praktisk tilbehør i form af HTC Desire S opladere, beskyttelsesfilm for at holde skærmen så god som ny, eller hvad med en holder til bilen? Mulighederne er undelige, og du finder det hele hos Lux-Case.dk - og det er med prisgaranti inkluderet!&lt;/p&gt;</text:p>
          </table:table-cell>
          <table:table-cell table:style-name="ce1" office:value-type="string">
            <text:p>HTC Desire S er en lækker ny kvalietsmobil som vi her på Lux-Case.dk spår stor succes! Køb dit nye HTC Desire S udstyr på Lux-Case.dk i dag!</text:p>
          </table:table-cell>
        </table:table-row>
        <table:table-row table:style-name="ro1">
          <table:table-cell table:style-name="ce1" office:value-type="string">
            <text:p>13889</text:p>
          </table:table-cell>
          <table:table-cell table:style-name="ce1" office:value-type="string">
            <text:p>Lux-Case/Mobil/HTC/HTC Wildfire S</text:p>
          </table:table-cell>
          <table:table-cell table:style-name="ce1" office:value-type="string">
            <text:p>&lt;p&gt;Tusindvis af varer på lager gør, at du altid finder det nyeste af det nye indenfor HTC Wildfire S på Lux-Case.dk. Ønsker du at udstråle din personlighed med et skørt eller stilfuldt cover eller etui, så er det muligt at finde et, til en yderst rimelig pris. Din HTC Wildfire S fortjener noget lækkert tilbehør og ligegyldigt hvad du søger, så kan vi tilbyde HTC Wildfire S cover, beskyttelsesfilm og etuier i alle regnbuens farver, former og designs. Når vi samtidig kan tilbyde prisgaranti, så er det slut med at købe tilbehør til overpris hos mobilforretningerne.&lt;/p&gt;</text:p>
          </table:table-cell>
          <table:table-cell table:style-name="ce1" office:value-type="string">
            <text:p>HTC Wildfire S er en lækker ny kvalietsmobil som vi her på Lux-Case.dk spår stor succes! Køb dit nye HTC Wildfire S udstyr på Lux-Case.dk i dag!</text:p>
          </table:table-cell>
        </table:table-row>
        <table:table-row table:style-name="ro1">
          <table:table-cell table:style-name="ce1" office:value-type="string">
            <text:p>13905</text:p>
          </table:table-cell>
          <table:table-cell table:style-name="ce1" office:value-type="string">
            <text:p>Lux-Case/Mobil/HTC/HTC Amaze 4G</text:p>
          </table:table-cell>
          <table:table-cell table:style-name="ce1" office:value-type="string">
            <text:p>&lt;p&gt;HTC Amaze 4G er en stilren og lækker mobil, og dertil fortjener den noget tilbehør og et etui, af en kvalitet som er ligeså god. Det finder du netop hos Lux-Case.dk, hvor vi kan tilbyde enormt bredt udvalg af HTC Amaze 4G covers, etuier, beskyttelsesfilm og andre gadgets som gør din nye HTC Amaze 4G dét federe! Når du samtidig får sikret af prisen er rigtig igennem vores prisgaranti politik, så er der ikke længere nogen grund til at give for meget for dit HTC Amaze 4G tilbehør!&lt;/p&gt;</text:p>
          </table:table-cell>
          <table:table-cell table:style-name="ce1" office:value-type="string">
            <text:p>HTC Amaze 4G er en lækker ny kvalietsmobil som vi her på Lux-Case.dk spår stor succes! Køb dit nye HTC Amaze 4G udstyr på Lux-Case.dk i dag!</text:p>
          </table:table-cell>
        </table:table-row>
        <table:table-row table:style-name="ro1">
          <table:table-cell table:style-name="ce1" office:value-type="string">
            <text:p>13921</text:p>
          </table:table-cell>
          <table:table-cell table:style-name="ce1" office:value-type="string">
            <text:p>Lux-Case/Mobil/HTC/HTC Vigor</text:p>
          </table:table-cell>
          <table:table-cell table:style-name="ce1" office:value-type="string">
            <text:p>HTC er tilbage i fuldt vigør med deres nyeste smartphone HTC Vigor! En mobil i topklassen som fortjener et cover, et etui eller lignende tilbehør af en tilsvarende kvalitet. Hvorfor betale overpris hos en af de mange fysiske butikker som sælger HTC Vigor tilbehør, når du kan spare mange procenter ved at købe dit nye HTC Vigor igennem os? Når vi tilmed kan tilbyde at vi bringer dit nye HTC Vigor tilbehør hjem til dig, kvit og frit, så har du opskriften på en god handel, opfulgt af en gennemført service på alt HTC Vigor tilbehør. </text:p>
          </table:table-cell>
          <table:table-cell table:style-name="ce1" office:value-type="string">
            <text:p>HTC Vigor er en lækker ny kvalietsmobil som vi her på Lux-Case.dk spår stor succes! Køb dit nye HTC Vigor udstyr på Lux-Case.dk i dag!</text:p>
          </table:table-cell>
        </table:table-row>
        <table:table-row table:style-name="ro1">
          <table:table-cell table:style-name="ce1" office:value-type="string">
            <text:p>13937</text:p>
          </table:table-cell>
          <table:table-cell table:style-name="ce1" office:value-type="string">
            <text:p>Lux-Case/Mobil/HTC/HTC Flyer</text:p>
          </table:table-cell>
          <table:table-cell table:style-name="ce1" office:value-type="string">
            <text:p>&lt;p&gt;HTC er flyvende med deres nye smartphone, HTC Flyer. Til din nye HTC Flyer har du selvsagt brug for noget tilbehør, som kan højne din oplevelse med din dyrt indkøbte HTC Flyer. Står du og mangler et nyt friskt HTC Flyer cover, et frækt læderetui eller måske ekstra oplader til sommerhuset? Så har Lux-Case.dk lige netop hvad du har brug for. Med tusindvis af varer på lager, kan vi levere hurtigt.&lt;/p&gt;</text:p>
          </table:table-cell>
          <table:table-cell table:style-name="ce1" office:value-type="string">
            <text:p>HTC Flyer er en lækker ny kvalietsmobil som vi her på Lux-Case.dk spår stor succes! Køb dit nye HTC Flyer udstyr på Lux-Case.dk i dag!</text:p>
          </table:table-cell>
        </table:table-row>
        <table:table-row table:style-name="ro1">
          <table:table-cell table:style-name="ce1" office:value-type="string">
            <text:p>13953</text:p>
          </table:table-cell>
          <table:table-cell table:style-name="ce1" office:value-type="string">
            <text:p>Lux-Case/Mobil/HTC/HTC Smart</text:p>
          </table:table-cell>
          <table:table-cell table:style-name="ce1" office:value-type="string">
            <text:p>HTC er et af verdens største producenter af smartphones, og de er klar med endnu en topmodel, HTC Smart! Dertil er Lux-Case.dk, som altid, klar med tilbehør som matcher HTC Smarts høje kvalitetsniveau. Vi har HTC Smart tilbehør i alle afskygninger. Skulle det være et nyt cover? Et nyt kabel til bilen? et HTC Smart etui i ægte læder? På Lux-Case.dk, finder du det hele, og det endda til danmarks bedste priser på alt HTC Smart tilbehør! </text:p>
          </table:table-cell>
          <table:table-cell table:style-name="ce1" office:value-type="string">
            <text:p>HTC Smart er en lækker ny kvalietsmobil som vi her på Lux-Case.dk spår stor succes! Køb dit nye HTC Smart udstyr på Lux-Case.dk i dag!</text:p>
          </table:table-cell>
        </table:table-row>
        <table:table-row table:style-name="ro1">
          <table:table-cell table:style-name="ce1" office:value-type="string">
            <text:p>13969</text:p>
          </table:table-cell>
          <table:table-cell table:style-name="ce1" office:value-type="string">
            <text:p>Lux-Case/Mobil/HTC/HTC ChaCha</text:p>
          </table:table-cell>
          <table:table-cell table:style-name="ce1" office:value-type="string">
            <text:p>&lt;p&gt;Kvaliteten på Lux-Case.dk produkter er altid tårnhøje, og vores HTC ChaCha tilbehør, er naturligvis ingen undtagelse. Her på siden kan du med selvsyn opleve vores store sortiment af flotte og unikke HTC ChaCha produkter. Vi har det hele - farvestrålende, blomstrerede covers, stilrene HTC ChaCha etuier, eller kan biloplader til lavpris faste? På trods af den åbenlyse lave pris, så kommer det ikke på bekostning af et lavt service - som altid, yder vi prisgaranti på alt HTC ChaCha tilbehør, som gør at du kan handle trygt på Lux-Case.dk.&lt;/p&gt;</text:p>
          </table:table-cell>
          <table:table-cell table:style-name="ce1" office:value-type="string">
            <text:p>HTC ChaCha er en lækker ny kvalietsmobil som vi her på Lux-Case.dk spår stor succes! Køb dit nye HTC ChaCha udstyr på Lux-Case.dk i dag!</text:p>
          </table:table-cell>
        </table:table-row>
        <table:table-row table:style-name="ro1">
          <table:table-cell table:style-name="ce1" office:value-type="string">
            <text:p>13970</text:p>
          </table:table-cell>
          <table:table-cell table:style-name="ce1" office:value-type="string">
            <text:p>Lux-Case/Mobil/HTC/HTC ChaCha/HTC ChaCha Covers</text:p>
          </table:table-cell>
          <table:table-cell table:style-name="ce1" office:value-type="string">
            <text:p>HTC ChaCha Covers</text:p>
          </table:table-cell>
          <table:table-cell table:style-name="ce1" office:value-type="string">
            <text:p>HTC ChaCha Covers, Køb dit nye HTC ChaCha cover hos os - Danmarks Bedste Udvalg!</text:p>
          </table:table-cell>
        </table:table-row>
        <table:table-row table:style-name="ro1">
          <table:table-cell table:style-name="ce1" office:value-type="string">
            <text:p>13971</text:p>
          </table:table-cell>
          <table:table-cell table:style-name="ce1" office:value-type="string">
            <text:p>Lux-Case/Mobil/HTC/HTC ChaCha/HTC ChaCha Beskyttelsesfilm</text:p>
          </table:table-cell>
          <table:table-cell table:style-name="ce1" office:value-type="string">
            <text:p>HTC ChaCha Beskyttelsesfilm</text:p>
          </table:table-cell>
          <table:table-cell table:style-name="ce1" office:value-type="string">
            <text:p>HTC ChaCha Beskyttelsesfilm Få DK`s billigste beskyttelse til din HTC ChaCha Køb beskyttelsesfilm online i dag fri fragt!</text:p>
          </table:table-cell>
        </table:table-row>
        <table:table-row table:style-name="ro1">
          <table:table-cell table:style-name="ce1" office:value-type="string">
            <text:p>13972</text:p>
          </table:table-cell>
          <table:table-cell table:style-name="ce1" office:value-type="string">
            <text:p>Lux-Case/Mobil/HTC/HTC ChaCha/HTC ChaCha Etuier</text:p>
          </table:table-cell>
          <table:table-cell table:style-name="ce1" office:value-type="string">
            <text:p>HTC ChaCha Etuier</text:p>
          </table:table-cell>
          <table:table-cell table:style-name="ce1" office:value-type="string">
            <text:p>HTC ChaCha Etuier Køb dit nye læder etui hos Lux-Case.dk fri fragt og prisgaranti på alle HTC ChaCha produkter!</text:p>
          </table:table-cell>
        </table:table-row>
        <table:table-row table:style-name="ro1">
          <table:table-cell table:style-name="ce1" office:value-type="string">
            <text:p>13985</text:p>
          </table:table-cell>
          <table:table-cell table:style-name="ce1" office:value-type="string">
            <text:p>Lux-Case/Mobil/HTC/HTC Salsa</text:p>
          </table:table-cell>
          <table:table-cell table:style-name="ce1" office:value-type="string">
            <text:p>&lt;p&gt;HTC fortsætter deres sejrsgang med deres nye smartphone, HTC Salsa! Med et lækkert og gennemført design, så fortjener en smartphone som HTC Salsa et tilbehørudbud som kun Lux-Case.dk kan give! Vores udvalg er som altid enormt, og med tusindvis af varer, kan du altid finde lige dét HTC Salsa cover, som du har været ude af stand til at finde andre steder. Vi har både HTC Salsa etuier, beskyttelsesfilm, opladere til bilen, og det er til alt sammen til en yderst rimelig pris, som kun bliver bedre af, at vi kan tilbyde prisgaranti alt HTC Salsa tilbehør!&lt;/p&gt;</text:p>
          </table:table-cell>
          <table:table-cell table:style-name="ce1" office:value-type="string">
            <text:p>HTC Salsa er en lækker ny kvalietsmobil som vi her på Lux-Case.dk spår stor succes! Køb dit nye HTC Salsa udstyr på Lux-Case.dk i dag!</text:p>
          </table:table-cell>
        </table:table-row>
        <table:table-row table:style-name="ro1">
          <table:table-cell table:style-name="ce1" office:value-type="string">
            <text:p>13986</text:p>
          </table:table-cell>
          <table:table-cell table:style-name="ce1" office:value-type="string">
            <text:p>Lux-Case/Mobil/HTC/HTC Salsa/HTC Salsa Covers</text:p>
          </table:table-cell>
          <table:table-cell table:style-name="ce1" office:value-type="string">
            <text:p>HTC Salsa Covers</text:p>
          </table:table-cell>
          <table:table-cell table:style-name="ce1" office:value-type="string">
            <text:p>HTC Salsa Covers Køb dit nye HTC Salsa cover hos os. DK's bedste udvalg!</text:p>
          </table:table-cell>
        </table:table-row>
        <table:table-row table:style-name="ro1">
          <table:table-cell table:style-name="ce1" office:value-type="string">
            <text:p>13987</text:p>
          </table:table-cell>
          <table:table-cell table:style-name="ce1" office:value-type="string">
            <text:p>Lux-Case/Mobil/HTC/HTC Salsa/HTC Salsa Beskyttelsesfilm</text:p>
          </table:table-cell>
          <table:table-cell table:style-name="ce1" office:value-type="string">
            <text:p>HTC Salsa Beskyttelsesfilm</text:p>
          </table:table-cell>
          <table:table-cell table:style-name="ce1" office:value-type="string">
            <text:p>HTC Salsa Beskyttelsesfilm Få DK`s billigste beskyttelse til din HTC Salsa Køb beskyttelsesfilm online i dag fri fragt!</text:p>
          </table:table-cell>
        </table:table-row>
        <table:table-row table:style-name="ro1">
          <table:table-cell table:style-name="ce1" office:value-type="string">
            <text:p>13988</text:p>
          </table:table-cell>
          <table:table-cell table:style-name="ce1" office:value-type="string">
            <text:p>Lux-Case/Mobil/HTC/HTC Salsa/HTC Salsa Etuier</text:p>
          </table:table-cell>
          <table:table-cell table:style-name="ce1" office:value-type="string">
            <text:p>HTC Salsa Etuier</text:p>
          </table:table-cell>
          <table:table-cell table:style-name="ce1" office:value-type="string">
            <text:p>HTC Salsa Etuier Køb dit nye læder etui hos Lux-Case.dk fri fragt og prisgaranti på alle HTC Salsa produkter!</text:p>
          </table:table-cell>
        </table:table-row>
        <table:table-row table:style-name="ro1">
          <table:table-cell table:style-name="ce1" office:value-type="string">
            <text:p>14001</text:p>
          </table:table-cell>
          <table:table-cell table:style-name="ce1" office:value-type="string">
            <text:p>Lux-Case/Mobil/HTC/HTC Rhyme</text:p>
          </table:table-cell>
          <table:table-cell table:style-name="ce1" office:value-type="string">
            <text:p>&lt;p&gt;Står du og mangler et sjovt cover til at give din HTC Rhyme dét ekstra pift, så er du havnet på den hele rigtige side. Vores udvalg er som altid, uden sidestykke, og vi vil derfor gerne garantere, at du kan finde et HTC Rhyme cover, som passer lige præcis til DIN smag og personlighed. Lux-Case.dk er derfor det oplagte valg når der skal handles tilbehør til din HTC Rhyme. Covers, etuier, beskyttelselsfilm, HTC Rhyme opladere, du finder det hele her!&lt;/p&gt;</text:p>
          </table:table-cell>
          <table:table-cell table:style-name="ce1" office:value-type="string">
            <text:p>HTC Rhyme er en lækker ny kvalietsmobil som vi her på Lux-Case.dk spår stor succes! Køb dit nye HTC Rhyme udstyr på Lux-Case.dk i dag!</text:p>
          </table:table-cell>
        </table:table-row>
        <table:table-row table:style-name="ro1">
          <table:table-cell table:style-name="ce1" office:value-type="string">
            <text:p>14002</text:p>
          </table:table-cell>
          <table:table-cell table:style-name="ce1" office:value-type="string">
            <text:p>Lux-Case/Mobil/HTC/HTC Rhyme/HTC Rhyme Covers</text:p>
          </table:table-cell>
          <table:table-cell table:style-name="ce1" office:value-type="string">
            <text:p>HTC Rhyme Covers</text:p>
          </table:table-cell>
          <table:table-cell table:style-name="ce1" office:value-type="string">
            <text:p>HTC Rhyme Covers Køb dit nye HTC Rhyme cover hos os. Nordens Bedste Udvalg!</text:p>
          </table:table-cell>
        </table:table-row>
        <table:table-row table:style-name="ro1">
          <table:table-cell table:style-name="ce1" office:value-type="string">
            <text:p>14003</text:p>
          </table:table-cell>
          <table:table-cell table:style-name="ce1" office:value-type="string">
            <text:p>Lux-Case/Mobil/HTC/HTC Rhyme/HTC Rhyme Beskyttelsesfilm</text:p>
          </table:table-cell>
          <table:table-cell table:style-name="ce1" office:value-type="string">
            <text:p>HTC Rhyme Beskyttelsesfilm</text:p>
          </table:table-cell>
          <table:table-cell table:style-name="ce1" office:value-type="string">
            <text:p>HTC Rhyme Beskyttelsesfilm Få DK`s billigste beskyttelse til din HTC Rhyme Køb beskyttelsesfilm online i dag fri fragt!</text:p>
          </table:table-cell>
        </table:table-row>
        <table:table-row table:style-name="ro1">
          <table:table-cell table:style-name="ce1" office:value-type="string">
            <text:p>14004</text:p>
          </table:table-cell>
          <table:table-cell table:style-name="ce1" office:value-type="string">
            <text:p>Lux-Case/Mobil/HTC/HTC Rhyme/HTC Rhyme Etuier</text:p>
          </table:table-cell>
          <table:table-cell table:style-name="ce1" office:value-type="string">
            <text:p>HTC Rhyme Etuier</text:p>
          </table:table-cell>
          <table:table-cell table:style-name="ce1" office:value-type="string">
            <text:p>HTC Rhyme Etuier Køb dit nye læder etui hos Lux-Case.dk fri fragt og prisgaranti på alle HTC Rhyme produkter!</text:p>
          </table:table-cell>
        </table:table-row>
        <table:table-row table:style-name="ro1">
          <table:table-cell table:style-name="ce1" office:value-type="string">
            <text:p>14017</text:p>
          </table:table-cell>
          <table:table-cell table:style-name="ce1" office:value-type="string">
            <text:p>Lux-Case/Mobil/HTC/HTC Titan</text:p>
          </table:table-cell>
          <table:table-cell table:style-name="ce1" office:value-type="string">
            <text:p>Tilbehør for HTC Titan</text:p>
          </table:table-cell>
          <table:table-cell table:style-name="ce1" office:value-type="string">
            <text:p>HTC Titan er en lækker ny kvalietsmobil som vi her på Lux-Case.dk spår stor succes! Køb dit nye HTC Titan udstyr på Lux-Case.dk i dag!</text:p>
          </table:table-cell>
        </table:table-row>
        <table:table-row table:style-name="ro1">
          <table:table-cell table:style-name="ce1" office:value-type="string">
            <text:p>14018</text:p>
          </table:table-cell>
          <table:table-cell table:style-name="ce1" office:value-type="string">
            <text:p>Lux-Case/Mobil/HTC/HTC Titan/HTC Titan Covers</text:p>
          </table:table-cell>
          <table:table-cell table:style-name="ce1" office:value-type="string">
            <text:p>HTC Titan Covers</text:p>
          </table:table-cell>
          <table:table-cell table:style-name="ce1" office:value-type="string">
            <text:p>HTC Titan Covers Køb dit nye HTC Titan cover hos Danmarks Bedste Udvalg!</text:p>
          </table:table-cell>
        </table:table-row>
        <table:table-row table:style-name="ro1">
          <table:table-cell table:style-name="ce1" office:value-type="string">
            <text:p>14019</text:p>
          </table:table-cell>
          <table:table-cell table:style-name="ce1" office:value-type="string">
            <text:p>Lux-Case/Mobil/HTC/HTC Titan/HTC Titan Beskyttelsesfilm</text:p>
          </table:table-cell>
          <table:table-cell table:style-name="ce1" office:value-type="string">
            <text:p>HTC Titan Beskyttelsesfilm</text:p>
          </table:table-cell>
          <table:table-cell table:style-name="ce1" office:value-type="string">
            <text:p>HTC Titan Beskyttelsesfilm Få DK`s billigste beskyttelse til din HTC Titan Køb beskyttelsesfilm online i dag fri fragt!</text:p>
          </table:table-cell>
        </table:table-row>
        <table:table-row table:style-name="ro1">
          <table:table-cell table:style-name="ce1" office:value-type="string">
            <text:p>14020</text:p>
          </table:table-cell>
          <table:table-cell table:style-name="ce1" office:value-type="string">
            <text:p>Lux-Case/Mobil/HTC/HTC Titan/HTC Titan Etuier</text:p>
          </table:table-cell>
          <table:table-cell table:style-name="ce1" office:value-type="string">
            <text:p>HTC Titan Etuier</text:p>
          </table:table-cell>
          <table:table-cell table:style-name="ce1" office:value-type="string">
            <text:p>HTC Titan Etuier Køb dit nye læder etui hos Lux-Case.dk fri fragt og prisgaranti på alle HTC Titan produkter!</text:p>
          </table:table-cell>
        </table:table-row>
        <table:table-row table:style-name="ro1">
          <table:table-cell table:style-name="ce1" office:value-type="string">
            <text:p>14033</text:p>
          </table:table-cell>
          <table:table-cell table:style-name="ce1" office:value-type="string">
            <text:p>Lux-Case/Mobil/HTC/HTC Explorer</text:p>
          </table:table-cell>
          <table:table-cell table:style-name="ce1" office:value-type="string">
            <text:p>Med HTC Explorer er koreanske atter på banen med en ny spiller på smartphone markedet. Og som altid, er vi hos Lux-Case.dk klar med et væld af HTC Explorer tilbehør, til at tilfredsstille ethvert behov. Lige fra søde Hello Kitty covers, over til stilede etui lavet af ægte skind eller måske var det noget med et ekstra transportabelt batteri, hvis nu uheldet skulle være ude, og du er løbet tør for strøm et kritisk tidspunkt? Mulighederne for HTC Explorer tilbehør er enorme, og vi hos Lux-Case.dk, kan vi tilbyde alt hvad markedet har at byde på indenfor HTC Explorer tilbehør og covers. </text:p>
          </table:table-cell>
          <table:table-cell table:style-name="ce1" office:value-type="string">
            <text:p>HTC Explorer er en lækker ny kvalietsmobil som vi her på Lux-Case.dk spår stor succes! Køb dit nye HTC Explorer udstyr på Lux-Case.dk i dag!</text:p>
          </table:table-cell>
        </table:table-row>
        <table:table-row table:style-name="ro1">
          <table:table-cell table:style-name="ce1" office:value-type="string">
            <text:p>14034</text:p>
          </table:table-cell>
          <table:table-cell table:style-name="ce1" office:value-type="string">
            <text:p>Lux-Case/Mobil/HTC/HTC Explorer/HTC Explorer Covers</text:p>
          </table:table-cell>
          <table:table-cell table:style-name="ce1" office:value-type="string">
            <text:p>HTC Explorer Covers</text:p>
          </table:table-cell>
          <table:table-cell table:style-name="ce1" office:value-type="string">
            <text:p>HTC Explorer Covers - Køb dit nye HTC Explorer cover hos Danmarks Bedste Udvalg!</text:p>
          </table:table-cell>
        </table:table-row>
        <table:table-row table:style-name="ro1">
          <table:table-cell table:style-name="ce1" office:value-type="string">
            <text:p>14035</text:p>
          </table:table-cell>
          <table:table-cell table:style-name="ce1" office:value-type="string">
            <text:p>Lux-Case/Mobil/HTC/HTC Explorer/HTC Explorer Beskyttelsesfilm</text:p>
          </table:table-cell>
          <table:table-cell table:style-name="ce1" office:value-type="string">
            <text:p>HTC Explorer Beskyttelsesfilm</text:p>
          </table:table-cell>
          <table:table-cell table:style-name="ce1" office:value-type="string">
            <text:p>HTC Explorer Beskyttelsesfilm Få DK`s billigste beskyttelse til din HTC Explorer Køb beskyttelsesfilm online i dag fri fragt!</text:p>
          </table:table-cell>
        </table:table-row>
        <table:table-row table:style-name="ro1">
          <table:table-cell table:style-name="ce1" office:value-type="string">
            <text:p>14036</text:p>
          </table:table-cell>
          <table:table-cell table:style-name="ce1" office:value-type="string">
            <text:p>Lux-Case/Mobil/HTC/HTC Explorer/HTC Explorer Etuier</text:p>
          </table:table-cell>
          <table:table-cell table:style-name="ce1" office:value-type="string">
            <text:p>HTC Explorer Etuier</text:p>
          </table:table-cell>
          <table:table-cell table:style-name="ce1" office:value-type="string">
            <text:p>HTC Explorer Etuier Køb dit nye læder etui hos Lux-Case.dk fri fragt og prisgaranti på alle HTC Explorer produkter!</text:p>
          </table:table-cell>
        </table:table-row>
        <table:table-row table:style-name="ro1">
          <table:table-cell table:style-name="ce1" office:value-type="string">
            <text:p>14049</text:p>
          </table:table-cell>
          <table:table-cell table:style-name="ce1" office:value-type="string">
            <text:p>Lux-Case/Mobil/HTC/HTC Gratia</text:p>
          </table:table-cell>
          <table:table-cell table:style-name="ce1" office:value-type="string">
            <text:p>Tilbehør for HTC Gratia</text:p>
          </table:table-cell>
          <table:table-cell table:style-name="ce1" office:value-type="string">
            <text:p>HTC Gratia er en lækker ny kvalietsmobil som vi her på Lux-Case.dk spår stor succes! Køb dit nye HTC Gratia udstyr på Lux-Case.dk i dag!</text:p>
          </table:table-cell>
        </table:table-row>
        <table:table-row table:style-name="ro1">
          <table:table-cell table:style-name="ce1" office:value-type="string">
            <text:p>14050</text:p>
          </table:table-cell>
          <table:table-cell table:style-name="ce1" office:value-type="string">
            <text:p>Lux-Case/Mobil/HTC/HTC Gratia/HTC Gratia Covers</text:p>
          </table:table-cell>
          <table:table-cell table:style-name="ce1" office:value-type="string">
            <text:p>HTC Gratia Covers</text:p>
          </table:table-cell>
          <table:table-cell table:style-name="ce1" office:value-type="string">
            <text:p>HTC Gratia Covers Køb dit nye HTC Gratia cover hos os. DK's bedste udvalg!</text:p>
          </table:table-cell>
        </table:table-row>
        <table:table-row table:style-name="ro1">
          <table:table-cell table:style-name="ce1" office:value-type="string">
            <text:p>14051</text:p>
          </table:table-cell>
          <table:table-cell table:style-name="ce1" office:value-type="string">
            <text:p>Lux-Case/Mobil/HTC/HTC Gratia/HTC Gratia Beskyttelsesfilm</text:p>
          </table:table-cell>
          <table:table-cell table:style-name="ce1" office:value-type="string">
            <text:p>HTC Gratia Beskyttelsesfilm</text:p>
          </table:table-cell>
          <table:table-cell table:style-name="ce1" office:value-type="string">
            <text:p>HTC Gratia Beskyttelsesfilm Få DK`s billigste beskyttelse til din HTC Gratia Køb beskyttelsesfilm online i dag fri fragt!</text:p>
          </table:table-cell>
        </table:table-row>
        <table:table-row table:style-name="ro1">
          <table:table-cell table:style-name="ce1" office:value-type="string">
            <text:p>14052</text:p>
          </table:table-cell>
          <table:table-cell table:style-name="ce1" office:value-type="string">
            <text:p>Lux-Case/Mobil/HTC/HTC Gratia/HTC Gratia Etuier</text:p>
          </table:table-cell>
          <table:table-cell table:style-name="ce1" office:value-type="string">
            <text:p>HTC Gratia Etuier</text:p>
          </table:table-cell>
          <table:table-cell table:style-name="ce1" office:value-type="string">
            <text:p>HTC Gratia Etuier Køb dit nye læder etui hos Lux-Case.dk fri fragt og prisgaranti på alle HTC Gratia produkter!</text:p>
          </table:table-cell>
        </table:table-row>
        <table:table-row table:style-name="ro1">
          <table:table-cell table:style-name="ce1" office:value-type="string">
            <text:p>14065</text:p>
          </table:table-cell>
          <table:table-cell table:style-name="ce1" office:value-type="string">
            <text:p>Lux-Case/Mobil/HTC/HTC Tattoo G4</text:p>
          </table:table-cell>
          <table:table-cell table:style-name="ce1" office:value-type="string">
            <text:p>Tilbehør for HTC Tattoo G4</text:p>
          </table:table-cell>
          <table:table-cell table:style-name="ce1" office:value-type="string">
            <text:p>HTC Tattoo G4 er en lækker ny kvalietsmobil som vi her på Lux-Case.dk spår stor succes! Køb dit nye HTC Tattoo G4 udstyr på Lux-Case.dk i dag!</text:p>
          </table:table-cell>
        </table:table-row>
        <table:table-row table:style-name="ro1">
          <table:table-cell table:style-name="ce1" office:value-type="string">
            <text:p>14066</text:p>
          </table:table-cell>
          <table:table-cell table:style-name="ce1" office:value-type="string">
            <text:p>Lux-Case/Mobil/HTC/HTC Tattoo G4/HTC Tattoo G4 Covers</text:p>
          </table:table-cell>
          <table:table-cell table:style-name="ce1" office:value-type="string">
            <text:p>HTC Tattoo G4 Covers</text:p>
          </table:table-cell>
          <table:table-cell table:style-name="ce1" office:value-type="string">
            <text:p>HTC Tattoo G4 Covers Køb dit nye HTC Tattoo G4 cover hos os. DK's Bedste Udvalg!</text:p>
          </table:table-cell>
        </table:table-row>
        <table:table-row table:style-name="ro1">
          <table:table-cell table:style-name="ce1" office:value-type="string">
            <text:p>14067</text:p>
          </table:table-cell>
          <table:table-cell table:style-name="ce1" office:value-type="string">
            <text:p>Lux-Case/Mobil/HTC/HTC Tattoo G4/HTC Tattoo G4 Beskyttelsesfilm</text:p>
          </table:table-cell>
          <table:table-cell table:style-name="ce1" office:value-type="string">
            <text:p>HTC Tattoo G4 Beskyttelsesfilm</text:p>
          </table:table-cell>
          <table:table-cell table:style-name="ce1" office:value-type="string">
            <text:p>HTC Tattoo G4 Beskyttelsesfilm Få DK`s billigste beskyttelse til din HTC Tattoo G4 Køb beskyttelsesfilm online i dag fri fragt!</text:p>
          </table:table-cell>
        </table:table-row>
        <table:table-row table:style-name="ro1">
          <table:table-cell table:style-name="ce1" office:value-type="string">
            <text:p>14068</text:p>
          </table:table-cell>
          <table:table-cell table:style-name="ce1" office:value-type="string">
            <text:p>Lux-Case/Mobil/HTC/HTC Tattoo G4/HTC Tattoo G4 Etuier</text:p>
          </table:table-cell>
          <table:table-cell table:style-name="ce1" office:value-type="string">
            <text:p>HTC Tattoo G4 Etuier</text:p>
          </table:table-cell>
          <table:table-cell table:style-name="ce1" office:value-type="string">
            <text:p>HTC Tattoo G4 Etuier Køb dit nye læder etui hos Lux-Case.dk fri fragt og prisgaranti på alle HTC Tattoo G4 produkter!</text:p>
          </table:table-cell>
        </table:table-row>
        <table:table-row table:style-name="ro1">
          <table:table-cell table:style-name="ce1" office:value-type="string">
            <text:p>14081</text:p>
          </table:table-cell>
          <table:table-cell table:style-name="ce1" office:value-type="string">
            <text:p>Lux-Case/Mobil/HTC/HTC One ST</text:p>
          </table:table-cell>
          <table:table-cell table:style-name="ce1" office:value-type="string">
            <text:p>Tilbehør for HTC One ST</text:p>
          </table:table-cell>
          <table:table-cell table:style-name="ce1" office:value-type="string">
            <text:p>HTC One ST er en lækker ny kvalietsmobil som vi her på Lux-Case.dk spår stor succes! Køb dit nye HTC One ST udstyr på Lux-Case.dk i dag!</text:p>
          </table:table-cell>
        </table:table-row>
        <table:table-row table:style-name="ro1">
          <table:table-cell table:style-name="ce1" office:value-type="string">
            <text:p>14082</text:p>
          </table:table-cell>
          <table:table-cell table:style-name="ce1" office:value-type="string">
            <text:p>Lux-Case/Mobil/HTC/HTC One ST/HTC One ST Covers</text:p>
          </table:table-cell>
          <table:table-cell table:style-name="ce1" office:value-type="string">
            <text:p>HTC One ST Covers</text:p>
          </table:table-cell>
          <table:table-cell table:style-name="ce1" office:value-type="string">
            <text:p>HTC One ST Covers Køb dit nye HTC One ST cover hos os. DK's Bedste Udvalg!</text:p>
          </table:table-cell>
        </table:table-row>
        <table:table-row table:style-name="ro1">
          <table:table-cell table:style-name="ce1" office:value-type="string">
            <text:p>14083</text:p>
          </table:table-cell>
          <table:table-cell table:style-name="ce1" office:value-type="string">
            <text:p>Lux-Case/Mobil/HTC/HTC One ST/HTC One ST Beskyttelsesfilm</text:p>
          </table:table-cell>
          <table:table-cell table:style-name="ce1" office:value-type="string">
            <text:p>HTC One ST Beskyttelsesfilm</text:p>
          </table:table-cell>
          <table:table-cell table:style-name="ce1" office:value-type="string">
            <text:p>HTC One ST Beskyttelsesfilm Få DK`s billigste beskyttelse til din HTC One ST Køb beskyttelsesfilm online i dag fri fragt!</text:p>
          </table:table-cell>
        </table:table-row>
        <table:table-row table:style-name="ro1">
          <table:table-cell table:style-name="ce1" office:value-type="string">
            <text:p>14084</text:p>
          </table:table-cell>
          <table:table-cell table:style-name="ce1" office:value-type="string">
            <text:p>Lux-Case/Mobil/HTC/HTC One ST/HTC One ST Etuier</text:p>
          </table:table-cell>
          <table:table-cell table:style-name="ce1" office:value-type="string">
            <text:p>HTC One ST Etuier</text:p>
          </table:table-cell>
          <table:table-cell table:style-name="ce1" office:value-type="string">
            <text:p>HTC One ST Etuier Køb dit nye læder etui hos Lux-Case.dk fri fragt og prisgaranti på alle HTC One ST produkter!</text:p>
          </table:table-cell>
        </table:table-row>
        <table:table-row table:style-name="ro1">
          <table:table-cell table:style-name="ce1" office:value-type="string">
            <text:p>14097</text:p>
          </table:table-cell>
          <table:table-cell table:style-name="ce1" office:value-type="string">
            <text:p>Lux-Case/Mobil/HTC/HTC One SC</text:p>
          </table:table-cell>
          <table:table-cell table:style-name="ce1" office:value-type="string">
            <text:p>Tilbehør for HTC One SC</text:p>
          </table:table-cell>
          <table:table-cell table:style-name="ce1" office:value-type="string">
            <text:p>HTC One SC er en lækker ny kvalietsmobil som vi her på Lux-Case.dk spår stor succes! Køb dit nye HTC One SC udstyr på Lux-Case.dk i dag!</text:p>
          </table:table-cell>
        </table:table-row>
        <table:table-row table:style-name="ro1">
          <table:table-cell table:style-name="ce1" office:value-type="string">
            <text:p>14098</text:p>
          </table:table-cell>
          <table:table-cell table:style-name="ce1" office:value-type="string">
            <text:p>Lux-Case/Mobil/HTC/HTC One SC/HTC One SC Covers</text:p>
          </table:table-cell>
          <table:table-cell table:style-name="ce1" office:value-type="string">
            <text:p>HTC One SC Covers</text:p>
          </table:table-cell>
          <table:table-cell table:style-name="ce1" office:value-type="string">
            <text:p>HTC One SC Covers Køb dit nye HTC One SC cover hos os. DK's bedste udvalg!</text:p>
          </table:table-cell>
        </table:table-row>
        <table:table-row table:style-name="ro1">
          <table:table-cell table:style-name="ce1" office:value-type="string">
            <text:p>14099</text:p>
          </table:table-cell>
          <table:table-cell table:style-name="ce1" office:value-type="string">
            <text:p>Lux-Case/Mobil/HTC/HTC One SC/HTC One SC Beskyttelsesfilm</text:p>
          </table:table-cell>
          <table:table-cell table:style-name="ce1" office:value-type="string">
            <text:p>HTC One SC Beskyttelsesfilm</text:p>
          </table:table-cell>
          <table:table-cell table:style-name="ce1" office:value-type="string">
            <text:p>HTC One SC Beskyttelsesfilm Få DK`s billigste beskyttelse til din HTC One SC Køb beskyttelsesfilm online i dag fri fragt!</text:p>
          </table:table-cell>
        </table:table-row>
        <table:table-row table:style-name="ro1">
          <table:table-cell table:style-name="ce1" office:value-type="string">
            <text:p>14100</text:p>
          </table:table-cell>
          <table:table-cell table:style-name="ce1" office:value-type="string">
            <text:p>Lux-Case/Mobil/HTC/HTC One SC/HTC One SC Etuier</text:p>
          </table:table-cell>
          <table:table-cell table:style-name="ce1" office:value-type="string">
            <text:p>HTC One SC Etuier</text:p>
          </table:table-cell>
          <table:table-cell table:style-name="ce1" office:value-type="string">
            <text:p>HTC One SC Etuier Køb dit nye læder etui hos Lux-Case.dk fri fragt og prisgaranti på alle HTC One SC produkter!</text:p>
          </table:table-cell>
        </table:table-row>
        <table:table-row table:style-name="ro1">
          <table:table-cell table:style-name="ce1" office:value-type="string">
            <text:p>14113</text:p>
          </table:table-cell>
          <table:table-cell table:style-name="ce1" office:value-type="string">
            <text:p>Lux-Case/Mobil/HTC/HTC Desire HD</text:p>
          </table:table-cell>
          <table:table-cell table:style-name="ce1" office:value-type="string">
            <text:p>Tilbehør for HTC Desire HD</text:p>
          </table:table-cell>
          <table:table-cell table:style-name="ce1" office:value-type="string">
            <text:p>HTC Desire HD er en lækker ny kvalietsmobil som vi her på Lux-Case.dk spår stor succes! Køb dit nye HTC Desire HD udstyr på Lux-Case.dk i dag!</text:p>
          </table:table-cell>
        </table:table-row>
        <table:table-row table:style-name="ro1">
          <table:table-cell table:style-name="ce1" office:value-type="string">
            <text:p>14129</text:p>
          </table:table-cell>
          <table:table-cell table:style-name="ce1" office:value-type="string">
            <text:p>Lux-Case/Mobil/HTC/HTC Desire G7</text:p>
          </table:table-cell>
          <table:table-cell table:style-name="ce1" office:value-type="string">
            <text:p>&lt;p&gt;Tilbehør for HTC Desire G7&lt;br /&gt;&lt;br /&gt;Her på Lux-Case finder du det største udvalg af HTC Desire covers. Vi sælger kun HTC Desire covers af topkvalitet. Det betyder ikke kun er funktionelle og holdbare men samtidig stilfulde. Vi HTC Desire covers i både silicone og i hård plast og i flere forskellige designs. Og husk, her på Lux-Case får du altid hurtig levering på alle HTC Desire covers.&lt;/p&gt;</text:p>
          </table:table-cell>
          <table:table-cell table:style-name="ce1" office:value-type="string">
            <text:p>HTC Desire G7 er en lækker ny kvalietsmobil som vi her på Lux-Case.dk spår stor succes! Køb dit nye HTC Desire G7 udstyr på Lux-Case.dk i dag!</text:p>
          </table:table-cell>
        </table:table-row>
        <table:table-row table:style-name="ro1">
          <table:table-cell table:style-name="ce1" office:value-type="string">
            <text:p>14130</text:p>
          </table:table-cell>
          <table:table-cell table:style-name="ce1" office:value-type="string">
            <text:p>Lux-Case/Mobil/HTC/HTC Desire G7/HTC Desire G7 Covers</text:p>
          </table:table-cell>
          <table:table-cell table:style-name="ce1" office:value-type="string">
            <text:p>&lt;p&gt;Her på Lux-Case finder du det største udvalg af HTC Desire covers. Vi sælger kun HTC Desire covers af topkvalitet. Det betyder ikke kun er funktionelle og holdbare men samtidig stilfulde. Vi HTC Desire covers i både silicone og i hård plast og i flere forskellige designs. Og husk, her på Lux-Case får du altid lynhurtig levering på aller HTC Desire covers.&lt;/p&gt;</text:p>
          </table:table-cell>
          <table:table-cell table:style-name="ce1" office:value-type="string">
            <text:p>HTC Desire G7 Covers Køb dit nye HTC Desire G7 cover hos. Velkommen til DK's bedste udvalg!</text:p>
          </table:table-cell>
        </table:table-row>
        <table:table-row table:style-name="ro1">
          <table:table-cell table:style-name="ce1" office:value-type="string">
            <text:p>14131</text:p>
          </table:table-cell>
          <table:table-cell table:style-name="ce1" office:value-type="string">
            <text:p>Lux-Case/Mobil/HTC/HTC Desire G7/HTC Desire G7 Beskyttelsesfilm</text:p>
          </table:table-cell>
          <table:table-cell table:style-name="ce1" office:value-type="string">
            <text:p>HTC Desire G7 Beskyttelsesfilm</text:p>
          </table:table-cell>
          <table:table-cell table:style-name="ce1" office:value-type="string">
            <text:p>HTC Desire G7 Beskyttelsesfilm Få DK`s billigste beskyttelse til din HTC Desire G7 Køb beskyttelsesfilm online i dag.</text:p>
          </table:table-cell>
        </table:table-row>
        <table:table-row table:style-name="ro1">
          <table:table-cell table:style-name="ce1" office:value-type="string">
            <text:p>14132</text:p>
          </table:table-cell>
          <table:table-cell table:style-name="ce1" office:value-type="string">
            <text:p>Lux-Case/Mobil/HTC/HTC Desire G7/HTC Desire G7 Etuier</text:p>
          </table:table-cell>
          <table:table-cell table:style-name="ce1" office:value-type="string">
            <text:p>HTC Desire G7 Etuier</text:p>
          </table:table-cell>
          <table:table-cell table:style-name="ce1" office:value-type="string">
            <text:p>HTC Desire G7 Etuier Køb dit nye læder etui hos Lux-Case.dk fri fragt og prisgaranti på alle HTC Desire G7 produkter!</text:p>
          </table:table-cell>
        </table:table-row>
        <table:table-row table:style-name="ro1">
          <table:table-cell table:style-name="ce1" office:value-type="string">
            <text:p>14145</text:p>
          </table:table-cell>
          <table:table-cell table:style-name="ce1" office:value-type="string">
            <text:p>Lux-Case/Mobil/HTC/HTC Wildfire G8</text:p>
          </table:table-cell>
          <table:table-cell table:style-name="ce1" office:value-type="string">
            <text:p>&lt;p&gt;Tilbehør for HTC Wildfire G8&lt;br /&gt;&lt;br /&gt;Her på Lux-Case finder du det største udvalg af HTC Wildfire covers. Vi sälger kun HTC Wildfire covers af topkvalitet. Det betyder ikke kun er funktionelle og holdbare men samtidig stilfulde. Vi HTC Wildfire covers i både silicone og i hård plast og i flere forskellige designs. Og husk, her på Lux-Case får du altid hurtig levering på aller HTC Wildfire covers.&lt;/p&gt;</text:p>
          </table:table-cell>
          <table:table-cell table:style-name="ce1" office:value-type="string">
            <text:p>HTC Wildfire G8 er en lækker ny kvalietsmobil som vi her på Lux-Case.dk spår stor succes! Køb dit nye HTC Wildfire G8 udstyr på Lux-Case.dk i dag!</text:p>
          </table:table-cell>
        </table:table-row>
        <table:table-row table:style-name="ro1">
          <table:table-cell table:style-name="ce1" office:value-type="string">
            <text:p>14146</text:p>
          </table:table-cell>
          <table:table-cell table:style-name="ce1" office:value-type="string">
            <text:p>Lux-Case/Mobil/HTC/HTC Wildfire G8/HTC Wildfire G8 Covers</text:p>
          </table:table-cell>
          <table:table-cell table:style-name="ce1" office:value-type="string">
            <text:p>&lt;p&gt;Her på Lux-Case finder du det største udvalg af HTC Wildfire covers. Vi sälger kun HTC Wildfire covers af topkvalitet. Det betyder ikke kun er funktionelle og holdbare men samtidig stilfulde. Vi HTC Wildfire covers i både silicone og i hård plast og i flere forskellige designs.&lt;/p&gt;</text:p>
          </table:table-cell>
          <table:table-cell table:style-name="ce1" office:value-type="string">
            <text:p>HTC Wildfire G8 Covers Køb dit nye HTC Wildfire G8 cover hos. DK's Bedste Udvalg!</text:p>
          </table:table-cell>
        </table:table-row>
        <table:table-row table:style-name="ro1">
          <table:table-cell table:style-name="ce1" office:value-type="string">
            <text:p>14147</text:p>
          </table:table-cell>
          <table:table-cell table:style-name="ce1" office:value-type="string">
            <text:p>Lux-Case/Mobil/HTC/HTC Wildfire G8/HTC Wildfire G8 Beskyttelsesfilm</text:p>
          </table:table-cell>
          <table:table-cell table:style-name="ce1" office:value-type="string">
            <text:p>HTC Wildfire G8 Beskyttelsesfilm</text:p>
          </table:table-cell>
          <table:table-cell table:style-name="ce1" office:value-type="string">
            <text:p>HTC Wildfire G8 Beskyttelsesfilm Få DK`s billigste beskyttelse til din HTC Wildfire G8 Køb beskyttelsesfilm online i dag.</text:p>
          </table:table-cell>
        </table:table-row>
        <table:table-row table:style-name="ro1">
          <table:table-cell table:style-name="ce1" office:value-type="string">
            <text:p>14148</text:p>
          </table:table-cell>
          <table:table-cell table:style-name="ce1" office:value-type="string">
            <text:p>Lux-Case/Mobil/HTC/HTC Wildfire G8/HTC Wildfire G8 Etuier</text:p>
          </table:table-cell>
          <table:table-cell table:style-name="ce1" office:value-type="string">
            <text:p>HTC Wildfire G8 Etuier</text:p>
          </table:table-cell>
          <table:table-cell table:style-name="ce1" office:value-type="string">
            <text:p>HTC Wildfire G8 Etuier Køb dit nye læder etui hos Lux-Case.dk.</text:p>
          </table:table-cell>
        </table:table-row>
        <table:table-row table:style-name="ro1">
          <table:table-cell table:style-name="ce1" office:value-type="string">
            <text:p>14161</text:p>
          </table:table-cell>
          <table:table-cell table:style-name="ce1" office:value-type="string">
            <text:p>Lux-Case/Mobil/HTC/HTC Radar</text:p>
          </table:table-cell>
          <table:table-cell table:style-name="ce1" office:value-type="string">
            <text:p>Tilbehør for HTC Radar</text:p>
          </table:table-cell>
          <table:table-cell table:style-name="ce1" office:value-type="string">
            <text:p>HTC Radar er en lækker ny kvalietsmobil som vi her på Lux-Case.dk spår stor succes! Køb dit nye HTC Radar udstyr på Lux-Case.dk i dag!</text:p>
          </table:table-cell>
        </table:table-row>
        <table:table-row table:style-name="ro1">
          <table:table-cell table:style-name="ce1" office:value-type="string">
            <text:p>14162</text:p>
          </table:table-cell>
          <table:table-cell table:style-name="ce1" office:value-type="string">
            <text:p>Lux-Case/Mobil/HTC/HTC Radar/HTC Radar Covers</text:p>
          </table:table-cell>
          <table:table-cell table:style-name="ce1" office:value-type="string">
            <text:p>HTC Radar Covers</text:p>
          </table:table-cell>
          <table:table-cell table:style-name="ce1" office:value-type="string">
            <text:p>HTC Radar Covers Køb dit nye HTC Radar cover hos os. Danmarks Bedste Udvalg!</text:p>
          </table:table-cell>
        </table:table-row>
        <table:table-row table:style-name="ro1">
          <table:table-cell table:style-name="ce1" office:value-type="string">
            <text:p>14163</text:p>
          </table:table-cell>
          <table:table-cell table:style-name="ce1" office:value-type="string">
            <text:p>Lux-Case/Mobil/HTC/HTC Radar/HTC Radar Beskyttelsesfilm</text:p>
          </table:table-cell>
          <table:table-cell table:style-name="ce1" office:value-type="string">
            <text:p>HTC Radar Beskyttelsesfilm</text:p>
          </table:table-cell>
          <table:table-cell table:style-name="ce1" office:value-type="string">
            <text:p>HTC Radar Beskyttelsesfilm Få DK`s billigste beskyttelse til din HTC Radar Køb beskyttelsesfilm online i dag.</text:p>
          </table:table-cell>
        </table:table-row>
        <table:table-row table:style-name="ro1">
          <table:table-cell table:style-name="ce1" office:value-type="string">
            <text:p>14164</text:p>
          </table:table-cell>
          <table:table-cell table:style-name="ce1" office:value-type="string">
            <text:p>Lux-Case/Mobil/HTC/HTC Radar/HTC Radar Etuier</text:p>
          </table:table-cell>
          <table:table-cell table:style-name="ce1" office:value-type="string">
            <text:p>HTC Radar Etuier</text:p>
          </table:table-cell>
          <table:table-cell table:style-name="ce1" office:value-type="string">
            <text:p>HTC Radar Etuier Køb f.eks. dit nye læder etui hos Lux-Case.dk. Kæmpe udvalg af cases til HTC Radar.</text:p>
          </table:table-cell>
        </table:table-row>
        <table:table-row table:style-name="ro1">
          <table:table-cell table:style-name="ce1" office:value-type="string">
            <text:p>14177</text:p>
          </table:table-cell>
          <table:table-cell table:style-name="ce1" office:value-type="string">
            <text:p>Lux-Case/Mobil/HTC/HTC Evo 3D</text:p>
          </table:table-cell>
          <table:table-cell table:style-name="ce1" office:value-type="string">
            <text:p>Tilbehør for HTC Evo 3D</text:p>
          </table:table-cell>
          <table:table-cell table:style-name="ce1" office:value-type="string">
            <text:p>HTC Evo 3D er en lækker ny kvalietsmobil som vi her på Lux-Case.dk spår stor succes! Køb dit nye HTC Evo 3D udstyr på Lux-Case.dk i dag!</text:p>
          </table:table-cell>
        </table:table-row>
        <table:table-row table:style-name="ro1">
          <table:table-cell table:style-name="ce1" office:value-type="string">
            <text:p>14193</text:p>
          </table:table-cell>
          <table:table-cell table:style-name="ce1" office:value-type="string">
            <text:p>Lux-Case/Mobil/HTC/HTC HD mini</text:p>
          </table:table-cell>
          <table:table-cell table:style-name="ce1" office:value-type="string">
            <text:p>Tilbehør for HTC HD mini</text:p>
          </table:table-cell>
          <table:table-cell table:style-name="ce1" office:value-type="string">
            <text:p>HTC HD mini er en lækker ny kvalietsmobil som vi her på Lux-Case.dk spår stor succes! Køb dit nye HTC HD mini udstyr på Lux-Case.dk i dag!</text:p>
          </table:table-cell>
        </table:table-row>
        <table:table-row table:style-name="ro1">
          <table:table-cell table:style-name="ce1" office:value-type="string">
            <text:p>14194</text:p>
          </table:table-cell>
          <table:table-cell table:style-name="ce1" office:value-type="string">
            <text:p>Lux-Case/Mobil/HTC/HTC HD mini/HTC HD mini Covers</text:p>
          </table:table-cell>
          <table:table-cell table:style-name="ce1" office:value-type="string">
            <text:p>HTC HD mini Covers</text:p>
          </table:table-cell>
          <table:table-cell table:style-name="ce1" office:value-type="string">
            <text:p>HTC HD mini Covers Køb dit nye HTC HD mini cover hos. Største Udvalg i hele Danmark</text:p>
          </table:table-cell>
        </table:table-row>
        <table:table-row table:style-name="ro1">
          <table:table-cell table:style-name="ce1" office:value-type="string">
            <text:p>14195</text:p>
          </table:table-cell>
          <table:table-cell table:style-name="ce1" office:value-type="string">
            <text:p>Lux-Case/Mobil/HTC/HTC HD mini/HTC HD mini Beskyttelsesfilm</text:p>
          </table:table-cell>
          <table:table-cell table:style-name="ce1" office:value-type="string">
            <text:p>HTC HD mini Beskyttelsesfilm</text:p>
          </table:table-cell>
          <table:table-cell table:style-name="ce1" office:value-type="string">
            <text:p>HTC HD mini Beskyttelsesfilm Få DK`s billigste beskyttelse til din HTC HD mini Køb beskyttelsesfilm online i dag.</text:p>
          </table:table-cell>
        </table:table-row>
        <table:table-row table:style-name="ro1">
          <table:table-cell table:style-name="ce1" office:value-type="string">
            <text:p>14196</text:p>
          </table:table-cell>
          <table:table-cell table:style-name="ce1" office:value-type="string">
            <text:p>Lux-Case/Mobil/HTC/HTC HD mini/HTC HD mini Etuier</text:p>
          </table:table-cell>
          <table:table-cell table:style-name="ce1" office:value-type="string">
            <text:p>HTC HD mini Etuier</text:p>
          </table:table-cell>
          <table:table-cell table:style-name="ce1" office:value-type="string">
            <text:p>Stort Udvalg af HTC HD mini Etuier. Find f.eks dit nye læder etui hos Lux-Case.dk. </text:p>
          </table:table-cell>
        </table:table-row>
        <table:table-row table:style-name="ro1">
          <table:table-cell table:style-name="ce1" office:value-type="string">
            <text:p>14209</text:p>
          </table:table-cell>
          <table:table-cell table:style-name="ce1" office:value-type="string">
            <text:p>Lux-Case/Mobil/HTC/HTC Magic</text:p>
          </table:table-cell>
          <table:table-cell table:style-name="ce1" office:value-type="string">
            <text:p>Tilbehør for HTC Magic</text:p>
          </table:table-cell>
          <table:table-cell table:style-name="ce1" office:value-type="string">
            <text:p>HTC Magic er en lækker ny kvalietsmobil som vi her på Lux-Case.dk spår stor succes! Køb dit nye HTC Magic udstyr på Lux-Case.dk i dag!</text:p>
          </table:table-cell>
        </table:table-row>
        <table:table-row table:style-name="ro1">
          <table:table-cell table:style-name="ce1" office:value-type="string">
            <text:p>14210</text:p>
          </table:table-cell>
          <table:table-cell table:style-name="ce1" office:value-type="string">
            <text:p>Lux-Case/Mobil/HTC/HTC Magic/HTC Magic Covers</text:p>
          </table:table-cell>
          <table:table-cell table:style-name="ce1" office:value-type="string">
            <text:p>HTC Magic Covers</text:p>
          </table:table-cell>
          <table:table-cell table:style-name="ce1" office:value-type="string">
            <text:p>HTC Magic Covers Køb dit nye HTC Magic cover hos os. DK's bedste udvalg!</text:p>
          </table:table-cell>
        </table:table-row>
        <table:table-row table:style-name="ro1">
          <table:table-cell table:style-name="ce1" office:value-type="string">
            <text:p>14211</text:p>
          </table:table-cell>
          <table:table-cell table:style-name="ce1" office:value-type="string">
            <text:p>Lux-Case/Mobil/HTC/HTC Magic/HTC Magic Beskyttelsesfilm</text:p>
          </table:table-cell>
          <table:table-cell table:style-name="ce1" office:value-type="string">
            <text:p>HTC Magic Beskyttelsesfilm</text:p>
          </table:table-cell>
          <table:table-cell table:style-name="ce1" office:value-type="string">
            <text:p>HTC Magic Beskyttelsesfilm Få DK`s billigste beskyttelse til din HTC Magic Køb beskyttelsesfilm online i dag.</text:p>
          </table:table-cell>
        </table:table-row>
        <table:table-row table:style-name="ro1">
          <table:table-cell table:style-name="ce1" office:value-type="string">
            <text:p>14212</text:p>
          </table:table-cell>
          <table:table-cell table:style-name="ce1" office:value-type="string">
            <text:p>Lux-Case/Mobil/HTC/HTC Magic/HTC Magic Etuier</text:p>
          </table:table-cell>
          <table:table-cell table:style-name="ce1" office:value-type="string">
            <text:p>HTC Magic Etuier</text:p>
          </table:table-cell>
          <table:table-cell table:style-name="ce1" office:value-type="string">
            <text:p>HTC Magic Etuier i alle slags farver &amp; materiale. Køb bl.a. dit nye læder etui hos Lux-Case.dk.</text:p>
          </table:table-cell>
        </table:table-row>
        <table:table-row table:style-name="ro1">
          <table:table-cell table:style-name="ce1" office:value-type="string">
            <text:p>14225</text:p>
          </table:table-cell>
          <table:table-cell table:style-name="ce1" office:value-type="string">
            <text:p>Lux-Case/Mobil/HTC/HTC Sensation XE</text:p>
          </table:table-cell>
          <table:table-cell table:style-name="ce1" office:value-type="string">
            <text:p>Tilbehør for HTC Sensation XE</text:p>
          </table:table-cell>
          <table:table-cell table:style-name="ce1" office:value-type="string">
            <text:p>HTC Sensation XE er en lækker ny kvalietsmobil som vi her på Lux-Case.dk spår stor succes! Køb dit nye HTC Sensation XE udstyr på Lux-Case.dk i dag!</text:p>
          </table:table-cell>
        </table:table-row>
        <table:table-row table:style-name="ro1">
          <table:table-cell table:style-name="ce1" office:value-type="string">
            <text:p>14226</text:p>
          </table:table-cell>
          <table:table-cell table:style-name="ce1" office:value-type="string">
            <text:p>Lux-Case/Mobil/HTC/HTC Sensation XE/HTC Sensation XE Covers</text:p>
          </table:table-cell>
          <table:table-cell table:style-name="ce1" office:value-type="string">
            <text:p>HTC Sensation XE Covers</text:p>
          </table:table-cell>
          <table:table-cell table:style-name="ce1" office:value-type="string">
            <text:p>HTC Sensation XE Covers Køb dit nye HTC Sensation XE cover hos. DK's Bedste Udvalg!</text:p>
          </table:table-cell>
        </table:table-row>
        <table:table-row table:style-name="ro1">
          <table:table-cell table:style-name="ce1" office:value-type="string">
            <text:p>14227</text:p>
          </table:table-cell>
          <table:table-cell table:style-name="ce1" office:value-type="string">
            <text:p>Lux-Case/Mobil/HTC/HTC Sensation XE/HTC Sensation XE Beskyttelsesfilm</text:p>
          </table:table-cell>
          <table:table-cell table:style-name="ce1" office:value-type="string">
            <text:p>HTC Sensation XE Beskyttelsesfilm</text:p>
          </table:table-cell>
          <table:table-cell table:style-name="ce1" office:value-type="string">
            <text:p>HTC Sensation XE Beskyttelsesfilm Få DK`s billigste beskyttelse til din HTC Sensation XE Køb beskyttelsesfilm online i dag.</text:p>
          </table:table-cell>
        </table:table-row>
        <table:table-row table:style-name="ro1">
          <table:table-cell table:style-name="ce1" office:value-type="string">
            <text:p>14228</text:p>
          </table:table-cell>
          <table:table-cell table:style-name="ce1" office:value-type="string">
            <text:p>Lux-Case/Mobil/HTC/HTC Sensation XE/HTC Sensation XE Etuier</text:p>
          </table:table-cell>
          <table:table-cell table:style-name="ce1" office:value-type="string">
            <text:p>HTC Sensation XE Etuier</text:p>
          </table:table-cell>
          <table:table-cell table:style-name="ce1" office:value-type="string">
            <text:p>HTC Sensation XE Etuier i stort udvalg. Køb f.eks dit nye læder etui hos Lux-Case.dk.</text:p>
          </table:table-cell>
        </table:table-row>
        <table:table-row table:style-name="ro1">
          <table:table-cell table:style-name="ce1" office:value-type="string">
            <text:p>14241</text:p>
          </table:table-cell>
          <table:table-cell table:style-name="ce1" office:value-type="string">
            <text:p>Lux-Case/Mobil/HTC/HTC EVO Design 4G</text:p>
          </table:table-cell>
          <table:table-cell table:style-name="ce1" office:value-type="string">
            <text:p>Tilbehør for HTC EVO Design 4G</text:p>
          </table:table-cell>
          <table:table-cell table:style-name="ce1" office:value-type="string">
            <text:p>HTC EVO Design 4G er en lækker ny kvalietsmobil som vi her på Lux-Case.dk spår stor succes! Køb dit nye HTC EVO Design 4G udstyr på Lux-Case.dk i dag!</text:p>
          </table:table-cell>
        </table:table-row>
        <table:table-row table:style-name="ro1">
          <table:table-cell table:style-name="ce1" office:value-type="string">
            <text:p>14242</text:p>
          </table:table-cell>
          <table:table-cell table:style-name="ce1" office:value-type="string">
            <text:p>Lux-Case/Mobil/HTC/HTC EVO Design 4G/HTC EVO Design 4G Covers</text:p>
          </table:table-cell>
          <table:table-cell table:style-name="ce1" office:value-type="string">
            <text:p>HTC EVO Design 4G Covers</text:p>
          </table:table-cell>
          <table:table-cell table:style-name="ce1" office:value-type="string">
            <text:p>HTC EVO Design 4G Covers Køb dit nye HTC EVO Design 4G cover hos. DK's Bedste Udvalg!</text:p>
          </table:table-cell>
        </table:table-row>
        <table:table-row table:style-name="ro1">
          <table:table-cell table:style-name="ce1" office:value-type="string">
            <text:p>14243</text:p>
          </table:table-cell>
          <table:table-cell table:style-name="ce1" office:value-type="string">
            <text:p>Lux-Case/Mobil/HTC/HTC EVO Design 4G/HTC EVO Design 4G Beskyttelsesfilm</text:p>
          </table:table-cell>
          <table:table-cell table:style-name="ce1" office:value-type="string">
            <text:p>HTC EVO Design 4G Beskyttelsesfilm</text:p>
          </table:table-cell>
          <table:table-cell table:style-name="ce1" office:value-type="string">
            <text:p>HTC EVO Design 4G Beskyttelsesfilm Få DK`s billigste beskyttelse til din HTC EVO Design 4G Køb beskyttelsesfilm online i dag.</text:p>
          </table:table-cell>
        </table:table-row>
        <table:table-row table:style-name="ro1">
          <table:table-cell table:style-name="ce1" office:value-type="string">
            <text:p>14244</text:p>
          </table:table-cell>
          <table:table-cell table:style-name="ce1" office:value-type="string">
            <text:p>Lux-Case/Mobil/HTC/HTC EVO Design 4G/HTC EVO Design 4G Etuier</text:p>
          </table:table-cell>
          <table:table-cell table:style-name="ce1" office:value-type="string">
            <text:p>HTC EVO Design 4G Etuier</text:p>
          </table:table-cell>
          <table:table-cell table:style-name="ce1" office:value-type="string">
            <text:p>Alle slags HTC EVO Design 4G Etuier. Køb dit nye læder etui hos Lux-Case.dk.</text:p>
          </table:table-cell>
        </table:table-row>
        <table:table-row table:style-name="ro1">
          <table:table-cell table:style-name="ce1" office:value-type="string">
            <text:p>14257</text:p>
          </table:table-cell>
          <table:table-cell table:style-name="ce1" office:value-type="string">
            <text:p>Lux-Case/Mobil/HTC/HTC Desire Z</text:p>
          </table:table-cell>
          <table:table-cell table:style-name="ce1" office:value-type="string">
            <text:p>Tilbehør for HTC Desire Z</text:p>
          </table:table-cell>
          <table:table-cell table:style-name="ce1" office:value-type="string">
            <text:p>HTC Desire Z er en lækker ny kvalietsmobil som vi her på Lux-Case.dk spår stor succes! Køb dit nye HTC Desire Z udstyr på Lux-Case.dk i dag!</text:p>
          </table:table-cell>
        </table:table-row>
        <table:table-row table:style-name="ro1">
          <table:table-cell table:style-name="ce1" office:value-type="string">
            <text:p>14258</text:p>
          </table:table-cell>
          <table:table-cell table:style-name="ce1" office:value-type="string">
            <text:p>Lux-Case/Mobil/HTC/HTC Desire Z/HTC Desire Z Covers</text:p>
          </table:table-cell>
          <table:table-cell table:style-name="ce1" office:value-type="string">
            <text:p>HTC Desire Z Covers</text:p>
          </table:table-cell>
          <table:table-cell table:style-name="ce1" office:value-type="string">
            <text:p>HTC Desire Z Covers Køb dit nye cover til HTC Desire Z hos os, DK's bedste udvalg, Lux-Case</text:p>
          </table:table-cell>
        </table:table-row>
        <table:table-row table:style-name="ro1">
          <table:table-cell table:style-name="ce1" office:value-type="string">
            <text:p>14259</text:p>
          </table:table-cell>
          <table:table-cell table:style-name="ce1" office:value-type="string">
            <text:p>Lux-Case/Mobil/HTC/HTC Desire Z/HTC Desire Z Beskyttelsesfilm</text:p>
          </table:table-cell>
          <table:table-cell table:style-name="ce1" office:value-type="string">
            <text:p>HTC Desire Z Beskyttelsesfilm</text:p>
          </table:table-cell>
          <table:table-cell table:style-name="ce1" office:value-type="string">
            <text:p>HTC Desire Z Beskyttelsesfilm Få DK`s billigste beskyttelse til din HTC Desire Z Køb beskyttelsesfilm online i dag.</text:p>
          </table:table-cell>
        </table:table-row>
        <table:table-row table:style-name="ro1">
          <table:table-cell table:style-name="ce1" office:value-type="string">
            <text:p>14260</text:p>
          </table:table-cell>
          <table:table-cell table:style-name="ce1" office:value-type="string">
            <text:p>Lux-Case/Mobil/HTC/HTC Desire Z/HTC Desire Z Etuier</text:p>
          </table:table-cell>
          <table:table-cell table:style-name="ce1" office:value-type="string">
            <text:p>HTC Desire Z Etuier</text:p>
          </table:table-cell>
          <table:table-cell table:style-name="ce1" office:value-type="string">
            <text:p>Etuier til HTC Desire Z i alle farver, størrelser, materiale og former. Køb f.eks dit nye læder etui her hos Lux-Case.dk. </text:p>
          </table:table-cell>
        </table:table-row>
        <table:table-row table:style-name="ro1">
          <table:table-cell table:style-name="ce1" office:value-type="string">
            <text:p>14273</text:p>
          </table:table-cell>
          <table:table-cell table:style-name="ce1" office:value-type="string">
            <text:p>Lux-Case/Mobil/HTC/HTC 7 Trophy</text:p>
          </table:table-cell>
          <table:table-cell table:style-name="ce1" office:value-type="string">
            <text:p>Tilbehør for HTC 7 Trophy</text:p>
          </table:table-cell>
          <table:table-cell table:style-name="ce1" office:value-type="string">
            <text:p>HTC 7 Trophy er en lækker ny kvalietsmobil som vi her på Lux-Case.dk spår stor succes! Køb dit nye HTC 7 Trophy udstyr på Lux-Case.dk i dag!</text:p>
          </table:table-cell>
        </table:table-row>
        <table:table-row table:style-name="ro1">
          <table:table-cell table:style-name="ce1" office:value-type="string">
            <text:p>14274</text:p>
          </table:table-cell>
          <table:table-cell table:style-name="ce1" office:value-type="string">
            <text:p>Lux-Case/Mobil/HTC/HTC 7 Trophy/HTC 7 Trophy Covers</text:p>
          </table:table-cell>
          <table:table-cell table:style-name="ce1" office:value-type="string">
            <text:p>HTC 7 Trophy Covers</text:p>
          </table:table-cell>
          <table:table-cell table:style-name="ce1" office:value-type="string">
            <text:p>HTC 7 Trophy Covers Køb dit nye cover til HTC 7 Trophy hos os - DK's Bedste Udvalg - Lux-Case!</text:p>
          </table:table-cell>
        </table:table-row>
        <table:table-row table:style-name="ro1">
          <table:table-cell table:style-name="ce1" office:value-type="string">
            <text:p>14275</text:p>
          </table:table-cell>
          <table:table-cell table:style-name="ce1" office:value-type="string">
            <text:p>Lux-Case/Mobil/HTC/HTC 7 Trophy/HTC 7 Trophy Beskyttelsesfilm</text:p>
          </table:table-cell>
          <table:table-cell table:style-name="ce1" office:value-type="string">
            <text:p>HTC 7 Trophy Beskyttelsesfilm</text:p>
          </table:table-cell>
          <table:table-cell table:style-name="ce1" office:value-type="string">
            <text:p>HTC 7 Trophy Beskyttelsesfilm Få DK`s billigste beskyttelse til din HTC 7 Trophy Køb beskyttelsesfilm online I dag.</text:p>
          </table:table-cell>
        </table:table-row>
        <table:table-row table:style-name="ro1">
          <table:table-cell table:style-name="ce1" office:value-type="string">
            <text:p>14276</text:p>
          </table:table-cell>
          <table:table-cell table:style-name="ce1" office:value-type="string">
            <text:p>Lux-Case/Mobil/HTC/HTC 7 Trophy/HTC 7 Trophy Etuier</text:p>
          </table:table-cell>
          <table:table-cell table:style-name="ce1" office:value-type="string">
            <text:p>HTC 7 Trophy Etuier</text:p>
          </table:table-cell>
          <table:table-cell table:style-name="ce1" office:value-type="string">
            <text:p>HTC 7 Trophy Etuier. Vi har også dit nye læder etui på lager. Lynhurtig fragt!</text:p>
          </table:table-cell>
        </table:table-row>
        <table:table-row table:style-name="ro1">
          <table:table-cell table:style-name="ce1" office:value-type="string">
            <text:p>14289</text:p>
          </table:table-cell>
          <table:table-cell table:style-name="ce1" office:value-type="string">
            <text:p>Lux-Case/Mobil/HTC/HTC Legend G6</text:p>
          </table:table-cell>
          <table:table-cell table:style-name="ce1" office:value-type="string">
            <text:p>&lt;p&gt;Tilbehør for HTC Legend G6&lt;br /&gt;&lt;br /&gt;Her på Lux-Case finder du det største udvalg af HTC Legend covers. Vi sælger kun HTC Legend covers af topkvalitet. Det betyder ikke kun er funktionelle og holdbare men samtidig stilfulde. Vi HTC Legend covers i både silicone og i hård plast og i flere forskellige designs.&lt;/p&gt;</text:p>
          </table:table-cell>
          <table:table-cell table:style-name="ce1" office:value-type="string">
            <text:p>HTC Legend G6 er en lækker ny kvalietsmobil som vi her på Lux-Case.dk spår stor succes! Køb dit nye HTC Legend G6 udstyr på Lux-Case.dk i dag!</text:p>
          </table:table-cell>
        </table:table-row>
        <table:table-row table:style-name="ro1">
          <table:table-cell table:style-name="ce1" office:value-type="string">
            <text:p>14290</text:p>
          </table:table-cell>
          <table:table-cell table:style-name="ce1" office:value-type="string">
            <text:p>Lux-Case/Mobil/HTC/HTC Legend G6/HTC Legend G6 Covers</text:p>
          </table:table-cell>
          <table:table-cell table:style-name="ce1" office:value-type="string">
            <text:p>&lt;p&gt;Her på Lux-Case finder du det største udvalg af HTC Legend covers. Vi sælger kun HTC Legend covers af topkvalitet. Det betyder ikke kun er funktionelle og holdbare men samtidig stilfulde. Vi HTC Legend covers i både silicone og i hård plast og i flere forskellige designs.&lt;/p&gt;</text:p>
          </table:table-cell>
          <table:table-cell table:style-name="ce1" office:value-type="string">
            <text:p>HTC Legend G6 Covers Køb dit nye HTC Legend G6 cover hos os. DK's bedste udvalg!</text:p>
          </table:table-cell>
        </table:table-row>
        <table:table-row table:style-name="ro1">
          <table:table-cell table:style-name="ce1" office:value-type="string">
            <text:p>14291</text:p>
          </table:table-cell>
          <table:table-cell table:style-name="ce1" office:value-type="string">
            <text:p>Lux-Case/Mobil/HTC/HTC Legend G6/HTC Legend G6 Beskyttelsesfilm</text:p>
          </table:table-cell>
          <table:table-cell table:style-name="ce1" office:value-type="string">
            <text:p>HTC Legend G6 Beskyttelsesfilm</text:p>
          </table:table-cell>
          <table:table-cell table:style-name="ce1" office:value-type="string">
            <text:p>HTC Legend G6 Beskyttelsesfilm Få DK`s billigste beskyttelse til din HTC Legend G6 Køb beskyttelsesfilm online i dag.</text:p>
          </table:table-cell>
        </table:table-row>
        <table:table-row table:style-name="ro1">
          <table:table-cell table:style-name="ce1" office:value-type="string">
            <text:p>14305</text:p>
          </table:table-cell>
          <table:table-cell table:style-name="ce1" office:value-type="string">
            <text:p>Lux-Case/Mobil/HTC/HTC 7 Mozart HD3</text:p>
          </table:table-cell>
          <table:table-cell table:style-name="ce1" office:value-type="string">
            <text:p>&lt;p&gt;Tilbehør for HTC 7 Mozart HD3&lt;br /&gt;&lt;br /&gt;Her på Lux-Case finder du det største udvalg af HTC 7 Mozart HD3 covers. Vi sælger kun HTC 7 Mozart HD3 covers af topkvalitet. Det betyder ikke kun er funktionelle og holdbare men samtidig stilfulde. Vi HTC 7 Mozart HD3 covers i både silicone og i hård plast og i flere forskellige designs. Og husk, her på Lux-Case får du altid hurtig levering på aller HTC 7 Mozart HD3 covers.&lt;/p&gt;</text:p>
          </table:table-cell>
          <table:table-cell table:style-name="ce1" office:value-type="string">
            <text:p>HTC 7 Mozart HD3 er en lækker ny kvalietsmobil som vi her på Lux-Case.dk spår stor succes! Køb dit nye HTC 7 Mozart HD3 udstyr på Lux-Case.dk i dag!</text:p>
          </table:table-cell>
        </table:table-row>
        <table:table-row table:style-name="ro1">
          <table:table-cell table:style-name="ce1" office:value-type="string">
            <text:p>14306</text:p>
          </table:table-cell>
          <table:table-cell table:style-name="ce1" office:value-type="string">
            <text:p>Lux-Case/Mobil/HTC/HTC 7 Mozart HD3/HTC 7 Mozart HD3 Covers</text:p>
          </table:table-cell>
          <table:table-cell table:style-name="ce1" office:value-type="string">
            <text:p>&lt;p&gt;Her på Lux-Case finder du det største udvalg af HTC 7 Mozart HD3 covers. Vi sælger kun HTC 7 Mozart HD3 covers af topkvalitet. Det betyder ikke kun er funktionelle og holdbare men samtidig stilfulde. Vi HTC 7 Mozart HD3 covers i både silicone og i hård plast og i flere forskellige designs.&lt;/p&gt;</text:p>
          </table:table-cell>
          <table:table-cell table:style-name="ce1" office:value-type="string">
            <text:p>HTC 7 Mozart HD3 Covers Køb dit nye HTC 7 Mozart HD3 cover hos. DK's bedste udvalg!</text:p>
          </table:table-cell>
        </table:table-row>
        <table:table-row table:style-name="ro1">
          <table:table-cell table:style-name="ce1" office:value-type="string">
            <text:p>14307</text:p>
          </table:table-cell>
          <table:table-cell table:style-name="ce1" office:value-type="string">
            <text:p>Lux-Case/Mobil/HTC/HTC 7 Mozart HD3/HTC 7 Mozart HD3 Beskyttelsesfilm</text:p>
          </table:table-cell>
          <table:table-cell table:style-name="ce1" office:value-type="string">
            <text:p>HTC 7 Mozart HD3 Beskyttelsesfilm</text:p>
          </table:table-cell>
          <table:table-cell table:style-name="ce1" office:value-type="string">
            <text:p>HTC 7 Mozart HD3 Beskyttelsesfilm Få DK`s billigste beskyttelse til din HTC 7 Mozart HD3 Køb beskyttelsesfilm online i dag.</text:p>
          </table:table-cell>
        </table:table-row>
        <table:table-row table:style-name="ro1">
          <table:table-cell table:style-name="ce1" office:value-type="string">
            <text:p>14308</text:p>
          </table:table-cell>
          <table:table-cell table:style-name="ce1" office:value-type="string">
            <text:p>Lux-Case/Mobil/HTC/HTC 7 Mozart HD3/HTC 7 Mozart HD3 Etuier</text:p>
          </table:table-cell>
          <table:table-cell table:style-name="ce1" office:value-type="string">
            <text:p>HTC 7 Mozart HD3 Etuier</text:p>
          </table:table-cell>
          <table:table-cell table:style-name="ce1" office:value-type="string">
            <text:p>HTC 7 Mozart HD3 Etuier Køb dit nye læder etui hos Lux-Case.dk i dag og få det fedt.</text:p>
          </table:table-cell>
        </table:table-row>
        <table:table-row table:style-name="ro1">
          <table:table-cell table:style-name="ce1" office:value-type="string">
            <text:p>14321</text:p>
          </table:table-cell>
          <table:table-cell table:style-name="ce1" office:value-type="string">
            <text:p>Lux-Case/Mobil/HTC/HTC Touch HD</text:p>
          </table:table-cell>
          <table:table-cell table:style-name="ce1" office:value-type="string">
            <text:p>Tilbehør for HTC Touch HD</text:p>
          </table:table-cell>
          <table:table-cell table:style-name="ce1" office:value-type="string">
            <text:p>HTC Touch HD er en lækker ny kvalietsmobil som vi her på Lux-Case.dk spår stor succes! Køb dit nye HTC Touch HD udstyr på Lux-Case.dk i dag!</text:p>
          </table:table-cell>
        </table:table-row>
        <table:table-row table:style-name="ro1">
          <table:table-cell table:style-name="ce1" office:value-type="string">
            <text:p>14322</text:p>
          </table:table-cell>
          <table:table-cell table:style-name="ce1" office:value-type="string">
            <text:p>Lux-Case/Mobil/HTC/HTC Touch HD/HTC Touch HD Covers</text:p>
          </table:table-cell>
          <table:table-cell table:style-name="ce1" office:value-type="string">
            <text:p>HTC Touch HD Covers</text:p>
          </table:table-cell>
          <table:table-cell table:style-name="ce1" office:value-type="string">
            <text:p>HTC Touch HD Covers Køb dit nye HTC Touch HD cover. DK's bedste udvalg!</text:p>
          </table:table-cell>
        </table:table-row>
        <table:table-row table:style-name="ro1">
          <table:table-cell table:style-name="ce1" office:value-type="string">
            <text:p>14323</text:p>
          </table:table-cell>
          <table:table-cell table:style-name="ce1" office:value-type="string">
            <text:p>Lux-Case/Mobil/HTC/HTC Touch HD/HTC Touch HD Beskyttelsesfilm</text:p>
          </table:table-cell>
          <table:table-cell table:style-name="ce1" office:value-type="string">
            <text:p>HTC Touch HD Beskyttelsesfilm</text:p>
          </table:table-cell>
          <table:table-cell table:style-name="ce1" office:value-type="string">
            <text:p>HTC Touch HD Beskyttelsesfilm Få DK`s billigste beskyttelse til din HTC Touch HD Køb beskyttelsesfilm online i dag.</text:p>
          </table:table-cell>
        </table:table-row>
        <table:table-row table:style-name="ro1">
          <table:table-cell table:style-name="ce1" office:value-type="string">
            <text:p>14324</text:p>
          </table:table-cell>
          <table:table-cell table:style-name="ce1" office:value-type="string">
            <text:p>Lux-Case/Mobil/HTC/HTC Touch HD/HTC Touch HD Etuier</text:p>
          </table:table-cell>
          <table:table-cell table:style-name="ce1" office:value-type="string">
            <text:p>HTC Touch HD Etuier</text:p>
          </table:table-cell>
          <table:table-cell table:style-name="ce1" office:value-type="string">
            <text:p>HTC Touch HD Etuier Køb dit nye læder etui hos Lux-Case.dk.</text:p>
          </table:table-cell>
        </table:table-row>
        <table:table-row table:style-name="ro1">
          <table:table-cell table:style-name="ce1" office:value-type="string">
            <text:p>14337</text:p>
          </table:table-cell>
          <table:table-cell table:style-name="ce1" office:value-type="string">
            <text:p>Lux-Case/Mobil/HTC/HTC HD2</text:p>
          </table:table-cell>
          <table:table-cell table:style-name="ce1" office:value-type="string">
            <text:p>Tilbehør for HTC HD2</text:p>
          </table:table-cell>
          <table:table-cell table:style-name="ce1" office:value-type="string">
            <text:p>HTC HD2 er en lækker ny kvalietsmobil som vi her på Lux-Case.dk spår stor succes! Køb dit nye HTC HD2 udstyr på Lux-Case.dk i dag!</text:p>
          </table:table-cell>
        </table:table-row>
        <table:table-row table:style-name="ro1">
          <table:table-cell table:style-name="ce1" office:value-type="string">
            <text:p>14338</text:p>
          </table:table-cell>
          <table:table-cell table:style-name="ce1" office:value-type="string">
            <text:p>Lux-Case/Mobil/HTC/HTC HD2/HTC HD2 Covers</text:p>
          </table:table-cell>
          <table:table-cell table:style-name="ce1" office:value-type="string">
            <text:p>HTC HD2 Covers</text:p>
          </table:table-cell>
          <table:table-cell table:style-name="ce1" office:value-type="string">
            <text:p>HTC HD2 Covers Køb dit nye HTC HD2 cover hos os. DK's bedste udvalg!</text:p>
          </table:table-cell>
        </table:table-row>
        <table:table-row table:style-name="ro1">
          <table:table-cell table:style-name="ce1" office:value-type="string">
            <text:p>14339</text:p>
          </table:table-cell>
          <table:table-cell table:style-name="ce1" office:value-type="string">
            <text:p>Lux-Case/Mobil/HTC/HTC HD2/HTC HD2 Beskyttelsesfilm</text:p>
          </table:table-cell>
          <table:table-cell table:style-name="ce1" office:value-type="string">
            <text:p>HTC HD2 Beskyttelsesfilm</text:p>
          </table:table-cell>
          <table:table-cell table:style-name="ce1" office:value-type="string">
            <text:p>HTC HD2 Beskyttelsesfilm Få DK`s billigste beskyttelse til din HTC HD2 Køb beskyttelsesfilm online i dag.</text:p>
          </table:table-cell>
        </table:table-row>
        <table:table-row table:style-name="ro1">
          <table:table-cell table:style-name="ce1" office:value-type="string">
            <text:p>14340</text:p>
          </table:table-cell>
          <table:table-cell table:style-name="ce1" office:value-type="string">
            <text:p>Lux-Case/Mobil/HTC/HTC HD2/HTC HD2 Etuier</text:p>
          </table:table-cell>
          <table:table-cell table:style-name="ce1" office:value-type="string">
            <text:p>HTC HD2 Etuier</text:p>
          </table:table-cell>
          <table:table-cell table:style-name="ce1" office:value-type="string">
            <text:p>HTC HD2 Etuier Køb dit nye læder etui hos Lux-Case.dk.</text:p>
          </table:table-cell>
        </table:table-row>
        <table:table-row table:style-name="ro1">
          <table:table-cell table:style-name="ce1" office:value-type="string">
            <text:p>14353</text:p>
          </table:table-cell>
          <table:table-cell table:style-name="ce1" office:value-type="string">
            <text:p>Lux-Case/Mobil/HTC/HTC HD7</text:p>
          </table:table-cell>
          <table:table-cell table:style-name="ce1" office:value-type="string">
            <text:p>&lt;p&gt;Tilbehør for HTC HD7&lt;br /&gt;&lt;br /&gt;Her på Lux-Case finder du det største udvalg af HTC HD7 covers. Vi sælger kun HTC HD7 covers af topkvalitet. Det betyder ikke kun er funktionelle og holdbare men samtidig stilfulde. Vi HTC HD7 covers i både silicone og i hård plast og i flere forskellige designs.&lt;/p&gt;</text:p>
          </table:table-cell>
          <table:table-cell table:style-name="ce1" office:value-type="string">
            <text:p>HTC HD7 er en lækker ny kvalietsmobil som vi her på Lux-Case.dk spår stor succes! Køb dit nye HTC HD7 udstyr på Lux-Case.dk i dag!</text:p>
          </table:table-cell>
        </table:table-row>
        <table:table-row table:style-name="ro1">
          <table:table-cell table:style-name="ce1" office:value-type="string">
            <text:p>14354</text:p>
          </table:table-cell>
          <table:table-cell table:style-name="ce1" office:value-type="string">
            <text:p>Lux-Case/Mobil/HTC/HTC HD7/HTC HD7 Covers</text:p>
          </table:table-cell>
          <table:table-cell table:style-name="ce1" office:value-type="string">
            <text:p>&lt;p&gt;Her på Lux-Case finder du det største udvalg af HTC HD7 covers. Vi sælger kun HTC HD7 covers af topkvalitet. Det betyder ikke kun er funktionelle og holdbare men samtidig stilfulde. Vi HTC HD7 covers i både silicone og i hård plast og i flere forskellige designs.&lt;/p&gt;</text:p>
          </table:table-cell>
          <table:table-cell table:style-name="ce1" office:value-type="string">
            <text:p>HTC HD7 Covers Køb dit nye HTC HD7 cover hos. DK's bedste udvalg!</text:p>
          </table:table-cell>
        </table:table-row>
        <table:table-row table:style-name="ro1">
          <table:table-cell table:style-name="ce1" office:value-type="string">
            <text:p>14355</text:p>
          </table:table-cell>
          <table:table-cell table:style-name="ce1" office:value-type="string">
            <text:p>Lux-Case/Mobil/HTC/HTC HD7/HTC HD7 Beskyttelsesfilm</text:p>
          </table:table-cell>
          <table:table-cell table:style-name="ce1" office:value-type="string">
            <text:p>HTC HD7 Beskyttelsesfilm</text:p>
          </table:table-cell>
          <table:table-cell table:style-name="ce1" office:value-type="string">
            <text:p>HTC HD7 Beskyttelsesfilm Få DK`s billigste beskyttelse til din HTC HD7 Køb beskyttelsesfilm online i dag.</text:p>
          </table:table-cell>
        </table:table-row>
        <table:table-row table:style-name="ro1">
          <table:table-cell table:style-name="ce1" office:value-type="string">
            <text:p>14356</text:p>
          </table:table-cell>
          <table:table-cell table:style-name="ce1" office:value-type="string">
            <text:p>Lux-Case/Mobil/HTC/HTC HD7/HTC HD7 Etuier</text:p>
          </table:table-cell>
          <table:table-cell table:style-name="ce1" office:value-type="string">
            <text:p>HTC HD7 Etuier</text:p>
          </table:table-cell>
          <table:table-cell table:style-name="ce1" office:value-type="string">
            <text:p>HTC HD7 Etuier Køb dit nye læder etui hos Lux-Case.dk.</text:p>
          </table:table-cell>
        </table:table-row>
        <table:table-row table:style-name="ro1">
          <table:table-cell table:style-name="ce1" office:value-type="string">
            <text:p>14369</text:p>
          </table:table-cell>
          <table:table-cell table:style-name="ce1" office:value-type="string">
            <text:p>Lux-Case/Mobil/HTC/HTC Evo 4G</text:p>
          </table:table-cell>
          <table:table-cell table:style-name="ce1" office:value-type="string">
            <text:p>Tilbehør for HTC Evo 4G</text:p>
          </table:table-cell>
          <table:table-cell table:style-name="ce1" office:value-type="string">
            <text:p>HTC Evo 4G er en lækker ny kvalietsmobil som vi her på Lux-Case.dk spår stor succes! Køb dit nye HTC Evo 4G udstyr på Lux-Case.dk i dag!</text:p>
          </table:table-cell>
        </table:table-row>
        <table:table-row table:style-name="ro1">
          <table:table-cell table:style-name="ce1" office:value-type="string">
            <text:p>14370</text:p>
          </table:table-cell>
          <table:table-cell table:style-name="ce1" office:value-type="string">
            <text:p>Lux-Case/Mobil/HTC/HTC Evo 4G/HTC Evo 4G Covers</text:p>
          </table:table-cell>
          <table:table-cell table:style-name="ce1" office:value-type="string">
            <text:p>HTC Evo 4G Covers</text:p>
          </table:table-cell>
          <table:table-cell table:style-name="ce1" office:value-type="string">
            <text:p>HTC Evo 4G Covers. Køb dit nye HTC Evo 4G cover hos Danmarks Bedste Udvalg!</text:p>
          </table:table-cell>
        </table:table-row>
        <table:table-row table:style-name="ro1">
          <table:table-cell table:style-name="ce1" office:value-type="string">
            <text:p>14371</text:p>
          </table:table-cell>
          <table:table-cell table:style-name="ce1" office:value-type="string">
            <text:p>Lux-Case/Mobil/HTC/HTC Evo 4G/HTC Evo 4G Beskyttelsesfilm</text:p>
          </table:table-cell>
          <table:table-cell table:style-name="ce1" office:value-type="string">
            <text:p>HTC Evo 4G Beskyttelsesfilm</text:p>
          </table:table-cell>
          <table:table-cell table:style-name="ce1" office:value-type="string">
            <text:p>HTC Evo 4G Beskyttelsesfilm Få DK`s billigste beskyttelse til din HTC Evo 4G Køb beskyttelsesfilm online i dag.</text:p>
          </table:table-cell>
        </table:table-row>
        <table:table-row table:style-name="ro1">
          <table:table-cell table:style-name="ce1" office:value-type="string">
            <text:p>14372</text:p>
          </table:table-cell>
          <table:table-cell table:style-name="ce1" office:value-type="string">
            <text:p>Lux-Case/Mobil/HTC/HTC Evo 4G/HTC Evo 4G Etuier</text:p>
          </table:table-cell>
          <table:table-cell table:style-name="ce1" office:value-type="string">
            <text:p>HTC Evo 4G Etuier</text:p>
          </table:table-cell>
          <table:table-cell table:style-name="ce1" office:value-type="string">
            <text:p>Alle slags HTC Etuier hos os. F.eks HTC Evo 4G Etuier Køb dit nye læder etui hos Lux-Case.dk.</text:p>
          </table:table-cell>
        </table:table-row>
        <table:table-row table:style-name="ro1">
          <table:table-cell table:style-name="ce1" office:value-type="string">
            <text:p>14385</text:p>
          </table:table-cell>
          <table:table-cell table:style-name="ce1" office:value-type="string">
            <text:p>Lux-Case/Mobil/HTC/HTC Touch Diamond</text:p>
          </table:table-cell>
          <table:table-cell table:style-name="ce1" office:value-type="string">
            <text:p>&lt;p&gt;Her på Lux-Case finder du det største udvalg af HTC Touch Diamond covers. Vi sælger kun HTC Touch Diamond covers af topkvalitet. Det betyder ikke kun er funktionelle og holdbare men samtidig stilfulde. Vi HTC Touch Diamond covers i både silicone og i hård plast og i flere forskellige designs.&lt;/p&gt;</text:p>
          </table:table-cell>
          <table:table-cell table:style-name="ce1" office:value-type="string">
            <text:p>HTC Touch Diamond er en lækker ny kvalietsmobil som vi her på Lux-Case.dk spår stor succes! Køb dit nye HTC Touch Diamond udstyr på Lux-Case.dk i dag!</text:p>
          </table:table-cell>
        </table:table-row>
        <table:table-row table:style-name="ro1">
          <table:table-cell table:style-name="ce1" office:value-type="string">
            <text:p>14386</text:p>
          </table:table-cell>
          <table:table-cell table:style-name="ce1" office:value-type="string">
            <text:p>Lux-Case/Mobil/HTC/HTC Touch Diamond/HTC Touch Diamond Covers</text:p>
          </table:table-cell>
          <table:table-cell table:style-name="ce1" office:value-type="string">
            <text:p>HTC Touch Diamond Covers</text:p>
          </table:table-cell>
          <table:table-cell table:style-name="ce1" office:value-type="string">
            <text:p>HTC Touch Diamond Covers Køb dit nye HTC Touch Diamond cover hos os. Bedste Udvalg i Danmark.</text:p>
          </table:table-cell>
        </table:table-row>
        <table:table-row table:style-name="ro1">
          <table:table-cell table:style-name="ce1" office:value-type="string">
            <text:p>14387</text:p>
          </table:table-cell>
          <table:table-cell table:style-name="ce1" office:value-type="string">
            <text:p>Lux-Case/Mobil/HTC/HTC Touch Diamond/HTC Touch Diamond Beskyttelsesfilm</text:p>
          </table:table-cell>
          <table:table-cell table:style-name="ce1" office:value-type="string">
            <text:p>HTC Touch Diamond Beskyttelsesfilm</text:p>
          </table:table-cell>
          <table:table-cell table:style-name="ce1" office:value-type="string">
            <text:p>HTC Touch Diamond Beskyttelsesfilm Få DK`s billigste beskyttelse til din HTC Touch Diamond Køb beskyttelsesfilm online i dag.</text:p>
          </table:table-cell>
        </table:table-row>
        <table:table-row table:style-name="ro1">
          <table:table-cell table:style-name="ce1" office:value-type="string">
            <text:p>14388</text:p>
          </table:table-cell>
          <table:table-cell table:style-name="ce1" office:value-type="string">
            <text:p>Lux-Case/Mobil/HTC/HTC Touch Diamond/HTC Touch Diamond Etuier</text:p>
          </table:table-cell>
          <table:table-cell table:style-name="ce1" office:value-type="string">
            <text:p>HTC Touch Diamond Etuier</text:p>
          </table:table-cell>
          <table:table-cell table:style-name="ce1" office:value-type="string">
            <text:p>HTC Touch Diamond Etuier Køb dit nye læder etui hos Lux-Case.dk.</text:p>
          </table:table-cell>
        </table:table-row>
        <table:table-row table:style-name="ro1">
          <table:table-cell table:style-name="ce1" office:value-type="string">
            <text:p>14401</text:p>
          </table:table-cell>
          <table:table-cell table:style-name="ce1" office:value-type="string">
            <text:p>Lux-Case/Mobil/HTC/HTC Touch Diamond 2</text:p>
          </table:table-cell>
          <table:table-cell table:style-name="ce1" office:value-type="string">
            <text:p>&lt;p&gt;Her på Lux-Case finder du det største udvalg af HTC Touch Diamond 2 covers. Vi sælger kun HTC Touch Diamond 2 covers af topkvalitet. Det betyder ikke kun er funktionelle og holdbare men samtidig stilfulde. Vi HTC Touch Diamond 2 covers i både silicone og i hård plast og i flere forskellige designs. Og husk, her på Lux-Case får du altid levering på aller HTC Touch Diamond 2 covers.&lt;/p&gt;</text:p>
          </table:table-cell>
          <table:table-cell table:style-name="ce1" office:value-type="string">
            <text:p>HTC Touch Diamond 2 er en lækker ny kvalietsmobil som vi her på Lux-Case.dk spår stor succes! Køb dit nye HTC Touch Diamond 2 udstyr på Lux-Case.dk i dag!</text:p>
          </table:table-cell>
        </table:table-row>
        <table:table-row table:style-name="ro1">
          <table:table-cell table:style-name="ce1" office:value-type="string">
            <text:p>14402</text:p>
          </table:table-cell>
          <table:table-cell table:style-name="ce1" office:value-type="string">
            <text:p>Lux-Case/Mobil/HTC/HTC Touch Diamond 2/HTC Touch Diamond 2 Covers</text:p>
          </table:table-cell>
          <table:table-cell table:style-name="ce1" office:value-type="string">
            <text:p>HTC Touch Diamond 2 Covers</text:p>
          </table:table-cell>
          <table:table-cell table:style-name="ce1" office:value-type="string">
            <text:p>HTC Touch Diamond 2 Covers Køb dit nye HTC Touch Diamond 2 cover hos os. DK's bedste udvalg!</text:p>
          </table:table-cell>
        </table:table-row>
        <table:table-row table:style-name="ro1">
          <table:table-cell table:style-name="ce1" office:value-type="string">
            <text:p>14403</text:p>
          </table:table-cell>
          <table:table-cell table:style-name="ce1" office:value-type="string">
            <text:p>Lux-Case/Mobil/HTC/HTC Touch Diamond 2/HTC Touch Diamond 2 Beskyttelsesfilm</text:p>
          </table:table-cell>
          <table:table-cell table:style-name="ce1" office:value-type="string">
            <text:p>HTC Touch Diamond 2 Beskyttelsesfilm</text:p>
          </table:table-cell>
          <table:table-cell table:style-name="ce1" office:value-type="string">
            <text:p>HTC Touch Diamond 2 Beskyttelsesfilm Få DK`s billigste beskyttelse til din HTC Touch Diamond 2 Køb beskyttelsesfilm online i dag.</text:p>
          </table:table-cell>
        </table:table-row>
        <table:table-row table:style-name="ro1">
          <table:table-cell table:style-name="ce1" office:value-type="string">
            <text:p>14404</text:p>
          </table:table-cell>
          <table:table-cell table:style-name="ce1" office:value-type="string">
            <text:p>Lux-Case/Mobil/HTC/HTC Touch Diamond 2/HTC Touch Diamond 2 Etuier</text:p>
          </table:table-cell>
          <table:table-cell table:style-name="ce1" office:value-type="string">
            <text:p>HTC Touch Diamond 2 Etuier</text:p>
          </table:table-cell>
          <table:table-cell table:style-name="ce1" office:value-type="string">
            <text:p>HTC Touch Diamond 2 Etuier. Køb dit nye læder etui hos Lux-Case.dk.</text:p>
          </table:table-cell>
        </table:table-row>
        <table:table-row table:style-name="ro1">
          <table:table-cell table:style-name="ce1" office:value-type="string">
            <text:p>15219</text:p>
          </table:table-cell>
          <table:table-cell table:style-name="ce1" office:value-type="string">
            <text:p>Lux-Case/Mobil/Nokia/Nokia Lumia 920</text:p>
          </table:table-cell>
          <table:table-cell table:style-name="ce1" office:value-type="string">
            <text:p>Ønsker du et unikt og personligt udseende til din nye Nokia Lumia 920? Så er du landet på den helt korrekte side! Med et enormt udvalg af kvalitetsvarer til Nokia Lumia 920, er vi overbeviste om at dit drømme cover også er en del af vores sortiment. Vi har både sjove, skøre og stilrene covers for enhver smag og pengepung. Udover at give Nokia Lumia 920 et helt nyt look, så giver det samtidig en Nokia Lumia 920 en uvurderlig beskyttelse, da du med et Nokia Lumia 920 cover sikrer dog mod skader og skrammer. </text:p>
          </table:table-cell>
          <table:table-cell table:style-name="ce1" office:value-type="string">
            <text:p>Nokia Lumia 920 er en lækker ny kvalietsmobil som vi her på Lux-Case.dk spår stor succes! Køb dit nye Nokia Lumia 920 udstyr på Lux-Case.dk i dag!</text:p>
          </table:table-cell>
        </table:table-row>
        <table:table-row table:style-name="ro1">
          <table:table-cell table:style-name="ce1" office:value-type="string">
            <text:p>15235</text:p>
          </table:table-cell>
          <table:table-cell table:style-name="ce1" office:value-type="string">
            <text:p>Lux-Case/Mobil/Nokia/Nokia Lumia 900</text:p>
          </table:table-cell>
          <table:table-cell table:style-name="ce1" office:value-type="string">
            <text:p>Nokia Lumia 900 er endnu et high-end produkt fra finske Nokia, og på Lux-Cas.dk, kan du være sikker på at vores Nokia Lumia 900 covers og lignende tilbehør, er at selvsamme høje kvalitetsstandard. Men en stram kvalitetssikring, sørger vi nemlig for, at alle de produkter vi sender ud til jer kunder, er af en kvalitet som umuligt kan klages over. Udover lækre Nokia Lumia 900 covers, kan vi tilbyde et væld af andre muligheder for spændende tilbehør Nokia Lumia 900. Med vores udvalg på tusindvis af varer ville det undre os meget, hvis det ikke var muligt for dig, at finde noget som passer lige præcis til din smag. </text:p>
          </table:table-cell>
          <table:table-cell table:style-name="ce1" office:value-type="string">
            <text:p>Nokia Lumia 900 er en lækker ny kvalietsmobil som vi her på Lux-Case.dk spår stor succes! Køb dit nye Nokia Lumia 900 udstyr på Lux-Case.dk i dag!</text:p>
          </table:table-cell>
        </table:table-row>
        <table:table-row table:style-name="ro1">
          <table:table-cell table:style-name="ce1" office:value-type="string">
            <text:p>15251</text:p>
          </table:table-cell>
          <table:table-cell table:style-name="ce1" office:value-type="string">
            <text:p>Lux-Case/Mobil/Nokia/Nokia Lumia 820</text:p>
          </table:table-cell>
          <table:table-cell table:style-name="ce1" office:value-type="string">
            <text:p>Med Nokia Lumia 820 i hånden, føler man vitterligt at man har med et kvalitetsprodukt af gøre. Præcis samme følelse opnår du med vores store kollektion af spændende Nokia Lumia 820 covers. Du kan vælge i mellem alt lige fra dobbelt lags skridsikrede silikone covers, lette bumpers over til stilsikre læderetuier af højeste kvalitet. Uanset hvad du måtte have brug for af Nokia Lumia 820 tilbehør, så finder du det med garanti hos danmarks største Nokia Lumia 820 udvalg: Lux-Case.dk! </text:p>
          </table:table-cell>
          <table:table-cell table:style-name="ce1" office:value-type="string">
            <text:p>Nokia Lumia 820 er en lækker ny kvalietsmobil som vi her på Lux-Case.dk spår stor succes! Køb dit nye Nokia Lumia 820 udstyr på Lux-Case.dk i dag!</text:p>
          </table:table-cell>
        </table:table-row>
        <table:table-row table:style-name="ro1">
          <table:table-cell table:style-name="ce1" office:value-type="string">
            <text:p>15267</text:p>
          </table:table-cell>
          <table:table-cell table:style-name="ce1" office:value-type="string">
            <text:p>Lux-Case/Mobil/Nokia/Nokia Lumia 810</text:p>
          </table:table-cell>
          <table:table-cell table:style-name="ce1" office:value-type="string">
            <text:p>Med Nokia Lumia 810 har finske Nokia endnu engang placeret sig i det absolutte førerfelt når det kommer til smartphones. Markedet er nærmest umætteligt, og vi oplever her hos Lux-Case.dk, en enorm efterspørgsel efter nye produkter. Derfor har vi netop lanceret en ekstra stor kollektion af helt nye Nokia Lumia 810 covers, som går fra søde og farverige covers over til de mere seriøse business Nokia Lumia 810 covers. Husk at vi hos Lux-Case.dk, har valgt at tilbyde FRI FRAGT på alle køb af Nokia Lumia 810 etuier, samt andre produkter fra vores shop! </text:p>
          </table:table-cell>
          <table:table-cell table:style-name="ce1" office:value-type="string">
            <text:p>Nokia Lumia 810 er en lækker ny kvalietsmobil som vi her på Lux-Case.dk spår stor succes! Køb dit nye Nokia Lumia 810 udstyr på Lux-Case.dk i dag!</text:p>
          </table:table-cell>
        </table:table-row>
        <table:table-row table:style-name="ro1">
          <table:table-cell table:style-name="ce1" office:value-type="string">
            <text:p>15283</text:p>
          </table:table-cell>
          <table:table-cell table:style-name="ce1" office:value-type="string">
            <text:p>Lux-Case/Mobil/Nokia/Nokia Lumia 800</text:p>
          </table:table-cell>
          <table:table-cell table:style-name="ce1" office:value-type="string">
            <text:p>Nokia Lumia 800 - endnu et sandt kvalitetsprodukt fra det verdensomspændende finske firma - Nokia. Med en finish i højeste klasse, er man nød til at have tilbehør som matcher, og det er lige hvad du kan finde her på siden. Uanset hvad du er ude efter, Nokia Lumia 800 covers, en ekstra lader, et par højtalere til stranden eller måske blot et bæltespænde til Nokia Lumia 800, så finder du det lige her - og det er til danmarks absolut stærkeste priser! Når du samtidig får fragten betalt, så er der vist ingen undskyldning længere! </text:p>
          </table:table-cell>
          <table:table-cell table:style-name="ce1" office:value-type="string">
            <text:p>Nokia Lumia 800 er en lækker ny kvalietsmobil som vi her på Lux-Case.dk spår stor succes! Køb dit nye Nokia Lumia 800 udstyr på Lux-Case.dk i dag!</text:p>
          </table:table-cell>
        </table:table-row>
        <table:table-row table:style-name="ro1">
          <table:table-cell table:style-name="ce1" office:value-type="string">
            <text:p>15299</text:p>
          </table:table-cell>
          <table:table-cell table:style-name="ce1" office:value-type="string">
            <text:p>Lux-Case/Mobil/Nokia/Nokia Lumia 710</text:p>
          </table:table-cell>
          <table:table-cell table:style-name="ce1" office:value-type="string">
            <text:p>Nokia Lumia 710 - et produkt som udstråler klasse og et tidsløst, stilrent design - akkurat som vores produkter her hos Lux-Case.dk. Vi gør altid vores ypperste for at sikre, at du som kunde, finder lige præcis det Nokia Lumia 710 tilbehør, som det ikke er lykkedes dig at finde andetsteds. Vores enorme kollektioner af covers, Nokia Lumia 710 etuier, Nokia Lumia 710 opladere og lignende, sikrer at du aldrig behøver kigge to steder, når du skal købe dit nye Nokia Lumia 710 udstyr. Lux-Case.dk har det hele, og alle de produkter du ser på siden, er ALTID på lager! </text:p>
          </table:table-cell>
          <table:table-cell table:style-name="ce1" office:value-type="string">
            <text:p>Nokia Lumia 710 er en lækker ny kvalietsmobil som vi her på Lux-Case.dk spår stor succes! Køb dit nye Nokia Lumia 710 udstyr på Lux-Case.dk i dag!</text:p>
          </table:table-cell>
        </table:table-row>
        <table:table-row table:style-name="ro1">
          <table:table-cell table:style-name="ce1" office:value-type="string">
            <text:p>15315</text:p>
          </table:table-cell>
          <table:table-cell table:style-name="ce1" office:value-type="string">
            <text:p>Lux-Case/Mobil/Nokia/Nokia Lumia 620</text:p>
          </table:table-cell>
          <table:table-cell table:style-name="ce1" office:value-type="string">
            <text:p>&lt;p&gt;Nyd hurtig levering når du køber Nokia Lumia 620 tilbehør her fra siden! Kunden er altid i centrum og vi vil derfor gøre alt hvad vi kan, for at gøre dig helt og aldeles tilfreds med dit køb af et nyt Nokia Lumia 620 cover, etuier eller en af vores mange andre spændende Nokia Lumia 620 produkter. Dette sikrer vi bl.a. igennem et enormt højt serviceniveau som betyder, at du altid kan kontakte vores dygtige serviceteam, hvis du skulle have nogen spørgsmål til vores Nokia Lumia 620 tilbehør. Derudover kører vi med en PRISGARANTI politik som er med til at sikre dig, som forbruger, at du altid får den bedst tænke lige pris.&lt;/p&gt;</text:p>
          </table:table-cell>
          <table:table-cell table:style-name="ce1" office:value-type="string">
            <text:p>Nokia Lumia 620 er en lækker ny kvalietsmobil som vi her på Lux-Case.dk spår stor succes! Køb dit nye Nokia Lumia 620 udstyr på Lux-Case.dk i dag!</text:p>
          </table:table-cell>
        </table:table-row>
        <table:table-row table:style-name="ro1">
          <table:table-cell table:style-name="ce1" office:value-type="string">
            <text:p>15331</text:p>
          </table:table-cell>
          <table:table-cell table:style-name="ce1" office:value-type="string">
            <text:p>Lux-Case/Mobil/Nokia/Nokia Lumia 610</text:p>
          </table:table-cell>
          <table:table-cell table:style-name="ce1" office:value-type="string">
            <text:p>Nokia Lumia 610 er smartphonen for personer som ønsker at det bedste af det bedste. Det samme er vores kunder, da vi altid stræber efter at have det højest tænkelige kvalitetsniveau. Vi tester altid vores produkter igennem en stram kvalitetskontrol, så vi er sikre på, at det Nokia Lumia 610 tilbehør vi sender ud til dig, er den kvalitet som du også forventer. Alt lige fra Nokia Lumia 610 covers over til etuier, bilopladere og mini højtalere er derfor altid af højeste kvalitet, men samtidig til en pris, hvor alle kan være med, uanset tykkelsen på din tegnebog!&lt;br&gt;</text:p>
            <text:p/>
            <text:p>&lt;br&gt; </text:p>
            <text:p>Det er blevet enormt populært at personliggøre sin Nokia Lumia 610 og derfor har vi her hos Lux-Case.dk mødt en stor efterspørgsel efter covers til Nokia Lumia 610. Derfor har vi netop udvidet vores kollektion betragteligt, så det nu indebærer at vi har et enormt varerlager af lækre Nokia Lumia 610 covers og andre produkter. Husk at vi har fri fragt på alt. </text:p>
          </table:table-cell>
          <table:table-cell table:style-name="ce1" office:value-type="string">
            <text:p>Nokia Lumia 610 er en lækker ny kvalietsmobil som vi her på Lux-Case.dk spår stor succes! Køb dit nye Nokia Lumia 610 udstyr på Lux-Case.dk i dag!</text:p>
          </table:table-cell>
        </table:table-row>
        <table:table-row table:style-name="ro1">
          <table:table-cell table:style-name="ce1" office:value-type="string">
            <text:p>15347</text:p>
          </table:table-cell>
          <table:table-cell table:style-name="ce1" office:value-type="string">
            <text:p>Lux-Case/Mobil/Nokia/Nokia Lumia 510</text:p>
          </table:table-cell>
          <table:table-cell table:style-name="ce1" office:value-type="string">
            <text:p>Nokia Lumia 510 gør finske Nokia for alvor deres indtog på smartphone markedet. Her på Lux-Case.dk sidder vi klar, og har derfor lanceret en hel kollektion af nye Nokia Lumia 510 covers, som med garanti, vil vende nogle hoveder på arbejdet eller i skolen. Hvad end du er til det flashy bling-bling eller mere stilrene og enkle, så har vi helt sikkert et cover eller Nokia Lumia 510 etui, som passer akkurat til din personlighed og stil. Køb dit nye Nokia Lumia 510 cover allerede i dag, og du får fragten betalt, samt leveret Nokia Lumia 510 produktet indenfor 1-2 dage. </text:p>
          </table:table-cell>
          <table:table-cell table:style-name="ce1" office:value-type="string">
            <text:p>Nokia Lumia 510 er en lækker ny kvalietsmobil som vi her på Lux-Case.dk spår stor succes! Køb dit nye Nokia Lumia 510 udstyr på Lux-Case.dk i dag!</text:p>
          </table:table-cell>
        </table:table-row>
        <table:table-row table:style-name="ro1">
          <table:table-cell table:style-name="ce1" office:value-type="string">
            <text:p>15363</text:p>
          </table:table-cell>
          <table:table-cell table:style-name="ce1" office:value-type="string">
            <text:p>Lux-Case/Mobil/Nokia/Nokia N9</text:p>
          </table:table-cell>
          <table:table-cell table:style-name="ce1" office:value-type="string">
            <text:p>Nokia N9 er Nokias nyeste smartphone og den udstråler ren klasse. Det samme gør vores produkter til Nokia N9, så det er bare med at tage et kig her på siden, hvorved du med statsgaranti, finder et Nokia N9 cover, etui eller biloplader, blandt for at nævnte et par produkter i vores sortiment, som passer lige til dig. Vi samler på glade og tilfredse kunder, så hvis du har et spørgsmål angående Nokia N9, eller på anden måde vil i kontakt med os, så sidder vores supportteam klar til at hjælpe dig! </text:p>
          </table:table-cell>
          <table:table-cell table:style-name="ce1" office:value-type="string">
            <text:p>Nokia N9 er en lækker ny kvalietsmobil som vi her på Lux-Case.dk spår stor succes! Køb dit nye Nokia N9 udstyr på Lux-Case.dk i dag!</text:p>
          </table:table-cell>
        </table:table-row>
        <table:table-row table:style-name="ro1">
          <table:table-cell table:style-name="ce1" office:value-type="string">
            <text:p>15379</text:p>
          </table:table-cell>
          <table:table-cell table:style-name="ce1" office:value-type="string">
            <text:p>Lux-Case/Mobil/Nokia/Nokia Asha 311</text:p>
          </table:table-cell>
          <table:table-cell table:style-name="ce1" office:value-type="string">
            <text:p>&lt;p&gt;En bredt udvalg af Nokia Asha 311 covers, cases og tilbehør finder du lige her på Lux-Case.dk! Er du på udgik efter et nyt læderetui til Nokia Asha 311, så finder du det her. Eller hvad med noget beskyttelsesfilm til at beskytte din skærm mod ridser og skrammer, som der uundgåeligt vil komme? Uanset hvad du er til, så kan du finde det her på Lux-Case.dk, og det er altid med en leveringstid som du ikke finder meget hurtigere!&lt;/p&gt;</text:p>
          </table:table-cell>
          <table:table-cell table:style-name="ce1" office:value-type="string">
            <text:p>Nokia Asha 311 er en lækker ny kvalietsmobil som vi her på Lux-Case.dk spår stor succes! Køb dit nye Nokia Asha 311 udstyr på Lux-Case.dk i dag!</text:p>
          </table:table-cell>
        </table:table-row>
        <table:table-row table:style-name="ro1">
          <table:table-cell table:style-name="ce1" office:value-type="string">
            <text:p>15395</text:p>
          </table:table-cell>
          <table:table-cell table:style-name="ce1" office:value-type="string">
            <text:p>Lux-Case/Mobil/Nokia/Nokia Asha 302</text:p>
          </table:table-cell>
          <table:table-cell table:style-name="ce1" office:value-type="string">
            <text:p>Her på siden finder du alt i tilbehør til Nokia Asha 302. Udover de covers som vi har på lager, så finder du et væld af andre produkter som ligeledes er kompatible med Nokia Asha 302. Det drejer sig både om opladere, højtalere, Nokia Asha 302 etuier, beskyttelsesskærme, og hvad du ellers kan finde af gadgets og Nokia Asha 302 tilbehør på siden, som du finder interesseret. Hvis du skulle ligge inde med nogen form for spørgsmål angående vores Nokia Asha 302 produkter, så ring hos endelig op, eller send os en mail på en opgivne e-mail. </text:p>
          </table:table-cell>
          <table:table-cell table:style-name="ce1" office:value-type="string">
            <text:p>Nokia Asha 302 er en lækker ny kvalietsmobil som vi her på Lux-Case.dk spår stor succes! Køb dit nye Nokia Asha 302 udstyr på Lux-Case.dk i dag!</text:p>
          </table:table-cell>
        </table:table-row>
        <table:table-row table:style-name="ro1">
          <table:table-cell table:style-name="ce1" office:value-type="string">
            <text:p>15411</text:p>
          </table:table-cell>
          <table:table-cell table:style-name="ce1" office:value-type="string">
            <text:p>Lux-Case/Mobil/Nokia/Nokia 808 PureView</text:p>
          </table:table-cell>
          <table:table-cell table:style-name="ce1" office:value-type="string">
            <text:p>Nokia 808 PureView er endnu et kvalitetsprodukt fra Nokias side. Som altid, er de kendte for ordentlig håndværk, men samtidig til en pris, hvor alle kan være med. Samme principper har vi her hos Lux-Case.dk, hvor udvalget af Nokia 808 PureView er enormt og hvor du utvivlsomt er i stand til at finde et Nokia 808 PureView eller andet Nokia 808 PureView tilbehør som er lige netop for dig. Køb online i dag, og du får mulighed for fri fragt på samtlige Nokia 808 PureView produkter og derudover en prisgaranti som sikrer dig et godt køb. </text:p>
          </table:table-cell>
          <table:table-cell table:style-name="ce1" office:value-type="string">
            <text:p>Nokia 808 PureView er en lækker ny kvalietsmobil som vi her på Lux-Case.dk spår stor succes! Køb dit nye Nokia 808 PureView udstyr på Lux-Case.dk i dag!</text:p>
          </table:table-cell>
        </table:table-row>
        <table:table-row table:style-name="ro1">
          <table:table-cell table:style-name="ce1" office:value-type="string">
            <text:p>15427</text:p>
          </table:table-cell>
          <table:table-cell table:style-name="ce1" office:value-type="string">
            <text:p>Lux-Case/Mobil/Nokia/Nokia 701</text:p>
          </table:table-cell>
          <table:table-cell table:style-name="ce1" office:value-type="string">
            <text:p>&lt;p&gt;Service i højeste klasse og et kvalitetsniveau som du ikke finder andetsteds - lyder det som noget for dig? i så fald, så er Lux-Case.dk lige præcis webshoppen som du skal benytte dig af, når du næste gange skal købe Nokia 701 tilbehør. Vores udvalg af Nokia 701 covers er som altid omfattende, og du kan med garanti finde et cover eller et Nokia 701 etui, som er lige din stil. Deudover er det vigtigt at beskytte sin Nokai 701 mod skader og ridser, og lige præcis det, opnår du ved at anskaffe dig et af vores slidstærke covers.&lt;/p&gt;</text:p>
          </table:table-cell>
          <table:table-cell table:style-name="ce1" office:value-type="string">
            <text:p>Nokia 701 er en lækker ny kvalietsmobil som vi her på Lux-Case.dk spår stor succes! Køb dit nye Nokia 701 udstyr på Lux-Case.dk i dag!</text:p>
          </table:table-cell>
        </table:table-row>
        <table:table-row table:style-name="ro1">
          <table:table-cell table:style-name="ce1" office:value-type="string">
            <text:p>15443</text:p>
          </table:table-cell>
          <table:table-cell table:style-name="ce1" office:value-type="string">
            <text:p>Lux-Case/Mobil/Nokia/Nokia 700</text:p>
          </table:table-cell>
          <table:table-cell table:style-name="ce1" office:value-type="string">
            <text:p>Nokia 700 - en smartphone som virkelig viser det høje niveau, som Nokia altid har været kendt for. Det samme høje niveau gør sig ligeledes gældende i forhold til vores Nokia 700 tilbehør og covers. Vi ønsker at du har den bedst mulige oplevelse i forbindelse med dit køb af Nokia 700 tilbehør. Derfor får du dit nye Nokia 700 cover leveret til din hoved, kvit og frit! Dette går dog ikke ud over leveringstiden, så hvis du bestiller dit nye Nokia 700 inden kl. 15, så sørger vi at du har det liggende klar til dig i postkassen den efterfølgende dag! </text:p>
          </table:table-cell>
          <table:table-cell table:style-name="ce1" office:value-type="string">
            <text:p>Nokia 700 er en lækker ny kvalietsmobil som vi her på Lux-Case.dk spår stor succes! Køb dit nye Nokia 700 udstyr på Lux-Case.dk i dag!</text:p>
          </table:table-cell>
        </table:table-row>
        <table:table-row table:style-name="ro1">
          <table:table-cell table:style-name="ce1" office:value-type="string">
            <text:p>15459</text:p>
          </table:table-cell>
          <table:table-cell table:style-name="ce1" office:value-type="string">
            <text:p>Lux-Case/Mobil/Nokia/Nokia 603</text:p>
          </table:table-cell>
          <table:table-cell table:style-name="ce1" office:value-type="string">
            <text:p>Nokia 603 er det seneste fra den finske mobil gigant, Nokia. Med det altid høje ambitionsniveau, sætter de virkelig standarden for hvordan man laver en smartphone af høj kvalitet. Det samme gør sig gældende her på Lux-Case.dk, hvor vi kun ønsker at sælge produkter, som vi mener har den fornødne kvalitet. Vores udvalg af Nokai 603 tilbehør og covers er uhørt stort, og uanset hvad vi er ude efter, så finder du hvad du søger lige her på siden. For at du bliver endnu en af vores tilfredse kunder, så skal du være mere end velkommen til altid at kontakte os, hvis du skulle have spørgsmål til et af vores Nokia 603 produkter. </text:p>
          </table:table-cell>
          <table:table-cell table:style-name="ce1" office:value-type="string">
            <text:p>Nokia 603 er en lækker ny kvalietsmobil som vi her på Lux-Case.dk spår stor succes! Køb dit nye Nokia 603 udstyr på Lux-Case.dk i dag!</text:p>
          </table:table-cell>
        </table:table-row>
        <table:table-row table:style-name="ro1">
          <table:table-cell table:style-name="ce1" office:value-type="string">
            <text:p>15491</text:p>
          </table:table-cell>
          <table:table-cell table:style-name="ce1" office:value-type="string">
            <text:p>Lux-Case/Mobil/Nokia/Nokia C7</text:p>
          </table:table-cell>
          <table:table-cell table:style-name="ce1" office:value-type="string">
            <text:p>Skal du have nyt Nokia C7 cover, oplader, højtaler, etui eller lignende tilbehør, så behøver du ikke lede længere. På Lux-Case.dk har vi et så stort udvalg, at uanset hvad du er ude efter at tilbehør til Nokia C7, så finder du det her i et væld af forskellige former og farver. Læg dertil en service i absolut topklasse, samt PRISGARANTI og FRI FRAGT på alle Nokia C7 covers og du har opskriften på den perfekte e-handel. Vi ønsker kun tilfredse kunder, så hvis du skulle stå med nogle spørgsmål angående dit køb af nyt Nokia C7 tilbehør, så står vi klar til at hjælpe dig! </text:p>
          </table:table-cell>
          <table:table-cell table:style-name="ce1" office:value-type="string">
            <text:p>Nokia C7 er en lækker ny kvalietsmobil som vi her på Lux-Case.dk spår stor succes! Køb dit nye Nokia C7 udstyr på Lux-Case.dk i dag!</text:p>
          </table:table-cell>
        </table:table-row>
        <table:table-row table:style-name="ro1">
          <table:table-cell table:style-name="ce1" office:value-type="string">
            <text:p>15507</text:p>
          </table:table-cell>
          <table:table-cell table:style-name="ce1" office:value-type="string">
            <text:p>Lux-Case/Mobil/Nokia/Nokia X6 (2009)</text:p>
          </table:table-cell>
          <table:table-cell table:style-name="ce1" office:value-type="string">
            <text:p>&lt;p&gt;Står du og mangler et beskyttende cover eller bumper til din Nokia X6, så behøver du ikke lede længere - vi tør os Lux-Case.dk godt garantere, at hvis dit ønskede Nokia X6 cover er tilgængeligt på markedet, så er det tilgængeligt på Lux-Case.dk! Derudover tilbyder vi service i en klasse, som du ikke finder andre steder! Når du har fundet dit ønskede Nokia X6 tilbehør eller Nokia X6 cover, så sender vi det til dig med PostNord. Hvis du derudover bestiller dit nye Nokia X6 etui inden kl. 15 en hverdag, så sørger vi for at du har det i hænderne dagen efter. &lt;strong&gt;&lt;a href=\"https://lux-case.se/nokia-x6-5.html\"&gt;Leder du efter tilbehør til Nokia X6 fra 2018 - Klik her&lt;/a&gt;&lt;/strong&gt;&lt;/p&gt;</text:p>
          </table:table-cell>
          <table:table-cell table:style-name="ce1" office:value-type="string">
            <text:p>Nokia X6 (2009) er en lækker ny kvalietsmobil som vi her på Lux-Case.dk spår stor succes! Køb dit nye Nokia X6 udstyr på Lux-Case.dk i dag!</text:p>
          </table:table-cell>
        </table:table-row>
        <table:table-row table:style-name="ro1">
          <table:table-cell table:style-name="ce1" office:value-type="string">
            <text:p>15508</text:p>
          </table:table-cell>
          <table:table-cell table:style-name="ce1" office:value-type="string">
            <text:p>Lux-Case/Mobil/Nokia/Nokia X6 (2009)/Nokia X6 (2009) Covers</text:p>
          </table:table-cell>
          <table:table-cell table:style-name="ce1" office:value-type="string">
            <text:p>Nokia X6 Covers</text:p>
          </table:table-cell>
          <table:table-cell table:style-name="ce1" office:value-type="string">
            <text:p>Nokia X6 Covers Køb dit nye Nokia X6 cover hos os - DK's bedste udvalg!</text:p>
          </table:table-cell>
        </table:table-row>
        <table:table-row table:style-name="ro1">
          <table:table-cell table:style-name="ce1" office:value-type="string">
            <text:p>15509</text:p>
          </table:table-cell>
          <table:table-cell table:style-name="ce1" office:value-type="string">
            <text:p>Lux-Case/Mobil/Nokia/Nokia X6 (2009)/Nokia X6 (2009) Beskyttelsesfilm</text:p>
          </table:table-cell>
          <table:table-cell table:style-name="ce1" office:value-type="string">
            <text:p>Nokia X6 Beskyttelsesfilm</text:p>
          </table:table-cell>
          <table:table-cell table:style-name="ce1" office:value-type="string">
            <text:p>Nokia X6 Beskyttelsesfilm Få DK`s billigste beskyttelse til din Nokia X6 Køb beskyttelsesfilm online i dag</text:p>
          </table:table-cell>
        </table:table-row>
        <table:table-row table:style-name="ro1">
          <table:table-cell table:style-name="ce1" office:value-type="string">
            <text:p>15510</text:p>
          </table:table-cell>
          <table:table-cell table:style-name="ce1" office:value-type="string">
            <text:p>Lux-Case/Mobil/Nokia/Nokia X6 (2009)/Nokia X6 (2009) Etuier</text:p>
          </table:table-cell>
          <table:table-cell table:style-name="ce1" office:value-type="string">
            <text:p>Nokia X6 Etuier</text:p>
          </table:table-cell>
          <table:table-cell table:style-name="ce1" office:value-type="string">
            <text:p>Nokia X6 Etuier Køb dit nye læder etui hos Lux-Case.dk.</text:p>
          </table:table-cell>
        </table:table-row>
        <table:table-row table:style-name="ro1">
          <table:table-cell table:style-name="ce1" office:value-type="string">
            <text:p>15523</text:p>
          </table:table-cell>
          <table:table-cell table:style-name="ce1" office:value-type="string">
            <text:p>Lux-Case/Mobil/Nokia/Nokia N8</text:p>
          </table:table-cell>
          <table:table-cell table:style-name="ce1" office:value-type="string">
            <text:p>&lt;p&gt;Står du og skal til at handle Nokia N8 tilbehør, så har vi et par gode grunde, til hvorfor Lux-Case.dk er det helt rette sted at gøre dette. Vi tilbyder: danmarks største udvalg, prisgaranti på ALT Nokia N8 tilbehør inkl. vores store udvalg af Nokia N8 covers, hurtig levering direkte til din postkasse med PostNord, sikker betaling, samt en let mulighed for returnering, hvis produktet imod alt forventning, ikke lever op til dine forventninger. Alt dette gør Lux-Case.dk til det suverænt bedste valg, når der skal handles nyt Nokia N8 tilbehør!&lt;/p&gt;</text:p>
          </table:table-cell>
          <table:table-cell table:style-name="ce1" office:value-type="string">
            <text:p>Nokia N8 er en lækker ny kvalietsmobil som vi her på Lux-Case.dk spår stor succes! Køb dit nye Nokia N8 udstyr på Lux-Case.dk i dag!</text:p>
          </table:table-cell>
        </table:table-row>
        <table:table-row table:style-name="ro1">
          <table:table-cell table:style-name="ce1" office:value-type="string">
            <text:p>15539</text:p>
          </table:table-cell>
          <table:table-cell table:style-name="ce1" office:value-type="string">
            <text:p>Lux-Case/Mobil/Nokia/Nokia E6</text:p>
          </table:table-cell>
          <table:table-cell table:style-name="ce1" office:value-type="string">
            <text:p>Nokia N6 er endnu en smartphone i særklasse fra finske Nokias populære N-serie. Med innovative designs og et særegnet design, er Nokia klar til at tage konkurrencen op på smartphone markedet. Her hos Lux-Case.dk, er vi derfor helt klar med en række nye produkter, som vil tilfredsstillende selv det mest krævende publikum. Skal det være classy, sjovt eller farverigt, så finder du lige netop hvad du søger her på siden. Tag et kig på vores nye Nokia N6 tilbehør, og hvis du skulle have nogen tvivl omkring vores Nokia N6 covers eller andre former for tilbehør, så er vi altid klar til at tage imod din forespørgsel. </text:p>
          </table:table-cell>
          <table:table-cell table:style-name="ce1" office:value-type="string">
            <text:p>Nokia E6 er en lækker ny kvalietsmobil som vi her på Lux-Case.dk spår stor succes! Køb dit nye Nokia E6 udstyr på Lux-Case.dk i dag!</text:p>
          </table:table-cell>
        </table:table-row>
        <table:table-row table:style-name="ro1">
          <table:table-cell table:style-name="ce1" office:value-type="string">
            <text:p>15555</text:p>
          </table:table-cell>
          <table:table-cell table:style-name="ce1" office:value-type="string">
            <text:p>Lux-Case/Mobil/Nokia/Nokia C5-03</text:p>
          </table:table-cell>
          <table:table-cell table:style-name="ce1" office:value-type="string">
            <text:p>Lux-Case.dk er siden med danmarks største udvalg indenfor Nokia C5-03 covers og tilbehør. Det gør vi godt sige med sikkerhed, da vi med tusindvis af varer, generelt er leveringsdygtige enhver form for smartphone tilbehør. Drejer det sig om et nye Nokia C5-03 etui, en højtaler eller hvad med et ekstra transportabelt batteri? Det hele findes på Lux-Case.dk og der er tilmed til priser, som du ikke finder billigere andre steder. Det sørger vores omfattende PRISGARANTI for. Når du handler Nokia C5-03 tilbehør på Lux-Case.dk, så handler du trygt! </text:p>
          </table:table-cell>
          <table:table-cell table:style-name="ce1" office:value-type="string">
            <text:p>Nokia C5-03 er en lækker ny kvalietsmobil som vi her på Lux-Case.dk spår stor succes! Køb dit nye Nokia C5-03 udstyr på Lux-Case.dk i dag!</text:p>
          </table:table-cell>
        </table:table-row>
        <table:table-row table:style-name="ro1">
          <table:table-cell table:style-name="ce1" office:value-type="string">
            <text:p>15571</text:p>
          </table:table-cell>
          <table:table-cell table:style-name="ce1" office:value-type="string">
            <text:p>Lux-Case/Mobil/Nokia/Nokia C6-01</text:p>
          </table:table-cell>
          <table:table-cell table:style-name="ce1" office:value-type="string">
            <text:p>Tilbehør for Nokia C6-01</text:p>
          </table:table-cell>
          <table:table-cell table:style-name="ce1" office:value-type="string">
            <text:p>Nokia C6-01 er en lækker ny kvalietsmobil som vi her på Lux-Case.dk spår stor succes! Køb dit nye Nokia C6-01 udstyr på Lux-Case.dk i dag!</text:p>
          </table:table-cell>
        </table:table-row>
        <table:table-row table:style-name="ro1">
          <table:table-cell table:style-name="ce1" office:value-type="string">
            <text:p>15587</text:p>
          </table:table-cell>
          <table:table-cell table:style-name="ce1" office:value-type="string">
            <text:p>Lux-Case/Mobil/Nokia/Nokia 5800-5230</text:p>
          </table:table-cell>
          <table:table-cell table:style-name="ce1" office:value-type="string">
            <text:p>Nokia 5800/5230 Covers - I denne kategori finder du vores udvalg af Nokia 5800 covers og Nokia 5230 covers. Vi tilbyder forskellige typer af beskyttelse til Nokia 5800/5230, deriblandt Nokia 5800 silikone covers og Nokia 5230 silikone covers. </text:p>
          </table:table-cell>
          <table:table-cell table:style-name="ce1" office:value-type="string">
            <text:p>Nokia 5800-5230 er en lækker ny kvalietsmobil som vi her på Lux-Case.dk spår stor succes! Køb dit nye Nokia 5800-5230 udstyr på Lux-Case.dk i dag!</text:p>
          </table:table-cell>
        </table:table-row>
        <table:table-row table:style-name="ro1">
          <table:table-cell table:style-name="ce1" office:value-type="string">
            <text:p>15603</text:p>
          </table:table-cell>
          <table:table-cell table:style-name="ce1" office:value-type="string">
            <text:p>Lux-Case/Mobil/Nokia/Nokia E7</text:p>
          </table:table-cell>
          <table:table-cell table:style-name="ce1" office:value-type="string">
            <text:p>Tilbehør for Nokia E7</text:p>
          </table:table-cell>
          <table:table-cell table:style-name="ce1" office:value-type="string">
            <text:p>Nokia E7 er en lækker ny kvalietsmobil som vi her på Lux-Case.dk spår stor succes! Køb dit nye Nokia E7 udstyr på Lux-Case.dk i dag!</text:p>
          </table:table-cell>
        </table:table-row>
        <table:table-row table:style-name="ro1">
          <table:table-cell table:style-name="ce1" office:value-type="string">
            <text:p>15619</text:p>
          </table:table-cell>
          <table:table-cell table:style-name="ce1" office:value-type="string">
            <text:p>Lux-Case/Mobil/Nokia/Nokia X7</text:p>
          </table:table-cell>
          <table:table-cell table:style-name="ce1" office:value-type="string">
            <text:p>Tilbehør for Nokia X7</text:p>
          </table:table-cell>
          <table:table-cell table:style-name="ce1" office:value-type="string">
            <text:p>Nokia X7 er en lækker ny kvalietsmobil som vi her på Lux-Case.dk spår stor succes! Køb dit nye Nokia X7 udstyr på Lux-Case.dk i dag!</text:p>
          </table:table-cell>
        </table:table-row>
        <table:table-row table:style-name="ro1">
          <table:table-cell table:style-name="ce1" office:value-type="string">
            <text:p>15635</text:p>
          </table:table-cell>
          <table:table-cell table:style-name="ce1" office:value-type="string">
            <text:p>Lux-Case/Mobil/Nokia/Nokia E72</text:p>
          </table:table-cell>
          <table:table-cell table:style-name="ce1" office:value-type="string">
            <text:p>Tilbehør for Nokia E72</text:p>
          </table:table-cell>
          <table:table-cell table:style-name="ce1" office:value-type="string">
            <text:p>Nokia E72 er en lækker ny kvalietsmobil som vi her på Lux-Case.dk spår stor succes! Køb dit nye Nokia E72 udstyr på Lux-Case.dk i dag!</text:p>
          </table:table-cell>
        </table:table-row>
        <table:table-row table:style-name="ro1">
          <table:table-cell table:style-name="ce1" office:value-type="string">
            <text:p>15651</text:p>
          </table:table-cell>
          <table:table-cell table:style-name="ce1" office:value-type="string">
            <text:p>Lux-Case/Mobil/Nokia/Nokia 5250</text:p>
          </table:table-cell>
          <table:table-cell table:style-name="ce1" office:value-type="string">
            <text:p>Tilbehør for Nokia 5250</text:p>
          </table:table-cell>
          <table:table-cell table:style-name="ce1" office:value-type="string">
            <text:p>Nokia 5250 er en lækker ny kvalietsmobil som vi her på Lux-Case.dk spår stor succes! Køb dit nye Nokia 5250 udstyr på Lux-Case.dk i dag!</text:p>
          </table:table-cell>
        </table:table-row>
        <table:table-row table:style-name="ro1">
          <table:table-cell table:style-name="ce1" office:value-type="string">
            <text:p>15795</text:p>
          </table:table-cell>
          <table:table-cell table:style-name="ce1" office:value-type="string">
            <text:p>Lux-Case/Tablet/LG Tablets/LG Optimus Vu</text:p>
          </table:table-cell>
          <table:table-cell table:style-name="ce1" office:value-type="string">
            <text:p>Topkvalitet covers, cases og andet nyttigt tilbehør til LG Optimus Vu. Udvalget på Lux-Case omfatter bl.a. etuier, covers, skærmbeskyttere, opladere, kabler og mange flere nyttige gadgets. </text:p>
          </table:table-cell>
          <table:table-cell table:style-name="ce1" office:value-type="string">
            <text:p>LG Optimus Vu er en lækker ny kvalietsmobil som vi her på Lux-Case.dk spår stor succes! Køb dit nye LG Optimus Vu udstyr på Lux-Case.dk i dag!</text:p>
          </table:table-cell>
        </table:table-row>
        <table:table-row table:style-name="ro1">
          <table:table-cell table:style-name="ce1" office:value-type="string">
            <text:p>15923</text:p>
          </table:table-cell>
          <table:table-cell table:style-name="ce1" office:value-type="string">
            <text:p>Lux-Case/Mobil/LG/LG Optimus Sol</text:p>
          </table:table-cell>
          <table:table-cell table:style-name="ce1" office:value-type="string">
            <text:p>Var det ikke på tide med noget splinternyt tilbehør til din LG Optimus Sol? I så tilfælde, behøver du ikke skifte fra denne side, hvor vi har nemlig alt hvad der kan opdrives på markedet indenfor LG Optimus Sol etuier, tilbehør og covers. Dig som kunde, er hele vores virksomheds omdrejningspunkt, og vi sørger for at udøve den bedste tænkelige kundepleje. Vores supportteam sidder altid klar og parat til at svare på dine spørgsmål angående LG Optimus Sol covers. En af de mange fordele ved at være kunde hos Lux-Case.dk er, at vi har indført en praksis omkring fri levering af LG Optimus Sol covers, etuier og vores andre interessante produkter. Og derudover er alle dine køb af LG Optimus Sol tilbehør omfattet af Lux-Case.dk </text:p>
          </table:table-cell>
          <table:table-cell table:style-name="ce1" office:value-type="string">
            <text:p>LG Optimus Sol er en lækker ny kvalietsmobil som vi her på Lux-Case.dk spår stor succes! Køb dit nye LG Optimus Sol udstyr på Lux-Case.dk i dag!</text:p>
          </table:table-cell>
        </table:table-row>
        <table:table-row table:style-name="ro1">
          <table:table-cell table:style-name="ce1" office:value-type="string">
            <text:p>15939</text:p>
          </table:table-cell>
          <table:table-cell table:style-name="ce1" office:value-type="string">
            <text:p>Lux-Case/Mobil/LG/LG Optimus G</text:p>
          </table:table-cell>
          <table:table-cell table:style-name="ce1" office:value-type="string">
            <text:p>LG Optimus G er det nyeste skud på stammen fra koreanske LG, og den er med god grund, blevet en storsællert verden over. Er du en af de mange som har anskaffet dig en lækker, ny LG Optimus G, så er du med garanti også på udgik på noget tilbehør af en tilsvarende kvalitet. Her på Lux-Case.dk finder du danmarks måske største udvalg af kvalitetsprodukter til LG Optimus G. Beskyttende silikone covers, flotte etuier af slidstærk kvalitet eller måske noget beskyttelselsfilm til din LG Optimus G for at beskytte mod ridser og snavs, så er Lux-Case.dk leveringsdygtige! </text:p>
          </table:table-cell>
          <table:table-cell table:style-name="ce1" office:value-type="string">
            <text:p>LG Optimus G er en lækker ny kvalietsmobil som vi her på Lux-Case.dk spår stor succes! Køb dit nye LG Optimus G udstyr på Lux-Case.dk i dag!</text:p>
          </table:table-cell>
        </table:table-row>
        <table:table-row table:style-name="ro1">
          <table:table-cell table:style-name="ce1" office:value-type="string">
            <text:p>15955</text:p>
          </table:table-cell>
          <table:table-cell table:style-name="ce1" office:value-type="string">
            <text:p>Lux-Case/Mobil/Sony Ericsson/Sony Ericsson Xperia Ray</text:p>
          </table:table-cell>
          <table:table-cell table:style-name="ce1" office:value-type="string">
            <text:p>&lt;p&gt;Sony Ericsson Xperia Ray er Sonys nyeste og mest højtteknologiske apparat nogensinde. Spækket med spændende ny teknik og features som man tidligere tænkte var umulige, har den for alvor placeret sig i overhalingsbanen i forhold til at førerhunden indenfor smartphone markedet. Vores udvalg af covers og tilbehør til Sony Ericsson Xperia Ray er naturligvis enormt for at dække den store efterspørgsel, så ligegyldigt om du er ude efter de nyeste elektroniske gadgets, eller måske blot er på udgik efter beskyttelsesfilm til at holde skærmen fri for ridser og skrammer, så er Lux-Case.dk siden du skal befinde det på. &lt;br /&gt;&lt;br /&gt;Covers til Sony Ericsson Xperia Ray finder du her i kategorien. Covers i mange forskellige nuancer, farmer og materiale. En ting dog tilfælles fra dem alle, er at de alle er fremstillet af solidt plastik eller silikone så de holder længe og giver den bedste beskyttelse til din Sony Ericsson Xperia Ray. Udover et cover til Sony Ericsson Xperia Ray anbefaler Lux-Case dig også at beskytte den med en beskyttelsesfilm. Vi håber du finder et cover der passer til dit behov.&lt;/p&gt;</text:p>
          </table:table-cell>
          <table:table-cell table:style-name="ce1" office:value-type="string">
            <text:p>Sony Ericsson Xperia Ray er en lækker ny kvalietsmobil som vi her på Lux-Case.dk spår stor succes! Køb dit nye Sony Ericsson Xperia Ray udstyr på Lux-Case.dk i dag!</text:p>
          </table:table-cell>
        </table:table-row>
        <table:table-row table:style-name="ro1">
          <table:table-cell table:style-name="ce1" office:value-type="string">
            <text:p>15971</text:p>
          </table:table-cell>
          <table:table-cell table:style-name="ce1" office:value-type="string">
            <text:p>Lux-Case/Mobil/Sony Ericsson/Sony Ericsson Xperia Arc</text:p>
          </table:table-cell>
          <table:table-cell table:style-name="ce1" office:value-type="string">
            <text:p><text:s/>Sony Ericsson Xperia Arc er endnu en i rækken af topmodeller fra japanske Sony. Med nyskabelser på stribe og et design som vender hoveder, ser det ud til at Sony har fået fat i den helt rigtige ende. Det samma mener vi at vi har her hos Lux-Case.dk, og det understreges f.eks. af, at vi har danmarks suverænt største udvalg af udstyr og tilbehør til den spritnye Sony Ericsson Xperia Arc. Uanset hvad du er til, og hvilken personlig side af dig som du ønsker at udtrykke, så er det i høj grad muligt at finde et passende Sony Ericsson Xperia Arc cover eller etui. Kun din fantasi sætter grænser for hvordan din Sony Ericsson Xperia Arc skal se ud. Tag et kig rundt omkring på siden, og du vil med garanti finde et Sony Ericsson Xperia Arc cover eller to, som du vil synes godt om. </text:p>
          </table:table-cell>
          <table:table-cell table:style-name="ce1" office:value-type="string">
            <text:p>Sony Ericsson Xperia Arc er en lækker ny kvalietsmobil som vi her på Lux-Case.dk spår stor succes! Køb dit nye Sony Ericsson Xperia Arc udstyr på Lux-Case.dk i dag!</text:p>
          </table:table-cell>
        </table:table-row>
        <table:table-row table:style-name="ro1">
          <table:table-cell table:style-name="ce1" office:value-type="string">
            <text:p>15987</text:p>
          </table:table-cell>
          <table:table-cell table:style-name="ce1" office:value-type="string">
            <text:p>Lux-Case/Mobil/Sony Ericsson/Sony Ericsson Xperia Arc S</text:p>
          </table:table-cell>
          <table:table-cell table:style-name="ce1" office:value-type="string">
            <text:p>&lt;p&gt;Sony Ericsson Xperia Arc S er den helt nye smartphone i Xperia serien. Tidligere smartphones fra samme serie har vist sig at blive kæmpe succeser, så vi kan her hos Lux-Case.dk, ikke se nogen grund til hvorfor denne her ikke skulle blive det. Vi står derfor klar med et ordentligt udvalg af diverse produkter til Sony Ericsson Xperia Arc S - vi taler, en hel kollektion af flotte og fashionable covers, et bredt udvalg af Sony Ericsson Xperia Arc S etuier, diverse beskyttelsesfilm og meget, meget mere!&lt;br /&gt;&lt;br /&gt;Sony Ericsson Xperia Arc S er en fantastisk ny mobil fra Sony, og har du brug for et nyt cover, så er det den helt rigtige side du er kommet til. Stort udvalg, fremragende service, de laveste priser.&lt;/p&gt;</text:p>
          </table:table-cell>
          <table:table-cell table:style-name="ce1" office:value-type="string">
            <text:p>Sony Ericsson Xperia Arc S er en lækker ny kvalietsmobil som vi her på Lux-Case.dk spår stor succes! Køb dit nye Sony Ericsson Xperia Arc S udstyr på Lux-Case.dk i dag!</text:p>
          </table:table-cell>
        </table:table-row>
        <table:table-row table:style-name="ro1">
          <table:table-cell table:style-name="ce1" office:value-type="string">
            <text:p>16003</text:p>
          </table:table-cell>
          <table:table-cell table:style-name="ce1" office:value-type="string">
            <text:p>Lux-Case/Mobil/Sony Ericsson/Sony Ericsson Xperia X10 Mini</text:p>
          </table:table-cell>
          <table:table-cell table:style-name="ce1" office:value-type="string">
            <text:p>Var det ikke noget med et nyt Sony Ericsson Xperia X10 Mini cover? eller hvad med en ny bluetooth højtaler? et nyt frækt læder etui? et transportabelt reserve batteri til Sony Ericsson Xperia X10 Mini, hvis nu udeholdet skulle være ude? Som man nok kan fornemme, så er vores udvalg af Sony Ericsson Xperia X10 Mini tilbehør meget bredt, og vi er derfor helt sikre på, at du uanset stil, personlighed og størrelsen på pengepungen, ville være i stand til at finde lige netop noget om ville pryde din Sony Ericsson Xperia X10 Mini! </text:p>
          </table:table-cell>
          <table:table-cell table:style-name="ce1" office:value-type="string">
            <text:p>Sony Ericsson Xperia X10 Mini er en lækker ny kvalietsmobil som vi her på Lux-Case.dk spår stor succes! Køb dit nye Sony Ericsson Xperia X10 Mini udstyr på Lux-Case.dk i dag!</text:p>
          </table:table-cell>
        </table:table-row>
        <table:table-row table:style-name="ro1">
          <table:table-cell table:style-name="ce1" office:value-type="string">
            <text:p>16019</text:p>
          </table:table-cell>
          <table:table-cell table:style-name="ce1" office:value-type="string">
            <text:p>Lux-Case/Mobil/Sony Ericsson/Sony Ericsson Xperia X10</text:p>
          </table:table-cell>
          <table:table-cell table:style-name="ce1" office:value-type="string">
            <text:p>Sony Ericsson Xperia X10 Covers og tilbehør - I denne kategori finder du et bredt udvalg af Sony Ericsson Xperia X10 covers og tilbehør. Vi tilbyder mange forskellige typer af beskyttelse til Sony Ericsson Xperia X10 såsom flip etuier, Sony Ericsson Xperia X10 læder etuier / poser / tasker, Sony Ericsson Xperia X10 covers med motiv.&lt;br&gt;</text:p>
            <text:p/>
            <text:p>&lt;br&gt; </text:p>
            <text:p>Sony Ericsson Xperia X10 Covers - I denne kategori finder du et bredt udvalg af Sony Ericsson Xperia X10 covers. Vi tilbyder mange forskellige typer af beskyttelse til Sony Ericsson Xperia X10 såsom flip etuier, Sony Ericsson Xperia X10 læder etuier / poser / tasker, Sony Ericsson Xperia X10 covers med motiv. </text:p>
          </table:table-cell>
          <table:table-cell table:style-name="ce1" office:value-type="string">
            <text:p>Sony Ericsson Xperia X10 er en lækker ny kvalietsmobil som vi her på Lux-Case.dk spår stor succes! Køb dit nye Sony Ericsson Xperia X10 udstyr på Lux-Case.dk i dag!</text:p>
          </table:table-cell>
        </table:table-row>
        <table:table-row table:style-name="ro1">
          <table:table-cell table:style-name="ce1" office:value-type="string">
            <text:p>16035</text:p>
          </table:table-cell>
          <table:table-cell table:style-name="ce1" office:value-type="string">
            <text:p>Lux-Case/Mobil/Sony Ericsson/Sony Ericsson Xperia X10 Mini Pro</text:p>
          </table:table-cell>
          <table:table-cell table:style-name="ce1" office:value-type="string">
            <text:p>Sony Ericsson Xperia X10 Mini Pro er Sonys bud på en smartphone som er både kompakt, men stadigvæk fyldt til randen med banebrydenede features. Et sådan lækkert produkt kræver dog naturligvis også noget fremragende tilbehør - og her - er Lux-Case.dk danmarks suverænt bedste webshops! Vi har ganske enkelt det hele! Sony Ericsson Xperia X10 Mini Pro covers, ekstra batterier, Sony Ericsson Xperia X10 Mini Pro covers udformet som tegneseriefigurer, beskyttelsesfilm, for blot at nævne en brøkdel af vores udvalg! </text:p>
          </table:table-cell>
          <table:table-cell table:style-name="ce1" office:value-type="string">
            <text:p>Sony Ericsson Xperia X10 Mini Pro er en lækker ny kvalietsmobil som vi her på Lux-Case.dk spår stor succes! Køb dit nye Sony Ericsson Xperia X10 Mini Pro udstyr på Lux-Case.dk i dag!</text:p>
          </table:table-cell>
        </table:table-row>
        <table:table-row table:style-name="ro1">
          <table:table-cell table:style-name="ce1" office:value-type="string">
            <text:p>16051</text:p>
          </table:table-cell>
          <table:table-cell table:style-name="ce1" office:value-type="string">
            <text:p>Lux-Case/Mobil/Sony Ericsson/Sony Ericsson Xperia Neo</text:p>
          </table:table-cell>
          <table:table-cell table:style-name="ce1" office:value-type="string">
            <text:p>Lux-Case.dk er pt. danmarks førende forhandler af kvalitetsprodukter til Sony Ericsson Xperia Neo. Alt hvad hjertet kan begære af tilbehør, Sony Ericsson Xperia Neo covers, bilholdere og lignende, finder du alt sammen på Lux-Case.dk. Ønsker du at pifte din Sony Ericsson Xperia Neo smartphone lidt op, så finder du med stor sikkerhed et cover hos os, som kan gøre lige netop det. Alternativt har en et væld af andet Sony Ericsson Xperia Neo tilbehør, som ville kunne tilfredsstille selv den mest kræsne køber. </text:p>
          </table:table-cell>
          <table:table-cell table:style-name="ce1" office:value-type="string">
            <text:p>Sony Ericsson Xperia Neo er en lækker ny kvalietsmobil som vi her på Lux-Case.dk spår stor succes! Køb dit nye Sony Ericsson Xperia Neo udstyr på Lux-Case.dk i dag!</text:p>
          </table:table-cell>
        </table:table-row>
        <table:table-row table:style-name="ro1">
          <table:table-cell table:style-name="ce1" office:value-type="string">
            <text:p>16067</text:p>
          </table:table-cell>
          <table:table-cell table:style-name="ce1" office:value-type="string">
            <text:p>Lux-Case/Mobil/Sony Ericsson/Sony Ericsson Xperia Mini</text:p>
          </table:table-cell>
          <table:table-cell table:style-name="ce1" office:value-type="string">
            <text:p>Sony Ericsson Xperia Mini er endnu et bud fra Sony, på en smartphone som er både kompakt, men som stadigvæk indeholder rå muskelstyrke, Sony Ericsson Xperia Mini har vist sig at være enormt populær, og derfor har vi også valgt af få et ekstra stort parti hjem, så hvad end du er til farvestrålende, blomstrede Sony Ericsson Xperia Mini covers, eller mere rå og maskuline læder- og aluminiumsetui. Der er massevis af muligheder for at præge din Sony Ericsson Xperia Mini med din egen stil, og det er lige præcis hvad Lux-Case.dk giver dig mulighed for. </text:p>
          </table:table-cell>
          <table:table-cell table:style-name="ce1" office:value-type="string">
            <text:p>Sony Ericsson Xperia Mini er en lækker ny kvalietsmobil som vi her på Lux-Case.dk spår stor succes! Køb dit nye Sony Ericsson Xperia Mini udstyr på Lux-Case.dk i dag!</text:p>
          </table:table-cell>
        </table:table-row>
        <table:table-row table:style-name="ro1">
          <table:table-cell table:style-name="ce1" office:value-type="string">
            <text:p>16083</text:p>
          </table:table-cell>
          <table:table-cell table:style-name="ce1" office:value-type="string">
            <text:p>Lux-Case/Mobil/Sony Ericsson/Sony Ericsson Xperia Mini Pro</text:p>
          </table:table-cell>
          <table:table-cell table:style-name="ce1" office:value-type="string">
            <text:p>Tilbehør for Sony Ericsson Xperia Mini Pro</text:p>
          </table:table-cell>
          <table:table-cell table:style-name="ce1" office:value-type="string">
            <text:p>Sony Ericsson Xperia Mini Pro er en lækker ny kvalietsmobil som vi her på Lux-Case.dk spår stor succes! Køb dit nye Sony Ericsson Xperia Mini Pro udstyr på Lux-Case.dk i dag!</text:p>
          </table:table-cell>
        </table:table-row>
        <table:table-row table:style-name="ro1">
          <table:table-cell table:style-name="ce1" office:value-type="string">
            <text:p>16099</text:p>
          </table:table-cell>
          <table:table-cell table:style-name="ce1" office:value-type="string">
            <text:p>Lux-Case/Mobil/Sony Ericsson/Sony Ericsson Xperia Play</text:p>
          </table:table-cell>
          <table:table-cell table:style-name="ce1" office:value-type="string">
            <text:p>Sony Ericsson Xperia Play er smartphonen for den spilleglade personer, som finder normale smartphones muligheder for gaming utilstrækkelige. Når man samtidig ved Sony Ericsson Xperia Play er et Sony produkt, så kan man være sikker på at kvaliteten og udførelsen er i top. Det samme kan siges om Sony Ericsson Xperia Play tilbehør, som inkluderer et bredt udvalgt af produkter, hvor særligt vores forskellige udvalg af silikone, plastik og aluminiums covers til Sony Ericsson Xperia Play, har fået en masse positiv omtale. </text:p>
          </table:table-cell>
          <table:table-cell table:style-name="ce1" office:value-type="string">
            <text:p>Sony Ericsson Xperia Play er en lækker ny kvalietsmobil som vi her på Lux-Case.dk spår stor succes! Køb dit nye Sony Ericsson Xperia Play udstyr på Lux-Case.dk i dag!</text:p>
          </table:table-cell>
        </table:table-row>
        <table:table-row table:style-name="ro1">
          <table:table-cell table:style-name="ce1" office:value-type="string">
            <text:p>16131</text:p>
          </table:table-cell>
          <table:table-cell table:style-name="ce1" office:value-type="string">
            <text:p>Lux-Case/Mobil/Sony Ericsson/Sony Ericsson Xperia X8</text:p>
          </table:table-cell>
          <table:table-cell table:style-name="ce1" office:value-type="string">
            <text:p>Tilbehør for Sony Ericsson Xperia X8 - Sony Ericsson Xperia X8 er en kompakt smartphone, som kun japanske Sony, kan fabrikere dem. På trods af den klejne størrelse, finder du alle de features og muligheder, som du finder hos alle andre smartphone. For at beskytte din Sony Ericsson Xperia X8 imod ridser og skrammer, anbefaler vi, at du anskaffer dig et af vores kvalitets Sony Ericsson Xperia X8 cover. Vi har ligeledes et bredt udvalg af andet Sony Ericsson Xperia X8 tilbehør, såsom Bluetooth højtalere til stranden, lækre høretelefoner og lignende. </text:p>
          </table:table-cell>
          <table:table-cell table:style-name="ce1" office:value-type="string">
            <text:p>Sony Ericsson Xperia X8 er en lækker ny kvalietsmobil som vi her på Lux-Case.dk spår stor succes! Køb dit nye Sony Ericsson Xperia X8 udstyr på Lux-Case.dk i dag!</text:p>
          </table:table-cell>
        </table:table-row>
        <table:table-row table:style-name="ro1">
          <table:table-cell table:style-name="ce1" office:value-type="string">
            <text:p>16147</text:p>
          </table:table-cell>
          <table:table-cell table:style-name="ce1" office:value-type="string">
            <text:p>Lux-Case/Mobil/Sony Ericsson/Sony Ericsson Vivaz</text:p>
          </table:table-cell>
          <table:table-cell table:style-name="ce1" office:value-type="string">
            <text:p>Sony Ericsson Vivaz er en lækker smartphone fra japanske Sony, som endda i dag kan fåes til en overordentlig overkommelig pris. Det samme kan siges om vores Sony Ericsson Vivaz tilbehør og covers, som du finder et bredt udvalg af her hos Lux-Case.dk. Vores kollektion af farverige Sony Ericsson Vivaz etuier og covers er populære som aldrig før, og du fin derfor sikkert også et, som passer lige til din Sony Ericsson Vivaz. Husk at vi på alt Sony Ericsson Vivaz tilbehør, har fri fragt og PRISGARANTI! </text:p>
          </table:table-cell>
          <table:table-cell table:style-name="ce1" office:value-type="string">
            <text:p>Sony Ericsson Vivaz er en lækker ny kvalietsmobil som vi her på Lux-Case.dk spår stor succes! Køb dit nye Sony Ericsson Vivaz udstyr på Lux-Case.dk i dag!</text:p>
          </table:table-cell>
        </table:table-row>
        <table:table-row table:style-name="ro1">
          <table:table-cell table:style-name="ce1" office:value-type="string">
            <text:p>16163</text:p>
          </table:table-cell>
          <table:table-cell table:style-name="ce1" office:value-type="string">
            <text:p>Lux-Case/Mobil/Sony Ericsson/Sony Ericsson Live</text:p>
          </table:table-cell>
          <table:table-cell table:style-name="ce1" office:value-type="string">
            <text:p>Sony Ericsson Live er en af japanske Sonys billigere mobiler. Det er dog ikke ensbetydende med at den mangler noget når det kommer til kvalitet og features. Her hos Lux-Case.dk, sætter vi stor pris på prisbevidsthed, og det ved vi at i også gør. Derfor har vi sammensat et lille, men velovervejet udvalg af Sony Ericsson Live cover og andet Sony Ericsson Live, og det er alt sammen til en overordentlig rimelig pris, som du med garanti finder billigere andre steder - det sørger vors PRISGARANTI for! </text:p>
          </table:table-cell>
          <table:table-cell table:style-name="ce1" office:value-type="string">
            <text:p>Sony Ericsson Live er en lækker ny kvalietsmobil som vi her på Lux-Case.dk spår stor succes! Køb dit nye Sony Ericsson Live udstyr på Lux-Case.dk i dag!</text:p>
          </table:table-cell>
        </table:table-row>
        <table:table-row table:style-name="ro1">
          <table:table-cell table:style-name="ce1" office:value-type="string">
            <text:p>16179</text:p>
          </table:table-cell>
          <table:table-cell table:style-name="ce1" office:value-type="string">
            <text:p>Lux-Case/Mobil/Sony Ericsson/Sony Ericsson Xperia Active</text:p>
          </table:table-cell>
          <table:table-cell table:style-name="ce1" office:value-type="string">
            <text:p>Sony Ericsson Xperia Active er mobilen til den aktive person, og når den samtidig kommer fra Sony, så kan man være sikker på at den er ordentlig skruet sammen. Alligevel kan man dog aldrig sikre sig mod skrammer, slag og stød, medmindre man benytter af et af vores mange muligheder indenfor beskyttelse af din Sony Ericsson Xperia Active. Med et Sony Ericsson Xperia Active cover fra os, er du sikker på at din Sony Ericsson Xperia Active vil holde lige dét længere. Tjek i øvrigt også vores andre Sony Ericsson Xperia Active produkter og tilbehør. </text:p>
          </table:table-cell>
          <table:table-cell table:style-name="ce1" office:value-type="string">
            <text:p>Sony Ericsson Xperia Active er en lækker ny kvalietsmobil som vi her på Lux-Case.dk spår stor succes! Køb dit nye Sony Ericsson Xperia Active udstyr på Lux-Case.dk i dag!</text:p>
          </table:table-cell>
        </table:table-row>
        <table:table-row table:style-name="ro1">
          <table:table-cell table:style-name="ce1" office:value-type="string">
            <text:p>16195</text:p>
          </table:table-cell>
          <table:table-cell table:style-name="ce1" office:value-type="string">
            <text:p>Lux-Case/Mobil/Motorola/Motorola DROID RAZR M</text:p>
          </table:table-cell>
          <table:table-cell table:style-name="ce1" office:value-type="string">
            <text:p>Motorola DROID RAZR M er Motorolas topmodel og lige pt. en af de skarpeste og flotteste smartphones på markedet. Med et design som siger spar to, og et ligeså højt teknisk niveau går du aldrig galt i byen med denne smartphone. Du skal selvfølgelig også have et tilsvarende lækkert cover til din Motorola DROID RAZR M, og det finder du her i al verden farver og spændende designs. Er du mere interesseret i lækre etuier, så har vi naturligvis også det. Læder, aluminium eller vores en anden slags Motorola DROID RAZR M etuier? Vi har det hele! Derudover kan vi lige nu tilbyde dig, som kunde her hos Lux-Case.dk, at vi betaler din fragt på ALT Motorola DROID RAZR M tilbehør! Prisen bliver dermed LANGT lavere end den du finder hos konkurrenters! </text:p>
          </table:table-cell>
          <table:table-cell table:style-name="ce1" office:value-type="string">
            <text:p>Motorola DROID RAZR M er en lækker ny kvalietsmobil som vi her på Lux-Case.dk spår stor succes! Køb dit nye Motorola DROID RAZR M udstyr på Lux-Case.dk i dag!</text:p>
          </table:table-cell>
        </table:table-row>
        <table:table-row table:style-name="ro1">
          <table:table-cell table:style-name="ce1" office:value-type="string">
            <text:p>16211</text:p>
          </table:table-cell>
          <table:table-cell table:style-name="ce1" office:value-type="string">
            <text:p>Lux-Case/Mobil/Motorola/Motorola RAZR i</text:p>
          </table:table-cell>
          <table:table-cell table:style-name="ce1" office:value-type="string">
            <text:p>Motorola RAZR i er den nye udgave af Motorolas ultra populære RAZR smartphone som tidligere har taget verden med storm, og nu Motorola så klar med efterfølgeren, som vi her hos Lux-Case.dk, spår en mindst ligeså stor succes. Derfor har vi en kæmpe kollektion af lækre, nye Motorola RAZR i covers på lager, så vi har garanteret også et til dig. Deruodver har vi ligeså en masse andet spændende Motorola RAZR i tilbehør som komplimenterer Motorola RAZR i smartphonen glimrende. </text:p>
          </table:table-cell>
          <table:table-cell table:style-name="ce1" office:value-type="string">
            <text:p>Motorola RAZR i er en lækker ny kvalietsmobil som vi her på Lux-Case.dk spår stor succes! Køb dit nye Motorola RAZR i udstyr på Lux-Case.dk i dag!</text:p>
          </table:table-cell>
        </table:table-row>
        <table:table-row table:style-name="ro1">
          <table:table-cell table:style-name="ce1" office:value-type="string">
            <text:p>16227</text:p>
          </table:table-cell>
          <table:table-cell table:style-name="ce1" office:value-type="string">
            <text:p>Lux-Case/Mobil/Motorola/Motorola Droid Razr Maxx HD</text:p>
          </table:table-cell>
          <table:table-cell table:style-name="ce1" office:value-type="string">
            <text:p>Motorola Droid Razr Maxx HD er luksusudgaven af Motorolas drøn populære RAZR mobil. Med et slankt og skarpt design, er Motorola tilbage helt fremme, når det kommer til at skabe morgendagens næste store smartphone succes. Nu kan du lige her hos Lux-Case.dk, anskaffe dig et smart Motorola Droid Razr Maxx HD cover til at pifte din nye smartphone ekstra op. Køb ligeledes noget af vores andet Motorola Droid Razr Maxx HD tilbehør, som vil mere med til at højne din Motorola Droid Razr Maxx HD funktionaliter betragteligt. </text:p>
          </table:table-cell>
          <table:table-cell table:style-name="ce1" office:value-type="string">
            <text:p>Motorola Droid Razr Maxx HD er en lækker ny kvalietsmobil som vi her på Lux-Case.dk spår stor succes! Køb dit nye Motorola Droid Razr Maxx HD udstyr på Lux-Case.dk i dag!</text:p>
          </table:table-cell>
        </table:table-row>
        <table:table-row table:style-name="ro1">
          <table:table-cell table:style-name="ce1" office:value-type="string">
            <text:p>16243</text:p>
          </table:table-cell>
          <table:table-cell table:style-name="ce1" office:value-type="string">
            <text:p>Lux-Case/Mobil/Motorola/Motorola Droid RAZR</text:p>
          </table:table-cell>
          <table:table-cell table:style-name="ce1" office:value-type="string">
            <text:p>&lt;p&gt;Motorola Droid RAZR er endnu en stærk model fra Motorolas RAZR serie. Med et uimodståeligt design og stor regnekraft, har vi her at gøre med en smartphone i topklassen, som viser at Motorola er seriøse med at komme tilbage på det danske marked. Vi mærker her hos Lux-Case.dk stor efterspørgsel efter Motorola Droid RAZR produkter, og vi har derfor altid et enormt udvalg af Motorola Droid RAZR covers samt Motorola Droid RAZR tilbehør.&lt;/p&gt;</text:p>
          </table:table-cell>
          <table:table-cell table:style-name="ce1" office:value-type="string">
            <text:p>Motorola Droid RAZR er en lækker ny kvalietsmobil som vi her på Lux-Case.dk spår stor succes! Køb dit nye Motorola Droid RAZR udstyr på Lux-Case.dk i dag!</text:p>
          </table:table-cell>
        </table:table-row>
        <table:table-row table:style-name="ro1">
          <table:table-cell table:style-name="ce1" office:value-type="string">
            <text:p>16259</text:p>
          </table:table-cell>
          <table:table-cell table:style-name="ce1" office:value-type="string">
            <text:p>Lux-Case/Mobil/Motorola/Motorola Droid RAZR Maxx</text:p>
          </table:table-cell>
          <table:table-cell table:style-name="ce1" office:value-type="string">
            <text:p>Motorola Droid RAZR Maxx er Motorolas topmodel i deres yderst populære RAZR serie. Med et unikt design og interesante feature, er det noget vi her hos Lux-Case.dk, forstår til punkt og prikke. Vi har derfor forberedt os grundigt, og vi kan derfor tilbyde vores kunder, et massivt udvalg af Motorola Droid RAZR Maxx covers og generelt tilbehør til Motorola Droid RAZR Maxx, som langt overstiger hvad de fysiske butikker og vores konkurrenter kan tilbyde af Motorola Droid RAZR Maxx tilbehør og etuier. </text:p>
          </table:table-cell>
          <table:table-cell table:style-name="ce1" office:value-type="string">
            <text:p>Motorola Droid RAZR Maxx er en lækker ny kvalietsmobil som vi her på Lux-Case.dk spår stor succes! Køb dit nye Motorola Droid RAZR Maxx udstyr på Lux-Case.dk i dag!</text:p>
          </table:table-cell>
        </table:table-row>
        <table:table-row table:style-name="ro1">
          <table:table-cell table:style-name="ce1" office:value-type="string">
            <text:p>16275</text:p>
          </table:table-cell>
          <table:table-cell table:style-name="ce1" office:value-type="string">
            <text:p>Lux-Case/Mobil/Motorola/Motorola Defy</text:p>
          </table:table-cell>
          <table:table-cell table:style-name="ce1" office:value-type="string">
            <text:p>&lt;p&gt;</text:p>
            <text:p/>
            <text:p>Motorola Defy Cover, tilbehør og etuier. Få alt til Motorola Defy allerede i dag. </text:p>
            <text:p>Motorola Defy er Motorolas l&amp;aelig;kre nye smartphone som kombinerer et sk&amp;oslash;nt design med nogle underholdende og interessante features. Du skal dog selvf&amp;oslash;lgelig have et l&amp;aelig;kkert og unikt cover til Motorola Defy, s&amp;aring; du virkelig kan skille dig ud fra m&amp;aelig;ngden af andre smartphone brugere. Derudover finder du et v&amp;aelig;ld af andre produkter her p&amp;aring; siden. Var det m&amp;aring;ske noget med en mini bluetooth h&amp;oslash;jtaler? Eller hvad med et par smarte h&amp;oslash;retaler i alle regnbuens farver? mulighederne er uendelige her hos Lux-Case.dk. M&amp;aring;ske ledte du efter den nyere model, &lt;a title=\"Motorola Defy +\" href=\"http://lux-case.dk/motorola-defy-plus.html\" target=\"_self\"&gt;&lt;strong&gt;Motorola Defy+&lt;/strong&gt;&lt;/a&gt;?&lt;/p&gt;</text:p>
          </table:table-cell>
          <table:table-cell table:style-name="ce1" office:value-type="string">
            <text:p>Motorola Defy er en lækker kvalietsmobil! Køb dit nye cover til Motorola Defy eller andet tilbehør på Lux-Case.dk i dag!</text:p>
          </table:table-cell>
        </table:table-row>
        <table:table-row table:style-name="ro1">
          <table:table-cell table:style-name="ce1" office:value-type="string">
            <text:p>16307</text:p>
          </table:table-cell>
          <table:table-cell table:style-name="ce1" office:value-type="string">
            <text:p>Lux-Case/Mobil/Motorola/Motorola Atrix 2</text:p>
          </table:table-cell>
          <table:table-cell table:style-name="ce1" office:value-type="string">
            <text:p>&lt;p&gt;Motorola Atrix 2 er den koreanske producent, Motorolas, bud på en smartphone, som kombinerer funktionaliteter, designmæssige lækkerier samt en pris der er til at betale for alle. Derudover kan du få et cover som er med til at beskytte din Motorola Atrix 2 imod de skrammer, som hverdagens strabradser utvivlsomt vil bringe med sig. Ønsker du derfor at bevare din Motorola Atrix 2 nye og lækre udseende længere end ellers, så er et af vores Motorola Atrix 2 et garanteret godt køb.&lt;/p&gt;</text:p>
          </table:table-cell>
          <table:table-cell table:style-name="ce1" office:value-type="string">
            <text:p>Motorola Atrix 2 er en lækker ny kvalietsmobil som vi her på Lux-Case.dk spår stor succes! Køb dit nye Motorola Atrix 2 udstyr på Lux-Case.dk i dag!</text:p>
          </table:table-cell>
        </table:table-row>
        <table:table-row table:style-name="ro1">
          <table:table-cell table:style-name="ce1" office:value-type="string">
            <text:p>16323</text:p>
          </table:table-cell>
          <table:table-cell table:style-name="ce1" office:value-type="string">
            <text:p>Lux-Case/Mobil/Motorola/Motorola Fire</text:p>
          </table:table-cell>
          <table:table-cell table:style-name="ce1" office:value-type="string">
            <text:p>Motorola Fire er den helt rigtige for dig som ønsker et nyt cover eller etui til din Motorola Fire. Den koreanske producents nyeste bud på en billig smartphone er landet, og ligeså er vores kollektion af lækre Motorola Fire produkter og tilbehør. Du er, som kunde hos Lux-Case.dk, en uundværlig del af vores virksomhed, og vi vil derfor gøre alt for, at du føler dig fuldstændig tryg ved et køb af Motorola Fire covers og etuier. Derfor sidder vores supportteam altid klar med en hjælpende hånd, hvis du skulle have et spørgsmål til et af vores Motorola Fire produkter. </text:p>
          </table:table-cell>
          <table:table-cell table:style-name="ce1" office:value-type="string">
            <text:p>Motorola Fire er en lækker ny kvalietsmobil som vi her på Lux-Case.dk spår stor succes! Køb dit nye Motorola Fire udstyr på Lux-Case.dk i dag!</text:p>
          </table:table-cell>
        </table:table-row>
        <table:table-row table:style-name="ro1">
          <table:table-cell table:style-name="ce1" office:value-type="string">
            <text:p>16339</text:p>
          </table:table-cell>
          <table:table-cell table:style-name="ce1" office:value-type="string">
            <text:p>Lux-Case/Mobil/Motorola/Motorola Atrix 4G</text:p>
          </table:table-cell>
          <table:table-cell table:style-name="ce1" office:value-type="string">
            <text:p>&lt;p&gt;Motorola Atrix 4G er for dig som vil have stil og kvalitet til en væsentlig lavere pris, end hvad du normalt skal betale for smartphones som indeholder dette. Præcis det samme gør sig gældende, hvis du er kunde hos os. Vi tilbyder udelukkende produkter som er omfattet vores stramme kvalitetskontrol, og som dermed lever op til vores høje standarder for Motorola Atrix 4G tilbehør. Hvis du bestiller dit nye Motorola Atrix 4G cover eller etui inden kl. 15, så sørger vi for at pakken er klar til dig i morgen.&lt;/p&gt;</text:p>
          </table:table-cell>
          <table:table-cell table:style-name="ce1" office:value-type="string">
            <text:p>Motorola Atrix 4G er en lækker ny kvalietsmobil som vi her på Lux-Case.dk spår stor succes! Køb dit nye Motorola Atrix 4G udstyr på Lux-Case.dk i dag!</text:p>
          </table:table-cell>
        </table:table-row>
        <table:table-row table:style-name="ro1">
          <table:table-cell table:style-name="ce1" office:value-type="string">
            <text:p>16355</text:p>
          </table:table-cell>
          <table:table-cell table:style-name="ce1" office:value-type="string">
            <text:p>Lux-Case/Tablet/Motorola Tablets/Motorola XOOM</text:p>
          </table:table-cell>
          <table:table-cell table:style-name="ce1" office:value-type="string">
            <text:p>Motorola XOOM er en ny tablet af elektronik giganten, Motorala. Med et skarpt design og mange anvendelsemuligheder, er Motorola klar til at tage kampen op med de helt store spillere på tablet markedet. Via nogle spændende designvalg og lækre features, formår den på trods af den meget hårde konkurrence, at skille sig ud fra feltet af tablet, som efterhånden er blevet enormt. Vi ønsker her hos Lux-Case.dk, at tilbyde dig muligheder for køb af Motorola XOOM tilbehør. Sortimentet er ikke stort, men på trods af at Motorola XOOM er en niché telefon, så har vi alligevel valgt at føre Motorola XOOM tilbehør og covers, så selv dem med hang til alternative smartphones og tablets også ved, at Lux-Case.dk er stedet hvor man finder lækkert Motorola XOOM tilbehør. </text:p>
          </table:table-cell>
          <table:table-cell table:style-name="ce1" office:value-type="string">
            <text:p>Motorola XOOM er en lækker ny kvalietsmobil som vi her på Lux-Case.dk spår stor succes! Køb dit nye Motorola XOOM udstyr på Lux-Case.dk i dag!</text:p>
          </table:table-cell>
        </table:table-row>
        <table:table-row table:style-name="ro1">
          <table:table-cell table:style-name="ce1" office:value-type="string">
            <text:p>16371</text:p>
          </table:table-cell>
          <table:table-cell table:style-name="ce1" office:value-type="string">
            <text:p>Lux-Case/Mobil/BlackBerry/BlackBerry Bold 9900/9930</text:p>
          </table:table-cell>
          <table:table-cell table:style-name="ce1" office:value-type="string">
            <text:p>Tilbehør for BlackBerry Bold 9900/9930</text:p>
          </table:table-cell>
          <table:table-cell table:style-name="ce1" office:value-type="string">
            <text:p>BlackBerry Bold 9900/9930 er en lækker ny kvalietsmobil som vi her på Lux-Case.dk spår stor succes! Køb dit nye BlackBerry Bold 9900/9930 udstyr på Lux-Case.dk i dag!</text:p>
          </table:table-cell>
        </table:table-row>
        <table:table-row table:style-name="ro1">
          <table:table-cell table:style-name="ce1" office:value-type="string">
            <text:p>16387</text:p>
          </table:table-cell>
          <table:table-cell table:style-name="ce1" office:value-type="string">
            <text:p>Lux-Case/Mobil/BlackBerry/BlackBerry Torch 9800</text:p>
          </table:table-cell>
          <table:table-cell table:style-name="ce1" office:value-type="string">
            <text:p>Blackberry Torch 9800 Covers - I denne kategori finder du vores udvalg af Blackberry Torch 9800 Covers. Vi tilbyder forskellige typer af beskyttelse til Blackberry Torch 9800 såsom mobiltasker til Blackberry Torch 9800 eller Blackberry Torch 9800 silikone covers og Blackberry Torch 9800 hardcase covers. </text:p>
          </table:table-cell>
          <table:table-cell table:style-name="ce1" office:value-type="string">
            <text:p>BlackBerry Torch 9800 er en lækker ny kvalietsmobil som vi her på Lux-Case.dk spår stor succes! Køb dit nye BlackBerry Torch 9800 udstyr på Lux-Case.dk i dag!</text:p>
          </table:table-cell>
        </table:table-row>
        <table:table-row table:style-name="ro1">
          <table:table-cell table:style-name="ce1" office:value-type="string">
            <text:p>16403</text:p>
          </table:table-cell>
          <table:table-cell table:style-name="ce1" office:value-type="string">
            <text:p>Lux-Case/Mobil/BlackBerry/BlackBerry Curve 8520</text:p>
          </table:table-cell>
          <table:table-cell table:style-name="ce1" office:value-type="string">
            <text:p>Blackberry Curve 8520 Covers - I denne kategori finder du vores udvalg af Blackberry Curve 8520 Covers. Vi tilbyder forskellige typer af beskyttelse til Blackberry Curve 8520 såsom mobiltasker til Blackberry Curve 8520 eller Blackberry Curve 8520 silikone covers og Blackberry Curve 8520 hardcase covers. </text:p>
          </table:table-cell>
          <table:table-cell table:style-name="ce1" office:value-type="string">
            <text:p>BlackBerry Curve 8520 er en lækker ny kvalietsmobil som vi her på Lux-Case.dk spår stor succes! Køb dit nye BlackBerry Curve 8520 udstyr på Lux-Case.dk i dag!</text:p>
          </table:table-cell>
        </table:table-row>
        <table:table-row table:style-name="ro1">
          <table:table-cell table:style-name="ce1" office:value-type="string">
            <text:p>16435</text:p>
          </table:table-cell>
          <table:table-cell table:style-name="ce1" office:value-type="string">
            <text:p>Lux-Case/Mobil/BlackBerry/BlackBerry Curve 8900</text:p>
          </table:table-cell>
          <table:table-cell table:style-name="ce1" office:value-type="string">
            <text:p>Blackberry Curve 8900 Covers - I denne kategori finder du vores udvalg af Blackberry Curve 8900 Covers. Vi tilbyder forskellige typer af beskyttelse til Blackberry Curve 8900 såsom mobiltasker til Blackberry Curve 8900 eller Blackberry Curve 8900 silikone covers og Blackberry Curve 8900 hardcase covers. </text:p>
          </table:table-cell>
          <table:table-cell table:style-name="ce1" office:value-type="string">
            <text:p>BlackBerry Curve 8900 er en lækker ny kvalietsmobil som vi her på Lux-Case.dk spår stor succes! Køb dit nye BlackBerry Curve 8900 udstyr på Lux-Case.dk i dag!</text:p>
          </table:table-cell>
        </table:table-row>
        <table:table-row table:style-name="ro1">
          <table:table-cell table:style-name="ce1" office:value-type="string">
            <text:p>16467</text:p>
          </table:table-cell>
          <table:table-cell table:style-name="ce1" office:value-type="string">
            <text:p>Lux-Case/Mobil/BlackBerry/BlackBerry Bold 9020</text:p>
          </table:table-cell>
          <table:table-cell table:style-name="ce1" office:value-type="string">
            <text:p>Blackberry Bold 9020 Covers - I denne kategori finder du vores udvalg af Blackberry Bold 9020 Covers. Vi tilbyder forskellige typer af beskyttelse til Blackberry Bold 9020 såsom mobiltasker til Blackberry Bold 9020 eller Blackberry Bold 9020 silikone covers og Blackberry Bold 9020 hardcase covers. </text:p>
          </table:table-cell>
          <table:table-cell table:style-name="ce1" office:value-type="string">
            <text:p>BlackBerry Bold 9020 er en lækker ny kvalietsmobil som vi her på Lux-Case.dk spår stor succes! Køb dit nye BlackBerry Bold 9020 udstyr på Lux-Case.dk i dag!</text:p>
          </table:table-cell>
        </table:table-row>
        <table:table-row table:style-name="ro1">
          <table:table-cell table:style-name="ce1" office:value-type="string">
            <text:p>16483</text:p>
          </table:table-cell>
          <table:table-cell table:style-name="ce1" office:value-type="string">
            <text:p>Lux-Case/Mobil/BlackBerry/BlackBerry Bold 9700</text:p>
          </table:table-cell>
          <table:table-cell table:style-name="ce1" office:value-type="string">
            <text:p>Blackberry Bold 9700 Covers - I denne kategori finder du vores udvalg af Blackberry Bold 9700 Covers. Vi tilbyder forskellige typer af beskyttelse til Blackberry Bold 9700 såsom mobiltasker til Blackberry Bold 9700 eller Blackberry Bold 9700 silikone covers og Blackberry Bold 9700 hardcase covers. </text:p>
          </table:table-cell>
          <table:table-cell table:style-name="ce1" office:value-type="string">
            <text:p>BlackBerry Bold 9700 er en lækker ny kvalietsmobil som vi her på Lux-Case.dk spår stor succes! Køb dit nye BlackBerry Bold 9700 udstyr på Lux-Case.dk i dag!</text:p>
          </table:table-cell>
        </table:table-row>
        <table:table-row table:style-name="ro1">
          <table:table-cell table:style-name="ce1" office:value-type="string">
            <text:p>16499</text:p>
          </table:table-cell>
          <table:table-cell table:style-name="ce1" office:value-type="string">
            <text:p>Lux-Case/Mobil/Google/Google Nexus 4</text:p>
          </table:table-cell>
          <table:table-cell table:style-name="ce1" office:value-type="string">
            <text:p>&lt;p&gt;Google Nexus 4 er søgegiganten Googles, længe ventede entre på det store smartphone markedet. Efter flere forsinkelser, så er den her endelig, og vi her hos Lux-Case.dk, er meget forgejstret for endelig at få den i mellem hænderne. Google har på det nærmeste patent på succes, og alt hvad de rører til bliver efterhånden en succes. Det samme forventer vi med Google Nexus 4 som utvivlsomt bliver en sællert af de helt, helt store. Af samme årsag, har vi valgt at satse stort på Google Nexus 4 tilbehør og i særdeleshed når det kommer til Google Nexus 4 covers, har vi et udvalg som du med garanti ikke finder større andre steder. Derudover har vi været i stand til at presse prisen helt i bund og derudover tilbyder vi også prisgaranti! Leder du efter tilbehør til &lt;a title=\"Google Nexus 5\" href=\"http://lux-case.dk/google-nexus-5.html\" target=\"_self\"&gt;&lt;strong&gt;Google Nexus 5&lt;/strong&gt;&lt;/a&gt;?&lt;/p&gt;</text:p>
          </table:table-cell>
          <table:table-cell table:style-name="ce1" office:value-type="string">
            <text:p>Google Nexus 4 er en lækker ny kvalietsmobil som vi her på Lux-Case.dk spår stor succes! Køb dit nye Google Nexus 4 udstyr på Lux-Case.dk i dag!</text:p>
          </table:table-cell>
        </table:table-row>
        <table:table-row table:style-name="ro1">
          <table:table-cell table:style-name="ce1" office:value-type="string">
            <text:p>16515</text:p>
          </table:table-cell>
          <table:table-cell table:style-name="ce1" office:value-type="string">
            <text:p>Lux-Case/Tablet/Google Tablets/Google Nexus 7 (2012)</text:p>
          </table:table-cell>
          <table:table-cell table:style-name="ce1" office:value-type="string">
            <text:p>Så oprindt dagen endelig, hvor vi kunne få fingre i den nye, lækre Google Nexus 7 fra søgegiganten, Google. Med deres enorme ekspertise indenfor hvordan man skaber et ordentligt produkt, er vi 100% overbeviste om, at Google Nexus 7 bliver en kæmpe succes. Vi er derfor fuldstændig klar til at imødekomme den efterspørgsel som der vil komme, og det er vi med et enormt udvalg af unikke Google Nexus 7 produkter. Lige fra farvestrålende og smarte covers, over til mere beskyttende to-lags Google Nexus 7 silikone covers som kan beskytte din Google Nexus 7 mod slga og skrammer, og over til lækre læder etuier - du finder alt i Google Nexus 7 udstyr og tilbehør lige her, på Lux-Case.dk - og det er altid med fri fragt! </text:p>
          </table:table-cell>
          <table:table-cell table:style-name="ce1" office:value-type="string">
            <text:p>Google Nexus 7 er en lækker ny kvalietsmobil som vi her på Lux-Case.dk spår stor succes! Køb dit nye Google Nexus 7 udstyr på Lux-Case.dk i dag!</text:p>
          </table:table-cell>
        </table:table-row>
        <table:table-row table:style-name="ro1">
          <table:table-cell table:style-name="ce1" office:value-type="string">
            <text:p>16531</text:p>
          </table:table-cell>
          <table:table-cell table:style-name="ce1" office:value-type="string">
            <text:p>Lux-Case/Tablet/Google Tablets/Google Nexus 10</text:p>
          </table:table-cell>
          <table:table-cell table:style-name="ce1" office:value-type="string">
            <text:p>Google Nexus 10 er søgegigantens helhjertede forsøg, på at lege med de helt store drenge, indenfor tablet markedet. De har med Google Nexus 10 allieret sig med de aller bedste indenfor tablet markedet, hvortil de så også spæder til med deres store ekspertise indenfor deres felt, hvilket tydeligt ses på hvordan interfacet fungerer. Ligesom Googles andre produkter, så skal Google Nexus 10 nok blive en kæmpe succes, hvorfor vi her hos Lux-Case.dk, har hentet et kæmpe parti af spændende og unikt Google Nexus 10 tilbehør og produkter hjem. Vi har således alt lige fra Google Nexus 10 covers til etuier, beskyttelsesfilm, opladere, lydkabler, bilholdere, osv. osv. Kort sagt: skal der handles tilbehør til Google Nexus 10, så skal det gøres på Lux-Case.dk! </text:p>
          </table:table-cell>
          <table:table-cell table:style-name="ce1" office:value-type="string">
            <text:p>Google Nexus 10 er en lækker ny kvalietsmobil som vi her på Lux-Case.dk spår stor succes! Køb dit nye Google Nexus 10 udstyr på Lux-Case.dk i dag!</text:p>
          </table:table-cell>
        </table:table-row>
        <table:table-row table:style-name="ro1">
          <table:table-cell table:style-name="ce1" office:value-type="string">
            <text:p>16549</text:p>
          </table:table-cell>
          <table:table-cell table:style-name="ce1" office:value-type="string">
            <text:p>Lux-Case/Mobil/Huawei/Huawei Honor</text:p>
          </table:table-cell>
          <table:table-cell table:style-name="ce1" office:value-type="string">
            <text:p>&lt;p&gt;Huawei Honor er ikke den mest udbredte smartphone på det danske marked, så vil du have et unitk produkt som man ikke ser på gaden hver dag, så er Huawei Honor lige mobilen for dig. På trods af dens ringe popularitet, så har vi her hos Lux-Case.dk, alligevel valgt at føre et lille men velvagt udvalg af Huawei Honor produkter. Er du således ude efter et Huawei Honor cover, oplader, et etui eller måske noget helt andet Huawei Honor tilbehør, så er Lux-Case.dk lige præcis siden for dig! Vi ønsker at alle med en smartphone skal kunne finde noget på vores side, og præcis derfor har vi valgt også at føre Huawei Honor produkter!&lt;/p&gt;</text:p>
          </table:table-cell>
          <table:table-cell table:style-name="ce1" office:value-type="string">
            <text:p>Huawei Honor er en lækker ny kvalietsmobil som vi her på Lux-Case.dk spår stor succes! Køb dit nye Huawei Honor udstyr på Lux-Case.dk i dag!</text:p>
          </table:table-cell>
        </table:table-row>
        <table:table-row table:style-name="ro1">
          <table:table-cell table:style-name="ce1" office:value-type="string">
            <text:p>16565</text:p>
          </table:table-cell>
          <table:table-cell table:style-name="ce1" office:value-type="string">
            <text:p>Lux-Case/Mobil/Huawei/Huawei Ascend G330D</text:p>
          </table:table-cell>
          <table:table-cell table:style-name="ce1" office:value-type="string">
            <text:p>Huawei Ascend G330D er en af de helt store topmodellerne fra den asiatiske elektronikgigant, Huawei. På trods af at mærket ikke er så kendt herhjemme, så er de i resten af verden en seriøs udfordre til de mere kendte mærker, såsom Samsung, Apple og HTC. Her hos Lux-Case.dk ønsker vi dog, at uanset hvilken smartphone du har, at det er muligt at få lige netop tilbehør som du måtte lede efter. Det præcis samme gør sig gældende for Huawei Ascend G330D, for det er muligt at vælge i mellem hundredevis af produkter, lavet specielt til Huawei Ascend G330D. Hvad end det skal være etuier i lækre materialer eller silikone covers i slidstærkt kvalitet, så finder du alt i Huawei Ascend G330D tilbehør lige her! </text:p>
          </table:table-cell>
          <table:table-cell table:style-name="ce1" office:value-type="string">
            <text:p>Huawei Ascend G330D er en lækker ny kvalietsmobil som vi her på Lux-Case.dk spår stor succes! Køb dit nye Huawei Ascend G330D udstyr på Lux-Case.dk i dag!</text:p>
          </table:table-cell>
        </table:table-row>
        <table:table-row table:style-name="ro1">
          <table:table-cell table:style-name="ce1" office:value-type="string">
            <text:p>16581</text:p>
          </table:table-cell>
          <table:table-cell table:style-name="ce1" office:value-type="string">
            <text:p>Lux-Case/Mobil/Huawei/Huawei Ascend G300</text:p>
          </table:table-cell>
          <table:table-cell table:style-name="ce1" office:value-type="string">
            <text:p>Huawei Ascend G300 er mobilen fra Huawei, som skal tage kampen op med de største indenfor smartphone markedet. På trods af Huawei Ascend G300 ringe popularitet herhjemme, har vi alligevel et kæmpe udvalg af Huawei Ascend G300 tilbehør og covers, som du ganske enkelt ikke finder andre steder. Er du en af de heldige ejere af en lækker Huawei Ascend G300 , så er Lux-Case.dk derfor lige netop hjemmesiden for dig, når der skal handles Huawei Ascend G300 tilbehør og produkter. Som en af de eneste i Danmark, kører i desuden med fri levering af ALT Huawei Ascend G300 tilbehør, og samtidig sørger vores prisgaranti for, at vi altid er markedsledere når det kommer til prisen! </text:p>
          </table:table-cell>
          <table:table-cell table:style-name="ce1" office:value-type="string">
            <text:p>Huawei Ascend G330 er en lækker ny kvalietsmobil som vi her på Lux-Case.dk spår stor succes! Køb dit nye Huawei Ascend G330 udstyr på Lux-Case.dk i dag!</text:p>
          </table:table-cell>
        </table:table-row>
        <table:table-row table:style-name="ro1">
          <table:table-cell table:style-name="ce1" office:value-type="string">
            <text:p>16597</text:p>
          </table:table-cell>
          <table:table-cell table:style-name="ce1" office:value-type="string">
            <text:p>Lux-Case/Mobil/Huawei/Huawei Ascend P1</text:p>
          </table:table-cell>
          <table:table-cell table:style-name="ce1" office:value-type="string">
            <text:p>&lt;p&gt;Her finder du alt det lækre tilbehør til Huawei Ascend P1, du går og drømmer om. Tjek gerne vores fede covers til Huawei Ascend P1, der er særlig desginet til at passe perfekt med denne model. Som altid er det også en god idé at købe beskyttelsesfilm med, som du naturligvis kan få her på siden også. Dertil kommer, at de med Huawei Ascend P1 kan få alt vores generelle udstyr til mobiltelefoner som mini-højtalere, ekstra opladere imange varianter samt dockingstations, så du både kan få fyldt batteriet op samtidig med, din telefon kan bruges som mini afspiller. På lux-case.dk har vi det største udvalg af tilbehør og gadgets til Huawei Ascend P1. Og glem nu ikke, når du shopper, at vi har prisgaranti på ALT. Her kan du gå direkte til &lt;a title=\"Huawei Ascend P2\" href=\"http://lux-case.dk/huawei-p2.html\" target=\"_self\"&gt;&lt;strong&gt;Ascend P2&lt;/strong&gt;&lt;/a&gt;, &lt;a title=\"Huawei Ascend P6\" href=\"http://lux-case.dk/huawei-ascend-p6.html\" target=\"_self\"&gt;&lt;strong&gt;Ascend P6&lt;/strong&gt;&lt;/a&gt; og &lt;a title=\"Huawei Ascend P7\" href=\"http://lux-case.dk/huawei-ascend-p7.html\" target=\"_self\"&gt;&lt;strong&gt;Ascend P7&lt;/strong&gt;&lt;/a&gt;.&lt;/p&gt;</text:p>
            <text:p/>
            <text:p>&lt;p&gt;&lt;br /&gt;&lt;br /&gt;Du finder her en samling over de bedste og mest beskyttende covers til Huawei Ascend P1. Vi fører den velrenommerede S-serie i både silikone udgaven og den i hårdt kvalitetsmateriale. Begge covers yder optimal beskyttelse, så det er blot spørgsmål om stil, hvilket du foretrækker.&lt;/p&gt;</text:p>
          </table:table-cell>
          <table:table-cell table:style-name="ce1" office:value-type="string">
            <text:p>Huawei Ascend P1 er en lækker ny kvalietsmobil som vi her på Lux-Case.dk spår stor succes! Køb dit nye Huawei Ascend P1 udstyr på Lux-Case.dk i dag!</text:p>
          </table:table-cell>
        </table:table-row>
        <table:table-row table:style-name="ro1">
          <table:table-cell table:style-name="ce1" office:value-type="string">
            <text:p>16613</text:p>
          </table:table-cell>
          <table:table-cell table:style-name="ce1" office:value-type="string">
            <text:p>Lux-Case/Mobil/Huawei/Huawei Sonic</text:p>
          </table:table-cell>
          <table:table-cell table:style-name="ce1" office:value-type="string">
            <text:p>Huawei Sonic er en lille og lækker smartphone fra koreanske Huawi. Selvom Huawei Sonic ikke nyder stor popularitet herhjemme, så skal Huawei Sonic ejerne naturligvis ikke snydes for tilbehør og Huawei Sonic produkter i ægte Lux-Case.dk kvalitet! Udvalget er ikke stort, men vi har nøje udvalgt nogle produkter, så du er sikker på at finde et produkt, som også passer til din Huawei Sonic. Man kunne måske forestille sig, at den lave pris kommer på baggrund af et nedsat serviceniveau. Det er dog ingenlunde tilfældet her hos Lux-Case.dk. Vi ønsker at kunden er i centrum og derfor har vi satses ekstra meget på, at give dig en serviceniveau i topklasse. Hvis du skulle have tvivl eller spørgsmål til vores Huawei Sonic covers og tilbehør, så er det således blot at tage kontakt til os. </text:p>
          </table:table-cell>
          <table:table-cell table:style-name="ce1" office:value-type="string">
            <text:p>Huawei Sonic er en lækker ny kvalietsmobil som vi her på Lux-Case.dk spår stor succes! Køb dit nye Huawei Sonic udstyr på Lux-Case.dk i dag!</text:p>
          </table:table-cell>
        </table:table-row>
        <table:table-row table:style-name="ro1">
          <table:table-cell table:style-name="ce1" office:value-type="string">
            <text:p>16633</text:p>
          </table:table-cell>
          <table:table-cell table:style-name="ce1" office:value-type="string">
            <text:p>Lux-Case/Mobil/BlackBerry/BlackBerry Q10</text:p>
          </table:table-cell>
          <table:table-cell table:style-name="ce1" office:value-type="string">
            <text:p>&lt;p&gt;Med Blackberry Q10 er Blackberry tilbage på toppen af smartphone markedet. På trods af at Blackberry ikke har opnået samme popularitet herhjemme som I USA, så forventer vi stadigvæk at Blackberry Q10 bliver en stor succes herhjemme. Med sit innovative design og lækre features har den I hvertfald alle forudsætninger for at opnå dette. Skal du have nyt Blackberry Q10 tilbehør, så er Lux-Case.dk altid det første sted som du bør tjekke ud.&lt;br /&gt;&lt;br /&gt;Skal du have et nyt og unikt cover til din nye Blackberry Q10, så er det heldigt at Lux-Case.dk har danmarks største udvalg af Blackberry Q10 Covers. Uanset om det skal være farvestrålende eller seriøst, så er det muligt at finde et cover som passer perfekt til din Blackberry Q10. Derudover kan vi tilbyde dig et væld af spændende servicetiltag, danmarks bedste service og prisgaranti på alle vores lækre Blackberry Q10 Covers.&lt;/p&gt;</text:p>
          </table:table-cell>
          <table:table-cell table:style-name="ce1" office:value-type="string">
            <text:p>Blackberry Q10 er en lækker ny kvalietsmobil som vi her på Lux-Case.dk spår stor succes! Køb dit nye Blackberry Q10 udstyr på Lux-Case.dk i dag!</text:p>
          </table:table-cell>
        </table:table-row>
        <table:table-row table:style-name="ro1">
          <table:table-cell table:style-name="ce1" office:value-type="string">
            <text:p>16649</text:p>
          </table:table-cell>
          <table:table-cell table:style-name="ce1" office:value-type="string">
            <text:p>Lux-Case/Mobil/BlackBerry/BlackBerry Z10</text:p>
          </table:table-cell>
          <table:table-cell table:style-name="ce1" office:value-type="string">
            <text:p>&lt;p&gt;Med Z10 er Blackberry klar med en telefon som de håber kan konkurrerre med iPhone og Samsung Galaxy serie. Med en masse spændende features og Blackberrys sans for kvalitet,føler vi os overbeviste om at det nok skal blive en succes&lt;br /&gt;&lt;br /&gt;Ønsker du heller ikke at din nye Blackberry Z10 skal blive skadet ved tab eller på anden måde få ridser og skrammer? Så anbefaler vi at du køber et af vores lækre Blackberry Z10 covers, Det er både til danmarks laveste priser på alle Blackberry Z10 covers som du finder her I shoppen!&lt;/p&gt;</text:p>
          </table:table-cell>
          <table:table-cell table:style-name="ce1" office:value-type="string">
            <text:p>Blackberry Z10 er en lækker ny kvalietsmobil som vi her på Lux-Case.dk spår stor succes! Køb dit nye Blackberry Z10 udstyr på Lux-Case.dk i dag!</text:p>
          </table:table-cell>
        </table:table-row>
        <table:table-row table:style-name="ro1">
          <table:table-cell table:style-name="ce1" office:value-type="string">
            <text:p>16736</text:p>
          </table:table-cell>
          <table:table-cell table:style-name="ce1" office:value-type="string">
            <text:p>Lux-Case/Mobil/Nokia/Nokia Lumia 505</text:p>
          </table:table-cell>
          <table:table-cell table:style-name="ce1" office:value-type="string">
            <text:p>&lt;p&gt;Nokia Lumia 505 Uanset hvad du er ude efter af tilbehør eller udstyr, så er vi med vores hundredevis af forskellige varer, et overordentligt godt bud på det helt rigtige sted at lede, hvis man er på udgik efter nyt til sin Nokia Lumia 505!&lt;br /&gt;&lt;br /&gt;Det er populært som aldrig før at personliggøre sin Nokia Lumia 505. Det er vi helt med på her hos Lux-Case.dk, og herfor har vi også valgt at hente et ekstra stort parti hjem af Nokia Lumia 505 covers, så der også er et som passer til dig og din personlighed.&lt;/p&gt;</text:p>
          </table:table-cell>
          <table:table-cell table:style-name="ce1" office:value-type="string">
            <text:p>Nokia Lumia 505 er en lækker ny kvalietsmobil som vi her på Lux-Case.dk spår stor succes! Køb dit nye Nokia Lumia 505 udstyr på Lux-Case.dk i dag!</text:p>
          </table:table-cell>
        </table:table-row>
        <table:table-row table:style-name="ro1">
          <table:table-cell table:style-name="ce1" office:value-type="string">
            <text:p>16768</text:p>
          </table:table-cell>
          <table:table-cell table:style-name="ce1" office:value-type="string">
            <text:p>Lux-Case/Mobil/HTC/HTC One</text:p>
          </table:table-cell>
          <table:table-cell table:style-name="ce1" office:value-type="string">
            <text:p>&lt;p&gt;HTC One er en enest&amp;aring;ende smartphone, og vi er slet ikke i tvivl om at den nok skal blive en enorm succes, og dermed v&amp;aelig;re i stand til at tage kampen op med Apple og Samsung, som i de seneste &amp;aring;r har domineret p&amp;aring; smartphone markedet. Vi er selvf&amp;oslash;lglelig klar med en masse tilbeh&amp;oslash;r her p&amp;aring; Lux-Case.dk k&amp;oslash;b i dag til spot pris! Vi har ogs&amp;aring; covers, etuier og tilbeh&amp;oslash;r til &lt;strong&gt;&lt;a title=\"HTC One (M8)\" href=\"http://lux-case.dk/htc-one-m8.html\" target=\"_self\"&gt;HTC One (M8)&lt;/a&gt;&amp;nbsp;&lt;/strong&gt;eller&amp;nbsp;&lt;strong&gt;&lt;a href=\"http://lux-case.dk/htc-one-e8.html\" target=\"_self\"&gt;HTC One (E8)&lt;/a&gt;.&lt;/strong&gt;&lt;/p&gt;&lt;br&gt;</text:p>
            <text:p/>
            <text:p>&lt;br&gt; </text:p>
            <text:p>Covers til HTC One bliver naturligvis en stor salgssucces, og en genstand som der vil være stor efterspørgsel efter. Derfor har vi valgt at have et ekstra stort udbud af HTC One Covers, så der også er et som passer perfekt til dig og din personlige stil!</text:p>
          </table:table-cell>
          <table:table-cell table:style-name="ce1" office:value-type="string">
            <text:p>HTC One er en lækker ny kvalietsmobil som vi her på Lux-Case.dk spår stor succes! Køb dit nye HTC One udstyr på Lux-Case.dk i dag!</text:p>
          </table:table-cell>
        </table:table-row>
        <table:table-row table:style-name="ro1">
          <table:table-cell table:style-name="ce1" office:value-type="string">
            <text:p>16786</text:p>
          </table:table-cell>
          <table:table-cell table:style-name="ce1" office:value-type="string">
            <text:p>Lux-Case/Mobil/LG/LG Optimus G Pro</text:p>
          </table:table-cell>
          <table:table-cell table:style-name="ce1" office:value-type="string">
            <text:p>LG Optimus G Pro er den nyeste high-end smartphone fra koreanske LG som er endnu et enormt lækkert produkt af højeste kvalitet. Det samme kan altid siges om vores produkter, og særligt vores udvalg af tilbehør og produkter til LG Optimus G Pr. Hvis du bestiller dit nye tilbehør i dag på Lux-Case.dk, så giver vi fragten!&lt;br&gt;</text:p>
            <text:p/>
            <text:p>&lt;br&gt; </text:p>
            <text:p>Vil du gerne personliggøre din LG Optimus G Pro og gøre den helt unik sammenlignet med andre smartphones, så er det helt oplagt at du anskaffer dig et cover til din LG Optimus G Pro Covers de fåes I alverdens forskellige designs, farver og mønstre. Med vores gigantiske udvalg in mente, så er der helt sikkert også et produkt til dig! </text:p>
          </table:table-cell>
          <table:table-cell table:style-name="ce1" office:value-type="string">
            <text:p>LG Optimus G Pro er en lækker ny kvalietsmobil som vi her på Lux-Case.dk spår stor succes! Køb dit nye LG Optimus G Pro udstyr på Lux-Case.dk i dag!</text:p>
          </table:table-cell>
        </table:table-row>
        <table:table-row table:style-name="ro1">
          <table:table-cell table:style-name="ce1" office:value-type="string">
            <text:p>16802</text:p>
          </table:table-cell>
          <table:table-cell table:style-name="ce1" office:value-type="string">
            <text:p>Lux-Case/Mobil/Samsung</text:p>
          </table:table-cell>
          <table:table-cell table:style-name="ce1" office:value-type="string">
            <text:p>&lt;b&gt;Samsung covers, etuier og alt andet. - Alt til din Samsung telefon&lt;/b&gt; Denne kategori har et bredt udvalg af Samsung covers, etuier og alt det tilbehør du kan forstille dig. Vi tilbyder både Samsung Galaxy Note Cover, Samsung Galaxy Tab 2 covers og Samsung Galaxy S3 covers og covers til alle andre samsung modeller - Vi har altså alt tilbehør til &lt;b&gt;Alle&lt;/b&gt; Samsung mobiler. Du kan finde flere forskellige typer af Samsung beskyttelse såsom Samsung læder flip cases, Samsung aluminium covers, Samsung læder etuier, Samsung tasker og Samsung silikone covers. Husk det er godt at beskytte sin samsung mobil med en beskyttelsesfilm.</text:p>
            <text:p/>
            <text:p>&lt;br/&gt; </text:p>
            <text:p>Udover alt slags beskyttelse finder du også en masse tilbehør, så din mobil oplevelse kan blive fuldendt. Vi har b.la en stor bunke headset og høretelefoner til Samsung mobiler. Uanset hvilket Samsung telefon du har, så kan du være forsikret at vi har alt til lige din præcis din model. </text:p>
            <text:p>&lt;br/&gt; </text:p>
            <text:p>Vi har &lt;b&gt;Danmarks&lt;/b&gt; Største udvalg af mobil tilbehør til den bedste absolut bedste pris!</text:p>
          </table:table-cell>
          <table:table-cell table:style-name="ce1" office:value-type="string">
            <text:p>Samsung Cover, Etuier og Tilbehør. Her på Lux-Case.dk finder du alt hvad du skal bruge i covers, etuier og tilbehør til Samsung modellerne - Find Danmarks største udvalg og billige priser lige her. Dag til dag levering.</text:p>
          </table:table-cell>
        </table:table-row>
        <table:table-row table:style-name="ro1">
          <table:table-cell table:style-name="ce1" office:value-type="string">
            <text:p>16803</text:p>
          </table:table-cell>
          <table:table-cell table:style-name="ce1" office:value-type="string">
            <text:p>Lux-Case/Mobil/Sony</text:p>
          </table:table-cell>
          <table:table-cell table:style-name="ce1" office:value-type="string">
            <text:p>&lt;b&gt;Sony&lt;/b&gt; producerer en masse telefoner og tablet med et super fedt design, derfor er det også vigtigt at beskytte sin Sony mobil med et cover og en beskyttelsesfilm. Hos Lux-Case sørger vi altid for at der er en masse af vælge imellem når det drejer sig om tilbehør til en Sony smartphone. Etuier, opladere, Etuier, beskyttelsesfilm, læder etuier og meget andet kan du finde her på siden. </text:p>
            <text:p/>
            <text:p>Vi har noget til alle Sony mobiler og Sony Tablets. </text:p>
            <text:p>Leder du efter &lt;a href=\"https://lux-case.dk/sony-ericsson.html\" title=\"Sony Ericsson Tilbehør\"&gt;tilbehør til Sony Ericsson? Kom direkte til siden her!&lt;/a&gt;</text:p>
          </table:table-cell>
          <table:table-cell table:style-name="ce1" office:value-type="string">
            <text:p>Alt i kvalitets Sony Smartphone og tablet tilbehør, herunder Covers og etuier. Hurtig Levering. Køb online i dag!</text:p>
          </table:table-cell>
        </table:table-row>
        <table:table-row table:style-name="ro1">
          <table:table-cell table:style-name="ce1" office:value-type="string">
            <text:p>16928</text:p>
          </table:table-cell>
          <table:table-cell table:style-name="ce1" office:value-type="string">
            <text:p>Lux-Case/Mobil/Samsung/Samsung Galaxy S3</text:p>
          </table:table-cell>
          <table:table-cell table:style-name="ce1" office:value-type="string">
            <text:p>&lt;p&gt;Samsung Galaxy S3 covers, etuier og meget andet mobil tilbehør - Danmarks største udvalg af covers til Samsung Galaxy S3, samt Samsung Galaxy S3 tilbehør. såsom Etuier, beskyttelsesfilm, opladere, bilholdere og alt andet spændende udstyr. For derudover at sikre at du altid får et produkt, som lever op til den kvalitet som du forventer at os, har vi indført en omfattende kvalitetskontrol som indebærer, at når vi sender produkter ud til vores kunder, så kan du være sikker på, at kvaliteten altid er som den skal være. Find covers og etuier til &lt;a title=\"Samsung Galaxy S2\" href=\"http://lux-case.dk/samsung-galaxy-s2.html\" target=\"_self\"&gt;&lt;strong&gt;Galaxy S2&lt;/strong&gt;&lt;/a&gt;, &lt;strong&gt;&lt;a title=\"Samsung Galaxy S3 Mini\" href=\"http://lux-case.dk/samsung-galaxy-s3-mini.html\" target=\"_self\"&gt;S3 Mini&lt;/a&gt;,&lt;/strong&gt; &lt;a title=\"Samsung Galaxy s4\" href=\"http://lux-case.dk/samsung-galaxy-s4.html\" target=\"_self\"&gt;&lt;strong&gt;S4&lt;/strong&gt;&lt;/a&gt; og &lt;a title=\"Samsung Galaxy S5\" href=\"http://lux-case.dk/samsung-galaxy-s5.html\" target=\"_self\"&gt;&lt;strong&gt;S5&lt;/strong&gt;&lt;/a&gt; her. Få dit nye cover til Samsung Galaxy S3 i dag.&lt;/p&gt;</text:p>
            <text:p/>
            <text:p>&lt;p&gt;&lt;br /&gt;&lt;br /&gt;Samsung Galaxy S3 Covers - I denne kategori kan du finde et stort udvalg af covers til Samsung Galaxy S3, der skulle gerne være et Samsung Galaxy S3 cover til en hver smag. Vi har i alle farver og i alle typer. Du skal finde det, som passer du synes passer bedst til dig og din stil. Lige fra silikone covers over til hårde plastik covers. Alle mobil cover har hver deres personlige udtryk og er fremstillet i de bedste materialer. Vi går meget op i, at vores kunder har et stort udvalg at vælge imellem, så du ikke behøve at have det samme som dine venner. Desuden sætter vi stor pris på kvalitet og en flot finish. Vi sælger derfor kun ægte kvalitets covers, der som lovet beskytter din smartphone mod skrammer og ridser.&lt;/p&gt;</text:p>
          </table:table-cell>
          <table:table-cell table:style-name="ce1" office:value-type="string">
            <text:p>Cover til Samsung Galaxy S3 <text:s/>etuier og tilbehør. Køb dit nye Samsung Galaxy S3 cover på Lux-Case.dk i dag.</text:p>
          </table:table-cell>
        </table:table-row>
        <table:table-row table:style-name="ro1">
          <table:table-cell table:style-name="ce1" office:value-type="string">
            <text:p>16944</text:p>
          </table:table-cell>
          <table:table-cell table:style-name="ce1" office:value-type="string">
            <text:p>Lux-Case/Mobil/Samsung/Samsung Galaxy S3 Mini</text:p>
          </table:table-cell>
          <table:table-cell table:style-name="ce1" office:value-type="string">
            <text:p>&lt;p&gt;Vi kan præsentere et bredt udvalg af tilbehør til &lt;a title=\"Samsung Galaxy S3 Mini Cover\" href=\"https://lux-case.dk/samsung-galaxy-s3-mini-cover.html\"&gt; Samsung Galaxy S3 Mini cover&lt;/a&gt; og etuier, som ikke kan findes mange andre steder end hos Lux-Case. Vores etuier og mobilcovers er nøje udvalgt så vi sikrer os god solid beskyttelse til din Samsung Galaxy S3 Mini. Køb dit Samsung Galaxy S3 Mini etui og få en elegant beskyttelse. Den ultimative beskyttelse får du hvis du kombinerer et cover til Samsung Galaxy S3 Mini med et &lt;a title=\"Samsung Galaxy S3 Mini beskyttelsesfilm\" href=\"https://lux-case.dk/samsung-galaxy-s3-mini-beskyttelsesfilm.html\"&gt;Samsung Galaxy S3 Mini beskyttelsesfilm&lt;/a&gt;. Adgang til knapper og stik er der taget højde for ved alle S3 Mini covers. Vi er størst indenfor tilbehør af Samsung Galaxy S3 Mini, med et kæmpe udvalg af cover og etuier. Kort sagt: Alt til din Samsung Galaxy S3 Mini, Noget du ikke kan finde? skrive til os og vi vil hjælpe dig. Du kan finde covers og etuier til &lt;strong&gt;&lt;a title=\"Samsung Galaxy S3\" href=\"https://lux-case.dk/samsung-galaxy-s3.html\" target=\"_self\"&gt;Galaxy S3&lt;/a&gt;&lt;/strong&gt; her.&lt;/p&gt;</text:p>
            <text:p/>
            <text:p>&lt;p&gt;&lt;br /&gt;&lt;br /&gt;Samsung Galaxy S3 Mini cover Her har vi det største og det bedste udvalg af mobil covers til Samsung Galaxy S3 Mini. Din smartphone kan få et 100% nyt look på få sekunder – Vælg den farve, der passer dig bedst, det materiale, der er mest behagelig og det mønster du falder for. Hvad end du vælger: plastik eller aluminium, så du får et robust, hårdt og ikke mindst flot omslag. Vi har kun højkvalitets cover til Samsung Galaxy S3 Mini. Bestil inden 17.00 og vi sender dit smartphone cover afsted med det samme!&lt;/p&gt;</text:p>
          </table:table-cell>
          <table:table-cell table:style-name="ce1" office:value-type="string">
            <text:p>Samsung Galaxy S3 Mini Cover, Tilbehør og Etuier. Alt til din Samsung Galaxy S3 Mini - Stort udvalg Mobil covers og masser af Tilbehør.</text:p>
          </table:table-cell>
        </table:table-row>
        <table:table-row table:style-name="ro1">
          <table:table-cell table:style-name="ce1" office:value-type="string">
            <text:p>16960</text:p>
          </table:table-cell>
          <table:table-cell table:style-name="ce1" office:value-type="string">
            <text:p>Lux-Case/Tablet/Samsung Tablets/Samsung Ativ S</text:p>
          </table:table-cell>
          <table:table-cell table:style-name="ce1" office:value-type="string">
            <text:p>&lt;p&gt;På Lux-Case.dk er vi endnu engang klar med en ny omgang kvalitetstilbehør til Samsung ATIV S. Skal du have et nyt cover, etui eller måske en ny biloplader til din nyindkøbte Samsung ATIV S, så er Lux-Case.dk det helt rigtige sted at lede. Med tusindvis af varer på lager, har vi også en masse specialfremstillet tilbehør lige netop til Samsung ATIV S. Hvis du bestiller dit nye Samsung ATIV S cover inden kl. 15, så sørger vi for at pakken bliver sendt samme dag.&lt;/p&gt;</text:p>
          </table:table-cell>
          <table:table-cell table:style-name="ce1" office:value-type="string">
            <text:p>Samsung Ativ S er en lækker ny kvalietsmobil som vi her på Lux-Case.dk spår stor succes! Køb dit nye Samsung Ativ S udstyr på Lux-Case.dk i dag!</text:p>
          </table:table-cell>
        </table:table-row>
        <table:table-row table:style-name="ro1">
          <table:table-cell table:style-name="ce1" office:value-type="string">
            <text:p>16976</text:p>
          </table:table-cell>
          <table:table-cell table:style-name="ce1" office:value-type="string">
            <text:p>Lux-Case/Mobil/Samsung/Samsung Galaxy Premier</text:p>
          </table:table-cell>
          <table:table-cell table:style-name="ce1" office:value-type="string">
            <text:p>&lt;p&gt;Her på Lux-Case.dk finder du enormt udvalg af varer udviklet i aller højeste kvalitet til Samsung Galaxy Premier! Er du til covers, etuier, en biloplader eller måske andet Samsung Galaxy Premier tilbehør, så er det med garanti tilgængeligt på Lux-Case.dk, så du kan få pustet ekstra liv i din Samsung Galaxy Premier!&lt;br /&gt;&lt;br /&gt;Når det kommer til covers til Samsungs nye smartphone, Samsung Galaxy Premier, så er Lux-Case.dk ganske enkelt størst og bedst. Vi har alt i Samsung Galaxy Premier cover - ligefra søde, blomstrerede covers, over til eksklusive Samsung Galaxy Premier covers lavet i lækre og skridsikre materialer. Beskyt samtidig din Samsung Galaxy Premier imod skader ved at købe et Samsung Galaxy Premier cover hos os.&lt;/p&gt;</text:p>
          </table:table-cell>
          <table:table-cell table:style-name="ce1" office:value-type="string">
            <text:p>Samsung Galaxy Premier er en lækker ny kvalietsmobil som vi her på Lux-Case.dk spår stor succes! Køb dit nye Samsung Galaxy Premier udstyr på Lux-Case.dk i dag!</text:p>
          </table:table-cell>
        </table:table-row>
        <table:table-row table:style-name="ro1">
          <table:table-cell table:style-name="ce1" office:value-type="string">
            <text:p>16992</text:p>
          </table:table-cell>
          <table:table-cell table:style-name="ce1" office:value-type="string">
            <text:p>Lux-Case/Mobil/Samsung/Samsung Galaxy S2</text:p>
          </table:table-cell>
          <table:table-cell table:style-name="ce1" office:value-type="string">
            <text:p>&lt;p&gt;Samsung Galaxy S2 er Samsungs bud p&amp;aring; en smartphone i topklasse, og vi er naturligvis klar med det fedeste tilbeh&amp;oslash;r - ogs&amp;aring; i topklasse! Vores specialfremstillet silikone covers og ekslusive l&amp;aelig;deretuier er blot to bud p&amp;aring; noget af alt det Samsung Galaxy S 2 som vi har p&amp;aring; lager, og som vi er i stand til at levere inden for 1-2 dage, og det er endda med fri fragt. Derudover har vi en prisgaranti politik som sikrer dig som kunde, at du altid f&amp;aring;r produktet til den rigtige pris. G&amp;aring; direkte til &lt;strong&gt;&lt;a title=\"Samsung Galaxy S3\" href=\"http://lux-case.dk/samsung-galaxy-s3.html\" target=\"_self\"&gt;Galaxy S3&lt;/a&gt;&lt;/strong&gt;, &lt;a title=\"Samsung Galaxy S4\" href=\"http://lux-case.dk/samsung-galaxy-s4.html\" target=\"_self\"&gt;&lt;strong&gt;S4&lt;/strong&gt;&lt;/a&gt; og &lt;a title=\"Samsung Galaxy S5\" href=\"http://lux-case.dk/samsung-galaxy-s5.html\" target=\"_self\"&gt;&lt;strong&gt;S5&lt;/strong&gt;&lt;/a&gt; her.&lt;/p&gt;&lt;br&gt;</text:p>
            <text:p/>
            <text:p>&lt;br&gt; </text:p>
            <text:p>Samsung Galaxy S2 er det nyeste skud på stammen fra Samsung og det er vildt populær, det er kun iPhone 4s der overgår den med salgstal. Derfor sælger vi naturligvis også hundredevis af covers til Samsung Galaxy S 2 hver måned. Vi tilbyder her på Lux-Case Danmarks klart største udvalg og sikre os der er noget for alle eftersom vi har købt mere end 1000 forskellige Covers hjem til Samsug Galaxy S2, De mest solgte covers er pt et klassisk sort Silikone cover eller et sort plastik cover, men også mange der hellere vil gøre deres Galaxy S2 lidt mere personlig med et Bunny cover, eller en af det vildt populære Samsung Galaxy S2 Bumpers, dem tilbyder vi både i silikone men også i plastik og aluminium. Du kan også finde et stort udvalg af blomster covers, skøre billed covers og meget andet. Er der noget du ikke kan finde eller noget du gerne vil have, kan du altid skrive til vores support og vi vil gøre det bedste for at finde det til dig. Husk der er fri fragt på dine ordrer fra Lux-Case.dk</text:p>
          </table:table-cell>
          <table:table-cell table:style-name="ce1" office:value-type="string">
            <text:p>Samsung Galaxy S2 er en lækker ny kvalietsmobil som vi her på Lux-Case.dk spår stor succes! Køb dit nye Samsung Galaxy S2 udstyr på Lux-Case.dk i dag!</text:p>
          </table:table-cell>
        </table:table-row>
        <table:table-row table:style-name="ro1">
          <table:table-cell table:style-name="ce1" office:value-type="string">
            <text:p>17008</text:p>
          </table:table-cell>
          <table:table-cell table:style-name="ce1" office:value-type="string">
            <text:p>Lux-Case/Mobil/Samsung/Samsung Galaxy Note</text:p>
          </table:table-cell>
          <table:table-cell table:style-name="ce1" office:value-type="string">
            <text:p>&lt;p&gt;Samsung Galaxy Note er blevet en utrolig popul&amp;aelig;r mobil, derfor har vi ogs&amp;aring; valgt at skaffe et bred udvalg af covers til Samsung Galaxy Note, Udover Samsung Galaxy Note Covers har vi ogs&amp;aring; alt inden for Tilbeh&amp;oslash;r til Samsung galaxy note, Opladere, etuier, tasker og Stort udvalg af &amp;aelig;gte l&amp;aelig;der etuier til Samsung Galaxy Note. Brug Beskyttelsesfilm til Samsung Galaxy Note, s&amp;aring; den ikke f&amp;aring;r ridser. Er det covers eller etuier til &lt;a title=\"Samsung Galaxy Note 2\" href=\"http://lux-case.dk/samsung-galaxy-note-2.html\" target=\"_self\"&gt;&lt;strong&gt;Samsung Galaxy Note 2&lt;/strong&gt;&lt;/a&gt;, &lt;strong&gt;&lt;a title=\"Samsung Galaxy Note 3\" href=\"http://lux-case.dk/samsung-galaxy-note-3.html\" target=\"_self\"&gt;Note 3&lt;/a&gt;,&lt;/strong&gt;&amp;nbsp;&lt;strong&gt;&lt;a title=\"Samsung Galaxy Note 3 Neo\" href=\"http://lux-case.dk/samsung-galaxy-note-3-neo.html\"&gt;Note 3 Neo&lt;/a&gt;&lt;/strong&gt;&amp;nbsp;eller den nye &lt;a href=\"http://lux-case.dk/samsung-galaxy-note-4.html\" target=\"_self\"&gt;&lt;strong&gt;Note 4&lt;/strong&gt;&lt;/a&gt; du leder efter?&lt;/p&gt;&lt;br&gt;</text:p>
            <text:p/>
            <text:p>&lt;br&gt; </text:p>
            <text:p>Her finder du alt inden for Covers til Samsung galaxy note. Vi har Silikone covers, plastik covers, læder etuier og alle andre slags Samsung galaxy note covers. På lux-case.dk prøver vi altid at have det største udvalg af covers til Samsung galaxy note, så vores kunder aldrig går forgæves.</text:p>
          </table:table-cell>
          <table:table-cell table:style-name="ce1" office:value-type="string">
            <text:p>Samsung Galaxy Note er en lækker ny kvalietsmobil som vi her på Lux-Case.dk spår stor succes! Køb dit nye Samsung Galaxy Note udstyr på Lux-Case.dk i dag!</text:p>
          </table:table-cell>
        </table:table-row>
        <table:table-row table:style-name="ro1">
          <table:table-cell table:style-name="ce1" office:value-type="string">
            <text:p>17024</text:p>
          </table:table-cell>
          <table:table-cell table:style-name="ce1" office:value-type="string">
            <text:p>Lux-Case/Mobil/Samsung/Samsung Galaxy Note 2</text:p>
          </table:table-cell>
          <table:table-cell table:style-name="ce1" office:value-type="string">
            <text:p>&lt;p&gt;Samsung Galaxy Note 2 er en af tidens mest popul&amp;aelig;re smartphones, og vi oplever her hos Lux-Case.dk en enorm eftersp&amp;oslash;rgsel efter Samsung Galaxy Note 2 tilbeh&amp;oslash;r og covers. Vi har derfor gjort en ekstra indsats for at opfylde jeres &amp;oslash;nsker om, og kan nu tilbyde et bredt udvalg af l&amp;aelig;kre covers, skarpe etuier og andet Samsung Galaxy Note 2 - alt sammen i den vanlige h&amp;oslash;je Lux-Case.dk kvalitet, som sikres igennem vores grundige kvalitetskontrol. For at g&amp;oslash;re det hele lidt bedre, s&amp;aring; k&amp;oslash;rer vi lige nu med fri fragt p&amp;aring; ALT Samsung Galaxy Note 2 tilbeh&amp;oslash;r! Leder du efter forg&amp;aelig;ngeren &lt;strong&gt;&lt;a title=\"Samsung Galaxy Note\" href=\"http://lux-case.dk/samsung-galaxy-note.html\" target=\"_self\"&gt;Galaxy Note&lt;/a&gt;&lt;/strong&gt; eller efterf&amp;oslash;lgerne &lt;a title=\"Samsung Galaxy Note 3\" href=\"http://lux-case.dk/samsung-galaxy-note-3.html\" target=\"_self\"&gt;&lt;strong&gt;Note&lt;/strong&gt; &lt;strong&gt;3&lt;/strong&gt;&lt;/a&gt;,&amp;nbsp;&lt;strong&gt;&lt;a title=\"Samsung Galaxy Note 3 Neo\" href=\"http://lux-case.dk/samsung-galaxy-note-3-neo.html\" target=\"_self\"&gt;Note 3 Neo&lt;/a&gt;&amp;nbsp;&lt;/strong&gt;eller &lt;a href=\"http://lux-case.dk/samsung-galaxy-note-4.html\" target=\"_self\"&gt;&lt;strong&gt;Note 4&lt;/strong&gt;&lt;/a&gt;?&lt;/p&gt;&lt;br&gt;</text:p>
            <text:p/>
            <text:p>&lt;br&gt; </text:p>
            <text:p>Sin dyrt købte smartphone vil man gerne passe lidt på, derfor vælger man ofte at beskytte sin mobil med et cover til Samsung Galaxy Note 2. En mobil bruger man meget og man har mulighed for at gøre den lidt personligt med et cover fra det store udvalg af Samsung Galaxy Note 2 covers som Lux-Case.dk har, der er købt så stort og bredt ind at det skulle være muligt at alle at finde et cover der passer dem. De findes i forskellige farver, materialer, men ens for alle er den gode kvalitet der beskytter din Samsung Galaxy Note 2. Shop Nu!</text:p>
          </table:table-cell>
          <table:table-cell table:style-name="ce1" office:value-type="string">
            <text:p>Samsung Galaxy Note 2 er en lækker ny kvalietsmobil som vi her på Lux-Case.dk spår stor succes! Køb dit nye Samsung Galaxy Note 2 udstyr på Lux-Case.dk i dag!</text:p>
          </table:table-cell>
        </table:table-row>
        <table:table-row table:style-name="ro1">
          <table:table-cell table:style-name="ce1" office:value-type="string">
            <text:p>17040</text:p>
          </table:table-cell>
          <table:table-cell table:style-name="ce1" office:value-type="string">
            <text:p>Lux-Case/Tablet/Samsung Tablets/Samsung Galaxy Note 10.1</text:p>
          </table:table-cell>
          <table:table-cell table:style-name="ce1" office:value-type="string">
            <text:p>&lt;p&gt;Når det kommer til Samsung Galaxy Note 10.1 tilbehør, så er Lux-Case.dk webshoppen over dem alle. Med vores gigantiske udvalg på flere tusinde varer, kan vi godt garantere, at du kan finde noget som passer lige præcis til din personlighed og stil. Farvestrålende flower power covers? På lager! Stilsikre aluminiums cover? På lager! beskyttelsefilm til skærmen? På lager! Kort sagt: der findes praktisk talt ikke det Samsung Galaxy Note 10.1 tilbehør, som du ikke kan finde på Lux-Case.dk, og vi er stolte af at alt dette, kan fås til en yderst favorabel pris.&lt;br /&gt;&lt;br /&gt;Samsung Galaxy Note 10.1 er en ny lækker smartphone, og derfor er vi hos Lux-Case.dk klar med en perlerække af flotte og gennemførte covers. Skal det være blomstrerede, sjove eller seje designs og farvetemaer som du kun kan finde på Lux-Case.dk.&lt;/p&gt;</text:p>
          </table:table-cell>
          <table:table-cell table:style-name="ce1" office:value-type="string">
            <text:p>Samsung Galaxy Note 10.1 er en lækker ny kvalietsmobil som vi her på Lux-Case.dk spår stor succes! Køb dit nye Samsung Galaxy Note 10.1 udstyr på Lux-Case.dk i dag!</text:p>
          </table:table-cell>
        </table:table-row>
        <table:table-row table:style-name="ro1">
          <table:table-cell table:style-name="ce1" office:value-type="string">
            <text:p>17056</text:p>
          </table:table-cell>
          <table:table-cell table:style-name="ce1" office:value-type="string">
            <text:p>Lux-Case/Mobil/Samsung/Samsung Galaxy Nexus</text:p>
          </table:table-cell>
          <table:table-cell table:style-name="ce1" office:value-type="string">
            <text:p>&lt;p&gt;Samsung Galaxy Nexus er en af Samsungs absolutte topprodukter, og samtidig et meget populært blandt danskerne. Vi er derfor klar med et stort udvalg af diverse Samsung Galaxy Nexus tilbehør og flotte covers. Som med ethvert elektronisk produkt, så er Samsung Galaxy Nexus ganske skrøbelig, og vi anbefaler derfor at man anskaffer sig et Samsung Galaxy Nexus cover eller bumper, som kan beskytte din dyrt indkøbte Samsung Galaxy Nexus mod skader og skrammer. &lt;/p&gt;</text:p>
          </table:table-cell>
          <table:table-cell table:style-name="ce1" office:value-type="string">
            <text:p>Samsung Galaxy Nexus er en lækker ny kvalietsmobil som vi her på Lux-Case.dk spår stor succes! Køb dit nye Samsung Galaxy Nexus udstyr på Lux-Case.dk i dag!</text:p>
          </table:table-cell>
        </table:table-row>
        <table:table-row table:style-name="ro1">
          <table:table-cell table:style-name="ce1" office:value-type="string">
            <text:p>17072</text:p>
          </table:table-cell>
          <table:table-cell table:style-name="ce1" office:value-type="string">
            <text:p>Lux-Case/Mobil/Samsung/Samsung Galaxy Ace 2</text:p>
          </table:table-cell>
          <table:table-cell table:style-name="ce1" office:value-type="string">
            <text:p>Tilbehør til Samsung Galaxy Ace 2, du finder det hele her på siden! Er du på udgik efter et moderigtigt cover til at udtrykke din personlighed? hvad med en ekstra oplader til bilen, eller måske noget beskyttelsesfilm for at holde din Samsung Galaxy Ace 2 fri for ridser og skrammer? Uanset hvilken slags Samsung Galaxy Ace 2 tilbehør du er ude efter, så kan du med stor sikkerhed finde det hos os. Vi ved, at kunderne er det absolut vigtigste for os, og derfor gør vi alt for at gøre jer tilfredse. Hvis du derfor skulle have et spørgsmål omkring Samsung Galaxy Ace 2 tilbehøret, så tøv endelig ikke med at kontakte en af vores medarbejdere!&lt;br&gt;</text:p>
            <text:p/>
            <text:p>&lt;br&gt; </text:p>
            <text:p>I denne kategori kan du finde et stort udvalg af covers til Samsung Galaxy Ace 2, Der skulle gerne være et Galaxy Ace 2 cover til alle, da vi sørger for altid at have et bredt udvalg til alle vores mobiltelefoner. Hvis du har spørgsmål, er du altid velkommen til at skrive til Supporten. </text:p>
          </table:table-cell>
          <table:table-cell table:style-name="ce1" office:value-type="string">
            <text:p>Samsung Galaxy Ace 2 er en lækker ny kvalietsmobil som vi her på Lux-Case.dk spår stor succes! Køb dit nye Samsung Galaxy Ace 2 udstyr på Lux-Case.dk i dag!</text:p>
          </table:table-cell>
        </table:table-row>
        <table:table-row table:style-name="ro1">
          <table:table-cell table:style-name="ce1" office:value-type="string">
            <text:p>17088</text:p>
          </table:table-cell>
          <table:table-cell table:style-name="ce1" office:value-type="string">
            <text:p>Lux-Case/Mobil/Samsung/Samsung Galaxy Ace Duos</text:p>
          </table:table-cell>
          <table:table-cell table:style-name="ce1" office:value-type="string">
            <text:p>Skærmbeskyttere, smarte covers og bilopladere. Der er ikke det tilbehør til Samsung Galaxy Ace Duos som du ikke kan finde hos os. Vi stræber efter at være den førende på markedet indenfor covers og tilbehør til Samsung Galaxy Ace Duos, og det ses tydeligt på vores store udvalg af gennemførte og stilsikre kvalitetsprodukter som vi har på lager til Samsung Galaxy Ace Duos. Derudover går vi ekstremt vores op i vores kundepleje, så hvis du skulle have nogen former for spørgsmål angående Samsung Galaxy Ace Duos covers eller tilbehør, så hold dig endelig ikke tilbage! </text:p>
          </table:table-cell>
          <table:table-cell table:style-name="ce1" office:value-type="string">
            <text:p>Samsung Galaxy Ace Duos er en lækker ny kvalietsmobil som vi her på Lux-Case.dk spår stor succes! Køb dit nye Samsung Galaxy Ace Duos udstyr på Lux-Case.dk i dag!</text:p>
          </table:table-cell>
        </table:table-row>
        <table:table-row table:style-name="ro1">
          <table:table-cell table:style-name="ce1" office:value-type="string">
            <text:p>17104</text:p>
          </table:table-cell>
          <table:table-cell table:style-name="ce1" office:value-type="string">
            <text:p>Lux-Case/Mobil/Samsung/Samsung Galaxy Ace Plus</text:p>
          </table:table-cell>
          <table:table-cell table:style-name="ce1" office:value-type="string">
            <text:p>Lux-Case.dk har alt i tilbehør til Samsung Galaxy Ace Plus, så ligegyldigt om du er ude efter det nyeste nye indenfor smarte og moderigtige covers, en ekstra oplader til sommerhuset eller måske noget helt tredje, så tør vi hos Lux-Case.dk, godt garantere at du er i stand til at finde det hos os. Derudover er kvaliteten altid i top, da vi igennem stramme kvalitetsproducerer sikrer os at man altid er sikker på en god handel, så man køber Samsung Galaxy Ace Plus tilbehør og Samsung Galaxy Ace Plus hos os. Vi lever af glade kunder!&lt;br&gt;</text:p>
            <text:p/>
            <text:p>&lt;br&gt; </text:p>
            <text:p>Samsung Galaxy Ace Plus Covers - I denne kategori kan du finde et stort udvalg af covers til Samsung Galaxy Ace Plus </text:p>
          </table:table-cell>
          <table:table-cell table:style-name="ce1" office:value-type="string">
            <text:p>Samsung Galaxy Ace Plus er en lækker ny kvalietsmobil som vi her på Lux-Case.dk spår stor succes! Køb dit nye Samsung Galaxy Ace Plus udstyr på Lux-Case.dk i dag!</text:p>
          </table:table-cell>
        </table:table-row>
        <table:table-row table:style-name="ro1">
          <table:table-cell table:style-name="ce1" office:value-type="string">
            <text:p>17120</text:p>
          </table:table-cell>
          <table:table-cell table:style-name="ce1" office:value-type="string">
            <text:p>Lux-Case/Mobil/Samsung/Samsung Galaxy S Advance</text:p>
          </table:table-cell>
          <table:table-cell table:style-name="ce1" office:value-type="string">
            <text:p>På Lux-Case.dk er vi stolte over at kunne præsentere et så bredt og gennemført udvalg af lækre kvalitetsprodukter til Samsung Galaxy S Advance. Kundeservice er altid noget vi har prioriteret enormt højt, og derfor kan du være sikker på, at hvis dit nye Samsung Galaxy S Advance cover eller tilbehør uheldigvis ikke skulle leve op til dine forventninger, så finder vi altid en løsning. Kunden er altid i centrum for os. Lige nu har endda fri levering på alle Samsung Galaxy S Advance covers samt andet tilbehør fra vores enorme udvalg!&lt;br&gt;</text:p>
            <text:p/>
            <text:p>&lt;br&gt; </text:p>
            <text:p>Samsung Galaxy S Advance Covers - I denne kategori kan du finde et stort udvalg af covers til Samsung Galaxy S Advance </text:p>
          </table:table-cell>
          <table:table-cell table:style-name="ce1" office:value-type="string">
            <text:p>Samsung Galaxy S Advance er en lækker ny kvalietsmobil som vi her på Lux-Case.dk spår stor succes! Køb dit nye Samsung Galaxy S Advance udstyr på Lux-Case.dk i dag!</text:p>
          </table:table-cell>
        </table:table-row>
        <table:table-row table:style-name="ro1">
          <table:table-cell table:style-name="ce1" office:value-type="string">
            <text:p>17136</text:p>
          </table:table-cell>
          <table:table-cell table:style-name="ce1" office:value-type="string">
            <text:p>Lux-Case/Mobil/Samsung/Samsung Galaxy Mini 2</text:p>
          </table:table-cell>
          <table:table-cell table:style-name="ce1" office:value-type="string">
            <text:p>&lt;p&gt;Når det kommer til Samsung Galaxy Mini 2 tilbehør, så gør vi os Lux-Case.dk, altid vores aller bedste, for at du har adgang til de nyeste og mest unikke covers og etuier til Samsung Galaxy Mini 2. Vi ønsker ikke at en kunder nogensinde skal gå forgæves på Lux-Case.dk i deres jagt på det rette Samsung Galaxy Mini 2 tilbehør, og derfor gør vi vores ypperste, for at et Samsung Galaxy Mini 2 tilbehør til enhver smag. Hvad end det skal være cool eller sjovt - så har vi det på lager!&lt;br /&gt;&lt;br /&gt;Samsung Galaxy Mini 2 Covers - I denne kategori kan du finde et stort udvalg af covers til Samsung Galaxy Mini 2&lt;/p&gt;</text:p>
          </table:table-cell>
          <table:table-cell table:style-name="ce1" office:value-type="string">
            <text:p>Samsung Galaxy Mini 2 er en lækker ny kvalietsmobil som vi her på Lux-Case.dk spår stor succes! Køb dit nye Samsung Galaxy Mini 2 udstyr på Lux-Case.dk i dag!</text:p>
          </table:table-cell>
        </table:table-row>
        <table:table-row table:style-name="ro1">
          <table:table-cell table:style-name="ce1" office:value-type="string">
            <text:p>17152</text:p>
          </table:table-cell>
          <table:table-cell table:style-name="ce1" office:value-type="string">
            <text:p>Lux-Case/Mobil/Samsung/Samsung Galaxy W</text:p>
          </table:table-cell>
          <table:table-cell table:style-name="ce1" office:value-type="string">
            <text:p>Samsung er atter på banen med endnu et unikt produkt i form af Samsung Galaxy W! En særlig smartphone, kræver også noget helt særligt Samsung Galaxy W tilbehør, og det er lige netop hvad du finder her hos os. Vi gør en dyd ud af altid at kunne tilbyde unikke covers og etuier, så hvis du vil skille dig ud fra mængden med et helt specielt Samsung Galaxy W cover, så er Lux-Case.dk siden for dig! Som en ekstra bonus til vores kundekreds, har vi nu valgt at køre med fri levering, hvilket vil sige at vi leverer dit nye Samsung Galaxy W etui hjem til dig - kvit og frit! </text:p>
          </table:table-cell>
          <table:table-cell table:style-name="ce1" office:value-type="string">
            <text:p>Samsung Galaxy W er en lækker ny kvalietsmobil som vi her på Lux-Case.dk spår stor succes! Køb dit nye Samsung Galaxy W udstyr på Lux-Case.dk i dag!</text:p>
          </table:table-cell>
        </table:table-row>
        <table:table-row table:style-name="ro1">
          <table:table-cell table:style-name="ce1" office:value-type="string">
            <text:p>17168</text:p>
          </table:table-cell>
          <table:table-cell table:style-name="ce1" office:value-type="string">
            <text:p>Lux-Case/Tablet/Samsung Tablets/Samsung Galaxy Tab 2 10.1</text:p>
          </table:table-cell>
          <table:table-cell table:style-name="ce1" office:value-type="string">
            <text:p>Samsung er klar med deres nyeste tablet Samsung Galaxy Tab 2 10.1, og som vanen foreskriver, er vi på Lux-Case.dk, klar med det bedste af hvad markedet har at tilbyde, når det kommer til Samsung Galaxy Tab 2 10.1 covers og tilbehør. Alt elektronik er skrøbeligt, og hvis man ønsker at beskytte sin dyrt indkøbte Samsung Galaxy Tab 2 10.1, er det derfor anbefalelsesværdigt at anskaffe sig en form for beskyttelse, så den ikke tager skade. Her har vi et bredt udvalg af muligheder til Samsung Galaxy Tab 2 10.1, og det er bare med at tage et kig på siden, for at finde det Samsung Galaxy Tab 2 10.1 cover eller anden form for tilbehør, som passer lige præcis til dig! &lt;br&gt;</text:p>
            <text:p/>
            <text:p>&lt;br&gt; </text:p>
            <text:p>Skal det være et nyt cover til din Samsung Galaxy Tab 2 10.1? Så er du heldigvis landet på den helt rigtige side - her har vi nemlig et unikt og gennemført udvalg af Samsung Galaxy Tab 2 10.1 covers, som kan vække begejstring hos alle som ønsker at udtrykke deres helt egen personlighed igennem deres valg af Samsung Galaxy Tab 2 10.1 cover.</text:p>
          </table:table-cell>
          <table:table-cell table:style-name="ce1" office:value-type="string">
            <text:p>Samsung Galaxy Tab 2 10.1 er en lækker ny kvalietsmobil som vi her på Lux-Case.dk spår stor succes! Køb dit nye Samsung Galaxy Tab 2 10.1 udstyr på Lux-Case.dk i dag!</text:p>
          </table:table-cell>
        </table:table-row>
        <table:table-row table:style-name="ro1">
          <table:table-cell table:style-name="ce1" office:value-type="string">
            <text:p>17184</text:p>
          </table:table-cell>
          <table:table-cell table:style-name="ce1" office:value-type="string">
            <text:p>Lux-Case/Tablet/Samsung Tablets/Samsung Galaxy Tab 2 7.0</text:p>
          </table:table-cell>
          <table:table-cell table:style-name="ce1" office:value-type="string">
            <text:p>&lt;p&gt;Er det et nyt Samsung Galaxy Tab 2 7.0 cover eller måske en ny Samsung Galaxy Tab 2 7.0 oplader som du er ude efter? Så er du havnet på den helt rigtige side, da Lux-Case.dk er danmarks vel største webshop indenfor tilbehør og covers til lige netop Samsung Galaxy Tab 2 7.0. Ikke nok med at du kan vælge og vrage mellem tusindsag af Samsung Galaxy Tab 2 7.0 produkter, så får du tilmed HURTIG LEVERING, når du har fundet lige netop det produkt som passer dig. Derudover så har vi hos PRISGARANTI som er ensbetydende med, at usandsynlige skulle ske, hvor du finder et af vores produkter billigere andetsteds, så sænker vi prompte prisen!&lt;/p&gt;</text:p>
          </table:table-cell>
          <table:table-cell table:style-name="ce1" office:value-type="string">
            <text:p>Samsung Galaxy Tab 2 7.0 er en lækker ny kvalietsmobil som vi her på Lux-Case.dk spår stor succes! Køb dit nye Samsung Galaxy Tab 2 7.0 udstyr på Lux-Case.dk i dag!</text:p>
          </table:table-cell>
        </table:table-row>
        <table:table-row table:style-name="ro1">
          <table:table-cell table:style-name="ce1" office:value-type="string">
            <text:p>17200</text:p>
          </table:table-cell>
          <table:table-cell table:style-name="ce1" office:value-type="string">
            <text:p>Lux-Case/Tablet/Samsung Tablets/Samsung Galaxy Tab 10.1 P7500</text:p>
          </table:table-cell>
          <table:table-cell table:style-name="ce1" office:value-type="string">
            <text:p>Med Samsung Galaxy Tab 10.1 har Samsung endnu engang løftet baren for hvordan en tablet skal skrues. En sådan tablet, kræver dog tilbehør, af selvsamme tårnhøje kvalitet. Det kan vi levere her hos Lux-Case.dk, hvor du finder et bredt udvalg af fantastiske og unikke Samsung Galaxy Tab 10.1 covers, etuier eller andre former for interessante Samsung Galaxy Tab 10.1 tilbehørsmuligheder. Kunden er altid centrum for os, og det er derfor enormt vigtigt, at du er 100% tilfreds med dit køb. Skulle du have de mindste tvivl omkring vores Samsung Galaxy Tab 10.1 covers eller tilbehør, så hører vi derfor gladeligt fra dig. </text:p>
          </table:table-cell>
          <table:table-cell table:style-name="ce1" office:value-type="string">
            <text:p>Samsung Galaxy Tab 10.1 P7500 er en lækker ny kvalietsmobil som vi her på Lux-Case.dk spår stor succes! Køb dit nye Samsung Galaxy Tab 10.1 P7500 udstyr på Lux-Case.dk i dag!</text:p>
          </table:table-cell>
        </table:table-row>
        <table:table-row table:style-name="ro1">
          <table:table-cell table:style-name="ce1" office:value-type="string">
            <text:p>17216</text:p>
          </table:table-cell>
          <table:table-cell table:style-name="ce1" office:value-type="string">
            <text:p>Lux-Case/Tablet/Samsung Tablets/Samsung Galaxy Tab 8.9</text:p>
          </table:table-cell>
          <table:table-cell table:style-name="ce1" office:value-type="string">
            <text:p>&lt;p&gt;Samsung Galaxy Tab 8.9 er endnu et produkt af tårnhøj kvalitet fra Samsung, og du kan være sikker på, at de Samsung Galaxy Tab 8.9 covers og andet tilbehør som du finder hos Lux-Case.dk er af mindst ligeså god kvalitet. For at det ikke skal være det hele, så har du som kunde hos Lux-Case.dk, et enormt katalog af Samsung Galaxy Tab 8.9 tilbehør og covers at vælge imellem. Når du så har valgt dit nye Samsung Galaxy Tab 8.9 produkt, så sker der det at vi sender dit nye Samsung Galaxy Tab 8.9 cover, etui eller noget du nu har valgt, hjem til dig.&lt;/p&gt;</text:p>
          </table:table-cell>
          <table:table-cell table:style-name="ce1" office:value-type="string">
            <text:p>Samsung Galaxy Tab 8.9 er en lækker ny kvalietsenhed som vi her på Lux-Case.dk spår stor succes! Køb dit nye Samsung Galaxy Tab 8.9 P7300/P7310 udstyr på Lux-Case.dk i dag!</text:p>
          </table:table-cell>
        </table:table-row>
        <table:table-row table:style-name="ro1">
          <table:table-cell table:style-name="ce1" office:value-type="string">
            <text:p>17232</text:p>
          </table:table-cell>
          <table:table-cell table:style-name="ce1" office:value-type="string">
            <text:p>Lux-Case/Tablet/Samsung Tablets/Samsung Galaxy Tab 7.7 P6800</text:p>
          </table:table-cell>
          <table:table-cell table:style-name="ce1" office:value-type="string">
            <text:p>&lt;p&gt;Med Samsung Galaxy Tab 7.7 er Samsung nok engang klar med et produkt fra den bedste skuffe - ligeså er Lux-Case.dk. Vi er nemlig klar med en helt ny række af Samsung Galaxy Tab 7.7 tilbehør som indeholder, for at nævne en lille del af vores store sortiment, aluminiums etuier, praktiske holdere til bilen, beskyttende bumpers samt meget mere ikke. Samtidig er det værd at bemærke, at du ved hvert køb af Samsung Galaxy Tab 7.7 tilbehør og covers får levering til døren.&lt;/p&gt;</text:p>
          </table:table-cell>
          <table:table-cell table:style-name="ce1" office:value-type="string">
            <text:p>Samsung Galaxy Tab 7.7 P6800 er en lækker ny kvalietsmobil som vi her på Lux-Case.dk spår stor succes! Køb dit nye Samsung Galaxy Tab 7.7 P6800 udstyr på Lux-Case.dk i dag!</text:p>
          </table:table-cell>
        </table:table-row>
        <table:table-row table:style-name="ro1">
          <table:table-cell table:style-name="ce1" office:value-type="string">
            <text:p>17248</text:p>
          </table:table-cell>
          <table:table-cell table:style-name="ce1" office:value-type="string">
            <text:p>Lux-Case/Mobil/Samsung/Samsung Galaxy Beam</text:p>
          </table:table-cell>
          <table:table-cell table:style-name="ce1" office:value-type="string">
            <text:p>Samsung Galaxy Beam er en spritny smartphone fra det verdenskendte firma, Samsung. Som altid ved lanceringer af nye smartphones, så er vi klar fra start med alt indenfor Samsung Galaxy Beam tilbehør og covers. Vores kollektion spænder vidt, og du kan således helt sikkert også finde et cover, etui eller lignende, hvor du føler at din personlighed skinner igennem. Som altid hos Lux-Case.dk, så leverer vi dit nye Samsung Galaxy Beam produkt uden beregning til din dør - du behøver praktisk talt ikke løfte en finger for at anskaffe dig et spritnyt Samsung Galaxy Beam cover eller etui! </text:p>
          </table:table-cell>
          <table:table-cell table:style-name="ce1" office:value-type="string">
            <text:p>Samsung Galaxy Beam er en lækker ny kvalietsmobil som vi her på Lux-Case.dk spår stor succes! Køb dit nye Samsung Galaxy Beam udstyr på Lux-Case.dk i dag!</text:p>
          </table:table-cell>
        </table:table-row>
        <table:table-row table:style-name="ro1">
          <table:table-cell table:style-name="ce1" office:value-type="string">
            <text:p>17264</text:p>
          </table:table-cell>
          <table:table-cell table:style-name="ce1" office:value-type="string">
            <text:p>Lux-Case/Mobil/Samsung/Samsung Galaxy Pro</text:p>
          </table:table-cell>
          <table:table-cell table:style-name="ce1" office:value-type="string">
            <text:p>Med Samsungs nyeste tilføjelse til Samsung Galaxy serien, Samsung Galaxy Pro, har de endnu engang vist omverden, at de er med helt fremme - det samme ønsker vi at gøre her hos Lux-Case.dk, så vi har derfor udvidet vores allerede enorme sortiment, med en masse spændende og interessante produkter, special lavet til lige netop Samsung Galaxy Pro. Vi snakker covers, opladere, kabler og hvad hjertet ellers kan begære og ønske at tilbehør til Samsung Galaxy Pro. Samtidig kører vi det fri fragt, hvilket betyder at du ikke behøver løfte en finger - vi bringer simpelthen dit nye Samsung Galaxy Pro cover til din dør, uden beregning! </text:p>
          </table:table-cell>
          <table:table-cell table:style-name="ce1" office:value-type="string">
            <text:p>Samsung Galaxy Pro er en lækker ny kvalietsmobil som vi her på Lux-Case.dk spår stor succes! Køb dit nye Samsung Galaxy Pro udstyr på Lux-Case.dk i dag!</text:p>
          </table:table-cell>
        </table:table-row>
        <table:table-row table:style-name="ro1">
          <table:table-cell table:style-name="ce1" office:value-type="string">
            <text:p>17280</text:p>
          </table:table-cell>
          <table:table-cell table:style-name="ce1" office:value-type="string">
            <text:p>Lux-Case/Mobil/Samsung/Samsung Galaxy Xcover</text:p>
          </table:table-cell>
          <table:table-cell table:style-name="ce1" office:value-type="string">
            <text:p>Samsung Galaxy Xcover er endnu en smartphone af højeste kvalitet fra superfirmaet, Samsung. Vi ønsker her hos Lux-Case.dk, at vi er det første sted du leder, når du er ude efter et nyt cover til din nye Samsung Galaxy Xcover. Udover covers har vi også et udvalg som få andre, når det kommer til generelt Samsung Galaxy Xcover tilbehør. Bilopladere, ekstra batterier, eller måske et nyt smart etui er lige netop sagen for dig? Uanset hvad du er til, så er Lux-Case.dk siden for dine indkøb af Samsung Galaxy Xcover tilbehør og covers! </text:p>
          </table:table-cell>
          <table:table-cell table:style-name="ce1" office:value-type="string">
            <text:p>Samsung Galaxy Xcover er en lækker ny kvalietsmobil som vi her på Lux-Case.dk spår stor succes! Køb dit nye Samsung Galaxy Xcover udstyr på Lux-Case.dk i dag!</text:p>
          </table:table-cell>
        </table:table-row>
        <table:table-row table:style-name="ro1">
          <table:table-cell table:style-name="ce1" office:value-type="string">
            <text:p>17296</text:p>
          </table:table-cell>
          <table:table-cell table:style-name="ce1" office:value-type="string">
            <text:p>Lux-Case/Mobil/Samsung/Samsung Galaxy Y Duos</text:p>
          </table:table-cell>
          <table:table-cell table:style-name="ce1" office:value-type="string">
            <text:p>Lux-Case.dk er den helt rigtige side, hvis du er på udgik efter nyt udstyr til din Samsung Galaxy Y Duos. Udover vores anerkendte og specialfremstillet Samsung Galaxy Y Duos covers, så dækker vores varerlager over talrige andre produkter, som alle er med til at højne din oplevelse med din nye Samsung Galaxy Y Duos. Udtryk din personlighed med et nyt smart cover, eller hvad med en praktisk Power Bank, så du har altid har ekstra strøm, hvis nu du skulle løbe tør for strøm et uheldigt tidspunkt? Mulighederne er mange, og du finder det alt sammen her på siden! </text:p>
          </table:table-cell>
          <table:table-cell table:style-name="ce1" office:value-type="string">
            <text:p>Samsung Galaxy Y Duos er en lækker ny kvalietsmobil som vi her på Lux-Case.dk spår stor succes! Køb dit nye Samsung Galaxy Y Duos udstyr på Lux-Case.dk i dag!</text:p>
          </table:table-cell>
        </table:table-row>
        <table:table-row table:style-name="ro1">
          <table:table-cell table:style-name="ce1" office:value-type="string">
            <text:p>17312</text:p>
          </table:table-cell>
          <table:table-cell table:style-name="ce1" office:value-type="string">
            <text:p>Lux-Case/Mobil/Samsung/Samsung Galaxy Trend</text:p>
          </table:table-cell>
          <table:table-cell table:style-name="ce1" office:value-type="string">
            <text:p>&lt;p&gt;Er du ligesom os her hos Lux-Case.dk, vild med at udtrykke din personlige stil og udtryk igennem covers og andet l&amp;aelig;kkert tilbeh&amp;oslash;r til din nye Samsung Galaxy Trend smartphone? I s&amp;aring; fald, er du landet p&amp;aring; den helt rette side! Med et udvalg af Samsung Galaxy Trend tilbeh&amp;oslash;r og covers ikke set lige p&amp;aring; andre danske webshops eller i fysiske butikker, finder du alt hvad hjertet kan beg&amp;aelig;re af farverige, stilsikre og slidst&amp;aelig;rke covers. Alt sammen til en yderst overkommelig pris, som dog ikke kommer som en konsekvens af en lav kvalitet - det s&amp;oslash;rger vores gennemg&amp;aring;ende og omfattende kvalitetskontrol for! G&amp;aring; videre for at komme til &lt;strong&gt;&lt;a title=\"Samsung Galaxy Trend Lite\" href=\"http://lux-case.dk/samsung-galaxy-trend-lite.html\" target=\"_self\"&gt;Galaxy Trend Lite&lt;/a&gt;,&lt;/strong&gt;&amp;nbsp;&lt;strong&gt;&lt;a title=\"Samsung Galaxy Trend 3\" href=\"http://lux-case.dk/samsung-galaxy-trend-3.html\" target=\"_self\"&gt;Trend 3&lt;/a&gt;, &lt;a href=\"http://lux-case.dk/samsung-galaxy-trend-plus.html\" target=\"_self\"&gt;Trend Plus &lt;/a&gt;&lt;/strong&gt;og&lt;a href=\"http://lux-case.dk/samsung-galaxy-trend-2-duos.html\" target=\"_self\"&gt;&lt;strong&gt; Trend 2 Duos&lt;/strong&gt;&lt;/a&gt;&amp;nbsp;covers og etuier.&lt;/p&gt;</text:p>
          </table:table-cell>
          <table:table-cell table:style-name="ce1" office:value-type="string">
            <text:p>Samsung Galaxy Trend er en lækker ny kvalietsmobil som vi her på Lux-Case.dk spår stor succes! Køb dit nye Samsung Galaxy S Duos udstyr på Lux-Case.dk i dag!</text:p>
          </table:table-cell>
        </table:table-row>
        <table:table-row table:style-name="ro1">
          <table:table-cell table:style-name="ce1" office:value-type="string">
            <text:p>17328</text:p>
          </table:table-cell>
          <table:table-cell table:style-name="ce1" office:value-type="string">
            <text:p>Lux-Case/Mobil/Samsung/Samsung Wave Y</text:p>
          </table:table-cell>
          <table:table-cell table:style-name="ce1" office:value-type="string">
            <text:p>&lt;p&gt;Med Samsung Wave Y, er Samsung igen på banen med en fantastisk smartphone, til en overordentlig rimelig pris. Og vanen tro, så er vi her hos Lux-Case.dk, klar med en helt række af nyskabende og spændende Samsung Wave Y tilbehør, covers, mobilhøjtalere og alt hvad markedet ellers har at byde på. Du behøver derfor kun kigge et sted, når du skal finde nyt og lækkert tilbehør til din Samsung Wave Y, og det er Lux-Case.dk! Alt hvad du ser på hjemmesiden af Samsung Wave Y tilbehør er i øvrigt ALTID på lager, og du er derved altid sikret en hurtig levering.&lt;/p&gt;</text:p>
          </table:table-cell>
          <table:table-cell table:style-name="ce1" office:value-type="string">
            <text:p>Samsung Wave Y er en lækker ny kvalietsmobil som vi her på Lux-Case.dk spår stor succes! Køb dit nye Samsung Wave Y udstyr på Lux-Case.dk i dag!</text:p>
          </table:table-cell>
        </table:table-row>
        <table:table-row table:style-name="ro1">
          <table:table-cell table:style-name="ce1" office:value-type="string">
            <text:p>17344</text:p>
          </table:table-cell>
          <table:table-cell table:style-name="ce1" office:value-type="string">
            <text:p>Lux-Case/Mobil/Samsung/Samsung Wave 3</text:p>
          </table:table-cell>
          <table:table-cell table:style-name="ce1" office:value-type="string">
            <text:p>Samsung Wave 3 er smartphonen for den prisbevidste forbruger som samtidig sætter pris på kvalitet og et ordentligt produkt. Heldigvis, er det akkurat hvad du finder her hos Lux-Case.dk, hvor vi på unik vis, formår at kombinere priser som er overkommelige for alle pengepunge, samt en kvalitet som man normalt skal give langt højere beløb for at få. Vores udvalg af covers og Samsung Wave 3 tilbehør er som altid omfattende, og det burde være muligt for selv den mest kræsne forbruger, at finde lige netop det Samsung Wave 3 cover eller tilbehør, som du har gået og ledt efter. </text:p>
          </table:table-cell>
          <table:table-cell table:style-name="ce1" office:value-type="string">
            <text:p>Samsung Wave 3 er en lækker ny kvalietsmobil som vi her på Lux-Case.dk spår stor succes! Køb dit nye Samsung Wave 3 udstyr på Lux-Case.dk i dag!</text:p>
          </table:table-cell>
        </table:table-row>
        <table:table-row table:style-name="ro1">
          <table:table-cell table:style-name="ce1" office:value-type="string">
            <text:p>17376</text:p>
          </table:table-cell>
          <table:table-cell table:style-name="ce1" office:value-type="string">
            <text:p>Lux-Case/Mobil/Samsung/Samsung Galaxy Pocket</text:p>
          </table:table-cell>
          <table:table-cell table:style-name="ce1" office:value-type="string">
            <text:p>Kunne du tænke dig at blive endnu mere glad for din Samsung smartphone? Så vil vi meget gerne hjælpe dig med lækre covers, etuier og tilbehør til Samsung Galaxy Pocket. Ligger du inde med den lidt nyere &lt;a href=\"http://lux-case.dk/samsung-galaxy-pocket-neo.html\"&gt;Samsung Galaxy Pocket Neo&lt;/a&gt;, så vil vi også meget gerne levere lækkert tilbehør til den. Vi har kvalitets tilbehør til massevis af smartphones og tablets – alt sammen til virkelig gode prise. Lux-Case.dk har over 10 års erfaring i at levere alt du skal bruge til din smartphone – og vi har langt over 10.000 forskellige covers på lager. Mon ikke du kan finde et eller andet du kan bruge?&lt;br&gt;</text:p>
            <text:p/>
            <text:p>&lt;br&gt; </text:p>
            <text:p>Køb et cover til din Samsung Galaxy Pocket her! Vi har Danmarks største udvalg og bedste kvalitet. Samtidig holder vi omkostningerne ned, så du kan få et smart cover til billige penge. Vores covers til Samsung Galaxy Pocket fås i rigtig mange forskellige materialer, farver og typer. Vi har både bumper covers, silikone covers og plastik covers. Vi har også Samsung Galaxy Pocket cover, der er fremstillet af flere forskellige materialer, så du kan opnå en endnu bedre beskyttelse. Disse covers er ekstra beskyttende, da det hårde og det bløde materiale komplementer hinanden og sikre maksimal beskyttelse for din telefon.</text:p>
          </table:table-cell>
          <table:table-cell table:style-name="ce1" office:value-type="string">
            <text:p>Samsung Galaxy Pocket er en lækker ny kvalietsmobil som vi her på Lux-Case.dk spår stor succes! Køb dit nye Samsung Galaxy Pocket udstyr på Lux-Case.dk i dag!</text:p>
          </table:table-cell>
        </table:table-row>
        <table:table-row table:style-name="ro1">
          <table:table-cell table:style-name="ce1" office:value-type="string">
            <text:p>17392</text:p>
          </table:table-cell>
          <table:table-cell table:style-name="ce1" office:value-type="string">
            <text:p>Lux-Case/Mobil/Samsung/Samsung Omnia M</text:p>
          </table:table-cell>
          <table:table-cell table:style-name="ce1" office:value-type="string">
            <text:p>&lt;p&gt;Samsung Omnia M er Samsung glimrende bud på en smartphone med Windows Mobile som en integreret del af systemet. En sådan lancering går ikke næsen forbi hos her på Lux-Case.dk, og vi er derfor klar med en perlerække af spændende nye Samsung Omnia M produkter. Hvad end du er til dobbelt lags covers for ekstra beskyttelse eller mere spraglende farverige covers, så finder du dem med garanti alle på Lux-Case.dk.&lt;/p&gt;</text:p>
          </table:table-cell>
          <table:table-cell table:style-name="ce1" office:value-type="string">
            <text:p>Samsung Omnia M er en lækker ny kvalietsmobil som vi her på Lux-Case.dk spår stor succes! Køb dit nye Samsung Omnia M udstyr på Lux-Case.dk i dag!</text:p>
          </table:table-cell>
        </table:table-row>
        <table:table-row table:style-name="ro1">
          <table:table-cell table:style-name="ce1" office:value-type="string">
            <text:p>17424</text:p>
          </table:table-cell>
          <table:table-cell table:style-name="ce1" office:value-type="string">
            <text:p>Lux-Case/Mobil/Samsung/Samsung Galaxy Ace</text:p>
          </table:table-cell>
          <table:table-cell table:style-name="ce1" office:value-type="string">
            <text:p>&lt;p&gt;Hos Lux-Case.dk tilbyder vi et væld af unikke og interessante covers til Samsung Galaxy Ace, som er Samsungs nyeste skud på stammen. Udover covers, har vi et bugnende udvalg af andet Samsung Galaxy Ace tilbehør, såsom bilopladere, keyhangers, etuier for blot at tage et udpluk. Hos Lux-Case.dk har vi nemlig et af danmarks absolut største udvalg af produkter til Samsung Galaxy Ace og Samsungs andre modeller.&lt;br /&gt;&lt;br /&gt;Samsung Galaxy Ace Covers har vi mange af på lux-case, Silikone covers, plastik cover og mange andre Covers til Samsung Galaxy Ace, der skal helt sikkert nok være et Samsung Galaxy ace cover der passer dig.&lt;/p&gt;</text:p>
          </table:table-cell>
          <table:table-cell table:style-name="ce1" office:value-type="string">
            <text:p>Samsung Galaxy Ace er en lækker ny kvalietsmobil som vi her på Lux-Case.dk spår stor succes! Køb dit nye Samsung Galaxy Ace udstyr på Lux-Case.dk i dag!</text:p>
          </table:table-cell>
        </table:table-row>
        <table:table-row table:style-name="ro1">
          <table:table-cell table:style-name="ce1" office:value-type="string">
            <text:p>17440</text:p>
          </table:table-cell>
          <table:table-cell table:style-name="ce1" office:value-type="string">
            <text:p>Lux-Case/Mobil/Samsung/Samsung Galaxy Gio S5660</text:p>
          </table:table-cell>
          <table:table-cell table:style-name="ce1" office:value-type="string">
            <text:p>&lt;p&gt;Skulle du være på udkig efter covers, etuier eller tilbehør til Samsung Galaxy Gio S5660? Så er Lux-Case.dk lige en side for dig. Vi har nemlig alt hvad du skal bruge i kvalitets produkter til denne lækre smartphone. Det har vi faktisk til utrolig mange Galaxy modeller, det er bare med at klikke dig rundt her på siden – du finder helt sikkert det du leder efter. Alle vores covers yder super beskyttelse – de er nemlig specielt tilpassede til hver enkelt model. Du kan også tage et kig på et lækkert etui, måske endda med magnetluk og flipstativ?&lt;br /&gt;&lt;br /&gt;Her finder du alt hvad du skal bruge i covers til Samsung Galaxy Gio S5660. Vi anbefaler virkelig, virkelig, virkelig at du beskytter din smartphone med et kvalitets cover. Det kan spare dig for en rigtig dyr reparations-regning eller at skulle investere i en helt ny smartphone. Så hvorfor ikke investere i et cover fra Lux-Case.dk? Vi kan i hvert fald ikke komme på nogen gode grunde. Alle vores covers er tilpassede specielt til Samsung Galaxy Gio S5660 – så får du nemlig bedre beskyttelse og let adgang til alle funktioner og knapper.&lt;/p&gt;</text:p>
          </table:table-cell>
          <table:table-cell table:style-name="ce1" office:value-type="string">
            <text:p>Samsung Galaxy Gio S5660 er en lækker ny kvalietsmobil som vi her på Lux-Case.dk spår stor succes! Køb dit nye Samsung Galaxy Gio S5660 udstyr på Lux-Case.dk i dag!</text:p>
          </table:table-cell>
        </table:table-row>
        <table:table-row table:style-name="ro1">
          <table:table-cell table:style-name="ce1" office:value-type="string">
            <text:p>17456</text:p>
          </table:table-cell>
          <table:table-cell table:style-name="ce1" office:value-type="string">
            <text:p>Lux-Case/Mobil/Samsung/Samsung Galaxy Y</text:p>
          </table:table-cell>
          <table:table-cell table:style-name="ce1" office:value-type="string">
            <text:p>På Lux-Case.dk finder du danmarks absolut bedste udvalg af covers og tilbehør til Samsung Galaxy Y. Vi praktiserer en meget stram kvalitetskontrol sikrer, at når du køber tilbehør til din Samsung Galaxy Y hos os, så får du det bedste af det bedste til en yderst rimelig pris. Vi har skåret mellemleddet væk, hvorved vi er i stand til at sælge Samsung Galaxy Y tilbehør så billigt, uden at det går ud over serviceniveauet! Hvad end du er til lækre, stil sikre covers, eller måske skal bruge et aluminiums etui, så finder du det på Lux-Case.dk - og det er ALTID med fri fragt på Samsung Galaxy Y tilbehør og covers.</text:p>
          </table:table-cell>
          <table:table-cell table:style-name="ce1" office:value-type="string">
            <text:p>Samsung Galaxy Y er en lækker ny kvalietsmobil som vi her på Lux-Case.dk spår stor succes! Køb dit nye Samsung Galaxy Y udstyr på Lux-Case.dk i dag!</text:p>
          </table:table-cell>
        </table:table-row>
        <table:table-row table:style-name="ro1">
          <table:table-cell table:style-name="ce1" office:value-type="string">
            <text:p>17472</text:p>
          </table:table-cell>
          <table:table-cell table:style-name="ce1" office:value-type="string">
            <text:p>Lux-Case/Mobil/Samsung/Samsung Galaxy Mini S5570</text:p>
          </table:table-cell>
          <table:table-cell table:style-name="ce1" office:value-type="string">
            <text:p>Tilbehør for Samsung Galaxy Mini S5570</text:p>
          </table:table-cell>
          <table:table-cell table:style-name="ce1" office:value-type="string">
            <text:p>Samsung Galaxy Mini S5570 er en lækker ny kvalietsmobil som vi her på Lux-Case.dk spår stor succes! Køb dit nye Samsung Galaxy Mini S5570 udstyr på Lux-Case.dk i dag!</text:p>
          </table:table-cell>
        </table:table-row>
        <table:table-row table:style-name="ro1">
          <table:table-cell table:style-name="ce1" office:value-type="string">
            <text:p>17488</text:p>
          </table:table-cell>
          <table:table-cell table:style-name="ce1" office:value-type="string">
            <text:p>Lux-Case/Mobil/Samsung/Samsung Star 2</text:p>
          </table:table-cell>
          <table:table-cell table:style-name="ce1" office:value-type="string">
            <text:p>Tilbehør for Samsung Star 2</text:p>
          </table:table-cell>
          <table:table-cell table:style-name="ce1" office:value-type="string">
            <text:p>Samsung Star 2 er en lækker ny kvalietsmobil som vi her på Lux-Case.dk spår stor succes! Køb dit nye Samsung Star 2 udstyr på Lux-Case.dk i dag!</text:p>
          </table:table-cell>
        </table:table-row>
        <table:table-row table:style-name="ro1">
          <table:table-cell table:style-name="ce1" office:value-type="string">
            <text:p>17504</text:p>
          </table:table-cell>
          <table:table-cell table:style-name="ce1" office:value-type="string">
            <text:p>Lux-Case/Mobil/Samsung/Samsung Galaxy S i9000</text:p>
          </table:table-cell>
          <table:table-cell table:style-name="ce1" office:value-type="string">
            <text:p>Samsung i9000 Galaxy S Covers - I vores Samsung i9000 Galaxy S covers kategori ser du Danmarks største udvalg af Samsung covers til i9000 Galaxy S. Vi tilbyder mange forskellige typer af beskyttelse til din Samsung i9000 Galaxy S såsom læder flip etuier, Samsung i9000 Galaxy S aluminium covers, Samsung i9000 Galaxy S læder etuier / poser / tasker og Samsung i9000 Galaxy S silikone covers. </text:p>
          </table:table-cell>
          <table:table-cell table:style-name="ce1" office:value-type="string">
            <text:p>Samsung Galaxy S i9000 er en lækker ny kvalietsmobil som vi her på Lux-Case.dk spår stor succes! Køb dit nye Samsung Galaxy S i9000 udstyr på Lux-Case.dk i dag!</text:p>
          </table:table-cell>
        </table:table-row>
        <table:table-row table:style-name="ro1">
          <table:table-cell table:style-name="ce1" office:value-type="string">
            <text:p>17520</text:p>
          </table:table-cell>
          <table:table-cell table:style-name="ce1" office:value-type="string">
            <text:p>Lux-Case/Mobil/Samsung/Samsung Galaxy S Plus</text:p>
          </table:table-cell>
          <table:table-cell table:style-name="ce1" office:value-type="string">
            <text:p>&lt;p&gt;Samsung Galaxy S Plus Covers &amp; Tilbehør&lt;br /&gt;&lt;br /&gt;Lux-case.dk bestræber os altid på at være først med det nyeste, så derfor har vi naturligvis også allerede fået Samsung Galaxy S Plus covers og kan tilbyde plastik covers, silikone covers og flere andre. Hvorfor skal du købe dit Samsung galaxy S Plus cover hos Lux-Case? Det skal du fordi vi har covers og tilbehør som du ikke kan finde andre steder..&lt;/p&gt;</text:p>
          </table:table-cell>
          <table:table-cell table:style-name="ce1" office:value-type="string">
            <text:p>Samsung Galaxy S Plus er en lækker ny kvalietsmobil som vi her på Lux-Case.dk spår stor succes! Køb dit nye Samsung Galaxy S Plus udstyr på Lux-Case.dk i dag!</text:p>
          </table:table-cell>
        </table:table-row>
        <table:table-row table:style-name="ro1">
          <table:table-cell table:style-name="ce1" office:value-type="string">
            <text:p>17536</text:p>
          </table:table-cell>
          <table:table-cell table:style-name="ce1" office:value-type="string">
            <text:p>Lux-Case/Mobil/Samsung/Samsung Monte S5620</text:p>
          </table:table-cell>
          <table:table-cell table:style-name="ce1" office:value-type="string">
            <text:p>Tilbehør for Samsung Monte S5620</text:p>
          </table:table-cell>
          <table:table-cell table:style-name="ce1" office:value-type="string">
            <text:p>Samsung Monte S5620 er en lækker ny kvalietsmobil som vi her på Lux-Case.dk spår stor succes! Køb dit nye Samsung Monte S5620 udstyr på Lux-Case.dk i dag!</text:p>
          </table:table-cell>
        </table:table-row>
        <table:table-row table:style-name="ro1">
          <table:table-cell table:style-name="ce1" office:value-type="string">
            <text:p>17552</text:p>
          </table:table-cell>
          <table:table-cell table:style-name="ce1" office:value-type="string">
            <text:p>Lux-Case/Mobil/Samsung/Samsung Nexus S i9020</text:p>
          </table:table-cell>
          <table:table-cell table:style-name="ce1" office:value-type="string">
            <text:p>&lt;p&gt;Tilbehør for Samsung Nexus S i9020&lt;br /&gt;&lt;br /&gt;Samsung i9020 Nexus S Covers - Her kan du finde Samsung i9020 Nexus S covers til din Samsung. Mangler du beskyttelse til Samsung i9020 Nexus S, så finder du det her.&lt;/p&gt;</text:p>
          </table:table-cell>
          <table:table-cell table:style-name="ce1" office:value-type="string">
            <text:p>Samsung Nexus S i9020 er en lækker ny kvalietsmobil som vi her på Lux-Case.dk spår stor succes! Køb dit nye Samsung Nexus S i9020 udstyr på Lux-Case.dk i dag!</text:p>
          </table:table-cell>
        </table:table-row>
        <table:table-row table:style-name="ro1">
          <table:table-cell table:style-name="ce1" office:value-type="string">
            <text:p>17568</text:p>
          </table:table-cell>
          <table:table-cell table:style-name="ce1" office:value-type="string">
            <text:p>Lux-Case/Mobil/Samsung/Samsung Galaxy 3 i5800</text:p>
          </table:table-cell>
          <table:table-cell table:style-name="ce1" office:value-type="string">
            <text:p>Tilbehør for Samsung Galaxy 3 i5800</text:p>
          </table:table-cell>
          <table:table-cell table:style-name="ce1" office:value-type="string">
            <text:p>Samsung Galaxy 3 i5800 er en lækker ny kvalietsmobil som vi her på Lux-Case.dk spår stor succes! Køb dit nye Samsung Galaxy 3 i5800 udstyr på Lux-Case.dk i dag!</text:p>
          </table:table-cell>
        </table:table-row>
        <table:table-row table:style-name="ro1">
          <table:table-cell table:style-name="ce1" office:value-type="string">
            <text:p>17584</text:p>
          </table:table-cell>
          <table:table-cell table:style-name="ce1" office:value-type="string">
            <text:p>Lux-Case/Mobil/Samsung/Samsung Omnia HD i8910</text:p>
          </table:table-cell>
          <table:table-cell table:style-name="ce1" office:value-type="string">
            <text:p>Tilbehør for Samsung Omnia HD i8910</text:p>
          </table:table-cell>
          <table:table-cell table:style-name="ce1" office:value-type="string">
            <text:p>Samsung Omnia HD i8910 er en lækker ny kvalietsmobil som vi her på Lux-Case.dk spår stor succes! Køb dit nye Samsung Omnia HD i8910 udstyr på Lux-Case.dk i dag!</text:p>
          </table:table-cell>
        </table:table-row>
        <table:table-row table:style-name="ro1">
          <table:table-cell table:style-name="ce1" office:value-type="string">
            <text:p>17616</text:p>
          </table:table-cell>
          <table:table-cell table:style-name="ce1" office:value-type="string">
            <text:p>Lux-Case/Mobil/Samsung/Samsung Galaxy Z</text:p>
          </table:table-cell>
          <table:table-cell table:style-name="ce1" office:value-type="string">
            <text:p>Tilbehør for Samsung Galaxy Z</text:p>
          </table:table-cell>
          <table:table-cell table:style-name="ce1" office:value-type="string">
            <text:p>Samsung Galaxy Z er en lækker ny kvalietsmobil som vi her på Lux-Case.dk spår stor succes! Køb dit nye Samsung Galaxy Z udstyr på Lux-Case.dk i dag!</text:p>
          </table:table-cell>
        </table:table-row>
        <table:table-row table:style-name="ro1">
          <table:table-cell table:style-name="ce1" office:value-type="string">
            <text:p>17632</text:p>
          </table:table-cell>
          <table:table-cell table:style-name="ce1" office:value-type="string">
            <text:p>Lux-Case/Mobil/Samsung/Samsung Galaxy S Pro</text:p>
          </table:table-cell>
          <table:table-cell table:style-name="ce1" office:value-type="string">
            <text:p>Tilbehør for Samsung Galaxy S Pro</text:p>
          </table:table-cell>
          <table:table-cell table:style-name="ce1" office:value-type="string">
            <text:p>Samsung Galaxy S Pro er en lækker ny kvalietsmobil som vi her på Lux-Case.dk spår stor succes! Køb dit nye Samsung Galaxy S Pro udstyr på Lux-Case.dk i dag!</text:p>
          </table:table-cell>
        </table:table-row>
        <table:table-row table:style-name="ro1">
          <table:table-cell table:style-name="ce1" office:value-type="string">
            <text:p>17648</text:p>
          </table:table-cell>
          <table:table-cell table:style-name="ce1" office:value-type="string">
            <text:p>Lux-Case/Mobil/Samsung/Samsung Galaxy 5 i5500</text:p>
          </table:table-cell>
          <table:table-cell table:style-name="ce1" office:value-type="string">
            <text:p>Tilbehør for Samsung Galaxy 5 i5500</text:p>
          </table:table-cell>
          <table:table-cell table:style-name="ce1" office:value-type="string">
            <text:p>Samsung Galaxy 5 i5500 er en lækker ny kvalietsmobil som vi her på Lux-Case.dk spår stor succes! Køb dit nye Samsung Galaxy 5 i5500 udstyr på Lux-Case.dk i dag!</text:p>
          </table:table-cell>
        </table:table-row>
        <table:table-row table:style-name="ro1">
          <table:table-cell table:style-name="ce1" office:value-type="string">
            <text:p>17664</text:p>
          </table:table-cell>
          <table:table-cell table:style-name="ce1" office:value-type="string">
            <text:p>Lux-Case/Mobil/Samsung/Samsung Omnia 7 i8700</text:p>
          </table:table-cell>
          <table:table-cell table:style-name="ce1" office:value-type="string">
            <text:p>Tilbehør for Samsung Omnia 7 i8700</text:p>
          </table:table-cell>
          <table:table-cell table:style-name="ce1" office:value-type="string">
            <text:p>Samsung Omnia 7 i8700 er en lækker ny kvalietsmobil som vi her på Lux-Case.dk spår stor succes! Køb dit nye Samsung Omnia 7 i8700 udstyr på Lux-Case.dk i dag!</text:p>
          </table:table-cell>
        </table:table-row>
        <table:table-row table:style-name="ro1">
          <table:table-cell table:style-name="ce1" office:value-type="string">
            <text:p>17680</text:p>
          </table:table-cell>
          <table:table-cell table:style-name="ce1" office:value-type="string">
            <text:p>Lux-Case/Mobil/Samsung/Samsung Galaxy SL i9003</text:p>
          </table:table-cell>
          <table:table-cell table:style-name="ce1" office:value-type="string">
            <text:p>Tilbehør for Samsung Galaxy SL i9003</text:p>
          </table:table-cell>
          <table:table-cell table:style-name="ce1" office:value-type="string">
            <text:p>Samsung Galaxy SL i9003 er en lækker ny kvalietsmobil som vi her på Lux-Case.dk spår stor succes! Køb dit nye Samsung Galaxy SL i9003 udstyr på Lux-Case.dk i dag!</text:p>
          </table:table-cell>
        </table:table-row>
        <table:table-row table:style-name="ro1">
          <table:table-cell table:style-name="ce1" office:value-type="string">
            <text:p>17696</text:p>
          </table:table-cell>
          <table:table-cell table:style-name="ce1" office:value-type="string">
            <text:p>Lux-Case/Tablet/Samsung Tablets/Samsung Galaxy Tab P1000</text:p>
          </table:table-cell>
          <table:table-cell table:style-name="ce1" office:value-type="string">
            <text:p>Galaxy Tab Covers. Beskyt din Samsung Galaxy med et smart cover fra Lux-Case - Danmarks største udvalg af Samsung Galaxy covers. Hårde plast cover og Silikone cover til Samsung Galaxy. </text:p>
          </table:table-cell>
          <table:table-cell table:style-name="ce1" office:value-type="string">
            <text:p>Samsung Galaxy Tab P1000 er en lækker ny kvalietsmobil som vi her på Lux-Case.dk spår stor succes! Køb dit nye Samsung Galaxy Tab P1000 udstyr på Lux-Case.dk i dag!</text:p>
          </table:table-cell>
        </table:table-row>
        <table:table-row table:style-name="ro1">
          <table:table-cell table:style-name="ce1" office:value-type="string">
            <text:p>17712</text:p>
          </table:table-cell>
          <table:table-cell table:style-name="ce1" office:value-type="string">
            <text:p>Lux-Case/Mobil/Samsung/Samsung Wave 575 S5750</text:p>
          </table:table-cell>
          <table:table-cell table:style-name="ce1" office:value-type="string">
            <text:p>Tilbehør for Samsung Wave 575 S5750</text:p>
          </table:table-cell>
          <table:table-cell table:style-name="ce1" office:value-type="string">
            <text:p>Samsung Wave 575 S5750 er en lækker ny kvalietsmobil som vi her på Lux-Case.dk spår stor succes! Køb dit nye Samsung Wave 575 S5750 udstyr på Lux-Case.dk i dag!</text:p>
          </table:table-cell>
        </table:table-row>
        <table:table-row table:style-name="ro1">
          <table:table-cell table:style-name="ce1" office:value-type="string">
            <text:p>17728</text:p>
          </table:table-cell>
          <table:table-cell table:style-name="ce1" office:value-type="string">
            <text:p>Lux-Case/Mobil/Samsung/Samsung Wave 2 S5250</text:p>
          </table:table-cell>
          <table:table-cell table:style-name="ce1" office:value-type="string">
            <text:p>Er ordentlig service, et lavt prisniveau samt kvalitetsbevidsthed noget som du tænder på ved en webshop? Så er det kommet det helt rette sted! Lux-Case.dk er danmarks førende forhandler af covers og Samsung Wave 2 tilbehør, så uanfægtet af hvad du søger, så findes det her på siden. Skal det være et Hello Kitty Samsung Wave 2 cover? Eller måske et ny Samsung Wave 2 cover? you name it - we got it! Samtidig bryster vi os af at have en af danmarks best omfattende prisgarantier. Det betyder, at hvis du skulle finde et af vores produkter på en konkurrende side, så matcher vi prisen med det største smil! </text:p>
          </table:table-cell>
          <table:table-cell table:style-name="ce1" office:value-type="string">
            <text:p>Samsung Wave 2 S5250 er en lækker ny kvalietsmobil som vi her på Lux-Case.dk spår stor succes! Køb dit nye Samsung Wave 2 S5250 udstyr på Lux-Case.dk i dag!</text:p>
          </table:table-cell>
        </table:table-row>
        <table:table-row table:style-name="ro1">
          <table:table-cell table:style-name="ce1" office:value-type="string">
            <text:p>17760</text:p>
          </table:table-cell>
          <table:table-cell table:style-name="ce1" office:value-type="string">
            <text:p>Lux-Case/Tablet/Samsung Tablets/Samsung Galaxy Tab 10.1 P7100</text:p>
          </table:table-cell>
          <table:table-cell table:style-name="ce1" office:value-type="string">
            <text:p>Tilbehør for Samsung Galaxy Tab 10.1 P7100</text:p>
          </table:table-cell>
          <table:table-cell table:style-name="ce1" office:value-type="string">
            <text:p>Samsung Galaxy Tab 10.1 P7100 er en lækker ny kvalietsmobil som vi her på Lux-Case.dk spår stor succes! Køb dit nye Samsung Galaxy Tab 10.1 P7100 udstyr på Lux-Case.dk i dag!</text:p>
          </table:table-cell>
        </table:table-row>
        <table:table-row table:style-name="ro1">
          <table:table-cell table:style-name="ce1" office:value-type="string">
            <text:p>17898</text:p>
          </table:table-cell>
          <table:table-cell table:style-name="ce1" office:value-type="string">
            <text:p>Lux-Case/Mobil/Sony/Sony Xperia Z</text:p>
          </table:table-cell>
          <table:table-cell table:style-name="ce1" office:value-type="string">
            <text:p>&lt;p&gt;Sony Xperia Z er i sandhed en mobil i topklasse fra den japanske gigant. Samlekvalitet, features og design g&amp;aring;r sammen i en h&amp;oslash;jere enhed, og vi kan her hos Lux-Case.dk, ikke anbefale Sony Xperia Z nok. Med til s&amp;aring;dan en smartphone, h&amp;oslash;rer sig dog naturligvis noget l&amp;aelig;kkert Sony Xperia Z tilbeh&amp;oslash;r, som kan v&amp;aelig;re med til at h&amp;oslash;jne kvalitetsindtrykket yderligere. Dit nye Sony Xperia Z cover eller etui skal derfor v&amp;aelig;re en s&amp;aelig;rlig kvaltiet, og det er heldigvis lige hvad du finder hos Lux-Case.dk. Med vores stramme kvalitetskontrol, kan du s&amp;aring;ledes v&amp;aelig;re sikker p&amp;aring;, at dit nye Sony Xperia Z bare fungerer! Her finder du covers og etuier til&amp;nbsp;</text:p>
            <text:p/>
            <text:p>&lt;strong&gt; </text:p>
            <text:p>&lt;a title=\"Sony Xperia Z1\" href=\"http://lux-case.dk/sony-xperia-z1.html\" target=\"_self\"&gt;Sony Xperia Z1&lt;/a&gt;, </text:p>
            <text:p>&lt;a href=\"http://lux-case.dk/sony-xperia-z1-compact.html\" target=\"_self\"&gt;Sony Xperia Z1 Compact&lt;/a&gt;,&amp;nbsp; </text:p>
            <text:p>&lt;a href=\"http://lux-case.dk/sony-xperia-z2.html\"&gt;Xperia Z2&lt;/a&gt;,&amp;nbsp; </text:p>
            <text:p>&lt;a href=\"http://lux-case.dk/sony-xperia-z2-compact.html\" target=\"_self\"&gt;Sony Xperia Z2 Compact&lt;/a&gt;, </text:p>
            <text:p>&amp;nbsp; </text:p>
            <text:p>&lt;a href=\"http://lux-case.dk/sony-xperia-z3.html\" target=\"_self\"&gt; </text:p>
            <text:p>Sony Xperia Z3 </text:p>
            <text:p>&lt;/a&gt; </text:p>
            <text:p>og </text:p>
            <text:p>&lt;a href=\"http://lux-case.dk/sony-xperia-z3-compact.html\" target=\"_self\"&gt;Sony Xperia Z3 Compact&lt;/a&gt; </text:p>
            <text:p>&lt;/strong&gt;&lt;/p&gt;&lt;br&gt; </text:p>
            <text:p>&lt;br&gt; </text:p>
            <text:p>I denne kategori kan du finde et stort udvalg af covers som er special designet til lige netop Sony Xperia Z. Vi har en netop fået en ny spændende kollektion på lager som betyder, at udvalget af covers til Sony Xperia Z aldrig har været større. Det samme gælder for muligheden for at personliggøre din Sony Xperia Z, hvor du nu kan få lige den farve eller det motiv som du drømmer om.</text:p>
          </table:table-cell>
          <table:table-cell table:style-name="ce1" office:value-type="string">
            <text:p>Sony Xperia Z er en lækker kvalietsmobil. Tilbehør, Etuier og Cover til Sony Xperia Z3. Køb dit nye Sony Xperia Z udstyr på Lux-Case.dk i dag!</text:p>
          </table:table-cell>
        </table:table-row>
        <table:table-row table:style-name="ro1">
          <table:table-cell table:style-name="ce1" office:value-type="string">
            <text:p>17914</text:p>
          </table:table-cell>
          <table:table-cell table:style-name="ce1" office:value-type="string">
            <text:p>Lux-Case/Mobil/Sony/Sony Xperia V</text:p>
          </table:table-cell>
          <table:table-cell table:style-name="ce1" office:value-type="string">
            <text:p>Lux-Case.dk tilbyder en bred vifte af covers, høretelefoner, bilmonteringssæt, etuier og andets kvalitets tilbehør til din Sony Xperia V. Når du køber Sony Xperia V tilbehør og covers hos os, så er kvaliteten ALTID blevet tjekket grundigt før vi sender dit nye Sony Xperia V produkt til dig. Dette gør vi for, at du som kunde, altid føler at et køb af Sony Xperia V produkter hos os, er lig med service og kvalitet til en yderst rimelig pris! Uanset størrelsen på din pengepung, så vi garanterer vi, hos vi også har et Sony Xperia V cover til dig! </text:p>
          </table:table-cell>
          <table:table-cell table:style-name="ce1" office:value-type="string">
            <text:p>Sony Xperia V er en lækker ny kvalietsmobil som vi her på Lux-Case.dk spår stor succes! Køb dit nye Sony Xperia V udstyr på Lux-Case.dk i dag!</text:p>
          </table:table-cell>
        </table:table-row>
        <table:table-row table:style-name="ro1">
          <table:table-cell table:style-name="ce1" office:value-type="string">
            <text:p>17930</text:p>
          </table:table-cell>
          <table:table-cell table:style-name="ce1" office:value-type="string">
            <text:p>Lux-Case/Mobil/Sony/Sony Xperia S</text:p>
          </table:table-cell>
          <table:table-cell table:style-name="ce1" office:value-type="string">
            <text:p>Vælg fra vores store udvalg af Sony Xperia S covers og etuier, tasker, Standere og dockingstationer. I og med at Sony Xperia S er sådan en populær telefon, er vi i stand til at tilbyde dig et stort udvalg af høj kvalitet tilbehør og ekstraudstyr til din telefon. Glem ikke en beskyttelsesfilm til din skærm, når du laver din bestilling! </text:p>
          </table:table-cell>
          <table:table-cell table:style-name="ce1" office:value-type="string">
            <text:p>Sony Xperia S er en lækker ny kvalietsmobil som vi her på Lux-Case.dk spår stor succes! Køb dit nye Sony Xperia S udstyr på Lux-Case.dk i dag!</text:p>
          </table:table-cell>
        </table:table-row>
        <table:table-row table:style-name="ro1">
          <table:table-cell table:style-name="ce1" office:value-type="string">
            <text:p>17946</text:p>
          </table:table-cell>
          <table:table-cell table:style-name="ce1" office:value-type="string">
            <text:p>Lux-Case/Mobil/Sony/Sony Xperia P</text:p>
          </table:table-cell>
          <table:table-cell table:style-name="ce1" office:value-type="string">
            <text:p>Sony Xperia P Covers &amp; Tilbehør - Hos Lux-Case finder du et stort udvalg af cover Sony Xperia P og andet tilbehør til din Sony Xperia P&lt;br&gt;</text:p>
            <text:p/>
            <text:p>&lt;br&gt; </text:p>
            <text:p>Et Sony Xperia S Cover er et must når man køber en så dyr en tlf. På lux-case.dk har vi selvfølgelig det største udvalg af covers til sony xperia s. Silikone covers og plast covers i foskellige farver og forskellige motiver. Så mon ikke du nok skal finder et Sony Xperis S cover der passer dig. </text:p>
          </table:table-cell>
          <table:table-cell table:style-name="ce1" office:value-type="string">
            <text:p>Sony Xperia P er en lækker ny kvalietsmobil som vi her på Lux-Case.dk spår stor succes! Køb dit nye Sony Xperia P udstyr på Lux-Case.dk i dag!</text:p>
          </table:table-cell>
        </table:table-row>
        <table:table-row table:style-name="ro1">
          <table:table-cell table:style-name="ce1" office:value-type="string">
            <text:p>17962</text:p>
          </table:table-cell>
          <table:table-cell table:style-name="ce1" office:value-type="string">
            <text:p>Lux-Case/Mobil/Sony/Sony Xperia U</text:p>
          </table:table-cell>
          <table:table-cell table:style-name="ce1" office:value-type="string">
            <text:p>&lt;p&gt;Tilbehør, covers, etuier og cases til Sony Xperia U. Vi har et bredt udvalg af tilbehør til din Xperia U og alt er på lager klar til hurtig levering til dit hjem.&lt;/p&gt;</text:p>
          </table:table-cell>
          <table:table-cell table:style-name="ce1" office:value-type="string">
            <text:p>Sony Xperia U er en lækker ny kvalietsmobil som vi her på Lux-Case.dk spår stor succes! Køb dit nye Sony Xperia U udstyr på Lux-Case.dk i dag!</text:p>
          </table:table-cell>
        </table:table-row>
        <table:table-row table:style-name="ro1">
          <table:table-cell table:style-name="ce1" office:value-type="string">
            <text:p>17978</text:p>
          </table:table-cell>
          <table:table-cell table:style-name="ce1" office:value-type="string">
            <text:p>Lux-Case/Mobil/Sony/Sony Xperia Neo L</text:p>
          </table:table-cell>
          <table:table-cell table:style-name="ce1" office:value-type="string">
            <text:p>Sony Xperia Neo L Covers &amp; Sony Xperia Neo L Tilbehør </text:p>
          </table:table-cell>
          <table:table-cell table:style-name="ce1" office:value-type="string">
            <text:p>Sony Xperia Neo L er en lækker ny kvalietsmobil som vi her på Lux-Case.dk spår stor succes! Køb dit nye Sony Xperia Neo L udstyr på Lux-Case.dk i dag!</text:p>
          </table:table-cell>
        </table:table-row>
        <table:table-row table:style-name="ro1">
          <table:table-cell table:style-name="ce1" office:value-type="string">
            <text:p>17994</text:p>
          </table:table-cell>
          <table:table-cell table:style-name="ce1" office:value-type="string">
            <text:p>Lux-Case/Mobil/Sony/Sony Xperia Sola</text:p>
          </table:table-cell>
          <table:table-cell table:style-name="ce1" office:value-type="string">
            <text:p>Tilbehør for Sony Xperia Sola</text:p>
          </table:table-cell>
          <table:table-cell table:style-name="ce1" office:value-type="string">
            <text:p>Sony Xperia Sola er en lækker ny kvalietsmobil som vi her på Lux-Case.dk spår stor succes! Køb dit nye Sony Xperia Sola udstyr på Lux-Case.dk i dag!</text:p>
          </table:table-cell>
        </table:table-row>
        <table:table-row table:style-name="ro1">
          <table:table-cell table:style-name="ce1" office:value-type="string">
            <text:p>18010</text:p>
          </table:table-cell>
          <table:table-cell table:style-name="ce1" office:value-type="string">
            <text:p>Lux-Case/Mobil/Sony/Sony Xperia Acro S</text:p>
          </table:table-cell>
          <table:table-cell table:style-name="ce1" office:value-type="string">
            <text:p>Tilbehør for Sony Xperia Acro S</text:p>
          </table:table-cell>
          <table:table-cell table:style-name="ce1" office:value-type="string">
            <text:p>Sony Xperia Acro S er en lækker ny kvalietsmobil som vi her på Lux-Case.dk spår stor succes! Køb dit nye Sony Xperia Acro S udstyr på Lux-Case.dk i dag!</text:p>
          </table:table-cell>
        </table:table-row>
        <table:table-row table:style-name="ro1">
          <table:table-cell table:style-name="ce1" office:value-type="string">
            <text:p>18026</text:p>
          </table:table-cell>
          <table:table-cell table:style-name="ce1" office:value-type="string">
            <text:p>Lux-Case/Mobil/Sony/Sony Xperia Go</text:p>
          </table:table-cell>
          <table:table-cell table:style-name="ce1" office:value-type="string">
            <text:p>&lt;p&gt;Den bedste beskyttelse til din Sony Xperia Go. På Lux-Case er vi glade for at kunne tilbyde dig dette store udvalg af Sony Xperia Go covers og etuier. Alle produkter, vist her, er på lager og klar til øjeblikkelig afsendelse. Køb online nu og forlæng levetiden af din Sony Xperia Go.&lt;br /&gt;&lt;br /&gt;Sony Xperia Go er en fantastisk telefon. Salget går rigtig godt og vi har derfor ekstra mange smarte Sony Xperia Go covers. Ønsker du et cover lidt ud over det sædvanlige og som ingen andre har, så er du godt på vej til at finde det på vores sider. Vi kan prale af at have DK\'s største udvalg af covers til mobiltelefoner. Vi har bl.a. silikone cover til Sony Xperia Go og hårde plastik cover af fremragende kvalitet. Der bliver ikke slækket på kvaliteten selvom vores priser er helt i bund. Køb derfor er cover til Sony Xperia Go og spar penge på fragt!&lt;/p&gt;</text:p>
          </table:table-cell>
          <table:table-cell table:style-name="ce1" office:value-type="string">
            <text:p>Sony Xperia Go er en lækker ny kvalietsmobil som vi her på Lux-Case.dk spår stor succes! Køb dit nye Sony Xperia Go udstyr på Lux-Case.dk i dag!</text:p>
          </table:table-cell>
        </table:table-row>
        <table:table-row table:style-name="ro1">
          <table:table-cell table:style-name="ce1" office:value-type="string">
            <text:p>18042</text:p>
          </table:table-cell>
          <table:table-cell table:style-name="ce1" office:value-type="string">
            <text:p>Lux-Case/Mobil/Sony/Sony Xperia Miro</text:p>
          </table:table-cell>
          <table:table-cell table:style-name="ce1" office:value-type="string">
            <text:p>Tilbehør for Sony Xperia Miro</text:p>
          </table:table-cell>
          <table:table-cell table:style-name="ce1" office:value-type="string">
            <text:p>Sony Xperia Miro er en lækker ny kvalietsmobil som vi her på Lux-Case.dk spår stor succes! Køb dit nye Sony Xperia Miro udstyr på Lux-Case.dk i dag!</text:p>
          </table:table-cell>
        </table:table-row>
        <table:table-row table:style-name="ro1">
          <table:table-cell table:style-name="ce1" office:value-type="string">
            <text:p>18058</text:p>
          </table:table-cell>
          <table:table-cell table:style-name="ce1" office:value-type="string">
            <text:p>Lux-Case/Mobil/Sony/Sony Xperia Ion</text:p>
          </table:table-cell>
          <table:table-cell table:style-name="ce1" office:value-type="string">
            <text:p>Tilbehør for Sony Xperia Ion</text:p>
          </table:table-cell>
          <table:table-cell table:style-name="ce1" office:value-type="string">
            <text:p>Sony Xperia Ion er en lækker ny kvalietsmobil som vi her på Lux-Case.dk spår stor succes! Køb dit nye Sony Xperia Ion udstyr på Lux-Case.dk i dag!</text:p>
          </table:table-cell>
        </table:table-row>
        <table:table-row table:style-name="ro1">
          <table:table-cell table:style-name="ce1" office:value-type="string">
            <text:p>18074</text:p>
          </table:table-cell>
          <table:table-cell table:style-name="ce1" office:value-type="string">
            <text:p>Lux-Case/Gaming/Sony PlayStation/Sony PlayStation Vita</text:p>
          </table:table-cell>
          <table:table-cell table:style-name="ce1" office:value-type="string">
            <text:p>Tilbehør for Sony PlayStation Vita</text:p>
          </table:table-cell>
          <table:table-cell table:style-name="ce1" office:value-type="string">
            <text:p>Sony PlayStation Vita som vi her på Lux-Case.dk spår stor succes! Køb dit nye Sony PlayStation Vita udstyr på Lux-Case.dk i dag!</text:p>
          </table:table-cell>
        </table:table-row>
        <table:table-row table:style-name="ro1">
          <table:table-cell table:style-name="ce1" office:value-type="string">
            <text:p>18075</text:p>
          </table:table-cell>
          <table:table-cell table:style-name="ce1" office:value-type="string">
            <text:p>Lux-Case/Gaming/Sony PlayStation/Sony PlayStation Vita/Sony PlayStation Vita Covers</text:p>
          </table:table-cell>
          <table:table-cell table:style-name="ce1" office:value-type="string">
            <text:p>Sony PlayStation Vita Covers</text:p>
          </table:table-cell>
          <table:table-cell table:style-name="ce1" office:value-type="string">
            <text:p>Sony PlayStation Vita Covers Køb dit nye Sony PlayStation Vita cover hos os Danmarks Bedste Udvalg!</text:p>
          </table:table-cell>
        </table:table-row>
        <table:table-row table:style-name="ro1">
          <table:table-cell table:style-name="ce1" office:value-type="string">
            <text:p>18076</text:p>
          </table:table-cell>
          <table:table-cell table:style-name="ce1" office:value-type="string">
            <text:p>Lux-Case/Gaming/Sony PlayStation/Sony PlayStation Vita/Sony PlayStation Vita Beskyttelsesfilm</text:p>
          </table:table-cell>
          <table:table-cell table:style-name="ce1" office:value-type="string">
            <text:p>Sony PlayStation Vita Beskyttelsesfilm</text:p>
          </table:table-cell>
          <table:table-cell table:style-name="ce1" office:value-type="string">
            <text:p>Sony PlayStation Vita Beskyttelsesfilm Få DK`s billigste beskyttelse til din Sony PlayStation Vita Køb beskyttelsesfilm online i dag</text:p>
          </table:table-cell>
        </table:table-row>
        <table:table-row table:style-name="ro1">
          <table:table-cell table:style-name="ce1" office:value-type="string">
            <text:p>18077</text:p>
          </table:table-cell>
          <table:table-cell table:style-name="ce1" office:value-type="string">
            <text:p>Lux-Case/Gaming/Sony PlayStation/Sony PlayStation Vita/Sony PlayStation Vita Etuier</text:p>
          </table:table-cell>
          <table:table-cell table:style-name="ce1" office:value-type="string">
            <text:p>Sony PlayStation Vita Etuier</text:p>
          </table:table-cell>
          <table:table-cell table:style-name="ce1" office:value-type="string">
            <text:p>Sony PlayStation Vita Etuier Køb dit nye læder etui hos Lux-Case.dk</text:p>
          </table:table-cell>
        </table:table-row>
        <table:table-row table:style-name="ro1">
          <table:table-cell table:style-name="ce1" office:value-type="string">
            <text:p>18090</text:p>
          </table:table-cell>
          <table:table-cell table:style-name="ce1" office:value-type="string">
            <text:p>Lux-Case/Mobil/Sony/Sony Xperia Tipo</text:p>
          </table:table-cell>
          <table:table-cell table:style-name="ce1" office:value-type="string">
            <text:p>&lt;p&gt;På grund af vores gode forhold til producenterne, var vi først på markedet med tilbehør til Sony Xperia Tipo. Vores store udvalg af Xperia Tipo covers, cases og poser er alle tilgængelige online med hurtig levering til dit hjem. Nye produkter bliver tilføjet på regelmæssig basis, da salget går stærkt for denne populære smartphone.&lt;/p&gt;</text:p>
          </table:table-cell>
          <table:table-cell table:style-name="ce1" office:value-type="string">
            <text:p>Sony Xperia Tipo er en lækker ny kvalietsmobil som vi her på Lux-Case.dk spår stor succes! Køb dit nye Sony Xperia Tipo udstyr på Lux-Case.dk i dag!</text:p>
          </table:table-cell>
        </table:table-row>
        <table:table-row table:style-name="ro1">
          <table:table-cell table:style-name="ce1" office:value-type="string">
            <text:p>18106</text:p>
          </table:table-cell>
          <table:table-cell table:style-name="ce1" office:value-type="string">
            <text:p>Lux-Case/Mobil/Sony/Sony Xperia T</text:p>
          </table:table-cell>
          <table:table-cell table:style-name="ce1" office:value-type="string">
            <text:p>&lt;p&gt;Mangler du Sony Xperia T Cover, Etuier og Tilbehør? - Så køb i dag! Beskyt din Sony Xperia T med et topkvalitets case eller cover fra Lux-Case! Med vores specialfremstillede Sony Xperia T tilbehør, kan du være sikker på en god pasform og høj kvalitet.&lt;/p&gt;</text:p>
          </table:table-cell>
          <table:table-cell table:style-name="ce1" office:value-type="string">
            <text:p>Sony Xperia T Cover - Sony Xperia Etui - Sony Xperia Tilbehør. Lux-case.dk har altid 100% Hurtig Levering &amp; Danmarks Største Udvalg!</text:p>
          </table:table-cell>
        </table:table-row>
        <table:table-row table:style-name="ro1">
          <table:table-cell table:style-name="ce1" office:value-type="string">
            <text:p>18122</text:p>
          </table:table-cell>
          <table:table-cell table:style-name="ce1" office:value-type="string">
            <text:p>Lux-Case/Mobil/Sony/Sony Xperia J</text:p>
          </table:table-cell>
          <table:table-cell table:style-name="ce1" office:value-type="string">
            <text:p>Køb tilbehør til Sony Xperia J her på Lux-case! Vores prisbelønnede produkter er alle tilgængelige på lager og klar til forsendelse samme dag, så bestil dine Xperia J covers, cases og beskyttelsesfilm online og giv din smartphone et ansigtsløft. </text:p>
          </table:table-cell>
          <table:table-cell table:style-name="ce1" office:value-type="string">
            <text:p>Sony Xperia J er en lækker ny kvalietsmobil som vi her på Lux-Case.dk spår stor succes! Køb dit nye Sony Xperia J udstyr på Lux-Case.dk i dag!</text:p>
          </table:table-cell>
        </table:table-row>
        <table:table-row table:style-name="ro1">
          <table:table-cell table:style-name="ce1" office:value-type="string">
            <text:p>18138</text:p>
          </table:table-cell>
          <table:table-cell table:style-name="ce1" office:value-type="string">
            <text:p>Lux-Case/Mobil/Sony/Sony Xperia TX</text:p>
          </table:table-cell>
          <table:table-cell table:style-name="ce1" office:value-type="string">
            <text:p>Søger du høj kvalitets tilbehør til Sony Xperia TX? Vi, hos Lux-Case, er glade for at kunne tilbyde dig vores helt nye sortiment af tilbehør til Sony Xperia TX, der omfatter, men er ikke begrænset til Xperia TX covers, skins, cases, etuier, opladere, kabler og hovedtelefoner. Hvert produkt, du ser, er på lager og til rådighed til køb online. Bestil i dag og få hurtig levering til dit hjem. </text:p>
          </table:table-cell>
          <table:table-cell table:style-name="ce1" office:value-type="string">
            <text:p>Sony Xperia TX er en lækker ny kvalietsmobil som vi her på Lux-Case.dk spår stor succes! Køb dit nye Sony Xperia TX udstyr på Lux-Case.dk i dag!</text:p>
          </table:table-cell>
        </table:table-row>
        <table:table-row table:style-name="ro1">
          <table:table-cell table:style-name="ce1" office:value-type="string">
            <text:p>18164</text:p>
          </table:table-cell>
          <table:table-cell table:style-name="ce1" office:value-type="string">
            <text:p>Lux-Case/Mobil/Motorola/Motorola Defy +</text:p>
          </table:table-cell>
          <table:table-cell table:style-name="ce1" office:value-type="string">
            <text:p>&lt;p&gt;Motorola Defy + er et unikt produkt p&amp;aring; det danske marked fra koreanske LG, og det er bestemt ikke hver dag at man ser s&amp;aring;dan en p&amp;aring; gaden. Motorola Defy + er defor meget special i sig selv, men hvis man alligevel skulle &amp;oslash;nske at peppe den op med et smart og sikker Motorola Defy + cover, s&amp;aring; finder du det lige her hos os - og det er naturligvis med fri fragt p&amp;aring; alt Motorola Defy + tilbeh&amp;oslash;r, som det altid er hos Lux-Case.dk! Vores Motorola Defy + covers og etuier er i &amp;oslash;vrigt d&amp;aelig;kket af vores prisgaranti som sikrer dig den bedste pris! Var det ikke plus modellen du ledte efter men simpelthen &lt;a title=\"Motorola Defy\" href=\"http://lux-case.dk/motorola-defy.html\" target=\"_self\"&gt;&lt;strong&gt;Motorola Defy&lt;/strong&gt;&lt;/a&gt;?&lt;/p&gt;</text:p>
          </table:table-cell>
          <table:table-cell table:style-name="ce1" office:value-type="string">
            <text:p>Motorola Defy + er en lækker ny kvalietsmobil som vi her på Lux-Case.dk spår stor succes! Køb dit nye Motorola Defy Plus tilbehør på Lux-Case.dk i dag!</text:p>
          </table:table-cell>
        </table:table-row>
        <table:table-row table:style-name="ro1">
          <table:table-cell table:style-name="ce1" office:value-type="string">
            <text:p>18245</text:p>
          </table:table-cell>
          <table:table-cell table:style-name="ce1" office:value-type="string">
            <text:p>Lux-Case/Mobil/Samsung/Samsung Galaxy Grand Duos</text:p>
          </table:table-cell>
          <table:table-cell table:style-name="ce1" office:value-type="string">
            <text:p>Skal du have nyt tilbehør eller udstyr til din Samsung Galaxy Grand Duo, Samsung Galaxy Grand Duos så er Lux-Case.dk. Alt lige fra beskyttelselsfilm, covers, opladere over til poser, armbånd, kabler og andet tilbehør, finder du her hos Lux-Case.dk, og det er til danmarks aller bedste priser!&lt;br&gt;</text:p>
            <text:p/>
            <text:p>&lt;br&gt; </text:p>
            <text:p>Med vores store udvalg af Samsung Galaxy Grand Duos Covers, kan du være stensikker på, at vi også har et som passer perfekt til dig. Med hundredevis af produkter og Samsung Galaxy Grand Duos Covers, ville det således undre os meget, hvis der ikke var et som passede lige præcis til dig og din personlighed. Husk at du altid får fri fragt på alle Samsung Galaxy Grand Duos Covers købt hos Lux-Case.dk! </text:p>
          </table:table-cell>
          <table:table-cell table:style-name="ce1" office:value-type="string">
            <text:p>Samsung Galaxy Grand Duos er en lækker ny kvalietsmobil som vi her på Lux-Case.dk spår stor succes! Køb dit nye Samsung Galaxy Grand Duos udstyr på Lux-Case.dk i dag!</text:p>
          </table:table-cell>
        </table:table-row>
        <table:table-row table:style-name="ro1">
          <table:table-cell table:style-name="ce1" office:value-type="string">
            <text:p>18261</text:p>
          </table:table-cell>
          <table:table-cell table:style-name="ce1" office:value-type="string">
            <text:p>Lux-Case/Mobil/Samsung/Samsung Galaxy S4</text:p>
          </table:table-cell>
          <table:table-cell table:style-name="ce1" office:value-type="string">
            <text:p>&lt;p&gt;Med Lux-Case.dk er du garanteret, at vi altid har det nyeste og fedeste af hvad markedet kan tilbyde, til din nye Samsung Galaxy S4. Etuier, covers, mini-højtalere, opladere you name it vi har ganske enkelt alt tilbehør - Vi har det største udvalg til S4. Når du køber til din Samsung Galaxy S4, får du det maksimale ud af din smartphone. Klik igennem vores store udvalg. Vi har også tonsvis af tilbehør til &lt;a title=\"Samsung Galaxy S2\" href=\"http://lux-case.dk/samsung-galaxy-s2.html\" target=\"_self\"&gt;&lt;strong&gt;Galaxy S2&lt;/strong&gt;&lt;/a&gt;, &lt;strong&gt;&lt;a title=\"Samsung Galaxy S3\" href=\"http://lux-case.dk/samsung-galaxy-s3.html\" target=\"_self\"&gt;S3&lt;/a&gt;&lt;/strong&gt;, &lt;strong&gt;&lt;a title=\"Samsung Galaxy S5\" href=\"http://lux-case.dk/samsung-galaxy-s5.html\" target=\"_self\"&gt;S5&lt;/a&gt;, &lt;a title=\"Samsung Galaxy S4 Active\" href=\"http://lux-case.dk/samsung-galaxy-s4-active.html\" target=\"_self\"&gt;S4 Active&lt;/a&gt;, &lt;a title=\"Samsung Galaxy S4 Zoom\" href=\"http://lux-case.dk/samsung-galaxy-s4-zoom.html\" target=\"_self\"&gt;S4 Zoom&lt;/a&gt; &lt;/strong&gt;og&lt;strong&gt; &lt;a title=\"Samsung Galaxy S4 Mini\" href=\"http://lux-case.dk/samsung-galaxy-s4-mini.html\" target=\"_self\"&gt;S4 Min&lt;/a&gt;i. Køb i dag og hav glæde af din smartphone i endnu længere tid!&lt;/strong&gt;&lt;/p&gt;</text:p>
            <text:p/>
            <text:p>&lt;p&gt;&lt;br /&gt;&lt;br /&gt;Samsung Galaxy S4 covers er det lige hvad du er ude efter så er det heldigt at vi hos Lux-Case.dk har det bredeste og bedste udvalg af lige netop covers til Samsung Galaxy S4 - Lige nu har vi et stort udsalg og et stort udvalg til af Galaxy S4 covers. - Faktisk det største udvalg. Vi har de farverige de seriøse de sjove og alt midt I mellem kort sagt: du finder et design, som passer perfekt til dig! Alle sammen er kvalitetscovers. Find dit tilbud i dag.&lt;/p&gt;</text:p>
          </table:table-cell>
          <table:table-cell table:style-name="ce1" office:value-type="string">
            <text:p>Samsung Galaxy S4 er en lækker kvalietsmobil som vi her på Lux-Case.dk har stort udvalg til! Køb dit nye Samsung Galaxy S4 udstyr på Lux-Case.dk i dag hos Danmarks største udvalg! Vi har alt i Samsung Galaxy S4, tilbehør, covers eller tilbehør</text:p>
          </table:table-cell>
        </table:table-row>
        <table:table-row table:style-name="ro1">
          <table:table-cell table:style-name="ce1" office:value-type="string">
            <text:p>18277</text:p>
          </table:table-cell>
          <table:table-cell table:style-name="ce1" office:value-type="string">
            <text:p>Lux-Case/Mobil/Samsung/Samsung Galaxy Fit</text:p>
          </table:table-cell>
          <table:table-cell table:style-name="ce1" office:value-type="string">
            <text:p>Samsung Galaxy Fit er en ny og lækker smartphone til den aktive person, som sætter pris på at kunne bruge sin smartphone til sport og andre aktiviteter. Men en yderst rimelig pris, mener vi derfor her hos Lux-Case.dk, at der er tale om et overordentligt godt køb. Derfor har vi et enormt udvalg af Samsung Galaxy Fit produkter, så du altid kan finde det du siger, lige her hos Lux-Case.dk!&lt;br&gt;</text:p>
            <text:p/>
            <text:p>&lt;br&gt; </text:p>
            <text:p>Ønsker du et lækkert nyt Samsung Galaxy Fit Cover, så kan vi glæde dig med at vi hos Lux-Case.dk, har et enormt og bredt udvalgt af lige præcis covers til Samsung Galaxy Fit. Når du så har fundet det cover du ønsker, så kan vi glæde dig med at vi har fri fragt på alle vores produkter! Dermed er vores priser de suverænt bedste på det danske marked! </text:p>
          </table:table-cell>
          <table:table-cell table:style-name="ce1" office:value-type="string">
            <text:p>Samsung Galaxy Fit er en lækker ny kvalietsmobil som vi her på Lux-Case.dk spår stor succes! Køb dit nye Samsung Galaxy Fit udstyr på Lux-Case.dk i dag!</text:p>
          </table:table-cell>
        </table:table-row>
        <table:table-row table:style-name="ro1">
          <table:table-cell table:style-name="ce1" office:value-type="string">
            <text:p>18293</text:p>
          </table:table-cell>
          <table:table-cell table:style-name="ce1" office:value-type="string">
            <text:p>Lux-Case/Mobil/Samsung/Samsung Galaxy Note 8.0</text:p>
          </table:table-cell>
          <table:table-cell table:style-name="ce1" office:value-type="string">
            <text:p>Den nye Samsung Galaxy Note 8.0 er en fænomenal tablet, og derfor forventer vi at der også kommer stor efterspørgsel efter produkter til Samsung Galaxy Note 8. Vi er derfor klar med Danmarks største udvalg af produkter til Samsung Galaxy Note 8. Uanset hvad du er ude efter, så finder du det på Lux-Case.dk!&lt;br&gt;</text:p>
            <text:p/>
            <text:p>&lt;br&gt; </text:p>
            <text:p>Samsung Galaxy Note 8.0 Etuier er en eftertragtet vare, og her os Lux-Case.dk er vi derfor glade for at kunne tilbyde dig Danmarks klart bedste udvalg af lækre og eksklusive Samsung Galaxy Note 8.0 Etuier. Du finder dem her i et væld af farver, designs og materialer. Ligegyldigt hvad du er til stilmæssigt, så har vi derfor også et til dig. Køb i dag og få fragten betalt af os! </text:p>
          </table:table-cell>
          <table:table-cell table:style-name="ce1" office:value-type="string">
            <text:p>Samsung Galaxy Note 8.0 er en lækker ny kvalietsmobil som vi her på Lux-Case.dk spår stor succes! Køb dit nye Samsung Galaxy Note 8.0 udstyr på Lux-Case.dk i dag!</text:p>
          </table:table-cell>
        </table:table-row>
        <table:table-row table:style-name="ro1">
          <table:table-cell table:style-name="ce1" office:value-type="string">
            <text:p>18309</text:p>
          </table:table-cell>
          <table:table-cell table:style-name="ce1" office:value-type="string">
            <text:p>Lux-Case/Mobil/Samsung/Samsung Galaxy Fame</text:p>
          </table:table-cell>
          <table:table-cell table:style-name="ce1" office:value-type="string">
            <text:p>Tilbehør for Samsung Galaxy Fame</text:p>
          </table:table-cell>
          <table:table-cell table:style-name="ce1" office:value-type="string">
            <text:p>Samsung Galaxy Fame er en lækker ny kvalietsmobil som vi her på Lux-Case.dk spår stor succes! Køb dit nye Samsung Galaxy Fame udstyr på Lux-Case.dk i dag!</text:p>
          </table:table-cell>
        </table:table-row>
        <table:table-row table:style-name="ro1">
          <table:table-cell table:style-name="ce1" office:value-type="string">
            <text:p>18335</text:p>
          </table:table-cell>
          <table:table-cell table:style-name="ce1" office:value-type="string">
            <text:p>Lux-Case/Tablet/Sony Tablets/Sony Xperia Tablet Z</text:p>
          </table:table-cell>
          <table:table-cell table:style-name="ce1" office:value-type="string">
            <text:p>&lt;p&gt;Sonys bedste tablet til dato hedder Sony Xperia Tablet Z og en af de tyndeste tablets verden endnu har set. Den er endda tyndere end den tyndeste model af Apples Ipads. Den har en kanon god sk&amp;aelig;rm med Full HD opl&amp;oslash;sning. En s&amp;aring;dan sk&amp;aelig;rm skal selvf&amp;oslash;lgelig beskyttes s&amp;aring; den holder l&amp;aelig;nge og ikke blive ridset eller p&amp;aring; andne m&amp;aring;de skadet. Du er derfor havnet det helt rigtige sted, hvis du leder efter et kvalitets etui til Sony Xperia Tablet Z. Det har vi nemlig! Og husk, det er ogs&amp;aring; en rigtig god id&amp;eacute; at supplere et etui med beskyttelsesfilm til Sony Xperia Tablet Z. Det koster heldigvis ikke ret meget ekstra. Og fragtomkostninger skal du SLET ikke t&amp;aelig;nke p&amp;aring;. Det er altid inkluderet iden pris, du ser. Vi har lige nu kvalitets l&amp;aelig;der etui p&amp;aring; lager til Sony Xperia Tablet Z, der vil v&amp;aelig;re en fremragende tro f&amp;oslash;lgesvend til at beskytte din tablet. Er du p&amp;aring; udkig efter andet udstyr skal du blot k&amp;oslash;re lidt ned af n&amp;aelig;rv&amp;aelig;rende side og du vil finde lige netop d&amp;eacute;t du leder efter. Lux-case.dk er ber&amp;oslash;mt for vores store udvalg af kvalitets tilbeh&amp;oslash;r til smartphones og tablets og til Sony Xperia Tablet Z har vi ligeledes b&amp;aring;de bilholdere til Sony Xperia Tablet Z og meget andet. Her kan du g&amp;aring; direkte til covers og etuier til &lt;a title=\"Sony Xperia Z2 Tablet\" href=\"http://lux-case.dk/sony-xperia-z2-tablet.html\" target=\"_self\"&gt;&lt;strong&gt;Sony Xperia Z2 Tablet&lt;/strong&gt;&lt;/a&gt;.&lt;/p&gt;</text:p>
          </table:table-cell>
          <table:table-cell table:style-name="ce1" office:value-type="string">
            <text:p>Sony Xperia Tablet Z er en lækker ny kvalietsmobil som vi her på Lux-Case.dk spår stor succes! Køb dit nye Sony Xperia Tablet Z udstyr på Lux-Case.dk i dag!</text:p>
          </table:table-cell>
        </table:table-row>
        <table:table-row table:style-name="ro1">
          <table:table-cell table:style-name="ce1" office:value-type="string">
            <text:p>18351</text:p>
          </table:table-cell>
          <table:table-cell table:style-name="ce1" office:value-type="string">
            <text:p>Lux-Case/Tablet/HP/HP Slate 7</text:p>
          </table:table-cell>
          <table:table-cell table:style-name="ce1" office:value-type="string">
            <text:p>Tilbehør for HP Slate 7</text:p>
          </table:table-cell>
          <table:table-cell table:style-name="ce1" office:value-type="string">
            <text:p>HP Slate 7 er en lækker ny kvalietsmobil som vi her på Lux-Case.dk spår stor succes! Køb dit nye HP Slate 7 udstyr på Lux-Case.dk i dag!</text:p>
          </table:table-cell>
        </table:table-row>
        <table:table-row table:style-name="ro1">
          <table:table-cell table:style-name="ce1" office:value-type="string">
            <text:p>18367</text:p>
          </table:table-cell>
          <table:table-cell table:style-name="ce1" office:value-type="string">
            <text:p>Lux-Case/Mobil/Sony/Sony Xperia SP</text:p>
          </table:table-cell>
          <table:table-cell table:style-name="ce1" office:value-type="string">
            <text:p>&lt;p&gt;Kunne du bruge et smart cover, etui eller tilbehør til Sony Xperia SP? Så er du ramt ind det helt rigtige sted! Her på Lux-Case.dk har vi Danmarks største udvalg i covers og tilbehør til smartphones (over 10.000 forskellige covers på lager), og mere end 10 års erfaring i salg af smartphone tilbehør. Vi har både det sjove og det praktiske, ultra beskyttende covers og silikone covers i skøre dyre former. Hvis du vil have noget mere seriøst og stilfuldt, skulle du tage et kig på et etui med flipstativ, kreditkortholder og magnetluk. Må vi også lige anbefale vores beskyttelsesfilm? Det er en super måde at holde din skærm ridse-fri langt ud i fremtiden.&lt;br /&gt;&lt;br /&gt;Sony Xperia SP Covers. Lad mig lige hurtigt gætte – Du er på udkig efter et cover til Sony Xperia SP? Hvordan kunne jeg vide det? Det er fordi du er så heldig at have ramt ind på vores side for nøjagtigt denne model. Jeg siger heldig, fordi Lux-Case.dk har et super kvalitets udvalg af covers til Sony Xperia SP! Vi har modeller i massevis af forskellige farver og design, og i mange forskellige materialer: TPU, Silikone og hård plast som alle yder kanon beskyttelse og god greb. Der er endnu en gode ved at bestille fra Lux-Case.&lt;/p&gt;</text:p>
          </table:table-cell>
          <table:table-cell table:style-name="ce1" office:value-type="string">
            <text:p>Sony Xperia SP er en lækker ny kvalietsmobil som vi her på Lux-Case.dk spår stor succes! Køb dit nye Sony Xperia SP udstyr på Lux-Case.dk i dag!</text:p>
          </table:table-cell>
        </table:table-row>
        <table:table-row table:style-name="ro1">
          <table:table-cell table:style-name="ce1" office:value-type="string">
            <text:p>18383</text:p>
          </table:table-cell>
          <table:table-cell table:style-name="ce1" office:value-type="string">
            <text:p>Lux-Case/Mobil/Nokia/Nokia Lumia 925</text:p>
          </table:table-cell>
          <table:table-cell table:style-name="ce1" office:value-type="string">
            <text:p>&lt;p&gt;Nokia Lumia 925 cover, etuier og tilbehør finder du lige her på siden. Lux-case.dk har Danmarks største udvalg af mobil covers. Find dit Noka Lumia 925 cover, etui - Alt slags tilbehør til Nokia Lumia 925. Hvis du ikke kan finde det Nokia Lumia 925 tilbehør du leder efter hos os, så er det umuligt at finde. Det er så heldigt at Lux-Case.dk har et hav af forskellige modeller at vælge imellem (og helt sikkert også den model du leder efter)! Vi har over 15.000 covers på lager, og til Nokia Lumia 925 har vi også alt du skal bruge i beskyttelsesfilm, opladere, touch-penne, biltilbehør og hvad du ellers kan tænke dig til. Det er virkelig en oplevelse at klikke dig rundt her på siden – der er massevis af sjove, skøre, seriøse og praktiske produkter at vælge imellem. Køb dit Nokia Lumia 925 cover i dag.&lt;br /&gt;&lt;br /&gt;Nokia Lumia 925 Cover. Nokia Lumia 925 er en rigtig lækker smartphone og den fortjener også et rigtig lækkert cover. Var der nogen der sagde lækkert cover? Her på Lux-Case.dk har vi alt hvad du skal bruge i lækre covers til Nokia Lumia 925. Vi anbefaler stærkt at du beskytter din smartphone med et kvalitets cover – det formindsker nemlig chancen for skader ved tab, fald og andre uheld. Hvis sikkerheden skal være i top, burde du også overveje at tage beskyttelsesfilm med i indkøbskurven, så er både bagside og skærm nemlig beskyttet.&lt;/p&gt;</text:p>
          </table:table-cell>
          <table:table-cell table:style-name="ce1" office:value-type="string">
            <text:p>Find Nokia Lumia 925 Cover, Tilbehør eller et lækkert etui. Køb dit nye Nokia Lumia 925 tilbehør på Lux-Case.dk i dag.</text:p>
          </table:table-cell>
        </table:table-row>
        <table:table-row table:style-name="ro1">
          <table:table-cell table:style-name="ce1" office:value-type="string">
            <text:p>18399</text:p>
          </table:table-cell>
          <table:table-cell table:style-name="ce1" office:value-type="string">
            <text:p>Lux-Case/Tablet/ASUS Tablets/ASUS Padfone Infinity</text:p>
          </table:table-cell>
          <table:table-cell table:style-name="ce1" office:value-type="string">
            <text:p>Tilbehør for ASUS Padfone Infinity</text:p>
          </table:table-cell>
          <table:table-cell table:style-name="ce1" office:value-type="string">
            <text:p>ASUS Padfone Infinity er en lækker ny kvalietsmobil som vi her på Lux-Case.dk spår stor succes! Køb dit nye ASUS Padfone Infinity udstyr på Lux-Case.dk i dag!</text:p>
          </table:table-cell>
        </table:table-row>
        <table:table-row table:style-name="ro1">
          <table:table-cell table:style-name="ce1" office:value-type="string">
            <text:p>18415</text:p>
          </table:table-cell>
          <table:table-cell table:style-name="ce1" office:value-type="string">
            <text:p>Lux-Case/Mobil/Sony/Sony Xperia L</text:p>
          </table:table-cell>
          <table:table-cell table:style-name="ce1" office:value-type="string">
            <text:p>Tilbehør for Sony Xperia L</text:p>
          </table:table-cell>
          <table:table-cell table:style-name="ce1" office:value-type="string">
            <text:p>Sony Xperia L er en lækker ny kvalietsmobil som vi her på Lux-Case.dk spår stor succes! Køb dit nye Sony Xperia L udstyr på Lux-Case.dk i dag!</text:p>
          </table:table-cell>
        </table:table-row>
        <table:table-row table:style-name="ro1">
          <table:table-cell table:style-name="ce1" office:value-type="string">
            <text:p>18431</text:p>
          </table:table-cell>
          <table:table-cell table:style-name="ce1" office:value-type="string">
            <text:p>Lux-Case/Mobil/Samsung/Samsung Galaxy Win</text:p>
          </table:table-cell>
          <table:table-cell table:style-name="ce1" office:value-type="string">
            <text:p>Tilbehør for Samsung Galaxy Win</text:p>
          </table:table-cell>
          <table:table-cell table:style-name="ce1" office:value-type="string">
            <text:p>Samsung Galaxy Win er en lækker ny kvalietsmobil som vi her på Lux-Case.dk spår stor succes! Køb dit nye Samsung Galaxy Win udstyr på Lux-Case.dk i dag!</text:p>
          </table:table-cell>
        </table:table-row>
        <table:table-row table:style-name="ro1">
          <table:table-cell table:style-name="ce1" office:value-type="string">
            <text:p>18447</text:p>
          </table:table-cell>
          <table:table-cell table:style-name="ce1" office:value-type="string">
            <text:p>Lux-Case/Mobil/Samsung/Samsung Galaxy Express</text:p>
          </table:table-cell>
          <table:table-cell table:style-name="ce1" office:value-type="string">
            <text:p>Her finder du alt tilgængeligt tilbehør for Samsung Galaxy Express. På lux-case.dk fører vi et stort og nøje udvalgt sortiment af covers, etuier og andet tilbehør til denne praktfulde og hurtige telefon. Vi har naturligvis et stort udvalg af forskellige typer af covers samt en samling af de bedste læderetuier. Også til Galaxy Express fører vi en stort udvalg af andet tilbehør som mini-højtalere, ladestationer og kabler. Du skal intet mangle til din Samsung Galaxy Express. Det sørger lux-case.dk for! Og vi sørger også for at få dine varer bragt ud uden det skal koste dig ekstra. Vi benytter Post Danmark, så du får dine varer på ekspress tid.</text:p>
          </table:table-cell>
          <table:table-cell table:style-name="ce1" office:value-type="string">
            <text:p>Samsung Galaxy Express er en lækker ny kvalietsmobil som vi her på Lux-Case.dk spår stor succes! Køb dit nye Samsung Galaxy Express udstyr på Lux-Case.dk i dag!</text:p>
          </table:table-cell>
        </table:table-row>
        <table:table-row table:style-name="ro1">
          <table:table-cell table:style-name="ce1" office:value-type="string">
            <text:p>18463</text:p>
          </table:table-cell>
          <table:table-cell table:style-name="ce1" office:value-type="string">
            <text:p>Lux-Case/Mobil/Samsung/Samsung Galaxy Mega 6.3</text:p>
          </table:table-cell>
          <table:table-cell table:style-name="ce1" office:value-type="string">
            <text:p>&lt;p&gt;Find alt til din Samsung Galaxy Mega 6.3. Du finder tonsvis af tilbehør som, cykelholdere, holdere i bilen, kabler, mini-højtalere og meget andet. Vi har også et godt og bredt udvalg af Samsung Galaxy Mega 6.3 covers, og etuier til din Samsung Galaxy Mega.&lt;br /&gt;&lt;br /&gt;Samsung Galaxy Mega 6.3 Cover. Den bedste kvalitet og altid en top sikret telefon mod alle skader.&lt;/p&gt;</text:p>
          </table:table-cell>
          <table:table-cell table:style-name="ce1" office:value-type="string">
            <text:p>Samsung Galaxy Mega 6.3 cover, etuier og alt andet tilbehør! Find alt til din Samsung Galaxy Mega 6.3 her.</text:p>
          </table:table-cell>
        </table:table-row>
        <table:table-row table:style-name="ro1">
          <table:table-cell table:style-name="ce1" office:value-type="string">
            <text:p>18479</text:p>
          </table:table-cell>
          <table:table-cell table:style-name="ce1" office:value-type="string">
            <text:p>Lux-Case/Tablet/Samsung Tablets/Samsung Galaxy Tab 3 7.0</text:p>
          </table:table-cell>
          <table:table-cell table:style-name="ce1" office:value-type="string">
            <text:p>Alt hvad du kan bruge til Samsung Galaxy Tab 3 7.0. Danmarks største udvalg af mobil tilbehør til alle modeller og mærker. Galaxy Tab 3 7.0 er bestemt ingen undtagelse. Køb den bedste beskyttelse der findes i hele verden. Lige her på siden!</text:p>
          </table:table-cell>
          <table:table-cell table:style-name="ce1" office:value-type="string">
            <text:p>Samsung Galaxy Tab 3 er en lækker ny kvalietsmobil som vi her på Lux-Case.dk spår stor succes! Køb dit nye Samsung Galaxy Tab 3 udstyr på Lux-Case.dk i dag!</text:p>
          </table:table-cell>
        </table:table-row>
        <table:table-row table:style-name="ro1">
          <table:table-cell table:style-name="ce1" office:value-type="string">
            <text:p>18495</text:p>
          </table:table-cell>
          <table:table-cell table:style-name="ce1" office:value-type="string">
            <text:p>Lux-Case/Mobil/Samsung/Samsung Galaxy Young</text:p>
          </table:table-cell>
          <table:table-cell table:style-name="ce1" office:value-type="string">
            <text:p>Samsung Galaxy Young telefonen er især skabt til unge og folk, der ikke har haft en smartphone før. Telefonen forventes derfor også at sælge stort til netop disse to grupper. Hos lux-case.dk har vi derfor bestilt udstyr hjem, så du kan få din telefon klædt på, så det både kan bruges som musikafspiller og så den ikke går helt istykker første gang den tabes på gulvet. Hos os kan du få markedets bedste kvalitets cover fremstillet isolidt plastik til at beskytte din telefon mod lidt af hvert. Desuden har vi mini-højtalere og en MASSE andet udstyr, du kan de længere nede på siden. Vi håber du er glad for din Samsung Galaxy Young og også bliver tilfreds med de produkter, du køber gennem os. Vi leverer via Post Danmark og som altid hos lux-case.dk er der ingen leverinsogmkostninger.</text:p>
          </table:table-cell>
          <table:table-cell table:style-name="ce1" office:value-type="string">
            <text:p>Samsung Galaxy Young er en lækker ny kvalietsmobil som vi her på Lux-Case.dk spår stor succes! Køb dit nye Samsung Galaxy Young udstyr på Lux-Case.dk i dag!</text:p>
          </table:table-cell>
        </table:table-row>
        <table:table-row table:style-name="ro1">
          <table:table-cell table:style-name="ce1" office:value-type="string">
            <text:p>18511</text:p>
          </table:table-cell>
          <table:table-cell table:style-name="ce1" office:value-type="string">
            <text:p>Lux-Case/Mobil/Samsung/Samsung Galaxy Xcover 2</text:p>
          </table:table-cell>
          <table:table-cell table:style-name="ce1" office:value-type="string">
            <text:p>&lt;p&gt;&lt;strong&gt;Er du på udkig efter tilbehør, etuier og covers til Samsung Galaxy Xcover 2?&lt;/strong&gt; Jamen, så er det hvis din lykkedag i dag! Her på Lux-Case.dk finder du nemlig et fantastisk udvalg i disse produkter. Vi har alt hvad du skal bruge i smartphone tilbehør til massevis af tablet og smartphone modeller. Alle vores varer er selvfølgelig i høj kvalitet og vores kundeservice sidder klar hvis der mod forventning skulle opstå problemer. Vi har alting på lager og er klar til at sende med Post Danmark – Det betyder at du får hurtig og sikker levering. Du finder også vores populære beskyttelsesfilm til Samsung Galaxy Xcover 2 lige her på siden.&lt;br /&gt;&lt;br /&gt;Her finder du alt du skal bruge i covers til Samsung Galaxy Xcover 2. Vi anbefaler dig at beskytte enhver smartphone med cover (og beskyttelsesfilm for den sags skyld) – og her på Lux-Case.dk ved vi virkelig hvordan man beskytter en smartphone. Alle vores covers er i kvalitets materialer og specielt tilpassede den enkelte model, så får du nemlig den bedste beskyttelse og ubesværet adgang til alle knapper og stik. Vi har massevis af forskellige design, både de seriøse, de sjove og de farvefulde – der skal nemlig være noget for en hver smag.&lt;/p&gt;</text:p>
          </table:table-cell>
          <table:table-cell table:style-name="ce1" office:value-type="string">
            <text:p>Samsung Galaxy Xcover 2 er en lækker ny kvalietsmobil som vi her på Lux-Case.dk spår stor succes! Køb dit nye Samsung Galaxy Xcover 2 udstyr på Lux-Case.dk i dag!</text:p>
          </table:table-cell>
        </table:table-row>
        <table:table-row table:style-name="ro1">
          <table:table-cell table:style-name="ce1" office:value-type="string">
            <text:p>18527</text:p>
          </table:table-cell>
          <table:table-cell table:style-name="ce1" office:value-type="string">
            <text:p>Lux-Case/Tablet/Samsung Tablets/Samsung ATIV Smart PC</text:p>
          </table:table-cell>
          <table:table-cell table:style-name="ce1" office:value-type="string">
            <text:p>Tilbehør for Samsung ATIV Smart PC</text:p>
          </table:table-cell>
          <table:table-cell table:style-name="ce1" office:value-type="string">
            <text:p>Samsung ATIV Smart PC er en lækker ny kvalietsmobil som vi her på Lux-Case.dk spår stor succes! Køb dit nye Samsung ATIV Smart PC udstyr på Lux-Case.dk i dag!</text:p>
          </table:table-cell>
        </table:table-row>
        <table:table-row table:style-name="ro1">
          <table:table-cell table:style-name="ce1" office:value-type="string">
            <text:p>18543</text:p>
          </table:table-cell>
          <table:table-cell table:style-name="ce1" office:value-type="string">
            <text:p>Lux-Case/Mobil/Nokia/Nokia Asha 305</text:p>
          </table:table-cell>
          <table:table-cell table:style-name="ce1" office:value-type="string">
            <text:p>Tilbehør for Nokia Asha 305</text:p>
          </table:table-cell>
          <table:table-cell table:style-name="ce1" office:value-type="string">
            <text:p>Nokia Asha 305 er en lækker ny kvalietsmobil som vi her på Lux-Case.dk spår stor succes! Køb dit nye Nokia Asha 305 udstyr på Lux-Case.dk i dag!</text:p>
          </table:table-cell>
        </table:table-row>
        <table:table-row table:style-name="ro1">
          <table:table-cell table:style-name="ce1" office:value-type="string">
            <text:p>18559</text:p>
          </table:table-cell>
          <table:table-cell table:style-name="ce1" office:value-type="string">
            <text:p>Lux-Case/Mobil/Sony/Sony Xperia ZR</text:p>
          </table:table-cell>
          <table:table-cell table:style-name="ce1" office:value-type="string">
            <text:p>&lt;p&gt;Sony Experia ZR er en flagskibene fra Sonys hånd. En dejlig stor skærm og specifikationer, der er på samme høje niveau som Apple og Samsung. Sony er lidt mindre populær, men klart ligeså godt. Er du på nettet for at finde et cover eller noget andet tilbehør til din egen eller en anden Sony Experia ZR er du desuden kommet til det helt rette sted. Lux-case.dk har alt, hvad du behøver for at beskytte din telefon mod tab og slag fra hårde genstande. Se fx under vores sektion for covers og du vil finde en stort udvalg af kvalitetscovers til virkelige fornuftige priser. Dem er der nemlig ingen af. Du betaler lige præcis den pris, du ser under billedet og intet som helst andet. Det kan man da kalde for enkel shopping. Har du brug for andre ting som ekstra oplader, en docking station eller andre rare ting, så har vi det også. Du kan med garanti findes alt det tilbehør du behøver lige her på siden. Husk vi har også bilholder til Sony Experia ZR og andet tilbehør til bilen, der alt sammen er kompatibelt til Sony Experia ZR.&lt;/p&gt;</text:p>
          </table:table-cell>
          <table:table-cell table:style-name="ce1" office:value-type="string">
            <text:p>Få mest ud af din Sony Xperia ZR med dette fantastiske tilbehør! Køb online i dag.</text:p>
          </table:table-cell>
        </table:table-row>
        <table:table-row table:style-name="ro1">
          <table:table-cell table:style-name="ce1" office:value-type="string">
            <text:p>18575</text:p>
          </table:table-cell>
          <table:table-cell table:style-name="ce1" office:value-type="string">
            <text:p>Lux-Case/Mobil/Samsung/Samsung Galaxy Mega 5.8</text:p>
          </table:table-cell>
          <table:table-cell table:style-name="ce1" office:value-type="string">
            <text:p>Tilbehør til Samsung Galaxy Mega 5.8</text:p>
          </table:table-cell>
          <table:table-cell table:style-name="ce1" office:value-type="string">
            <text:p>Få mest ud af din Samsung Galaxy Mega 5.8 med dette fantastiske tilbehør! Køb online i dag og drag fordel af hurtig gratis forsendelse til din dør!</text:p>
          </table:table-cell>
        </table:table-row>
        <table:table-row table:style-name="ro1">
          <table:table-cell table:style-name="ce1" office:value-type="string">
            <text:p>18591</text:p>
          </table:table-cell>
          <table:table-cell table:style-name="ce1" office:value-type="string">
            <text:p>Lux-Case/Mobil/LG/LG Optimus L3 II</text:p>
          </table:table-cell>
          <table:table-cell table:style-name="ce1" office:value-type="string">
            <text:p>Tilbehør til LG Optimus L3 II</text:p>
          </table:table-cell>
          <table:table-cell table:style-name="ce1" office:value-type="string">
            <text:p>Få mest ud af din LG Optimus L3 II med dette fantastiske tilbehør! Køb online i dag og drag fordel af hurtig gratis forsendelse til din dør!</text:p>
          </table:table-cell>
        </table:table-row>
        <table:table-row table:style-name="ro1">
          <table:table-cell table:style-name="ce1" office:value-type="string">
            <text:p>18607</text:p>
          </table:table-cell>
          <table:table-cell table:style-name="ce1" office:value-type="string">
            <text:p>Lux-Case/Mobil/LG/LG Optimus L5 II</text:p>
          </table:table-cell>
          <table:table-cell table:style-name="ce1" office:value-type="string">
            <text:p>&lt;p&gt;Lige her på siden kan du finde alt hvad du skal bruge i covers, etuier og tilbehør til LG Optimus L5 II – og meget mere til! Vi anbefaler stærkt at du beskytter din telefons ydre med enten et cover eller etui. Det formindsker chancen for skader ved tab og andre uheld, og kan ende med at spare dig for en dyr reparation eller en helt ny telefon. Hvis du virkelig sætter sikkerhed i første række, skulle du også tage et kig på vores LG Optimus L5 II beskyttelsesfilm – Det sikrer nemlig at skærmen kommer til at se ud som ny i lang tid efter køb. Vi stopper dog ikke ved de mere kendte produkter, vi har også touch-penne, touch-handsker, biltilbehør, opladere, kabler og alt hvad du ellers kunne drømme om.&lt;br /&gt;&lt;br /&gt;Kunne du bruge et lækkert cover til LG Optimus L5 II? Så må du hellere lede videre! Nej, det er gas – Du er ramt ind på Lux-Case.dk og vi har alt hvad du skal bruge i covers og andet smartphone tilbehør. Her på siden finder du alt hvad vi har at tilbyde i LG Optimus L5 II covers, og du finder dem både i soft shell og hardshell modeller, Silikone, TPU og hård plast. Farver og designs er der også i massevis, så der er god chance for du finder noget du kan bruge. Vi anbefaler virkelig at du beskytter din smartphone ordentligt, og det koster ikke en bondegård når du bestiller hos Lux-Case.dk. Bestil online i dag og nyd godt af hurtig levering med Postnord.&lt;/p&gt;</text:p>
          </table:table-cell>
          <table:table-cell table:style-name="ce1" office:value-type="string">
            <text:p>Få mest ud af din LG Optimus L5 II med dette fantastiske tilbehør! Køb online i dag og drag fordel af hurtig forsendelse til din dør!</text:p>
          </table:table-cell>
        </table:table-row>
        <table:table-row table:style-name="ro1">
          <table:table-cell table:style-name="ce1" office:value-type="string">
            <text:p>18623</text:p>
          </table:table-cell>
          <table:table-cell table:style-name="ce1" office:value-type="string">
            <text:p>Lux-Case/Mobil/LG/LG Optimus F5</text:p>
          </table:table-cell>
          <table:table-cell table:style-name="ce1" office:value-type="string">
            <text:p>LG Optimus F5 er en smartphone i den såkaldte �mellemklasse� af smartphones, men tag ikke fejl. Denne telefon er på højde med de bedste højprofilerede telefoner, der findes på markedet. Den har lynhurtigt internettet og designmæssigt minder den om iPhone 4, hvilket for de fleste er en god ting. Dem har lynhurtigt 4G internet og er på alle måder voksen nok til at kunne måle sig med de store spillere. Lige netop derfor har vi på lux-case.dk valgt at have et godt og velassorteret udvalg af kvalitetsprodukter til alle dem, der vælger at erhverve sig denne super fine telefon. Eller kender nogen som har.</text:p>
          </table:table-cell>
          <table:table-cell table:style-name="ce1" office:value-type="string">
            <text:p>Få mest ud af din LG Optimus F5 med dette fantastiske tilbehør! Køb online i dag og drag fordel af hurtig forsendelse til din dør!</text:p>
          </table:table-cell>
        </table:table-row>
        <table:table-row table:style-name="ro1">
          <table:table-cell table:style-name="ce1" office:value-type="string">
            <text:p>18639</text:p>
          </table:table-cell>
          <table:table-cell table:style-name="ce1" office:value-type="string">
            <text:p>Lux-Case/Mobil/Samsung/Samsung Galaxy S4 Mini</text:p>
          </table:table-cell>
          <table:table-cell table:style-name="ce1" office:value-type="string">
            <text:p>&lt;p&gt;Samsung Galaxy 4S Mini er den mindre version af den populære Galaxy S4. Selvom den ikke er helt så stor eller kraftig som sin fader, så er det stadig en telefon med noget smæk i. Vi er selvfølgelig klar med alt hvad du skal bruge i cover, etui og tilbehør til Samsung Galaxy S4 Mini. Vi har alt hvad du skal bruge for at dække dine smartphone behov – beskyttelsesfilm, høretelefoner, holdere, opladere... vi kunne blive ved. Alle produkter her på Lux-Case er i høj kvalitet. Bestiller du inden klokken 15.00, så sender vi endda samme dag med Post Danmark. Du kan gå direkte til de andre S4 modeller som &lt;a title=\"Samsung Galaxy S4 Mini\" href=\"https://lux-case.dk/samsung-galaxy-s4.html\" target=\"_self\"&gt;&lt;strong&gt;Galaxy S4&lt;/strong&gt;&lt;/a&gt;, &lt;a title=\"Samsung Galaxy S4 Active\" href=\"https://lux-case.dk/samsung-galaxy-s4-active.html\" target=\"_self\"&gt;&lt;strong&gt;S4 Active&lt;/strong&gt;&lt;/a&gt; og &lt;a title=\"Samsung Galaxy S4 Zoom\" href=\"https://lux-case.dk/samsung-galaxy-s4-zoom.html\" target=\"_self\"&gt;&lt;strong&gt;S4 Zoom&lt;/strong&gt;&lt;/a&gt; her.&lt;/p&gt;</text:p>
            <text:p/>
            <text:p>&lt;p&gt;&lt;br /&gt;&lt;br /&gt;Skulle det være et lækkert cover til Samsung Galaxy 4S Mini? Her på siden har vi et kæmpe udvalg i covers til 4S Mini – Bumpers, Hard Shell og Soft Shell covers i alverdens farver og designs. Alle vores covers er i den gode og slidstærke kvalitet som beskytter din smartphone bedst muligt. Samsung Galaxy 4S Mini er en super lækker telefon og det er en rigtig god investering med et kvalitets cover til at beskytte den. Det er en billig måde at spare dig selv for en skadet smartphone.&lt;/p&gt;</text:p>
          </table:table-cell>
          <table:table-cell table:style-name="ce1" office:value-type="string">
            <text:p>Få mest ud af din Samsung Galaxy S4 Mini med dette fantastiske tilbehør! Køb online i dag og drag fordel af hurtig forsendelse til din dør!</text:p>
          </table:table-cell>
        </table:table-row>
        <table:table-row table:style-name="ro1">
          <table:table-cell table:style-name="ce1" office:value-type="string">
            <text:p>18655</text:p>
          </table:table-cell>
          <table:table-cell table:style-name="ce1" office:value-type="string">
            <text:p>Lux-Case/Tablet/ASUS Tablets/ASUS Padfone 2</text:p>
          </table:table-cell>
          <table:table-cell table:style-name="ce1" office:value-type="string">
            <text:p>Tilbehør til ASUS Padfone 2</text:p>
          </table:table-cell>
          <table:table-cell table:style-name="ce1" office:value-type="string">
            <text:p>Få mest ud af din ASUS Padfone 2 med dette fantastiske tilbehør! Køb online i dag og drag fordel af hurtig forsendelse til din dør!</text:p>
          </table:table-cell>
        </table:table-row>
        <table:table-row table:style-name="ro1">
          <table:table-cell table:style-name="ce1" office:value-type="string">
            <text:p>18672</text:p>
          </table:table-cell>
          <table:table-cell table:style-name="ce1" office:value-type="string">
            <text:p>Lux-Case/Mobil/HTC/HTC One Mini</text:p>
          </table:table-cell>
          <table:table-cell table:style-name="ce1" office:value-type="string">
            <text:p>&lt;p&gt;Det største udvalg af HTC One Mini Cover, Etuier og alt andet Tilbehør til HTC One Mini findes her. Denne fede telefon kan (næsten) alt det som storebroren HTC One kan, men her i en kompakt udgave, der er attraktiv for rigtig mange. Her på lux-case.dk har vi da også valgt, at have et eksklusivt udvalg af covers til denne telefon. Et cover er nemlig ikke bare et cover. Kun kvalitetscovers yder ægte beskyttelse til din smartphone og netop derfor har vi valgt, kun at forhandle kvalitetstestede cover, der yder maksimalt beskyttelse til HTC One Mini. Vi har mange rigtige gode covers, der passer perfekt til One Mini med udskæringer til alle kabler, udgange og lyd. Vi sørger for, at det når frem til din adresse på under 24 timer! Alt slags tilbehør til HTC One Mini. Gå videre hvis du leder efter covers og etuier til &lt;a title=\"HTC One\" href=\"http://lux-case.dk/htc-one.html\" target=\"_self\"&gt;&lt;strong&gt;HTC One&lt;/strong&gt;&lt;/a&gt; og &lt;a title=\"HTC One Mini 2\" href=\"http://lux-case.dk/htc-one-mini-2.html\" target=\"_self\"&gt;&lt;strong&gt;HTC One Mini 2&lt;/strong&gt;&lt;/a&gt;.&lt;/p&gt;</text:p>
            <text:p/>
            <text:p>&lt;p&gt;&lt;br /&gt;&lt;br /&gt;HTC One Mini Cover. Her har du et nøje udvalgt sortiment af kvalitetscovers til HTC One Mini. Tjeck gerne både vores hårde samt silikonecovers til HTC one Mini. Vi garanterer den bedste kvalitet. Her har vi samlet et stort og flot udvalg af HTC One Mini covers. - Vi har silikone cover til HTC One Mini, der beskytter din telefon virkelig godt mod alle former for tab og stød fra andre genstande - Er du mere til et flip cover til HTC One Mini af hårdt materiale har vi også det. - Som noget særligt hos lux-case.dk går vi også meget op i, at vores produkter er designet rigtig, så dintelefon ikke bliver kedelig af, at du beskytter den. - Derfor har vi mange smarte cover til HTC One Mini i forskellige mønstre og designs. HTC One Mini cover fra lux-case.dk vil både beskytte din telefon og gøre den mere personlig og interessant.&lt;/p&gt;</text:p>
          </table:table-cell>
          <table:table-cell table:style-name="ce1" office:value-type="string">
            <text:p>Kvalitets tilbehør og HTC One Mini Cover. Vi har Danmarks største udvalg af udstyr til mobiltelefoner. Og hurtig levering uanset, hvor meget du køber! Alt slags HTC One Mini tilbehør.</text:p>
          </table:table-cell>
        </table:table-row>
        <table:table-row table:style-name="ro1">
          <table:table-cell table:style-name="ce1" office:value-type="string">
            <text:p>18688</text:p>
          </table:table-cell>
          <table:table-cell table:style-name="ce1" office:value-type="string">
            <text:p>Lux-Case/Mobil/Huawei/Huawei Ascend G510</text:p>
          </table:table-cell>
          <table:table-cell table:style-name="ce1" office:value-type="string">
            <text:p>&lt;p&gt;&lt;strong&gt;Covers, Cases og Tilbehør - Alt til Huawei Ascend G510&lt;/strong&gt; Den glimrende telefon fra Huawei, Ascend g510 er nu endelig kommet til Danmark. Derfor ved vi også, at der bliver høj efterspørgsel efter Huawei Ascend g510 tilbehør, så som Huawei Ascend g510 cover og Huawei Ascend g510 etui. Vi har derfor nøje udvalgt beskyttelse og tilbehør til din Huawei Ascend g510. Alle sammen i ordenligt kvalitet, der beskytter din mobil. Desuden er der ikke nogen, der kan hamle op med vores priser på smartphone udstyr. Lux-case.dk har Danmarks største udvalg for produkter til smartphones. Vi har derfor også købt ind af en masse lækkert udstyr til Huawei Ascend g510, så du ikke skal mangle noget som helst tilbehør til din smartphone, hvad angår covers, etuier, mini-højtalere og alt andet lækkert tilbehør til din smartphone eller tablet. Om du er til &lt;a href=\"http://lux-case.dk/nordenhof-grey-huawei-ascend-g510-cover.html\"&gt;et farvet TPU cover til Huawei Ascend G510&lt;/a&gt; eller et læder etui med kortholder, med eller uden mønster, så kan du være helt sikker på at vi ligger inde med det. &lt;br /&gt;Du kan gå direkte til covers og etuier til &lt;a title=\"Huawei Ascend G610\" href=\"http://lux-case.dk/huawei-ascend-g610.html\" target=\"_self\"&gt;&lt;strong&gt;Huawei Ascend G610&lt;/strong&gt;&lt;/a&gt; her. Køb alt slags tilbehør, som cover til Huawei Ascend G510.&lt;/p&gt;</text:p>
            <text:p/>
            <text:p>&lt;p&gt;&lt;br /&gt;&lt;br /&gt;Huawei Ascend G510 Cover Her ser du lux-case.dk store udvalg af cover til Huawei Ascend g510. Vi har hjemskaffet rigtig gode TPU silikone covers, flip covers, cover i hårdt kvalitets plast for maksimal beskyttelse og en masse andre fine og beskyttende covers til din telefon. Du skal have det bedste udvalg hos os, så ved du hvor det bedste sted at handle mobilcovers er. Alle vores produkter er af høj kvalitet, og vi har et bredt sortiment til alle Huawei modeller. Ascend G510 er bestemt ingen undtagelse. Beskyt din smartphone allerede i dag! Vi sender som nogle af de eneste dit produkt allerede samme dag, når bestillingen sker inden kl 17.00. Så er du sikker på at få dit nye cover til Huawei Ascend g510 så hurtigt som overhovedet muligt.&lt;/p&gt;</text:p>
          </table:table-cell>
          <table:table-cell table:style-name="ce1" office:value-type="string">
            <text:p>Tilbehør &amp; Cover til Huawei Ascend G510 Køb hos Danmarks største udvalg af Covers til Mobiler - Lux-case.dk - Altid Hurtig Levering af Huawei Ascend G510.</text:p>
          </table:table-cell>
        </table:table-row>
        <table:table-row table:style-name="ro1">
          <table:table-cell table:style-name="ce1" office:value-type="string">
            <text:p>18704</text:p>
          </table:table-cell>
          <table:table-cell table:style-name="ce1" office:value-type="string">
            <text:p>Lux-Case/Mobil/Samsung/Samsung Galaxy S4 Active</text:p>
          </table:table-cell>
          <table:table-cell table:style-name="ce1" office:value-type="string">
            <text:p>&lt;p&gt;Har du også købt en Samsung Galaxy S4 Active? Så er det muligvis fordi, du er håndværker eller bare gerne vil have en telefon, der er ekstra beskyttet mod vand og snavs. Men vil du også gerne have beskyttet den mod tab, ridser og slag? Ja, det er vi her på lux-case.dk sikker på, du gerne vil, og du er kommet til det HELT rigtige sted til at finde netop solide løsninger til at beskytte din Samsung Galaxy S4 Active. Vi har allerede nu fået de aller mest beskyttende covers på lager til Samsung Galaxy S4 Active. De er alle designet og udvalgt specielt til at yde den bedste beskyttelse til Samsung Galaxy S4 Active. Der er både silikonecovers og hårdt cover til Samsung Galaxy S4 Active. Så det er bare at beslutte sig for, hvilket det skal være :) Find også tonsvis af covers og etuier til &lt;a title=\"Samsung Galaxy S4\" href=\"http://lux-case.dk/samsung-galaxy-s4.html\" target=\"_self\"&gt;&lt;strong&gt;Galaxy S4&lt;/strong&gt;&lt;/a&gt;, &lt;a title=\"Samsung Galaxy S4 Mini\" href=\"http://lux-case.dk/samsung-galaxy-s4-mini.html\" target=\"_self\"&gt;&lt;strong&gt;S4 Mini&lt;/strong&gt;&lt;/a&gt; og &lt;a title=\"Samsung Galaxy S4 Zoom\" href=\"http://lux-case.dk/samsung-galaxy-s4-zoom.html\" target=\"_self\"&gt;&lt;strong&gt;S4 Zoom&lt;/strong&gt;&lt;/a&gt;.&lt;/p&gt;</text:p>
            <text:p/>
            <text:p>&lt;p&gt;&lt;br /&gt;&lt;br /&gt;Du får kun de bedste covers til Samsung Galaxy S4 Active her. En telefon som Samsung Galaxy S4 Active, der både er vand- og støvafvisende fortjener ligeledes beskyttelse mod slag og tab. Lux-case.dk har derfor bestilt covers til denne model, der er ekstra beskyttende og giver den bedste beskyttelse som markedet har at tilbyde. Du kan naturligvis også få dem i flere forskellige farvekombinationer og design, ligesom materiale typen varierer, så du kan få lige den type cover, du er på udkig efter om det så er et hårdt plastik cover, et silikone cover eller en kombination for optimal beskyttelse.&lt;/p&gt;</text:p>
          </table:table-cell>
          <table:table-cell table:style-name="ce1" office:value-type="string">
            <text:p>Kvalitets tilbehør og covers til Samsung Galaxy S4 Active. Vi har Danmarks største udvalg af udstyr til mobiltelefoner.</text:p>
          </table:table-cell>
        </table:table-row>
        <table:table-row table:style-name="ro1">
          <table:table-cell table:style-name="ce1" office:value-type="string">
            <text:p>18720</text:p>
          </table:table-cell>
          <table:table-cell table:style-name="ce1" office:value-type="string">
            <text:p>Lux-Case/Mobil/Samsung/Samsung Galaxy Core</text:p>
          </table:table-cell>
          <table:table-cell table:style-name="ce1" office:value-type="string">
            <text:p>Vores Samsung Galaxy Core udvalg er særlig stort. Og modsat vores konkurrenter udvælger vi kun tilbehør og beskyttelse til smartphones, som vi selv ville være tilfredse med. Både med hensyn til, hvor god beskyttelse det yder og i forhold til, hvor let og lækkert det at anvende i hverdagen. Vi går således også meget op i design og farvekombinationer, så de covers du kan vælge ser godt ud og kan komme til at passe ind i din stil. <text:s/>Vi har også etuier til Samsung Galaxy Core, der ligeledes fås i flere forskellige typer og farver. Det er afgørende at beskytte sin telefon, så det er coveret eller etuiet det går ud over, hvis der sker noget med din telefon og ikke selve telefonen. Et cover kan relativt billigt udskiftes, men telefonen ikke bare sådan lige kan erstattes på en billig og nem måde. Køb derfor dit nye tilbehør lige her på lux-case.dk&lt;br&gt;</text:p>
            <text:p/>
            <text:p>&lt;br&gt; </text:p>
            <text:p>Alle de fedeste og mest beskyttende covers til Samsung Galaxy Core. Vi sælger kun kvalitets covers til Samsung Galaxy Core, der sikrer at din telefon ikke går i stykker, hvis den tabes eller udsættes for stød eller lignende, der potentielt kan skramme din mobil. Et cover til din telefon er desuden med til at personliggøre den og gøre den mere interessant overfor andre. Ved udvælgensen af lux-case.dk\'s covers er der således også tænkt på design og farvekombinationer. Der er ikke fedt at have et godt beskyttende cover, hvis det medfører at telefonen bliver mere besværlig at håndtere eller at den bliver mindre flot at se på.</text:p>
          </table:table-cell>
          <table:table-cell table:style-name="ce1" office:value-type="string">
            <text:p>Kvalitets tilbehør og covers til Samsung Galaxy Core. Vi har Danmarks største udvalg af udstyr til mobiltelefoner.</text:p>
          </table:table-cell>
        </table:table-row>
        <table:table-row table:style-name="ro1">
          <table:table-cell table:style-name="ce1" office:value-type="string">
            <text:p>18736</text:p>
          </table:table-cell>
          <table:table-cell table:style-name="ce1" office:value-type="string">
            <text:p>Lux-Case/Mobil/Huawei/Huawei Ascend Mate 6.1</text:p>
          </table:table-cell>
          <table:table-cell table:style-name="ce1" office:value-type="string">
            <text:p>&lt;p&gt;Huawei Ascend Mate 6.1 er en super fed telefon fra den kinesiske superproducent Huawei, der efterhånden har fået overbevidst os danskere om, at deres telefoner er fuldt ud konkurrencedygtige med andre asiatiske producenter af Android telefoner. Her på lux-case.dk har vi valgt at føre et lille, men eksklusivt, udvalg af tilbehør til Huawei Ascend Mate 6.1. Vi har fire Huawei Ascend Mate 6.1 læder covers med flip funktion, der garanteret vil både klæde din Huawei Ascend Mate 6.1 rigtig unikt på og samtid yde den bedste beskyttelse til Huawei Ascend Mate 6.1. Du kan vælge den business sorte, hvis du bruger din Huawei Ascend Mate 6.1 iforrtningsøjemed eller den pinke, hvis du er mere til den tøsede stil :) Uanset, hvilken du vælger er du sikret den bedste service stillet til rådighed af vores kompetente og uddannede personale.&lt;br /&gt;&lt;br /&gt;Huawei Ascend Mate 6.1 Covers. Her kan du vælge mellem de fire mest beskyttende covers, der findes til Huawei Ascend Mate 6.1. De er alle af ægte læder og passer perfekt til Huawei Ascend Mate 6.1. Vi sørger løbende for at opdatere vores lager af smarte og ekstra beskyttende covers til Huawei Ascend Mate 6.1. Huawei har ikke givet den telefon dens navn for sjov. 6.1 står for 6.1 tommer og telefonen er derfor en af de største, der findes på markedet. Med en så stor skærm stiger risikoen for skader betydeligt, da dette gør hele telefonen som sådan mere sårbar. Det er derfor ekstra vigtigt for ejere af denne smartphone/phablet at anskaffe sig et solidt cover. Og det har vi her på lux-case.dk&lt;/p&gt;</text:p>
          </table:table-cell>
          <table:table-cell table:style-name="ce1" office:value-type="string">
            <text:p>Tilbehør &amp; Covers til Huawei Ascend Mate 6.1 </text:p>
          </table:table-cell>
        </table:table-row>
        <table:table-row table:style-name="ro1">
          <table:table-cell table:style-name="ce1" office:value-type="string">
            <text:p>18752</text:p>
          </table:table-cell>
          <table:table-cell table:style-name="ce1" office:value-type="string">
            <text:p>Lux-Case/Mobil/Huawei/Huawei Ascend Y300</text:p>
          </table:table-cell>
          <table:table-cell table:style-name="ce1" office:value-type="string">
            <text:p>&lt;p&gt;På denne side finder du alt det bedste udstyr til Huawei Ascend Y300, som er en af Huaweis helt store modeller, når det kommer til specifikationsniveau. Tjek gerne vores covers som er super fede og interessante med flotte mønstre og lækre designs. Vi er klar til at sende dit Huawei Ascend Y300 produkt allerede samme dag, som du bestiller hvis du gør det inden kl 17.00. Ellers sender vi det hurtigt den næste, så der går aldrig lang tid, før du modtager dit produkt fra lux-case.dk&lt;br /&gt;&lt;br /&gt;Lux-case.dk har et meget bredt spektrum af covers til Huawei Ascend Y300. Det er en af vores favorit telefoner grundet den meget lave pris på denne model. Vi tror derfor, der vil blive solgt et meget stort antal af denne model i Danmark og har derfor anskaffet os mange flotte covers til Huawei Ascend Y300. Vores Huawei Ascend Y300 covers er fremstillet i enten silikone, hårdt plastik eller et produkt, der består af begge. Vi har også andre typer af covers til Huawei Ascend Y300, der ligeledes beskytter din telefon mod tab og slag. Det er vigtigt med et godt cover, da coveret er den primære beskyttelse til din smartphone.&lt;/p&gt;</text:p>
          </table:table-cell>
          <table:table-cell table:style-name="ce1" office:value-type="string">
            <text:p>Tilbehør &amp; Covers for Huawei Ascend Y300 </text:p>
          </table:table-cell>
        </table:table-row>
        <table:table-row table:style-name="ro1">
          <table:table-cell table:style-name="ce1" office:value-type="string">
            <text:p>18768</text:p>
          </table:table-cell>
          <table:table-cell table:style-name="ce1" office:value-type="string">
            <text:p>Lux-Case/Mobil/Sony/Sony Xperia ZL</text:p>
          </table:table-cell>
          <table:table-cell table:style-name="ce1" office:value-type="string">
            <text:p>Her er alt det fedeste tilbehør du kan forestille dig til din Sony Xperia ZL. Vi er meget stolte af at have Danmarks største udvalg af covers og tilbehør til smartphones. Er du på jagt efter noget fedt tilbehør til din smartphone kan du helt sikkert finde det på denne side. Vi er især glade for vores samling af covers til Sony Xperia ZL. Et cover er vigtigt til at beskytte din smartphone mod mulige tab og slag fra spidse eller genstande. Et sæt nøgler i bukselommen kan fx nemt komme til at ridse din finde smartphone, hvis ikke du har den grundigt beskyttet. Derfor har lux-case.dk hjulpet dig og samlet nogle af de mest beskyttende covers til din Sony Xperia ZL.&lt;br&gt;</text:p>
            <text:p/>
            <text:p>&lt;br&gt; </text:p>
            <text:p>Køb dit nye flotte cover til Sony Xperia ZL her! Lux-case.dk er eksperter i at udvælge covers til smartphones, der giver maksimal beskyttelse, men vi ved også, at mobiltelefonen i dag ligeså meget er et statussymbol og at der er meget symbolsk værdi forbundet med, hvilket smartphone man har. Derfor er ens cover også vigtigt. Vores Sony Xperia ZL covers er alle af meget høj kvalitet samtidg med, at de signalerer det. De er flotte og designet i eksklusive materialer for de bedste og mest sikre cover til din smartphone samtidig med de er meget flotte at se på og pynter på din ellers ret standard udseendet smartphone.</text:p>
          </table:table-cell>
          <table:table-cell table:style-name="ce1" office:value-type="string">
            <text:p>Tilbehør &amp; Covers til Sony Xperia ZL</text:p>
          </table:table-cell>
        </table:table-row>
        <table:table-row table:style-name="ro1">
          <table:table-cell table:style-name="ce1" office:value-type="string">
            <text:p>18784</text:p>
          </table:table-cell>
          <table:table-cell table:style-name="ce1" office:value-type="string">
            <text:p>Lux-Case/Mobil/Nokia/Nokia Lumia 520 / 525</text:p>
          </table:table-cell>
          <table:table-cell table:style-name="ce1" office:value-type="string">
            <text:p>&lt;p&gt;En af Nokias nye generation af smartphones, der for alvor slog igennem med deres nye styresystem Windows 8 for smartphones, som de skabte i samrbejde med Windows. Telefonen har vist sig at være rigtig populær og vi har derfor en samling af det bedste udstyr.&lt;br /&gt;&lt;br /&gt;Vi har her et lille, men eksklusivt udvalg af kvalitetscovers til Nokia Lumia 520 / 525. Vi har fremskaffet dem i lækre farver med mange forskellige motiver. Vi har bl.a. silikone covers til Nokia Lumia 520 / 525. De er let bøjelig, så de bedre kan tage imod fald. De er også meget behagelige at holde om og afviser vand, fedt og snavs. Så selvom dine hænder er fugtige eller svedige efter pressede situationer, har du stadig et godt greb om din Nokia Lumia 520 / 525. Vores covers til Nokia Lumia 520 / 525 er nemlig af den bedste kvalitet, der er til at opdrive på markedet, da vi gør alt for at opfylde vores mission om at være den førende leverandør af ægte kvalitets covers til smartphones.&lt;/p&gt;</text:p>
          </table:table-cell>
          <table:table-cell table:style-name="ce1" office:value-type="string">
            <text:p>Kvalitets tilbehør og covers til Nokia Lumia 520 / 525. Vi har Danmarks største udvalg af udstyr til mobiltelefoner.</text:p>
          </table:table-cell>
        </table:table-row>
        <table:table-row table:style-name="ro1">
          <table:table-cell table:style-name="ce1" office:value-type="string">
            <text:p>18800</text:p>
          </table:table-cell>
          <table:table-cell table:style-name="ce1" office:value-type="string">
            <text:p>Lux-Case/Mobil/Nokia/Nokia Lumia 928</text:p>
          </table:table-cell>
          <table:table-cell table:style-name="ce1" office:value-type="string">
            <text:p>Lux-case.dk er førende indefor covers og tilbehør til mobiltelefoner og tablets. Vi vil være sikre på at være først med tilbehør og andet beskyttelse til smartphones. Dette gælder naturligvis og denne Nokia Lumia 928 model. Modellen er ikke så udbredt endnu, men vi vil have tilbehør til alle vores kunder uanset deres telefon valg. Til Nokia Lumia 928 har vi derfor også en stort udvalg af tilbehør, covers og etuier. Fx har vi et ægte læder flip etui til Nokia Lumia 928. Dette sikre din mobil den bedste beskyttelse samt det mest fancy design. Ægte læder er desuden din garanti for lang holdbarhed, så du ikke behøver at købe et nyt før du skifter mobil igen.&lt;br&gt;</text:p>
            <text:p/>
            <text:p>&lt;br&gt; </text:p>
            <text:p>Vores covers til Nokia Lumia 928 er alle af meget høj kvalitet. Vi har valgt kun at indkøbe de bedste covers til denne model, da en dyr model fortjener et solidt cover. Se fx vores silikone covers, der er bøjelig og snavsafvisende. Det sikrer, at din telefon ikke bliver ridset eller på anden måde skadet på bagsiden. Den tykke silikone sikre samtidig basalt mod tab, da det meste af stødet vil blive absorberet af coveret. Din telefon glider heller ikke længere med et sådan cover monteret. Silikonen får din mobil til at ligge mere sikkert i hånden og på bordet, da der er mere friktion i et silikone cover end, der ville være, hvis der intet ekstra materiale var monteret på telefonen.</text:p>
          </table:table-cell>
          <table:table-cell table:style-name="ce1" office:value-type="string">
            <text:p>Kvalitets tilbehør og covers til Nokia Lumia 928. Vi har Danmarks største udvalg af udstyr til mobiltelefoner.</text:p>
          </table:table-cell>
        </table:table-row>
        <table:table-row table:style-name="ro1">
          <table:table-cell table:style-name="ce1" office:value-type="string">
            <text:p>18816</text:p>
          </table:table-cell>
          <table:table-cell table:style-name="ce1" office:value-type="string">
            <text:p>Lux-Case/Tablet/Samsung Tablets/Samsung Galaxy Tab 3 8.0</text:p>
          </table:table-cell>
          <table:table-cell table:style-name="ce1" office:value-type="string">
            <text:p>Den store flotte Samsung Galaxy Tab 3 8.0 er endelig kommet til Danmark og det fejrer vi med et kanon stort udvalg af tilbehør til denne <text:s/>model. Vores tilbehør spænder vidt lige fra beskyttende etuier, når børnene spiller spil til smarte bilholdere, så din nye tablet bliver mere anvendelig på køreturen. En tablet som Samsung Galaxy Tab 3 8.0 er på mange måder en af de bedste tablets på markedet dd., men der er ingen tvivl om, at den anvendelig kan forøges med det rette udstyr. Det ville også være ærgerligt at få ridset eller måske ligefrem få det flotte glas slået etui, fordi børnene er for voldomme med ved den. Det kan et solidt cover eller etui fra lux-case.dk sikre aldrig sker.&lt;br&gt;</text:p>
            <text:p/>
            <text:p>&lt;br&gt; </text:p>
            <text:p>De covers du finder på denne side er testet specielt til Samsung Galaxy Tab 3 8.0, så vi ved, at de passer på netop denne model. Ydermere er de af høj kvalitet og til meget fordelagtige sammenlignet med vores konkurrenter. Vi fører slet ikke de aller billigste covers, da disse ikke yder en ordentlig beskyttelse, men blot giver en falsk tryghed. Med et cover fra lux-case.dk går du aldrig galt i byen, så din Samsung Galaxy Tab 3 8.0 bliver beskyttet maksimalt og uden du kommer til at bruge en formue på det. En Samsung Galaxy Tab 3 8.0 er dyr nok i sig selv, så derfor skal du ikke ud og investere i dyrt ekstra udstyr. på lux-case.dk bestræber vi os på at ligge os i midten med tilbehør, der virker og som samtidig ikke flår dig.</text:p>
          </table:table-cell>
          <table:table-cell table:style-name="ce1" office:value-type="string">
            <text:p>Kvalitets tilbehør og covers til Samsung Galaxy Tab 3 8.0. Vi har Danmarks største udvalg af udstyr til mobiltelefoner.</text:p>
          </table:table-cell>
        </table:table-row>
        <table:table-row table:style-name="ro1">
          <table:table-cell table:style-name="ce1" office:value-type="string">
            <text:p>18832</text:p>
          </table:table-cell>
          <table:table-cell table:style-name="ce1" office:value-type="string">
            <text:p>Lux-Case/Tablet/Samsung Tablets/Samsung Galaxy Tab 3 10.1</text:p>
          </table:table-cell>
          <table:table-cell table:style-name="ce1" office:value-type="string">
            <text:p>Til din Samsung Galaxy Tab 3 10.1 er tilbehør tit meget praktisk for at kunne få det bedste ud af din tablet. Samsung Galaxy Tab 3 10.1 er en super avanceret tablet, hvortil en touch pen ville kunne forøge din arbejdseffektivitet markant, samt du kan bedre bruge den til at tegne på eller lave andet, hvor en høj grad af nøjagtighed er påkrævet. Vi har naturligvis også andet tilbehør som covers og etuier til din nye tablets samt alt lige fra kabler til bilholdere, der forøger underholdningsværdien på lange køreture betragteligt. Vi er stolte over vores store sortiment af kvalitetstilbehør til Samsung Galaxy Tab 3 10.1, så du kan få det maksimale ud af denne store og lækre tablet.&lt;br&gt;</text:p>
            <text:p/>
            <text:p>&lt;br&gt; </text:p>
            <text:p>Vores covers til Samsung Galaxy Tab 3 10.1 er til dig, der vil beskytte den tablet mod slag og tab. Og det vil vi vel alle. Vi har derfor markedets absolut bedste covers til Samsung Galaxy Tab 3 10.1 og endda til en meget lav pris, så du ikke behøver foretage endnu et dyrt indkøb, når du skal have beskyttet din Samsung Galaxy Tab 3 10.1. Vi har covers i forskellige materialeformer og farver, så det med stor sandsynlighed er et, der falder i din smag, så din tablet udover at blive beskyttet også får et flot design, du kan være stolt over. Hvis du har børn, der gerne må lege med din tablet, det er måske endda hele formålet med indkøbet, er det naturligvis ekstra vigtigt med et kvalitets cover fra lux-case.dk til at beskytte dette skrøbelige \"legetøj\".</text:p>
          </table:table-cell>
          <table:table-cell table:style-name="ce1" office:value-type="string">
            <text:p>Kvalitets tilbehør og covers til Samsung Galaxy Tab 3 10.1. Vi har Danmarks største udvalg af udstyr til mobiltelefoner.</text:p>
          </table:table-cell>
        </table:table-row>
        <table:table-row table:style-name="ro1">
          <table:table-cell table:style-name="ce1" office:value-type="string">
            <text:p>18848</text:p>
          </table:table-cell>
          <table:table-cell table:style-name="ce1" office:value-type="string">
            <text:p>Lux-Case/Diverse/På Tilbud Nu!</text:p>
          </table:table-cell>
          <table:table-cell table:style-name="ce1" office:value-type="string">
            <text:p>Er du klar til at gøre et kup på tilbehør til mobiltelefoner? Vi har samlet alle vores tilbud på covers, etuier, høretelefoner og andet udstyr til din smartphone lige her. Det er dejligt nogle gange at kunne få noget nyt til ens telefon, så den igen føles ny og sjov. Her er noget nyt tilbehør eller udstyr til telefonen en genvej til, at den igen føles moderne og blæret. Vi har lige nu tilbud med helt vanvittige lave priser.</text:p>
            <text:p/>
            <text:p/>
            <text:p>Vi har rabat på gadgets i alle former og uanset, hvilken mobil du har, så har vi udstyret til den. </text:p>
            <text:p/>
            <text:p>Vores gadget udsalg vil løbende blive opdateret med interessant nyt udstyr. </text:p>
            <text:p/>
            <text:p>Det bedste og billigste mobiltilbehør udsalg finder du lige her. </text:p>
            <text:p/>
            <text:p>Så leder du efter noget nyt og smart til spot pris til mobilen, så tjek disse fede produkter.</text:p>
          </table:table-cell>
          <table:table-cell table:style-name="ce1" office:value-type="string">
            <text:p>Tilbud på mobiltilbehør. Vil du gerne spare penge, så er det her, du får rabat på gadgets. Vi får løbende nye tilbud på tilbehør til smartphones som covers, etuier, beskyttelsesfilm, mini-højtalere, høretelefoner, opladere og meget mere. Vores gadget udsalg udløber aldrig for, når der ikke er flere varer, tilføjer vi bare nogle flere.</text:p>
          </table:table-cell>
        </table:table-row>
        <table:table-row table:style-name="ro1">
          <table:table-cell table:style-name="ce1" office:value-type="string">
            <text:p>18849</text:p>
          </table:table-cell>
          <table:table-cell table:style-name="ce1" office:value-type="string">
            <text:p>Lux-Case/Mobil/Huawei/Huawei Ascend G610</text:p>
          </table:table-cell>
          <table:table-cell table:style-name="ce1" office:value-type="string">
            <text:p>&lt;p&gt;Hvis du netop har erhvervet dig den nye Huawei Ascend G610, er du måske en af dem, der er blevet træt af at have den samme telefon som alle andre og samtidig hører til den prisbevidste del af smartphonekøberne. Her på Lux-case.dk har vi masser af covers, beskyttelsesfilm og etuier til Huawei Ascend G610. Så uanset, hvordan du vil klæde den på, kan du finde det rigtige cover i læder eller bling bling her. Vi har også opladere til Huawei Ascend G610 og andet relevant udstyr. Vi har også masser af tilbehør til &lt;a title=\"Huawei Ascend G510\" href=\"http://lux-case.dk/huawei-ascend-g510.html\" target=\"_self\"&gt;&lt;strong&gt;Huawei Ascend G510&lt;/strong&gt;&lt;/a&gt;.&lt;/p&gt;</text:p>
            <text:p/>
            <text:p>&lt;p&gt;&lt;br /&gt;&lt;br /&gt;Hvis du mangler et cover til din Huawei Ascend G610, er du kommet til det helt rigtige sted. Vi har lige nu rigtig mange lækre covers på lager. Tag fx et kig på vores flip cover til Huawei Ascend G610, der fås i mange forskellige farver og varianter. Er cover til Huawei Ascend G610 er med til at beskytte din telefon mod de værste fald og skader den måtte komme ud for. Det kan være meget problematisk og ærgerligt, hvis din mobil kommer til skade fordi du ikke havde Huawei Ascend G610 cover. Et cover fra lux-case.dk er din sikkerhed for, at din Huawei Ascend G610 er så godt beskyttet som muligt.&lt;/p&gt;</text:p>
          </table:table-cell>
          <table:table-cell table:style-name="ce1" office:value-type="string">
            <text:p>Alt det lækre tilbehør du kan tænke dig findes nu her på Lux-case.dk til Huawei Ascend G610. Vi har masser af covers, beskyttelsesfilm og andet udstyr til Huawei Ascend G610 så den forbliver beskyttet.</text:p>
          </table:table-cell>
        </table:table-row>
        <table:table-row table:style-name="ro1">
          <table:table-cell table:style-name="ce1" office:value-type="string">
            <text:p>18865</text:p>
          </table:table-cell>
          <table:table-cell table:style-name="ce1" office:value-type="string">
            <text:p>Lux-Case/Mobil/Samsung/Samsung Galaxy S4 Zoom</text:p>
          </table:table-cell>
          <table:table-cell table:style-name="ce1" office:value-type="string">
            <text:p>&lt;p&gt;Der er kommet rigtig mange udgaver af det nyeste topmodel fra Samsung. En af de mere opsigtsvækkende er Galaxy S4 Zoom. Med den i lommen kan du helt lade kameraet blive derhjemme, da du kan tage knivskarpe billeder med din mobiltelefon. Men når du bruger din telefon som kamera hyppigt og medbringer den på rejsen stiger risikoen for skader. Derfor er det med denne model en ekstra god idé med et solidt cover og beskyttelsesfilm, der kan beskytte den sårbare linse og resten af telefonen. Heldigvis har Lux-case masser af forskellige kvalitetscovers på lager. Vi har mange forskellige covers og tilbehør til din Galaxy S4 Zoom. Du skal bare vælge det, du bedst kan lide, så får du et højkvalitetsprodukt til din nye dyre telefon, men til en rigtig lav pris. Og det gælder uanset om du er til ægte læder, flip covers eller bling bling. Vi har også beskyttelsesfilm og Galaxy S4 Zoom etuier. Hvis du kom ind under den forkerte model kan du gå direkte videre til følgende modeller som &lt;a title=\"Samsung Galaxy S4\" href=\"http://lux-case.dk/samsung-galaxy-s4.html\" target=\"_self\"&gt;&lt;strong&gt;Galaxy S4&lt;/strong&gt;&lt;/a&gt;, &lt;a title=\"Samsung Galaxy S4 Mini\" href=\"http://lux-case.dk/samsung-galaxy-s4-mini.html\" target=\"_self\"&gt;&lt;strong&gt;S4 Mini&lt;/strong&gt;&lt;/a&gt; og &lt;strong&gt;&lt;a title=\"Samsung Galaxy S4 Active\" href=\"http://lux-case.dk/samsung-galaxy-s4-active.html\" target=\"_self\"&gt;S4 Active&lt;/a&gt;&lt;/strong&gt; her.&lt;/p&gt;</text:p>
            <text:p/>
            <text:p>&lt;p&gt;&lt;br /&gt;&lt;br /&gt;Her kan du se de fedeste Samsung Galaxy S4 Zoom Covers så du kan opnå maksimal beskyttelse af din smartphone. Vi har fx et flip cover til Samsung Galaxy S4 Zoom, der er rigtig lækkert, så du har nem adgang til din telefon samtidig med, du giver den, den maksimale beskyttelse. Vi har cover til Samsung Galaxy S4 Zoom i mange forskellige farver og varianter. Noget af det bedste vi kan anbefale er et Smartcover til Samsung Galaxy S4 Zoom, hvor din mobil automatisk vækkes til live, når du slå coveret fra. Et sådan Samsung Galaxy S4 Zoom cover både beskytter din telefon og får den til at se smart ud.&lt;/p&gt;</text:p>
          </table:table-cell>
          <table:table-cell table:style-name="ce1" office:value-type="string">
            <text:p>Kvalitets tilbehør og covers til Samsung Galaxy S4 Zoom. Vi har Danmarks største udvalg af udstyr til mobiltelefoner.</text:p>
          </table:table-cell>
        </table:table-row>
        <table:table-row table:style-name="ro1">
          <table:table-cell table:style-name="ce1" office:value-type="string">
            <text:p>18897</text:p>
          </table:table-cell>
          <table:table-cell table:style-name="ce1" office:value-type="string">
            <text:p>Lux-Case/Mobil/Samsung/Samsung Galaxy Ace 3</text:p>
          </table:table-cell>
          <table:table-cell table:style-name="ce1" office:value-type="string">
            <text:p>Samsung Galaxy Ace 3 er til dig, der sætter pris på god kvalitet, men ikke ønsker at betale alt for meget for det. Det er præcis det samme, der kendetegner vores tilbehør til Samsung Galaxy Ace 3. Vi har nemlig masser af covers til Samsung Galaxy Ace 3, alle i meget flotte farver og fine finish, samt etuier til Samsung Galaxy Ace 3, der ligeledes forefindes i mange varianter og af forskellige, men alle gode, materialer. Vores udvalg af Samsung Galaxy Ace 3 tilbehør matcher ikke andre danske shops af Samsung Galaxy Ace 3 cover og tilbehør. Tag dig derfor god tid og nyd alle vores kvalitets produkter til Samsung Galaxy Ace 3. Alle til en rigtig god pris naturligvis.&lt;br&gt;</text:p>
            <text:p/>
            <text:p>&lt;br&gt; </text:p>
            <text:p>Vi går ud fra du er smuttet forbi denne side for at finde lækre cover til Samsung Galaxy Ace 3. Vi har nemlig intet mindre end DK\'s største udvalg af tilbehør og cover til smartphones. Dette gælder også for Samsung Galaxy Ace 3 cover, hvor vi har gjort os umage med at udvælge de bedste Samsung Galaxy Ace 3 cover og Samsung Galaxy Ace 3 cover i forskellige farver og af varierende mønstre samt design. Vi har fx et unikt flip cover til Samsung Galaxy Ace 3, der virkelig får din telefon til at udstråle personlighed og giver den det særlige præg du ønsker dit cover til Samsung Galaxy Ace 3 skal give den. Efter du har fundet dit ynglingscover til Samsung Galaxy Ace 3 betaler vi fragten og bestiller du dit Samsung Galaxy Ace 3 cover inden kl 15.00 sender vi det endda samme dag.</text:p>
          </table:table-cell>
          <table:table-cell table:style-name="ce1" office:value-type="string">
            <text:p>Samsung Galaxy Ace 3 er en lækker ny kvalitetsmobil som vi her på Lux-Case.dk spår stor succes! Køb dit nye Samsung Galaxy Ace 3 udstyr på Lux-Case.dk i dag!</text:p>
          </table:table-cell>
        </table:table-row>
        <table:table-row table:style-name="ro1">
          <table:table-cell table:style-name="ce1" office:value-type="string">
            <text:p>18913</text:p>
          </table:table-cell>
          <table:table-cell table:style-name="ce1" office:value-type="string">
            <text:p>Lux-Case/Tablet/Google Tablets/Google Nexus 7 (2013)</text:p>
          </table:table-cell>
          <table:table-cell table:style-name="ce1" office:value-type="string">
            <text:p>&lt;p&gt;Google Nexus 7 (2013) er den nyeste version, og opdateret udgave, af Googles populære Google Nexus 7 serie. Google Nexus 7 (2013) har fået ny processor og tildelt en større hukommelse. Dermed har Google skabt den bedste mini-tablet længe. Vi er derfor på lux-case.dk overbevidste om, at Google Nexus 7 (2013) bliver en rigtig populær tablet. Derfor har vi indkøbt et stort parti at tilbehør og covers til Google Nexus 7 (2013).&lt;br /&gt;&lt;br /&gt;Google Nexus 7 (2013) er skabt i et samarbejde mellem Google og den Taiwanske teknologi gigant Asus. Google har naturligvis stået for software delen, men Asus har æren for de ydre dele. Her på lux-case.dk, mener vi, at samarbejdet med Google Nexus 7 (2013) har været særdeles frugtbart. Som sagt har vi derfor indkøbt i massevis af covers til Google Nexus 7 (2013), etuier til Google Nexus 7 (2013), oplader til Google Nexus 7 II og en masse andet tilbehør til Google Nexus 7 (2013).&lt;br /&gt;&lt;br /&gt;Google Nexus 7 (2013) Covers Køb dit nye Google Nexus 7 (2013) cover hos os, DK\'s bedste udvalg!&lt;/p&gt;</text:p>
          </table:table-cell>
          <table:table-cell table:style-name="ce1" office:value-type="string">
            <text:p>Google Nexus 7 (2013) er en lækker ny kvalitetsmobil som vi her på Lux-Case.dk spår stor succes! Køb dit nye Google Nexus 7 (2013) udstyr på Lux-Case.dk i dag!</text:p>
          </table:table-cell>
        </table:table-row>
        <table:table-row table:style-name="ro1">
          <table:table-cell table:style-name="ce1" office:value-type="string">
            <text:p>18929</text:p>
          </table:table-cell>
          <table:table-cell table:style-name="ce1" office:value-type="string">
            <text:p>Lux-Case/Mobil/HTC/HTC Butterfly S</text:p>
          </table:table-cell>
          <table:table-cell table:style-name="ce1" office:value-type="string">
            <text:p>HTC Butterfly S er den nyeste version af HTC Butterfly serien. På lux-case.dk spår vi, at denne model vil blive rigtig populær og netop af den årsag har vi købt massivt ind af udstyr og cover til HTC Butterfly S. Så; er du på udkig efter specifikt udstyr til HTC Butterfly S, så er du surfet ind på den helt rigtige side. Lux-case.dk har længe været førende mobiltelefonsleverandør og således også indenfor udstyr og etui til HTC Butterfly S. Vi har et stort udvalg af læder etui til HTC Butterfly S. Desuden har vi HTC Butterfly S flip covers og etuier.&lt;br&gt;</text:p>
            <text:p/>
            <text:p>&lt;br&gt; </text:p>
            <text:p>Længere nede på siden finder du også almindelig oplader til HTC Butterfly S samt speciel biloplader til HTC Butterfly S. &lt;br&gt; </text:p>
            <text:p>&lt;br&gt; </text:p>
            <text:p>Vi har alle former for beskyttelse til HTC Butterfly S. Mange af vores former for beskyttelse som covers, etuer etc. findes desuden på lux-case.dk i varianter, der giver dem et unikt look og fremstår flot og moderigtig. En smartphone som HTC Butterfly S fortjener kun det bedste udstyr og beskyttelse!&lt;br&gt; </text:p>
            <text:p>&lt;br&gt; </text:p>
            <text:p>Her er det! Siden, hvor du kan få de fedeste og mest sikre covers til HTC Butterfly S. Tjek alle vores fede farver og typer af cover til HTC Butterfly S. Vi har silikone cover til HTC Butterfly S og hårdt cover til HTC Butterfly S. De beskytter alle din HTC Butterfly S samtidig med, at de giver den et unikt og smukt look. Personliggør din HTC Butterfly S og få et ligeså fedt cover som din HTC Butterfly S. Det er en nødvendighed at få beskyttelse til HTC Butterfly S, men det er også ærgerligt at ødelægge det fede look som HTC Butterfly S har med et grimt eller kedeligt cover. Derfor er vi på lux-case.dk eksperter i unikke covers til HTC Butterfly S.</text:p>
          </table:table-cell>
          <table:table-cell table:style-name="ce1" office:value-type="string">
            <text:p>HTC Butterfly S er en lækker ny kvalitetsmobil som vi her på Lux-Case.dk spår stor succes! Køb dit nye HTC Butterfly S udstyr på Lux-Case.dk i dag!</text:p>
          </table:table-cell>
        </table:table-row>
        <table:table-row table:style-name="ro1">
          <table:table-cell table:style-name="ce1" office:value-type="string">
            <text:p>18930</text:p>
          </table:table-cell>
          <table:table-cell table:style-name="ce1" office:value-type="string">
            <text:p>Lux-Case/Mobil/HTC/HTC Butterfly S/HTC Butterfly S Covers</text:p>
          </table:table-cell>
          <table:table-cell table:style-name="ce1" office:value-type="string">
            <text:p>Her er det! Siden, hvor du kan få de fedeste og mest sikre covers til HTC Butterfly S. Tjek alle vores fede farver og typer af cover til HTC Butterfly S. Vi har silikone cover til HTC Butterfly S og hårdt cover til HTC Butterfly S. De beskytter alle din HTC Butterfly S samtidig med, at de giver den et unikt og smukt look. Personliggør din HTC Butterfly S og få et ligeså fedt cover som din HTC Butterfly S. Det er en nødvendighed at få beskyttelse til HTC Butterfly S, men det er også ærgerligt at ødelægge det fede look som HTC Butterfly S har med et grimt eller kedeligt cover. Derfor er vi på lux-case.dk eksperter i unikke covers til HTC Butterfly S.</text:p>
          </table:table-cell>
          <table:table-cell table:style-name="ce1" office:value-type="string">
            <text:p>HTC Butterfly S Covers Køb dit nye HTC Butterfly S cover hos os DK's bedste udvalg!</text:p>
          </table:table-cell>
        </table:table-row>
        <table:table-row table:style-name="ro1">
          <table:table-cell table:style-name="ce1" office:value-type="string">
            <text:p>18931</text:p>
          </table:table-cell>
          <table:table-cell table:style-name="ce1" office:value-type="string">
            <text:p>Lux-Case/Mobil/HTC/HTC Butterfly S/HTC Butterfly S Beskyttelsesfilm</text:p>
          </table:table-cell>
          <table:table-cell table:style-name="ce1" office:value-type="string">
            <text:p>HTC Butterfly S beskyttelsesfilm finder du her. Lux-case.dk er specialister i at udvælge den bedste beskyttelsesfilm til HTC Butterfly S. Det er super ærgerligt, hvis der skulle komme ridser i den virkelig gode skærm HTC Butterfly S er udstyret med. Køb derfor endelig beskyttelsesfilm til HTC Butterfly S gennem lux-case.dk. Vi betaler fragten, så beskyttelse til HTC Butterfly S koster dig ikke ret meget. Vi leverer hurtigt og sikkert med Post Danmark.</text:p>
          </table:table-cell>
          <table:table-cell table:style-name="ce1" office:value-type="string">
            <text:p>HTC Butterfly S Beskyttelsesfilm. Special designet til at beskytte din HTC Butterfly S mod ridser, støv, snavs og fedtede fingre. Passer perfekt til HTC Butterfly S. Køb nu og få levering lige til døren.</text:p>
          </table:table-cell>
        </table:table-row>
        <table:table-row table:style-name="ro1">
          <table:table-cell table:style-name="ce1" office:value-type="string">
            <text:p>18932</text:p>
          </table:table-cell>
          <table:table-cell table:style-name="ce1" office:value-type="string">
            <text:p>Lux-Case/Mobil/HTC/HTC Butterfly S/HTC Butterfly S Etuier</text:p>
          </table:table-cell>
          <table:table-cell table:style-name="ce1" office:value-type="string">
            <text:p>&lt;p&gt;Yes, så har lux-case.dk fået fede og smukke etuier til HTC Butterfly S. Tjek fx vores super lækre ægte læder etuier til HTC Butterfly S. HTC Butterfly S ægte læder etui er for den kræse smartphone forbruger, der ikke går på kompromis med hverken kvaliteten af sikkerhedsfunktionen eller med designet. Så skab en mere personlig og mere fed HTC Butterfly S med et af vores super lækre og unikke etuier til HTC Butterfly S.&lt;/p&gt;</text:p>
          </table:table-cell>
          <table:table-cell table:style-name="ce1" office:value-type="string">
            <text:p>HTC Butterfly S Etuier Køb dit nye læder etui hos Lux-Case.dk og prisgaranti på alle HTC Butterfly S produkter!</text:p>
          </table:table-cell>
        </table:table-row>
        <table:table-row table:style-name="ro1">
          <table:table-cell table:style-name="ce1" office:value-type="string">
            <text:p>18945</text:p>
          </table:table-cell>
          <table:table-cell table:style-name="ce1" office:value-type="string">
            <text:p>Lux-Case/Mobil/Sony/Sony Xperia Z1</text:p>
          </table:table-cell>
          <table:table-cell table:style-name="ce1" office:value-type="string">
            <text:p>&lt;p&gt;Sony Xperia Z1 er en telefon som vi glæder os rigtig meget, her på lux-case.dk til at sælge dig en masse fedt udstyr til. Sony Xperia Z1 er lige nu den nyeste af den nyeste smartphone fra den japanske teknologi gigant Sony. Derfor har vi på lux-case.dk vanen tro, bestilt hjem af covers etuier og andet tilbehør til Sony Xperia Z1. Vores cover til Sony Xperia Z1 er af højeste kvalitet ligesom vi også har Sony Xperia Z1 cover i mange varianter og farver. Bl.a. har vi silikone cover til Sony Xperia Z1. Er du dog mere til hårdt cover til Sony Xperia Z1 er vi naturligvis også leveringsdygtige af denne type vare. Vi har alt det tilbehør til Sony Xperia Z1 du drømmer. Så lad dog være med at have din Sony Xperia Z1 ubeskyttet og ansakg dig et cover eller etui til Sony Xperia Z1. Fx et af vores virkelig lækre ægte læder etui til Sony Xperia Z1. Det både beskytter og sikre, at din telefon har det helt rigtige lækre look, vi alle efterspørger til vores smartphones. Og det er endda med Post Danmark, så du altid er sikret en god og sikker levering. Ekstra; hvis du bestiller inden kl 15.00, så sender vi allerede på dagen. Så kan vi vist ikke gøre det nemmere og billigere for dig. Her kan du finde covers og etuier til &lt;strong&gt;&lt;a title=\"Sony Xperia Z\" href=\"http://lux-case.dk/sony-xperia-z.html\" target=\"_self\"&gt;Sony Xperia Z&lt;/a&gt;&lt;/strong&gt;, &lt;a href=\"http://lux-case.dk/sony-xperia-z1-compact.html\" target=\"_self\"&gt;&lt;strong&gt;Xperia Z1 Compact&lt;/strong&gt;&lt;/a&gt;, &lt;a href=\"http://lux-case.dk/sony-xperia-z2.html\" target=\"_self\"&gt;&lt;strong&gt;Xperia Z2&lt;/strong&gt;&lt;/a&gt;, &lt;a href=\"http://lux-case.dk/sony-xperia-z2-compact.html\" target=\"_self\"&gt;&lt;strong&gt;Xperia Z2 Compact&lt;/strong&gt;&lt;/a&gt; og &lt;a href=\"http://lux-case.dk/sony-xperia-z3.html\" target=\"_self\"&gt;&lt;strong&gt;Xperia Z3&lt;/strong&gt;&lt;/a&gt;!&lt;/p&gt;</text:p>
            <text:p/>
            <text:p>&lt;p&gt;&lt;br /&gt;&lt;br /&gt;Sony Xperia Z1 Cover. En af de hotteste smartphones på markedet netop nu. Lux-case.dk har de fedeste covers til Sony Xperia Z1 i alle slags farver. Uanset om du er til et silikone cover til Sony Xperia Z1, hårdt cover til Sony Xperia Z1 eller et cover, der giver dobbelt beskyttelse med både skum SAMT et hårdt lag af fx aluminium eller solidt plast, så har lux-case.dk det Sony Xperia Z1 cover, som du går og leder efter. Hos os finder du danmarks største udvalg af mobilcovers og alt andet smartphone tilbehør. Er du til fede farver og smukt nyskabende design på dit Sony Xperia Z1 cover, så er du kommet til det helt rigtige sted! Køb dit nye fede cover til Sony Xperia Z1 online i dag!&lt;/p&gt;</text:p>
          </table:table-cell>
          <table:table-cell table:style-name="ce1" office:value-type="string">
            <text:p>Sony Xperia Z1 er en lækker ny kvalitetsmobil som vi her på Lux-Case.dk spår stor succes! Køb dit nye Sony Xperia Z1 Cover eller Etui på Lux-Case.dk i dag.</text:p>
          </table:table-cell>
        </table:table-row>
        <table:table-row table:style-name="ro1">
          <table:table-cell table:style-name="ce1" office:value-type="string">
            <text:p>18961</text:p>
          </table:table-cell>
          <table:table-cell table:style-name="ce1" office:value-type="string">
            <text:p>Lux-Case/Mobil/Motorola/Motorola Moto X</text:p>
          </table:table-cell>
          <table:table-cell table:style-name="ce1" office:value-type="string">
            <text:p>&lt;p&gt;Motorola Moto X er en af de sidste nye smartphones fra den amerikanske teknologi gigant Motorola. Motorola Moto X spås stor succes på det danske marked og med den nyeste teknologi i ryggen, er vi her op lux-case.dk enige om, at det er vigtigt at have i rigelige mængder af Motorola Moto X tilbehør på lager. Vi har derfor sørget for at have vores lager fyldt op med covers til Motorola Moto X, etuier til Motorola Moto X og beskyttelsesfilm til Motorola Moto X, så din telefon forbliver intakt, pæn og uden ridser. Motorola Moto X er på ingen måder en billig telefon, derfor kan det altid betale sig at få den bedst muligt beskyttet. Det får du, hvis du køber til Motorola Moto X beskyttelse her på lux-case.dk. Klik her for at finde covers og etuier til &lt;a title=\"Motorola Moto G\" href=\"http://lux-case.dk/motorola-moto-g.html\" target=\"_self\"&gt;&lt;strong&gt;Motorola Moto G&lt;/strong&gt;&lt;/a&gt;.&lt;/p&gt;</text:p>
            <text:p/>
            <text:p>&lt;p&gt;&lt;br /&gt;&lt;br /&gt;Et Motorola Moto X Cover er en uundværlig ting til ens sårbare smartphones. Vi bruger i dag vores smartphone til alle mulige ting og derfor risikerer vi også at den bliver tabt eller stødt mod noget stumpt. Derfor har vi på lux-case.dk specialiseret os i beskyttende covers til Motorola Moto X. Vi har silikone cover til Motorola Moto X og Motorola Moto X cover i mange forskellige farver og varianter. Nogle af de mere avancerede cover til Motorola Moto X har en hård skald udenpå og blødt silikone indvendigt for ekstra stærk beskyttelse til Motorola Moto X. Alle vores cover til Motorola Moto X leveres til din dør og bestiller du Motorola Moto X cover inden kl 15.00 på hverdage sender vi samme dag.&lt;/p&gt;</text:p>
          </table:table-cell>
          <table:table-cell table:style-name="ce1" office:value-type="string">
            <text:p>Motorola Moto X er en lækker ny kvalitetsmobil som vi her på Lux-Case.dk spår stor succes! Køb dit nye Motorola Moto X udstyr på Lux-Case.dk i dag!</text:p>
          </table:table-cell>
        </table:table-row>
        <table:table-row table:style-name="ro1">
          <table:table-cell table:style-name="ce1" office:value-type="string">
            <text:p>18977</text:p>
          </table:table-cell>
          <table:table-cell table:style-name="ce1" office:value-type="string">
            <text:p>Lux-Case/Mobil/Nokia/Nokia Lumia 1020</text:p>
          </table:table-cell>
          <table:table-cell table:style-name="ce1" office:value-type="string">
            <text:p>&lt;p&gt;Du har nu mulighed for at købe tilbehør til Nokia Lumia 1020. Den længe ventede model, der blev den sidste som Nokia selv fik lov at markedsføre inden de blev købt af Microsoft, ventes at blive en af de mest sælgende modeller for Nokia længe. Især fordi det bliver den sidste smartphone, som Nokia helt selv har fået lov at producere. Derfor har lux-case.dk sørget for, at du kan få det mest lækre tilbehør til Nokia Lumia 1020. Vores Nokia Lumia 1020 tilbehør er alt kvalitets testet, så du kan være sikker på, dit udstyr til Nokia Lumia 1020 er virkelig godt. Desuden er vores cover til Nokia Lumia 1020 at finde i mange interessante farver og designvalg.&lt;br /&gt;&lt;br /&gt;Køb dit Nokia Lumia 1020 cover her! Vi gør en ære ud af at have de fedeste og nyeste cover til Nokia Lumia 1020 på lager. Vi har desuden er meget vidt og bredt udvalg af Nokia Lumia 1020 cover, hvoraf silikone cover til Nokia Lumia 1020 forventes at sælge rigtig meget. Af andre cover til Nokia Lumia 1020 kan nævnes bling bling cover til Nokia Lumia 1020 og stilrene ensfarvede cover til Nokia Lumia 1020. Uanset hvilken type du er, har lux-case.dk med garanti et cover til Nokia Lumia 1020 som vil falde i din smag. Vi er Nokia Lumia 1020 cover eksperter.&lt;/p&gt;</text:p>
          </table:table-cell>
          <table:table-cell table:style-name="ce1" office:value-type="string">
            <text:p>Nokia Lumia 1020 er en lækker ny kvalitetsmobil som vi her på Lux-Case.dk spår stor succes! Køb dit nye Nokia Lumia 1020 tilbehør på Lux-Case.dk i dag!</text:p>
          </table:table-cell>
        </table:table-row>
        <table:table-row table:style-name="ro1">
          <table:table-cell table:style-name="ce1" office:value-type="string">
            <text:p>18993</text:p>
          </table:table-cell>
          <table:table-cell table:style-name="ce1" office:value-type="string">
            <text:p>Lux-Case/Mobil/Sony/Sony Xperia C</text:p>
          </table:table-cell>
          <table:table-cell table:style-name="ce1" office:value-type="string">
            <text:p>&lt;p&gt;Her er simpelthen alt det tilbehør og covers til Sony Xperia C, du kan forestille dig. Vi har specialiseret os i udstyr til Sony Xperia C, hvorfor vi har et meget bredt og varieret udvalg af Sony Xperia C etui og Sony Xperia C holdere samt Sony Xperia C standere. Du får desuden rigtig meget for pengene, når du handler gennem lux-case.dk og vi udsender dine Sony Xperia C beskyttelses varer sammen dag, du bestiller, hvis du gør det inden kl 15.00. Så du kan roligt shoppe rundt efter Sony Xperia C etui og andet lækkert tilbehør til Sony Xperia C uden at skulle bekymre dig om ekstra fragtomkostninger.&lt;br /&gt;&lt;br /&gt;Mangler du et cover til Sony Xperia C, der både beskytter din telefon og som er rigtig stilfuldt og smart, så er du havnet på den helt rigtige internet shop. Lux-case.dk er eksperter i alle former for Sony Xperia C cover. Således både nå det gælder flip cover til Sony Xperia C og når det gælder bling bling Sony Xperia C cover. Vi har også kvalitets cover til Sony Xperia C i mange forskellige materialer. Fx silikone cover til Sony Xperia C samt hårdt cover til Sony Xperia C. På denne hjemmeside sælger vi kun de bedste cover til Sony Xperia C som vi ved vil beskytte din telefon maksimalt mod stød og tab. Derfor råder vi alle vores kunder til at købe et af vores covers til Sony Xperia C. Se selv i vores største udvalg, så er vi sikker på, de kan finde et Sony Xperia C cover, der lige netop falder i deres smag.&lt;/p&gt;</text:p>
          </table:table-cell>
          <table:table-cell table:style-name="ce1" office:value-type="string">
            <text:p>Sony Xperia C er en lækker ny kvalitetsmobil som vi her på Lux-Case.dk spår stor succes! Køb dit nye Sony Xperia C udstyr på Lux-Case.dk i dag!</text:p>
          </table:table-cell>
        </table:table-row>
        <table:table-row table:style-name="ro1">
          <table:table-cell table:style-name="ce1" office:value-type="string">
            <text:p>19009</text:p>
          </table:table-cell>
          <table:table-cell table:style-name="ce1" office:value-type="string">
            <text:p>Lux-Case/Mobil/Sony/Sony Xperia Z Ultra</text:p>
          </table:table-cell>
          <table:table-cell table:style-name="ce1" office:value-type="string">
            <text:p>&lt;p&gt;Selvom niveauet for, hvor kraftfulde smartphonene er i kategorien phablets, som er de ultra store smartphones med ekstra stor skærm, hvor man ofte må se sig nødsagdet til at tage begge hænder i brug, så har Sony med deres Sony Xperia Z Ultra alligevel klaret sig hæderligt og fremstillet en phablet, der pt. ser ud til at feje alle andre phablets af banen. Derfor har lux-case.dk sørget for at få bestilt alle nødvendige covers til Sony Xperia Z Ultra hjem i god tid, så du kan få beskyttelse til Sony Xperia Z Ultra. En enorm og temmelig dyr telefon som Sony Xperia Z Ultra fortjener kun den bedste beskyttelse. Med en stor skærm stiger risikoen for skader også, da en stor telefon er mindre kompakt og dermed mere skrøbelig. Derfor har vi indkøbt ekstra sikre cover til Sony Xperia Z Ultra og etui til Sony Xperia Z Ultra med god stødabsorberende effekt. Se også vores store udvalg af Sony Xperia Z Ultra tilbehør herunder vores touch pen til Sony Xperia Z Ultra, der kan være smart, når man arbejder på en stor skærm som Sony Xperia Z Ultra så bestemt har.&lt;br /&gt;&lt;br /&gt;Sony Xperia Z Ultra covers for maksimal beskyttelse af din nye og store Sony Xperia Z Ultra. Denne telefon er et vidunder, der fortjener virkelig at blive kredset om rent beskyttelsesmæssigt. Derfor har lux-case.dk bestilt et meget stort og eksklusivt parti af virkelig gode cover til Sony Xperia Z Ultra hjem, så du hurtigst muligt kan få din Sony Xperia Z Ultra beskyttet. Vi er meget stolte af vores hårdt cover til Sony Xperia Z Ultra, der virkelig vil gavne beskyttelsesniveauet på din Sony Xperia Z Ultra. Vi har silikone cover til Sony Xperia Z Ultra samt flip cover til Sony Xperia Z Ultra. Få de fedeste og mest eksklusive cover til Sony Xperia Z Ultra lige her på lux-case.dk, din Sony Xperia Z Ultra cover forhandler.&lt;/p&gt;</text:p>
          </table:table-cell>
          <table:table-cell table:style-name="ce1" office:value-type="string">
            <text:p>Sony Xperia Z Ultra er en lækker ny kvalitetsmobil som vi her på Lux-Case.dk spår stor succes! Køb dit nye Sony Xperia Z Ultra udstyr på Lux-Case.dk i dag!</text:p>
          </table:table-cell>
        </table:table-row>
        <table:table-row table:style-name="ro1">
          <table:table-cell table:style-name="ce1" office:value-type="string">
            <text:p>19025</text:p>
          </table:table-cell>
          <table:table-cell table:style-name="ce1" office:value-type="string">
            <text:p>Lux-Case/Mobil/Apple/iPhone 5C</text:p>
          </table:table-cell>
          <table:table-cell table:style-name="ce1" office:value-type="string">
            <text:p>&lt;p&gt;Har du gået og ventet længe og endelig kunnet købe den helt nye iPhone 5C og gjort det! Så har vi her på lux-case.dk som de første allerede fremskaffet tilbehør og covers til iPhone 5C. Vi har alt det udstyr til iPhone 5C som du har kunnet købere til de gamle modeller, men selvfølgelig tilpasset den nye iPhone 5C, så du er sikker på, at din telefon er maksimalt sikret mod tab og slag. Det ville være ærgerligt at få sin helt nye mobil ødelagt ved et tab, så derfor er det vigtigt at købe beskyttelse til den, som du kan få lige her. Og endda den bedste af slagsen på markedet. Vi har også allerede nu andet tilbehør til iPhone 5C som fx en cykel- eller bilholder. Klik her for at komme til &lt;a title=\"iPhone 5/5S\" href=\"http://lux-case.dk/iphone-5.html\" target=\"_self\"&gt;&lt;strong&gt;iPhone 5/5S&lt;/strong&gt;&lt;/a&gt;!&lt;/p&gt;</text:p>
            <text:p/>
            <text:p>&lt;p&gt;&lt;br /&gt;&lt;br /&gt;Som en af de første internet shops for smartphone tilbehør er lux-case.dk stolte af at kunne være blandt de første med covers til den nye iPhone 5C. Vi har overvåget markedet længe og har fået covers hjem af den bedste kvalitet. Du skal ikke være nervøs for beskyttelsen af din iPhone 5C med et cover fra lux-case.dk. Vi ved, hvor vigtigt det er, at ens iPhone er flot og ikke har ridser eller skader. Det ville også være super ærgerlgigt, at få ens iPhone skadet kort tid efter, man har fået den. Køb derfor et af vores både flot designede og ekstra beskyttende covers. Vi har både silikone covers samt hårde covers til iPhone 5C, så uanset, hvilken slags du er til, så kan du købe det her på lux-case.dk. Hurtig Fragt på alle iPhone 5C ordre.&lt;/p&gt;</text:p>
          </table:table-cell>
          <table:table-cell table:style-name="ce1" office:value-type="string">
            <text:p>iPhone 5C er en lækker ny kvalitetsmobil som vi her på Lux-Case.dk spår stor succes! Køb dit nye iPhone 5C udstyr på Lux-Case.dk i dag!</text:p>
          </table:table-cell>
        </table:table-row>
        <table:table-row table:style-name="ro1">
          <table:table-cell table:style-name="ce1" office:value-type="string">
            <text:p>19057</text:p>
          </table:table-cell>
          <table:table-cell table:style-name="ce1" office:value-type="string">
            <text:p>Lux-Case/Mobil/LG/LG G2</text:p>
          </table:table-cell>
          <table:table-cell table:style-name="ce1" office:value-type="string">
            <text:p>&lt;p&gt;LG nyeste model, LG G2, har fået fjernet mellemnavnet og Optimus er nu en saga blot. Vi tror, det nye mere enkle navn sammen med de mange nye forbedringer i LG\'s topmodel vil tiltale mange og derfor har vi købt er særligt stort parti hjem af tilbehør og covers til LG G2. Vi har fx fået smarte covers hjem i mange forskellige farver og materialetyper, så vores kunder kan vælge netop den farve og den materiale typer, de er mest tilfredse med. Vi har blot sikret os, at uanset, hvilket cover du vælger, så er det det bedste indenfor sin type til at beskytte din nye telefon. Af materialetyper har vi silikone covers, hårde covers samt hybrider, der indeholder en kombination. Gør dig selv og din smartphone en tjeneste; Få et cover til LG G2 i dag. &lt;br /&gt;Her kan du gå direkte til covers og etuier til &lt;a title=\"LG G2 Mini\" href=\"http://lux-case.dk/lg-g2-mini.html\" target=\"_self\"&gt;&lt;strong&gt;LG G2 Mini&lt;/strong&gt; &lt;/a&gt;og &lt;a title=\"LG G3\" href=\"http://lux-case.dk/lg-g3.html\" target=\"_self\"&gt;&lt;strong&gt;LG G3&lt;/strong&gt;&lt;/a&gt;.&lt;/p&gt;</text:p>
            <text:p/>
            <text:p>&lt;p&gt;&lt;br /&gt;&lt;br /&gt;LG G2 Cover Lux-case.dk er igen først med covers til en ny smartphone model. Denne gang har vi som de absolut første fået covers til LG G2. LG G2 er på 5,2 tommer, så der er bestemt ikke tale om den lille telefon. Dens skærm er i fuld HD kvalitet og er super sprød. Netop derfor er et solidt cover en nødvendighed, der kan tage hånd om din skærms sikkerhed. Vi har naturligvis mange forskellige flotte covers at vælge mellem, men alle med fællesnævneren; kvalitet. Lux-case.dk har sat sig for at være den førende internetvirksomhed af kvalitetscovers. Derfor kan du altid være 100% sikker på, at et mobil cover til LG G2, købt hos os er af den bedste kvalitet. Find dit nye Cover til LG G2 hos Lux-case.&lt;/p&gt;</text:p>
          </table:table-cell>
          <table:table-cell table:style-name="ce1" office:value-type="string">
            <text:p>LG Optimus G2 er en lækker kvalitetsmobil som vi her på Lux-Case.dk har alt hvad hjertet begærer til. Få dit nye LG Optimus G2 cover eller tilbehør på Lux-Case.dk i dag!</text:p>
          </table:table-cell>
        </table:table-row>
        <table:table-row table:style-name="ro1">
          <table:table-cell table:style-name="ce1" office:value-type="string">
            <text:p>19073</text:p>
          </table:table-cell>
          <table:table-cell table:style-name="ce1" office:value-type="string">
            <text:p>Lux-Case/Mobil/Nokia/Nokia Lumia 625</text:p>
          </table:table-cell>
          <table:table-cell table:style-name="ce1" office:value-type="string">
            <text:p>Det nyeste og vildeste beskyttelse og tilbehør til Nokia Lumia 625!</text:p>
            <text:p/>
            <text:p>Nokia har på det seneste næsten konstant lanceret nye modeller i deres Lumia serie. Denne Nokia Lumia 625 er blot den seneste i rækken. Og vi er ikke skuffede på lux-case.dk </text:p>
            <text:p>Vi tror, dette bliver en rigtig populær model og har derfor sørget for, at du kan købe alt det tilbehør og beskyttelse til din nye Lumia 625 her på siden. </text:p>
            <text:p>Er du til et cover til din smartphone eller kan du bedre lide at beskytte din mobil med et etui, så har vi begge dele. Til dem, der er til noget helt tredje som en pung til Nokia Lumia 625 eller en pose, har vi selvfølgelig også det, samt meget andet godt tilbehør til din telefon. Vi har naturligvis også holdere både til bordet derhjemme og til bilen, så du kan blive fuldt udrustet til Nokia Lumia 625.&lt;br&gt; </text:p>
            <text:p>&lt;br&gt; </text:p>
            <text:p>Vores covers til Nokia Lumia 625 er specielt designet til denne model, så der er lavet huller til LED lys, kamera og alle udgange til strøm og kabler. Du kan derfor være sikker på, kun at købe det bedste og mest anvendelige beskyttelse, når du handler gennem lux-case.dk. Vores covers er skabt med det formål at beskytte din mobil mod tab eller mod stød fra hårde eller skarpe gentande. De fås samtidig i mange farver og varianter, så du kan få en beskyttet telefon uden at den bliver mindre smidig eller æstetisk af den grund. Nogle køber endda vores covers fordi de er de flotteste på markedet. Så er det jo kun en bonus, at de samtidig er de bedst beskyttende. Uanset motivet for at vælge lux-case.dk, så sender vi dit cover til dig, uden du skal betale ekstra for fragt. Samtidig sender vi ud alle hverdage samme dag du bestiller, hvis du gør det inden kl 17.00. </text:p>
            <text:p/>
          </table:table-cell>
          <table:table-cell table:style-name="ce1" office:value-type="string">
            <text:p>Nokia Lumia 625 er en lækker ny kvalitetsmobil som vi her på Lux-Case.dk spår stor succes! Køb dit nye Nokia Lumia 625 udstyr på Lux-Case.dk i dag!</text:p>
          </table:table-cell>
        </table:table-row>
        <table:table-row table:style-name="ro1">
          <table:table-cell table:style-name="ce1" office:value-type="string">
            <text:p>19089</text:p>
          </table:table-cell>
          <table:table-cell table:style-name="ce1" office:value-type="string">
            <text:p>Lux-Case/Mobil/Sony/Sony Xperia M</text:p>
          </table:table-cell>
          <table:table-cell table:style-name="ce1" office:value-type="string">
            <text:p>&lt;p&gt;Du finder hos lux-case.dk det bedste og mest eksklusive tilbehør til alle modeller af smartphones. Til Sony Xperia M har vi også et stort udbud af covers, etuier og punge, så du ikke skal gå længe med din telefon ubeskyttet. Vi sender med Post Danmark samme dag, du bestiller, når du gør inden kl. 17.00. Bestiller du senere end dette, sender vi blot som det første den efterfølgende morgen, så du altid er garanteret hurtigt leverering og forsendelse. Som noget særligt, når du handler gennem lux-case.dk&lt;/p&gt;</text:p>
            <text:p/>
            <text:p>&lt;p&gt;&lt;br /&gt;Vil du være sikker på at have et cover, der sikre din telefon, hvis den tabes eller slås mod noget, så skal du købe et cover gennem os. Vi har 3 mål med vores covers. 1) De skal beskytte din telefon så godt som overhovedet muligt, men uden det går udover funktionalitet, så den bliver mere besværlig at bruge. Vi har derfor kun kvalitets cover til salg, hvad enten det er silikone covers eller hårde plastik covers. Alt er af den højeste standard. 2) Vi vil gerne kunne levere så billigt til dig som muligt. Prisen på vores covers er forsøgt holdt så lavt som muligt, så du ikke skal betale end aller højst nødvendigt til beskyttelse af din telefon. 3) Vi vil også gerne kunne levere stilfulde og flotte covers i mange farver, så du har noget at vælge imellem. Alle mennesker er forskellige, så det forsøger vi også at afspejle ved at have mange forskellige designs til vores covers. Shop løs!&lt;/p&gt;</text:p>
          </table:table-cell>
          <table:table-cell table:style-name="ce1" office:value-type="string">
            <text:p>Sony Xperia M er en lækker ny kvalitetsmobil som vi her på Lux-Case.dk spår stor succes! Køb dit nye Sony Xperia M udstyr på Lux-Case.dk i dag!</text:p>
          </table:table-cell>
        </table:table-row>
        <table:table-row table:style-name="ro1">
          <table:table-cell table:style-name="ce1" office:value-type="string">
            <text:p>19105</text:p>
          </table:table-cell>
          <table:table-cell table:style-name="ce1" office:value-type="string">
            <text:p>Lux-Case/Mobil/Samsung/Samsung Galaxy Note 3</text:p>
          </table:table-cell>
          <table:table-cell table:style-name="ce1" office:value-type="string">
            <text:p>&lt;p&gt;Samsung Galaxy Note 3 er det bedste, der nogensinde er lavet indenfor den del af smartphones, der popul&amp;aelig;rt kaldes phablets. De har v&amp;aelig;ret p&amp;aring; markedet i mange &amp;aring;r, men er nu for alvor ved at sl&amp;aring; igennem, fordi folk kan bruge dem som b&amp;aring;de telefon og tablet qua deres st&amp;oslash;rrelse. Vi har derfor sikret os en stort parti af covers, etuier og andet sikkerhedsudstyr til din Samsung Galaxy Note 3. Vi har ogs&amp;aring; anskaffet armb&amp;aring;nd til l&amp;oslash;beturen og en ekstra touch pen, hvis du skulle f&amp;aring; brug for det. Alt t&amp;aelig;nkeligt udstyr er tilg&amp;aelig;ngeligt i vores shop. Vi har som n&amp;oslash;gleord i vores organisationer, at vi vil levere det bedste tilbeh&amp;oslash;r til smartphones til den laveste mulige pris. Men, hvad nytter en lav pris, hvis det er et d&amp;aring;rligt produkt. Derfor kommer kvaliteten altid f&amp;oslash;rst hos lux-case.dk. Vi har ogs&amp;aring; covers og etuier til de tidligere modeller som &lt;strong&gt;&lt;a title=\"Samsung Galaxy Note\" href=\"http://lux-case.dk/samsung-galaxy-note.html\" target=\"_self\"&gt;Galaxy Note&lt;/a&gt;&lt;/strong&gt;, &lt;strong&gt;&lt;a title=\"Samsung Galaxy Note 2\" href=\"http://lux-case.dk/samsung-galaxy-note-2.html\" target=\"_self\"&gt;Note 2&lt;/a&gt;&lt;/strong&gt; og til de endnu nyere model &lt;strong&gt;&lt;a title=\"Samsung Galaxy Note 3 Neo\" href=\"http://lux-case.dk/samsung-galaxy-note-3-neo.html\" target=\"_self\"&gt;Note 3 Neo&lt;/a&gt;&amp;nbsp;&lt;/strong&gt;eller &lt;a href=\"http://lux-case.dk/samsung-galaxy-note-4.html\" target=\"_self\"&gt;&lt;strong&gt;Note 4&lt;/strong&gt;&lt;/a&gt;?&lt;/p&gt;&lt;br&gt;</text:p>
            <text:p/>
            <text:p>&lt;br&gt; </text:p>
            <text:p>Vores covers til Samsung Galaxy Note 3 er af særlig høj kvalitet, så skærmen på Note 3 er tilstrækkeligt beskyttet. Vores covers sikrer til din mobil den bedste beskyttelse, du kan få på markedet. Med en erfaring på 5 år har vi fundet ud af, at nogle covers simpelthen er for billige. Derfor køber vi kun de bedste covers hjem til vores kunder. Til Samsung Galaxy Note 3 er det ekstra vigtigt med et cover, da denne telefon med en skærm på 5,7 tommer, gør den mere skrøbelig end andre smartphones. Det er derfor ved denne model meget vigtigt, at du får en kvalitets cover. Og det er lux-case.dk garant for, når du handler gennem os.</text:p>
          </table:table-cell>
          <table:table-cell table:style-name="ce1" office:value-type="string">
            <text:p>Samsung Galaxy Note 3 er en lækker ny kvalitetsmobil som vi her på Lux-Case.dk spår stor succes! Køb dit nye Samsung Galaxy Note 3 udstyr på Lux-Case.dk i dag!</text:p>
          </table:table-cell>
        </table:table-row>
        <table:table-row table:style-name="ro1">
          <table:table-cell table:style-name="ce1" office:value-type="string">
            <text:p>19126</text:p>
          </table:table-cell>
          <table:table-cell table:style-name="ce1" office:value-type="string">
            <text:p>Lux-Case/Mobil/HTC/HTC Desire 500</text:p>
          </table:table-cell>
          <table:table-cell table:style-name="ce1" office:value-type="string">
            <text:p>HTC Desire 500 er en af de nyeste telefoner på markedet. Den er lille og kompakt og vil således passe godt til de mange, der er trætte af, at de store modeller ikke kan passe I lommen. Lux-case.dk er førende indenfor salg af covers og udstyr til smartphones. Vores tilbehør til HTC Desire 500 er ligesom alt vores andet er den bedste kvalitet, men uden du skal betale det hvide ud af øjnene for det. Vi leverer altid til tiden og sender helt frem til klokken 17.00 på hverdage.&lt;br&gt;</text:p>
            <text:p/>
            <text:p>&lt;br&gt; </text:p>
            <text:p>Vores covers til HTC Desire 500 fås I mange flotte farvevalg og modeller. Er du ude efter at personliggøre din telefon og have mulighed for at finde et cover som ingen andre har, så skal du helt sikkert kigge vores sortiment igennem. Der finder du helt sikkert et rigtig flot cover, der passer perfekt til HTC Desire 500. Udover at være flotte og unikke er vores covers også nogle af de mest beskyttende på markedet. De sikre at din telefons risiko for at få ridser eller andre skader minimeres så meget som overhovedet muligt.</text:p>
          </table:table-cell>
          <table:table-cell table:style-name="ce1" office:value-type="string">
            <text:p>Kvalitets tilbehør og covers til HTC Desire 500. Vi har Danmarks største udvalg af udstyr til mobiltelefoner. Og hurtig fragt uanset, hvor meget du køber!</text:p>
          </table:table-cell>
        </table:table-row>
        <table:table-row table:style-name="ro1">
          <table:table-cell table:style-name="ce1" office:value-type="string">
            <text:p>19142</text:p>
          </table:table-cell>
          <table:table-cell table:style-name="ce1" office:value-type="string">
            <text:p>Lux-Case/Mobil/HTC/HTC Desire 200</text:p>
          </table:table-cell>
          <table:table-cell table:style-name="ce1" office:value-type="string">
            <text:p>Er du ude efter en lille og handy telefon med alle de smarte funktioner, du kender fra de større og dyrere modeller, så kunne det være, du skulle hoppe ombor på HTC Desire 200. Vi har alle former for tilbehør og covers til denne model. Vi har flip holder cover og læder etui til denne model. Vores store tilbehør gør, at du med garanti ville kunne finde det helt rigtige udstyr. Vores produkter fås også i mange forskellige farver og varianter, så der er noget for enhver smag. Er du ude efter et eksklusivt etui eller et bling bling cover, så har vi begge varianter og alle derimellem lige her.&lt;br&gt;</text:p>
            <text:p/>
            <text:p>&lt;br&gt; </text:p>
            <text:p>Et cover til HTC Desire 200 er det mest essentielle at have af tilbehør til ens mobiltelefon. Det er med til at holde telefonen beskyttet mod slag, stød og skrammer. Vores kvalitets covers er fremstillet, så der er altid er taget hensyn til udgange til strømstik, lydstik og høretelefonstik. Dermed er du sikker på, at din oplevelse ved at bruge telefonen ikke bliver forringet ved at du får den godt beskyttet. Et HTC Desire 200 cover er også med til at gøre din mobil mere personlig og speciel, så den skiller sig ud fra mængden. Vi har både hårde covers og bløde silikone covers, så din telefon kan blive beskyttet uanset, hvilket materialer, du ønsker.</text:p>
          </table:table-cell>
          <table:table-cell table:style-name="ce1" office:value-type="string">
            <text:p>Kvalitets tilbehør og covers til HTC Desire 200. Vi har Danmarks største udvalg af udstyr til mobiltelefoner.</text:p>
          </table:table-cell>
        </table:table-row>
        <table:table-row table:style-name="ro1">
          <table:table-cell table:style-name="ce1" office:value-type="string">
            <text:p>19143</text:p>
          </table:table-cell>
          <table:table-cell table:style-name="ce1" office:value-type="string">
            <text:p>Lux-Case/Mobil/HTC/HTC Desire 200/HTC Desire 200 Covers</text:p>
          </table:table-cell>
          <table:table-cell table:style-name="ce1" office:value-type="string">
            <text:p>Et cover til HTC Desire 200 er det mest essentielle at have af tilbehør til ens mobiltelefon. Det er med til at holde telefonen beskyttet mod slag, stød og skrammer. Vores kvalitets covers er fremstillet, så der er altid er taget hensyn til udgange til strømstik, lydstik og høretelefonstik. Dermed er du sikker på, at din oplevelse ved at bruge telefonen ikke bliver forringet ved at du får den godt beskyttet. Et HTC Desire 200 cover er også med til at gøre din mobil mere personlig og speciel, så den skiller sig ud fra mængden. Vi har både hårde covers og bløde silikone covers, så din telefon kan blive beskyttet uanset, hvilket materialer, du ønsker.</text:p>
          </table:table-cell>
          <table:table-cell table:style-name="ce1" office:value-type="string">
            <text:p>HTC Desire 200 Covers Køb dit nye HTC Desire 200 cover hos. Danmarks bedste udvalg!</text:p>
          </table:table-cell>
        </table:table-row>
        <table:table-row table:style-name="ro1">
          <table:table-cell table:style-name="ce1" office:value-type="string">
            <text:p>19144</text:p>
          </table:table-cell>
          <table:table-cell table:style-name="ce1" office:value-type="string">
            <text:p>Lux-Case/Mobil/HTC/HTC Desire 200/HTC Desire 200 Beskyttelsesfilm</text:p>
          </table:table-cell>
          <table:table-cell table:style-name="ce1" office:value-type="string">
            <text:p>Beskyttelsesfilm til HTC Desire 200 er noget af det billigste tilbehør du kan have til mobilen. Vores skærm beskyttelse er fremstillet specifikt til din telefon model, så der er taget hensyn til knapper og eksakt skærmstørrelse. Det sikrer din telefons skærm mod ridser og fedtede fingre, men uden at gøre skærmen mat og kedelig.</text:p>
          </table:table-cell>
          <table:table-cell table:style-name="ce1" office:value-type="string">
            <text:p>HTC Desire 200 Beskyttelsesfilm. Special designet til at beskytte din HTC Desire 200 mod ridser, støv, snavs og fedtede fingre. Passer perfekt til HTC Desire 200. Køb nu og få levering lige til døren.</text:p>
          </table:table-cell>
        </table:table-row>
        <table:table-row table:style-name="ro1">
          <table:table-cell table:style-name="ce1" office:value-type="string">
            <text:p>19145</text:p>
          </table:table-cell>
          <table:table-cell table:style-name="ce1" office:value-type="string">
            <text:p>Lux-Case/Mobil/HTC/HTC Desire 200/HTC Desire 200 Etuier</text:p>
          </table:table-cell>
          <table:table-cell table:style-name="ce1" office:value-type="string">
            <text:p>Vi har etuier til HTC Desire 200 i mange forskellige udgaver. Vi har fx et lækkert flip læder etui, der er ekstra slidstærkt og sørger for lang levetid for din telefon. Et etui beskytter desuden bedre end et cover, da et etui sidder på alle sider af telefonen. Det gør også din mobil mere eksklusiv at se på.</text:p>
          </table:table-cell>
          <table:table-cell table:style-name="ce1" office:value-type="string">
            <text:p>HTC Desire 200 Etuier Køb dit nye læder etui hos Lux-Case.dk på alle HTC Desire 200 produkter!</text:p>
          </table:table-cell>
        </table:table-row>
        <table:table-row table:style-name="ro1">
          <table:table-cell table:style-name="ce1" office:value-type="string">
            <text:p>19158</text:p>
          </table:table-cell>
          <table:table-cell table:style-name="ce1" office:value-type="string">
            <text:p>Lux-Case/Mobil/Huawei/Huawei Honor 3</text:p>
          </table:table-cell>
          <table:table-cell table:style-name="ce1" office:value-type="string">
            <text:p>&lt;p&gt;Huawei Honor 3 er den sidste nye mobiltelefon fra den kinesiske storprodecent. Her på Lux Case er vi klar til at tage imod alle jer, der har købt en sådan en. Vi har et enormt stort udvalg af tilbehør til Huawei Honor 3. Vi tror, danskerne vil købe rigtig mange af denne super fede smartphone. Af tilbehør vi har købt hjem til den kan nævnes mini-højtalere, høretelefoner, bilholdere, opladere, bilopladere, cykelholdere og kabler til Huawei Honor 3. Det hele er for, at du kan få alt til din nye smartphone ét sted. Vi sender ud dagligt helt frem til kl 17.00. Der er ingen undskylding for ikke at købe dit udstyr til Huawei Honor 3 lige her.&lt;br /&gt;&lt;br /&gt;Et cover til Huawei Honor 3 er noget af det bedste du kan investere i til din smartphone. Vi anbefaler alle vores kunder at have mindst et cover, men gerne flere, da det er sjovt at have noget at skifte imellem. Til denne model har vi købt rigtig mange forskellige hjem. Vi har Huawei Honor 3 covers fremstillet i mange forskellige materialer, så du kan få det, du aller bedst kan lide. Der findes efterhånden covers fremstillet i meget forskelligt, så du kan personliggøre din mobil så meget som du har lyst til. Vi har også Huawei Honor 3 plastik cover, hvis du bare skal have noget simpelt beskyttelse til din smartphone. Køb i dag og få leveret i morgen!&lt;/p&gt;</text:p>
          </table:table-cell>
          <table:table-cell table:style-name="ce1" office:value-type="string">
            <text:p>Kvalitets tilbehør og covers til Huawei Honor 3. Vi har Danmarks største udvalg af udstyr til mobiltelefoner.</text:p>
          </table:table-cell>
        </table:table-row>
        <table:table-row table:style-name="ro1">
          <table:table-cell table:style-name="ce1" office:value-type="string">
            <text:p>19174</text:p>
          </table:table-cell>
          <table:table-cell table:style-name="ce1" office:value-type="string">
            <text:p>Lux-Case/Mobil/Huawei/Huawei Ascend D2</text:p>
          </table:table-cell>
          <table:table-cell table:style-name="ce1" office:value-type="string">
            <text:p>&lt;p&gt;Huawei Ascend D2 er en virkelig god telefon fra den kinesiske producent Huawei. Efterhånden har danskerne fået øjnene op for, at denne producent rent faktisk godt kan producere virkelig gode telefoner, der kan hamle op med andre android producenter. Vi har derfor købt et stort sortiment hjem af Huawei Ascend D2 tilbehør og udstyr. Vi har bl.a. Kabler og ledninger, bilholdere og bilopladere, cykelholdere og armbånd til Huawei Ascend D2. Vores udvalg kan ikke slås af noget og vi altid over 20.000 forskellige produkter på lager. Vi sender hver dag frem til kl 17.00.&lt;br /&gt;&lt;br /&gt;Et Huawei Ascend D2 cover er en virkelig god investering, hvis du vil have din mobil rigtig godt beskyttet. Lux-case.dk sælger kun kvalitets covers. Heraf vores navn lux case. Et cover til Huawei Ascend D2 fås her I mange forskellige farver og af mange forskellige materialer. Fx har vi silikone covers, hårde plastik covers samt covers, der kombinerer disse to materialer. Dette sikre, at din telefon bliver så godt beskyttet som overhovedet muligt, da det bløde materiale absorberer slaget ved et eventuelt tab, men den hårde og ydre del beskytter mod skrammer fra spidse eller stumpe genstande, der støder ind i telefonen, hvis du har liggende med eksempelvis et par nøgler i din lomme.&lt;/p&gt;</text:p>
          </table:table-cell>
          <table:table-cell table:style-name="ce1" office:value-type="string">
            <text:p>Kvalitets tilbehør og covers til Huawei Ascend D2. Vi har Danmarks største udvalg af udstyr til mobiltelefoner.</text:p>
          </table:table-cell>
        </table:table-row>
        <table:table-row table:style-name="ro1">
          <table:table-cell table:style-name="ce1" office:value-type="string">
            <text:p>19190</text:p>
          </table:table-cell>
          <table:table-cell table:style-name="ce1" office:value-type="string">
            <text:p>Lux-Case/Tablet/Lenovo</text:p>
          </table:table-cell>
          <table:table-cell table:style-name="ce1" office:value-type="string">
            <text:p>Her på siden finder du et bredt udvalg i tilbehør, covers og etuier til Lenovo modeller. Du finder både kvalitets covers og etuier til Lenovo IdeaTab S600, Lenovo Yoga Tablet 8. Lenovo og massevis af andre lækre modeller. Du finder alt hvad du skal bruge i touch-penne, flipetuier, <text:s/>biltilbehør, opladere og alt hvad du ellers kan drømme om til diverse Lenovo modeller. Vi har også alt hvad du skal bruge til at beskytte din Lenovo tablet eller smartphone </text:p>
          </table:table-cell>
          <table:table-cell table:style-name="ce1" office:value-type="string">
            <text:p>Alt i kvalitets Lenovo Tilbehør. Hurtig levering. Køb online i dag!</text:p>
          </table:table-cell>
        </table:table-row>
        <table:table-row table:style-name="ro1">
          <table:table-cell table:style-name="ce1" office:value-type="string">
            <text:p>19191</text:p>
          </table:table-cell>
          <table:table-cell table:style-name="ce1" office:value-type="string">
            <text:p>Lux-Case/Mobil/Lenovo/Lenovo K900</text:p>
          </table:table-cell>
          <table:table-cell table:style-name="ce1" office:value-type="string">
            <text:p>&lt;p&gt;Lenovo forsøger nu også et indtage smartphone markedet. Deres nyeste og hidtil bedste mobil er Lenovo K900. Lux-case.dk er stolte af, at være den første danske e-shop med tilbehør til denne model. Vi har udstyr til brug i bilen, på cyklen og under sport. Vi har armbånd til Lenovo K900 til når du løber og holdere til cyklen, når du cykler. Udover et meget bredt og diversificeret udvalg, går vi også meget op i at holde priserne lave. Vi ønsker at tilbyde det bedste smartphone tilbehør på markedet, men til en fornuftig pris for vores kunder.&lt;br /&gt;&lt;br /&gt;Et cover til Lenovo K900 er noget de fleste gerne vil have. Vi har både bløde silikone covers og hårde plastik covers til din mobil. Vi anbefaler også håndværkere og andre, der gerne vil have en ekstra solid telefon at købe et cover, der består både af plastik og af silikone. Dermed får du det bedste fra to verdener og din mobil er maksimalt beskyttet. Et cover til Lenovo K900 er ikke kun glimrende beskyttelse, men er også med til at du kan sætte et personligt præg på din mobil, så den ikke ligner alle andre. Vores covers er alle testet til netop Lenovo K900, så vi er sikre på, at det passer perfekt.&lt;/p&gt;</text:p>
          </table:table-cell>
          <table:table-cell table:style-name="ce1" office:value-type="string">
            <text:p>Kvalitets tilbehør og covers til Lenovo K900. Vi har Danmarks største udvalg af udstyr til mobiltelefoner. Prisgaranti uanset hvor meget du køber!</text:p>
          </table:table-cell>
        </table:table-row>
        <table:table-row table:style-name="ro1">
          <table:table-cell table:style-name="ce1" office:value-type="string">
            <text:p>19207</text:p>
          </table:table-cell>
          <table:table-cell table:style-name="ce1" office:value-type="string">
            <text:p>Lux-Case/Mobil/Lenovo/Lenovo S920</text:p>
          </table:table-cell>
          <table:table-cell table:style-name="ce1" office:value-type="string">
            <text:p>&lt;p&gt;Lenovo har ikke får produceret smartphones, men man sige det er lykkedes til fulde med denne Lenovo S920. Lux-case.dk har naturligvis hjemkøbet et stort parti af forskellige former for tilbehør og udstyr til denne model, som vi tror bliver rigtig populær herhjemme. Vi har mange forskellige covers, etuier og punge til denne model, så du kan få top beskyttelse af enhver slags. Vi har også holdere til bilen og til cyklen. Ekstra opladere og kabler, så du ikke kommer til at mangle Lenovo S920 tilbehør af nogen art. Vi sender samme dag, når du bestiller inden kl 17.00&lt;br /&gt;&lt;br /&gt;Vi har et meget stort udvalg af Lenovo S920 covers og med mere end end 20.000 forskellige produkter på lager, er vi sikre på, vi har noget, vi kan tilbyde dig. Vi har både silikone covers og hårde plastik covers. Dem af silikone er naturligvis bløde og bøjelige. De er behandlet på overfladen, så din telefon kommer til at ligge mere sikkert i hånden og risikoen for at tabe den nedbringes. Vores silikone covers er af meget høj kvalitet. Vi har også Lenovo S920 hårdt cover, der er særlig beskyttende mod slag fra hårde genstande og stød. Det kan anbefales, hvis du tit har din smartphone liggende i en taske.&lt;/p&gt;</text:p>
          </table:table-cell>
          <table:table-cell table:style-name="ce1" office:value-type="string">
            <text:p>Kvalitets tilbehør og covers til Lenovo S920. Vi har Danmarks største udvalg af udstyr til mobiltelefoner.</text:p>
          </table:table-cell>
        </table:table-row>
        <table:table-row table:style-name="ro1">
          <table:table-cell table:style-name="ce1" office:value-type="string">
            <text:p>19223</text:p>
          </table:table-cell>
          <table:table-cell table:style-name="ce1" office:value-type="string">
            <text:p>Lux-Case/Mobil/Lenovo/Lenovo S820</text:p>
          </table:table-cell>
          <table:table-cell table:style-name="ce1" office:value-type="string">
            <text:p>&lt;p&gt;Lenovo S820 tilbehør og udstyr fås her på siden. Vi har gjort det til vores æressag at have Danmarks største udvalg af opladere, kabler og andet tilbehør til smartphones. Herunder selvfølgelig også covers og etuier. Til Lenovo S820 har vi særligt meget, da denne telefon netop er blevet introduceret I Danmark. Vores tilbehør til mobiltelefoner slår alle andres og vores hjemmeside er uhyr nem at navigere rundt på. Derfor er vi også sikre på, at du vil kunne finde en masse lækkert tilbehør til din telefon lige her. Glem ikke, vi sender ud alle dage helt frem til kl 17.00&lt;br /&gt;&lt;br /&gt;Vores covers til Lenovo S820 er af meget høj kvalitet. Vi har mange virkelig gode og holdbare covers af høj kvalitet. Hvis du vil have det bedste indenfor smartphone beskyttelse, skal du gå efter et cover fra lux-case.dk. Vi udvælger vores beskyttende smartphone covers efter mange kriterier. Heriblandt; design, samlekvalitet, pris og potentiel beskyttelse. Du kan derfor være helt sikker på at komme til at stå med et rigtig godt cover I hånden, når du bestiller gennem os. Vi har også vores covers til Lenovo S820 I mange forskellige farver og typer. Bl.a. Lenovo S820 silikone cover og et hårdt smartphone cover.&lt;/p&gt;</text:p>
          </table:table-cell>
          <table:table-cell table:style-name="ce1" office:value-type="string">
            <text:p>Kvalitets tilbehør og covers til Lenovo S820. Vi har Danmarks største udvalg af udstyr til mobiltelefoner. Og tilfredshedsgaranti uanset, hvor meget du køber!</text:p>
          </table:table-cell>
        </table:table-row>
        <table:table-row table:style-name="ro1">
          <table:table-cell table:style-name="ce1" office:value-type="string">
            <text:p>19239</text:p>
          </table:table-cell>
          <table:table-cell table:style-name="ce1" office:value-type="string">
            <text:p>Lux-Case/Mobil/HTC/HTC Desire 601</text:p>
          </table:table-cell>
          <table:table-cell table:style-name="ce1" office:value-type="string">
            <text:p>Tilbehør til HTC Desire 601 fra lux-case.dk er det bedste på markedet. Vi sælger kun kvalitet og det er vi stolte af. Vi har covers og i massevis af andet udstyr. Vores er det bedste på markedet og vi har en enormt stort udvalg at vælge mellem. Vi sender hver dag med Post Danmark. Skulle du ikke være tilfreds med dit <text:s text:c="2"/>HTC Desire 601 tilbehør, så er du velkommen til at kontakte vores support. Vi samler på glade kunder.&lt;br&gt;</text:p>
            <text:p/>
            <text:p>&lt;br&gt; </text:p>
            <text:p>Lux-case.dk er Danmarks førende leverandør indenfor kvalitetscover, hvor vi sælger alle de kendte materialer samt nogle eksklusive. De eksklusive, der stadig vinder mere og mere frem er fremstillet i mindst to forskellige slags materialer og kaldes hybrid covers. En hybrid er noget der består af mere end en del og her er der typisk tale om en blød del og en hård del. Af denne type covers til HTC Desire 601 er de mest hyppigt forekommende en kombination af TPU og PC plast, der begge er meget anerkendte som mobilbeskyttelsesmateriale.</text:p>
          </table:table-cell>
          <table:table-cell table:style-name="ce1" office:value-type="string">
            <text:p>HTC Desire 601 er en lækker kvalitetsmobil som lux-case.dk har et stort udvalg af tilbehør til ! Køb dit nye HTC Desire 601 udstyr på Lux-Case.dk i dag og få hurtig, sikker levering!</text:p>
          </table:table-cell>
        </table:table-row>
        <table:table-row table:style-name="ro1">
          <table:table-cell table:style-name="ce1" office:value-type="string">
            <text:p>19240</text:p>
          </table:table-cell>
          <table:table-cell table:style-name="ce1" office:value-type="string">
            <text:p>Lux-Case/Mobil/HTC/HTC Desire 601/HTC Desire 601 Covers</text:p>
          </table:table-cell>
          <table:table-cell table:style-name="ce1" office:value-type="string">
            <text:p>Lux-case.dk er Danmarks førende leverandør indenfor kvalitetscover, hvor vi sælger alle de kendte materialer samt nogle eksklusive. De eksklusive, der stadig vinder mere og mere frem er fremstillet i mindst to forskellige slags materialer og kaldes hybrid covers. En hybrid er noget der består af mere end en del og her er der typisk tale om en blød del og en hård del. Af denne type covers til <text:s/>HTC Desire 601 er de mest hyppigt forekommende en kombination af TPU og PC plast, der begge er meget anerkendte som mobilbeskyttelsesmateriale.</text:p>
          </table:table-cell>
          <table:table-cell table:style-name="ce1" office:value-type="string">
            <text:p>HTC Desire 601 Covers Køb dit nye HTC Desire 601 cover hos os. DK's bedste udvalg!</text:p>
          </table:table-cell>
        </table:table-row>
        <table:table-row table:style-name="ro1">
          <table:table-cell table:style-name="ce1" office:value-type="string">
            <text:p>19241</text:p>
          </table:table-cell>
          <table:table-cell table:style-name="ce1" office:value-type="string">
            <text:p>Lux-Case/Mobil/HTC/HTC Desire 601/HTC Desire 601 Beskyttelsesfilm</text:p>
          </table:table-cell>
          <table:table-cell table:style-name="ce1" office:value-type="string">
            <text:p>Beskyttelsesfilm til HTC Desire 601 er den mest basale form for beskyttelse du kan få til din mobil. Lux-case.dk har naturlivsvis denne slags i mange forskellige varianter og typer og vi er 100% sikre på, de alle passer perfekt til din mobiltelefonmodel. Vi er kendte i hele DK for vores store udvalg og solide levering.</text:p>
          </table:table-cell>
          <table:table-cell table:style-name="ce1" office:value-type="string">
            <text:p>HTC Desire 601 Beskyttelsesfilm. Special designet til at beskytte din HTC Desire 601 fra støv, skidt og fedtede fingre. Køb direkte fra Lux-Case.</text:p>
          </table:table-cell>
        </table:table-row>
        <table:table-row table:style-name="ro1">
          <table:table-cell table:style-name="ce1" office:value-type="string">
            <text:p>19242</text:p>
          </table:table-cell>
          <table:table-cell table:style-name="ce1" office:value-type="string">
            <text:p>Lux-Case/Mobil/HTC/HTC Desire 601/HTC Desire 601 Etuier</text:p>
          </table:table-cell>
          <table:table-cell table:style-name="ce1" office:value-type="string">
            <text:p>Vores etuier er alle af meget fornem kvalitet og vil gøre din mobil meget eksklusiv at se på og røre ved. Vores <text:s/>HTC Desire 601 etuier er kendte for deres solide overflade, men tynde tykkelse. Vi har dem eksklusivt i læder samt andre særdeles fremragende materialer. Køb i dag og få leveret af Post Danmark i morgen!</text:p>
          </table:table-cell>
          <table:table-cell table:style-name="ce1" office:value-type="string">
            <text:p>HTC Desire 601 Etuier Køb dit nye læder etui hos Lux-Case.dk fri fragt og prisgaranti på alle HTC Desire 601 produkter!</text:p>
          </table:table-cell>
        </table:table-row>
        <table:table-row table:style-name="ro1">
          <table:table-cell table:style-name="ce1" office:value-type="string">
            <text:p>19255</text:p>
          </table:table-cell>
          <table:table-cell table:style-name="ce1" office:value-type="string">
            <text:p>Lux-Case/Mobil/HTC/HTC One Max</text:p>
          </table:table-cell>
          <table:table-cell table:style-name="ce1" office:value-type="string">
            <text:p>HTC One Max er en virkelig god model med mange rigtige gode egenskaber. Danskerne er rigtig glade for dette mærker og vi oplever stor vækst I efterspørgslen efter produkter til HTC One Max. Derfor har vi købt et rigtig stort parti hjem af covers, etuier, skærmbeskyttelse og diverse holdere og opladere, så du ikke bliver nødsaget til at bruge andre butikker. Vi er meget glade for vores kunder og ønsker at give jer et så stort udvalg som muligt. Netop derfor har vi da også Danmarks største udvalg af covers til smartphone og det vokser stadig. Vi er specialister indenfor beskyttelse til mobiltelefoner af enhver type.&lt;br&gt;</text:p>
            <text:p/>
            <text:p>&lt;br&gt; </text:p>
            <text:p>Vores covers til HTC One Max er af de bedste af slagsen. Vi har samlet de bedste til dig her, så du kan bare shoppe løs. Vi har både silikone cover, aluminium cover, træ cover, TPU cover og hårde PC covers. Desuden har vi de stadig mere populære dobbelt beskyttende hybrid covers for maksimal og super optimeret beskyttelse af din mobiltelefon. Vi anbefaler dette cover, hvis kun den bedste slags beskyttelse er godt nok. Især hvis du er håndværker og der er stor risiko for, at din telefon kan komme til skade, anbefaler vi dette cover til dig. Vi har også bumper covers, hvis du mere er til en raffineret og tynd slags beskyttelse, der sikrer din telefon samtidig med at den ikke gør den mærkbart tykkere.</text:p>
          </table:table-cell>
          <table:table-cell table:style-name="ce1" office:value-type="string">
            <text:p>HTC One Max er en lækker kvalitetsmobil som lux-case.dk har et stort udvalg af tilbehør til ! Køb dit nye HTC One Max udstyr på Lux-Case.dk i dag og hurtig, sikker levering!</text:p>
          </table:table-cell>
        </table:table-row>
        <table:table-row table:style-name="ro1">
          <table:table-cell table:style-name="ce1" office:value-type="string">
            <text:p>19303</text:p>
          </table:table-cell>
          <table:table-cell table:style-name="ce1" office:value-type="string">
            <text:p>Lux-Case/Mobil/Google/Google Nexus 5</text:p>
          </table:table-cell>
          <table:table-cell table:style-name="ce1" office:value-type="string">
            <text:p>&lt;p&gt;&lt;strong&gt;Google Nexus 5&lt;/strong&gt; Cover, Etuier og Tilbehør. Det bedste og mest populære tilbehør til Google Nexus 5 finder du her på lux-case.dk. Vi har det mest eksklusive indenfor mobiltelefon tilbehør og går meget op i at kunne levere kvalitetsmateriale til dig. Vi ønsker kun at forhandle luksus udstyr, hvorfor vi hedder LUX CASE! Omkring på disse sider vil du finde det bedste og mest varieret udstyr til mobiltelefoner. Vi har Danmarks største udvalg og leverer fra dag til dag med Post Danmark. Vi er gode til det vi laver og sætter en ære i at vores kunder er tilfredse med vores produkter. Leder du efter tilbehør til den tidligere model, &lt;a title=\"Google Nexus 4\" href=\"http://lux-case.dk/google-nexus-4.html\" target=\"_self\"&gt;&lt;strong&gt;Google Nexus 4&lt;/strong&gt;&lt;/a&gt;? eller måske endda den nye &lt;a title=\"Motorola Nexus 6\" href=\"http://lux-case.dk/motorola-nexus-6.html\"&gt;Nexus 6 fra Motorola&lt;/a&gt; &lt;br /&gt;&lt;br /&gt;Google Nexus 5 Cover. Google Nexus 5 Covers fra lux-case.dk er de mest beskyttende af sin slags på markedet. Vi leverer 100% kvalitetstestede covers til spotpriser. Vi har DK\'s største udvalg og den bedste leveringstid idet vi benytter os af gode gamle Post Danmark. Vi har TPU covers, PC covers og covers fremstillet i eksklusivt aluminium, der vil kunne gøre enhver misundelig. Vi sælger det alt sammen til virkelig gode priser og går aldrig på kompromis med kvaliteten. Hvis du vil have et cover, der på alle måder lever op til dit navn om beskyttelse af din telefon så skal du vælge et af vores. Især vores Google Nexus 5 hybrid cover er virkelig gode.&lt;/p&gt;</text:p>
          </table:table-cell>
          <table:table-cell table:style-name="ce1" office:value-type="string">
            <text:p>Google Nexus 5 er en lækker kvalitetsmobil som lux-case.dk har et stort udvalg af tilbehør til ! Køb dit nye Google Nexus 5 udstyr på Lux-Case.dk i dag og få hurtig sikker levering!</text:p>
          </table:table-cell>
        </table:table-row>
        <table:table-row table:style-name="ro1">
          <table:table-cell table:style-name="ce1" office:value-type="string">
            <text:p>19319</text:p>
          </table:table-cell>
          <table:table-cell table:style-name="ce1" office:value-type="string">
            <text:p>Lux-Case/Mobil/Nokia/Nokia Lumia 1520</text:p>
          </table:table-cell>
          <table:table-cell table:style-name="ce1" office:value-type="string">
            <text:p>&lt;p&gt;Covers, etuier og andet tilbehør til Nokia Lumia 1520 - Alt for at gøre din Nokia oplevelsen komplet. Nokia er kendt for sit kamera på uhørt mange megapixel, Xenon-blitz og LED lys til video. Her på Lux case.dk kan købe beskyttelsesudstyr og øge levetiden på din mobil betydeligt. Tag for eksempel en silikone tilfældet med kofanger egenskaber, som også giver dig et godt greb om din Nokia Lumia 1520. Vi er naturligvis andre ting til din telefon også. Høretelefonerne i alle farver, biltilbehør, der gør turen til en leg, og stativer og opladere til alle formål er blot nogle af den brede vifte, vi har til dig.&lt;br /&gt;&lt;br /&gt;Covers til Nokia Lumia 1520- Vi har alle oplevet rigdom til at miste en telefon i gulvet en gang ridset skærm med nøglerne til liggende i samme lomme som telefonen. Tag din Nokia et skridt videre og beskytte det med en stilfuld og farverig dække af Lux-case.dk dag. Vi specialiserer os i at være i stand til at give dig det valg, du fortjener, derfor vi købte covers i alle former og farver, sådan, at du bør være i stand til at finde en dækning, der passer til dig og din stil. Vi har covers lavet af træ, aluminium, PC plast og silikone, som giver optimal beskyttelse.&lt;/p&gt;</text:p>
          </table:table-cell>
          <table:table-cell table:style-name="ce1" office:value-type="string">
            <text:p>Nokia Lumia 1520 er en lækker kvalitetsmobil som lux-case.dk har et stort udvalg af tilbehør til ! Køb dit nye Nokia Lumia 1520 udstyr på Lux-Case.dk i dag. Hurtig sikker levering!</text:p>
          </table:table-cell>
        </table:table-row>
        <table:table-row table:style-name="ro1">
          <table:table-cell table:style-name="ce1" office:value-type="string">
            <text:p>19335</text:p>
          </table:table-cell>
          <table:table-cell table:style-name="ce1" office:value-type="string">
            <text:p>Lux-Case/Tablet/ASUS Tablets/ASUS MeMO Pad FHD 10</text:p>
          </table:table-cell>
          <table:table-cell table:style-name="ce1" office:value-type="string">
            <text:p>ASUS MeMO Pad FHD 10 er en fantastik tablet med mange rigtige fine specifikationer. Danskerne er meget tilfredse med dette mærker og vi oplever stor vækst i efterspørgslen efter tilbehør til ASUS MeMO Pad FHD 10. Derfor har vi købt et rigtig stort parti hjem af covers, etuier, skærmbeskyttelse og diverse holdere og opladere, så du ikke bliver tvunget til at anvende andre web shops. Vi er meget glade for vores kunder og ønsker at give jer et så stort udvalg som muligt. Netop derfor har vi også Danmarks største udvalg af covers til smartphone og det vokser <text:s/>til stadighed. Vi har specialiseret os indenfor beskyttelse af mobiltelefoner af enhver art.&lt;br&gt;</text:p>
            <text:p/>
            <text:p>&lt;br&gt; </text:p>
            <text:p>Vores covers til ASUS MeMO Pad FHD 10 er de bedste af typen. Vi har samlet de bedste til dig her, så du kan bare shoppe løs. Vi har både silikone cover, aluminium cover, træ cover, TPU cover og hårde PC covers. Desuden har vi de stadig mere populære dobbelt beskyttende hybrid covers for maksimal og super optimeret beskyttelse af din tablet. Vi anbefaler dette cover, hvis kun den bedste slags beskyttelse er godt nok til dit behov. Især hvis du er håndværker og der er stor risiko for, at din tablet kan komme til skade.</text:p>
          </table:table-cell>
          <table:table-cell table:style-name="ce1" office:value-type="string">
            <text:p>ASUS MeMO Pad FHD 10 er en lækker Tablet som lux-case.dk har et stort udvalg af tilbehør til ! Køb dit nye ASUS MeMO Pad FHD 10 udstyr på Lux-Case.dk i dag og få hurtig sikker levering!</text:p>
          </table:table-cell>
        </table:table-row>
        <table:table-row table:style-name="ro1">
          <table:table-cell table:style-name="ce1" office:value-type="string">
            <text:p>19351</text:p>
          </table:table-cell>
          <table:table-cell table:style-name="ce1" office:value-type="string">
            <text:p>Lux-Case/Diverse/Jul</text:p>
          </table:table-cell>
          <table:table-cell table:style-name="ce1" office:value-type="string">
            <text:p>Se alt vores spændende smartphone tilbehør med julen som inspiration. Vi har samlet alt vores tilbehør, der har noget med julen at gøre, så du rigtig kan komme i julestemning, hver gang du bruger din telefon. Vi har også tilføjet gode idéer til julegaver eller adventspakker, så du kan glæde en du holder af med en ny gadget eller ting personen mangler til din PC, tablet eller mobiltelefon.</text:p>
            <text:p/>
            <text:p/>
            <text:p>Fra alle os - Til alle jer: Rigtig glædelig jul!</text:p>
          </table:table-cell>
          <table:table-cell table:style-name="ce1" office:value-type="string">
            <text:p>Tjeck vores nye udstyr med julen som motiv ud til din smartphone! Vi har også gode bud på en adventsgave eller en julegave.</text:p>
          </table:table-cell>
        </table:table-row>
        <table:table-row table:style-name="ro1">
          <table:table-cell table:style-name="ce1" office:value-type="string">
            <text:p>19352</text:p>
          </table:table-cell>
          <table:table-cell table:style-name="ce1" office:value-type="string">
            <text:p>Lux-Case/Tablet/Apple iPad/iPad Air</text:p>
          </table:table-cell>
          <table:table-cell table:style-name="ce1" office:value-type="string">
            <text:p>Her finder du alt hvad du skal bruge i iPad Air covers, etuier og tilbehør. iPad Air er en af de absolutte topmodeller inden for tablets og det er virkelig en imponerende maskine. Den udkom i november 2013 og er siden blevet en af de mest populære tablets på markedet. Med en 1.3 GHz Dual-core processor, 1 GB DDR3 RAM og med 16/32/64 GB og et A7 64-bit Chipset, snakker vi også om en tablet der kan klare alt hvad den skal. Displayet er også noget af det lækreste tabletmarkedet har at byde på, 9.7 tommer med 1536 x 2048 pixels – og alt står virkeligt klart på et display af denne kvalitet. Er det et cover, et case eller tilbehør til iPad Air du er efter? Du finder det hele her på Lux-Case.dk!</text:p>
          </table:table-cell>
          <table:table-cell table:style-name="ce1" office:value-type="string">
            <text:p>Stort udvalg af iPad Air tilbehør og covers. Hurtig levering. Køb online i dag! Se udvalg af iPad Air covers og tilbehør her</text:p>
          </table:table-cell>
        </table:table-row>
        <table:table-row table:style-name="ro1">
          <table:table-cell table:style-name="ce1" office:value-type="string">
            <text:p>19368</text:p>
          </table:table-cell>
          <table:table-cell table:style-name="ce1" office:value-type="string">
            <text:p>Lux-Case/Tablet/ASUS Tablets/ASUS MeMO Pad 8</text:p>
          </table:table-cell>
          <table:table-cell table:style-name="ce1" office:value-type="string">
            <text:p>ASUS MeMO Pad 8</text:p>
          </table:table-cell>
          <table:table-cell table:style-name="ce1" office:value-type="string">
            <text:p>Stort udvalg af ASUS MeMO Pad 8 tilbehør Hurtig levering. Køb online i dag! Se udvalg af ASUS MeMO Pad 8 covers og tilbehør her</text:p>
          </table:table-cell>
        </table:table-row>
        <table:table-row table:style-name="ro1">
          <table:table-cell table:style-name="ce1" office:value-type="string">
            <text:p>19384</text:p>
          </table:table-cell>
          <table:table-cell table:style-name="ce1" office:value-type="string">
            <text:p>Lux-Case/Tablet/ASUS Tablets/ASUS Fonepad 7 (2013)</text:p>
          </table:table-cell>
          <table:table-cell table:style-name="ce1" office:value-type="string">
            <text:p>&lt;p&gt;ASUS Fonepad 7. Alle slags covers, etuier og tilbehør til din Asus Fonepad 7.&lt;/p&gt;</text:p>
          </table:table-cell>
          <table:table-cell table:style-name="ce1" office:value-type="string">
            <text:p>Stort udvalg af ASUS Fonepad 7 (2013) tilbehør Hurtig levering. Køb online i dag! Se udvalg af ASUS Fonepad 7 covers og tilbehør her</text:p>
          </table:table-cell>
        </table:table-row>
        <table:table-row table:style-name="ro1">
          <table:table-cell table:style-name="ce1" office:value-type="string">
            <text:p>19400</text:p>
          </table:table-cell>
          <table:table-cell table:style-name="ce1" office:value-type="string">
            <text:p>Lux-Case/Mobil/Huawei/Huawei Ascend P2</text:p>
          </table:table-cell>
          <table:table-cell table:style-name="ce1" office:value-type="string">
            <text:p>&lt;p&gt;&lt;b&gt;Huawei Ascend P2&lt;/b&gt;Find ogs&amp;aring; covers og etuier til &lt;a title=\"Huawei Ascend P1\" href=\"http://lux-case.dk/huawei-ascend-p1.html\" target=\"_self\"&gt;&lt;strong&gt;Ascend P1&lt;/strong&gt;&lt;/a&gt;, &lt;a title=\"Huawei Ascend P6\" href=\"http://lux-case.dk/huawei-ascend-p6.html\" target=\"_self\"&gt;&lt;strong&gt;Ascend P6&lt;/strong&gt;&lt;/a&gt; og &lt;a title=\"Huawei Ascend P7\" href=\"http://lux-case.dk/huawei-ascend-p7.html\" target=\"_self\"&gt;&lt;strong&gt;Ascend P7&lt;/strong&gt;&lt;/a&gt;.&lt;/p&gt;</text:p>
          </table:table-cell>
          <table:table-cell table:style-name="ce1" office:value-type="string">
            <text:p>Hurtig Levering. Køb online i dag! Se udvalget af Huawei P2 covers, tilbehør og etuier her.</text:p>
          </table:table-cell>
        </table:table-row>
        <table:table-row table:style-name="ro1">
          <table:table-cell table:style-name="ce1" office:value-type="string">
            <text:p>19416</text:p>
          </table:table-cell>
          <table:table-cell table:style-name="ce1" office:value-type="string">
            <text:p>Lux-Case/Mobil/LG/LG Optimus L4 II</text:p>
          </table:table-cell>
          <table:table-cell table:style-name="ce1" office:value-type="string">
            <text:p>Make the most of your LG Optimus L4 II with our award winning covers and accessories! Buy online today and take advantage of fast FREE shipping to your door!&lt;br&gt;</text:p>
            <text:p/>
            <text:p>&lt;br&gt; </text:p>
            <text:p>Protect &amp; personalise your LG Optimus L4 II with our award winning selection of LG Optimus L4 II covers. Shop now and take advantage of fast, FREE shipping to your door!</text:p>
          </table:table-cell>
          <table:table-cell table:style-name="ce1" office:value-type="string">
            <text:p>Stort udvalg af LG Optimus L4 II tilbehør Hurtig levering. Køb online i dag! Se udvalg af LG Optimus L4 II covers og tilbehør her</text:p>
          </table:table-cell>
        </table:table-row>
        <table:table-row table:style-name="ro1">
          <table:table-cell table:style-name="ce1" office:value-type="string">
            <text:p>19441</text:p>
          </table:table-cell>
          <table:table-cell table:style-name="ce1" office:value-type="string">
            <text:p>Lux-Case/Mobil/Nokia/Nokia 515</text:p>
          </table:table-cell>
          <table:table-cell table:style-name="ce1" office:value-type="string">
            <text:p>Nokia 515</text:p>
          </table:table-cell>
          <table:table-cell table:style-name="ce1" office:value-type="string">
            <text:p>Stort udvalg af Nokia 515 tilbehør Hurtig levering. Køb online i dag! Se udvalg af Nokia 515 covers og tilbehør her</text:p>
          </table:table-cell>
        </table:table-row>
        <table:table-row table:style-name="ro1">
          <table:table-cell table:style-name="ce1" office:value-type="string">
            <text:p>19473</text:p>
          </table:table-cell>
          <table:table-cell table:style-name="ce1" office:value-type="string">
            <text:p>Lux-Case/Tablet/ASUS Tablets/ASUS MeMO Pad 10</text:p>
          </table:table-cell>
          <table:table-cell table:style-name="ce1" office:value-type="string">
            <text:p>ASUS MeMO Pad 10</text:p>
          </table:table-cell>
          <table:table-cell table:style-name="ce1" office:value-type="string">
            <text:p>Stort udvalg af ASUS MeMO Pad 10 tilbehør Hurtig levering. Køb online i dag! Se udvalg af ASUS MeMO Pad 10 covers og tilbehør her</text:p>
          </table:table-cell>
        </table:table-row>
        <table:table-row table:style-name="ro1">
          <table:table-cell table:style-name="ce1" office:value-type="string">
            <text:p>19489</text:p>
          </table:table-cell>
          <table:table-cell table:style-name="ce1" office:value-type="string">
            <text:p>Lux-Case/Mobil/HTC/HTC Desire 300</text:p>
          </table:table-cell>
          <table:table-cell table:style-name="ce1" office:value-type="string">
            <text:p>&lt;p&gt;HTC Desire 300 er en ny mellemklasse smartphone fra den velkendte thailandske producent. Med en 1 GHz dual-core processor, 512 MB RAM og 4 GB indbygget plads (der kan udvides med op til 32 GB med microSD kort) er det ikke den kraftigste telefon på markedet, men det kan man heller ikke forventes når det kan købes for omkring 1800 kroner i Danmark. Her på Lux-Case.dk kunne vi godt se HTC Desire 300 gå hen og blive ret populær, så vi er selvfølgelig klar med alt hvad du skal bruge i covers, etuier og tilbehør. Vi har et af Skandinaviens største udvalg af covers der alle yder super beskyttelse til din smartphone.&lt;br /&gt;&lt;br /&gt;Har du brug for et cover til HTC Desire 300? Så finder du vores sortiment lige herunder. Vi har Danmarks største udvalg i kvalitets covers, langt over 10.000 forskellige modeller, så der er helt sikkert et cover der passer til dig og din stil. Covers er en rigtig god investering da de gør mere end at give din smartphone et smart nyt look – Et cover beskytter mod skader ved fald og andre uheld, og sørger for du ikke behøver tænke på lommeridser på bagcoveret. HTC Desire 300 fortjener et lækkert cover og vi har hurtig fragt på alle ordre, så hvorfor ikke bestille i dag?&lt;/p&gt;</text:p>
          </table:table-cell>
          <table:table-cell table:style-name="ce1" office:value-type="string">
            <text:p>Stort udvalg af HTC Desire 300 tilbehør Hurtig levering. Køb online i dag! Se udvalg af HTC Desire 300 covers og tilbehør her</text:p>
          </table:table-cell>
        </table:table-row>
        <table:table-row table:style-name="ro1">
          <table:table-cell table:style-name="ce1" office:value-type="string">
            <text:p>19490</text:p>
          </table:table-cell>
          <table:table-cell table:style-name="ce1" office:value-type="string">
            <text:p>Lux-Case/Mobil/HTC/HTC Desire 300/HTC Desire 300 Covers</text:p>
          </table:table-cell>
          <table:table-cell table:style-name="ce1" office:value-type="string">
            <text:p>&lt;p&gt;Har du brug for et cover til HTC Desire 300? Så finder du vores sortiment lige herunder. Vi har Danmarks største udvalg i kvalitets covers, langt over 10.000 forskellige modeller, så der er helt sikkert et cover der passer til dig og din stil. Covers er en rigtig god investering da de gør mere end at give din smartphone et smart nyt look – Et cover beskytter mod skader ved fald og andre uheld, og sørger for du ikke behøver tænke på lommeridser på bagcoveret. HTC Desire 300 fortjener et lækkert cover, så hvorfor ikke bestille i dag?&lt;/p&gt;</text:p>
          </table:table-cell>
          <table:table-cell table:style-name="ce1" office:value-type="string">
            <text:p>HTC Desire 300 Covers Køb dit nye HTC Desire 300 cover hos os HURTIG fragt og DK's bedste udvalg!</text:p>
          </table:table-cell>
        </table:table-row>
        <table:table-row table:style-name="ro1">
          <table:table-cell table:style-name="ce1" office:value-type="string">
            <text:p>19491</text:p>
          </table:table-cell>
          <table:table-cell table:style-name="ce1" office:value-type="string">
            <text:p>Lux-Case/Mobil/HTC/HTC Desire 300/HTC Desire 300 Beskyttelsesfilm</text:p>
          </table:table-cell>
          <table:table-cell table:style-name="ce1" office:value-type="string">
            <text:p>&lt;p&gt;Ligesom vi anbefaler du beskytter din smartphone med et kvalitets cover, så anbefaler vi også beskyttelsesfilm til displayet. Herunder finder du vores udvalg i beskyttelsesfilm til HTC Desire 300. Hvis du bestiller inden klokken 15.00, så sender vi med posten inden vi holder fyraften.&lt;/p&gt;</text:p>
          </table:table-cell>
          <table:table-cell table:style-name="ce1" office:value-type="string">
            <text:p>HTC Desire 300 Beskyttelsesfilm. Special designet til at beskytte din HTC Desire 300 fra støv, skidt og fedtede fingre. Køb direkte fra Lux-Case og få HURTIG fragt!</text:p>
          </table:table-cell>
        </table:table-row>
        <table:table-row table:style-name="ro1">
          <table:table-cell table:style-name="ce1" office:value-type="string">
            <text:p>19492</text:p>
          </table:table-cell>
          <table:table-cell table:style-name="ce1" office:value-type="string">
            <text:p>Lux-Case/Mobil/HTC/HTC Desire 300/HTC Desire 300 Etuier</text:p>
          </table:table-cell>
          <table:table-cell table:style-name="ce1" office:value-type="string">
            <text:p>&lt;p&gt;Et populært alternativ til covers er de stilfulde etuier og her på siden finder du helt sikkert et passende etui til HTC Desire 300. Vi har et kæmpe sortiment til mange forskellige smartphone og tablet modeller, og vores etuier er nogen af vores ynglings produkter: Smarte funktioner – Tjek. Lækkert materiale – Tjek. God beskyttelse til din smartphone – Tjek.&lt;/p&gt;</text:p>
          </table:table-cell>
          <table:table-cell table:style-name="ce1" office:value-type="string">
            <text:p>HTC Desire 300 Etuier Køb dit nye læder etui hos Lux-Case.dk med prisgaranti på alle HTC Desire 300 produkter!</text:p>
          </table:table-cell>
        </table:table-row>
        <table:table-row table:style-name="ro1">
          <table:table-cell table:style-name="ce1" office:value-type="string">
            <text:p>19505</text:p>
          </table:table-cell>
          <table:table-cell table:style-name="ce1" office:value-type="string">
            <text:p>Lux-Case/Tablet/ASUS Tablets/ASUS Transformer Book T100</text:p>
          </table:table-cell>
          <table:table-cell table:style-name="ce1" office:value-type="string">
            <text:p>ASUS Transformer Book T100</text:p>
          </table:table-cell>
          <table:table-cell table:style-name="ce1" office:value-type="string">
            <text:p>Stort udvalg af ASUS Transformer Book T100 tilbehør Hurtig levering. Køb online i dag! Se udvalg af ASUS Transformer Book T100 covers og tilbehør her</text:p>
          </table:table-cell>
        </table:table-row>
        <table:table-row table:style-name="ro1">
          <table:table-cell table:style-name="ce1" office:value-type="string">
            <text:p>19521</text:p>
          </table:table-cell>
          <table:table-cell table:style-name="ce1" office:value-type="string">
            <text:p>Lux-Case/Mobil/Motorola/Motorola Moto G</text:p>
          </table:table-cell>
          <table:table-cell table:style-name="ce1" office:value-type="string">
            <text:p>&lt;p&gt;Covers, etuier og tilbehør til Motorola Moto G. Nutidens smartphone er ikke lige så solide og robuste som oldtidens telefoner men det er prisen for de lækre touchskærme. Her hos Lux-Case.dk ved vi hvor vigtigt det er at anskaffe sig et covers eller etui til sin smartphone for sikre den længste levetid i form at brugbarhed og udseende. Så leder du efter Motorola Moto G covers, etuier og tilbehør, så er du bestemt kommet det rette sted hen. Kvalitets produkter, 100% tilfredshedsgaranti. Hurtig og nem levering med Post Danmark. Tag et kig rundt i vores kæmpe udvalg! Ledte du efter covers og etuier til &lt;a title=\"Motorola Moto X\" href=\"http://lux-case.dk/motorola-moto-x.html\" target=\"_self\"&gt;&lt;strong&gt;Motorola Moto X&lt;/strong&gt;&lt;/a&gt;?&lt;/p&gt;</text:p>
            <text:p/>
            <text:p>&lt;p&gt;&lt;br /&gt;&lt;br /&gt;Covers til Motorola Moto G. Der findes tonsvis af forskellige farver og designs, vi har blandt andet covers I følgende farver som sort, hvid, blå, rød, grøn, gul, pink og mange flere. Ikke kun design og farve kan du vælge imellem men også materialet. Vores Motorola Moto G covers kan fås i materialer som plastik, silikone, TPU og metal. Uanset dit valg af materiale garantere vi et kvalitets cover. Lux-Case.dk har Danmarks største udvalg af covers, så det er bare med at gå i kig og finde netop din stil.&lt;/p&gt;</text:p>
          </table:table-cell>
          <table:table-cell table:style-name="ce1" office:value-type="string">
            <text:p>Stort udvalg af Motorola Moto G tilbehør Hurtig levering. Køb online i dag! Se udvalg af Motorola Moto G covers og tilbehør her</text:p>
          </table:table-cell>
        </table:table-row>
        <table:table-row table:style-name="ro1">
          <table:table-cell table:style-name="ce1" office:value-type="string">
            <text:p>19537</text:p>
          </table:table-cell>
          <table:table-cell table:style-name="ce1" office:value-type="string">
            <text:p>Lux-Case/Mobil/Nokia/Nokia Lumia 1320</text:p>
          </table:table-cell>
          <table:table-cell table:style-name="ce1" office:value-type="string">
            <text:p>&lt;p&gt;&lt;strong&gt;Nokia Lumia 1320&lt;/strong&gt; er et nyt pletskud fra finske Nokia - Alt hvad du skal bruge i en smartphone og mere til. Vægten er 220 gram men telefonen kan alligevel prale af hele 1.7 GHz Processor og en resolution på 720 x 1280 pixels. Styresystemet er Microsoft Windows Phone 8, et system der fungerer helt perfekt på den 6 tommer store skærm. Den kan købes i farverne gul, rød, sort og hvid, men er ingen af disse farver din stil kan du finde masser af fede covers lige her på Lux-case.dk. Udover covers, finder du her på siden alt fra headsets, etuier til mini-højtalere. Alt hvad du skal bruge for at gøre brugeroplevelsen helt din egen.&lt;br /&gt;&lt;br /&gt;Nokia Lumia 1320 Cover I denne kategori finder du vores voksende udbud af covers til Nokia Lumia 1320 . Windows 8 telefonen har taget verden med med storm og hvad er den bedste ven for en fremadstormende ny mobil? Det er et kvalitets cover fra Lux-Case.dk! Udover at sætte dit eget særpræg på telefonen, beskytter du den også mod fald, stød og de irriterende lommeridser. Vores side tilbyder blandt andet Hard Shell covers der virkelig giver den beskyttelse som du har brug for i en travl hverdag. Men det er ikke det eneste vi tilbyder her på siden. Udover covers finder du blandt andet mine-højtalere, biltilbehør og ikke mindst lækre etuier - det er bare at tjekke de andre kategorier ud!&lt;/p&gt;</text:p>
          </table:table-cell>
          <table:table-cell table:style-name="ce1" office:value-type="string">
            <text:p>Stort udvalg af Nokia Lumia 1320 tilbehør Hurtig levering. Køb online i dag! Se udvalg af Nokia Lumia 1320 covers og tilbehør her</text:p>
          </table:table-cell>
        </table:table-row>
        <table:table-row table:style-name="ro1">
          <table:table-cell table:style-name="ce1" office:value-type="string">
            <text:p>19553</text:p>
          </table:table-cell>
          <table:table-cell table:style-name="ce1" office:value-type="string">
            <text:p>Lux-Case/Mobil/LG/LG Optimus L9 II</text:p>
          </table:table-cell>
          <table:table-cell table:style-name="ce1" office:value-type="string">
            <text:p>Optimus L9 II er en ny telefon fra sydkoreanske LG er en lækker telefon til dig der gerne vil have en all-round smartphone. Vægten er sølle 120 gram og med dimensionerne 128.4 x 66.5 x 9 mm er den lige til at putte i lommen og have med på farten. Optimus L9 II kan prale af en 1.4 GHz Dual-Core processor, 1 GB Ram. 8 MP kamera, 720 x 1280 pixels skærm og et hav af funktioner. Den kommer med Andriod\'s Jelly Bean 4.1.2 styresystem <text:s/>og har en skærm på 4.7 tommer. Den kan kun fås i farverne sort og hvid, hvilket jo bare er en god grund til at købe et lækkert farverigt cover eller etui her på Lux-case.dk.&lt;br&gt;</text:p>
            <text:p/>
            <text:p>&lt;br&gt; </text:p>
            <text:p>Her på siden finder du vores udbud af af LG Optimus L9 II covers. Din mobil konkurrerer i øjeblikket hårdt med hunden om at være menneskets bedste ven, hvilket er en af grundene til hvorfor din mobil fortjener at blive passe godt på. Med et kvalitets cover fra Lux-case.dk får du lækkert cover til en lækker pris. Du kan vælge mellem både Hard og Soft Shell modeller i alverdens farver – der er helt sikkert noget der passer til din stil. Udover at se smart ud beskytter et kvalitets cover også mod lommeridser og begrænser skaden ved tab og andre uheld. Det er alt i alt bare en rigtig god investering der drastisk kan forhøje din telefons levetid.</text:p>
          </table:table-cell>
          <table:table-cell table:style-name="ce1" office:value-type="string">
            <text:p>Stort udvalg af LG Optimus L9 II tilbehør Hurtig levering. Køb online i dag! Se udvalg af LG Optimus L9 II covers og tilbehør her</text:p>
          </table:table-cell>
        </table:table-row>
        <table:table-row table:style-name="ro1">
          <table:table-cell table:style-name="ce1" office:value-type="string">
            <text:p>19569</text:p>
          </table:table-cell>
          <table:table-cell table:style-name="ce1" office:value-type="string">
            <text:p>Lux-Case/Mobil/Samsung/Samsung Galaxy Win Pro</text:p>
          </table:table-cell>
          <table:table-cell table:style-name="ce1" office:value-type="string">
            <text:p>&lt;p&gt;Samsung Galaxy Win Pro er en spritny smartphone der minder meget om de andre Galaxy modeller i designet. Den har en 4.5 tommer skærm med 540 x 960 pixels, en Quad-core 1.2 GHz processor, 1.5 GB RAM, 8 GB indbygget plads og et kamera på 5 MP. Styresystemet er det velkendte 4.2.2 Jelly Bean styresystem. Her på siden finder du alt hvad du skal bruge for at gøre din Samsung Galaxy Win Pro helt din egen – og husk at det altid er en god investering med ekstra beskyttelse i form af fx et cover og beskyttelsesfilm.&lt;br /&gt;&lt;br /&gt;Det er helt klart værdi i at beskytte sin mobil og det kan du let gøre med et kvalitets cover fra Lux-case.dk. Du sætter samtidigt dit eget præg på din mobil og her på siden har vi helt sikkert et cover i en farve der passer lige til dig. Så køb dit nye Samsung Galaxy Win Pro cover her hos os og du er i sikre hænder. Bestiller du inden klokken 15.00 sender vi samme dag og når du bestiller online i dag koster det dig ikke en øre. Vi har alle produkter på lager og sender med Postnord.&lt;/p&gt;</text:p>
          </table:table-cell>
          <table:table-cell table:style-name="ce1" office:value-type="string">
            <text:p>Stort udvalg af Samsung Galaxy Win Pro tilbehør Hurtig levering. Køb online i dag! Se udvalg af Samsung Galaxy Win Pro covers og tilbehør her</text:p>
          </table:table-cell>
        </table:table-row>
        <table:table-row table:style-name="ro1">
          <table:table-cell table:style-name="ce1" office:value-type="string">
            <text:p>19585</text:p>
          </table:table-cell>
          <table:table-cell table:style-name="ce1" office:value-type="string">
            <text:p>Lux-Case/Mobil/Samsung/Samsung Galaxy Grand 2</text:p>
          </table:table-cell>
          <table:table-cell table:style-name="ce1" office:value-type="string">
            <text:p>&lt;p&gt;Efterfølgeren til Samsung Galaxy Grand, Grand 2, har et større display med højere resolution end forfaderen og en helt del mere kraft: Quad-core 1.2 GHz processor, 1.5 GB RAM og 8 GB plads. Alt i alt en rigtig imponerende smartphone – især 5.2 tommer displayet med 720 x 1280 pixel er ikke til at klage over. Sådan en telefon fortjener alt det bedste, og det bedste er hvad vi har her på Lux-case.dk. Gør din mobil oplevelse sjovere og formindsk chancen for skader med blandt andet covers, etuier og diverse tilbehør. Det er bare at klikke dig rundt her på siden – du finder helt sikkert lige det du leder efter.&lt;br /&gt;&lt;br /&gt;Samsung Galaxy Grand 2 kommer i sort, hvid og pink, men hvis ingen af disse farver matcher din garderobe finder du massevis af alternativer her. Udover at give mobilen et unikt look, giver et kvalitets cover fra Lux-case.dk ekstra beskyttelse og mindsker chancen for skader ved tab eller andre uheld. Med en kombination af cover og beskyttelsesfilm til skærmen, giver du din telefon en bedre chance for at komme uskadt igennem en travl hverdag. Som en ekstra bonus; Bestiller du inden 15.00 sender vi samme dag som du bestiller.&lt;/p&gt;</text:p>
          </table:table-cell>
          <table:table-cell table:style-name="ce1" office:value-type="string">
            <text:p>Stort udvalg af Samsung Galaxy Grand 2 tilbehør Hurtig levering. Køb online i dag! Se udvalg af Samsung Galaxy Grand 2 covers og tilbehør her</text:p>
          </table:table-cell>
        </table:table-row>
        <table:table-row table:style-name="ro1">
          <table:table-cell table:style-name="ce1" office:value-type="string">
            <text:p>19601</text:p>
          </table:table-cell>
          <table:table-cell table:style-name="ce1" office:value-type="string">
            <text:p>Lux-Case/Mobil/Samsung/Samsung Galaxy Core Advance</text:p>
          </table:table-cell>
          <table:table-cell table:style-name="ce1" office:value-type="string">
            <text:p>Samsung Galaxy Core Advance er efterfølgeren til Samsung Galaxy Core, men ellers er der ikke mange ligheder mellem de to telefoner. Samsung har nemlig valgt at designe og markedsføre Galaxy Core Advance som en telefon der er mere brugervenlig for folk der ikke er så glade for touchscreens. Det betyder at den har flere fysiske knapper, men ellers fungerer den som en smartphone som vi kender dem. Indmaden er en Dual-core 1.2 GHz processor, 1 GB RAM, 5 MP kamera og en skærm på 4.7 tommer med 480 x 800 pixels. Her på Lux-case.dk har vi alt hvad du skal bruge for at gøre Samsung Galaxy Core Advance helt din egen – Alt i covers, etuier og tilbehør.&lt;br&gt;</text:p>
            <text:p/>
            <text:p>&lt;br&gt; </text:p>
            <text:p>Samsung Galaxy Core Advance er en større telefon med dimensionerne 133.3 x 70.5 x 9.7 mm. Men bare rolig, her på Lux-case har vi selvfølgelig et Samasung Galaxy Core Advance cover der passer perfekt. Vi har et af Skandinaviens største udvalg i mobilcovers, alle i den gode kvalitet som mindsker risikoen for skader på mobilen ved tab og andre uheld. Det er en rigtig god investering og kan let komme til at spare dig en flækket skærm. Bestiller du inden klokken 15.00 sender vi samme dag – og fragten koster dig ikke en øre. Produkterne ligger klar og vi sender med Post Danmark – Så får du nemlig dit cover hurtigt ind af døren.</text:p>
          </table:table-cell>
          <table:table-cell table:style-name="ce1" office:value-type="string">
            <text:p>Stort udvalg af Samsung Galaxy Core Advance tilbehør Hurtig levering. Køb online i dag! Se udvalg af Samsung Galaxy Core Advance covers og tilbehør her</text:p>
          </table:table-cell>
        </table:table-row>
        <table:table-row table:style-name="ro1">
          <table:table-cell table:style-name="ce1" office:value-type="string">
            <text:p>19617</text:p>
          </table:table-cell>
          <table:table-cell table:style-name="ce1" office:value-type="string">
            <text:p>Lux-Case/Mobil/Samsung/Samsung Galaxy Pocket Neo</text:p>
          </table:table-cell>
          <table:table-cell table:style-name="ce1" office:value-type="string">
            <text:p>&lt;p&gt;Samsung Galaxy Pocket Neo er en lille telefon i den laveste ende af smartphone klassen. Den lille telefon kører på Androids 4.1 Jelly Bean, har en 850 MHz processor, 512 MB RAM og 4 GB plads. Displayet er på 3 tommer med 240 x 320 pixels. Det er altså ikke en telefon du skal forvente dig det vilde billede eller regnekraft, men er du på udkig efter en prisbillig smartphone der kan det den skal, så kan Galaxy Pocket Neo sagtens være telefonen på dig. Her på Lux-case.dk har vi alt hvad du skal bruge i covers og tilbehør. Vores covers er alle tilpassede til hver enkelt telefon, så bliver alle funktionerne nemlig bevaret. Bestiller du inden klokken 15.00, så sender vi med Post Danmark inden vi holder fyraften – og det koster dig ikke en krone.&lt;br /&gt;&lt;br /&gt;Her hos Lux-case.dk har vi et af Skandinaviens største udvalg i covers til Samsung Galaxy Pocket Neo. Du finder helt sikkert lige det cover der passer til dig og dine behov, hvad enten du er til rød eller sort, plastik eller silikone. Et cover er altid en god investering, det beskytter mod skader ved fald og det kan ende med at spare dig en flækket skærm. Ligegyldig størrelse, og bestiller du inden klokken 15.00 sender vi samme dag. Det hele sker med Post Danmark for at gøre det så sikkert og hurtigt som muligt.&lt;/p&gt;</text:p>
          </table:table-cell>
          <table:table-cell table:style-name="ce1" office:value-type="string">
            <text:p>Stort udvalg af Samsung Galaxy Pocket Neo tilbehør Hurtig levering. Køb online i dag! Se udvalg af Samsung Galaxy Pocket Neo covers og tilbehør her</text:p>
          </table:table-cell>
        </table:table-row>
        <table:table-row table:style-name="ro1">
          <table:table-cell table:style-name="ce1" office:value-type="string">
            <text:p>19633</text:p>
          </table:table-cell>
          <table:table-cell table:style-name="ce1" office:value-type="string">
            <text:p>Lux-Case/Mobil/Samsung/Samsung Galaxy Trend Lite</text:p>
          </table:table-cell>
          <table:table-cell table:style-name="ce1" office:value-type="string">
            <text:p>&lt;p&gt;Galaxy Trend Lite er en budget smartphone fra Samsung der udkom sidst i 2013. Det er ikke en overvældende telefon, men det kan man heller ikke forvente når prisen ligger lige omkring 1000 kr. i Danmark – og det er uden abonnement. Den har en 1 GHz processor, 512 MB RAM og 4 GB plads (som dog kan udvides med op til 64 GB med microSD kort). Skærmen er på 4 tommer og har 480 x 800 pixels. Du får altså ret meget for pengene hvis du ikke er på udkig efter en top præsterende smartphone. Her på Lux-Case.dk har vi alt hvad du skal bruge i tilbehør, covers og etuier til Samsung Galaxy Trend Lite – Vi har nemlig et af Skandinaviens største udvalg i smartphones tilbehør, så du finder helt sikkert noget du kan bruge. Var det ikke Lite modellen men &lt;strong&gt;&lt;a title=\"Samsung Galaxy Trend\" href=\"http://lux-case.dk/samsung-galaxy-trend.html\" target=\"_self\"&gt;Trend&lt;/a&gt;,&lt;/strong&gt; &lt;strong&gt;&lt;a title=\"Samsung Galaxy Trend 3\" href=\"http://lux-case.dk/samsung-galaxy-trend-3.html\" target=\"_self\"&gt;Trend 3&lt;/a&gt;&lt;/strong&gt;, &lt;a href=\"http://lux-case.dk/samsung-galaxy-trend-plus.html\" target=\"_self\"&gt;&lt;strong&gt;Trend Plus&lt;/strong&gt;&lt;/a&gt; og &lt;a href=\"http://lux-case.dk/samsung-galaxy-trend-2-duos.html\" target=\"_self\"&gt;&lt;strong&gt;Trend 2 Duos&lt;/strong&gt;&lt;/a&gt; tilbehør du var på udkig efter?&lt;/p&gt;</text:p>
            <text:p/>
            <text:p>&lt;p&gt;&lt;br /&gt;&lt;br /&gt;Her finder du vores covers til Samsung Galaxy Trend Lite. Covers er en rigtig god investering – de beskytter mod skader ved fald, hjælper mod lommeridser og kan give din smartphone et nyt og lækkert look. Her hos Lux-Case.dk har vi et af Skandinaviens største udvalg af tilbehør, mobilcovers og etuier til smartphones, så vi har helt sikkert også Samsung Galaxy Trend Lite cover der er noget for dig.&lt;/p&gt;</text:p>
          </table:table-cell>
          <table:table-cell table:style-name="ce1" office:value-type="string">
            <text:p>Stort udvalg af Samsung Galaxy Trend Lite tilbehør Hurtig levering. Køb online i dag! Se udvalg af Samsung Galaxy Trend Lite covers og tilbehør her</text:p>
          </table:table-cell>
        </table:table-row>
        <table:table-row table:style-name="ro1">
          <table:table-cell table:style-name="ce1" office:value-type="string">
            <text:p>19649</text:p>
          </table:table-cell>
          <table:table-cell table:style-name="ce1" office:value-type="string">
            <text:p>Lux-Case/Mobil/LG/LG G Flex</text:p>
          </table:table-cell>
          <table:table-cell table:style-name="ce1" office:value-type="string">
            <text:p>LG G Flex er en ny og spændene topklasse smartphone. og den udmærker sig specielt ved at være den første kurvede smartphone på markedet. Kurven gør at du får bedre lydkvalitet i dine samtaler, da mikrofon og højtaler er tættere på hinanden, og fordi kurven passer til ansigtets naturlige kontur. Samtidig skulle kurven også gøre telefonen mere standhaftig, og når man tilføjer det selvhealende bagcover, så er det en opskrift på en telefon der kan tåle en nogle tæsk. Skærmen er på hele 6 tommer med 720 x 1280 pixels, processoren er en 2.26 GHz Quad-core, der er 2 GB RAM og der er 32 GB plads. Selvom den har en kurvet skærm, har vi stadig alt hvad du skal bruge i covers, etuier og tilbehør til LG G Flex.&lt;br&gt;</text:p>
            <text:p/>
            <text:p>&lt;br&gt; </text:p>
            <text:p>LG G Flex, den kurvede smartphone med det mundrette navn, er en virkelig stærk maskine. Her på siden finder du vores udbud i covers til LG G Flex – og selvom den i forvejen skulle være en rimelig standhaftig mobil (skulle kunne klare op til 32 kilo tryk), så er ekstra beskyttelse stadig en rigtig god ide. Her på siden har vi et af Skandinaviens største udvalg af covers, etuier og tilbehør til smartphones og tablets, så du finder helt sikker noget du kan bruge til LG G Flex. G Flex udkommer kun i en enkelt farve – så det er bare endnu en grund til at sætte dit eget præg på telefonen med et cover. </text:p>
          </table:table-cell>
          <table:table-cell table:style-name="ce1" office:value-type="string">
            <text:p>Stort udvalg af LG G Flex tilbehør Hurtig levering. Køb online i dag! Se udvalg af LG G Flex covers og tilbehør her</text:p>
          </table:table-cell>
        </table:table-row>
        <table:table-row table:style-name="ro1">
          <table:table-cell table:style-name="ce1" office:value-type="string">
            <text:p>19665</text:p>
          </table:table-cell>
          <table:table-cell table:style-name="ce1" office:value-type="string">
            <text:p>Lux-Case/Tablet/Lenovo/Lenovo Yoga Tablet 8</text:p>
          </table:table-cell>
          <table:table-cell table:style-name="ce1" office:value-type="string">
            <text:p>&lt;p&gt;Lenovo Yoga 8 er en lækker tablet der kom på markedet i oktober 2013, og nu også er på hylderne i Danmark. Den har et display på 8 tommer med 1280 x 800 pixels, hvilket betyder at display kvaliteten helt klart er til at leve med. Indmaden er en 1.2 GHz Quadcore -processor, 1 GB RAM og 16/32 GB plads (alt efter hvad for en model du har fået fat i). Det er især designet der gør Yoga 8 forskellig fra de mange totalt flade tablets på markedet, og både anmeldere og brugere er vilde med det. Her på siden har vi alt hvad du skal bruge i tilbehør og etuier til Lenovo Yoga 8 – det er bare med at klikke rundt!&lt;br /&gt;&lt;br /&gt;Her hos Lux-case.dk har vi et af Skandinaviens største udvalg i covers, etuier og tilbehør til mobiler og tablets. Her hos os finder du helt sikkert det du skal bruge i tilbehør til Lenovo Yoga Tablet 8 – ligesom vi også har produkter der passer til mange andre mobil og tablet modeller.&lt;/p&gt;</text:p>
          </table:table-cell>
          <table:table-cell table:style-name="ce1" office:value-type="string">
            <text:p>Stort udvalg af Lenovo Yoga Tablet 8 tilbehør Hurtig levering. Køb online i dag! Se udvalg af Lenovo Yoga Tablet 8 covers og tilbehør her</text:p>
          </table:table-cell>
        </table:table-row>
        <table:table-row table:style-name="ro1">
          <table:table-cell table:style-name="ce1" office:value-type="string">
            <text:p>19680</text:p>
          </table:table-cell>
          <table:table-cell table:style-name="ce1" office:value-type="string">
            <text:p>Lux-Case/Mobil/Sony/Sony Xperia E</text:p>
          </table:table-cell>
          <table:table-cell table:style-name="ce1" office:value-type="string">
            <text:p>&lt;p&gt;Her har du en smart budget mobil fra Sony, og vi har selvfølgelig et stort udvalg af covers, etuier og tilbehør til Sony Xperia E. Du kan yde sikkerheden med et etui eller cover og udvide anvendelsesmulighederne med touch-pen, sportsarmbånd, mini-højtaler, kabler og standere. Du kan gøre bilen eller cyklen klar til turen med biltilbehør eller en cykelholder til Sony Xperia E. Der er altså massevis af nyttigt tilbehør der også kan give din telefon et mere stilfuldt eller sjovt udseende. Med det rigtige etui eller cover, vil din smartphone pludselig klare sig godt til mode-uge i København. Udforsk vores Sony Xperia E tilbehør for at få mest muligt ud af din smartphone. Du kan også finde dine covers og etuier til &lt;a title=\"Sony Xperia E1\" href=\"http://lux-case.dk/sony-xperia-e1.html\" target=\"_self\"&gt;&lt;strong&gt;Sony Xperia E1&lt;/strong&gt;&lt;/a&gt; her.&lt;/p&gt;</text:p>
            <text:p/>
            <text:p>&lt;p&gt;&lt;br /&gt;&lt;br /&gt;Sony Xperia Z1 Compact Covers Her finder du vores sortiment af kvalitets covers til Sony Xperia Z1 Compact. Alle vores covers giver rigtig god beskyttelse til din smartphone og reducer chancen for skader ved tab eller andre uheld. Men det er ikke det eneste! Vores covers er også i rigtig spændene designs – tjek for eksempel vores lækre Glitter covers. Her hos Lux-Case.dk har vi et af Skandinaviens største udvalg i tilbehør til smartphones og tablets – så vi er sikre på du kan finde et Xperia Z1 Compact Cover der falder i din smag. Du kan være sikker på at du har en helt beskyttet Z1 Compact, hvis du vælger bare et af vores mange produkter.&lt;/p&gt;</text:p>
          </table:table-cell>
          <table:table-cell table:style-name="ce1" office:value-type="string">
            <text:p>Stort udvalg af Sony Xperia E tilbehør Hurtig levering. Køb online i dag! Se udvalg af Sony Xperia E covers og tilbehør her</text:p>
          </table:table-cell>
        </table:table-row>
        <table:table-row table:style-name="ro1">
          <table:table-cell table:style-name="ce1" office:value-type="string">
            <text:p>19696</text:p>
          </table:table-cell>
          <table:table-cell table:style-name="ce1" office:value-type="string">
            <text:p>Lux-Case/Mobil/Samsung/Samsung Galaxy Express 2</text:p>
          </table:table-cell>
          <table:table-cell table:style-name="ce1" office:value-type="string">
            <text:p>Samsung Galaxy Express 2</text:p>
          </table:table-cell>
          <table:table-cell table:style-name="ce1" office:value-type="string">
            <text:p>Stort udvalg af Samsung Galaxy Express 2 tilbehør Hurtig levering. Køb online i dag! Se udvalg af Samsung Galaxy Express 2 covers og tilbehør her</text:p>
          </table:table-cell>
        </table:table-row>
        <table:table-row table:style-name="ro1">
          <table:table-cell table:style-name="ce1" office:value-type="string">
            <text:p>19728</text:p>
          </table:table-cell>
          <table:table-cell table:style-name="ce1" office:value-type="string">
            <text:p>Lux-Case/Mobil/ASUS</text:p>
          </table:table-cell>
          <table:table-cell table:style-name="ce1" office:value-type="string">
            <text:p>&lt;p&gt;I denne kategori finder du vores lækre covers, etuier og tilbehør til ASUS produkter. Du kan finde covers og etuier til super modeller som ASUS MeMO Pad 7, ASUS VivoTab RT og ASUS Transformer Pad. Vi er Danmarks største forhandler af covers, læder etuier og tasker (med over 10.000 forskellige covers på lager). Du kan finde alt hvad du har brug for til at beskytte dine ASUS produkter, og samtidig gøre dem mere interessant at se på. Glem endelig ikke at tage et kig på vores ASUS beskyttelsesfilm - en virkelig god måde sikre din skærm vil se godt ud langt ud i fremtiden.&lt;/p&gt;</text:p>
          </table:table-cell>
          <table:table-cell table:style-name="ce1" office:value-type="string">
            <text:p>Her finder du tilbehør, covers og etuier til ASUS modeller som ASUS MeMO Pad 7 og ASUS VivoTab RT. Tilbehør i højeste kvalitet, til super priser.</text:p>
          </table:table-cell>
        </table:table-row>
        <table:table-row table:style-name="ro1">
          <table:table-cell table:style-name="ce1" office:value-type="string">
            <text:p>19729</text:p>
          </table:table-cell>
          <table:table-cell table:style-name="ce1" office:value-type="string">
            <text:p>Lux-Case/Mobil/Huawei/Huawei Ascend Y210</text:p>
          </table:table-cell>
          <table:table-cell table:style-name="ce1" office:value-type="string">
            <text:p>&lt;p&gt;Huawei Ascend Y210 er en af de billigste smartphones på markedet. Så længe du ikke forventer dig det vilde saft og kraft, så får du faktisk en udmærket smartphone for pengene. 3.5 tommer display, 320 x 480 pixels, 1 GHz processor og 256 MB RAM. Det største problem ved telefonen er at den kun kommer med 512 MB indbygget plads, så det skal opgraderes med et microSD kort for at få plads til et par apps og nogle billeder. Her på Lux-Case.dk har vi alt hvad du skal bruge i tilbehør, covers og etuier til Huawei Ascend Y210.&lt;br /&gt;&lt;br /&gt;Kinesiske Huawei har efterhånden fået en masse spændene (og ofte billige) smartphones på markedet i Europa. Huawei Ascend Y210 er endnu et skud på stammen, og en mobil der helt klart ligger i budget klassen. Ligesom med man andre budget smartphones for tiden, får du ikke en telefon der kan sammenlignes i kraft og pragt med de dyrere smartphones, men du får en fuldt funktionel smartphone til en meget billig pris. Her på siden har vi alt hvad du skal bruge af covers til Huawei Ascend Y210.&lt;/p&gt;</text:p>
          </table:table-cell>
          <table:table-cell table:style-name="ce1" office:value-type="string">
            <text:p>Stort udvalg af Huawei Ascend Y210 tilbehør Hurtig levering. Køb online i dag! Se udvalg af Huawei Ascend Y210 covers og tilbehør her</text:p>
          </table:table-cell>
        </table:table-row>
        <table:table-row table:style-name="ro1">
          <table:table-cell table:style-name="ce1" office:value-type="string">
            <text:p>19745</text:p>
          </table:table-cell>
          <table:table-cell table:style-name="ce1" office:value-type="string">
            <text:p>Lux-Case/Mobil/Samsung/Samsung Galaxy Core Plus</text:p>
          </table:table-cell>
          <table:table-cell table:style-name="ce1" office:value-type="string">
            <text:p>&lt;p&gt;Samsung Galaxy Core Plus er endnu en af de mange Galaxy modeller, der har ramt markedet i løbet af 2013. Der er snak om en budget model, der kan fås helt ned til omkring 1400 kr. i Danmark. Her på Lux-Case.dk har vi alt hvad du skal bruge i covers, etuier og tilbehør til Samsung Galaxy Core Plus. Alle vores produkter er selvfølgelig i høj kvalitet, og hjælper din smartphone til både at være sikker og se super godt ud. Med et cover eller etui og beskyttelsesfilm til dit display, sørger du for at din Samsung Galaxy Core Plus ser godt ud langt frem i tiden. Bestil online i dag.&lt;br /&gt;&lt;br /&gt;Leder du efter et cover til Samsung Galaxy Core Plus? Så kunne vi friste os til at sige at du har fundet det helt rigtige sted. Her på Lux-Case har vi et af Skandinaviens største udvalg i covers, etuier og tilbehør – så der er garanteret også noget der passer til din Samsung Galaxy Core Plus. Covers er en rigtig god investering – det ser rigtig smart ud og det giver mindsket risiko for skader ved tab og andre uheld.&lt;/p&gt;</text:p>
          </table:table-cell>
          <table:table-cell table:style-name="ce1" office:value-type="string">
            <text:p>Stort udvalg af Samsung Galaxy Core Plus tilbehør Hurtig levering. Køb online i dag! Se udvalg af Samsung Galaxy Core Plus covers og tilbehør her</text:p>
          </table:table-cell>
        </table:table-row>
        <table:table-row table:style-name="ro1">
          <table:table-cell table:style-name="ce1" office:value-type="string">
            <text:p>19777</text:p>
          </table:table-cell>
          <table:table-cell table:style-name="ce1" office:value-type="string">
            <text:p>Lux-Case/Mobil/LG/LG Optimus L1 II</text:p>
          </table:table-cell>
          <table:table-cell table:style-name="ce1" office:value-type="string">
            <text:p>LG Optimus L1 II er en budget smartphone der udkom i 2013. Det er en af de billigste smartphones på markedet, men stadig en fin lille tefefon til prisen. Du kan efterhånden få smartphones i alle prisklasser, og det godt for os forbrugere at der er stor konkurrence på markedet – det betyder nemlig større udvalg og bedre priser. Når vi nu snakker om stort udvalg og gode priser, så er det nøjagtig det samme vi har her på Lux-Case.dk Vi har alt hvad du skal bruge i covers, etuier og tilbehør til LG Optimus L1 II. Alt sammen selvfølgelig en rigtig god pris og i høj kvalitet.&lt;br&gt;</text:p>
            <text:p/>
            <text:p>&lt;br&gt; </text:p>
            <text:p>LG Optimus L1 II covers finder du lige her på siden. Optimus L1 II er en lille smartphones med en skærm på 3 tommer, så den passer rigtig godt ned i lommen. Problemet med mobiler i lommen er at de har det med at få irriterende lommeridser, og du kan være endnu mere uheldig og den ryger ud og går i stykker. Her på siden har vi massevis af covers i høj kvalitet, der reducerer chancen for skader ved fald og andre uheld. Køber du også beskyttelsesfilm til displayet, så kan du sige helt farvel til lommeridser – og du har dig en smartphone der ser godt ud længst muligt!</text:p>
          </table:table-cell>
          <table:table-cell table:style-name="ce1" office:value-type="string">
            <text:p>Stort udvalg af LG Optimus L1 II tilbehør Hurtig levering. Køb online i dag! Se udvalg af LG Optimus L1 II covers og tilbehør her</text:p>
          </table:table-cell>
        </table:table-row>
        <table:table-row table:style-name="ro1">
          <table:table-cell table:style-name="ce1" office:value-type="string">
            <text:p>19793</text:p>
          </table:table-cell>
          <table:table-cell table:style-name="ce1" office:value-type="string">
            <text:p>Lux-Case/Mobil/LG/LG G Pro Lite</text:p>
          </table:table-cell>
          <table:table-cell table:style-name="ce1" office:value-type="string">
            <text:p>&lt;p&gt;LG G Pro Lite er en billigere variant af LG G Pro, men har stadig virkelig respektable specifikationer. Denne smartphone kunne sagtens gå hen og blive populær i Danmark, så derfor har vi selvfølgelig alt hvad du skal bruge i covers, etuier og tilbehør til LG G Pro Lite. Med en processor på 1 GHz, 1 GB RAM og 8 GB indbygget plads, snakker vi altså ikke om en topmodel, men stadig en smartphone der kan være med et langt stykke af vejen. Med et display på 5.5 tommer snakker vi faktisk om en phablet – LG G Pro Lite har beholdt det samme store display som storebroren LG G Pro, men har en noget lavere resolution (540 x 960 pixels). Herunder finder du massevis af de bedste tilbud i cover, etui og tilbehør til LG G Pro Lite.&lt;br /&gt;&lt;br /&gt;Her på Lux-Case.dk finder du vores lækre udbud af covers til LG G Pro Lite. G Pro Lite er en dejlig smartphone – faktisk kan den defineres som en phablet da displayet er på hele 5.5 tommer. Vi har både Hard og Softshell covers til massevis af forskellige modeller, ligesom vi også har massevis af spændene designs. Alle vores covers er selvfølgelig i rigtig god kvalitet, og giver super god beskyttelse til din LG G Pro Lite. Det kan ende med at spare dig for en flækket skærm, eller en totalt smadret smartphone. Alt i alt er det bare en rigtig god investering!&lt;/p&gt;</text:p>
          </table:table-cell>
          <table:table-cell table:style-name="ce1" office:value-type="string">
            <text:p>Stort udvalg af LG G Pro Lite tilbehør Hurtig levering. Køb online i dag! Se udvalg af LG G Pro Lite covers og tilbehør her</text:p>
          </table:table-cell>
        </table:table-row>
        <table:table-row table:style-name="ro1">
          <table:table-cell table:style-name="ce1" office:value-type="string">
            <text:p>19809</text:p>
          </table:table-cell>
          <table:table-cell table:style-name="ce1" office:value-type="string">
            <text:p>Lux-Case/Tablet/LG Tablets/LG G Pad 8.3</text:p>
          </table:table-cell>
          <table:table-cell table:style-name="ce1" office:value-type="string">
            <text:p>LG G Pad 8.3 er en lækker tablet fra den sydkoreanske producent og er nu også kommet til Danmark. Så Lux-Case.dk er selvfølgelig klar med alt hvad du skal bruge i covers, tilbehør og etuier til LG G Pad 8.3. Med en pris på omkring 2000 kr. giver LG dig ret meget værdi for pengene: 1.6 GHz processor, 2 GB RAM og 16 GB indbygget plads. Displayet er på 8.3 tommer og har en resolution på 1200 x 1920 pixels. Alt i alt en ret lækkert tablet til en overkommelig pris – og det betyder jo bare at der er bedre råd til lækkert tilbehør.&lt;br&gt;</text:p>
            <text:p/>
            <text:p>&lt;br&gt; </text:p>
            <text:p>Med et cover til LG G Pad 8.3 giver du din tablet et ordentligt skud ekstra beskyttelse. Det er en rigtig god ide, især hvis det er det er en tablet som bliver brugt af hele familien. Her på Lux-Case.dk er vi rigtig gode til covers og alle er selvfølgelig i høj kvalitet. Vi har et af Skandinaviens største udvalg i covers, så der er helt sikkert et design der passer til dig. Med en skærm på 8.3 tommer og nogen rigtig fine specs, er der virkelig god grund til at passe på indmaden – og det kan du virkelig med et kvalitets cover til LG G Pad 8.3 fra Lux-Case.dk.</text:p>
          </table:table-cell>
          <table:table-cell table:style-name="ce1" office:value-type="string">
            <text:p>Stort udvalg af LG G Pad 8.3 tilbehør Hurtig levering. Køb online i dag! Se udvalg af LG G Pad 8.3 covers og tilbehør her</text:p>
          </table:table-cell>
        </table:table-row>
        <table:table-row table:style-name="ro1">
          <table:table-cell table:style-name="ce1" office:value-type="string">
            <text:p>19825</text:p>
          </table:table-cell>
          <table:table-cell table:style-name="ce1" office:value-type="string">
            <text:p>Lux-Case/Mobil/ZTE/ZTE Blade III</text:p>
          </table:table-cell>
          <table:table-cell table:style-name="ce1" office:value-type="string">
            <text:p>&lt;p&gt;Blade III er en budget smartphone fra kinesiske ZTE. Den kinesiske producent er fuldt i fodsporene på Huawei, og er begyndt at sende budget smartphones til Europa – og de gør det ret godt. Du får rigtig meget værdi for pengene i ZTE Blade II: 1 GHz Snapdragon processor, 512 MB RAM og 4 GB indbygget plads (der dog kan udbygges med op til 32 GB gennem microSD kort). Displayet er på 4 tommer og har en resolution på 480 x 800 pixels. Kameraet er på 5 MP og styresystemet er Androids 4.0 Ice Cream Sandwich. Det er på alle måder en i orden budget smartphone og her hos Lux-Case.dk har vi selvfølgelig alt hvad du skal bruge i covers, etuier og tilbehør til ZTE Blade III.&lt;br /&gt;&lt;br /&gt;Skulle du have brug for et cover til ZTE Blade III? Så vil vi rigtig gerne være behjælpelige her hos Lux-Case.dk. ZTE Blade III er en rigtig lækker budget smartphones, der giver rigtig meget værdi for pengene, og derfor fortjener den også et godt cover. Blade III kommer kun i sort og hvid, så der er rigtig god grund til at gøre den lidt mere spændene med et farverigt cover. Vi har et bredt udvalg af covers til ZTE Blade III, og selvfølgelig er de alle i den høje kvalitet der giver super beskyttelse til din smartphone.&lt;/p&gt;</text:p>
          </table:table-cell>
          <table:table-cell table:style-name="ce1" office:value-type="string">
            <text:p>Stort udvalg af ZTE Blade III tilbehør Hurtig levering. Køb online i dag! Se udvalg af ZTE Blade III covers og tilbehør her</text:p>
          </table:table-cell>
        </table:table-row>
        <table:table-row table:style-name="ro1">
          <table:table-cell table:style-name="ce1" office:value-type="string">
            <text:p>19841</text:p>
          </table:table-cell>
          <table:table-cell table:style-name="ce1" office:value-type="string">
            <text:p>Lux-Case/Tablet/ASUS Tablets/ASUS VivoTab RT</text:p>
          </table:table-cell>
          <table:table-cell table:style-name="ce1" office:value-type="string">
            <text:p>Asus VivoTab RT er en lækkert tablet der tager kampen op med nogen af de heftigere maskiner på markedet. Her på Lux-Case.dk synes vi Asus Vivo Tab RT er en dejlig tablet så vi har selvfølgelig alt hvad du skal bruge i covers, etuier og tilbehør. Med en Quad-core processor på 1.3 GHZ, 2 GB RAM, 32/64 GB indbygget plads og et stærkt Nvidia Tegra 3 T30 chipset, kan Vivo Tab RT klare næsten alt du smider efter den. Displayet er på 10.1 tommer og har 1366 x 768 pixels. Styresystemet er Windows RT. Tag et kig herunder og byd vores brede udvalg i covers, etuier og tilbehør til Asus Vivo Tab RT.&lt;br&gt;</text:p>
            <text:p/>
            <text:p>&lt;br&gt; </text:p>
            <text:p>Tag et kig på vores sortiment af Asus VivoTab RT covers. Vi har et fantastisk udvalg, ikke kun til Vivo Tab RT, men til massevis af smartphone og tablet modeller. Vi gør en ære i at have et af Skandinaviens største og bedste udvalg – så vil der nemlig altid være et produkt som du kan bruge. Vi går især op i vores covers, og vi har forskellige typers, design og farver i mængder. Vores covers er alle i høj kvalitet og beskytter mod skader ved fald og andre uheld. Det er en super investering til dig selv eller en ven, og kan ende med at spare dig for en flækket skærm.</text:p>
          </table:table-cell>
          <table:table-cell table:style-name="ce1" office:value-type="string">
            <text:p>Stort udvalg af ASUS VivoTab RT tilbehør Hurtig levering. Køb online i dag! Se udvalg af ASUS VivoTab RT covers og tilbehør her</text:p>
          </table:table-cell>
        </table:table-row>
        <table:table-row table:style-name="ro1">
          <table:table-cell table:style-name="ce1" office:value-type="string">
            <text:p>19857</text:p>
          </table:table-cell>
          <table:table-cell table:style-name="ce1" office:value-type="string">
            <text:p>Lux-Case/Tablet/Dell/Dell Venue 8</text:p>
          </table:table-cell>
          <table:table-cell table:style-name="ce1" office:value-type="string">
            <text:p>&lt;p&gt;Her finder du alt hvad vi kan tilbyde i covers, etuier og tilbehør til Dell Venue 8. Venue 8 er en nyere tablet model fra amerikanske Dell. Det er en lækker tablet som får rigtig gode ord med på vejen fra både brugere og anmeldere. Det kan man godt forstå, for tabletten har rigtig fine specs til prisen: Dual-core 2 GHz processor, 2 GB RAM og 16/32 GB indbygget plads (der kan udbygges med op til 32 GB ved hjælp af microSD). Displayet er på 8 tommer og har 800 x 1280 pixels – hvilket er virkelig respektabelt. Styresystemet er Android 4.2 Jelly Bean og kameraet er på 5 MP. Du får altså rigtig meget tablet for pengene, og &lt;strong&gt;her på siden får du rigtig meget tilbehør for pengene!&lt;/strong&gt;&lt;br /&gt;&lt;br /&gt;Lige her finder du vores lækre udvalg i covers til Dell Venue 8. Vi har massevis af slidstærke covers, der giver super beskyttelse imod skader ved fald og andre uheld. Det gør din tablet mere stødabsorberende, hvilket er en super ide hvis din tablet også bliver brugt af de mindste i familien. Vi har Danmarks største udvalg i covers, så du finder helt sikkert også et passende cover til Dell Venue 8. Vi har Bumpers, HardShell og Softshell covers til massevis af smartphone og tablet modeller. Covers er en rigtig god investering.&lt;/p&gt;</text:p>
          </table:table-cell>
          <table:table-cell table:style-name="ce1" office:value-type="string">
            <text:p>Stort udvalg af Dell Venue 8 tilbehør Hurtig levering. Køb online i dag! Se udvalg af Dell Venue 8 covers og tilbehør her</text:p>
          </table:table-cell>
        </table:table-row>
        <table:table-row table:style-name="ro1">
          <table:table-cell table:style-name="ce1" office:value-type="string">
            <text:p>19873</text:p>
          </table:table-cell>
          <table:table-cell table:style-name="ce1" office:value-type="string">
            <text:p>Lux-Case/Mobil/Nokia/Nokia Lumia 2520</text:p>
          </table:table-cell>
          <table:table-cell table:style-name="ce1" office:value-type="string">
            <text:p>&lt;p&gt;Nokia Lumia 2520 er en spritny topklasse tablet der har det hele. 4G Netværk, 10.1 tommer Full HD display (1080 x 1920 pixels), lækkert kamera og endnu bedre hardware. Her på Lux-Case.dk er vi misundelige på alle der har fået fingre i denne tablet, men alligevel er vi selvfølgelig klar med alt i tilbehør, covers og etuier til Nokia Lumia 2520. En lækker tablet fortjener lækkert tilbehør og her på siden finder du et af Skandinaviens største udvalg i produkter til Nokia Lumia 2520. Alt du finder på Lux-Case.dk er i høj kvalitet, og skulle der mod forventning være problemer med din ordre, så har vi en super kundeservice der tager sig hurtigt af alle problemer.&lt;br /&gt;&lt;br /&gt;Herunder finder du vores smarte udvalg i covers til Nokia Lumia 2520. Vores udvalg af covers er virkelig populært hos mange danskere, og vi har langt over 10.000 forskellige modeller på lager – Klart Danmarks største udvalg. Vi anbefaler alle med en lækker tablet eller smartphone at beskytte med et af vores slidstærke covers. Det er en billig måde at beskytte dyr teknologi mod skader ved tab og andre uheld. Nokia Lumia 2520 er noget af det bedste tablet markedet har at byde på lige nu, så det er næsten synd ikke at passe ordentlig på den. Bestiller din inden klokken 15.00, så sender vi med Post Danmark inden fyraften (uden det koster dig en øre).&lt;/p&gt;</text:p>
          </table:table-cell>
          <table:table-cell table:style-name="ce1" office:value-type="string">
            <text:p>Stort udvalg af Nokia Lumia 2520 tilbehør Hurtig levering. Køb online i dag! Se udvalg af Nokia Lumia 2520 covers og tilbehør her</text:p>
          </table:table-cell>
        </table:table-row>
        <table:table-row table:style-name="ro1">
          <table:table-cell table:style-name="ce1" office:value-type="string">
            <text:p>19889</text:p>
          </table:table-cell>
          <table:table-cell table:style-name="ce1" office:value-type="string">
            <text:p>Lux-Case/Mobil/Samsung/Samsung Galaxy S5</text:p>
          </table:table-cell>
          <table:table-cell table:style-name="ce1" office:value-type="string">
            <text:p>&lt;p&gt;Find Samsung Galaxy S5 Cover, etuier og alt andet mobilt tilbehør til Samsung Galaxy S5 Her. Den flotte smartphone fra den sydkoreanske producent. Samsung imponerer med en telefon der har rigtig flotte specs – 2.5 GHz Quad-core processor, 2 GB RAM, 16/32 GB indbygget plads og et 5.1 tommer Full HD display med 1080 x 1920 pixels. Udover dette har Galaxy S5 også fingeraftryks scanner og er vandtæt i 30 minutter ned til 1 meter. Alt i alt er det en smartphone i topklasse og her på Lux-Case.dk har vi massevis af topklasse tilbehør til Samsung Galaxy S5. Du finder et kæmpe udvalg i smarte covers, lækre etuier og høj kvalitets Samsung Galaxy S5 tilbehør – &lt;br /&gt;Gå direkte videre til  &lt;strong&gt;&lt;a title=\"Samsung Galaxy S4\" href=\"https://lux-case.dk/samsung-galaxy-s4.html\" target=\"_self\"&gt;S4&lt;/a&gt; &lt;/strong&gt;og &lt;a title=\"Samsung Galaxy S5 Mini\" href=\"https://lux-case.dk/samsung-galaxy-s5-mini.html\" target=\"_self\"&gt;&lt;strong&gt;S5 Mini&lt;/strong&gt;&lt;/a&gt; her. Alt tænkeligt Samsung Galaxy S5 tilbehør hos lux-case.&lt;br /&gt;&lt;br /&gt;Samsung Galaxy S5 Cover. Galaxy S5 er Samsungs nyeste skud på stammen inden for topklasse smartphones. Med nyt design, nye features og en solid opgradering på hardware fronten er vi sikrer på at Samsung Galaxy S5 bliver en populær smartphone i Danmark. Derfor er vi selvfølgelig klar med massevis af højkvalitets mobilcovers. Med en mobil i denne prisklasse er det en rigtig god investering at beskytte med et stærkt cover til Samsung Galaxy S5 – det kan spare dig for en flækket skærm eller en total smadret smartphone. Vi har et stort udvalg til Samsung Galaxy S5 - lux-case.dk er Danmarks største udvalg af covers! Leder du efter cover til Samsung Galaxy S5 mini?&lt;/p&gt;</text:p>
          </table:table-cell>
          <table:table-cell table:style-name="ce1" office:value-type="string">
            <text:p>Samsung Galaxy S5 Covers, Etuier og Tilbehør. Hurtig Levering. Stort udvalg af Samsung Galaxy S5 Etuier, Cover og alt andet tilbehør og covers.</text:p>
            <text:p/>
            <text:p/>
          </table:table-cell>
        </table:table-row>
        <table:table-row table:style-name="ro1">
          <table:table-cell table:style-name="ce1" office:value-type="string">
            <text:p>19905</text:p>
          </table:table-cell>
          <table:table-cell table:style-name="ce1" office:value-type="string">
            <text:p>Lux-Case/Tablet/Lenovo/Lenovo IdeaTab S6000</text:p>
          </table:table-cell>
          <table:table-cell table:style-name="ce1" office:value-type="string">
            <text:p>&lt;p&gt;Lenovo IdeaTab S600 udkom i sommeren 2013 og vi er klar med alt hvad du har brug for i tilbehør, etuier og covers. IdeaTab S600 er en mellemklasse tablet der nu kan fås til en rigtig god pris i Danmark. Med 1.2 GHz Quad-core processor, 1GB RAM og 16/32 GB indbygget plads kan du ikke klage når den sælges helt ned til 1500 kr. i danske butikker. Displayet er på 10.1 tommer og har 1280 x 800 pixels, og vi har både covers, etuier og beskyttelsesfilm der passer perfekt til Lenovo IdeaTab S600.&lt;br /&gt;&lt;br /&gt;Skulle det være en smækkert Lenovo IdeaTab S6000 cover? Herunder finder du i hvert fald vores udvalg – og mon ikke der er noget for dig? Vi har Danmarks største udvalg af covers til massevis af smartphone og tablet modeller. Covers er en super god investering da det både ser godt ud, giver din tablet eller smartphone et unikt look og drastisk nedsætter chancen for skader ved tab. Der er aldrig at samle sin tablet op igen og opdage en flækket skærm, og det kan du undgå med et cover. Klik dig lidt rundt her på Lux-Case.dk, du finder masser lækre covers til Lenovo IdeaTab S6000.&lt;/p&gt;</text:p>
          </table:table-cell>
          <table:table-cell table:style-name="ce1" office:value-type="string">
            <text:p>Stort udvalg af Lenovo IdeaTab S6000 tilbehør Hurtig levering. Køb online i dag! Se udvalg af Lenovo IdeaTab S6000 covers og tilbehør her</text:p>
          </table:table-cell>
        </table:table-row>
        <table:table-row table:style-name="ro1">
          <table:table-cell table:style-name="ce1" office:value-type="string">
            <text:p>19963</text:p>
          </table:table-cell>
          <table:table-cell table:style-name="ce1" office:value-type="string">
            <text:p>Lux-Case/Mobil/Sony/Sony Xperia E1</text:p>
          </table:table-cell>
          <table:table-cell table:style-name="ce1" office:value-type="string">
            <text:p>&lt;p&gt;Sony Xperia E1 er mini-versionen af topmodellen Xperia Z1 og det er stadig en rigtig lækker smartphone. 1.2 GHz Dual-core processor, 512 MB RAM og 4 tommer skærm kan denne budget smartphone klare det meste du gerne vil have den til – og til en rigtig god pris. Vi anbefaler at du beskytter enhver smartphone med et slidstærkt cover og beskyttelsesfilm, og du finder selvfølgelig begge dele her på Lux-Case.dk. Der er helt sikkert noget du kan bruge, vi har nemlig Danmarks største udvalg i covers og etuier til smartphones. Find dine covers og etuier til &lt;a title=\"Sony Xperia E\" href=\"http://lux-case.dk/sony-xperia-e.html\" target=\"_self\"&gt;&lt;strong&gt;Sony Xperia E&lt;/strong&gt;&lt;/a&gt; her.&lt;/p&gt;</text:p>
            <text:p/>
            <text:p>&lt;p&gt;&lt;br /&gt;&lt;br /&gt;Her finder du vores kæmpe udvalg i covers til Sony Xperia E1. Vi har Danmarks største udvalg i kvalitets covers til smartphones og tablets. Alle vores covers er i god og slidstærk kvalitet – så er du nemlig super beskyttet mod skader ved tab eller andre uheld. Sony Xperia E1 er en lækker smartphone men du kan gøre den endnu mere smart med et stilfuldt designet covers. Vi har massevis af forskellige designs du kan vælge imellem – hvad enten du er til spraglede eller moderate farver. Så kan du gøre din Sony Xperia E1 helt unik. Find dit Sony Xperia E1 Cover lige nu.&lt;/p&gt;</text:p>
          </table:table-cell>
          <table:table-cell table:style-name="ce1" office:value-type="string">
            <text:p>Stort udvalg af Sony Xperia E1 tilbehør Hurtig levering. Køb online i dag! Se udvalg af Sony Xperia E1 covers og tilbehør her</text:p>
          </table:table-cell>
        </table:table-row>
        <table:table-row table:style-name="ro1">
          <table:table-cell table:style-name="ce1" office:value-type="string">
            <text:p>19979</text:p>
          </table:table-cell>
          <table:table-cell table:style-name="ce1" office:value-type="string">
            <text:p>Lux-Case/Mobil/Sony/Sony Xperia Z2</text:p>
          </table:table-cell>
          <table:table-cell table:style-name="ce1" office:value-type="string">
            <text:p>&lt;p&gt;Sony Xperia Z2 er en helt vild smartphone fra den japanske giga producent. 5.2 tommer skærm, 1080 x 1920 pixels, 2.3 GHz Quad-core processor og 3 GB RAM. Sådan. Det er et monster af en smartphone og fortjener virkelig det bedste tilbehør på markedet. Her på Lux-Case.dk har vi alt hvad du skal bruge i covers, etuier og tilbehør til Sony Xperia Z2. Vi anbefaler især at du beskytter en så fantastisk telefon med et fantastisk cover eller etui og beskyttelsesfilm. Så sikrer du dig nemlig lang levetid i den bedste stand for din smartphone. Det er en super god investering – især når vi snakker om at beskytte en smartphone i absolut topklasse. Bestil bare så meget du har lyst til! Var det covers og etuier til &lt;a href=\"https://lux-case.dk/sony-xperia-z.html\" target=\"_self\"&gt;&lt;strong&gt;Sony Xperia Z&lt;/strong&gt;&lt;/a&gt;, &lt;a href=\"https://lux-case.dk/sony-xperia-z1.html\" target=\"_self\"&gt;&lt;strong&gt;Xperia Z1&lt;/strong&gt;&lt;/a&gt;, &lt;a href=\"https://lux-case.dk/sony-xperia-z1-compact.html\" target=\"_self\"&gt;&lt;strong&gt;Xperia Z1 Compact&lt;/strong&gt;&lt;/a&gt;, &lt;a href=\"https://lux-case.dk/sony-xperia-z2-compact.html\" target=\"_self\"&gt;&lt;strong&gt;Xperia Z2 Compact&lt;/strong&gt;&lt;/a&gt; eller &lt;a href=\"https://lux-case.dk/sony-xperia-z3.html\" target=\"_self\"&gt;&lt;strong&gt;Xperia Z3&lt;/strong&gt;&lt;/a&gt; du ledte efter?&lt;/p&gt;</text:p>
            <text:p/>
            <text:p>&lt;p&gt;&lt;br /&gt;&lt;br /&gt;Her finder du vores udvalg i kvalitets covers til Sony Xperia Z2. Vi snakker her om noget af det bedste smartphone markedet har at byde på anno 2014, og det fortjener altså at blive passet ordentligt på. Lux-Case.dk anbefaler stærkt at beskytte enhver smartphone med et cover og beskyttelsesfilm. Det er virkelig en god investering da det kan spare dig for en dyr skærmreparation eller en helt ny smartphone. Udover det gode beskyttelse, giver et cover dig også mulighed for at sætte dit eget præg på mobilen. Med vores gode priser er det bare med at få bestilt hurtigst muligt.&lt;/p&gt;</text:p>
          </table:table-cell>
          <table:table-cell table:style-name="ce1" office:value-type="string">
            <text:p>Stort udvalg af Sony Xperia Z2 tilbehør Hurtig levering. Køb online i dag! Se udvalg af Sony Xperia Z2 covers og tilbehør her</text:p>
          </table:table-cell>
        </table:table-row>
        <table:table-row table:style-name="ro1">
          <table:table-cell table:style-name="ce1" office:value-type="string">
            <text:p>19995</text:p>
          </table:table-cell>
          <table:table-cell table:style-name="ce1" office:value-type="string">
            <text:p>Lux-Case/Tablet/Sony Tablets/Sony Xperia Z2 Tablet</text:p>
          </table:table-cell>
          <table:table-cell table:style-name="ce1" office:value-type="string">
            <text:p>&lt;p&gt;Her på siden finder du alt hvad du skal bruge af tilbehør, covers og etuier til Sony Xperia Z2 Tablet. Xperia Z2 er en ny papirstynd tablet fra den japanske teknologi gigant. Papirstynd er måske en overdrivelse, men Z2 tablet er endnu tyndere end iPad Air, trods den 10.1 tommer store skærm, hvilket i sig selv er ret imponerende. Det er en topklasse tablet der skal konkurrere med det bedste fra Apple og Samsung, så selvfølgelig skal den også have det bedste udstyr fra Lux-Case.dk. Gå direkte til &lt;strong&gt;&lt;a title=\"Sony Xperia Z2\" href=\"http://lux-case.dk/sony-xperia-z2.html\" target=\"_self\"&gt;Sony Xperia Z2&lt;/a&gt; eller &lt;/strong&gt;&lt;a title=\"Sony Xperia Tablet Z\" href=\"http://lux-case.dk/sony-xperia-tablet-z.html\" target=\"_self\"&gt;Sony Xperia Tablet Z&lt;/a&gt;&lt;strong&gt;.&lt;/strong&gt;&lt;/p&gt;</text:p>
            <text:p/>
            <text:p>&lt;p&gt;&lt;br /&gt;&lt;br /&gt;Skulle det være et Sony Xperia Z2 Tablet cover? Xperia Z2 er noget af det stærkeste tablet markedet har at byde på anno 2014 og kan klare enhver opgave du kaster efter den. Med en stærk processor og en lækker skærm er der virkelig noget at passe på – og det kan du ikke gøre bedre end med et kvalitets cover fra Lux-Case.dk. Alle vores covers yder god beskyttelse til kanter, hjørner og bagside, samtidig med de er stødabsorberende og stilfulde. Der er massevis af designs og materialer at vælge imellem, så det er bare med at få bestilt.&lt;/p&gt;</text:p>
          </table:table-cell>
          <table:table-cell table:style-name="ce1" office:value-type="string">
            <text:p>Stort udvalg af Sony Xperia Z2 Tablet tilbehør Hurtig levering. Køb online i dag! Se udvalg af Sony Xperia Z2 Tablet covers og tilbehør her</text:p>
          </table:table-cell>
        </table:table-row>
        <table:table-row table:style-name="ro1">
          <table:table-cell table:style-name="ce1" office:value-type="string">
            <text:p>20009</text:p>
          </table:table-cell>
          <table:table-cell table:style-name="ce1" office:value-type="string">
            <text:p>Lux-Case/Mobil/HTC/HTC One (M8)</text:p>
          </table:table-cell>
          <table:table-cell table:style-name="ce1" office:value-type="string">
            <text:p>&lt;p&gt;HTC One (M8) er en ny topklasse smartphone fra den taiwanske giga producent. Det er noget af det bedste smartphone markedet har at byde på anno 2014 og den tager kampen op med Samsung Galaxy S5 og iPhone 6. Her på Lux-Case.dk følger vi skarpt med i kapløbet om at blive forbrugernes favorit smartphone, og vi er klar med alt hvad du skal bruge i tilbehør, covers og etuier til HTC One M8. Vi har også alt hvad du skal bruge i beskyttelsesfilm, opladere, kabler, biltilbehør og alt hvad du ellers har brug for til din smartphone. Leder du efter covers eller etuier til &lt;strong&gt;&lt;a title=\"HTC One\" href=\"http://lux-case.dk/htc-one.html\" target=\"_self\"&gt;HTC One&lt;/a&gt; &lt;/strong&gt;eller &lt;a href=\"http://lux-case.dk/htc-one-e8.html\" target=\"_self\"&gt;&lt;strong&gt;HTC One (E8)&lt;/strong&gt;&lt;/a&gt;?. Hos Lux-case.dk kan du altid regne med hurtig forsendelse&lt;/p&gt;</text:p>
            <text:p/>
            <text:p>&lt;p&gt;&lt;br /&gt;&lt;br /&gt;HTC One M8 covers. Hvis du er på udkig efter en absolut topklasse smartphone, så ville det være dumt ikke at tage et kig på HTC One (M8). Det er en super lækkert smartphone med en fantastisk skarp 5 tommer skærm. Hvad der også er fantastisk skarpe er vores covers til HTC One M8. Vi anbefaler stærkt at du beskytter enhver smartphone med et kvalitets cover og beskyttelsesfilm. Begge dele finder du i mængder her på siden. Alle de covers du finder herunder, er specielt tilpassede til HTC One M8 – så får du nemlig den bedste beskyttelse, smat let og hurtig tilgang til alle stik og knapper. Vores HTC One (M8) covers er kun af den bedste kvalitet.&lt;/p&gt;</text:p>
          </table:table-cell>
          <table:table-cell table:style-name="ce1" office:value-type="string">
            <text:p>Det største udvalg af HTC One (M8) covers, etuier tilbehør Hurtig Levering. Køb online i dag! Se det store udvalg af HTC One (M8) covers, tilbehør og etuier her</text:p>
          </table:table-cell>
        </table:table-row>
        <table:table-row table:style-name="ro1">
          <table:table-cell table:style-name="ce1" office:value-type="string">
            <text:p>20025</text:p>
          </table:table-cell>
          <table:table-cell table:style-name="ce1" office:value-type="string">
            <text:p>Lux-Case/Tablet/Samsung Tablets/Samsung Galaxy NotePRO / TabPRO 12.2</text:p>
          </table:table-cell>
          <table:table-cell table:style-name="ce1" office:value-type="string">
            <text:p>&lt;p&gt;Samsung Galaxy NotePRO / TabPRO 12.2 er et nyt bud på en Maxi-Tablet fra den sydkoreanske teknologi gigant. Og der er virkelig snak om en monster maskine. Her på Lux-Case.dk er vi klar med alt hvad du skal bruge i tilbehør, covers og etuier til Samsung Galaxy NotePRO / TabPRO 12.2. Det er en stor og tynd tablet, hvilket betyder at det er ekstra vigtigt at have kvalitets beskyttelse til den. Alle covers og etuier du finder i denne kategori er specielt tilpassede til Note Pro 12.2 – det giver dig nemlig den bedste beskyttelse, samtidig med du stadig har fuld adgang til alle knapper og funktioner.&lt;br /&gt;&lt;br /&gt;Er du ude efter et Samsung Galaxy NotePRO / TabPRO 12.2 cover? Denne tablet fra sydkoreanske Samsung er en af de første Maxi-tablets til at ramme markedet – og den kunne godt gå hen og blive rigtig populær. Vi har alt hvad du skal bruge i kvalitets cover der er specielt tilpassede til Note Pro 12.2. Det yder super beskyttelse til kanter, hjørner og bagside, samtidig med du har hurtig og let tilgang til alle knapper og stik. Denne tablet er kun 8 mm tyk, så der er altså god grund til at give den lidt ekstra modstandskraft i form af et kvalitetscover.&lt;/p&gt;</text:p>
          </table:table-cell>
          <table:table-cell table:style-name="ce1" office:value-type="string">
            <text:p>Stort udvalg af Samsung Galaxy NotePRO / TabPRO 12.2 tilbehør Hurtig levering. Køb online i dag! Se udvalg af Samsung Galaxy NotePRO / TabPRO 12.2 covers og tilbehør her</text:p>
          </table:table-cell>
        </table:table-row>
        <table:table-row table:style-name="ro1">
          <table:table-cell table:style-name="ce1" office:value-type="string">
            <text:p>20039</text:p>
          </table:table-cell>
          <table:table-cell table:style-name="ce1" office:value-type="string">
            <text:p>Lux-Case/Tablet/Samsung Tablets/Samsung Galaxy TabPRO 10.1</text:p>
          </table:table-cell>
          <table:table-cell table:style-name="ce1" office:value-type="string">
            <text:p>&lt;p&gt;Samsung Galaxy Tab PRO 10.1 er en ny tablet fra den sydkoreanske gigant producent og den skal tage kampen op med andre topklasse modeller fra både Apple og Microsoft. Her på siden finder du alt hvad Lux-Case.dk har at tilbyde i covers, etuier og tilbehør til Samsung Galaxy Tab PRO 10.1. Og hvilket udvalg vi har! Galaxy Tab PRO 10.1 er virkelig en lækker tablet og den fortjener det bedste på markedet i tilbehør. Den vejer kun få gram mere end iPad Air, men kan prale af en større skærm og en god del mere kraft på hardware siden. Vi står klar til at levere kvalitets produkter lige til døren. &lt;br /&gt;Har du ikke fået den nyeste model endnu så kan du finde covers og etuier til &lt;a title=\"Samsung Galaxy Tab 4 7.0\" href=\"http://lux-case.dk/samsung-galaxy-tab-4-7-0.html\" target=\"_self\"&gt;&lt;strong&gt;Tab 4 7.0&lt;/strong&gt;&lt;/a&gt; og&lt;a title=\"Samsung Galaxy Tab 4 8.0\" href=\"http://lux-case.dk/samsung-galaxy-tab-4-8-0.html\" target=\"_self\"&gt;&lt;strong&gt; Tab 4 8.0&lt;/strong&gt;&lt;/a&gt; her.&lt;/p&gt;</text:p>
            <text:p/>
            <text:p>&lt;p&gt;&lt;br /&gt;&lt;br /&gt;Er du på udkig efter et Samsung Galaxy Tab PRO 10.1 cover? Så finder du et super udvalg i kvalitets covers lige herunder. Galaxy Tab PRO 10.1 er virkelig en stærkt tablet der kan klar alle opgaver du kaster efter den. Hvis du kaster lidt for meget efter den (eller med den) er det dog en rigtig god ide med et beskyttende cover. Alle covers du finder herunder er specielt byggede til Samsung Galaxy Tab PRO 10.1 – det sikrer dig den bedste beskyttelse og let tilgang til alle knapper og stik. Det giver mindre risiko for skade ved tab eller andre uheld, hvilket kan spare dig for en dyr og besværlig reparation.&lt;/p&gt;</text:p>
          </table:table-cell>
          <table:table-cell table:style-name="ce1" office:value-type="string">
            <text:p>Stort udvalg af Samsung Galaxy TabPRO 10.1 tilbehør Hurtig levering. Køb online i dag! Se udvalg af Samsung Galaxy TabPRO 10.1 covers og tilbehør her</text:p>
          </table:table-cell>
        </table:table-row>
        <table:table-row table:style-name="ro1">
          <table:table-cell table:style-name="ce1" office:value-type="string">
            <text:p>20053</text:p>
          </table:table-cell>
          <table:table-cell table:style-name="ce1" office:value-type="string">
            <text:p>Lux-Case/Tablet/Samsung Tablets/Samsung Galaxy TabPRO 8.4</text:p>
          </table:table-cell>
          <table:table-cell table:style-name="ce1" office:value-type="string">
            <text:p>&lt;p&gt;Samsung Galaxy Tab PRO 8.4 er den mindste tablet i Galaxy Tab PRO serien. Denne er også en lækker tablet og egner sig bedre til en enkelt hånd end sine to storebrødre. Her på siden finder du alt hvad du skal bruge i covers, etuier og tilbehør til Samsung Galaxy Tab PRO 8.4. Vi har et kæmpe udvalg til massevis af forskellige smartphones og tablets (også til de andre modeller i Galaxy Tab Pro Serien). Den mest direkte konkurrent til Galaxy Tab PRO 8.4 er den nye iPad Air – og Samsung har fået lavet en mere end værdig konkurrent.&lt;br /&gt;&lt;br /&gt;Har du brug for et smart cover til Samsung Galaxy Tab PRO 8.4? Så kan vi godt sige dig du er kommer til det rigtige sted. Vi har alt hvad du skal bruge i Hard Shell, Soft Shell, Plastik og TPU covers, i massevis af stilfulde, sjove og seriøse design. Det alle vores modeller har til fælles, er, at de specielt byggede til Galaxy Tab PRO 8.4 – så får du nemlig den bedste beskyttelse og den nemmeste tilgang til knapper og stik. Det er en super investering med et cover og det kan ende med spare dig for en flækket skærm og en dyr regning. Vi anbefaler også du beskytter dit display med beskyttelsesfilm (især hvis din tablet ofte bruges af familiens mindste).&lt;/p&gt;</text:p>
          </table:table-cell>
          <table:table-cell table:style-name="ce1" office:value-type="string">
            <text:p>Stort udvalg af Samsung Galaxy TabPRO 8.4 tilbehør Hurtig levering. Køb online i dag! Se udvalg af Samsung Galaxy TabPRO 8.4 covers og tilbehør her</text:p>
          </table:table-cell>
        </table:table-row>
        <table:table-row table:style-name="ro1">
          <table:table-cell table:style-name="ce1" office:value-type="string">
            <text:p>20067</text:p>
          </table:table-cell>
          <table:table-cell table:style-name="ce1" office:value-type="string">
            <text:p>Lux-Case/Mobil/Sony/Sony Xperia T2 Ultra</text:p>
          </table:table-cell>
          <table:table-cell table:style-name="ce1" office:value-type="string">
            <text:p>&lt;p&gt;Sony Xperia T2 Ultra er en mega smartphone fra det japanske mega firma. Med en skærm på hele 6 tommer snakker vi næsten om en tablet smartphone (og den fortjener i den grad betegnelsen phablet). Det er en rigtig lækker smartphone og her på Lux-Case.dk er vi selvfølgelig klar med alt hvad du skal bruge i tilbehør, covers og etui til Sony Xperia T2 Ultra. Alt hvad du finder her på siden er på lager og vi er står klar til at sende med Post Danmark. Så hvad enten du har brug for oplader, kabler, biltilbehør, touch-penne, høretelefoner eller mini-højtalere – Lux-Case kan sørge for det hele!&lt;br /&gt;&lt;br /&gt;Her på siden finder du vores sortiment i covers til Sony Xperia T2 Ultra. Vi kan ikke anbefale nok at du beskytter din smartphone med et cover – især når der er tale om en telefon i klasse med Sony Xperia T2 Ultra. Alle covers du finder her på siden er perfekt tilpasse til T2 Ultra – de yder super beskyttelse til kanter, hjørner og bagside, samtidig med du stadig har let tilgang til alle knapper og stik. Det er en super god investering og kan spare dig for skader ved tab og andre uheld.&lt;/p&gt;</text:p>
          </table:table-cell>
          <table:table-cell table:style-name="ce1" office:value-type="string">
            <text:p>Stort udvalg af Sony Xperia T2 Ultra tilbehør Hurtig levering. Køb online i dag! Se udvalg af Sony Xperia T2 Ultra covers og tilbehør her</text:p>
          </table:table-cell>
        </table:table-row>
        <table:table-row table:style-name="ro1">
          <table:table-cell table:style-name="ce1" office:value-type="string">
            <text:p>20083</text:p>
          </table:table-cell>
          <table:table-cell table:style-name="ce1" office:value-type="string">
            <text:p>Lux-Case/Mobil/Samsung/Samsung Galaxy Note 10.1 (2014)</text:p>
          </table:table-cell>
          <table:table-cell table:style-name="ce1" office:value-type="string">
            <text:p>&lt;p&gt;Samsung Galaxy Note 10.1 (2014 Edition) er en spritny version af den populære tablet fra den sydkoreanske gigant. Der er virkelig mange tablets på markedet og Samsung Galaxy Note 10.1 (2014 Edition) henvender sig specielt til dem der godt kan lide at lave noter i hånden. Her på Lux-Case.dk kan vi godt lide at levere de bedste covers, etuier og tilbehør til Samsung Galaxy Note 10.1 (2014 Edition) – så derfor finder du et fantastisk udvalg her på siden! Alle vores covers og etuier er i super kvalitet og yder kanon beskyttelse din tablets.&lt;br /&gt;&lt;br /&gt;Kunne du være interesseret i et stødabsorberende cover til Samsung Galaxy Note 10.1 (2014 Edition)? Jamen, så er det din heldige dag! Vi har nemlig alt hvad du skal bruge i kvalitets og super beskyttende covers, lige her på siden. Vi anbefaler stærkt at du beskytter din tablet med et cover fra Lux-Case.dk – Alle vores covers her på siden er nemlig specielt tilpassede til Samsung Galaxy Note 10.1 (2014 Edition. Vi har covers i massevis af forskellige materialer; TPU, Silikone, Aluminium og endda ægte træ til nogen modeller.&lt;/p&gt;</text:p>
          </table:table-cell>
          <table:table-cell table:style-name="ce1" office:value-type="string">
            <text:p>Stort udvalg af Samsung Galaxy Note 10.1 (2014) tilbehør Hurtig levering. Se udvalg af Samsung Galaxy Note 10.1 (2014) covers og tilbehør her</text:p>
          </table:table-cell>
        </table:table-row>
        <table:table-row table:style-name="ro1">
          <table:table-cell table:style-name="ce1" office:value-type="string">
            <text:p>20097</text:p>
          </table:table-cell>
          <table:table-cell table:style-name="ce1" office:value-type="string">
            <text:p>Lux-Case/Mobil/Sony/Sony Xperia M2</text:p>
          </table:table-cell>
          <table:table-cell table:style-name="ce1" office:value-type="string">
            <text:p>&lt;p&gt;Her finder du alt hvad du skal bruge i covers, etuier og andet tilbehør til Sony Xperia M2. Vi har her fat i en mellemklasse smartphone fra den kæmpemæssige japanske teknologi producent. Du får god smæk for skillingen og adgang til 4G netværk – så der er godt grund til lige at passe ordentligt på Sony Xperia M2. Her på siden finder du alt du skal bruge for forlænge din smartphones levetid. Med et kvalitets cover fra Lux-Case.dk reducere du stærkt chancen for skader ved tab og fald. Det kan virkelig spare dig penge når du slipper for at skulle udskifte en flækket skærm. Vælg f.eks et &lt;a title=\"Sony Xperia M2 Covers\" href=\"http://lux-case.dk/sony-xperia-m2-covers.html\"&gt;Sony Xperia M2 Cover&lt;/a&gt; og et &lt;a title=\"Beskyttelsesfilm til Sony Xperia M2\" href=\"http://lux-case.dk/sony-xperia-m2-beskyttelsesfilm.html\"&gt;beskyttelsesfilm&lt;/a&gt;, så er din mobil helt beskyttet.&lt;br /&gt;&lt;br /&gt;Kender du smartphone sygdommen Flækket-skærm-unicus? Ikke? Okay det er også noget vi har fundet på, men med et kvalitets cover til Sony Xperia M2 sikrer du at det ikke sker for din smartphone. Vi har over 10.000 forskellige covers på lager, klar til at blive sendt i dag, så der er helt sikkert lige det cover du leder efter. Vi stiler efter at have et så bredt udvalg som muligt, med både Hard Shell og Soft Shell covers i mange forskellige farver og design. Alle covers du finder her på siden er specielt tilpasset til Sony Xperia M2 – så får du nemlig den mest optimale beskyttelse. &lt;/p&gt;</text:p>
          </table:table-cell>
          <table:table-cell table:style-name="ce1" office:value-type="string">
            <text:p>Stort udvalg af Sony Xperia M2 cover, etuier og tilbehør <text:s/>- Hurtig levering. Køb online i dag - Få din pakke i morgen!</text:p>
          </table:table-cell>
        </table:table-row>
        <table:table-row table:style-name="ro1">
          <table:table-cell table:style-name="ce1" office:value-type="string">
            <text:p>20113</text:p>
          </table:table-cell>
          <table:table-cell table:style-name="ce1" office:value-type="string">
            <text:p>Lux-Case/Mobil/Nokia/Nokia Lumia 929</text:p>
          </table:table-cell>
          <table:table-cell table:style-name="ce1" office:value-type="string">
            <text:p>&lt;p&gt;Velkommen til! Her på siden finder du alt du skal bruge i tilbehør, covers og etuier til den lækre Nokia Lumia 929 (også kendt som Nokia Lumia Icon). Med masser af plads, masser af pixels på den 5 tommer store skærm og masser af regnekræft med en 2.2 GHz Quad-core processer er Lumia 929 virkelig en topklasse telefon. Den kommer med Windows Phone 8 Black styresystemet og det kører fint udover manglen af kvalitets apps. Nu du er så heldig at have faldet over Lux-Case.dk, så skulle du gøre dig selv den tjeneste at klikke lidt rundt på siden – Vi har massevis af kvalitets produkter til massevis af forskellige smartphone og tablet modeller.&lt;br /&gt;&lt;br /&gt;Kunne du bruge et super lækkert cover til Nokia Lumia 929? Så er du kommet til det helt rigtige sted. Internettet kan være en jungle af forskellige webshops, især indenfor mobiltilbehør, men her på Lux-Case.dk har du igen ramt civilisationen. Vi anbefaler virkelig at du beskytter din smartphone med et kvalitets cover, og beskyttelsesfilm for den sags skyld, og her på siden finder du det bedste i Nokia Lumia 929 covers. Alle de covers du finder her på siden er specielt tilpassede til Nokia Lumia 929 – så får du nemlig den bedste beskyttelse og letteste adgang til alle knapper og funktioner.&lt;/p&gt;</text:p>
          </table:table-cell>
          <table:table-cell table:style-name="ce1" office:value-type="string">
            <text:p>Stort udvalg af Nokia Lumia 929 tilbehør Hurtig levering. Køb online i dag! Se udvalg af Nokia Lumia 929 covers og tilbehør her</text:p>
          </table:table-cell>
        </table:table-row>
        <table:table-row table:style-name="ro1">
          <table:table-cell table:style-name="ce1" office:value-type="string">
            <text:p>20129</text:p>
          </table:table-cell>
          <table:table-cell table:style-name="ce1" office:value-type="string">
            <text:p>Lux-Case/Mobil/Nokia/Nokia X</text:p>
          </table:table-cell>
          <table:table-cell table:style-name="ce1" office:value-type="string">
            <text:p>&lt;p&gt;Velkommen til Lux-Case.dk – Et univers af smartphone tilbehør. Denne kategori er dedikeret til covers, etuier og andet tilbehør til Nokia X. Vi har her fat i en budget telefon med Android 4.1 Jelly Bean styresystemet, men det holder ikke Lux-Case.dk fra at være klar med det allerbedste i tilbehør. Vi anbefaler at beskytte enhver smartphone og tablet med et cover/etui og beskyttelsesfilm – det er simpelthen for træls at spare her og så ende op med et totalt smadret nyindkøb. Vi har et af Danmarks største udvalg i covers, etuier og tilbehør, så mon ikke du kan finde et eller andet du kan bruge? Find også covers og etuier til &lt;a title=\"Nokia XL\" href=\"http://lux-case.dk/nokia-xl.html\" target=\"_self\"&gt;&lt;strong&gt;Nokia XL&lt;/strong&gt;&lt;/a&gt;.&lt;/p&gt;</text:p>
            <text:p/>
            <text:p>&lt;p&gt;&lt;br /&gt;&lt;br /&gt;Ups, der flækkede skærmen! Den slags gider vi ikke her på Lux-Case.dk – så vi er klar med kvalitets covers til Nokia X. Skulle du have fået fat i denne model, så har vi helt sikkert et cover der passer til dig og din stil. Vi har over 10.000 covers på lager, alle klar til at blive sendt prompte. Vi kan ikke anbefale nok at beskytte din smartphone med et veltilpasset cover og beskyttelsesfilm – det kan virkelig spare dig for mange penge i den anden ende.&lt;/p&gt;</text:p>
          </table:table-cell>
          <table:table-cell table:style-name="ce1" office:value-type="string">
            <text:p>Stort udvalg af Nokia X tilbehør Hurtig levering. Køb online i dag! Se udvalg af Nokia X covers og tilbehør her</text:p>
          </table:table-cell>
        </table:table-row>
        <table:table-row table:style-name="ro1">
          <table:table-cell table:style-name="ce1" office:value-type="string">
            <text:p>20145</text:p>
          </table:table-cell>
          <table:table-cell table:style-name="ce1" office:value-type="string">
            <text:p>Lux-Case/Tablet/Toshiba/Toshiba Encore 8</text:p>
          </table:table-cell>
          <table:table-cell table:style-name="ce1" office:value-type="string">
            <text:p>Her finder du alt hvad du skal bruge i etuier, covers og tilbehør til Toshiba Encore. Toshiba Encore er en lækker lavpris tablet, der gør det rigtig godt trods en prissætning under 2.000 kroner. Her på Lux-Case.dk gør vi det også rigtig godt – Vi har over 10 års erfaring med at tilbyde det bedste indenfor smartphone og tablet tilbehør. Vi har over 10.000 covers på lager og massevis af andre lækre produkter. Alting ligger klar til at blive sendt med Post Danmark – så får du nemlig hurtigt din bestilling ind af døren. Hvis du vil have de bedste produkter til den bedste pris, så er Lux-Case.dk det helt rigtige valg.</text:p>
          </table:table-cell>
          <table:table-cell table:style-name="ce1" office:value-type="string">
            <text:p>Stort udvalg af Toshiba Encore tilbehør Hurtig levering. Køb online i dag! Se udvalg af Toshiba Encore covers og tilbehør her</text:p>
          </table:table-cell>
        </table:table-row>
        <table:table-row table:style-name="ro1">
          <table:table-cell table:style-name="ce1" office:value-type="string">
            <text:p>20161</text:p>
          </table:table-cell>
          <table:table-cell table:style-name="ce1" office:value-type="string">
            <text:p>Lux-Case/Tablet/ASUS Tablets/ASUS MeMO Pad HD7</text:p>
          </table:table-cell>
          <table:table-cell table:style-name="ce1" office:value-type="string">
            <text:p>&lt;p&gt;ASUS Memo Pad HD 7 er en prisbillig tablet fra den Taiwanske teknologi producent. Det er en rigtig lækker tablet som der virkelig er god grund til at passe på. Og her kommer Lux-Case.dk til hjælp! Som Batman der beskytter de uskyldige med gadgets og super kamptekniker, beskytter Lux-Case din uskyldige tablet med etuier og beskyttelsesfilm. Vi har alt du skal bruge for at sætte dit eget personlige præg på din ASUS Memo Pad HD 7 – hvad enten du er til covers eller etuier, business eller sjov, eller bare står og mangler en oplader eller et kabel.&lt;/p&gt;</text:p>
          </table:table-cell>
          <table:table-cell table:style-name="ce1" office:value-type="string">
            <text:p>Stort udvalg af ASUS MeMO Pad HD7 tilbehør Hurtig levering. Køb online i dag! Se udvalg af ASUS MeMO Pad HD7 covers og tilbehør her</text:p>
          </table:table-cell>
        </table:table-row>
        <table:table-row table:style-name="ro1">
          <table:table-cell table:style-name="ce1" office:value-type="string">
            <text:p>20177</text:p>
          </table:table-cell>
          <table:table-cell table:style-name="ce1" office:value-type="string">
            <text:p>Lux-Case/Tablet/Huawei Tablets/Huawei MediaPad X1</text:p>
          </table:table-cell>
          <table:table-cell table:style-name="ce1" office:value-type="string">
            <text:p>&lt;p&gt;Huawei MediaPad X1 er noget af det mest spændende der er sket indenfor phablets. Med en skærm på hele 7 tommer, en vægt på kun 239 gram, blot 7,19 mm i tykkelse og 4G netværk er der virkelig noget for konkurrenterne at være bange for. Her på Lux-Case.dk er vi selvfølgelig klar med alt du skal bruge indenfor tilbehør, covers og etuier til Huawei MediaPad X1. Med et tyndt design er det endnu vigtigere at beskytte sin phablet – derfor er alle de covers og etuier du finder under denne model specielt tilpassede for at yde super beskyttelse.&lt;br /&gt;&lt;br /&gt;Her finder du vores udvalg i topkvalitets covers til Huawei MediaPad X1. Alle de covers du finder her på siden er tilpassede til Huawei MediaPad X1 – så får du nemlig super beskyttelse af kanter, hjørner og bagside, samt hurtig og let adgang til alle knapper og stik. Bestiller du inden klokken 15.00 i dag, så sender med Post Danmark inden vi holder fyraften.&lt;/p&gt;</text:p>
          </table:table-cell>
          <table:table-cell table:style-name="ce1" office:value-type="string">
            <text:p>Stort udvalg af Huawei MediaPad X1 tilbehør Hurtig levering. Køb online i dag! Se udvalg af Huawei MediaPad X1 covers og tilbehør her</text:p>
          </table:table-cell>
        </table:table-row>
        <table:table-row table:style-name="ro1">
          <table:table-cell table:style-name="ce1" office:value-type="string">
            <text:p>20193</text:p>
          </table:table-cell>
          <table:table-cell table:style-name="ce1" office:value-type="string">
            <text:p>Lux-Case/Mobil/LG/LG Optimus L7 II</text:p>
          </table:table-cell>
          <table:table-cell table:style-name="ce1" office:value-type="string">
            <text:p>&lt;p&gt;LG Optimus L7 II er en budget model fra den sydkoreanske teknologi gigant. Du kan finde den til lidt over 1.000 kroner uden abonnoment, og så er der jo masser råd til at udstyre den med noget lækkert udstyr. Det vil vi meget gerne være behjælpelige med her på Lux-Case.dk. Vi har over 10 års erfaring med salg af smartphone tilbehør – så vi ved virkelig hvad vi har gang i. Vi har brugt vores erfaring til at skabe et kæmpe sortiment af kvalitets produkter til massevis af forskellige smartphones og tablets.&lt;br /&gt;&lt;br /&gt;Nej Nej Nej NEJ!! Sådan tænker man ofte når man taber sin smartphone, og man har lyst til at sparke sig selv når skærmen så er flækket. Med et kvalitets cover til LG Optimus L7 II kan du spare dig selv for en masse penge og besvær – det reducere nemlig kraftigt chancen for skader ved tab og andre uheld. Et cover fra Lux-Case.dk giver dig også mulighed for at sætte dit eget personlige præg på din LG Optimus L7 II. Bestil online i dag – så betaler vi fragten for dig.&lt;/p&gt;</text:p>
          </table:table-cell>
          <table:table-cell table:style-name="ce1" office:value-type="string">
            <text:p>Stort udvalg af LG Optimus L7 II tilbehør Hurtig levering. Køb online i dag! Se udvalg af LG Optimus L7 II covers og tilbehør her</text:p>
          </table:table-cell>
        </table:table-row>
        <table:table-row table:style-name="ro1">
          <table:table-cell table:style-name="ce1" office:value-type="string">
            <text:p>20209</text:p>
          </table:table-cell>
          <table:table-cell table:style-name="ce1" office:value-type="string">
            <text:p>Lux-Case/Mobiltilbehør/Høretelefoner</text:p>
          </table:table-cell>
          <table:table-cell table:style-name="ce1" office:value-type="string">
            <text:p>&lt;p&gt;&lt;strong&gt;Høretelefoner, øretelefoner &lt;/strong&gt;og &lt;strong&gt;Headsets&lt;/strong&gt; i super kvalitet og til super priser. Musik er en stor del af hverdagen, og hvis du vil have mest mulig ud af god musik, så kræver det også et par lækre høreteleoner. Det er faktisk ikke kun musik du får mere ud af med et par odentlige hørebøffer - også lydbøger og podcasts bliver en bedre oplevelse. Vi har massevis af forskellige størrelser, designs og farver du kan vælge imellem, så mon ikke du kan finde noget du kan bruge? Vi har også alt hvad du skal bruge i Headsets med mikrofon, hvis du er typen der altid vil være i kontakt med omverdenen.&lt;/p&gt;</text:p>
          </table:table-cell>
          <table:table-cell table:style-name="ce1" office:value-type="string">
            <text:p>Høretelefoner og Headsets der dækker alle behov! Køb dine høretelefoner og headsets billigt online - Vi har et massivt udvalg, med eller uden mikrofon. Billige til iPhone, HTC, Samsung, Nokia og mange flere!</text:p>
          </table:table-cell>
        </table:table-row>
        <table:table-row table:style-name="ro1">
          <table:table-cell table:style-name="ce1" office:value-type="string">
            <text:p>20210</text:p>
          </table:table-cell>
          <table:table-cell table:style-name="ce1" office:value-type="string">
            <text:p>Lux-Case/Mobil/Nokia/Nokia Lumia 630 / 635</text:p>
          </table:table-cell>
          <table:table-cell table:style-name="ce1" office:value-type="string">
            <text:p>&lt;p&gt;&lt;strong&gt;Nokia Lumia 630 / 635 Covers, Etuier og Tilbehør.&lt;/strong&gt; Her finder du alt hvad du skal bruge til din smartphone. Vi har mange forskellige Nokia Lumia 630 / 635 covers, etuier og tilbehør. Alle i forskellige farver, materialer, motiver og funktioner – Online på Lux-Case.dk finder du alt hvad du nogensinde har brug for i mobil tilbehør! Vi foreslår at du starter med at købe et Nokia Lumia 630/635 cover i silikone eller TPU, som er et fleksibelt materiale og dermed reducere chancen for skader ved tab og andre uheld. Du kan også tage et kig på et etui til Nokia Lumia 630 / 635, måske endda i ægte læder og med flere smarte funktioner. Efter det kan du tage et kig på noget af alt vores lækre tilbehør til Nokia Lumia 630 / 635 – alt fra høretelefoner og minihøjtalere til beskyttelsesfilm og sportsarmbånd. Vi har et Kæmpe udvalg, så find dit nye Nokia Lumia 630 / 635 cover lige her, udover dette et ligeså stort udvalg af etuier og alt andet tilbehør. Alt sammen i lave priser, men af mobil covers og etuier i højkvalitet. Køb i dag.&lt;/p&gt;</text:p>
          </table:table-cell>
          <table:table-cell table:style-name="ce1" office:value-type="string">
            <text:p>Det største udvalg af Nokia Lumia 630/635 cover og alt andet tilbehør. Hurtig Levering. Køb online Nu! Danmarks største udvalg af smartphone covers.</text:p>
          </table:table-cell>
        </table:table-row>
        <table:table-row table:style-name="ro1">
          <table:table-cell table:style-name="ce1" office:value-type="string">
            <text:p>20226</text:p>
          </table:table-cell>
          <table:table-cell table:style-name="ce1" office:value-type="string">
            <text:p>Lux-Case/Mobil/Nokia/Nokia XL</text:p>
          </table:table-cell>
          <table:table-cell table:style-name="ce1" office:value-type="string">
            <text:p>&lt;p&gt;Her finder du alt i covers, etuier og tilbehør til Nokia XL. Nokia nye ”overkommeligt prissat” smartphone som de siger. Men fordi den ikke er i den dyre ende af smartphone markedet så er det stadig en investering der er værd at passe på. Lux-Case.dk har fulgt med og står klar med Nokia XL covers, etuier og tilbehør, så du kan føle dig sikkert beskyttet og veludstyret uanset hvor du tager hen. Uanset prisklassen af en smartphone fortjener den at man passer på dem. Nutiden telefoner er ikke bygget så solide som de var engang, så med et cover eller etui vil det give den det sidste mangel på en robust og solid telefon. Her er covers og etuier til den ældre model &lt;a title=\"Nokia X\" href=\"http://lux-case.dk/nokia-x.html\" target=\"_self\"&gt;&lt;strong&gt;Nokia X&lt;/strong&gt;&lt;/a&gt;.&lt;/p&gt;</text:p>
            <text:p/>
            <text:p>&lt;p&gt;&lt;br /&gt;&lt;br /&gt;Skal dit cover til Nokia XL være en farverig sag, som rødt, hot pink, pink, gult, grønt, blåt, lyseblåt eller måske bare sort eller hvidt? Så er du kommet til det rette sted, Lux-Case.dk har Danmarks største udvalg af covers til smartphones og tablets. Med et Nokia XL cover er du sikret mod de skrammer og ridser som højst sandsynligt vil forekomme hvis du ikke bruger et cover. Selvom man passer rigtig godt på sin telefon så sker ulykker alligevel. Telefonen falder ud af lommen? Børnene løber rundt og leger og får revet den ned fra bordet? Den glider simpelthen bare ud af hænderne? Ja det kan være så mange forskellige ting.&lt;/p&gt;</text:p>
          </table:table-cell>
          <table:table-cell table:style-name="ce1" office:value-type="string">
            <text:p>Stort udvalg af Nokia XL tilbehør. Hurtig Levering. Køb online i dag! Se vores udvalg af Nokia XL covers og tilbehør her</text:p>
          </table:table-cell>
        </table:table-row>
        <table:table-row table:style-name="ro1">
          <table:table-cell table:style-name="ce1" office:value-type="string">
            <text:p>20242</text:p>
          </table:table-cell>
          <table:table-cell table:style-name="ce1" office:value-type="string">
            <text:p>Lux-Case/Mobil/ASUS/ASUS ZenFone 6 (2014)</text:p>
          </table:table-cell>
          <table:table-cell table:style-name="ce1" office:value-type="string">
            <text:p>&lt;p&gt;Udstyr din phablet med tilbehør, etuier og covers til Asus Zenfone 6 på Lux-Case.dk! Man må aldrig nøjes med en nøgen telefon, sørg for den kan overleve lejlighedsvise smæk og skrald med en af vores stærke Asus Zenfone 6 covers af hård plads, silikone eller metal. Det kan også give din smartphone en ny og smart farve som passer perfekt til din stil. Hvis et cover ikke lige er dig, så skulle du tage et kig på et Asus Zenfone 6 etui, ofte udformet i ægte læder eller slidstærkt PU læder – og næsten altid med smarte funktioner som flipstativ og magnetluk. Når der er styr på telefonens beskyttelse, kan du afrunde din ordre med noget af vores lækre Asus Zenfone 6 tilbehør. &lt;br /&gt;&lt;br /&gt;Hvis du har ramt ind på denne side, så ønsker du helt sikker at købe et cover til Asus Zenfone 6 – og det kan du helt sikker! Du kan få mange forskellige covers til en billige pris, som alle er super beskyttende og stilfuld, men også kan have helt unikke egenskaber. Du kan for eksempel købe et Asus Zenfone 6 cover lavet i 100 % silikone eller i stærk TPU. Begge materialer er chokabsorberende og gør telefonen mere skridsikker. Der er massevis af covers i hård plast at vælge imellem – ofte med glat overflade og dekorative billeder og mønstre. Hurtig fragt når du bestiller online i dag.&lt;/p&gt;</text:p>
          </table:table-cell>
          <table:table-cell table:style-name="ce1" office:value-type="string">
            <text:p>Stort udvalg af ASUS ZenFone 6 tilbehør. Køb online i dag! Se vores udvalg af ASUS ZenFone 6 covers og tilbehør her</text:p>
          </table:table-cell>
        </table:table-row>
        <table:table-row table:style-name="ro1">
          <table:table-cell table:style-name="ce1" office:value-type="string">
            <text:p>20258</text:p>
          </table:table-cell>
          <table:table-cell table:style-name="ce1" office:value-type="string">
            <text:p>Lux-Case/Mobil/LG/LG G2 Mini</text:p>
          </table:table-cell>
          <table:table-cell table:style-name="ce1" office:value-type="string">
            <text:p>LG G2 Mini Tilbehør, Covers og Etuier - Alt til Din LG!</text:p>
            <text:p/>
            <text:p>Nu kan du endelig maksimere din Mini med hj&amp;aelig;lp fra tilbeh&amp;oslash;r, etuier og covers til LG G2 Mini! Denne smartphone beh&amp;oslash;ves ikke v&amp;aelig;re en beskeden variant af sin storebror, den kan sagtens v&amp;aelig;re med hvis du har det rigtige mobiltilbeh&amp;oslash;r. Et LG G2 Mini cover, for eksempel, g&amp;oslash;r din smartphone mere robust, puster nyt liv i designet og personligg&amp;oslash;r din telefon. Det samme g&amp;aelig;lder for vores luksus LG G2 Mini etui i l&amp;aelig;der. N&amp;aring;r du har f&amp;aring;et styr p&amp;aring; cover og etui, kan du snildt g&amp;aring; videre til vores LG G2 Mini tilbeh&amp;oslash;r, som sp&amp;aelig;nder fra biltilbeh&amp;oslash;r, til h&amp;oslash;retelefoner, beskyttelsesfilm, kabler, og opladere. Der er alts&amp;aring; virkelig nok og v&amp;aelig;lge imellem til LG G2 Mini. Er det storebroreren, du har fat i kan du finde alt du skal bruge p&amp;aring; &lt;a title=\"LG G2\" href=\"http://lux-case.dk/lg-g2.html\"&gt;LG G2 - Cover, Etui &amp; Tillbeh&amp;oslash;r&lt;/a&gt;. Ejer du en &lt;a title=\"LG G3\" href=\"http://lux-case.dk/lg-g3.html\" target=\"_self\"&gt;&lt;strong&gt;LG G3?&lt;/strong&gt;&lt;/a&gt;.&lt;/p&gt;&lt;br&gt; </text:p>
            <text:p>&lt;br&gt; </text:p>
            <text:p>Vores LG G2 Mini covers er produceret med denne model specifikt i tankerne, hvilket betyder en fantastisk pasform og høj beskyttelse. På Lux-Case.dk er vi kendt for at have et stor udvalg af smartphone covers i mange farver og mønstre – Kun for dig! Du kan vælge mellem materialer som silikone, TPU og hård plastik, med sikkerhed om at alle covers vil gøre sit bedste for at beskytte din smartphone fuldt ud. Med et cover til LG G2 Mini sikrer du ikke kun en lang levetid, du sikrer også at du kan sætte dit eget personlige præg på din telefon – Måske endda matche med dagens outfit?</text:p>
          </table:table-cell>
          <table:table-cell table:style-name="ce1" office:value-type="string">
            <text:p>Stort udvalg af LG G2 Mini tilbehør. Hurtig Levering. Køb online i dag! Se vores udvalg af LG G2 Mini cover og tilbehør her</text:p>
          </table:table-cell>
        </table:table-row>
        <table:table-row table:style-name="ro1">
          <table:table-cell table:style-name="ce1" office:value-type="string">
            <text:p>20290</text:p>
          </table:table-cell>
          <table:table-cell table:style-name="ce1" office:value-type="string">
            <text:p>Lux-Case/Mobil/Lenovo/Lenovo S660</text:p>
          </table:table-cell>
          <table:table-cell table:style-name="ce1" office:value-type="string">
            <text:p>Her har du den nye Lenovo smartphone med dual-simkort mulighed og vi har selvfølgelig fuldt med på markedet og er klar med covers, etuier og tilbehør til Lenovo S660. Når muligheden for at have dual-simkort så er det tænkeligt at der også vil forekomme en masse kontakter når 2 numre er i brug, så derfor skal den da også beskyttes bedst muligt. Lenovo S660 cover og etuier vil sørge for at du kan beholde din smartphone i et stykke og at du ikke pludselig står og har mistet alle dine kontakter. Alt hvad du søger af covers, etuier og diverse tilbehør – finder du her hos os Lux-Case.dk&lt;br&gt;</text:p>
            <text:p/>
            <text:p>&lt;br&gt; </text:p>
            <text:p>Leder du efter et cover til Lenovo S660? Så er du kommet det helt rigtig sted hen.. Vi har tonsvis af cover som er klar og parat til at blive sendt hjem til dig! Nu er det kun op til dig at vælge det helt rigtige. Først og fremmest er materialet oftest det vigtigste, alt afhængig af hvad vedkommende bedste kan lide.. Her hos Lux-Case.dk har vi cover i plast, silikone, TPU og metal. Alle materialer er lavet til at beskytte din smartphone bedst muligt. Tjek vores kæmpe lager ud og bestil i dag. </text:p>
          </table:table-cell>
          <table:table-cell table:style-name="ce1" office:value-type="string">
            <text:p>Stort udvalg af Lenovo S660 tilbehør. Hurtig Levering. Køb online i dag! Se vores udvalg af Lenovo S660 covers og tilbehør her</text:p>
          </table:table-cell>
        </table:table-row>
        <table:table-row table:style-name="ro1">
          <table:table-cell table:style-name="ce1" office:value-type="string">
            <text:p>20306</text:p>
          </table:table-cell>
          <table:table-cell table:style-name="ce1" office:value-type="string">
            <text:p>Lux-Case/Tablet/Lenovo/Lenovo ThinkPad 8</text:p>
          </table:table-cell>
          <table:table-cell table:style-name="ce1" office:value-type="string">
            <text:p>&lt;p&gt;Her finder du alt i covers, etuier og tilbehør til Lenovo ThinkPad 8. Denne Full Windows 8 tablet er noget af en maskine med Full HD skærm som giver ekstrem skarpe og klare billeder. Et beskyttelsesfilm vil hjælpe med at bibeholde den flotte skærm. Og selvfølgelig en tablet af denne kvalitet skal også sikres andre steder end skærmen så den kan bruges i lang lang tid. Med et etui eller cover vil du skåne den for skader og ridser og ikke mindst en dyr reparations-regning. Se vores store udvalg af Lenovo ThinkPad 8 covers, etuier og diverse tilbehør. Alle vores produkter leveres nem og hurtig med PostNord.&lt;br /&gt;&lt;br /&gt;Covers til Lenovo ThinkPad 8 er simple og kan være meget farverige, alt afhængig af din stil. De beskytter en tablet aldeles godt og gør det nemt at bruge maskinen. Lenovo ThinkPad 8 covers kommer I forskellige typer materiale, fx plastik, silikone, TPU og metal. Måske skulle designet være med leopard, zebra eller hjerter? Der er utrolig mange forskellige typer design, så du kan gøre din tablet rigtig personlig. Funktionel kan de også være med et kick-strander cover, bliver den rigtig nem at bruge da du kan have begge din hænder fri.&lt;/p&gt;</text:p>
          </table:table-cell>
          <table:table-cell table:style-name="ce1" office:value-type="string">
            <text:p>Stort udvalg af Lenovo ThinkPad 8 tilbehør. Hurtig Levering. Køb online i dag! Se vores udvalg af Lenovo ThinkPad 8 covers og tilbehør her</text:p>
          </table:table-cell>
        </table:table-row>
        <table:table-row table:style-name="ro1">
          <table:table-cell table:style-name="ce1" office:value-type="string">
            <text:p>20322</text:p>
          </table:table-cell>
          <table:table-cell table:style-name="ce1" office:value-type="string">
            <text:p>Lux-Case/Tablet/Dell/Dell Venue 11 Pro</text:p>
          </table:table-cell>
          <table:table-cell table:style-name="ce1" office:value-type="string">
            <text:p>&lt;p&gt;Dell Venue 11 Pro er både en fuldvoksen PC og samtidig en tablet som du kan bruge i sofaen. Det er virkelig en hybrid. Så snart det er en tablet øges risikoen for skader og ridser straks. Så derfor vi står selvfølgelig klar med etuier, covers og diverse tilbehøver til Dell Venue 11 Pro, så du kan beholde din Dell maskine i top stand. Opnå den fulde potentiale med Dell Venue 11 Pro covers, etuier og tilbehør.&lt;br /&gt;&lt;br /&gt;Skal din tablet ikke gemmes helt væk men stadigvæk nyde godt af en god beskyttelse? Så kan vi helt klart anbefale at du køber et cover til Dell Venue 11 Pro. Et Dell Venue 11 Pro cover er simple og effektive. Vi har covers i forskellige materialer som plastik, silikone, TPU og metal. Ligegyldig hvilket materiale du vælger kan du være sikker på et høj kvalitets produkt. Og så er der selvfølgelig tonsvis af designs og farver at vælge imellem. Tag dig god tid og find lige præcis dit ynglings cover.&lt;/p&gt;</text:p>
          </table:table-cell>
          <table:table-cell table:style-name="ce1" office:value-type="string">
            <text:p>Stort udvalg af Dell Venue 11 Pro tilbehør. Hurtig Levering. Køb online i dag! Se vores udvalg af Dell Venue 11 Pro covers og tilbehør her</text:p>
          </table:table-cell>
        </table:table-row>
        <table:table-row table:style-name="ro1">
          <table:table-cell table:style-name="ce1" office:value-type="string">
            <text:p>20338</text:p>
          </table:table-cell>
          <table:table-cell table:style-name="ce1" office:value-type="string">
            <text:p>Lux-Case/Mobil/LG/LG L70</text:p>
          </table:table-cell>
          <table:table-cell table:style-name="ce1" office:value-type="string">
            <text:p>Har du netop investeret i en LG L70 og skal have et cover, etui eller noget tilbehør til den så er du kommet det rigtig sted hen. Lux-Case.dk har kæmpe udvalg af produkter til smartphones og tablets. LG L70 covers, etuier og tilbehør er et bredt område, så det er bare at komme i gang og finde lige præcis dine produkter til dine behov. Med et cover eller etui til LG L70 kan du i hvert fald sikre en længere liv for din smartphone. Hos Lux-Case.dk sender vi nemt og hurtigt med Post Danmark og fragten er helt GRATIS!&lt;br&gt;</text:p>
            <text:p/>
            <text:p>&lt;br&gt; </text:p>
            <text:p>Cover til LG L70. Denne smartphone har nogle rigtig flotte detajler i designet og ønsker man ikke at gemme dem helt væk kan man stadig nemt beskytte sin smartphone med et LG L70 cover. Boost dit look med et lilla, pink, rødt eller blåt cover. Lidt andre valgmuligheder inden for mobilcovers er materialet som fås i plastik, silikone, TPU og metal. Super beskyttelse uanset dit materiale valg og de fleste modeller er stødabsorberende. Alle slags covers til LG L70, så tag en kig igennem vores store udvalg af covers og beskyt din LG, så du kan undgå kedelige skader og ridser på din fine smartphone. Altid 100% Gratis fragt på LG L70 covers.</text:p>
          </table:table-cell>
          <table:table-cell table:style-name="ce1" office:value-type="string">
            <text:p>Stort udvalg af LG L70 tilbehør. Hurtig og Gratis fragt. Køb online i dag! Se vores udvalg af LG L70 etuier, covers og tilbehør her</text:p>
          </table:table-cell>
        </table:table-row>
        <table:table-row table:style-name="ro1">
          <table:table-cell table:style-name="ce1" office:value-type="string">
            <text:p>20354</text:p>
          </table:table-cell>
          <table:table-cell table:style-name="ce1" office:value-type="string">
            <text:p>Lux-Case/Tablet/Lenovo/Lenovo IdeaTab A1000</text:p>
          </table:table-cell>
          <table:table-cell table:style-name="ce1" office:value-type="string">
            <text:p>Er du på udkig efter tilbehør, covers, og etuier til Lenovo IdeaTab A100? Så er Lux-Case.dk den helt rigtige side for dig. Vi har Danmarks største udvalg i accesories til smartphones og tablets, og gør vores bedste for at udvide og forbedre udvalget hver eneste dag. Kunne du bruge et smart etui i ægte læder? Måske endda med et flipstativ? Det er intet problem, dem har vi massevis af! Skal det være noget mere simpelt? Vi har alt hvad du skal bruge i simple silikone, TPU og plastic covers. Vores udvalg i Lenovo IdeaTab A100 covers, tilbehør og etuier er helt sikkert alt hvad du har brug for til denne lækre tablet.&lt;br&gt;</text:p>
            <text:p/>
            <text:p>&lt;br&gt; </text:p>
            <text:p>Lenovo IdeaTab A1000 Covers finder du lige her på siden. Er det ikke det du leder efter? Jamen, vi har også alt hvad du skal bruge i tilbehør og etuier til enhver tænkelig smartphone og tablet. Alle covers du finder her på siden er specielt tilpassede denne tablet, hvilket giver den bedste beskyttelse og let adgang til alle stik, knapper og funktioner. Hvad mere kan du bede om?</text:p>
          </table:table-cell>
          <table:table-cell table:style-name="ce1" office:value-type="string">
            <text:p>Stort udvalg af Lenovo IdeaTab A1000 tilbehør. Hurtig Levering. Køb online i dag! Se vores udvalg af Lenovo IdeaTab A1000 covers og tilbehør her</text:p>
          </table:table-cell>
        </table:table-row>
        <table:table-row table:style-name="ro1">
          <table:table-cell table:style-name="ce1" office:value-type="string">
            <text:p>20370</text:p>
          </table:table-cell>
          <table:table-cell table:style-name="ce1" office:value-type="string">
            <text:p>Lux-Case/Tablet/ASUS Tablets/ASUS VivoTab Note 8</text:p>
          </table:table-cell>
          <table:table-cell table:style-name="ce1" office:value-type="string">
            <text:p>&lt;p&gt;Leder du efter etuier, covers og tilbehør til ASUS VivoTab Note 8 så er du kommet det rette sted. Lux-Case.dk er har Danmarks største udvalg af covers, etuier og tilbehør. Nutidens telefoner er super smarte og har uendelig med funktioner men de er desværre ikke de mest solide og kan nemt gå i stykker. Så ligegyldig hvilken smartphone eller tablet du har investeret i så mener vi selvfølgelig den skal have noget beskyttelse. Alle vores ASUS VivoTab Note 8 etuier, covers og tilbehør sender vi nemt og hurtigt med Postnord.&lt;br /&gt;&lt;br /&gt;Covers til ASUS VivoTab Note 8. Covers kommer i forskellige materialer som plastik, silikone, TPU og metal og hver person har oftest deres favorit materiale. Så derfor kan du være garanteret høj kvalitet på alle vores covers og selvfølgelig også top beskyttelse, uanset materiale. Et cover kan redde dig ud af en grim og dyr reparations-regning og spare dig tablet for mange små skrammer og ridser. ASUS VivoTab Note 8 cover fås i forskellige designs og det er fuldstændig op til dig selv om du virkelig vil skille dig ud eller du bare vil gå efter det helt og aldeles “classy” look.&lt;/p&gt;</text:p>
          </table:table-cell>
          <table:table-cell table:style-name="ce1" office:value-type="string">
            <text:p>Stort udvalg af ASUS VivoTab Note 8 tilbehør. Hurtig Levering. Køb online i dag! Se vores udvalg af ASUS VivoTab Note 8 covers og tilbehør her</text:p>
          </table:table-cell>
        </table:table-row>
        <table:table-row table:style-name="ro1">
          <table:table-cell table:style-name="ce1" office:value-type="string">
            <text:p>20386</text:p>
          </table:table-cell>
          <table:table-cell table:style-name="ce1" office:value-type="string">
            <text:p>Lux-Case/Tablet/Microsoft Tablets/Microsoft Surface Pro / Pro 2</text:p>
          </table:table-cell>
          <table:table-cell table:style-name="ce1" office:value-type="string">
            <text:p>&lt;p&gt;Covers, etuier og tilbehør til Microsoft Surface Pro / Pro 2. Det er efterhånden blevet en hel trend at anskaffe sig covers, etuier og diverse tilbehør til ens smartphone eller tablet. Og vi står selvfølgelig klar med en masse forskellige Microsoft Surface Pro / Pro 2 covers, etuier og tilbehør. Tonsvis af forskellige farver og mønstre. Så mon ikke du kan finde noget som passer din smag, uanset om det skal være det vilde og farverige eller simple og mindre farverige. Vi sender nem og hurtigt med PostNord.&lt;br /&gt;&lt;br /&gt;Covers til Microsoft Surface Pro / Pro 2. En simpel og nem made at beskytte din tablet på. Ingen kompromis på kvaliteten uanset hvilket materiale du vælger, om det er plastik, silikone, TPU eller metal. Et Microsoft Surface Pro / Pro 2 cover dækker bagsiden og siderne på din tablet, så du stadig kan vise din tablet frem og ikke bare gemme den helt væk. Sørg for et langvarigt liv til din tablet uden skader og ridser. Lux-Case.dk anbefaler på det kraftigste en eller anden form for beskyttelse så du slipper for en grim tablet eller en meget dyr reparations-regning. Tag et kig rundt i vores store udvalg af covers.&lt;/p&gt;</text:p>
          </table:table-cell>
          <table:table-cell table:style-name="ce1" office:value-type="string">
            <text:p>Stort udvalg af Microsoft Surface Pro / Pro 2 tilbehør. Lynhurtig levering. Køb online i dag! Se vores udvalg af Microsoft Surface Pro / Pro 2 covers og tilbehør her.</text:p>
          </table:table-cell>
        </table:table-row>
        <table:table-row table:style-name="ro1">
          <table:table-cell table:style-name="ce1" office:value-type="string">
            <text:p>20402</text:p>
          </table:table-cell>
          <table:table-cell table:style-name="ce1" office:value-type="string">
            <text:p>Lux-Case/Mobil/HTC/HTC Desire 816</text:p>
          </table:table-cell>
          <table:table-cell table:style-name="ce1" office:value-type="string">
            <text:p>&lt;p&gt;Tilbehør, covers og etuier til HTC Desire 816 online, for at gøre det hele lettere og mere komfortabelt. Her kan du købe alt hvad du har brug for, så din telefon kan få et nyt look, øge dens holdbarhed betydeligt og give den ekstra funktionalitet. Du kan købe et etui med indbygget ping til opbevaring af dine bankkort og andre genstande. Du kan købe et par højtydende høretelefoner så det hele spiller mens du sidder i bussen, eller en omgang USB-kabler i alle tænkelige farver. Med et holdbart cover eller HTC Desire 816 etui, bliver det virkelig en opgave at lave ridser i din smartphone.&lt;br /&gt;&lt;br /&gt;Et stilfyld og tyndt HTC Desire 816 cover er lige hvad du skal bruge for at forhøje dens æstetiske værdi, den tolerance overfor uheld og dens funktionalitet. Lad et cover til HTC Desire 816 beskytte dig mod revner, beskidte fingeraftryk på kanter og bagside og den fugt der ellers ville kunne ødelægge din telefon. Et Lux-Case.dk cover har intet imod at tage de skader der ellers ville kunne smadre din smartphone, og er også fantastisk til at beskytte mod lommeridser. Hurtig fragt når du bestiller online i dag.&lt;/p&gt;</text:p>
          </table:table-cell>
          <table:table-cell table:style-name="ce1" office:value-type="string">
            <text:p>Stort udvalg af HTC Desire 816 tilbehør. Hurtig og dag-til-dag levering. Køb online i dag! Se vores udvalg af HTC Desire 816 covers og tilbehør her</text:p>
          </table:table-cell>
        </table:table-row>
        <table:table-row table:style-name="ro1">
          <table:table-cell table:style-name="ce1" office:value-type="string">
            <text:p>20418</text:p>
          </table:table-cell>
          <table:table-cell table:style-name="ce1" office:value-type="string">
            <text:p>Lux-Case/Tablet/Samsung Tablets/Samsung Galaxy Tab 4 8.0</text:p>
          </table:table-cell>
          <table:table-cell table:style-name="ce1" office:value-type="string">
            <text:p>&lt;p&gt;Kast dig ud i et eventyr gennem galaksen med tilbeh&amp;oslash;r, etuier og covers til Samsung Galaxy Tab 4 8.0. Styr til kategorien for Samsung Galaxy Tab 4 8.0 etuier, hvor du kan finde l&amp;aelig;kre l&amp;aelig;der etuier, med b&amp;aring;de flipstativ og kreditkortholder. P&amp;aring; vej derhen kan du lige styre forbi vores Samsung Galaxy Tab 4 8.0 cover side, hvor du finder skinnende stjerner i form af TPU, silikone og plastik covers. N&amp;aring;r der er ordentligt styr p&amp;aring; beskyttelsen af din telefon, kan du til sidst tage et smut forbi vores kategori af Samsung Galaxy Tab 4 8.0 tilbeh&amp;oslash;r &amp;ndash; Her finder du nemlig b&amp;aring;de det sjove og det praktiske. G&amp;aring; til den &amp;aelig;ldre eller nyere model her, &lt;a title=\"Samsung Galaxy Tab 4 7.0\" href=\"http://lux-case.dk/samsung-galaxy-tab-4-7-0.html\" target=\"_self\"&gt;&lt;strong&gt;Tab 4 7.0&lt;/strong&gt;&lt;/a&gt; og &lt;a title=\"Samsung Galaxy Tab 4 10.1\" href=\"http://lux-case.dk/samsung-galaxy-tab-4-10-1.html\" target=\"_self\"&gt;&lt;strong&gt;Tab 4 10.1&lt;/strong&gt;&lt;/a&gt;.&lt;/p&gt;</text:p>
          </table:table-cell>
          <table:table-cell table:style-name="ce1" office:value-type="string">
            <text:p>Stort udvalg af Samsung Galaxy Tab 4 8.0 tilbehør. Hurtig Levering. Køb online i dag! Se vores udvalg af Samsung Galaxy Tab 4 8.0 covers og tilbehør her</text:p>
          </table:table-cell>
        </table:table-row>
        <table:table-row table:style-name="ro1">
          <table:table-cell table:style-name="ce1" office:value-type="string">
            <text:p>20450</text:p>
          </table:table-cell>
          <table:table-cell table:style-name="ce1" office:value-type="string">
            <text:p>Lux-Case/Mobil/Samsung/Samsung Galaxy K Zoom</text:p>
          </table:table-cell>
          <table:table-cell table:style-name="ce1" office:value-type="string">
            <text:p>&lt;p&gt;Lige her på Lux-Case.dk kan du finde alt hvad du skal bruge for at udvide dit arsenal i tilbehør, covers og etuier til Samsung Galaxy K Zoom. Når du har sådan et dejligt kamera / telefon, er det værd at gøre en indsats for at lade den bevare sin ydre glans. Brug et Samsung Galaxy K Zoom cover og du er allerede et rigtig langt stykke af vejen. Vores etuier til Samsung Galaxy K Zoom er også super populære – og det forstår vi godt! Etuier yder kanon beskyttelse men kommer også med smarte funktioner som flipstativ og magnetluk. Du finder massevis af farver, design og materialer her på Lux-Case, vi har nemlig Danmarks største udvalg i smartphone tilbehør. Så hvorfor ikke bestille online i dag?&lt;br /&gt;&lt;br /&gt;Nu har det endelig lykkes dig at finde Danmarks bedste samling af Samsung Galaxy K Zoom covers – Tillykke! Nu kan du let og billigt beskytte din smartphone og samtidig give den et nyt og friskt look. Vi har massevis af forskellige modeller at vælge imellem her på Lux-Case.dk; du finder Hard Shell og Soft Shell covers i materialer som silikone, TPU, hård plastic og forskellige metaller. Hvad alle covers har tilfældes er den super beskyttelse de yder til alle kanter og bagside. For at få hele telefonen beskyttet, skulle du investere i vores beskyttelsesfilm der sørger for skærmen kommer til at være uden ridser. Bestil et cover til Samsung Galaxy K Zoom i dag.&lt;/p&gt;</text:p>
          </table:table-cell>
          <table:table-cell table:style-name="ce1" office:value-type="string">
            <text:p>Stort udvalg af Samsung Galaxy K Zoom tilbehør. Hurtig Kevering. Køb online i dag! Se vores udvalg af Samsung Galaxy K Zoom covers og tilbehør her</text:p>
          </table:table-cell>
        </table:table-row>
        <table:table-row table:style-name="ro1">
          <table:table-cell table:style-name="ce1" office:value-type="string">
            <text:p>20466</text:p>
          </table:table-cell>
          <table:table-cell table:style-name="ce1" office:value-type="string">
            <text:p>Lux-Case/Mobil/Samsung/Samsung Galaxy Note 3 Neo</text:p>
          </table:table-cell>
          <table:table-cell table:style-name="ce1" office:value-type="string">
            <text:p>&lt;p&gt;Covers, etuier og tilbehør til Samsung Galaxy Note 3 Neo. Her finder du dit skrigende gule cover, dit luksuriøse ægte læder etui med kortholder og dine touch vinterhandsker til at holde fingrene varme og brugbare i kulden. Kæmpe udvalg af Samsung Galaxy Note 3 Neo covers, etuier og tilbehør hos hos Lux-Case.dk. Med 10 års erfaring indenfor branchen fører vi kun kvalitets produkter og tilbyder derfor 100 % tilfredshedsgaranti. Dag til Dag levering med Post Danmark, nemt og hurtigt. Så tag et kig rundt og find lige det du står og mangler. Find covers og etuier til &lt;a title=\"Samsung Galaxy Note\" href=\"http://lux-case.dk/samsung-galaxy-note.html\" target=\"_self\"&gt;&lt;strong&gt;Galaxy Note&lt;/strong&gt;&lt;/a&gt;, &lt;strong&gt;&lt;a title=\"Samsung Galaxy Note 2\" href=\"http://lux-case.dk/samsung-galaxy-note-2.html\" target=\"_self\"&gt;Note 2&lt;/a&gt;,&lt;/strong&gt; &lt;a title=\"Samsung Galaxy Note 3\" href=\"http://lux-case.dk/samsung-galaxy-note-3.html\" target=\"_self\"&gt;&lt;strong&gt;Note 3&lt;/strong&gt;&lt;/a&gt; og &lt;a href=\"http://lux-case.dk/samsung-galaxy-note-4.html\" target=\"_self\"&gt;&lt;strong&gt;Note 4&lt;/strong&gt;&lt;/a&gt; her.&lt;/p&gt;</text:p>
            <text:p/>
            <text:p>&lt;p&gt;&lt;br /&gt;&lt;br /&gt;Covers til Samsung Galaxy Note 3 Neo. Lux-Case.dk har du Danmark største udvalg af covers til smartphones, så mon ikke det er her du finder dit cover. Ligegyldig hvilken type materiale du ønsker så er du garanteret et kvalitets cover. Vores covers kommer i følgende materialer som plastik, silikone, TPU og metal. Samsung Galaxy Note 3 Neo covers er den absolut simpleste måde at beskytte sin smartphone på uden at gå på kompromis med sikkerheden af din smartphone. Så pift din stil op med et gult, pink, rødt, eller blåt cover.&lt;/p&gt;</text:p>
          </table:table-cell>
          <table:table-cell table:style-name="ce1" office:value-type="string">
            <text:p>Stort udvalg af Samsung Galaxy Note 3 Neo tilbehør. Hurtig levering. Køb online i dag! Se vores udvalg af Samsung Galaxy Note 3 Neo covers og tilbehør her</text:p>
          </table:table-cell>
        </table:table-row>
        <table:table-row table:style-name="ro1">
          <table:table-cell table:style-name="ce1" office:value-type="string">
            <text:p>20482</text:p>
          </table:table-cell>
          <table:table-cell table:style-name="ce1" office:value-type="string">
            <text:p>Lux-Case/Tablet/Samsung Tablets/Samsung Galaxy Tab 4 7.0</text:p>
          </table:table-cell>
          <table:table-cell table:style-name="ce1" office:value-type="string">
            <text:p>&lt;p&gt;Samsung Galaxy Tab 4 7.0 er en lækker tablet fra en af de helt store spillere på markedet. Her på siden finder du alt du skal bruge i covers, tilbehør og etuier til Samsung Galaxy Tab 4 7.0 – Så det er egentlig ingen grund til at klikke væk fra Lux-Case.dk. Covers er vores helt store passion og vi har mere end 10.000 forskellige modeller på lager. TPU, silikone, stof, ægte læder – du finder massevis af materialer i hundredvis af farver og designs her på siden. Bestil Samsung Galaxy Tab 4 7.0 covers, etuier og tilbehør hos os i dag. Her kan du finde covers og etuier til de nyere modeller som &lt;a title=\"Samsung Galaxy Tab 4 8.0\" href=\"http://lux-case.dk/samsung-galaxy-tab-4-8-0.html\" target=\"_self\"&gt;&lt;strong&gt;Tab 4 8.0&lt;/strong&gt;&lt;/a&gt; og &lt;a title=\"Samsung Galaxy Tab 4 10.1\" href=\"http://lux-case.dk/samsung-galaxy-tab-4-10-1.html\" target=\"_self\"&gt;&lt;strong&gt;Tab 4 10.1&lt;/strong&gt;&lt;/a&gt;.&lt;/p&gt;</text:p>
            <text:p/>
            <text:p>&lt;p&gt;&lt;br /&gt;Kunne du ikke bruge et smart cover til Samsung Galaxy Tab 4 7.0? Det kunne du helt sikkert – især når der er tale om et specielt tilpasset cover fra Lux-Case.dk. Når coveret er skræddersyet til den enkelte model, får du den bedste beskyttelse og den letteste adgang til alle knapper og funktioner. Her på siden finder du modeller i både TPU, silikone, hård plast og måske endda nogen få modeller i ægte læder.&lt;/p&gt;</text:p>
          </table:table-cell>
          <table:table-cell table:style-name="ce1" office:value-type="string">
            <text:p>Stort udvalg af Samsung Galaxy Tab 4 7.0 tilbehør. Hurtig Levering. Køb online i dag! Se vores udvalg af Samsung Galaxy Tab 4 7.0 covers og tilbehør her</text:p>
          </table:table-cell>
        </table:table-row>
        <table:table-row table:style-name="ro1">
          <table:table-cell table:style-name="ce1" office:value-type="string">
            <text:p>20498</text:p>
          </table:table-cell>
          <table:table-cell table:style-name="ce1" office:value-type="string">
            <text:p>Lux-Case/Tablet/Samsung Tablets/Samsung Galaxy Tab 4 10.1</text:p>
          </table:table-cell>
          <table:table-cell table:style-name="ce1" office:value-type="string">
            <text:p>Covers, etuier og tilbehør til Samsung Galaxy Tab 4 10.1. En rigtig imponerende tablet til en meget fornuftig pris. ”Produktiv når du er på farten”, gør det endnu bedre med et cover og etui til den optimale beskyttelse så farten ikke tager livet af din tablet. Og så kan hele oplevelsen blive endnu bedre med en masse forskelligt tilbehør. Mere lagringsplads med microSD kort, kvalitetslyd gennem vores Wallytech høretelefoner, ja der er mange muligheder for at gøre det hele meget sjovere. Dit Samsung Galaxy Tab 4 10.1 cover, etui og tilbehør finder du her hos Lux-Case.dk.</text:p>
          </table:table-cell>
          <table:table-cell table:style-name="ce1" office:value-type="string">
            <text:p>Stort udvalg af Samsung Galaxy Tab 4 10.1 tilbehør. Hurtig Levering. Køb online i dag! Se vores udvalg af Samsung Galaxy Tab 4 10.1 covers og tilbehør her</text:p>
          </table:table-cell>
        </table:table-row>
        <table:table-row table:style-name="ro1">
          <table:table-cell table:style-name="ce1" office:value-type="string">
            <text:p>20514</text:p>
          </table:table-cell>
          <table:table-cell table:style-name="ce1" office:value-type="string">
            <text:p>Lux-Case/Mobil/Huawei/Huawei Ascend P7</text:p>
          </table:table-cell>
          <table:table-cell table:style-name="ce1" office:value-type="string">
            <text:p>&lt;p&gt;Lux-Case.dk står klar med covers, etuier og tilbehør til Huawei Ascend P7. En helt ny og yderst imponerende maskine fra Huawei med et helt nyt glasdesign og kombinationen af metal giver et fantastisk udseende og bare helt igennem rigtig flot fremstillet smartphone. Og med en smartphone i den klasse, så kræver det selvfølgelig at man passer godt på den. Huawei Ascend P7 covers, etuier og tilbehør er derfor klar til at blive leveret nemt og hurtigt med Postnord! Er det covers og etuier til nogle af de tidligere modeller du leder efter? Så gå direkte til dem her, &lt;a title=\"Huawei Ascend P1\" href=\"http://lux-case.dk/huawei-ascend-p1.html\" target=\"_self\"&gt;&lt;strong&gt;Ascend P1&lt;/strong&gt;&lt;/a&gt;, &lt;a title=\"Huawei Ascend P2\" href=\"http://lux-case.dk/huawei-p2.html\" target=\"_self\"&gt;&lt;strong&gt;Ascend P2&lt;/strong&gt;&lt;/a&gt; og &lt;a title=\"Huawei Ascend P6\" href=\"http://lux-case.dk/huawei-ascend-p6.html\" target=\"_self\"&gt;&lt;strong&gt;Ascend P6&lt;/strong&gt;&lt;/a&gt;.&lt;/p&gt;</text:p>
          </table:table-cell>
          <table:table-cell table:style-name="ce1" office:value-type="string">
            <text:p>Stort udvalg af Huawei Ascend P7 tilbehør, covers og etuier. 100% Hurtig Levering. Køb online i dag! Se vores udvalg af Huawei Ascend P7 covers og tilbehør. her</text:p>
          </table:table-cell>
        </table:table-row>
        <table:table-row table:style-name="ro1">
          <table:table-cell table:style-name="ce1" office:value-type="string">
            <text:p>20530</text:p>
          </table:table-cell>
          <table:table-cell table:style-name="ce1" office:value-type="string">
            <text:p>Lux-Case/Mobil/HTC/HTC Desire 610</text:p>
          </table:table-cell>
          <table:table-cell table:style-name="ce1" office:value-type="string">
            <text:p>&lt;p&gt;Her på siden finder du alt hvad du skal bruge i HTC Desire 610 covers, etuier to tilbehør. Lux-Case.dk har Danmarks største udvalg i alt hvad du skal bruge til smartphones (og mere end 10.000 foreskellige cover modeller på lager!). Vi har været i smartphone tilbehør gamet i mere end 10 år, så vi ved virkelig hvad vi har med at gøre. Ligegyldigt om du leder efter biltilbehør, beskyttelsesfilm, kabler, opladere eller noget helt tredje – vi har alt hvad du skal bruge i covers, etuier og tilbehør til HTC Desire 610. Bestil inden klokken 17.00, så sender vi samme dag med posten.&lt;br /&gt;&lt;br /&gt;Skulle det være et super lækkert cover til HTC Desire 610? Så er du landet på den helt rigtige side. Vi har alt hvad du skal bruge i HTC Desire 610 covers, og kan sige det samme om næsten en hver smartphone model på markedet. Vi har et stort udvalg i TPU, silikone og plastic covers – i massevis af farver og designs. Vi kan ikke anbefale nok at beskytte din smartphone mod tab, slag, vind og vejr, og det gøres ikke bedre end med et Lux-Case.dk cover og tilhørende beskyttelsesfilm.&lt;/p&gt;</text:p>
          </table:table-cell>
          <table:table-cell table:style-name="ce1" office:value-type="string">
            <text:p>Stort udvalg af HTC Desire 610 tilbehør. Hurtig Levering. Køb online i dag! Se vores udvalg af HTC Desire 610 covers og tilbehør her</text:p>
          </table:table-cell>
        </table:table-row>
        <table:table-row table:style-name="ro1">
          <table:table-cell table:style-name="ce1" office:value-type="string">
            <text:p>20546</text:p>
          </table:table-cell>
          <table:table-cell table:style-name="ce1" office:value-type="string">
            <text:p>Lux-Case/Kamera/Samsung Kameratilbehør/Samsung Galaxy Camera</text:p>
          </table:table-cell>
          <table:table-cell table:style-name="ce1" office:value-type="string">
            <text:p>&lt;p&gt;Her finder du covers, etuier og tilbehør til Samsung Galaxy Camera. En super godt og smart kamera men da det ikke ligefrem ligger i de billige pris-rækker ville det være en skam at kameraet ikke var beskyttet ordenligt. Med et cover eller etui kan du i hvert fald bekymre dig væsentligt mindre. Det skal være en fornøjelse at tage kameraet med rundt og at skulle gå og bekymre sig for det hele tiden ville simpelthen ødelægge hele oplevelsen. Samsung Galaxy Camera covers, etuier og tilbehør sendes nemt og hurtig med Postnord.&lt;/p&gt;</text:p>
          </table:table-cell>
          <table:table-cell table:style-name="ce1" office:value-type="string">
            <text:p>Stort udvalg af Samsung Galaxy Camera tilbehør. Hurtig Levering. Køb online i dag! Se vores udvalg af Samsung Galaxy Camera covers og tilbehør her</text:p>
          </table:table-cell>
        </table:table-row>
        <table:table-row table:style-name="ro1">
          <table:table-cell table:style-name="ce1" office:value-type="string">
            <text:p>20562</text:p>
          </table:table-cell>
          <table:table-cell table:style-name="ce1" office:value-type="string">
            <text:p>Lux-Case/Mobil/LG/LG G3</text:p>
          </table:table-cell>
          <table:table-cell table:style-name="ce1" office:value-type="string">
            <text:p>&lt;p&gt;Covers, etuier og tilbehør til LG G3. Her har vi en super smart og fancy smartphone, LG har gjort et imponerende stykke arbejde og den fortjener helt klart noget beskyttelse og tilbehør. En smartphone er en delikat lille sag og kan nemt blive skadet og ridset men det kan undgå på mange måder og helt klart en af de nemmeste er med et cover, etui og et beskyttelsesfilm. LG G3 covers, etuier og tilbehør kan findes lige her hos Lux-Case.dk. 10 års erfaring har givet os en sans for kvalitet, så derfor finder du kun kvalitets produkter her og det viser vi med 100 % tilfredshedsgaranti, nem og hurtig levering med Postnord. Vi har også stadig covers og etuier til de tidligere modeller, &lt;a title=\"LG G2\" href=\"http://lux-case.dk/lg-g2.html\" target=\"_self\"&gt;&lt;strong&gt;LG G2&lt;/strong&gt;&lt;/a&gt; og&lt;a title=\"LG G2 Mini\" href=\"http://lux-case.dk/lg-g2-mini.html\" target=\"_self\"&gt;&lt;strong&gt; LG G2 Mini&lt;/strong&gt;&lt;/a&gt;.&lt;/p&gt;</text:p>
            <text:p/>
            <text:p>&lt;p&gt;&lt;br /&gt;&lt;br /&gt;Covers til LG G3. Covers er den nemmeste og simpleste måde at beskytte sin smartphone på. De dækker bagsiden og siderne, så der altid er nem adgang til skærmen. Lux-Case.dk har mobilcovers i følgende materialer, plastik, silikone, TPU og metal. Stort udvalg af LG G3 Covers! Kvalitets produkter uanset dit valg af materiale. Skal dit LG G3 cover være sort, hvidt, blåt, grønt, gult, brunt, rødt, pink, orange eller en anden farve så mon ikke du kan finde det hos Danmarks største udvalg af covers til smartphones? Tag en kig omkring og find lige præcis dit favorit design og farve. Køb nu og få 100% Fri Fragt!&lt;/p&gt;</text:p>
          </table:table-cell>
          <table:table-cell table:style-name="ce1" office:value-type="string">
            <text:p>Stort udvalg af LG G3 tilbehør. Hurtig Levering. Køb online i dag! Se vores udvalg af LG G3 covers og tilbehør her</text:p>
          </table:table-cell>
        </table:table-row>
        <table:table-row table:style-name="ro1">
          <table:table-cell table:style-name="ce1" office:value-type="string">
            <text:p>20578</text:p>
          </table:table-cell>
          <table:table-cell table:style-name="ce1" office:value-type="string">
            <text:p>Lux-Case/Mobil/Apple/iPhone 6 / 6S</text:p>
          </table:table-cell>
          <table:table-cell table:style-name="ce1" office:value-type="string">
            <text:p>&lt;p&gt;iPhone 6 Cover, etuier og tilbehør - Kort sagt: Alt til din Apple iPhone 6. Den hidtil mest ventede Apple iPhone til dato. Her hos Lux-Case.dk står vi klar med tilbehør, etuier covers til iPhone 6. Bestemt en smartphone i højeste klasse fortjener den bedste kvalitet. Køb dit iPhone 6 cover hos lux-case, og få Hurtigt Levering. Velkommen til et stort udvalg af iPhone 6 etuier, covers og alt andet tilbehør.&lt;br /&gt;Velkommen til et udvalg fyldt med kvalitet og i alle slags tænkelige designs.&lt;br /&gt;Velkommen til Danmarks største udvalg af covers, etuier og tilbehør - Velkommen til Lux-case, og vores store udvalg af iPhone 6. Leder du f.eks efter en Apple iPhone holder, så er du endt det helt rigtige sted! og især hvis du leder efter et cover til iPhone 6&lt;br /&gt;Vil du have de seneste nyheder og gode tilbud fra lux-case.dk? - Skriv dig op til vores &lt;a title=\"nyhedsbrev\" href=\"#subscribe-form\"&gt;nyhedsbrev&lt;/a&gt;.&lt;br /&gt;&lt;br /&gt;iPhone 6s Cover. Covers passer til begge modeller - iPhone 6 og iPhone 6s. Leder du efter iPhone 6 Plus eller iPhone 6s Plus cover? Nu er det bare med at få den lækre smartphone pakket ind i noget beskyttelse men uden at skjule det smukke design. Intet er nemmere end et cover, som dækker bagsiden og siderne men stadigvæk giver super beskyttelse. Vælg mellem forskellige materialer som plastik, silikone, TPU og metal. Gør din iPhone 6 personlig med et af vores mange farver og designs. F.eks har vi også gennemsigtigt cover. Vi har covers i forskellige prisniveauer - billige covers og nogle mere værdifulde. Alle sammen ligger på vores lager, men kun højkvalitetcovers, så du får den bedste beskyttelse til din iPhone 6 - Smarte og flotte mobilcovers uden at gå på kompromis med beskyttelse. Gør din smartphone helt unik! Så køb dit nye iPhone 6 cover billigt allerede i dag. Kvalitets produkter, dag til dag levering, med PostNord. Se dig omkring i et stort udvalg af covers til iPhone 6 og find netop dit look og beskyttelse.&lt;/p&gt;</text:p>
          </table:table-cell>
          <table:table-cell table:style-name="ce1" office:value-type="string">
            <text:p>Stort udvalg af iPhone 6 Covers, Etuier og alt andet tilbehør. Hurtig Levering! Danmarks største udvalg af iPhone 6 covers, etuier og tilbehør.</text:p>
          </table:table-cell>
        </table:table-row>
        <table:table-row table:style-name="ro1">
          <table:table-cell table:style-name="ce1" office:value-type="string">
            <text:p>20594</text:p>
          </table:table-cell>
          <table:table-cell table:style-name="ce1" office:value-type="string">
            <text:p>Lux-Case/Mobil/HTC/HTC One Mini 2</text:p>
          </table:table-cell>
          <table:table-cell table:style-name="ce1" office:value-type="string">
            <text:p>&lt;p&gt;Velkommen til Lux-Case.dk udvalg af covers, etuier og tilbehør til HTC One Mini 2. Selvom det er en mindre og billigere udgave så fortjener den i den grad noget beskyttelse og tilbehør. En form for beskyttelse kunne være et cover i enten plastik, silikone, TPU og metal eller et etui i fx ægte læder, uanset dit valg af produkt garantere vi kvalitetsprodukter hele vejen rundt. Derfor har vi også 100 % tilfredshedsgaranti på det hele. Høretelefoner, mini-højtalere, kabler osv. Så tag en kig igennem vores kæmpe sortiment af HTC One Mini 2 covers, etuier og tilbehør. Vi har også covers og etuier til de ældre modeller som &lt;a title=\"HTC One\" href=\"http://lux-case.dk/htc-one.html\" target=\"_self\"&gt;&lt;strong&gt;HTC One&lt;/strong&gt;&lt;/a&gt; og &lt;a title=\"HTC One Mini\" href=\"http://lux-case.dk/htc-one-mini.html\" target=\"_self\"&gt;&lt;strong&gt;HTC One Mini&lt;/strong&gt;&lt;/a&gt;.&lt;/p&gt;</text:p>
            <text:p/>
            <text:p>&lt;p&gt;&lt;br /&gt;&lt;br /&gt;Covers til HTC One Mini 2. Den simpleste måde at beskytte sin smartphone på. Et mobilcover dækker bagsiden og siderne så der altid er nem tilgang til skærmen. Vi har covers i følgende materialer som plastik, silikone, TPU og metal. Kvalitets HTC covers uanset hvilken type materiale du vælger. Vi har selvfølgelig også tonsvis af forskellige farver og designs, fx blomster, sommerfugle, zebra, leopard, træer eller skal det være simple covers uden mønstre men bare farver som sort, hvid, blå, grøn, gul, rød og pink, så har vi selvfølgelig også dem klar til dig. Køb dit HTC One Mini 2 cover her.&lt;/p&gt;</text:p>
          </table:table-cell>
          <table:table-cell table:style-name="ce1" office:value-type="string">
            <text:p>Stort udvalg af HTC One Mini 2 tilbehør. Hurtig Levering. Køb online i dag! Se vores udvalg af HTC One Mini 2 covers og tilbehør her</text:p>
          </table:table-cell>
        </table:table-row>
        <table:table-row table:style-name="ro1">
          <table:table-cell table:style-name="ce1" office:value-type="string">
            <text:p>20595</text:p>
          </table:table-cell>
          <table:table-cell table:style-name="ce1" office:value-type="string">
            <text:p>Lux-Case/Mobil/HTC/HTC One Mini 2/HTC One Mini 2 Covers</text:p>
          </table:table-cell>
          <table:table-cell table:style-name="ce1" office:value-type="string">
            <text:p>&lt;p&gt;Covers til HTC One Mini 2. Den simpleste måde at beskytte sin smartphone på. Et mobilcover dækker bagsiden og siderne så der altid er nem tilgang til skærmen. Vi har covers i følgende materialer som plastik, silikone, TPU og metal. Kvalitets HTC covers uanset hvilken type materiale du vælger. Vi har selvfølgelig også tonsvis af forskellige farver og designs, fx blomster, sommerfugle, zebra, leopard, træer eller skal det være simple covers uden mønstre men bare farver som sort, hvid, blå, grøn, gul, rød og pink, så har vi selvfølgelig også dem klar til dig. Køb dit HTC One Mini 2 cover her. Bestiller du dit HTC One Mini 2 cover i dag.&lt;/p&gt;</text:p>
          </table:table-cell>
          <table:table-cell table:style-name="ce1" office:value-type="string">
            <text:p>HTC One Mini 2 Covers. Køb dit nye HTC One Mini 2 cover hos Lux-Case! HURTIG fragt og Danmarks største og bedste udvalg. De flotteste Covers til HTC One Mini 2.</text:p>
          </table:table-cell>
        </table:table-row>
        <table:table-row table:style-name="ro1">
          <table:table-cell table:style-name="ce1" office:value-type="string">
            <text:p>20596</text:p>
          </table:table-cell>
          <table:table-cell table:style-name="ce1" office:value-type="string">
            <text:p>Lux-Case/Mobil/HTC/HTC One Mini 2/HTC One Mini 2 Beskyttelsesfilm</text:p>
          </table:table-cell>
          <table:table-cell table:style-name="ce1" office:value-type="string">
            <text:p>&lt;b&gt;Beskyttelsesfilm til HTC One Mini 2.&lt;/b&gt; Vi vil gerne hjælpe dig med at slippe for alle de kedelige skrammer og ridser som nemt kan forekomme på en smartphone skærm. Det er som sagt det svageste punkt. Med et HTC One Mini 2 beskyttelsesfilm kan du på en nem og billig måde give din smartphone den ekstra beskyttelse.</text:p>
          </table:table-cell>
          <table:table-cell table:style-name="ce1" office:value-type="string">
            <text:p>HTC One Mini 2 Beskyttelsesfilm. Special designet til at beskytte din HTC One Mini 2 fra støv, skidt og fedtede fingre. Køb direkte fra Lux-Case.</text:p>
          </table:table-cell>
        </table:table-row>
        <table:table-row table:style-name="ro1">
          <table:table-cell table:style-name="ce1" office:value-type="string">
            <text:p>20597</text:p>
          </table:table-cell>
          <table:table-cell table:style-name="ce1" office:value-type="string">
            <text:p>Lux-Case/Mobil/HTC/HTC One Mini 2/HTC One Mini 2 Etuier</text:p>
          </table:table-cell>
          <table:table-cell table:style-name="ce1" office:value-type="string">
            <text:p>&lt;p&gt;HTC One Mini 2 Etuier. Pak din smartphone ind, smid kortholderen væk og få dig et lækkert etui i ægte læder med indbygget kortholder, slidstærkt og robust. Et etui til HTC One Mini 2 er helt klart den bedste form for beskyttelse du kan få til din smartphone. Dækker hele vejen rundt og de fleste modeller har en magnetisk lås så klappen ikke bare åbner op. Og de fleste modeller har også flip stativ, så din smartphone kan stå i en behagelig position så du nemt kan holde hænderne frie. Alle vores HTC One Mini 2 etuier er i højeste kvalitet, så din HTC altid er sikret. Vi har Danmarks største udvalg, så finder du det ikke hos, finder du det slet ikke. Find et flot etui til HTC One Mini 2 bestil online i dag.&lt;/p&gt;</text:p>
          </table:table-cell>
          <table:table-cell table:style-name="ce1" office:value-type="string">
            <text:p>HTC One Mini 2 Etuier. Køb dit nye læder etui hos Lux-Case! Hurtig fragt og prisgaranti på alle HTC One Mini 2 etuier.</text:p>
          </table:table-cell>
        </table:table-row>
        <table:table-row table:style-name="ro1">
          <table:table-cell table:style-name="ce1" office:value-type="string">
            <text:p>20610</text:p>
          </table:table-cell>
          <table:table-cell table:style-name="ce1" office:value-type="string">
            <text:p>Lux-Case/Tablet/Samsung Tablets/Samsung Galaxy Tab 3 Lite 7.0</text:p>
          </table:table-cell>
          <table:table-cell table:style-name="ce1" office:value-type="string">
            <text:p>&lt;p&gt;Covers, etuier og tilbehør til Samsung Galaxy Tab 3 Lite 7.0. Her har vi en rigtig lækker Samsung smart tablet. En lille sag som er tynd og nem at tage med sig overalt. Og derfor er vi selvfølgelig klar med Samsung Galaxy Tab 3 Lite 7.0 covers, etuier og tilbehør, så du kan få den bedste beskyttelse og det meste ud af din tablet både derhjemme og når du er på farten. Kvalitets produkter, 100 % tilfredshedsgaranti, hurtig og nemt levering med PostNord. Se vores kæmpe udvalg nu.&lt;br /&gt;&lt;br /&gt;Covers til Samsung Galaxy Tab 3 Lite 7.0. Hvilket materiale skal dit cover bestå af? Plastik, silikone, TPU eller metal? Det er helt op til dig og hvad du synes bedste om. Det vi dog kan garantere er at de alle sammen er kvalitets covers og vil give din tablet super beskyttelse. Samsung Galaxy Tab 3 Lite 7.0 covers er den simpleste måde at beskytte sin tablet mod skrammer og ridser på. Lux-Case.dk har Danmarks største udvalg af covers til smartphones og tablets.&lt;/p&gt;</text:p>
          </table:table-cell>
          <table:table-cell table:style-name="ce1" office:value-type="string">
            <text:p>Stort udvalg af Samsung Galaxy Tab 3 Lite 7.0 tilbehør. Hurtig Levering. Køb online i dag! Se vores udvalg af Samsung Galaxy Tab 3 Lite 7.0 covers og tilbehør her</text:p>
          </table:table-cell>
        </table:table-row>
        <table:table-row table:style-name="ro1">
          <table:table-cell table:style-name="ce1" office:value-type="string">
            <text:p>20626</text:p>
          </table:table-cell>
          <table:table-cell table:style-name="ce1" office:value-type="string">
            <text:p>Lux-Case/Mobil/Samsung/Samsung Galaxy S5 Mini</text:p>
          </table:table-cell>
          <table:table-cell table:style-name="ce1" office:value-type="string">
            <text:p>&lt;p&gt;Covers, etuier og tilbehør til Samsung Galaxy S5 Mini. Her har vi mini udgaven og den skal da helt klart også beskyttes selvom det er ”lillebroderen” og Lux-Case.dk står selvfølgelig klar med covers, etuier og tilbehør til din nye mini smartphone. Find dit Samsung Galaxy S5 Mini cover, etui og tilbehør lige her. Vi har en stort udvalg, så mon ikke det er her du finder det du står og mangler. Tonsvis af farver og design, funktioner og detaljer. Skil dig ud med gejl fra Lux-Case.dk. 10 års erfaring, kvalitets produkter og 100 % tilfredshedsgaranti. Dag til dag levering med Postnord, nemt og hurtigt. Her kan du også finde covers og etuier til &lt;a title=\"Samsung Galaxy S5\" href=\"https://lux-case.dk/samsung-galaxy-s5.html\" target=\"_self\"&gt;&lt;strong&gt;Galaxy S5&lt;/strong&gt;&lt;/a&gt;.&lt;/p&gt;</text:p>
            <text:p/>
            <text:p>&lt;p&gt;&lt;br /&gt;&lt;br /&gt;Samsung Galaxy S5 Mini Cover. Beskyttelse er noget vi anbefaler alle at bruge for at minimere risikoen for skader og ridser. Men der er mange forskellige valg muligheder, selv bare inden for Samsung Galaxy S5 Mini covers. Vi har blandt andet covers i følgende materialer, plastik, silikone, TPU og metal, så det er helt op til dig at finde ud af hvad du foretrækker. Alle vores mobilcovers er af høj kvalitet og giver super beskyttelse på en nem og simpel møde. Du finder med garanti et Samsung Galaxy S5 cover der falder i din smag. Tag en kig rundt i vores store udvalg og find din stil.&lt;/p&gt;</text:p>
          </table:table-cell>
          <table:table-cell table:style-name="ce1" office:value-type="string">
            <text:p>Stort udvalg af Samsung Galaxy S5 Mini tilbehør, covers og etuier. Hurtig Levering. Køb online i dag! Se vores udvalg af Samsung Galaxy S5 Mini covers og tilbehør her</text:p>
          </table:table-cell>
        </table:table-row>
        <table:table-row table:style-name="ro1">
          <table:table-cell table:style-name="ce1" office:value-type="string">
            <text:p>20642</text:p>
          </table:table-cell>
          <table:table-cell table:style-name="ce1" office:value-type="string">
            <text:p>Lux-Case/Mobil/HTC/HTC One (E8)</text:p>
          </table:table-cell>
          <table:table-cell table:style-name="ce1" office:value-type="string">
            <text:p>&lt;p&gt;Covers, etuier og tilbehør til HTC Desire One (E8). HTC laver nogle rigtig lækre smartphones og nu når det er sådan en lækkert smartphone fortjener man også at få den længste levetid og den mest mulige glæde ud af den og det kan gøres med blandt andet beskyttelse i diverse former og selvfølgelig de tonsvis forskellige tilbehørs dele man kan få. Her hos Lux-Case.dk tilbyder vi 100 % tilfredshedsgaranti. Dag til Dag levering med Post Danmark. Hurtigt &amp; nemt! Tag et kig rundt i vores store udvalg og find dit HTC Desire One (E8) cover, etui og tilbehør. Forkert model? Var det &lt;a href=\"http://lux-case.dk/htc-one.html\" target=\"_self\"&gt;&lt;strong&gt;HTC One&lt;/strong&gt;&lt;/a&gt; eller &lt;a href=\"http://lux-case.dk/htc-one-m8.html\" target=\"_self\"&gt;&lt;strong&gt;HTC One (M8)&lt;/strong&gt;&lt;/a&gt; du ledte efter?&lt;/p&gt;</text:p>
            <text:p/>
            <text:p>&lt;p&gt;&lt;br /&gt;&lt;br /&gt;Covers til HTC Desire One (E8). Lux-Case.dk har Danmarks største udvalg af covers til smartphones, så mon ikke det er her du finder det cover som passer netop til din stil! HTC Desire One (E8) cover er den simpleste måde at give sin smartphone den ekstra beskyttelse som den fortjener! De kommer i mange forskellige farver og designs men ikke mindst har du også muligt for at vælge mellem forskellige materialer som fx plastik, silikone, TPU og metal. Alle typer giver super beskyttelse og er mere et spørgsmål og ens eget ønske og hvad der ligger bedst i ens hånd. Hurtig fragt af HTC One (E8) covers.&lt;/p&gt;</text:p>
          </table:table-cell>
          <table:table-cell table:style-name="ce1" office:value-type="string">
            <text:p>Tilbehør &amp; Covers for HTC One (E8)</text:p>
          </table:table-cell>
        </table:table-row>
        <table:table-row table:style-name="ro1">
          <table:table-cell table:style-name="ce1" office:value-type="string">
            <text:p>20643</text:p>
          </table:table-cell>
          <table:table-cell table:style-name="ce1" office:value-type="string">
            <text:p>Lux-Case/Mobil/HTC/HTC One (E8)/HTC One (E8) Covers</text:p>
          </table:table-cell>
          <table:table-cell table:style-name="ce1" office:value-type="string">
            <text:p>&lt;p&gt;Covers til HTC Desire One (E8). Lux-Case.dk har Danmarks største udvalg af covers til smartphones, så mon ikke det er her du finder det cover som passer netop til din stil! HTC Desire One (E8) cover er den simpleste måde at give sin smartphone den ekstra beskyttelse som den fortjener! De kommer i mange forskellige farver og designs men ikke mindst har du også muligt for at vælge mellem forskellige materialer som fx plastik, silikone, TPU og metal. Alle typer giver super beskyttelse og er mere et spørgsmål og ens eget ønske og hvad der ligger bedst i ens hånd.&lt;/p&gt;</text:p>
          </table:table-cell>
          <table:table-cell table:style-name="ce1" office:value-type="string">
            <text:p>Covers til HTC One (E8). Hurtig Fragt hos lux-case. Stort udvalg af HTC One (E8) Covers</text:p>
          </table:table-cell>
        </table:table-row>
        <table:table-row table:style-name="ro1">
          <table:table-cell table:style-name="ce1" office:value-type="string">
            <text:p>20644</text:p>
          </table:table-cell>
          <table:table-cell table:style-name="ce1" office:value-type="string">
            <text:p>Lux-Case/Mobil/HTC/HTC One (E8)/HTC One (E8) Beskyttelsesfilm</text:p>
          </table:table-cell>
          <table:table-cell table:style-name="ce1" office:value-type="string">
            <text:p>Beskyttelsesfilm til HTC Desire One (E8). Hvis du ikke allerede var klar over det kan vi her hos Lux-Case.dk fortælle dig at de lækre skærme på smartphones er og har altid været det svageste punkt, ikke mindst har det rigtig nemt ved at blive ridset men med et beskyttelsesfilm til HTC Desire One (E8) kan du slippe for en ridset skærm. Det er en nem og billig måde at sikre en ridsefri skærm. HTC Desire One (E8) beskyttelsesfilm er nærmest ikke til at bemærke på skærmen.</text:p>
          </table:table-cell>
          <table:table-cell table:style-name="ce1" office:value-type="string">
            <text:p>Skærmbeskyttere Til HTC One (E8). Det bedste udvalg finder du her. Klik her og se priser og udvalget af HTC One (E8) Skærmbeskyttere. Vi sender dag til dag.</text:p>
          </table:table-cell>
        </table:table-row>
        <table:table-row table:style-name="ro1">
          <table:table-cell table:style-name="ce1" office:value-type="string">
            <text:p>20645</text:p>
          </table:table-cell>
          <table:table-cell table:style-name="ce1" office:value-type="string">
            <text:p>Lux-Case/Mobil/HTC/HTC One (E8)/HTC One (E8) Etuier</text:p>
          </table:table-cell>
          <table:table-cell table:style-name="ce1" office:value-type="string">
            <text:p>&lt;p&gt;Etuier til HTC Desire One (E8). Giv din lækre HTC smartphone den beskyttelse som den fortjener. Slip for en kedelig reparationsregning eller i værste tilfælde at du skal ud og have fat i en helt ny en. Et HTC Desire One (E8) etui pakker din smartphone godt ind, så du virkelig kan mindske risikoen for en skadet, skrammet eller total ødelagt smartphone. Vores etuier til HTC Desire One (E8) er robuste og slidstærke og i top kvalitet og derfor tilbyder vi også 100 % tilfredshedsgaranti. Smart funktioner som smartview, flipstativ, kortholder og magnetisk lås, så du ikke kun får beskyttelse men også funktionalitet samtidig!&lt;/p&gt;</text:p>
          </table:table-cell>
          <table:table-cell table:style-name="ce1" office:value-type="string">
            <text:p>Etuier til HTC One (E8). Kæmpe udvalg af HTC One (E8) Etuier hos lux-case.dk - Dag-til-dag Fragt!</text:p>
          </table:table-cell>
        </table:table-row>
        <table:table-row table:style-name="ro1">
          <table:table-cell table:style-name="ce1" office:value-type="string">
            <text:p>20658</text:p>
          </table:table-cell>
          <table:table-cell table:style-name="ce1" office:value-type="string">
            <text:p>Lux-Case/Mobil/HTC/HTC Desire 516</text:p>
          </table:table-cell>
          <table:table-cell table:style-name="ce1" office:value-type="string">
            <text:p>&lt;p&gt;Covers, etuier og tilbehør til HTC Desire 516. HTC leverer nogle rigtig lækre og konkurrencedygtige smartphones og det er ingen undtagelse for Desire 516 og den fortjener i den grad noget beskyttelse for at sikre lang levetid og for ikke mindst at få mest muligt ud af den. Her hos Lux-Case.dk kan du finde alt fra covers, etuier, biltilbehør, beskyttelsesfilm, høretelefoner osv. – Vi tilbyder også 100 % tilfredshedsgaranti. Dag til dag levering med posten. Nem og hurtig fragt – Så tag et kig rundt i vores kæmpe udvalg og personliggør din smartphone!&lt;br /&gt;&lt;br /&gt;Covers til HTC Desire 516. Hvem ønsker at se sin smartphone ligge jorden med et smadret skærm? Men vil man ikke pakke sin smartphone helt ind fordi man synes godt om designet og blandt andet er grundet til købet så er et HTC Desire 516 cover måske sagen? Et cover er den simpleste måde at beskytte sin smartphone på, det kan nemt redde dig for en ubehagelig oplevelse. Her hos Lux-Case.dk finder du Danmarks største udvalg af cover og de kan fås i mange forskellige farver og designs. Ikke mindst har man også mulighed for at vælge mellem materialet, som kan være plastik, silikone, TPU, metal og ligegyldig hvilken type materiale du vælger du garanteret et top kvalitets produkt.&lt;/p&gt;</text:p>
          </table:table-cell>
          <table:table-cell table:style-name="ce1" office:value-type="string">
            <text:p>Tilbehør &amp; Covers til HTC Desire 516</text:p>
          </table:table-cell>
        </table:table-row>
        <table:table-row table:style-name="ro1">
          <table:table-cell table:style-name="ce1" office:value-type="string">
            <text:p>20659</text:p>
          </table:table-cell>
          <table:table-cell table:style-name="ce1" office:value-type="string">
            <text:p>Lux-Case/Mobil/HTC/HTC Desire 516/HTC Desire 516 Covers</text:p>
          </table:table-cell>
          <table:table-cell table:style-name="ce1" office:value-type="string">
            <text:p>Covers til HTC Desire 516. Hvem ønsker at se sin smartphone ligge jorden med et smadret skærm? Men vil man ikke pakke sin smartphone helt ind fordi man synes godt om designet og blandt andet er grundet til købet så er et HTC Desire 516 cover måske sagen? Et cover er den simpleste måde at beskytte sin smartphone på, det kan nemt redde dig for en ubehagelig oplevelse. Her hos Lux-Case.dk finder du Danmarks største udvalg af cover og de kan fås i mange forskellige farver og designs. Ikke mindst har man også mulighed for at vælge mellem materialet, som kan være plastik, silikone, TPU, metal og ligegyldig hvilken type materiale du vælger du garanteret et top kvalitets produkt.</text:p>
          </table:table-cell>
          <table:table-cell table:style-name="ce1" office:value-type="string">
            <text:p>Covers Til HTC Desire 516. Det bedste udvalg finder du her. Klik ind og se alle HTC Desire 516 Covers. Vi sender dag til dag.</text:p>
          </table:table-cell>
        </table:table-row>
        <table:table-row table:style-name="ro1">
          <table:table-cell table:style-name="ce1" office:value-type="string">
            <text:p>20660</text:p>
          </table:table-cell>
          <table:table-cell table:style-name="ce1" office:value-type="string">
            <text:p>Lux-Case/Mobil/HTC/HTC Desire 516/HTC Desire 516 Beskyttelsesfilm</text:p>
          </table:table-cell>
          <table:table-cell table:style-name="ce1" office:value-type="string">
            <text:p>Beskyttelsesfilm til HTC Desire 516. Det kan være svært at undgå at skærmen bliver ridset på den ene eller anden måde men nu kan du på en nem og billige måde undgå en ridset skærm. Med et HTC Desire 516 beskyttelsesfilm kan du holde den lækre touch-skærm fin og ridsefri i lang lang tid. Man bemærker knap nok at der sidder noget hen over skærmen.</text:p>
          </table:table-cell>
          <table:table-cell table:style-name="ce1" office:value-type="string">
            <text:p>Skærmbeskyttere Til HTC Desire 516. Det bedste udvalg finder du her. Klik her og se priser og udvalget af HTC Desire 516 Skærmbeskyttere. Bestil nu og vi sender din pakke afsted lige om lidt.</text:p>
          </table:table-cell>
        </table:table-row>
        <table:table-row table:style-name="ro1">
          <table:table-cell table:style-name="ce1" office:value-type="string">
            <text:p>20661</text:p>
          </table:table-cell>
          <table:table-cell table:style-name="ce1" office:value-type="string">
            <text:p>Lux-Case/Mobil/HTC/HTC Desire 516/HTC Desire 516 Etuier</text:p>
          </table:table-cell>
          <table:table-cell table:style-name="ce1" office:value-type="string">
            <text:p>Etuier til HTC Desire 516. Er du på udkig efter den bedste beskyttelse til din smartphone? Så behøver du ikke lede videre for du er endt det helt rigtige sted. Etuier er helt klart den bedste form for beskyttelse da du i bund og grund pakker den helt ind. Vores HTC Desire 516 etuier er utrolig robuste og slidstærke og skal nok redde dig fra nogle kedelige oplevelser og regninger. Fordelen ved et etui er ikke kun beskyttelsen men også de funktioner som er muligt at få med som fx smartview, flipstativ, pung/kortholder og magnetisk lås. Tonsvis af farver og designs, så det bare at gå i gang med at kigge rundt i vores store udvalg.</text:p>
          </table:table-cell>
          <table:table-cell table:style-name="ce1" office:value-type="string">
            <text:p>Etuier Til HTC Desire 516. Det bedste udvalg finder du her. Klik ind og se alle HTC Desire 516 Etuier. Kvalitet til en lav pris.</text:p>
          </table:table-cell>
        </table:table-row>
        <table:table-row table:style-name="ro1">
          <table:table-cell table:style-name="ce1" office:value-type="string">
            <text:p>20674</text:p>
          </table:table-cell>
          <table:table-cell table:style-name="ce1" office:value-type="string">
            <text:p>Lux-Case/Mobil/HTC/HTC Desire 616</text:p>
          </table:table-cell>
          <table:table-cell table:style-name="ce1" office:value-type="string">
            <text:p>&lt;p&gt;Covers, etuier og tilbehør til HTC Desire 616. Har du investeret i en Desire 616 og skal bruge noget beskyttelse eller måske noget tilbehør. Så er du heldigvis kommet det rette sted hen, for her hos Lux-Case.dk kan du finde det meste. Vi har selvfølgelig covers og etuier til at give den lækre smartphone den beskyttelse som den fortjener men du kan også finde beskyttelsesfilm, diverse kabler, bilholdere osv. Find HTC Desire 616 covers, etuier og tilbehør her hos Lux-Case.dk og få 100% tilfredshedsgaranti. Dag til dag levering med Post Danmark.&lt;br /&gt;&lt;br /&gt;Covers til HTC Desire 616. Skal dit cover være sort, hvidt, gråt, rødt, pink, blåt eller måske lilla? Et cover er den nemmeste og simpleste måde at beskytte sin smartphone på og en nem måde at give den et anderledes look. Vores HTC Desire 616 covers kan fås i materialer som plastik, silikone, TPU og metal. Vi anbefaler alle vores kunder at investere i en eller anden form for beskyttelse og er man ikke meget for at pakke sin smartphone ind, så er et cover lige sagen. Tag et kig rundt i Danmarks største udvalg af covers til smartphones!&lt;/p&gt;</text:p>
          </table:table-cell>
          <table:table-cell table:style-name="ce1" office:value-type="string">
            <text:p>Tilbehør &amp; Covers til HTC Desire 616</text:p>
          </table:table-cell>
        </table:table-row>
        <table:table-row table:style-name="ro1">
          <table:table-cell table:style-name="ce1" office:value-type="string">
            <text:p>20675</text:p>
          </table:table-cell>
          <table:table-cell table:style-name="ce1" office:value-type="string">
            <text:p>Lux-Case/Mobil/HTC/HTC Desire 616/HTC Desire 616 Covers</text:p>
          </table:table-cell>
          <table:table-cell table:style-name="ce1" office:value-type="string">
            <text:p>Covers til HTC Desire 616. Skal dit cover være sort, hvidt, gråt, rødt, pink, blåt eller måske lilla? Et cover er den nemmeste og simpleste måde at beskytte sin smartphone på og en nem måde at give den et anderledes look. Vores HTC Desire 616 covers kan fås i materialer som plastik, silikone, TPU og metal. Vi anbefaler alle vores kunder at investere i en eller anden form for beskyttelse og er man ikke meget for at pakke sin smartphone ind, så er et cover lige sagen. Tag et kig rundt i Danmarks største udvalg af covers til smartphones!</text:p>
          </table:table-cell>
          <table:table-cell table:style-name="ce1" office:value-type="string">
            <text:p>Covers Til HTC Desire 616. Det bedste udvalg finder du her. Klik her og se priser og udvalget af HTC Desire 616 Covers. Vi sender ud i dag.</text:p>
          </table:table-cell>
        </table:table-row>
        <table:table-row table:style-name="ro1">
          <table:table-cell table:style-name="ce1" office:value-type="string">
            <text:p>20676</text:p>
          </table:table-cell>
          <table:table-cell table:style-name="ce1" office:value-type="string">
            <text:p>Lux-Case/Mobil/HTC/HTC Desire 616/HTC Desire 616 Beskyttelsesfilm</text:p>
          </table:table-cell>
          <table:table-cell table:style-name="ce1" office:value-type="string">
            <text:p>Beskyttelsesfilm til HTC Desire 616. En skærm på en smartphone, er det vigtigste men desværre også det svageste punkt på en smartphone. De har en tendens til nemt at blive ridset og få diverse skrammer. Vi har løsningen til dig, på en nem og billig måde kan du sikre den lækre touch-skærm noget bedre. Og det er med et HTC Desire 616 beskyttelsesfilm. Nemt at montere og det er nærmest usynligt når det først er monteret.</text:p>
          </table:table-cell>
          <table:table-cell table:style-name="ce1" office:value-type="string">
            <text:p>HTC Desire 616 Beskyttelsesfilm. Beskyt skærmen mod ridser og fedtede fingre med beskyttelsesfilm til HTC Desire 616.</text:p>
          </table:table-cell>
        </table:table-row>
        <table:table-row table:style-name="ro1">
          <table:table-cell table:style-name="ce1" office:value-type="string">
            <text:p>20677</text:p>
          </table:table-cell>
          <table:table-cell table:style-name="ce1" office:value-type="string">
            <text:p>Lux-Case/Mobil/HTC/HTC Desire 616/HTC Desire 616 Etuier</text:p>
          </table:table-cell>
          <table:table-cell table:style-name="ce1" office:value-type="string">
            <text:p>Etuier til HTC Desire 616. Har man ikke noget imod at pakke sin smartphone ind og skal den bare have den bedste beskyttelse som er tilgængelig, så skal man have fat i et HTC Desire 616 etui. Ikke mindst med at man får et robust og slidstærkt produkt, så har man også mulighed for at få et meget funktionelt produkt. Mange af vores etuier har funktioner som smartview, magnetisk lås, flipstativ og pung/kortholder. Tag et kig rundt blandt vores forskellige etuier og find din farve eller dit favorit design.</text:p>
          </table:table-cell>
          <table:table-cell table:style-name="ce1" office:value-type="string">
            <text:p>Etuier til HTC Desire 616. Alt i HTC Desire 616 etuier. Alle i høj kvalitet til den bedste pris. Find dem alle.</text:p>
          </table:table-cell>
        </table:table-row>
        <table:table-row table:style-name="ro1">
          <table:table-cell table:style-name="ce1" office:value-type="string">
            <text:p>20690</text:p>
          </table:table-cell>
          <table:table-cell table:style-name="ce1" office:value-type="string">
            <text:p>Lux-Case/Mobil/Huawei/Huawei Ascend G6</text:p>
          </table:table-cell>
          <table:table-cell table:style-name="ce1" office:value-type="string">
            <text:p>&lt;p&gt;Skal du bruge covers, etuier og tilbehør til Huawei Ascend G6, så er du kommet det rette sted hen. Her hos Lux-Case.dk finder du tonsvis af forskellige produkter i forskellige farver og designs. Ligegyldig om det skal være et blåt cover, et ægte læder etui eller en smart mini-højtaler, så finder du det her! Vi tilbyder 100 % tilfredshedsgaranti. Nem og hurtigt levering med Postnord. Tag et kig rundt i vores store udvalg og find dit Huawei Ascend G6 cover, etui eller tilbehør nu!&lt;br /&gt;&lt;br /&gt;Huawei Ascend G6 Covers - Hard, Soft, Silicone, TPU, PC, Metal, Wood, Leather ? Huge Selection ? Free Shipping ? Buy more, save more! ? Fast delivery for covers!&lt;/p&gt;</text:p>
          </table:table-cell>
          <table:table-cell table:style-name="ce1" office:value-type="string">
            <text:p>Huawei Ascend G6 Covers, Cases &amp; Etuier! Personliggør &amp; beskyt din enhed. Største online udvalg. Hurtig levering.</text:p>
          </table:table-cell>
        </table:table-row>
        <table:table-row table:style-name="ro1">
          <table:table-cell table:style-name="ce1" office:value-type="string">
            <text:p>20706</text:p>
          </table:table-cell>
          <table:table-cell table:style-name="ce1" office:value-type="string">
            <text:p>Lux-Case/Mobil/LG/LG L90</text:p>
          </table:table-cell>
          <table:table-cell table:style-name="ce1" office:value-type="string">
            <text:p>&lt;p&gt;&lt;strong&gt;Covers, etuier og tilbehør til LG L90.&lt;/strong&gt; Har du været så heldig at få fingrene i en LG L90, så skal den også passes og plejes på alle leder og kanter. Her hos Lux-Case.dk kan du finde tonsvis af beskyttelse til din lækre smartphone. Fx covers, etuier og beskyttelsesfilm. Udover beskyttelse finder du også tonsvis af tilbehør. Tag et kig rundt i vores store udvalg af LG L90 covers, etuier og tilbehør. Vi tilbyder desuden 100% tilfredshedsgaranti. Hurtigt og nem levering med Postnord.&lt;br /&gt;&lt;br /&gt;Covers til LG L90. Har får du den nemmeste og simpleste måde at beskytte din smartphone på. Med et cover pakker du ikke din telefon helt ind men giver den stadig en super beskyttelse. Med et LG L90 cover kan du sparer dig selv for en kedelig reparationsregning eller endnu værre skulle ud og investere i en helt ny smartphone. Vores covers kommer i mange forskellige farver, designs og materialer. Lux-Case.dk har Danmarks største udvalg af covers til smartphones. Vi blandt andet materialer som plastik, silikone, TPU og metal. Så tag en kig rundt i vores kæmpe udvalg!&lt;/p&gt;</text:p>
          </table:table-cell>
          <table:table-cell table:style-name="ce1" office:value-type="string">
            <text:p>Accessories &amp; Covers for LG L90</text:p>
          </table:table-cell>
        </table:table-row>
        <table:table-row table:style-name="ro1">
          <table:table-cell table:style-name="ce1" office:value-type="string">
            <text:p>20722</text:p>
          </table:table-cell>
          <table:table-cell table:style-name="ce1" office:value-type="string">
            <text:p>Lux-Case/Mobil/LG/LG L80</text:p>
          </table:table-cell>
          <table:table-cell table:style-name="ce1" office:value-type="string">
            <text:p>&lt;p&gt;&lt;strong&gt;Tilbehør, etuier og covers til LG L80&lt;/strong&gt;Har du netop investere i en LG L80 og skal have et cover, etui eller noget tilbehør til den så er du kommet det rigtig sted hen. Lux-Case.dk har kæmpe udvalg af produkter til smartphones og tablets. LG L80 covers, etuier og tilbehør er et bredt område, så det er bare at komme i gang og finde lige præcis dine produkter til dine behov. Med et cover eller etui til LG L80 kan du i hvert fald sikre en længere liv for din smartphone. Hos Lux-Case.dk sender vi nemt og hurtigt med Postnord.&lt;br /&gt;&lt;br /&gt;Skal dit cover til LG L80 være en farverig sag, som rødt, hot pink, pink, gult, grønt, blåt, lyseblåt eller måske bare sort eller hvidt? Så er du kommet til det rette sted, Lux-Case.dk har Danmarks største udvalg af covers til smartphones og tablets. Med et LG L80 cover er du sikret mod de skrammer og ridser som højst sandsynligt vil forekomme hvis du ikke bruger et cover. Selvom man passer rigtig godt på sin telefon så sker ulykker alligevel. Telefonen falder ud af lommen? Børnene løber rundt og leger og får revet den ned fra bordet? Den glider simpelthen bare ud af hænderne? Ja det kan være så mange forskellige ting. Køb et cover nu!&lt;/p&gt;</text:p>
          </table:table-cell>
          <table:table-cell table:style-name="ce1" office:value-type="string">
            <text:p>Tilbehør, etuier og covers til LG L80. Vi er Danmarks Største Udvalg af Mobil Covers. Du finder helt sikkert top sikret beskyttelse til din LG L80.</text:p>
          </table:table-cell>
        </table:table-row>
        <table:table-row table:style-name="ro1">
          <table:table-cell table:style-name="ce1" office:value-type="string">
            <text:p>20738</text:p>
          </table:table-cell>
          <table:table-cell table:style-name="ce1" office:value-type="string">
            <text:p>Lux-Case/Mobil/Sony/Sony Xperia T3</text:p>
          </table:table-cell>
          <table:table-cell table:style-name="ce1" office:value-type="string">
            <text:p>&lt;p&gt;Der findes en masse forskellige covers, etuier og tilbehør til Sony Xperia T3. Og du kan finde en masse kvalitets produkter her hos Lux-Case.dk. Udover af de forskellige typer beskyttelse kan du finde en masse forskellige tilbehør som bilholdere, opladere, touch-vinterhandsker og meget mere. Vi tilbyder 100 % tilfredshedsgaranti på alle vores produkter. Hurtigt levering med Postnord – Bestil online i dag inden kl 17:00 og vi sender din ordre af sted samme dag! Så tag et kig rundt i vores store udvalg af Sony Xperia T3 covers, etuier og tilbehør.&lt;br /&gt;&lt;br /&gt;Her hos Lux-Case.dk finder du Danmarks største udvalg af covers til smartphones og selvfølgelig har vi også sørget for at der er covers til Sony Xperia T3. Sony levere nogle rigtig lækre smartphones og efter vores mening så fortjener de noget beskyttelse – og det kan jo samtidig være til stor gavn for en selv også. Vores Sony Xperia T3 covers fås i forskellige materialer som plastik, silikone, TPU og metal – de fås også i mange forskellige farver og designs. Tag et kig rundt og find det cover der passer til din stil!&lt;/p&gt;</text:p>
          </table:table-cell>
          <table:table-cell table:style-name="ce1" office:value-type="string">
            <text:p>Sony Xperia T3 Covers, Cases &amp; Accessories! Personalize &amp; protect your device ? Largest online selection ? Free Shipping ? Buy more, save more! ? Fast delivery</text:p>
          </table:table-cell>
        </table:table-row>
        <table:table-row table:style-name="ro1">
          <table:table-cell table:style-name="ce1" office:value-type="string">
            <text:p>20770</text:p>
          </table:table-cell>
          <table:table-cell table:style-name="ce1" office:value-type="string">
            <text:p>Lux-Case/Mobil/Samsung/Samsung Galaxy Trend Plus</text:p>
          </table:table-cell>
          <table:table-cell table:style-name="ce1" office:value-type="string">
            <text:p>&lt;p&gt;Covers, etuier og tilbeh&amp;oslash;r til Samsung Galaxy Trend Plus. Lux-Case.dk har Danmarks st&amp;oslash;rste udvalg af covers til smartphone men vi har ogs&amp;aring; tonsvis af etuier og tilbeh&amp;oslash;r. Er du en af de heldige som har f&amp;aring;et erhvervet en ny Samsung. M&amp;aring;ske st&amp;aring;r du s&amp;aring; ogs&amp;aring; mangler Samsung Galaxy Trend Plus covers, etuier eller tilbeh&amp;oslash;r &amp;ndash; Du kan med garanti finde en masse forskellige farver, designs og materialer her. Vi er meget kvalitetsbeviste og stoler p&amp;aring; vores produkter er i toppen &amp;ndash; derfor tilbyder vi ogs&amp;aring; 100 % tilfredshedsgaranti p&amp;aring; ALLE vores produkter. Bestil inden kl. 17:00 og vi sender samme dag. Hurtigt og nemt med Post Danmark og s&amp;aring; er der selvf&amp;oslash;lgelig FRI FRAGT! S&amp;aring; tag et kig rundt i vores store udvalg af covers, etuier og tilbeh&amp;oslash;r til smartphones. Ledte du efter &lt;strong&gt;&lt;a href=\"http://lux-case.dk/samsung-galaxy-trend.html\" target=\"_self\"&gt;Samsung Galaxy Trend&lt;/a&gt;, &lt;a href=\"http://lux-case.dk/samsung-galaxy-trend-2-duos.html\" target=\"_self\"&gt;Trend 2 Duos&lt;/a&gt;, &lt;a href=\"http://lux-case.dk/samsung-galaxy-trend-lite.html\" target=\"_self\"&gt;Trend Lite &lt;/a&gt;&lt;/strong&gt;eller&lt;a href=\"http://lux-case.dk/samsung-galaxy-trend-3.html\" target=\"_self\"&gt;&lt;strong&gt; Trend 3&lt;/strong&gt;&lt;/a&gt;?&lt;/p&gt;&lt;br&gt;</text:p>
            <text:p/>
            <text:p>&lt;br&gt; </text:p>
            <text:p>Covers til Samsung Galaxy Trend Plus. Har du før ladet vær med at købe beskyttelse til din smartphone fordi at du ikke ønskede at pakke den lækre telefon helt ind og så uheldigvis tabt den – bare rolig.. med et Samsung Galaxy trend Plus cover kan du nemt, simpelt og super effektivt, få den beskyttelse til din smartphone uden at pakke den helt ind. Her hos Lux-Case.dk finder du tonsvis af forskellige farver og designs men du har også mulighed for at vælge mellem forskellige materialer hvis det skulle være det du ønskede – vi har blandt andet covers i materialer som plastik, silikone, TPU og metal. Du er garanteret top beskyttelse uanset dit valg af materiale. Tag et kig rundt i vores store udvalg af covers til smartphones!</text:p>
          </table:table-cell>
          <table:table-cell table:style-name="ce1" office:value-type="string">
            <text:p>Samsung Galaxy Trend Plus Covers, Cases &amp; Accessories! Personalize &amp; protect your device ? Largest online selection ?</text:p>
          </table:table-cell>
        </table:table-row>
        <table:table-row table:style-name="ro1">
          <table:table-cell table:style-name="ce1" office:value-type="string">
            <text:p>20773</text:p>
          </table:table-cell>
          <table:table-cell table:style-name="ce1" office:value-type="string">
            <text:p>Lux-Case/Mobil/Samsung/Samsung Galaxy Trend Plus/Samsung Galaxy Trend Plus Etuier</text:p>
          </table:table-cell>
          <table:table-cell table:style-name="ce1" office:value-type="string">
            <text:p>Etuier til Samsung Galaxy Trend Plus. Er du på udkig efter den bedste form for beskyttelse til din smartphone? Så er du endt det rette sted – Her finder du en masse forskellige Samsung Galaxy Trend Plus etuier. Vores etuier er solide og slidstærke og er det ikke luksuriøst hvis man endda kan få det i ægte læder?! Det som også er utrolig smart ved etuier er at man kan få forskellige funktioner med som smartview, flipstativ, magnetisk lås og pung/kortholder. Så kan du jo også lige pifte din stil lidt op hvis det er det du ønsker med et rødt, gult, grønt, blåt eller måske pink etui. Bestil online i dag og få fri fragt.</text:p>
          </table:table-cell>
          <table:table-cell table:style-name="ce1" office:value-type="string">
            <text:p>Samsung Galaxy Trend Plus Cases &amp; Wallets - Safe &amp; Gorgeous Designs - Flip, Leather, S-View ? Largest online selection ? Free Shipping ? Buy more, save more!</text:p>
          </table:table-cell>
        </table:table-row>
        <table:table-row table:style-name="ro1">
          <table:table-cell table:style-name="ce1" office:value-type="string">
            <text:p>20824</text:p>
          </table:table-cell>
          <table:table-cell table:style-name="ce1" office:value-type="string">
            <text:p>Lux-Case/Mobil/Sony/Sony Xperia Z2 Compact</text:p>
          </table:table-cell>
          <table:table-cell table:style-name="ce1" office:value-type="string">
            <text:p>&lt;p&gt;Covers, etuier og tilbeh&amp;oslash;r til Sony Xperia Z2 Compact. Har du v&amp;aelig;ret s&amp;aring; heldig at f&amp;aring; fat i den nye Z2 Compact? &amp;ndash; Efterf&amp;oslash;lgeren af den super smarte og fede Z1 Compact. Og vi er ikke i tvivl om at den er mindst lige s&amp;aring; l&amp;aelig;kkert! &amp;ndash; Og med en produkt som denne smartphone og som s&amp;aring; mange andre fortjener den noget beskyttelse og tilbeh&amp;oslash;r fx i form af et Sony Xperia Z2 Compact cover, etui og diverse tilbeh&amp;oslash;r. Her hos Lux-Case.dk tilbyder vi 100 % tilfredshedsgaranti. Dag til dag levering med Post Danmark. Nemt, hurtigt og s&amp;aring; er det fri fragt! Du kan ogs&amp;aring; finde covers, etuier og tilbeh&amp;oslash;r til &lt;a href=\"http://lux-case.dk/sony-xperia-z.html\" target=\"_self\"&gt;&lt;strong&gt;Sony Xperia Z&lt;/strong&gt;&lt;/a&gt;, &lt;a href=\"http://lux-case.dk/sony-xperia-z1.html\" target=\"_self\"&gt;&lt;strong&gt;Xperia Z1&lt;/strong&gt;&lt;/a&gt;,&amp;nbsp;&lt;a href=\"http://lux-case.dk/sony-xperia-z1-compact.html\" target=\"_self\"&gt;&lt;strong&gt;Xperia Z1 Compact&lt;/strong&gt;&lt;/a&gt;,&amp;nbsp;&lt;a href=\"http://lux-case.dk/sony-xperia-z2.html\" target=\"_self\"&gt;&lt;strong&gt;Xperia Z2&lt;/strong&gt;&lt;/a&gt; og&amp;nbsp;&lt;a href=\"http://lux-case.dk/sony-xperia-z3.html\" target=\"_self\"&gt;&lt;strong&gt;Xperia Z3&lt;/strong&gt;&lt;/a&gt;!&lt;/p&gt;&lt;br&gt;</text:p>
            <text:p/>
            <text:p>&lt;br&gt; </text:p>
            <text:p>Velkommen til Danmark største udvalg af covers til smartphones. Og selvfølgelig har vi derfor også covers til Sony Xperia Z2 Compact. Et cover er den nemmeste og simpleste måde at give sin smartphone noget beskyttelse på uden at pakke telefonen helt ind. Vi har en masse forskellige farver og designs men du har også mulighed for at vælge mellem forskellige materialer som plastik, silikone, TPU og metal. Tag et kig rundt i vores store udvalg og find lige præcis din stil – uanset om det skal være sort, hvidt, gult, grønt, blåt eller pink, så finder du dit Sony Xperia Z2 Compact cover her!</text:p>
          </table:table-cell>
          <table:table-cell table:style-name="ce1" office:value-type="string">
            <text:p>Sony Xperia Z2 Compact Covers, etuier og tilbehør.</text:p>
          </table:table-cell>
        </table:table-row>
        <table:table-row table:style-name="ro1">
          <table:table-cell table:style-name="ce1" office:value-type="string">
            <text:p>20840</text:p>
          </table:table-cell>
          <table:table-cell table:style-name="ce1" office:value-type="string">
            <text:p>Lux-Case/Mobil/Samsung/Samsung Galaxy Trend 2 Duos</text:p>
          </table:table-cell>
          <table:table-cell table:style-name="ce1" office:value-type="string">
            <text:p>&lt;p&gt;Her hos Lux-Case.dk finder du en masse forskellige covers, etuier og tilbehør til Samsung Galaxy Trend 2 Duos. Vi har en masse forskellige farver, designs og materialer når der kommet til Samsung Galaxy Trend 2 Duos covers, etuier og tilbehør. Her finder du kvalitets produkter og derfor tilbyder vi også 100 % tilfredshedsgaranti på alle vores produkter. Så bestil online i dag inden kl. 17:00 og vi sender nemt og hurtigt med Post Danmark samme dag. Så tag et kig rundt i vores store udvalg nu! Forkert model? Skulle det have været &lt;a href=\"http://lux-case.dk/samsung-galaxy-trend.html\" target=\"_self\"&gt;&lt;strong&gt;Galaxy Trend&lt;/strong&gt;&lt;/a&gt;, &lt;a href=\"http://lux-case.dk/samsung-galaxy-trend-lite.html\" target=\"_self\"&gt;&lt;strong&gt;Trend Lite&lt;/strong&gt;&lt;/a&gt;, &lt;a href=\"http://lux-case.dk/samsung-galaxy-trend-plus.html\" target=\"_self\"&gt;&lt;strong&gt;Trend Plus&lt;/strong&gt;&lt;/a&gt; eller &lt;a href=\"http://lux-case.dk/samsung-galaxy-trend-3.html\" target=\"_self\"&gt;&lt;strong&gt;Trend 3&lt;/strong&gt;&lt;/a&gt;?&lt;/p&gt;</text:p>
            <text:p/>
            <text:p>&lt;p&gt;&lt;br /&gt;&lt;br /&gt;Her finder du Danmarks største udvalg af covers til smartphones! Og derfor har vi selvfølgelig covers til Samsung Galaxy Trend 2 Duos. Vi har covers i en masse forskellige farver som sort, hvid, blå, grøn, rød, gul og mange flere. Udover muligheden for at vælge farve, kan du også vælge mellem forskellige designs eller materiale som plastik, silikone, TPU og metal covers. Så tag et kig rundt i vores store udvalg af Samsung Galaxy Trend 2 Duos covers. Dag til dag levering med Postnord.&lt;/p&gt;</text:p>
          </table:table-cell>
          <table:table-cell table:style-name="ce1" office:value-type="string">
            <text:p>Samsung Galaxy Trend 2 Duos Covers - Kæmpe udvalg.</text:p>
          </table:table-cell>
        </table:table-row>
        <table:table-row table:style-name="ro1">
          <table:table-cell table:style-name="ce1" office:value-type="string">
            <text:p>20856</text:p>
          </table:table-cell>
          <table:table-cell table:style-name="ce1" office:value-type="string">
            <text:p>Lux-Case/Laptop/Apple MacBook/MacBook Pro/MacBook Pro 13 Retina (2012-2015)</text:p>
          </table:table-cell>
          <table:table-cell table:style-name="ce1" office:value-type="string">
            <text:p>MacBook Pro 13,3 (Retina) covers og tilbehør. Når du har en bærbar computer fra Apple, så har du en hurtig og pålidelig følgesvend - Det eneste der mangler er et smart, sikkert og stilfuldt cover, som både kan bringe farve til din bærbare computer, holde det sikker fra ridser og snavs. Køb et par tilhørende høretelefoner til at supplere udseende og undgå forstyrrelse fra andre lyde, eller forstyrre andre for den sags skyld. Vil du hellere dele musik har vi flere handy mini-højtalere at vælge imellem. Du kan også købe kabler til din bærbare computer. Her finder du dit cover og tilbehør til MacBook Pro 13,3 (Retina).</text:p>
          </table:table-cell>
          <table:table-cell table:style-name="ce1" office:value-type="string">
            <text:p>Apple MacBook Pro 13.3 (Retina) Covers, Etuier og Tilbehør! Hurtig Levering Hos Lux-case.</text:p>
          </table:table-cell>
        </table:table-row>
        <table:table-row table:style-name="ro1">
          <table:table-cell table:style-name="ce1" office:value-type="string">
            <text:p>20862</text:p>
          </table:table-cell>
          <table:table-cell table:style-name="ce1" office:value-type="string">
            <text:p>Lux-Case/Mobil/Sony/Sony Xperia Z3</text:p>
          </table:table-cell>
          <table:table-cell table:style-name="ce1" office:value-type="string">
            <text:p>&lt;p&gt;Sony Xperia Z3 Cover, Etuier og Tilbehør. Stort udvalg af Sony Xperia Z3 Etui og Covers. Mon ikke det er på tide at anskaffe enten et cover, etui eller tilbehør til Sony Xperia Z3. Her hos Lux-Case.dk finder du lige præcis alt det. Vi har over 10 års erfaring inden for branchen og er meget kvalitetsbeviste – derfor tilbyder vi også 100% tilfredshedsgaranti. Vi har en masse forskellige produkter til din smartphone – så uanset om det er beskyttelse, sjove gadgets eller praktiske, så kan du finde det her. Nem og hurtig levering med Postnord. Bestiller du på hverdage inden kl. 17:00, sender vi din ordre samme dag. Så tag et kig rundt i vores store udvalg og find dit cover til Xperia Z3 , etui eller tilbehør nu! Eller leder du efter udstyr til &lt;a href=\"http://lux-case.dk/sony-xperia-z3-compact.html\" target=\"_self\"&gt;&lt;strong&gt;Sony Xperia Z3 Compact&lt;/strong&gt;&lt;/a&gt;, &lt;a href=\"http://lux-case.dk/sony-xperia-z1.html\" target=\"_self\"&gt;&lt;strong&gt;Xperia Z1&lt;/strong&gt;&lt;/a&gt;, &lt;a href=\"http://lux-case.dk/sony-xperia-z1-compact.html\" target=\"_self\"&gt;&lt;strong&gt;Xperia Z1 Compact&lt;/strong&gt;&lt;/a&gt;, &lt;a href=\"http://lux-case.dk/sony-xperia-z2.html\" target=\"_self\"&gt;&lt;strong&gt;Xperia Z2&lt;/strong&gt;&lt;/a&gt; eller &lt;a href=\"http://lux-case.dk/sony-xperia-z2-compact.html\" target=\"_self\"&gt;&lt;strong&gt;Xperia Z2 Compact&lt;/strong&gt;&lt;/a&gt;? Danmarks Største udvalg af mobil covers.&lt;/p&gt;</text:p>
            <text:p/>
            <text:p>&lt;p&gt;&lt;br /&gt;&lt;br /&gt;Cover til Sony Xperia Z3. Der er ikke noget at sige til at Lux-Case.dk har Danmarks største udvalg af mobilcovers til smartphones, når man ser på alle de forskellige farver, designs og materialer vi har. Blåt, grønt, gult, rødt, pink, lilla og mange flere. Ugler, leopardstriber, sommerfugle, abstrakte mønstre osv. Selv materialet kan du også gå efter som plastik, silikone, TPU og metal. Uanset hvilket farve, design eller materiale du vælger, så er du garanteret et kvalitets cover som beskytter din Xperia.&lt;/p&gt;</text:p>
          </table:table-cell>
          <table:table-cell table:style-name="ce1" office:value-type="string">
            <text:p>Få alt til din Sony Xperia Z3. Etuier, tilbehør, Sony Xperia Z3 Coverog alt andet.</text:p>
          </table:table-cell>
        </table:table-row>
        <table:table-row table:style-name="ro1">
          <table:table-cell table:style-name="ce1" office:value-type="string">
            <text:p>20878</text:p>
          </table:table-cell>
          <table:table-cell table:style-name="ce1" office:value-type="string">
            <text:p>Lux-Case/Mobil/Samsung/Samsung Galaxy Note 4</text:p>
          </table:table-cell>
          <table:table-cell table:style-name="ce1" office:value-type="string">
            <text:p>&lt;p&gt;Covers, etuier og tilbehør til Samsung Galaxy Note 4. Så er den lækre Note 4 på markedet og selvfølgelig har vi her hos Lux-Case.dk sørget for at have diverse beskyttelse og tilbehør klar til dig. Denne smartphone er utrolig populær og det er der god grund til, for det er helt klart en smartphone i særklasse – og med en smartphone som denne, så fortjener den helt klart noget beskyttelse som fx et Samsung Galaxy Note 4 cover eller etui – og selvfølgelig for at få mest muligt ud af den, så har vi også tonsvis af Samsung Galaxy Note 4 tilbehør. Bestil inden kl. 17:00 på hverdage og vi sender samme dag.&lt;br /&gt;&lt;br /&gt;Covers til Samsung Galaxy Note 4. Denne smartphone er virkelig lækkert designet og ønsker man ikke at pakke den helt ind i beskyttelse men stadigvæk ønsker at den skal have noget beskyttelse, så er det helt klart et Samsung Galaxy Note 4 cover man skal have fat i. Lux-Case.dk har Danmarks største udvalg af covers til smartphones – så der er ikke noget at sige til at vi har tonsvis af forskellige farver og designs. Desuden har du også mulighed for at vælge ud fra materialet som enten kan være plastik, silikone, TPU eller metal. Ligegyldigt hvilket materiale du vælger er du garanteret et kvalitets produkt – derfor tilbyder vi dig også 100 % tilfredshedsgaranti. Så tag et kig rundt i vores store udvalg af covers til smartphones nu!&lt;/p&gt;</text:p>
          </table:table-cell>
          <table:table-cell table:style-name="ce1" office:value-type="string">
            <text:p>Covers, Etuier &amp; Tilbehør til Samsung Galaxy Note 4. Få mest muligt ud af din smartphone med vores prisvindende produkter!</text:p>
          </table:table-cell>
        </table:table-row>
        <table:table-row table:style-name="ro1">
          <table:table-cell table:style-name="ce1" office:value-type="string">
            <text:p>20894</text:p>
          </table:table-cell>
          <table:table-cell table:style-name="ce1" office:value-type="string">
            <text:p>Lux-Case/Mobil/Huawei/Huawei Honor 6</text:p>
          </table:table-cell>
          <table:table-cell table:style-name="ce1" office:value-type="string">
            <text:p>&lt;p&gt;Covers, etuier og tilbehør til Huawei Honor 6. Har du fået fat i den lækre Honor 6 og står og skal bruge noget beskyttelse og sjov og ballade til den? Her hos Lux-Case.dk finder du en masse forskellige Huawei Honor 6 covers, etuier og tilbehør. Beskyttelse er det første vi anbefaler, da det kan redde dig for en masse skader og ridser men udover det får man også mest ud af sin smartphone med diverse tilbehør til sin smartphone. Lux-Case.dk har over 10 års erfaring inden for branchen og er meget kvalitetsbeviste – derfor tilbyder vi også 100 % tilfredshedsgaranti. Hurtig og nem levering med Postnord. Så bestil online i dag inden kl. 17:00 og vi sender din bestilling samme dag.&lt;br /&gt;&lt;br /&gt;Velkommen til Danmark største udvalg af covers til smartphones og derfor har vi selvfølgelig også sørget for at der er covers til Huawei Honor 6. Den nemmeste og simpleste måde at give sin telefon noget beskyttelse på uden at pakke den helt ind. Som sagt køber mange deres smartphone fordi de synes den ser smart ud og derfor har man ikke altid lyst til at pakke den ind i diverse beskyttelsesformer men med et Huawei Honor 6 cover som kun dækker bagsiden og siderne, viser du stadig den flotte smartphone frem. Der findes tonsvis af forskellige farver og designs og ikke mindst har du også mulighed for at vælge mellem forskellige materialer som plastik, silikone, TPU og metal. Så tag et kig rundt i vores store udvalg nu!&lt;/p&gt;</text:p>
          </table:table-cell>
          <table:table-cell table:style-name="ce1" office:value-type="string">
            <text:p>Covers, Etuier &amp; Tilbehør til Huawei Honor 6. Få mest muligt ud af din smartphone med vores prisvindende produkter! Køb online i dag og nyd godt af superhurtig Fragt!</text:p>
          </table:table-cell>
        </table:table-row>
        <table:table-row table:style-name="ro1">
          <table:table-cell table:style-name="ce1" office:value-type="string">
            <text:p>20910</text:p>
          </table:table-cell>
          <table:table-cell table:style-name="ce1" office:value-type="string">
            <text:p>Lux-Case/Mobil/HTC/HTC Desire 310</text:p>
          </table:table-cell>
          <table:table-cell table:style-name="ce1" office:value-type="string">
            <text:p>&lt;p&gt;Har du fået fingrene i et Desire 310 og er på udkig efter lidt ekstra? Frygt ej her hos Lux-Case.dk finder du masser af covers, etuier og tilbehør til HTC Desire 310. Her finder du kvalitets produkter og med over 10 års erfaring inden for branchen har vi stor tillid til vores produkter og tilbyder derfor også 100 % tilfredshedsgaranti. Desuden har vi tonsvis af HTC Desire 310 covers, etuier og tilbehør – så mon ikke det også er muligt for dig at finde det du leder efter?! Bestiller du inden kl. 17:00 på hverdage sender vi din bestilling samme dag – Nemt og hurtigt med Post Danmark. Så tag et kig rundt i vores store udvalg og bestil online i dag!&lt;br /&gt;&lt;br /&gt;Velkommen til Danmarks største udvalg af covers. Derfor har vi selvfølgelig også sørget for at have covers til HTC Desire 310 i en masse forskellige farver, designs og materialer. Et ting med et HTC Desire 310 cover er ikke kun farven eller designet men også materialet som kan være plastik, silikone, TPU eller metal. Det er meget forskelligt fra person til person hvad der føles bedst mellem fingrene. Tag et kig rundt i vores sortiment og find din stil – der er tonsvis at vælge imellem! Dag til dag levering med Post Danmark.&lt;/p&gt;</text:p>
          </table:table-cell>
          <table:table-cell table:style-name="ce1" office:value-type="string">
            <text:p>HTC Desire Covers, Etuier &amp; Tilbehør. Få mest muligt ud af din smartphone med vores prisvindende produkter! Køb online i dag.</text:p>
          </table:table-cell>
        </table:table-row>
        <table:table-row table:style-name="ro1">
          <table:table-cell table:style-name="ce1" office:value-type="string">
            <text:p>20911</text:p>
          </table:table-cell>
          <table:table-cell table:style-name="ce1" office:value-type="string">
            <text:p>Lux-Case/Mobil/HTC/HTC Desire 310/HTC Desire 310 Covers</text:p>
          </table:table-cell>
          <table:table-cell table:style-name="ce1" office:value-type="string">
            <text:p>&lt;p&gt;Velkommen til Danmarks største udvalg af covers. Derfor har vi selvfølgelig også sørget for at have covers til HTC Desire 310 i en masse forskellige farver, designs og materialer. Et ting med et HTC Desire 310 cover er ikke kun farven eller designet men også materialet som kan være plastik, silikone, TPU eller metal. Det er meget forskelligt fra person til person hvad der føles bedst mellem fingrene. Tag et kig rundt i vores sortiment og find din stil – der er tonsvis at vælge imellem! Dag til dag levering med Postnord.&lt;/p&gt;</text:p>
          </table:table-cell>
          <table:table-cell table:style-name="ce1" office:value-type="string">
            <text:p>Covers til HTC Desire 310. Beskyt og personliggør din smartphone med et produkt fra Lux-Case.dk, som har Danmarks største udvalg af covers til smartphone!</text:p>
          </table:table-cell>
        </table:table-row>
        <table:table-row table:style-name="ro1">
          <table:table-cell table:style-name="ce1" office:value-type="string">
            <text:p>20912</text:p>
          </table:table-cell>
          <table:table-cell table:style-name="ce1" office:value-type="string">
            <text:p>Lux-Case/Mobil/HTC/HTC Desire 310/HTC Desire 310 Beskyttelsesfilm</text:p>
          </table:table-cell>
          <table:table-cell table:style-name="ce1" office:value-type="string">
            <text:p>Som med alle smartphones, så er skærmen det vigtigste komponent men også det mest sårbare – derfor har vi beskyttelsesfilm til HTC Desire 310. Med dette produkt kan du på en nem og billig måde, slippe for tonsvis af skrammer og ridser. Med et HTC Desire 310 beskyttelsesfilm er du sikret en flot og ridsefri touchskærm i lang tid.</text:p>
          </table:table-cell>
          <table:table-cell table:style-name="ce1" office:value-type="string">
            <text:p>Beskyttelsesfilm til HTC Desire 310. Specielt designet til at beskytte mod støv, snavs og klistrede fingre. Hos Lux-Case.dk tilbyder vi 100% Hurtig Fragt!</text:p>
          </table:table-cell>
        </table:table-row>
        <table:table-row table:style-name="ro1">
          <table:table-cell table:style-name="ce1" office:value-type="string">
            <text:p>20913</text:p>
          </table:table-cell>
          <table:table-cell table:style-name="ce1" office:value-type="string">
            <text:p>Lux-Case/Mobil/HTC/HTC Desire 310/HTC Desire 310 Etuier</text:p>
          </table:table-cell>
          <table:table-cell table:style-name="ce1" office:value-type="string">
            <text:p>Her finder du blandt andet etuier til HTC Desire 310 i ægte læder. Etuier er helt klart den bedste form for beskyttelse tilgængelig på markedet og det kan hurtigt betale sig at bruge beskyttelse da der nemt kan opstå uheld på den ene eller anden måde. Det kan være du går på gaden med din smartphone i hånden og pludselig er der en som støder ind i dig og din smartphone svæver mod jorden. Med et HTC Desire 310 kan du slippe for en masse skader og ridser og det smarte ved etuier er at de kommer med en klap så skærmen også er beskyttede selvom der skulle ligge en sten. Desuden kan de også være super praktiske med funktioner som smartview, flipstativ, pung/kortholder og magnetisk lås. Så tag et kig rundt i vores store udvalg af etuier til smartphones!</text:p>
          </table:table-cell>
          <table:table-cell table:style-name="ce1" office:value-type="string">
            <text:p>Etuier til HTC Desire 310. Her hos Lux-Case.dk finder du blandt andet flipstativ, smartview og andre lækre funktioner i vores kvalitets etuier! Bestil dit etui til HTC Desire 310 online og få leveret lige til døren.</text:p>
          </table:table-cell>
        </table:table-row>
        <table:table-row table:style-name="ro1">
          <table:table-cell table:style-name="ce1" office:value-type="string">
            <text:p>20926</text:p>
          </table:table-cell>
          <table:table-cell table:style-name="ce1" office:value-type="string">
            <text:p>Lux-Case/Mobil/Huawei/Huawei Ascend P7 Mini</text:p>
          </table:table-cell>
          <table:table-cell table:style-name="ce1" office:value-type="string">
            <text:p>&lt;p&gt;Her finder du en masse covers, etuier og tilbehør til Huawei Ascend P7 Mini. Er du ude efter den simple beskyttelse eller den mest optimale beskyttelse så kan vi her hos Lux-Case hjælpe dig – vi har også en masse tilbehør, så du kan få mest muligt ud af din smartphone. Vi har mere end 10 års erfaring inden for branchen og vi er meget kvalitetsbeviste og derfor tilbyder vi dig også 100% tilfredshedsgaranti. Hurtig, nem og levering med Postnord. Bestiller du inden kl. 17:00 på hverdage sender vi din ordre samme dag. Så tag et kig rundt i vores store udvalg af Huawei Ascend P7 Mini covers, etuier og tilbehør.&lt;br /&gt;&lt;br /&gt;Covers til Huawei Ascend P7 Mini. Er du på udkig efter noget beskyttelse til din smartphone som ikke pakker den helt ind og gemmer det lækre design væk? Så er du kommet til det helt rette sted – med et Huawei Ascend P7 Mini cover får du super beskyttelse på en simpel men yderst effektiv måde. Udover at der findes en hav af forskellige farver og designs, så har du også mulighed for at vælge ud fra det type materiale som du føler dig bedst tilpas med – vi har materialer som plastik, silikone, TPU, metal og uanset dig valg af materiale er du garanteret et kvalitets produkt som nok skal kunne redde dig for en masse skrammer og ridser. Så tag et kig rundt i Danmarks største udvalg af covers til smartphones.&lt;/p&gt;</text:p>
          </table:table-cell>
          <table:table-cell table:style-name="ce1" office:value-type="string">
            <text:p>Covers, Etuier &amp; Tilbehør til Huawei Ascend P7 Mini. Få mest muligt ud af din smartphone med vores prisvindende produkter! Køb online i dag og nyd godt af være 100% Hurtig Fragt!</text:p>
          </table:table-cell>
        </table:table-row>
        <table:table-row table:style-name="ro1">
          <table:table-cell table:style-name="ce1" office:value-type="string">
            <text:p>20943</text:p>
          </table:table-cell>
          <table:table-cell table:style-name="ce1" office:value-type="string">
            <text:p>Lux-Case/Mobil/Samsung/Samsung Galaxy Alpha</text:p>
          </table:table-cell>
          <table:table-cell table:style-name="ce1" office:value-type="string">
            <text:p>&lt;p&gt;&lt;strong&gt;Samsung Galaxy Alpha Cover, Etuier / Cases og en hel bunke tilbehør&lt;/strong&gt;&lt;br /&gt;Velkommen til Lux-Case. Her finder du Samsung Galaxy Alpha cover, cases, høretelefoner, standere, holdere, vandtætte etuier og en masse andre ting. Vi har tonsvis af kvalitets produkter klar til dig. Har du været så heldig at få fingrene i en Galaxy Alpha, så finder du her hos Lux-Case en masse tilbehør til Galaxy Alpha. Med beskyttelse til din smartphone kan du forlænge dens levetid markant, da uheld næsten altid sker. Undersøgelser viser at 90% taber deres telefon mindst 1 gang om måneden, så beskyttelse kan være yderst vigtigt! Udover beskyttelse så findes der en masse tilbehør som er med til at gøre at du får mest muligt ud af din smartphone.&lt;br /&gt;Med over &lt;strong&gt;10 års erfaring&lt;/strong&gt; inden for branchen garanterer vi kvalitets produkter! Hurtig levering med Postnord! 100 % tilfredshedsgaranti. Kundesupport mandag til fredag fra kl. 10:00 til 16:00. Så tag et kig rundt i vores store udvalg og finder dit udstyr til din smartphone!&lt;br /&gt;&lt;br /&gt;Samsung Galaxy Alpha Cover Danmarks største udvalg af covers til smartphones! Et cover til Samsung Galaxy Alpha simpleste måde at give sin smartphone noget beskyttelse på, et cover dækker bagsiden og siderne men giver super beskyttelse og kan nemt redde dig fra en masse skader og skrammer. Vi har en masse Galaxy Alpha covers med en masse forskellige farver, designs og materialer at vælge imellem. Covers kan fås i følgende materialer som plastik, silikone, TPU og metal – alle materialer giver top beskyttelse og er egentlig mere hvis man ønsker et materiale som ikke glider på glatte overflader. Alle er dog i den bedste kvalitet. Køb et billigt mobil cover allerede i dag. Tag et kig rundt i vores store udvalg af smartphone covers – Bestil online inden kl. 17:00 på hverdage og vi sender dit bestilling samme dag.&lt;/p&gt;</text:p>
          </table:table-cell>
          <table:table-cell table:style-name="ce1" office:value-type="string">
            <text:p>Alt til din Samsung Galaxy Alpha. Lux-Case.dk har Samsung Galaxy cover, etuier og alt andet tilbehør til din Galaxy. Køb i dag og benyt dig af 100% Hurtig fragt. - Du er et enkelt klik fra Danmark Største Udvalg.</text:p>
          </table:table-cell>
        </table:table-row>
        <table:table-row table:style-name="ro1">
          <table:table-cell table:style-name="ce1" office:value-type="string">
            <text:p>20959</text:p>
          </table:table-cell>
          <table:table-cell table:style-name="ce1" office:value-type="string">
            <text:p>Lux-Case/Mobil/Huawei/Huawei Y511 </text:p>
          </table:table-cell>
          <table:table-cell table:style-name="ce1" office:value-type="string">
            <text:p>&lt;p&gt;Velkommen til Lux-Case.dk – her finder du en masse forskellige covers, etuier og tilbehør til Huawei Ascend Y511. Er du en af de heldige som har fået fat i en Ascend Y511 – så står vi klar med Huawei Ascend Y511 covers, etuier og tilbehør. Det kan være en god idé at give sin smartphone noget beskyttelse men lige så vigtigt hvis man vil have mest ud af sin smartphone at få diverse tilbehør. Vi har over 10 års erfaring inden for branchen og vi er meget kvalitetsbeviste – derfor tilbyder vi også 100% tilfredshedsgaranati på alle vores produkter. Bestil online inden kl. 17:00 på hverdage og vi sender din bestilling nemt og hurtigt med Post Danmark samme dag.&lt;br /&gt;&lt;br /&gt;Velkommen til Danmark største udvalg af covers. Og det er ingen undtagelse for Huawei Ascend Y511 covers. Her hos Lux-Case.dk finder du tonsvis af forskellige farver, designs og materialer. Vi har fx covers i blå, rød, pink, lilla, turkis og mange flere – designs som UK flag, US flag, sommerfugle, hjerter og mange flere. En af de ting som også er super lækkert er at man kan få covers til Huawei Ascend Y511 i forskellige materialer som plastik, silikone, TPU og metal. Så tag et kig rundt i vores kæmpe udvalg!&lt;/p&gt;</text:p>
          </table:table-cell>
          <table:table-cell table:style-name="ce1" office:value-type="string">
            <text:p>Covers, Etuier &amp; Tilbehør til Huawei Y511. Få mest muligt ud af din smartphone med vores prisvindende produkter! Køb online i dag.</text:p>
          </table:table-cell>
        </table:table-row>
        <table:table-row table:style-name="ro1">
          <table:table-cell table:style-name="ce1" office:value-type="string">
            <text:p>20975</text:p>
          </table:table-cell>
          <table:table-cell table:style-name="ce1" office:value-type="string">
            <text:p>Lux-Case/Laptop/Apple MacBook/MacBook Pro/MacBook Pro 15 Retina (2012-2015)</text:p>
          </table:table-cell>
          <table:table-cell table:style-name="ce1" office:value-type="string">
            <text:p>&lt;p&gt;Apple Macbook Pro 15.4 Retina. Hvad enten du er på udkig efter cool høretelefoner, anvendelige mini-højtalere eller lækre covers, bør du udforske Lux-Case.dk\'s kæmpe udvalg nu. Her finder du tilbehør som kan beskytte, personliggøre og forbedre din Apple Macbook Pro 15.4 Retina. Gå på opdagelse her på siden og find lige netop dét tilbehør, du mangler. Hos Lux-Case.dk får du super service, hurtig levering og ikke mindst &lt;strong&gt;prisgaranti!&lt;/strong&gt;&lt;br /&gt;&lt;a href=\"https://lux-case.dk/macbook.html\"&gt;Leder du efter tilbehør til andre MacBook Modeller - Se dem her?&lt;/a&gt;&lt;/p&gt;</text:p>
          </table:table-cell>
          <table:table-cell table:style-name="ce1" office:value-type="string">
            <text:p>Apple Macbook Pro 15.4 Retina. Hos Lux-Case.dk har vi stort udvalg af tilbehør til din Apple Macbook Pro 15.4 Retina. Vi har alt det, den kvalitetsbevidste kunde søger - til konkurrencedygtige priser. Her får du super service og hurtig levering.</text:p>
          </table:table-cell>
        </table:table-row>
        <table:table-row table:style-name="ro1">
          <table:table-cell table:style-name="ce1" office:value-type="string">
            <text:p>20991</text:p>
          </table:table-cell>
          <table:table-cell table:style-name="ce1" office:value-type="string">
            <text:p>Lux-Case/Mobil/LG/LG G3 S </text:p>
          </table:table-cell>
          <table:table-cell table:style-name="ce1" office:value-type="string">
            <text:p>&lt;p&gt;&lt;strong&gt;Tilbehør til LG G3 S - Covers og Cases&lt;/strong&gt; - Her finder du et kæmpe udvalg af covers, etuier og tilbehør. Vi har et stort bredt udvalg af covers til LG G3 S, i alle forskellige slags former og farver. Tag et kig omkring, og find dit nye kvalitets mobil cover hos os. Hvis du leder efter et etui, der dækker hele din mobil, så kig under LG G3 S Etuier. Vi har mange forskellige slags - Læder (PU og ægte), med stander og kreditkortholder. Også har vi alt slags tilbehør til alle smartphones og tablets du kan forstille. Det er ikke uden grund vi er Danmarks største udvalg. Hos Lux-Case.dk kan du bestille alt det, du mangler til din LG G3 S. Hos os får du altid kvalitetsprodukter, hurtig levering lige til døren.&lt;br /&gt;&lt;br /&gt;Covers til LG G3 S. Beskyt og personliggør din smartphone med et produkt fra Lux-Case.dk, som har Danmarks største udvalg af covers til smartphones!&lt;/p&gt;</text:p>
          </table:table-cell>
          <table:table-cell table:style-name="ce1" office:value-type="string">
            <text:p>LG G3 S. Få det maksimale ud af din smartphone - Bestil kvalitetsprodukter hos Lux-Case.dk. Hos os finder du alt til din LG G3 S, og du får super service samt hurtig levering.</text:p>
          </table:table-cell>
        </table:table-row>
        <table:table-row table:style-name="ro1">
          <table:table-cell table:style-name="ce1" office:value-type="string">
            <text:p>21007</text:p>
          </table:table-cell>
          <table:table-cell table:style-name="ce1" office:value-type="string">
            <text:p>Lux-Case/Mobil/Apple/iPhone 6 Plus / 6S Plus</text:p>
          </table:table-cell>
          <table:table-cell table:style-name="ce1" office:value-type="string">
            <text:p>&lt;p&gt;iPhone 6 Plus Cover, Etui eller Tilbehør. iPhone 6 Plus er Apples nyeste smartphone, i forhold til den iPhone 5, har den mange flere forbedringer og funktioner. Rent fysisk er iPhone 6 Plus slankere, et \"blødere\" design, med runde kanter. Derudover en ny stor HD Retina-skærm med 1920 x 1080 pixels, hvor &lt;a href=\"https://lux-case.dk/iphone-6.html\"&gt;iPhone 6&lt;/a&gt; har en skærm med 1334 x 750 pixels. Selvom smartphones bliver bedere og bedere, er det stadigvæk ligeså vigtigt at beskytte sin iPhone 6 og 6 Plus, som det er at beskytte sin &lt;a href=\"https://lux-case.dk/iphone-5.html\"&gt;iPhone 5 / 5S &lt;/a&gt;. Dette gøres bedst med et mobilcover, eller etui. På lux-case.dk finder du danmarks største udvalg af covers! Find dit cover til iPhone 6 Plus, eller etui og beskyt den flotte skærm med et beskyttelsesfilm til iPhone 6 Plus. Alt finder du her! Vi har altid hurtig Fragt - Uanset hvor mange covers til iPhone 6 Plus, du ender med at købe.&lt;br /&gt;&lt;br /&gt;iPhone 6 Plus og 6S Plus Cover. Det ville være så surt og kedeligt, at tabe sin nye smartphone. Specielt når der skal så lidt til før at et lille uheld, kan betyde en katastrofe for dig og din telefon. Heldigvis er der en løsning på alle problemer: Få et cover til iPhone 6 Plus. Hos os finder du et stort udvalg, af billige covers, men af høj kvalitet. Vi har nogle af de bedste telefon covers på markedet, Hvis du taber din 6s Plus, kan du være helt roligt - Den vil stadigvæk være intakt. iPhone 6s Plus Covers, beskytter din telefon med slag, stød og ridser. Køb dig et iPhone 6 Plus cover i dag, og få meget mere glæde ud af din smartphone. Så hvad venter du på? - Beskyt din Apple iPhone lige nu. Med et af vores mange mobil covers, finder du helt sikkert noget, der lige er din stil, cool iPhone covers, farverige, sjove motiver, neutrale - Alle slags covers til Apple iPhone 6 Plus. Leder du efter Cover til iPhone 6?&lt;/p&gt;</text:p>
          </table:table-cell>
          <table:table-cell table:style-name="ce1" office:value-type="string">
            <text:p>iPhone 6 Cover, Etui og tilbehør. Alt til din iPhone 6 Plus. Find tilbehør til din smartphone. Danmark største udvalg af covers.</text:p>
          </table:table-cell>
        </table:table-row>
        <table:table-row table:style-name="ro1">
          <table:table-cell table:style-name="ce1" office:value-type="string">
            <text:p>21055</text:p>
          </table:table-cell>
          <table:table-cell table:style-name="ce1" office:value-type="string">
            <text:p>Lux-Case/Mobil/Samsung/Samsung Galaxy S</text:p>
          </table:table-cell>
          <table:table-cell table:style-name="ce1" office:value-type="string">
            <text:p>&lt;p&gt;Hos Lux-Case.dk finder du altid det nyeste og fedeste udstyr og tilbehør, som markedet tilbyder til Samsung Galaxy S. Sportsarmbånd, poser, power banks, højtalere og meget mere - Vi har det største udvalg til Galaxy S. Køb tilbehør til din Samsung Galaxy S og få det maksimale ud af din smartphone. Klik ind og se vores store udvalg og opgradér din smartphone nu! Vi har også tonsvis af tilbehør til &lt;strong&gt;&lt;a title=\"Samsung Galaxy S2\" href=\"http://lux-case.dk/samsung-galaxy-s2.html\" target=\"_self\"&gt;Galaxy S2&lt;/a&gt;, &lt;a title=\"Samsung Galaxy S3\" href=\"http://lux-case.dk/samsung-galaxy-s3.html\" target=\"_self\"&gt;S3&lt;/a&gt;, &lt;a title=\"Samsung Galaxy S5\" href=\"http://lux-case.dk/samsung-galaxy-s5.html\" target=\"_self\"&gt;S5&lt;/a&gt;, &lt;a title=\"Samsung Galaxy S4 Active\" href=\"http://lux-case.dk/samsung-galaxy-s4-active.html\" target=\"_self\"&gt;S4 Active&lt;/a&gt;, &lt;a title=\"Samsung Galaxy S4 Zoom\" href=\"http://lux-case.dk/samsung-galaxy-s4-zoom.html\" target=\"_self\"&gt;S4 Zoom&lt;/a&gt; og &lt;a title=\"Samsung Galaxy S4 Mini\" href=\"http://lux-case.dk/samsung-galaxy-s4-mini.html\" target=\"_self\"&gt;S4 Mini&lt;/a&gt;.&lt;/strong&gt;&lt;/p&gt;</text:p>
            <text:p/>
            <text:p>&lt;p&gt;&lt;br /&gt;&lt;br /&gt;Samsung Galaxy S Covers finder du hos Lux-Case.dk. Opgradér din smartphone med alt det tilbehør, du har brug for! Skab dit eget personlige udtryk med cool covers til din Samsung.&lt;/p&gt;</text:p>
          </table:table-cell>
          <table:table-cell table:style-name="ce1" office:value-type="string">
            <text:p>Samsung Galaxy S</text:p>
          </table:table-cell>
        </table:table-row>
        <table:table-row table:style-name="ro1">
          <table:table-cell table:style-name="ce1" office:value-type="string">
            <text:p>21071</text:p>
          </table:table-cell>
          <table:table-cell table:style-name="ce1" office:value-type="string">
            <text:p>Lux-Case/Mobil/Nokia/Nokia X2</text:p>
          </table:table-cell>
          <table:table-cell table:style-name="ce1" office:value-type="string">
            <text:p>&lt;p&gt;Nokia X2. Hos Lux-Case.dk finder du et væld af smarte covers, etuier, høretelefoner, beskyttelsesfilm og meget, meget mere til din smartphone og tablet. Vi har masser af lækre sager til din nye Nokia X2, så gå på opdagelse på siden nu! Nu er det let at beskytte, personliggøre og få maksimalt ud af din smartphone. Alle vores produkter er af høj kvalitet, og du får hurtig og god service samt altid 100% hurtig levering. Køb online i dag!&lt;br /&gt;&lt;br /&gt;Nokia X2 Covers. Hos Lux-Case.dk finder du Danmarks bedste udvalg af covers og andet tilbehør til din smartphone. Med et nyt cover beskytter du din telefon samtidig med, at du giver den et mere unikt og personligt udtryk. Alle produkter her på siden er af højeste kvalitet, og du kan frit vælge mellem et væld af farver og designs. Se også vores udvalg af lækre etuier og husk at købe beskyttelsesfilm til din mobil for ekstra beskyttelse mod skrammer, ridser og snavs.&lt;/p&gt;</text:p>
          </table:table-cell>
          <table:table-cell table:style-name="ce1" office:value-type="string">
            <text:p>Nokia X2. Alt i Nokia X2 Covers, tilbehør og etuier. På Lux-Case.dk får du 100% Hurtigt Levering.</text:p>
          </table:table-cell>
        </table:table-row>
        <table:table-row table:style-name="ro1">
          <table:table-cell table:style-name="ce1" office:value-type="string">
            <text:p>21087</text:p>
          </table:table-cell>
          <table:table-cell table:style-name="ce1" office:value-type="string">
            <text:p>Lux-Case/Tablet/Samsung Tablets/Samsung Galaxy Tab S 10.5</text:p>
          </table:table-cell>
          <table:table-cell table:style-name="ce1" office:value-type="string">
            <text:p>&lt;p&gt;&lt;strong&gt;Samsung Galaxy Tab S 10.5&lt;/strong&gt; - Se Lux-Case.dk\'s kæmpe udvalg af tilbehør, covers, etuier og meget andet! Vi har et væld af kvalitetsprodukter til Samsung Galaxy Tab S 10.5.&lt;br /&gt;Samsung Galaxy Tab S 10.5 Covers. Beskyt din tablet med farverige covers i lækker kvalitet! Hos Lux-Case.dk har vi et godt udvalg af covers til Samsung Galaxy Tab S 10.5.&lt;/p&gt;</text:p>
          </table:table-cell>
          <table:table-cell table:style-name="ce1" office:value-type="string">
            <text:p>Samsung Galaxy Tab S 10.5</text:p>
          </table:table-cell>
        </table:table-row>
        <table:table-row table:style-name="ro1">
          <table:table-cell table:style-name="ce1" office:value-type="string">
            <text:p>21103</text:p>
          </table:table-cell>
          <table:table-cell table:style-name="ce1" office:value-type="string">
            <text:p>Lux-Case/Tablet/Samsung Tablets/Samsung Galaxy Tab S 8.4</text:p>
          </table:table-cell>
          <table:table-cell table:style-name="ce1" office:value-type="string">
            <text:p>&lt;p&gt;Samsung Galaxy Tab S 8.4. Hos Lux-Case.dk finder du masser af lækre kvalitetsprodukter og -tilbehør til din Samsung Galaxy Tab S 8.4. Du kan bestille alt fra covers til opladere og kabler online. Husk, at hos os får du altid hurtig levering.&lt;br /&gt;&lt;br /&gt;Samsung Galaxy Tab S 8.4 Covers. Rød, blå, lilla eller noget helt fjerde? Lux-Case.dk har mange covers til din Samsung Galaxy Tab S 8.4 - alle i super kvalitet! Book online nu og få hurtig levering!&lt;/p&gt;</text:p>
          </table:table-cell>
          <table:table-cell table:style-name="ce1" office:value-type="string">
            <text:p>Samsung Galaxy Tab S 8.4. Køb etuier, tasker, covers, opladere og alt muligt andet tilbehør til Samsung Galaxy Tab S 8.4 på Lux-Case.dk!</text:p>
          </table:table-cell>
        </table:table-row>
        <table:table-row table:style-name="ro1">
          <table:table-cell table:style-name="ce1" office:value-type="string">
            <text:p>21119</text:p>
          </table:table-cell>
          <table:table-cell table:style-name="ce1" office:value-type="string">
            <text:p>Lux-Case/Mobil/Sony/Sony Xperia Z3 Compact</text:p>
          </table:table-cell>
          <table:table-cell table:style-name="ce1" office:value-type="string">
            <text:p>&lt;p&gt;&lt;strong&gt;Sony Xperia Z3 Compact&lt;/strong&gt; er en kraftfuld smartphone designet til at kunne konkurrere med Apple’s iPhone 6. Hos Lux-Case.dk har vi masser af udstyr og tilbehør til den lækre Xperia Z3 Compact – Stort og bredt udvalg. Find alt fra etuier til opladere, beskyttelsesfilm, højtalere og Sony Xperia Z3 compact cover her! - Du finder simpelthen alt til Sony Z3 Compact. &lt;br /&gt;&lt;strong&gt;Husk, du får altid hurtig levering, når du bestiller tilbehør til din smartphone eller tablet hos os.&lt;/strong&gt;&lt;br /&gt;&lt;br /&gt;Sony Xperia Z3 Compact Cover. Beskyt din smartphone med et lækkert mobil cover fra Lux-Case.dk - Vi har Danmarks bedste udvalg! Sørg for, at din Z3 Compact skiller sig ud fra mængden med et kvalitetscover i din yndlingsfarve eller med det design, du finder mest cool. Med et cover til Sony Xperia Z3 Compact er din mobils ydre godt beskyttet. Vil du have endnu mere beskyttelse, bør du tage et kig på beskyttelsesfilm til Sony Xperia Z3 Compact også - på den måde kan du beskytte skærmen på din smartphone optimalt. Se også de lækre læder etuier, vi sælger til en god pris! Så sæt du dig bare roligt tilbage og find dit nye Xperia Z3 Compact Cover lige her.&lt;/p&gt;</text:p>
          </table:table-cell>
          <table:table-cell table:style-name="ce1" office:value-type="string">
            <text:p>Alt til Sony Xperia Z3 Compact - Køb masser af lækkert tilbehør, covers,cases, opladere og meget mere her!</text:p>
          </table:table-cell>
        </table:table-row>
        <table:table-row table:style-name="ro1">
          <table:table-cell table:style-name="ce1" office:value-type="string">
            <text:p>21135</text:p>
          </table:table-cell>
          <table:table-cell table:style-name="ce1" office:value-type="string">
            <text:p>Lux-Case/Mobil/Nokia/Nokia Lumia 530</text:p>
          </table:table-cell>
          <table:table-cell table:style-name="ce1" office:value-type="string">
            <text:p>&lt;p&gt;Nokia Lumia 530 - Køb masser af lækkert tilbehør til Nokia Lumia 530 og andre smartphones her! Lux-Case.dk har et stort udvalg af eksempelvis beskyttelse til din telefon såsom flotte covers og etuier samt beskyttelsesfilm til skærmen. Du finder også tilbehør som power banks, høretelefoner, biltilbehør, mini-højtalere og biltilbehør.&lt;br /&gt;&lt;br /&gt;Nokia Lumia 530 Covers. Sørg for at beskytte din Nokia Lumia 530 med fede covers, så du ikke behøver bekymre dig. Vi har covers i god kvalitet i mange forskellige flotte farver - udtryk din personlige stil med et cover! Alt mobiltilbehør på Lux-Case.dk er kvalitet til en virkelig fair pris. Køb også etuier og beskyttelsesfilm til din Nokia Lumia 530, så du slipper for ridser. Tjek også vores opladere, høretelefoner og meget andet - køb online nu!&lt;/p&gt;</text:p>
          </table:table-cell>
          <table:table-cell table:style-name="ce1" office:value-type="string">
            <text:p>Nokia Lumia 530. Køb høretelefoner, etuier, opladere og covers samt meget andet kvalitetstilbehør til Nokia Lumia 530.</text:p>
          </table:table-cell>
        </table:table-row>
        <table:table-row table:style-name="ro1">
          <table:table-cell table:style-name="ce1" office:value-type="string">
            <text:p>21151</text:p>
          </table:table-cell>
          <table:table-cell table:style-name="ce1" office:value-type="string">
            <text:p>Lux-Case/Mobil/HTC/HTC Desire V</text:p>
          </table:table-cell>
          <table:table-cell table:style-name="ce1" office:value-type="string">
            <text:p>&lt;p&gt;Tilbehør, covers og etuier til HTC Desire V af alle slags! Du må ikke være tilfreds med en halv trist telefon, der ikke kan overleve mere en et enkelt tab på de hårde køkkengulv. Forstærk din HTC Desire V med et ekstra beskyttende cover fra Lux-Case.dk! Vi har massevis af farver og materialer du kan vælge imellem, for eksempel silikone, hård plast og læder. Hvis det skal være lidt mere fancy end et cover, skulle du tage et kig på et af vores HTC Desire V etuier. Måske endda en ekstra luksuriøs model i ægte læder? Så det er bare med at få bestilt i dag!&lt;br /&gt;&lt;br /&gt;HTC Desire V Covers. Beskyt din smartphone med klar beskyttelsesfilm til skærmen samt cover eller etui - Lux-Case.dk har et super godt udvalg til HTC Desire V! Her på siden finder du lækre kvalitetscovers i et væld af farver og mønstre, så du let kan personliggøre din mobils udtryk. Køb tilbehør og covers til HTC Desire V her og få hurtig levering lige til døren! Bestil online nu!&lt;/p&gt;</text:p>
          </table:table-cell>
          <table:table-cell table:style-name="ce1" office:value-type="string">
            <text:p>Stort udvalg af HTC Desire V tilbehør. Hurtig Levering. Køb online i dag! Se vores udvalg af HTC Desire V covers og tilbehør her</text:p>
          </table:table-cell>
        </table:table-row>
        <table:table-row table:style-name="ro1">
          <table:table-cell table:style-name="ce1" office:value-type="string">
            <text:p>21152</text:p>
          </table:table-cell>
          <table:table-cell table:style-name="ce1" office:value-type="string">
            <text:p>Lux-Case/Mobil/HTC/HTC Desire V/HTC Desire V Covers</text:p>
          </table:table-cell>
          <table:table-cell table:style-name="ce1" office:value-type="string">
            <text:p>&lt;p&gt;HTC Desire V Covers. Beskyt din smartphone med klar beskyttelsesfilm til skærmen samt cover eller etui - Lux-Case.dk har et super godt udvalg til HTC Desire V! Her på siden finder du lækre kvalitetscovers i et væld af farver og mønstre, så du let kan personliggøre din mobils udtryk. Køb tilbehør og covers til HTC Desire V her og få hurtig levering lige til døren! Bestil online nu!&lt;/p&gt;</text:p>
          </table:table-cell>
          <table:table-cell table:style-name="ce1" office:value-type="string">
            <text:p>HTC Desire V Covers. Beskyt din HTC Desire V med flotte etuier eller covers - husk også beskyttelsesfilm til skærmen.</text:p>
          </table:table-cell>
        </table:table-row>
        <table:table-row table:style-name="ro1">
          <table:table-cell table:style-name="ce1" office:value-type="string">
            <text:p>21153</text:p>
          </table:table-cell>
          <table:table-cell table:style-name="ce1" office:value-type="string">
            <text:p>Lux-Case/Mobil/HTC/HTC Desire V/HTC Desire V Beskyttelsesfilm</text:p>
          </table:table-cell>
          <table:table-cell table:style-name="ce1" office:value-type="string">
            <text:p>&lt;p&gt;HTC Desire V Beskyttelsesfilm. Giv skærmen på din smartphone optimal beskyttelse med en klar beskyttelsesfilm. Beskyttelsesfilmen til HTC Desire V er let at sætte på og beskytter rigtig godt mod skrammer, ridser og snavs m.m. Køb også et cover eller etui for bedst mulig beskyttelse af din telefon! Bestil online med det samme og få hurtig fragt!&lt;/p&gt;</text:p>
          </table:table-cell>
          <table:table-cell table:style-name="ce1" office:value-type="string">
            <text:p>HTC Desire V Beskyttelsesfilm. Bestil covers, etuier og beskyttelsesfilm til din HTC Desire V hos Lux-Case.dk.</text:p>
          </table:table-cell>
        </table:table-row>
        <table:table-row table:style-name="ro1">
          <table:table-cell table:style-name="ce1" office:value-type="string">
            <text:p>21154</text:p>
          </table:table-cell>
          <table:table-cell table:style-name="ce1" office:value-type="string">
            <text:p>Lux-Case/Mobil/HTC/HTC Desire V/HTC Desire V Etuier</text:p>
          </table:table-cell>
          <table:table-cell table:style-name="ce1" office:value-type="string">
            <text:p>&lt;p&gt;HTC Desire V Etuier. Hos Lux-Case.dk finder du masser af covers, beskyttelsesfilm og etuier, som passer perfekt til din smartphone. Lyseblå, rød, hvid eller leopardmønstret? Du finder dit nye HTC Desire V etui her på siden. Bestil online i dag og få hurtig levering! Husk, vi har også andet tilbehør til smartphones som eksempelvis mini-højtalere, høretelefoner, opladere, power banks m.m. Køb i dag!&lt;/p&gt;</text:p>
          </table:table-cell>
          <table:table-cell table:style-name="ce1" office:value-type="string">
            <text:p>HTC Desire V Etuier. Beskyt din HTC Desire V med et af vores smarte etuier! Se også vores covers, høretelefoner m.m.</text:p>
          </table:table-cell>
        </table:table-row>
        <table:table-row table:style-name="ro1">
          <table:table-cell table:style-name="ce1" office:value-type="string">
            <text:p>21167</text:p>
          </table:table-cell>
          <table:table-cell table:style-name="ce1" office:value-type="string">
            <text:p>Lux-Case/Tablet/Apple iPad/iPad Air 2</text:p>
          </table:table-cell>
          <table:table-cell table:style-name="ce1" office:value-type="string">
            <text:p>&lt;p&gt;iPad Air 2 er en super kraftfuld tablet, som samtidig er fantastisk let og tynd. Hos Lux-Case.dk finder du alt i covers, etuier og tilbehør til din iPad Air 2 til billige priser. Alle vores produkter er i bedste kvalitet, og når du bestiller online hos os.&lt;/p&gt;</text:p>
          </table:table-cell>
          <table:table-cell table:style-name="ce1" office:value-type="string">
            <text:p>iPad Air 2 - Covers, etuier og andet tilbehør til din iPad Air 2 hos Lux-Case.dk.</text:p>
          </table:table-cell>
        </table:table-row>
        <table:table-row table:style-name="ro1">
          <table:table-cell table:style-name="ce1" office:value-type="string">
            <text:p>21183</text:p>
          </table:table-cell>
          <table:table-cell table:style-name="ce1" office:value-type="string">
            <text:p>Lux-Case/Mobil/Motorola/Motorola Moto X2</text:p>
          </table:table-cell>
          <table:table-cell table:style-name="ce1" office:value-type="string">
            <text:p>&lt;p&gt;Motorola Moto X2 bliver kun bedre, når du køber lækkert kvalitetstilbehør på Lux-Case.dk. Her finder du masser af fantastisk tilbehør, covers og etuier til Motorola Moto X2, så du både kan optimere, personliggøre og beskytte din smartphone. Køb covers i slidstærke materialer, etuier i luksuriøst læder samt mini-højtalere og høretelefoner med suveræn lyd. Husk også altid at beskytte skærmen på din Motorola Moto X2 med en klar beskyttelsesfilm! Køb alt i tilbehør til Motorola Moto X2 online nu.&lt;br /&gt;&lt;br /&gt;Motorola Moto X2 Covers er en ideel måde at beskytte din telefon mod stød, skrammer osv. samtidig med, at du har fuld rådighed over skærmen. Hos Lux-Case.dk har vi et supergodt udvalg af covers til Motorola Moto X2 og andre smartphones og tablets i et væld af designs og farver. Køb eksempelvis et lækkert gråt cover i stilrent design og robust materiale – kombiner med en klar beskyttelsesfilm til skærmen, så du sørger for optimal beskyttelse til din Motorola Moto X2. Tilfredshedsgaranti og hurtig levering – bestil covers, etuier og beskyttelsesfilm samt andet tilbehør online i dag!&lt;/p&gt;</text:p>
          </table:table-cell>
          <table:table-cell table:style-name="ce1" office:value-type="string">
            <text:p>Motorola Moto X2 - Køb covers, etuier og beskyttelsesfilm! Vi har høretelefoner og andet tilbehør til Motorola Moto X2 i super kvalitet - bestil online nu!</text:p>
          </table:table-cell>
        </table:table-row>
        <table:table-row table:style-name="ro1">
          <table:table-cell table:style-name="ce1" office:value-type="string">
            <text:p>21199</text:p>
          </table:table-cell>
          <table:table-cell table:style-name="ce1" office:value-type="string">
            <text:p>Lux-Case/Mobil/Nokia/Nokia Lumia 830</text:p>
          </table:table-cell>
          <table:table-cell table:style-name="ce1" office:value-type="string">
            <text:p>&lt;p&gt;Nokia Lumia 830. Lux-Case.dk har masser af fantastisk tilbehør til Nokia Lumia 830 - køb eksempelvis covers, etuier, beskyttelsesfilm og høretelefoner til billige priser. Alle vores produkter til smartphones og tablets er i bedste kvalitet, og vi giver vores kunder 100% tilfredshedsgaranti, hurtig levering fra dag til dag. Køb dine nye Nokia Lumia 830 produkter online nu!&lt;br /&gt;&lt;br /&gt;Nokia Lumia 830 Covers beskytter perfekt samtidig med at give et cool look. Vælg mellem mange forskellige flotte farver og mønstre! De covers, du køber hos Lux-Case.dk er slidstærke og lavet af kvalitetsmaterialer såsom TPU, plastik, metal osv. Et cover beskytter bagsiden af din smartphone eller tablet rigtig godt, men husk også at købe en klar beskyttelsesfilm til skærmen for optimal beskyttelse. Vi har Danmarks største og bedste udvalg af covers, etuier og andet tilbehør til Nokia Lumia 830. Køb produkter hos Lux-Case.dk – her får du tilfredshedsgaranti, hurtig levering.&lt;/p&gt;</text:p>
          </table:table-cell>
          <table:table-cell table:style-name="ce1" office:value-type="string">
            <text:p>Nokia Lumia 830 covers, etuier, beskyttelsesfilm, høretelefoner og andet lækkert tilbehør fås hos Lux-Case.dk til gode priser. Køb online i dag.</text:p>
          </table:table-cell>
        </table:table-row>
        <table:table-row table:style-name="ro1">
          <table:table-cell table:style-name="ce1" office:value-type="string">
            <text:p>21215</text:p>
          </table:table-cell>
          <table:table-cell table:style-name="ce1" office:value-type="string">
            <text:p>Lux-Case/Mobil/Motorola/Motorola Droid Turbo</text:p>
          </table:table-cell>
          <table:table-cell table:style-name="ce1" office:value-type="string">
            <text:p>&lt;p&gt;Motorola Droid Turbo er superhurtig og har et skarpt display. Lux-Case.dk har masser af lækkert tilbehør, så du kan passe bedst muligt på din nye Motorola Droid Turbo og få allermest ud af den. Beskyt din lækre smartphone med et cover eller etui og giv den et personligt udtryk, og husk også at beskytte skærmen med en ultraklar beskyttelsesfilm. Vi sælger også høretelefoner, mini-højtalere, diverse opladere og meget andet, du kan bruge til din Motorola Droid Turbo. Køb online med det samme – vi har tilfredshedsgaranti, hurtig levering fra dag til dag.&lt;br /&gt;&lt;br /&gt;Motorola Droid Turbo Covers beskytter og ser smart ud på én gang. Vælg det cover du bedst kan lide til din Motorola Droid Turbo og udtryk din egen personlige stil - f.eks. klassisk sort, sprælsk hot pink eller cool blå? Et cover giver dig fri adgang til telefonens skærm men beskytter samtidig godt. Vil du også beskytte din skærm mod ridser, bør du købe en klar beskyttelsesfilm til Motorola Droid Turbo. Køb alt dit tilbehør hos os online nu.&lt;/p&gt;</text:p>
          </table:table-cell>
          <table:table-cell table:style-name="ce1" office:value-type="string">
            <text:p>Motorola Droid Turbo - Køb covers, etuier, beskyttelsesfilm, høretelefoner og andet tilbehør her! Vi har tilfredshedsgaranti.</text:p>
          </table:table-cell>
        </table:table-row>
        <table:table-row table:style-name="ro1">
          <table:table-cell table:style-name="ce1" office:value-type="string">
            <text:p>21231</text:p>
          </table:table-cell>
          <table:table-cell table:style-name="ce1" office:value-type="string">
            <text:p>Lux-Case/Mobil/Samsung/Samsung Galaxy Ace NXT</text:p>
          </table:table-cell>
          <table:table-cell table:style-name="ce1" office:value-type="string">
            <text:p>&lt;p&gt;Samsung Galaxy Ace NXT. Køb alt i covers, etuier, punge, poser samt andet tilbehør til Galaxy Ace NXT hos Lux-Case.dk. Vi har Danmarks bedste udvalg af masser af smarte ting og sager til din smartphone eller tablet, og du får altid kun kvalitetsprodukter hos os. Når du køber eksempelvis mini-højtalere, opladere, beskyttelsesfilm, høretelefoner og alt andet til din Galaxy Ace NXT hos os, får du 100% tilfredshedsgaranti, dag-til-dag levering. Tag et kig rundt på siderne her og find dét, du mangler til din Samsung Galaxy Ace NXT. Køb online med det samme og spar masser af penge!&lt;br /&gt;&lt;br /&gt;Samsung Galaxy Ace NXT Covers giver god beskyttelse. Et cover til Samsung Galaxy Ace NXT sidder bag på telefonen og beskytter dermed bagsiden og siderne, mens selve skærmen holdes helt fri. Her hos Lux-Case.dk kan du købe kvalitetscovers i smukke farver som eksempelvis sort, hvid, rød, hot pink, blå og lilla. Samsung Galaxy Ace NXT covers fås i stærke og robuste materialer som plast, TPU, metal osv. Når du benytter et cover, er det smart samtidig at bruge en klar beskyttelsesfilm på skærmen for at undgå ridser. Køb alt til din Samsung Galaxy Ace NXT online i dag - billige produkter!&lt;/p&gt;</text:p>
          </table:table-cell>
          <table:table-cell table:style-name="ce1" office:value-type="string">
            <text:p>Samsung Galaxy Ace NXT - Etuier, beskyttelsesfilm, covers, tilbehør og meget mere! Køb online i dag.</text:p>
          </table:table-cell>
        </table:table-row>
        <table:table-row table:style-name="ro1">
          <table:table-cell table:style-name="ce1" office:value-type="string">
            <text:p>21247</text:p>
          </table:table-cell>
          <table:table-cell table:style-name="ce1" office:value-type="string">
            <text:p>Lux-Case/Mobil/Motorola/Motorola Moto G2</text:p>
          </table:table-cell>
          <table:table-cell table:style-name="ce1" office:value-type="string">
            <text:p>&lt;p&gt;Motorola Moto G2 er nem at finde lækkert tilbehør til! Ligegyldigt hvad du mangler af covers, etuier, opladere eller andet, har Lux-Case.dk det tilbehør, du søger. Vi har Danmarks bedste udvalg af kvalitetsprodukter til Motorola Moto G2 og andre smartphones og tablets. Savner du eksempelvis at kunne afspille din yndlingsmusik med super lyd, kan du købe høretelefoner eller mini-højtalere til Motorola Moto G2 hos os. Vi har også en klar beskyttelsesfilm, så du ikke behøver bekymre dig om din skærm. Køb alt dit Motorola Moto G2 tilbehør på Lux-Case.dk og få tilfredshedsgaranti, hurtig levering samt forsendelse lige til døren.&lt;br /&gt;&lt;br /&gt;Motorola Moto G2 Covers er en super måde at beskytte din mobil mod skrammer, stød osv. og samtidig have fuld rådighed over skærmen. Hos Lux-Case.dk har vi Danmarks bedste udvalg af covers til Motorola Moto G2 og andre smartphones og tablets i et væld af designs og farver. Køb eksempelvis et smukt gråt cover i stilet design og holdbart materiale – kombinér med en ultraklar beskyttelsesfilm til skærmen, så du får optimal beskyttelse til din Motorola Moto G2. Få tilfredshedsgaranti og hurtig levering – bestil covers, etuier og beskyttelsesfilm samt andet tilbehør online nu!&lt;/p&gt;</text:p>
          </table:table-cell>
          <table:table-cell table:style-name="ce1" office:value-type="string">
            <text:p>Motorola Moto G2 etuier, covers, beskyttelsesfilm, høretelefoner og meget andet - Køb hos Lux-Case.dk.</text:p>
          </table:table-cell>
        </table:table-row>
        <table:table-row table:style-name="ro1">
          <table:table-cell table:style-name="ce1" office:value-type="string">
            <text:p>21263</text:p>
          </table:table-cell>
          <table:table-cell table:style-name="ce1" office:value-type="string">
            <text:p>Lux-Case/Mobil/Huawei/Huawei Ascend Mate7</text:p>
          </table:table-cell>
          <table:table-cell table:style-name="ce1" office:value-type="string">
            <text:p>&lt;p&gt;Huawei Ascend Mate7 er en lækker smartphone med en stor FHD skærm og ultratyndt stel. Sørg for at beskytte dette smukke styk elektronik med covers, etuier og beskyttelsesfilm fra Lux-Case.dk, så du ikke behøver bekymre dig om tryk, skrammer, ridser og smuds. Lux-Case.dk har Danmarks bedste udvalg i covers, etuier og andet tilbehør til Huawei Ascend Mate7 og andre smartphones og tablets. Når du køber hos os, får du tilfredshedsgaranti, og vi leverer hurtigt. Bestil alt til Huawei Ascend Mate7 med det samme!&lt;br /&gt;&lt;br /&gt;Huawei Ascend Mate7 Covers beskytter og giver din telefon et unikt look, så du altid kan skille dig ud. Hos Lux-Case.dk har vi covers i sort, hvid, rød, blå og mange flere, i kvaliteter såsom plast, TPU, metal osv. Køb covers, etuier og andet tilbehør til Huawei Ascend Mate7 online - vi har tilfredshedsgaranti! Bestil i dag og få dine produkter leveret lige til døren.&lt;/p&gt;</text:p>
          </table:table-cell>
          <table:table-cell table:style-name="ce1" office:value-type="string">
            <text:p>Huawei Ascend Mate7. Køb covers, etuier, beskyttelsesfilm, høretelefoner m.m. 100% tilfredshedsgaranti, hurtig levering. Bestil nu!</text:p>
          </table:table-cell>
        </table:table-row>
        <table:table-row table:style-name="ro1">
          <table:table-cell table:style-name="ce1" office:value-type="string">
            <text:p>21279</text:p>
          </table:table-cell>
          <table:table-cell table:style-name="ce1" office:value-type="string">
            <text:p>Lux-Case/Mobil/Samsung/Samsung Galaxy Pocket 2</text:p>
          </table:table-cell>
          <table:table-cell table:style-name="ce1" office:value-type="string">
            <text:p>&lt;p&gt;Samsung Galaxy Pocket 2 er en lækker smartphone, som du kan få maksimalt udbytte af med de fantastiske produkter fra Lux-Case.dk. Hos os kan du købe covers, etuier, punge, poser og beskyttelsesfilm for bedst muligt at beskytte din mobil mod ydre påvirkninger. Derudover finder du også diverse holdere, standere, høretelefoner, mini-højtalere samt opladere til alle lejligheder. Du kan købe bilopladere til dine køreture, vægopladere til hjemmet, rejseopladere til ferien samt power banks til hvor som helst! Lux-Case.dk giver dig altid god service, hvilket blandt andet dækker over 100% tilfredshedsgaranti, nem returnering samt hurtig levering. Køb online med det samme!&lt;br /&gt;&lt;br /&gt;Samsung Galaxy Pocket 2 Covers, etuier og meget mere! Lux-Case.dk har et kæmpe udvalg af diverse tilbehør til smartphones og tablets – du finder ikke bedre sortiment i Danmark! Du bør gøre dig selv en tjeneste og beskytte din Samsung Galaxy Pocket 2 med et lækkert cover – vi har covers med alverdens mønstre som eksempelvis ugler, meteorregn, blomster, sommerfugle, skibe og meget mere! Køb et flot cover, der beskytter og ser virkelig fantastisk ud på én og samme tid! Husk også beskyttelsesfilm. Vi har 100% tilfredshedsgaranti, og vi leverer fra dag til dag.&lt;/p&gt;</text:p>
          </table:table-cell>
          <table:table-cell table:style-name="ce1" office:value-type="string">
            <text:p>Samsung Galaxy Pocket 2 covers, punge, poser, beskyttelsesfilm, opladere og meget mere - køb online!</text:p>
          </table:table-cell>
        </table:table-row>
        <table:table-row table:style-name="ro1">
          <table:table-cell table:style-name="ce1" office:value-type="string">
            <text:p>21295</text:p>
          </table:table-cell>
          <table:table-cell table:style-name="ce1" office:value-type="string">
            <text:p>Lux-Case/Tablet/Apple iPad/iPad Mini 2 / Mini 3</text:p>
          </table:table-cell>
          <table:table-cell table:style-name="ce1" office:value-type="string">
            <text:p>&lt;p&gt;iPad Mini 2 / Mini 3 bliver godt klædt på med covers, etuier, punge, poser og beskyttelsesfilm her fra Lux-Case.dk. Når man har et lækkert stykke elektronik, vil man som regel gerne passe godt på det – heldigvis har Lux-Case.dk en lang række fabelagtige kvalitetsprodukter, der kan hjælpe dig med lige netop dét. Vi sælger kvalitetsprodukter til iPad Mini 2 / Mini 3, og du er altid sikker på at få en rigtig billig pris. Køb eksempelvis gode høretelefoner, mini-højtalere, bilopladere, bilholdere, standere, kabler og andet tilbehør. Bestil online med det samme og få tilfredshedsgaranti - Hurtig &lt;strong&gt;Levering!&lt;/strong&gt;&lt;/p&gt;</text:p>
          </table:table-cell>
          <table:table-cell table:style-name="ce1" office:value-type="string">
            <text:p>iPad Mini 2 / Mini 3 etuier, cover, poser, opladere og høretelefoner finder du hos Lux-Case.dk.</text:p>
          </table:table-cell>
        </table:table-row>
        <table:table-row table:style-name="ro1">
          <table:table-cell table:style-name="ce1" office:value-type="string">
            <text:p>21311</text:p>
          </table:table-cell>
          <table:table-cell table:style-name="ce1" office:value-type="string">
            <text:p>Lux-Case/Mobil/LG/LG F60</text:p>
          </table:table-cell>
          <table:table-cell table:style-name="ce1" office:value-type="string">
            <text:p>&lt;p&gt;LG F60 Covers, etuier og beskyttelsesfilm er perfekte redskaber til at beskytte din smartphone mod udvendigt slid. Lux-Case.dk har Danmarks største udvalg i tilbehør til smartphones og tablets - her finder du det, du mangler! Hvad enten din LG F60 skal bruge et cover, oplader, høretelefoner, bilholder eller noget helt andet, så har Lux-Case.dk det sikkert. Når du handler hos os, får du 100% tilfredshedsgaranti. Vi har kvalitetsprodukter til billige priser.&lt;br /&gt;&lt;br /&gt;LG F60 Covers beskytter din telefon på bedst mulig vis samtidig med, at skærmen holdes fri, så du kan benytte den til hver en tid. Et cover beskytter bagsiden og rammen på din smartphone mod stød, ridser m.m., og hvis du ønsker optimal beskyttelse, bør du også købe en klar beskyttelsesfilm til skærmen. Lux-Case.dk har Danmarks bedste udvalg af etuier, punge, poser og covers til LG F60 samt massevis af andre smartphones og tablets. Når du køber varer hos os, får du altid 100% tilfredshedsgaranti og hurtig levering, da vi sender dagligt. Køb covers til LG F60 i dag!&lt;/p&gt;</text:p>
          </table:table-cell>
          <table:table-cell table:style-name="ce1" office:value-type="string">
            <text:p>LG F60. Køb covers, etuier, høretelefoner, power banks, mini-højtalere og andet tilbehør til LG F60 her!</text:p>
          </table:table-cell>
        </table:table-row>
        <table:table-row table:style-name="ro1">
          <table:table-cell table:style-name="ce1" office:value-type="string">
            <text:p>21327</text:p>
          </table:table-cell>
          <table:table-cell table:style-name="ce1" office:value-type="string">
            <text:p>Lux-Case/Mobil/Nokia/Nokia Lumia 730</text:p>
          </table:table-cell>
          <table:table-cell table:style-name="ce1" office:value-type="string">
            <text:p>&lt;p&gt;Nokia Lumia 730 er en fantastisk smartphone designet specielt til selfies og videosamtaler. Hos Lux-Case.dk finder du et kæmpe udvalg af diverse smarte covers, etuier og andet tilbehør til Nokia Lumia 730, som kan gøre din brugeroplevelse endnu bedre. Hos os kan du tilmed finde en selfie-stang, så du kan tage den ultimative selfie med din selfie-smartphone. Bestil alt det, du står og mangler til din nye Nokia Lumia 730! Vi har også høretelefoner, opladere, bilholdere og meget andet! Vi har altid 100% tilfredshedsgaranti, så du har ingen grund til ikke at prøve vores spændende tilbehør til Nokia Lumia 730. Køb dine kvalitetsprodukter i dag.&lt;br /&gt;&lt;br /&gt;Nokia Lumia 730 Covers. Beskyt din Nokia Lumia 730 med et cover fra Lux-Case.dk – Vi har Danmarks største udvalg! Et cover beskytter fint din telefons sider og bagside, ganske simpelt. Hvis du ønsker ekstra beskyttelse, er det altid en rigtig god idé at købe en ultraklar beskyttelsesfilm til din skærm. Tag et kig på vores side og oplev de forskellige smukke covers, vi tilbyder. De findes i et væld af farver lige fra rød, lilla og hot pink til sort, grå og blå. Alle Nokia Lumia 730 covers, du finder hos Lux-Case.dk er i super kvalitet – og vi har 100% tilfredshedsgaranti. Køb covers med mere i dag!&lt;/p&gt;</text:p>
          </table:table-cell>
          <table:table-cell table:style-name="ce1" office:value-type="string">
            <text:p>Nokia Lumia 730 er perfekt at optimere med diverse spændende tilbehør, covers, etuier og høretelefoner. Køb nu.</text:p>
          </table:table-cell>
        </table:table-row>
        <table:table-row table:style-name="ro1">
          <table:table-cell table:style-name="ce1" office:value-type="string">
            <text:p>21343</text:p>
          </table:table-cell>
          <table:table-cell table:style-name="ce1" office:value-type="string">
            <text:p>Lux-Case/Mobil/Samsung/Samsung Galaxy Note Edge</text:p>
          </table:table-cell>
          <table:table-cell table:style-name="ce1" office:value-type="string">
            <text:p>&lt;p&gt;Samsung Galaxy Note Edge er en lækker mobil enhed, som med sin buede skærm og fantastiske funktioner er super anvendelig. En måde at gøre din Samsung Galaxy Note Edge endnu mere anvendelig er ved at købe smart tilbehør på Lux-Case.dk. Vi har Danmarks største udvalg af covers, etuier, punge, poser, beskyttelsesfilm, høretelefoner, bilholdere og meget, meget andet tilbehør! En god start er altid at købe et fint cover eller etui og en beskyttelsesfilm til skærmen – på den måde beskytter du hele din Samsung Galaxy Note Edge. Vi har smukke klassiske covers i et væld af farver som eksempelvis sort, hvid, grå, rød, blå m.fl. Hos os får du altid 100% tilfredshedsgaranti. Bestil online med det samme!&lt;br /&gt;&lt;br /&gt;Samsung Galaxy Note Edge Covers giver god beskyttelse og ser flotte ud. Vi har Danmarks største udvalg af covers til diverse smartphones og tablets – også Samsung Galaxy Note Edge! Vælg for eksempel et klassisk udtryk med et sort, hvidt, gråt eller transparent cover, eller gå efter et frækkere udtryk med et farverigt cover i lilla, blå, rød eller hot pink. Du finder altid et cover, der passer din stil. Husk også at købe en klar beskyttelsesfilm til skærmen, så din Samsung Galaxy Note Edge er fuldt beskyttet. Lux-Case.dk har desuden etuier, punge, poser og små tasker til smartphones. Du kan naturligvis også købe andet lækkert Samsung Galaxy Note Edge tilbehør til ethvert behov.&lt;/p&gt;</text:p>
          </table:table-cell>
          <table:table-cell table:style-name="ce1" office:value-type="string">
            <text:p>Samsung Galaxy Note Edge gøres endnu bedre med tilbehør, covers, etuier og beskyttelsesfilm fra Lux-Case.dk.</text:p>
          </table:table-cell>
        </table:table-row>
        <table:table-row table:style-name="ro1">
          <table:table-cell table:style-name="ce1" office:value-type="string">
            <text:p>21359</text:p>
          </table:table-cell>
          <table:table-cell table:style-name="ce1" office:value-type="string">
            <text:p>Lux-Case/Mobil/Motorola/Motorola Nexus 6</text:p>
          </table:table-cell>
          <table:table-cell table:style-name="ce1" office:value-type="string">
            <text:p>&lt;p&gt;&lt;strong&gt;Motorola Nexus 6&lt;/strong&gt; har et stort og lækkert display og er dermed ideel til at se film og videoer på, til spil og e-bøger m.m. Derfor skal du naturligvis også beskytte den flotte store skærm med en klar beskyttelsesfilm, så du ikke får ridser osv. Lux-Case.dk har Danmarks største udvalg af covers, etuier, beskyttelsesfilm, høretelefoner og masser af andet tilbehør til Motorola Nexus 6 og andre smartphones og tablets. Hos os finder du alt det, du mangler til din Motorola Nexus 6 – gør den endnu bedre, end den allerede er! Udtryk din egen personlige stil med et cover eller etui, køb opladere og kabler, så du altid kan være på og køb en holder, så du let kan se videoer på din Nexus 6 uden besvær. Og ja, du læste rigtigt Nexus 6 er fra Motorola, og ikke Google Nexus 6, som mange fejlagtigt tror.&lt;br /&gt;Bestil i dag – vi har &lt;strong&gt;100% tilfredshedsgaranti&lt;/strong&gt;, hurtig levering!&lt;br /&gt;&lt;br /&gt;Motorola Nexus 6 Covers fås i mange forskellige materialer, designs og farver. Hos Lux-Case.dk har vi udelukkende covers i god kvalitet – prøv eksempelvis et lækkert TPU-cover i smukt og stilrent design og en smart farve. Når du køber Motorola Nexus 6 covers hos Lux-Case.dk får du simpel og god beskyttelse af din smartphone, da et cover sidder fast bagpå telefonen og dermed beskytter bagside og sider – tilkøb en beskyttelsesfilm for også at holde din skærm ridse- og smudsfri på bedste vis! Bestil i dag og få tilfredshedsgaranti, hurtig levering lige til døren. Vi har også et cover, der passer din smag!&lt;/p&gt;</text:p>
          </table:table-cell>
          <table:table-cell table:style-name="ce1" office:value-type="string">
            <text:p>Motorola Nexus 6 bør beskyttes med covers, etuier og beskyttelsesfilm. Køb her til billige priser.</text:p>
          </table:table-cell>
        </table:table-row>
        <table:table-row table:style-name="ro1">
          <table:table-cell table:style-name="ce1" office:value-type="string">
            <text:p>21375</text:p>
          </table:table-cell>
          <table:table-cell table:style-name="ce1" office:value-type="string">
            <text:p>Lux-Case/Mobil/Samsung/Samsung Galaxy Young 2</text:p>
          </table:table-cell>
          <table:table-cell table:style-name="ce1" office:value-type="string">
            <text:p>&lt;p&gt;Samsung Galaxy Young 2 er perfekt som første smartphone. Den kommer fuldt udstyret med essentielle features, og Lux-Case.dk har masser af tilbehør til Samsung Galaxy Young 2, så du kan få maksimalt ud af din telefon. Køb covers, etuier, punge og poser til at give selve mobilen beskyttelse og sæt en klar beskyttelsesfilm på skærmen for at undgå ridser og unødvendigt slid. Hos Lux-Case.dk finder du også høretelefoner og mini-højtalere, så du kan høre musik eller videoer fra din Samsung Galaxy Young 2 med perfekt lyd. Det er også godt at købe en power bank eller andre opladere, så du altid kan lade din telefon op, når du er ude i længere tid ad gangen. Bestil diverse tilbehør til Samsung Galaxy Young 2 nu.&lt;br /&gt;&lt;br /&gt;Samsung Galaxy Young 2 Covers findes i mange forskellige smarte og flotte farver og designs. Lux-Case.dk har Danmarks bedste udvalg af etuier, covers og andet tilbehør til smartphones og tablets. Køb et flot etui i hot pink, blå, grøn, lyserød eller klassisk sort eller hvid og beskyt sider og bagside på din Samsung Galaxy Young 2. Et cover holder skærmen fri, men det er godt at sætte en klar beskyttelsesfilm på. Vi har alt i beskyttelse til din Samsung Galaxy Young 2, så du kan få glæde af den længst muligt. Bestil online og få 100% tilfredshedsgaranti.&lt;/p&gt;</text:p>
          </table:table-cell>
          <table:table-cell table:style-name="ce1" office:value-type="string">
            <text:p>Samsung Galaxy Young 2 covers, etuier, høretelefoner og meget mere finder du hos Lux-Case.dk.</text:p>
          </table:table-cell>
        </table:table-row>
        <table:table-row table:style-name="ro1">
          <table:table-cell table:style-name="ce1" office:value-type="string">
            <text:p>21391</text:p>
          </table:table-cell>
          <table:table-cell table:style-name="ce1" office:value-type="string">
            <text:p>Lux-Case/Mobil/Samsung/Samsung Galaxy Mega 2</text:p>
          </table:table-cell>
          <table:table-cell table:style-name="ce1" office:value-type="string">
            <text:p>&lt;p&gt;Samsung Galaxy Mega 2 er en suveræn smartphone med lækkert display og et kamera i professionel kvalitet. Sørg for at beskytte din nye Samsung Galaxy Mega 2 godt med et flot cover, et smukt etui eller en sjov pung eller pose. Husk en beskyttelsesfilm til skærmen, så du bedst muligt undgår ridser og skrammer på det flotte 6 tommers display. Hvis du ønsker at bruge din Samsung Galaxy Mega 2 til at se film eller videoer, kan du med fordel købe en smart stander eller holder – vi har også lækre mini-højtalere, høretelefoner og hørebøffer, så du kan få fantastisk lyd. Når du handler hos Lux-Case.dk, får du Danmarks bedste udvalg i tilbehør til Samsung Galaxy Mega 2.&lt;br /&gt;&lt;br /&gt;Samsung Galaxy Mega 2 Covers beskytter din nye smartphone på en god og simpel måde. Køb covers i smarte farver og god kvalitet. Lux-Case.dk har Danmarks bedste udvalg af covers og meget andet til diverse smartphones og tablets. Vælg mellem mange forskellige covers i et væld af farver – grå, transparent, pink, blå osv. Husk også at bestille en beskyttelsesfilm til din skærm, da et cover kun beskytter selve telefonen. Når du handler hos Lux-Case.dk er du sikker på at få varer i god kvalitet. Vi giver 100% tilfredshedsgaranti, og vi sender dine varer fra dag til dag, så du får hurtig levering. Køb covers til Samsung Galaxy Mega 2 med det samme!&lt;/p&gt;</text:p>
          </table:table-cell>
          <table:table-cell table:style-name="ce1" office:value-type="string">
            <text:p>Samsung Galaxy Mega 2 tilbehør, covers, etuier og meget andet til gode priser! Bestil hos Lux-Case.dk.</text:p>
          </table:table-cell>
        </table:table-row>
        <table:table-row table:style-name="ro1">
          <table:table-cell table:style-name="ce1" office:value-type="string">
            <text:p>21407</text:p>
          </table:table-cell>
          <table:table-cell table:style-name="ce1" office:value-type="string">
            <text:p>Lux-Case/Mobil/LG/LG L50</text:p>
          </table:table-cell>
          <table:table-cell table:style-name="ce1" office:value-type="string">
            <text:p>LG L50 – opdater og opgrader din nye telefon med varer fra Lux-Case.dk. Sørg for at beskytte din nye LG L50 godt med covers, etuier, punge eller poser. Husk også en beskyttelsesfilm til skærmen, så du bedst muligt undgår ridser og skrammer på det flotte display. Lux-Case.dk har Danmarks bedste udvalg af ting og sager til LG L50 og massevis af andre smartphones og tablets – køb dit tilbehør i dag! Vi har alt fra høretelefoner, bilholdere, opladere, armbånd, mini-højtalere og kabler til cykelholdere, standere, selfie-stænger, touch penne og meget mere! Når du handler hos os, får du 100% tilfredshedsgaranti. Forkæl din LG L50 i dag! Fri fragt.&lt;br&gt;</text:p>
            <text:p/>
            <text:p>&lt;br&gt; </text:p>
            <text:p>LG L50 Covers beskytter din nye smartphone på en god og simpel måde. Lux-Case.dk har Danmarks bedste udvalg af covers og meget andet til diverse smartphones og tablets. Vælg mellem mange forskellige covers i et væld af farver – grå, transparent, pink, blå osv. Køb covers i smarte farver og god kvalitet. Husk også at bestille en beskyttelsesfilm til din skærm, fordi et cover som bekendt kun beskytter selve telefonen. Når du handler hos Lux-Case.dk, er du sikker på at få varer i god og holdbar kvalitet. Bestil i dag og få tilfredshedsgaranti, hurtig levering lige til døren samt gratis fragt!</text:p>
          </table:table-cell>
          <table:table-cell table:style-name="ce1" office:value-type="string">
            <text:p>LG L50 tilbehør, covers, etuier og meget andet til gode priser! Bestil hos Lux-Case.dk og få fri fragt!</text:p>
          </table:table-cell>
        </table:table-row>
        <table:table-row table:style-name="ro1">
          <table:table-cell table:style-name="ce1" office:value-type="string">
            <text:p>21423</text:p>
          </table:table-cell>
          <table:table-cell table:style-name="ce1" office:value-type="string">
            <text:p>Lux-Case/Mobil/HTC/HTC Desire 510</text:p>
          </table:table-cell>
          <table:table-cell table:style-name="ce1" office:value-type="string">
            <text:p>&lt;p&gt;HTC Desire 510 har voldsomme hastigheder og en tårnhøj ydelse. Lux-Case.dk har et stort udvalg af covers, etuier og andet smart tilbehør, så du kan passe bedst muligt på din nye HTC Desire 510 og få mest muligt ud af den. Beskyt din smartphone med flotte covers eller etuier, punge og poser! Hvis du gerne vil gøre brug af HTC Desire 510, mens du kører bil, finder du også bilholdere, bilopladere og andet biltilbehør hos os. Er du mere til sportslige udfoldelser, kan du også købe cykelholdere, høretelefoner og sportsarmbånd på Lux-Case.dk. Vi giver altid 100% tilfredshedsgaranti. Køb i dag.&lt;br /&gt;&lt;br /&gt;HTC Desire 510 Covers. Du vil sikkert gerne passe ekstra godt på din nye telefon, og du er kommet til det helt rette sted! Lux-Case.dk har Danmarks største udvalg af covers og meget andet tilbehør til HTC Desire 510 samt andre smartphones og tablets. Et cover beskytter din mobil på en let og effektiv måde, og skærmen holdes fri, så du altid kan bruge den lige med det samme. Bestil det cover, det passer din stil bedst: en frisk farve som grøn, blå, lilla, hot pink og rød eller måske en afdæmpet tone som grå, sort, hvid eller transparent, der ikke stjæler fokus. Køb nu!&lt;/p&gt;</text:p>
          </table:table-cell>
          <table:table-cell table:style-name="ce1" office:value-type="string">
            <text:p>HTC Desire 510 covers, etuier, høretelefoner og andet tilbehør – køb hos Lux-Case.dk til en billig pris!</text:p>
          </table:table-cell>
        </table:table-row>
        <table:table-row table:style-name="ro1">
          <table:table-cell table:style-name="ce1" office:value-type="string">
            <text:p>21424</text:p>
          </table:table-cell>
          <table:table-cell table:style-name="ce1" office:value-type="string">
            <text:p>Lux-Case/Mobil/HTC/HTC Desire 510/HTC Desire 510 Covers</text:p>
          </table:table-cell>
          <table:table-cell table:style-name="ce1" office:value-type="string">
            <text:p>&lt;p&gt;HTC Desire 510 Covers. Du vil sikkert gerne passe ekstra godt på din nye telefon, og du er kommet til det helt rette sted! Lux-Case.dk har Danmarks største udvalg af covers og meget andet tilbehør til HTC Desire 510 samt andre smartphones og tablets. Et cover beskytter din mobil på en let og effektiv måde, og skærmen holdes fri, så du altid kan bruge den lige med det samme. Bestil det cover, det passer din stil bedst: en frisk farve som grøn, blå, lilla, hot pink og rød eller måske en afdæmpet tone som grå, sort, hvid eller transparent, der ikke stjæler fokus. Køb nu!&lt;/p&gt;</text:p>
          </table:table-cell>
          <table:table-cell table:style-name="ce1" office:value-type="string">
            <text:p>HTC Desire 510 Covers beskytter og ser fantastisk ud! Køb dine covers og etuier hos Lux-Case.dk.</text:p>
          </table:table-cell>
        </table:table-row>
        <table:table-row table:style-name="ro1">
          <table:table-cell table:style-name="ce1" office:value-type="string">
            <text:p>21425</text:p>
          </table:table-cell>
          <table:table-cell table:style-name="ce1" office:value-type="string">
            <text:p>Lux-Case/Mobil/HTC/HTC Desire 510/HTC Desire 510 Beskyttelsesfilm</text:p>
          </table:table-cell>
          <table:table-cell table:style-name="ce1" office:value-type="string">
            <text:p>&lt;p&gt;HTC Desire 510 Beskyttelsesfilm. En beskyttelsesfilm er den bedste måde at beskytte din skærm mod ridser, snavs og andet. Det er let at sætte filmen på skærmen, og den generer ikke din brug af telefonen. Husk også et lækkert cover eller etui, så din HTC Desire 510 er bedst muligt rustet mod hverdagens strabadser! Køb online og få hurtig levering!&lt;/p&gt;</text:p>
          </table:table-cell>
          <table:table-cell table:style-name="ce1" office:value-type="string">
            <text:p>HTC Desire 510 Beskyttelsesfilm er sammen med et cover eller etui den perfekte beskyttelse til din smartphone. Køb nu – PRISGARANTi.</text:p>
          </table:table-cell>
        </table:table-row>
        <table:table-row table:style-name="ro1">
          <table:table-cell table:style-name="ce1" office:value-type="string">
            <text:p>21426</text:p>
          </table:table-cell>
          <table:table-cell table:style-name="ce1" office:value-type="string">
            <text:p>Lux-Case/Mobil/HTC/HTC Desire 510/HTC Desire 510 Etuier</text:p>
          </table:table-cell>
          <table:table-cell table:style-name="ce1" office:value-type="string">
            <text:p>&lt;p&gt;HTC Desire 510 Etuier yder perfekt beskyttelse til din telefon, og samtidig kan du sørge for et smukt og spændende ydre. Lux-Case.dk har etuier til HTC Desire 510 i massevis – køb eksempelvis et zebrastribet læderetui med flip, et sødt hvidt etui med en sovende ugle på, eller vælg et af de mere afdæmpede og klassiske! Af dem har vi eksempelvis brune, hvide, sorte, blå og røde etuier. Husk også en beskyttelsesfilm til din skærm! Når du køber varer hos Lux-Case.dk, får du 100% tilfredshedsgaranti. Vi har masser af kvalitetsprodukter som covers, høretelefoner, opladere og meget andet til HTC Desire 510. Køb i dag!&lt;/p&gt;</text:p>
          </table:table-cell>
          <table:table-cell table:style-name="ce1" office:value-type="string">
            <text:p>HTC Desire 510 Etuier i mange smukke farver og mønstre – køb hos Lux-Case.dk til fordelagtige priser. Hurtig levering!</text:p>
          </table:table-cell>
        </table:table-row>
        <table:table-row table:style-name="ro1">
          <table:table-cell table:style-name="ce1" office:value-type="string">
            <text:p>21439</text:p>
          </table:table-cell>
          <table:table-cell table:style-name="ce1" office:value-type="string">
            <text:p>Lux-Case/Mobil/HTC/HTC Desire 820</text:p>
          </table:table-cell>
          <table:table-cell table:style-name="ce1" office:value-type="string">
            <text:p>&lt;p&gt;HTC Desire 820. Lux-Case.dk har massevis af smart tilbehør og gode etuier og covers til HTC Desire 820. Hvis du gerne vil beskytte din nye smartphone kan du købe flotte covers, etuier, punge, poser og beskyttelsesfilm for at undgå ridser, skrammer og snavs, som jo kan komme, når du bruger din telefon mange gange dagligt. Du kan også finde lækkert tilbehør såsom bilholdere, cykelholdere, opladere og power banks, høretelefoner, mini-højtalere, kabler og meget mere. Når du handler hos Lux-Case.dk får du 100% tilfredshedsgaranti og hurtig levering – du kan have dine varer i morgen, hvis du bestiller inden kl. 17! Bestil online nu.&lt;br /&gt;&lt;br /&gt;HTC Desire 820 Covers fås i mange forskellige farver og materialer. Køb det cover, der passer dig og din stil! Lux-Case.dk har Danmarks største udvalg af covers og tilbehør til diverse smartphones og tablets. Med et cover kan du let beskytte din HTC Desire 820, så den ikke kommer galt af sted. Husk også at købe en beskyttelsesfilm til skærmen for at få optimal beskyttelse af hele telefonen! Vi giver altid 100% tilfredshedsgaranti, og vi sender fra dag til dag, så du altid er sikker på at modtage dine covers og tilbehør lynhurtigt.&lt;/p&gt;</text:p>
          </table:table-cell>
          <table:table-cell table:style-name="ce1" office:value-type="string">
            <text:p>HTC Desire 820 kan let opgraderes med masser af smart tilbehør, covers, etuier m.m. Køb hos Lux-Case.dk.</text:p>
          </table:table-cell>
        </table:table-row>
        <table:table-row table:style-name="ro1">
          <table:table-cell table:style-name="ce1" office:value-type="string">
            <text:p>21455</text:p>
          </table:table-cell>
          <table:table-cell table:style-name="ce1" office:value-type="string">
            <text:p>Lux-Case/Mobil/Sony/Sony Xperia E3</text:p>
          </table:table-cell>
          <table:table-cell table:style-name="ce1" office:value-type="string">
            <text:p>&lt;p&gt;Sony Xperia E3 er en slank letvægtstelefon med et cool udtryk, som du kan gøre endnu bedre med et smart cover eller etui fra Lux-Case.dk. Vi har Danmarks største og bedste udvalg af diverse tilbehør m.m. til Sony Xperia E3 og masser af andre smartphones og tablets. Sammen med et etui, cover, pung eller pose bør du også beskytte din skærm med en klar beskyttelsesfilm. Dernæst kan du gøre din smartphone endnu mere brugbar med tilbehør såsom bilholdere, opladere, armbånd, kabler, høretelefoner og meget andet. Lux-Case.dk har det, du mangler! Når du handler hos os, får du altid 100% tilfredshedsgaranti.&lt;br /&gt;&lt;br /&gt;Sony Xperia E3 Covers i mange flotte farver. Lux-Case.dk har et rigtig godt udvalg af smukke covers til Sony Xperia E3 – køb dit nye cover i sort, hvid, grå, blå, rød, pink, lilla eller en af de andre fantastiske farver! Med et kvalitetscover i gode materialer såsom TPU beskytter du både sider og bagside på din Sony Xperia E3, samtidig med at skærmen holdes fri. Det er rart og nemt, og du kan altid købe en klar beskyttelsesfilm til skærmen, hvid du også gerne vil beskytte den mod ridser, snavs og skrammer. Få 100% tilfredshedsgaranti og hurtig fragt – køb online i dag!&lt;/p&gt;</text:p>
          </table:table-cell>
          <table:table-cell table:style-name="ce1" office:value-type="string">
            <text:p>Sony Xperia E3 kvalitetstilbehør, covers, etuier og meget andet finder du hos Lux-Case.dk. </text:p>
          </table:table-cell>
        </table:table-row>
        <table:table-row table:style-name="ro1">
          <table:table-cell table:style-name="ce1" office:value-type="string">
            <text:p>21471</text:p>
          </table:table-cell>
          <table:table-cell table:style-name="ce1" office:value-type="string">
            <text:p>Lux-Case/Mobil/LG/LG L65</text:p>
          </table:table-cell>
          <table:table-cell table:style-name="ce1" office:value-type="string">
            <text:p>LG L65 er en lækker smartphone, som du heldigvis kan købe masser af forskelligt tilbehør til! Lux-Case.dk har Danmarks bedste og største udvalg i blandt andet covers, etuier, punge, poser og andet tilbehør til smartphones og tablets. Du finder desuden massevis af høretelefoner, opladere, bilholdere, standere, kabler, mini-højtalere, cykelholdere, touch handsker, gadgets, beskyttelsesfilm og meget mere. Der er rigtig mange fordele ved at handle hos Lux-Case.dk, når du skal købe nyt til din LG L65 – vi har 100% tilfredshedsgaranti, vi sender dine varer hurtigt, og så tilbyder vi altid gratis fragt på alle produkter uanset prisen. Bestil online i dag!&lt;br&gt;</text:p>
            <text:p/>
            <text:p>&lt;br&gt; </text:p>
            <text:p>LG L65 Covers. Din smartphone beskyttes godt og nemt med et flot cover, der sættes på bagsiden og holder skærmen fri. Covers til LG L65 fås i mange smarte farver og mønstre, så du altid kan finde et, der passer din stil. Du kan endda købe flere forskellige og let skifte imellem dem, så du kan matche dit outfit eller vælge et særligt cover til fest eller andre specielle lejligheder! Lux-Case.dk har både ensfarvede og mønstrede LG L65 covers – blå, grønne, sorte, hvide, lyserøde, zebrastribede, blomstrede, med sommerfuglede og mange flere! Udvælg dine favoritter nu og bestil online – vi betaler fragten!</text:p>
          </table:table-cell>
          <table:table-cell table:style-name="ce1" office:value-type="string">
            <text:p>LG L65 beskyttes bedst med covers, etuier og beskyttelsesfilm. Lux-Case.dk har kæmpe udvalg af tilbehør! Fri fragt – køb nu!</text:p>
          </table:table-cell>
        </table:table-row>
        <table:table-row table:style-name="ro1">
          <table:table-cell table:style-name="ce1" office:value-type="string">
            <text:p>21487</text:p>
          </table:table-cell>
          <table:table-cell table:style-name="ce1" office:value-type="string">
            <text:p>Lux-Case/Mobil/LG/LG L40</text:p>
          </table:table-cell>
          <table:table-cell table:style-name="ce1" office:value-type="string">
            <text:p>LG L40 har et kompakt og smidigt design, og Lux-Case.dk har en masse forskelligt tilbehør til den. Vi har naturligvis covers, etuier, punge, poser og beskyttelsesfilm, så du kan beskytte din nye smartphone på bedste vis, men vi har også et væld af tilbehør. Køb eksempelvis høretelefoner, touch penne, mini-højtalere, opladere, bilholdere, power banks og meget andet. Vi giver dig altid 100% tilfredshedsgaranti, når du handler hos os, for vi har kvalitetsprodukter til billige priser. Tag et kig her på siderne i dag og find dine favoritter. Køb dit LG L40 tilbehør med det samme – vi sender hurtigt og fragtfrit!&lt;br&gt;</text:p>
            <text:p/>
            <text:p>&lt;br&gt; </text:p>
            <text:p>LG L40 Covers beskytter på en let og smart måde. Et cover sættes nemt på din smartphone, og da den kun sidder på bagsiden samt siderne, er den hurtig at skifte ud – dermed kan du altid have flere covers at vælge imellem og benytte det, der lige passer til dit humør den pågældende dag. Lux-Case.dk har LG L40 covers i et væld af farver og materialer. Er du til bløde gel covers eller mere til de skinnende i hårdt materiale? Find det du søger her! Vi giver dig altid 100% tilfredshedsgaranti, og vi sender dine varer hurtigt og fragtfrit. Bestil online i dag!</text:p>
          </table:table-cell>
          <table:table-cell table:style-name="ce1" office:value-type="string">
            <text:p>LG L40 kan let beskyttes med covers, etuier og beskyttelsesfilm. Køb også høretelefoner, power banks og andet tilbehør! Fri fragt.</text:p>
          </table:table-cell>
        </table:table-row>
        <table:table-row table:style-name="ro1">
          <table:table-cell table:style-name="ce1" office:value-type="string">
            <text:p>21503</text:p>
          </table:table-cell>
          <table:table-cell table:style-name="ce1" office:value-type="string">
            <text:p>Lux-Case/Mobil/Nokia/Nokia Lumia 735</text:p>
          </table:table-cell>
          <table:table-cell table:style-name="ce1" office:value-type="string">
            <text:p>&lt;p&gt;&lt;strong&gt;Nokia Lumia 735&lt;/strong&gt; er en lækker telefon, som fortjener god beskyttelse og lækkert tilbehør. Lux-Case.dk har Danmarks bedste udvalg i kvalitetscovers, etuier, beskyttelsesfilm, høretelefoner, bilholdere, opladere og meget andet til Nokia Lumia 735. Hos os finder du alt det, du mangler for at få allerstørst fornøjelse af din nye smartphone. Vi har også produkter til et væld af andre smartphones og tablets, hvilket gør, at du hos os altid kan købe gode, sjove og nyttige gaver til dine venner, veninder og familie. Når du handler hos os, får du 100% tilfredshedsgaranti og hurtig levering.&lt;br /&gt;&lt;br /&gt;Nokia Lumia 735 Covers beskytter godt, er lette at sætte på og ser altid godt ud. Covers fås i et væld af materialer og farver, så du kan altid finde et cover, der passer din stil og humør. Et cover sættes på bagsiden af din Nokia Lumia 735 og beskytter dermed selve telefonen uden at dække for skærmen. Det er dejligt nemt, men det betyder også, at du, for at passe ekstra godt på din mobil, bør købe en klar beskyttelsesfilm til skærmen. På den måde undgår du små ridser osv. Køb covers til Nokia Lumia 735 hos Lux-Case.dk med det samme!&lt;/p&gt;</text:p>
          </table:table-cell>
          <table:table-cell table:style-name="ce1" office:value-type="string">
            <text:p>Nokia Lumia 735 fortjener godt tilbehør og super beskyttelse – Køb covers, etuier, høretelefoner og opladere billigt her!</text:p>
          </table:table-cell>
        </table:table-row>
        <table:table-row table:style-name="ro1">
          <table:table-cell table:style-name="ce1" office:value-type="string">
            <text:p>21519</text:p>
          </table:table-cell>
          <table:table-cell table:style-name="ce1" office:value-type="string">
            <text:p>Lux-Case/Mobil/Motorola/Motorola Moto E</text:p>
          </table:table-cell>
          <table:table-cell table:style-name="ce1" office:value-type="string">
            <text:p>&lt;p&gt;Motorola Moto E er en holdbar smartphone til en pris, hvor alle kan være med. Du kan gøre din nye Motorola Moto E endnu bedre med smart tilbehør fra Lux-Case.dk. Vi har alt fra høretelefoner og mini-højtalere til power banks, kabler og bilholdere. Husk også at købe et lækkert cover eller flot etui for at beskytte din nye telefon mod tryk og skrammer. En klar beskyttelsesfilm er den bedste måde at beskytte skærmen på, og beskyttelsesfilmen fungerer perfekt med covers, etuier, punge eller poser fra Lux-Case.dk. Køb alt tilbehør til din Motorola Moto E til fordelagtige priser og få 100% tilfredshedsgaranti.&lt;br /&gt;&lt;br /&gt;Motorola Moto E Covers er smarte og fås i et væld af forskellige materialer og farver. Når du køber et cover, beskytter du din mobil på en let måde, samtidig med at skærmen holdes fri til hver en tid. Det er der mange, der godt kan lide, da det er supernemt, men husk også at beskytte din skærm mod ridser med en beskyttelsesfilm. Lux-Case.dk har et kæmpe udvalg af covers til Motorola Moto E til fornuftige priser, så du kan sagtens købe mere end ét! Det er altid lækkert at kunne skifte, som det passer dig. Køb online og få tilfredshedsgaranti.&lt;/p&gt;</text:p>
          </table:table-cell>
          <table:table-cell table:style-name="ce1" office:value-type="string">
            <text:p>Motorola Moto E. Lux-Case.dk har masser af smart tilbehør og lækre covers, etuier, punge og poser! Bestil alt tilbehør nu!</text:p>
          </table:table-cell>
        </table:table-row>
        <table:table-row table:style-name="ro1">
          <table:table-cell table:style-name="ce1" office:value-type="string">
            <text:p>21535</text:p>
          </table:table-cell>
          <table:table-cell table:style-name="ce1" office:value-type="string">
            <text:p>Lux-Case/Tablet/Lenovo/Lenovo Tab S8</text:p>
          </table:table-cell>
          <table:table-cell table:style-name="ce1" office:value-type="string">
            <text:p>&lt;p&gt;Lenovo Tab S8 fortjener at blive klædt godt på og beskyttet – køb gode covers, etuier, punge og poser hos Lux-Case.dk. Vi har Danmarks største udvalg! Du kan også købe en beskyttelsesfilm til skærmen, så du bedst muligt undgår ridser, smuds, snavs osv. Når du har sørget for, at din tablet er godt klædt på, kan du gøre brugeroplevelsen endnu bedre med noget af det smarte tilbehør, vi tilbyder. Køb eksempelvis høretelefoner og mini-højtalere til når du skal se film og videoer, køb bilholdere, bilopladere og andet biltilbehør til køreturene, og køb standere, holdere, kabler osv. til hverdagsbrug. Lux-Case.dk har det hele og mere til!&lt;br /&gt;&lt;br /&gt;Lenovo Tab S8 Covers. Et cover er let at sætte på og beskytter nemt din smartphone eller tablet- Da coveret sidder på bagsiden af enheden, så skærmen er fri, er det altid en ekstra god idé at købe en klar beskyttelsesfilm til skærmen. På den måde kan din Lenovo Tab S8 blive godt klædt på til alle situationer. Covers fås i mange forskellige farver, mønstre og materialer. Som regel kan du minimum vælge mellem hårde eller bløde, fleksible materialer, og der kan være forskellige finish på coversne – skinnende, mat osv.&lt;br /&gt;Køb i dag!&lt;/p&gt;</text:p>
          </table:table-cell>
          <table:table-cell table:style-name="ce1" office:value-type="string">
            <text:p>Lenovo Tab S8. Lux-Case.dk har alt, du skal bruge til din Lenovo Tab S8. Køb covers, høretelefoner, etuier og meget mere!</text:p>
          </table:table-cell>
        </table:table-row>
        <table:table-row table:style-name="ro1">
          <table:table-cell table:style-name="ce1" office:value-type="string">
            <text:p>21564</text:p>
          </table:table-cell>
          <table:table-cell table:style-name="ce1" office:value-type="string">
            <text:p>Lux-Case/Mobil/LG/LG L Bello</text:p>
          </table:table-cell>
          <table:table-cell table:style-name="ce1" office:value-type="string">
            <text:p>&lt;p&gt;LG L Bello er en lækker ny smartphone, og du vil sikkert gerne passe bedst muligt på din nye mobil. Det hjælper Lux-Case.dk dig nemt med – vi har Danmarks bedste udvalg i covers, etuier og andet tilbehør til LG L Bello og andre smartphones og tablets. Det er altid en god idé hurtigt at få købt beskyttelse til din telefon, hvad enten du foretrækker covers, etuier, punge eller poser. Til dem er det godt at tilsætte en klar beskyttelsesfilm, så du beskytter din skærm mod ridser, skrammer, snavs osv. Køb alt i tilbehør til LG L Bello online til konkurrencedygtige priser!&lt;br /&gt;&lt;br /&gt;LG L Bello Covers. Beskyt din nye smartphone på en let og simpel måde med et flot cover, der sættes på bagsiden og holder skærmen fri. Covers til LG L Bello fås i mange smarte farver, materialer og mønstre, så du altid kan finde et, der passer din stil og behov. Du kan endda købe flere forskellige og skifte imellem dem, når du har lyst, så du kan matche dit outfit eller vælge et særligt cover til fest! Lux-Case.dk har både ensfarvede og mønstrede LG L Bello covers – køb eksempelvis et klassisk sort, sprælsk gult, sjovt mønstret eller andet! Udvælg dine favoritter nu og bestil online – vi betaler fragten!&lt;/p&gt;</text:p>
          </table:table-cell>
          <table:table-cell table:style-name="ce1" office:value-type="string">
            <text:p>LG L Bello. Køb alt i covers, etuier og tilbehør til din nye smartphone. Vi har gode priser. Bestil i dag.</text:p>
          </table:table-cell>
        </table:table-row>
        <table:table-row table:style-name="ro1">
          <table:table-cell table:style-name="ce1" office:value-type="string">
            <text:p>21567</text:p>
          </table:table-cell>
          <table:table-cell table:style-name="ce1" office:value-type="string">
            <text:p>Lux-Case/Tablet/ASUS Tablets/Asus Transformer Book T200TA</text:p>
          </table:table-cell>
          <table:table-cell table:style-name="ce1" office:value-type="string">
            <text:p>&lt;p&gt;ASUS Transformer Book T200TA. Lux-Case.dk har Danmarks største udvalg af covers, etuier og andet tilbehør til smartphones, tablets, notebooks osv. - også til ASUS Transformer Book T200TA! Køb dit nye tilbehør online hos os og spar masser af penge. Vi har billige priser og gode rabatter ved køb af flere produkter. Du kan finde alt lige fra etuier og læderposer til høretelefoner, kabler, mini-højtalere og meget mere. Lux-Case.dk har kvalitetsprodukter, og vi giver altid 100% tilfredshedsgaranti på alle varer. Vi sender din ordre hurtigt. Køb alt det tilbehør, du skal bruge til din nye ASUS Transformer Book T200TA online i dag!&lt;br /&gt;&lt;br /&gt;ASUS Transformer Book T200TA Covers beskytter nemt og enkelt. Lux-Case.dk har et godt udvalg af covers til ASUS Transformer Book T200TA, så du altid kan finde det, der passer din stil og behov. Se vores mange smarte covers i flotte farver som rød, blå, lilla, sort, hvid, gul, pink, orange og mønstre i alle afskygninger samt i gode kvalitetsmaterialer. Køb dine covers og etuier nu! Vi har dag til dag levering, så du ikke behøver vente længe på dit nye tilbehør. Vi giver desuden 100% tilfredshedsgaranti på alle varer! Bestil nyt til ASUS Transformer Book T200TA online i dag!&lt;/p&gt;</text:p>
          </table:table-cell>
          <table:table-cell table:style-name="ce1" office:value-type="string">
            <text:p>ASUS Transformer Book T200TA fortjener det allerbedste – køb etuier, poser, høretelefoner, mini-højtalere og tilbehør her!</text:p>
          </table:table-cell>
        </table:table-row>
        <table:table-row table:style-name="ro1">
          <table:table-cell table:style-name="ce1" office:value-type="string">
            <text:p>21583</text:p>
          </table:table-cell>
          <table:table-cell table:style-name="ce1" office:value-type="string">
            <text:p>Lux-Case/Mobil/LG/LG L Fino</text:p>
          </table:table-cell>
          <table:table-cell table:style-name="ce1" office:value-type="string">
            <text:p>&lt;p&gt;LG L Fino. Du vil sikkert gerne passe bedst muligt på din nye smartphone, så den holder længe og ser lækker ud. Det hjælper Lux-Case.dk dig nemt med – vi har Danmarks bedste udvalg i covers, etuier og andet tilbehør til LG L Fino og masser af andre smartphones og tablets. Beskyt din LG L Fino med et smart ensfarvet cover, et sjovt mønstret etui, en elegant læderpung eller en anderledes stofpose. Derudover er det godt med en beskyttelsesfilm til skærmen, og du kan også købe opladere, høretelefoner, mini-højtalere, holdere og meget mere. Bestil med det samme!&lt;br /&gt;&lt;br /&gt;LG L Fino Covers beskytter din nye smartphone på en let og simpel måde. Et cover sættes på bagsiden af telefonen og holder skærmen fri, og covers til LG L Fino fås i mange smarte farver, materialer og mønstre, så du altid kan finde et, der passer din stil og behov. Hvis dit cover bare skal beskytte, men du gerne vil beholde looket på din smartphone, som det er, kan du købe et transparent cover. Ellers kan du eksempelvis vælge et klassisk sort eller hvidt cover, en spændende farve som rød, blå eller gul, eller et flot mønster, der passer til dit humør. Køb dine covers nu!&lt;/p&gt;</text:p>
          </table:table-cell>
          <table:table-cell table:style-name="ce1" office:value-type="string">
            <text:p>LG L Fino. Køb covers, etuier, power banks og tilbehør til din LG L Fino. Vi har billige priser. Bestil i dag.</text:p>
          </table:table-cell>
        </table:table-row>
        <table:table-row table:style-name="ro1">
          <table:table-cell table:style-name="ce1" office:value-type="string">
            <text:p>21599</text:p>
          </table:table-cell>
          <table:table-cell table:style-name="ce1" office:value-type="string">
            <text:p>Lux-Case/Mobil/Sony/Sony Xperia M2 Aqua</text:p>
          </table:table-cell>
          <table:table-cell table:style-name="ce1" office:value-type="string">
            <text:p>&lt;p&gt;Sony Xperia M2 Aqua. Lux-Case.dk har Danmarks største udvalg af covers, etuier og andet tilbehør til diverse smartphones og tablets – og vi har masser af smarte ting til Sony Xperia M2 Aqua! Du kan finde alt lige fra klassiske covers og smarte etuier til mini-højtalere, høretelefoner, beskyttelsesfilm, bilholdere og meget mere. Vi har udelukkende kvalitetsprodukter, og vores service er altid rigtig god – vi giver dig 100% tilfredshedsgaranti, nem returnering og vi sender dine varer hurtigt. Køb alt det tilbehør, du skal bruge til din nye Sony Xperia M2 Aqua online i dag! Vi har billige og konkurrencedygtige priser. &lt;a title=\"Sony Xperia M2\" href=\"http://lux-case.dk/sony-xperia-m2.html\"&gt;Leder du efter Sony Xperia M2 Cover? Klik her!&lt;/a&gt;&lt;br /&gt;&lt;br /&gt;Sony Xperia M2 Aqua Covers beskytter godt og er især anvendelige sammen med en klar beskyttelsesfilm til skærmen. Alle covers beskytter bagsiden og siderne på en smartphone eller tablet, så der ikke kommer ridser, skrammer, snavs eller tryk. Kombinerer du covers til din nye Sony Xperia M2 Aqua med beskyttelsesfilm, beskytter du også touch skærmen mod ridser, snavs osv. Lux-Case.dk har et godt udvalg af covers til Sony Xperia M2 Aqua, så du altid kan finde lige det, du gerne vil have. Sorte, transparente, hvide, grønne, røde, gule, lilla, blå og lyserøde covers – vælg dine yndlings! Vi har også covers i forskellige smarte mønstre. 100% tilfredshedsgaranti.&lt;/p&gt;</text:p>
          </table:table-cell>
          <table:table-cell table:style-name="ce1" office:value-type="string">
            <text:p>Giv din Sony Xperia M2 Aqua det allerbedste tilbehør – Køb covers, etuier, punge, beskyttelsesfilm og alt andet tilbehør her!</text:p>
          </table:table-cell>
        </table:table-row>
        <table:table-row table:style-name="ro1">
          <table:table-cell table:style-name="ce1" office:value-type="string">
            <text:p>21615</text:p>
          </table:table-cell>
          <table:table-cell table:style-name="ce1" office:value-type="string">
            <text:p>Lux-Case/Mobil/Samsung/Samsung Galaxy A3</text:p>
          </table:table-cell>
          <table:table-cell table:style-name="ce1" office:value-type="string">
            <text:p>&lt;p&gt;Samsung Galaxy A3. Hos Lux-Case.dk finder du Danmarks største og bedste udvalg af covers, etuier og andet tilbehør til diverse smartphones og tablets – og vi har masser af smarte ting til Samsung Galaxy A3! Du kan finde alverdens smarte ting, beskyttende covers og sjove gadgets – touch penne, mini-højtalere, høretelefoner, beskyttelsesfilm, kabler, retro spillemaskiner og meget mere. Lux-Case har udelukkende kvalitetsprodukter, og vi giver dig 100% tilfredshedsgaranti. Vi sender dine varer hurtigt – Vi har dag til dag levering, så du ikke behøver vente længe på dit nye tilbehør til mobilen. Køb alt det tilbehør, du skal bruge til din nye Samsung Galaxy A3 online i dag!&lt;br /&gt;&lt;br /&gt;Samsung Galaxy A3 Covers beskytter godt og er rigtig gode sammen med en klar beskyttelsesfilm til skærmen. Alle covers beskytter bagsiden og siderne på en smartphone eller tablet, så du så vidt muligt undgår ridser, skrammer, snavs eller tryk. Hvis du kombinerer covers til din nye Samsung Galaxy A3 med en beskyttelsesfilm, beskytter du også touch skærmen optimalt. Lux-Case.dk har et stort og spændende udvalg af covers til Samsung Galaxy A3, så du altid kan finde lige det, du gerne vil have. Alverdens farver og flotte mønstre er til rådighed – vælg dine favoritter! Bestil nu og få 100% tilfredshedsgaranti.&lt;/p&gt;</text:p>
          </table:table-cell>
          <table:table-cell table:style-name="ce1" office:value-type="string">
            <text:p>Samsung Galaxy A3 fortjener det allerbedste tilbehør – køb høretelefoner, power banks, covers, etuier og andet tilbehør her!</text:p>
          </table:table-cell>
        </table:table-row>
        <table:table-row table:style-name="ro1">
          <table:table-cell table:style-name="ce1" office:value-type="string">
            <text:p>21631</text:p>
          </table:table-cell>
          <table:table-cell table:style-name="ce1" office:value-type="string">
            <text:p>Lux-Case/Mobil/Samsung/Samsung Galaxy A5</text:p>
          </table:table-cell>
          <table:table-cell table:style-name="ce1" office:value-type="string">
            <text:p>&lt;p&gt;Samsung Galaxy A5 er en lækker ny smartphone, som du sikkert gerne vil passe bedst muligt på. Det hjælper Lux-Case.dk dig nemt med – vi har Danmarks bedste udvalg i covers, etuier og andet tilbehør til Samsung Galaxy A5 og mange andre smartphones og tablets. Det er altid en god idé at beskytte din telefon fra starten, så du undgår skrammer og ridser - vælg covers, etuier, punge eller poser alt efter hvad du foretrækker. Du kan med fordel også købe en beskyttelsesfilm til skærmen for bedst mulig beskyttelse. Køb alt dit tilbehør til Samsung Galaxy A5 online til billige priser!&lt;br /&gt;&lt;br /&gt;Samsung Galaxy A5 Covers. Beskyt din nye smartphone på en let og simpel måde med et flot cover, der sættes på bagsiden og holder skærmen fri. Covers til Samsung Galaxy A5 fås i mange flotte farver, materialer og mønstre. Du kan endda købe flere forskellige og skifte imellem dem, når du har lyst, så du kan matche dit outfit eller vælge et særligt cover til fest! Køb eksempelvis et klassisk sort, sprælsk gult, sjovt mønstret eller andet! Udvælg dine favoritter nu og bestil online.&lt;/p&gt;</text:p>
          </table:table-cell>
          <table:table-cell table:style-name="ce1" office:value-type="string">
            <text:p>Samsung Galaxy A5. Køb alt i covers, etuier og tilbehør til din nye smartphone. Vi har gode priser. Bestil i dag.</text:p>
          </table:table-cell>
        </table:table-row>
        <table:table-row table:style-name="ro1">
          <table:table-cell table:style-name="ce1" office:value-type="string">
            <text:p>21647</text:p>
          </table:table-cell>
          <table:table-cell table:style-name="ce1" office:value-type="string">
            <text:p>Lux-Case/Mobil/Samsung/Samsung Galaxy A7</text:p>
          </table:table-cell>
          <table:table-cell table:style-name="ce1" office:value-type="string">
            <text:p>&lt;p&gt;Samsung Galaxy A7. Lux-Case.dk har et væld af lækre covers, smarte etuier og spændende tilbehør til Samsung Galaxy A7 og mange, mange andre smartphones og tablets. Det er altid en god idé at beskytte din telefon, så du undgår skrammer og ridser - vælg de af vores covers, etuier, punge eller poser du bedst kan lide. Du kan med fordel også købe en klar beskyttelsesfilm til skærmen at kombinere med for bedst mulig beskyttelse. Husk også at se alle de smarte høretelefoner, mini-højtalere, power banks og andre ting, vi har. Køb alt dit tilbehør til Samsung Galaxy A7 online på Lux-Case.dk til billige og konkurrencedygtige priser! Hurtig levering. 100% tilfredshedsgaranti.&lt;br /&gt;&lt;br /&gt;Samsung Galaxy A7 Covers beskytter din elskede smartphone på en enkel og god måde. Køb et flot cover, der sættes på bagsiden og holder skærmen fri. Vores covers til Samsung Galaxy A7 fås i masser af flotte farver, materialer og mønstre. Du kan endda købe flere forskellige at skifte imellem, når du har lyst, så du altid kan matche dit cover til dit tøj! Vi anbefaler, at man kombinerer et cover med en beskyttelsesfilm, da touch skærmen stadig kan risikere at blive ridset, hvis man blot har et cover på. Bestil i dag til billige priser! Vi betaler fragten. 100% tilfredshedsgaranti.&lt;/p&gt;</text:p>
          </table:table-cell>
          <table:table-cell table:style-name="ce1" office:value-type="string">
            <text:p>Samsung Galaxy A7. Køb alt i covers, etuier og tilbehør til din nye smartphone. Vi har billige priser. Bestil i dag!</text:p>
          </table:table-cell>
        </table:table-row>
        <table:table-row table:style-name="ro1">
          <table:table-cell table:style-name="ce1" office:value-type="string">
            <text:p>21663</text:p>
          </table:table-cell>
          <table:table-cell table:style-name="ce1" office:value-type="string">
            <text:p>Lux-Case/Tablet/LG Tablets/LG G Pad 8.0</text:p>
          </table:table-cell>
          <table:table-cell table:style-name="ce1" office:value-type="string">
            <text:p>&lt;p&gt;LG G Pad 8.0. Lux-Case.dk har Danmarks største udvalg af covers, etuier og andet tilbehør til masser af pads, smartphones og tablets - også til LG G Pad 8.0! Køb dit nye tilbehør online hos os og spar masser af penge. Vi har altid konkurrencedygtige priser og gode rabatter ved køb af flere produkter. Du kan finde alt lige fra covers og etuier til høretelefoner, kabler, biltilbehør, mini-højtalere, holdere, standere og meget mere. Lux-Case.dk har kvalitetsprodukter, og vi giver altid 100% tilfredshedsgaranti på alle varer. Vi sender din ordre hurtigt. Køb alt det tilbehør, du skal bruge til din nye LG G Pad 8.0 online i dag!&lt;br /&gt;&lt;br /&gt;LG G Pad 8.0 Covers beskytter nemt og enkelt og er især anvendelige sammen med en klar beskyttelsesfilm til skærmen. Covers beskytter bagsiden og siderne, så de ikke får ridser. Hvis du vælger at kombinere LG G Pad 8.0 covers med en beskyttelsesfilm, beskytter du også touch skærmen mod ridser, snavs osv. Lux-Case.dk har et godt udvalg af covers til LG G Pad 8.0, så du altid kan finde det, der passer din stil og behov. Se vores mange smarte covers i flotte farver og mønstre samt i gode kvalitetsmaterialer som TPU, plastik eller silikone. Køb dine covers nu!&lt;/p&gt;</text:p>
          </table:table-cell>
          <table:table-cell table:style-name="ce1" office:value-type="string">
            <text:p>LG G Pad 8.0 fortjener det allerbedste – køb covers, etuier, høretelefoner, beskyttelsesfilm og andet tilbehør her!</text:p>
          </table:table-cell>
        </table:table-row>
        <table:table-row table:style-name="ro1">
          <table:table-cell table:style-name="ce1" office:value-type="string">
            <text:p>21695</text:p>
          </table:table-cell>
          <table:table-cell table:style-name="ce1" office:value-type="string">
            <text:p>Lux-Case/Mobil/Huawei/Huawei Ascend Y550</text:p>
          </table:table-cell>
          <table:table-cell table:style-name="ce1" office:value-type="string">
            <text:p>&lt;p&gt;Huawei Ascend Y550 er en lækker smartphone med gode funktioner, og Lux-Case.dk gør det let for dig at få en endnu bedre brugeroplevelse ved at supplere med smart tilbehør, covers osv. Vi har Danmarks største udvalg af covers, etuier og andet tilbehør til diverse smartphones, notebooks, tablets m.m., også Huawei Ascend Y550! Hos os kan du finde alt, du behøver til din nye smartphone: beskyttende covers, cool mini-højtalere, anvendelige holdere, klar beskyttelsesfilm, gode høretelefoner og sjove gadgets. Vi sender dine varer hurtigt. Køb alt det tilbehør, du skal bruge til din nye Huawei Ascend Y550 online i dag!&lt;br /&gt;&lt;br /&gt;Huawei Ascend Y550 Covers beskytter din telefon godt – endnu bedre sammen med en ultraklar beskyttelsesfilm til skærmen. Alle vores kvalitetscovers beskytter bagsiden og siderne på en smartphone eller tablet, så du bedst muligt undgår ridser, skrammer, snavs eller tryk. Lux-Case.dk har et spændende og godt udvalg af cool covers til Huawei Ascend Y550, så du altid kan finde lige det cover, der passer til dig og din stil. Mange flotte farver og fine mønstre er til rådighed – vælg dine favoritter! Bestil covers, etuier og andet tilbehør online med det samme og få 100% tilfredshedsgaranti. Vi leverer hurtigt!&lt;/p&gt;</text:p>
          </table:table-cell>
          <table:table-cell table:style-name="ce1" office:value-type="string">
            <text:p>Huawei Ascend Y550 fortjener det allerbedste tilbehør – køb høretelefoner, power banks, covers, etuier og andet tilbehør her!</text:p>
          </table:table-cell>
        </table:table-row>
        <table:table-row table:style-name="ro1">
          <table:table-cell table:style-name="ce1" office:value-type="string">
            <text:p>21711</text:p>
          </table:table-cell>
          <table:table-cell table:style-name="ce1" office:value-type="string">
            <text:p>Lux-Case/Mobil/Microsoft/Microsoft Lumia 535</text:p>
          </table:table-cell>
          <table:table-cell table:style-name="ce1" office:value-type="string">
            <text:p>&lt;p&gt;Covers, etuier og tilbehør til Microsoft Lumia 535. Har du fået fingrene i den nye lækre Lumia 535 fra Microsoft – står du og skal bruge beskyttelse eller tilbehør til din nye smartphone? Måske begge dele endda. Her hos Lux-Case finder du en masse Microsoft Lumia 535 covers, etuier og tilbehør. Her finder du beskyttelsesfilm, højtalere, armbånd, kabler samt en masse andet. Hos Lux-Case får du altid Hurtig Levering | 100% Tilfredshedsgaranti! Bestiller du inden kl. 17:00 på hverdage sender vi dine varer nemt og hurtigt med Postnord samme dag – Danmarks Største Udvalg af Covers!&lt;br /&gt;&lt;br /&gt;Lux-Case har Danmarks største udvalg af covers – Så her finder du skam også covers til Microsoft Lumia 535. Et cover er den nemmeste og simpleste måde at beskytte sin smartphone på, med et Microsoft Lumia 535 cover kan du spare dig selv for en masse skader, ridser og ikke mindst en dyr reparationsregning. Der findes en række forskellige materialer at vælge imellem når du leder efter covers, hos Lux-Case finder du covers lavet af plastik, TPU, silikone og metal. Uanset hvilken type cover du vælger er du garanteret et cover i høj kvalitet, som er robust og slidstærkt.&lt;/p&gt;</text:p>
          </table:table-cell>
          <table:table-cell table:style-name="ce1" office:value-type="string">
            <text:p>Microsoft Lumia 535. Køb covers, etuier, power banks og tilbehør til din Microsoft Lumia 535. Vi har billige priser. Bestil i dag og få gratis fragt!</text:p>
          </table:table-cell>
        </table:table-row>
        <table:table-row table:style-name="ro1">
          <table:table-cell table:style-name="ce1" office:value-type="string">
            <text:p>21727</text:p>
          </table:table-cell>
          <table:table-cell table:style-name="ce1" office:value-type="string">
            <text:p>Lux-Case/Mobil/Huawei/Huawei Ascend G7</text:p>
          </table:table-cell>
          <table:table-cell table:style-name="ce1" office:value-type="string">
            <text:p>&lt;p&gt;Skal du bruge covers, etuier og tilbehør til Huawei Ascend G7, så er du kommet det rette sted hen. Her hos Lux-Case.dk finder du tonsvis af forskellige produkter i forskellige farver og designs. Ligegyldig om det skal være et blåt cover, et ægte læder etui eller en smart mini-højtaler, så finder du det her! Vi tilbyder 100 % tilfredshedsgaranti. Nem og hurtigt levering med Post Danmark. Tag et kig rundt i vores store udvalg og find dit Huawei Ascend G7 cover, etui eller tilbehør nu! &lt;strong&gt;HURTIG LEVERING | STORT UDVALG&lt;/strong&gt;&lt;br /&gt;&lt;br /&gt;Velkommen til Danmarks største udvalg af cover til smartphones! Og selvfølgelig kan du også finde covers til Huawei Ascend G7 og det gør du lige her. Her hos Lux-Case.dk kan du finde tonsvis af forskellige farver, designs og ikke mindst kan du også vælge mellem forskellige typer materialer som plastik, silikone, TPU, metal og du får super beskyttelse på alle vores Huawei Ascend G7 covers. Der er intet sjovt ved at se sin smartphone får skader og ridser eller for den sags skyld en total krakelleret skærm. Så se at få den ekstra beskyttelse til din smartphone nu.&lt;/p&gt;</text:p>
          </table:table-cell>
          <table:table-cell table:style-name="ce1" office:value-type="string">
            <text:p>Huawei Ascend G7 fortjener det allerbedste – køb covers, etuier, høretelefoner, beskyttelsesfilm og andet tilbehør her!</text:p>
          </table:table-cell>
        </table:table-row>
        <table:table-row table:style-name="ro1">
          <table:table-cell table:style-name="ce1" office:value-type="string">
            <text:p>21743</text:p>
          </table:table-cell>
          <table:table-cell table:style-name="ce1" office:value-type="string">
            <text:p>Lux-Case/Tablet/Google Tablets/Google Nexus 9</text:p>
          </table:table-cell>
          <table:table-cell table:style-name="ce1" office:value-type="string">
            <text:p>&lt;p&gt;Covers, etuier og tilbehør til Google Nexus 9. Her finder du en masse forskellige covers, etuier og tilbehør til din tablet. Covers giver god beskyttelse på en nem og simpelt måde og fås i materialer som plastik, silikone, metal og TPU – Etuier giver den absolut bedste beskyttelse og funktionalitet, her dækkes skærmen med en klap. Tablet etuier kan fås med funktioner som smartview, flipstativ, pung/kortholder og magnetisk lås. Og selvfølgelig finder du også en masse smartphone tilbehør. Find dit Google Nexus 9 covers, etuier og tilbehør her hos Lux-Case. &lt;strong&gt;HURTIG LEVERING | PRISGARANTI | 100% TILFREDSHEDSGARANTI&lt;/strong&gt;&lt;br /&gt;&lt;br /&gt;Covers til Google Nexus 9. Her hos Lux-Case finder du Danmarks største udvalg af covers! Du finder alt fra sorte, hvide, blå, grønne, gule, pink, lilla, turkis covers samt mange flere. Covers er den billigste, nemmest og enkleste måde at give sin smartphone noget beskyttelse på. Men selvom det er billige covers, så får du top kvalitet og beskyttelse til din smartphone! Her finder du covers i metal, TPU, silikone og plastik. Find dine Google Nexus 9 covers her hos Lux-Case. Bestiller du inden kl. 17:00 på hverdage, sender vi dine varer samme dag! Nemt &amp; Hurtig med Post Danmark.&lt;/p&gt;</text:p>
          </table:table-cell>
          <table:table-cell table:style-name="ce1" office:value-type="string">
            <text:p>Google Nexus 9 covers, etuier, høretelefoner og andet tilbehør – køb hos Lux-Case.dk til en billig pris!</text:p>
          </table:table-cell>
        </table:table-row>
        <table:table-row table:style-name="ro1">
          <table:table-cell table:style-name="ce1" office:value-type="string">
            <text:p>21759</text:p>
          </table:table-cell>
          <table:table-cell table:style-name="ce1" office:value-type="string">
            <text:p>Lux-Case/Mobil/Huawei/Huawei Ascend G620S</text:p>
          </table:table-cell>
          <table:table-cell table:style-name="ce1" office:value-type="string">
            <text:p>&lt;p&gt;Covers, etuier og tilbehør til Huawei G620S. Står du og mangler beskyttelse, tilbehør eller gadgets til din smartphone – så er du i den grad kommet til det rigtige sted! Her finder du et flot udvalg af Huawei G620S covers, etuier og tilbehør til stærke priser. Her finder du alt fra biltilbehør, høretelefoner, opladere, cykelholdere, armbånd, kabler samt en masse andet. Her finder du næsten alt det udstyr du skal bruge din smartphone. Lux-Case tilbyder et stort udvalg, kvalitets produkter til lavpris – Bestiller du inden kl. 17:00 på hverdage sender vi dine varer samme dag – Hurtig og nemt med Post Danmark. Find billige covers, billige etuier og billigt tilbehør online hos Lux-Case i dag! Bestil online i dag og få Høj Kvalitet til LavPris. &lt;strong&gt;HURTIG LEVERING | PRISGARANTI | 100% TILFREDSHEDSGARANTI&lt;/strong&gt;&lt;br /&gt;&lt;br /&gt;Covers til Huawei G620S. Lux-Case har Danmarks største udvalg af covers – så derfor har vi selvfølgelig også sørget for at du kan finde Huawei G620S covers. Covers er til dem som ønsker at give sin smartphone noget beskyttelse uden at pakke den helt ind – med et covers får du den simpleste beskyttelse men stadigvæk yderst effektiv! Lux-Case tilbyder et stort udvalg med mange forskellige farver, designs og materialer. Der er mulighed for at vælge mellem materialer som plastik, silikone, metal og TPU – uanset dit valg af materiale er du garanteret top beskyttelse til din smartphone – her handler det mere om personlig smag og feel. Beskyt din smartphone med et kvalitets cover fra Lux-Case – Slip bekymringerne når du er ude, skulle du være så uheldig at tabe din telefon kan du være sikker på at et smartphone cover vil kunne redde dig fra en masse skader, skrammer og ridser.&lt;/p&gt;</text:p>
          </table:table-cell>
          <table:table-cell table:style-name="ce1" office:value-type="string">
            <text:p>Huawei G620S. Køb alt i covers, etuier og tilbehør til din nye smartphone. Vi har gode priser. Bestil i dag og få hurtig levering.</text:p>
          </table:table-cell>
        </table:table-row>
        <table:table-row table:style-name="ro1">
          <table:table-cell table:style-name="ce1" office:value-type="string">
            <text:p>21775</text:p>
          </table:table-cell>
          <table:table-cell table:style-name="ce1" office:value-type="string">
            <text:p>Lux-Case/Mobil/Samsung/Samsung Galaxy Grand Neo</text:p>
          </table:table-cell>
          <table:table-cell table:style-name="ce1" office:value-type="string">
            <text:p>&lt;p&gt;Her hos Lux-Case.dk finder du en masse forskellige covers, etuier og tilbehør til Samsung Galaxy Grand Neo. Vi har en masse forskellige farver, designs og materialer når der kommet til Samsung Galaxy Grand Neo covers, etuier og tilbehør. Her finder du kvalitets produkter og derfor tilbyder vi også 100 % tilfredshedsgaranti på alle vores produkter. Så bestil online i dag inden kl. 17:00 og vi sender nemt og hurtigt med Postnord samme dag. Så tag et kig rundt i vores store udvalg nu!&lt;br /&gt;&lt;br /&gt;Her finder du Danmarks største udvalg af covers til smartphones! Og derfor har vi selvfølgelig covers til Samsung Galaxy Grand Neo. Vi har covers i en masse forskellige farver som sort, hvid, blå, grøn, rød, gul og mange flere. Udover muligheden for at vælge farve, kan du også vælge mellem forskellige designs eller materiale som plastik, silikone, TPU og metal covers. Så tag et kig rundt i vores store udvalg af Samsung Galaxy Grand Neo covers. Dag til dag levering med Post Danmark.&lt;/p&gt;</text:p>
          </table:table-cell>
          <table:table-cell table:style-name="ce1" office:value-type="string">
            <text:p>Samsung Galaxy Grand Neo. Køb covers, etuier, power banks og tilbehør til din Samsung Galaxy Grand Neo. Vi har billige priser.</text:p>
          </table:table-cell>
        </table:table-row>
        <table:table-row table:style-name="ro1">
          <table:table-cell table:style-name="ce1" office:value-type="string">
            <text:p>21807</text:p>
          </table:table-cell>
          <table:table-cell table:style-name="ce1" office:value-type="string">
            <text:p>Lux-Case/Mobil/Huawei/Huawei Ascend G630</text:p>
          </table:table-cell>
          <table:table-cell table:style-name="ce1" office:value-type="string">
            <text:p>&lt;p&gt;Hos Lux-Case finder du et flot udvalg af covers, etuier og tilbehør til Huawei Ascend G630. Lux-Case tilbyder billige covers, billige etuier og billigt tilbehør men i høj kvalitet! Beskyt din smartphone med cover som er simpelt men effektivt – Beskyt din smartphone med et etui som er utrolig robust og funktionelt – Få mest muligt ud af din smartphone med diverse tilbehør som biltilbehør, cykelholdere, kabler, gamepads, touch vinterhandsker, microSD-kort samt en masse andet. Køb Huawei Ascend G630 covers, etuier og tilbehør online hos Lux-Case i dag og få leveret super hurtigt med Postnord! &lt;strong&gt;HURTIG LEVERING | 100% TILFREDSHEDSGARANTI | PRISGARANTI&lt;/strong&gt;&lt;br /&gt;&lt;br /&gt;Covers til Huawei Ascend G630. Lux-Case.dk har du Danmark største udvalg af covers til smartphones, så mon ikke det er her du finder dit cover. Ligegyldig hvilken type materiale du ønsker så er du garanteret et kvalitets cover. Vores covers kommer i følgende materialer som plastik, silikone, TPU og metal. Huawei Ascend G630 covers er den absolut simpleste måde at beskytte sin smartphone på uden at gå på kompromis med sikkerheden af din smartphone. Så pift din stil op med et gult, pink, rødt, eller blåt cover.&lt;/p&gt;</text:p>
          </table:table-cell>
          <table:table-cell table:style-name="ce1" office:value-type="string">
            <text:p>Stort udvalg af Huawei Ascend G630 tilbehør, covers og etuier. Hurtig Levering. Køb online i dag! Se vores udvalg af Huawei Ascend G630 covers og tilbehør. Her</text:p>
          </table:table-cell>
        </table:table-row>
        <table:table-row table:style-name="ro1">
          <table:table-cell table:style-name="ce1" office:value-type="string">
            <text:p>21823</text:p>
          </table:table-cell>
          <table:table-cell table:style-name="ce1" office:value-type="string">
            <text:p>Lux-Case/Mobil/Oneplus/Oneplus One</text:p>
          </table:table-cell>
          <table:table-cell table:style-name="ce1" office:value-type="string">
            <text:p>&lt;p&gt;Covers, etuier og tilbehør til OnePlus One. Har du fået fingrene i den nye lækre OnePlus One og står du også skal bruge beskyttelse, tilbehør og gadgets til den? Så er du kommet det rette sted, her hos Lux-Case finder du nemlig et stort udvalg af OnePlus One covers, etuier og tilbehør. Her hos Lux-Case tilbyder vi Dag-til-Dag Levering med Postnord – Bestil inden kl. 17:00 på hverdage og vi sender dine varer samme dag! Her finder du kvalitets produkter til lavpris! &lt;strong&gt;HURTIG LEVERING | 100% TILFREDSHEDSGARANTI | PRISGARANTI&lt;/strong&gt;&lt;br /&gt;&lt;br /&gt;Covers til OnePlus One. Lux-Case har Danmarks største udvalg af covers – med et cover kan du give din smartphone en simpel men effektiv beskyttelse uden at pakke det flotte design helt ind. Her finder du et kæmpe udvalg af covers i alverdens farver som sort, hvide, hot pink, lyserød, gul, grøn, blå, rød samt en masse andre farver og designs. Et OnePlus One cover fås i materialer som plastik, silikone, metal og TPU. Alle typer materialer giver kvalitet beskyttelse og kan med garanti spare dig fra en masse skader, skrammer og ridser. Køb dit smartphone cover online i dag.&lt;/p&gt;</text:p>
          </table:table-cell>
          <table:table-cell table:style-name="ce1" office:value-type="string">
            <text:p>OnePlus One er en lækker ny kvalitetsmobil som vi her på Lux-Case.dk spår stor succes! Køb dit nye OnePlus One udstyr på Lux-Case.dk i dag!</text:p>
          </table:table-cell>
        </table:table-row>
        <table:table-row table:style-name="ro1">
          <table:table-cell table:style-name="ce1" office:value-type="string">
            <text:p>21839</text:p>
          </table:table-cell>
          <table:table-cell table:style-name="ce1" office:value-type="string">
            <text:p>Lux-Case/Tablet/Acer Tablets/Acer Iconia Tab 10 A3-A20</text:p>
          </table:table-cell>
          <table:table-cell table:style-name="ce1" office:value-type="string">
            <text:p>&lt;p&gt;Acer Iconia Tab 10 A3-A20. Lux-Case.dk har Danmarks største og bedste udvalg af covers, etuier og andet tilbehør til diverse smartphones og tablets, og dermed også til Acer Iconia Tab 10 A3-A20. Du kan finde alt lige fra klassiske covers og smarte etuier til gode høretelefoner, forskellige kabler, anvendeligt biltilbehør og meget mere. Vi har udelukkende gode kvalitetsprodukter, og vores service er altid i top – vi giver eksempelvis altid 100% tilfredshedsgaranti. Køb alt det, du skal bruge til din nye Acer Iconia Tab 10 online i dag! Vi har altid billige og konkurrencedygtige priser.&lt;br /&gt;&lt;br /&gt;Acer Iconia Tab 10 Covers beskytter godt og er især anvendelige sammen med en klar beskyttelsesfilm til skærmen. Covers beskytter bagsiden og siderne på en smartphone eller tablet, så der ikke kommer ridser, skrammer eller tryk. Kombineres Acer Iconia Tab 10 covers med en beskyttelsesfilm, beskytter du også touch skærmen mod ridser, snavs osv. Lux-Case.dk har et godt udvalg af covers til Acer Iconia Tab 10, så du altid kan finde lige det, du gerne vil have. Sorte, transparente, hvide, grønne, røde, gule, lilla, blå og lyserøde covers – væld dine yndlings! Vi har også covers i forskellige smarte mønstre.&lt;/p&gt;</text:p>
          </table:table-cell>
          <table:table-cell table:style-name="ce1" office:value-type="string">
            <text:p>Acer Iconia Tab 10 A3-A20 fortjener det allerbedste – køb covers, etuier, høretelefoner, beskyttelsesfilm og andet tilbehør her!</text:p>
          </table:table-cell>
        </table:table-row>
        <table:table-row table:style-name="ro1">
          <table:table-cell table:style-name="ce1" office:value-type="string">
            <text:p>21855</text:p>
          </table:table-cell>
          <table:table-cell table:style-name="ce1" office:value-type="string">
            <text:p>Lux-Case/Tablet/Acer Tablets/Acer Iconia Tab 8</text:p>
          </table:table-cell>
          <table:table-cell table:style-name="ce1" office:value-type="string">
            <text:p>&lt;p&gt;Acer Iconia Tab 8. Lux-Case.dk har Danmarks største udvalg af covers, etuier og andet tilbehør til masser af smartphones og tablets - også til Acer Iconia Tab 8. Du kan finde alt lige fra klassiske covers og smarte etuier til gode høretelefoner, anvendelige kabler, super biltilbehør, cool mini-højtalere, holdere og standere og meget mere. Lux-Case.dk har kvalitetsprodukter, og vores service er i top – vi giver eksempelvis altid 100% tilfredshedsgaranti på alle varer, og vi sender din ordre hurtigt. Køb alt det tilbehør, du skal bruge til din nye Acer Iconia Tab 8 online i dag! Vi har billige priser på det hele.&lt;br /&gt;&lt;br /&gt;Acer Iconia Tab 8 Covers beskytter godt og er især anvendelige sammen med en klar beskyttelsesfilm til skærmen. Alle covers beskytter bagsiden og siderne på en smartphone eller tablet, så de ikke får ridser. Hvis du vælger at kombinere Acer Iconia Tab 8 covers med en beskyttelsesfilm, beskytter du også touch skærmen mod ridser, snavs osv. Lux-Case.dk har et godt udvalg af covers til Acer Iconia Tab 8, så du altid kan finde det, der passer din stil og behov. Sorte, transparente, hvide, grønne, røde, gule, lilla, blå og lyserøde covers – vælg dine yndlings! Vi har også covers i forskellige smarte mønstre. Køb nu!&lt;/p&gt;</text:p>
          </table:table-cell>
          <table:table-cell table:style-name="ce1" office:value-type="string">
            <text:p>Acer Iconia Tab 8 fortjener det allerbedste – køb covers, etuier, høretelefoner, beskyttelsesfilm og andet tilbehør her!</text:p>
          </table:table-cell>
        </table:table-row>
        <table:table-row table:style-name="ro1">
          <table:table-cell table:style-name="ce1" office:value-type="string">
            <text:p>21871</text:p>
          </table:table-cell>
          <table:table-cell table:style-name="ce1" office:value-type="string">
            <text:p>Lux-Case/Tablet/Lenovo/Lenovo Yoga Tablet 2 13.3</text:p>
          </table:table-cell>
          <table:table-cell table:style-name="ce1" office:value-type="string">
            <text:p>&lt;p&gt;Covers, etuier og tilbeh&amp;oslash;r til Lenovo Yoga Tablet 2 13.3. Her har vi en rigtig l&amp;aelig;kker Lenovo smart tablet. En lille sag som er tynd og nem at tage med sig overalt. Og derfor er vi selvf&amp;oslash;lgelig klar med Lenovo Yoga Tablet 2 13.3 covers, etuier og tilbeh&amp;oslash;r, s&amp;aring; du kan f&amp;aring; den bedste beskyttelse og det meste ud af din tablet b&amp;aring;de derhjemme og n&amp;aring;r du er p&amp;aring; farten. Kvalitets produkter, 100 % tilfredshedsgaranti, hurtig og nemt levering med Post Danmark og selvf&amp;oslash;lgelig er det fragt frit! Se vores k&amp;aelig;mpe udvalg nu. Her finder du covers, etuier og tilbeh&amp;oslash;r til &lt;a href=\"http://lux-case.dk/lenovo-yoga-tablet-2-8-0.html\"&gt;Yoga Tablet 2 8.0&lt;/a&gt; og &lt;a href=\"http://lux-case.dk/lenovo-yoga-tablet-2-10-1.html\"&gt;Yoga Tablet 2 10.1&lt;/a&gt;!&lt;/p&gt;&lt;br&gt;</text:p>
            <text:p/>
            <text:p>&lt;br&gt; </text:p>
            <text:p>Covers til Lenovo Yoga Tablet 2 13.3. Hvilket materiale skal dit cover bestå af? Plastik, silikone, TPU eller metal? Det er helt op til dig og hvad du synes bedste om. Det vi dog kan garantere er at de alle sammen er kvalitets covers og vil give din tablet super beskyttelse. Lenovo Yoga Tablet 2 13.3 covers er den simpleste måde at beskytte sin tablet mod skrammer og ridser på. Lux-Case.dk har Danmarks største udvalg af covers til smartphones og tablets. Bestil i dag og få fri fragt!</text:p>
          </table:table-cell>
          <table:table-cell table:style-name="ce1" office:value-type="string">
            <text:p>Lenovo Yoga Tablet 2 13.3 kvalitetstilbehør, covers, etuier og meget andet finder du hos Lux-Case.dk. Bestil online og få fri fragt!</text:p>
          </table:table-cell>
        </table:table-row>
        <table:table-row table:style-name="ro1">
          <table:table-cell table:style-name="ce1" office:value-type="string">
            <text:p>21874</text:p>
          </table:table-cell>
          <table:table-cell table:style-name="ce1" office:value-type="string">
            <text:p>Lux-Case/Tablet/Lenovo/Lenovo Yoga Tablet 2 8.0</text:p>
          </table:table-cell>
          <table:table-cell table:style-name="ce1" office:value-type="string">
            <text:p>&lt;p&gt;Covers, etuier og tilbeh&amp;oslash;r til Lenovo Yoga Tablet 2 8.0. Her har vi en rigtig l&amp;aelig;kker Lenovo smart tablet. En lille sag som er tynd og nem at tage med sig overalt. Og derfor er vi selvf&amp;oslash;lgelig klar med Lenovo Yoga Tablet 2 8.0 covers, etuier og tilbeh&amp;oslash;r, s&amp;aring; du kan f&amp;aring; den bedste beskyttelse og det meste ud af din tablet b&amp;aring;de derhjemme og n&amp;aring;r du er p&amp;aring; farten. Kvalitets produkter, 100 % tilfredshedsgaranti, hurtig og nemt levering med Post Danmark og selvf&amp;oslash;lgelig er det fragt frit! Se vores k&amp;aelig;mpe udvalg nu. Leder du efter &lt;a href=\"http://lux-case.dk/lenovo-yoga-tablet-2-10-1.html\"&gt;Yoga Tablet 2 10.1&lt;/a&gt; eller &lt;a href=\"http://lux-case.dk/lenovo-yoga-tablet-2-13-3.html\"&gt;Yoga Tablet 13.3&lt;/a&gt;? &lt;strong&gt;FRI FRAGT | HURTIG LEVERING | K&amp;AElig;MPE UDVALG | LAVE PRISER&lt;/strong&gt;&lt;/p&gt;&lt;br&gt;</text:p>
            <text:p/>
            <text:p>&lt;br&gt; </text:p>
            <text:p>Covers til Lenovo Yoga Tablet 2 8.0. Hvilket materiale skal dit cover bestå af? Plastik, silikone, TPU eller metal? Det er helt op til dig og hvad du synes bedste om. Det vi dog kan garantere er at de alle sammen er kvalitets covers og vil give din tablet super beskyttelse. Lenovo Yoga Tablet 2 8.0 covers er den simpleste måde at beskytte sin tablet mod skrammer og ridser på. Lux-Case.dk har Danmarks største udvalg af covers til smartphones og tablets. Bestil i dag og få fri fragt!</text:p>
          </table:table-cell>
          <table:table-cell table:style-name="ce1" office:value-type="string">
            <text:p>Lenovo Yoga Tablet 2 8.0 kvalitetstilbehør, covers, etuier og meget andet finder du hos Lux-Case.dk. Bestil online og få fri fragt!</text:p>
          </table:table-cell>
        </table:table-row>
        <table:table-row table:style-name="ro1">
          <table:table-cell table:style-name="ce1" office:value-type="string">
            <text:p>21890</text:p>
          </table:table-cell>
          <table:table-cell table:style-name="ce1" office:value-type="string">
            <text:p>Lux-Case/Tablet/Lenovo/Lenovo Yoga Tablet 2 10.1</text:p>
          </table:table-cell>
          <table:table-cell table:style-name="ce1" office:value-type="string">
            <text:p>&lt;p&gt;Covers, etuier og tilbeh&amp;oslash;r til Lenovo Yoga Tablet 2 10.1. Her har vi en rigtig l&amp;aelig;kker Lenovo smart tablet. En lille sag som er tynd og nem at tage med sig overalt. Og derfor er vi selvf&amp;oslash;lgelig klar med Lenovo Yoga Tablet 2 10.1 covers, etuier og tilbeh&amp;oslash;r, s&amp;aring; du kan f&amp;aring; den bedste beskyttelse og det meste ud af din tablet b&amp;aring;de derhjemme og n&amp;aring;r du er p&amp;aring; farten. Kvalitets produkter, 100 % tilfredshedsgaranti, hurtig og nemt levering med Post Danmark og selvf&amp;oslash;lgelig er det fragt frit! Se vores k&amp;aelig;mpe udvalg nu. Var det ikke den rigtige model? Ledte du efter &lt;a href=\"http://lux-case.dk/lenovo-yoga-tablet-2-8-0.html\"&gt;Yoga Tablet 2 8.0&lt;/a&gt; eller &lt;a href=\"http://lux-case.dk/lenovo-yoga-tablet-2-13-3.html\"&gt;Yoga Tablet 2 13.3&lt;/a&gt;?&lt;/p&gt;&lt;br&gt;</text:p>
            <text:p/>
            <text:p>&lt;br&gt; </text:p>
            <text:p>Covers til Lenovo Yoga Tablet 2 10.1. Hvilket materiale skal dit cover bestå af? Plastik, silikone, TPU eller metal? Det er helt op til dig og hvad du synes bedste om. Det vi dog kan garantere er at de alle sammen er kvalitets covers og vil give din tablet super beskyttelse. Lenovo Yoga Tablet 2 10.1 covers er den simpleste måde at beskytte sin tablet mod skrammer og ridser på. Lux-Case.dk har Danmarks største udvalg af covers til smartphones og tablets. Bestil i dag og få fri fragt!</text:p>
          </table:table-cell>
          <table:table-cell table:style-name="ce1" office:value-type="string">
            <text:p>Lenovo Yoga Tablet 2 10.1 kvalitetstilbehør, covers, etuier og meget andet finder du hos Lux-Case.dk. Bestil online og få fri fragt!</text:p>
          </table:table-cell>
        </table:table-row>
        <table:table-row table:style-name="ro1">
          <table:table-cell table:style-name="ce1" office:value-type="string">
            <text:p>21919</text:p>
          </table:table-cell>
          <table:table-cell table:style-name="ce1" office:value-type="string">
            <text:p>Lux-Case/Tablet/ASUS Tablets/Asus Fonepad 8</text:p>
          </table:table-cell>
          <table:table-cell table:style-name="ce1" office:value-type="string">
            <text:p>&lt;p&gt;Her finder du covers, etuier og tilbehør til ASUS Fonepad 8. Lux-Case tilbyder et kæmpe udvalg, høj kvalitet og stærke priser! Har du været så heldig at få erhvervet dig en ASUS Fonepad 8 så har vi alt i beskyttelse, tilbehør og gadgets klar til din tablet! Du finder høretelefoner, beskyttelsesfilm, biltilbehør, kabler og meget mere. Find ASUS Fonepad 8 covers, etuier og tilbehør her! &lt;strong&gt;HURTIG LEVERING | KÆMPE UDVALG | LAVE PRISER &lt;/strong&gt;&lt;/p&gt;</text:p>
            <text:p/>
            <text:p>&lt;p&gt;&lt;br /&gt;&lt;br /&gt;Lux-Case har Danmarks største udvalg af covers og derfor har vi selvfølgelig også sørget for at der er covers til ASUS Fonepad 8 klar til dig! Her finder du covers i sort, hvid, rød, gul, blå, pink samt mange flere. Du finder covers i materialerne plastik, silikone, metal og TPU – Et ASUS Fonepad 8 cover giver dig simpelt men effektiv beskyttelse – lad vær med at pak din lækre tablet helt ind men noget beskyttelse fortjener den! Find dit cover til ASUS Fonepad 8 her – Billige covers, Høj kvalitet, 100% Tilfredshedsgaranti!&lt;/p&gt;</text:p>
          </table:table-cell>
          <table:table-cell table:style-name="ce1" office:value-type="string">
            <text:p>ASUS Fonepad 8 fortjener det allerbedste tilbehør – køb covers, etuier, punge, beskyttelsesfilm og andet tilbehør her!</text:p>
          </table:table-cell>
        </table:table-row>
        <table:table-row table:style-name="ro1">
          <table:table-cell table:style-name="ce1" office:value-type="string">
            <text:p>21948</text:p>
          </table:table-cell>
          <table:table-cell table:style-name="ce1" office:value-type="string">
            <text:p>Lux-Case/Tablet/ASUS Tablets/Asus Transformer Pad TF103C</text:p>
          </table:table-cell>
          <table:table-cell table:style-name="ce1" office:value-type="string">
            <text:p>&lt;p&gt;Her finder du alt hvad du skal bruge til ASUS Transformer Pad TF103C covers, etuier og tilbehør. ASUS Transformer Pad er en fantastisk maskine med en lækker 10” tommer skærm, så hvorfor ikke passe på denne PC tablet med fx et cover af noget som TPU, silikone eller hård plast. Så du sikre et langt og lykkeligt liv uden skrammer og samtidig funktionalitet i form af stativ og tegnebog. Uanset hvad du leder efter i covers, etuier og tilbehør til ASUS Transformer Pad TF103C – Du finder det her hos Lux-Case.dk og i top kvalitet.&lt;br /&gt;&lt;a title=\"Tilbehør Til Asus Transformer Pad TF303CL\" href=\"http://lux-case.dk/asus-transformer-pad-tf303cl.html\"&gt;Hvis du har en Asus Transformer Pad TF303CL - Så klik her!&lt;/a&gt;&lt;br /&gt;&lt;br /&gt;ASUS Transformer Pad covers er en yderst simpel men effektiv måde at beskytte din PC tablet på. Ligegyldig hvilket materiale du vælger, om det så er TPU, silikone eller hård plast, vil din tablet være beskyttet mod skader! Åben døren til en verden af farverige og stilfulde design covers til ASUS Transformer Pad. Med sådan en fantastisk PC tablet kræves god beskyttelse, så hvorfor ikke et cover i top kvalitet fra Lux-Case.dk!?&lt;/p&gt;</text:p>
          </table:table-cell>
          <table:table-cell table:style-name="ce1" office:value-type="string">
            <text:p>ASUS Transformer Pad TF103C. Køb alt i covers, etuier og tilbehør til din nye smartphone. Vi har gode priser.</text:p>
          </table:table-cell>
        </table:table-row>
        <table:table-row table:style-name="ro1">
          <table:table-cell table:style-name="ce1" office:value-type="string">
            <text:p>21971</text:p>
          </table:table-cell>
          <table:table-cell table:style-name="ce1" office:value-type="string">
            <text:p>Lux-Case/Diverse/Stort Udsalg</text:p>
          </table:table-cell>
          <table:table-cell table:style-name="ce1" office:value-type="string">
            <text:p>&lt;p&gt;Danmarks bredeste udvalg af tilbehør til din mobiltelefon. Med rabatter helt op til 50 % på mange af vores produkter. Du kan frit vælge i mellem om du ønsker et par nye hørertelefoner, skærmbeskyttelse eller et par nye højtalere. Det hele finder du i den samme gode kvalitet som alle vores andre produkter her på Lux-case.dk Tag et kig igennem vores udsalgsvarer og se om du finder noget der falder i din smag. Hvis du bestiller før kl. 17, sender vi varen til dig pågældende dag&lt;/p&gt;</text:p>
          </table:table-cell>
          <table:table-cell table:style-name="ce1" office:value-type="string">
            <text:p>Stort Udsalg - Spar 50% på alt her. Alt slags mobil og tablet tilbehør.</text:p>
          </table:table-cell>
        </table:table-row>
        <table:table-row table:style-name="ro1">
          <table:table-cell table:style-name="ce1" office:value-type="string">
            <text:p>21972</text:p>
          </table:table-cell>
          <table:table-cell table:style-name="ce1" office:value-type="string">
            <text:p>Lux-Case/Diverse/Stort Udsalg/Høretelefoner</text:p>
          </table:table-cell>
          <table:table-cell table:style-name="ce1" office:value-type="string">
            <text:p>Spar 50% på ALLE høretelefoner du finder her.</text:p>
          </table:table-cell>
          <table:table-cell table:style-name="ce1" office:value-type="string">
            <text:p>Køb dine nye høretelefoner her. Lige nu Ekstra Stærke Tilbud.</text:p>
          </table:table-cell>
        </table:table-row>
        <table:table-row table:style-name="ro1">
          <table:table-cell table:style-name="ce1" office:value-type="string">
            <text:p>21973</text:p>
          </table:table-cell>
          <table:table-cell table:style-name="ce1" office:value-type="string">
            <text:p>Lux-Case/Diverse/Stort Udsalg/Mini-Højtalere</text:p>
          </table:table-cell>
          <table:table-cell table:style-name="ce1" office:value-type="string">
            <text:p>&lt;p&gt;Få dobbelt så god lyd til halv pris. Køb Nu.&lt;/p&gt;</text:p>
          </table:table-cell>
          <table:table-cell table:style-name="ce1" office:value-type="string">
            <text:p>Dobbelt så god lyd til den halve pris. Køb Nu.</text:p>
          </table:table-cell>
        </table:table-row>
        <table:table-row table:style-name="ro1">
          <table:table-cell table:style-name="ce1" office:value-type="string">
            <text:p>21974</text:p>
          </table:table-cell>
          <table:table-cell table:style-name="ce1" office:value-type="string">
            <text:p>Lux-Case/Diverse/Stort Udsalg/Standere og Holdere</text:p>
          </table:table-cell>
          <table:table-cell table:number-columns-repeated="2" table:style-name="ce1" office:value-type="string">
            <text:p>Standere og Holdere på tilbud. Spar 50%</text:p>
          </table:table-cell>
        </table:table-row>
        <table:table-row table:style-name="ro1">
          <table:table-cell table:style-name="ce1" office:value-type="string">
            <text:p>21975</text:p>
          </table:table-cell>
          <table:table-cell table:style-name="ce1" office:value-type="string">
            <text:p>Lux-Case/Diverse/Stort Udsalg/Opladere</text:p>
          </table:table-cell>
          <table:table-cell table:style-name="ce1" office:value-type="string">
            <text:p>Find din nye oplader til din smartphone eller tablet i denne kategori og spar 50%.</text:p>
          </table:table-cell>
          <table:table-cell table:style-name="ce1" office:value-type="string">
            <text:p>Spar 50% på din nye oplader her!</text:p>
          </table:table-cell>
        </table:table-row>
        <table:table-row table:style-name="ro1">
          <table:table-cell table:style-name="ce1" office:value-type="string">
            <text:p>21976</text:p>
          </table:table-cell>
          <table:table-cell table:style-name="ce1" office:value-type="string">
            <text:p>Lux-Case/Diverse/Stort Udsalg/Kabler</text:p>
          </table:table-cell>
          <table:table-cell table:style-name="ce1" office:value-type="string">
            <text:p>Slå til nu - Alle Kabler - 50%</text:p>
          </table:table-cell>
          <table:table-cell table:style-name="ce1" office:value-type="string">
            <text:p>Kæmpe Udsalg på Kabler - Spar 50%!</text:p>
          </table:table-cell>
        </table:table-row>
        <table:table-row table:style-name="ro1">
          <table:table-cell table:style-name="ce1" office:value-type="string">
            <text:p>21977</text:p>
          </table:table-cell>
          <table:table-cell table:style-name="ce1" office:value-type="string">
            <text:p>Lux-Case/Diverse/Stort Udsalg/Tilbehør</text:p>
          </table:table-cell>
          <table:table-cell table:style-name="ce1" office:value-type="string">
            <text:p>&lt;p&gt;Alt dette tilbehør på tilbud. Få en fantastisk god pris!&lt;/p&gt;</text:p>
          </table:table-cell>
          <table:table-cell table:style-name="ce1" office:value-type="string">
            <text:p>Alt slags tilbehør på udsalg. Spar mindst 50%.</text:p>
          </table:table-cell>
        </table:table-row>
        <table:table-row table:style-name="ro1">
          <table:table-cell table:style-name="ce1" office:value-type="string">
            <text:p>21978</text:p>
          </table:table-cell>
          <table:table-cell table:style-name="ce1" office:value-type="string">
            <text:p>Lux-Case/Diverse/Stort Udsalg/Alt På Udsalg</text:p>
          </table:table-cell>
          <table:table-cell table:style-name="ce1" office:value-type="string">
            <text:p>&lt;p&gt;Se alle produkter på udsalg - Spar 50% lige nu! Bestil i dag og nyd godt af god kvalitet til lave priser.&lt;/p&gt;</text:p>
          </table:table-cell>
          <table:table-cell table:style-name="ce1" office:value-type="string">
            <text:p>Alle disse produkter på udsalg - Spar 50% lige nu! Bestil i dag og få leveret hurtigt.</text:p>
          </table:table-cell>
        </table:table-row>
        <table:table-row table:style-name="ro1">
          <table:table-cell table:style-name="ce1" office:value-type="string">
            <text:p>21981</text:p>
          </table:table-cell>
          <table:table-cell table:style-name="ce1" office:value-type="string">
            <text:p>Lux-Case/Diverse/Mini-Højtalere</text:p>
          </table:table-cell>
          <table:table-cell table:style-name="ce1" office:value-type="string">
            <text:p>&lt;p&gt;Mini-højtalere til smartphones, tablets, mp3-afspillere, computere og alt med en 3,5mm AUX-indgang. Her hos Lux-Case finder du et stort udvalg af mini-højtalere – Vi tilbyder kvalitets højtalere til lavpris! Vi har mini-højtaler i tonsvis af forskellige farver – alt fra sort, hvid, rød, lyserød, hot pink, grøn, orange samt mange flere. Hos Lux-Case kan du finde mini-højtalere som er lavet af ægte træ – hvilket også giver en utrolig luksuriøs feel. &lt;br /&gt;Så hvis du lige står og mangler en højtaler til iPhone, så er du kommet det helt rigtige sted hen.&lt;strong&gt; HURTIG LEVERING | STORT UDVALG | PRISGARANTI | 100% TILFREDSHEDSGARANTI&lt;/strong&gt;&lt;/p&gt;</text:p>
          </table:table-cell>
          <table:table-cell table:style-name="ce1" office:value-type="string">
            <text:p>Mini-Højtalere til smartphones og tablets.</text:p>
          </table:table-cell>
        </table:table-row>
        <table:table-row table:style-name="ro1">
          <table:table-cell table:style-name="ce1" office:value-type="string">
            <text:p>21982</text:p>
          </table:table-cell>
          <table:table-cell table:style-name="ce1" office:value-type="string">
            <text:p>Lux-Case/Mobiltilbehør/Power Banks</text:p>
          </table:table-cell>
          <table:table-cell table:style-name="ce1" office:value-type="string">
            <text:p>&lt;b&gt;Power Banks&lt;/b&gt; Her finder du et stort udvalg af Power Banks til smartphones og tablets. Power Banks er utrolig smarte og gør det muligt at oplade sin smartphone eller tablet hvor som i verden – du kan gøre det i bussen, på toget, på stranden, i skoven og hvor du ellers kunne befinde dig. Også god til bare at have liggende i tasken. Med en smartphone Power Bank vil du aldrig mere løbe tør for strøm mens du er hjemmefra!</text:p>
            <text:p/>
            <text:p>Til festivalen, byturen og når du ellers er ude , er et ekstra batteri til din smartphone eller tablet altid godt at have med sig - Så er kan du være aktiv på de sociale medier, skrive til din mor at alt går godt og ringe til kærsten og sige du kommer hjem nu. </text:p>
            <text:p>&lt;b&gt;FRI FRAGT | HURTIG LEVERING | STORT UDVALG | PRISGARANTI | 100% TILFREDSHEDSGARANTI&lt;/b&gt;</text:p>
          </table:table-cell>
          <table:table-cell table:style-name="ce1" office:value-type="string">
            <text:p>Power Banks til tablets og smartphones - Fri Levering. Få et ekstra batteri og løb aldrig tør for strøm.</text:p>
          </table:table-cell>
        </table:table-row>
        <table:table-row table:style-name="ro1">
          <table:table-cell table:style-name="ce1" office:value-type="string">
            <text:p>21983</text:p>
          </table:table-cell>
          <table:table-cell table:style-name="ce1" office:value-type="string">
            <text:p>Lux-Case/Mobil/HTC/HTC Desire Eye</text:p>
          </table:table-cell>
          <table:table-cell table:style-name="ce1" office:value-type="string">
            <text:p>&lt;p&gt;Covers, etuier og tilbehør til HTC Desire Eye. Find den perfekte beskyttelse til din smartphone her hos Lux-Case. Udover det store udvalg af covers, etuier, tasker, beskyttelsesfilm, høretelefoner, mini-højtalere, biltilbehør, kabler og meget mere – så finder du også et stort udvalg af tilbehør og gadgets. Hos Lux-Case får du altid, uanset ordrens størrelse, 100% tilfredshedsgaranti og super hurtig levering! Bestiller du inden kl. 17:00 på hverdage, sender vi dine varer samme dag! Så find dit HTC Desire Eye covers, etuier og tilbehør online hos Lux-Case i dag! &lt;strong&gt;HURTIG FORSENDELSE | PRISGARANTI | 100% TILFREDSHEDSGARANTI&lt;/strong&gt;&lt;br /&gt;&lt;br /&gt;Lux-Case har Danmarks største udvalg af covers til smartphones – derfor finder du selvfølgelig også covers til HTC Desire Eye. Covers giver dig den simpleste beskyttelse til din smartphone men er utrolig effektv – Covers fås i mange forskellige farver, designs og materialer – Her hos Lux-Case finder du blandt andet, sorte, hvide, gule, grønne, blå, kamuflage, eiffel tårnet samt en masse andre. Du finder covers i materialer som plastik, silikone, metal og TPU – uanset dit valg af materiale er du garanteret et kvalitets covers som med garanti vil kun redde dig fra en masse skrammer og ridser! Bestil dit kvalitets HTC Desire Eye cover online hos Lux-Case i dag!&lt;/p&gt;</text:p>
          </table:table-cell>
          <table:table-cell table:style-name="ce1" office:value-type="string">
            <text:p>HTC Desire Eye fortjener det allerbedste tilbehør – køb høretelefoner, power banks, covers, etuier og andet tilbehør her!</text:p>
          </table:table-cell>
        </table:table-row>
        <table:table-row table:style-name="ro1">
          <table:table-cell table:style-name="ce1" office:value-type="string">
            <text:p>21988</text:p>
          </table:table-cell>
          <table:table-cell table:style-name="ce1" office:value-type="string">
            <text:p>Lux-Case/Tablet/Acer Tablets/Acer Iconia A1-830</text:p>
          </table:table-cell>
          <table:table-cell table:number-columns-repeated="2" table:style-name="ce1" office:value-type="string">
            <text:p>Acer Iconia A1-830</text:p>
          </table:table-cell>
        </table:table-row>
        <table:table-row table:style-name="ro1">
          <table:table-cell table:style-name="ce1" office:value-type="string">
            <text:p>21991</text:p>
          </table:table-cell>
          <table:table-cell table:style-name="ce1" office:value-type="string">
            <text:p>Lux-Case/Mobil/Xiaomi/Xiaomi Mi 4</text:p>
          </table:table-cell>
          <table:table-cell table:style-name="ce1" office:value-type="string">
            <text:p>Xiaomi Mi 4. Alt slags tilbehør til Xiaomi Mi 4. Covers, cases, høretelefoner, udstyr til bilen og en helt masse andre ting. Gå på opdagelse hos lux-case og find præcist det, som du har brug for.&lt;br&gt;</text:p>
            <text:p/>
            <text:p>&lt;br&gt; </text:p>
            <text:p>Xiaomi Mi 4 Covers. Mange slags covers til Xiaomi Mi 4. TPU covers, eller hård covers. Alle sammen er I høj kvalitet, der giver den bedste beskyttelse til din enhed. Mange forskellige farver, mønstere og motiver. Kig igennem vores udvalg af mobil covers, og find lige det produkt, som du ønsker.</text:p>
          </table:table-cell>
          <table:table-cell table:style-name="ce1" office:value-type="string">
            <text:p>Xiaomi Mi 4</text:p>
          </table:table-cell>
        </table:table-row>
        <table:table-row table:style-name="ro1">
          <table:table-cell table:style-name="ce1" office:value-type="string">
            <text:p>22008</text:p>
          </table:table-cell>
          <table:table-cell table:style-name="ce1" office:value-type="string">
            <text:p>Lux-Case/Mobil/Huawei/Huawei Ascend G620</text:p>
          </table:table-cell>
          <table:table-cell table:style-name="ce1" office:value-type="string">
            <text:p>&lt;p&gt;Covers, etuier og tilbehør til Huawei Ascend G620. Hos Lux-Case finder du et stort udvalg af udstyr til smartphones og tablets og selvfølgelig er det ingen undtagelse for Huawei Ascend G620 – Her finder du en masse Huawei Ascend G620 covers, etuier og tilbehør – du finder også beskyttelsesfilm, biltilbehør, høretelefoner, mini-højtalere, opladere, kabler samt en masse andet. Her hos Lux-Case får du altid Hurtig Levering – Bestiller du inden kl. 17:00 på hverdage sender vi dine varer afsted samme dag med Postnord. &lt;strong&gt;HURTIG LEVERING | PRISGARANTI | 100% TILFREDSHEDSGARANTI&lt;/strong&gt;&lt;br /&gt;&lt;br /&gt;Lux-Case har Danmarks største udvalg af covers til smartphones og derfor står vi selvfølgelig også klar med covers til Huawei Ascend G620. Covers giver dig simpel men effektiv beskyttelse – covers er til dem som ønsker beskyttelse til deres smartphone uden at pakke den helt ind! Simpelt, effektivt, smart, robust og slidstærkt – Der findes mange forskellige farver, designs og materialer. Et Huawei Ascend G620 cover kan være lavet af plastik, silikone, metal eller TPU – Alle typer giver utrolig god beskyttelse og handler mere om feel. Find dit smartphone cover hos Lux-Case i dag.&lt;/p&gt;</text:p>
          </table:table-cell>
          <table:table-cell table:style-name="ce1" office:value-type="string">
            <text:p>Huawei Ascend G620. Køb alt i covers, etuier og tilbehør til din nye smartphone. Vi har billige priser. Bestil i dag og få hurtig fragt!</text:p>
          </table:table-cell>
        </table:table-row>
        <table:table-row table:style-name="ro1">
          <table:table-cell table:style-name="ce1" office:value-type="string">
            <text:p>22024</text:p>
          </table:table-cell>
          <table:table-cell table:style-name="ce1" office:value-type="string">
            <text:p>Lux-Case/Tablet/LG Tablets/LG G Pad 10.1</text:p>
          </table:table-cell>
          <table:table-cell table:style-name="ce1" office:value-type="string">
            <text:p>LG G Pad 10.1</text:p>
          </table:table-cell>
          <table:table-cell table:style-name="ce1" office:value-type="string">
            <text:p>Få det meste ud af det din LG G Pad 10.1. Se alle vores covers og tilbehør. Hurtig forsendelse.</text:p>
          </table:table-cell>
        </table:table-row>
        <table:table-row table:style-name="ro1">
          <table:table-cell table:style-name="ce1" office:value-type="string">
            <text:p>22040</text:p>
          </table:table-cell>
          <table:table-cell table:style-name="ce1" office:value-type="string">
            <text:p>Lux-Case/Tablet/LG Tablets/LG G Pad 7.0</text:p>
          </table:table-cell>
          <table:table-cell table:style-name="ce1" office:value-type="string">
            <text:p>LG G Pad 7.0</text:p>
          </table:table-cell>
          <table:table-cell table:style-name="ce1" office:value-type="string">
            <text:p>Få det meste ud af det din LG G Pad 7.0. Lux-Case har en masse covers og tilbehør på lager. Hurtig forsendelse lige nu.</text:p>
          </table:table-cell>
        </table:table-row>
        <table:table-row table:style-name="ro1">
          <table:table-cell table:style-name="ce1" office:value-type="string">
            <text:p>22056</text:p>
          </table:table-cell>
          <table:table-cell table:style-name="ce1" office:value-type="string">
            <text:p>Lux-Case/Mobil/Huawei/Huawei Ascend G750</text:p>
          </table:table-cell>
          <table:table-cell table:style-name="ce1" office:value-type="string">
            <text:p>Huawei Ascend G750. Her på siden finder du alt hvad du kan forstille dig af tilbehør til Ascend G750.&lt;br&gt;</text:p>
            <text:p/>
            <text:p>&lt;br&gt; </text:p>
            <text:p>Huawei Ascend G750 Covers. Se vores udvalg igennem og få den bedste pris. Alle slags cover til Huawei Ascend G750.</text:p>
          </table:table-cell>
          <table:table-cell table:style-name="ce1" office:value-type="string">
            <text:p>Huawei Ascend G750</text:p>
          </table:table-cell>
        </table:table-row>
        <table:table-row table:style-name="ro1">
          <table:table-cell table:style-name="ce1" office:value-type="string">
            <text:p>22088</text:p>
          </table:table-cell>
          <table:table-cell table:style-name="ce1" office:value-type="string">
            <text:p>Lux-Case/Tablet/Acer Tablets/Acer Iconia One 7</text:p>
          </table:table-cell>
          <table:table-cell table:style-name="ce1" office:value-type="string">
            <text:p>Acer Iconia One 7. Uanset hvad du tænker at anskaffe til din Acer Iconia One 7, så kan du være helt sikker på at finde det her på siden. Vi er landets største udvalg, og det vil du hurtigt opdage med dine egne øjne, når du surfer rundt her på siden.&lt;br&gt;</text:p>
            <text:p/>
            <text:p>&lt;br&gt; </text:p>
            <text:p>Acer Iconia One 7 Covers. Alle covers til Acer Iconia One 7, som du overhovedet kan komme I tanke om. Covers I alle regnbuens farver, og mange forskellige materialer. Find de bedste covers I Danmark på lux-case.dk</text:p>
          </table:table-cell>
          <table:table-cell table:style-name="ce1" office:value-type="string">
            <text:p>Acer Iconia One 7</text:p>
          </table:table-cell>
        </table:table-row>
        <table:table-row table:style-name="ro1">
          <table:table-cell table:style-name="ce1" office:value-type="string">
            <text:p>22117</text:p>
          </table:table-cell>
          <table:table-cell table:style-name="ce1" office:value-type="string">
            <text:p>Lux-Case/Mobil/Huawei/Huawei Ascend Y530</text:p>
          </table:table-cell>
          <table:table-cell table:style-name="ce1" office:value-type="string">
            <text:p>Huawei Ascend Y530. Uanset hvad du er på jagt efter, så kan du være helt sikker på at finde det her på siden. Kig igennem vores gigantiske udvalg til Ascend Y530.&lt;br&gt;</text:p>
            <text:p/>
            <text:p>&lt;br&gt; </text:p>
            <text:p>Huawei Ascend Y530 Covers. Kæmpe udvalg af covers til Huawei Ascend Y530. Alle slags farver og materialer. Det bedste cover til Ascend Y530 finder du hos lux-case</text:p>
          </table:table-cell>
          <table:table-cell table:style-name="ce1" office:value-type="string">
            <text:p>Huawei Ascend Y530</text:p>
          </table:table-cell>
        </table:table-row>
        <table:table-row table:style-name="ro1">
          <table:table-cell table:style-name="ce1" office:value-type="string">
            <text:p>22159</text:p>
          </table:table-cell>
          <table:table-cell table:style-name="ce1" office:value-type="string">
            <text:p>Lux-Case/Mobil/Alcatel/OneTouch Idol Alpha</text:p>
          </table:table-cell>
          <table:table-cell table:style-name="ce1" office:value-type="string">
            <text:p>Alcatel OneTouch Idol Alpha. Mangler du tilbehør eller en form for beskyttelse tiol OneTouch Idol Alpha. Så kig igennem vores mange kategorier og de endnu flere produkter til Acer Iconia Idol Alpha.&lt;br&gt;</text:p>
            <text:p/>
            <text:p>&lt;br&gt; </text:p>
            <text:p>Alcatel OneTouch Idol Alpha Covers. Billige kvalitets covers til Alcatel OneTouch Idol Alpha. Cover til enhver smag og stil. Køb I dag og få din pakke allerede leveret I morgen.</text:p>
          </table:table-cell>
          <table:table-cell table:style-name="ce1" office:value-type="string">
            <text:p>Alcatel OneTouch Idol Alpha</text:p>
          </table:table-cell>
        </table:table-row>
        <table:table-row table:style-name="ro1">
          <table:table-cell table:style-name="ce1" office:value-type="string">
            <text:p>22191</text:p>
          </table:table-cell>
          <table:table-cell table:style-name="ce1" office:value-type="string">
            <text:p>Lux-Case/Tablet/Lenovo/Lenovo IdeaTab A8-50 A5500</text:p>
          </table:table-cell>
          <table:table-cell table:style-name="ce1" office:value-type="string">
            <text:p>Lenovo IdeaTab A8-50 A5500. Trænger din IdeaTab A8-50 til en opgradering? Så er du kommet til det helt rigtige sted! Vi har simpelt alt, hvad der er at få til Lenovo.</text:p>
          </table:table-cell>
          <table:table-cell table:style-name="ce1" office:value-type="string">
            <text:p>Lenovo IdeaTab A8-50 A5500</text:p>
          </table:table-cell>
        </table:table-row>
        <table:table-row table:style-name="ro1">
          <table:table-cell table:style-name="ce1" office:value-type="string">
            <text:p>22207</text:p>
          </table:table-cell>
          <table:table-cell table:style-name="ce1" office:value-type="string">
            <text:p>Lux-Case/Laptop/Apple MacBook/MacBook Air</text:p>
          </table:table-cell>
          <table:table-cell table:style-name="ce1" office:value-type="string">
            <text:p>&lt;p&gt;&lt;strong&gt;Apple Macbook Air. &lt;/strong&gt; Alt til din Macbook Air. Kig igennem vores store udvalg af alt slags tilbehør. &lt;br /&gt;Husk vi har &lt;strong&gt;prisgaranti&lt;/strong&gt; på alt Macbook Air udstyr&lt;/p&gt;</text:p>
          </table:table-cell>
          <table:table-cell table:style-name="ce1" office:value-type="string">
            <text:p>Apple Macbook Air Tilbehør � Covers, høretelefoner, alt slags beskyttelse og meget meget mere. Prisgaranti.</text:p>
          </table:table-cell>
        </table:table-row>
        <table:table-row table:style-name="ro1">
          <table:table-cell table:style-name="ce1" office:value-type="string">
            <text:p>22218</text:p>
          </table:table-cell>
          <table:table-cell table:style-name="ce1" office:value-type="string">
            <text:p>Lux-Case/Mobil/Huawei/Huawei Ascend G6 4G</text:p>
          </table:table-cell>
          <table:table-cell table:style-name="ce1" office:value-type="string">
            <text:p>&lt;p&gt;Etuier og tilbehør til Huawei Ascend G6 4G. Alle de ting, du måske har brug for til din LG kan du finde her! Alt fra cover og eteuier til diverse Bluetooth-tilbehør og meget mere. Lux-Case er nøje udvalgt for sin meget høj standard, hvilket også gør at vi har en af de største udvalg i Danmark til din telefon. og har altid lageret fyldt op. Alle vores produkter leveres hele vejen hjem til dig! Vi har også en 100 procent tilfredshed garanti! Så tøv ikke med at købe i dag.&lt;br /&gt;&lt;br /&gt;Huawei Ascend G6 4G Covers Cover til Huawei Ascend G6 4G. Fås i mange forskellige materialer så som læder, aluminium eller TPU, disse etuier giver en meget god beskyttelse til din mobiltelefon, hvilket vil spare dig for udnødvendige bekymringer for om din telefon skulle gå i stykker af mindre skade&lt;/p&gt;</text:p>
          </table:table-cell>
          <table:table-cell table:style-name="ce1" office:value-type="string">
            <text:p>Få det meste og bedste ud af din Huawei Ascend G6 4G. De bedste covers og det bedste tilbehør, der findes. Velkommen til Danmarks Største Udvalg - Alt til din Ascend.</text:p>
          </table:table-cell>
        </table:table-row>
        <table:table-row table:style-name="ro1">
          <table:table-cell table:style-name="ce1" office:value-type="string">
            <text:p>22234</text:p>
          </table:table-cell>
          <table:table-cell table:style-name="ce1" office:value-type="string">
            <text:p>Lux-Case/Mobil/Huawei/Huawei Honor 6 Plus</text:p>
          </table:table-cell>
          <table:table-cell table:style-name="ce1" office:value-type="string">
            <text:p>&lt;p&gt;Huawei Honor 6 Plus er en rigtig smart telefon, hvor man har mulighed for at købe meget tilbehør til. Her hos Lux-case.dk har vi selvfølgelig også meget tilbehør til denne Huawei Honor 6 Plus. Du kan købe covers i alverdens farver og motiver. Derudover kan du også tilkøbe andet udstyr så som skærmbeskyttelse og høretelefoner. Hvis du bestiller inden kl. 17:00 sørger vi for at du modager varen dagen efter.&lt;br /&gt;&lt;br /&gt;Huawei er et stort kinesisk firma, der oplever en markant vækst af salg af smartphones her i Europa, og specielt i Danmark. Så derfor har vi købt et stor lager ind af covers til din Huawei Honor 6 plus i alverdens farver og motiver, hvilket der giver dig mulighed for at vælge og vrage. Vores covers her hos Lux-case.dk er altid i den højeste kvalitet, hvilket sørger for at der skal rigtig meget til, for at din Huawei Honor 6 Plus skulle gå i stykker, hvis du skulle være så uheldig at tabe den. Bestiller du din vare før kl. 17 så sørger vi for at du allerede modtager den dagen efter.&lt;/p&gt;</text:p>
          </table:table-cell>
          <table:table-cell table:style-name="ce1" office:value-type="string">
            <text:p>Huawei Honor 6 Plus</text:p>
          </table:table-cell>
        </table:table-row>
        <table:table-row table:style-name="ro1">
          <table:table-cell table:style-name="ce1" office:value-type="string">
            <text:p>22250</text:p>
          </table:table-cell>
          <table:table-cell table:style-name="ce1" office:value-type="string">
            <text:p>Lux-Case/Mobil/Microsoft</text:p>
          </table:table-cell>
          <table:table-cell table:style-name="ce1" office:value-type="string">
            <text:p>Ejer du en Microsoft enhed så er her du finder det bedste tilbehør du søger til din Microsoft telefon eller tablet. Vi har alt fra flotte etuier, covers og hvad end du kan forstille dig af tilbehør, som <text:s/>forskellige slags højtalere, bil opladere, Bluetooth headsæt og høretelefoner. </text:p>
            <text:p/>
            <text:p>Vi sørger altid for at have et bredt udvalg af covers og cases til Microsoft - Vores lager er altid fyldt op. </text:p>
            <text:p>Find alt til Lumia og Surface her på siden. </text:p>
            <text:p>Tag endelig et kig her på siden, og se om du finder noget tilbehør der falder i din smag. Hvis du bestiller inden kl. 17 så søger vi får at du modtager din vare allerede dagen efter.</text:p>
          </table:table-cell>
          <table:table-cell table:style-name="ce1" office:value-type="string">
            <text:p>Køb et Microsoft produkt og få 100% Stort Udvalg til Surface, Surface 2, Pro, Lumia 535 - Bare for at nævne et par. Klik forbi!</text:p>
          </table:table-cell>
        </table:table-row>
        <table:table-row table:style-name="ro1">
          <table:table-cell table:style-name="ce1" office:value-type="string">
            <text:p>22271</text:p>
          </table:table-cell>
          <table:table-cell table:style-name="ce1" office:value-type="string">
            <text:p>Lux-Case/Mobil/Samsung/Samsung Galaxy S5 Active</text:p>
          </table:table-cell>
          <table:table-cell table:style-name="ce1" office:value-type="string">
            <text:p>&lt;p&gt;Hvis du er en af de heldige der ejer en Samsung Galaxy S5 Active. Så skal du selvfølgelig også have noget lækkert tilbehør til den. Og hvis du læser dette kan jeg forstå, at du er endt på den rigtige hjemmeside. Vi har alt fra rigtig fede covers til alverdens andet tilbehør. Hvis du bestiller før kl. 17:00 så sørger vi for at du modtager varen allerede dagen efter. Og det vil ikke koste dig noget i forsendelses omkostninger.&lt;br /&gt;&lt;br /&gt;Samsung Galaxy S5 Active Covers - Cool, pæne og farverige designs kan findes i denne kategori. Samsung Galaxy S5 Active Covers kan få din smartphone til at få et helt nyt og farverigt udseende, lige meget hvilken form for beskyttelse du leder efter. Vi leverer din bestilling direkte til dit hjem, og hvis du ikke kan lide det produkt, du har købt, kan du returnere det inden for 30 dage.&lt;/p&gt;</text:p>
          </table:table-cell>
          <table:table-cell table:style-name="ce1" office:value-type="string">
            <text:p>Få mest muligt ud af din Samsung Galaxy S5 Avtive, ved at købe noget super lækkert tilbehør til den. <text:s/></text:p>
          </table:table-cell>
        </table:table-row>
        <table:table-row table:style-name="ro1">
          <table:table-cell table:style-name="ce1" office:value-type="string">
            <text:p>22287</text:p>
          </table:table-cell>
          <table:table-cell table:style-name="ce1" office:value-type="string">
            <text:p>Lux-Case/Mobil/HTC/HTC One M9</text:p>
          </table:table-cell>
          <table:table-cell table:style-name="ce1" office:value-type="string">
            <text:p>&lt;p&gt;HTC One M9 er en super smart telefon, der selvfølgelig også skal have noget fedt tilbehør. Her hos Lux-case.dk har vi i hvert fald lidt og hvert at vælge i mellem. Du kan finde covers i mange forskellige farver og motiver til rigtig billige penge. Udover det kan du også finde rigtig meget andet tilbehør, i form af Skærmbeskyttelse, Højtalere og høretelefoner. &lt;br /&gt;&lt;br /&gt;HTC One M9 Cover HTC One M9 er uden tvivl en af de mest stilerene og moderne smartphones på markedet lige for tiden, hvilket skyldes dens design af metal og rene linjer, så man kan næsten sige at det vil være synd at skulle dække det med et cover, men på den anden side så vil der heller ikke være meget ved at risikere at ødelægge den. Og så kan man også hæfte sig ved at vores covers til HTC One M9 her hos Lux-case.dk måske er lige så pæne, hvis ikke pænere end vores konkurrenters.&lt;/p&gt;</text:p>
          </table:table-cell>
          <table:table-cell table:style-name="ce1" office:value-type="string">
            <text:p>Få mest muligt ud af din HTC One M9 ved at købe noget rigtig flot tilbehør til den. </text:p>
            <text:p/>
            <text:p>Vi har i hvert fald meget at vælge i mellem her på Lux-case.dk</text:p>
          </table:table-cell>
        </table:table-row>
        <table:table-row table:style-name="ro1">
          <table:table-cell table:style-name="ce1" office:value-type="string">
            <text:p>22352</text:p>
          </table:table-cell>
          <table:table-cell table:style-name="ce1" office:value-type="string">
            <text:p>Lux-Case/Mobil/Microsoft/Microsoft Lumia 435</text:p>
          </table:table-cell>
          <table:table-cell table:style-name="ce1" office:value-type="string">
            <text:p>Microsoft Lumia 435. Et kæmpe udvalg af alt til Microsoft Lumia 435 - Covers, cases, biltilbehør, opladere, højtalere, høretelefoner... Ja, simpelthen alt hvad der findes til Lumia 435, kan du få fingere I hos lux-case.dk. Vi er danmarks største udvalg af mobil covers. Så vi har naturligvis også et hav af covers til Microsoft Lumia 435.&lt;br&gt;</text:p>
            <text:p/>
            <text:p>&lt;br&gt; </text:p>
            <text:p>Lux-Case har Danmarks største udvalg af covers – Så her finder du skam også covers til Microsoft Lumia 435. Et cover er den nemmeste og simpleste måde at beskytte sin smartphone på, med et Microsoft Lumia 435 cover kan du spare dig selv for en masse skader, ridser og ikke mindst en dyr regning, hvis du skal til at reperere den. Der findes en række forskellige materialer at vælge imellem når du leder efter covers, vi har covers lavet af forskelligt materiale, som: Plastik, TPU, silikone og metal. Uanset hvilken type du vælger er du garanteret et produkt i et slidstærkt materiale, som holder til lidt af det hele.</text:p>
          </table:table-cell>
          <table:table-cell table:style-name="ce1" office:value-type="string">
            <text:p>Microsoft Lumia 435</text:p>
          </table:table-cell>
        </table:table-row>
        <table:table-row table:style-name="ro1">
          <table:table-cell table:style-name="ce1" office:value-type="string">
            <text:p>22368</text:p>
          </table:table-cell>
          <table:table-cell table:style-name="ce1" office:value-type="string">
            <text:p>Lux-Case/Mobil/Microsoft/Microsoft Lumia 532</text:p>
          </table:table-cell>
          <table:table-cell table:style-name="ce1" office:value-type="string">
            <text:p>Microsoft Lumia 532. Alt til din Microsoft findes her på siden. Tag dig bare god tid og kig rundt på det store udvalg og find lige det som du ikke vidste du manglede til Lumia 532. Lux-case har altid åben.&lt;br&gt;</text:p>
            <text:p/>
            <text:p>&lt;br&gt; </text:p>
            <text:p>Microsoft Lumia 532 Covers. Covers til Microsoft Lumia 532 I den bedste kvalitet og det flotteste design. Vi har de bedste og billigste produkter.</text:p>
          </table:table-cell>
          <table:table-cell table:style-name="ce1" office:value-type="string">
            <text:p>Microsoft Lumia 532</text:p>
          </table:table-cell>
        </table:table-row>
        <table:table-row table:style-name="ro1">
          <table:table-cell table:style-name="ce1" office:value-type="string">
            <text:p>22384</text:p>
          </table:table-cell>
          <table:table-cell table:style-name="ce1" office:value-type="string">
            <text:p>Lux-Case/Mobil/LG/LG Optimus F6</text:p>
          </table:table-cell>
          <table:table-cell table:style-name="ce1" office:value-type="string">
            <text:p>&lt;p&gt;Er du en af de heldige der har investeret i en LG Optimus F6 og er du på jagt efter et cover, etui eller noget tilbehør til den så er du kommet det rigtig sted. Lux-Case.dk har kæmpe udvalg af produkter til mobiler og tablets. Vi har det største udvalg af alle slags covers, etuier og accesories til din LG Optimus F6, så det er bare at komme i gang med at finde lige præcis de produkter der passer til dit behov. Med et cover eller etui til LG Optimus F6 kan du i hvert fald sikre en længere levetid for din mobil. Lux-Case.dk sender hjem til hurtigt og nemt med Postnord.&lt;br /&gt;&lt;br /&gt;LG Optimus F6 Covers. Vi har et bredt udvalg af covers til LG Optimal F6 her hos Lux-case.dk i alverdens farver og motiver. Hvis du vil forhindre din smartphone i, at gå i stykker og få ridser, hvis du skulle gå og tabe den, vil LG Optimal F6 cover forhindre dette. Din mobil bliver også så slidt efter brug, med et cover kan du være sikker på en smartphone der altid ser ny ud. Vi har både covers lavet af plastik, TPU, silikone og metal. Og selvfølgelig vil samtlige covers garantere en høj kvalitet.&lt;/p&gt;</text:p>
          </table:table-cell>
          <table:table-cell table:style-name="ce1" office:value-type="string">
            <text:p>Find alt du mangler og ikke vidste du manglede til LG Optimus F6. Vi har alt i cover, cases, højtalere, høretelefoner og mange andre produkter.</text:p>
          </table:table-cell>
        </table:table-row>
        <table:table-row table:style-name="ro1">
          <table:table-cell table:style-name="ce1" office:value-type="string">
            <text:p>22400</text:p>
          </table:table-cell>
          <table:table-cell table:style-name="ce1" office:value-type="string">
            <text:p>Lux-Case/Mobil/Sony/Sony Xperia E4</text:p>
          </table:table-cell>
          <table:table-cell table:style-name="ce1" office:value-type="string">
            <text:p>&lt;p&gt;Er du en af de heldige ejere at en Sony Xperia E4 og er du på udkig efter noget tilbehør til den, så er du endt på den rigtige side! Vi har købt et stort lager ind af mange forskellige covers og etuier til din Sony Xperia E4. En moderne telefon som E4 modellen skal selvfølgelig have noget beskyttelse i form af et cover eller etui, Hvis du ikke ønsker et cover eller et etui, kan vi anbefale at du køber skærmbeskyttelse i klar folio, super stødsikkert og forhindrer din Sony Xperia E4 i at få unødvendige ridser og fedtpletter. Bestiller du før kl. 17.00 så sørger vi for her hos Lux-case at vi sender din vare allerede den samme dag.&lt;br /&gt;&lt;br /&gt;Er du på udkig efter et nyt cover til din Sony Xperia E4, så kan vi med sikkerhed fortælle dig at du er endt på den rigtige side. Vi har et stort lager af alverdens covers der uden tvivl vil pynte din hverdag farvemæssigt.&lt;/p&gt;</text:p>
          </table:table-cell>
          <table:table-cell table:style-name="ce1" office:value-type="string">
            <text:p>Sony Xperia E4 er en super fed smartphone! Kig forbi Lux-case.dk og se om du finder netop det du leder efter. </text:p>
          </table:table-cell>
        </table:table-row>
        <table:table-row table:style-name="ro1">
          <table:table-cell table:style-name="ce1" office:value-type="string">
            <text:p>22404</text:p>
          </table:table-cell>
          <table:table-cell table:style-name="ce1" office:value-type="string">
            <text:p>Lux-Case/Mobil/Microsoft/Microsoft Lumia 640 XL</text:p>
          </table:table-cell>
          <table:table-cell table:style-name="ce1" office:value-type="string">
            <text:p>Ligesom vi kender det fra iPhone 6 og iPhone 6 Plus, så har Microsoft også lavet en større model af Microsoft Lumia 640. XL modellen har en 5.7 tommer skærm og et 13 MP kamera, med et hav af sjove og praktiske applikationer. Bestil før kl. 17.00 og vi sørger for at din vare vil blive sendt den samme dag.&lt;br&gt;</text:p>
            <text:p/>
            <text:p>&lt;br&gt; </text:p>
            <text:p>Microsoft Lumia 640 XL Covers vil sørge for at du ikke får unødvendige skræmmer, samt at du også får mulighed for at give din Lumia 640 XL et farverigt udseende. </text:p>
          </table:table-cell>
          <table:table-cell table:style-name="ce1" office:value-type="string">
            <text:p>Microsoft Lumia 640 XL er en flot og moderne smartphone, med en rigtig hurtig processor samt et rigtig godt kamera! Find du tilbehør du ønsker her hos Lux-case.dk. Hurtig levering!</text:p>
          </table:table-cell>
        </table:table-row>
        <table:table-row table:style-name="ro1">
          <table:table-cell table:style-name="ce1" office:value-type="string">
            <text:p>22421</text:p>
          </table:table-cell>
          <table:table-cell table:style-name="ce1" office:value-type="string">
            <text:p>Lux-Case/Mobil/Sony/Sony Xperia M4 Aqua</text:p>
          </table:table-cell>
          <table:table-cell table:style-name="ce1" office:value-type="string">
            <text:p>&lt;p&gt;Lux-case.dk har altid covers, etuier og tilbehør til selv de nyeste smartphones på markedet, og det gælder selvfølgelig også i dette tilfælde. Sony Xperia M4 Aqua er en super moderne telefon, der sagtens kan følge med konkurrenterne på markedet. Xperia M4 Aqua modellen er udstyret med et suverænt kamera og en lang batteri levetid; derudover er telefonen også hele vandtæt, hvilket gør den til en super fleksibel og praktisk telefon at have med sig til lands, til vands og i luften.&lt;br /&gt;&lt;br /&gt;Selvom Sony Xperia M4 Aqua er helt vandtæt, forhindrer det stadig ikke skærmen for at gå i stykker, så derfor vil vi klart anbefale at man stadig anskaffer sig et cover, bare for at være på den sikre side. Bestiller du før kl. 17 sørger vi for at vi allerede sender din vare samme dag.&lt;/p&gt;</text:p>
          </table:table-cell>
          <table:table-cell table:style-name="ce1" office:value-type="string">
            <text:p>Sony Xperia M4 Aqua - Flot og moderne smartphone, rigtig hurtig processor samt et rigtig godt kamera! 100 % vandtæt</text:p>
          </table:table-cell>
        </table:table-row>
        <table:table-row table:style-name="ro1">
          <table:table-cell table:style-name="ce1" office:value-type="string">
            <text:p>22437</text:p>
          </table:table-cell>
          <table:table-cell table:style-name="ce1" office:value-type="string">
            <text:p>Lux-Case/Mobil/Sony/Sony Xperia Z3+</text:p>
          </table:table-cell>
          <table:table-cell table:style-name="ce1" office:value-type="string">
            <text:p>&lt;p&gt;Sony Xperia Z3+ er Sonys nyeste lancering af den populære Xperia model, som de efterhånden har produceret i mange år nu. Men man må også give Sony ros for at blive ved med at være innovative og følge med deres konkurrenter, når det kommer til design og processor.&lt;br /&gt;&lt;br /&gt;Vi har købt et bredt lager ind af alverdens forskellige covers og etuier, så du i hvert fald ikke skal stå i en situation, hvor du ikke kan finde hvad du ønsker. Du har mulighed for at købe dine covers i mange forskellige materialer, vi har alt fra almindeligt plastik til læder og TPU gel. De alle sammen giver en beskyttelse i særklasse og forhindrer din Z4 model i at få unødvendige ridser og fedtpletter.&lt;/p&gt;</text:p>
          </table:table-cell>
          <table:table-cell table:style-name="ce1" office:value-type="string">
            <text:p>Sony Xperia Z3+ er en super fed smartphone! Kig forbi Lux-case.dk og se om du finder netop det du leder efter. </text:p>
          </table:table-cell>
        </table:table-row>
        <table:table-row table:style-name="ro1">
          <table:table-cell table:style-name="ce1" office:value-type="string">
            <text:p>22453</text:p>
          </table:table-cell>
          <table:table-cell table:style-name="ce1" office:value-type="string">
            <text:p>Lux-Case/Mobil/Samsung/Samsung Galaxy S6 Edge</text:p>
          </table:table-cell>
          <table:table-cell table:style-name="ce1" office:value-type="string">
            <text:p>&lt;p&gt;Samsung er hvad alle taler om lige for tiden på smartphone markedet, hvilket der ene og alene skyldes lanceringen af Samsung Galaxy S6 og Samsung Galaxy S6 Edge modellen. Efter lanceringen af Samsung Galaxy S6 var det lidt ligesom at iPhone 6 gik fra at være hvad alle talte om og alle ønskede sig, til at være bare endnu en smartphone. Samsung Galaxy S6 og S6 Edge modellen ligger nr.1 på et hav af forskellige lister som den bedste smartphone der er på markedet.&lt;br /&gt;&lt;br /&gt;Er du en af de heldige der har fået fingerne fat i Samsung Galaxy S6 Edge så vil vi anbefale dig at du anskaffer dig noget beskyttende, da det vil være en skam hvis den skulle gå hen og få unødvendige ridser og skrammer. Bestiller du før kl. 17.00 så sørgre vu for at din vare allerede vil blive sendt pågældene dag.&lt;/p&gt;</text:p>
          </table:table-cell>
          <table:table-cell table:style-name="ce1" office:value-type="string">
            <text:p>Samsung Galaxy S6 Edge er en super fed og topmoderne smartphone. Flot design og uendelige mange applikationer tag et kig på vores side og kig på noget tilbehør til din Samsung Galaxy S6 Edg.</text:p>
          </table:table-cell>
        </table:table-row>
        <table:table-row table:style-name="ro1">
          <table:table-cell table:style-name="ce1" office:value-type="string">
            <text:p>22469</text:p>
          </table:table-cell>
          <table:table-cell table:style-name="ce1" office:value-type="string">
            <text:p>Lux-Case/Mobil/Microsoft/Microsoft Lumia 640</text:p>
          </table:table-cell>
          <table:table-cell table:style-name="ce1" office:value-type="string">
            <text:p>&lt;p&gt;Er du på udkig efter noget beskyttende tilbehør til din Microsoft Lumia 640 eller leder du bare efter nogle sjove gadgets? Vi har det hele her hos Lux-case.dk så tjek endelig denne side ud og se om du finder noget der falder i din smag&lt;br /&gt;&lt;br /&gt;Cover til Microsoft Lumia 640 Lux-case har Microsoft Lumia 640 Covers i alverdens farver og motiver, der blot venter på at blive sendt hjem til din adresse. Alle sammen i den højeste kvalitet, der beskytter din mobil med tab, skader og ridser. Vi har mange forskellige covers til Microsoft Lumia 640, der er i forskellig materiale og farver. Din smartphone kan blive fuldstændig unik. Du kan altid kende din telefon, da den ligner ikke alle andres Lumia 640. Vi har de bedste og billigste Microsoft Lumia 640 covers og som sagt rigtig mange af dem. Kan du ikke lige finde ud af hvilket cover til Lumia 640 du skal have, så læg du bare flere i kurven - Lux-case har nemlig mængderabat!&lt;/p&gt;</text:p>
          </table:table-cell>
          <table:table-cell table:style-name="ce1" office:value-type="string">
            <text:p>Tilbehør til din Microsoft Lumia 640 der med garanti vil øge sikkerheden samt give din nye smartphone et flot udseende!</text:p>
          </table:table-cell>
        </table:table-row>
        <table:table-row table:style-name="ro1">
          <table:table-cell table:style-name="ce1" office:value-type="string">
            <text:p>22496</text:p>
          </table:table-cell>
          <table:table-cell table:style-name="ce1" office:value-type="string">
            <text:p>Lux-Case/Mobil/ASUS/Asus Zenfone 2</text:p>
          </table:table-cell>
          <table:table-cell table:style-name="ce1" office:value-type="string">
            <text:p>Asus Zenfone 2 er måske den mest stilrene smartphone der er på markedet lige for tiden. Super flot børstet aluminium i pæne farver. Rigtig godt kamera med mange muligheder for at redigere dine billeder. Asus Zenfone 2 kører på androids styresystem, så hvis du har ejet en Samsung eller HTC f.eks. før hen, så er det ikke helt nyt for dig.&lt;br&gt;</text:p>
            <text:p/>
            <text:p>&lt;br&gt; </text:p>
            <text:p>Man bliver lidt fristet til at sige det vil være en skam at sætte et cover på din Asus Zenfone 2 på grund af dens helt unikke design, men på den anden side vil det også være en skam at skulle gå hen og få unødvendige ridser, samt risikere at flække skærmen. Det gode ved at handle ved Lux-case.dk er at du med garanti kan finde en cover der vil falde i din interesse, så find dig et flot cover til din Asus Zenfone 2 og så må du tage den ud af coveret ind i mellem, for at kunne se dens flotte design. </text:p>
          </table:table-cell>
          <table:table-cell table:style-name="ce1" office:value-type="string">
            <text:p>Asus Zenfone 2 virkelig flot design! Rigtig godt kamera - bestil før kl. 17.00 og vi sender din vare samme dag.</text:p>
          </table:table-cell>
        </table:table-row>
        <table:table-row table:style-name="ro1">
          <table:table-cell table:style-name="ce1" office:value-type="string">
            <text:p>22512</text:p>
          </table:table-cell>
          <table:table-cell table:style-name="ce1" office:value-type="string">
            <text:p>Lux-Case/Mobil/HTC/HTC Desire 826</text:p>
          </table:table-cell>
          <table:table-cell table:style-name="ce1" office:value-type="string">
            <text:p>I Januar lancerede HTC den super flotte og moderne HTC Desire 826 med 5.5 tommer skærm og 13 MP kamera. Den har alverdens forskellige applikationer der alle sammen er med til at gøre din hverdag lidt nemmere og sjovere. <text:s/>Køb inden kl. 17.00 og vi sørger for at din vare bliver sendt samme dag, og det gør vi selvfølgelig helt gratis!&lt;br&gt;</text:p>
            <text:p/>
            <text:p>&lt;br&gt; </text:p>
            <text:p>HTC Desire 826 Covers i mange forskellige materialer, som alle sammen med garanti vil yde en sikkerhed i særklasse for din HTC Desire 826. Kan købes i alverdens farver og motiver, så du har lidt af hvert og vælge i mellem.</text:p>
          </table:table-cell>
          <table:table-cell table:style-name="ce1" office:value-type="string">
            <text:p>Har du fået fingerne fat i den nye HTC Desire 826 og er på udkig efter noget beskyttende tilbehør eller smarte gadgets, så er du endt på den rigtige hjemmeside - Gratis fragt!</text:p>
          </table:table-cell>
        </table:table-row>
        <table:table-row table:style-name="ro1">
          <table:table-cell table:style-name="ce1" office:value-type="string">
            <text:p>22530</text:p>
          </table:table-cell>
          <table:table-cell table:style-name="ce1" office:value-type="string">
            <text:p>Lux-Case/Tablet/Acer Tablets/Acer Iconia Talk S</text:p>
          </table:table-cell>
          <table:table-cell table:style-name="ce1" office:value-type="string">
            <text:p>Acer Iconia Talk S. Mangler du noget udstyr eller tilbehør til Acer Iconia Talk S? Så er du havnet det helt rigtige sted! Alle slags covers, cases, biltilbehør og høretelefoner til Acer.</text:p>
          </table:table-cell>
          <table:table-cell table:style-name="ce1" office:value-type="string">
            <text:p>Acer Iconia Talk S</text:p>
          </table:table-cell>
        </table:table-row>
        <table:table-row table:style-name="ro1">
          <table:table-cell table:style-name="ce1" office:value-type="string">
            <text:p>22562</text:p>
          </table:table-cell>
          <table:table-cell table:style-name="ce1" office:value-type="string">
            <text:p>Lux-Case/Tablet/ASUS Tablets/ASUS Transformer Pad TF303CL</text:p>
          </table:table-cell>
          <table:table-cell table:style-name="ce1" office:value-type="string">
            <text:p>&lt;p&gt;ASUS Transformer Pad TF303CL: Her finder du alt hvad du behøver af tilbehør, covers og standere til din ASUS Transformer Pad. Alle produkter er fremstillet af solide og holdbare materialer, der kan modstå stort set alt. Så skynd dig at tage et kig på vores hjemmeside og vælg netop den vare der falder i din smag. Bestil idag inden kl. 17.00 og så sørger vi for at du modtager dit nye tilbehør til din ASUS Transformer Pad allerede i morgen. &lt;br /&gt;&lt;a title=\"Til Asus Transformer Pad TF103C\" href=\"http://lux-case.dk/asus-transformer-pad-tf103c.html\"&gt;Er du ejeren af Asus Transformer Pad TF103C? Så klik her!&lt;/a&gt;&lt;br /&gt;&lt;br /&gt;ASUS Transformer Pad Covers: Lux-Case.dk er stolte af at kunne annoncere dette store udvalg af covers til din ASUS Transformer Pad. Alle vores covers er skræddersyet til din smartphone, hvilket gerne skulle ende ud i et super flot design samt en sikker beskyttelse. Leder du efter Asus Transformer Pad TF103C?&lt;/p&gt;</text:p>
          </table:table-cell>
          <table:table-cell table:style-name="ce1" office:value-type="string">
            <text:p>Få mest ud af din ASUS Transformer Pad TF303CL med vores prisbelønnede covers og tilbehør! Køb online i dag og drag fordel af hurtig levering til din dør!</text:p>
          </table:table-cell>
        </table:table-row>
        <table:table-row table:style-name="ro1">
          <table:table-cell table:style-name="ce1" office:value-type="string">
            <text:p>22578</text:p>
          </table:table-cell>
          <table:table-cell table:style-name="ce1" office:value-type="string">
            <text:p>Lux-Case/Mobil/Huawei/Huawei Ascend P8</text:p>
          </table:table-cell>
          <table:table-cell table:style-name="ce1" office:value-type="string">
            <text:p>&lt;p&gt;&lt;strong&gt;Huawei Ascend P8&lt;/strong&gt;.&lt;br /&gt;Vi har et stort udvalg af beskyttende tilbehør samt sjove gadgets der med garanti vil gøre det nemmere og mere behageligt for dig at eje en Ascend P8. Vi sælger alt fra farverige og flotte etuier til sjove og praktiske gadgets og ikke mindst et helt hav af mobil covers til Huawei Ascend P8. Find alt i covers etuier og alt andet slags tilbehør til Huawei Ascend P8. &lt;br /&gt;&lt;br /&gt;Huawei P8 Covers Vores covers vil med garanti give din P8 en rigtig god beskyttelse samt du får et virkelig flot udseende. Gør din telefon helt unik. Vi har et lager der er proppet med Huawei P8 Covers, der kun venter på at blive sendt hjem til dig. Alle vores smartphone covers har dog det til fælles at de er den højeste kvalitet. Du finder de bedste og billigste mobil covers hos os. Bestil dit nye Huawei P8 Cover i dag inden kl. 17.00 og så sørger vi for at det vil blive sendt allerede den samme dag.&lt;/p&gt;</text:p>
          </table:table-cell>
          <table:table-cell table:style-name="ce1" office:value-type="string">
            <text:p>Få mest ud af din Huawei Ascend P8 med vores prisbelønnede covers og tilbehør! Køb online i dag og drag fordel af hurtig levering lige til din dør!</text:p>
          </table:table-cell>
        </table:table-row>
        <table:table-row table:style-name="ro1">
          <table:table-cell table:style-name="ce1" office:value-type="string">
            <text:p>22594</text:p>
          </table:table-cell>
          <table:table-cell table:style-name="ce1" office:value-type="string">
            <text:p>Lux-Case/Mobil/LG/LG Leon</text:p>
          </table:table-cell>
          <table:table-cell table:style-name="ce1" office:value-type="string">
            <text:p>&lt;p&gt;LG Leon: Lux-case har altid alverdens tilbehør liggende på lager så du til hver en tid kan finde de produkter du søger. Også selv til de nyeste smartphone modeller, som denne LG Leon. Tag et kig her på siden og vælg netop det tilbehør der falder i din smag.&lt;br /&gt;&lt;br /&gt;LG Leon Covers: Leder du efter beskyttende tilbehør til din LG Leon, så vil vi varmt anbefale at du tager et kig på vores covers. De vil med garanti sørge for en suveræn beskyttelse samt et lækkert design.&lt;/p&gt;</text:p>
          </table:table-cell>
          <table:table-cell table:style-name="ce1" office:value-type="string">
            <text:p>Få mest ud af din LG Leon med vores prisbelønnede covers og tilbehør! Køb online i dag og drag fordel af hurtig levering helt til din dør!</text:p>
          </table:table-cell>
        </table:table-row>
        <table:table-row table:style-name="ro1">
          <table:table-cell table:style-name="ce1" office:value-type="string">
            <text:p>22610</text:p>
          </table:table-cell>
          <table:table-cell table:style-name="ce1" office:value-type="string">
            <text:p>Lux-Case/Tablet/Huawei Tablets/Huawei MediaPad 7 Youth</text:p>
          </table:table-cell>
          <table:table-cell table:style-name="ce1" office:value-type="string">
            <text:p>Huawei MediaPad 7 Youth</text:p>
          </table:table-cell>
          <table:table-cell table:style-name="ce1" office:value-type="string">
            <text:p>Få det meste ud af din Media 7 Youth, Vi har alt slags tilbehør samt covers. Se hele vores lager. Bestil i dag - Vi sender ud nu.</text:p>
          </table:table-cell>
        </table:table-row>
        <table:table-row table:style-name="ro1">
          <table:table-cell table:style-name="ce1" office:value-type="string">
            <text:p>22625</text:p>
          </table:table-cell>
          <table:table-cell table:style-name="ce1" office:value-type="string">
            <text:p>Lux-Case/Mobil/LG/LG G4</text:p>
          </table:table-cell>
          <table:table-cell table:style-name="ce1" office:value-type="string">
            <text:p>&lt;p&gt;LG G4: Covers, etuier og tilbehør til LG G4. Anstændig størelse, let at bruge og meget flot design. Hvorvidt en smartfone model er billig eller ej, så det er altid klogt at give det en form for beskyttelse, om det er så end er en LG G4 eller en Xperia Z3, så vil vi anbefale enten skærmbeskyttelse eller måske bare et dække i form af et cover eller etui. Der er så meget, der kan gå i stykker i en smartfone, og det er derfor vigtigt at passe godt på dem. Her hos Lux.case.dk har vi alle de produkter, du har brug, så tag endelig et kig her på siden og vælg det produkt der falder i din interesse.&lt;br /&gt;&lt;br /&gt;LG G4 Covers: Cool, pæne og farverige designs kan findes i denne kategori. LG G4 Covers kan få din smartphone til at få et helt nyt og farverigt udseende, lige meget hvilken form for beskyttelse du leder efter. Vi leverer din bestilling direkte til dit hjem, med returret på 30 dage.&lt;/p&gt;</text:p>
          </table:table-cell>
          <table:table-cell table:style-name="ce1" office:value-type="string">
            <text:p>Få mest ud af din LG G4 med vores prisbelønnede covers og tilbehør! Køb online i dag og drag fordel af hurtig levering lige til din dør!</text:p>
          </table:table-cell>
        </table:table-row>
        <table:table-row table:style-name="ro1">
          <table:table-cell table:style-name="ce1" office:value-type="string">
            <text:p>22641</text:p>
          </table:table-cell>
          <table:table-cell table:style-name="ce1" office:value-type="string">
            <text:p>Lux-Case/Smartwatch/Apple Watch/Apple Watch Series 1-3 42mm</text:p>
          </table:table-cell>
          <table:table-cell table:style-name="ce1" office:value-type="string">
            <text:p>&lt;b&gt;Apple Watch:&lt;/b&gt; Er du en af de heldige der har anskaffet sig et Apple Watch og du nu er på udkig efter noget beskyttende tilbehør eller sjove gadgets til den, så er Lux-case i hvert fald den rigtige side at tjekke ud. Alle vores produkter er i en rigtig god kvalitet og vi levere hurtigt og helt omkostningsfrit.</text:p>
          </table:table-cell>
          <table:table-cell table:style-name="ce1" office:value-type="string">
            <text:p>Mega udvalg til Apple Watch. Få det bedste ud af dit Apple Watch. Få dig beskyttende tilbehør og gadgets. Det gør bestemt hele oplevelsen væsentlig bedere.</text:p>
          </table:table-cell>
        </table:table-row>
        <table:table-row table:style-name="ro1">
          <table:table-cell table:style-name="ce1" office:value-type="string">
            <text:p>22642</text:p>
          </table:table-cell>
          <table:table-cell table:style-name="ce1" office:value-type="string">
            <text:p>Lux-Case/Kamera/GoPro Tilbehør</text:p>
          </table:table-cell>
          <table:table-cell table:style-name="ce1" office:value-type="string">
            <text:p>&lt;b&gt;Alt tilbehør til GoPro.&lt;/b&gt;</text:p>
            <text:p/>
            <text:p>Hvis du ønsker at anskaffe dig nogle forskellige ting til dit GoPro så har du fundet den rigtige side! Her på lux-case.dk har vi et meget stort sortiment af forskellige produkter, som du vil få til meget rimelige priser. Du vil ikke betale en eneste øre i forsendelses omkostninger. Det er muligt for dig at finde forskellige typer af beskyttelse, der vil sørge for at dit GoPro ikke får unødvendige skræmmer. Vi har alt slags &lt;strong&gt;GoPro tilbehør&lt;/strong&gt;, både til bilen, hjelmen og til hunden. </text:p>
            <text:p>Hvis du skulle ligge inde med nogle spørgsmål, kan du kontakte vores support team alle hverdage mellem 10 - 17. Vi vil med glæde hjælpe dig og forhåbentligt finde en løsning på dine problemer.</text:p>
          </table:table-cell>
          <table:table-cell table:style-name="ce1" office:value-type="string">
            <text:p>GoPro Tilbehør. Lux-case.dk giver dig mulighed for at købe netop det tilbehør du ønsker til dit GoPro kamera. Det vil ikke koste dig nogle forsendelsesomkostninger - Hvis du skulle komme til at glemme en vare eller to, så vil det ikke koste dig noget ekstra at få sendt de vare hjem til dig.</text:p>
          </table:table-cell>
        </table:table-row>
        <table:table-row table:style-name="ro1">
          <table:table-cell table:style-name="ce1" office:value-type="string">
            <text:p>22643</text:p>
          </table:table-cell>
          <table:table-cell table:style-name="ce1" office:value-type="string">
            <text:p>Lux-Case/Mobil/LG/LG Spirit</text:p>
          </table:table-cell>
          <table:table-cell table:style-name="ce1" office:value-type="string">
            <text:p>&lt;p&gt;LG Spirit er en flot smartphone med en attraktiv og skarp 4,7’’ skærm. Den er ikke lige så dyr og kraftfuld som LG G4, men LG har taget alt det gode fra LG G4 og proppet dem ned i en mindre og mere overkommelig smartphone. Bl.a. er LG Spirit udstyret med et langtidsholdbart batteri, der tillader dig at gå igennem dagen med en energigivende intensitet og en bedre processor der tillader at du kan bruge flere features og apps på samme tid, uden at blive langsommere.&lt;/p&gt;</text:p>
            <text:p/>
            <text:p>&lt;p&gt;Da din smartphone er dit dyrebareste eje, så fortjener den intet mindre end den bedste beskyttelse den kan få, og hos Lux-Case.dk står vi klar med Danmark’s største udvalg af covers, etuier tilbehør og meget andet. Vi ved hvor irriterende fedtede fingre og en ridset skærm kan være, og derfor tilbyder vi også beskyttelsesfilm til din LG Spirit. Med det er din smartphone dækket helt ind fra top til tå.&lt;/p&gt; </text:p>
            <text:p>&lt;p&gt;Vi har løbende tilbud på mobilcovers, etuier og meget andet godt til din smartphone, så kig endeligt forbi Lux-Case.dk og gør et kup. Vi har altid lave priser på vores produkter, hurtig levering.&lt;/p&gt;</text:p>
          </table:table-cell>
          <table:table-cell table:style-name="ce1" office:value-type="string">
            <text:p>LG Spirit</text:p>
          </table:table-cell>
        </table:table-row>
        <table:table-row table:style-name="ro1">
          <table:table-cell table:style-name="ce1" office:value-type="string">
            <text:p>22659</text:p>
          </table:table-cell>
          <table:table-cell table:style-name="ce1" office:value-type="string">
            <text:p>Lux-Case/Mobil/LG/LG Joy</text:p>
          </table:table-cell>
          <table:table-cell table:number-columns-repeated="2" table:style-name="ce1" office:value-type="string">
            <text:p>LG Joy</text:p>
          </table:table-cell>
        </table:table-row>
        <table:table-row table:style-name="ro1">
          <table:table-cell table:style-name="ce1" office:value-type="string">
            <text:p>22675</text:p>
          </table:table-cell>
          <table:table-cell table:style-name="ce1" office:value-type="string">
            <text:p>Lux-Case/Mobil/HTC/HTC One M9 Plus</text:p>
          </table:table-cell>
          <table:table-cell table:number-columns-repeated="2" table:style-name="ce1" office:value-type="string">
            <text:p>HTC One M9 Plus</text:p>
          </table:table-cell>
        </table:table-row>
        <table:table-row table:style-name="ro1">
          <table:table-cell table:style-name="ce1" office:value-type="string">
            <text:p>22691</text:p>
          </table:table-cell>
          <table:table-cell table:style-name="ce1" office:value-type="string">
            <text:p>Lux-Case/Mobil/Samsung/Samsung Galaxy Xcover 3</text:p>
          </table:table-cell>
          <table:table-cell table:style-name="ce1" office:value-type="string">
            <text:p>Find alt slags tilbehør til Samsung Galaxy Xcover 3 - Lux-case.dk har alt i covers, etuier, høretelefoner, mini-højtalere, vandtætte cover, bilholdere...&lt;br&gt;</text:p>
            <text:p/>
            <text:p>Vi kunne blive ved. Velkommen til Danmarks største udvalg af mobil tilbehør.&lt;br&gt; </text:p>
            <text:p>Især mobil covers, er en af vores mærkesager. Covers til Samsung Galaxy Xcover 3 er bestemt ingen undtagelse! </text:p>
            <text:p>Hvis du lige har fået din Samsung Xcover, er da det trist at efter en uge, kan du allerede se de første ridser. </text:p>
            <text:p>Med et cover til Xcover 3, er din Samsung beskyttet. Kombinerer du det, med et beskyttelsesfilm, så er du allerede dækket godt ind. </text:p>
            <text:p>Vi ligger også inde med et bredt udvalg af etuier med b.la kortholder til Samsung Galaxy Xcover 3. </text:p>
            <text:p>Udover din telefon er beskyttet, så kan du også gøre den helt personlig, unik og letgenkendelig. </text:p>
            <text:p>&lt;br&gt; </text:p>
            <text:p>Xcover 3 er en robust og holdbar mobil, med IP-67 rating, der betyder at den er vand og støvtæt. Derudover har den også MIL-STD 810G, en standard der bliver brugt indenfor den amerikanse hær. </text:p>
            <text:p>Alt dette gør at Samsung Xcover, er en perfekt håndværkermobil. Men den er altså stadigvæk modtagelig overfor ridser. </text:p>
            <text:p>&lt;br&gt; </text:p>
            <text:p>Find alt hvad du nogensinde kommer til at bruge til Samsung Galaxy Xcover 3 her på siden.</text:p>
          </table:table-cell>
          <table:table-cell table:style-name="ce1" office:value-type="string">
            <text:p>Samsung Galaxy Xcover 3 - Gør din mobil oplevelse fuldendt med alt slags tilbehør til Samsung Galaxy Xcover 3 fra Lux-case</text:p>
          </table:table-cell>
        </table:table-row>
        <table:table-row table:style-name="ro1">
          <table:table-cell table:style-name="ce1" office:value-type="string">
            <text:p>22707</text:p>
          </table:table-cell>
          <table:table-cell table:style-name="ce1" office:value-type="string">
            <text:p>Lux-Case/Tablet/Samsung Tablets/Samsung Galaxy Tab A 8.0</text:p>
          </table:table-cell>
          <table:table-cell table:number-columns-repeated="2" table:style-name="ce1" office:value-type="string">
            <text:p>Samsung Galaxy Tab A 8.0</text:p>
          </table:table-cell>
        </table:table-row>
        <table:table-row table:style-name="ro1">
          <table:table-cell table:style-name="ce1" office:value-type="string">
            <text:p>22723</text:p>
          </table:table-cell>
          <table:table-cell table:style-name="ce1" office:value-type="string">
            <text:p>Lux-Case/Tablet/Samsung Tablets/Samsung Galaxy Tab A 9.7</text:p>
          </table:table-cell>
          <table:table-cell table:number-columns-repeated="2" table:style-name="ce1" office:value-type="string">
            <text:p>Samsung Galaxy Tab A 9.7</text:p>
          </table:table-cell>
        </table:table-row>
        <table:table-row table:style-name="ro1">
          <table:table-cell table:style-name="ce1" office:value-type="string">
            <text:p>22739</text:p>
          </table:table-cell>
          <table:table-cell table:style-name="ce1" office:value-type="string">
            <text:p>Lux-Case/Tablet/Apple iPad/iPad Pro 12.9</text:p>
          </table:table-cell>
          <table:table-cell table:number-columns-repeated="2" table:style-name="ce1" office:value-type="string">
            <text:p>iPad Pro 12.9</text:p>
          </table:table-cell>
        </table:table-row>
        <table:table-row table:style-name="ro1">
          <table:table-cell table:style-name="ce1" office:value-type="string">
            <text:p>22755</text:p>
          </table:table-cell>
          <table:table-cell table:style-name="ce1" office:value-type="string">
            <text:p>Lux-Case/Laptop/Apple MacBook/MacBook</text:p>
          </table:table-cell>
          <table:table-cell table:number-columns-repeated="2" table:style-name="ce1" office:value-type="string">
            <text:p>Apple Macbook 12-Inch Retina (2015)</text:p>
          </table:table-cell>
        </table:table-row>
        <table:table-row table:style-name="ro1">
          <table:table-cell table:style-name="ce1" office:value-type="string">
            <text:p>22771</text:p>
          </table:table-cell>
          <table:table-cell table:style-name="ce1" office:value-type="string">
            <text:p>Lux-Case/Tablet/Sony Tablets/Sony Xperia Z4 Tablet</text:p>
          </table:table-cell>
          <table:table-cell table:number-columns-repeated="2" table:style-name="ce1" office:value-type="string">
            <text:p>Sony Xperia Z4 Tablet</text:p>
          </table:table-cell>
        </table:table-row>
        <table:table-row table:style-name="ro1">
          <table:table-cell table:style-name="ce1" office:value-type="string">
            <text:p>22899</text:p>
          </table:table-cell>
          <table:table-cell table:style-name="ce1" office:value-type="string">
            <text:p>Lux-Case/Tablet/Lenovo/Lenovo Yoga Tablet 2 Pro 13.3</text:p>
          </table:table-cell>
          <table:table-cell table:style-name="ce1" office:value-type="string">
            <text:p>&lt;p&gt;Med Lenovo Yoga Tablet 2 Pro 13.3 kan du underholde dine venner på en helt ny måde. Dette er kun muligt fordi der er indbygget projektor som du kan forvandle til en hjemmebiograf. Lyden er helt enestående da det er den første og eneste tablet med en subwoofer, og kombineret med et episk batteri kan du underholde i timevis uden brugen af opladeren. Til en vigtig gadget som denne, er det tilrådeligt at købe et cover eller etui til at beskytte din Lenovo Yoga Tablet 2 Pro 13.3. Heldigvis har vi på Lux-Case.dk Danmark’s største sortiment af diverse covers og etuier i forskellige farver og mønstre som du frit kan vælge imellem. Vi har også tilbehør som bilholdere og opladere til bilen hvis du nu skulle ud på en lang tur og savnede underholdning. Det er nemt og sikkert at bestille fra vores online butik.&lt;/p&gt;</text:p>
            <text:p/>
            <text:p>&lt;p&gt;&lt;br /&gt;&lt;br /&gt;Personliggør og beskyt din Lenovo Yoga Tablet 2 Pro 13.3 med vores prisbelønnede udvalg af Lenovo Yoga Tablet 2 Pro 13.3 covers.&lt;/p&gt;</text:p>
          </table:table-cell>
          <table:table-cell table:style-name="ce1" office:value-type="string">
            <text:p>Lenovo Yoga Tablet 2 Pro 13.3 covers og tilbehør. Hurtig levering</text:p>
          </table:table-cell>
        </table:table-row>
        <table:table-row table:style-name="ro1">
          <table:table-cell table:style-name="ce1" office:value-type="string">
            <text:p>22915</text:p>
          </table:table-cell>
          <table:table-cell table:style-name="ce1" office:value-type="string">
            <text:p>Lux-Case/Mobil/Samsung/Samsung Galaxy J1</text:p>
          </table:table-cell>
          <table:table-cell table:style-name="ce1" office:value-type="string">
            <text:p>&lt;p&gt;Er du ejer af en Samsung Galaxy J1 og er du på udkig efter et cover eller etui til den, så er du kommet til det helt rigtige sted! Her på Lux-Case.dk sørger vi altid for at fylde vores lager op med mange forskellige covers og etuier til Samsung Galaxy J1 så du har meget at vælge imellem. Vil du undgå fedtede fingre og ridser på din skærm, kan vi anbefale en beskyttelsesfilm i klar folio. Vi har også meget andet tilbehør til Samsung Galaxy J1 på vores hjemmeside, som du meget gerne må kigge igennem. Hvis du bestiller i dag inden kl 17.00 sender vi dine varer allerede samme dag.&lt;/p&gt;</text:p>
            <text:p/>
            <text:p>&lt;p&gt;&lt;br /&gt;&lt;br /&gt;Personliggør og beskyt din Samsung Galaxy J1 med vores prisbelønnede udvalg af Samsung Galaxy J1 covers.&lt;/p&gt;</text:p>
          </table:table-cell>
          <table:table-cell table:style-name="ce1" office:value-type="string">
            <text:p>Samsung Galaxy J1 covers og tilbehør. Super Hurtig levering.</text:p>
          </table:table-cell>
        </table:table-row>
        <table:table-row table:style-name="ro1">
          <table:table-cell table:style-name="ce1" office:value-type="string">
            <text:p>22931</text:p>
          </table:table-cell>
          <table:table-cell table:style-name="ce1" office:value-type="string">
            <text:p>Lux-Case/Tablet/Huawei Tablets/Huawei MediaPad M1</text:p>
          </table:table-cell>
          <table:table-cell table:style-name="ce1" office:value-type="string">
            <text:p>&lt;p&gt;Et fantastisk design med en metallisk følelse og aluminium ramme – alt dette er kvaliteter der gør at Huawei MediaPad M1 skiller sig ud fra mængden. Dens rene linjer, bløde kanter og en finish der bogstaveligt talt vil tage pusten af dig. Hvis du har i sinde at vedligholde dens skønhed langt ud i fremtiden, så har vi på Lux-Case.dk Danmark’s største sortiment af covers og etuier som du kan vælge til din dyrebare Huawei MediaPad M1. Endvidere har vi også masser af tilbehør til din tablet der vil gøre din oplevelse med din Huawei MediaPad M1 meget bedre. Det er nemt og sikkert at bestille fra vores hjemmeside, og hvis du bestiller inden kl 17.00, så sender vi din ordre samme dag. Leveringen er lynhurtig.&lt;/p&gt;</text:p>
            <text:p/>
            <text:p>&lt;p&gt;&lt;br /&gt;&lt;br /&gt;Personliggør og beskyt din Huawei MediaPad M1 med vores prisbelønnede udvalg af Huawei MediaPad M1 covers. Køb online i dag og drag fordel af hurtig forsendelse lige til din dør!&lt;/p&gt;</text:p>
          </table:table-cell>
          <table:table-cell table:style-name="ce1" office:value-type="string">
            <text:p>Huawei MediaPad M1 covers og tilbehør. Hurtig levering</text:p>
          </table:table-cell>
        </table:table-row>
        <table:table-row table:style-name="ro1">
          <table:table-cell table:style-name="ce1" office:value-type="string">
            <text:p>22947</text:p>
          </table:table-cell>
          <table:table-cell table:style-name="ce1" office:value-type="string">
            <text:p>Lux-Case/Mobil/Huawei/Huawei P8 Lite</text:p>
          </table:table-cell>
          <table:table-cell table:number-columns-repeated="2" table:style-name="ce1" office:value-type="string">
            <text:p>Huawei P8 Lite</text:p>
          </table:table-cell>
        </table:table-row>
        <table:table-row table:style-name="ro1">
          <table:table-cell table:style-name="ce1" office:value-type="string">
            <text:p>22963</text:p>
          </table:table-cell>
          <table:table-cell table:style-name="ce1" office:value-type="string">
            <text:p>Lux-Case/Mobil/LG/LG G4 Stylus</text:p>
          </table:table-cell>
          <table:table-cell table:style-name="ce1" office:value-type="string">
            <text:p>&lt;p&gt;Med en skærm på 5,7’’ der næsten føles som om man har en tablet i hånden, LG G4 Stylus gør det mere behageligt for brugere med store fingre. Det langtidsholdbare batteri har en kapacitet på 3000 mAh, hvilket garanterer mere snak, flere sms’er, flere fotos og mere af alt andet. Med et batteri som dette kan du gøre mere og bekymre mindre.&lt;/p&gt;</text:p>
            <text:p/>
            <text:p>&lt;p&gt;Har du købt din LG G4 Stylus for nyligt og gerne vil købe et beskyttelsescover, så behøver du ikke lede andre steder, for på Lux-Case.dk har vi alt hvad din LG G4 Styles har brug for. Det ville være utroligt ærgeligt få sin splinternye smartphone ødelagt ved et tab, så derfor er det meget vigtigt at købe beskyttelse til den. Vi har covers og etuier i lange baner, og derudover har vi også en hel masse andet tilbehør og gadgets som du kan komplimentere din smartphone med. Har du brug for en ny oplader fordi din er forsvundet, eller måske en bilholder? Uanset hvad det er du leder efter, så finder du det ikke andre steder eller med et større sortiment end på Lux-Case.dk.&lt;/p&gt; </text:p>
            <text:p>&lt;p&gt;Få mest muligt ud af din LG G4 Stylus med vores prisbelønnede covers og tilbehør! Hvis du køber online i dag kan du drage fordel af vores hurtige forsendelse, lige til din dør!&lt;/p&gt; </text:p>
            <text:p>&lt;p&gt;&lt;br /&gt;&lt;br /&gt;Personliggør og beskyt din LG G4 Stylus med vores prisbelønnede udvalg af LG G4 Stylus covers. Køb online i dag og drag fordel af hurtig forsendelse lige til din dør!&lt;/p&gt;</text:p>
          </table:table-cell>
          <table:table-cell table:style-name="ce1" office:value-type="string">
            <text:p>LG G4 Stylus covers og tilbehør. Hurtig levering.</text:p>
          </table:table-cell>
        </table:table-row>
        <table:table-row table:style-name="ro1">
          <table:table-cell table:style-name="ce1" office:value-type="string">
            <text:p>22979</text:p>
          </table:table-cell>
          <table:table-cell table:style-name="ce1" office:value-type="string">
            <text:p>Lux-Case/Mobil/LG/LG G4c</text:p>
          </table:table-cell>
          <table:table-cell table:style-name="ce1" office:value-type="string">
            <text:p>&lt;p&gt;LG har, ved at fjerne et ekstra lag mellem skærmen og touch sensorene på den 5’’ store skærm, gjort billed kvaliteten endnu bedre på LG G4c. Skærmen på LG G4c er nu meget lysere med klare billeder som er fyldt med livlige farver. Med et endnu bedre kamera kan du nu tage de mest fantastiske selfies og gruppe selfies med dine venner. Yderemere, det bedste ved LG G4c er, at du kan tage billeder uden at trykke på skærmen – du skal blot bruge funktionen ’gesture shot’. Gesture shot virker således at du holder hånden op og derefter knytter den, som derved tillader dig at forevige de vigtigste begivenheder i dit liv på den mest praktiske måde.&lt;/p&gt;</text:p>
            <text:p/>
            <text:p>&lt;p&gt;Og selvfølgelig skal du heller ikke glemme at købe beskyttelse til din LG G4c, da det vil spare dig for en masse bøvl og penge i det lange løb. Vi har mange års erfaring i denne branche og vi ved hvad det er vores kunder gerne vil have. Vi sørger derfor altid at fylde helt op på vores vores lager, med alle de covers og etuier du som kunde kan forestille dig, til LG G4c. Der er covers og etuier i mange forskellige designs og farver, så det er op til dig at vælge lige netop det cover eller etui som du bedst kan lide til din LG G4c. Vil du have mest muligt ud af din smartphone har vi også masser af tilbehør til din smartphone såsom mini-højttalere, opladere, bilholdere og meget andet.&lt;/p&gt; </text:p>
            <text:p>&lt;p&gt;Vi har altid lave priser på vores covers, etuier og tilbehør, så hvis du ikke bare kan vælge ét cover eller etui, kan du altid købe flere. Det er nemt at bestille produkter på vores online butik og det bedste ved det hele er, at vi har meget hurtig levering lige til din dør!&lt;/p&gt; </text:p>
            <text:p>&lt;p&gt;&lt;br /&gt;&lt;br /&gt;Personliggør og beskyt din LG G4c med vores prisbelønnede udvalg af LG G4c covers. Køb online i dag og drag fordel af hurtig forsendelse lige til din dør!&lt;/p&gt;</text:p>
          </table:table-cell>
          <table:table-cell table:style-name="ce1" office:value-type="string">
            <text:p>LG G4c covers og tilbehør. Hurtig levering.</text:p>
          </table:table-cell>
        </table:table-row>
        <table:table-row table:style-name="ro1">
          <table:table-cell table:style-name="ce1" office:value-type="string">
            <text:p>22995</text:p>
          </table:table-cell>
          <table:table-cell table:style-name="ce1" office:value-type="string">
            <text:p>Lux-Case/Mobil/Samsung/Samsung Galaxy Ace 4</text:p>
          </table:table-cell>
          <table:table-cell table:style-name="ce1" office:value-type="string">
            <text:p>&lt;p&gt;Sydkoreanske Samsung imponerer igen med deres Samsung Galaxy Ace 4. Samsung Galaxy Ace 4 er både stilfuldt og moderne, og med et unikt bagcover design som fremhæver sin visuelle og teksmæssige appel, er du sikker på at skille dig ud fra mængden. På de teknologiske aspekter er smartphonen heller ikke langt efter. Smartphonen har en fremragende processor på 1,2 GHz quad-core og LTE Cat4, der giver dig mulighed for at nyde hurtigere downloads og real-time medie streaming på en utrolig lys Super AMOLED skærm. Med sådan en smartphone bør du anskaffe dig et cover eller etui, som du heldigvis kan finde på Lux-Case.dk. Vi har covers og etuier i alle de farver og mønstre du kunne forestille dig, da vi er Danmark’s største online leverandør af smartphone covers og etuier. Derudover har vi også masser af tilbehør til Samsung Galaxy Ace 4 så du kan nyde din smartphone til sin fulde. Bestil inden kl 17.00 og vi sender dine varer samme dag. Leveringen kommer lige til døren.   &lt;/p&gt;</text:p>
          </table:table-cell>
          <table:table-cell table:style-name="ce1" office:value-type="string">
            <text:p>Samsung Galaxy Ace 4</text:p>
          </table:table-cell>
        </table:table-row>
        <table:table-row table:style-name="ro1">
          <table:table-cell table:style-name="ce1" office:value-type="string">
            <text:p>23011</text:p>
          </table:table-cell>
          <table:table-cell table:style-name="ce1" office:value-type="string">
            <text:p>Lux-Case/Tablet/Lenovo/Lenovo Miix 3-830 8.0</text:p>
          </table:table-cell>
          <table:table-cell table:style-name="ce1" office:value-type="string">
            <text:p>&lt;p&gt;Find covers, etuier og en masse andet lækkert mobilt tilbehør til Lenovo Miix 3-830 8.0. Denne flotte tablet fra Lenovo imponerer med rigtig flotte specs. Bl.a. har tabletten et stærkt batteri som varer op til 5 timer, en vægt på blot 375g og har et mat aluminiums bagcover. For at vedligeholde dens skønhed bør du anskaffe dig et cover eller etui til tabletten. Lux-Case.dk er lige stedet hvis du leder efter covers og etuier til din Lenovo Miix 3-830 8.0. Udover covers og etuier har du også mulighed for at købe ekstra tilbehør til din tablet, fordi vi godt ved, at for at kunne udnytte ens tablet fuldt ud, skal man have noget tilbehør til som f.eks. trendy mini højttalere til sociale kontekster eller seje øretelefoner til at tage ens musikoplevelse til helt nye højder. Vi har på Lux-Case.dk sørget for at du har et kæmpe sortiment at vælge imellem, for det kan være lidt kedeligt at skulle rende rundt med et cover som alle andre også har.&lt;/p&gt;</text:p>
          </table:table-cell>
          <table:table-cell table:style-name="ce1" office:value-type="string">
            <text:p>Lenovo Miix 3-830 8.0</text:p>
          </table:table-cell>
        </table:table-row>
        <table:table-row table:style-name="ro1">
          <table:table-cell table:style-name="ce1" office:value-type="string">
            <text:p>23027</text:p>
          </table:table-cell>
          <table:table-cell table:style-name="ce1" office:value-type="string">
            <text:p>Lux-Case/Tablet/Samsung Tablets/Samsung Galaxy Tab S2 8.0</text:p>
          </table:table-cell>
          <table:table-cell table:style-name="ce1" office:value-type="string">
            <text:p>&lt;p&gt;Folkene bag Samsung Galaxy Tab S2 8.0 har installeret den eksklusive sAMOLED teknologi, der også går under navnet ’True Colors’, i tabletten. Med ’True Colors’ kommer billederne til live, imens et højt kontrast forhold giver dybden og detaljerne. Samsung Galaxy Tab S2 8.0 er blevet endnu slankere og er viklet ind i kvalitetsmetal der gør, at det føles helt rigtigt i din hånd. Denne lette og mobile Samsung Galaxy Tab S2 8.0 sikrer timevis af læsning og surfing på nettet i komplet komfort. Det ville være utroligt ærgeligt hvis du uheldigvis skulle tabe den, men der er en billig løsning til dette problem. Lux-Case.dk har utallige covers og etuier i vores online butik som du kan kigge igennem i ro og mag. Vi har lave priser på vores covers og etuier så mon ikke du kan finde et par stykker som falder i din smag? Bestiller du inden kl. 17.00 sender vi dine varer samme dag. Husk vi har hurtig levering, lige til din dør.&lt;/p&gt;</text:p>
          </table:table-cell>
          <table:table-cell table:style-name="ce1" office:value-type="string">
            <text:p>Samsung Galaxy Tab S2 8.0</text:p>
          </table:table-cell>
        </table:table-row>
        <table:table-row table:style-name="ro1">
          <table:table-cell table:style-name="ce1" office:value-type="string">
            <text:p>23075</text:p>
          </table:table-cell>
          <table:table-cell table:style-name="ce1" office:value-type="string">
            <text:p>Lux-Case/Tablet/Lenovo/Lenovo ThinkPad 10 10.1</text:p>
          </table:table-cell>
          <table:table-cell table:number-columns-repeated="2" table:style-name="ce1" office:value-type="string">
            <text:p>Lenovo ThinkPad 10 10.1</text:p>
          </table:table-cell>
        </table:table-row>
        <table:table-row table:style-name="ro1">
          <table:table-cell table:style-name="ce1" office:value-type="string">
            <text:p>23091</text:p>
          </table:table-cell>
          <table:table-cell table:style-name="ce1" office:value-type="string">
            <text:p>Lux-Case/Tablet/Samsung Tablets/Samsung Galaxy Tab Active 8.0</text:p>
          </table:table-cell>
          <table:table-cell table:number-columns-repeated="2" table:style-name="ce1" office:value-type="string">
            <text:p>Samsung Galaxy Tab Active 8.0</text:p>
          </table:table-cell>
        </table:table-row>
        <table:table-row table:style-name="ro1">
          <table:table-cell table:style-name="ce1" office:value-type="string">
            <text:p>23107</text:p>
          </table:table-cell>
          <table:table-cell table:style-name="ce1" office:value-type="string">
            <text:p>Lux-Case/Mobil/Samsung/Samsung Galaxy S6 Edge Plus</text:p>
          </table:table-cell>
          <table:table-cell table:style-name="ce1" office:value-type="string">
            <text:p>&lt;p&gt;&lt;span style=\"color: #000000; font-family: Calibri; font-size: small;\"&gt;Samsung Galaxy S6 Edge Plus&lt;/span&gt;&lt;/p&gt;</text:p>
            <text:p/>
            <text:p>&lt;p&gt;&amp;nbsp;&lt;/p&gt;</text:p>
          </table:table-cell>
          <table:table-cell table:style-name="ce1" office:value-type="string">
            <text:p>Samsung Galaxy S6 Edge Plus</text:p>
          </table:table-cell>
        </table:table-row>
        <table:table-row table:style-name="ro1">
          <table:table-cell table:style-name="ce1" office:value-type="string">
            <text:p>23123</text:p>
          </table:table-cell>
          <table:table-cell table:style-name="ce1" office:value-type="string">
            <text:p>Lux-Case/Tablet/ASUS Tablets/ASUS ZenPad 7.0</text:p>
          </table:table-cell>
          <table:table-cell table:number-columns-repeated="2" table:style-name="ce1" office:value-type="string">
            <text:p>ASUS ZenPad 7.0</text:p>
          </table:table-cell>
        </table:table-row>
        <table:table-row table:style-name="ro1">
          <table:table-cell table:style-name="ce1" office:value-type="string">
            <text:p>23139</text:p>
          </table:table-cell>
          <table:table-cell table:style-name="ce1" office:value-type="string">
            <text:p>Lux-Case/Tablet/ASUS Tablets/ASUS ZenPad C 7.0</text:p>
          </table:table-cell>
          <table:table-cell table:number-columns-repeated="2" table:style-name="ce1" office:value-type="string">
            <text:p>ASUS ZenPad C 7.0</text:p>
          </table:table-cell>
        </table:table-row>
        <table:table-row table:style-name="ro1">
          <table:table-cell table:style-name="ce1" office:value-type="string">
            <text:p>23155</text:p>
          </table:table-cell>
          <table:table-cell table:style-name="ce1" office:value-type="string">
            <text:p>Lux-Case/Tablet/ASUS Tablets/ASUS ZenPad 8.0</text:p>
          </table:table-cell>
          <table:table-cell table:number-columns-repeated="2" table:style-name="ce1" office:value-type="string">
            <text:p>ASUS ZenPad 8.0</text:p>
          </table:table-cell>
        </table:table-row>
        <table:table-row table:style-name="ro1">
          <table:table-cell table:style-name="ce1" office:value-type="string">
            <text:p>23171</text:p>
          </table:table-cell>
          <table:table-cell table:style-name="ce1" office:value-type="string">
            <text:p>Lux-Case/Tablet/ASUS Tablets/ASUS ZenPad S 8.0</text:p>
          </table:table-cell>
          <table:table-cell table:number-columns-repeated="2" table:style-name="ce1" office:value-type="string">
            <text:p>ASUS ZenPad S 8.0</text:p>
          </table:table-cell>
        </table:table-row>
        <table:table-row table:style-name="ro1">
          <table:table-cell table:style-name="ce1" office:value-type="string">
            <text:p>23187</text:p>
          </table:table-cell>
          <table:table-cell table:style-name="ce1" office:value-type="string">
            <text:p>Lux-Case/Tablet/ASUS Tablets/ASUS ZenPad 10</text:p>
          </table:table-cell>
          <table:table-cell table:number-columns-repeated="2" table:style-name="ce1" office:value-type="string">
            <text:p>ASUS ZenPad 10</text:p>
          </table:table-cell>
        </table:table-row>
        <table:table-row table:style-name="ro1">
          <table:table-cell table:style-name="ce1" office:value-type="string">
            <text:p>23203</text:p>
          </table:table-cell>
          <table:table-cell table:style-name="ce1" office:value-type="string">
            <text:p>Lux-Case/Mobil/Samsung/Samsung Galaxy J5</text:p>
          </table:table-cell>
          <table:table-cell table:style-name="ce1" office:value-type="string">
            <text:p>&lt;p&gt;Samsung Galaxy J5&lt;/p&gt;</text:p>
          </table:table-cell>
          <table:table-cell table:style-name="ce1" office:value-type="string">
            <text:p>Samsung Galaxy J5</text:p>
          </table:table-cell>
        </table:table-row>
        <table:table-row table:style-name="ro1">
          <table:table-cell table:style-name="ce1" office:value-type="string">
            <text:p>23219</text:p>
          </table:table-cell>
          <table:table-cell table:style-name="ce1" office:value-type="string">
            <text:p>Lux-Case/Mobil/Sony/Sony Xperia Z5</text:p>
          </table:table-cell>
          <table:table-cell table:style-name="ce1" office:value-type="string">
            <text:p>&lt;p&gt;Skal, fodral och tillbehör till Sony Xperia Z5. Under den här kategorin finner du en mängd med Sony Xperia Z5 skal, fodral och tillbehör med bra kvalitet och riktig bra pris! Xperia Z5 är den smartphone som gör mer och går längre - om ytterligare en körning i regn eller ett dopp i poolen på en solig sommarsemester. Med högsta vattentäta betyg kan du hitta rätt i ett skyfall, ta bilder under vatten eller bara torka av telefonen efter ett oväntat spill. I kombination med en supertunn kropp och aluminiumram är Xperia Z5 Android smartphone som lag, hållbarhet med skönhet. Vi vill därför erbjuda olika tillbehör som ska underlätta ännu mer för dig att leka med enheten. Vi har även skal, fodral och tillbehör till Xperia Z2 / Z2 Compact och Z3 / Z3 Compact.&lt;/p&gt;</text:p>
          </table:table-cell>
          <table:table-cell table:style-name="ce1" office:value-type="string">
            <text:p>Sony Xperia Z5</text:p>
          </table:table-cell>
        </table:table-row>
        <table:table-row table:style-name="ro1">
          <table:table-cell table:style-name="ce1" office:value-type="string">
            <text:p>23235</text:p>
          </table:table-cell>
          <table:table-cell table:style-name="ce1" office:value-type="string">
            <text:p>Lux-Case/Mobil/Oneplus/Oneplus 2</text:p>
          </table:table-cell>
          <table:table-cell table:number-columns-repeated="2" table:style-name="ce1" office:value-type="string">
            <text:p>OnePlus 2</text:p>
          </table:table-cell>
        </table:table-row>
        <table:table-row table:style-name="ro1">
          <table:table-cell table:style-name="ce1" office:value-type="string">
            <text:p>23251</text:p>
          </table:table-cell>
          <table:table-cell table:style-name="ce1" office:value-type="string">
            <text:p>Lux-Case/Mobil/Samsung/Samsung Galaxy S5 Neo</text:p>
          </table:table-cell>
          <table:table-cell table:style-name="ce1" office:value-type="string">
            <text:p>&lt;p&gt;</text:p>
            <text:p/>
            <text:p>&lt;b style=\"text-align:center;\"&gt;Bem&amp;aelig;rk! Samsung Galaxy S5 Neo har samme dimensioner som Galaxy S5 og de to telefoner bruger det samme tilbeh&amp;oslash;r.&lt;/b&gt; </text:p>
            <text:p>&lt;br /&gt;Derfor kan du finde alt tilbeh&amp;oslash;r til Galaxy S5 Neo under Galaxy S5.&lt;br /&gt;Alle produkter i Galaxy S5 kategorierne vil passe lige s&amp;aring; fint til din Galaxy S5 Neo. </text:p>
            <text:p>&lt;a href=\"http://lux-case.dk/samsung-galaxy-s5.html\" title=\"Produkter til Samsung Galaxy S5\"&gt; Klik her for at komme til Galaxy S5 produkterne&lt;/a&gt; </text:p>
            <text:p>&lt;/p&gt;</text:p>
          </table:table-cell>
          <table:table-cell table:style-name="ce1" office:value-type="string">
            <text:p>Samsung Galaxy S5 Neo</text:p>
          </table:table-cell>
        </table:table-row>
        <table:table-row table:style-name="ro1">
          <table:table-cell table:style-name="ce1" office:value-type="string">
            <text:p>23267</text:p>
          </table:table-cell>
          <table:table-cell table:style-name="ce1" office:value-type="string">
            <text:p>Lux-Case/Mobil/Sony/Sony Xperia Z5 Compact</text:p>
          </table:table-cell>
          <table:table-cell table:number-columns-repeated="2" table:style-name="ce1" office:value-type="string">
            <text:p>Sony Xperia Z5 Compact</text:p>
          </table:table-cell>
        </table:table-row>
        <table:table-row table:style-name="ro1">
          <table:table-cell table:style-name="ce1" office:value-type="string">
            <text:p>23283</text:p>
          </table:table-cell>
          <table:table-cell table:style-name="ce1" office:value-type="string">
            <text:p>Lux-Case/Mobil/Sony/Sony Xperia Z5 Premium</text:p>
          </table:table-cell>
          <table:table-cell table:number-columns-repeated="2" table:style-name="ce1" office:value-type="string">
            <text:p>Sony Xperia Z5 Premium</text:p>
          </table:table-cell>
        </table:table-row>
        <table:table-row table:style-name="ro1">
          <table:table-cell table:style-name="ce1" office:value-type="string">
            <text:p>23299</text:p>
          </table:table-cell>
          <table:table-cell table:style-name="ce1" office:value-type="string">
            <text:p>Lux-Case/Mobil/HTC/HTC Desire 626</text:p>
          </table:table-cell>
          <table:table-cell table:number-columns-repeated="2" table:style-name="ce1" office:value-type="string">
            <text:p>HTC Desire 626</text:p>
          </table:table-cell>
        </table:table-row>
        <table:table-row table:style-name="ro1">
          <table:table-cell table:style-name="ce1" office:value-type="string">
            <text:p>23363</text:p>
          </table:table-cell>
          <table:table-cell table:style-name="ce1" office:value-type="string">
            <text:p>Lux-Case/Mobil/Huawei/Huawei Mate S</text:p>
          </table:table-cell>
          <table:table-cell table:number-columns-repeated="2" table:style-name="ce1" office:value-type="string">
            <text:p>Huawei Mate S</text:p>
          </table:table-cell>
        </table:table-row>
        <table:table-row table:style-name="ro1">
          <table:table-cell table:style-name="ce1" office:value-type="string">
            <text:p>23395</text:p>
          </table:table-cell>
          <table:table-cell table:style-name="ce1" office:value-type="string">
            <text:p>Lux-Case/Mobil/LG/LG G4s</text:p>
          </table:table-cell>
          <table:table-cell table:number-columns-repeated="2" table:style-name="ce1" office:value-type="string">
            <text:p>LG G4s</text:p>
          </table:table-cell>
        </table:table-row>
        <table:table-row table:style-name="ro1">
          <table:table-cell table:style-name="ce1" office:value-type="string">
            <text:p>23411</text:p>
          </table:table-cell>
          <table:table-cell table:style-name="ce1" office:value-type="string">
            <text:p>Lux-Case/Mobil/Acer/Acer Liquid Jade</text:p>
          </table:table-cell>
          <table:table-cell table:number-columns-repeated="2" table:style-name="ce1" office:value-type="string">
            <text:p>Acer Liquid Jade</text:p>
          </table:table-cell>
        </table:table-row>
        <table:table-row table:style-name="ro1">
          <table:table-cell table:style-name="ce1" office:value-type="string">
            <text:p>23427</text:p>
          </table:table-cell>
          <table:table-cell table:style-name="ce1" office:value-type="string">
            <text:p>Lux-Case/Mobil/Acer/Acer Liquid Jade S</text:p>
          </table:table-cell>
          <table:table-cell table:number-columns-repeated="2" table:style-name="ce1" office:value-type="string">
            <text:p>Acer Liquid Jade S</text:p>
          </table:table-cell>
        </table:table-row>
        <table:table-row table:style-name="ro1">
          <table:table-cell table:style-name="ce1" office:value-type="string">
            <text:p>23443</text:p>
          </table:table-cell>
          <table:table-cell table:style-name="ce1" office:value-type="string">
            <text:p>Lux-Case/Mobil/Acer/Acer Liquid E3</text:p>
          </table:table-cell>
          <table:table-cell table:number-columns-repeated="2" table:style-name="ce1" office:value-type="string">
            <text:p>Acer Liquid E3</text:p>
          </table:table-cell>
        </table:table-row>
        <table:table-row table:style-name="ro1">
          <table:table-cell table:style-name="ce1" office:value-type="string">
            <text:p>23459</text:p>
          </table:table-cell>
          <table:table-cell table:style-name="ce1" office:value-type="string">
            <text:p>Lux-Case/Tablet/Acer Tablets/Acer Iconia Tab 8 W</text:p>
          </table:table-cell>
          <table:table-cell table:number-columns-repeated="2" table:style-name="ce1" office:value-type="string">
            <text:p>Acer Iconia Tab 8 W</text:p>
          </table:table-cell>
        </table:table-row>
        <table:table-row table:style-name="ro1">
          <table:table-cell table:style-name="ce1" office:value-type="string">
            <text:p>23475</text:p>
          </table:table-cell>
          <table:table-cell table:style-name="ce1" office:value-type="string">
            <text:p>Lux-Case/Tablet/Acer Tablets/Acer Iconia One 8</text:p>
          </table:table-cell>
          <table:table-cell table:number-columns-repeated="2" table:style-name="ce1" office:value-type="string">
            <text:p>Acer Iconia One 8</text:p>
          </table:table-cell>
        </table:table-row>
        <table:table-row table:style-name="ro1">
          <table:table-cell table:style-name="ce1" office:value-type="string">
            <text:p>23491</text:p>
          </table:table-cell>
          <table:table-cell table:style-name="ce1" office:value-type="string">
            <text:p>Lux-Case/Mobil/Alcatel/OneTouch Idol 3 (5.5)</text:p>
          </table:table-cell>
          <table:table-cell table:number-columns-repeated="2" table:style-name="ce1" office:value-type="string">
            <text:p>Alcatel OneTouch Idol 3 (5.5)</text:p>
          </table:table-cell>
        </table:table-row>
        <table:table-row table:style-name="ro1">
          <table:table-cell table:style-name="ce1" office:value-type="string">
            <text:p>23507</text:p>
          </table:table-cell>
          <table:table-cell table:style-name="ce1" office:value-type="string">
            <text:p>Lux-Case/Mobil/Alcatel/OneTouch Idol 3 (4.7)</text:p>
          </table:table-cell>
          <table:table-cell table:number-columns-repeated="2" table:style-name="ce1" office:value-type="string">
            <text:p>Alcatel OneTouch Idol 3 (4.7)</text:p>
          </table:table-cell>
        </table:table-row>
        <table:table-row table:style-name="ro1">
          <table:table-cell table:style-name="ce1" office:value-type="string">
            <text:p>23555</text:p>
          </table:table-cell>
          <table:table-cell table:style-name="ce1" office:value-type="string">
            <text:p>Lux-Case/Tablet/Microsoft Tablets/Microsoft Surface Pro 3</text:p>
          </table:table-cell>
          <table:table-cell table:number-columns-repeated="2" table:style-name="ce1" office:value-type="string">
            <text:p>Microsoft Surface Pro 3</text:p>
          </table:table-cell>
        </table:table-row>
        <table:table-row table:style-name="ro1">
          <table:table-cell table:style-name="ce1" office:value-type="string">
            <text:p>23571</text:p>
          </table:table-cell>
          <table:table-cell table:style-name="ce1" office:value-type="string">
            <text:p>Lux-Case/Mobil/Microsoft/Microsoft Lumia 950</text:p>
          </table:table-cell>
          <table:table-cell table:number-columns-repeated="2" table:style-name="ce1" office:value-type="string">
            <text:p>Microsoft Lumia 950</text:p>
          </table:table-cell>
        </table:table-row>
        <table:table-row table:style-name="ro1">
          <table:table-cell table:style-name="ce1" office:value-type="string">
            <text:p>23587</text:p>
          </table:table-cell>
          <table:table-cell table:style-name="ce1" office:value-type="string">
            <text:p>Lux-Case/Mobil/Microsoft/Microsoft Lumia 950 XL</text:p>
          </table:table-cell>
          <table:table-cell table:number-columns-repeated="2" table:style-name="ce1" office:value-type="string">
            <text:p>Microsoft Lumia 950 XL</text:p>
          </table:table-cell>
        </table:table-row>
        <table:table-row table:style-name="ro1">
          <table:table-cell table:style-name="ce1" office:value-type="string">
            <text:p>23603</text:p>
          </table:table-cell>
          <table:table-cell table:style-name="ce1" office:value-type="string">
            <text:p>Lux-Case/Tablet/Apple iPad/iPad Mini 4</text:p>
          </table:table-cell>
          <table:table-cell table:number-columns-repeated="2" table:style-name="ce1" office:value-type="string">
            <text:p>iPad Mini 4</text:p>
          </table:table-cell>
        </table:table-row>
        <table:table-row table:style-name="ro1">
          <table:table-cell table:style-name="ce1" office:value-type="string">
            <text:p>23619</text:p>
          </table:table-cell>
          <table:table-cell table:style-name="ce1" office:value-type="string">
            <text:p>Lux-Case/Tablet/Lenovo/Lenovo Yoga Tab 3 8.0</text:p>
          </table:table-cell>
          <table:table-cell table:style-name="ce1" office:value-type="string">
            <text:p>Yoga Tab 3 8.0 vejer 267.2 gram og har en dimension på 209.8 x 145.8 x 7 mm, den er udstyret med en flot 8 tommers IPS LCD toutchskærm der kører med en opløsning på 800x1200 pixels, 189 pixels per inch. Den kommer med 16 GB Intern lager og 1 GB Ram. En Quad-core 1.1 GHz Corex-A7 processor. <text:s/>Yoga Tab 3 8.0 kommer med Android OS v5.1 (Lollipop). <text:s/>Roterbar 8 Megapixel kamera der kan roteres 180 grader. Den kommer ned et stærkt 6200-mAh batteri der giver dig mange timers nydelse før den skal oplades. <text:s/>Yoga Tab 3.8 kommer med to front højtalere der levere en fantastisk klar og dynamisk lyd.&lt;br&gt;</text:p>
            <text:p/>
            <text:p>&lt;br&gt; </text:p>
            <text:p>Mangler du et beskyttende cover til din Yoga Tab eller en smart måde at bære den på når du er på farten? Hos Lux-case.dk har vi et kæmpe udvalg af etuier og covers til din tablet i et væld af farver og i mange forskellige materialer. Leder du efter andet tilbehør? Vi har et udvalg af kabler i enhver afskygning, bærbare højtalere, SDkort, holdere til bilen og meget andet! Husk at vi sender din bestilling samme dag, så længe du bestiller inden kl 17 og at vi altid har gratis levering! </text:p>
            <text:p/>
          </table:table-cell>
          <table:table-cell table:style-name="ce1" office:value-type="string">
            <text:p>Lenovo Yoga Tab 3 8.0</text:p>
          </table:table-cell>
        </table:table-row>
        <table:table-row table:style-name="ro1">
          <table:table-cell table:style-name="ce1" office:value-type="string">
            <text:p>23635</text:p>
          </table:table-cell>
          <table:table-cell table:style-name="ce1" office:value-type="string">
            <text:p>Lux-Case/Mobil/Acer</text:p>
          </table:table-cell>
          <table:table-cell table:number-columns-repeated="2" table:style-name="ce1" office:value-type="string">
            <text:p>Acer</text:p>
          </table:table-cell>
        </table:table-row>
        <table:table-row table:style-name="ro1">
          <table:table-cell table:style-name="ce1" office:value-type="string">
            <text:p>23636</text:p>
          </table:table-cell>
          <table:table-cell table:style-name="ce1" office:value-type="string">
            <text:p>Lux-Case/Diverse/Jul/Giftbags</text:p>
          </table:table-cell>
          <table:table-cell table:number-columns-repeated="2" table:style-name="ce1" office:value-type="string">
            <text:p>Giftbags</text:p>
          </table:table-cell>
        </table:table-row>
        <table:table-row table:style-name="ro1">
          <table:table-cell table:style-name="ce1" office:value-type="string">
            <text:p>23637</text:p>
          </table:table-cell>
          <table:table-cell table:style-name="ce1" office:value-type="string">
            <text:p>Lux-Case/Mobil/Google/Google Nexus 5X</text:p>
          </table:table-cell>
          <table:table-cell table:number-columns-repeated="2" table:style-name="ce1" office:value-type="string">
            <text:p>Google Nexus 5X</text:p>
          </table:table-cell>
        </table:table-row>
        <table:table-row table:style-name="ro1">
          <table:table-cell table:style-name="ce1" office:value-type="string">
            <text:p>23655</text:p>
          </table:table-cell>
          <table:table-cell table:style-name="ce1" office:value-type="string">
            <text:p>Lux-Case/Mobil/Google/Google Nexus 6P</text:p>
          </table:table-cell>
          <table:table-cell table:number-columns-repeated="2" table:style-name="ce1" office:value-type="string">
            <text:p>Google Nexus 6P</text:p>
          </table:table-cell>
        </table:table-row>
        <table:table-row table:style-name="ro1">
          <table:table-cell table:style-name="ce1" office:value-type="string">
            <text:p>23672</text:p>
          </table:table-cell>
          <table:table-cell table:style-name="ce1" office:value-type="string">
            <text:p>Lux-Case/Mobil/HTC/HTC One A9</text:p>
          </table:table-cell>
          <table:table-cell table:number-columns-repeated="2" table:style-name="ce1" office:value-type="string">
            <text:p>HTC One A9</text:p>
          </table:table-cell>
        </table:table-row>
        <table:table-row table:style-name="ro1">
          <table:table-cell table:style-name="ce1" office:value-type="string">
            <text:p>23689</text:p>
          </table:table-cell>
          <table:table-cell table:style-name="ce1" office:value-type="string">
            <text:p>Lux-Case/Mobil/Huawei/Huawei Honor Y6</text:p>
          </table:table-cell>
          <table:table-cell table:number-columns-repeated="2" table:style-name="ce1" office:value-type="string">
            <text:p>Huawei Honor Y6</text:p>
          </table:table-cell>
        </table:table-row>
        <table:table-row table:style-name="ro1">
          <table:table-cell table:style-name="ce1" office:value-type="string">
            <text:p>23706</text:p>
          </table:table-cell>
          <table:table-cell table:style-name="ce1" office:value-type="string">
            <text:p>Lux-Case/Mobil/LG/LG L Bello II</text:p>
          </table:table-cell>
          <table:table-cell table:number-columns-repeated="2" table:style-name="ce1" office:value-type="string">
            <text:p>LG Bello II</text:p>
          </table:table-cell>
        </table:table-row>
        <table:table-row table:style-name="ro1">
          <table:table-cell table:style-name="ce1" office:value-type="string">
            <text:p>23723</text:p>
          </table:table-cell>
          <table:table-cell table:style-name="ce1" office:value-type="string">
            <text:p>Lux-Case/Tablet/LG Tablets/LG G Pad II 10.1</text:p>
          </table:table-cell>
          <table:table-cell table:number-columns-repeated="2" table:style-name="ce1" office:value-type="string">
            <text:p>LG G Pad II 10.1</text:p>
          </table:table-cell>
        </table:table-row>
        <table:table-row table:style-name="ro1">
          <table:table-cell table:style-name="ce1" office:value-type="string">
            <text:p>23740</text:p>
          </table:table-cell>
          <table:table-cell table:style-name="ce1" office:value-type="string">
            <text:p>Lux-Case/Mobil/Microsoft/Microsoft Lumia 550</text:p>
          </table:table-cell>
          <table:table-cell table:number-columns-repeated="2" table:style-name="ce1" office:value-type="string">
            <text:p>Microsoft Lumia 550</text:p>
          </table:table-cell>
        </table:table-row>
        <table:table-row table:style-name="ro1">
          <table:table-cell table:style-name="ce1" office:value-type="string">
            <text:p>23757</text:p>
          </table:table-cell>
          <table:table-cell table:style-name="ce1" office:value-type="string">
            <text:p>Lux-Case/Tablet/Microsoft Tablets/Microsoft Surface Pro 4</text:p>
          </table:table-cell>
          <table:table-cell table:number-columns-repeated="2" table:style-name="ce1" office:value-type="string">
            <text:p>Microsoft Surface Pro 4</text:p>
          </table:table-cell>
        </table:table-row>
        <table:table-row table:style-name="ro1">
          <table:table-cell table:style-name="ce1" office:value-type="string">
            <text:p>23774</text:p>
          </table:table-cell>
          <table:table-cell table:style-name="ce1" office:value-type="string">
            <text:p>Lux-Case/Mobil/Motorola/Motorola Moto G (3rd gen)</text:p>
          </table:table-cell>
          <table:table-cell table:number-columns-repeated="2" table:style-name="ce1" office:value-type="string">
            <text:p>Motorola Moto G (3rd gen)</text:p>
          </table:table-cell>
        </table:table-row>
        <table:table-row table:style-name="ro1">
          <table:table-cell table:style-name="ce1" office:value-type="string">
            <text:p>23791</text:p>
          </table:table-cell>
          <table:table-cell table:style-name="ce1" office:value-type="string">
            <text:p>Lux-Case/Mobil/Motorola/Motorola Moto X Play</text:p>
          </table:table-cell>
          <table:table-cell table:number-columns-repeated="2" table:style-name="ce1" office:value-type="string">
            <text:p>Motorola Moto X Play</text:p>
          </table:table-cell>
        </table:table-row>
        <table:table-row table:style-name="ro1">
          <table:table-cell table:style-name="ce1" office:value-type="string">
            <text:p>23808</text:p>
          </table:table-cell>
          <table:table-cell table:style-name="ce1" office:value-type="string">
            <text:p>Lux-Case/Mobil/Oneplus/Oneplus X</text:p>
          </table:table-cell>
          <table:table-cell table:number-columns-repeated="2" table:style-name="ce1" office:value-type="string">
            <text:p>OnePlus X</text:p>
          </table:table-cell>
        </table:table-row>
        <table:table-row table:style-name="ro1">
          <table:table-cell table:style-name="ce1" office:value-type="string">
            <text:p>23825</text:p>
          </table:table-cell>
          <table:table-cell table:style-name="ce1" office:value-type="string">
            <text:p>Lux-Case/Mobil/Samsung/Samsung Galaxy Trend 2 Lite</text:p>
          </table:table-cell>
          <table:table-cell table:number-columns-repeated="2" table:style-name="ce1" office:value-type="string">
            <text:p>Samsung Trend 2 lite</text:p>
          </table:table-cell>
        </table:table-row>
        <table:table-row table:style-name="ro1">
          <table:table-cell table:style-name="ce1" office:value-type="string">
            <text:p>23842</text:p>
          </table:table-cell>
          <table:table-cell table:style-name="ce1" office:value-type="string">
            <text:p>Lux-Case/Mobil/Acer/Acer Liquid Z330</text:p>
          </table:table-cell>
          <table:table-cell table:style-name="ce1" office:value-type="string">
            <text:p>Acer Liquid Z330&lt;br&gt;</text:p>
            <text:p/>
            <text:p>&lt;br&gt; </text:p>
            <text:p>Hos Lux-case.dk finder du Danmarks største udvalg af covers og det gælder selvfølgelig også til din Acer Liquid Z330! Det kan altid betale sig at være på forkant og at beskytte din Acer Liquid Z330 inden uheldet er ude. Der er ikke meget værre end at samle en smartphone op fra jorden eller gulvet og vende den om og se at skærmen er gået itu. Det kan hurtigt blive dyrt at få skærmen repareret og i de værste tilfælde er du nødsaget til at erhverve dig en helt ny smartphone som erstatning for din Acer Liquid Z330. Vi har et stort udvalg af covers med mange forskellige motiver, i mange farver og i materialerne TPU, plastik, kunstlæder og hybrid covers. Vil du gerne være sikker på at din Acer Liquid Z330 er godt beskyttet, så anbefaler vi at købe et TPU cover, der både sikrer din telefon mod ridser og skrammer såvel som stød og slag. TPU er et mellemhårdt materiale med elastiske egenskaber der agerer stødabsoberende.</text:p>
          </table:table-cell>
          <table:table-cell table:style-name="ce1" office:value-type="string">
            <text:p>Acer Liquid Z330</text:p>
          </table:table-cell>
        </table:table-row>
        <table:table-row table:style-name="ro1">
          <table:table-cell table:style-name="ce1" office:value-type="string">
            <text:p>23859</text:p>
          </table:table-cell>
          <table:table-cell table:style-name="ce1" office:value-type="string">
            <text:p>Lux-Case/Mobil/Acer/Acer Liquid Z530</text:p>
          </table:table-cell>
          <table:table-cell table:style-name="ce1" office:value-type="string">
            <text:p>Acer Liquid Z530&lt;br&gt;</text:p>
            <text:p/>
            <text:p>&lt;br&gt; </text:p>
            <text:p>Det er altid en god ide at beskytte din smartphone! Det kan hurtig blive en dyr affære at skulle betale for at få den repareret når uheldet er ude og din Acer Liquid Z530 ryger på gulvet eller får en anden utilsigtet skade. I værste fald skal du ud og investere i en ny smartphone som erstatning for din Acer Liquid Z530! Der er således mange penge at spare ved at være på forkant og beskytte din enhed. Hos Lux-case.dk har vi Danmarks største udvalg af covers, så det burde ikke volde problemer at finde lige præcis det cover du står og mangler til at beskytte din Acer Liquid Z530! Vi har et bredt udvalg af forskellige typer af covers såsom i materialerne TPU, kunstlæder og plastik såvel som forskellige farver og motiver at vælge imellem. Det giver dig også mulighed for at personliggøre udseendet på din Acer Liquid Z530 og så er det ofte også nemmere at genkende din smartphone blandt andre de andre smartphones uden covers.</text:p>
          </table:table-cell>
          <table:table-cell table:style-name="ce1" office:value-type="string">
            <text:p>Acer Liquid Z530</text:p>
          </table:table-cell>
        </table:table-row>
        <table:table-row table:style-name="ro1">
          <table:table-cell table:style-name="ce1" office:value-type="string">
            <text:p>23893</text:p>
          </table:table-cell>
          <table:table-cell table:style-name="ce1" office:value-type="string">
            <text:p>Lux-Case/Mobil/LG/LG V10</text:p>
          </table:table-cell>
          <table:table-cell table:style-name="ce1" office:value-type="string">
            <text:p>LG V10 Covers&lt;br&gt;</text:p>
            <text:p/>
            <text:p>&lt;br&gt; </text:p>
            <text:p>Er du på udkig efter et beskyttende cover til din LG V10? Hos Lux-case.dk har vi Danmarks største udvalg af covers til din LG V10 såvel som mange andre! Hvad end du er på udkig efter et farverigt cover eller et der fremhæver designet på din LG V10, så kan du finde det her! Vi har flere materialer at vælge imellem og mange forskellige farver og motiver, så det burde ikke være et problem at finde lige det du leder efter. Vi har også covers med indbyggede holdere der gør det nemt og bekvemt at se film på din LG V10 såvel som covers med integreret kortholdere, så du kan have alt samlet når du er på farten. Sørg for at beskytte din telefon før uheldet er ude! Det kan hurtigt blive en kostelig affære at skulle betale for at få telefonens skærm repareret eller at skulle ud købe en ny telefon som erstatning for din LG V10.</text:p>
          </table:table-cell>
          <table:table-cell table:style-name="ce1" office:value-type="string">
            <text:p>LG V10</text:p>
          </table:table-cell>
        </table:table-row>
        <table:table-row table:style-name="ro1">
          <table:table-cell table:style-name="ce1" office:value-type="string">
            <text:p>23910</text:p>
          </table:table-cell>
          <table:table-cell table:style-name="ce1" office:value-type="string">
            <text:p>Lux-Case/Tablet/Samsung Tablets/Samsung Galaxy Tab E 9.6</text:p>
          </table:table-cell>
          <table:table-cell table:style-name="ce1" office:value-type="string">
            <text:p>Med op til 95 timers musikafspilningstid og 7½ times taletid, er du garanteret at du ikke keder dig med denne tablet i hånden! Tabletten har et kraftigt 7350 mAh batteri og vejer under et halvt kilo, så den er nem at tage med på farten! Samsung Galaxy Tab E 9.6 har en fremragende refleksiv <text:s/>9.6 tommers skærm med en opløsning på hele 1280 x 800 og med 157 pixels per inch. Samsung Galaxy Tab E 9.6 kan spille de nyeste spil og med en 1.3 GHz Quadcore processor er ventetid ikke noget du skal spekulere på.. Tabletten har desuden et fremragende kamera på bagsiden på hele 5 megapixel der kan optage 720@30fps, såvel som et frontkamera på 2 megapixel. Indbygget lager på 8 GB som kan udvides med MicroSD kort på op til 128 GB. Tabletten fås i hvid og sort og har en non-slip overflade, der sikrer dig et godt greb.&lt;br&gt;</text:p>
            <text:p/>
            <text:p>&lt;br&gt; </text:p>
            <text:p>Du har garanteret altid din tablet med på farten og det er derfor ikke utænkeligt at der skulle ske uheld og din tablet bliver beskadiget. Undgå skrammer, ridser og stød ved at købe et case eller et cover til din Samsung Galaxy Tab E 9.6 og nyd at bruge den uden at skulle være bekymret. Hos Lux-case.dk kan du finde et bredt udvalg af forskellige typer af covers og cases i mange farver og med forskellige motiver. Vælg mellem hårdt plastik, ægte læder, kunstlæder, TPU eller hybrid-covers. Mangler du tilbehør såsom højtalere og høretelefoner, så har vi også et stort udvalg af både in-ear og on-ear høretelefoner samt mini-højtalere, så du kan nyde musikken fra din Samsung Galaxy Tab E 9.6. Uanset hvad tilbehør du er på udkig efter, så har vi det hos Lux-case.dk – både kabler, opladere, tasker, sleeves, holdere m.m.&lt;br&gt; </text:p>
            <text:p>&lt;br&gt; </text:p>
            <text:p>Samsung Galaxy Tab E 9.6 Covers&lt;br&gt; </text:p>
            <text:p>&lt;br&gt; </text:p>
            <text:p>Mangler du et cover til din Samsung Galaxy Tab E 9.6? Så er du kommet til det rette sted! Hos Lux-case.dk har vi et kæmpe udvalg af covers. Det kan altid betale sig at være på forkant og beskytte din Samsung Galaxy Tab E 9.6 inden uheldet er ude. Der er intet værre end at vende sin tablet om og opdage at skærmen er gået itu eller at den har fået en ridse eller skramme. Det kan hurtigt blive en dyr affære at skulle betale for at få din Samsung Galaxy Tab E 9.6 repareret eller helt at skulle erstatte den med en ny! Hvad end du er på udkig efter et cover i TPU eller et cover i kunstlæder, så vil du kunne finde det her! Vi har et stort udvalg der omfatter mange farver og motiver såvel som funktionaliteter. Vælg fx et cover som også har indbygget stander, så du kan anvende din Samsung Galaxy Tab E 9.6 i liggende tilstand. </text:p>
            <text:p/>
          </table:table-cell>
          <table:table-cell table:style-name="ce1" office:value-type="string">
            <text:p>Samsung Galaxy Tab E 9.6</text:p>
          </table:table-cell>
        </table:table-row>
        <table:table-row table:style-name="ro1">
          <table:table-cell table:style-name="ce1" office:value-type="string">
            <text:p>23927</text:p>
          </table:table-cell>
          <table:table-cell table:style-name="ce1" office:value-type="string">
            <text:p>Lux-Case/Tablet/Lenovo/Lenovo IdeaTab A10-70</text:p>
          </table:table-cell>
          <table:table-cell table:style-name="ce1" office:value-type="string">
            <text:p>Lenovo IdeaTab A10-70 Covers&lt;br&gt;</text:p>
            <text:p/>
            <text:p>&lt;br&gt; </text:p>
            <text:p>Er du på udkig efter et cover til din Lenovo IdeaTab A10-70, så er du kommet til det rette sted! Vi har et kæmpe udvalg af covers i alle afskygninger til mange tablets og selvfølgelig også til din! Det er altid en god ide at være på forkant og at beskytte din Lenovo IdeaTab A10-70 inden uheldet er ude. Når man altid har tabletten med på farten, er det ikke utænkeligt at der kan forekomme utilsigtede skader. Det kan hurtig bliver dyrt for pengepungen at skulle erstatte din Lenovo IdeaTab A10-70 eller at skulle betale for at få den repareret. Spar bekymringerne og køb et beskyttende cover! Vi har et stort udvalg af covers med forskellige motiver, farver og i forskellige materialer. Vi har også tri-fold covers, der giver dig mulighed for at anvende din tablet nemt og bekvemt med den integrerede stander, så du kan se film eller lign. på tabletten i liggende tilstand. Det handler bare om at gå på opdagelse og finde lige nøjagtig det cover til din Lenovo IdeaTab A10-70 du leder efter.</text:p>
          </table:table-cell>
          <table:table-cell table:style-name="ce1" office:value-type="string">
            <text:p>Find Cover, etuier og tilbehør til din Lenovo IdeaTab A10-70 Lux-Case.dk</text:p>
            <text:p/>
            <text:p/>
          </table:table-cell>
        </table:table-row>
        <table:table-row table:style-name="ro1">
          <table:table-cell table:style-name="ce1" office:value-type="string">
            <text:p>23944</text:p>
          </table:table-cell>
          <table:table-cell table:style-name="ce1" office:value-type="string">
            <text:p>Lux-Case/Tablet/Lenovo/Lenovo Tab 2 A10-70</text:p>
          </table:table-cell>
          <table:table-cell table:style-name="ce1" office:value-type="string">
            <text:p>Lenovo Tab 2 A10-70 Covers&lt;br&gt;</text:p>
            <text:p/>
            <text:p>&lt;br&gt; </text:p>
            <text:p>Mangler du et beskyttende cover til din Lenovo Tab 2 A10-70? Så er du kommet til det rette sted ! Lux-case har et kæmpe udvalg af covers til mange tablets og selvfølgelig også til din tablet. Det kan altid betale sig at beskytte din Lenovo Tab 2 A10-70. Det er først når uheldet er ude at du ærgrer dig, så det handler om at være på forkant inden skaden er sket. Det kan hurtig bliv en dyr omgang at skulle reparere din tablet eller i værste fald at skulle erstatte den eller købe en ny. Vores udvalg giver dig mulighed for at vælge farve, materiale, motiv såvel som funktion. Mange af vores covers har nemlig tilføjende funktioner såsom et flip-case, der giver mulighed for at du kan anvende din Lenovo Tab 2 A10-70 i liggende tilstand til at se film m.m., hurtigt og nemt og bekvemt. Foruden dets beskyttende effekt, er et cover desuden også en god mulighed for at personliggøre din Lenovo Tab 2 A10-70 en smule.</text:p>
          </table:table-cell>
          <table:table-cell table:style-name="ce1" office:value-type="string">
            <text:p>Lenovo Tab 2 A10-70</text:p>
          </table:table-cell>
        </table:table-row>
        <table:table-row table:style-name="ro1">
          <table:table-cell table:style-name="ce1" office:value-type="string">
            <text:p>23978</text:p>
          </table:table-cell>
          <table:table-cell table:style-name="ce1" office:value-type="string">
            <text:p>Lux-Case/Mobil/LG/LG Zero</text:p>
          </table:table-cell>
          <table:table-cell table:style-name="ce1" office:value-type="string">
            <text:p>LG Zero H650 er en stilfuld smartphone med en 5.0 tommers skærm med HD 1280 x 720 opløsning med 257 pixels per inch, der blot vejer 150 gram. Med PS Gorilla Glass 3 er du sikret mod ridser 5 gange bedre end med forgængeren. Telefonen kommer med Lollipop Android 5.1.1 og med en <text:s/>Qualcomm, hexa core 1.8 ghz processor og 1.5 gb ram, er det fuld fart over feltet. Det udskiftelige 2050 mAh batteri giver mulighed for at have flere batterier med på farten og derved undgå at løbe tør for strøm. Har et 13 megapixel kamera samt et 8 megapixel frontkamera og understøtter både Bluetooth, Wifi, NFC og Hotspots. Mulighed for at øge mængden af lagerplads fra de eksisterende 16gb med yderligere 32 gb. Kommer i farvene Guld og Sølv&lt;br&gt;</text:p>
            <text:p/>
            <text:p>&lt;br&gt; </text:p>
            <text:p>Det er en god ide at få erhvervet sig et cover eller et case til din LG Zero H650 som beskytter telefonen og som sikrer at du kan bruge den uden at skulle bekymre dig om utilsigtede uheld. Det er så evigt beklageligt at tabe sin nye smartphone på gulvet og opdage at skærmen er gået itu. Trods LG Zero H650 har ridsefrit Gorilla glas, anbefaler vi stadig skærmbeskyttelsesfilm – hellere være på den sikre side! Hos Lux-case.dk har vi mange forskellige typer covers og cases til din telefon, der sikrer din telefon mod utilsigtede skader såsom stød og ridser. Du kan uden tvivl finde dit næste cover her, da vi har Danmarks største udvalg af covers og cases i mange forskellige farver, motiver og materialer, så det handler blot om at finde ud af hvilken beskyttelsesform der passer til dig! Vi har covers og cases i kunstlæder, ægte læder, TPU, hårdt plastik samt hybrid covers. Mangler du andet tilbehør til din LG Zero H650 såsom kabler, tasker, holdere eller SD-kort eller noget helt femte, så har vi det hos Lux-case.dk!&lt;br&gt; </text:p>
            <text:p>&lt;br&gt; </text:p>
            <text:p>LG Zero Covers&lt;br&gt; </text:p>
            <text:p>&lt;br&gt; </text:p>
            <text:p>Leder du efter et beskyttende cover til din LG Zero H650? Så er du havnet det rette sted! Hos Lux-case har vi Danmarks største udvalg af covers, så vi har uden tvivl også det du leder efter! Vælg imellem 4 forskellige typer af materialer; TPU, plastik, kunstlæder og hybrid og et væld af forskellige motiver og farver. Du kan også vælge et cover der har en integreret kortholder, så du altid har dine ting samlet med på farten sammen med din LG Zero H650. Det er altid en god ide at være på forkant og beskytte din LG Zero H650 inden uheldet er ude. Der er ikke meget værre end at tabe sin smartphone og derefter skulle vende den om og sikre at skærmen ikke er gået itu. Utilsigtede uheld kan hurtigt blive til en dyr affære hvis du skal have repareret din LG Zero H650 og oftest ender det med du er nødsaget til at erstatte den med en ny. Spar bekymringerne og anskaf dig et beskyttende og stilfuldt cover!</text:p>
          </table:table-cell>
          <table:table-cell table:style-name="ce1" office:value-type="string">
            <text:p>LG Zero</text:p>
          </table:table-cell>
        </table:table-row>
        <table:table-row table:style-name="ro1">
          <table:table-cell table:style-name="ce1" office:value-type="string">
            <text:p>23995</text:p>
          </table:table-cell>
          <table:table-cell table:style-name="ce1" office:value-type="string">
            <text:p>Lux-Case/Mobil/Nokia/Nokia 130</text:p>
          </table:table-cell>
          <table:table-cell table:style-name="ce1" office:value-type="string">
            <text:p>Nokia 130 Covers&lt;br&gt;</text:p>
            <text:p/>
            <text:p>&lt;br&gt; </text:p>
            <text:p>Mangler du et beskyttende cover til din Nokia 130 Dual Sim? Lux-case har et kæmpe udvalg af forskellige covers til mange telefoner. Vær på forkant og beskyt din Nokia 130 Dual Sim inden uheldet er ude. Uanset hvor forsigtig man end er, så vil der altid kunne ske uforsigtede skader på Nokia 130 Dual Sim da den altid er med på farten. I dag er der få ting der er værre end at foruden en telefon og ikke kunne komme i kontakt med omverdenen. Skal du have din Nokia 130 Dual Sim repareret eller erstattet bliver det desuden en kostelig affære. Hos Lux-case.dk anbefaler vi derfor altid at købe et beskyttende cover! Vi har mange forskellige farver og motiver at vælge imellem, så du kan være sikker på at der er noget der falder i din smag. Har vi ikke det cover du leder efter, så er du selvfølgelig velkommen til at skrive en mail til os og så ser vi om vi ikke kan få det med i vores sortiment.</text:p>
          </table:table-cell>
          <table:table-cell table:style-name="ce1" office:value-type="string">
            <text:p>Nokia 130</text:p>
          </table:table-cell>
        </table:table-row>
        <table:table-row table:style-name="ro1">
          <table:table-cell table:style-name="ce1" office:value-type="string">
            <text:p>24012</text:p>
          </table:table-cell>
          <table:table-cell table:style-name="ce1" office:value-type="string">
            <text:p>Lux-Case/Mobil/Huawei/Huawei Mate 8</text:p>
          </table:table-cell>
          <table:table-cell table:style-name="ce1" office:value-type="string">
            <text:p>Huawei Mate 8 udkom i slutningen af 2015 og var I høj grad telefon der var værd at lægge mærke til. Med en 6 tommers IPS-NEO LCD <text:s/>skærm og en opløsning på 1080 x 1920 med 368 pixels per inch, får du en telefon med høj opløsning og en fremragende skærm der understøtter multi-touch og som er lavet af Gorilla glass 4, hvilket sikrer dig høj holdbarhed. Med et 4000 mAh <text:s/>kraftigt batteri og hurtig-ladning på blot 30 minutter, hvilket giver omkring en dags brug, er du indehaver af en telefon der ikke længere er så afhængig af stikkontakter som så mange andre. Vejer blot 185g og kører Android 6.0 (Marshmellow), med mulighed for dual-sim. Har et fremragende kamera på hele 16 megapixel, der kan optage video i 1080p@60fps og et frontkamera på 8 megapixel. Fås i farverne: Champagne Gold, Moonlight Silver, Space Gray, Mocha Brown&lt;br&gt;</text:p>
            <text:p/>
            <text:p>&lt;br&gt; </text:p>
            <text:p>Det er forståeligt at du er på udkig efter en måde at beskytte din nye Huawei Mate 8 på. Der er intet værre end at tabe sin nye smartphone på gulvet og at opdage til sin rædsel at skærmen er gået itu. Hos Lux-case.dk har vi et væld af forskellige covers og cases til din telefon, der sikrer din telefon mod utilsigtede skader såsom stød og ridser. Du kan være sikker på at finde et cover der lige er dig, da vi har Danmarks største udvalg af covers og cases. Mange forskellige farver, motiver og materialer, så det er blot at gå på opdagelse og finde ud af hvilket der passer til dig! Vi har covers og cases i kunstlæder, ægte læder, TPU, hårdt plastik samt hybrid covers. Vil du udelukkende beskytte skærmen på din Huawei Mate 8 så har vi også et udvalg af skærmbeskyttelsesfilm. Mangler du andet tilbehør til din telefon, hvad end det er kabler, holdere, tasker eller SD-kort eller noget helt femte, så har vi det også hos Lux-case.dk – det handler bare om at gå på opdagelse!&lt;br&gt; </text:p>
            <text:p>&lt;br&gt; </text:p>
            <text:p>Huawei Mate 8 Covers&lt;br&gt; </text:p>
            <text:p>&lt;br&gt; </text:p>
            <text:p>Hos Lux-case.dk finder du Danmarks største udvalg af covers, så vi har selvfølgelig også en masse covers til din Huawei Mate 8! Det er altid en god ide at være på forkant og beskytte din telefon inden uheldet er ude. Det kan hurtig blive en dyr fornøjelse at skulle betale for at at få din Huawei Mate 8 repareret eller at skulle erstatte den med en helt ny telefon. Vi anbefaler derfor altid at beskytte din Huawei Mate 8 med et cover! Vi har som nævnt et stort udvalg og det burde ikke være et problem at finde lige nøjagtig det du leder efter! Vi har covers i mange forskellige farver, materialer og med forskellige motiver. Det handler blot om at gå på opdagelse og finde det du leder efter! Beskyt evt. din Huawei Mate 8 med et elastisk TPU cover der virker stødabsoberende og som derfor både beskytter den mod ridser og mod stød og slag.</text:p>
          </table:table-cell>
          <table:table-cell table:style-name="ce1" office:value-type="string">
            <text:p>Huawei Mate 8</text:p>
          </table:table-cell>
        </table:table-row>
        <table:table-row table:style-name="ro1">
          <table:table-cell table:style-name="ce1" office:value-type="string">
            <text:p>24029</text:p>
          </table:table-cell>
          <table:table-cell table:style-name="ce1" office:value-type="string">
            <text:p>Lux-Case/Tablet/Lenovo/Lenovo Yoga Tab 3 Pro</text:p>
          </table:table-cell>
          <table:table-cell table:style-name="ce1" office:value-type="string">
            <text:p>Lenovo Yoga Tab 3 Pro Covers&lt;br&gt;</text:p>
            <text:p/>
            <text:p>&lt;br&gt; </text:p>
            <text:p>Mangler du et cover til Lenovo Yoga Tab 3 Pro? Hos Lux-case har vi et kæmpe udvalg af covers og vi anbefaler altid vores kunder at købe et beskyttende cover for at forlænge levetiden på deres enheder! Grunden herfor, er at det hurtigt kan blive en dyr omgang at skulle erstatte din Lenovo Yoga Tab 3 Pro eller at skulle betale for at få den repareret. Spar bekymringerne og køb et cover til din Lenovo Yoga Tab 3 Pro. Det handler netop om at være på forkant inden uheldet er ude! Uanset hvilket cover du måtte mangle til din Lenovo Yoga Tab 3 Pro, så kan du være sikker på at vi har det her! Vores udvalg giver dig mulighed for at finde lige præcis det cover du mangler i den farve, det motiv og det materiale du ønsker. Skulle vi mod forventning ikke have det cover til Lenovo Yoga Tab 3 Pro du leder efter, så send os en email og vi vil se om vi ikke kan få det med i vores sortiment!</text:p>
          </table:table-cell>
          <table:table-cell table:style-name="ce1" office:value-type="string">
            <text:p>Lenovo Yoga Tab 3 Pro</text:p>
          </table:table-cell>
        </table:table-row>
        <table:table-row table:style-name="ro1">
          <table:table-cell table:style-name="ce1" office:value-type="string">
            <text:p>24046</text:p>
          </table:table-cell>
          <table:table-cell table:style-name="ce1" office:value-type="string">
            <text:p>Lux-Case/Mobil/Motorola/Motorola Moto X Force</text:p>
          </table:table-cell>
          <table:table-cell table:style-name="ce1" office:value-type="string">
            <text:p>Motorola Moto X Force Covers&lt;br&gt;</text:p>
            <text:p/>
            <text:p>&lt;br&gt; </text:p>
            <text:p>Leder du efter et cover til din Motorola Moto X Force, så er du kommet til det rette sted! Hos Lux-case.dk har vi Danmarks største udvalg af covers til smartphones! Det er altid en god ide at være på forkant og at købe et beskyttende cover til din Motorola Moto X Force. Der er ikke meget værre end at tabe sin telefon på og så samle den op og opdage at skærmen er gået itu. Det kan hurtig blive en kostelig affære at skulle erstatte din Motorola Moto X Force eller at skulle betale for at få den repareret. Vi anbefaler derfor at du køber et cover til din Motorola Moto X Force, for at være sikker på at få så meget ud af den som muligt! Vi har covers til din Motorola Moto X Force i enhver afskygning uanset motiv, farve eller materiale. Du kan derfor være sikker på at du kan finde lige præcis det du leder efter her hos Lux-case. Det handler sådan set bare om at gå på opdagelse!</text:p>
          </table:table-cell>
          <table:table-cell table:style-name="ce1" office:value-type="string">
            <text:p>Motorola Moto X Force</text:p>
          </table:table-cell>
        </table:table-row>
        <table:table-row table:style-name="ro1">
          <table:table-cell table:style-name="ce1" office:value-type="string">
            <text:p>24063</text:p>
          </table:table-cell>
          <table:table-cell table:style-name="ce1" office:value-type="string">
            <text:p>Lux-Case/Mobil/Nokia/Nokia 215</text:p>
          </table:table-cell>
          <table:table-cell table:style-name="ce1" office:value-type="string">
            <text:p>Nokia 215 Covers&lt;br&gt;</text:p>
            <text:p/>
            <text:p>&lt;br&gt; </text:p>
            <text:p>Er du på udkig efter et cover til Nokia 215? Hos Lux-case har vi uden tvivl lige præcis det cover til Nokia 215 du mangler! Vi har Danmarks største udvalg af covers, så det burde ikke være et problem at finde det du leder efter. Uanset hvilken farve, motiv eller materiale du søger, så kan du finde det lige her! Vi anbefaler altid at folk køber et beskyttende cover, så de kan forlænge levetiden på deres enheder. Dette gælder selvfølgelig også når det kommer til et cover til Nokia 215. Det kan hurtigt blive en dyr fornøjelse at skulle erstatte din telefon og det er altid irriterende ikke at kunne komme i kontakt med omverdenen i den rum tid du er foruden en telefon. Spar bekymringerne og vær på forkant inden uheldet er ude. Gå på opdagelse i vores kæmpe sortiment og find dit cover til Nokia 215 lige her!</text:p>
          </table:table-cell>
          <table:table-cell table:style-name="ce1" office:value-type="string">
            <text:p>Nokia 215</text:p>
          </table:table-cell>
        </table:table-row>
        <table:table-row table:style-name="ro1">
          <table:table-cell table:style-name="ce1" office:value-type="string">
            <text:p>24080</text:p>
          </table:table-cell>
          <table:table-cell table:style-name="ce1" office:value-type="string">
            <text:p>Lux-Case/Mobil/Nokia/Nokia 225</text:p>
          </table:table-cell>
          <table:table-cell table:style-name="ce1" office:value-type="string">
            <text:p>Nokia 225 Covers&lt;br&gt;</text:p>
            <text:p/>
            <text:p>&lt;br&gt; </text:p>
            <text:p>Leder du efter et kæmpe udvalg af covers? Så er du kommet til det rette sted! Vi har mange forskellige typer covers til din Nokia 225! Vær på forkant og beskyt din Nokia 225 med et cover inden uheldet er ude. Hos Lux-case anbefaler vi altid vores kunder at købe et cover til deres enhed for at forlænge dets levetid og for at få så meget ud af den som muligt. Der er ikke noget værre end at skulle betale for at få repareret sin telefon eller i værste fald at skulle erstatte den, når uheldet er ude. Vi har covers til din Nokia 225 i enhver afskygning. Uanset hvilken farve, hvilket motiv eller hvilket materiale du leder efter. Skulle vi mod forventning ikke have det cover til Nokia 225 du er på udkig efter, så send os meget gerne en email og så skal vi nok se om vi ikke kan få det med i vores sortiment.</text:p>
          </table:table-cell>
          <table:table-cell table:style-name="ce1" office:value-type="string">
            <text:p>Nokia 225</text:p>
          </table:table-cell>
        </table:table-row>
        <table:table-row table:style-name="ro1">
          <table:table-cell table:style-name="ce1" office:value-type="string">
            <text:p>24120</text:p>
          </table:table-cell>
          <table:table-cell table:style-name="ce1" office:value-type="string">
            <text:p>Lux-Case/Tablet/Acer Tablets/Acer Iconia One 10</text:p>
          </table:table-cell>
          <table:table-cell table:style-name="ce1" office:value-type="string">
            <text:p>Acer Iconia One 10 Covers&lt;br&gt;</text:p>
            <text:p/>
            <text:p>&lt;br&gt; </text:p>
            <text:p>Leder du efter et cover til Acer One 10 B3-A10? Hos Lux-case har vi et stort udvalg af covers til tablets og vi har derfor selvfølgelig også covers til Acer One 10 B3-A10! Vi har covers i mange forskellige farver, materialer og motiver og du bør derfor kunne finde noget der falder i din smag. Det kan altid betale sig at anskaffe sig et cover til Acer One 10 B3-A10 for når man altid har tabletten med på farten, kan der nemt ske utilsigtede skader. Det er altid bedre at være på forkant end at ærgre sig når uheldet er ude og det kan meget vel blive dyrt at skulle erstatte eller reparere din tablet. Skulle vi mod forventning ikke have det cover til Acer One 10 B3-A10 du er på udkig efter, så skriv gerne en email til os og så skal vi nok se om det ikke er muligt at få det skaffet hjem på lager.</text:p>
          </table:table-cell>
          <table:table-cell table:style-name="ce1" office:value-type="string">
            <text:p>Acer Iconia One 10</text:p>
          </table:table-cell>
        </table:table-row>
        <table:table-row table:style-name="ro1">
          <table:table-cell table:style-name="ce1" office:value-type="string">
            <text:p>24137</text:p>
          </table:table-cell>
          <table:table-cell table:style-name="ce1" office:value-type="string">
            <text:p>Lux-Case/Mobil/Microsoft/Microsoft Lumia 650</text:p>
          </table:table-cell>
          <table:table-cell table:style-name="ce1" office:value-type="string">
            <text:p>Microsoft Lumia 650&lt;br&gt;</text:p>
            <text:p/>
            <text:p>&lt;br&gt; </text:p>
            <text:p>Hos Lux-case.dk har vi Danmarks største udvalg af covers til smartphones. Du er derfor kommet til det rette sted hvis du leder efter et cover til Microsoft Lumia 650. Det er altid en god ide at være på forkant og beskytte din telefon inden uheldet er ude. Der er ikke meget værre end at skulle samle din smartphone op fra jorden og opdage at skærmen er gået itu. Køber du et cover til Microsoft Lumia 650 behøver du ikke at bekymre dig om utilsigtede skader og kan i ro og mag bruge din smartphone. Vi har et stort udvalg af covers til Microsoft Lumia 650 og uanset hvilken farve, motiv eller materiale du leder efter, så kan du selvfølgelig finde det lige her! Skulle vi mod forventning ikke have det cover til Microsoft Lumia 650 du leder efter, så er du mere end velkommen til at skrive en mail til os og så skal vi nok se om vi ikke kan få det hjem.</text:p>
          </table:table-cell>
          <table:table-cell table:style-name="ce1" office:value-type="string">
            <text:p>Microsoft Lumia 650</text:p>
          </table:table-cell>
        </table:table-row>
        <table:table-row table:style-name="ro1">
          <table:table-cell table:style-name="ce1" office:value-type="string">
            <text:p>24171</text:p>
          </table:table-cell>
          <table:table-cell table:style-name="ce1" office:value-type="string">
            <text:p>Lux-Case/Mobil/Sony/Sony Xperia M5</text:p>
          </table:table-cell>
          <table:table-cell table:style-name="ce1" office:value-type="string">
            <text:p>Sony Xperia M5 Covers&lt;br&gt;</text:p>
            <text:p/>
            <text:p>&lt;br&gt; </text:p>
            <text:p>Hos Lux-case.dk har vi Danmarks største udvalg af covers til smartphones, hvilket selvfølgelig også betyder at vi har mange covers til Sony Xperia M5. Det er altid en god ide at beskytte din smartphone og at være på forkant inden uheldet er ude. Det kan hurtigt blive en dyr fornøjelse at skulle betale for at få repareret din smartphone eller i værste fald at skulle erstatte den. Vi anbefaler derfor at købe et cover til Sony Xperia M5, så du uden bekymringer kan bruge din smartphone og samtidigt forlænger dets levetid betydeligt. Vi har covers til Sony Xperia M5 i alle afskygninger, så uanset hvilken farve, materiale eller motiv du leder efter, så har vi det lige her! Skulle vi mod forventning ikke have det cover til Sony Xperia M5 du leder efter, så er du mere end velkommen til at skrive en mail til os og så skal vi nok se om vi ikke kan få det hjem på lager.</text:p>
          </table:table-cell>
          <table:table-cell table:style-name="ce1" office:value-type="string">
            <text:p>Sony Xperia M5</text:p>
          </table:table-cell>
        </table:table-row>
        <table:table-row table:style-name="ro1">
          <table:table-cell table:style-name="ce1" office:value-type="string">
            <text:p>24188</text:p>
          </table:table-cell>
          <table:table-cell table:style-name="ce1" office:value-type="string">
            <text:p>Lux-Case/Mobil/Apple/iPod Touch 6</text:p>
          </table:table-cell>
          <table:table-cell table:style-name="ce1" office:value-type="string">
            <text:p>Apple iPod Touch 6 Covers&lt;br&gt;</text:p>
            <text:p/>
            <text:p>&lt;br&gt; </text:p>
            <text:p>Mangler du et cover til iPod Touch 6? Hos Lux-case har vi et stort udvalg af covers og det burde derfor ikke være et problem at finde lige nøjagtig det du er på udkig efter. Det kan altid betale sig at købe et cover til iPod Touch 6 - det kan hurtigt blive en dyr fornøjelse at skulle betale for at få den repareret eller at skulle ud og have anskaffet sig en ny. Et cover til iPod Touch 6 er især en god ide, fordi den altid er med på farten og således er mere udsat for utilsigtede skader. Spar bekymringerne og vær på forkant ved at købe et beskyttende cover! Vi har et bredt udvalg af forskellige farver, materialer og motiver at vælge imellem. Et cover til iPod Touch 6 beskytter således ikke blot, men er også en god mulighed for at skille dig ud blandt mængden og personliggøre din iPod Touch 6.</text:p>
          </table:table-cell>
          <table:table-cell table:style-name="ce1" office:value-type="string">
            <text:p>Apple iPod Touch 6</text:p>
          </table:table-cell>
        </table:table-row>
        <table:table-row table:style-name="ro1">
          <table:table-cell table:style-name="ce1" office:value-type="string">
            <text:p>24205</text:p>
          </table:table-cell>
          <table:table-cell table:style-name="ce1" office:value-type="string">
            <text:p>Lux-Case/Mobil/ASUS/ASUS Zenfone Max ZC550KL</text:p>
          </table:table-cell>
          <table:table-cell table:style-name="ce1" office:value-type="string">
            <text:p>ASUS Zenfone Max ZC550KL&lt;br&gt;</text:p>
            <text:p/>
            <text:p>&lt;br&gt; </text:p>
            <text:p>Står du og mangler et cover til ASUS Zenfone Max? Hos Lux-case.dk har vi Danmarks største udvalg! Det er altid en god ide at være ude før uheldet rammer og vi anbefaler derfor at købe et cover til ASUS Zenfone Max. Uanset hvor forsigtig man end er, så vil der ske utilsigtede skader i og med at man altid har sin smartphone med på farten. Køb et cover til ASUS Zenfone Max og spar bekymringerne og omkostningerne ved at skulle reparere en ødelagt smartphone eller i værste fald at skulle ud og købe en ny. Hos Lux-case har vi et bredt udvalg af mange typer covers i mange farver, materialer og mange motiver. Det handler sådan bare om at gå på opdagelse og om at finde lige præcis det du leder efter. Skulle vi mod forventning dog ikke have det cover til ASUS Zenfone Max du leder efter, så skriv gerne en email til os og så skal vi no kse om vi ikke kan få det hjem på lager.</text:p>
          </table:table-cell>
          <table:table-cell table:style-name="ce1" office:value-type="string">
            <text:p>ASUS Zenfone Max ZC550KL</text:p>
          </table:table-cell>
        </table:table-row>
        <table:table-row table:style-name="ro1">
          <table:table-cell table:style-name="ce1" office:value-type="string">
            <text:p>24222</text:p>
          </table:table-cell>
          <table:table-cell table:style-name="ce1" office:value-type="string">
            <text:p>Lux-Case/Mobil/LG/LG K10</text:p>
          </table:table-cell>
          <table:table-cell table:style-name="ce1" office:value-type="string">
            <text:p>LG K10 Covers&lt;br&gt;</text:p>
            <text:p/>
            <text:p>&lt;br&gt; </text:p>
            <text:p>Mangler du et smart cover til LG K10? Hos Lux-case.dk har vi Danmarks største udvalg af covers til smartphones. Det burde derfor ikke være et problem at finde lige nøjagtig det cover til LG K10 du er på udkig efter! Der er ikke noget værre end at tabe sin smartphone og opdage at skærmen er gået itu. Det kan hurtigt blive en dyr affære, men med et cover til LG K10 kan du i ro og mag anvende din smartphone uden bekymringer på farten. Vi har et stort udvalg af forskellige type covers i mange farver, materialer og med mange forskellige motiver, så du burde kunne finde det du leder efter! Har vi det mod forventning dog ikke det cover til LG K10 du står og mangler, så er du mere end velkommen til at skrive til os og så skal vi nok se om det ikke er muligt at få det hjem på lager.</text:p>
          </table:table-cell>
          <table:table-cell table:style-name="ce1" office:value-type="string">
            <text:p>LG K10</text:p>
          </table:table-cell>
        </table:table-row>
        <table:table-row table:style-name="ro1">
          <table:table-cell table:style-name="ce1" office:value-type="string">
            <text:p>24239</text:p>
          </table:table-cell>
          <table:table-cell table:style-name="ce1" office:value-type="string">
            <text:p>Lux-Case/Mobil/LG/LG K7</text:p>
          </table:table-cell>
          <table:table-cell table:style-name="ce1" office:value-type="string">
            <text:p>LG K7 Covers&lt;br&gt;</text:p>
            <text:p/>
            <text:p>&lt;br&gt; </text:p>
            <text:p>Leder du efter et cover til LG K7? Hos Lux-case.dk har vi Danmarks største udvalg, så det burde ikke være at problem at finde lige præcis det cover du mangler! Det er altid en god ide at være på forkant inden uheldet er ude. Vi anbefaler derfor et cover til LG K7, så du uden bekymringer kan bruge din smartphone på farten. Det kan hurtigt blive en dyr omgang at skulle erstatte eller reparere en ødelagt smartphone. Lux-case har mange covers at vælge imellem, så det handler sådan set bare om at gå på opdagelse og finde præcis det cover til LG K7 med det motiv, materiale og den farve du leder efter. Skulle vi mod forventning ikke have lige præcis det cover til LG K7 i vores sortiment du står og mangler, så er du mere end velkommen til at skrive en mail til os og så skal vi nok se om vi ikke kan få det hjem på lager.</text:p>
          </table:table-cell>
          <table:table-cell table:style-name="ce1" office:value-type="string">
            <text:p>LG K7</text:p>
          </table:table-cell>
        </table:table-row>
        <table:table-row table:style-name="ro1">
          <table:table-cell table:style-name="ce1" office:value-type="string">
            <text:p>24256</text:p>
          </table:table-cell>
          <table:table-cell table:style-name="ce1" office:value-type="string">
            <text:p>Lux-Case/Mobil/Samsung/Samsung Galaxy S7 Edge</text:p>
          </table:table-cell>
          <table:table-cell table:style-name="ce1" office:value-type="string">
            <text:p>Samsung Galaxy S7 Edge Covers&lt;br&gt;</text:p>
            <text:p/>
            <text:p>&lt;br&gt; </text:p>
            <text:p>Er du på udkig efter et beskyttende cover til Samsung Galaxy S7 Edge? Hos Lux-case har vi Danmarks største udvalg af covers, så du vil uden tvivl kunne finde lige præcis det du leder efter her! En ny model som din Samsung Galaxy S7 Edge kræver selvfølgelig et cover - det ville være en skam at forkorte dets levetid på grund af et utilsigtet uheld. Med et cover til Samsung Galaxy S7 Edge kan du anvende din smartphone på farten uden at skulle bekymre dig. Det kan hurtigt blive en dyr affære at skulle erstatte eller reparere din smartphone når uheldet er ude. Vi anbefaler derfor et beskyttende cover til Samsung Galaxy S7 Edge. Vi har som sagt et kæmpe udvalg og med et væld af farver, motiver og materialer at vælge imellem får du ikke blot beskyttelse - du får også en mulighed for at personliggøre din smartphone. Skulle vi mod forventning ikke have lige præcist det cover til Samsung Galaxy S7 Edge du er på udkig efter, så må du meget gerne skrive til os og så skal vi nok se om vi ikke kan få det med i vores sortiment!</text:p>
          </table:table-cell>
          <table:table-cell table:style-name="ce1" office:value-type="string">
            <text:p>Samsung Galaxy S7 Edge</text:p>
          </table:table-cell>
        </table:table-row>
        <table:table-row table:style-name="ro1">
          <table:table-cell table:style-name="ce1" office:value-type="string">
            <text:p>24273</text:p>
          </table:table-cell>
          <table:table-cell table:style-name="ce1" office:value-type="string">
            <text:p>Lux-Case/Mobil/Motorola/Motorola Moto X Style</text:p>
          </table:table-cell>
          <table:table-cell table:style-name="ce1" office:value-type="string">
            <text:p>Motorola Moto X Style gør præcis alt hvad den lover. Det er en højtydende stilfuld smartphone i høj kvalitet. Den vejer blot 179g og har en 5.7” skærm der dækker 74,9% af telefonens front! Opløsningen er på hele 1440 x 2560 og med 520 pixels per inch! Den kommer med et indbygget 3000maH kraftigt batteri, 3 GB ram og enten 16,32 eller 64 GB internt lagerplads. Motorola har desuden fundet plads til et microSD kort, hvilket blot udvider telefonens funktionalitet yderligere. Derudover har Motorola endeligt adresseret en problematik som mange oplevede ved deres tidligere telefon – manglen på støjreduktion i den indbyggede mikrofon. Endelig fortjener Moto Style X også en bemærkning for dets fremragende primære 21 megapixel kamera og dets ekstremt hurtige opladningstid – 34% på kun 15 minutter!&lt;br&gt;</text:p>
            <text:p/>
            <text:p>&lt;br&gt; </text:p>
            <text:p>Der er ikke noget værre end at tabe sin telefon og frygte at den har lidt overlast eller at skærmen er gået itu. Slip for dette scenario og køb et beskyttende etui eller cover til din Moto X style! Vi har Danmarks største udvalg af covers og etuier i mange forskellige farver, materialer og motiver. Det handler blot om at gå på udkig og at finde lige nøjagtig det du mangler. Vi har også beskyttelsesfilm, hvis du helst ikke vil pakke din telefon for meget ind. Uanset hvad du skulle mangle til din Moto X style, så har vi det! Hvad enten der er tale om et ekstra MicroSD kort, et ekstra opladerkabel, høretelefoner eller en højtaler – så kan du være sikker på at vi har det hos Luxcase.&lt;br&gt; </text:p>
            <text:p>&lt;br&gt; </text:p>
            <text:p>Motorola Moto X Style Covers&lt;br&gt; </text:p>
            <text:p>&lt;br&gt; </text:p>
            <text:p>Er du på udkig efter et cover til Motorola Moto X style? Så er du uden tvivl havnet det rette sted! Hos Lux-case.dk finder du Danmarks største udvalg af covers til smartphones (såvel som et kæmpe udvalg af tilbehør til din smartphone). Det er altid en god ide at være på forkant inden uheldet er ude og vi anbefaler derfor at du beskytter din enhed og køber et cover til Motorola Moto X style. Der er ikke noget værre end at skulle samle sin smartphone op fra jorden og opdage at skærmen er gået itu. Det kan hurtig blive en dyr omgang enten at reparere den eller helt at skulle erstatte den med en ny. Du sparer derfor både bekymringer og penge ved at købe et cover til Motorola Moto X style. Vi har som nævnt et kæmpe udvalg og du kan derfor finde covers til Motorola Moto X style i mange farver og materialer og med mange forskellige motiver. Det handler blot om at gå på opdagelse i vores sortiment! </text:p>
            <text:p/>
          </table:table-cell>
          <table:table-cell table:style-name="ce1" office:value-type="string">
            <text:p>Motorola Moto X Style</text:p>
          </table:table-cell>
        </table:table-row>
        <table:table-row table:style-name="ro1">
          <table:table-cell table:style-name="ce1" office:value-type="string">
            <text:p>24290</text:p>
          </table:table-cell>
          <table:table-cell table:style-name="ce1" office:value-type="string">
            <text:p>Lux-Case/Mobil/Samsung/Samsung Galaxy A3 (2016)</text:p>
          </table:table-cell>
          <table:table-cell table:style-name="ce1" office:value-type="string">
            <text:p>Samsung Galaxy A3 (2016) er en opdateret <text:s/>version af modellen fra 2015 der kun vejer 132 gram og som noget helt nyt understøtter den OTG – det gør alt lidt nemmere! Den har en 4.7 tommers skærm der fylder 69,4% af skærmen og har en opløsning på 720 x 1280 og 312 pixels per inch. <text:s/>Med en Quad-core 1.5 GHz Cortex-A53 processor, den hurtige Qualcomm MSM8916 Snapdragon 410 Exynos 7578 og 1.5 GB ram kører alt som det skal. Samsung Galaxy A3 (2016) har 16 GB internt lagerplads, men med mulighed for op til 128 GB microSD udvidelse løber du ikke lige foreløbigt tør for plads. Det er værd at fremhæve at det ikke er en dedikeret MicroSD-slids, men at det optager pladsen til SIM 2. Det primære kamera er på 13 megapixel og optager video i 1080p@30fps, mens det sekundære kamera til fx. skypeopkald eller selfies er på 5 megapixel. Med et 2300 mAh batteri kan du tale i op til 14 timer over 3G og lytte til musik i op til 58 timer. Det eneste telefonen umiddelbart mangler er notifikations-lys. Dette forventes dog at blive implementeret i den nyeste Android opdatering.&lt;br&gt;</text:p>
            <text:p/>
            <text:p>&lt;br&gt; </text:p>
            <text:p>Mangler du et MicroSD kort så du kan tage din musiksamling eller filmsamling med på farten eller vil du blot have et ekstra ved hånden til når du skal tage billeder? Hos Lux-case har vi SDkort i alle afskygninger! Er du på udkig efter beskyttelse til din nye telefon, så er du også kommet til det rette sted! Vi har Danmarks største udvalg af mobilcovers og etuier – mange motiver, farver og materialer, så det handler bare om at gå på udkig og finde lige præcis det du mangler. Er du derimod ikke så glad for at pakke din nye telefon for meget ind, så har vi også beskyttende tasker eller beskyttelsesfilm som også beskytter din telefon mod ridser og skrammer. Højtalere, høretelefoner, kabler og meget andet – vi har det!&lt;br&gt; </text:p>
            <text:p>&lt;br&gt; </text:p>
            <text:p>Samsung Galaxy A3 (2016) Covers&lt;br&gt; </text:p>
            <text:p>&lt;br&gt; </text:p>
            <text:p>Hos Lux-case.dk har vi et kæmpe udvalg af covers til Samsung Galaxy A3 (2016). Det er altid en god ide at være på forkant og beskytte din smartphone inden uheldet er ude. Du kan spare mange penge og bekymringer ved at købe et cover til Samsung Galaxy A3 (2016). Det kan hurtigt blive en dyr affære at skulle betale for reperation eller udskiftning af din smartphone Foruden den beskyttelse et cover til Samsung Galaxy A3 (2016) giver, så giver det dig også mulighed for at personliggøre din smartphone. Uanset hvad du leder efter, så kan du være sikker på at du kan finde det her. Vi har et væld af farver, motiver og materialer at vælge imellem af covers til Samsung Galaxy A3 (2016). Skulle vi dog mod forventning ikke have det du leder efter, så er du mere end velkommen til at skrive en mail til os og så skal vi nok se om vi ikke kan få det hjem på lager. </text:p>
            <text:p/>
          </table:table-cell>
          <table:table-cell table:style-name="ce1" office:value-type="string">
            <text:p>Samsung Galaxy A3 (2016)</text:p>
          </table:table-cell>
        </table:table-row>
        <table:table-row table:style-name="ro1">
          <table:table-cell table:style-name="ce1" office:value-type="string">
            <text:p>24307</text:p>
          </table:table-cell>
          <table:table-cell table:style-name="ce1" office:value-type="string">
            <text:p>Lux-Case/Mobil/Samsung/Samsung Galaxy A5 (2016)</text:p>
          </table:table-cell>
          <table:table-cell table:style-name="ce1" office:value-type="string">
            <text:p>Samsung Galaxy A5 (2016) er en opdateret version af forgængeren fra 2015. En ting som der er værd at fremhæve og som ejere af telefonen er ellevilde med er dets fremragende batteritid! Med et 2900 mAh og den strømeffektive Qualcomm MSM8939 Snapdragon 615 Exynos 7580 Octa får du op til 16 timers taletid over 3G og hele 75 timers musikafspilning! Under normal brug behøver du derfor ikke oplade din telefon hver aften, som efterhånden er blevet standard med smartphones. Derudover oplades telefonen utroligt hurtigt – fra 30% til 100% på blot en time! Samsung Galaxy A5 (2016) er blot 7.3 mm i tykkelsen og har en 5.2 tommers skærm der dækker 72.5% af telefonens front og har en opløsning på 1080 x 1920 og med hele 424 ppi. Telefonen vejer blot 155g, har 16 Gb internt lagerplads med plads til MicroSD kort op til 128 GB (enten dedikeret slids eller SIM2) og 2 GB ram. Kameraet er på 13 megapixel og tager glimrende billeder, men er selvfølgelig ikke en af de bedste, men som smartphone-kamera er der ikke meget at klage over. Fingeraftryksskanneren gør det nemt at tilgå din telefon hurtigt og nemt og med OTG er det nemt at kommunikere med andre enheder. Det eneste minus ved denne telefon synes at være at Samsung har valgt ikke at inkorporere gyroskop og at der ikke er LED-nofikationslys. Sidstnævnte kan dog omgås ved at aktivere telefonens ”smart alarm”, der gør at telefonen vibrerer når du tager den frem, hvis du vel og mærke har fået en besked eller lign.&lt;br&gt; </text:p>
            <text:p/>
            <text:p>&lt;br&gt; </text:p>
            <text:p>Mangler du et MicroSD kort til din Samsung Galaxy A5 (2016) så du kan tage musiksamlingen med på farten? Hos Lux-case har vi tilbehør af enhver art til din smartphone og hvad enten du er på udkig efter et nye opladningskabel, USBkabel, USBadapter eller et andet kabel, så kan du være sikker på at du kan finde det her! Vi har også et kæmpe udvalg af covers og etuier til din smartphone – faktisk Danmarks største! Det er altid en god ide at beskytte din telefon – det er en lille investering der sikrer dig at du ikke skal punge ud med flere tusinde kroner for at få den repareret såfremt uheldet skulle være ude. Vi har covers i mange motiver, farver og af forskellige materialer – noget for enhver! Er du derimod ikke så glad for at din telefon bliver gemt væk bag et cover, så har vi også beskyttelsesfilm der beskytter din telefon mod skrammer og ridser. Kabler, højtalere, høretelefoner, SDkort, holdere – du kan finde det hel hos Lux-case!&lt;br&gt; </text:p>
            <text:p>&lt;br&gt; </text:p>
            <text:p>Samsung Galaxy A5 (2016) Covers&lt;br&gt; </text:p>
            <text:p>&lt;br&gt; </text:p>
            <text:p>Mangler du et cover til Samsung Galaxy A5 (2016)? Så er du havnet det rette sted! Vi har et kæmpe udvalg af covers til din smartphone og mange andre! Vi anbefaler et cover til Samsung Galaxy A5 (2016), så du uden bekymringer kan anvende din smartphone i ro og mag. Der er ikke noget værre end at opdage at ens smartphone er gået i stykker og det kan hurtigt blive en dyr affære at skulle erstatte din smartphone eller at skulle betale for at få den repareret. Med et cover til Samsung Galaxy A5 (2016) er du sikret mod ridser og skrammer og med vores store udvalg kan du finde præcis det du leder efter. Vi har mange forskellige farver, motiver og materialer at vælge imellem. Det handler sådan set bare om at gå på opdagelse i vores kæmpe sortiment og finde det du mangler! Skulle vi mod forventning ikke have det cover til Samsung Galaxy A5 (2016) du leder efter, så må du meget gerne skrive til os og så skal vi nok se om vi ikke kan få det hjem på lager!</text:p>
          </table:table-cell>
          <table:table-cell table:style-name="ce1" office:value-type="string">
            <text:p>Samsung Galaxy A5 (2016)</text:p>
          </table:table-cell>
        </table:table-row>
        <table:table-row table:style-name="ro1">
          <table:table-cell table:style-name="ce1" office:value-type="string">
            <text:p>24341</text:p>
          </table:table-cell>
          <table:table-cell table:style-name="ce1" office:value-type="string">
            <text:p>Lux-Case/Kamera/Nikon Kameratilbehør/Nikon D7100/D7200</text:p>
          </table:table-cell>
          <table:table-cell table:style-name="ce1" office:value-type="string">
            <text:p>Nikon D7200 er et high-end APS-C kamera med DX format og en 24.2 megapixel CMOS sensor uden optisk low-pass filter. Modsat D7100 har den en meget større buffer (op til 3 gange så stor), hvilket i høj grad kan ses når der tages kontinuerlige billeder. Batteritiden er også blevet opgraderet og sammenlignes der med D7100, tager D7200 1110 billeder på en enkelt opladning mod 950 billeder. Det er dog det samme batteri der anvendes, hvilket betyder at der er gjort en indsats for at skabe et mere strømbesparende kamera. Derudover har D7200 indbygget WI-FI, muliggjort via NFC. &lt;br&gt;</text:p>
            <text:p/>
            <text:p>&lt;br&gt; </text:p>
            <text:p>Når man køber et kamera er der altid tale om en investering af en vis tyngde – især i denne prisklasse. Det er derfor en god ide at købe et etui til kameraet for at sikre at det får en lang levetid. Hos Lux-case har vi et bredt udvalg af etuier til dit kamera i blødt silikone, der både beskytter dit kamera mod slag og mod ridser. Nemt at påmontere og det virker ikke som om du har pakket dit kamera ind. Efter kort tid vil du helt glemme at kameraet er i et etui! </text:p>
          </table:table-cell>
          <table:table-cell table:style-name="ce1"/>
        </table:table-row>
        <table:table-row table:style-name="ro1">
          <table:table-cell table:style-name="ce1" office:value-type="string">
            <text:p>24343</text:p>
          </table:table-cell>
          <table:table-cell table:style-name="ce1" office:value-type="string">
            <text:p>Lux-Case/Kamera/Canon Kameratilbehør/Canon EOS 6D</text:p>
          </table:table-cell>
          <table:table-cell table:style-name="ce1" office:value-type="string">
            <text:p>&lt;p&gt;Canon EOS D6 er et kamera der kan mønstre mange af de samme funktioner og samme billedkvalitet som de nyere modeller til en fornuftig pris. Canon kameraer er i de sidste par år blevet dyrere, men med dette kamera kan du være med på bølgen uden at skulle tømme tegnebogen. Kameraet har ikke indbygget flash, hvilket dog kan udvides ved at købe et Speedlite. Kameraet understøtter desværre også kun monolyd under optagelser, men også dette udbedres ved at købe en ekstern mikrofon der understøtter stereolyd – hvilket i høj grad kan anbefales, hvis du vil have god lydkvalitet på dine optagelser. Canon EOS D6 er bygget i samme kvalitet som vi kender fra Canon, men er dog ikke så vejrbestandigt og robust som de nyere modeller. Med det sagt, får du stadigvæk et kamera der kan holde til lidt af hvert og et kamera hvor du er garanteret et fast og sikkert greb under brug. &lt;br /&gt;&lt;br /&gt;Det medfølgende genopladelige batteri giver dig mulighed for at tage op til 1090 billeder på en enkelt opladning og batteritiden kan udvides ved at montere et ekstra batteri på kameraet. Canon EOS D6 understøtter WIFI og GPS via eksternt tilbehør. Begge dele er praktiske funktionaliteter, som dog desværre begge kan dræne batteriet betydeligt – især hvis det er svært at finde et signal.&lt;br /&gt;&lt;br /&gt;Det er altid en god ide at beskytte dit kamera mod utilsigtede skader! Når først skaden er sket, er der ikke meget at gøre og det kan hurtigt blive en dyr affære. Vær på forkant og køb et etui til at beskytte kameraet mod stød og ridser. Hos Lux-case har vi et bredt udvalg af etuier. Bestiller du inden kl 17, afsender vi endda ordren samme dag!&lt;/p&gt;</text:p>
          </table:table-cell>
          <table:table-cell table:style-name="ce1"/>
        </table:table-row>
        <table:table-row table:style-name="ro1">
          <table:table-cell table:style-name="ce1" office:value-type="string">
            <text:p>24874</text:p>
          </table:table-cell>
          <table:table-cell table:style-name="ce1" office:value-type="string">
            <text:p>Lux-Case/Mobil/Samsung/Samsung Galaxy S7</text:p>
          </table:table-cell>
          <table:table-cell table:style-name="ce1" office:value-type="string">
            <text:p>Samsung Galaxy S7 Covers&lt;br&gt;</text:p>
            <text:p/>
            <text:p>&lt;br&gt; </text:p>
            <text:p>Mangler du et beskyttende cover til din Samsung Galaxy S7? Hos Lux-case.dk har vi Danmarks største udvalg af covers og du kan derfor være sikker på at finde lige nøjagtig det du leder efter! Det er altid en god ide at være på forkant og at købe et cover til din Samsung Galaxy S7 inden uheldet er ude. Det kan være en dyr omgang at skulle betale for at få din smartphone repareret eller i værste fald at skulle ud og investere i en ny smartphone. Der er heller ikke noget værre end at samle din smartphone op fra jorden og opdage at skærmen er gået itu. Køb derfor et cover til Samsung Galaxy S7, så du uden bekymringer kan bruge din smartphone. Vi har som nævnt et stort udvalg af covers til din Samsung Galaxy S7 og du kan derfor finde lige præcis det cover du mangler, uanset farve, motiv og materiale.</text:p>
          </table:table-cell>
          <table:table-cell table:style-name="ce1" office:value-type="string">
            <text:p>Samsung Galaxy S7</text:p>
          </table:table-cell>
        </table:table-row>
        <table:table-row table:style-name="ro1">
          <table:table-cell table:style-name="ce1" office:value-type="string">
            <text:p>24891</text:p>
          </table:table-cell>
          <table:table-cell table:style-name="ce1" office:value-type="string">
            <text:p>Lux-Case/Smartwatch/Garmin</text:p>
          </table:table-cell>
          <table:table-cell table:style-name="ce1" table:number-columns-repeated="2"/>
        </table:table-row>
        <table:table-row table:style-name="ro1">
          <table:table-cell table:style-name="ce1" office:value-type="string">
            <text:p>24892</text:p>
          </table:table-cell>
          <table:table-cell table:style-name="ce1" office:value-type="string">
            <text:p>Lux-Case/Smartwatch/Fitbit</text:p>
          </table:table-cell>
          <table:table-cell table:style-name="ce1" office:value-type="string">
            <text:p>&lt;p&gt;Fitbit &lt;br /&gt;&lt;br /&gt;Fitbit har lavet en række fantastiske ure, som der giver mulighed for ting som fx. at måle hjerterytmen ud fra forskellige træningsprogrammer (eksempelvis Cardio og Peak). Men det kan også tælle antal daglige skridt og minde dig om at bevæge dig mere. Hertil kan du se opkald, SMS og kalender beskeder på ur displayet samt mange andre spændende og smarte ting. Der er naturligvis en variation mht. hvad de forskellige Fitbit armbåndsure kan. Så uanset hvilke Fitbit ur der måtte være din favorit, så kan du helt sikkert finde noget spændende tilbehør hos os. &lt;br /&gt;&lt;br /&gt;Hos Lux-case finder du ting til dit Fitbit såsom fx en urrem af rustfri stål, silikonearmbånd, opladerkabel samt mange andre spændende ting. Bestiller du inden kl 17 på alle hverdage, så sender vi din bestilling samme dag! Hvad venter du på?&lt;/p&gt;</text:p>
          </table:table-cell>
          <table:table-cell table:style-name="ce1" office:value-type="string">
            <text:p>Største udvalg af tilbehør til Fitbit - opladerkabel, erstatningsarmbånd, armbånd, urrem mm. <text:s/>Find dit unikke Fitbit tilbehør hos os i dag.</text:p>
          </table:table-cell>
        </table:table-row>
        <table:table-row table:style-name="ro1">
          <table:table-cell table:style-name="ce1" office:value-type="string">
            <text:p>24893</text:p>
          </table:table-cell>
          <table:table-cell table:style-name="ce1" office:value-type="string">
            <text:p>Lux-Case/Smartwatch/Garmin/Forerunner</text:p>
          </table:table-cell>
          <table:table-cell table:style-name="ce1" office:value-type="string">
            <text:p>&lt;p&gt;Hos Lux-case.dk har vi et stort udvalg af tilbehør til Garmin Forerunner-serien. Denne kategori dækker over alle modeller fra serien og har du ”The TEAMMATE”, ”The MENTOR” eller ”The EXPERT”, så er du havnet det rette sted! Det er altid en god ide at være på forkant og beskytte dine enhed(er) inden det går galt. Det er en lille investering som ofte kan synes formålsløst - lige indtil at det en dag går galt og man så ville ønske at man havde gjort det. Spar bekymringerne og beskyt dit ur idag, så du slipper for at skulle hive tegnebogen frem senere for at købe en erstatning. &lt;br /&gt;&lt;br /&gt;Leder du efter en ny smart rem, beskyttelse til dit ur eller noget helt tredje, så kan du uden tvivl finde det her hos Lux-case.dk! Husk at vi sender din bestilling samme dag, så længe du bestiller inden kl 17!&lt;/p&gt;</text:p>
          </table:table-cell>
          <table:table-cell table:style-name="ce1"/>
        </table:table-row>
        <table:table-row table:style-name="ro1">
          <table:table-cell table:style-name="ce1" office:value-type="string">
            <text:p>24894</text:p>
          </table:table-cell>
          <table:table-cell table:style-name="ce1" office:value-type="string">
            <text:p>Lux-Case/Smartwatch/Fitbit/Fitbit Flex</text:p>
          </table:table-cell>
          <table:table-cell table:style-name="ce1" office:value-type="string">
            <text:p>Fitbit Flex er den ultimative følgesvend til at tage med på farten og under din daglige færden. Den er både modstandsdygtig overfor vand og batteritiden holder i op til 5 dage og tager blot 1-2 timer at oplade. Den fungerer i temperaturer mellem -20 grader og 45 grader, så den er også oplagt at tage med på ferien, uanset om du skal stå på ski eller om du skal på vandreture i de varme lande. Fitbit Flex tracker i op til 7 dage, minut for minut og giver dig en overskuelig oversigt over din aktivitet med grafer, som du både kan dele med venner og som kan give ansporing til konkurrencer ved at du taunter dem! Få hjælp til at sove bedre – Fitbit Flex registerer din søvnkvalitet og viser dig hvordan du har sovet i løbet af natten, såsom om du har været meget urolig eller er vågnet i løbet af natten. Du kan tilmed sætte en lydløs alarm med armbåndet, der sørger for at du kommer op om morgenen ved hjælp af vibrationer. Der er indbygget scanner, så du kan registrere det du spiser i løbet af dagen, som derefter bliver konverteret til kalorier. &lt;a title=\"Fitbit\" href=\"https://lux-case.dk/fitbit.html\" target=\"_self\"&gt;&lt;strong&gt;Fitbit&lt;/strong&gt;&lt;/a&gt; Flex synkroniserer desuden automatisk via bluetooth til din smartphone, tablet eller PC med en rækkevidde på 6 meter. </text:p>
            <text:p/>
            <text:p>&lt;br&gt; </text:p>
            <text:p>&lt;br&gt; </text:p>
            <text:p>Hos Lux-case har vi et bredt udvalg af tilbehør til dit smartwatch, såsom beskyttelsesglas, opladere og remme. Gå på opdagelse og find lige netop det tilbehør du står og mangler! </text:p>
            <text:p/>
          </table:table-cell>
          <table:table-cell table:style-name="ce1"/>
        </table:table-row>
        <table:table-row table:style-name="ro1">
          <table:table-cell table:style-name="ce1" office:value-type="string">
            <text:p>24895</text:p>
          </table:table-cell>
          <table:table-cell table:style-name="ce1" office:value-type="string">
            <text:p>Lux-Case/Smartwatch/Fitbit/Fitbit Surge</text:p>
          </table:table-cell>
          <table:table-cell table:style-name="ce1" office:value-type="string">
            <text:p>&lt;p&gt;Fitbit Surge er den allernyeste model fra Fitbit og som i høj grad giver dig alle de funktionaliteter du har brug for i din dagligdag for at registrere din færden og din indsats.Som firmaet selv proklamerer så: ” No straps. No clips. No guessing”. Det er netop kælet for alle funktioner og intet er overladt til tilfældighederne. Af sensorer er der alt hvad du måtte forlange af en tracker; GPS, 3-axis accelerometer, 3-axis gyroscope, digitalt kompas, optisk pulsmåler, altimeter, ambient light sensor og vibrationsmotor. Modsat dets forgængere har Fitbit Surge touchscreen hvilket gør det utroligt nemt at anvende. Det synkroniserer automatisk løbende til din smartphone og/eller din computer og tracker alt fra din daglige færden, hvad enten det er trappetrin, løb eller din søvnrytme! Du modtager notifikationer fra opkald, sms og kan løbende skifte musik når du dyrker motion og en vibrationsalarm sørger for at du kommer op om morgenen. Der er som nævnt netop tænkt på alt og med en batteritid på 7 dage (eller 10 timer med GPS) bliver alt registreret. Du kan også dele din aktivitet med familie og venner! &lt;br /&gt;&lt;br /&gt;Vi har et stort udvalg af tilbehør til din &lt;a title=\"Fitbit\" href=\"https://lux-case.dk/fitbit.html\" target=\"_self\"&gt;&lt;strong&gt;Fitbit&lt;/strong&gt;&lt;/a&gt; Surge hos Lux-case.dk! Hvad end der er tale om øget beskyttelse, en ny og smart rem eller en ny oplader, så har vi det sikkert her! Husk at vi altid fremsender din bestilling samme dag du bestiller, så længe du bestiller inden kl 17! \"&lt;/p&gt;</text:p>
          </table:table-cell>
          <table:table-cell table:style-name="ce1"/>
        </table:table-row>
        <table:table-row table:style-name="ro1">
          <table:table-cell table:style-name="ce1" office:value-type="string">
            <text:p>24896</text:p>
          </table:table-cell>
          <table:table-cell table:style-name="ce1" office:value-type="string">
            <text:p>Lux-Case/Smartwatch/Huawei Watch/Huawei Watch</text:p>
          </table:table-cell>
          <table:table-cell table:style-name="ce1" office:value-type="string">
            <text:p>&lt;p&gt;Huawei Watch er en ny spiller på smartwatch-markedet. Samme kvalitet som vi er vant til fra Huawei, vandtæt i op til 1 meter i 30 minuter og er ligeledes ridsefast da der er anvendt sapphire crystal glas over skærmen. Med en 1.4” tommers skærm og en opløsning på 400x400 pixels og hele 286 pixels per frame, er uret rart at bruge og giver dig et bredt synsfelt under brug. Du bliver heller ikke frustreret under brug da der er anvendt den lynhurtige Snapdragon 400 og 512 megabyte ram, hvilket er rigeligt i sådan en lille enhed. Uret kan både forbindes til din smartphone via. WIFI og bluetooth. Der er ingen browser tilstede i uret, men den understøtter derimod hurtig opladning, har indbygget MP3-afspiller, acceleratometer, gyrometer, barometer, pulsmåler og giver dig mulighed for at se billeder og anvende stemmekommandoer. Uret har et 300 mAh batteri som er veludnyttet og tillader op til 48 timers brug.&lt;br /&gt;&lt;br /&gt;Vi har mange forskellige typer af tilbehør til dit smartwatch. Vi fremsender produkterne samme dag hvis du bestiller inden kl 17, hvad enten du har bestilt en ny rem, beskyttelsesglas eller en ny oplader.&lt;/p&gt;</text:p>
          </table:table-cell>
          <table:table-cell table:style-name="ce1" office:value-type="string">
            <text:p>Huawei Watch</text:p>
          </table:table-cell>
        </table:table-row>
        <table:table-row table:style-name="ro1">
          <table:table-cell table:style-name="ce1" office:value-type="string">
            <text:p>24897</text:p>
          </table:table-cell>
          <table:table-cell table:style-name="ce1" office:value-type="string">
            <text:p>Lux-Case/Smartwatch/LG Watch/LG G Watch R W110</text:p>
          </table:table-cell>
          <table:table-cell table:style-name="ce1" office:value-type="string">
            <text:p>&lt;p&gt;LG G Watch R W110 er et smartwatch der udkom i Oktober 2015 og som blot vejer 62 gram og som har en tykkelse på 9.7 mm og indeholde et væld af funktionaliteter. Derudover er der integreret højtaler i uret (en feature som endnu ikke er så udbredt) som giver dig rig mulighed for at drage nytte af dets MP3-afspiller. Uret har en 1.3 tommers skærm med en opløsning på 320x320 og 245 pixels per inch og med anvendelsen af den velkendte Snapdragon 400 og 512 megabyte ram foregår alt lynhurtigt. Der kan forbindes til uret via både WIFI og Bluetooth og med dets 410 mAh batteri får du en brugstid på op til hele 48 timer! Der er både accelerometer, gyrometer, proximity meter, pulsmåler, barometer i uret, så den har i bund og grund alt hvad du har behov for. Hurtig opladning understøttes også og da uret er IP67 certificeret er det også vandtæt ned til en dybde af 1 meter i op til 30 minutter. &lt;br /&gt;&lt;br /&gt;Hos Lux-case.dk har vi et stort udvalg af tilbehør til dit LG G Watch R W110. Hvad end du er på udkig efter en ny flot rem, en ny oplader eller øget beskyttelse til dit ur, så har vi det garanteret!&lt;/p&gt;</text:p>
          </table:table-cell>
          <table:table-cell table:style-name="ce1" office:value-type="string">
            <text:p>LG G Watch R W110</text:p>
          </table:table-cell>
        </table:table-row>
        <table:table-row table:style-name="ro1">
          <table:table-cell table:style-name="ce1" office:value-type="string">
            <text:p>24898</text:p>
          </table:table-cell>
          <table:table-cell table:style-name="ce1" office:value-type="string">
            <text:p>Lux-Case/Smartwatch/LG Watch/LG G Watch W100</text:p>
          </table:table-cell>
          <table:table-cell table:style-name="ce1" office:value-type="string">
            <text:p>&lt;p&gt;LG G Watch W100 udkom i juni i 2014 og er IP67 certificeret og er således vandtæt ned til 1 meter og i 30 minutter og er samtidigt ridsefast da der er blevet anvendt Gorilla glass 3. Uret vejer blot 63 gram og er blot 10mm tykt og har en 1.62 tommers skærm med en opløsning på 280x280 og hele 240 ppi. Med dets lynhurtige Snapdragon 400 og 512 megabyte ram er der ikke meget at komme efter og enhver interaktion med uret er en fornøjelse. Uret har et 400 mAh batteri og giver dig op til 24 timers brug. LG G Watch W100 har 4gb indbygget lagring og har både accelerometer, gyrometer, kompas og understøtter kompas, sms, email og instant messenger. &lt;br /&gt;&lt;br /&gt;Hos Lux-case.dk har vi et bredt udvalg af tilbehør til netop dit ur og tilbyder afsendelse samme dag, så længe du bestiller inden kl 17. Vi har både remme, beskyttelsesglas samt både kabler og trådløse ladere!&lt;/p&gt;</text:p>
          </table:table-cell>
          <table:table-cell table:style-name="ce1" office:value-type="string">
            <text:p>LG G Watch W100</text:p>
          </table:table-cell>
        </table:table-row>
        <table:table-row table:style-name="ro1">
          <table:table-cell table:style-name="ce1" office:value-type="string">
            <text:p>24899</text:p>
          </table:table-cell>
          <table:table-cell table:style-name="ce1" office:value-type="string">
            <text:p>Lux-Case/Smartwatch/LG Watch/LG Watch Urbane W150</text:p>
          </table:table-cell>
          <table:table-cell table:style-name="ce1" office:value-type="string">
            <text:p>&lt;p&gt;LG Watch Urbane er et stilfuldt smartwatch fra LG der udkom i oktober 2015 og som giver dig mulighed for at slippe taget om din telefon lidt. Du får nemlig feeds fra Facebook, Pinterest, Instagram, din mail osv. direkte ind på skærmen via bluetooth. Med en 1.3” P-OLED skærm med en opløsning på 320x320 og hele 245 pixels per inch er det nemt at holde øje med både tiden og de notifikationer der af og til tikker ind. Uret vejer blot 65.5 gram og er vandtæt (IP67 certificeret) op til 1 meters dybde og i 30 minutter. Det er en del af Android Wear, så der er selvfølgelig også en masse apps til uret i enhver afskygning! LG Watch Urbane har et 410 mAh batteri, der sikrer dig at det i hvert fald holder hele dagen ud – og lidt til. Med en 1.2 ghz quadcore og 512 megabyte ram, er der heller ikke sparet på ydelsen i uret!&lt;br /&gt;&lt;br /&gt;På Lux-case.dk finder du et stort udvalg af tilbehør til dit LG Watch Urbane – vi har blandt andet både remme, opladere og beskyttelse til dit ur!&lt;/p&gt;</text:p>
          </table:table-cell>
          <table:table-cell table:style-name="ce1" office:value-type="string">
            <text:p>LG Watch Urbane</text:p>
          </table:table-cell>
        </table:table-row>
        <table:table-row table:style-name="ro1">
          <table:table-cell table:style-name="ce1" office:value-type="string">
            <text:p>24900</text:p>
          </table:table-cell>
          <table:table-cell table:style-name="ce1" office:value-type="string">
            <text:p>Lux-Case/Smartwatch/Motorola Moto/Motorola Moto 360 - 42mm</text:p>
          </table:table-cell>
          <table:table-cell table:style-name="ce1" office:value-type="string">
            <text:p>Motorola Moto 360 - 42mm udkom i september i 2015 og har et 300 mAh batteri som den drager fuld udnytte af. Det er et yderst holdbart smartwatch der er vandtæt i op til 1½ meters dybde i op til 30 minutter og hvis skærm er beskyttet af Gorilla Glass 3. <text:s/>Den er således netop beregnet til altid at være med på farten. Skærmen er 1.37” og har en opløsning på 360x325 og hele 263 PPI. Med en tykkelse på blot 11.4mm virker det ikke som et bulky ur og selve software-delen kører flydende uden problemer – hvilket i høj grad skyldes den hurtige Snapdragon 400 og urets 512 megabyte ram. Af positive ting bør især urets stilrene udseende fremhæves og dets ydelsesevne og batteritid. Derudover er der stor mulighed for at tilpasse Motorola Moto 360 - 42mm efter behov. Brugere har ytret at de ikke er så glade for at at det såkaldte ”flat tyre” stadigvæk er at finde i uret, men det er den vej Motorola har valgt at gå og det er om noget en smagssag. Det samme gør sig gældende ved at der ingen vibration er ved feedback, men blot lyd-notifikationer.&lt;br&gt;</text:p>
            <text:p/>
            <text:p>&lt;br&gt; </text:p>
            <text:p>Hos Lux-case har vi et bredt udvalg af tilbehør til dit smartwatch, såsom beskyttelsesglas, opladere og remme. Gå på opdagelse og find lige netop det tilbehør du står og mangler! </text:p>
            <text:p/>
          </table:table-cell>
          <table:table-cell table:style-name="ce1" office:value-type="string">
            <text:p>Motorola Moto 360 - 42mm</text:p>
          </table:table-cell>
        </table:table-row>
        <table:table-row table:style-name="ro1">
          <table:table-cell table:style-name="ce1" office:value-type="string">
            <text:p>24901</text:p>
          </table:table-cell>
          <table:table-cell table:style-name="ce1" office:value-type="string">
            <text:p>Lux-Case/Smartwatch/Motorola Moto/Motorola Moto 360 - 46mm</text:p>
          </table:table-cell>
          <table:table-cell table:style-name="ce1" office:value-type="string">
            <text:p>Motorola Moto 360 46mm udkom i september i 2015 og har fået en overhaling i forhold til forgængeren. Dette smartwatch har et 400 mAh batteri modsat forgængerens 320 mAh batteri og udnytter ligeledes batteritiden endnu bedre! Uret har en 1.56” IPS LCD touchskærm med en opløsning på 360x330 og hele 233 PPI, der er beskyttet af Gorilla Glass 3. Det har en tykkelse på blot 11.4 mm tykkelse og er vandtæt i op til 1½ meters dybde i op til 30 minutter. Det er således et yderst holdbart ur der netop er beregnet til at tage med på farten. Med Snapdragon 400 og 512 megabyte ram kører softwaren som en drøm og med 4 GB indbygget harddisk er der plads til at tage filer med på farten også. Af positive ting bør især urets stilrene udseende fremhæves og dets forberede ydelse og batteritid. Derudover er der stor mulighed for at tilpasse Motorola Moto 360 46mm <text:s/>efter behov.&lt;br&gt;</text:p>
            <text:p/>
            <text:p>&lt;br&gt; </text:p>
            <text:p>Hos Lux-case har vi et bredt udvalg af tilbehør til dit smartwatch, såsom beskyttelsesglas, opladere og remme. Gå på opdagelse og find lige netop det tilbehør du står og mangler!</text:p>
          </table:table-cell>
          <table:table-cell table:style-name="ce1" office:value-type="string">
            <text:p>Motorola Moto 360 - 46mm</text:p>
          </table:table-cell>
        </table:table-row>
        <table:table-row table:style-name="ro1">
          <table:table-cell table:style-name="ce1" office:value-type="string">
            <text:p>24902</text:p>
          </table:table-cell>
          <table:table-cell table:style-name="ce1" office:value-type="string">
            <text:p>Lux-Case/Smartwatch/Samsung Gear/Samsung Gear S2</text:p>
          </table:table-cell>
          <table:table-cell table:style-name="ce1" office:value-type="string">
            <text:p>&lt;p&gt;Samsung Gear S2 er et letvægts smartwatch på kun 51 gram der har et fremragende display og af udsøgt kvalitet. Det udkom i 2015 og er både intuitiv og brugervenligt! Rotationsringen optimerer i høj grad navigeringen på uret og giver dig større frihed når du bruger det! Uret har en 1.2 tommers AMOLED skærm med en opløsning på 360x360 og hele 302 pixels per inch! Der anvendes Tizen styresystemet som er optimeret til netop smartwatch-brug og med understøttelse af GPS, opkald og e-SIM, er det i sandhed et ur der ikke blot fungerer som et bindeled til din smartphone, men som rent og skær kan erstatte det i kortere perioder. Uret er beskyttet af det velkendte Gorilla Glass 3 og kan forbindes via både WIFI og Bluetooth.og så understøtter det også trådløs opladning! Beskyttet, forbundet og brugervenligt! Derudover er uret lynhurtig med dets 512 ram og har hele 4 gb lagerplads til billeder, mp3 mv. og har en brugstid på op til 48 timer! &lt;br /&gt;&lt;br /&gt;Hos Lux-case har vi et stort udvalg af tilbehør til din Samsung Gear S2, hvad enten du leder efter yderligere beskyttelse, en ny og smart rem eller en ny oplader! Vi sender ligeledes din bestilling samme dag, så længe du bestiller inden kl 17.&lt;/p&gt;</text:p>
          </table:table-cell>
          <table:table-cell table:style-name="ce1" office:value-type="string">
            <text:p>Samsung Gear S2</text:p>
          </table:table-cell>
        </table:table-row>
        <table:table-row table:style-name="ro1">
          <table:table-cell table:style-name="ce1" office:value-type="string">
            <text:p>24903</text:p>
          </table:table-cell>
          <table:table-cell table:style-name="ce1" office:value-type="string">
            <text:p>Lux-Case/Smartwatch/Sony SmartWatch/Sony SmartWatch 2</text:p>
          </table:table-cell>
          <table:table-cell table:style-name="ce1" office:value-type="string">
            <text:p>&lt;p&gt;Med Sony Smartwatch 2 behøver du ikke længere altid at have din telefon ved hånden! Uret er lavet af alluminium og vejer blot 122.5 gram og har en tykkelse på kun 9 millimeter. Den er desuden vandtæt (IP57 certificeret) i op til 1 meters dybde i 30 minutter og er også ridsefast. Sony Smart Watch 2 har en 1.6” tommers skærm med en opløsning på 220x176 og hele 176 pixels per inch. Batteriet kan holde til 7 dage (ved lavt forbrug) hvor uret altid er tændt eller 3-4 dage med kraftig forbrug, såsom at tjekke facebook, twitter osv. hyppigt. Der findes mange forskellige apps til uret som blandt andet inkluderer Gmail, Facebook, Twitter, Walkmate, kalender og mange andre. &lt;br /&gt;&lt;br /&gt;Vi har et stort udvalg af forskelligt tilbehør til dit ur lige her, hvad end du er på udkig efter en ny rem, beskyttelsesglas eller en ny oplader!&lt;/p&gt;</text:p>
          </table:table-cell>
          <table:table-cell table:style-name="ce1" office:value-type="string">
            <text:p>Sony SmartWatch 2</text:p>
          </table:table-cell>
        </table:table-row>
        <table:table-row table:style-name="ro1">
          <table:table-cell table:style-name="ce1" office:value-type="string">
            <text:p>24904</text:p>
          </table:table-cell>
          <table:table-cell table:style-name="ce1" office:value-type="string">
            <text:p>Lux-Case/Smartwatch/Sony SmartWatch/Sony SmartWatch 3</text:p>
          </table:table-cell>
          <table:table-cell table:style-name="ce1" office:value-type="string">
            <text:p>&lt;p&gt;Sony SmartWatch 3 udkom i Oktober 2014 og fås i 5 forskellige farver og vejer blot 76 gram! Med et 420 mAh batteri der giver dig en brugstid på op til 2 dage slipper du for altid at skulle tage telefonen frem, men kan blot anvende dit smartwatch når der skal tjekkes notifikationer eller lign. Du har netop alt hvad du har brug for – tilgængeligt direkte fra dit håndled! Facebook, start musik mv. Alt synkroniseres automatisk til dit ur. Uret har en 1.8 tommers skærm med en opløsning på 320x320 og hele 283 pixels per inch. Det er vandtæt (IP68 certificeret) ned til 1 meter i 30 minutter og du kan tilpasse urets udseende præcis som du vil, hvad enten du ønsker en ny og smart rem eller et anderledes interface på selve uret. Der er indbygget GPS, kompas, accelerationsmåler og gyrometer og du kan forbinde via både NFC, WIFI og Bluetooth. &lt;br /&gt;&lt;br /&gt;Hos Lux-case.dk har vi et bredt udvalg af tilbehør til dit Sony SmartWatch 3, hvad end du er på udkig efter en ny rem til at personliggøre dit ur, mangler et nyt ladekabel eller øget beskyttelse, så har vi det garanteret her! Husk at vi altid fremsender produkterne samme dag du bestiller, såfremt du bestiller inden kl 17.&lt;/p&gt;</text:p>
          </table:table-cell>
          <table:table-cell table:style-name="ce1" office:value-type="string">
            <text:p>Sony SmartWatch 3</text:p>
          </table:table-cell>
        </table:table-row>
        <table:table-row table:style-name="ro1">
          <table:table-cell table:style-name="ce1" office:value-type="string">
            <text:p>24905</text:p>
          </table:table-cell>
          <table:table-cell table:style-name="ce1" office:value-type="string">
            <text:p>Lux-Case/Tablet/Huawei Tablets/Huawei MediaPad M2 10</text:p>
          </table:table-cell>
          <table:table-cell table:style-name="ce1" office:value-type="string">
            <text:p>&lt;p&gt;Huawei MediaPad M2 10 kom på markedet i februar i 2016 fås i farverne Moonlight Silver og Luxurious Gold og vejer blot 500g og er ultratynd med blot 7.44 mm! Tabletten har en 10.1 tommers IPS LCD skærm med 1200x1920 og hele 224 pixels per inch! Skærmen dækker 71.4% af tablettens front og har en god betragtningsvinkel med klare farver. Tabletten har et 6660 mAh batteri der giver en batteritid på næsten 9 timer selvom du surfer via WIFI. Huawei MediaPad M2 10 fås i 2 versioner - standard og premium. Førstnævnte har 16 GB lagerplads og 2 GB ram mens den sidstnævnte har hele 64 GB og 3 GB ram. Tabletten har to kameraer; et primært på hele 13 megapixel og et sekundært på 5 megapixel og optager video i 1080p ved 30 frames i sekundet. Fremragende til apps og spil da tabletten har både vibrationsmotor, accelerometer, gyrometer og kompas.&lt;br /&gt;&lt;br /&gt;Uanset hvilket tilbehør du står og mangler til din Huawei MediaPad M2 10, så har vi det her hos Lux-case.dk! Vi har covers i mange forskellige farver, motiver og materialer, så du kan være sikker på at du kan finde lige netop det du leder efter! Leder du efter højtalere, høretelefoner, beskyttelsesfilm eller noget helt fjerde, så har vi det også! Husk at vi altid sender din bestilling samme dag såfremt du bestiller inden kl 17.&lt;br /&gt;&lt;br /&gt;Huawei MediaPad M2 10 Covers&lt;br /&gt;&lt;br /&gt;Hos Lux-case.dk har vi et kæmpe udvalg af covers til tablets og vi har selvfølgelig også covers til MediaPad M2 10! Det kan altid svare sig at være på forkant inden uheldet er ude og købe et beskyttende cover til din MediaPad M2 10. Det er først når skaden er sket og du står og skal betale for reperation af din tablet eller helt erstatte den at du ærgrer dig. Slip bekymringerne og køb et cover til MediaPad M2 10. Vi har et stort udvalg af covers i mange forskellige farver, motiver og materialer. Det handler derfor blot om at gå på opdagelse i vores sortiment og finde lige præcis det cover du står og mangler. Skulle vi mod forventning ikke have det cover til MediaPad M2 10 som du er på udkig efter, så må du meget gerne skrive en mail til os og så skal vi nok se om det ikke er muligt at få det med i vores sortiment.&lt;/p&gt;</text:p>
          </table:table-cell>
          <table:table-cell table:style-name="ce1" office:value-type="string">
            <text:p>Huawei MediaPad M2 10</text:p>
          </table:table-cell>
        </table:table-row>
        <table:table-row table:style-name="ro1">
          <table:table-cell table:style-name="ce1" office:value-type="string">
            <text:p>24922</text:p>
          </table:table-cell>
          <table:table-cell table:style-name="ce1" office:value-type="string">
            <text:p>Lux-Case/Tablet/Lenovo/Lenovo Tab 2 A10-30</text:p>
          </table:table-cell>
          <table:table-cell table:style-name="ce1" office:value-type="string">
            <text:p>&lt;p&gt;Lenovo Tab 2 A10-30 vejer blot 525 gram, fås i blå og hvid og er en tablet der synes at kunne det meste. Lenovo beskriver den selv som en ’entertainment’ tablet og det er den i sandhed også! Tabletten har et 7000 mAh batteri der giver en batteritid på hele 10 timer og brugen af Qualcomm Snapdragon 200 og 1GB ram gør at den reagerer lynhurtigt. Du kommer heller ikke til at mangle plads, da tabletten understøtter MicroSD op til 64 GB foruden de indbyggede 16 GB eMMC. Lenovo Tab 2 A10-30 har en 10.1 tommers IPS LED skærm med en opløsning på 1200x800 og trods de to kameraer på henholdsvis 5 megapixel (primær) og 2 megapixel (sekundær) ikke er noget at råbe højt om, så tager de fremragende billeder og optager video i god kvalitet. &lt;br /&gt;&lt;br /&gt;Mangler du et cover eller et smart etui til at beskytte din Lenovo Tab 2 A10-30? Hos Lux-case.dk har vi et kæmpe udvalg til netop din tablet. Vælg mellem mange forskellige materialer, motiver og farver! Mangler du andet tilbehør, så har vi det også her; højtalere, høretelefoner, holdere, beskyttelsesfilm - vi har det hele!&lt;/p&gt;</text:p>
            <text:p/>
            <text:p>&lt;p&gt;Lenovo Tab 2 A10-30 Covers&lt;br /&gt;Er du på udkig efter et cover til Lenovo Tab 2 A10-30? Så er du kommet til rette sted! Lux-case.dk har et stort udvalg af covers til tablets og det burde derfor være nemt at finde et der falder i din smag. Det kan altid svare sig at købe et cover til Lenovo Tab 2 A10-30, for når tabletten altid er med på farten er der større chance for at der sker utilsigtede skader. Det er først når uheldet er ude at du ærgrer dig over at skulle betale for en reperation eller erstatning af din tablet. Vær på forkant og vælg et af vores mange covers til at beskytte din tablet! Vi har covers til Lenovo Tab 2 A10-30 i mange forskellige farver og materialer og med mange motiver. Det handler derfor blot om at gå på opdagelse i vores store sortiment og finde lige nøjagtig det du leder efter. Har vi mod forventning ikke det cover til Lenovo Tab 2 A10-30 du leder efter, så er du mere end velkommen til at skrive en email til os og så skal vi nok se om vi ikke kan få det skaffet hjem på lager&lt;/p&gt;</text:p>
          </table:table-cell>
          <table:table-cell table:style-name="ce1" office:value-type="string">
            <text:p>Lenovo Tab 2 A10-30</text:p>
          </table:table-cell>
        </table:table-row>
        <table:table-row table:style-name="ro1">
          <table:table-cell table:style-name="ce1" office:value-type="string">
            <text:p>24939</text:p>
          </table:table-cell>
          <table:table-cell table:style-name="ce1" office:value-type="string">
            <text:p>Lux-Case/Tablet/Lenovo/Lenovo Tab 2 A8-50</text:p>
          </table:table-cell>
          <table:table-cell table:style-name="ce1" office:value-type="string">
            <text:p>&lt;p&gt;Lenovo Tab 2 a8-50 kom på markedet I juni 2015 og vejer blot 360 gram og er 8.9 mm tyk! Den fås i 4 farver; Pearl white, Ebony, Midnight Blue og Neon pink, så der er uden tvivl noget for enhver smag. Tabletten har en 8 tommers IPS LCD skærm med en opløsning på 800x1280 som understøtter multitouch og som fremgår tydelig og klart i farverne. Lenovo Tab 2 a8-50 gør brug af en 1.3 Ghz Quadcore processor og 1 GB ram. Tabletten fås i to versioner, hvoraf 4G modellen anvender Mediatek MT8735 og WIFI modellen anvender Mediatek MT8161 - begge er dog lynhurtige og den største mærkbar forskel er netop hvorvidt de understøtter 4G eller WIFI. Lenovo Tab 2 a8-50 har indbygget 8 eller 16 GB plads og understøtter derudover MicroSD op til 32 GB ekstra lagerplads. Tabletten har et 4290 mAh batteri som grundet optimering fra Lenovos side giver dig en batteritid på helt op til 8 timer! Den har et primært kamera på 5 megapixel og et sekundært kamera på 2 megapixel.&lt;br /&gt;&lt;br /&gt;Mangler du en god måde at beskytte din Lenovo Tab 2 a8-50 på? Så er du kommet til det rette sted! Lux-case.dk har et stort udvalg af forskellige måder at beskytte din tablet på, uanset om du leder efter et cover, et etui eller en anden smart måde at opbevare din tablet på. Vi har også et stort udvalg af alt andet tilbehør du skulle mangle såsom højtalere, høretelefoner, holdere og meget andet!&lt;br /&gt;&lt;br /&gt;Lenovo Tab 2 A8-50 Covers&lt;br /&gt;&lt;br /&gt;Mangler du et beskyttende cover til Lenovo Tab 2 A8-50? Hos Lux-case har vi foruden Danmarks største udvalg af covers til smartphones også et enormt udvalg af tablets og vi har selvfølgelig også covers til Lenovo Tab 2 A8-50! Udvalget giver dig mulighed for at vælge imellem mange forskellige materialer, farver og motiver. Det burde derfor være en smal sag at finde et cover der falder i din smag. Med et cover til Lenovo Tab 2 A8-50 behøver du ikke at bekymre dig om utilsigtede skader og behøver ikke at frygte at skulle stå i en situation hvor du er nødsaget til at betale for at få din tablet repareret eller i værste fald erstattet. Skulle vi mod forventning ikke have det cover til Lenovo Tab 2 A8-50 du leder efter, så er du meget velkommen til at skrive til os og så skal vi nok se om vi ikke kan få det med i vores sortiment.&lt;/p&gt;</text:p>
          </table:table-cell>
          <table:table-cell table:style-name="ce1" office:value-type="string">
            <text:p>Lenovo Tab 2 A8-50</text:p>
          </table:table-cell>
        </table:table-row>
        <table:table-row table:style-name="ro1">
          <table:table-cell table:style-name="ce1" office:value-type="string">
            <text:p>24956</text:p>
          </table:table-cell>
          <table:table-cell table:style-name="ce1" office:value-type="string">
            <text:p>Lux-Case/Tablet/Lenovo/Lenovo Yoga Tab 3 10</text:p>
          </table:table-cell>
          <table:table-cell table:style-name="ce1" office:value-type="string">
            <text:p>&lt;p&gt;Lenovo Yoga Tab 3 10 kom på markedet i 2015 og var i sandhed en tablet der var værd at bide mærke i! Med et 8400 mAh batteri ligger batteritiden på imponerende 18 timer! Lithium-ion batteriet med 3 celler er højtydende og er et batteri man normalvis ser i bærbare. Tabletten har en 10.1” LCD IPS skærm med en opløsning på 1280x800 og 149 pixels per inch. Skærmen udgør 70.82% af tablettens front. Tabletten har modsat mange andre tablets kun et kamera. Det er dog på hele 8 megapixel og højtydende. Det eneste du mangler er således muligheden for at tage selfies, hvilket som regel ikke er det største problem. Lenovo Yoga Tab 3 10 anvender en 1.3 ghz Qualcomm APQ8009 processor og har 1 GB ram. Af lagerplads er der 16 GB til rådighed mens MicroSD kort understøttes helt op til 128 GB. Du kommer derfor sandsynligvis ikke til at stå og mangle lagerplads lige forløbigt. Det er en letvægts-tablet på 655 gram som både understøtter WIFI og Bluetooth og som har indbygget accelerometer, g-sensor, vibrator, og hall sensor.&lt;br /&gt;&lt;br /&gt;Vi har et kæmpe udvalg af tilbehør til din Lenovo Yoga Tab 3 10 her hos Lux-case.dk og uanset hvad du er på udkig efter, så kan du helt sikkert finde det her! Vi har covers og etuier i mange afskygninger, hvor du kan vælge imellem et væld af farver, motiver og materialer. Er du derimod på udkig efter højtalere, høretelefoner eller noget helt tredje, så har vi selvfølgelig også det! Bestiller inden kl 17 og vi sender samme dag.&lt;br /&gt;&lt;br /&gt;Lenovo Yoga Tab 3 10 Covers&lt;br /&gt;&lt;br /&gt;Står du og mangler et beskyttende cover til Lenovo Yoga Tab 3 10, så er du kommet til det rette sted! Hos Lux-case.dk har vi et stort udvalg af covers og det burde derfor være en smal sag at finde lige nøjagtig det du leder efter. Det er altid en god ide at anskaffe sig et beskyttende cover til Lenovo Yoga Tab 3 10, for det er først når uheldet er ude at du ærgrer dig. Der kan nemt ske utilsigtede skader når tabletten altid er med under armen og det er ærgeligt at skulle stå i en situation hvor du finder dig nødsaget til at betale for at få din Lenovo Yoga Tab 3 10 repareret eller i værste fald at skulle udskifte den med en ny tablet. Vi har et udvalg der giver dig mulighed for at vælge imellem mange materialer, motiver og farver. Kan du dog mod vores forventning ikke finde det Lenovo Yoga Tab 3 10 cover du leder efter, så er du mere end velkommen til at skrive en email til os og så skal vi nok se om vi ikke kan få det med i vores sortiment.&lt;/p&gt;</text:p>
          </table:table-cell>
          <table:table-cell table:style-name="ce1" office:value-type="string">
            <text:p>Lenovo Yoga Tab 3 10</text:p>
          </table:table-cell>
        </table:table-row>
        <table:table-row table:style-name="ro1">
          <table:table-cell table:style-name="ce1" office:value-type="string">
            <text:p>24973</text:p>
          </table:table-cell>
          <table:table-cell table:style-name="ce1" office:value-type="string">
            <text:p>Lux-Case/Tablet/Huawei Tablets/Huawei MediaPad M2 8</text:p>
          </table:table-cell>
          <table:table-cell table:style-name="ce1" office:value-type="string">
            <text:p>Huawei MediaPad M2 8 Covers&lt;br&gt;</text:p>
            <text:p/>
            <text:p>&lt;br&gt; </text:p>
            <text:p>Vi anbefaler altid at du køber et beskyttende cover til Huawei MediaPad M2 8 så du kan få gavn af den i så lang tid som muligt! Det er først efter at uheldet har været ude og din tablet er blevet ridset at du ærgrer dig over at du ikke fik beskyttet den i tide! Se det som en investering, så du slipper for at skulle bekymre dig om hvorvidt du pludselig skal betale for at få din tablet repareret eller erstatte den med en ny. Vi har et stort udvalg af covers til Huawei MediaPad M2 8 hos Lux-case og du bør derfor uden problemer kunne finde lige nøjagtig det du leder efter i vores sortiment. Uanset farve, motiv og materiale, så har vi det cover til Huawei MediaPad M2 8 du måtte mangle! Vi har også et bredt udvalg af covers til Huawei MediaPad M2 8 med tri-fold funktion, så du hurtigt kan anvende din tablet til at se film uden at skulle sidde med den i hænderne. </text:p>
            <text:p/>
          </table:table-cell>
          <table:table-cell table:style-name="ce1" office:value-type="string">
            <text:p>Huawei MediaPad M2 8</text:p>
          </table:table-cell>
        </table:table-row>
        <table:table-row table:style-name="ro1">
          <table:table-cell table:style-name="ce1" office:value-type="string">
            <text:p>24990</text:p>
          </table:table-cell>
          <table:table-cell table:style-name="ce1" office:value-type="string">
            <text:p>Lux-Case/Tablet/Acer Tablets/Acer Aspire Switch 10</text:p>
          </table:table-cell>
          <table:table-cell table:style-name="ce1" office:value-type="string">
            <text:p>&lt;p&gt;Acer Aspire Switch 10 kom på markedet i maj 2014 og er en hybrid tablet, der kan fungere både som tablet og som bærbar computer (en såkaldt 2-i-1). Den fås i grå eller sort i et lækkert og stilfuldt børstet aluminiums-design, er blot 8.9 mm tyk og vejer blot 1.17 kg! Tabletten har en 10.1 tommers IPS skærm med en opløsning på 1920x1200 der er beskyttet af Gorilla Glass 3. Tabletten anvender Zero Air Gap teknologien der giver en mere kompakt skærm uden at gå på kompris med kvaliteten. På hardware fronten er der heller ikke meget at komme efter. Tabletten gør brug af en Atom Z3735Fprocessor, 2 GB ram og Intel HD graphics og giver således en udmærket ydelse. Acer Aspire Switch 10 har et imponerende batteri der giver op til 8 timers batteritid! Der er modeller med henholdsvis 32 og 64 GB lagerplads, men begge understøtter MicroSD kort så du behøver ikke være nervøs for at løbe tør for lagerplads og du kan altid udvide det yderligere med tilkøb af keyboards med op til 500 GB integreret harddisk. Tabletten har kun et primært kamera på 2 megapixel, hvilket ikke er imponerende som sådan, men det gør dog hvad det skal. &lt;br /&gt;&lt;br /&gt;Mangler du et beskyttende cover til din Acer Aspire Switch 10 eller vil du udvide dets funktionalitet med fx. en stander eller en kortholder, så er du kommet til det rette sted! Hos Lux-case.dk har vi Danmarks største udvalg af covers og i et væld af farver, materialer og motiver! Det handler blot om at finde lige nøjagtig det du leder efter. Vi har også alt andet i tilbehør, hvad enten du er på udkig efter kabler, holdere, høretelefoner eller noget helt fjerde!&lt;br /&gt;&lt;br /&gt;Acer Aspire Switch 10 Covers&lt;br /&gt;&lt;br /&gt;Mangler du et smart og beskyttende cover til Acer Aspire Switch 10? Vi har et kæmpe udvalg af covers hos Lux-case.dk til tablets og det burde derfor ikke være et problem at finde noget der falder i din smag. Da tabletten altid er med på farten kan det altid betale sig at beskytte den mod utilsigtede skader og det kan hurtigt blive dyrt at reparere eller udskifte din tablet. Vi anbefaler derfor altid at du køber et beskyttende cover til Acer Aspire Switch 10 og sparer bekymringerne. Vi har et hav af forskellige covers til Acer Aspire Switch 10 med et væld af forskellige farver, materialer og motiver. Det handler derfor bare om at gå på opdagelse i vores sortiment og finde lige præcis det du leder efter. Skulle vi dog mod forventning ikke have det cover til Acer Aspire Switch 10 du leder efter, så må du meget gerne sende os en email og så skal vi nok se om vi ikke kan få det hjem på lager.&lt;/p&gt;</text:p>
          </table:table-cell>
          <table:table-cell table:style-name="ce1" office:value-type="string">
            <text:p>Acer Aspire Switch 10</text:p>
          </table:table-cell>
        </table:table-row>
        <table:table-row table:style-name="ro1">
          <table:table-cell table:style-name="ce1" office:value-type="string">
            <text:p>25007</text:p>
          </table:table-cell>
          <table:table-cell table:style-name="ce1" office:value-type="string">
            <text:p>Lux-Case/Mobil/LG/LG G5</text:p>
          </table:table-cell>
          <table:table-cell table:style-name="ce1" office:value-type="string">
            <text:p>&lt;p&gt;LG G5 er en stilfuld telefon der blot vejer 159 gram og som kom på markedet i februar 2016. Den fås i fire farver; sølv, titan, guld og pink og der er flere modeller at vælge imellem - du kan dog være sikker på at alle modeller er lynhurtige. Forskellen er netop ikke betydelig stor og veksler blandt andet mellem 3 eller 4 GB ram. Telefonen har en IPS LCD 5.3 tommers skærm med en opløsning på 1440x2560 og vanvittige 554 pixels per inch! Skærmen dækker 70.1% af telefonens front og er beskyttet af Gorilla Glass 4. LG G5 har et udskifteligt LI-Ion 2800 mAh batteri, hvilket i sig selv er et kæmpe plus. Det understøtter ligeledes quick charge 3.0 og oplader derfor batteriet til 83% af dets kapacitet på blot 30 minutter! Telefonens primære kamera er på hele 16 megapixel mens det sekundære ligger på 8 megapixel, så du er sikret muligheden for at tage imponerende billeder på farten. Der er indbygget 32 GB lagerplads i telefonen og med understøttelsen af MicroSD kort på helt op til 200 GB kommer du ikke just til at mangle plads foreløbigt. LG G5 har indbygget fingeraftrykslæser, accelerometer, gyrometer, proximity meter, kompas og barometer.&lt;br /&gt;&lt;br /&gt;Hvad end du er på udkig efter øget beskyttelse til din telefon eller blot vil personliggøre din telefon, så kan du være sikker på at du kan finde det her på Lux-case.dk. Vi har nemlig Danmarks største udvalg af covers og etuier og mange forskellige farver, materialer og motiver at vælge imellem! Er du derimod på udkig efter kabler, høretelefoner, holdere, bærbare højtalere eller noget helt femte, så har vi det uden tvivl også her! Husk at vi altid afsender din bestilling samme dag , så længe den bliver afgivet inden kl 17!&lt;br /&gt;&lt;br /&gt;LG G5 Covers&lt;br /&gt;&lt;br /&gt;Leder du efter et cover til LG G5? Så er du kommet til det rette sted! Hos Lux-case har vi Danmarks største udvalg af covers til smartphones og vi har derfor selvfølgelig også covers til LG G5! Det er altid en god ide at være på forkant inden uheldet er ude. Det kan hurtigt blive en en dyr affære at skulle erstatte din smartphones eller at betale for at få den repareret. Vi anbefaler derfor altid at du erhverver dig et beskyttende cover til din smartphone. Vi har covers til LG G5 i alle afskygninger, så det handler i bund og grund blot om at du finder det du mangler. Skulle vi mod forventning ikke have det cover til LG G5 du leder efter, så må du meget gerne skrive en mail til os og så skal vi nok se om vi ikke kan få det hjem på lager og tilføjet vores sortiment.&lt;/p&gt;</text:p>
          </table:table-cell>
          <table:table-cell table:style-name="ce1" office:value-type="string">
            <text:p>LG G5</text:p>
          </table:table-cell>
        </table:table-row>
        <table:table-row table:style-name="ro1">
          <table:table-cell table:style-name="ce1" office:value-type="string">
            <text:p>25024</text:p>
          </table:table-cell>
          <table:table-cell table:style-name="ce1" office:value-type="string">
            <text:p>Lux-Case/Mobil/HTC/HTC Desire 530</text:p>
          </table:table-cell>
          <table:table-cell table:style-name="ce1" office:value-type="string">
            <text:p>&lt;p&gt;HTC Desire 530 kom på markedet i marts 2016 og er i sandhed imponerende taget dets prisleje i betragtning. Den vejer blot 140 gram og er 8.3mm i tykkelsen. Den har 16 GB lagerplads og understøtter microSD helt op til 200 gb! Du kommer derfor ikke lige foreløbigt til at mangle lagerplads! Telefonen kører den nyeste version af Android (6.0 Marshmellow) og med Snapdragon 210, en Quad-core 1.1 GHz Cortex-A7 processor og 1.5 GB ram, får du også rigtig god ydelse! HTC Desire 530 har en Super LCD 5.0 tommers skærm med en opløsning på 720x1280 og imponerende 294 pixels per inch med 66.2% screen-to-body ratio. Telefonen har et primært kamera på 8 megapixel og et sekundært på 5 megapixel som begge tager fremragende billeder. HTC Desire 530 har et batteri på 2200 mAh, hvilket ikke umiddelbart lyder af meget. Batteriet kan dog modsat i mange andre telefoner skiftes og med et ekstra batteri ved hånden er du derfor sikret forlænget batteritid. Telefonen understøtter både NFC og GPS og gør brug af nanoSIM.&lt;br /&gt;&lt;br /&gt;Hos Lux-case.dk kan du finde Danmarks største udvalg af covers til din telefon. Vi har således et bredt udvalg af farver, motiver og materialer at vælge imellem. Mangler du et kabel, høretelefoner, bærbare højtaler, holdere til bilen eller noget helt andet, så har vi det også her! Husk at vi altid sender din bestilling samme dag, så længe du bestiller inden kl 17!&lt;br /&gt;&lt;br /&gt;HTC Desire 530 Covers&lt;br /&gt;&lt;br /&gt;Hos Lux-case.dk har vi Danmarks største udvalg af covers til smartphones, så selvfølgelig har vi også en masse covers til HTC Desire 530! Det er altid en god ide at være på forkant inden uheldet er ude. Det kan hurtigt blive en dyr affære at skulle betale for at få sin smartphone repareret eller at skulle ud og købe en ny. Vi anbefaler derfor at du køber et cover til HTC Desire 530 så du kan spare bekymringerne og bruge din smartphone på farten i ro og mag. Uanset hvilket cover til HTC Desire 530 du leder efter, så vil du uden tvivl kunne det finde det her. Vi har covers i mange forskellige farver, materialer og med mange motiver. Det handler således blot om at gå på opdagelse og om at finde lige nøjagtigt det cover du finder appellerende. Skulle vi dog mod forventning ikke have et cover til HTC Desire 530 i vores sortiment, så må du meget gerne skrive til os og så skal vi nok se om vi ikke kan få det hjem på lager!&lt;/p&gt;</text:p>
          </table:table-cell>
          <table:table-cell table:style-name="ce1" office:value-type="string">
            <text:p>HTC Desire 530</text:p>
          </table:table-cell>
        </table:table-row>
        <table:table-row table:style-name="ro1">
          <table:table-cell table:style-name="ce1" office:value-type="string">
            <text:p>25058</text:p>
          </table:table-cell>
          <table:table-cell table:style-name="ce1" office:value-type="string">
            <text:p>Lux-Case/Tablet/Samsung Tablets/Samsung TabPro S</text:p>
          </table:table-cell>
          <table:table-cell table:style-name="ce1" office:value-type="string">
            <text:p>&lt;p&gt;Samsung TabPro S er en letvægts og stilfuld tablet der kom på markedet i marts 2014 og som blandt andet giver dig mulighed for at streame direkte fra din Xbox til tabletten! Det giver dig en noget større mobilitet og du kan nyde dit indhold fra spillekonsol på farten. Tabletten har en 12 tommers sAMOLED skærm med en opløsning på hele 2160x1440 med 216 pixels per inch. Der et væld af apps tilgængelige fra Windows Store, så det burde ikke være et problem at finde programmer eller spil! Tabletten er en 2-i-1 og kører derfor også Windows 10 og en Intel Core M Dualcore 2.2 GHz processor såvel som hele 4GB ram - den er således pakket med ydelse og har en lynhurtig SSD harddisk på henholdsvis 128gb eller 256gb. Samsung TabPro S har to kameraer, begge på 5 megapixel og et batteri på imponerende 5200 mAh som giver dig en batteritid på op til 10½ time og som kan oplades på blot 1½ time, da den anvender Type C USB. Modellen fås med WIFI eller LTE.&lt;br /&gt;&lt;br /&gt;Mangler du et beskyttende cover til din Samsung TabPro S eller en smart måde at bære den på når du er på farten? Hos Lux-case.dk har vi et kæmpe udvalg af etuier og covers til din tablet i et væld af farver og i mange forskellige materialer. Leder du efter andet tilbehør? Vi har et udvalg af kabler i enhver afskygning, bærbare højtalere, SDkort, holdere til bilen og meget andet! Husk at vi sender din bestilling samme dag, så længe du bestiller inden kl 17.&lt;br /&gt;&lt;br /&gt;Samsung TabPro S Covers&lt;br /&gt;&lt;br /&gt;Hos Lux-case.dk har vi et kæmpe udvalg af covers til tablets. Vi har derfor selvfølgelig også en masse covers til Samsung TabPro S. Det kan altid betale sig at være på forkant inden uheldet er ude. Utilsigtede skader kan hurtigt blive en dyr affære hvis du skal have repareret din tablet eller hvis du skal have erstattet den med en ny. En tablet er altid med på farten og er derfor mere udsat for skader og vi anbefaler derfor at du køber et cover til Samsung TabPro S for at forlænge dets levetid. Vi har et stort udvalg af covers til Samsung TabPro S i mange farver, motiver og materialer. Så det handler egentligt blot om at du går på opdagelse i vores store sortiment og finder lige præcis det du mangler. Skulle vi mod forventning ikke have det cover til Samsung TabPro S du mangler, så må du meget gerne sende os en email og så skal vi nok se om vi ikke kan få det på lager!&lt;/p&gt;</text:p>
          </table:table-cell>
          <table:table-cell table:style-name="ce1" office:value-type="string">
            <text:p>Samsung TabPro S</text:p>
          </table:table-cell>
        </table:table-row>
        <table:table-row table:style-name="ro1">
          <table:table-cell table:style-name="ce1" office:value-type="string">
            <text:p>25591</text:p>
          </table:table-cell>
          <table:table-cell table:style-name="ce1" office:value-type="string">
            <text:p>Lux-Case/Mobil/Alcatel</text:p>
          </table:table-cell>
          <table:table-cell table:style-name="ce1" table:number-columns-repeated="2"/>
        </table:table-row>
        <table:table-row table:style-name="ro1">
          <table:table-cell table:style-name="ce1" office:value-type="string">
            <text:p>25592</text:p>
          </table:table-cell>
          <table:table-cell table:style-name="ce1" office:value-type="string">
            <text:p>Lux-Case/Mobil/Oneplus</text:p>
          </table:table-cell>
          <table:table-cell table:style-name="ce1" table:number-columns-repeated="2"/>
        </table:table-row>
        <table:table-row table:style-name="ro1">
          <table:table-cell table:style-name="ce1" office:value-type="string">
            <text:p>25593</text:p>
          </table:table-cell>
          <table:table-cell table:style-name="ce1" office:value-type="string">
            <text:p>Lux-Case/Tablet/Dell</text:p>
          </table:table-cell>
          <table:table-cell table:style-name="ce1" table:number-columns-repeated="2"/>
        </table:table-row>
        <table:table-row table:style-name="ro1">
          <table:table-cell table:style-name="ce1" office:value-type="string">
            <text:p>25594</text:p>
          </table:table-cell>
          <table:table-cell table:style-name="ce1" office:value-type="string">
            <text:p>Lux-Case/Tablet/Toshiba</text:p>
          </table:table-cell>
          <table:table-cell table:style-name="ce1" table:number-columns-repeated="2"/>
        </table:table-row>
        <table:table-row table:style-name="ro1">
          <table:table-cell table:style-name="ce1" office:value-type="string">
            <text:p>25595</text:p>
          </table:table-cell>
          <table:table-cell table:style-name="ce1" office:value-type="string">
            <text:p>Lux-Case/Tablet/HP</text:p>
          </table:table-cell>
          <table:table-cell table:style-name="ce1" table:number-columns-repeated="2"/>
        </table:table-row>
        <table:table-row table:style-name="ro1">
          <table:table-cell table:style-name="ce1" office:value-type="string">
            <text:p>25596</text:p>
          </table:table-cell>
          <table:table-cell table:style-name="ce1" office:value-type="string">
            <text:p>Lux-Case/Tablet/Amazon</text:p>
          </table:table-cell>
          <table:table-cell table:style-name="ce1" table:number-columns-repeated="2"/>
        </table:table-row>
        <table:table-row table:style-name="ro1">
          <table:table-cell table:style-name="ce1" office:value-type="string">
            <text:p>25597</text:p>
          </table:table-cell>
          <table:table-cell table:style-name="ce1" office:value-type="string">
            <text:p>Lux-Case/Kamera/GoPro Tilbehør/GoPro Hero</text:p>
          </table:table-cell>
          <table:table-cell table:style-name="ce1" office:value-type="string">
            <text:p>GoPro er det mærke som de fleste vil genkende når man taler om action kameraer. Virksomheden har hurtigt og på en meget overbevisende måde positioneret sig som en go-to producent af alsidige action kameraer som kan bruges i mange forskellige omgivelser og til mange forskellige brugsformål. Alle kameraer i HERO serien kan anvende det samme tilbehør da GoPro har valgt at gøre alle deres kameraer bagud kompatible. For dig betyder det at du ikke behøver at købe nyt udstyr når du opgraderer til en ny GoPro model, men istedet blot kan anvende det tilbehør du havde til den forrige model. Med et GoPro kamera er du sikker på at du får alle detajler med og med det store udvalg af tilbehør som der er til rådighed, kommer du næppe til at savne noget! &lt;br&gt;</text:p>
            <text:p/>
            <text:p>&lt;br&gt; </text:p>
            <text:p>Hos Lux-case kan du finde massevis af tilbehør til dit GoPro kamera! Vi har blandt andet vandtætte etuier, bobbere, dykkerbriller, selfiestænger, beslag til hjelmen, cyklen og meget andet! Uanset om du anvender dit GoPro på skiferien, når du er ude og svømme, når du er ude og cykle eller til noget helt andet, så kan du helt sikkert finde det du mangler her hos os! Vi har også mange forskellige tilbehørskit hvor du kan få meget forskelligt tilbehør i én pakke til en billig pris! Gå på opdagelse og find det du mangler i dag! Vi har masser at vælge imellem og vi sørger selvfølgelig altid for at sende det til dig hurtigst muligt, så du kan komme igang med at optage en masse gode videoer og gense dine minder! </text:p>
            <text:p/>
          </table:table-cell>
          <table:table-cell table:style-name="ce1"/>
        </table:table-row>
        <table:table-row table:style-name="ro1">
          <table:table-cell table:style-name="ce1" office:value-type="string">
            <text:p>25598</text:p>
          </table:table-cell>
          <table:table-cell table:style-name="ce1" office:value-type="string">
            <text:p>Lux-Case/Kamera/GoPro Tilbehør/GoPro Hero Session</text:p>
          </table:table-cell>
          <table:table-cell table:style-name="ce1" office:value-type="string">
            <text:p>GoPro Hero Session er GoPro’s mindste og letteste kamera nogensinde og så er det ovenikøbet både vandtæt ned til 10 meter og yderst robust! Den er oplagt at montere på steder hvor andre kameraer i GoPro Hero serien ikke kan blive monteret grundet deres størrelse - fx på siden af din hjelm! Det er også noget nemmere at have dette lette kamera monteret på kroppen. Kameraet bruger kun batteri når det optager og du kan med fordel anvende GoPro appen eller en fjernbetjening til at styre optagelserne med. Hero Session har nemlig kun 1 knap som gør den yderst nem at anvende - tænd og sluk. Kameraet har både en mikrofon foran og en mikrofon bagved så den optager 360graders lyd og så ved kameraet ovenikøbet hvad der er op og hvad der er ned, så uanset hvordan du placerer den, så vil den optage det i det korrekte format. Hero Session kan også optage time-lapses fra 0.5 til 50 sekunder og har en burst funktion som giver dig mulighed for at tage 10 billeder i sekundet! &lt;br&gt;</text:p>
            <text:p/>
            <text:p>&lt;br&gt; </text:p>
            <text:p>Hos Lux-case kan du finde alt det tilbehør du måtte mangle til dit kamera! Vi har masser af forskellige monteringsbeslag, remme, bobbere og meget andet! Du kan også finde tilbehørskit med massevis af tilbehør i - vi har alt fra 3 i 1 til 36 i 1 tilbehørskit, så der burde være noget for enhver smag. Der er mange penge at spare ved at købe et tilbehørskit kontra at købe tilbehøret enkeltvis, så gå på opdagelse og find det du mangler i dag! </text:p>
            <text:p/>
          </table:table-cell>
          <table:table-cell table:style-name="ce1"/>
        </table:table-row>
        <table:table-row table:style-name="ro1">
          <table:table-cell table:style-name="ce1" office:value-type="string">
            <text:p>25599</text:p>
          </table:table-cell>
          <table:table-cell table:style-name="ce1" office:value-type="string">
            <text:p>Lux-Case/Diverse/Audio/BOSE</text:p>
          </table:table-cell>
          <table:table-cell table:style-name="ce1" office:value-type="string">
            <text:p>Er du på udkig efter en bærbar bluetooth højtaler der er højtydende? BOSE er pionærerer indenfor lydverdenen og med denne højtaler viser virksomheden tydeligt hvorfor. Den er ultra kompakt og nyder godt af de nyeste teknologiske fremskridt der sikrer dig fremragende lydkvalitet. Sound so good you need to hear it to believe it, som BOSE selv proklamerer. Foruden en utrolig dyb bas og et højt lydniveau er der også gjort en stor indsats for at minimere højtalerens vibrationer således den bliver på sin plads. Du kan afspille musik trådløst over bluetooth fra din tablet eller telefon og du kan sågar foretage håndfri telefonopkald ved hjælp af højtaleren. Som nævnt er højtaleren utrolig kompakt og du kan derfor med fordel altid have den med på farten i tasken så du både kan have gavn af den om morgenen ved morgenbordet, på kontoret og efter arbejdet. BOSEs mission er at fremføre en lydstandard som er livstro og med denne højtaler gør de et godt stykke arbejde henad vejen!</text:p>
            <text:p/>
            <text:p>Når du altid har din BOSE SoundLink Mini Bluetooth speaker med på farten, er det en god ide at købe et etui til den så du er sikker på at komme utilsigtede uheld i forkøbet. Vi har et bredt udvalg af forskellige måder at beskytte din højtaler på. Det handler blot om at gå på opdagelse! </text:p>
            <text:p/>
          </table:table-cell>
          <table:table-cell table:style-name="ce1"/>
        </table:table-row>
        <table:table-row table:style-name="ro1">
          <table:table-cell table:style-name="ce1" office:value-type="string">
            <text:p>25600</text:p>
          </table:table-cell>
          <table:table-cell table:style-name="ce1" office:value-type="string">
            <text:p>Lux-Case/Tablet/Dell/Dell Venue 10 Pro</text:p>
          </table:table-cell>
          <table:table-cell table:style-name="ce1" office:value-type="string">
            <text:p>&lt;p&gt;Dell Venue 10 Pro udkom i Januar 2015 og er en tablet i slate form, hvilket betyder at du kan tilkoble et aftageligt keyboard og anvende den som en regulær bærbar. Tabletten vejer blot 656.9 gram og er nemt at tage med på farten. Den har en Intel® Atom™ processor Z3735F og 2GB ram og kører derfor også alle apps uden problemer. Tabletten har en IPS 10.1 tommers skærm med en opløsning på 1280x800 med hele 218 pixels per inch. Med et 6.500 mAh indbygget batteri og en strømbesparende processor har du strøm i op til 11 timer! Den kommer med 32 GB internt lagerplads, men understøtter brugen af MicroSD, så du burde ikke rende ind i pladsproblemer lige med det samme. Dell Venue 10 Pro har et primært kamera på 5 megapixel og et sekundært kamera til selfies m.m. på 1.2 megapixel, der begge klarer deres opgaver med bravour. &lt;br /&gt;&lt;br /&gt;Hos Lux-case.dk har vi et stort udvalg af tilbehør til Dell Venue 10 Pro, så du kan være sikker på at du kan finde lige præcis det du står og mangler nu! Er du på udkig efter et nyt SD kort til din tablet så du kan øge lagerpladsen? Vi har et stort udvalg af SDkort i mange formater og i mange størrelser. Eller hvad med et beskyttende cover til Dell Venue 10 Pro, så du kan få gavn af din tablet i længere tid? Det er altid en god ide at beskytte din enhed og dermed forlænge dets levetid og du kan hos Lux-case vælge imellem mange forskellige motiver, materialer og farver. Det handler bare om at dykke ned i vores store sortiment og finde det du mangler!&lt;br /&gt;&lt;br /&gt;Dell Venue 10 Pro Covers&lt;br /&gt;&lt;br /&gt;Hos Lux-case har vi et af Danmarks største udvalg af covers til Dell Venue 10 Pro, så du burde uden problemer kunne finde lige nøjagtigt det cover du leder efter. Vi har utrolig mange motiver og farver at vælge imellem såvel som forskellige typer materialer, så du ikke behøver at gå på kompromis! Vi anbefaler altid at du køber et cover til Dell Venue 10 Pro, så du ikke behøver at bekymre dig om skrammer og ridser og istedet blot kan nyde at bruge din tablet. Det er først efter at uheldet har ramt at du ærgrer dig over at du ikke fik beskyttet din tablet i tide. Vi har også covers til Dell Venue 10 Pro med tri-fold funktion, så du hurtigt kan omdanne din tablet til liggende tilstand og se film uden at skulle holde den i hænderne. Bestiller du dit nye cover til Dell Venue 10 Pro i dag inden kl 17, så sender vi det også i dag!&lt;/p&gt;</text:p>
          </table:table-cell>
          <table:table-cell table:style-name="ce1" office:value-type="string">
            <text:p>Dell Venue 10 Pro</text:p>
          </table:table-cell>
        </table:table-row>
        <table:table-row table:style-name="ro1">
          <table:table-cell table:style-name="ce1" office:value-type="string">
            <text:p>25617</text:p>
          </table:table-cell>
          <table:table-cell table:style-name="ce1" office:value-type="string">
            <text:p>Lux-Case/Tablet/Huawei Tablets/Huawei Mediapad T1 10</text:p>
          </table:table-cell>
          <table:table-cell table:style-name="ce1" office:value-type="string">
            <text:p>Huawei Mediapad T1 10 udkom i marts 2015, vejer 433 gram og er imponerende 8.3mm tynd! Tabletten har en 9.6 tommers IPS LCD skærm med en opløsning på 800x1280 og hele 157 pixels per inch! Da tabletten gør brug af det velkendte og højtydende Qualcomm MSM8916 Snapdragon 410 chipset såvel som en <text:s/>1.2 GHz Cortex-A53 quad-core processor og 1 GB ram kan du forvente en fremragende ydelse. Som standard har tabletten 8 GB lagerplads, som dog kan udvides via MicroSD slidsen op til 32 GB, så du kommer sandsynligvis ikke til at mangle plads lige foreløbigt! Tabletten har et primært 5 megapixel kamera og et sekundært 2 megapixel kamera til selfies og videoopkald. Begge gør deres arbejde fint og tager fine og klare billeder og Huawei Mediapad T1 10 har et højtydende Li-Pro 4800 mAh batteri, der giver op til 10 timers brug, alt afhængig af brugsformål!&lt;br&gt;</text:p>
            <text:p/>
            <text:p>&lt;br&gt; </text:p>
            <text:p>Hos Lux-case kan du finde lige præcis det du står og mangler til din tablet! Vi har blandt andet skærmbeskyttelsesfilm til Huawei Mediapad T1 10, så du undgår at den bliver ridset og beskadiget. Vælger du at købe et beskyttende cover til Huawei Mediapad T1 10 så får du foruden den beskyttende del ofte også et cover med en indbygget stander så du ikke behøver at holde tabletten i hænderne når du fx skal se film. Vil du gerne have tabletten med ud på farten og er du nervøs for at løbe tør for strøm? Køb en powerbank til Huawei Mediapad T1 10 og spar bekymringerne! Du kan finde powerbanks til din tablet i vores sortiment i mange forskellige varianter!&lt;br&gt; </text:p>
            <text:p>&lt;br&gt; </text:p>
            <text:p>Huawei Mediapad T1 10 Covers&lt;br&gt; </text:p>
            <text:p>&lt;br&gt; </text:p>
            <text:p>Er du nervøs for at der skal ske din Huawei Mediapad T1 10 noget? Det er forståeligt og hos Lux-case kan du derfor også finde et af Danmarks største udvalg af covers til Huawei Mediapad T1 10. Det er altid en god ide at beskytte din tablet og hos Lux-case anbefaler vi altid vores kunder at anskaffe sig en eller anden form for beskyttelse. Det er en lille investering som sikrer at din enhed får en lang levetid og med et cover kan du samtidigt også personliggøre din tablet en smule. I vores sortiment er der rigtig mange farver og motiver at vælge imellem, så det handler sådan set blot om at du går på opdagelse og finder frem til det cover til Huawei Mediapad T1 10 som passer til dig. </text:p>
            <text:p/>
          </table:table-cell>
          <table:table-cell table:style-name="ce1" office:value-type="string">
            <text:p>Huawei Mediapad T1 10</text:p>
          </table:table-cell>
        </table:table-row>
        <table:table-row table:style-name="ro1">
          <table:table-cell table:style-name="ce1" office:value-type="string">
            <text:p>25634</text:p>
          </table:table-cell>
          <table:table-cell table:style-name="ce1" office:value-type="string">
            <text:p>Lux-Case/Mobil/Huawei/Huawei P9</text:p>
          </table:table-cell>
          <table:table-cell table:style-name="ce1" office:value-type="string">
            <text:p>&lt;p&gt;Huawei P9 er den længe ventede opdatering til P8 modellen fra 2015. Smartphonen forventes at være tilgængelig på markedet fra april 2016 og rygtes at være blot 6.4 mm tynd! Den kommer i to modeller, hvor den ene har en Quad-core 2.3 GHz Cortex-A72 processor og 4 GB ram og den mindre model har en quad-core 1.8 GHz Cortex-A53 processor og 3 GB ram. Der vil dog sandsynligvis ikke være stor forskel at spore imellem de to modeller, da de begge ser ud til at være lynhurtige. De to modeller har desuden henholdsvis 32 GB eller 64 indbygget lagerplads, som dog kan udvides via MicroSD kort (der bruger SIM2 slidsen) til hele 128 GB. Huawei P9 har en 5.2 tommers IPS-NEO LCD skærm med en opløsning på hele 1080x1920 og imponerende 424 pixels per inch! Du får derfor en smartphone med en utrolig god skærm og som er desuden er beskyttet af Gorilla Glass 4. Smartphonen har et 3000 mAh batteri der skulle give strøm nok til en dag eller 2 - det står stadigvæk hen i det uvisse. Det skulle dog undre mange af os, hvis der ikke skete en betydelig forbedring fra P8 til P9. En ny funktion i P9 er at der anvendes Type C USB, hvilket sikrer dig hurtig dataoverførsel såvel som lynhurtig opladninger! Huawei P9 har et primært kamera på 12 megapixel og et sekundært kamera på 5 megapixel og har indbygget fingeraftrykslæser, accelerometer, gyrometer, nærhedssensor og kompas. Det tyder på at der er rigtig meget at glæde sig til i april! &lt;br /&gt;&lt;br /&gt;Lux-case.dk har et kæmpe udvalg af tilbehør til din telefon! Vi har blandt andet Danmarks største udvalg af covers der beskytter din telefon mod ridser og skrammer. Du kan således vælge imellem et væld af forskellige farver, motiver og materialer. Har vi mod forventning ikke hvad du leder efter, så må du meget gerne sende os en email og så skal vi nok se om vi ikke kan skaffe det hjem på lager! Foruden covers har vi et stort udvalg af alt andet tænkeligt tilbehør også; højtalere, høretelefoner, powerbanks, kabler, opladere, SDkort, holdere og meget andet! Det handler blot om at gå på opdagelse og finde lige præcis det du mangler! &lt;br /&gt;&lt;br /&gt;Husk at vi altid sender produkterne samme hverdag som du bestiller, så længe bestillingen er fuldført inden kl 17.&lt;/p&gt;</text:p>
          </table:table-cell>
          <table:table-cell table:style-name="ce1" office:value-type="string">
            <text:p>Huawei P9</text:p>
          </table:table-cell>
        </table:table-row>
        <table:table-row table:style-name="ro1">
          <table:table-cell table:style-name="ce1" office:value-type="string">
            <text:p>25651</text:p>
          </table:table-cell>
          <table:table-cell table:style-name="ce1" office:value-type="string">
            <text:p>Lux-Case/Mobil/Huawei/Huawei Y330</text:p>
          </table:table-cell>
          <table:table-cell table:style-name="ce1" office:value-type="string">
            <text:p>Huawei Y330 udkom i marts 2014 og vejer blot 126 gram og er 11.3mm tynd! Telefonen kommer med 4 gb lagerplads som standard, som dog kan udvides via MicroSD slidsen op til 32 GB. Huawei Y330 har en 4.0 tommers TFT skærm med en opløsning på 480x800 pixels og hele 245 pixels per inch! Med et Mediatek MT6572 chipset og en dual-core 1.3 GHz Cortex-A7 processor samt 512 megabyte ram, kan Huawei Y330 klare de fleste af de opgaver den møder. Du bør dog nok ikke regne med at den kan køre de nyeste applikationer og spil. Huawei Y330 har et udskifteligt 1500 mAh batteri som giver dig op til 5 timers taletid og har et 3 megapixel primært kamera som tager fine billeder, men du bør dog ikke forvente billeder i højeste kvalitet.&lt;br&gt;</text:p>
            <text:p/>
            <text:p>&lt;br&gt; </text:p>
            <text:p>Hos Lux-case kan du finde alt det tilbehør du måtte mangle til Huawei Y330! Vi har både covers og etuier i mange forskellige varianter og motiver, så det burde ikke være et problem at finde lige nøjagtig det du leder efter! Mangler du en mini-højtaler til Huawei Y330, så du kan tage med musikken med på farten eller med til festen? Vi har mange forskellige at vælge imellem - selv højtalere der kan oplade din smartphone samtidigt med at musikken spiller! Skulle du mangle et eller andet biltilbehør til Huawei Y330, så kan du selvfølgelig også finde det her, uanset om du leder efter en holder eller en oplader eller noget helt tredje!&lt;br&gt; </text:p>
            <text:p>&lt;br&gt; </text:p>
            <text:p>Huawei Y330 Covers&lt;br&gt; </text:p>
            <text:p>&lt;br&gt; </text:p>
            <text:p>Det er altid en god ide at beskytte din smartphone og da det altid noget som vi anbefaler vores kunder, så har vi naturligvis også et kæmpe udvalg af covers! Det kan hurtigt blive en dyr fornøjelse at tabe din Huawei Y330 og derefter at skulle betale for at få den repareret eller helt at skulle skifte den ud med en ny. Hos Lux-case har vi et stort udvalg af covers til Huawei Y330 og vi er derfor også sikre på at du kan finde det du mangler her hos os. Du kan selvfølgelig vælge imellem mange forskellige farver og motiver og bestiller du dit nye cover til Huawei Y330 i dag, så sørger vi naturligvis for at den er på vej til dig hurtigst muligt! </text:p>
            <text:p/>
          </table:table-cell>
          <table:table-cell table:style-name="ce1" office:value-type="string">
            <text:p>Huawei Y330</text:p>
          </table:table-cell>
        </table:table-row>
        <table:table-row table:style-name="ro1">
          <table:table-cell table:style-name="ce1" office:value-type="string">
            <text:p>25668</text:p>
          </table:table-cell>
          <table:table-cell table:style-name="ce1" office:value-type="string">
            <text:p>Lux-Case/Mobil/Huawei/Huawei Y360</text:p>
          </table:table-cell>
          <table:table-cell table:style-name="ce1" office:value-type="string">
            <text:p>Huawei Y360 udkom i juni 2015 og vejer blot 118 gram og er 10.9mm tynd! Den har en 4.0 tommers IPS LCD skærm med en opløsning på 480x854 pixels og imponerende 245 pixels per inch. Da den gør brug af et Mediatek M56582 chipset og en quad-core 1.2 GHz Cortex-A7 processor kan du forvente at det meste kører flydende, dog skal du dog ikke regne med at telefonen kan køre de nyeste applikationer og spil da den kun har 512 megabyte ram. Huawei Y360 har et primært kamera på 5 megapixel som tager fine billeder og et 2 megapixel sekundært kamera til at tage selfies med eller til at foretage videoopkald med. Huawei Y360 kommer med 4 GB lagerplads som standard, som dog kan udvides via MicroSD slidsen helt op til 32 GB. Telefonens udskiftelige Li-Po 1730 mAh batteri giver dig mulighed for at have et ekstra batteri ved hånden og altid have strøm og det giver dig som udgangspunkt taletid i op til 6 timer og 40 minutter via 2G eller 7 timer og 30 minutter via 3G.&lt;br&gt;</text:p>
            <text:p/>
            <text:p>&lt;br&gt; </text:p>
            <text:p>Hos Lux-case kan du finde et kæmpe sortiment af tilbehør til Huawei Y360, så uanset hvad du måtte være på udkig efter, så kan du garanteret finde det lige her! Vi har blandt andet Danmarks største udvalg af covers og etuier til Huawei Y360 og vi anbefaler selvfølgelig altid at man er på forkant og beskytter sin enheder inden uheldet er ude. Vi har også alt andet du måtte lede efter såsom mini-højtalere til Huawei Y360 eller et microSD kort, et par høretelefoner samt alverdens kabler! Tjek vores kæmpe sortiment ud og find det du står og mangler!&lt;br&gt; </text:p>
            <text:p>&lt;br&gt; </text:p>
            <text:p>Huawei Y360 Covers&lt;br&gt; </text:p>
            <text:p>&lt;br&gt; </text:p>
            <text:p>Er du bekymret for at der sker din smartphone noget? Det kan vi godt forstå og hos Lux-case finder du derfor også Danmarks største udvalg af covers til smartphones. Vi er ikke i tvivl om at du kan finde det du mangler lige her hos os. Vi har covers til Huawei 360 i mange forskellige varianter og du kan derfor også både vælge imellem materiale, motiv og et væld af farver. Vi mener nemlig altid at vores kunder skal have flest mulig valgmuligheder når de skal gøre deres valg. Vi anbefaler altid at du anskaffer dig et cover til Huawei 360 så du ikke behøver at bekymre dig om uheld og småskrammer. Det er altid en god investering at beskytte din Huawei 360 med et cover og det kan hurtigt spare dig for en dyr reperation eller at skulle ud og købe en ny smartphone, fordi den anden er gået i stykker. Bestiller du dit nye cover til Huawei 360 i dag, så sørger vi selvfølgelig for at sende det til dig hurtigst muligt! </text:p>
            <text:p/>
          </table:table-cell>
          <table:table-cell table:style-name="ce1" office:value-type="string">
            <text:p>Huawei Y360</text:p>
          </table:table-cell>
        </table:table-row>
        <table:table-row table:style-name="ro1">
          <table:table-cell table:style-name="ce1" office:value-type="string">
            <text:p>25685</text:p>
          </table:table-cell>
          <table:table-cell table:style-name="ce1" office:value-type="string">
            <text:p>Lux-Case/Mobil/Huawei/Huawei Y5</text:p>
          </table:table-cell>
          <table:table-cell table:style-name="ce1" office:value-type="string">
            <text:p>Huawei Y5 udkom i 2015, vejer blot 141.5 gram og er 10 mm tynd! Den har en 4.5 tommers skærm med en opløsning på 480x854 og 218 pixels per inch. Huawei Y560 gør brug af det velkendte og lynhurtige Qualcomm MSM8909 Snapdragon 210 chipset og har en Quad-core 1.1 GHz Cortex-A7 processor og 1 GB ram og kan dermed klare de fleste opgaver uden problemer. Telefonen kommer med 8 GB lagerplads som standard, som dog kan udvides op til 32 GB ved brug af telefonens microSD slidse. Batteriet på 2000 mAh kan udskiftes, så det er nemt og bekvemt for dig at have flere til rådighed, så du aldrig løber tør for strøm på trods af at det er et højtydende batteri som giver telefonen rigelig med strøm. Huawei Y5 har et primært kamera på 5 megapixel og et sekundært på 2 megapixel og selvom det ikke lyder af meget, så gør begge kameraer deres arbejde til punkt og prikke. &lt;br&gt;</text:p>
            <text:p/>
            <text:p>&lt;br&gt; </text:p>
            <text:p>Hos Lux-case finder du et stort udvalg af tilbehør til Huawei Y5. Mangler du fx en powerbank, så kan du selvfølgelig finde den her! I vores store sortiment kan du finde alt fra opladere til Huawei Y5, til høretelefoner og microSD kort. Leder du efter tilbehør til bilen til Huawei Y5, så er du heller ikke gået forgæves! Vi har blandt andet holdere til bilen og bilopladere til din telefon samt alt andet du måtte mangle til når du er på farten&lt;br&gt; </text:p>
            <text:p>&lt;br&gt; </text:p>
            <text:p>Huawei Y5 Covers&lt;br&gt; </text:p>
            <text:p>&lt;br&gt; </text:p>
            <text:p>Leder du efter et beskyttende cover til Huawei Y5? Her hos Lux-case har vi Danmarks største udvalg af covers til smartphones og vi er derfor også sikre på at du kan finde det du måtte lede efter her hos os! Vi anbefaler altid at man anskaffer sig en eller anden form for beskyttelse til ens smartphone, for det kan hurtigt blive en dyr affære at skulle betale for at få den repareret eller i værste fald helt at skulle ud og købe en ny. Vi har covers til Huawei Y5 i mange forskellige afskygninger og du kan vælge dit nye cover i mange forskellige farver, motiver og materialer. Vælg fx imellem ægte læder, kunstlæder, TPU og plastik. Beskyt din Huawei Y5 med et cover som din smartphone for ridser og skrammer og sikrer dig at du ikke behøver at bekymre dig om småuheld. Bestiller du i dag, så sørger vi selvfølgelig for at dit nye cover til Huawei Y5 er på vej hurtigst muligt. </text:p>
            <text:p/>
          </table:table-cell>
          <table:table-cell table:style-name="ce1" office:value-type="string">
            <text:p>Huawei Y5</text:p>
          </table:table-cell>
        </table:table-row>
        <table:table-row table:style-name="ro1">
          <table:table-cell table:style-name="ce1" office:value-type="string">
            <text:p>25702</text:p>
          </table:table-cell>
          <table:table-cell table:style-name="ce1" office:value-type="string">
            <text:p>Lux-Case/Mobil/Huawei/Huawei Y625</text:p>
          </table:table-cell>
          <table:table-cell table:style-name="ce1" office:value-type="string">
            <text:p>Huawei Y625 udkom i april 2015, vejer blot 160 gram og er 9.6 mm tynd! Den har en 5.0 tommers IPS LCD skærm med en opløsning på 480x854 og 196 pixels per inch. Med en Quad-core processor på 1.2 GhZ og 1 GB kan telefonen klare det meste og trods den blot har 4 GB lagerplads som standard, så kan du udvide det via MicroSD slidsen på op til 32 GB. Huawei Y625 har et udskifteligt 2000 mAh som giver dig taletid i op til 7 timer og 30 minutter på 2G eller 8 timer og 20 minutter på 3G. Det er dog altid rart at have muligheden for at have et ekstra batteri ved hånden og det er ikke noget man ser i de fleste smartphones nu om dage. Huawei Y625 har et primært kamera på 8 megapixel der tager fremragende billeder og et sekundært kamera på 2 megapixels til videoopkald eller selfies.&lt;br&gt;</text:p>
            <text:p/>
            <text:p>&lt;br&gt; </text:p>
            <text:p>Hos Lux-case finder du et kæmpe udvalg af tilbehør til Huawei Y625! Mangler du et nyt MicroSD kort til din smartphone eller nogle nye smarte høretelefoner? Vi har alt hvad du måtte lede efter til din telefon i vores sortiment. Leder du efter biltilbehør til Huawei Y625, så kan du selvfølgelig også finde det her! Vi har både bilopladere og holdere til bilen til din telefon. Dyk ned i vores kæmpe udvalg og find og bestil det tilbehør du mangler i dag! Vi har altid billige priser og afsender din bestilling så hurtigt som muligt!&lt;br&gt; </text:p>
            <text:p>&lt;br&gt; </text:p>
            <text:p>Huawei Y625 Covers&lt;br&gt; </text:p>
            <text:p>&lt;br&gt; </text:p>
            <text:p>Det er altid en god ide at beskytte din smartphone mod ridser og mod skrammer. Hos Lux-case finder du et stort udvalg af covers og vi anbefaler altid at du anskaffer dig et beskyttende cover til Huawei Y625. Det kan hurtigt blive en dyr fornøjelse at tabe sin smartphone i et uheldigt øjeblik. Undgå at skulle betale for at få repareret din smartphone eller i værste fald helt at skulle skifte den ud med en ny model når du køber et cover til Huawei Y625. Et cover er en god investering til din smartphone, som sikrer den en forlænget levetid til glæde og gavn for dig. Vi har covers til Huawei Y625 i mange forskellige varianter og du kan således både vælge imellem materiale, motiv og farve og vi har selvfølgelig et væld at vælge imellem. Bestiller du dit nye cover til Huawei Y625 i dag, så sørger vi naturligvis for at sende det hurtigst muligt! </text:p>
            <text:p/>
          </table:table-cell>
          <table:table-cell table:style-name="ce1" office:value-type="string">
            <text:p>Huawei Y625</text:p>
          </table:table-cell>
        </table:table-row>
        <table:table-row table:style-name="ro1">
          <table:table-cell table:style-name="ce1" office:value-type="string">
            <text:p>25703</text:p>
          </table:table-cell>
          <table:table-cell table:style-name="ce1" office:value-type="string">
            <text:p>Lux-Case/Mobil/Huawei/Huawei Y625/Huawei Y625 Covers</text:p>
          </table:table-cell>
          <table:table-cell table:style-name="ce1" office:value-type="string">
            <text:p>Huawei Y625 Covers&lt;br&gt;</text:p>
            <text:p/>
            <text:p>&lt;br&gt; </text:p>
            <text:p>Det er altid en god ide at beskytte din smartphone mod ridser og mod skrammer. Hos Lux-case finder du et stort udvalg af covers og vi anbefaler altid at du anskaffer dig et beskyttende cover til Huawei Y625. Det kan hurtigt blive en dyr fornøjelse at tabe sin smartphone i et uheldigt øjeblik. Undgå at skulle betale for at få repareret din smartphone eller i værste fald helt at skulle skifte den ud med en ny model når du køber et cover til Huawei Y625. Et cover er en god investering til din smartphone, som sikrer den en forlænget levetid til glæde og gavn for dig. Vi har covers til Huawei Y625 i mange forskellige varianter og du kan således både vælge imellem materiale, motiv og farve og vi har selvfølgelig et væld at vælge imellem. Bestiller du dit nye cover til Huawei Y625 i dag, så sørger vi naturligvis for at sende det hurtigst muligt! </text:p>
            <text:p/>
          </table:table-cell>
          <table:table-cell table:style-name="ce1" office:value-type="string">
            <text:p>Covers Til Huawei Y625. Det bedste udvalg finder du her. Vi har det absolut største udvalg af Huawei Y625 Covers. Lave priser og god kvalitet. </text:p>
          </table:table-cell>
        </table:table-row>
        <table:table-row table:style-name="ro1">
          <table:table-cell table:style-name="ce1" office:value-type="string">
            <text:p>25704</text:p>
          </table:table-cell>
          <table:table-cell table:style-name="ce1" office:value-type="string">
            <text:p>Lux-Case/Mobil/Huawei/Huawei Y625/Huawei Y625 Etuier</text:p>
          </table:table-cell>
          <table:table-cell table:style-name="ce1" office:value-type="string">
            <text:p>Huawei Y625 Etuier&lt;br&gt;</text:p>
            <text:p/>
            <text:p>&lt;br&gt; </text:p>
            <text:p>Mangler du et beskyttende etui til Huawei Y625? Hos Lux-case har vi Danmarks største udvalg og det burde dermed være en smal sag for dig at finde noget som falder i din smag! Vi sørger altid for at have flest valgmuligheder til rådighed, så du burde kunne finde lige præcis det du står og mangler. Vi har etuier til Huawei Y625 i mange afskygninger og med mange forskellige funktioner. Find blandt andet et etui med indbygget kortholder, så du altid kan opbevare dine kort og smartphone samlet. Eller hvad med et etui til Huawei Y625 med en indbygget holder? Slip for at skulle sidde med din smartphone i hænderne fremover, når du ser film eller er på Youtube. Du kan selvfølgelig vælge imellem mange forskellige farver, motiver og materialer. Bestiller du dit nye etui til Huawei Y625 i dag, så sørger vi selvfølgelig for at det er på vej til dig hurtigst muligt! </text:p>
            <text:p/>
          </table:table-cell>
          <table:table-cell table:style-name="ce1" office:value-type="string">
            <text:p>Etuier Til Huawei Y625. Det bedste udvalg finder du her. Vi har det absolut største udvalg af Huawei Y625 Etuier. God kvalitet og hurtig levering.</text:p>
          </table:table-cell>
        </table:table-row>
        <table:table-row table:style-name="ro1">
          <table:table-cell table:style-name="ce1" office:value-type="string">
            <text:p>25707</text:p>
          </table:table-cell>
          <table:table-cell table:style-name="ce1" office:value-type="string">
            <text:p>Lux-Case/Mobil/Huawei/Huawei Y625/Huawei Y625 Beskyttelsesfilm</text:p>
          </table:table-cell>
          <table:table-cell table:style-name="ce1" office:value-type="string">
            <text:p>Huawei Y625 Beskyttelsesfilm&lt;br&gt;</text:p>
            <text:p/>
            <text:p>&lt;br&gt; </text:p>
            <text:p>Er skærmen på din smartphone udsat? Hos Lux-case anbefaler vi altid at du anskaffer dig en eller anden form for beskyttelse til din smartphone. Skærmen er selvsagt den mest udsatte del på din smartphone og det er derfor også utrolig vigtigt at netop denne del bliver beskyttet. Hos Lux-case finder du et stort udvalg af skærmbeskyttelsesfilm og skærmbeskyttelsesglas til Huawei Y625. Begge dele er selvfølgelig pasformet og nemme at påføre din smartphone og så fjerner de ingen funktionalitet fra din smartphone! Det kan hurtigt blive en trist dag hvis skærmen på din Huawei Y625 bliver ridset og det bliver garanteret også hurtigt et irritationsmoment for dig når du bruger din smartphone. Med skærmbeskyttelse til Huawei Y625 skåner du din skærm for ridser og skrammer og da det er ultratyndt, bemærker du det knapt nok imens du bruger din smartphone. Bestiller du dit nye skærmbeskyttelsesglas eller skærmbeskyttelsesfilm til Huawei Y625 i dag, så sender vi det selvfølgelig til dig hurtigst muligt. </text:p>
            <text:p/>
          </table:table-cell>
          <table:table-cell table:style-name="ce1" office:value-type="string">
            <text:p>Skærmbeskyttere Til Huawei Y625. Det bedste udvalg finder du her. Klik ind og se alle Huawei Y625 Skærmbeskyttere. God kvalitet og hurtig levering.</text:p>
          </table:table-cell>
        </table:table-row>
        <table:table-row table:style-name="ro1">
          <table:table-cell table:style-name="ce1" office:value-type="string">
            <text:p>25719</text:p>
          </table:table-cell>
          <table:table-cell table:style-name="ce1" office:value-type="string">
            <text:p>Lux-Case/Tablet/Microsoft Tablets/Microsoft Surface 3</text:p>
          </table:table-cell>
          <table:table-cell table:style-name="ce1" office:value-type="string">
            <text:p>Microsoft Surface 3 blev annonceret i marts 2015 og udkom i maj samme år. Den har en ClearType 10.8” tommers Full HD Plus skærm med en opløsning på 1920x1280 og 216 pixels per inch. Den vejer blot 622 gram og med et 8 megapixels primært kamera og et sekundært kamera på 3.5 megapixel til selfies, formår Microsoft at lave en kompakt løsning på en tablet der tager fremragende billeder! Microsoft Surface 3 fås i 2 forskellige modeller og du kan således både få en model med 64 GB lagerplads samt 2 GB ram eller en model med 128 GB lagerplads og 4 GB ram. Anvendelsen af Intel Atom X7 processoren gør at tabletten kan klare det meste af hvad du måtte smide i dets retning. Med et 28 Wh batteri kan du nyde op til 10 timers videoafspilning, hvilket burde være rigeligt indtil den næste opladning!&lt;br&gt;</text:p>
            <text:p/>
            <text:p>&lt;br&gt; </text:p>
            <text:p>Hos Lux-case kan du finde alt hvad du burde mangle til din tablet. Vi har alt i tilbehør til Microsoft Surface 3 og i vores kæmpe sortiment kan du finde lige præcis det du leder efter og i mange forskellige varianter! Mangler du fx skærmbeskyttelsesfilm til Microsoft Surface 3, så dets levetid bliver forlænget? Vi har pasformet skærmbeskyttelse her hos Lux-case og du kan både vælge imellem skærmbeskyttelsesfilm eller skærmbeskyttelsesglas. Mangler du noget eksternt tilbehør til din tablet, så kan du selvfølgelig også finde det her! Vi har fx powerbanks, mini-højtalere og høretelefoner til Microsoft Surface 3 i mange varianter. Dyk ned i vores sortiment og find lige præcis det du står og mangler!&lt;br&gt; </text:p>
            <text:p>&lt;br&gt; </text:p>
            <text:p>Microsoft Surface 3 Covers&lt;br&gt; </text:p>
            <text:p>&lt;br&gt; </text:p>
            <text:p>Mangler du et cover til din Microsoft Surface 3? Du er kommet til det helt rette sted! Hos Lux-case har vi et af Danmarks største udvalg af covers til din tablet og du bør derfor også nemt kunne finde noget som falder i din smag. I vores sortiment finder du mange forskellige typer covers og i et væld af forskellige farver. Du kan naturligvis også finde covers med mange forskellige motiver på. Vi anbefaler altid at du beskytter din Microsoft Surface 3 med et cover, så du kan få glæde af din tablet i længere tid og så du ikke behøver at skulle bekymre dig om din tablet når uheldet er ude. </text:p>
            <text:p/>
            <text:p/>
          </table:table-cell>
          <table:table-cell table:style-name="ce1" office:value-type="string">
            <text:p>Microsoft Surface 3</text:p>
          </table:table-cell>
        </table:table-row>
        <table:table-row table:style-name="ro1">
          <table:table-cell table:style-name="ce1" office:value-type="string">
            <text:p>25753</text:p>
          </table:table-cell>
          <table:table-cell table:style-name="ce1" office:value-type="string">
            <text:p>Lux-Case/Mobil/Sony/Sony Xperia X</text:p>
          </table:table-cell>
          <table:table-cell table:style-name="ce1" office:value-type="string">
            <text:p>&lt;p&gt;Sony Xperia X blev offentliggjort i februar 2016 og n&amp;aring;r den udkommer i juni, vil den erstatte Sony Xperia Z som den sender p&amp;aring; pension. Smartphonen vejer blot 153 gram og er 7.9mm tynd og f&amp;aring;s i fire forskellige farver. Den har et Qualcomm MSM8956 Snapdragon 650 chipset og henholdsvis en dual-core 1.8 GHz Cortex-A72 eller en quad-core 1.4 GHz Cortex-A53, alt afh&amp;aelig;ngig af hvilken model du v&amp;aelig;lger. Med dette s&amp;aring;vel som 3 GB ram f&amp;aring;r du en h&amp;oslash;jtydende smartphone som kan klare det meste af hvad du smider i dens retning. Afh&amp;aelig;ngig af hvilken model du v&amp;aelig;lger, s&amp;aring; er der henholdsvis 32 eller 64 GB plads, som dog kan udvides op til hele 200 GB med den MicroSD slidse du finder i smartphonen. Sony Xperia X har en 5.0 tommers sk&amp;aelig;rm med en opl&amp;oslash;sning p&amp;aring; 1080x1920 pixels og imponerende 441 pixels per inch. Sony Xperia X har et ikke-udskifteligt batteri p&amp;aring; 2620 mAh som dog er yderst str&amp;oslash;mbesparende. Telefonen kommer med et prim&amp;aelig;rt kamera p&amp;aring; imponerende 23 megapixels og har et sekund&amp;aelig;rt kamera p&amp;aring; 13 megapixel, s&amp;aring; der er rig mulighed for at tage gode billeder!&lt;/p&gt;</text:p>
            <text:p/>
            <text:p>&lt;p&gt;Hos Lux-case kan du altid finde et stort udvalg af covers til Sony Xperia X og uanset hvad du m&amp;aring;tte lede efter, s&amp;aring; er vi sikre p&amp;aring; at du kan finde det i vores k&amp;aelig;mpe sortiment! Mangler du fx en holder til bilen til Sony Xperia X, s&amp;aring; har vi selvf&amp;oslash;lgelig ogs&amp;aring; det! Skulle du derimod st&amp;aring; og mangle en powerbank, s&amp;aring; du er sikker p&amp;aring; at du altid har str&amp;oslash;m p&amp;aring; din nye smartphone, s&amp;aring; kan du ogs&amp;aring; finde et v&amp;aelig;ld af forskellige powerbanks lige her! K&amp;oslash;ber du dit tilbeh&amp;oslash;r til Sony Xperia X inden kl 17 p&amp;aring; hverdage, s&amp;aring; sender vi det selvf&amp;oslash;lgelig ogs&amp;aring; samme dag og husk at vi altid betaler for fragten her hos Lux-case, s&amp;aring; du som kunde udelukkende betaler for det produkt du bestiller!&lt;/p&gt;&lt;br&gt; </text:p>
            <text:p>&lt;br&gt; </text:p>
            <text:p>Sony Xperia X Covers&lt;br&gt; </text:p>
            <text:p>&lt;br&gt; </text:p>
            <text:p>Det er altid en god ide at beskytte din Sony Xperia X med et cover! Det kan hurtigt blive en dyr fornøjelse at tabe sin smartphone og at skulle betale for at få repareret sin smartphone eller i værste fald helt at skulle erstatte den med en ny. Betragt derfor købet af et cover som investering som forlænger din smartphones levetid betydeligt. Vi har covers til Sony Xperia X i mange forskellige farver og med mange motiver, så det burde være en smal sag for dig at finde frem til noget der falder i din smag. Du kan også vælge et cover i mange forskellige materialer. Vi har covers til Sony Xperia X i både ægte læder, kunstlæder, plastik og TPU. Du kan også finde covers med en ru overflade, der sikrer dig et fast og sikkert greb om din smartphone under brug. Bestiller du dit nye cover til Sony Xperia X i dag, så sørger vi selvfølgelig for at det er på vej til dig hurtigst muligt!</text:p>
          </table:table-cell>
          <table:table-cell table:style-name="ce1" office:value-type="string">
            <text:p>Sony Xperia X</text:p>
          </table:table-cell>
        </table:table-row>
        <table:table-row table:style-name="ro1">
          <table:table-cell table:style-name="ce1" office:value-type="string">
            <text:p>25770</text:p>
          </table:table-cell>
          <table:table-cell table:style-name="ce1" office:value-type="string">
            <text:p>Lux-Case/Mobil/Sony/Sony Xperia XA</text:p>
          </table:table-cell>
          <table:table-cell table:style-name="ce1" office:value-type="string">
            <text:p>Sony Xperia XA blev offentligjort februar 2016 og vil udkomme på de fleste markeder i juni 2016. Smartphonen vejer blot 137.4 gram, er imponerende 7.9mm tynd og så fås den i fire forskellige farver, så der er noget for enhver. Sony Xperia XA har en 5.0 tommers IPS LCD skærm med en opløsning på 720x1280 og har 294 pixels per inch. Med Mediatek MT6755 Helio P10 chipsettet og Octa-core 2.0 GHz Cortex-A53 processoren og 2 gb ram, kører alt flydende på smartphonen. Sony Xperia XA <text:s/>har som standard 16 GB lagerplads som dog kan udvides via microSD slidsen op til 200 GB! Smartphonen har et primært kamera på 13 megapixel og et sekundært kamera på 8 megapixel og begge kameraer gør deres arbejde som tiltænkt og som vi kender fra Xperia serien. Trods Sony Xperia XA kun har et batteri på 2300 mAh som ikke lyder af så meget, så gør smartphonen brug af den nyeste Qnova teknologi som giver batteriet et velfortjent skub og som understøtter lynhurtig opladning. Da Qnova løbende holder øje med batteriets kapacitet under opladning og justerer udgangsstrømmen, kan du få 2 timers batteritid ud af blot 5 minutters opladning eller 6 timer efter 15 minutters opladning!&lt;br&gt;</text:p>
            <text:p/>
            <text:p>&lt;br&gt; </text:p>
            <text:p>Hos Lux-case kan du finde alverdens tilbehør til Sony Xperia XA og allerede inden smartphonen er udkommet! Vær på forkant og køb et beskyttende cover til Sony Xperia XA, så du fra start kan bruge den uden at være bekymret for ridser eller skrammer. Vi har også microSD kort til Sony Xperia XA i alle størrelser og holdere og hvad du ellers måtte mangle. Dyk ned i vores kæmpe sortiment og find det du mangler allerede i dag!&lt;br&gt; </text:p>
            <text:p>&lt;br&gt; </text:p>
            <text:p>Sony Xperia XA Covers&lt;br&gt; </text:p>
            <text:p>&lt;br&gt; </text:p>
            <text:p>Hos Lux-case anbefaler vi altid at du anskaffer dig et cover til din Sony Xperia XA. Betragt det som en god investering som sikrer at din smartphone får en forlænget levetid. Det kan hurtigt blive en dyr affære at tabe sin smartphone på gulve. I visse fælde kan det ikke svare sig at betale for at få den repareret og du er derfor nødsaget til at skulle erstatte den med en helt ny model. Hos Lux-case finder du Danmarks største udvalg af covers til smartphones og du burde derfor også uden de store problemer kunne finde frem til et cover til Sony Xperia XA som falder i din smag. Vælg imellem mange farver og motiver såvel som materialer og beskyt din smartphone præcis som du ønsker. Du kan fx vælge et cover til Sony Xperia XA i ægte læder, kunstlæder, plastik og i TPU. Bestiller du dit nye cover til Sony Xperia XA i dag, så sørger vi selvfølgelig for at det er på vej til dig hurtigst muligt! </text:p>
            <text:p/>
          </table:table-cell>
          <table:table-cell table:style-name="ce1" office:value-type="string">
            <text:p>Sony Xperia XA</text:p>
          </table:table-cell>
        </table:table-row>
        <table:table-row table:style-name="ro1">
          <table:table-cell table:style-name="ce1" office:value-type="string">
            <text:p>25787</text:p>
          </table:table-cell>
          <table:table-cell table:style-name="ce1" office:value-type="string">
            <text:p>Lux-Case/Tablet/Apple iPad/iPad Pro 9.7</text:p>
          </table:table-cell>
          <table:table-cell table:style-name="ce1" office:value-type="string">
            <text:p>Apple iPad Pro 9.7 udkom i marts 2016 og vejer blot 437 gram og er 6.1mm tynd! Tabletten kommer med henholdsvis 32, 128 eller 256 GB lagerplads alt afhængig af hvilken model du har. Med en IPS LCD Back-lit LED 9.7 tommers skærm med en opløsning på 1536x2048 og 264 ppi er skærmen fremragende og uanset synsvinkel. Tabletten har 2 GB ram, en dual core processor og gør brug af Apples eget A9X chipset hvilket er rigeligt til at køre stort set alle applikationer flydende. Den har et primært kamera på 12 megapixel der tager imponerende billeder og et sekundært kamera til videoopkald eller selfies på 5 megapixel. Batteriet i tabletten giver dig op til 10 timers brug, selvfølgelig afhængig af brugsformål.&lt;br&gt;</text:p>
            <text:p/>
            <text:p>&lt;br&gt; </text:p>
            <text:p>Hos Lux-case kan du finde alt det tilbehør du måtte mangle til Apple iPad Pro 9.7! Vi har et kæmpe udvalg af covers og etuier til din tablet og i mange forskellige afskygninger. Vælg blandt andet imellem forskellige farver, materialer og hvorvidt der skal være kortholder og stander i dit etui. Mangler du en powerbank til Apple iPad Pro 9.7, så du aldrig løber tør for strøm, så kan du selvfølgelig også finde det her! Vi har blandt andet powerbanks der kan oplade flere enheder på samme tid og powerbanks der lynende hurtigt oplader din enhed. Uanset hvad tilbehør til Apple iPad Pro 9.7 du måtte mangle, så er vi sikre på at du kan finde det her! Vi har også bærbare mini-højtalere, høretelefoner, opladere, holdere og meget andet! Tjek vores kæmpe udvalg ud og bestil i dag! </text:p>
            <text:p/>
          </table:table-cell>
          <table:table-cell table:style-name="ce1" office:value-type="string">
            <text:p>iPad Pro 9.7</text:p>
          </table:table-cell>
        </table:table-row>
        <table:table-row table:style-name="ro1">
          <table:table-cell table:style-name="ce1" office:value-type="string">
            <text:p>25804</text:p>
          </table:table-cell>
          <table:table-cell table:style-name="ce1" office:value-type="string">
            <text:p>Lux-Case/Mobil/OPPO</text:p>
          </table:table-cell>
          <table:table-cell table:style-name="ce1" table:number-columns-repeated="2"/>
        </table:table-row>
        <table:table-row table:style-name="ro1">
          <table:table-cell table:style-name="ce1" office:value-type="string">
            <text:p>25805</text:p>
          </table:table-cell>
          <table:table-cell table:style-name="ce1" office:value-type="string">
            <text:p>Lux-Case/Tablet/Nvidia</text:p>
          </table:table-cell>
          <table:table-cell table:style-name="ce1" table:number-columns-repeated="2"/>
        </table:table-row>
        <table:table-row table:style-name="ro1">
          <table:table-cell table:style-name="ce1" office:value-type="string">
            <text:p>25806</text:p>
          </table:table-cell>
          <table:table-cell table:style-name="ce1" office:value-type="string">
            <text:p>Lux-Case/Tablet/Amazon/Amazon Kindle Paperwhite</text:p>
          </table:table-cell>
          <table:table-cell table:style-name="ce1" office:value-type="string">
            <text:p>&lt;p&gt;Amazon Kindle Paperwhite er ideel for dig der elsker at læse når du er på farten! Den vejer blot 206 gram og er nemt at tage med under armen. Den vejer 30% mindre end en iPad Mini og den er dermed nem at bruge med blot en hånd. Med 2 GB plads er der rigeligt med plads til bøger og du kan opbevare op til 1000 på din Kindle! E-bogslæseren har en 6 tommers E Ink skærm med en opløsning på 1024x768 og foruden at være oplagt at læse på, kan den også vise BMP, GIF, JPEG og PNG billeder. Amazon Kindle Paperwhite er fuldt opladet efter ca timers opladning og giver dig op til 56 dages standby tid! Ja, du læste rigtigt. 56 timer! Den har indbygget lys og du får dermed ingen genskin når du læser på den i sollys.&lt;br /&gt;&lt;br /&gt;Hos Lux-case kan du finde alt hvad du måtte mangle til din Amazon Kindle Paperwhite! Vi har mange forskellige covers til din kindle, så du ikke behøver at være bekymret for utilsigtede skader. Det kan hurtigt blive en øv-dag hvis du skal du og investere i en ny fordi den røg på gulvet i et uopmærksomt øjeblik. Se det derfor som en investering, når du bestiller et cover til Amazon Kindle Paperwhite og forlæng dets levetid så du kan få mere gavn af den! Vi har også skærmbeskyttelsesfilm og alt i kabler til din Amazon Kindle Paperwhite! Uanset hvad du ender med at bestille, så sender vi det selvfølgelig til dig samme hverdag, så længe vi har modtaget din bestilling inden kl 17!&lt;/p&gt;</text:p>
          </table:table-cell>
          <table:table-cell table:style-name="ce1" office:value-type="string">
            <text:p>Amazon Kindle Paperwhite</text:p>
          </table:table-cell>
        </table:table-row>
        <table:table-row table:style-name="ro1">
          <table:table-cell table:style-name="ce1" office:value-type="string">
            <text:p>25823</text:p>
          </table:table-cell>
          <table:table-cell table:style-name="ce1" office:value-type="string">
            <text:p>Lux-Case/Tablet/Amazon/Amazon Kindle Voyage</text:p>
          </table:table-cell>
          <table:table-cell table:style-name="ce1" office:value-type="string">
            <text:p>Amazon Kindle Voyage er det næstnyeste skud på stammen fra Amazon og den er i sandhed en e-bogslæser der er værd at bemærke. Den har den bedste skærm du finder i en e-bogslæser med dets 6 tommers E Ink Carta skærm der har imponerende 300 pixels per inch! Der er desuden ingen genskin når du læser på din Amazon Kindle Voyage i solskin. Den har 6 indbygget LED lyssensorer der er indbygget i skærmen og som kan justeres så får du lige præcis den mængdel lys du har behov for! LEDlysene er retningsbestemt og lyser derfor på din Kindle og ikke på dig, så du ikke bliver forstyrret. Amazon Kindle Voyage har indbygget lagerplads på 4 GB hvilket er nok til op til 2000 bøger og det er som altid nemt at downloade nye bøger til din Kindle - enten via WIFI eller via GPS (som Amazon betaler for). Amazon Kindle Voyage er blot 7.6 mm tynd og med op til 6 ugers batteritid, så er der ikke meget at sætte en finger på!&lt;br&gt;</text:p>
            <text:p/>
            <text:p>&lt;br&gt; </text:p>
            <text:p>Hos Lux-case kan du finde alt det tilbehør du måtte mangle til din Amazon Kindle Voyage! Vi har både covers, skærmbeskyttelsesfilm og alverdens kabler til din Kindle! Vi anbefaler altid at du beskytter din Kindle med et cover, så du undgår at skulle betale for at erstatte den når uheldet er ude og den i et opmærksomt øjeblik ryger på gulvet og går itu. Er du ikke så glad for at pakke din Amazon Kindle Voyage for meget ind, så har vi selvfølgelig også skærmbeskyttelsesfilm. Dette beskytter selvfølgelig ”kun” mod skrammer og ridser, men disse kan også være store irritationsmomenter - især når du sidder og læser! </text:p>
            <text:p/>
          </table:table-cell>
          <table:table-cell table:style-name="ce1" office:value-type="string">
            <text:p>Amazon Kindle Voyage</text:p>
          </table:table-cell>
        </table:table-row>
        <table:table-row table:style-name="ro1">
          <table:table-cell table:style-name="ce1" office:value-type="string">
            <text:p>25840</text:p>
          </table:table-cell>
          <table:table-cell table:style-name="ce1" office:value-type="string">
            <text:p>Lux-Case/Mobil/HTC/HTC 10</text:p>
          </table:table-cell>
          <table:table-cell table:style-name="ce1" office:value-type="string">
            <text:p>HTC 10 blev annonceret I april 2016 og udkommer i maj måneden efter. Den vejer blot 161g og er 9mm tynd og fås I 3 forskellige farver. Smartphonen har en 5.2” SUPER LCD5 skærm med en opløsning på 1440x2560 og utrolige 565 pixels per inch! Med et snapdragon 820 chipset, 2 dualcore processorer og hele 4 GB ram er der ikke meget som HTC 10 ikke kan klare. Der findes to varianter med henholdsvis 32 og 64 gb lagerplads - dette kan dog udvides via microSD slidsen helt op til 200 GB. HTC 10 kommer med Type-C stik som sparer dig for at vende dit kabel om igen og igen og som samtidigt understøtter Quick Charge 3.0 som oplader dit 3000 mAh batteri til 50% på blot 30 minutter! Du får dermed op til 27 timers taletid og hele 456 timers standby-tid! HTC 10 har et primært 12 megapixel kamera og et sekundært 5 megapixel kamera til selfies og videoopkald. Begge virker upåklagelige og yder præcis det man forventer.&lt;br&gt;</text:p>
            <text:p/>
            <text:p>&lt;br&gt; </text:p>
            <text:p>Hos Lux-case finder du Danmarks største udvalg af covers og cases til smartphones og vi er derfor sikre på at du kan finde lige præcis det du mangler her i vores sortiment! Vi har også et kæmpe udvalg af alt andet tilbehør du måtte mangle til HTC 10. Vi har blandt andet mini-højtalere og høretelefoner i mange forskellige varianter, så du kan tage musikken med på farten og få mest mulig ud af din HTC 10. Mangler du SD kort eller en powerbank, så kan du selvfølgelig også finde det her! Uanset hvad du måtte bestille, så sørger vi selvfølgelig for at sende det til dig samme hverdag som du bestiller, så længe vi har modtaget bestillingen inden kl 17!&lt;br&gt; </text:p>
            <text:p>&lt;br&gt; </text:p>
            <text:p>Leder du efter et cover til HTC 10? Velkommen til Lux-case og Danmarks største udvalg af covers til din smartphones! Vores store udvalg giver dig blandt andet mulighed for at vælge imellem mange farver, motiver og materialer så du er sikker på at du får lige præcis det cover som du er på udkig efter. Vi har mange forskellige typer covers til HTC 10 og du kan således både finde covers i plastik, TPU, kunstlæder, ægte læder og mange andre! Fælles for dem alle er at de beskytter din smartphone mod ridser og skrammer. Et TPU cover beskytter ovenikøbet også din smartphone mod slag og stød da det er stødabsoberende. </text:p>
            <text:p/>
          </table:table-cell>
          <table:table-cell table:style-name="ce1" office:value-type="string">
            <text:p>HTC 10</text:p>
          </table:table-cell>
        </table:table-row>
        <table:table-row table:style-name="ro1">
          <table:table-cell table:style-name="ce1" office:value-type="string">
            <text:p>25857</text:p>
          </table:table-cell>
          <table:table-cell table:style-name="ce1" office:value-type="string">
            <text:p>Lux-Case/Tablet/Huawei Tablets/Huawei MediaPad T1 7.0</text:p>
          </table:table-cell>
          <table:table-cell table:style-name="ce1" office:value-type="string">
            <text:p>&lt;p&gt;Huawei Mediapad T1 7 udkom i marts 2015 og vejer 278g og er blot 8.5mm tynd! Den har en 7 tommers IPS LCD skærm med en opløsning på 600x1024 med 170 pixels per inch. Som standard har tabletten 8GB lagerplads som dog kan udvides via MicroSD slidsen der giver mulighed for op til 32 GB ekstra lagerplads. Huawei Mediapad T1 7 har en quadcore processor og 1 GB ram hvilket er rigeligt til de opgaver tabletten måtte have. Med tablettens 4100 mAh store batteri kan du browse i op til 8 timer på internettet eller se film i helt op til 12 timer uden at skulle bekymre dig om at den skal oplades og du får tilmed en standby tid på imponerende 300 timer! Tabletten kommer i sort eller sølv.&lt;br /&gt;&lt;br /&gt;Hos Lux-case har vi et kæmpe udvalg af tilbehør til tablets og vi har selvfølgelig derfor også en masse tilbehør til Huawei Mediapad T1 7! Uanset om du leder efter en smart og funktionel måde at beskytte din tablet på såsom med et etui, eller om du leder efter en powerbank så du slet ikke behøver at bekymre dig om hvor meget du bruger din tablet, så kan du finde det her! Vi har også høretelefoner og mini-højtalere til Huawei Mediapad T1 7, så du kan få mest mulig ud af din tablet! Mangler du et SDkort, en oplader eller noget helt tredje, så kan du også finde det her i vores sortiment!&lt;br /&gt;&lt;br /&gt;Huawei MediaPad T1 7.0 Covers&lt;br /&gt;&lt;br /&gt;Mangler du et cover til din Huawei Mediapad T1 7? Hos Lux-case anbefaler vi altid at du beskytter din tablet så du kan få gavn af den i længere tid! Skærmen på din tablet har især tendens til at være mere udsat for skader end resten af tabletten. Det er derfor en rigtig ide at anskaffe sig et cover som sørger for også at beskytte skærmen på din tablet. I vores sortiment kan du finde utrolig mange covers til Huawei Mediapad T1 7 og i et væld af forskellige farver. Det handler derfor blot om at du finder det cover du er på udkig efter og får det bestilt!&lt;/p&gt;</text:p>
          </table:table-cell>
          <table:table-cell table:style-name="ce1" office:value-type="string">
            <text:p>Huawei MediaPad T1 7.0</text:p>
          </table:table-cell>
        </table:table-row>
        <table:table-row table:style-name="ro1">
          <table:table-cell table:style-name="ce1" office:value-type="string">
            <text:p>25891</text:p>
          </table:table-cell>
          <table:table-cell table:style-name="ce1" office:value-type="string">
            <text:p>Lux-Case/Tablet/Nvidia/Nvidia Shield K1</text:p>
          </table:table-cell>
          <table:table-cell table:style-name="ce1" office:value-type="string">
            <text:p>NVIDIA Shield K1 kom på markedet i November 2015 og den eri sandhed den perfekte tablet til gamers! Den vejer kun 356 gram og er 9.2mm tynd, så den er nem at tage med på farten. NVIDIA Shield K1 har en 8 tommers IPS LCD skærm med en opløsning på 1920x1200 pixels med 283 pixels per inch der er 4K Ultra-HD Ready! Den gør brug af en 2.2 GhZ quadcore og et Nvidia Tegra K1 chipset og med sine 2 GB ram er den lynende hurtig! Tabletten har som standard 16 GB lagerplads som dog kan udvides med op til 128 GB mere ved brug af MicroSD slidsen. NVIDIA Shield K1 har et primært kamera på 5 megapixel og et sekundært kamera på 5 megapixel. Begge yder som forventet, men der er selvfølgelig tale om en tablet som primært er udviklet med henblik på gaming. Med tablettens store 5200 mAh batteri er der masser af timers underholdning ved rådighed inden du skal ty til en stikkontakt. &lt;br&gt;</text:p>
            <text:p/>
            <text:p>&lt;br&gt; </text:p>
            <text:p>Hos Lux-case kan du finde en masse forskelligt tilbehør til din NVIDIA Shield K1! Vi har SDkort i alle størrelser og MicroSD opladekabler i mange forskellige længder! Det handler egentlig bare om at du går på udkig i vores sortiment og finder det du mangler! Hvad med et par høretelefoner eller et beskyttende cover? Uanset hvad du mangler, så kan du finde det her! Som altid sender vi selvfølgelig dit tilbehør til NVIDIA Shield K1 samme hverdag, så længe vi har modtaget din bestilling inden kl 17!&lt;br&gt; </text:p>
            <text:p>&lt;br&gt; </text:p>
            <text:p>Nvidia Shield K1 Covers&lt;br&gt; </text:p>
            <text:p>&lt;br&gt; </text:p>
            <text:p>Det kan hurtigt ødelægge spilleoplevelsen hvis skærmen på din Nvidia Shield K1 bliver ridset eller beskadiget. Hos Lux-case anbefaler vi derfor at du beskytter din enhed med et cover så du ikke behøver at skulle bekymre dig. Det kan hurtigt blive en dyr fornøjelse at skulle skifte din enhed ud eller helt at skulle erstatte den med en ny hvis uheldet er ude. Vores sortiment indeholder mange forskellige covers til Nvidia Shield K1 hvilket giver dig mulighed for at vælge imellem mange forskellige farver. Bestiller du dit nye cover til Nvidia Shield K1 i dag, så sørger vi naturligvis for at det er på vej til dig hurtigst muligt. </text:p>
            <text:p/>
          </table:table-cell>
          <table:table-cell table:style-name="ce1" office:value-type="string">
            <text:p>Nvidia Shield K1</text:p>
          </table:table-cell>
        </table:table-row>
        <table:table-row table:style-name="ro1">
          <table:table-cell table:style-name="ce1" office:value-type="string">
            <text:p>25908</text:p>
          </table:table-cell>
          <table:table-cell table:style-name="ce1" office:value-type="string">
            <text:p>Lux-Case/Mobil/OPPO/Oppo R7</text:p>
          </table:table-cell>
          <table:table-cell table:style-name="ce1" office:value-type="string">
            <text:p>Oppo R7 kom på markedet i maj 2015, vejer blot 147 gram og er utroligt 6.3 mm tynd! Smartphonen har en 5 tommers skærm med en opløsning på 1080x1920 og 445 pixels per inch! Den har som standard 16GB lagerplads som dog kan blive udvidet med op til 128 GB ved at tage SIM2 slidsen i brug. Med brugen af 2 quadcore processorer og snapdragon 615 chipsettet samt 3 GB ram kører alt flydende på denne smartphone og du behøver således aldrig at vente på at en applikation åbner eller lukker. Oppo R7 har et 13 megapixels kamera som dets primære kamera og et 8 megapixels sekundært kamera til at foretage videoopkald eller til at tage selfies med. <text:s/>Smartphonen understøtter hurtig opladning og dets 2320 mAh batteri oplades således til 75% på blot en halv time! Oppo R7 fås i farverne guld og sølv.&lt;br&gt;</text:p>
            <text:p/>
            <text:p>&lt;br&gt; </text:p>
            <text:p>Mangler du et eller andet tilbehør til Oppo R7? Hos Lux-case har vi ikke blot Danmarks største udvalg af covers og cases til smartphone - vi har selvfølgelig også alt andet tilbehør du måtte mangle til din smartphone. Mangler du et par nye høretelefoner eller en mini-højtaler, så du altid kan tage musikken med dig på farten? Vi har et kæmpe udvalg og mange forskellige varianter at vælge imellem! Mangle du et SDkort, en oplader eller en biloplader? Vi har det hele og bestiller du inden kl 17 på en hverdag, så sender vi selvfølgelig dit nye tilbehør til Oppo R7 samme dag!&lt;br&gt; </text:p>
            <text:p>&lt;br&gt; </text:p>
            <text:p>Leder du efter et beskyttende cover til Oppo R7? Hos Lux-case anbefaler vi altid at ens smartphone bliver beskyttet af et cover. Det kan netop hurtigt blive en dyr affære hvis den uheldigvis lander forkert og enten skal repareres eller helt udskiftes. I vores sortiment kan du finde et stort udvalg af covers så du kan helt sikkert finde en som falder i din smag. Vi har rigtig mange farver at vælge imellem, så du kan få lige præcis det cover som du er på udkig efter. Der er naturligvis også masser af motiver at vælge imellem! Hvad venter du på? Bestil dit nye cover til Oppo R7 i dag og undgå at skulle bekymre dig om dets ve og vel! </text:p>
            <text:p/>
          </table:table-cell>
          <table:table-cell table:style-name="ce1" office:value-type="string">
            <text:p>Oppo R7</text:p>
          </table:table-cell>
        </table:table-row>
        <table:table-row table:style-name="ro1">
          <table:table-cell table:style-name="ce1" office:value-type="string">
            <text:p>25925</text:p>
          </table:table-cell>
          <table:table-cell table:style-name="ce1" office:value-type="string">
            <text:p>Lux-Case/Mobil/OPPO/Oppo R9</text:p>
          </table:table-cell>
          <table:table-cell table:style-name="ce1" office:value-type="string">
            <text:p>Oppo R9 kom på markedet i marts 2016, vejer blot 185 gram og er 7.4 mm i tykkelsen. Den er af mange blevet kaldt det oplagte valg for selfies-glade brugere af smartphones da den både har et 16 megapixels primært kamera og et 16 megapixels sekundært kamera! Oppo R9 har en 6 tommers skærm med en opløsning på 1080x1920 og hele 367 pixels per inch! Med dets Snapdragon 652 chipset, 2 quadcore processorer og 4 GB ram er der ikke meget som Oppo R9 ikke kan! Som standard har smartphonen et internt lager på henholdsvis 64 eller 128 GB ram alt afhængig af hvilken model du har, men dette kan dog udvides med op til 128 GB ekstra lagerplads ved at tage dets MicroSD slids i brug. Oppo R9 understøtter hurtig opladning (VOOC flash charge) som oplader det 4120 mAh store batteri i smartphonen op til 75% på blot 30 minutter! Det er hele 4x hurtigere end normale opladninger af smartphones som ikke understøtter hurtig opladning.&lt;br&gt;</text:p>
            <text:p/>
            <text:p>&lt;br&gt; </text:p>
            <text:p>Her hos Lux-case kan du finde alt hvad du måtte stå og mangle til din nye smartphone! Vi har både mini-højtalere og høretelefoner, så du kan få så meget ud af din smartphone som muligt. Mangler du andet tilbehør til Oppo R9 såsom et cover eller et etui? Vi har Danmarks største udvalg af etuier og covers til smartphones og vi er derfor sikre på at du kan finde lige det du mangler her! Vi har powerbanks, oplader, bilopladere, holdere og alt andet du måtte mangle, så dyk ned i vores udvalg og find det du mangler!&lt;br&gt; </text:p>
            <text:p>&lt;br&gt; </text:p>
            <text:p>Oppo R9 Covers&lt;br&gt; </text:p>
            <text:p>&lt;br&gt; </text:p>
            <text:p>Er du på udkig efte ret nyt cover til Oppo R9? Hvis det er tilfældet, så er du havnet det helt rette sted, for hos Lux-case har vi Danmarks største udvalg af covers. Vi er derfor også sikre på du kan finde et cover hos os som falder i din smag. Vores store udvalg giver dig mulighed for at vælge lige præcis det type cover til Oppo R9 som du leder efter såvel som den rette farve og det rette motiv! Foruden den beskyttelse som et cover giver din smartphone, så er det samtidigt også en oplagt mulighed for at personliggøre den en smule. </text:p>
            <text:p/>
          </table:table-cell>
          <table:table-cell table:style-name="ce1" office:value-type="string">
            <text:p>Oppo R9</text:p>
          </table:table-cell>
        </table:table-row>
        <table:table-row table:style-name="ro1">
          <table:table-cell table:style-name="ce1" office:value-type="string">
            <text:p>25942</text:p>
          </table:table-cell>
          <table:table-cell table:style-name="ce1" office:value-type="string">
            <text:p>Lux-Case/Mobil/Sony/Sony Xperia X Performance</text:p>
          </table:table-cell>
          <table:table-cell table:style-name="ce1" office:value-type="string">
            <text:p>&lt;p&gt;Sony Xperia X Performance vejer blot 164.4g, er 8.7mm tynd og fås i fire farver! Den har en IPS LCD 5.0 tommers skærm med en opløsning på 1090x1920 pixels og imponerende 441 pixels per inch! Den kommer med 32 GB lagerplads som dog kan udvides via MicroSD slidsen helt op til 200 GB, så du kommer ikke til at mangle plads lige foreløbigt. Med et Snapdragon 820 chipset, 2 dual-core processorer og 3 GB ram er der heller ikke meget at klage over ydelsesmæssigt. Sony Xperia X Performance har et imponerende kamera på 23 megapixel der har fokus på hurtighed og kvalitet samtidigt og et sekundært kamera til at tage selfies på hele 13 megapixel! Smartphonen har et 2700 mAh batteri som giver dig rigelig med strøm indtil du når næste stikkontakt og med dets IP68 certificering er den vandtæt ned til 1 meters dybde i op til 30 minutter! Alt i alt en fremragende telefon hvor der ikke er meget at sætte en finger på.&lt;br /&gt;&lt;br /&gt;Uanset hvad du måtte mangle til din nye smartphone, så kan du selvfølgelig finde det her hos Lux-case! Vi har Danmarks største udvalg af covers og cases til din smartphone og vi er derfor sikre på at du kan finde det du mangler i vores sortiment! Vi har også powerbanks til din smartphone som sørger for at du ikke behøver at kigge efter den næste stikkontakt. Vi har både powerbanks til Sony Xperia X Performance der kan oplade din enhed lynende hurtigt og en powerbank der kan oplade flere enheder på samme tid! Uanset hvad du måtte stå og mangle, så sender vi det selvfølgelig til dig samme hverdag som du bestiller, så længe vi har modtaget bestillingen inden kl 17.&lt;br /&gt;&lt;br /&gt;Sony Xperia X Performance Covers&lt;br /&gt;&lt;br /&gt;Mangler du et nyt cover til Sony Xperia X Performance? Hos Lux-case finder du Danmarks største udvalg af covers til din smartphone og mange andre! Vi anbefaler altid at du beskytter din smartphone med et cover - det kan betale sig i længden! Et uheldigt øjeblik kan nemlig hurtig resultere i at din smartphone ryger på gulvet og resultere i at du er nødt til at punge ud. Med et beskyttende cover til Sony Xperia X Performance behøver du ikke at skulle bekymre dig over din smartphones ve og vel. Et cover giver rigtig god beskyttelse mod ridser og skrammer og efterlader din smartphone som ny indenunder.&lt;/p&gt;</text:p>
          </table:table-cell>
          <table:table-cell table:style-name="ce1" office:value-type="string">
            <text:p>Sony Xperia X Performance</text:p>
          </table:table-cell>
        </table:table-row>
        <table:table-row table:style-name="ro1">
          <table:table-cell table:style-name="ce1" office:value-type="string">
            <text:p>25989</text:p>
          </table:table-cell>
          <table:table-cell table:style-name="ce1" office:value-type="string">
            <text:p>Lux-Case/Mobil/Alcatel/Alcatel One Touch Pixi 3</text:p>
          </table:table-cell>
          <table:table-cell table:style-name="ce1" office:value-type="string">
            <text:p>Alcatel Pixi 3 (4) kom på markedet i marts 2015, vejer kun 110 gram og er 11.6 mm tynd! Den har 4 GB intern lagerplads som standard som dog kan udvides op til 32 GB plads ved hjælp af et microSD kort. Det er dermed nemt og bekvemt hurtigt at skabe plads til alle dine billeder og din musiksamling. Alcatel Pixi 3 (4) har en 4.0 tommers TFT skærm med en opløsning på 480x800 og 221 pixels per inch. Telefonen kommer med enten en dualcore eller en quadcore processor, afhængig af hvilken model du vælger og med sine 512 MB ram klarer den uden problemer de mest fundamentale opgaver. Kameraet tager fornuftige billeder, men da det er et 2 eller 5 megapixel primært kamera (alt afhængig af model), så er det selvsagt ikke de bedste billeder telefonen tager. Det sekundære kamera er et VGA kamera <text:s/>der er velegnet til selfies og videoopkald, hvor kvaliteten ikke har stor betydning. Alcatel Pixi 3 (4) har et udskifteligt Li-Ion batteri på enten 1650 mAh eller 1400 mAh (alt afhængig af model) så du kan anskaffe dig et ekstra batteri og dermed forlænge batteritiden. Telefonen fås i mange forskellige farver.&lt;br&gt;</text:p>
            <text:p/>
            <text:p>&lt;br&gt; </text:p>
            <text:p>Hos Lux-case kan du finde alt hvad du måtte mangle til din smartphone. Vi har både mini-højtalere, høretelefoner, holdere, bilopladere, opladere, covers, etuier og meget meget andet! Vi er slet ikke i tvivl om at du kan finde det du mangler hos os, så det handler sådan set bare om at du går på udkig i vores sortiment og finder det du mangler og får det bestilt! </text:p>
            <text:p/>
          </table:table-cell>
          <table:table-cell table:style-name="ce1" office:value-type="string">
            <text:p>Alcatel One Touch Pixi 3</text:p>
          </table:table-cell>
        </table:table-row>
        <table:table-row table:style-name="ro1">
          <table:table-cell table:style-name="ce1" office:value-type="string">
            <text:p>26006</text:p>
          </table:table-cell>
          <table:table-cell table:style-name="ce1" office:value-type="string">
            <text:p>Lux-Case/Mobil/LG/LG K4</text:p>
          </table:table-cell>
          <table:table-cell table:style-name="ce1" office:value-type="string">
            <text:p>LG K4 kom på markedet i februar i 2016 og vejer blot 120g og er imponerende 8.9 mm tynd! Den har 8 GB intern lagerplads som dog kan udvides helt op til 32 GB ved hjælp af den dedikerede microSD slidse. Alt afhængig af modellen, så har LG K4 enten et snapdragon eller et mediatek chipset og da det er en forholdsvis økonomisk smartphone så har alle modeller også kun 1 GB ram. Med dets quadcore processor er den dog på ingen måder langsom! LG K4 har en IPS LCD 4.5 tommers skærm med en opløsning på 480x854 og hele 218 pixels per inch. Det primære kamera i LG K4 er på 5 megapixel og dets ydelse er også derefter. Det tager dog fine billeder og det sekundære kamera på 2 megapixel fungerer fint til at tage selfies med af og til eller til at foretage videoopkald med. Som sin storebror LG K8, så har denne model også et udskifteligt batteri som dog er på 1940 mAh. Telefonen fås i hvid og i blå.&lt;br&gt;</text:p>
            <text:p/>
            <text:p>&lt;br&gt; </text:p>
            <text:p>Hos Lux-case kan du finde alt det du måtte lede efter til din smartphone. Vi har et kæmpe udvalg af covers og etuier som giver dig mulighed for at vælge imellem et væld af farver, motiver og materialer. Vi har selvfølgelig også alt andet til din smartphone såsom opladere, høretelefoner, kabler, holdere, biltilbehør, powerbanks og meget meget andet!&lt;br&gt; </text:p>
            <text:p>&lt;br&gt; </text:p>
            <text:p>LG K4 Covers&lt;br&gt; </text:p>
            <text:p>&lt;br&gt; </text:p>
            <text:p>Mangler du et cover til LG K4? Hos Lux-case har vi et kæmpe udvalg af covers og vi er derfor også sikre på at at du kan finde det du mangler lige her hos os! Vi har alt fra elegante og stilfulde covers til din smartphone til farvestrålende og opsigtsvækkende covers. Vi anbefaler altid at du anskaffer dig et beskyttende cover til din smartphone så du kan forlænge dets levetid! En irriterende skramme eller ridse kan hurtigt blive et irritationsmoment. Undgå at skulle bekymre dig og køb et cover til LG K4 i dag! Vi sørger selvfølgelig for at sende det til dig hurtigst muligt! </text:p>
            <text:p/>
          </table:table-cell>
          <table:table-cell table:style-name="ce1" office:value-type="string">
            <text:p>LG K4</text:p>
          </table:table-cell>
        </table:table-row>
        <table:table-row table:style-name="ro1">
          <table:table-cell table:style-name="ce1" office:value-type="string">
            <text:p>26023</text:p>
          </table:table-cell>
          <table:table-cell table:style-name="ce1" office:value-type="string">
            <text:p>Lux-Case/Mobil/LG/LG K8</text:p>
          </table:table-cell>
          <table:table-cell table:style-name="ce1" office:value-type="string">
            <text:p>LG K8 kom på markedet i april i 2016 og var i høj grad en smartphone som mange så frem til. Den vejer blot 157 gram og er 8.7mm tynd! Som standard er der 8 eller 16 GB lagerplads (alt afhængig af model), men dette kan dog yderligere blive udvidet med op til 32 GB ekstra ved hjælp af et microSD kort. LG K8 har en IPS LCD 5 tommers skærm med 720x1280 pixels og 294 pixels per inch. Med et primært kamera på 8 megapixel tager LG K8 gode billeder når du er på farten og dets sekundære kamera på 5 megapixel er fremragende til at tage selfies eller til at foretage videoopkald med. LG K8 har 1.5 GB ram, et Mediatek MT6735 chipset og en quadcore 1.3 GHz Cortex-A53 processor. Alt kører derfor også flydende og uproblematisk og du behøver aldrig at skulle vente på at en applikation starter op. Det er et særsyn at se udskiftelige batterier i smartphones nu om dage, men LG K8 er en af de smartphones der har det! Dets 2125 mAh batteri er udskifteligt og gør det nemt for dig altid at have et ekstra batteri ved hånden.&lt;br&gt;</text:p>
            <text:p/>
            <text:p>&lt;br&gt; </text:p>
            <text:p>Hos Lux-case kan du finde alt hvad du måtte stå og mangle til din LG K8! Vi har Danmarks største udvalg af covers og etuier til smartphones, men du kan selvfølgelig også finde alt andet tilbehør. Vi har blandt andet højtalere, høretelefoner, kabler, opladere, biltilbehør og meget andet! Gå på opdagelse i vores sortiment og find det du mangler!&lt;br&gt; </text:p>
            <text:p>&lt;br&gt; </text:p>
            <text:p>LG K8 Covers&lt;br&gt; </text:p>
            <text:p>&lt;br&gt; </text:p>
            <text:p>Leder du efter et cover til LG K8? Du er havnet det helt rette sted! Hos Lux-case finder du et af Danmarks største udvalg af covers til din smartphone! Vi har alt fra enkle og stilfulde covers til de mere farverige og opsigtsvækkende. Et cover giver nemlig ikke blot god beskyttelse mod ridser og skrammer, det giver dig også en mulighed for at personliggøre din smartphone en smule. Vores store udvalg giver dig mulighed for at vælge imellem mange forskellige farver, motiver og materialer. Det handler sådan set blot om at du kigger vores udvalg igennem, finder det cover til LG K8 som du mangler og får det bestilt! </text:p>
            <text:p/>
          </table:table-cell>
          <table:table-cell table:style-name="ce1" office:value-type="string">
            <text:p>LG K8</text:p>
          </table:table-cell>
        </table:table-row>
        <table:table-row table:style-name="ro1">
          <table:table-cell table:style-name="ce1" office:value-type="string">
            <text:p>26040</text:p>
          </table:table-cell>
          <table:table-cell table:style-name="ce1" office:value-type="string">
            <text:p>Lux-Case/Mobil/Motorola/Motorola Moto G4 Play</text:p>
          </table:table-cell>
          <table:table-cell table:style-name="ce1" office:value-type="string">
            <text:p>Motorola Moto G4 Play udkom i maj i 2016 og vejer blot 137g og er 9.9 mm tynd! Den har en IPS LCD skærm på 5.0 tommers med en opløsning på 720x1280 og har hele 294 pixels per inch. Alt afhængig af hvilken model du vælger, så får du 8 eller 16 GB intern lagerplads - microSD kort op til 256 GB understøttes dog via en dedikeret slidse, så der er rig mulighed for at tage din musiksamling eller film med på farten. Trods Motorola Moto G4 Play er en smartphone i middelklassen, så får du en højtydende smartphone hvor alt kører flydende på grund af dets Qualcomm MSM8916 Snapdragon 410 chipset, dets quad-core processor og 1 eller 2 GB ram (afhængig af model). Telefonen har et primært kamera på 8 megapixel og et sekundært på 5 megapixel. Begge giver dig mulighed for at tage gode billeder når du er på farten. Det er værd at bemærke at Motorola Moto G4 Play har et indbygget batteri på hele 2800 mAh - et særsyn i denne prisklasse. Du får dermed også større frihed og behøver ikke at skulle opholde dig i nærheden af en stikkontakt. Telefonen fås i sort og i hvid.&lt;br&gt;</text:p>
            <text:p/>
            <text:p>&lt;br&gt; </text:p>
            <text:p>Hos Lux-case kan du finde alt hvad du måtte stå og mangle til din smartphone! Vi har fx Danmarks største udvalg af covers og etuier! Du kan selvfølgelig også finde både højtalere, høretelefoner, opladere, biltilbehør, skærmbeskyttelses og meget andet! </text:p>
            <text:p/>
          </table:table-cell>
          <table:table-cell table:style-name="ce1" office:value-type="string">
            <text:p>Motorola Moto G4 Play</text:p>
          </table:table-cell>
        </table:table-row>
        <table:table-row table:style-name="ro1">
          <table:table-cell table:style-name="ce1" office:value-type="string">
            <text:p>26057</text:p>
          </table:table-cell>
          <table:table-cell table:style-name="ce1" office:value-type="string">
            <text:p>Lux-Case/Mobil/Motorola/Motorola Moto G4 / G4 Plus</text:p>
          </table:table-cell>
          <table:table-cell table:style-name="ce1" office:value-type="string">
            <text:p>Motorola G4 / G4 Plus udkom i maj 2016, vejer blot 155 gram og er 9.8mm tynd. Begge modeller har imponerende specifikationer, med den ene betydelige forskel at Plus-modellen har et primært kamera på 16 megapixels, mens G4 har et primært kamera på 13 megapixels. Begge smartphones gør brug af samme sekundært kamera der har 5 megapixels. Motorola G4 / G4 Plus har en 5.5 tommers IPS LCD skærm med en opløsning på 1080x1920 og 401 pixels per inch. Den har henholdsvis 16 eller 32 GB internt lager afhængig af hvilken model du vælger, men understøtter dog microSD kort helt op til 256 GB, så der er rigelig med pladsmuligheder hvis du gerne vil have musik eller film med på farten. Med 2 GB ram, en quad-core processor og det velkendte Qualcomm MSM8952 Snapdragon 617 chipset kører alt flydende og ventetid er noget der hører fortiden til. Du behøver heller ikke at skulle vente på at den bliver opladet da den understøtter hurtig opladning! Dets 3000 mAh store batteri sørger samtidigt for at du ikke så tit behøver at skulle spekulere over hvor den næste stikkontakt befinder sig og istedet kan bruge din smartphone som du vil. Telefonerne fås i sort og i hvid.&lt;br&gt;</text:p>
            <text:p/>
            <text:p>&lt;br&gt; </text:p>
            <text:p>Leder du efter tilbehør til din smartphone? Du er havnet det helt rette sted! Hos Lux-case har vi alt i tilbehør og det handler derfor blot om at du går på opdagelse og finder frem til det du mangler. Vi har både kabler, covers, etuier, højtalere, høretelefoner, powerbanks og meget andet!</text:p>
          </table:table-cell>
          <table:table-cell table:style-name="ce1" office:value-type="string">
            <text:p>Motorola G4 / G4 Plus</text:p>
          </table:table-cell>
        </table:table-row>
        <table:table-row table:style-name="ro1">
          <table:table-cell table:style-name="ce1" office:value-type="string">
            <text:p>26109</text:p>
          </table:table-cell>
          <table:table-cell table:style-name="ce1" office:value-type="string">
            <text:p>Lux-Case/Mobil/Sony/Sony Xperia XA Ultra</text:p>
          </table:table-cell>
          <table:table-cell table:style-name="ce1" office:value-type="string">
            <text:p>Sony Xperia XA Ultra kom på markedet i maj 2016, vejer blot 202g og er 8.4 mm tynd! Den har en IPS LCD 6.0” skærm med en opløsning på 1080x1920 og hele 367 pixels per inch! Sony Xperia XA Ultra har 16 GB intern lagerplads, men understøtter dog brugen af microSD kort helt op til 256 GB så der er rig mulighed for at udvide for de der ønsker det. Smartphonen har et primært kamera på imponerende 21.5 megapixels og et sekundært kamera på 16 megapixels, så der er rigtig gode muligheder for at tage fremragende billeder når du er på farten. Med 3 GB ram og en Octa-core 2.0 GHz Cortex-A53 processor såvel som Mediatek MT6755 Helio P10 chipsettet behøver du aldrig at vente på at dine apps bliver åbnet. Telefonen er lynhurtig og med dets 2700 mAh batteri behøver du heller ikke at frygte at løbe tør for strøm lige pludselig. Telefonen fås i henholdsvis hvid, sort og guld. &lt;br&gt;</text:p>
            <text:p/>
            <text:p>&lt;br&gt; </text:p>
            <text:p>Her hos Lux-case kan du finde alt hvad du måtte mangle til din nye smartphone! Vi har Danmarks største udvalg af covers og etuier til din smartphone og du kan selvfølgelig vælge imellem mange typer, farver og motiver. Er du på udkig efter noget andet tilbehør, så har vi selvfølgelig også det! Højtalere, høretelefoner, powerbanks, opladere, biltilbehør og alt andet du kan forestille dig! Det handler sådan set bare om at du går på opdagelse i vores sortiment!&lt;br&gt; </text:p>
            <text:p>&lt;br&gt; </text:p>
            <text:p>Sony Xperia XA Ultra Covers&lt;br&gt; </text:p>
            <text:p>&lt;br&gt; </text:p>
            <text:p>Mangler du et nyt cover til Sony Xperia XA Ultra? Hos Lux-case har vi et kæmpe udvalg af etuier til din smartphone og vi anbefaler altid at du anskaffer dig et etui til at beskytte din smartphone mod ridser og mod skrammer. Vores etuier findes i mange forskellige varianter og du kan blandt andet finde en masse som også har en indbygget holder, så du ikke behøver at sidde med din smartphone i hænderne når du skal se film. Vores kæmpe udvalg giver dig selvfølgelig også masser af valgmuligheder så du både kan vælge farve samt materiale. Bestiller du dit nye etui til Sony Xperia XA Ultra i dag, så sørger vi naturligvis for at sende det til dig hurtigst muligt! </text:p>
            <text:p/>
          </table:table-cell>
          <table:table-cell table:style-name="ce1" office:value-type="string">
            <text:p>Sony Xperia XA Ultra </text:p>
          </table:table-cell>
        </table:table-row>
        <table:table-row table:style-name="ro1">
          <table:table-cell table:style-name="ce1" office:value-type="string">
            <text:p>26126</text:p>
          </table:table-cell>
          <table:table-cell table:style-name="ce1" office:value-type="string">
            <text:p>Lux-Case/Mobil/Huawei/Huawei P9 Plus</text:p>
          </table:table-cell>
          <table:table-cell table:style-name="ce1" office:value-type="string">
            <text:p>Huawei P9 Plus kom på markedet i maj 2016 og er i sandhed en smartphone der er værd at bemærke. Den har alle de funktioner man kan forlange af en smartphone i denne prisklasse og den formår samtidigt også at konkurrere med andre nye smartphones såsom Samsungs nye Galaxy S7! Huawei P9 Plus vejer blot 162 gram og er 7 mm tynd. Den har et internt lager på 64 GB, men understøtter dog brugen af et microSD kort helt op til 256 GB i SIM2 slidsen. Den kommer med en Super AMOLED 5.5 tommers skærm med en opløsning på 1080x1920 og har hele 401 pixels per inch! Med 4 GB ram og det imponerende HiSilicon Kirin 955 chipset kører alt flydende og uden forsinkelser. Telefonen har et primært kamera på 12 megapixels og et sekundært kamera på 8 megapixels - begge tager imponerende billeder og gør det utrolig nemt at tage gode billeder selv når du er på farten. Huawei P9 Plus har et 3400 mAh stort batteri og da den også understøtter hurtig opladning, behøver du ikke længere at skulle afsætte tid til at den skal oplades. Den fås i henholdsvis guld, grå og i hvid, så der er lidt for enhver.&lt;br&gt;</text:p>
            <text:p/>
            <text:p>&lt;br&gt; </text:p>
            <text:p>Hos Lux-case har vi et stort udvalg af tilbehør til din smartphone og i mange forskellige afskygninger. Du kan både finde covers og etuier såvel som høretelefoner og højtalere. Mangler du kabler, tilbehør til bilen eller noget helt tredje? Du kan uden tvivl finde det her hos os, så gå på opdagelse i vores sortiment!&lt;br&gt; </text:p>
            <text:p>&lt;br&gt; </text:p>
            <text:p>Huawei P9 Plus Covers&lt;br&gt; </text:p>
            <text:p>&lt;br&gt; </text:p>
            <text:p>Mangler du et cover til Huawei P9 Plus? Velkommen til Lux-case hvor du finder Danmarks største udvalg af covers til din smartphone! Vi har mange forskellige covers i vores sortiment hvilket giver dig mulighed for at vælge imellem mange materialer, farver og motiver. Vi anbefaler altid at du beskytter din smartphone med et cover. Det kan hurtigt blive dyrt hvis den skulle lande forkert på gulvet eller hvis den får en slem ridse. Et cover til Huawei P9 Plus er således investering som sørger for at din smartphones levetid bliver forlænget. Bestiller du dit nye cover i dag så skal vi nok sørge for at det er på vej til dig hurtigst muligt!</text:p>
          </table:table-cell>
          <table:table-cell table:style-name="ce1" office:value-type="string">
            <text:p>Huawei P9 Plus</text:p>
          </table:table-cell>
        </table:table-row>
        <table:table-row table:style-name="ro1">
          <table:table-cell table:style-name="ce1" office:value-type="string">
            <text:p>26143</text:p>
          </table:table-cell>
          <table:table-cell table:style-name="ce1" office:value-type="string">
            <text:p>Lux-Case/Mobil/Oneplus/OnePlus 3</text:p>
          </table:table-cell>
          <table:table-cell table:style-name="ce1" office:value-type="string">
            <text:p>OnePlus 3 er kommet på markedet - noget som mange har ventet på! Den vejer blot 158 gram og er imponerende 7.4mm tynd! Den slår dets forgænger på alle punkter og med dets indbygget 3000 mAh batteri får du længere brugstid og en smartphone som kan blive opladt fra 0 til 60% på blot 30 minutter, mere end rigeligt til en dags brug! OnePlus 3 gør brug af Dash teknologi som er et alternativ til det velkendte QuickCharge. I modsætning til QuickCharge, så bliver Dash ikke afbrudt af at du bruger din smartphone imens. OnePlus 3 har en 5.5 tommers AMOLED skærm med en opløsning på 1080x1920 og hele 401 pixels per inch! Du får dermed en stor skærm med en høj oplysning og en utrolig klarhed! Når det kommer til specifikationer så skuffer den bestemt heller ikke. Den har en Dualcore 2.15 GHz Kryo og en dual-core 1.6 GHz Kryo og et Qualcomm MSM8996 Snapdragon 820 chipset. Med de 6 GB ram får du således en smartphone som er klar til fremtiden. Du kommer heller ikke til at mangle plads lige foreløbigt da den har hele 64 GB intern hukommelse. OnePlus 3 har alt hvad du ellers måtte forvente af en smartphone i 2016 og har således fingerafstrykslæser, accelerometer, gyrometer, nærhedssensor, kompas og barometer. Som noget nyt, så bliver fingeraftrykslæseren bedre for hver gang du anvender den og kan åbne din smartphone på blot 0.2 sekunder!&lt;br&gt;</text:p>
            <text:p/>
            <text:p>&lt;br&gt; </text:p>
            <text:p>Hos Lux-case kan du finde massevis at tilbehør til din smartphone! Vi har blandt andet covers, etuier, skærmbeskyttelsesfilm og skærmbeskyttelsesglas og meget andet! Leder du efter en powerbank eller en mini-højtaler til den næste fest? Vi har det hele, så det handler blot om at du går på opdagelse i vores sortiment og finder frem til det du står og mangler! Vi sørger som altid for at det når frem til dig hurtigst muligt!&lt;br&gt; </text:p>
            <text:p>&lt;br&gt; </text:p>
            <text:p>Er du på udkig efter et cover til OnePlus 3? Det er forståeligt at du gerne vil beskytte din nye smartphone! En ridse eller en skramme kan meget hurtigt blive et irritationsmoment. Betragt derfor også et cover som en god investering som sørger for at din smartphone holder i længere tid. Hos Lux-case finder du et Danmarks største udvalg af covers til din smartphone og vi er derfor også sikre på at du nok skal finde det du leder efter! Vælg blandt andet imellem mange forskellige motiver, farver og materialer. Vi sørger selvfølgelig altid for at du har dit nye cover til OnePlus 3 i hænderne hurtigst muligt, så hvad venter du på? </text:p>
            <text:p/>
          </table:table-cell>
          <table:table-cell table:style-name="ce1" office:value-type="string">
            <text:p>OnePlus 3</text:p>
          </table:table-cell>
        </table:table-row>
        <table:table-row table:style-name="ro1">
          <table:table-cell table:style-name="ce1" office:value-type="string">
            <text:p>26160</text:p>
          </table:table-cell>
          <table:table-cell table:style-name="ce1" office:value-type="string">
            <text:p>Lux-Case/Mobil/Sony/Sony Xperia E5</text:p>
          </table:table-cell>
          <table:table-cell table:style-name="ce1" office:value-type="string">
            <text:p>Sony Xperia E5 er kommet på markedet! Den vejer blot 147g, er imponerende 8.2mm tynd og fås i hvid og sort. Den har en 5 tommers IPS skærm med en opløsning på 720x1280 og hele 294 pixels per inch. Med 16 gb internt lagerplads og en dedikeret slidse til et microSD kort på op til 256 GB er der rigeligt med plads til dine fotos, dine apps og til din musiksamling. Smartphonens 2700 mAh batteri sørger for at du kan afspille musik i helt op til 65 timer! Sony Xperia E5 har et fornuftigt primært kamera på 13 megapixel og et sekundært kamera til selfies og videoopkald på 5 megapixels. Med en Quad-core 1.3 GHz Cortex-A53 processor og et Mediatek MT6735 chipset kører det meste som en drøm og dets 1.5 GB ram er optimeret til at yde mere end hvad det umiddelbart ser ud til. Sony Experia E5 har indbygget accelerometer, nærhedssensor og kompas og kører Android V6.0 (Marshmallow).&lt;br&gt;</text:p>
            <text:p/>
            <text:p>&lt;br&gt; </text:p>
            <text:p>Hos Lux-case kan du finde alt det tilbehør som du måtte mangle til din smartphone og vi har selvfølgelig et stort udvalg af det hele! Vi har alt i powerbanks, covers, etuier, mini-højtalere, kabler, holdere, tilbehør til bilen og meget andet! Gå på opdagelse i vores kæmpe sortiment og find frem til det du mangler! Vi sørger selvfølgelig for at du har det i hænderne hurtigst muligt!&lt;br&gt; </text:p>
            <text:p>&lt;br&gt; </text:p>
            <text:p>Sony Xperia E5 Covers&lt;br&gt; </text:p>
            <text:p>&lt;br&gt; </text:p>
            <text:p>Leder du efter et cover til at beskytte din Sony Xperia E5? Hos Lux-case har vi ikke blot et stort udvalg af covers til smartphones, vi har et af Danmarks største! Vi er derfor også sikre på at du nok skal finde frem til et cover som falder i din smag her hos os. Vores store udvalg giver dig mulighed for at vælge imellem mange farver, motiver og materialer. Vi anbefaler altid at du beskytter din smartphone med et cover. Et uheldigt fald eller en slem ridse kan hurtigt blive en dyr affære. Betragt derfor et cover som en lille investering som sørger for at din smartphone får en længere levetid. Bestil dit cover til Sony Xperia E5 i dag og slip for at skulle bekymre dig om uheld!</text:p>
          </table:table-cell>
          <table:table-cell table:style-name="ce1" office:value-type="string">
            <text:p>Sony Xperia E5</text:p>
          </table:table-cell>
        </table:table-row>
        <table:table-row table:style-name="ro1">
          <table:table-cell table:style-name="ce1" office:value-type="string">
            <text:p>26180</text:p>
          </table:table-cell>
          <table:table-cell table:style-name="ce1" office:value-type="string">
            <text:p>Lux-Case/Tablet/Amazon/Amazon Kindle (2016)</text:p>
          </table:table-cell>
          <table:table-cell table:style-name="ce1" office:value-type="string">
            <text:p>Den nye Kindle (2016) er det nyeste skud på stammen fra Amazon og selvom der er modeller ude som har bedre specifikationer end denne, så skal det ses i lyset af at denne model er utrolig billig og en opdatering af standard-modellen fra 2014. Sammenlignes denne model med modellen som er 2 år ældre, tegner der sig straks et helt andet billede. 2016-modellen er 16% lettere og 11% tyndere og så har den fået afrundet kanter, så den er mere behagelig at sidde med. Det er den tyndeste Kindle, kun overgået af den nyeste Kindle Oasis som så også koster over 3 gange så meget. Skærmen er på 6 tommers som vi er vant til fra Kindles og har 167 pixels per inch og så har den touch funktionalitet. Hukommelsen er desuden blevet opgraderet fra 256 ram til 512 ram og med 4 GB lagerplads er der masser af plads til dine bøger! Den nye Kindle understøtter også at du kan få oplæst teksten via en Bluetooth enhed og så kan du eksportere dine noter og sende dem til din email. &lt;br&gt;</text:p>
            <text:p/>
            <text:p>&lt;br&gt; </text:p>
            <text:p>Mangler du et eller andet til din nye Kindle? Hos Lux-case kan du finde massevis af tilbehør til den. Vi har blandt andet covers, kabler og skærmbeskyttelsesfilm i vores sortiment, så gå på opdagelse og find frem til det du mangler! Vi anbefaler altid at du anskaffer dig en eller anden form for beskyttelse, så skærmen på din Kindle forbliver fri for ridser og skrammer. Bestiller du dit tilbehør til din Kindle i dag, så sørger vi naturligvis for at det er på vej til dig hurtigst muligt!&lt;br&gt; </text:p>
            <text:p>&lt;br&gt; </text:p>
            <text:p>Amazon Kindle (2016) Covers&lt;br&gt; </text:p>
            <text:p>&lt;br&gt; </text:p>
            <text:p>Hvis du står og mangler et nyt cover til din Amazon Kindle (2016)? Så er du kommet til det rette sted, hos Lux-case har vi nemlig Danmarks største udvalg af covers og etuier. Vi er derfor også overbeviste om at du nok skal finde et cover der falder i din smag. Vi har covers i forskellige materialer som hårdt plastik (PC), Aluminium, metal og TPU. Sidstnævnte beskytter mod både skrammer, stød og ridser da det er et mellemhårdt materiale med stødabsorberende egenskaber.&lt;br&gt; </text:p>
            <text:p>&lt;br&gt; </text:p>
            <text:p>Vi har covers i forskellige farver og modeller, med flotte mønstre, glimmer, quotes og sjove motiver. Vi er overbeviste om du nok skal finde et cover du kan lide samt beskytter din Amazon Kindle (2016) mod slid skader og uheld ved det daglige brug. Bestiller du dit nye cover til Amazon Kindle (2016) i dag, så sørger vi naturligvis for at sende det til dig hurtigst muligt! Et uheldigt tab eller en slem ridse kan hurtigt blive en meget dyr omgang. Derfor betragt et cover som en lille investering som sikre at din Amazon Kindle (2016) får en længere levetid. </text:p>
            <text:p/>
            <text:p/>
          </table:table-cell>
          <table:table-cell table:style-name="ce1" office:value-type="string">
            <text:p>Amazon Kindle (2016)</text:p>
          </table:table-cell>
        </table:table-row>
        <table:table-row table:style-name="ro1">
          <table:table-cell table:style-name="ce1" office:value-type="string">
            <text:p>26197</text:p>
          </table:table-cell>
          <table:table-cell table:style-name="ce1" office:value-type="string">
            <text:p>Lux-Case/Mobil/ASUS/ASUS Zenfone 3</text:p>
          </table:table-cell>
          <table:table-cell table:style-name="ce1" office:value-type="string">
            <text:p>&lt;p&gt;Asus Zenfone 3 kom på markedet i August 2016, vejer blot 155, er imponerende 7.7mm tynd og så fås den i farvene guld, hvid og sort. Asus kan heldigvis stadigvæk overraske og med denne smartphone viser de at de sagtens kan være med på smartphonemarkedet, trods deres primære fokus på computere. Smartphonen har en Super IPS+ 5.5 tommers skærm med en opløsning på 1080x1920 og imponerende 401 pixels per inch som er godt beskyttet af et afrundet Gorilla Glass 3. Asus Zenfone har som standard henholdsvis 32 eller 64 GB plads som dog kan udvides helt op til 256 GB ekstra ved hjælp af et mikroSD kort. Smartphonen har en Octa-core 2.0 GHz Cortex-a53 processor og gør brug af et lynhurtigt Qualcomm MSM8953 Snapdragon 625 chipset og med 2 eller 3 GB ram (afhængig af model) er der ikke meget som denne smartphone ikke kan kapere. Dets primære kamera er på hele 16 megapixels og tager imponerende billeder mens det sekundære kamera på 8 megapixels fungerer upåklageligt til videoopkald eller til at tage selfies. Asus Zenfone 3 har både fingeraftrykslæser, accelerometer, gyrometer, nærhedssensor og kompas og med et indbygget 3000 mAh batteri kan du anvende den i lang tid uden at du behøver at lede efter den nærmeste stikkontakt.&lt;br /&gt;&lt;br /&gt;Hos Lux-case finder du massevis af tilbehør til Asus Zenfone 3. Vi har både covers og etuier, powerbanks, kabler, holdere, tilbehør til bilen, bærbare mini-højtalere og meget andet! Gå på opdagelse i vores kæmpe sortiment og find det du står og mangler! Bestiller du i dag, så sørger vi naturligvis for at dit nye tilbehør er på vej til dig hurtigst muligt!&lt;br /&gt;&lt;br /&gt;Leder du efter et nyt cover til din ASUS Zenfone 3? Hvis dette skulle være tilfældet, så er du kommet til det helt rette sted, for her hos Lux-case har vi Danmarks vildeste udvalg af covers. Vi er derfor også overbeviste om at du nok skal finde det cover der falder i din smag. Vores vilde udvalg af covers i flere materiale såsom hårdt plastik (PC), Aluminium, metal og TPU. Sidstnævnte beskytter mod både skrammer, ridser og, stød da det er et mellemhårdt materiale med stødabsorberende egenskaber. Vi har covers i mange forskellige farver, med flotte mønstre, glimmer og sjove motiver. Vi er sikre på du nok skal finde et cover der falder i din smag samt beskytter din ASUS Zenfone 3 mod skader i det daglige brug. Bestiller du dit nye cover til ASUS Zenfone 3 i dag, så sørger vi naturligvis for at sende det til dig hurtigst muligt!&lt;/p&gt;</text:p>
          </table:table-cell>
          <table:table-cell table:style-name="ce1" office:value-type="string">
            <text:p>ASUS Zenfone 3</text:p>
          </table:table-cell>
        </table:table-row>
        <table:table-row table:style-name="ro1">
          <table:table-cell table:style-name="ce1" office:value-type="string">
            <text:p>26214</text:p>
          </table:table-cell>
          <table:table-cell table:style-name="ce1" office:value-type="string">
            <text:p>Lux-Case/Mobil/Lenovo/Lenovo K5</text:p>
          </table:table-cell>
          <table:table-cell table:style-name="ce1" office:value-type="string">
            <text:p>Lenovo K5\"Lenovo K5 kom på markedet i april 2016, vejer blot 142 gram og er imponerende 8mm tynd! Den har en IPS 5.” skærm med en opløsning på 720x1280 og med hele 294 pixels per inch er den utrolig behageligt at se film på. Dets to højtalere afgiver samtidigt lyd i høj kvalitet (Dolby), så der er ikke meget at sætte en finger på, når det kommer til underholdning på denne smartphone. Som standard har den 16 GB lagerplads som dog kan udvides med 32 GB ekstra ved hjælp af et mikroSD kort. Lenovo K5 gør brug af enten en Quad-core 1.5 GHz Cortex-A53 eller en quad-core 1.2 GHz Cortex-A53 (afhængig af model) og med et Qualcomm MSM8929 Snapdragon 415 chipset og 2 GB ram, er der ikke meget som du kan smide efter denne smartphone, som den ikke vil kunne klare. Lenovo K5 har et primært kamera på hele 16 megapixels som tager fremragende billeder i høj kvalitet og smartphonens sekundære kamera på 13 megapixels udmærker sig når det kommer til at tage selfies eller under videoopkald. Trods at det er et særsyn i 2016 har denne smartphone både et udskifteligt 2750 mAh batteri og en indbygget FM radio tuner - begge funktioner som er meget efterspurgt på markedet og som der ikke er mange telefoner der kan mestre.&lt;br&gt;</text:p>
            <text:p/>
            <text:p>&lt;br&gt; </text:p>
            <text:p>Mangler du et eller andet til din Lenovo K5? Hos Lux-case kan du uden tvivl finde lige præcis det du leder efter. Vi har et kæmpe sortiment som blandt andet indeholder covers, etuier, standere, tilbehør til bilen, kabler, høretelefoner, mini-højtalere, powerbanks og meget andet! Det handler derfor også blot om at du går på opdagelse, finder det du mangler og får det bestilt! Vi sørger naturligvis altid for at afsende din bestilling hurtigst muligt.&lt;br&gt; </text:p>
            <text:p>&lt;br&gt; </text:p>
            <text:p>Står du og mangler et nyt cover til din Lenovo K5? Så er du kommet til det helt rette sted, her hos Lux-case har vi nemlig Danmarks største udvalg af covers og etuier. Vi er derfor også overbeviste om at du nok skal finde et cover der falder i din smag. Vi har covers i materialer som hårdt plastik (PC), Aluminium, metal og TPU. Sidstnævnte beskytter mod både skrammer, stød og ridser da det er et mellemhårdt materiale med stødabsorberende egenskaber. Vi har covers i forskellige farver og modeller, med flotte mønstre, glimmer, quotes og sjove motiver. Vi er overbeviste om du nok skal finde et cover du kan lide samt beskytter din Lenovo K5 mod slid skader og uheld ved daglig brug. Bestiller du dit nye cover til Lenovo K5 i dag, så sørger vi naturligvis for at sende det til dig hurtigst muligt! Et uheldigt fald eller en slem ridse kan hurtigt blive en dyr omgang. Derfor betragt et cover som en lille investering som sørger for at din Lenovo K5 får en længere levetid. </text:p>
            <text:p/>
          </table:table-cell>
          <table:table-cell table:style-name="ce1" office:value-type="string">
            <text:p>Lenovo K5</text:p>
          </table:table-cell>
        </table:table-row>
        <table:table-row table:style-name="ro1">
          <table:table-cell table:style-name="ce1" office:value-type="string">
            <text:p>26231</text:p>
          </table:table-cell>
          <table:table-cell table:style-name="ce1" office:value-type="string">
            <text:p>Lux-Case/Tablet/Lenovo/Lenovo Miix 310</text:p>
          </table:table-cell>
          <table:table-cell table:style-name="ce1" office:value-type="string">
            <text:p>&lt;p&gt;Lenovo IdeaPad Miix 310 er en af de tablets som sælges som en 2-i-1 løsning og dermed også bør fungere optimalt som en bærbar. Miix 310 gør netop dette og tabletten virker mere som en ultraportabel bærbar end en tablet du kan tilkoble et keyboard til. Den udkom i 2016, vejer blot 580 gram og kommer med Windows 10 Home som standard. Den har en IPS Multi-touch 10.1” tommers skærm med en opløsning på 1200x800 og 218 pixels per inch. Når tabletten anvendes med det medfølgende keyboard og anvendes i liggende tilstand kan opløsningen presses helt op til 1.920x1.080! Miix 310 gør brug af en Intel Atom 1.44 GHz x5-Z8350 processor og har 2 GB ram og alt fungerer dermed også som tiltænkt og uden at den fryser. Grafikkortet i tabletten er et Intel HD Graphics og præsterer præcis som forventet - fejlfrit men med visse begrænsninger. Miix 310 har en 64 GB eMMc harddisk som giver dig masser af plads til dine film og med tablettens 2 cellet 33 watt LI-polymer batteri er der batteritid til ca. 10 timer og masser af film. Tabletten har et kaamera på henholdsvis 2 megapixel og 5 megapixels.&lt;br /&gt;&lt;br /&gt;Leder du efter et eller andet udstyr til din nye tablet? Hos Lux-case kan du uden tvivl finde lige præcis det du leder efter! Vores store sortiment indeholder blandt andet massevis af covers, etuier, kabler, høretelefoner, powerbanks, mini-højtalere, tilbehør til bilen og meget andet! Vi sørger selvfølgelig for at dit nye tilbehør til din Miix 310 er på vej til dig hurtigst muligt! Hvad venter du på? Gå på opdagelse og find det du mangler i dag!&lt;br /&gt;&lt;br /&gt;Lenovo Miix 310 Covers&lt;br /&gt;&lt;br /&gt;Hvis du står og mangler et nyt cover til din Lenovo Miix 310? Så er du kommet til det rette sted, hos Lux-case har vi nemlig Danmarks største udvalg af covers og etuier. Vi er derfor også overbeviste om at du nok skal finde et cover der falder i din smag. Vi har covers i materialer som hårdt plastik (PC), Aluminium, metal og TPU. Sidstnævnte beskytter mod både skrammer, stød og ridser da det er et mellemhårdt materiale med stødabsorberende egenskaber. Vi har covers i forskellige farver og modeller, med flotte mønstre, glimmer, quotes og sjove motiver. Vi er overbeviste om du nok skal finde et cover du kan lide samt beskytter din Lenovo Miix 310 mod slid skader og uheld ved daglig brug. Bestiller du dit nye cover til Lenovo Miix 310 i dag, så sørger vi naturligvis for at sende det til dig hurtigst muligt! Et uheldigt tab eller en slem ridse kan hurtigt blive en meget dyr omgang. Derfor betragt et cover som en lille investering som sikre at din Lenovo Miix 310 får en længere levetid.&lt;/p&gt;</text:p>
          </table:table-cell>
          <table:table-cell table:style-name="ce1" office:value-type="string">
            <text:p>Lenovo Miix 310</text:p>
          </table:table-cell>
        </table:table-row>
        <table:table-row table:style-name="ro1">
          <table:table-cell table:style-name="ce1" office:value-type="string">
            <text:p>26248</text:p>
          </table:table-cell>
          <table:table-cell table:style-name="ce1" office:value-type="string">
            <text:p>Lux-Case/Tablet/Lenovo/Lenovo Miix 700</text:p>
          </table:table-cell>
          <table:table-cell table:style-name="ce1" office:value-type="string">
            <text:p>Lenovo Ideapad Miix 700 kom på markedet i 2016 og det er tydeligt at se at Lenovo gør en ihærdigt indsats for at kunne konkurrere med tablets som er meget lig denne - såsom Microsoft Surface. Ideapad Miix 700 vejer blot 780 gram og afhængig af hvilken model du vælger, så understøttes helt op til 8 GB ram! Du kommer sandsynligvis heller ikke til at mangle plads lige foreløbigt, da Miix understøtter en 256 GB SSD harddisk. Når det kommer til processorkraft, så kan den også sagtens følge med! Miix gør brug af en Intel Core M7 processor der er lynende hurtig. Tabletten har en 12 tommers FHD+ IPS LED MultiTouch skærm med en opløsning på 2160x1440 og hele 216 pixels per inch og med et batteri der giver dig mulighed for at se film i 9 timer på din tablet, er der rig mulighed for at beundre skærmens fremragende billedkvalitet. Det indbyggede webcamera på 5 megapixel kan optage i begge retninger, hvilket giver dig gode muligheder for både at foretage videoopkald såvel som at tage billeder af omgivelserne. Miix kører Windows 10 og kan det hele! Brug den medfølgende stylus på farten eller sæt et keyboard til keyboard docken og anvend tabletten som en bærbar computer.&lt;br&gt;</text:p>
            <text:p/>
            <text:p>&lt;br&gt; </text:p>
            <text:p>Hos Lux-case kan du finde massevis af tilbehør til din tablet! Vi har både covers, etuier, sleeves, kabler, mini-højtalere, powerbanks og meget andet! Vi har et kæmpe sortiment, så det handler sådan set blot om at du går på udkig og finder frem til det du står og mangler! Vi sørger naturligvis for at sende dit tilbehør til dig hurtigst muligt, så hvad venter du på? Gå på opdagelse!&lt;br&gt; </text:p>
            <text:p>&lt;br&gt; </text:p>
            <text:p>Lenovo Miix 700 Covers&lt;br&gt; </text:p>
            <text:p>&lt;br&gt; </text:p>
            <text:p>Er du på jagt efter et nyt cover til din Lenovo Miix 700? Hvis dette skulle være tilfældet, så er du kommet til det helt rette sted, for her hos Lux-case har vi Danmarks vildeste udvalg af covers. Vi er derfor også overbeviste om at du nok skal finde det cover der falder i din smag. Vores vilde udvalg af covers i flere materiale såsom hårdt plastik (PC), Aluminium, metal og TPU. Sidstnævnte beskytter mod både skrammer, ridser og, stød da det er et mellemhårdt materiale med stødabsorberende egenskaber. Vi har covers i forskellige farver og modeller, med flotte mønstre, glimmer, quotes og sjove tegninger.&lt;br&gt; </text:p>
            <text:p>&lt;br&gt; </text:p>
            <text:p>Vi er overbeviste om du nok skal finde et cover der falder i din smag samt beskytter din Lenovo Miix 700 mod skader i det daglige brug. Bestiller du dit nye cover til Lenovo Miix 700 i dag, så sørger vi naturligvis for at sende det til dig hurtigst muligt! </text:p>
            <text:p/>
          </table:table-cell>
          <table:table-cell table:style-name="ce1" office:value-type="string">
            <text:p>Lenovo Miix 700</text:p>
          </table:table-cell>
        </table:table-row>
        <table:table-row table:style-name="ro1">
          <table:table-cell table:style-name="ce1" office:value-type="string">
            <text:p>26265</text:p>
          </table:table-cell>
          <table:table-cell table:style-name="ce1" office:value-type="string">
            <text:p>Lux-Case/Tablet/Lenovo/Lenovo Tab 3 A7-10F</text:p>
          </table:table-cell>
          <table:table-cell table:style-name="ce1" office:value-type="string">
            <text:p>Lenovo Tab 3 A7-10F har en 7” IPS skærm med en opløsning på 1024x600 og 170 pixels per inch. Den gør brug af en 1.3 GHz Quadcore Mediatek MT8U127 processor og med 1 GB ram kan den håndtere de fleste opgaver uden problemer. Som standard er der 8 GB lagerplads i tabletten som dog kan udvides helt op til 64 gb ved hjælp af et MicroSD kort. Tabletten har indbygget højtaler og mikrofon, hvilket gør den oplagt til både at se film og til at foretage videoopkald med. Du kan også tage billeder med tablettens to kameraer. Dets primære kamera er på 2 eller 5 megapixels (afhængig af modeltype) og du får dermed ikke imponerende billeder i høj kvalitet, men billederne er klare og tydelige og ikke grynet. Dets sekundære kamera er enten et VGA kamera eller er på 2 megapixel og egner sig dermed udelukkende til selfies og videoopkald.&lt;br&gt;</text:p>
            <text:p/>
            <text:p>&lt;br&gt; </text:p>
            <text:p>Mangler du et eller andet til din Lenovo Tab 3 A7-10F? Hos Lux-case er vi sikre på at du kan finde det du leder efter! Vi har et kæmpe sortiment som blandt andet indeholder covers, etuier, kabler, høretelefoner, mini-højtalere, powerbanks og meget andet! Det handler derfor også blot om at du går på opdagelse og finder frem til det du mangler! Vi sørger naturligvis for at dit nye tilbehør er på vej til dig hurtigst muligt, så hvad venter du på?&lt;br&gt; </text:p>
            <text:p>&lt;br&gt; </text:p>
            <text:p>Lenovo Tab 3 A7-10F Covers&lt;br&gt; </text:p>
            <text:p>&lt;br&gt; </text:p>
            <text:p>Er du på jagt efter et nyt cover til din Lenovo Tab 3 A7-10F? Hvis dette skulle være tilfældet, så er du kommet til det helt rette sted, for her hos Lux-case har vi Danmarks vildeste udvalg af covers. Vi er derfor også overbeviste om at du nok skal finde det cover der falder i din smag. Vores enorme udvalg af covers i materialer som hårdt plastik (PC), Aluminium, metal og TPU. Sidstnævnte beskytter mod både skrammer, ridser og, stød da det er et mellemhårdt materiale med stødabsorberende egenskaber.&lt;br&gt; </text:p>
            <text:p>&lt;br&gt; </text:p>
            <text:p>Vi har covers i forskellige farver og modeller, med flotte mønstre, glimmer, quotes og sjove tegninger. Vi er overbeviste om du nok skal finde et cover der falder i din smag samt beskytter din Lenovo Tab 3 A7-10F mod slid skader og uheld ved daglig brug. Bestiller du dit nye cover til Lenovo Tab 3 A7-10F i dag, så sørger vi naturligvis for at sende det til dig hurtigst muligt! </text:p>
            <text:p/>
          </table:table-cell>
          <table:table-cell table:style-name="ce1" office:value-type="string">
            <text:p>Lenovo Tab 3 A7-10F</text:p>
          </table:table-cell>
        </table:table-row>
        <table:table-row table:style-name="ro1">
          <table:table-cell table:style-name="ce1" office:value-type="string">
            <text:p>26299</text:p>
          </table:table-cell>
          <table:table-cell table:style-name="ce1" office:value-type="string">
            <text:p>Lux-Case/Mobil/Samsung/Samsung Galaxy J3 (2016)</text:p>
          </table:table-cell>
          <table:table-cell table:style-name="ce1" office:value-type="string">
            <text:p>Samsung Galaxy J3 (2016) kom på markedet i januar i 2016, vejer blot 138 gram og er imponerende 7.9mm tynd! Den fås i sort, hvid og i guld. Galaxy J3 har en 5.0” AMOLED skærm med en opløsning på 720x1280 og hele 291 pixels per inch. Smartphonen fås enten med 8 GB eller 16 GB internt lagerplads - dette kan dog udvides med helt op til 256 GB via den integreret kortslidse med et MicroSD kort. Med en Quad-core Cortex-A7 processor på henholdsvis 1.3 eller 1.5 GhZ (afhængig af modellen) får du en smartphone som reagerer lynhurtigt og som åbner dine apps næsten øjeblikkeligt og med 1.5 dedikeret ram er der ikke meget som denne smartphone ikke kan mønstre. Samsung Galaxy J3 har et primært kamera på 5 eller 8 megapixels (igen, afhængig af modellen) som tager fremragende billeder og som ikke vil skuffe! Dets sekundære kamera tager gode selfies og fungerer utrolig godt til videoopkald. Batteriet er noget af et særsyn i 2016 da det er udskifteligt og dets 2600 mAh kapacitet er således ikke nær så vigtigt som i en smartphone hvor batteriet ikke kan udskiftes, da du altid kan have et ekstra ved hånden.&lt;br&gt;</text:p>
            <text:p/>
            <text:p>&lt;br&gt; </text:p>
            <text:p>Hos Lux-case finder du alt hvad du måtte mangle af tilbehør til din smartphone! Vi har alt i covers og etuier og skærmbeskyttelse, så du kan få beskyttet din smartphone og ikke behøver at skulle bekymre dig om uheld og utilsigtede skader. Vi har også et kæmpe udvalg af høretelefoner, kabler, opladere og alt hvad du måtte mangle af kabler. Mangler du en mini-højtaler så du kan tage musikken med dig? Eller noget tilbehør til bilen til din Galaxy J3? Hos Lux-case kan du finde det hele, så det handler sådan set blot om at du går på opdagelse, finder frem til det du mangler og får det bestilt!&lt;br&gt; </text:p>
            <text:p>&lt;br&gt; </text:p>
            <text:p>Samsung Galaxy J3 (2016) Covers&lt;br&gt; </text:p>
            <text:p>&lt;br&gt; </text:p>
            <text:p>Er du på jagt efter et cover til Samsung Galaxy J3? Hos Lux-case finder du et kæmpe udvalg af covers så du kan finde lige præcis det cover du mangler. Vi anbefaler du beskytter din nye Samsung Galaxy J3 mod skrammer og ridser med et beskyttende cover til din smartphone.&lt;br&gt; </text:p>
            <text:p>&lt;br&gt; </text:p>
            <text:p>Vi har covers på lager til enhver smag, alt fra enkle og stilfulde designs til farverige og opsigtsvækkende covers til Samsung Galaxy J3 </text:p>
            <text:p/>
            <text:p/>
          </table:table-cell>
          <table:table-cell table:style-name="ce1" office:value-type="string">
            <text:p>Samsung Galaxy J3 (2016)</text:p>
          </table:table-cell>
        </table:table-row>
        <table:table-row table:style-name="ro1">
          <table:table-cell table:style-name="ce1" office:value-type="string">
            <text:p>26316</text:p>
          </table:table-cell>
          <table:table-cell table:style-name="ce1" office:value-type="string">
            <text:p>Lux-Case/Mobil/Samsung/Samsung Galaxy J5 (2016)</text:p>
          </table:table-cell>
          <table:table-cell table:style-name="ce1" office:value-type="string">
            <text:p>Samsung Galaxy J5 (2016) kom på markedet i marts 2016. Den vejer blot 159 gram og er 8.1mm tynd og fås i farverne hvid, sort, guld og rødguld! Den har en 5.2” AMOLED skærm med en opløsning på 720x1280 og hele 282 pixels per inch! Galaxy J5 har et lynhurtig Qualcomm MSM8916 Snapdragon 410 chipset og en Quad-core 1.2 GHz <text:s/>Cortex-A53 processor som sørger for at alt kører flydende og at dine apps åbnes øjeblikkeligt. Med 2 GB ram er der ikke meget som du kan kan kaste efter denne smartphone, som den ikke vil kunne klare. Samsung Galaxy J5 (2015) har 16 GB internt lagerplads som dog kan udvides op til 256 GB med et MicroSD kort via den dedikerede kortslidse. Med et 13 megapixels primært kamera kan du skyde billeder i god kvalitet og dets 5 megapixel sekundære kamera er perfekt til Skype opkald eller til at tage selfies med. Det er værd at fremhæve at batteriet i denne smartphone er udskifteligt, så selvom det ”kun” er på 3100 mAh, så kan du med fordel have et ekstra liggende i reserve, så du altid har strøm lige ved hånden.&lt;br&gt;</text:p>
            <text:p/>
            <text:p>&lt;br&gt; </text:p>
            <text:p>Hos Lux-case kan du find alt det du måtte stå og mangle til din smartphone! Vi har Danmarks største udvalg af covers og etuier, så der er helt sikkert noget for enhver smag! Vi har naturligvis også et stort udvalg af skærmbeskyttelsesfilm og skærmbeskyttelsesglas, så du kan skåne skærmen på din smartphone for ridser og skrammer. Mangler du et kabel, et par nye høretelefoner eller en ny oplader? Hos Lux-case kan du finde det hele! Vi har også powerbanks, mini-højtalere og en masse forskellige gadgets til din smartphone! Hvad venter du på? Gå på opdagelse i vores store sortiment!&lt;br&gt; </text:p>
            <text:p>&lt;br&gt; </text:p>
            <text:p>Samsung Galaxy J5 (2016) Covers&lt;br&gt; </text:p>
            <text:p>&lt;br&gt; </text:p>
            <text:p>Er du på jagt efter et nyt cover til din Samsung Galaxy J5? Hvis dette skulle være tilfældet, så er du kommet til det helt rette sted, for her hos Lux-case har vi Danmarks vildeste udvalg af covers. Vi er derfor også overbeviste om at du nok skal finde det cover der falder i din smag. Vores vilde udvalg af covers i flere materiale såsom hårdt plastik (PC), Aluminium, metal og TPU. Sidstnævnte beskytter mod både skrammer, ridser og, stød da det er et mellemhårdt materiale med stødabsorberende egenskaber. Vi har covers i forskellige farver, med flotte mønstre, glimmer og sjove motiver.&lt;br&gt; </text:p>
            <text:p>&lt;br&gt; </text:p>
            <text:p>Vi er overbeviste om du nok skal finde et cover der falder i din smag samt beskytter din Samsung Galaxy J5 mod skader i det daglige brug. Bestiller du dit nye cover til Samsung Galaxy J5 i dag, så sørger vi naturligvis for at sende det til dig hurtigst muligt! </text:p>
            <text:p/>
          </table:table-cell>
          <table:table-cell table:style-name="ce1" office:value-type="string">
            <text:p>Samsung Galaxy J5 (2016)</text:p>
          </table:table-cell>
        </table:table-row>
        <table:table-row table:style-name="ro1">
          <table:table-cell table:style-name="ce1" office:value-type="string">
            <text:p>26333</text:p>
          </table:table-cell>
          <table:table-cell table:style-name="ce1" office:value-type="string">
            <text:p>Lux-Case/Smartwatch/Fitbit/Fitbit Alta HR / Alta</text:p>
          </table:table-cell>
          <table:table-cell table:style-name="ce1" office:value-type="string">
            <text:p>&lt;p&gt;Det nyeste skud på stamen fra Fitbit er deres Alta model! Den kom på markedet i 2016 og er et stilfuldt alternativ til mange af Fitbits andre modeller. Den har ikke en højdemåler, så den tracker ikke trappestigninger m.m. Den er dog perfekt til at holde styr på din dagligdag og registerer helt op til 30 dage. Batteriet varer i op til 5 dage og registrer alle dine aktiviteter minut for minut og da Alta er vandafvisende kan du endda tage den med under bruseren. Det anbefales dog at oplade den inden da, så du er sikker på at alle data bliver registreret. Det tager 1-2 timer at oplade Alta til fuld kapacitet. Armbåndet har en 1.4” OLED skærm med 128x36 pixels og synkroniserer uden problemer med computere via bluetooth op til en rækkevidde på 9.1 meter. Den har indbygget påmindelser, registerer din søvnaktivitet og kan vise dig notifikationer fra din smartphone og meget meget andet.&lt;br /&gt;&lt;br /&gt;Hos Lux-case kan du finde et udvalg af tilbehør til dit &lt;a title=\"Fitbit\" href=\"https://lux-case.dk/fitbit.html\" target=\"_self\"&gt;&lt;strong&gt;Fitbit&lt;/strong&gt;&lt;/a&gt; Alta! Vi har blandt andet en masse forskellige armbånd så du nemt og bekvemt kan personliggøre dit Fitbit en smule. Du kan også finde skærmbeskyttelse i vores sortiment som sørger for at dit Fitbit er godt beskyttet mod utilsigtede uheld. Bestiller du inden kl 17 på alle hverdage, så sender vi din bestilling til dig samme dag!&lt;/p&gt;</text:p>
          </table:table-cell>
          <table:table-cell table:style-name="ce1" office:value-type="string">
            <text:p>Fitbit Alta</text:p>
          </table:table-cell>
        </table:table-row>
        <table:table-row table:style-name="ro1">
          <table:table-cell table:style-name="ce1" office:value-type="string">
            <text:p>26350</text:p>
          </table:table-cell>
          <table:table-cell table:style-name="ce1" office:value-type="string">
            <text:p>Lux-Case/Smartwatch/Garmin/Garmin Vivoactive HR</text:p>
          </table:table-cell>
          <table:table-cell table:style-name="ce1" office:value-type="string">
            <text:p>&lt;p&gt;Garmin Vivoactive HR er et nyt sportsur fra Garmin som i høj grad imødekommer og understøtter de funktioner man ønsker i et sportsur. Uret har et batteri som efter opladning holder helt op til 8 dage, hvilket i høj grad skyldes at der er anvendt et 205x148 pixels display som ikke bruger meget strøm. Uanset hvilken sportsgren du måtte dyrke, så har Vivoactive HR en funktion som passer perfekt dertil og som registerer de ting som er vigtige for dn sportsgren. For skiløb registeres fx højden såvel som hastigheden. Uret er vandtæt ned til 5 atmosfærer og er dermed perfekt til vandsport. Det er nemt at parre uret med din smartphone og så giver det dig et hurtigt indblik i hvad der foregår på din smartphone. Du modtager notifikationer og uret vibrerer når du modtager en sms, en email og under indgående opkald. Uret registerer både intensitet, antal trapper besteget, har en musikafspiller, en vejr-widget og så kan den anvendes som en fjernbetjening. Garmin Vivoactive HR har således masser af anvendelsesmuligheder og er perfekt til alle sportsudøvere og til mange forskellige formål.&lt;br /&gt;&lt;br /&gt;Hos Lux-case kan du finde et bredt udvalg af armbånd til dit Garmin Vivoactive HR såvel som skærmbeskyttelsesfilm og skærmbeskyttelsesglas der sørger for at uret ikke lider skade. Er der noget som du mener at vi mangler i vores sortiment, så må du meget gerne skrive til os og så skal vi nok se om det ikke er muligt at få det hjem på lager. &lt;/p&gt;</text:p>
          </table:table-cell>
          <table:table-cell table:style-name="ce1" office:value-type="string">
            <text:p>Alt du trænger til beskyttende tilbehør til Garmin Vivoactive HR! Stort varieret udvalg!</text:p>
            <text:p/>
            <text:p/>
          </table:table-cell>
        </table:table-row>
        <table:table-row table:style-name="ro1">
          <table:table-cell table:style-name="ce1" office:value-type="string">
            <text:p>26367</text:p>
          </table:table-cell>
          <table:table-cell table:style-name="ce1" office:value-type="string">
            <text:p>Lux-Case/Mobil/Huawei/Huawei P9 Lite</text:p>
          </table:table-cell>
          <table:table-cell table:number-columns-repeated="2" table:style-name="ce1" office:value-type="string">
            <text:p>Huawei P9 Lite</text:p>
          </table:table-cell>
        </table:table-row>
        <table:table-row table:style-name="ro1">
          <table:table-cell table:style-name="ce1" office:value-type="string">
            <text:p>26401</text:p>
          </table:table-cell>
          <table:table-cell table:style-name="ce1" office:value-type="string">
            <text:p>Lux-Case/Mobil/Samsung/Samsung Galaxy Note7</text:p>
          </table:table-cell>
          <table:table-cell table:style-name="ce1" office:value-type="string">
            <text:p>&lt;p&gt;Samsung Galaxy Note7 udkom i august 2016, vejer 169 gram og er imponerende 7.9mm tynd! Det først man bider mærke i ved denne smartphone er dets fremragende 5.7” SuperAMOLED skærm med en opløsning på 1440x2560 og hele 518 pixels per tomme! Skærmen er perfekt til daglig brug og til at se film på uden at du bliver irriteret. Der medfølger en stylus til Note7 som giver dig mange flere anvendelsesmuligheder og som udvider dets brugsformål betydeligt. Smartphonen har en Octo-core processor, anvender et Exynos 8890 Octa chipset og så har den hele 4 GB ram, så du kan godt sætte dine forvenninger op! Alt kører flydende på denne smartphone og du behøver aldrig at vente på at en applikation bliver åbnet. Galaxy Note7 har hele 64 GB lagerplads som standard som dog kan blive udvidet med op til 256 GB via den integrerede microSD slidse. Du kan også tage SIM2 slidsen i brug og udvide lagerpladsen med helt op til 512 GB i alt! Den har et 3500 mAh batteri som burde kunne holde smartphonen kørende i et døgn uden problemer og da den også understøtter hurtig opladning, er strøm ikke noget som du behøver at bekymre dig synderligt om. De 2 kameraer på henholdsvis 12 og 5 megapixel tager glimrende billeder og fungerer som tiltænkt. Endeligt bør det nævnes at Note7 er IP68 certificeret og således vandtæt ned til 1.5 meters dybde i 30 minutter og så er det selvfølgeligt et plus at den anvender et USB Type-C stik, så du er sikker på at du altid vender stikket korrekt!&lt;br /&gt;&lt;br /&gt;Hos Lux-case kan du finde et væld af produkter til din smartphone! Vi har et kæmpe udvalg som blandt andet indeholder etuier, covers, høretelefoner, mini-højtalere, powerbanks, skærmbeskyttelse og meget andet! Vi er dermed også sikre på at du nok skal finde frem til noget som falder i din smag i vores sortiment. Bestiller du dit nye tilbehør inden kl 17 alle hverdage, så sender vi det samme dag.&lt;br /&gt;&lt;br /&gt;Samsung Galaxy Note7 Covers&lt;br /&gt;&lt;br /&gt;Står du og mangler et cover til din nye Samsung Galaxy Note7? Så er du kommet til det rette sted, hos Lux-case har vi nemlig Danmarks største udvalg af covers og etuier. Vi er derfor også overbeviste om at du nok skal finde et cover der falder i din smag. Vi har covers i materialer som hårdt plastik (PC), Aluminium, metal og TPU. Sidstnævnte beskytter mod både skrammer, stød og ridser da det er et mellemhårdt materiale med stødabsorberende egenskaber. Vi har covers i forskellige farver og modeller, med flotte mønstre, glimmer, quotes og sjove motiver. Vi er overbeviste om du nok skal finde et cover du kan lide samt beskytter din Samsung Galaxy Note7 mod slid skader og uheld ved det daglige brug. Bestiller du dit nye cover til Samsung Galaxy Note7 i dag, så sørger vi naturligvis for at sende det til dig hurtigst muligt!&lt;br /&gt;&lt;br /&gt;Et uheldigt tab eller en slem ridse kan hurtigt blive en meget dyr fornøjelse. Derfor betragt et cover som en lille investering der sikre din Samsung Galaxy Note7 får en længere levetid.&lt;/p&gt;</text:p>
          </table:table-cell>
          <table:table-cell table:style-name="ce1" office:value-type="string">
            <text:p>Samsung Galaxy Note7</text:p>
          </table:table-cell>
        </table:table-row>
        <table:table-row table:style-name="ro1">
          <table:table-cell table:style-name="ce1" office:value-type="string">
            <text:p>26418</text:p>
          </table:table-cell>
          <table:table-cell table:style-name="ce1" office:value-type="string">
            <text:p>Lux-Case/Tablet/Samsung Tablets/Samsung Galaxy Tab A 10.1 (2016)</text:p>
          </table:table-cell>
          <table:table-cell table:style-name="ce1" office:value-type="string">
            <text:p>&lt;p&gt;Samsung Galaxy Tab A 10.1” kom på markedet i maj 2016 og vejer blot 525 gram og er imponerende 8.2mm tynd! Tabletten har en PLS LCD 10.1” skærm med en opløsning på 1200x1920 og hele 224 pixels per inch! Du får dermed en tablet med en høj opløsning som står knivskarpt. Som standard har den 16 GB plads, dette kan dog udvides helt op til 256 GB via et MicroSD kort. Tabletten har en octa-core processor (4x1.6 GHz Cortex-A53 &amp; 4x1.0 GHz Cortex-A53) og med dets 2 GB ram kører alt flydende og uden problemer. Det er således en højtydende og kraftig tablet og der er ikke meget du kan kaste efter den, som den ikke vil kunne klare. Når det kommer til at tage billeder, så halter teknologien lidt efter i tablets (da de netop ikke er beregnet til at kunne erstatte et kamera) og det samme gør sig gældende ved denne tablet. Den har en primært kamera på 8 megapixels som tager fine billeder og et sekundært kamera på 2 megapixels til selfies og videoopkald. Samsung Galaxy Tab A 10.1” har et 7300 mAh batteri som er rigeligt til en dags almindelig brug uden at du behøver at oplade tabletten. Den fås i farverne Pearl white og i Metallic black.&lt;br /&gt;&lt;br /&gt;Mangler du et eller andet til din Samsung Galaxy Tab A 10.1? Hos Lux-case har vi et kæmpe udvalg af tilbehør til din tablet og du kan helt sikkert finde det du leder efter her! Uanset om du er på udkig efter et etui, skærmbeskyttelse, kabler, powerbanks, mini-højtalere eller noget helt andet, så kan du finde det her! Bestiller du inden kl 17 på alle hverdage, så afsender vi bestillingen samme dag.&lt;br /&gt;&lt;br /&gt;Står du og mangler et cover til din nye Samsung Galaxy Tab A 10.1 (2016)? Så er du kommet til det rette sted, hos Lux-case har vi nemlig Danmarks største udvalg af covers og etuier. Vi er derfor også overbeviste om at du nok skal finde et cover der falder i din smag. Vi har covers i forskellige materialer som hårdt plastik (PC), Aluminium, metal og TPU. Sidstnævnte beskytter mod både skrammer, stød og ridser da det er et mellemhårdt materiale med stødabsorberende egenskaber. Vi har covers i forskellige farver og modeller, med flotte mønstre, glimmer, quotes og sjove motiver. Vi er overbeviste om du nok skal finde et cover du kan lide samt beskytter din Samsung Galaxy Tab A 10.1 (2016) mod slid skader og uheld ved det daglige brug. Bestiller du dit nye cover til Samsung Galaxy Tab A 10.1 (2016) i dag, så sørger vi naturligvis for at sende det til dig hurtigst muligt!&lt;br /&gt;&lt;br /&gt;Et uheldigt tab eller en slem ridse kan hurtigt blive en meget dyr fornøjelse. Derfor betragt et cover som en lille investering som sikre at din Samsung Galaxy Tab A 10.1 (2016) får en længere levetid.&lt;/p&gt;</text:p>
          </table:table-cell>
          <table:table-cell table:style-name="ce1" office:value-type="string">
            <text:p>Samsung Galaxy Tab A 10.1 (2016)</text:p>
          </table:table-cell>
        </table:table-row>
        <table:table-row table:style-name="ro1">
          <table:table-cell table:style-name="ce1" office:value-type="string">
            <text:p>26435</text:p>
          </table:table-cell>
          <table:table-cell table:style-name="ce1" office:value-type="string">
            <text:p>Lux-Case/Tablet/Samsung Tablets/Samsung Galaxy Tab A 7.0</text:p>
          </table:table-cell>
          <table:table-cell table:style-name="ce1" office:value-type="string">
            <text:p>Samsung Galaxy Tab A 7.0 kom på markedet i marts 2016, vejer kun 283 gram og er imponerende 8.7mm tynd. Den har en flot 7 tommers IPS LCD skærm med en opløsning på 800x1200 og hele 216 pixels per inch! Afhængig af modellen, så har den en Quad-core 1.3 GHz Cortex-A53 eller en Quad-core 1.5 GHz Cortex-A7 processor og et Qualcomm MSM8916 Snapdragon 410 eller et Spreadtrum SC9830 chipset. Tabletten har 1.5 GB ram hvilket er rigeligt til at kunne klare de fleste opgaver. Den har kun 8 GB indbygget lagerplads som dog kan udvides helt op til 256 GB ved at gøre brug af den dedikerede MicroSD slidse. Tabletten har et primært kamera på 5 megapixels til at tage billeder med og et sekundært 2 megapixels kamera til at at tage selfies med eller til videoopkald. Med et Li-Ion 4000 mAh batteri får du helt op til 11 timers taletid og op til 100 timers musikafspilning! Du kommer således ikke til at løbe tør for strøm lige foreløbigt. Fås i farverne Pearl White og Metallic Black.&lt;br&gt;</text:p>
            <text:p/>
            <text:p>&lt;br&gt; </text:p>
            <text:p>Hos Lux-case kan du finde alt det tilbehør som du måtte stå og mangle til din tablet! Vi har både tasker, etuier, covers, skærmbeskyttere, høretelefoner og meget andet! Mangler du en ny powerbank eller en ny mini-højtaler så du kan tage musikken med dig på farten? Gå på opdagelse i vores kæmpe sortiment og find det du mangler i dag! Har du spørgsmål eller brug for hjælp til at finde det du mangler, så ring endelig til vores kundeservice! De sidder klar ved telefonerne alle hverdage mellem 10 og 16.&lt;br&gt; </text:p>
            <text:p>&lt;br&gt; </text:p>
            <text:p>Går du og leder efter et cover til din nye Samsung Galaxy Tab A 7.0?, så er du landet det rette sted, hos lux-case har vi Danmarks største udvalg af covers til smartphones og tablets, Vi har covers i mange forskellige materialer og med alt fra glimmer, motiver og quotes til stilfulde læder covers. Beskyt din nye Samsung Galaxy Tab A 7.0 mod skader som ridser, skrammer og slag med et solidt cover. Et cover er en billig investering som beskytter din tablet eller smartphone, hvor udskiftning af ødelagt skærm eller hele enheden bliver en meget dyr fornøjelse. Bestiller du i dag inden kl 17 sender vi din ordre allerede i dag.</text:p>
          </table:table-cell>
          <table:table-cell table:style-name="ce1" office:value-type="string">
            <text:p>Samsung Galaxy Tab A 7.0</text:p>
          </table:table-cell>
        </table:table-row>
        <table:table-row table:style-name="ro1">
          <table:table-cell table:style-name="ce1" office:value-type="string">
            <text:p>26469</text:p>
          </table:table-cell>
          <table:table-cell table:style-name="ce1" office:value-type="string">
            <text:p>Lux-Case/Mobil/Alcatel/Alcatel Pixi 4 (5) 3G</text:p>
          </table:table-cell>
          <table:table-cell table:style-name="ce1" office:value-type="string">
            <text:p>Alcatel Pixi 4 (5) udkom i juni 2016, vejer blot 148g og er 9.5mm tynd. Som standard har den 8 GB plads som dog kan udvides helt op til 32GB ved at anvende et MicroSD kort i den dedikerede slidse. Med 40 GB plads (i alt) er der masser af plads til din musiksamling eller film til når du er på farten. Alcatel Pixi 4 (5) har en IPS LCD 5 tommers skærm med en opløsning på 480x854 og hele 196 pixels per inch. Smartphonen har en Quad-core 1.3 GHz CPU og 1 GB ram og fungerer uden problemer og har både geo-tagging, touch fokus, ansigtsgenkendelse og kan optage i HDR. Pixi 4 (5) har både et primært kamera på 8 megapixel og et sekundært kamera på 5 megapixels til at tage selfies med eller til når du skal foretage videoopkald. Som et særsyn i 2016 er dets Li-Ion 2000 mAh batteri udskifteligt.&lt;br&gt;</text:p>
            <text:p/>
            <text:p>&lt;br&gt; </text:p>
            <text:p>Hos Lux-case kan du finde et stort udvalg af alt det tilbehør som du måtte stå og mangle til din smartphone. Vi har både skærmbeskyttelse, covers, etuier, kabler og meget meget andet! Mangler du en smart mini-højtaler eller en højtydende powerbank til når du er på farten, så har vi naturligvis også det! Gå på opdagelse i vores store sortiment og find det du mangler! Har du spørgsmål til vores produkter eller brug for hjælp til at finde det du mangler? Vores kundeservice har åbent fra 10 til 16 alle hverdage.&lt;br&gt; </text:p>
            <text:p>&lt;br&gt; </text:p>
            <text:p>Går du og leder efter et cover til din nye Alcatel Pixi 4 (5)?, så er du landet det rette sted, hos lux-case har vi Danmarks største udvalg af covers til smartphones og tablets, Vi har covers i mange forskellige materialer og med alt fra glimmer, motiver og quotes til stilfulde læder covers. Beskyt din nye Alcatel Pixi 4 (5) mod skader som ridser, skrammer og slag med et solidt cover. Et cover er en billig investering som beskytter din tablet eller smartphone, hvor udskiftning af ødelagt skærm bliver en dyr fornøjelse. Vores store udvalg giver dig mulighed for at vælge lige præcis det cover til Alcatel Pixi 4 (5) som du leder efter såvel som den rette farve og det rette motiv! Bestiller du i dag inden kl 17 så sender vi din ordre allerede i dag. </text:p>
            <text:p/>
          </table:table-cell>
          <table:table-cell table:style-name="ce1" office:value-type="string">
            <text:p>Alcatel Pixi 4 (5) 3G</text:p>
          </table:table-cell>
        </table:table-row>
        <table:table-row table:style-name="ro1">
          <table:table-cell table:style-name="ce1" office:value-type="string">
            <text:p>26486</text:p>
          </table:table-cell>
          <table:table-cell table:style-name="ce1" office:value-type="string">
            <text:p>Lux-Case/Tablet/ASUS Tablets/ASUS Zenpad 3S 10</text:p>
          </table:table-cell>
          <table:table-cell table:style-name="ce1" office:value-type="string">
            <text:p>ASUS Zenpad 3S 10 udkom i Juli 2016, vejer blot 430 og så er den kun 7.2mm tynd! Den har en IPS LCD 9.7 tommers skærm med en opløsning på 1536x2048 og hele 264 pixels per inch og gør brug af multi-touch (10 fingre). <text:s/>Der er ikke meget som denne tablet ikke vil kunne mestre med sin Hexa-core (2x2.1 GHz &amp; 4x1.7 GHz) CPU, Mediatek MT8176 chipset og 4 GB ram. Som standard har tabletten 32/64 GB plads som dog kan blive udvidet helt op til 256 GB ved at gøre brug af den dedikerede MicroSD slidse. ASUS Zenpad 3S 10 har et primært kamera på 8 megapixels og et sekundært kamera på 5 megapixels - begge tager fremragende billeder og selfies. Du får også en imponerende lydkvalitet med DTS HD lyd og så har tabletten både fingeraftrykslæser, accelerometer, gyrometer, nærhedssensor og kompas. Med sit Li-Po 5900 mAh batteri (22 Wh) får du op til 10 timers brug. Tabletten fås i henholdsvis sølv og i grå.&lt;br&gt;</text:p>
            <text:p/>
            <text:p>&lt;br&gt; </text:p>
            <text:p>Her hos Lux-case kan du finde et stort udvalg af alt det tilbehør du mangler til din tablet! Vi har massevis af etuier, covers, skærmbeskyttere, kabler, mini-højtalere og meget andet! Mangler du en powerbank eller et par nye høretelefoner i høj kvalitet, så kan du naturligvis også finde det her! Har du spørgsmål eller har du brug for hjælp til at finde frem til det du mangler? Skriv til vores kundeservice - de sidder klar ved telefonerne alle hverdage fra 10 til 16.&lt;br&gt; </text:p>
            <text:p>&lt;br&gt; </text:p>
            <text:p>ASUS Zenpad 3S 10 Covers&lt;br&gt; </text:p>
            <text:p>&lt;br&gt; </text:p>
            <text:p>Går du og leder efter et cover til din nye ASUS Zenpad 3S 10?, så er du landet det rette sted, hos lux-case har vi Danmarks største udvalg af covers til smartphones og tablets, Vi har covers i mange forskellige materialer og med alt fra glimmer, motiver og quotes til stilfulde læder covers. Beskyt din nye ASUS Zenpad 3S 10 mod skader som ridser, skrammer og slag med et solidt cover. Et cover er en billig investering som beskytter din tablet eller smartphone, hvor udskiftning af ødelagt skærm eller hele enheden bliver en meget dyr fornøjelse. Vores store udvalg giver dig mulighed for at vælge lige præcis det cover til ASUS Zenpad 3S 10 som du leder efter såvel som den rette farve og det rette motiv! Bestiller du i dag inden kl 17 sender vi din ordre allerede i dag. </text:p>
            <text:p/>
          </table:table-cell>
          <table:table-cell table:style-name="ce1" office:value-type="string">
            <text:p>ASUS Zenpad 3S 10</text:p>
          </table:table-cell>
        </table:table-row>
        <table:table-row table:style-name="ro1">
          <table:table-cell table:style-name="ce1" office:value-type="string">
            <text:p>26503</text:p>
          </table:table-cell>
          <table:table-cell table:style-name="ce1" office:value-type="string">
            <text:p>Lux-Case/Smartwatch/Fitbit/Fitbit Blaze</text:p>
          </table:table-cell>
          <table:table-cell table:style-name="ce1" office:value-type="string">
            <text:p>Fitbit Blaze kom på markedet i starten af 2016 og har mange spændende og innovative funktioner. Værd at bemærke er naturligvis farveskærmen og dets synkroniseringsmuligheder med et væld andre enheder såsom Windows, Android og iOS. Du kan naturligvis synkronisere dit Fitbit Blaze nemt med din smartphone og se alle data. Uanset hvad du foretager dig, så registerer Fitbit Blaze det hele og kategoriserer det og gør det nemt for dig at se dine data igen. Den tracker naturligvis også dine bevægelser når du sover og giver dig råd til hvordan du kan få en bedre søvn. Når du skal op om morgenen kan du sætte dit Fitbit Blaze til at vibrere og blive vækket på en blidere måde. Armbåndet har op til 5 dages batteritid, men det anbefales dog at oplade det løbende for være sikker på at allE data bliver registreret - den registerer nemlig al din aktivitet minut for minut i op til 7 dage. Fitbit er sved og vandafvisende, det anbefales dog at tage den af inden du hopper ud under bruseren.&lt;br&gt;</text:p>
            <text:p/>
            <text:p>&lt;br&gt; </text:p>
            <text:p>Hos Lux-case kan du finde et bredt udvalg af tilbehør til dit &lt;a title=\"Fitbit\" href=\"https://lux-case.dk/fitbit.html\" target=\"_self\"&gt;&lt;strong&gt;Fitbit&lt;/strong&gt;&lt;/a&gt; Blaze! Vi har blandt andet nye armbånd, skærmbeskyttelsesfilm og skærmbeskyttelsesglas. Er der noget som du mener vi mangler i vores sortiment, så må du meget gerne kontakte vores kundeservice. De sidder klar ved telefonerne alle hverdage mellem 10 og 16! </text:p>
            <text:p/>
          </table:table-cell>
          <table:table-cell table:style-name="ce1" office:value-type="string">
            <text:p>Fitbit Blaze</text:p>
          </table:table-cell>
        </table:table-row>
        <table:table-row table:style-name="ro1">
          <table:table-cell table:style-name="ce1" office:value-type="string">
            <text:p>26504</text:p>
          </table:table-cell>
          <table:table-cell table:style-name="ce1" office:value-type="string">
            <text:p>Lux-Case/Mobil/Huawei/Huawei Honor 8</text:p>
          </table:table-cell>
          <table:table-cell table:style-name="ce1" office:value-type="string">
            <text:p>Huawei Honor 8 kom på markedet i juli 2016, vejer blot 153 gram og så er den imponerende 7.5mm tynd. Den har en flot og imponerende LTPS 5.2 tommers skærm med en opløsning på 1080x1920 og hele 423 pixels per inch! Med sine 4 GB ram er der ikke meget som du kan kaste efter denne smartphone som den ikke vil kunne klare. Med en Octa-core (4x2.3 GHz Cortex-A72 &amp; 4x1.8 GHz Cortex A53 processor, et HiSilicon Kirin 950 chipset og en Mali-T880 MP4 GPU klarer den alle opgaver som en drøm. Smartphonen har 32GB eller 64GB plads som standard som dog kan blive udvidet med helt op til 245 GB ved at gøre brug af smartphonens SIM2 slidse. Huawei Honor 8 har et primært kamera på 12 megapixel og et sekundært kamera på 8 megapixels - begge fremragende til at tage billeder og selfies med. Smartphonen har et Li-PO 3000 mAh batteri og ved hjælp af Smart Power 4.0 kan den blive opladt fra 0 til 47% på blot 30 minutter! Den har fingeraftrykslæser, accelerometer, gryometer, nærhedssensor og kompas og fås i farverne Pearl White, Midnight Black, Sapphire Blue og guld.&lt;br&gt;</text:p>
            <text:p/>
            <text:p>&lt;br&gt; </text:p>
            <text:p>Her hos Lux-case kan du finde et stort udvalg af alt det tilbehør du måtte stå og mangle til din Huawei Honor 8! Vi har både covers, etuier, skærmbeskyttelse, kabler, høretelefoner og meget meget andet! Mangler du en powerbank eller en ny mini-højtaler til at tage med på farten? Du kan finde det hele her! Har du spørgsmål eller har du brug for hjælp til at vælge det rette tilbehør, så er du mere end velkommen til at kontakte vores kundeservice. De sidder klar ved telefonerne alle hverdage mellem 10 og 16.&lt;br&gt; </text:p>
            <text:p>&lt;br&gt; </text:p>
            <text:p>Huawei Honor 8 Covers&lt;br&gt; </text:p>
            <text:p>&lt;br&gt; </text:p>
            <text:p>Står du og skal bruge et cover til din nye Huawei Honor 8? Vi giver dig mulighed for at vælge imellem mange materialer, farver og motiver. Vi anbefaler altid at du beskytter din smartphone med et cover. Det kan hurtigt blive dyrt hvis den skulle lande forkert på gulvet eller hvis den får en slem ridse. Et cover til Huawei Honor 8 er således investering som sørger for at din smartphones levetid bliver forlænget. Bestiller du dit nye cover i dag så skal vi nok sørge for at det er på vej til dig hurtigst muligt! </text:p>
            <text:p/>
          </table:table-cell>
          <table:table-cell table:style-name="ce1" office:value-type="string">
            <text:p>Huawei Honor 8</text:p>
          </table:table-cell>
        </table:table-row>
        <table:table-row table:style-name="ro1">
          <table:table-cell table:style-name="ce1" office:value-type="string">
            <text:p>26521</text:p>
          </table:table-cell>
          <table:table-cell table:style-name="ce1" office:value-type="string">
            <text:p>Lux-Case/Mobil/Apple/iPhone 7</text:p>
          </table:table-cell>
          <table:table-cell table:style-name="ce1" office:value-type="string">
            <text:p>iPhone 7 vejer blot 138g, er 7.1mm tynd og fås i fire farver, den kommer med en IPS LCD 4.7 tommers skærm med en opløsning på 750x1334 pixels og 326 pixels per inch. Den kommer med rigeligt af lagerplads 32, 128 og 256 GB. <text:s/>iPhone 7s nye A10 Fusion chip er 64-bit, Quad-core processor som Apple siger er 40% hurtigere end sidste års A9 processor. six-core grafikprocessor og 2 GB Ram så ydelsesmæssigt kan den klare de mest krævende applicationer og spil. <text:s text:c="2"/>iPhone 7 har stadig et kamera på 12 megapixel men har fået et større blænde som gør en stor forskel, samt optisk billed stabilisation. <text:s/>Der er blevet skruet op for selfie kameraet der nu er på hele 7-megapixel med automatisk billed stabilisation. Stereo højtalere, så på lyd siden kommer der en højtaler mere så du har en i toppen og en i bunden hvilket er helt nyt for Apple. Som noget helt nyt kommer iPhone 7 også med IP67 certificering, så den er vandtæt ned til 1 meters dybde i op til 30 minutter!&lt;br&gt;</text:p>
            <text:p/>
            <text:p>&lt;br&gt; </text:p>
            <text:p>Her hos Lux-case kan du finde et stort udvalg af alt det tilbehør du måtte stå og mangle til din iPhone 7! Vi har både covers, etuier, skærmbeskyttelse, kabler og meget meget andet! Mangler du en powerbank til at tage med på farten? Du kan finde det hele her! Har du spørgsmål eller har du brug for hjælp til at vælge det rette tilbehør, så er du mere end velkommen til at kontakte vores kundeservice. De sidder klar ved telefonerne alle hverdage mellem 10 og 16.&lt;br&gt; </text:p>
            <text:p>&lt;br&gt; </text:p>
            <text:p>Covers til iPhone 7 </text:p>
            <text:p>Løber du i cirkler og leder efter et cover til iPhone 7?, så kan du stoppe med at løbe rundt, du landet det rette sted, hos lux-case har vi Danmarks største udvalg af covers til smartphones og tablets, Vi har covers i mange forskellige materialer og med alt fra glimmer, motiver og quotes til stilfulde læder covers. Beskyt din iPhone 7 mod skader som ridser, skrammer og slag med et solidt cover. Et cover er en billig investering som beskytter din tablet eller smartphone, hvor udskiftning af ødelagt skærm bliver en dyr fornøjelse. Vores store udvalg giver dig mulighed for at vælge lige præcis det cover til iPhone 7 som du leder efter såvel som den rette farve og det rette motiv! Bestiller du i dag inden kl 17 så sender vi din ordre allerede i dag. </text:p>
            <text:p/>
          </table:table-cell>
          <table:table-cell table:style-name="ce1" office:value-type="string">
            <text:p>iPhone 7</text:p>
          </table:table-cell>
        </table:table-row>
        <table:table-row table:style-name="ro1">
          <table:table-cell table:style-name="ce1" office:value-type="string">
            <text:p>26538</text:p>
          </table:table-cell>
          <table:table-cell table:style-name="ce1" office:value-type="string">
            <text:p>Lux-Case/Mobil/Apple/iPhone 7 Plus</text:p>
          </table:table-cell>
          <table:table-cell table:style-name="ce1" office:value-type="string">
            <text:p>&lt;p&gt;Måske har du tænkt længe over hvilken mobil, du skal investere i næste gang og nu har du så fundet ud af, at det skal da være den flotte iPhone 7 Plus - fordi det naturligvis er en god telefon. Og der er mange fordele ved denne elegante mobil, som er skarp på sit ydre og på sit indre. Du er kommet til hjemmesiden for Lux-Case.dk - fordi du gerne vil gå på opdagelse i vores sortiment, når det gælder mobiltilbehør - det er super godt, for vi har hvad du måtte behøve af al slags tilbehør til din smarte iPhone 7 Plus. Så kig godt på hjemmesiden – Vi hjælper gerne i tilfælde af der skulle opstå spørgsmål til produkterne. &lt;strong&gt;Bestil allerede i dag!&lt;/strong&gt;&lt;br /&gt;&lt;br /&gt;iPhone 7 Plus Covers&lt;br /&gt;&lt;br /&gt;Er du på udkig efter et flot og elegant cover til din nye iPhone 7 Plus? Vi giver dig mulighed for at vælge imellem mange materialer, farver og motiver. Vi anbefaler altid at du beskytter din smartphone med et cover. Det kan hurtigt blive dyrt hvis den skulle lande forkert på gulvet eller hvis den får en slem ridse. Et cover til iPhone 7 Plus er således investering som sørger for at din smartphones levetid bliver forlænget. Bestiller du dit nye cover i dag så skal vi nok sørge for at det er på vej til dig hurtigst muligt!&lt;/p&gt;</text:p>
          </table:table-cell>
          <table:table-cell table:style-name="ce1" office:value-type="string">
            <text:p>Hos Lux-case kan du finde et stort udvalg af alt det tilbehør du måtte stå og mangle til din iPhone 7 Plus! Vi har både covers, kabler og meget meget andet!</text:p>
          </table:table-cell>
        </table:table-row>
        <table:table-row table:style-name="ro1">
          <table:table-cell table:style-name="ce1" office:value-type="string">
            <text:p>26555</text:p>
          </table:table-cell>
          <table:table-cell table:style-name="ce1" office:value-type="string">
            <text:p>Lux-Case/Mobil/Huawei/Huawei Y6 II</text:p>
          </table:table-cell>
          <table:table-cell table:style-name="ce1" office:value-type="string">
            <text:p>&lt;p&gt;Huawei Y6 II vejer blot 168 gram og har en dimension på 154.3 x 77.1 x 8.45 mm, Huawei Y6 II er udstyret med en 5.5 tommers IPS LCD skærm der har en opløsning på 720x1280 pixels og hele 267 pixels per inch. Den kommer med 16 GB Intern lager og 2 GB Ram (LPDDR3). Chipset Qualcomm Snapdragon 617 / HiSilicon Kirin 620, Octa core processor 1.5 GHz / 1.2 GHz i Kirin 620 model. Android OS v6.0 (Marshmallow), Emotion UI 4.1. Primær kamera på 13 Megapixel (4128x3096 pixels). Sekundær (selfie) kamera på 8 megapixels. Huawei Y6 II er udstyret med een Li-Ion 3000 mAh (ikke fjernbar) batteri. Den fås i 6 forskellige farver: Blå, Sort, Hvid, Gul, Guld og Pink.&lt;br /&gt;&lt;br /&gt;Mangler du et beskyttende cover til din Huawei Y6 II eller en smart måde at bære den på når du er på farten? Hos Lux-case.dk har vi et kæmpe udvalg af etuier og covers til din tablet i et væld af farver og i mange forskellige materialer. Leder du efter andet tilbehør? Vi har et udvalg af kabler i enhver afskygning, bærbare højtalere, SDkort, holdere til bilen og meget andet! Husk at vi sender din bestilling samme dag, så længe du bestiller inden kl 17.&lt;br /&gt;&lt;br /&gt;Huawei Y6 II Covers&lt;br /&gt;&lt;br /&gt;Mangler du et flot og stilfuldt cover til din Huawei Y6 II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Huawei Y6 II. Vi anbefaler altid du beskytter din nye smartphone med et beskyttende cover eller etui, da reparationer på nutidens smartphones er en meget dyr affære hvorimod et cover er en billig investering. Så beskyt din Huawei Y6 II, bestil dit nye cover i dag og vi sender det til dig hurtigst muligt!&lt;/p&gt;</text:p>
          </table:table-cell>
          <table:table-cell table:style-name="ce1" office:value-type="string">
            <text:p>Huawei Y6 II</text:p>
          </table:table-cell>
        </table:table-row>
        <table:table-row table:style-name="ro1">
          <table:table-cell table:style-name="ce1" office:value-type="string">
            <text:p>26572</text:p>
          </table:table-cell>
          <table:table-cell table:style-name="ce1" office:value-type="string">
            <text:p>Lux-Case/Tablet/Lenovo/Lenovo Yoga Tab 3 8</text:p>
          </table:table-cell>
          <table:table-cell table:style-name="ce1" office:value-type="string">
            <text:p>Lenovo Yoga Tab 3 8 Covers&lt;br&gt;</text:p>
            <text:p/>
            <text:p>&lt;br&gt; </text:p>
            <text:p>Er du på jagt efter et elegant og stilfuldt cover til din Lenovo Yoga Tab 3 8 så er du kommet til det rette sted, Her hos Lux-case har vi nemlig Danmarks største udbud af elegante covers og etuier til tablet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Lenovo Yoga Tab 3 8. Vi anbefaler altid du beskytter din nye tablet med et beskyttende cover eller etui, da reparationer på nutidens tablets er en meget dyr affære hvorimod et cover er en billig investering. Så beskyt din Lenovo Yoga Tab 3 8, bestil dit nye cover i dag og vi sender det til dig hurtigst muligt!</text:p>
          </table:table-cell>
          <table:table-cell table:style-name="ce1" office:value-type="string">
            <text:p>Lenovo Yoga Tab 3 8</text:p>
          </table:table-cell>
        </table:table-row>
        <table:table-row table:style-name="ro1">
          <table:table-cell table:style-name="ce1" office:value-type="string">
            <text:p>26589</text:p>
          </table:table-cell>
          <table:table-cell table:style-name="ce1" office:value-type="string">
            <text:p>Lux-Case/Mobil/OPPO/Oppo R7 Plus</text:p>
          </table:table-cell>
          <table:table-cell table:style-name="ce1" office:value-type="string">
            <text:p>Oppo R7 Plus vejer blot 192g, er 7.8mm tynd og fås i to farver, den kommer med en 6 tommers AMOLED touchskærm med Gorilla Glass 3 og pakker en opløsning på 1080x1920 pixels og 367 pixels per inch. <text:s/>Den kommer i to udgaver 32 GB Intern Storage med 3 GB Ram og 64 GB Intern <text:s/>Storage og 4 GB Ram og med microSD kan den udvides med op til 256 GB. <text:s/>Oppo R7 Plus kommer med ColorOS 2..1 ovenpå Android OS 5.1.1 (Lollipop) og bruger Qualcomm MSM8939 chipset, processoren er en Octa-core (4x 1.5GHz Cortex-A53 &amp; 4x 1Ghz Cortex-A53). <text:s/>Den kommer med et primært 13 Megapixel kamera med laser auto-fokus og dual-LED flash, Lang eksponering up til 16 sekunder, samt et selfie kamera på 8 megapixel. Oppo R7 Plus er en dual-sim smartphone (Nano-SIM / Micro-SIM, dual-stand-by). <text:s/>&lt;br&gt;</text:p>
            <text:p/>
            <text:p>&lt;br&gt; </text:p>
            <text:p>Her hos Lux-case kan du finde et stort udvalg af alt det tilbehør du måtte stå og mangle til din Oppo R7 Plus! Vi har både covers, etuier, skærmbeskyttelse, kabler og meget andet! Mangler du en powerbank til at tage med på farten? Du kan finde det hele her! Har du spørgsmål eller har du brug for hjælp til at vælge det rette tilbehør, så er du mere end velkommen til at kontakte vores kundeservice. De sidder klar ved telefonerne alle hverdage mellem 10 og 16. Bestil dit tilbehør idag.&lt;br&gt; </text:p>
            <text:p>&lt;br&gt; </text:p>
            <text:p>Leder du efter et flot og stilfuldt cover til din Oppo R7 Plus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Oppo R7 Plus. Vi anbefaler altid du beskytter din nye smartphone med et beskyttende cover eller etui, da reparationer på nutidens smartphones er en meget dyr affære hvorimod et cover er en billig investering. Så beskyt din Oppo R7 Plus, bestil dit nye cover i dag og vi sender det til dig hurtigst muligt! </text:p>
            <text:p/>
          </table:table-cell>
          <table:table-cell table:style-name="ce1" office:value-type="string">
            <text:p>Oppo R7 Plus</text:p>
          </table:table-cell>
        </table:table-row>
        <table:table-row table:style-name="ro1">
          <table:table-cell table:style-name="ce1" office:value-type="string">
            <text:p>26606</text:p>
          </table:table-cell>
          <table:table-cell table:style-name="ce1" office:value-type="string">
            <text:p>Lux-Case/Mobil/Alcatel/Alcatel Idol 4</text:p>
          </table:table-cell>
          <table:table-cell table:style-name="ce1" office:value-type="string">
            <text:p>Alcatel Idol 4&lt;br&gt;</text:p>
            <text:p/>
            <text:p>&lt;br&gt; </text:p>
            <text:p>Alcatel Idol 4 udkom i Juni i 2016, vejer blot 135 gram og så er den 7.1mm tynd! Den har en imponerende 5.2” LTPS IPS LCD skærm med en opløsning på 1080x1920 og hele 424 pixels per inch! Med Android 6.0 (Marshmallow) kører alt som en drøm og du har afgang til alle de nyeste funktioner som Android indeholder. Med en lynhurtig octa-core processor, et Qualcomm MSM8952 Snapdragon 617 chipset og 2 GB ram kører alt flydende og uden problemer. Har du 6055B, 6055H eller 6055I modellen, så har den 3 GB ram! Som standard har Alcatel Idol 4 en intern lagerplads på 16 GB. Det kan dog udvides med yderligere 256 GB ved at gøre brug af et microSD kort (anvender SIM2 slidsen). Når det kommer til kameraet, så er der ikke meget at sætte en finger på, ved denne smartphone. Den har et primært kamera på 13 megapixel og et sekundært kamera på 8 megapixel. Begge tager glimrende billeder og yder hvad der kan forventes af en smartphone i denne prisklasse. Den har et Li-Ion 2610 mAh batteri og ved at gøre brug af Quick Charge 2.0 kan den oplade 60% på blot 30 minutter. Smartphonen fås i henholdsvis guld, mørkegrå, rødguld og metalisk sølv.&lt;br&gt; </text:p>
            <text:p>&lt;br&gt; </text:p>
            <text:p>Hos Lux-case kan du finde et kæmpe udvalg af tilbehør til din Alcatel Idol 4! Vi har massevis af covers og etuier, så du kan få beskyttet din smartphone mod utilsigtede skader. Vi har naturligvis også et stort udvalg af skærmbeskyttelsesglas og skærmbeskyttelsesfilm, så skærmen på din smartphone kan blive skånet for ridser og for skrammer. Uanset hvad du måtte mangle, så kan du finde det her! Vi har mini-højtalere, høretelefoner, powerbanks, armbånd, bilholdere, cykelholdere, opladere og meget meget andet!&lt;br&gt; </text:p>
            <text:p>&lt;br&gt; </text:p>
            <text:p>Alcatel Idol 4 Covers&lt;br&gt; </text:p>
            <text:p>&lt;br&gt; </text:p>
            <text:p>Er du på jagt efter et elegant og stilfuldt cover til din Alcatel Idol 4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Idol 4.&lt;br&gt; </text:p>
            <text:p>&lt;br&gt; </text:p>
            <text:p>Vi anbefaler altid du beskytter din nye smartphone med et beskyttende cover eller etui, da reparationer på nutidens smartphones er en meget dyr affære hvorimod et cover er en billig investering. Så beskyt din Alcatel Idol 4, bestil dit nye cover i dag og vi sender det til dig hurtigst</text:p>
          </table:table-cell>
          <table:table-cell table:style-name="ce1" office:value-type="string">
            <text:p>Alcatel Idol 4</text:p>
          </table:table-cell>
        </table:table-row>
        <table:table-row table:style-name="ro1">
          <table:table-cell table:style-name="ce1" office:value-type="string">
            <text:p>26607</text:p>
          </table:table-cell>
          <table:table-cell table:style-name="ce1" office:value-type="string">
            <text:p>Lux-Case/Mobil/Alcatel/Alcatel Idol 4/Alcatel Idol 4 Covers</text:p>
          </table:table-cell>
          <table:table-cell table:style-name="ce1" office:value-type="string">
            <text:p>&lt;p&gt;Alcatel Idol 4 Covers&lt;br /&gt;&lt;br /&gt;Er du på jagt efter et elegant og stilfuldt cover til din Alcatel Idol 4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Idol 4.&lt;br /&gt;&lt;br /&gt;Vi anbefaler altid du beskytter din nye smartphone med et beskyttende cover eller etui, da reparationer på nutidens smartphones er en meget dyr affære hvorimod et cover er en billig investering. Så beskyt din Alcatel Idol 4, bestil dit nye cover i dag og vi sender det til dig hurtigt og sikkert.&lt;/p&gt;</text:p>
          </table:table-cell>
          <table:table-cell table:style-name="ce1" office:value-type="string">
            <text:p>Alcatel Idol 4 Covers</text:p>
          </table:table-cell>
        </table:table-row>
        <table:table-row table:style-name="ro1">
          <table:table-cell table:style-name="ce1" office:value-type="string">
            <text:p>26608</text:p>
          </table:table-cell>
          <table:table-cell table:style-name="ce1" office:value-type="string">
            <text:p>Lux-Case/Mobil/Alcatel/Alcatel Idol 4/Alcatel Idol 4 Cases</text:p>
          </table:table-cell>
          <table:table-cell table:style-name="ce1" office:value-type="string">
            <text:p>&lt;p&gt;Alcatel Idol 4 Etuier&lt;br /&gt;&lt;br /&gt;Det kan altid betale sig at investere i en eller anden form for beskyttelse til din smartphone. Når først uheldet har været ude og skaden er sket, så er der som regel ikke meget man kan gøre ved det. Invester derfor i et etui til Alcatel Idol 4 og slip for at bekymre dig om uheldige skader. Hos Lux-case kan du finde et kæmpe udvalg af etuier til din smartphone, så der er helt sikkert et som vil falde i din smag. Vælg imellem mange flotte etuier med præcis det motiv eller den farve som du foretrækker. Du kan naturligvis også vælge imellem mange materialer, så får du præcis det etui som du er på udkig efter. Hvad med et smart læder-etui med indbygget kortholder som kan foldes ud og bruges som kickstand til din smartphone? Der er mange muligheder, så find dit nye etui i dag og slip for at bekymre dig om skader!&lt;/p&gt;</text:p>
          </table:table-cell>
          <table:table-cell table:style-name="ce1" office:value-type="string">
            <text:p>Alcatel Idol 4 Etuier</text:p>
          </table:table-cell>
        </table:table-row>
        <table:table-row table:style-name="ro1">
          <table:table-cell table:style-name="ce1" office:value-type="string">
            <text:p>26611</text:p>
          </table:table-cell>
          <table:table-cell table:style-name="ce1" office:value-type="string">
            <text:p>Lux-Case/Mobil/Alcatel/Alcatel Idol 4/Alcatel Idol 4 Screen Protectors</text:p>
          </table:table-cell>
          <table:table-cell table:style-name="ce1" office:value-type="string">
            <text:p>&lt;p&gt;Alcatel Idol 4 Skærmbeskyttere&lt;br /&gt;&lt;br /&gt;Sidder du stadig og leder efter den bedste og perfekte skærmbeskyttelse til Alcatel Idol 4? Hos Lux-case kan du finde lige præcis det du er på udkig og meget mere! Vores skærmbeskyttelsesfilm og skærmbeskyttelsesglas er selvfølgelig pasformet og nemt at montere på din Alcatel Idol 4. Det er ikke besværligt at beskytte din enhed mod ridser og skrammer!&lt;br /&gt;&lt;br /&gt;Selvom du køber skærmbeskyttelse så kan du stadigvæk godt have din smartphone i et cover eller et etui for øget beskyttelse. Jo bedre du beskytter din smartphone, jo længere vil den holde! Bestiller du et skærmbeskyttelsesglas eller en skærmbeskyttelsesfilm til Alcatel Idol 4 i dag, så sender vi det til dig hurtigst muligt.&lt;/p&gt;</text:p>
          </table:table-cell>
          <table:table-cell table:style-name="ce1" office:value-type="string">
            <text:p>Alcatel Idol 4 Screen Protectors</text:p>
          </table:table-cell>
        </table:table-row>
        <table:table-row table:style-name="ro1">
          <table:table-cell table:style-name="ce1" office:value-type="string">
            <text:p>26623</text:p>
          </table:table-cell>
          <table:table-cell table:style-name="ce1" office:value-type="string">
            <text:p>Lux-Case/Mobil/Alcatel/Alcatel Idol 4S</text:p>
          </table:table-cell>
          <table:table-cell table:style-name="ce1" office:value-type="string">
            <text:p>Alcatel Idol 4S&lt;br&gt;</text:p>
            <text:p/>
            <text:p>&lt;br&gt; </text:p>
            <text:p>Alcatel Idol 4S kom på markedet i Juli 2016, vejer blot 149 gram og er imponerende 7mm tynd! Den har en 5.5” AMOLED skærm med en opløsning på 1440x2560 pixels og hele 534 pixels per inch, så den er perfekt til at se timelange serier på! Den har en højtydende octa-core processor, en Qualcomm MSM8976 Snapdragon 652 processor og 3 GB ram, så alt kører som en drøm og uden problemer. Som standard har Alcatel Idol 4s hele 32 GB lagerplads og ved at anvende et microSD kort i SIM2 slidsen, så kan det udvides med yderligere 256 GB! Alcatel Idols 4s har et primært kamera på 16 megapixel som tager fremragende billeder og et sekundært kamera på 8 megapixels til selfies og videopkald. Dets Li-Ion 3000 mAh batteri er højtydende og sørger for at du har størm nok når du er på farten. Når den endelig skal oplades, så sker det lynende hurtigt – 60% på blot 30 minutter, ved hjælp af Quick Charge 2.0. Smartphonen kører Android Marshmallow og har både accelerometer, gyrometer, nærhedssensor og kompas og så fås den i farverne guld, mørkegrå, rødguld og metalisk sølv.&lt;br&gt; </text:p>
            <text:p>&lt;br&gt; </text:p>
            <text:p>Mangler du et eller andet tilbehør til din Alcatel Idols 4S? Du er havnet det helt rette sted! Hos Lux-case kan du finde massevis af covers, etuier og skærmbeskyttere, så du er sikker på at din smartphone er godt beskyttet mod utilsigtede skader. Mangler du andet tilbehør såsom en powerbank, en mini-højtaler, et par høretelefoner, eller en ny oplader? Det har vi naturligvis også!&lt;br&gt; </text:p>
            <text:p>&lt;br&gt; </text:p>
            <text:p>Alcatel Idol 4S Covers&lt;br&gt; </text:p>
            <text:p>&lt;br&gt; </text:p>
            <text:p>Leder du efter et flot og stilfuldt cover til din Alcatel Idol 4S,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Alcatel Idol 4S.&lt;br&gt; </text:p>
            <text:p>&lt;br&gt; </text:p>
            <text:p>Vi anbefaler altid du beskytter din nye smartphone med et beskyttende cover eller etui, da reparationer på nutidens smartphones er en meget dyr affære hvorimod et cover er en billig investering. Så beskyt din Alcatel Idol 4S, bestil dit nye cover i dag og vi sender det til dig hurtigst muligt!</text:p>
          </table:table-cell>
          <table:table-cell table:style-name="ce1" office:value-type="string">
            <text:p>Alcatel Idol 4S</text:p>
          </table:table-cell>
        </table:table-row>
        <table:table-row table:style-name="ro1">
          <table:table-cell table:style-name="ce1" office:value-type="string">
            <text:p>26640</text:p>
          </table:table-cell>
          <table:table-cell table:style-name="ce1" office:value-type="string">
            <text:p>Lux-Case/Mobil/Alcatel/Alcatel Pixi 3 (4.5)</text:p>
          </table:table-cell>
          <table:table-cell table:style-name="ce1" office:value-type="string">
            <text:p>Alcatel Pixi 3 (4.5)&lt;br&gt;</text:p>
            <text:p/>
            <text:p>&lt;br&gt; </text:p>
            <text:p>Alcatel Pixi 4 (3.5) kom på markedet i januar i 2016 og er blot 10mm tynd! Den kører Android 5.1 (Lollipop) og fås i mange forskellige farver. Den har en 3.5” TFT skærm med en opløsning på 320x480 og 165 pixels per inch og er således velegnet til det meste, selvom den måske ikke er perfekt til at se film på. Med et Mediatek MT6572M chipset, en 1.0 GHz Cortex-A7 dual-core processor og 512 megabyte ram kører det meste som tiltænkt. Som standard har Alcatel Pixi 4 (3.5) blot 4 GB lagerplads som dog kan udvides med yderligere 32 GB ved at gøre brug af et microSD kort i den dedikerede slidse. Smartphone har et primært 2 megapixels kamera og et sekundært VGA kamera og de yder som tiltænkt – det er dog ikke de bedste kameraer og du skal derfor ikke forvente den allerbedste kvalitet. Smartphonen har accelerometer og har et udskifteligt 1300 mAh Li-Ion batteri.&lt;br&gt; </text:p>
            <text:p>&lt;br&gt; </text:p>
            <text:p>Mangler du et eller andet tilbehør til din smartphone? Hos Lux-case kan du finde alt hvad du måtte mangle! Vi har et kæmpe udvalg af både covers, etuier, skærmbeskyttere, powerbanks, mini-højtalere, høretelefoner, kabler, holdere, opladere og meget andet! Gå på opdagelse i vores kæmpe sortiment i dag og find det du mangler!&lt;br&gt; </text:p>
            <text:p>&lt;br&gt; </text:p>
            <text:p>Leder du efter et flot og stilfuldt cover til din Alcatel Pixi 3 (4.5)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Alcatel Pixi 3 (4.5).&lt;br&gt; </text:p>
            <text:p>&lt;br&gt; </text:p>
            <text:p>Vi anbefaler altid du beskytter din nye smartphone med et beskyttende cover eller etui, da reparationer på nutidens smartphones er en meget dyr affære hvorimod et cover er en billig investering. Så beskyt din Alcatel Pixi 3 (4.5), bestil dit nye cover i dag og vi sender det til dig hurtigst muligt!</text:p>
          </table:table-cell>
          <table:table-cell table:style-name="ce1" office:value-type="string">
            <text:p>Alcatel Pixi 3 (4.5)</text:p>
          </table:table-cell>
        </table:table-row>
        <table:table-row table:style-name="ro1">
          <table:table-cell table:style-name="ce1" office:value-type="string">
            <text:p>26657</text:p>
          </table:table-cell>
          <table:table-cell table:style-name="ce1" office:value-type="string">
            <text:p>Lux-Case/Mobil/Alcatel/Alcatel Pixi 3 (5)</text:p>
          </table:table-cell>
          <table:table-cell table:style-name="ce1" office:value-type="string">
            <text:p>Alcatel Pixi 3 (5)&lt;br&gt;</text:p>
            <text:p/>
            <text:p>&lt;br&gt; </text:p>
            <text:p>Alcatel Pixi 3 (5) kom på markedet i 2015 i august og er blot 10mm tynd! Den har en 5” TFT skærm med en opløsning på 480x854 pixels og 196 pixels per inch! Du har dermed en fremragende skærm som er behagelig at bruge over en længere periode. Denne model fås i en 3G model og en 4G model og specifikationerne er anderledes fra model til model. Med 3G-modellen får du en 1.3 GHz Cortex-A7 dual-core processor, et Mediatek MT6570 chipset og 512 ram. 4G-modellen har en 1.1 GHz quad-core processor, et Qualcomm MSM8909 chipset og 1 GB ram. Uanset hvad, så har du en smartphone hvor alt kører flydende og hvor applikationer åbner på få øjeblikke. Som standard har Alcatel Pixi 3 (5) 4 GB lagerplads (3G-model) eller 8 GB lagerplads (4G-model). Ved hjælp af den dedikerede microSD slidse kan du dog anvende et microSD kort og dermed udvide lagerpladsen med yderligere 32 GB. 4G-modellen har et glimrende 8 megapixel kamera som primært kamera og et sekundært 2 megapixel kamera til selfies m.m. 3G-modellen har et højtydende 5 megapixel primært kamera og et sekundært VGA kamera. Som et særsyn nu om dage, så kan smartphonens 1800 mAh Li-Ion batteri (3G) eller dets 2000 mAh Li-Ion batteri (4G) udskiftes med et nyt efter behov. Alcatel pixi 3 (5) har indbygget accelerometer og fås i et udvalg af farver.&lt;br&gt; </text:p>
            <text:p>&lt;br&gt; </text:p>
            <text:p>Mangler du et eller andet til din smartphone? Hos Lux-case finder du et kæmpe udvalg af alt hvad du måtte mangle! Vi har især et stort udvalg af covers, etuier og skærmbeskyttere til din smartphone, så du kan få den beskyttet mod utilsigtede skader. Vi har naturligvis også meget andet tilbehør i vores sortiment såsom mini-højtalere, høretelefoner, powerbanks, bilholdere, vandtætte etuier, cykelholdere og meget meget andet!&lt;br&gt; </text:p>
            <text:p>&lt;br&gt; </text:p>
            <text:p>Alcatel Pixi 3 (5) Covers&lt;br&gt; </text:p>
            <text:p>&lt;br&gt; </text:p>
            <text:p>Er du på jagt efter et elegant og stilfuldt cover til din Alcatel Pixi 3 (5)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Pixi 3 (5). Vi anbefaler altid du beskytter din nye smartphone med et beskyttende cover eller etui, da reparationer på nutidens smartphones er en meget dyr affære hvorimod et cover er en billig investering. Så beskyt din Alcatel Pixi 3 (5), bestil dit nye cover i dag og vi sender det til dig hurtigst muligt!</text:p>
          </table:table-cell>
          <table:table-cell table:style-name="ce1" office:value-type="string">
            <text:p>Alcatel Pixi 3 (5)</text:p>
          </table:table-cell>
        </table:table-row>
        <table:table-row table:style-name="ro1">
          <table:table-cell table:style-name="ce1" office:value-type="string">
            <text:p>26674</text:p>
          </table:table-cell>
          <table:table-cell table:style-name="ce1" office:value-type="string">
            <text:p>Lux-Case/Mobil/Alcatel/Alcatel Pixi 4 (3.5)</text:p>
          </table:table-cell>
          <table:table-cell table:style-name="ce1" office:value-type="string">
            <text:p>Alcatel Pixi 4 (3.5)&lt;br&gt;</text:p>
            <text:p/>
            <text:p>&lt;br&gt; </text:p>
            <text:p>Alcatel Pixi 3 (4.5) kom på markedet i januar 2015 og så er den blot 10mm tynd og vejer 125 gram! Den har en 4.5” TFT skærm med en opløsning på 480x854 pixels og 218 pixels per inch. Afhængig af hvilken model du har, så har smartphonen enten et Mediatek MT6572M chipset (3G) eller et Mediatek MT6572M chipset (4G) og en dual-core 1.0 GHz Cortex-A7 (3G) eller en quad-core 1.1 GHz Cortex-A53 processor (4G). Du kan derfor godt forvente at alt kører flydende på den her smartphone og med 512 mb ram (3G) eller 1 GB ram (4G) åbnes og lukkes applikationer uden problemer. Som standard hard Alcatel Pixi 3 (4.5) 4 GB lagerplads som dog kan blive udvidet med yderligere 32 GB ekstra ved at bruge et microSD kort i den dedikerede slidse. Smartphonen har et 8 megapixel primært kamera der tager glimrende billeder og et sekundært kamera på 5 megapixels som er velegnet til selfies og/eller videoopkald. Som et særsyn nu om dage, så kan Li-Ion batteriet på 1400 mAh (3G) eller 1780 mAh udskiftes! Alcatel Pixi 3 (4.5) gør brug af MicroUSB 2.0 og fås i mange forskellige farver.&lt;br&gt; </text:p>
            <text:p>&lt;br&gt; </text:p>
            <text:p>Mangler du noget tilbehør til din Alcatel Pixi 3 (4.5)? Hos Lux-case har vi et kæmpe udvalg af covers, etuier og skærmbeskyttere som sørger for at din smartphone ikke bliver beskadiget. Du kan naturligvis også finde meget andet tilbehør her hos os.&lt;br&gt; </text:p>
            <text:p>&lt;br&gt; </text:p>
            <text:p>Vi har både mini-højtalere, høretelefoner, powerbanks, bilholdere, cykelholdere og meget meget andet! Gå på opdagelse i vores kæmpe sortiment og find det du mangler i dag!&lt;br&gt; </text:p>
            <text:p>&lt;br&gt; </text:p>
            <text:p>Mangler du et flot og stilfuldt cover til din Alcatel Pixi 4 (3.5)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Alcatel Pixi 4 (3.5).&lt;br&gt; </text:p>
            <text:p>&lt;br&gt; </text:p>
            <text:p>Vi anbefaler altid du beskytter din nye smartphone med et beskyttende cover eller etui, da reparationer på nutidens smartphones er en meget dyr affære hvorimod et cover er en billig investering. Så beskyt din Alcatel Pixi 4 (3.5), bestil dit nye cover i dag og vi sender det til dig hurtigst muligt! </text:p>
            <text:p/>
          </table:table-cell>
          <table:table-cell table:style-name="ce1" office:value-type="string">
            <text:p>Alcatel Pixi 4 (3.5)</text:p>
          </table:table-cell>
        </table:table-row>
        <table:table-row table:style-name="ro1">
          <table:table-cell table:style-name="ce1" office:value-type="string">
            <text:p>26691</text:p>
          </table:table-cell>
          <table:table-cell table:style-name="ce1" office:value-type="string">
            <text:p>Lux-Case/Mobil/Alcatel/Alcatel Pixi 4 (4)</text:p>
          </table:table-cell>
          <table:table-cell table:style-name="ce1" office:value-type="string">
            <text:p>Alcatel Pixi 4 (4)&lt;br&gt;</text:p>
            <text:p/>
            <text:p>&lt;br&gt; </text:p>
            <text:p>Er du på jagt efter et elegant og stilfuldt cover til din Alcatel Pixi 4 (4)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Pixi 4 (4). Vi anbefaler altid du beskytter din nye smartphone med et beskyttende cover eller etui, da reparationer på nutidens smartphones er en meget dyr affære hvorimod et cover er en billig investering. Så beskyt din Alcatel Pixi 4 (4), bestil dit nye cover i dag og vi sender det til dig hurtigst muligt!</text:p>
          </table:table-cell>
          <table:table-cell table:style-name="ce1" office:value-type="string">
            <text:p>Alcatel Pixi 4 (4)</text:p>
          </table:table-cell>
        </table:table-row>
        <table:table-row table:style-name="ro1">
          <table:table-cell table:style-name="ce1" office:value-type="string">
            <text:p>26708</text:p>
          </table:table-cell>
          <table:table-cell table:style-name="ce1" office:value-type="string">
            <text:p>Lux-Case/Mobil/Alcatel/Alcatel Pixi 4 (6)</text:p>
          </table:table-cell>
          <table:table-cell table:style-name="ce1" office:value-type="string">
            <text:p>Alcatel Pixi 4 (6)&lt;br&gt;</text:p>
            <text:p/>
            <text:p>&lt;br&gt; </text:p>
            <text:p>Alcatel Pixi 4 (6) kom på markedet i juni 2016 og er blot 8.3mm tynd! Den har en stor 6.0 tommers IPS LCD skærm med en opløsning på 720x1280 og hele 245 pixels per inch. Skærmen er velegnet til alt slags brug og er perfekt til at se film på. Smartphonen har et Qualcomm MSM8909 Snapdragon 210 chipset, 1 GB ram og en 1.1 GHz Cortex-A7 quad-core og klarer dermed også enhver opgave du måtte sætte den til og applikationer åbnes og lukkes øjeblikkeligt. Som standard har Alcatel Pixi 4 (6) 8 GB lagerplads som dog kan udvides med yderligere 32 GB ved at anvende et microSD kort i den dedikerede slids. Smartphonen har et højtydende primært kamera på 8 megapixels som tager fremragende billeder og et sekundært kamera på 5 megapixels som er ideelt til at tage selfies med eller til at foretage videoopkald med. Alcatel Pixi 4 (6) har et udskifteligt Li-Ion batteri på 2580 mAh og accelerometer, nærhedssensor og kompas. Smartphonen kører Android 5.1 (Lollipop) og så fås den i mange forskellige farver.&lt;br&gt; </text:p>
            <text:p>&lt;br&gt; </text:p>
            <text:p>Mangler du et eller andet tilbehør til din smartphone?&lt;br&gt; </text:p>
            <text:p>&lt;br&gt; </text:p>
            <text:p>Hos Lux-case har vi et kæmpe sortiment som omfatter både covers, etuier, skærmbeskyttere, powerbanks, mini-højtalere, kabler, høretelefoner, opladere, holdere og meget meget andet! Gå på opdagelse i vores sortiment og find det du leder efter i dag!</text:p>
          </table:table-cell>
          <table:table-cell table:style-name="ce1" office:value-type="string">
            <text:p>Alcatel Pixi 4 (6)</text:p>
          </table:table-cell>
        </table:table-row>
        <table:table-row table:style-name="ro1">
          <table:table-cell table:style-name="ce1" office:value-type="string">
            <text:p>26725</text:p>
          </table:table-cell>
          <table:table-cell table:style-name="ce1" office:value-type="string">
            <text:p>Lux-Case/Mobil/Alcatel/Alcatel Pop 4</text:p>
          </table:table-cell>
          <table:table-cell table:style-name="ce1" office:value-type="string">
            <text:p>Alcatel Pop 4&lt;br&gt;</text:p>
            <text:p/>
            <text:p>&lt;br&gt; </text:p>
            <text:p>Alcatel Pop 4 kom på markedet i slutningen af 2016 og er blot 8mm tynd! Den har en 5.0” IPS LCD skærm med en opløsning på 720x1280 med 441 pixels. Med et Qualcomm MSM8909 Snapdragon 210 chipset, en 1.1 GHz Cortex-A7 Quad-core processor og 1 GB ram kører alt flydende og applikationer åbner uden problemer. Som standard har Alcatel Pop 4 8 GB lagerplads som dog kan udvides med yderligere 256 GB ved at gøre brug af et microSD kort i den dedikerede slidse. Der burde dermed være rigelig med plads til dine film eller din musiksamling. Smartphonen har et primært kamera på 8 megapixel som tager fremragende billeder og et sekundært kamera på 5 megapixel der er perfekt til videoopkald og selfies! Alcatel Pop 4 har indbygget accelerometer, nærhedssensor og kompas. Som noget af et særsyn nu om dage har denne smartphone et udskiftelige Li-Ion 2500 mAh batteri! Fås i mange forskellige farver.&lt;br&gt; </text:p>
            <text:p>&lt;br&gt; </text:p>
            <text:p>Leder du efter noget tilbehør til din Alcatel Pop 4? Hos Lux-case finder du et kæmpe udvalg af tilbehør til smartphones og vi har selvfølgelig også massevis af tilbehør til din smartphone! Vælg imellem et stort udvalg af skærmbeskyttere, covers og etuier og beskyt din smartphone mod utilsigtede skader! Vi har naturligvis også masser af andet tilbehør. Mangler du en powerbank, en mini-højtaler, et par nye høretelefoner, en oplader eller noget helt andet? Gå på opdagelse i vores store sortiment og find det du leder efter i dag!&lt;br&gt; </text:p>
            <text:p>&lt;br&gt; </text:p>
            <text:p>Er du på udkig efter et flot og stilfuldt cover til din Alcatel Pop 4 så er du kommet til det helt rette sted, Her hos Lux-case har vi nemlig Danmarks største udbud af smar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Alcatel Pop 4. Vi anbefaler altid du beskytter din nye smartphone med et beskyttende cover eller etui, da reparationer på nutidens smartphones er en meget dyr affære hvorimod et cover er en billig investering. Så beskyt din Alcatel Pop 4, bestil dit nye cover i dag og vi sender det til dig hurtigst muligt!</text:p>
          </table:table-cell>
          <table:table-cell table:style-name="ce1" office:value-type="string">
            <text:p>Alcatel Pop 4</text:p>
          </table:table-cell>
        </table:table-row>
        <table:table-row table:style-name="ro1">
          <table:table-cell table:style-name="ce1" office:value-type="string">
            <text:p>26742</text:p>
          </table:table-cell>
          <table:table-cell table:style-name="ce1" office:value-type="string">
            <text:p>Lux-Case/Mobil/Alcatel/Alcatel Pop 4PLUS</text:p>
          </table:table-cell>
          <table:table-cell table:style-name="ce1" office:value-type="string">
            <text:p>Alcatel Pop 4PLUS&lt;br&gt;</text:p>
            <text:p/>
            <text:p>&lt;br&gt; </text:p>
            <text:p>Alcatel Pop 4 Plus kom på markedet i sidste kvartal i 2016, kører Android Marshmallow og så er den kun 8mm tynd! Den har en flot 5.5” IPS LCD skærm med en opløsning på 720x1280 og hele 441 pixels per inch! Alcatel Pop 4 Plus gør brug af et Qualcomm MSM8909 Snapdragon 210 chipset og har en 1 GHz Cortex-A7 quad-core processor og 1.5 GB ram. Det er således en smartphone som kan mestre det meste og du behøver aldrig at vente på at applikationer åbnes eller lukkes. Som standard har smartphonen 16 GB lagerplads som dog kan udvides med yderligere 32 GB ved at gøre brug af et microSD kort i den dedikerede slidse. Du bør derfor have rigelig med plads til et par film eller en del af din musiksamling! Alcatel Pop 4 Plus har et primært kamera på 8 megapixel som tager glimrende billeder on-the-go og et sekundært 5 megapixel kamera som er fremragende til at tage selfies og til at foretage videoopkald med. Smartphonen har indbygget accelerometer, nærhedssensor og kompas og som noget af et særsyn nu om dage, så er dets Li-Ion 2500 mAh batteri udskifteligt!&lt;br&gt; </text:p>
            <text:p>&lt;br&gt; </text:p>
            <text:p>Mangler du et eller andet til din Alcatel Pop 4 Plus? Hos Lux-case kan du finde alt hvad du måtte mangle! Vi har både skærmbeskyttere, covers, etuier, powerbanks, høretelefoner, mini-højtalere, opladere, kabler, holdere og meget meget andet! Gå på opdagelse i vores kæmpe sortiment og find det du leder efter i dag!&lt;br&gt; </text:p>
            <text:p>&lt;br&gt; </text:p>
            <text:p>Mangler du et flot og stilfuldt cover til din Alcatel Pop 4PLUS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Alcatel Pop 4PLUS.&lt;br&gt; </text:p>
            <text:p>&lt;br&gt; </text:p>
            <text:p>Vi anbefaler altid du beskytter din nye smartphone med et beskyttende cover eller etui, da reparationer på nutidens smartphones er en meget dyr affære hvorimod et cover er en billig investering. Så beskyt din Alcatel Pop 4PLUS, bestil dit nye cover i dag og vi sender det til dig hurtigst muligt!</text:p>
          </table:table-cell>
          <table:table-cell table:style-name="ce1" office:value-type="string">
            <text:p>Alcatel Pop 4PLUS</text:p>
          </table:table-cell>
        </table:table-row>
        <table:table-row table:style-name="ro1">
          <table:table-cell table:style-name="ce1" office:value-type="string">
            <text:p>26759</text:p>
          </table:table-cell>
          <table:table-cell table:style-name="ce1" office:value-type="string">
            <text:p>Lux-Case/Mobil/Alcatel/Alcatel X1</text:p>
          </table:table-cell>
          <table:table-cell table:style-name="ce1" office:value-type="string">
            <text:p>Alcatel X1&lt;br&gt;</text:p>
            <text:p/>
            <text:p>&lt;br&gt; </text:p>
            <text:p>Alcatel X1 kom på markedet i juni 2016, vejer blot 140 gram og så er den blot 7mm tynd! Den har en 5.0 tommers Super AMOLED skærm med en opløsning på 720x1280 og 294 pixels per inch. Flot skærm som passer til det meste. Med en Qualcomm MSM8929 Snapdragon 415, 2 GB ram og en octa-core processor kører alt som en drøm og der er ikke meget som denne smartphone ikke kan mestre! Som standard har Alcatel X1 16 GB lagerplads som dog kan udvides med op til 256 GB ved hjælp af et MicroSD kort. Smartphonen har både accelerometer, nærhedssensor og kompas og dets LiPo 2150 mAh batteri sørger for at du har strøm nok til det meste når du er på farten. Alcatel X1 har et primært kamera med hele 13 megapixel som tager utroligt godt billede og dets sekundære kamera på 5 megapixel er fremragende til at tage selfies med og til at foretage videoopkald med. Fås i sort og i hvid.&lt;br&gt; </text:p>
            <text:p>&lt;br&gt; </text:p>
            <text:p>Uanset hvad du mangler til din Alcatel X1 så kan du finde det her hos Lux-case! Vi har et stort udvalg af alle typer tilbehør. Vi anbefaler altid at der investeres i en skærmbeskytter og et etui eller et cover. Det kan altid betale sig at beskytte din smartphone mod utilsigtede skader! Gå på opdagelse i vores kæmpe sortiment og find det du mangler. Vi har både mini-højtalere, høretelefoner, kabler, powerbanks. Sdkort, opladere og meget meget mere!&lt;br&gt; </text:p>
            <text:p>&lt;br&gt; </text:p>
            <text:p>du på jagt efter et elegant og stilfuldt cover til din Alcatel X1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X1.&lt;br&gt; </text:p>
            <text:p>&lt;br&gt; </text:p>
            <text:p>Vi anbefaler altid du beskytter din nye smartphone med et beskyttende cover eller etui, da reparationer på nutidens smartphones er en meget dyr affære hvorimod et cover er en billig investering. Så beskyt din Alcatel X1, bestil dit nye cover i dag og vi sender det til dig hurtigst muligt!</text:p>
          </table:table-cell>
          <table:table-cell table:style-name="ce1" office:value-type="string">
            <text:p>Alcatel X1</text:p>
          </table:table-cell>
        </table:table-row>
        <table:table-row table:style-name="ro1">
          <table:table-cell table:style-name="ce1" office:value-type="string">
            <text:p>26776</text:p>
          </table:table-cell>
          <table:table-cell table:style-name="ce1" office:value-type="string">
            <text:p>Lux-Case/Mobil/Google/Google Pixel</text:p>
          </table:table-cell>
          <table:table-cell table:style-name="ce1" office:value-type="string">
            <text:p>Google Pixel&lt;br&gt;</text:p>
            <text:p/>
            <text:p>&lt;br&gt; </text:p>
            <text:p>Den første smartphone fra Google og den skuffer så sandelig ikke! Google Pixel kom på markedet i oktober 2016 og er en high-end smartphone på højde med Samsung Galaxy S7 og iPhone 7. Den har en flot 5 tommers AMOLED skærm med en opløsning 1090x1920 med hele 441 pixels per inch og så kører den naturligvis den nyeste version af Android. Med et Qualcomm MSM8996 Snapdragon 821 chipset, 4 GB ram og en højtydende quad-core processor kører alt flydende og uden problemer. Applikationer åbner og lukkes øjeblikkeligt og den kan naturligvis køre alle de nyeste applikationer. Google Pixel fås med enten 32 eller 128 GB plads som er rigeligt til din musiksamling eller filmsamling. Da det er en Google smartphone er der naturligvis også mulighed for at opbevare dine filer i skyen! I skrivende stund er Google Pixel det bedste kamera i en smartphone og det skuffer bestemt ikke! Dets primære kamera er på 12 megapixels mens det sekundære er på 8 megapixels. Smartphonen har en fingeraftrykslæser på bagsiden og indbygget accelerometer, gyrometer, nærhedssensor, kompas og barometer. Dets 2770 mAh batteri sørger for at du har strøm nok til hele dagen og ved blot 15 minutters opladning får du 7 timers strøm! Smartphonen gør brug af USB 3.0 Type-C 1.0 og fås i farverne quite black, very silver og really blue.&lt;br&gt; </text:p>
            <text:p>&lt;br&gt; </text:p>
            <text:p>Mangler du et eller andet til din Google Pixel? Hos Lux-case finder du et kæmpe udvalg af etuier, covers, skærmbeskyttere, tasker, powerbanks, mini-højtalere, kabler, høretelefoner, holdere og meget meget andet! Gå på opdagelse i vores kæmpe sortiment og find det du mangler i dag!&lt;br&gt; </text:p>
            <text:p>&lt;br&gt; </text:p>
            <text:p>Mangler du et flot og stilfuldt cover til din Google Pixel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Google Pixel.&lt;br&gt; </text:p>
            <text:p>&lt;br&gt; </text:p>
            <text:p>Vi anbefaler altid du beskytter din nye smartphone med et beskyttende cover eller etui, da reparationer på nutidens smartphones er en meget dyr affære hvorimod et cover er en billig investering. Så beskyt din Google Pixel, bestil dit nye cover i dag og vi sender det til dig hurtigst muligt!</text:p>
          </table:table-cell>
          <table:table-cell table:style-name="ce1" office:value-type="string">
            <text:p>Google Pixel</text:p>
          </table:table-cell>
        </table:table-row>
        <table:table-row table:style-name="ro1">
          <table:table-cell table:style-name="ce1" office:value-type="string">
            <text:p>26793</text:p>
          </table:table-cell>
          <table:table-cell table:style-name="ce1" office:value-type="string">
            <text:p>Lux-Case/Mobil/Google/Google Pixel XL</text:p>
          </table:table-cell>
          <table:table-cell table:style-name="ce1" office:value-type="string">
            <text:p>Google Pixel XL&lt;br&gt;</text:p>
            <text:p/>
            <text:p>&lt;br&gt; </text:p>
            <text:p>Google Pixel XL er storebroderen til Google Pixel som også udkom i oktober 2016. Den vejer kun 168 gram og er 8.5mm tynd og så kører den naturligvis den nyeste version af Android i skrivende stund (7.1). Den har en flot og imponerende 5.5 tommers AMOLED skærm med en opløsning på 1440x2560 pixels og hele 534 pixels! Det betyder selvfølgelig også at skærmen er en fryd for øjet og oplagt at se film på m.m. Smartphonen har et Qualcomm MSM8996 Snapdragon 821 chipset, 4 GB ram og en lynhurtig quad-core processor og alt kører derfor også flydende og uden problemer. Den fås med enten 32 GB eller 128 GB lagerplads – og med muligheden for at opbevare alt i skyen er der rigelig med plads! Kameraet er kåret som det bedste nuværende kamera i en smartphone og dets 12 megapixels primære kamera skuffer så sandeligt heller ikke! Det sekundære kamera på 8 megapixels tager flotte selfies og er perfekt til videoopkald. Google Pixel XL har en fingeraftrykslæser placeret på bagsiden som gør det nemt hurtigt at åbne smartphonen og så har den indbygget accelerometer, gyrometer, nærhedssensor, kompas og barometer! Dets Li-Ion 3450 mAh batteri sørger for at du har strøm nok til hele dagen og så understøttes lynhurtig opladning som giver 7 timers strøm på blot 15 minutter! Den fås i farverne very black, quite silver og really blue.&lt;br&gt; </text:p>
            <text:p>&lt;br&gt; </text:p>
            <text:p>Mangler du et eller andet til din Google Pixel XL? Hos Lux-case finder du et kæmpe udvalg af covers, etuier, skærmbeskyttere, høretelefoner, powerbanks, mini-højtalere, kabler, holdere og meget andet! Gå på opdagelse i vores kæmpe sortiment i dag og find det du mangler!&lt;br&gt; </text:p>
            <text:p>&lt;br&gt; </text:p>
            <text:p>Er du på udkig efter et flot og stilfuldt cover til din Google Pixel XL så er du kommet til det helt rette sted, Her hos Lux-case har vi nemlig Danmarks største udbud af smar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Google Pixel XL.&lt;br&gt; </text:p>
            <text:p>&lt;br&gt; </text:p>
            <text:p>Vi anbefaler altid du beskytter din nye smartphone med et beskyttende cover eller etui, da reparationer på nutidens smartphones er en meget dyr affære hvorimod et cover er en billig investering. Så beskyt din Google Pixel XL, bestil dit nye cover i dag og vi sender det til dig hurtigst muligt! </text:p>
          </table:table-cell>
          <table:table-cell table:style-name="ce1" office:value-type="string">
            <text:p>Alt du mangler af beskyttende tilbehør til Google Pixel XL! Stort varieret udvalg.</text:p>
            <text:p/>
            <text:p/>
          </table:table-cell>
        </table:table-row>
        <table:table-row table:style-name="ro1">
          <table:table-cell table:style-name="ce1" office:value-type="string">
            <text:p>26810</text:p>
          </table:table-cell>
          <table:table-cell table:style-name="ce1" office:value-type="string">
            <text:p>Lux-Case/Mobil/Huawei/Huawei Nova</text:p>
          </table:table-cell>
          <table:table-cell table:style-name="ce1" office:value-type="string">
            <text:p>Huawei Nova&lt;br&gt;</text:p>
            <text:p/>
            <text:p>&lt;br&gt; </text:p>
            <text:p>Huawei Nova kom på markedet i oktober 2016, vejer 146 gram og så er den blot 7.1mm tynd! Den har en imponerende 5 tommers IPS LCD skærm med en opløsning på 1080x1920 pixels og hele 441 pixels per inch! Det er dermed en perfekt skærm til at se film på og til længerevarende brug – alt står knivskarpt! Huawei Nova har et Qualcomm MSM8953 Snapdragon 625 chipset, 3 GB ram og en Octa-core 2.0 GHz Cortex-A53 processor og alt kører derfor også som en drøm. Alle nyere applikationer fungerer perfekt og alle applikationer åbnes og lukkes øjeblikkeligt. Som standard har Huawei Nova 32 GB plads som dog kan udvides ved at tage et mikroSD kort i brug i SIM2-slidsen. Der burde således være rigelig med plads til alle dine billeder, film og din musiksamling. Det primære kamera i smartphonen er på 12 megapixels og tager fremragende billeder mens det sekundære kamera på 5 megapixels er perfekt til selfies og til at foretage videoopkald med. Smartphonen gør brug af et Type-C 1.0 USB stik og dets Li-Po 3020 mAh batteri oplades lynende hurtigt. Huawei Nova kører Android 6.0 (Marshmallow) og har både fingeraftrykslæser, accelerometer, gyrometer, nærhedssensor og kompas og så fås den i farverne prestige gold, mystic silver og titanium grey.&lt;br&gt; </text:p>
            <text:p>&lt;br&gt; </text:p>
            <text:p>Mangler du tilbehør til din smartphone? Hos Lux-case kan du finde et stort udvalg af hvad end du måtte mangle. Vi har et stort udvalg af etuier, covers, skærmbeskyttere, powerbanks, mini-højtalere, kabler, holdere og meget andet! Gå på opdagelse i vores kæmpe sortiment og find det du mangler i dag til din Huawei Nova!&lt;br&gt; </text:p>
            <text:p>&lt;br&gt; </text:p>
            <text:p>Huawei Nova Covers&lt;br&gt; </text:p>
            <text:p>&lt;br&gt; </text:p>
            <text:p>Leder du efter et flot og stilfuldt cover til din Huawei Nova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Huawei Nova.&lt;br&gt; </text:p>
            <text:p>&lt;br&gt; </text:p>
            <text:p>Vi anbefaler altid du beskytter din nye smartphone med et beskyttende cover eller etui, da reparationer på nutidens smartphones er en meget dyr affære hvorimod et cover er en billig investering. Så beskyt din Huawei Nova, bestil dit nye cover i dag og vi sender det til dig hurtigst muligt!</text:p>
          </table:table-cell>
          <table:table-cell table:style-name="ce1" office:value-type="string">
            <text:p>Huawei Nova</text:p>
          </table:table-cell>
        </table:table-row>
        <table:table-row table:style-name="ro1">
          <table:table-cell table:style-name="ce1" office:value-type="string">
            <text:p>26827</text:p>
          </table:table-cell>
          <table:table-cell table:style-name="ce1" office:value-type="string">
            <text:p>Lux-Case/Mobil/LG/LG X Screen</text:p>
          </table:table-cell>
          <table:table-cell table:style-name="ce1" office:value-type="string">
            <text:p>LG X Screen&lt;br&gt;</text:p>
            <text:p/>
            <text:p>&lt;br&gt; </text:p>
            <text:p>LG X Screen kom på markedet i februar 2016 og vejer blot 120g og er 7.1mm tynd! Den har en 4.93 tommers IPS LCD skærm med en opløsning på 720x1280 pixels og hele 298 pixels per inch! Den perfekte skærm til at se film på og til andet længerevarende brug. Med et Qualcomm MSM8916 Snapdragon 410 chipset, 2 GB ram og en Quadcore 1.2 GHz Cortex-A53 processor kører alt flydende og applikationer åbnes og lukkes øjeblikkeligt. Som standard har LG X Screen et internt lager på 16 GB som dog kan udvides med op til 256 GB mere ved anvende et microSD kort i den dedikerede slidse. Dets primære kamera er på 13 megapixels og tager flotte og imponerende billeder, mens dets sekundære kamera på 8 megapixels er fremragende til at foretage videoopkald med eller til at tage selfies med. LG X Screen kører Android 6.0 (Marshmallow) og har indbygget NFC, accelerometer og nærhedssensor. Batteriet i smartphonen er et Li-Po 2300 mAh batteri som sørger for at du har strøm nok til at du ikke behøver at bekymre dig om strømproblemer. Smartphonen fås i sort, hvid og i rødguld.&lt;br&gt; </text:p>
            <text:p>&lt;br&gt; </text:p>
            <text:p>Leder du efter tilbehør til LG X screen? Hos Lux-case kan du finde et kæmpe udvalg af etuier, covers, skærmbeskyttere, høretelefoner, kabler, mini-højtalere, powerbanks, holdere og meget andet til din smartphone! Gå på opdagelse i dag og find det du mangler!&lt;br&gt; </text:p>
            <text:p>&lt;br&gt; </text:p>
            <text:p>LG X Screen Covers&lt;br&gt; </text:p>
            <text:p>&lt;br&gt; </text:p>
            <text:p>Er du på jagt efter et elegant og stilfuldt cover til din LG X Screen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lt;br&gt; </text:p>
            <text:p>&lt;br&gt; </text:p>
            <text:p>Så du kan finde alt fra enkle og stilfulde designs til de mest elegante, farverige og opsigtsvækkende covers til LG X Screen. Vi anbefaler altid du beskytter din nye smartphone med et beskyttende cover eller etui, da reparationer på nutidens smartphones er en meget dyr affære hvorimod et cover er en billig investering. Så beskyt din LG X Screen, bestil dit nye cover i dag og vi sender det til dig hurtigst muligt!</text:p>
          </table:table-cell>
          <table:table-cell table:style-name="ce1" office:value-type="string">
            <text:p>LG X Screen</text:p>
          </table:table-cell>
        </table:table-row>
        <table:table-row table:style-name="ro1">
          <table:table-cell table:style-name="ce1" office:value-type="string">
            <text:p>26844</text:p>
          </table:table-cell>
          <table:table-cell table:style-name="ce1" office:value-type="string">
            <text:p>Lux-Case/Mobil/Sony/Sony Xperia X Compact</text:p>
          </table:table-cell>
          <table:table-cell table:style-name="ce1" office:value-type="string">
            <text:p>Sony Xperia X Compact&lt;br&gt;</text:p>
            <text:p/>
            <text:p>&lt;br&gt; </text:p>
            <text:p>Sony Xperia X Compact er en af de nyeste modeller fra Xperia-serien som udkom i 2016 i september. Den vejer blot 135 gram og er blot 9.5 mm tynd og så kører den Android 6.0 (Marshmallow). Den har en imponerende 4.6 tommers IPS LCD skærm med en opløsning 720x1280 pixels og hele 319 pixels per inch! Det er dermed en højtydende skærm som er både behagelig at se film på og at browse på. Sony Xperia X Compact har et Qualcomm MSM8956 Snapdragon 650 chipset, 3 GB ram og en hexa-core processor åbner og lukker alle applikationer øjeblikkeligt og alle applikationer kører som en drøm. Som standard har smartphonen 32 GB plads som dog kan udvides med op til 256 ved at tage et microSD kort i brug. Den har et imponerende primært kamera på hele 23 megapixels som tager imponerende billeder og et 5 megapixels sekundært kamera som er oplagt til videoopkald og til at tage selfies med.&lt;br&gt; </text:p>
            <text:p>&lt;br&gt; </text:p>
            <text:p>Den har både fingeraftrykslæser, accelerometer, gyrometer, nærhedssensor, barometer, kompas og meget andet og dets 2700 Mah LI-Ion batteri kan oplades lynhurtigt ved hjælp af Quick Charge 3.0. Sony Xperia X Compact bruger USB Type-C 1.0 og fås i farverne hvid, universe black og mist blue.&lt;br&gt; </text:p>
            <text:p>&lt;br&gt; </text:p>
            <text:p>Mangler du tilbehør til din smartphone, så er du havnet det helt rette sted! Hos Lux-case finder du et kæmpe udvalg af covers, etuier, skærmbeskyttere, powerbanks, mini-højtalere, høretelefoner, kabler, holdere og meget andet! Gå på opdagelse i vores kæmpe sortiment og find det du mangler i dag!&lt;br&gt; </text:p>
            <text:p>&lt;br&gt; </text:p>
            <text:p>Sony Xperia X Compact Covers&lt;br&gt; </text:p>
            <text:p>&lt;br&gt; </text:p>
            <text:p>Leder du efter et flot og stilfuldt cover til din Xperia X Compact så er du kommet til det helt rette sted, Her hos Lux-case har vi nemlig Danmarks absolut største udbud af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farverige og opsigtsvækkende covers til Xperia X Compact.&lt;br&gt; </text:p>
            <text:p>&lt;br&gt; </text:p>
            <text:p>Vi anbefaler altid du beskytter din nye smartphone med et beskyttende cover eller etui, da reparationer på nutidens smartphones er en meget dyr affære hvorimod et cover er en billig investering. Så beskyt din Xperia X Compact, bestil dit nye cover i dag og vi sender det til dig hurtigst muligt!</text:p>
          </table:table-cell>
          <table:table-cell table:style-name="ce1" office:value-type="string">
            <text:p>Sony Xperia X Compact</text:p>
          </table:table-cell>
        </table:table-row>
        <table:table-row table:style-name="ro1">
          <table:table-cell table:style-name="ce1" office:value-type="string">
            <text:p>26861</text:p>
          </table:table-cell>
          <table:table-cell table:style-name="ce1" office:value-type="string">
            <text:p>Lux-Case/Mobil/Sony/Sony Xperia XZ</text:p>
          </table:table-cell>
          <table:table-cell table:style-name="ce1" office:value-type="string">
            <text:p>Sony Xperia XZ&lt;br&gt;</text:p>
            <text:p/>
            <text:p>&lt;br&gt; </text:p>
            <text:p>Sony Xperia XZ kom på markedet i oktober 2016 og vejer blot 161g og er 8.1mm tynd. Med dets 5.2 tommers IPS LCD skærm med en opløsning på 1080x1920 pixels og hele 442 pixels per inch er den oplagt at se film på og skærmen skuffer ikke på nogen områder. Smartphonen har et Qualcomm MSM8996 Snapdragon 820 chipset, 3 GB ram og en quadcore processor og alt kører derfor også flydende og applikationer åbnes og lukkes øjeblikkeligt og du kan køre alle nyere applikationer! Som standard har Sony Xperia XZ enten 32 eller 64 GB lagerplads (afhængig af modeltype) som dog kan udvides med yderligere 256 GB ved at tage et microSD kort i brug i den dedikerede slidse. Du kan sågar udvide det med yderligere 256 GB ved at bruge et microSD kort i SIM2-slidsen. Der burde således være rigelig med plads til at du kan tage både din filmsamling og din musiksamling med på farten! Smartphonen har et 23 megapixels primært kamera som tager fantastiske billeder og et sekundært kamera på 13 megapixels som er perfekt til selfies og videoopkald. Sony Xperia XZ anvender et Type C USB stik og dets 2900 mAh batteri oplades lynhurtigt ved hjælp af Quick Charge 3.0 teknologi. Den har både fingeraftrykslæser, accelerometer, gyrometer, nærhedssensor, barometer og kompas. Smartphonen er IP 68 certificeret (vandtæt ned til 1.5 meter i 30 minutter) og fås i farverne: mineral black, platinum, forest blue og deep pink.&lt;br&gt; </text:p>
            <text:p>&lt;br&gt; </text:p>
            <text:p>Mangler du et eller andet tilbehør til din smartphone? Hos Lux-case kan du finde alt hvad du måtte stå og mangle! Vi har både etuier, covers, skærmbeskyttere, høretelefoner, mini-højtalere, kabler, opladere, holdere til bilen og cyklen og meget andet! Gå på opdagelse i vores kæmpe sortiment og find det du mangler i dag!&lt;br&gt; </text:p>
            <text:p>&lt;br&gt; </text:p>
            <text:p>Sony Xperia XZ Premium Covers&lt;br&gt; </text:p>
            <text:p>&lt;br&gt; </text:p>
            <text:p>Mangler du et nyt cover til din smartphone? Hos Lux-case kan du finde et kæmpe udvalg af alverdens typer covers til Sony Xperia XZ Premium. Du burde derfor uden problemer kunne finde frem til lige præcis det du leder efter. Vælg imellem mange flotte farver og spændende motiver og beskyt din smartphone med stil! Det kan altid betale sig at investere i et beskyttende cover til Sony Xperia XZ Premium!</text:p>
          </table:table-cell>
          <table:table-cell table:style-name="ce1" office:value-type="string">
            <text:p>Sony Xperia XZ</text:p>
          </table:table-cell>
        </table:table-row>
        <table:table-row table:style-name="ro1">
          <table:table-cell table:style-name="ce1" office:value-type="string">
            <text:p>26878</text:p>
          </table:table-cell>
          <table:table-cell table:style-name="ce1" office:value-type="string">
            <text:p>Lux-Case/Mobil/Alcatel/Alcatel Pixi 3 (3.5)</text:p>
          </table:table-cell>
          <table:table-cell table:style-name="ce1" office:value-type="string">
            <text:p>Alcatel Pixi 3 (3.5)&lt;br&gt;</text:p>
            <text:p/>
            <text:p>&lt;br&gt; </text:p>
            <text:p>Alcatel Pixi 4 (3.5) kom på markedet i januar i 2016 og er blot 10mm tynd! Den kører Android 5.1 (Lollipop) og fås i mange forskellige farver. Den har en 3.5” TFT skærm med en opløsning på 320x480 og 165 pixels per inch og er således velegnet til det meste, selvom den måske ikke er perfekt til at se film på. Med et Mediatek MT6572M chipset, en 1.0 GHz Cortex-A7 dual-core processor og 512 megabyte ram kører det meste som tiltænkt. Som standard har Alcatel Pixi 4 (3.5) blot 4 GB lagerplads som dog kan udvides med yderligere 32 GB ved at gøre brug af et microSD kort i den dedikerede slidse. Smartphone har et primært 2 megapixels kamera og et sekundært VGA kamera og de yder som tiltænkt – det er dog ikke de bedste kameraer og du skal derfor ikke forvente den allerbedste kvalitet. Smartphonen har accelerometer og har et udskifteligt 1300 mAh Li-Ion batteri.&lt;br&gt; </text:p>
            <text:p>&lt;br&gt; </text:p>
            <text:p>Mangler du et eller andet tilbehør til din smartphone?&lt;br&gt; </text:p>
            <text:p>&lt;br&gt; </text:p>
            <text:p>Hos Lux-case kan du finde alt hvad du måtte mangle! Vi har et kæmpe udvalg af både covers, etuier, skærmbeskyttere, powerbanks, mini-højtalere, høretelefoner, kabler, holdere, opladere og meget andet! Gå på opdagelse i vores kæmpe sortiment i dag og find det du mangler!&lt;br&gt; </text:p>
            <text:p>&lt;br&gt; </text:p>
            <text:p>Er du på jagt efter et elegant og stilfuldt cover til din Alcatel Pixi 3 (3.5) så er du kommet til det rette sted, Her hos Lux-case har vi nemlig Danmarks største udbud af elegante covers og etuier til smartphones. Vi har covers i metal, aluminium, hårdt plastik (PC), læder og TPU. Sidstnævnte som beskytter mod både skrammer, stød og ridser, det er et mellemhårdt fleksibelt materiale med stødabsorberende egenskaber. Vore covers fås selvfølgelig i mange forskellige farver, nogle fås med flotte mønstre eller sjove motiver og quotes. Så du kan finde alt fra enkle og stilfulde designs til de mest elegante, farverige og opsigtsvækkende covers til Alcatel Pixi 3 (3.5).&lt;br&gt; </text:p>
            <text:p>&lt;br&gt; </text:p>
            <text:p>Vi anbefaler altid du beskytter din nye smartphone med et beskyttende cover eller etui, da reparationer på nutidens smartphones er en meget dyr affære hvorimod et cover er en billig investering. Så beskyt din Alcatel Pixi 3 (3.5), bestil dit nye cover i dag og vi sender det til dig hurtigst muligt!</text:p>
          </table:table-cell>
          <table:table-cell table:style-name="ce1" office:value-type="string">
            <text:p>Alcatel Pixi 3 (3.5)</text:p>
          </table:table-cell>
        </table:table-row>
        <table:table-row table:style-name="ro1">
          <table:table-cell table:style-name="ce1" office:value-type="string">
            <text:p>26896</text:p>
          </table:table-cell>
          <table:table-cell table:style-name="ce1" office:value-type="string">
            <text:p>Lux-Case/Mobil/Xiaomi</text:p>
          </table:table-cell>
          <table:table-cell table:style-name="ce1" table:number-columns-repeated="2"/>
        </table:table-row>
        <table:table-row table:style-name="ro1">
          <table:table-cell table:style-name="ce1" office:value-type="string">
            <text:p>26897</text:p>
          </table:table-cell>
          <table:table-cell table:style-name="ce1" office:value-type="string">
            <text:p>Lux-Case/Tablet/Huawei Tablets/Huawei MediaPad M3 8.4</text:p>
          </table:table-cell>
          <table:table-cell table:style-name="ce1" office:value-type="string">
            <text:p>Huawei MediaPad M3 8.4&lt;br&gt;</text:p>
            <text:p/>
            <text:p>&lt;br&gt; </text:p>
            <text:p>Huawei MediaPad M3 8.4 kom på markedet i oktober 2016 og er blot imponerende 7.3mm tynd! Tabletten har en 8.4” IPS LCD skærm med en opløsning på 1600x2560 og hele 359 pixels per inch. Tabletten kører Android 6.0 og har et Hisilicon Kirin 950 Chipset og en Octa-core processor (4x2.3 GHz Cortex-A72 &amp; 4x1.8 GHz Cortex A53) og med 4GB ram er der ikke meget som du kan kaste efter denne tablet, som den ikke vil kunne håndtere. Som standard har tabletten enten 32 eller 64 GB lagerplads (afhængig af model), som dog kan udvides med yderlgiere 256 GB ved hjælp af den dedikerede MicroSD slidse. Tabletten har et højtydende og imponerende primært kamera på 8 megapixel som optager video i 1080p og et sekundært kamera på også 8 megapixel. Det er sjældent at man ser en tablet med to højtydende kameraer og denne tablet overrasker i høj grad positivt! Huawei MediaPad M3 8.4 et Li-Po 5100 mAh batteri og både fingeraftrykslæser, accelerometer, gyrometer, nærhedssensor og kompas og så fås den i sølv og i guld.&lt;br&gt; </text:p>
            <text:p>&lt;br&gt; </text:p>
            <text:p>Mangler du et eller andet til din tablet, så er du havnet det helt rette sted! Hos Lux-case har vi et kæmpe udvalg af tilbehør til din tablet. Covers, etuier, skærmbeskyttere, høretelefoner, tasker, powerbanks, mini-højtalere og meget meget andet, finder du her hos os. Gå på opdagelse i vores kæmpe sortiment og find frem til det du leder efter. Vi afsender samme hverdag, så længe du bestiller inden kl 17 og du får altid gratis fragt! Hvad venter du på? </text:p>
            <text:p/>
            <text:p/>
          </table:table-cell>
          <table:table-cell table:style-name="ce1" office:value-type="string">
            <text:p>Huawei MediaPad M3 8.4</text:p>
          </table:table-cell>
        </table:table-row>
        <table:table-row table:style-name="ro1">
          <table:table-cell table:style-name="ce1" office:value-type="string">
            <text:p>26914</text:p>
          </table:table-cell>
          <table:table-cell table:style-name="ce1" office:value-type="string">
            <text:p>Lux-Case/Tablet/Lenovo/Lenovo Yoga Book</text:p>
          </table:table-cell>
          <table:table-cell table:style-name="ce1" office:value-type="string">
            <text:p>Lenovo Yoga Book&lt;br&gt;</text:p>
            <text:p/>
            <text:p>&lt;br&gt; </text:p>
            <text:p>Lenovo Yoga Book er den nyeste 2-i-1 tablet fra Lenovo og den har mange innovative og spændende funktioner. Som noget helt nyt har Lenovo introduceret muligheden for at skrive med ”ægte” blyant på papir som løbende bliver overført til tabletten. Det har aldrig været nemmere at være kreativ på din tablet. Der medfølger ”ægte” blyanter til tabletten og tablettens 2048 niveauer måler hvert eneste pennestrøg. Tabletten har fire forskellige indstillinger, alt efter om du skal se film, være kreativ, surfe på nettet eller skrive på den og med dets 8500 mAh Li-Ion Polyer batteri kan du bruge den i hele 13 timers på en enkelt opladning. Lenovo Yoga Book vejer blot 690 gram og er imponerende 4.05 mm tynd når den er åbnet og med dets stærke og holdbare hængsler behøver du ikke at frygte at du ikke længere kan skifte imellem de fire forskellige indstillinger. Når du skal se film er dets 10.1” Full-HD IPS LED touch skærm med en opløsning på 1920x1200 og 400 nits og dets Dolby Atmos højtalere perfekte til at give dig en fordybende filmoplevelse. Tabletten kører Android 6.0, har en Intel Atom X5-Z8550 Quadcore Processor (op til 2.4 GHz), 4GB ram og 64 GB ROM. Med en dedikeret MicroSD slidse kan du udvide lagerpladsen med op til 128 GB ekstra. Lenovo Yoga Book har et primært kamera på 8 megapixel og et sekundært kamera på 2 megapixels og så fås den i farverne Carbon black, Gunmetal Grey og Champagneguld.&lt;br&gt; </text:p>
            <text:p>&lt;br&gt; </text:p>
            <text:p>Mangler du et eller andet tilbehør til din Lenovo Yoga Book? How Lux-case kan du finde alt hvad du måtte stå og mangle! Vi har skærmbeskyttere, etuier, covers, kabler, mini-højtalere, powerbanks, høretelefoner og meget andet! Gå på opdagelse i vores kæmpe sortiment og find det du mangler! Mangler vi et eller andet i vores sortiment, så skriv endelig til vores kundeservice. Vi er altid interesseret i at høre fra vores kunder. </text:p>
            <text:p/>
          </table:table-cell>
          <table:table-cell table:style-name="ce1" office:value-type="string">
            <text:p>Lenovo Yoga Book</text:p>
          </table:table-cell>
        </table:table-row>
        <table:table-row table:style-name="ro1">
          <table:table-cell table:style-name="ce1" office:value-type="string">
            <text:p>26931</text:p>
          </table:table-cell>
          <table:table-cell table:style-name="ce1" office:value-type="string">
            <text:p>Lux-Case/Mobil/Xiaomi/Xiaomi Mi 5S</text:p>
          </table:table-cell>
          <table:table-cell table:style-name="ce1" office:value-type="string">
            <text:p>&lt;p&gt;Xiaomi Mi 5S&lt;br /&gt;&lt;br /&gt;Xiaomi Mi 5S kom på markedet i Oktober 2016 og vejer blot 145g og er 8.3mm tynd. Smartphonen har en flot og imponerende 5.15” IPS LCD skærm med en opløsning på 1080x1920 og hele 428 pixels per inch. Den har en Quad-core processor (2x2.15 GHz Kryo &amp; 2x1.6 GHz Kryo) og et Qualcomm MSM8996 Snapdragon 821 Chipset og kører Android 6.0. Afhængig af hvilken model du har, så har smartphonen enten 64 GB lagerplads og 3 GB eller 128 GB lagerplads og 4 GB ram. Xiaomi Mi 5S anvender USB Type-C og dets 3200 mAh batteri bliver opladet lynende hurtigt – hele 83% strøm på blot 30 minutter ved hjælp af Quick Charge 3.0. Xiaomi Mi 5S har et fremragende og imponerende primært kamera på hele 12 megapixels som tager flotte billeder. Dets sekundære 4 megapixels kamera er oplagt til selfies og til videoeopkald og mestrer også opgaven uden problemer. Smartphonen har fingeraftrykslæser, accelerometer, gyrometer, nærhedssensor, kompas og barometer og så fås den i farverne sølv, grå, guld og rødguld.&lt;br /&gt;&lt;br /&gt;Er du på udkig efter et eller andet tilbehør til din Xiaomi Mi 5S? Hos Lux-case finder du et kæmpe udvalg af tilbehør til din smartphone og du finder blandt andet covers, etuier, skærmbeskyttere, tasker, mini-højtalere, høretelefoner, powerbanks, opladere, kabler og meget andet her hos os! Gå på opdagelse og find det du leder efter i dag.&lt;/p&gt;</text:p>
          </table:table-cell>
          <table:table-cell table:style-name="ce1" office:value-type="string">
            <text:p>Xiaomi Mi 5S</text:p>
          </table:table-cell>
        </table:table-row>
        <table:table-row table:style-name="ro1">
          <table:table-cell table:style-name="ce1" office:value-type="string">
            <text:p>26948</text:p>
          </table:table-cell>
          <table:table-cell table:style-name="ce1" office:value-type="string">
            <text:p>Lux-Case/Mobil/Xiaomi/Xiaomi Mi 5S Plus</text:p>
          </table:table-cell>
          <table:table-cell table:style-name="ce1" office:value-type="string">
            <text:p>&lt;p&gt;Xiaomi Mi 5S Plus&lt;br /&gt;&lt;br /&gt;Xiaomi Mi 5s Plus kom på markedet i oktober 2016 og vejer blot 168g og er 8mm tynd. Den har en imponerende 5.7” IPS LCD skærm med en opløsning på 1080x1920 og med 386 pixels per inch. Xiaomi Mi 5s Plus er en højtydende smartphone og har et Qualcomm MSM8996 Snapdragon 821 chipset og en Quad-core processor (2x2.35 GHz Kryo &amp; 2x2.2 GHz Kryo). Dets 3800 mAh batteri oplades lynhurtigt – hele 83% strøm på blot 30 minutter ved hjælp af Quick Charge 3.0. Afhængig af model har smartphonen enten 64 GB lagerplads, 4 GB ram eller 128 GB lagerplads og 6 GB ram. Dets primære kamera på 13 megapixels tager imponerende billeder, mens det sekundære kamera på 4 megapixels er oplagt til selfies eller til at foretage videoopkald med. Xiaomi Mi 5s Plus anvender USB Type-C og har både fingeraftrykslæser, accelerometer, gyrometer, nærhedssensor, kompas og barometer. Den fås i farverne sølv, grå, guld og i rødguld.&lt;br /&gt;&lt;br /&gt;Står du og mangler et eller andet tilbehør til Xiaomi Mi 5s Plus? Du er kommet til det rette sted, for hos Lux-case har vi et kæmpe udvalg af covers, etuier, høretelefoner, powerbanks, skærmbeskyttere, tasker, bilholdere, opladere, kabler og meget meget andet! Vi afsender din bestilling alle hverdage, så længe du bestiller inden kl 17. Gå på opdagelse i vores store sortiment og find det du mangler i dag!&lt;/p&gt;</text:p>
          </table:table-cell>
          <table:table-cell table:style-name="ce1" office:value-type="string">
            <text:p>Xiaomi Mi 5S Plus</text:p>
          </table:table-cell>
        </table:table-row>
        <table:table-row table:style-name="ro1">
          <table:table-cell table:style-name="ce1" office:value-type="string">
            <text:p>26965</text:p>
          </table:table-cell>
          <table:table-cell table:style-name="ce1" office:value-type="string">
            <text:p>Lux-Case/Mobil/Xiaomi/Xiaomi Mi Max</text:p>
          </table:table-cell>
          <table:table-cell table:style-name="ce1" office:value-type="string">
            <text:p>&lt;p&gt;Xiaomi Mi Max&lt;br /&gt;&lt;br /&gt;Xiaomi Mi Max kom på markedet i maj 2016, vejer blot 203 gram og er 7.5mm tynd. Den har en flot og imponerende 6.44” IPS LCD skærm med en opløsning på 1080x1920 og 342 pixels per inch. Har du den normale model, så har smartphonen en Hexa-core processor (4x1.4 GHz Cortex-A53 &amp; 2x1.8 GHz Cortex-A72), et Qualcomm MSM8956 Snapdragon 650 chipset, 32 GB/64 GB lagerplads og 3 GB ram. Prime modellen, som den kaldes har derimod en Octa-core processor (4x1.8 GHz Cortex-A72 &amp; 4x1.4 GHz Cortex-A53), et Qualcomm MSM8976 Snapdragon 652 chipset, 128 GB lagerplads og 4 GB ram. Begge modeller kører dog Android 6.0 og understøtter brugen af et MicroSD kort som giver mulighed for at udvide lagerpladsen med yderligere 256 GB. Xiaomi Mi Max har et højtydende primært kamera på 16 megapixels som tager flotte og imponerende billeder og et sekundært kamera på 5 megapixels som er oplagt til at tage selfies med eller foretage videoopkald med. Xiaomi Mi Max har et Li-Ion 4850 mAh batteri og har både fingeraftrykslæser, accelerometer, gyrometer , kompas og nærhedssensor. Den fås i farverne hvid, sort og guld.&lt;br /&gt;&lt;br /&gt;Her hos Lux-case kan du finde et stort udvalg af tilbehør til din Xiaomi Mi Max. Gå på opdagelse i vores kæmpe sortiment og find det du mangler! Vi har massevis af etuier, covers, skærmbeskyttere, tasker, powerbanks, holdere, høretelefoner, mini-højtalere, opladere og meget meget andet! Husk at hvis du bestiller inden kl 17 på en hverdag, så sender vi samme dag!&lt;/p&gt;</text:p>
          </table:table-cell>
          <table:table-cell table:style-name="ce1" office:value-type="string">
            <text:p>Xiaomi Mi Max</text:p>
          </table:table-cell>
        </table:table-row>
        <table:table-row table:style-name="ro1">
          <table:table-cell table:style-name="ce1" office:value-type="string">
            <text:p>26982</text:p>
          </table:table-cell>
          <table:table-cell table:style-name="ce1" office:value-type="string">
            <text:p>Lux-Case/Mobil/Xiaomi/Xiaomi Redmi 3S</text:p>
          </table:table-cell>
          <table:table-cell table:style-name="ce1" office:value-type="string">
            <text:p>&lt;p&gt;Xiaomi Redmi 3S&lt;br /&gt;&lt;br /&gt;Xiaomi Redmi 3S kom på markedet i juni 2016, vejer kun 144 gram og er blot 8.5mm tynd. Smartphonen kører Android 6.0.1 og har en flot og imponerende 5.0” IPS LCD skærm med en opløsning på 720x1280 og hele 294 pixels per inch. Der er ikke meget du kan kaste efter denne smartphone, som den ikke vil kunne klare. Den har et Qualcomm MSM8937 Snapdragon 430 chipset, en Octa-core 1.4 GHz Cortex-A53 processor, 16 GB lagerplads og 2 GB RAM. Lagerpladsen kan dog udvides ved hjælp af et MicroSD kort på helt op til 256 GB (bruger SIM2 slidsen). Batteriet i Xiaomi Redmi 3S er et Li-Ion 4100 mAh batteri som er højtydende og sørger for at du ikke behøver at spekulere på at finde en stikkontakt lige foreløbigt og når det endelig er, så oplades den lynende hurtigt! Det primære kamera på 13 megapixel og det sekundære kamera på 5 megapixels yder som tiltænkt og du kan derfor godt forvente billeder i utrolig høj kvalitet. Xiaomi Redmi 3S har Accelerometer, gyrometer, nærhedssensor og kompas og så fås den i henholdsvis guld, mørkegrå og i sølv.&lt;br /&gt;&lt;br /&gt;Leder du efter tilbehør til Xiaomi Redmi 3S? Hos Lux-case kan du uden tvivl finde alt hvad du måtte stå og mangle. I vores kæmpe sortiment finder du både etuier, covers, skærmbeskyttere, høretelefoner, powerbanks, kabler, opladere, holdere til bilen og meget meget andet! Gå på opdagelse og find det du mangler i dag! Bestiller du inden kl 17 alle hverdage, så sender vi samme dag.&lt;/p&gt;</text:p>
          </table:table-cell>
          <table:table-cell table:style-name="ce1" office:value-type="string">
            <text:p>Xiaomi Redmi 3S</text:p>
          </table:table-cell>
        </table:table-row>
        <table:table-row table:style-name="ro1">
          <table:table-cell table:style-name="ce1" office:value-type="string">
            <text:p>26999</text:p>
          </table:table-cell>
          <table:table-cell table:style-name="ce1" office:value-type="string">
            <text:p>Lux-Case/Mobil/Xiaomi/Xiaomi Redmi Note 4</text:p>
          </table:table-cell>
          <table:table-cell table:style-name="ce1" office:value-type="string">
            <text:p>&lt;p&gt;Xiaomi Redmi Note 4&lt;br /&gt;&lt;br /&gt;Xiaomi Redmi Note 4 kom på markedet i August i 2016 og vejer blot 175g og er 8.4mm tynd. Den har en flot og imponerende 5.5” IPS LCD skærm med en opløsning på 1080x1920 og hele 401 pixels per inch. Med dets Deca-core 2.1 GHz processor og Mediatek MT6797 Helio X20 chipset er det en højtydende smartphone. Afhængig af modellen, så har Xiaomi Redmi Note 4 16 GB lagerplads og 2 GB ram eller 64 GB lagerplads. Lagerpladsen kan dog blive udvidet på begge modeller med op til 256 GB ved at anvende et MicroSD kort i SIM2 slidsen. Li-Po batteriet på 4100 mAh i Xiaomi Redmi Note 4 sørger for at du har strøm nok ved hånden når du er på farten og så oplades det lynende hurtigt. Det primære kamera i Xiaomi Redmi Note 4 er på 13 megapixels og tager fremragende billeder og optager 1080p ved 30 fps, mens det sekundære kamera på 5 megapixel er perfekt til at foretage videoopkald med eller til at tage selfies med. Xiaomi Redmi Note 4 har både fingeraftrykslæser, accelerometer, gyrometer, nærhedssensor og kompas og så fås den i sølv, grå eller i guld.&lt;br /&gt;&lt;br /&gt;Leder du efter noget bestemt tilbehør til Xiaomi Redmi Note 4? Hos Lux-case finder du et kæmpe udvalg af covers, etuier, skærmbeskyttere, høretelefoner, powerbanks, opladere, kabler, holdere til bilen og meget andet. Husk at hvis du bestiller inden kl 17 alle hverdage, så afsender vi samme dag!&lt;/p&gt;</text:p>
          </table:table-cell>
          <table:table-cell table:style-name="ce1" office:value-type="string">
            <text:p>Xiaomi Redmi Note 4</text:p>
          </table:table-cell>
        </table:table-row>
        <table:table-row table:style-name="ro1">
          <table:table-cell table:style-name="ce1" office:value-type="string">
            <text:p>27016</text:p>
          </table:table-cell>
          <table:table-cell table:style-name="ce1" office:value-type="string">
            <text:p>Lux-Case/Mobil/Xiaomi/Xiaomi Redmi Pro</text:p>
          </table:table-cell>
          <table:table-cell table:style-name="ce1" office:value-type="string">
            <text:p>&lt;p&gt;Xiaomi Redmi Pro&lt;br /&gt;&lt;br /&gt;Xiaomi Redmi Pro kom på markedet i August 2016, er imponerende 8.2mm tynd og så vejer den kun 174 gram. Den har en flot 5.5” LTPS-AMOLED skærm med en opløsning på 1080x1920 og hele 401 pixels per inch. Xiaomi Redmi Pro kører Android 6.0 og har et flot og imponerende 13 megapixels primært kamera som tager fremragende billeder når du er på farten. Dets sekundære kamera på 5 megapixels er perfekt til at tage selfies med og til foretage videoopkald med. Standard edition-modellen har et Mediatek MT6797 Helio X20 chipset og 32/64 GB lagerplads og 3 GB ram mens High og Exlusive-modellerne har et Mediatek MT6797T Helio X25 chipset og 128 GB lagerplads og 4 GB RAM. Xiaomi Redmi Pro har et højtydende Li-Ion 4050 mAh batteri der sørger for at du kan bruge din smartphone så tosset du vil, uden at du behøver at lede efter en stikkontakt lige foreløbigt. Xiaomi Redmi Pro anvender USB Type-C og har både fingeraftrykslæser, accelerometer, gyrometer, nærhedssensor og kompas.&lt;br /&gt;&lt;br /&gt;Leder du efter tilbehør til Xiaomi Redmi Pro? Du er havnet det helt rette sted, for hos Lux-case har vi et kæmpe udvalg! Vi har blandt andet massevis af covers, etuier, skærmbeskyttere, høretelefoner, powerbanks, opladere, holdere, kabler og meget andet! Gå på opdagelse i vores store sortiment og find det du mangler i dag!&lt;/p&gt;</text:p>
          </table:table-cell>
          <table:table-cell table:style-name="ce1" office:value-type="string">
            <text:p>Xiaomi Redmi Pro</text:p>
          </table:table-cell>
        </table:table-row>
        <table:table-row table:style-name="ro1">
          <table:table-cell table:style-name="ce1" office:value-type="string">
            <text:p>27033</text:p>
          </table:table-cell>
          <table:table-cell table:style-name="ce1" office:value-type="string">
            <text:p>Lux-Case/Smartwatch/Fitbit/Fitbit Charge 2</text:p>
          </table:table-cell>
          <table:table-cell table:style-name="ce1" office:value-type="string">
            <text:p>&lt;p&gt;Fitbit Charge 2 er det bedst sælgende Fitbit og det er der en grund til! Armbåndet har en stor OLED skærm med touch funktionalitet og hele 5 dages batteritid – det anbefales dog at oplade armbåndet hver dag, så du er sikker på dit Fitbit Charge 2 får målt al aktivitet. Modtag notifikationer på armbåndet når du får en sms eller et opkald eller når du har en aftale. Armbåndet har SmartTrack og registrerer dermed helt automatisk den type aktivitet som du er igang med. Det måler blandt andet pulsen, fitness niveau og så er der indbygget vejrtrækningsguider, så du kan yde mest muligt når du dyrker sport. Armbåndet registerer alt i løbet af en dag og minder dig tilmed om at du skal røre dig, hvis du sidder for stille for lang tid af gangen. Føler du ikke at du får den søvn du skal? Fitbit Charge 2 registrerer dit søvnmønster og kan hjælpe dig med at vågne om morgenen ved hjælp af dets vibrerende alarm. Som så mange andre Fitbits, så kan du naturligvis også udskifte remmen på dit Fitbit Charge 2, så du personliggøre det en smule.&lt;br /&gt;&lt;br /&gt;Hos Lux-case finder du blandt andet skærmbeskyttere og nye remme - både enkeltvis samt pakkeløsninger, så hvis du leder efter noget tilbehør til din &lt;a title=\"Fitbit\" href=\"https://lux-case.dk/fitbit.html\" target=\"_self\"&gt;&lt;strong&gt;tilbehør til din Fitbit&lt;/strong&gt;&lt;/a&gt; , så er du havnet det helt rette sted!&lt;/p&gt;</text:p>
          </table:table-cell>
          <table:table-cell table:style-name="ce1" office:value-type="string">
            <text:p>Fitbit Charge 2 tilbehør - Her finder du ting som fx Fitbit oplader kabel, urrem i stål, læder eller silikone mm. Kvalitets produkter. Køb i dag!</text:p>
          </table:table-cell>
        </table:table-row>
        <table:table-row table:style-name="ro1">
          <table:table-cell table:style-name="ce1" office:value-type="string">
            <text:p>27034</text:p>
          </table:table-cell>
          <table:table-cell table:style-name="ce1" office:value-type="string">
            <text:p>Lux-Case/Smartwatch/Fitbit/Fitbit Flex 2</text:p>
          </table:table-cell>
          <table:table-cell table:style-name="ce1" office:value-type="string">
            <text:p>&lt;p&gt;Fitbit Flex 2&lt;br /&gt;&lt;br /&gt;Fitbit Flex 2 er det tyndeste armbånd hidtil fra Fitbit! Det har en aftagelig tracker som kan sættes i halskæder og i vedhæng, så du selv kan bestemme hvor den du vil registrere din aktiviteter. Fitbit Flex 2 er vandtæt ned til 50 meters dybde og er holdbar og robust. Armbåndet har indbygget påmindelser som minder dig om at du skal røre dig regelmæssigt og med SmartTrack registreres aktiviteterne helt automatisk. Målinger der registreres er blandt andet trin, afstand, kalorier forbrændt, antal aktive minutter, aktivitet per time og hvor tit du sidder stille. &lt;a title=\"Fitbit\" href=\"https://lux-case.dk/fitbit.html\" target=\"_self\"&gt;&lt;strong&gt;Fitbit&lt;/strong&gt;&lt;/a&gt; Flex registerer tilmed dit søvnmønster og kan hjælpe dig med at forbedre kvaliteten på din søvn – det kan også vække dig blidt om morgenen ved vibration. Brug den i samspil med din fitbit app – mulighederne er uendelige! Planlæg fx måltider (kalorier), hold styr på vægttabet, tilføj dine venner så i kan dele jeres resultater og konkurrere og dermed inspirere hinanden løbende. Batteritiden er på op til 5 dage, men det anbefales at lade armbåndet op hver dag. Med armbåndet kan du modtage notifikationer når du får et opkald eller en sms på din smartphone og armbåndet gemmer hele 7 dages detajleret info, minut for minut. Gemmer daglige resultater i op til 30 dage.&lt;br /&gt;&lt;br /&gt;Mangler du noget tilbehør til dit Fitbit Flex 2? Hos Lux-case har vi et stort udvalg af skærmbeskyttere og remme til dit armbånd. Gå på opdagelse i vores kæmpe udvalg og find det du mangler i dag! Bestiller du inden kl 17 alle hverdage, så sender vi din bestilling samme dag.&lt;/p&gt;</text:p>
          </table:table-cell>
          <table:table-cell table:style-name="ce1" office:value-type="string">
            <text:p>Fitbit Flex 2</text:p>
          </table:table-cell>
        </table:table-row>
        <table:table-row table:style-name="ro1">
          <table:table-cell table:style-name="ce1" office:value-type="string">
            <text:p>27035</text:p>
          </table:table-cell>
          <table:table-cell table:style-name="ce1" office:value-type="string">
            <text:p>Lux-Case/Kamera/GoPro Tilbehør/GoPro Hero5</text:p>
          </table:table-cell>
          <table:table-cell table:style-name="ce1" office:value-type="string">
            <text:p>&lt;p&gt;GoPro Hero5&lt;br /&gt;&lt;br /&gt;GoPro Hero 5 Black er den nye model fra GoPro som de stort set alle GoPro entusiaster har set frem til! Kameraet er vandtæt ned til 10 meter og er yderst holdbart og som noget helt nyt, så understøtter kameraet stemmekontrol og du kan dermed optage videoer og tage billeder uden at skulle have fat i kameraet – på 7 sprog! Det er dermed også den perfekte følgesvend til sportsentusiaster som ikke altid har hænderne fri eller som har kameraet monteret på kroppen. Optag flotte og imponerende billeder når du er ude og surfe, snowboarde, løbe osv. Kameraet har et 2 tommers display og en enkelt 1-knaps kontrol. Tryk blot på knappen og kameraet tændes og beynder at optage. Som noget nyt anvender GoPro Hero 5 Black advanceret videostabilisering, optager i 4K video, tager 12 megapixels billeder i fremragende kvalitet og optager lyd i stereo. Kameraet registerer tilmed hvor videoer og billeder blev tager ved hjælp af GPS og du kan naturligvis anvende alt det udstyr og tilbehør du har investeret i til ældre GoPros.&lt;br /&gt;&lt;br /&gt;Mangler du et eller andet udstyr til dit GoPro, så er du havnet det helt rette sted! Vi har massevis af tilbehør til de ældre modeller (som også kan bruges til denne model) og naturligvis også en masse nyt. Gå på opdagelse i vores sortiment og find det du mangler i dag! Bestiller du inden kl 17 alle hverdage, så afsender vi samme dag. Hvad venter du på?&lt;/p&gt;</text:p>
          </table:table-cell>
          <table:table-cell table:style-name="ce1"/>
        </table:table-row>
        <table:table-row table:style-name="ro1">
          <table:table-cell table:style-name="ce1" office:value-type="string">
            <text:p>27036</text:p>
          </table:table-cell>
          <table:table-cell table:style-name="ce1" office:value-type="string">
            <text:p>Lux-Case/Tablet/Amazon/Amazon Kindle Oasis</text:p>
          </table:table-cell>
          <table:table-cell table:style-name="ce1" office:value-type="string">
            <text:p>&lt;p&gt;Amazon Kindle Oasis&lt;br /&gt;&lt;br /&gt;Kindle Oasis er den tyndeste og letteste Kindle hidtil. Den vejer blot 133g og er imponerende 8.38mm tynd! Kindles motto for denne model er ”Read more – charge less” og det er der bestemt en grund til. Kindle Oasis har omkring 28 dages batteritid alt efter hvor meget du bruger den, men det er bestemt ikke en strømsluger og du behøver ikke at skulle lede efter en stikkontakt det første lange stykke tid du sidder og læser. Med en 6” blændfri skærm med en opløsning på 1448x1072 og 300 pixels per inch har den en fremragende skærm som er perfekt til at tage med hvorend du er – selv på stranden. Om aftenen kan du nemt tænde for de 10 LEDs som fungerer som baglys på din Kindle Oasis og læse videre uden problemer, selv når solen er gået ned. Som noget nyt er der blevet placeret fysiske knapper på den ene side, så du nemt kan skifte side. Dette gør også at det er oplagt at sidde med din Kindle med en hånd og uanset om du er venstrehåndet eller højrehåndet så fungerer det, takket være det indbyggede accelerometer. Med Kindle Oasis føles det nogenlunde som om at man rent faktisk sidder med en bog i hånden – en bog der vel at mærke kan indeholde et væld af bøger!&lt;br /&gt;&lt;br /&gt;Leder du efter et eller andet tilbehør til din Kindle Oasis? Hos Lux-case finder du massevis af tilbehør til din Kindle Oasis. Vi har blandt andet skærmbeskyttere, tasker, etuier og meget andet som sørger for at din Kindle er godt beskyttet mod ridser og skrammer. Husk at hvis du bestiller inden kl 17 alle hverdage, så sender vi din bestilling samme dag!&lt;/p&gt;</text:p>
          </table:table-cell>
          <table:table-cell table:style-name="ce1" office:value-type="string">
            <text:p>Amazon Kindle Oasis</text:p>
          </table:table-cell>
        </table:table-row>
        <table:table-row table:style-name="ro1">
          <table:table-cell table:style-name="ce1" office:value-type="string">
            <text:p>27053</text:p>
          </table:table-cell>
          <table:table-cell table:style-name="ce1" office:value-type="string">
            <text:p>Lux-Case/Mobil/HTC/HTC A9s</text:p>
          </table:table-cell>
          <table:table-cell table:style-name="ce1" office:value-type="string">
            <text:p>&lt;p&gt;HTC A9s&lt;br /&gt;&lt;br /&gt;HTC A9s kom på markedet i september 2016, vejer blot 149,8 gram og er imponerende 8mm tynd! Den har en 5.0” Super LCD skærm med 720x1280 pixels og 294 pixels per tomme, som er utrolig god at se film på. Afhængig af hvilken model du har, så har HTC A9s enten 16 GB lagerplads og 2 GB ram eller 32 GB lagerplads og 3 GB ram. Du kan naturligvis også udvide lagerpladsen ved hjælp af et MicroSD kort på helt op til 256 GB. Du kommer derfor ikke til at løbe tør for plads lige foreløbigt! HTC A9s kører Android 6.0 (Marshmallow) og har et Mediatek MT6755 Helio P10 chipset og en Octa-core processor (4x1.8 GHz Cortex-A53 &amp; 4x1.0 GHz Cortex-A53), så du kan godt regne med at alt kører flydende og som det skal. Batteriet på 2300 mAh bliver opladet lyndende hurtigt og HTC A9s har både indbygget fingeraftrykslæser, accelerometer, nærhedssensor og kompas. Den fås i henholdsvis sort, sølv og i guld.&lt;br /&gt;&lt;br /&gt;Mangler du et eller andet til din HTC A9s? Du er havnet det helt rette sted, for hos Lux-case har vi et kæmpe udvalg af hvad end du måtte stå og mangle! Vi har blandt andet covers, etuier, skærmbeskyttere, høretelefoner, mini-højtalere, powerbanks, kabler, adaptere, SD kort og meget andet! Gå på opdagelse i vores kæmpe sortiment og find det du mangler i dag! Bestiller du inden kl 17 alle hverdage, så afsender vi din bestilling samme dag.&lt;/p&gt;</text:p>
          </table:table-cell>
          <table:table-cell table:style-name="ce1" office:value-type="string">
            <text:p>HTC A9s</text:p>
          </table:table-cell>
        </table:table-row>
        <table:table-row table:style-name="ro1">
          <table:table-cell table:style-name="ce1" office:value-type="string">
            <text:p>27070</text:p>
          </table:table-cell>
          <table:table-cell table:style-name="ce1" office:value-type="string">
            <text:p>Lux-Case/Mobil/Motorola/Motorola Moto Z Force</text:p>
          </table:table-cell>
          <table:table-cell table:style-name="ce1" office:value-type="string">
            <text:p>&lt;p&gt;Motorola Moto Z Force&lt;br /&gt;&lt;br /&gt;Motorola Moto Z Force kom på markedet i september i 2016 og vejer blot 163g og er 7mm tynd. Den har et flot og imponerende 5.5” AMOLED skærm med en opløsning på 1440x2560 pixels og så har Motorola formået at pakke hele 535 pixels ind per tomme! Du får dermed en smartphone som er yderst behagelig at se film på og med dets ’shatterproof’ skærm behøver du ikke at frygte at der sker skærmen noget. Med et Qualcomm MSM8996 Snapdragon 820 chipset og en Quad-core processor (2x2.15 GHz Kryo &amp; 2x1.6 GHz Kryo) og 4 GB ram, så kører alt flydende og problemfrit på denne smartphone. Som standard har Motorola Moto Z Force enten 32 eller 64 GB lagerplads som dog kan udvides med helt op til 256 GB yderligere ved at tage den dedikerede MicroSD slidse i brug. Smartphonen har et højtydende og imponerende 21 megapixels primært kamera som tager utrolig flotte billeder. Dets 5 megapixels kamera er ideelt til at foretage videoopkald med og til at tage selfies med. Motorola Moto Z Force Har et højtydende 3500 mAh batteri som sørger for at du har strøm nok til hele dagen. Den har indbygget fingeraftrykslæser, accelerometer, gyrometer, nærhedssensor og kompas og så fås den i farverne Sort/Grå, Sort/Rødguld, Sort/Guld og i hvid.&lt;br /&gt;&lt;br /&gt;Leder du efter et eller andet tilbehør til Motorola Moto Z Force? Du er havnet det helt rette sted, for hos Lux-case har vi et stort udvalg af hvad end du måtte mangle! Vi både etuier, covers, skærmbeskyttere, SD kort, powerbanks, tasker, høretelefoner, mini-højtalere, bilholdere, adaptere og meget meget andet! Gå på opdagelse i vores kæmpe sortiment og find det du mangler i dag!&lt;/p&gt;</text:p>
          </table:table-cell>
          <table:table-cell table:style-name="ce1" office:value-type="string">
            <text:p>Motorola Moto Z Force</text:p>
          </table:table-cell>
        </table:table-row>
        <table:table-row table:style-name="ro1">
          <table:table-cell table:style-name="ce1" office:value-type="string">
            <text:p>27087</text:p>
          </table:table-cell>
          <table:table-cell table:style-name="ce1" office:value-type="string">
            <text:p>Lux-Case/Mobil/Motorola/Motorola Moto Z</text:p>
          </table:table-cell>
          <table:table-cell table:style-name="ce1" office:value-type="string">
            <text:p>&lt;p&gt;Motorola Moto Z&lt;br /&gt;&lt;br /&gt;Motorola Moto Z kom på markedet i september i 2016 og vejer blot 136 gram og er 5.2mm tynd. Den kører Android 6.0.1 (Marshmallow) men der er dog planlagt en kommende opdatering til Android 7.0 (Nougat). Den har en smart og flot 5.5” AMOLED touch skærm med en opløsning på 1440x2560 og hele 535 pixels per tommer. Med 32 eller 64 GB lagerplads er der rigelig med plads til at du kan tage din musiksamling eller nogle af dine film med dig når du er på farten. Der er dog stadigvæk mulighed for at udvide lagerpladsen med yderligere 256 GB ved at tage den dedikerede MicroSD slidse i brug. Med et Qualcomm MSM8996 Snapdragon 820 chipset og en Quad-core processor (2x2.15 GHz Kryo &amp; 2x1.6 GHz Kryo) og 4 GB ram er dette en højtydende smartphone som vil kunne klare alle opgaver du kaster i mod den. Motorola Moto Z har et 2600 mAh batteri der oplades lynende hurtigt via Type-C 1.0 USB. Tag flotte billeder når du er på farten med denne smartphone som har et primært kamera på 13 megapixels og et sekundært kamera på 5 megapixels. Motorola Moto Z fås i Sort/grå, sort/rødguld, sort/guld og i hvid&lt;br /&gt;&lt;br /&gt;Hos Lux-case finder du alt det du måtte stå og mangle til din Motorola Moto Z. Vi har et kæmpe udvalg af både covers, etuier, tasker, høretelefoner, mini-højtalere, powerbanks, kabler, bilholdere, adaptere, SD kort og meget andet! Gå på opdagelse og find det du mangler! Bestiller du på en hverdag inden kl 17, så sender vi din bestilling samme dag! Hvad venter du på?&lt;/p&gt;</text:p>
          </table:table-cell>
          <table:table-cell table:style-name="ce1" office:value-type="string">
            <text:p>Motorola Moto Z</text:p>
          </table:table-cell>
        </table:table-row>
        <table:table-row table:style-name="ro1">
          <table:table-cell table:style-name="ce1" office:value-type="string">
            <text:p>27121</text:p>
          </table:table-cell>
          <table:table-cell table:style-name="ce1" office:value-type="string">
            <text:p>Lux-Case/Mobil/Acer/Acer Liquid Zest</text:p>
          </table:table-cell>
          <table:table-cell table:style-name="ce1" office:value-type="string">
            <text:p>&lt;p&gt;Acer Liquid Zest&lt;br /&gt;&lt;br /&gt;Acer Liquid Zest kom på markedet i april 2016, vejer 125g og er 8.4mm tynd. Den har en imponerende 5.0” IPS LCD skærm med en opløsning på 720x1280 pixels og 294 pixels per tomme og er perfekt til at se film på! Med 8 GB lagerplads er der også plads til at du kan tage et par film med på farten og hvis det ikke er nok, så kan du naturligvis udvide lagerpladsen med op til 32 GB yderligere ved at anvende et microSD kort i den dedikerede slidse. Har du Z525 modellen, så har den et Mediatek MT6580 chipset og en 1.3 GHz Quad-core processor mens Z528 modellen har et Mediatek MT6735 chipset og en 1.0 GHz processor. Begge modeller formår dog at klare de opgaver som de bliver stillet overfor og med 1 GB ram åbner alle applikationer efter kort tid og uden problemer. Acer Liquid Zest har indbygget accelerometer, nærhedssensor og kompas og så anvender den DTS HD sound som sørger for at lydkvaliteten altid er i top når du lytter til radio eller din musiksamling! Med dets 8 megapixel primære kamera kan du tager flotte billeder når du er på farten og dets sekundære kamera på 5 megapixels er oplagt til at tage selfies med. Acer Liquid Zest kører Android 6.0 (Marshmallow), har et højtydende 2000 mAh batteri og så fås den i sort og i hvid.&lt;br /&gt;&lt;br /&gt;Hos Lux-case kan du finde alt hvad du måtte mangle til din Acer Liquid Zest. Vi har et kæmpe udvalg af høretelefoner, covers, etuier, tasker, skærmbeskyttere, mini-højtalere, powerbanks, bilholdere, adaptere, SD-kort og meget meget andet! Gå på opdagelse i vores kæmpe sortiment og find det du mangler i dag! Bestiller du inden kl 17 på en hverdag, så sender vi samme dag!&lt;/p&gt;</text:p>
          </table:table-cell>
          <table:table-cell table:style-name="ce1" office:value-type="string">
            <text:p>Acer Liquid Zest</text:p>
          </table:table-cell>
        </table:table-row>
        <table:table-row table:style-name="ro1">
          <table:table-cell table:style-name="ce1" office:value-type="string">
            <text:p>27138</text:p>
          </table:table-cell>
          <table:table-cell table:style-name="ce1" office:value-type="string">
            <text:p>Lux-Case/Mobil/Acer/Acer Liquid Zest Plus</text:p>
          </table:table-cell>
          <table:table-cell table:style-name="ce1" office:value-type="string">
            <text:p>&lt;p&gt;Acer Liquid Zest Plus&lt;br /&gt;&lt;br /&gt;Acer Liquid Zest Plus kom på markedet i juni 2016 og har en flot og imponerende 5.5” IPS LCD skærm med en opløsning på 720x1280 pixels og 267 pixels per tomme. Den har et Mediatek MT6735 Chipset og en 1.3 GHz Quad-core Cortex-A53 processor og 2 GB ram, så der er ikke meget som du kan kaste efter denne smartphone som den ikke ville kunne håndtere. Acer Liquid Zest Plus har hele 16 GB lagerplads som standard som dog kan udvides yderligere hvis det er nødvendigt. Tag blot den dedikerede MicroSD port i brug og udvid lagerpladsen. Noget som især er værd at bide mærke i ved denne smartphone er at den har et kæmpe Li-Ion batteri på 5000 mAh som uden problemer vil sørge for at du har strøm nok til du igen er i nærheden af en stikkontakt. Acer Liquid Zest Plus har et primært 13 megapixel kamera som tager flotte billeder og et 5 megapixel frontkamera som er ideelt til videoopkald og til at tage selfies med. Smartphonen har en indbygget FM radio tuner og gør brug af DTS HD sound, så du har altid muligheden for at lytte til musik i høj kvalitet, selv når du ikke har data til rådighed. Den kører Android 6.0 og fås i hvid og i blå.&lt;br /&gt;&lt;br /&gt;Hos Lux-case kan du finde alt det tilbehør du måtte mangle til Acer Liquid Zest Plus. Vi har et kæmpe udvalg af både covers, etuier, tasker, skærmbeskyttere, høretelefoner, mini-højtalere, bilholdere, adaptere, powerbanks og meget andet! Gå på opdagelse i vores sortiment og find det du mangler i dag! Husk at hvis du bestiller inden kl 17 alle hverdage, så sender vi samme dag! Vi har som altid naturligvis også prisgaranti, så hvad venter du på?&lt;/p&gt;</text:p>
          </table:table-cell>
          <table:table-cell table:style-name="ce1" office:value-type="string">
            <text:p>Acer Liquid Zest Plus</text:p>
          </table:table-cell>
        </table:table-row>
        <table:table-row table:style-name="ro1">
          <table:table-cell table:style-name="ce1" office:value-type="string">
            <text:p>27155</text:p>
          </table:table-cell>
          <table:table-cell table:style-name="ce1" office:value-type="string">
            <text:p>Lux-Case/Mobil/Acer/Acer Liquid Z200</text:p>
          </table:table-cell>
          <table:table-cell table:style-name="ce1" office:value-type="string">
            <text:p>&lt;p&gt;Acer Liquid Z200&lt;br /&gt;&lt;br /&gt;Acer Liquid Z200 kom på markedet i September i 2014 og vejer blot 130g og er 10.3mm tynd. Den har en smart 4.0” TFT skærm med en opløsning på 480x800 pixels og hele 233 pixels per tomme. Med et Mediatek MT6572M chipset og en dual-core 1.0 GHz Cortex-A7 processor kan denne smartphone køre de fleste uden problemer. Den har 512 MB ram og 4 GB lagerplads som kan udvides op til 32 GB via den dedikerede microSD slidse. Det er en pålidelig smartphone som du kan tage med dig overalt og med indbygget FM radio tuner kan du altid lytte til musikken når du er på farten. Dets 1300 mAh batteri er højtydende når man tager dets kapacitet i betragtning, men det anbefales dog at investere i en powerbank, så du er sikker på at du har strøm nok til du igen er i nærheden af en stikkontakt. Hos Lux-case kan du naturligvis finde et stort udvalg af powerbanks. Acer Liquid Z200 har indbygget accelerometer og kun et kamera på 2 megapixels som tager fine billeder. Smartphonen kører Android 4.4.2 (KitKat) og fås i farverne Titanium Black, Essential White, Fragrant Pink, Sky Blue og Sunshine Yellow.&lt;br /&gt;&lt;br /&gt;Hos Lux-case kan du finde alt hvad du måtte mangle til din smartphone. Vi har et kæmpe udvalg af covers, etuier, skærmbeskyttere, powerbanks, tasker, mini-højtalere, høretelefoner, bilholdere og meget meget andet! Gå på opdagelse i vores store sortiment og find det du mangler! Bestiller du inden kl 17 alle hverdage, så sender vi samme dag!&lt;/p&gt;</text:p>
          </table:table-cell>
          <table:table-cell table:style-name="ce1" office:value-type="string">
            <text:p>Acer Liquid Z200</text:p>
          </table:table-cell>
        </table:table-row>
        <table:table-row table:style-name="ro1">
          <table:table-cell table:style-name="ce1" office:value-type="string">
            <text:p>27172</text:p>
          </table:table-cell>
          <table:table-cell table:style-name="ce1" office:value-type="string">
            <text:p>Lux-Case/Tablet/Acer Tablets/Acer Liquid Z630</text:p>
          </table:table-cell>
          <table:table-cell table:style-name="ce1" office:value-type="string">
            <text:p>&lt;p&gt;Acer Liquid Z630&lt;br /&gt;&lt;br /&gt;Acer Liquid Z630 kom på markedet i september 2015 og vejer blot 165g og er 8.9mm tynd. Den har en flot og imponerende 5.5” IPS LCD skærm med en opløsning på 720x1280 pixels og 269 pixels per tomme. Med et Mediatek MT6735 Chipset og en Quad-core 1.3 GHz Cortex-A53 processor kører alle applikationer flydende og problemfrit. Afhængig af hvilken model du har, så har Acer Liquid Z630 henholdsvis 8 GB lagerplads og 1 GB ram eller 16 GB lagerplads og 2 GB ram. Lagerpladsen kan dog nemt udvides ved at tage et microSD kort i brug i den dedikerede slidse. Hos Lux-case kan du finde mange microSD kort med forskellige kapaciteter! Acer Liquid Z630 har et imponerende 8 megapixels frontkamera såvel som sekundært kamera og begge tager gode billeder og lever op til deres specifikationer. Smartphonen har indbygget accelerometer, nærhedssensor og kompas og har en indbygget FM radio tuner, så du kan høre musik hvorend du befinder dig. Har et imponerende 4000 mAh batteri som sørger for at du har strøm nok til hele dagen. Fås i sort og kører Android 5.1 (Lollipop).&lt;br /&gt;&lt;br /&gt;Hos Lux-case kan du finde alt hvad du måtte mangle til din Acer Liquid Z630. Vi har et kæmpe udvalg af covers, etuier, skærmbeskyttere, høretelefoner, powerbanks, mini-højtalere, bilholdere og meget meget andet! Gå på opdagelse i vores store sortiment og find lige præcis det du mangler!&lt;/p&gt;</text:p>
          </table:table-cell>
          <table:table-cell table:style-name="ce1" office:value-type="string">
            <text:p>Acer Liquid Z630</text:p>
          </table:table-cell>
        </table:table-row>
        <table:table-row table:style-name="ro1">
          <table:table-cell table:style-name="ce1" office:value-type="string">
            <text:p>27206</text:p>
          </table:table-cell>
          <table:table-cell table:style-name="ce1" office:value-type="string">
            <text:p>Lux-Case/Mobil/Huawei/Huawei Mate 9 Pro</text:p>
          </table:table-cell>
          <table:table-cell table:style-name="ce1" office:value-type="string">
            <text:p>Huawei Mate 9 Pro&lt;br&gt;</text:p>
            <text:p/>
            <text:p>&lt;br&gt; </text:p>
            <text:p>Huawei Mate 9 Pro blev annonceret i November i 2016 og vejer blot 169 gram og er 7.5mm tynd! Den har en utrolig flot og højtydende 5.5” AMOLED skærm med en opløsning på 1440x2560 og hele 534 pixels per inch. Med en Octa-core processor, et Hisilicon Kirin 960 chipset og henholdsvis 4 GB eller 6 GB ram (afhængig af model) er der ikke meget som du kan kaste efter denne smartphone som den ikke vil kunne klare. Det er uden tvivl en smartphone i den høje ende af skalaen og det er også noget som bemærkes under brug. Som noget helt nyt så har Huawei proklameret at Huawei Mate 9 Pro med tiden kan blive op til 8% hurtigere, hvilket skyldes at der er anvendt såkaldt intelligent hardware som tager ved lære af hvordan du anvender din smartphone. Huawei Mate 9 Pro fås med henholdsvis 64 eller 128 lagerplads, men kan dog udvides med yderligere 256 GB ved at anvende et microSD kort. Du har derfor rigelig med plads til rådighed til alt dit musik og til de billeder du kan tage med smartphonens 20 megapixels kamera! Dets frontkamera er oplagt til selfies og til at foretage videoopkald med. Huawei Mate 9 Pro har et 4000 mAh batteri og lynhurtig opladningstid ved hjælp af Type-C USB. Indbygget sensorer: Fingeraftrykssensor, accelerometer, gyrometer, nærhedssensor, barometer, kompas. Fås i farverne Space Gray, Moonlight Silver, Champagne Gold og i rødguld.&lt;br&gt; </text:p>
            <text:p>&lt;br&gt; </text:p>
            <text:p>Mangler du et eller andet til din Huawei Mate 9 Pro? Hos Lux-case finder du et af Danmarks største udvalg af tilbehør til din smartphone. Uanset om du er på udkig efter et etui eller en powerbank, så kan du naturligvis finde det lige her. Gå på opdagelse i vores store udvalg og find det du mangler i dag! Bestiller du inden kl 17 alle hverdage, så sender vi din bestilling samme dag! </text:p>
          </table:table-cell>
          <table:table-cell table:style-name="ce1" office:value-type="string">
            <text:p>Huawei Mate 9 Pro</text:p>
          </table:table-cell>
        </table:table-row>
        <table:table-row table:style-name="ro1">
          <table:table-cell table:style-name="ce1" office:value-type="string">
            <text:p>27223</text:p>
          </table:table-cell>
          <table:table-cell table:style-name="ce1" office:value-type="string">
            <text:p>Lux-Case/Mobil/HTC/HTC 10 Evo</text:p>
          </table:table-cell>
          <table:table-cell table:style-name="ce1" office:value-type="string">
            <text:p>HTC 10 Evo&lt;br&gt;</text:p>
            <text:p/>
            <text:p>&lt;br&gt; </text:p>
            <text:p>\"HTC 10 Evo kom på markedet i vovember 2016, vejer blot 174g og så er den imponerende 8.1mm tynd. Med en 5.5” Super LCD3 skærm med en opløsning på 1400x2560 pixels og 534 pixels per inch er det en smartphone som er utrolig rar at se film og serier på – selv i mange timer! Smartphonen er IP57 certificeret hvilket betyder at den er vandtæt ned til 1 meter i op til 30 minutter. Den er dog ikke beregnet til at tage med i vandet og det bør så vidt som muligt undgås. HTC 10 Evo har et Qualcomm MSM8994 Snapdragon 810 chipset, en octa-core processor og 3 GB ram og det er således også en smartphone som kan mestre lidt af hvert. Som standard har smartphonen 32 GB plads som dog kan udvides med op til 256 GB yderligere lagerplads ved at gøre brug af den dedikerede microSD slidse. Med et primært 16 megapixels kamera og et 8 megapixels frontkamera er det en fremragende smartphone til at tage billeder med når du er på farten. HTC 10 Evo gør brug af et Type-C USB stik og med QuickCharge 2.0 bliver dets 3200 mAh batteri lynhurtigt opladet. Smartphonen fås i sort og i sølv og kører Android 7.0 (Nougat).&lt;br&gt; </text:p>
            <text:p>&lt;br&gt; </text:p>
            <text:p>Mangler du et eller andet til din HTC 10 Evo? Hos Lux-case finder du et af Danmarks største udvalg af tilbehør til din smartphone. Vores store sortiment giver dig mulighed for at vælge imellem mange forskellige modeller og farver, uanset hvad tilbehør du måtte mangle. Gå på opdagelse og vælg imellem mange covers, etuier, powerbanks, kabler, ladere, høretelefoner og meget andet! Bestiller du inden kl 17 på en hverdag, så sender vi din bestilling samme dag!</text:p>
          </table:table-cell>
          <table:table-cell table:style-name="ce1" office:value-type="string">
            <text:p>HTC 10 Evo</text:p>
          </table:table-cell>
        </table:table-row>
        <table:table-row table:style-name="ro1">
          <table:table-cell table:style-name="ce1" office:value-type="string">
            <text:p>27240</text:p>
          </table:table-cell>
          <table:table-cell table:style-name="ce1" office:value-type="string">
            <text:p>Lux-Case/Mobil/Samsung/Samsung Galaxy A3 (2017)</text:p>
          </table:table-cell>
          <table:table-cell table:style-name="ce1" office:value-type="string">
            <text:p>Samsung Galaxy A3 (2017)&lt;br&gt;</text:p>
            <text:p/>
            <text:p>&lt;br&gt; </text:p>
            <text:p>Samsung Galaxy A3 (2017) kom på markedet i januar i 2017 og vejer blot 135 gram og er imponerende 7.9mm tynd! Smartphonen er IP68 certificeret, hvilket betyder at den er vandafvisende ned til en dybde på 1.5 meter i op til en halv time. Med en 4.7 tommers superAMOLED skærm med en opløsning på 720x1280 og 312 pixels per tomme er den perfekt til at se film på og skærmen er naturligvis godt beskyttet af Gorilla Glass. Samsung Galaxy A3 (2017) har en 1.6 Ghz Cortex-A53 processor, 2GB ram og et Exynos 7870 chipset, så du kan godt regne med at denne smartphone er i stand til at mestre hvad end du måtte sende dets vej. Som standard har smartphonen et internt lager på 16 GB – dette kan dog udvides med helt op til 256 GB yderligere lagerplads ved at tage et microSD kort i brug. Samsung Galaxy A3 (2017) har et primært kamera på 13 megapixels med autofokus og LED flash og et sekundært kamera på 8 megapixels som er perfekt til at tage selfies med. Smartphonen har alle de ekstra funktioner som du måtte forvente af en smartphone i 2017, hvilket inkluderer fingeraftrykslæser, accelerometer, gyrometer, nærhedssensor, kompas og barometer. Samsung Galaxy A3 (2017) har et 2350 mAh batteri og anvender et USB Type-C stik til hurtigt at oplade batteriet. Smartphonen fås i farverne Black Sky, Gold Sand, Blue Mist og Peach Cloud.&lt;br&gt; </text:p>
            <text:p>&lt;br&gt; </text:p>
            <text:p>Hos Lux-case finder du et kæmpe udvalg af tilbehør til Samsung Galaxy A3 (2017). Vi har blandt andet massevis af covers, etuier, powerbank, høretelefoner og meget andet! Gå på opdagelse i vores kæmpe sortiment og find lige præcis det du mangler. Har du spørgsmål, så sidder vi altid klar ved telefonerne til at besvare dine spørgsmål! </text:p>
            <text:p>Samsung Galaxy A3 (2017) Covers&lt;br&gt; </text:p>
            <text:p>&lt;br&gt; </text:p>
            <text:p>Mangler du et cover til Samsung Galaxy A3 (2017)?&lt;br&gt; </text:p>
            <text:p>&lt;br&gt; </text:p>
            <text:p>Du er kommet til det helt rette sted! Hos Lux-case har vi et kæmpe udvalg af covers til smartphones og naturligvis også et bredt udvalg af covers til netop din smartphone. Vælg imellem mange forskellige farver, motiver og materialer og beskyt din Samsung Galaxy A3 (2017) med et cover inden uheldet er ude. Det kan altid betale sig at være på forkant! </text:p>
            <text:p>Samsung Galaxy A3 (2017) Covers&lt;br&gt; </text:p>
            <text:p>&lt;br&gt; </text:p>
            <text:p>Mangler du et cover til Samsung Galaxy A3 (2017)?&lt;br&gt; </text:p>
            <text:p>&lt;br&gt; </text:p>
            <text:p>Du er kommet til det helt rette sted! Hos Lux-case har vi et kæmpe udvalg af covers til smartphones og naturligvis også et bredt udvalg af covers til netop din smartphone. Vælg imellem mange forskellige farver, motiver og materialer og beskyt din Samsung Galaxy A3 (2017) med et cover inden uheldet er ude. Det kan altid betale sig at være på forkant! </text:p>
            <text:p/>
          </table:table-cell>
          <table:table-cell table:style-name="ce1" office:value-type="string">
            <text:p>Samsung Galaxy A3 (2017)</text:p>
          </table:table-cell>
        </table:table-row>
        <table:table-row table:style-name="ro1">
          <table:table-cell table:style-name="ce1" office:value-type="string">
            <text:p>27257</text:p>
          </table:table-cell>
          <table:table-cell table:style-name="ce1" office:value-type="string">
            <text:p>Lux-Case/Mobil/Samsung/Samsung Galaxy A5 (2017)</text:p>
          </table:table-cell>
          <table:table-cell table:style-name="ce1" office:value-type="string">
            <text:p>Samsung Galaxy A5 (2017)&lt;br&gt;</text:p>
            <text:p/>
            <text:p>&lt;br&gt; </text:p>
            <text:p>Samsung Galaxy A5 (2017) kom på markedet i januar 2017 og vejer blot 15 gram og er 7.9mm tynd. Smartphonen er IP 68 certificeret, hvilket betyder at den er vandafvisende ned til en dybde på 1.5 meter i 30 minutter. Med en 5.2 tommer superAMOLED skærm med en opløsning på 1080x1920 og hele 424 pixels per tomme er det den perfekte smartphone til at se film på og skærmen er naturligvis beskyttet af Gorilla glass. Samsung Galaxy A5 (2017) kører Android 6 og har en Cortex-A53 octa-core processor, et Exynos 7780 chipset og 3 GB ram – alt sammen rigeligt til at kunne håndtere hvad end du måtte sende dets vej. Som standard har smartphonen 32 GB lagerplads som dog kan udvides med op til 256 GB ved at tage den dedikerede microSD slidse i brug. Både det primære kamera og det frontkameraet er på 16 megapixels, dog har det primære kamera LED flash, autofokus, ansigtsgenkendelse og kan geotagge og tage panoramabilleder. Samsung Galaxy A5 (2017) har både fingeraftrykslæser, accelerometer, gyrometer, nærhedssensor og barometer og dets 3000 mAh batteri sørger for at du når langt på en enkelt opladning. Smartphonen anvender desuden et Type-C 1.0 USB stik og er lynhurtig til at blive opladet. Fås i farverne Black Sky, Gold Sand, Blue mist og Peach Cloud.&lt;br&gt; </text:p>
            <text:p>&lt;br&gt; </text:p>
            <text:p>Hos Lux-case kan du finde alt hvad du måtte være på udkig efter til Samsung Galaxy A5 (2017). Vi har et stort udvalg af covers, etuier, skærmbeskyttere, høretelefoner, powerbanks, tasker, holdere og meget andet. Gå på opdagelse i vores store sortiment og find lige præcis det du leder efter i dag!&lt;br&gt; </text:p>
            <text:p>&lt;br&gt; </text:p>
            <text:p>Samsung Galaxy A5 (2017) Covers&lt;br&gt; </text:p>
            <text:p>&lt;br&gt; </text:p>
            <text:p>Leder du efter et cover til Samsung Galaxy A5 (2017) til at beskytte din smartphone mod skader? Du er kommet til det helt rette sted, for her hos Lux-case burde du uden problemer kunne finde lige præcis det du er på udkig efter! Vi har et af Danmarks største udvalg af covers og du kan derfor vælge imellem utrolig mange farver, motiver og materialer når du skal træffe dit valg. Vælg blandt andet imellem ægte læder, plastik, kunstlæder, silikone, metal og meget andet og beskyt din Samsung Galaxy A5 (2017) med et cover!</text:p>
          </table:table-cell>
          <table:table-cell table:style-name="ce1" office:value-type="string">
            <text:p>Samsung Galaxy A5 (2017)</text:p>
          </table:table-cell>
        </table:table-row>
        <table:table-row table:style-name="ro1">
          <table:table-cell table:style-name="ce1" office:value-type="string">
            <text:p>27274</text:p>
          </table:table-cell>
          <table:table-cell table:style-name="ce1" office:value-type="string">
            <text:p>Lux-Case/Mobil/HTC/HTC U Ultra</text:p>
          </table:table-cell>
          <table:table-cell table:style-name="ce1" office:value-type="string">
            <text:p>HTC U Ultra&lt;br&gt;</text:p>
            <text:p/>
            <text:p>&lt;br&gt; </text:p>
            <text:p>HTC U Ultra (Også kendt som HTC Ocean Note) forventes at blive tilgængelig fra Marts 2017. Det er en utrolig afrundet smartphone med en tykkelse på 8mm og som blot vejer 170 gram. Den kører naturligvis Android Nougat og så fås den i farverne Brilliant Black, Cosmetic Pink, Ice White, Sapphire Blue. Med en 5.7” skærm er HTC U Ultra en såkaldt phablet (krydsning mellem tablet og phone) og skærmen er der høj grad blevet kælet om. Super LCD5 skærmen har en opløsning på 1440x2560 pixels og en pixeltæthed på utrolige 513 pixels per tomme. Med 4GB ram, en Quad-core processor og et snapdragon 821 chipset er det en højtydende smartphone som kan mønstre lidt af hvert. </text:p>
            <text:p>HTC U Ultra fås i to udgaver – en med 64GB lagerplads og Gorilla Glass 5 og en med 128 GB lagerplads og Sapphire crystal glass. Det er dog muligt at udvide lagerpladsen i begge udgaver ved at tage SIM2 slidsen i brug og anvende et microSD kort på op til 256 GB lagerplads.&lt;br&gt; </text:p>
            <text:p>&lt;br&gt; </text:p>
            <text:p>Smartphonen har et primært kamera på 16 megapixel og et sekundært kamera på 1 megapixel. HTC U Ultra har et 3000 mAh Li-Ion batteri og understøttelsen af QuickCharge 3.0 Særligt bør det fremhæves at denne smartphone har 2 skærme, hvoraf den ene 2.05” skærm med en opløsning på 160x1040 er dedikeret til at vise dine notifikationer m.m. Den er dermed utroligt økonomisk når det kommer til dets strømforbrug. </text:p>
            <text:p>Hos Lux-case kan du finde et stort udvalg af alt det tilbehør du måtte mangle til HTC U Ultra.&lt;br&gt; </text:p>
            <text:p>&lt;br&gt; </text:p>
            <text:p>Vælg imellem mange covers, etuier, skærmbeskyttere, powerbanks, mini-højtaler og alt andet du måtte være på udkig efter. Vores store udvalg giver dig masser af valgmuligheder!&lt;br&gt; </text:p>
            <text:p>&lt;br&gt; </text:p>
            <text:p>HTC U Ultra Covers&lt;br&gt; </text:p>
            <text:p>&lt;br&gt; </text:p>
            <text:p>Mangler du et nyt cover til HTC U Ultra? Hos Lux-case finder du et af Danmarks største udvalg af covers til din smartphone. Det betyder selvfølgelig også at vi har et varieret udvalg med masser af forskellige farver og motiver at vælge imellem. Hvorfor ikke beskytte sin smartphone med stil? Du kan også vælge imellem mange forskellige materialer såsom plastik, silicone, metal og meget andet. Gå på opdagelse i dag og find dit nye cover til HTC U Ultra!&lt;br&gt;</text:p>
          </table:table-cell>
          <table:table-cell table:style-name="ce1" office:value-type="string">
            <text:p>HTC U Ultra</text:p>
          </table:table-cell>
        </table:table-row>
        <table:table-row table:style-name="ro1">
          <table:table-cell table:style-name="ce1" office:value-type="string">
            <text:p>27291</text:p>
          </table:table-cell>
          <table:table-cell table:style-name="ce1" office:value-type="string">
            <text:p>Lux-Case/Mobil/HTC/HTC U Play</text:p>
          </table:table-cell>
          <table:table-cell table:style-name="ce1" office:value-type="string">
            <text:p>HTC U Play&lt;br&gt;</text:p>
            <text:p/>
            <text:p>&lt;br&gt; </text:p>
            <text:p>HTC U Play som standard har Android OS v6 – blev lanceret i februar 2017, vejer 145 gram og er 8 mm tynd, HTC U Play dimension måler 146 x 72.9mm. skærmen på HTC U Play er en LCD touchskærm med 16M farver og en opløsning på 1080 x 1920 pixels. Skærmen er - 5.2 tommer stor og har en fremragende billedekvalitet. Smartphonen har 2 kameraer som begge er på 16 MP, har auto-focus, geo-tagging og AUTO-HDR Så er du garanteret en super billedekvalitet hver gang! Smartphonens hurtige Mediatek MT6755 Helio P10 chipset, HTC U Play findes i 2 modeller – En lille model som har 32 GB hukommelse og 3 GB RAM og en stor model som er med 64 GB hukommelse og 4 GB RAM. HTC U Play har 2 SIM-kort slidser – det er derfor også muligt at indsætte Micro SD og udvide hukommelsen med 256 GB. CPU’en er en Octa Core, som nemt ville klare alle opgaver du sender i dens retning – Smartphonens GPU’en er en hurtig Mali-T860MP2. Batteriet i HTC U Play er et 2500 mAh li-lon som har en standby tid på 427 timer (3G) eller en tale tid på 15 timer (3G). Smartphonen understøtter hurtigopladning, så fås den i 4 farver - Brilliant black, cosmetic pink, ice white, sapphire blue.&lt;br&gt; </text:p>
            <text:p>&lt;br&gt; </text:p>
            <text:p>Mangler du noget tilbehør til din HTC U Play? Hos Lux-case.dk har vi alt hvad du måtte mangle. Vi har både covers, etuier, skærmbeskyttere, powerbanks, høretelefoner, tasker, mini-højtalere og meget andet! Med vores store udvalg burde det ikke være noget problem at finde det du skulle mangle.&lt;br&gt; </text:p>
            <text:p>HTC U Play Covers&lt;br&gt; </text:p>
            <text:p>&lt;br&gt; </text:p>
            <text:p>Mangler du et cover til din HTC U Play? Hos Lux.case.dk har vi alle slags covers, massevis af farver materialer og motiver. Det er helt klart en god idé at investere i et cover til HTC U Play, er uheldet ude kan det hurtig gå hen og blive rigtig dyrt at reparere din smartphone, eller i værste fald hvis din telefon ikke kan repareres, at du så skal købe en ny. Gå på opdagelse i vores sortiment og find det cover der passer din smag.&lt;br&gt;</text:p>
          </table:table-cell>
          <table:table-cell table:style-name="ce1" office:value-type="string">
            <text:p>HTC U Play</text:p>
          </table:table-cell>
        </table:table-row>
        <table:table-row table:style-name="ro1">
          <table:table-cell table:style-name="ce1" office:value-type="string">
            <text:p>27308</text:p>
          </table:table-cell>
          <table:table-cell table:style-name="ce1" office:value-type="string">
            <text:p>Lux-Case/Mobil/HTC/HTC Desire 650</text:p>
          </table:table-cell>
          <table:table-cell table:style-name="ce1" office:value-type="string">
            <text:p>HTC Desire 650&lt;br&gt;</text:p>
            <text:p/>
            <text:p>&lt;br&gt; </text:p>
            <text:p>HTC Desire 650 kom på markedet i december 2016, vejer blot 140 gram og er 8.4mm tynd! Smartphonen har en flot og imponerende 5 tommers IPS LCD skærm med en opløsning på 720x1280 og 294 pixels per tomme. Med en quad-core processor, 2 GB ram og et højtydende Qualcomm Snapdragon chipset mestrer smartphonen det meste du smider i dets retning. Som standard har HTC Desire 650 16 GB lagerplads som dog kan udvides med yderligere 256 GB ved at anvende et microSD kort i den dedikerede slidse. Kameraet i HTC Desire 650 er værd at fremhæve. Frontkameraet er på 5 megapixels og tager fremragende selfies, mens det primære kamera er på hele 13 megapixels og har LED flash, autofokus, geo-tagging, ansigtsgenkendelse og kan tage panoramabilleder og optage i HD. HTC Desire 650 har et 2200 mAh batteri som oplades ved hjælp af MicroUSB. Fås i mørkeblå og i hvid. </text:p>
            <text:p>Leder du efter noget tilbehør til HTC Desire 650?&lt;br&gt; </text:p>
            <text:p>&lt;br&gt; </text:p>
            <text:p>Hos Lux-case finder du alt hvad du måtte mangle! Vi har både covers, etuier, skærmbeskyttere, powerbanks, høretelefoner, tasker, mini-højtalere og meget andet! Vores store udvalg giver dig masser valgmuligheder og det burde derfor være en smal sag at finde lige nøjagtigt det du står og mangler!&lt;br&gt; </text:p>
            <text:p>HTC Desire 650 Covers&lt;br&gt; </text:p>
            <text:p>&lt;br&gt; </text:p>
            <text:p>Leder du efter et cover til HTC Desire 650? Du er kommet til det helt rette sted, for hos Lux-case kan du finde et kæmpe udvalg af covers. Vores store udvalg giver dig mulighed for at vælge dit nye cover i alle regnbuens farver og en masse flotte og iøjnefaldende motiver. Du kan naturligvis også vælge imellem mange forskellige materialer såsom metal, plastik, silikone, læder og kunstlæder. Hvad venter du på? Find dit nye cover til HTC Desire 650 i dag!&lt;br&gt;</text:p>
          </table:table-cell>
          <table:table-cell table:style-name="ce1" office:value-type="string">
            <text:p>HTC Desire 650</text:p>
          </table:table-cell>
        </table:table-row>
        <table:table-row table:style-name="ro1">
          <table:table-cell table:style-name="ce1" office:value-type="string">
            <text:p>27325</text:p>
          </table:table-cell>
          <table:table-cell table:style-name="ce1" office:value-type="string">
            <text:p>Lux-Case/Mobil/Huawei/Huawei Y6II Compact</text:p>
          </table:table-cell>
          <table:table-cell table:style-name="ce1" office:value-type="string">
            <text:p>Huawei Y6II Compact&lt;br&gt;</text:p>
            <text:p/>
            <text:p>&lt;br&gt; </text:p>
            <text:p>Huawei Y6 II Compact kom på markedet i juni i 2016 og vejer blot 140 gram. Smartphonen har en flot og højt ydende 5 tommers IPS LCD skærm med en opløsning på 720x1280 og hele 294 pixels per tomme. Skærmen er en drøm at se film og serier på og størrelsen på smartphonen gør at den er behagelig at sidde med hånden. Med en 1.3 GHz Quad-core processor, et højt ydende MediaTek MT6735P chipset og 2 GB ram klarer smartphonen de fleste opgaver du måtte sætte den til. Applikationer åbner og lukkes øjeblikkeligt uden problemer og uden forsinkelser. Huawei Y6 II Compact tager fantastiske billeder med sit 13 megapixel primære kamera og frontkameraet på 5 megapixel er perfekt til at foretage videoopkald med eller til at tage selfies med. Som standard har smartphonen 16 GB lagerplads, men har du brug for mere plads til dine film eller billeder så kan du naturligvis udvide det med helt op til 128 GB yderligere. Der er en dedikeret slidse til et MicroSD kort som gør det nemt at have masser af lagerplads lige ved hånden. Huawei Y6 II Compact har indbygget nærhedssensor, accelerometer, ambient light og G-sensor og så fås den i farverne sort, hvid og guld. Som et særsyn i 2017, så er dets 2000 mAh batteri udskifteligt!&lt;br&gt; </text:p>
            <text:p>&lt;br&gt; </text:p>
            <text:p>Hos Lux-case kan du finde alt det tilbehør du måtte stå og mangle til Huawei Y6 II Compact. Vi har et stort udvalg af skærmbeskyttere, covers, etuier, høretelefoner, powerbanks, kabler, biltilbehør og meget andet. Gå på opdagelse i et af Danmarks største udvalg af tilbehør til smartphones og bliv inspireret. Vi sørger altid for at have et så bredt og varieret udvalg som muligt og vi sender naturligvis dit tilbehør hurtigst muligt.&lt;br&gt; </text:p>
            <text:p>Huawei Y6II Compact Covers&lt;br&gt; </text:p>
            <text:p>&lt;br&gt; </text:p>
            <text:p>Mangler du et cover til Huawei Y6 II Compact? Gå på opdagelse i vores store sortiment af covers til din smartphone og lad dig blive inspireret. Et cover er ikke blot en god mulighed for at sikre at din smartphone ikke bliver ridset eller beskadiget – det er også perfekt til at personliggøre din smartphone en smule. Vælg imellem mange flotte farver og motiver og beskyt din Huawei Y6 II mod utilsigtede skader i dag!&lt;br&gt;</text:p>
          </table:table-cell>
          <table:table-cell table:style-name="ce1" office:value-type="string">
            <text:p>Huawei Y6II Compact</text:p>
          </table:table-cell>
        </table:table-row>
        <table:table-row table:style-name="ro1">
          <table:table-cell table:style-name="ce1" office:value-type="string">
            <text:p>27342</text:p>
          </table:table-cell>
          <table:table-cell table:style-name="ce1" office:value-type="string">
            <text:p>Lux-Case/Mobil/LG/LG G6</text:p>
          </table:table-cell>
          <table:table-cell table:style-name="ce1" office:value-type="string">
            <text:p>LG G6&lt;br&gt;</text:p>
            <text:p/>
            <text:p>&lt;br&gt; </text:p>
            <text:p>LG G6 Kom første gang på markedet i febuar 2017. Den vejer blot 163 g og er 7.9 mm tynd. Dimensioner på smartphone lyder på 148.9 x 71.9 mm. Skærmen er en IPS LCD 5.5 tommers skærm som har en opløsning på 1440 x 2880 pixels med 16M farver. LG G6 fås i 2 modeller, en stor og en lille model, forskellen på modellerne er at den store model har en kraftigere CPU som er en 2 x 2.35 GHz Kryo og så har den også 64 GB lagerplads. Den lille model har en 2 x 1.5 GHz Kryo og 32 GB lagerplads. Dog understøtter LG G6 dual simkort som gør det muligt at udvide smartphones hukommelse med et microSD kort på op til 256 GB. Det primære kamera i LG G6 er på 13 MP mens det sekundære kamera er på 5 MP og har en videoopløsning på 2160p@30fps. LG G6 fås i 3 forskellige farver: Mystic white, Astro black og Ice platinum. </text:p>
            <text:p>Hos Lux-case kan du et stort udvalg af alt det slags tilbehør du måtte mangle til LG G6.&lt;br&gt; </text:p>
            <text:p>&lt;br&gt; </text:p>
            <text:p>Vælg mellem mange forskellige covers, etuier, skærmbeskyttere, powerbanks og mini-højtalere alt andet du nu engang skulle være på udkig efter. Vores store udvalg giver dig masser af valgmuligheder når du skal træffe dit valg!&lt;br&gt; </text:p>
            <text:p>&lt;br&gt; </text:p>
            <text:p>Står du og mangler et beskyttende cover til din LG G6? Hos Lux-case finder du et kæmpe udvalg af massevis af cover, som fås i mange flotte farver, motiver og mønstre. Find dit nye cover til LG G6 idag og beskyt din smartphone mod skrammer og slag. Vi har både covers lavet af plastik, silikone, metal og meget andet!&lt;br&gt;</text:p>
          </table:table-cell>
          <table:table-cell table:style-name="ce1" office:value-type="string">
            <text:p>LG G6</text:p>
          </table:table-cell>
        </table:table-row>
        <table:table-row table:style-name="ro1">
          <table:table-cell table:style-name="ce1" office:value-type="string">
            <text:p>27359</text:p>
          </table:table-cell>
          <table:table-cell table:style-name="ce1" office:value-type="string">
            <text:p>Lux-Case/Mobil/Huawei/Huawei P10</text:p>
          </table:table-cell>
          <table:table-cell table:style-name="ce1" office:value-type="string">
            <text:p>Huawei P10&lt;br&gt;</text:p>
            <text:p/>
            <text:p>&lt;br&gt; </text:p>
            <text:p>Denne smarte Huawei P10 blev lanceret i Februar 2017, den er kun 7mm tynd og vejer blot 145 gram. Dimensionerne på denne smartphone lyder på 145.3 x 69.3 mm med en IPS LCD skærm som er på 5.1 tommer. Skærmen har en opløsning på 1080 x 1920 pixels og multitouch. Huawei P10 er født med et kraftigt chipset som er et HiSilicon Kirin 960 som klare alt hvad du skulle kaste i dens retning. Denne smartphone fås i 2 forskellige modeller hvor forskellen på modellerne er at den ene har en 4x2.4 GHz Cortex-A73 Cpu og en hukommelse på 64 GB, hvorimod den lidt mindre model har en 4x1.8 GHz Cortex-A53 Cpu samt en hukommelse på 32 GB. Huawei P10 er med dual sim som gør det muligt at udvide hukommelsen med et micro-SD op til 256 GB. Det primære kamera er et 20 MP med Lecia optics, HDR, Geo-tagging og Face detection og har en video opløsning på 2160p@30fps. Mens frontkameraet er et 8 MP kamera med en video opløsning 1080p@60fps. Huawei P10 fås i 5 forskellige farver - Mystic Silver, Rose Gold, Graphite Black, Dazzling Gold, Dazzling Blue, Greenery </text:p>
            <text:p>Hos Lux-case kan du finde et stort udvalg af alt det tilbehør du måtte mangle til Huawei P10. Vælg imellem mange covers, etuier, skærmbeskyttere, powerbanks, mini-højtaler og alt andet du måtte være på udkig efter. Vores store udvalg giver dig masser af valgmuligheder!&lt;br&gt; </text:p>
            <text:p>&lt;br&gt; </text:p>
            <text:p>Mangler du et smart cover til Huawei P10 til at beskytte din smartphone mod ridser og skrammer? Hos Lux-case finder du et stort udvalg af covers I alverdens farver. Du kan naturligvis også vælge imellem mange forskellige typer materialer, så du kan beskytte din Huawei P10 præcis som du vil! Gå på opdagelse I dag og find det du mangler.&lt;br&gt;</text:p>
          </table:table-cell>
          <table:table-cell table:style-name="ce1" office:value-type="string">
            <text:p>Huawei P10</text:p>
          </table:table-cell>
        </table:table-row>
        <table:table-row table:style-name="ro1">
          <table:table-cell table:style-name="ce1" office:value-type="string">
            <text:p>27393</text:p>
          </table:table-cell>
          <table:table-cell table:style-name="ce1" office:value-type="string">
            <text:p>Lux-Case/Mobil/Huawei/Huawei Honor 8 Lite</text:p>
          </table:table-cell>
          <table:table-cell table:style-name="ce1" office:value-type="string">
            <text:p>Huawei Honor 8 Lite&lt;br&gt;</text:p>
            <text:p/>
            <text:p>&lt;br&gt; </text:p>
            <text:p>Honor 8 Lite Blev lanceret i januar 2017. det er en smartphone som ligger i den billige ende af skalaen. Honor 8 Lite har dimensionerne 147.2 x 72.9 mm også er den 7.6 mm tynd, samt at den kun vejer 147 gram. Honor 8 Lite er med dual sim-kort holdere som gør det muligt at udvide hukommelsen på smartphonen på 256 GB med et mikro-SD kort. Honor 8 Lite fås i 2 forskellige modeller, den ene model med en Octa-core 4x2.1 GHz Cortex-A53 CPU, den anden model har en lidt mindre CPU som er en Octa-core 4x1.7 GHz Cortex-A53 uanset hvilken model du skulle falde for, kan du være helt sikker på en stabil og hurtig smartphone. Det primære kamera er et 12 MP kamera med Geo-tagging, touch focus, panorama og HDR, mens frontkameraet er på 8 MP. Smartphone har 16 GB hukommelse og 3 GB RAM, samt har den et Li-lon batteri på 3000 mAh. Honor 8 Lite fås I 3 farver – Sort, Hvid og Guld.&lt;br&gt; </text:p>
            <text:p>&lt;br&gt; </text:p>
            <text:p>Hos Lux-case kan du finde et stort udvalg af alt det tilbehør, hvad end du måtte mangle til Honor 8 Lite. Vælg imellem mange covers, etuier, skærmbeskyttere, powerbanks, mini-højtaler og alt andet du måtte være på udkig efter. Vores store udvalg giver dig masser af valgmuligheder!&lt;br&gt;&lt;br&gt; </text:p>
            <text:p>Leder du efter en smart måde at beskytte din smartphone på? Med et cover til Honor 8 Lite behøver du ikke at bekymre dig om utilsigtede skader. Et cover er en nem og oplagt måde at beskytte din smartphone på, uden at du gemmer dets flotte design alt for meget væk. Hos Lux-case finder du et stort og varieret udvalg af covers. Vælg imellem mange flotte farver og motiver!&lt;br&gt;</text:p>
          </table:table-cell>
          <table:table-cell table:style-name="ce1" office:value-type="string">
            <text:p>Huawei Honor 8 Lite</text:p>
          </table:table-cell>
        </table:table-row>
        <table:table-row table:style-name="ro1">
          <table:table-cell table:style-name="ce1" office:value-type="string">
            <text:p>27410</text:p>
          </table:table-cell>
          <table:table-cell table:style-name="ce1" office:value-type="string">
            <text:p>Lux-Case/Tablet/Samsung Tablets/Samsung Galaxy Tab S3</text:p>
          </table:table-cell>
          <table:table-cell table:style-name="ce1" office:value-type="string">
            <text:p>Samsung Galaxy Tab S3&lt;br&gt;</text:p>
            <text:p/>
            <text:p>&lt;br&gt; </text:p>
            <text:p>Samsung Galaxy Tab S3 er en super lækker tablet som kom på markedet første gang I marts 2017. Denne tablet måler 237.3 x 169 mm og er kun 6 mm tynd, samt den vejer ikke andet end 429 gram. Skærmen på Samsung Galaxy Tab S3 er en Super AMOLED 9.7 tommer med 16M. Samsung Galaxy Tab S3 er med 32 GB hukommelse og 4 GB RAM. Hukommelsen kan dog udvides med mikro-SD kort på 256 GB. Det primære kamera er et 13 MP kamera med autofokus. Det sekundære kamera er et 5 MP kamera. Batteriet i Samsung Galaxy Tab S3 er et 6000 Li-lon batteri som holder helt fanstastisk strøm. Hvis du leder efter en kraftig tablet er Samsung Galaxy Tab S3 den perfekte løsning for dig, med dets super stærke CPU Chipset og GPU bliver du aldrig skuffet over ydelsen. Tablet fås I 2 farver, som er hvid og sort.&lt;br&gt; </text:p>
            <text:p>&lt;br&gt; </text:p>
            <text:p>Står du og mangler et eller andet tilbehør til din Samsung Galaxy Tab S3? Hos Lux-casse finder du et kæmpe udvalg af blandt andet covers, etuier, powerbank, minihøjtalere, bilholdere, bilopladere, og meget mere. Gå på opdagelse I vore sortiment og find netop det du måtte mangle!.&lt;br&gt; </text:p>
            <text:p>&lt;br&gt; </text:p>
            <text:p>Mangler du et smart cover til Samsung Galaxy Tab S3 til at beskytte din tablet mod ridser og skrammer? Hos Lux-case finder du et stort udvalg af covers I alverdens farver. Du kan naturligvis også vælge imellem mange forskellige typer materialer, så du kan beskytte din Samsung Galaxy Tab S3 præcis som du vil! Gå på opdagelse I dag og find det du mangler.&lt;br&gt;</text:p>
          </table:table-cell>
          <table:table-cell table:style-name="ce1" office:value-type="string">
            <text:p>Samsung Galaxy Tab S3</text:p>
          </table:table-cell>
        </table:table-row>
        <table:table-row table:style-name="ro1">
          <table:table-cell table:style-name="ce1" office:value-type="string">
            <text:p>27427</text:p>
          </table:table-cell>
          <table:table-cell table:style-name="ce1" office:value-type="string">
            <text:p>Lux-Case/Mobil/Sony/Sony Xperia XZ Premium</text:p>
          </table:table-cell>
          <table:table-cell table:style-name="ce1" office:value-type="string">
            <text:p>Sony Xperia XZ Premium&lt;br&gt;</text:p>
            <text:p/>
            <text:p>&lt;br&gt; </text:p>
            <text:p>Sony Xperia XZ Premium er tilgængelig på markedet fra d. 1 juni 2017 og er i sandhed en smartphone som kan lidt af hvert. Den vejer blot 195 gram og er imponerende 7.9mm tynd. Dette betyder dog ikke at den ikke er spækket med gode specifikationer. Skærmen i sig selv er en højt ydende 5.46” IPS LCD skærm med en opløsning på hele 3840x2160. Derudover er skærmen utrolig flot at kigge på og detajlerne er utrolge. Der er hele 807 pixels per tomme! Sony Xperia XZ Premium er IP68 certficeret og dermed vandtæt. Som standard har smartphonen masser af lagerplads – hele 64 GB. Er dette ikke nok, så kan du dog udvide det med yderligere 256GB ved at tage et microSD kort i brug. Smartphonen har et Qualcomm MSM8998 Snapdragon 835 chipset, en octa-core processor, et Adreno 540 GPU og 4 GB ram. Så der er i høj grad tale om en smartphone som kan håndtere alt hvad du måtte sætte den til. Sony Xperia XZ Premium har et 19 megapixel kamera og et frontkamera på 13 megapixel. Begge tager meget flotte billeder. Smartphonen anvender USB Type-C og understøtter QuickCharge 3.0. Dets 3230 mAh store batteri bliver dermed opladet lynhurtigt. Smartphonen fås i grå og i sort. </text:p>
            <text:p>Hos Lux-case finder du et kæmpe udvalg af alverdens tilbehør til Sony Xperia XZ Premium.&lt;br&gt; </text:p>
            <text:p>&lt;br&gt; </text:p>
            <text:p>Vi har både skærmbeskyttere, etuier, covers, mini-højtalere, powerbanks, høretelefoner, tasker, poser og meget andet! Gå på opdagelse i vores kæmpe sortiment og find lige præcis det du mangler i dag!&lt;br&gt; </text:p>
            <text:p>&lt;br&gt; </text:p>
            <text:p>Mangler du et nyt cover til din smartphone? Hos Lux-case kan du finde et kæmpe udvalg af alverdens typer covers til Sony Xperia XZ Premium. Du burde derfor uden problemer kunne finde frem til lige præcis det du leder efter. Vælg imellem mange flotte farver og spændende motiver og beskyt din smartphone med stil! Det kan altid betale sig at investere i et beskyttende cover til Sony Xperia XZ Premium!&lt;br&gt;</text:p>
          </table:table-cell>
          <table:table-cell table:style-name="ce1" office:value-type="string">
            <text:p>Sony Xperia XZ Premium</text:p>
          </table:table-cell>
        </table:table-row>
        <table:table-row table:style-name="ro1">
          <table:table-cell table:style-name="ce1" office:value-type="string">
            <text:p>27444</text:p>
          </table:table-cell>
          <table:table-cell table:style-name="ce1" office:value-type="string">
            <text:p>Lux-Case/Mobil/Sony/Sony Xperia XZs</text:p>
          </table:table-cell>
          <table:table-cell table:style-name="ce1" office:value-type="string">
            <text:p>Sony Xperia XZs&lt;br&gt;</text:p>
            <text:p/>
            <text:p>&lt;br&gt; </text:p>
            <text:p>Sony Xperia XZs landede på markedet d. 5 april 2017 og er en utrolig flot og stilfuld smartphone som ligger godt I hånden. Den har en imponerende 5.2” IPS LCD skærm med en opløsning på 1080x1920 og 424 pixels per tome, så er der her tale om en smartphone som du kan se film og serier på I timevis uden at blive irriteret. Den vejer blot 161g og så er den 8.1mm tynd, så du kan sagtens tage den med dig uden at føle at den fylder. Sony Xperia XZs er IP68 certificeret og dermed vandtæt og du behøver derfor ikke bekymre dig om vandskader. Smartphonen har et Qualcomm MSM8996 Snapdragon 820 chipset, en Quad-core processor, et Adreno 530 GPU og 4 GB ram. Som standard har den enten 32 eller 64 GB lagerplads – dette kan dog udvides med helt op til 256 GB ved at tage et microSD kort I brug. Sony Xperia XZs har et imponerende 19 megapix kamera som tager fremragende billeder og et sekundært kamera på 13 megapixel der er velegnet til at tage selfies. Med et 2900 mAh batteri, USB Type-C og QuickCharge 3.0 behøver du ikke at bekymre dig om at løbe tør for strøm lige foreløbigt. Skulle det ske, så kan du hurtigt få den opladet igen. Sony Xperia XZs fås I tre farver; sort, sølv og blå. </text:p>
            <text:p>Hos Lux-case finder du et kæmpe udvalg af alverdens tilbehør til Sony Xperia XZs.&lt;br&gt; </text:p>
            <text:p>&lt;br&gt; </text:p>
            <text:p>Vi har skærmbeskyttere, covers, etuier, powerbanks, mini-højtalere, tasker, opladere, kabler, biltilbehør og meget andet. Gå på opdagelse I vores store sortiment I dag og find lige præcis det du står og mangler!&lt;br&gt; </text:p>
            <text:p>&lt;br&gt; </text:p>
            <text:p>Mangler du et smart cover til Sony Xperia XZ? Her hos Lux-case finder du et af Danmarks største udvalg af covers, så det burde være muligt at finde noget som falder i din smag. Vi har mange forskellige farver, motiver og materialer at vælge imellem. Find dit nye cover til Sony Xperia XZ i dag!&lt;br&gt;&lt;br&gt; </text:p>
            <text:p>&lt;br&gt; </text:p>
            <text:p>Sony Xperia XZs Covers&lt;br&gt; </text:p>
            <text:p>&lt;br&gt; </text:p>
            <text:p>Mangler du et smart cover til Sony Xperia XZ? Her hos Lux-case finder du et af Danmarks største udvalg af covers, så det burde være muligt at finde noget som falder i din smag. Vi har mange forskellige farver, motiver og materialer at vælge imellem. Find dit nye cover til Sony Xperia XZ i dag!</text:p>
          </table:table-cell>
          <table:table-cell table:style-name="ce1" office:value-type="string">
            <text:p>Sony Xperia XZs</text:p>
          </table:table-cell>
        </table:table-row>
        <table:table-row table:style-name="ro1">
          <table:table-cell table:style-name="ce1" office:value-type="string">
            <text:p>27461</text:p>
          </table:table-cell>
          <table:table-cell table:style-name="ce1" office:value-type="string">
            <text:p>Lux-Case/Mobil/Sony/Sony Xperia XA1</text:p>
          </table:table-cell>
          <table:table-cell table:style-name="ce1" office:value-type="string">
            <text:p>Sony Xperia XA1&lt;br&gt;</text:p>
            <text:p/>
            <text:p>&lt;br&gt; </text:p>
            <text:p>Sony Xperia XA1 kom på markedet i april 2017, vejer 143 gram og er blot 8mm tynd. Den har en flot og imponerende 5.0 tommers IPS LCD skærm med en opløsning på 720x1280 og hele 294 pixels presset sammen per tomme. Sony Xperia XA1 understøtter multi-touch (op til 4 fingre) og kører Android 7.0 (Nougat). Den har et Mediatek MT6757 Helio P20 chipset, en octa-core processor samt et Mali-T880MP2 GPU og 3 GB. Alt kører derfor også flydende og applikationer åbner og lukker uden problemer og forsinkelser. Som standard har Sony Xperia XA1 32 GB lagerplads, men dette kan udvides med op til 256 GB ved at tage et microSD kort i brug. Det er værd at fremhæve kameraet i denne smartphone. Det primære kamera er på hele 23 megapixels og optager 1080p ved 30 frames per second. Det sekundære kamera er på 8 megapixels og tager rigtig gode billeder – perfekt til selfies eller til at snapchatte med. Sony Xperia XA1 har indbygget accelerometer, nærhedssensor og kompas. Dets 2300 mAh batteri understøtter Pump Express+ 2.0 som sørger for at smartphonen bliver lynhurtigt opladet.&lt;br&gt; </text:p>
            <text:p>&lt;br&gt; </text:p>
            <text:p>Hos Lux-case kan du finde et stort og spændende udvalg af tilbehør til Sony Xperia XA1. Vi har masser af covers, etuier, skærmbeskyttere, tasker, poser, powerbanks, mini-højtalere, biltilbehør, opladere, kabler og alt andet du kunne forestille dig. Gå på opdagelse i dag og find hvad end du måtte mangle. Vi sørger selvfølgelig for at du har det i hænderne hurtigst muligt, så du ikke skal vente alt for lang tid. Vi gør hvad vi kan, men vi kan desværre ikke garantere andet.&lt;br&gt; </text:p>
            <text:p>&lt;br&gt; </text:p>
            <text:p>Hos Lux-case finder du et af Danmarks største udvalg af covers til Sony Xperia XA1. Du kan derfor også vælge imellem massevis af forskellige farver, motiver og materialer når du skal træffe dit valg. Vi forsøger så vidt som muligt altid at have et så varieret valg som muligt, så du som kunde har flest valgmuligheder. Beskyt din Sony Xperia XA1 med et cover inden uheldet er ude. Det kan altid betale sig!&lt;br&gt;</text:p>
          </table:table-cell>
          <table:table-cell table:style-name="ce1" office:value-type="string">
            <text:p>Sony Xperia XA1</text:p>
          </table:table-cell>
        </table:table-row>
        <table:table-row table:style-name="ro1">
          <table:table-cell table:style-name="ce1" office:value-type="string">
            <text:p>27478</text:p>
          </table:table-cell>
          <table:table-cell table:style-name="ce1" office:value-type="string">
            <text:p>Lux-Case/Mobil/Sony/Sony Xperia XA1 Ultra</text:p>
          </table:table-cell>
          <table:table-cell table:style-name="ce1" office:value-type="string">
            <text:p>Sony Xperia XA1 Ultra&lt;br&gt;</text:p>
            <text:p/>
            <text:p>&lt;br&gt; </text:p>
            <text:p>Sony Xperia XA1 Ultra kom på markedet i begyndelsen af 2017 og var uden tvivl værd at bemærke. Den vejer kun 188g og så er den blot 8.1mm tynd. Den har et flot og elegant slankt design som gør at den ligger utrolig godt i hånden. Sony Xperia XA1 Ultra har en flot 6.0 tommers IPS LCD skærm med en opløsning på 1080x1920 og imponerende 367 pixels per tomme. Smartphonen understøtter multi-touch (4 fingre) og har følgende sensorer: Accelerometer, gyrometer, nærhedssensor, kompas. Sony Xperia XA1 Ultra har et Mediatek MT6757 Helio P20 chipset, en octa-core Cortex-A53 processor, et Mali-T880MP2 GPU og hele 4 GB ram. Du kan derfor også forvente at den kører som en drøm og at du ikke behøver at vente på at dine applikationer bliver åbnet og lukket. Sony Xperia XA1 Ultra har et imponerende 23 megapixel kamera som tager fantastiske billeder og som har følgende funktioner: Laser autofokus, LED flash 1/2.3\" sensor, geo-tagging, touch fokus, ansigtsgenkendelse, HDR og panorama. Det sekundære kamera er på utrolige 16 megapixels og tager fantastiske selfies. Sony Xperia XA1 Ultra har et stort og højt ydende 2700 mAh batteri og så fås den i hvid, sort, guld og pink.&lt;br&gt; </text:p>
            <text:p>&lt;br&gt; </text:p>
            <text:p>Hos Lux-case kan du finde et stort og varieret udvalg af tilbehør til Sony Xperia XA1 Ultra. Vi har både skærmbeskyttere, etuier, covers, tasker, opladere, kabler, biltilbehør, powerbanks, mini-højtaler og alt andet du måtte være på udkig efter. Hvad venter du på? Tjek vores mange kategorier ud herunder og find lige præcis det du mangler af tilbehør til Sony Xperia XA1 Ultra.&lt;br&gt; </text:p>
            <text:p>&lt;br&gt; </text:p>
            <text:p>Leder du efter en smart måde at beskytte din smartphone på? Hvad med et beskyttende cover fra Lux-case? Vi har et af Danmarks største udvalg af covers til Sony Xperia XA1 Ultra, så det burde være muligt at finde lige præcis det du går og leder efter her. Vores store udvalg giver dig også mulighed for at vælge imellem mange flotte farver og motiver. Beskyt din Sony Xperia XA1 Ultra med et cover – præcis som du ønsker!&lt;br&gt; </text:p>
            <text:p>&lt;br&gt; </text:p>
            <text:p>Sony Xperia XA1 Ultra Covers&lt;br&gt; </text:p>
            <text:p>&lt;br&gt; </text:p>
            <text:p>Leder du efter en smart måde at beskytte din smartphone på? Hvad med et beskyttende cover fra Lux-case? Vi har et af Danmarks største udvalg af covers til Sony Xperia XA1 Ultra, så det burde være muligt at finde lige præcis det du går og leder efter her. Vores store udvalg giver dig også mulighed for at vælge imellem mange flotte farver og motiver. Beskyt din Sony Xperia XA1 Ultra med et cover – præcis som du ønsker!</text:p>
          </table:table-cell>
          <table:table-cell table:style-name="ce1" office:value-type="string">
            <text:p>Sony Xperia XA1 Ultra</text:p>
          </table:table-cell>
        </table:table-row>
        <table:table-row table:style-name="ro1">
          <table:table-cell table:style-name="ce1" office:value-type="string">
            <text:p>27495</text:p>
          </table:table-cell>
          <table:table-cell table:style-name="ce1" office:value-type="string">
            <text:p>Lux-Case/Mobil/Huawei/Huawei P10 Lite</text:p>
          </table:table-cell>
          <table:table-cell table:style-name="ce1" office:value-type="string">
            <text:p>Huawei P10 Lite blev annonceret i februar 2017, men blev først lanceret d. 31 marts 2017. Den er blot 7.2 mm tynd og vejer 146 gram, så den ligger behagelig i hånden, samt den ikke fylder så meget i lommen. Dimensionerne på denne smartphone lyder på 146.5 x 72 mm med en LTPS IPS LCD skærm på 5.2 tommer med 16M farver. Det primære kamera i Huawei P10 Lite er et 12 MP, mens frontkameraet er på 8 MP. Denne smartphone har et super kraftigt HiSilicon Kirin 658 chipset, desuden har smartphone en super stærkt grafik, hvilket skyldes dets Mali-T830MP2 GPU. Huawei P10 Lite fås med 2 forskellige CPU`er som er Octa-core 4x2.1 GHz Cortex-A53 eller 4x1.7 GHz Cortex-A53. Denne smartphone er født med 32 GB hukommelse, er dette ikke nok har Huawei P10 Lite Dual-sim, hvilket gør det muligt at udvide hukommelsen med et mikro-SD kort op til 256 GB. Den har 4 GB RAM som gør at den kan klare alt du måtte smide i dets retning. Huawei P10 Lite fås i 4 flotte farver - Pearl White, Midnight Black, Platinum Gold, Sapphire Blue.&lt;br&gt;</text:p>
            <text:p/>
            <text:p>&lt;br&gt; </text:p>
            <text:p>Hos Lux-case kan du finde et stort udvalg af alt det tilbehør du måtte mangle til Huawei P10 Lite. Vælg imellem mange covers, etuier, skærmbeskyttere, powerbanks, mini-højtaler og alt andet du måtte være på udkig efter. Vores store udvalg giver dig massevis af valgmuligheder!&lt;br&gt; </text:p>
            <text:p>&lt;br&gt; </text:p>
            <text:p>Huawei P10 Lite Covers </text:p>
            <text:p>Leder du efter en smart måde at beskytte din smartphone mod ridser og skrammer? Hvad med et cover? Et cover giver god beskyttelse mod ridser og skrammer og er nemt at tage af og på. Hos Lux-case finder du et af Danmarks største udvalg af covers til Huawei P10 Lite. Du kan dermed vælge imellem massevis af forskellige motiver, farver og materialer. Valget er helt dit!</text:p>
          </table:table-cell>
          <table:table-cell table:style-name="ce1" office:value-type="string">
            <text:p>Huawei P10 Lite</text:p>
          </table:table-cell>
        </table:table-row>
        <table:table-row table:style-name="ro1">
          <table:table-cell table:style-name="ce1" office:value-type="string">
            <text:p>27512</text:p>
          </table:table-cell>
          <table:table-cell table:style-name="ce1" office:value-type="string">
            <text:p>Lux-Case/Mobil/Nokia/Nokia 3</text:p>
          </table:table-cell>
          <table:table-cell table:style-name="ce1" office:value-type="string">
            <text:p>Nokia 3&lt;br&gt;</text:p>
            <text:p/>
            <text:p>&lt;br&gt; </text:p>
            <text:p>Nokia 3 landede på markedet i Maj 2017 og er blot 8.5mm i tykkelsen. Telefonen har en højt ydende 5.0 tommers IPS LCD skærm med en opløsning på 720x1280 pixels og hele 294 pixels presset ind per tomme. Nokia 3 har et Mediatek MT6737 chipset, en Cortex-A53 quad-core processor og et Mali-T720MP2 GPU. Med dets 2 GB ram håndterer smartphonen derfor også alle applikationer uden problemer og der skal en stor arbejdsbyrde til for at sløve telefonen ned. Begge kameraer i smartphonen er på 8 megapixels og begge tager fornuftige og gode billeder til den pris smartphonen ligger til. Nokia 3 har indbygget accelerometer, gyrometer og kompas og så fås den i 4 flotte farver. Smartphonen har et 2650 mAh batteri som sørger for at du ikke løber tør for strøm lige foreløbigt. Nokia er så småt på vej tilbage på markedet og med en lille pause, så er der begyndt at ske ting og sager.&lt;br&gt; </text:p>
            <text:p>&lt;br&gt; </text:p>
            <text:p>Mangler du et eller andet specifikt tilbehør til Nokia 3 eller er du bare ude for at se hvad der måtte være af tilbehør til din smartphone? Uanset hvad, så er du kommet til det helt rette sted. Hos Lux-case har vi et af Danmarks største udvalg af tilbehør til din smartphone. Dette inkluderer blandt andet covers, etuier, høretelefoner, skærmbeskyttere, tasker, powerbanks, kabler, opladere, biltilbehør, mini-højtalere og meget meget andet. Hvad venter du på? Find det du mangler nu!&lt;br&gt; </text:p>
            <text:p>&lt;br&gt; </text:p>
            <text:p>Mangler du et nyt cover til Nokia 3? DU er havnet det helt rette sted! Hos Lux-case finder du et af Danmarks største udvalg af covers til din smartphone. Vælg imellem forskellige farver, motiver og materialer og beskyt din smartphone mod ridser og skrammer præcis som du vil. Hvad venter du på? Tjek vores store sortiment og find dit nye cover til Nokia 3 i dag!&lt;br&gt;</text:p>
          </table:table-cell>
          <table:table-cell table:style-name="ce1" office:value-type="string">
            <text:p>Nokia 3</text:p>
          </table:table-cell>
        </table:table-row>
        <table:table-row table:style-name="ro1">
          <table:table-cell table:style-name="ce1" office:value-type="string">
            <text:p>27529</text:p>
          </table:table-cell>
          <table:table-cell table:style-name="ce1" office:value-type="string">
            <text:p>Lux-Case/Mobil/Nokia/Nokia 5</text:p>
          </table:table-cell>
          <table:table-cell table:style-name="ce1" office:value-type="string">
            <text:p>Nokia 5&lt;br&gt;</text:p>
            <text:p/>
            <text:p>&lt;br&gt; </text:p>
            <text:p>Nokia 5 er lige på trapperne! Smartphonen er imponerende 8mm tynd og så har Nokia 5 en 5.2 tommers IPS LCD skærm med en opløsning på 720x1280 med hele 282 pixels per tomme. Der er således tale om en skærm som er utrolig god at se film på over længere tid. Nokia 5 har 2 GB ram og et Snapdragon 430 chipset og en Octa-core 1.4 GHz Cortex-A53 processor. Med et Adreno 505 GPU kan smartphonen også spille mange af de nyeste spil uden problemer. Som standard har Nokia 5 16 GB lagerplads som dog kan udvides ved hjælp af et MicroSD kort på op til 256 GB. Når det kommer til kameraet, så er der ikke meget at sætte en finger på. Til prisen har smartphonen et utroligt godt kamera som tager fremragende billeder. Nokia 5 har et 3000 mAh batteri som sørger for at din smartphone har strøm nok til hele dagen. Smartphonen har fingeraftrykslæser, accelerometer, gyrometer, nærhedssensor, kompas og mange andre funktioner. Nokia 5 fås i farverne blå, sølv, mat sort og kobber. Med Introduktionen af den gamle klassiker Nokia 3310 i 2017, så viser Nokia at de stadigvæk kan spille med musklerne. Denne smartphone er ikke undtagelsen.&lt;br&gt; </text:p>
            <text:p>&lt;br&gt; </text:p>
            <text:p>Hos Lux-case kan du finde et stort og varieret udvalg af tilbehør til Nokia 5. Vi har et af Danmarks største udvalg, så det burde være muligt at finde lige præcis det som du er på udkig efter. Vi har både covers, etuier, skærmbeskyttere, poser og tasker, mini-højtalere, powerbanks og meget meget andet. Find det du mangler i dag, lige her hos Lux-case!&lt;br&gt; </text:p>
            <text:p>&lt;br&gt; </text:p>
            <text:p>Er du på udkig efter en smart måde at beskytte din smartphone på? Med et cover til Nokia 5 behøver du ikke længere at skulle spekulere på om din smartphone bliver beskadiget eller ridset. Vælg imellem mange flotte modeller og beskyt din smartphone præcis som du vil. Vi har både covers af kunstlæder, ægte læder, plastik, metal og meget andet. Find det du mangler i dag!&lt;br&gt;</text:p>
          </table:table-cell>
          <table:table-cell table:style-name="ce1" office:value-type="string">
            <text:p>Nokia 5</text:p>
          </table:table-cell>
        </table:table-row>
        <table:table-row table:style-name="ro1">
          <table:table-cell table:style-name="ce1" office:value-type="string">
            <text:p>27546</text:p>
          </table:table-cell>
          <table:table-cell table:style-name="ce1" office:value-type="string">
            <text:p>Lux-Case/Mobil/Nokia/Nokia 6</text:p>
          </table:table-cell>
          <table:table-cell table:style-name="ce1" office:value-type="string">
            <text:p>Nokia 6&lt;br&gt;</text:p>
            <text:p/>
            <text:p>&lt;br&gt; </text:p>
            <text:p>Der er ikke sket meget på fronten fra Nokia det sidste stykke tid. Virksomheden er dog på banet med en række smartphones og Nokia fylder fortsat meget på markedet. Nokia 6 kom på markedet i januar i 2017 og vejer blot 169 gram. Med en tykkelse på 7.9mm fylder den intet og har et flot og slankt design. Nokia 6 har en 5.5” IPS LCD skærm med en opløsning på 1080x1920 og vanvittige 403 pixels per tomme. Smartphonen har et Qualcomm MSM8937 Snapdragon 430 chipset, en octa-core 1.4 GHz Cortex-A53 CPU. Alt dette og 4 GB ram sørger for at alt kører flydende på din smartphone og at applikationer åbner og lukkes øjeblikkeligt efter behov. Du kan få Nokia 6 med 32 eller 64 GB lagerplads – dette kan dog udvides med yderligere 256 GB ved at tage et microSD kort i brug i smartphonens sim2 slidse. Kameraet i Nokia 6 er et højt ydende 16 megapixels kamera som tager fine kamera. Frontkameraet er på 8 megapixels og er oplagt til selfies og Skypeopkald. Med indbygget fingeraftrykssensor, accelerometer, gyrometer, nærhedssensor og kompas, har du alt hvad du måtte forlange af en smartphone i 2017. Nokia 6 har et 3000 mAh batteri og fås i 5 forskellige farver.&lt;br&gt; </text:p>
            <text:p>&lt;br&gt; </text:p>
            <text:p>Her hos Lux-case kan du finde alt hvad du måtte mangle af tilbehør til Nokia 6. Vi har et af Danmarks største udvalg af Nokia 6, så det burde være muligt at finde noget som falder i din smag. Vi har fx covers, skærmbeskyttere, etuier, mini-højtalere, powerbanks og alt andet som du være på udkig efter. Hvad venter du på? Find det du mangler i dag! Det handler sådan set bare om at du går på opdagelse i vores store udvalg og får tilbehøret bestilt.&lt;br&gt; </text:p>
            <text:p>&lt;br&gt; </text:p>
            <text:p>Er du bekymret for at din smartphone bliver beskadiget? Hvad med at anbefale i et cover fra Lux-case som beskytter din smartphone mod ridser og skrammer. Du slipper dermed for at skulle bekymre dig og kan i stedet bruge din smartphone lige så tosset som du vil. Vælg imellem mange flotte farver, motiver og materialer og beskyt din smartphone i dag. Hvad venter du på? Find dit nye cover til XYY!&lt;br&gt;</text:p>
          </table:table-cell>
          <table:table-cell table:style-name="ce1" office:value-type="string">
            <text:p>Nokia 6</text:p>
          </table:table-cell>
        </table:table-row>
        <table:table-row table:style-name="ro1">
          <table:table-cell table:style-name="ce1" office:value-type="string">
            <text:p>27563</text:p>
          </table:table-cell>
          <table:table-cell table:style-name="ce1" office:value-type="string">
            <text:p>Lux-Case/Mobil/Nokia/Nokia 3310</text:p>
          </table:table-cell>
          <table:table-cell table:style-name="ce1" office:value-type="string">
            <text:p>Nokia 3310&lt;br&gt;</text:p>
            <text:p/>
            <text:p>&lt;br&gt; </text:p>
            <text:p>Så er den gode gamle kendinge tilbage på markedet! Der er nok stadigvæk mange af os som kan huske Nokia 3310 fra før årtusindskiftet. For mange var det den første telefon de havde i hænderne og for mange flere blev det et synonym på robusthed. Nokia 3310 (2017) har fået noget af en overhaling når man sammenligner den med den gamle model, men der er selvfølgelig også gået en del år siden da. Den nye model er på markedet fra maj 2017 og har hele 16 MB hukommelse. Kameraet er på 2 megapixels og kan optage video. Skærmen er på 2.4 tommer og så har kameraet et kraftigt 1200 mAh batteri som uden problemer burde kunne holde telefonen kørende i en dag uden problemer. Som forventet udmærker denne telefon sig i sin prisklasse ved at være en god gammeldags regulær telefon som kan sende og modtage tekstbeskeder og foretage og modtage opkald. Hvis det er en smartphone du mangler, så er dette helt sikkert ikke det rette valg for dig. Nokia 3310 (2017) fås i 4 forskellige farver – hvilken en valgte du?&lt;br&gt; </text:p>
            <text:p>&lt;br&gt; </text:p>
            <text:p>Her hos Lux-case kan du finde et stort udvalg af hvad end du måtte være på udkig efter til din Nokia 3310 (2017). Vi har et af Danmarks største udvalg, så hvis du kan finde det et sted, så er det helt sikkert lige her. Vælg imellem mange flotte etuier, covers, skærmbeskyttere, powerbanks, tasker, kabler, opladere og alt andet som du måtte stå og mangle. Hvad venter du på? Find lige præcis det du mangler i dag!&lt;br&gt; </text:p>
            <text:p>&lt;br&gt; </text:p>
            <text:p>Vil du gerne beskytte din smartphone mod skader? Med et cover til Nokia 3310 er din smartphone godt beskyttet mod ridser og skrammer og så er det perfekt til at personliggøre din smartphone uden at fjerne alt for meget fokus fra dets flotte design. Hos Lux-case kan du finde et stort udvalg af covers til Nokia 3310 og du kan naturligvis vælge imellem mange flotte farver og motiver såvel som materialer.&lt;br&gt;</text:p>
          </table:table-cell>
          <table:table-cell table:style-name="ce1" office:value-type="string">
            <text:p>Nokia 3310</text:p>
          </table:table-cell>
        </table:table-row>
        <table:table-row table:style-name="ro1">
          <table:table-cell table:style-name="ce1" office:value-type="string">
            <text:p>27580</text:p>
          </table:table-cell>
          <table:table-cell table:style-name="ce1" office:value-type="string">
            <text:p>Lux-Case/Tablet/Lenovo/Lenovo Tab 4 8</text:p>
          </table:table-cell>
          <table:table-cell table:style-name="ce1" office:value-type="string">
            <text:p>Lenovo Tab 4 8&lt;br&gt;</text:p>
            <text:p/>
            <text:p>&lt;br&gt; </text:p>
            <text:p>Lenovo Tab 4 8” har stort set de samme specifikationer som dets storebror Lenovo tab 4 10”. Der er dog nogle mærkbare forskelle – især på grundet af størrelsesforskellen. Denne tablet kom på markedet i maj 2017 og vejer blot 310g. Den har en imponerende 8” IPS LCD skærm med en opløsning på 800x1280 og hele 189 pixels per tomme. Det er således en skærm som du kan se film og serier på i timevis uden at blive irriteret. Som standard har tabletten enten 16 eller 32 GB lagerplads (afhængig af model). Dette kan dog blive udvidet med yderligere 256 GB ved at tage den dedikerede microSD slidse i brug med et hukommelseskort. Med et Qualcomm MSM8917 Snapdragon 425 chipset, en Quad-core 1.4 GHz Cortex-A53 processor og et Adreno 306 GPU såvel som 2 GB ram, så håndterer tabletten de fleste opgaver uden problemer og forsinkelser. Tabletten har et fint primært kamera på 5 megapixels som tager fine billeder. Det sekundære kamera på 2 megapixels tager gode selfies. Den har 2 indbygget højtalere som afgiver lyd i Dolby Atmos kvalitet. Med et 4850 mAh batteri, så burde du ikke skulle oplade din tablet hyppigt. Er dette et problem så kan du selvfølgelig finde powerbanks her hos Lux-case. Alt i alt er det en super god tablet til prisen. Fås i sort og i hvid.&lt;br&gt; </text:p>
            <text:p>&lt;br&gt; </text:p>
            <text:p>Hos Lux-case kan du finde alt hvad du måtte mangle til din Lenovo Tab 4 8”. Vi har blandt andet powerbanks, hukommelseskort, mini-højtalere, kabler opladere, covers, etuier og meget andet! Gå på opdagelse i vores store sortiment og find lige præcis det du mangler i dag. Vi sørger naturligvis for at du har det i hænderne hurtigst muligt!&lt;br&gt; </text:p>
            <text:p>&lt;br&gt; </text:p>
            <text:p>Leder du efter en smart måde at beskytte din Lenovo Tab 4 8” på? Hos Lux-case har vi et varieret og stort udvalg af forskellige typer covers til din tablet. Vælg imellem mange flotte motiver og farver og beskyt din tablet med stil! Vi har naturligvis også masser af forskellige materialer at vælge imellem såsom plastik, kunstlæder, ægte læder, silikone og meget andet. Find dit nye cover til Lenovo Tab 4 8” i dag!&lt;br&gt;</text:p>
          </table:table-cell>
          <table:table-cell table:style-name="ce1" office:value-type="string">
            <text:p>Lenovo Tab 4 8</text:p>
          </table:table-cell>
        </table:table-row>
        <table:table-row table:style-name="ro1">
          <table:table-cell table:style-name="ce1" office:value-type="string">
            <text:p>27597</text:p>
          </table:table-cell>
          <table:table-cell table:style-name="ce1" office:value-type="string">
            <text:p>Lux-Case/Tablet/Lenovo/Lenovo Tab 4 10</text:p>
          </table:table-cell>
          <table:table-cell table:style-name="ce1" office:value-type="string">
            <text:p>Lenovo Tab 4 10&lt;br&gt;</text:p>
            <text:p/>
            <text:p>&lt;br&gt; </text:p>
            <text:p>Lenovo Tab 4 10” kom på markedet i maj 2017 og er i sandhed værd at bide mærke i. Den har mange af de samme specifikationer som lillebroderen som er 8” – der er dog nogle få forskelle, især på grundet størrelsen på de to tablets. Denne vejer 500 gram og har en imponerende 10.1” IPS LCD skærm med en opløsning på hele 800x1280 og 149 pixels per tomme. Den har som standard enten 16 GB eller 32 GB lagerplads (afhængig af model) – dette kan dog udvides med yderligere 256 GB ved at tage et microSD i brug i den dedikerede slidse. Tabletten understøtter multi-touch og så tager den fremragende billeder med det primære kamera på 5 megapixels, mens det sekundære kamera tager fine selfies med 2 megapixel kvalitet. Med et Qualcomm MSM8917 Snapdragon 425 chipset, en Quad-core 1.4 GHz Cortex-A53 processor og et Adreno 306 GPU, så er der ikke meget som denne tablet ikke vil kunne håndtere. Den har indbygget accelerometer og to højtalere med Dolby Atmos lydkvalitet. Prikken over i’et er at tabletten har et 7000 mAh stort batteri og så er den utrolig billig til de specifikationer man får.&lt;br&gt; </text:p>
            <text:p>&lt;br&gt; </text:p>
            <text:p>Mangler du et eller andet tilbehør til Lenovo Tab 4 10”?&lt;br&gt; </text:p>
            <text:p>&lt;br&gt; </text:p>
            <text:p>Hos Lux-case har vi samlet et stort og bredt udvalg af alverdens typer tilbehør til din tablet. Vi har blandt andet masser af covers, etuier, skærmbeskyttere, tasker, powerbanks, biltilbehør, mini-højtalere, kabler, opladere og meget andet. Find alt hvad du mangler her hos Lux-case!&lt;br&gt; </text:p>
            <text:p>&lt;br&gt; </text:p>
            <text:p>Leder du efter en smart måde at beskytte din tablet på? Hvad med et cover som skåner din tablet for ridser og for skrammer. Du kan naturligvis vælge imellem masser af farver og motiver her hos Lux-case. Vi forsøger altid at give vores kunder så mange valgmuligheder som muligt! Find dit nye cover til Lenovo Tab 4 10” i dag!&lt;br&gt;</text:p>
          </table:table-cell>
          <table:table-cell table:style-name="ce1" office:value-type="string">
            <text:p>Lenovo Tab 4 10</text:p>
          </table:table-cell>
        </table:table-row>
        <table:table-row table:style-name="ro1">
          <table:table-cell table:style-name="ce1" office:value-type="string">
            <text:p>27614</text:p>
          </table:table-cell>
          <table:table-cell table:style-name="ce1" office:value-type="string">
            <text:p>Lux-Case/Mobil/ASUS/ASUS ZenFone 3 (ZE520KL)</text:p>
          </table:table-cell>
          <table:table-cell table:style-name="ce1" office:value-type="string">
            <text:p>ASUS ZenFone 3 (ZE520KL)&lt;br&gt;</text:p>
            <text:p/>
            <text:p>&lt;br&gt; </text:p>
            <text:p>Asus Zenfone 3 (ZE520KL) blev lanceret i August 2016, vejer blot 155 gram og er 7.7mm tynd. Skærmen er en 5.5 tommer Super IPS+Capacitive Touchskærm med 16 M farver og en imponerende opløsning på hele 1080 x 1920 pixels. Den er også med Dual sim så du kan indsætte et mikro SD, hvis du føler du ikke har nok plads på smartphonen kan du tilføje et mikro SD kort på hele 256 GB, Asus Zenfone 3 (ZE520KL) fås i 2 modeller en model med 32 GB hukommelse og 3 GB Ram, den anden model er større og har hele 64 GB hukommelse og 4 GB Ram. Med en kraftig Otcacore 2.0 GHz Cortex-A53 samt en Adreno 506 GPU. Kombinationen af disse gør at smartphonen nemt klarer enhver opgave du skulle udsætte den for. Det primære kamera er på 16 MP og frontkameraet er på 8 MP og begge kameraer tager helt fanstastiske billeder og videoer. Kameraet har geotagging, ansigtsgenkendelse, panorama og HDR. Asus Zenfone 3 (ZE520KL) fås i de 3 farver Sapphire black, moonlights white og shimmer gold. </text:p>
            <text:p>Leder du efter noget tilbehør til Asus Zenfone 3 (ZE520KL)?&lt;br&gt; </text:p>
            <text:p>&lt;br&gt; </text:p>
            <text:p>Hos Lux-case finder du alt hvad du måtte mangle. Vi har både covers, etuier, skærmbeskyttere, powerbanks, høretelefoner, tasker, mini-højtalere og meget andet. Vores store udvalg giver dig masser valgmuligheder og det burde derfor være en smal sag at finde lige nøjagtigt det du står og mangler!&lt;br&gt; </text:p>
            <text:p>&lt;br&gt; </text:p>
            <text:p>Leder du efter et nyt cover til Asus Zenfone 3 (ZE520KL)? Så er du kommet til det rette sted, for hos Lux-case finder du et kæmpe udvalg af covers. Vores store udvalg giver dig muligheden for at vælge covers i alle regnbuens farver eller massevis af og flotte og iøjnefaldende motiver og designs. Du kan naturligvis også vælge i mellem mange forskellige materialer. Beskyt din Asus Zenfone 3 (ZE520KL) med et cover, inden er uheldet er ude! Det kan hurtig blive en dyr fornøjelse at skulle reparere den. Så gå ind og surf dig igennem vores udvalg og find netop det som falder i din smag.&lt;br&gt;</text:p>
          </table:table-cell>
          <table:table-cell table:style-name="ce1" office:value-type="string">
            <text:p>ASUS ZenFone 3 (ZE520KL)</text:p>
          </table:table-cell>
        </table:table-row>
        <table:table-row table:style-name="ro1">
          <table:table-cell table:style-name="ce1" office:value-type="string">
            <text:p>27631</text:p>
          </table:table-cell>
          <table:table-cell table:style-name="ce1" office:value-type="string">
            <text:p>Lux-Case/Mobil/ASUS/ASUS ZenFone 3 Deluxe (ZS570KL)</text:p>
          </table:table-cell>
          <table:table-cell table:style-name="ce1" office:value-type="string">
            <text:p>ASUS ZenFone 3 Deluxe (ZS570KL)&lt;br&gt;</text:p>
            <text:p/>
            <text:p>&lt;br&gt; </text:p>
            <text:p>ASUS ZenFone 3 Deluxe (ZS570KL) kom på markedet i August i 2016, vejer blot 170g og er 7.5mm tynd. Den har en imponerende og flot 5.7 tommers Super AMOLED skærm med en opløsning på 1080x1920 pixels og hele 386 pixels per tomme. Skærmen er derfor også perfekt til at se film og serier og til at spille alverdens spil på. Med et Qualcomm MSM8996 Snapdragon chipset, 4 eller 6 GB ram (afhængig af modellen) og en højt ydende quad-core processor er der ikke meget som du kan kaste efter denne smartphone som den ikke vil kunne klare. Som standard har smartphonen 64, 128 eller 256 GB lagerplads (afhængig af model) – anvender du et mcroSD kort i sim2 slidsen i brug, så kan du dog udvide det med helt op til 256 GB yderligere. ASUS ZenFone 3 Deluxe (ZS570KL) har et imponerende primært kamera på 23 megapixel som tager utroligt gode billige. Dets sekundære kamera på 8 megapixel er perfekt til at tage selfies med eller til at foretage videoopkald med. ASUS ZenFone 3 Deluxe (ZS570KL) har fingeraftrykslæser, accelerometer, gyrometer, nærhedssensor og kompas. Smartphonen har et indbygget 3000 mAh batteri som understøtter QuickCharge 3.0 og som kan blive opladet op til 60% på blot 30 minutter! Smartphonen fås i farverne Glacier Silver, Titanium Gray, Shimmer Gold.&lt;br&gt; </text:p>
            <text:p>&lt;br&gt; </text:p>
            <text:p>Mangler du et eller andet tilbehør til ASUS ZenFone 3 Deluxe (ZS570KL)? Hos Lux-case kan du finde alt det du måtte lede efter (og meget andet!). Vi har et af Danmarks største udvalg af tilbehør til din smartphone, så du burde uden problemer kunne finde det du mangler. Vi har blandt andet et stort udvalg af covers, etuier, skærmbeskyttere, tasker, powerbanks, høretelefoner, kabler, mini-højtalere og meget meget andet. Find det du mangler i dag!&lt;br&gt; </text:p>
            <text:p>&lt;br&gt; </text:p>
            <text:p>Find dit nye cover til ASUS ZenFone 3 Deluxe (ZS570KL) lige her. Hos Lux-case finder du et kæmpe udvalg af covers, hvilket giver dig mulighed for at vælge imellem mange materialer og flotte farver og motiver. Gå på opdagelse i vores store sortiment og find det cover til ASUS ZenFone 3 Deluxe (ZS570KL) som du står og mangler!&lt;br&gt;</text:p>
          </table:table-cell>
          <table:table-cell table:style-name="ce1" office:value-type="string">
            <text:p>ASUS ZenFone 3 Deluxe (ZS570KL)</text:p>
          </table:table-cell>
        </table:table-row>
        <table:table-row table:style-name="ro1">
          <table:table-cell table:style-name="ce1" office:value-type="string">
            <text:p>27648</text:p>
          </table:table-cell>
          <table:table-cell table:style-name="ce1" office:value-type="string">
            <text:p>Lux-Case/Mobil/ASUS/ASUS ZenFone 3 Max (ZC553KL)</text:p>
          </table:table-cell>
          <table:table-cell table:style-name="ce1" office:value-type="string">
            <text:p>ASUS ZenFone 3 Max (ZC553KL)&lt;br&gt;</text:p>
            <text:p/>
            <text:p>&lt;br&gt; </text:p>
            <text:p>Asus Zenfone Max (ZC553KL) kom første gang på markedet i August 2016, den vejer blot 148 gram og er 8.6mm tynd. Smartphonen har dimensionerne 149 x 73.7, skærmen er en IPS LCD 5.2 tommer skærm som har en opløsning på 720 x 1280 pixels med multitouch. Asus Zenfone Max (ZC553KL) er med 8 eller 16 GB hukommelse og 2 GB ram. Smartphonen har Dual-simkort holdere som gør det muligt at udvide hukommelsen på smartphonen med et mikroSD kort med 64 GB. Det primære kamera på Asus Zenfone Max (ZC553KL) er et 13 MP kamera med Geotagging, auto focus, panorama og HDR, mens dets sekundære kamera er på 5 MP. Batteriet i denne smartphone er et Li-Po 5000 mAh som holder til en taletid på 20 timer (3G). Asus Zenfone Max (ZC553KL) fås i 3 forskellige farver Titanium Grey, Glacier Silver og Sand Gold. </text:p>
            <text:p>Hos Lux-case kan du finde et stort udvalg af alt det tilbehør du måtte mangle til Asus Zenfone Max (ZC553KL).&lt;br&gt; </text:p>
            <text:p>&lt;br&gt; </text:p>
            <text:p>Vælg imellem mange covers, etuier, skærmbeskyttere, powerbanks, mini-højtaler og alt andet du måtte være på udkig efter. Vores store udvalg giver dig masser af valgmuligheder!&lt;br&gt; </text:p>
            <text:p>&lt;br&gt; </text:p>
            <text:p>Mangler du et cover til ASUS ZenFone 3 Max (ZC553KL)? Hos Lux-case kan du finde massevis af covers i alverdens farver og med masser af forskellige motiver og flotte billeder. Find dit nye cover til ASUS ZenFone 3 Max (ZC553KL) i dag og vis din smartphone frem med stil. Vælg imellem massevis af materialer og beskyt din smartphone præcis som du vil. Vi har både covers af plastik, silikone, metal og meget andet!&lt;br&gt;</text:p>
          </table:table-cell>
          <table:table-cell table:style-name="ce1" office:value-type="string">
            <text:p>ASUS ZenFone 3 Max (ZC553KL)</text:p>
          </table:table-cell>
        </table:table-row>
        <table:table-row table:style-name="ro1">
          <table:table-cell table:style-name="ce1" office:value-type="string">
            <text:p>27665</text:p>
          </table:table-cell>
          <table:table-cell table:style-name="ce1" office:value-type="string">
            <text:p>Lux-Case/Tablet/Acer Tablets/Acer One 10 B3-A10</text:p>
          </table:table-cell>
          <table:table-cell table:number-columns-repeated="2" table:style-name="ce1" office:value-type="string">
            <text:p>Acer One 10 B3-A10</text:p>
          </table:table-cell>
        </table:table-row>
        <table:table-row table:style-name="ro1">
          <table:table-cell table:style-name="ce1" office:value-type="string">
            <text:p>27682</text:p>
          </table:table-cell>
          <table:table-cell table:style-name="ce1" office:value-type="string">
            <text:p>Lux-Case/Tablet/Acer Tablets/Acer One 10 B3-A20</text:p>
          </table:table-cell>
          <table:table-cell table:number-columns-repeated="2" table:style-name="ce1" office:value-type="string">
            <text:p>Acer One 10 B3-A20</text:p>
          </table:table-cell>
        </table:table-row>
        <table:table-row table:style-name="ro1">
          <table:table-cell table:style-name="ce1" office:value-type="string">
            <text:p>27699</text:p>
          </table:table-cell>
          <table:table-cell table:style-name="ce1" office:value-type="string">
            <text:p>Lux-Case/Mobil/Huawei/Huawei Mate 9</text:p>
          </table:table-cell>
          <table:table-cell table:style-name="ce1" office:value-type="string">
            <text:p>Huawei Mate 9&lt;br&gt;</text:p>
            <text:p/>
            <text:p>&lt;br&gt; </text:p>
            <text:p>Huawei Mate 9 med Android OS – v7.0, kom på markedet i december 2016, den vejer blot 190 gram og er 7.9mm tynd. Selve dimensionen på Huawei Mate 9 er på 156.9 x 78.9 mm – Skærmen er en 5.9 tommers LCD Touchskærm med 16M farver, og en suveræn opløsning på 1080 x 1920 Pixels, som altid sørger for en kanon oplevelse. Huawei Mate 9 er født med et tykt Corning gorilla glass 3. Smartphonen er lynhurtig med sit Hisilicon Kirin 960 chipset og 4 GB ram. Telefonen fås med 2 forskellige Octa-core CPU processorer og GPUen er en Mali-G71 MP8. Som standard har Huawei Mate 9 64 GB hukommelse - dette kan dog udvides med 2 Micro SD kort på 256 GB. Kameraet gør brug af Geo-tagging, touch focus, Auto focus, Panorama, HDR, lecia optik, 2x zoom og dual LED Blitz. Huawe Mate 9 har et frontkamera på 8 MP samt optager video i 1080p. Hovedkameraet er på 20 MP, så du får selv de mindste detaljer med på alle dine billeder. Foruden alt dette har Huawei Mate 9 fingeraftrykssensor, hurtig opladning og et stort Li-Po 4000 mAh – Huawei fås i 7 forskellige farver bl.a. Space Grey, Champagne Gold og Mocha Brown.&lt;br&gt; </text:p>
            <text:p>&lt;br&gt; </text:p>
            <text:p>Mangler du noget tilbehør til din Huawei Mate 9? Hos Lux-case.dk har vi alt hvad du måtte mangle. Vi har både covers, etuier, skærmbeskyttere, powerbanks, høretelefoner, tasker, mini-højtalere og meget andet! Med vores store udvalg burde det ikke være noget problem at finde det du måtte mangle.&lt;br&gt; </text:p>
            <text:p>Huawei Mate 9 Skal&lt;br&gt; </text:p>
            <text:p>&lt;br&gt; </text:p>
            <text:p>Behöver du ett skydd för din smartphone? </text:p>
            <text:p>Här på Lux-Case kommer du hitta ett av Sveriges största utbud av skydd och tillbehör för smartphones och surfplattor, och här kommer du hitta skal för Huawei Mate 9 som du kan använda för att skydda din smartphone med repor och andra vardagliga skador. Beställ ett skyddande Huawei Mate 9 skal som finns i olika färger och motiv att välja mellan.&lt;br&gt; </text:p>
            <text:p>&lt;br&gt; </text:p>
            <text:p>Huawei Mate 9 Covers&lt;br&gt; </text:p>
            <text:p>&lt;br&gt; </text:p>
            <text:p>Er du på udkig efter et nyt cover til din Huawei Mate 9? du er kommet til det helt rette sted, for hos Lux-case.dk finder du lige præcis det cover som måtte falde i din smag - Vi har et stort udvalg af alle slags covers. Så gør noget godt for din Huawei mate 9 og køb et cover inden skaden sker. Surf dig igennem vores udvalg og vælg dit cover i dag.</text:p>
          </table:table-cell>
          <table:table-cell table:style-name="ce1" office:value-type="string">
            <text:p>Huawei Mate 9</text:p>
          </table:table-cell>
        </table:table-row>
        <table:table-row table:style-name="ro1">
          <table:table-cell table:style-name="ce1" office:value-type="string">
            <text:p>27716</text:p>
          </table:table-cell>
          <table:table-cell table:style-name="ce1" office:value-type="string">
            <text:p>Lux-Case/Mobil/Samsung/Samsung Xcover 4</text:p>
          </table:table-cell>
          <table:table-cell table:style-name="ce1" office:value-type="string">
            <text:p>Samsung Xcover 4&lt;br&gt;</text:p>
            <text:p/>
            <text:p>&lt;br&gt; </text:p>
            <text:p>Samsung Galaxy Xcover 4 kom på markedet i April 2017 og er til prisen en utrolig god smartphone. TOMMER Den er blot 9.7mm tynd og vejer kun 172 gram. Den har en utrolig IPS LCD 2.0 5.0 tommers skærm med en opløsning på 720 x 1280 og hele 294 pixels pakket ind på hver tomme. Samsung Galaxy Xcover 4 er IP 68 certificeret og dermed utrolig godt beskyttet. Smartphonen har en 1.4 GHz quadcore processor og 2 GB ram. Det er dermed en utrolig god smartphone i prisklassen. Som standard har smartphonen 16 GB plads, som dog kan udvides med helt op til 256 GB ved at tage et microSD kort i brug. Kameraet i smartphonen er på 13 megapixels og har følgende funktioner: geo-tagging, touch focus, face detection, HDR, panorama. Det optager desuden video i 1080p ved 30 frames per second. Frontkameraet er på 5 megapixel og tager finde selfies og er perfekt til dig der snapchatter meget. Samsung Xcover 4 har indbygget accelerometer, nærhedssensor og kompas og dets 2800 mAh store Li-ion batteri er der rigelig med strøm til at du ikke behøver at bekymre dig. Smartphonen fås i grå.&lt;br&gt; </text:p>
            <text:p>&lt;br&gt; </text:p>
            <text:p>Er der et eller andet du mangler af tilbehør til Samsung Galaxy Xcover 4? Hos Lux-case kan du finde et af Danmarks største udvalg af tilbehør til din smartphone. Uanset om du mangler et cover eller et etui, så kan du finde det lige her! Vi har også et bredt udvalg af skærmbeskyttere, tasker, poser, mini-højtalere, powerbanks, kabler, opladere, biltilbehør og meget andet! Find det du mangler i dag!</text:p>
          </table:table-cell>
          <table:table-cell table:style-name="ce1" office:value-type="string">
            <text:p>Samsung Xcover 4</text:p>
          </table:table-cell>
        </table:table-row>
        <table:table-row table:style-name="ro1">
          <table:table-cell table:style-name="ce1" office:value-type="string">
            <text:p>27733</text:p>
          </table:table-cell>
          <table:table-cell table:style-name="ce1" office:value-type="string">
            <text:p>Lux-Case/Mobil/Motorola/Motorola Moto G5</text:p>
          </table:table-cell>
          <table:table-cell table:style-name="ce1" office:value-type="string">
            <text:p>Motorola Moto G5&lt;br&gt;</text:p>
            <text:p/>
            <text:p>&lt;br&gt; </text:p>
            <text:p>Motorola Moto G5 kom på markedet i februar 2017 og vejer blot 155 gram. Den er samtidig kun 7.7mm tynd og har et stilfuldt og flot slankt design. Smartphonen har en 5.2” tommers IPS LCD skærm der har en opløsning på 1080x1920 og vanvittige 424 pixels per tomme. Den har et Qualcomm MSM8953 Snapdragon 625 chipset, en Cortex-A54 2.0 GHz Octa-core processor og en Adreno 506 GPU. Du kan derfor også forvente at alt kører flydende og uden problemer. Motorola Moto G5 fås i to forskellige modeller – en med 32 GB plads og 2 GB ram og en lidt kraftigere model med 64 GB plads og hele 4 GB ram. Når det kommer til Motorola Moto G5’s kamera, så har den et højkvalitets 12 megapixels bagkamera, mens frontkameraet er på 5 megapixel og er perfekt til at tage selfies med eller til at foretage videoopkald med. Af funktioner har kameraet følgende: Geo-tagging, touch focus, ansigtsgenkendelse, panorama og auto-HDR. Batteriet i Motorola Moto G5 er på hele 3000 mAh og med fingeraftrykslæser, accelerometer, gyrometer, nærhedssensor og kompas, så er der ikke meget at sætte en finger på. Fås i Lunar grå og Grå.&lt;br&gt; </text:p>
            <text:p>&lt;br&gt; </text:p>
            <text:p>Hos Lux-case kan du finde et af Danmarks største udvalg af tilbehør til Motorola Moto G5. Vi har blandt andet covers, etuier, skærmbeskyttere, tasker, opladere, biltilbehør, mini-højtalere, powerbanks og meget meget andet. Gå på opdagelse i vores store sortiment i dag og find lige præcis det du mangler. Vi sørger naturligvis altid for at dit nye tilbehør til Motorola Moto G5 havner hos dig hurtigst muligt!&lt;br&gt; </text:p>
            <text:p>&lt;br&gt; </text:p>
            <text:p>Hos Lux-case har vi samlet et af Danmarks største udvalg af covers til Motorola Moto G5. Uanset hvad du måtte være på udkig efter, så burde du kunne finde det lige her. Vælg imellem mange forskellige farver og motiver såvel som materialer. Vi har covers af ægte læder, kunstlæder, plastik, silikone, metal og meget andet. Vores store udvalg giver dig masser af valgmuligheder! Find dit nye cover til Motorola Moto G5 i dag!&lt;br&gt;</text:p>
          </table:table-cell>
          <table:table-cell table:style-name="ce1" office:value-type="string">
            <text:p>Motorola Moto G5</text:p>
          </table:table-cell>
        </table:table-row>
        <table:table-row table:style-name="ro1">
          <table:table-cell table:style-name="ce1" office:value-type="string">
            <text:p>27750</text:p>
          </table:table-cell>
          <table:table-cell table:style-name="ce1" office:value-type="string">
            <text:p>Lux-Case/Mobil/Motorola/Motorola Moto G5 Plus</text:p>
          </table:table-cell>
          <table:table-cell table:style-name="ce1" office:value-type="string">
            <text:p>Motorola Moto G5 Plus&lt;br&gt;</text:p>
            <text:p/>
            <text:p>&lt;br&gt; </text:p>
            <text:p>Motorola Moto G5 Plus er en forholdsvis stor smartphone med en 5.2” IPS LCD skærm med en opløsning på 1080 x 1920 pixels og hele 424 pixels per tomme. Den vejer blot 155g og så er den 7.7mm tynd. Af specifikationer er det værd at fremhæve at smartphonen har 2/4GB ram, et Qualcomm MSM8953 Snapdragon 625 chipset, en Octa-core 2.0 GHz Cortex-A53 processor og en Adreno 506 GPU. Der er dermed tale om en smartphone som præsterer utroligt godt og du vil helt sikkert ikke skulle vente på at applikationer åbner eller lukker ned. Som standard har Motorola Moto G5 Plus enten 32 GB eller 64 GB lagerplads – dette kan dog udvides med yderligere 256 GB ved at tage et microSD kort i brug.&lt;br&gt; </text:p>
            <text:p>&lt;br&gt; </text:p>
            <text:p>Smartphonen har et 3000 mAh batteri og understøtter hurtig batteriopladning. Der burde derfor være rigelig med strøm til hverdagen og selv når du har brug for at lade din smartphone op, så går det lynhurtigt.&lt;br&gt; </text:p>
            <text:p>&lt;br&gt; </text:p>
            <text:p>Hos Lux-case kan du finde alt de tilbehør du måtte mangle til Motorola Moto G5 Plus. Vi har et stort og spændende udvalg af skærmbeskyttere, covers, etuier, tasker, opladere, biltilbehør, powerbanks, mini-højtalere, kabler og meget andet. Gå på opdagelse i dag og find frem til det du står og mangler!&lt;br&gt; </text:p>
            <text:p>&lt;br&gt; </text:p>
            <text:p>Mangler du en smart måde at beskytte din smartphone på? Her hos Lux-case kan du finde et af Danmarks største udvalg af covers. Vi er derfor også sikre på at du uden problemer vil kunne finde frem til lige præcis det cover til Motorola Moto G5 Plus du leder efter.</text:p>
          </table:table-cell>
          <table:table-cell table:style-name="ce1" office:value-type="string">
            <text:p>Motorola Moto G5 Plus</text:p>
          </table:table-cell>
        </table:table-row>
        <table:table-row table:style-name="ro1">
          <table:table-cell table:style-name="ce1" office:value-type="string">
            <text:p>27767</text:p>
          </table:table-cell>
          <table:table-cell table:style-name="ce1" office:value-type="string">
            <text:p>Lux-Case/Mobil/Sony/Sony Xperia L1</text:p>
          </table:table-cell>
          <table:table-cell table:style-name="ce1" office:value-type="string">
            <text:p>Sony Xperia L1&lt;br&gt;</text:p>
            <text:p/>
            <text:p>&lt;br&gt; </text:p>
            <text:p>Sony Xperia L1 blev annonceret i marts 2017 og kom på markedet i april 2017. Dimensionerne på denne smartphone er 151 x 74 x 8.7mm og så vejer den blot 180 gram. Skærmen er på Sony Xperia L1 er en IPS LCD 5.5 tommer touchskærm med 16M farver, som desuden er med et ridsefrit glas, Opløsningen på skærmen er helt suveræn 720 x 1280 pixels. Sony Xperia L1 er en Android smartphone, der har et kraftig chipset som er et Mediatek MT6737T samt en kraftig CPU (Quad-core 1.45 GHz Cortex-A53) og GPU (Mali-T720MP2. Sony Xperia L1 har 16 GB hukommelse som standard, men føler du ikke dette er nok til dit behov, kan du udvide hukommelsen med et mikro-SD kort op til 256 GB, det er nemlig muligt at bruge en af simkortholderne til et mikro-SD kort. Sony Xperia L1’s primære kamera er et 13 MP, som både besidder Geo-tagging og HDR, mens det sekundære kamera er et 5 MP, så er du sikker på dine selfies står lige i skabet. Batteriet er et Li-lon 2620 mAh, med en taletid på hele 13 timer. Sony Xperia L1 fås i 3 farver sort, hvid og pink.&lt;br&gt; </text:p>
            <text:p>&lt;br&gt; </text:p>
            <text:p>Mangler du en eller anden form for tilbehør til din Sony Xperia L1? Hos Lúx-case finder du alt hvad du måtte mangle af tilbehør til din Sony Xperia L1. Vi har blandt andet covers, etuier, tasker, punge, minihøjtalere, powerbanks og meget andet! Hop in på Lux-case.dk og find netop det du måtte mangle i dag!&lt;br&gt; </text:p>
            <text:p>&lt;br&gt; </text:p>
            <text:p>Står du og mangler et beskyttende cover til din Sony Xperia L1? Hos Lux-case finder du et kæmpe udvalg af cover. Vi har blandt andet cover som er lavet af ægte læder, kunstlæder, silikone, plastik og meget mere! Så uanset hvad du måtte søge kan du helt sikker finde det i vores udvalg. Beskyt din Sony Xperia L1 i dag og slip for uforudsete skader.&lt;br&gt;</text:p>
          </table:table-cell>
          <table:table-cell table:style-name="ce1" office:value-type="string">
            <text:p>Sony Xperia L1</text:p>
          </table:table-cell>
        </table:table-row>
        <table:table-row table:style-name="ro1">
          <table:table-cell table:style-name="ce1" office:value-type="string">
            <text:p>27784</text:p>
          </table:table-cell>
          <table:table-cell table:style-name="ce1" office:value-type="string">
            <text:p>Lux-Case/Tablet/Samsung Tablets/Samsung Galaxy Book 10</text:p>
          </table:table-cell>
          <table:table-cell table:style-name="ce1" office:value-type="string">
            <text:p>Samsung Galaxy Book 10&lt;br&gt;</text:p>
            <text:p/>
            <text:p>&lt;br&gt; </text:p>
            <text:p>Samsung Galaxy Book 10 blev lanceret i februar 2017, Tabletten kommer med en 10.6 tommer skærm, der har en opløsning på hele 1920 x 1080 pixels. Samsung Galaxy Book 10 har en stærk 2.6 Ghz Dual Core Intel Core m3 processor og 4 GB RAM. Samsung Galaxy Book har en standard hukommelse på 64 GB som dog kan udvides med et Mikro-SD kort på hele 256 GB. Tabletten har ikke et kamera på bagsiden, men har dog et 5MP kamera på frontsiden, så du kan stadig kan tage selfies. Samsung Galaxy Book 10 køre på Windows 10. Dimensioner på denne tablet lyder på 261.20 x 179.10 x 8.9mm og så vejer den kun 650 gram. Hvad end du måtte udsætte denne tablet for kan helt sikkert let klare opgaven.&lt;br&gt; </text:p>
            <text:p>&lt;br&gt; </text:p>
            <text:p>Står du og mangler en eller anden form for tilbehør til din Samsung Galaxy Book 10? Så kan du med garanti finde det i Lux-case store udvalg, vi har blandt andet cover, etuier, mini-højtalere, powerbank, armbånd, tasker og meget andet! Så uanset hvad du måtte mangle, skal du bare gå på opdagelse i vore store sortiment.&lt;br&gt; </text:p>
            <text:p>&lt;br&gt; </text:p>
            <text:p>Beskyt din Samsung Galaxy Book med et smart og beskyttende cover. Hos lux-case finder du et stort udvalg af covers, vælg i mellem covers som er lavet kunstlæder, silikone, plastik og meget andet, du kan naturligvis også vælge i mellem massevis af flotte motiver, farver og mønstre. Så uanset hvad du måtte søge, kan du helt sikkert finde det i vore sortiment.&lt;br&gt;</text:p>
          </table:table-cell>
          <table:table-cell table:style-name="ce1" office:value-type="string">
            <text:p>Samsung Galaxy Book 10</text:p>
          </table:table-cell>
        </table:table-row>
        <table:table-row table:style-name="ro1">
          <table:table-cell table:style-name="ce1" office:value-type="string">
            <text:p>27801</text:p>
          </table:table-cell>
          <table:table-cell table:style-name="ce1" office:value-type="string">
            <text:p>Lux-Case/Tablet/Samsung Tablets/Samsung Galaxy Book 12</text:p>
          </table:table-cell>
          <table:table-cell table:style-name="ce1" office:value-type="string">
            <text:p>Samsung Galaxy Book 12&lt;br&gt;</text:p>
            <text:p/>
            <text:p>&lt;br&gt; </text:p>
            <text:p>Samsung Galaxy Book 12” blev annonceret i februar 2017. Den er lavet af metal og vejer blot 754 gram og er kun 7.4 mm tynd. De yderligere dimensioner lyder på 291.3 x 199.8 m.m. Skærmen på denne Samsung tablet er en 12” tommer med en fremragende opløsning på hele 2160 x 1440 pixels hvilket giver dig et helt enestående billede, desuden er skærmen med lyssensor og HDR. Samsung Galaxy Book 12” har 2 super gode kameraer - det primære kamera er på hele 13 MP, mens frontkameraet er på 5 MP, så du kan tage gode selfies. Samsung Galaxy har en kraftfuld Intel Core i5 chipset, samt en Dual-core 3.1 GHz og 8 GB RAM. Så uanset hvad du udsætter denne tablet for, så klare den det uden problemer. Samsung Galaxy Book 12” har indbygget 256 GB hukommelse som kan udvides med 256 GB ved hjælp af at mikro-SD kort. Samsung har dog lavet 2 modeller af denne tablet. Forskellen på modellerne er at den lidt mindre model, besidder 4 GB ram i stedet for 8, og har 12”8 GB hukommelse.&lt;br&gt; </text:p>
            <text:p>&lt;br&gt; </text:p>
            <text:p>Står du og mangler en eller anden form for tilbehør til din Samsung Galaxy Book 10? Så kan du med garanti finde det i Lux-case store udvalg, vi har blandt andet cover, etuier, mini-højtalere, powerbank, armbånd, tasker og meget andet! Så uanset hvad du måtte mangle, skal du bare gå på opdagelse i vore store sortiment.&lt;br&gt; </text:p>
            <text:p>&lt;br&gt; </text:p>
            <text:p>Mangler du et beskyttende cover til din Samsung Galaxy Book 12”? Hos Lux-case har vi et stort udvalg af flotte covers med alverdens motiver, mønstre og farver. Du kan også vælge imellem covers, som er lavet af ægte læder, kunstlæder, silikone, plastik og meget andet. Så uanset hvad du måtte være på udkig efter kan du helt sikkert finde det i vores sortiment. Find dit nye cover inden uheldet er ude.&lt;br&gt;</text:p>
          </table:table-cell>
          <table:table-cell table:style-name="ce1" office:value-type="string">
            <text:p>Samsung Galaxy Book 12</text:p>
          </table:table-cell>
        </table:table-row>
        <table:table-row table:style-name="ro1">
          <table:table-cell table:style-name="ce1" office:value-type="string">
            <text:p>27818</text:p>
          </table:table-cell>
          <table:table-cell table:style-name="ce1" office:value-type="string">
            <text:p>Lux-Case/Mobil/Lenovo/Lenovo Phab 2</text:p>
          </table:table-cell>
          <table:table-cell table:style-name="ce1" office:value-type="string">
            <text:p>Lenovo Phab 2&lt;br&gt;</text:p>
            <text:p/>
            <text:p>&lt;br&gt; </text:p>
            <text:p>Lenovo Phab 2 blev lanceret i Juni 2016 og er en Android smartphone. Den er kun 9.6 mm tynd og så vejer den blot 225 gram, de yderligere dimensioner lyder på 175 x 89.5 mm. Lenovo Phab 2 er med Dual SIM, så hvis du føler at du ikke har nok hukommelse i 32 GB som er standard, er det muligt at indsætte et mikro-SD kort på 256 GB. Skærmen på Lenovo Phab 2 er en IPS LCD 6.4 tommer touchskærm med 16M farver, der har en opløsning på hele 720 x 1280 pixels. Lenovo Phab 2 har et stærkt chipset, som er et Mediatek MT8735 samt en lynhurtig CPU som er en Quad-core 1.3 GHz Cortex-A53 processor. Dette hardware er super kraftigt og den vil kunne klare alt hvad du måtte udsætte dem for. Kameraerne i Lenovo Phab 2 består af et primært kamera som er et 13 MP kamera med Geo-tagging, HDR, phase detection, panorama, ansigtsgenkendelse og autofokus. Frontkameraet er et 5 MP kamera som tager super gode selfies. Lenovo Phab 2 fås 2 forskellige farver – Gunmetal Grey og Champagne Gold.&lt;br&gt; </text:p>
            <text:p>&lt;br&gt; </text:p>
            <text:p>Mangler du en eller anden form for tilbehør til din Lenovo Phab 2? Hos Lúx-case finder du alt hvad du måtte mangle af tilbehør til din Lenovo Phab 2. Vi har blandt andet covers, etuier, tasker, punge, minihøjtalere, powerbanks og meget andet! Hop in på Lux-case.dk og find netop det du måtte mangle i dag. Vi sørger naturligvis for at du altid har dit nye tilbehør i hænderne hurtigst muligt!&lt;br&gt; </text:p>
            <text:p>&lt;br&gt; </text:p>
            <text:p>Beskyt din Lenovo Phab 2 med et smart og beskyttende cover. Hos Lux-case har vi et kæmpe udvalg af flotte covers. Med et cover kan du personliggøre og beskytte din smartphone samtidig, Det vil altid kunne betale sig at passe godt på sin smartphone. Da det hurtigt kan blive utrolig dyrt, hvis uheldet skulle være ude. Så hop ind på vores hjemmeside og gå på opdagelse i vores store udvalg og find netop det cover som måtte falde i din smag, inden uheldet måtte være ude.&lt;br&gt;</text:p>
          </table:table-cell>
          <table:table-cell table:style-name="ce1" office:value-type="string">
            <text:p>Lenovo Phab 2</text:p>
          </table:table-cell>
        </table:table-row>
        <table:table-row table:style-name="ro1">
          <table:table-cell table:style-name="ce1" office:value-type="string">
            <text:p>27835</text:p>
          </table:table-cell>
          <table:table-cell table:style-name="ce1" office:value-type="string">
            <text:p>Lux-Case/Mobil/Lenovo/Lenovo Phab 2 Plus</text:p>
          </table:table-cell>
          <table:table-cell table:style-name="ce1" office:value-type="string">
            <text:p>Lenovo Phab 2 Plus&lt;br&gt;</text:p>
            <text:p/>
            <text:p>&lt;br&gt; </text:p>
            <text:p>Lenovo Phab 2 Plus blev lanceret i Juni 2016 og er en Android smartphone. Den er kun 9.6 mm tynd og så vejer den blot 218 gram. De yderligere dimensioner lyder på 173.9 x 88.3 mm. Lenovo Phab 2 Plus er med Dual SIM, så hvis du føler at du ikke har nok hukommelse i 32 GB som er standard, så er det muligt at indsætte et mikro-SD kort på 256 GB. Skærmen på Lenovo Phab 2 Plus er en IPS LCD 6.4 tommer touchskærm med 16M farver, der har en opløsning på hele 1080 x 1920 pixels. Lenovo Phab 2 Plus har et stærkt chipset, som er et Mediatek MT8783 samt en lynhurtig CPU som er en Quad-core 1.3 GHz Cortex-A53 processor. Dette hardware er super kraftigt og den vil kunne klare alt hvad du måtte udsætte dem for. Kameraerne i Lenovo Phab 2 Plus er et primært kamera som er et 13 MP kamera med Geo-tagging, HDR, phase detection, panorama, ansigtsgenkendelse og autofokus. Frontkameraet er et 8 MP kamera som tager super gode selfies. Lenovo Phab 2 Plus fås 2 forskellige farver – Gunmetal Grey og Champagne Gold.&lt;br&gt; </text:p>
            <text:p>&lt;br&gt; </text:p>
            <text:p>Mangler du en eller anden form for tilbehør til din Lenovo Phab 2 Plus? Hos Lúx-case finder du alt hvad du måtte mangle af tilbehør til din Lenovo Phab 2 Plus. Vi har blandt andet covers, etuier, tasker, punge, minihøjtalere, powerbanks og meget andet! Hop in på Lux-case.dk og find netop det du måtte mangle i dag. Vi sørger naturligvis for at du altid har dit nye tilbehør i hænderne hurtigst muligt!&lt;br&gt; </text:p>
            <text:p>&lt;br&gt; </text:p>
            <text:p>Står du og mangler et beskyttende cover til din Lenovo Phab 2 Plus? Hos Lux-case finder du et kæmpe udvalg af cover. Vi har blandt andet cover som er lavet af ægte læder, kunstlæder, silikone, plastik og meget mere! Så uanset hvad du måtte søge kan du helt sikker finde det i vores udvalg. Beskyt din Lenovo Phab 2 Plus i dag og slip for uforudsete skader.&lt;br&gt;</text:p>
          </table:table-cell>
          <table:table-cell table:style-name="ce1" office:value-type="string">
            <text:p>Lenovo Phab 2 Plus</text:p>
          </table:table-cell>
        </table:table-row>
        <table:table-row table:style-name="ro1">
          <table:table-cell table:style-name="ce1" office:value-type="string">
            <text:p>27852</text:p>
          </table:table-cell>
          <table:table-cell table:style-name="ce1" office:value-type="string">
            <text:p>Lux-Case/Tablet/Lenovo/Lenovo Tab 4 Plus 8</text:p>
          </table:table-cell>
          <table:table-cell table:style-name="ce1" office:value-type="string">
            <text:p>Lenovo Tab 4 Plus 8&lt;br&gt;</text:p>
            <text:p/>
            <text:p>&lt;br&gt; </text:p>
            <text:p>Lenovo Tab 4 Plus 8 blev annonceret i februar 2017, men blev først lanceret i maj 2017. Dimensioner på denne tablet lyder på 210 x 123 x 7mm også vejer den kun 300 gram. Lenovo Tab 4 Plus 8’s skærm er en IPS LCD 8 tommer touchskærm med 16M Farver og en opløsning på hele 1200 x 1920 pixels, som virkelig gør billedkvaliteten på skærmen helt unik. Lenovo Tab 4 Plus 8 fås i 2 modeller, forskellen på modellerne er at, den mindre model er med 16 GB hukommelse og 3 GB RAM, mens den større model er 64 GB hukommelse og 4 GB RAM. Lenovo Tab 4 Plus 8 er født med kraftigt chipset som er Qualcomm MSM8953 Snapdragon 625 samt en utrolig hurtig CPU som er en Octa-core 2.0 GHz Cortex-A53 processor. Lenovo Tab 4 Plus 8 er født med 2 kameraer, et primære kamera på 8 MP og et front kamera på 5 MP. Batteriet i Lenovo Tab 4 Plus 8 er et højt ydende Li-lon 4850 mAh batteri.&lt;br&gt; </text:p>
            <text:p>&lt;br&gt; </text:p>
            <text:p>Står du og mangler en eller anden form for tilbehør til din Lenovo Tab 4 Plus 8?&lt;br&gt; </text:p>
            <text:p>&lt;br&gt; </text:p>
            <text:p>Så kan du med garanti finde det i Lux-case store udvalg, vi har blandt andet cover, etuier, mini-højtalere, powerbank, armbånd, tasker og meget andet! Så uanset hvad du måtte mangle, så kan det helt sikkert betale sig at gå på opdagelse i vores store sortiment.&lt;br&gt; </text:p>
            <text:p>&lt;br&gt; </text:p>
            <text:p>Mangler du et beskyttende og smart cover til din Lenovo Tab 4 Plus 8? Hos Lux-case har vi et stort udvalg af covers i alle former og farver. Med et cover til din tablet kan du personliggør og beskytte den samtidig, så hvis uheldet skulle være ude er din tablet godt beskyttet. Find dit nye cover i dag, og slip for bekymringerne.&lt;br&gt;</text:p>
          </table:table-cell>
          <table:table-cell table:style-name="ce1" office:value-type="string">
            <text:p>Lenovo Tab 4 Plus 8</text:p>
          </table:table-cell>
        </table:table-row>
        <table:table-row table:style-name="ro1">
          <table:table-cell table:style-name="ce1" office:value-type="string">
            <text:p>27869</text:p>
          </table:table-cell>
          <table:table-cell table:style-name="ce1" office:value-type="string">
            <text:p>Lux-Case/Tablet/Lenovo/Lenovo Tab 4 Plus 10</text:p>
          </table:table-cell>
          <table:table-cell table:style-name="ce1" office:value-type="string">
            <text:p>Lenovo Tab 4 Plus 10&lt;br&gt;</text:p>
            <text:p/>
            <text:p>&lt;br&gt; </text:p>
            <text:p>Lenovo Tab 4 Plus 10 blev annonceret i februar 2017, men bliver først lanceret i maj 2017. Dimensioner på denne tablet lyder på 247 x 173 x 7mm og så vejer den kun 475 gram. Lenovo Tab 4 Plus 10’s skærm er en IPS LCD 10.1 tommer touchskærm med 16M Farver og en opløsning på hele 1200 x 1920 pixels, som virkelig gør billedkvaliteten på skærmen helt unik. Lenovo Tab 4 Plus 10 fås i 2 modeller, forskellen på modellerne er at, den mindre model er med 16 GB hukommelse og 3 GB RAM, mens den større model har 64 GB hukommelse og 4 GB RAM. Lenovo Tab 4 Plus 10 er født med et kraftigt chipset som er et Qualcomm MSM8953 Snapdragon 625 samt en utrolig hurtig CPU som er en Octa-core 2.0 GHz Cortex-A53 proccessor. Lenovo Tab 4 Plus 10 har 2 kameraer, et primært kamera på 8 MP og et frontkamera på 5 MP. Batteriet i Lenovo Tab 4 Plus 10 er et stort Li-lon 7000 mAh batteri.&lt;br&gt; </text:p>
            <text:p>&lt;br&gt; </text:p>
            <text:p>Står du og mangler en eller anden form for tilbehør til din Lenovo Tab 4 Plus 10? Så kan du med garanti finde det i Lux-case store udvalg, vi har blandt andet cover, etuier, mini-højtalere, powerbank, armbånd, tasker og meget andet! Så uanset hvad du måtte mangle, så skal du bare gå på opdagelse i vore store sortiment.&lt;br&gt; </text:p>
            <text:p>&lt;br&gt; </text:p>
            <text:p>Leder du efter en smart måde at beskytte din smartphone mod ridser og skrammer? Hvad med et cover? Et cover giver god beskyttelse mod ridser og skrammer og er nemt at tage af og på. Hos Lux-case finder du et af Danmarks største udvalg af covers til Lenovo Tab 4 Plus 10. Du kan dermed vælge imellem massevis af forskellige motiver, farver og materialer. Valget er helt dit!&lt;br&gt;</text:p>
          </table:table-cell>
          <table:table-cell table:style-name="ce1" office:value-type="string">
            <text:p>Lenovo Tab 4 Plus 10</text:p>
          </table:table-cell>
        </table:table-row>
        <table:table-row table:style-name="ro1">
          <table:table-cell table:style-name="ce1" office:value-type="string">
            <text:p>27886</text:p>
          </table:table-cell>
          <table:table-cell table:style-name="ce1" office:value-type="string">
            <text:p>Lux-Case/Mobil/Samsung/Samsung Galaxy S8</text:p>
          </table:table-cell>
          <table:table-cell table:style-name="ce1" office:value-type="string">
            <text:p>Samsung Galaxy S8&lt;br&gt; &lt;br&gt; Samsung Galaxy S8 blev lanceret i April 2017 og er Samsungs nye flagskibsmodel inden for smartphones. Samsung Galaxy S8 har dimensionerne 148.9 x 68.1 x 8 mm og så vejer den blot 155 gram. Den har en utrolig flot og imponerende 5.8 tommer AMOLED touchskærm med 16M farver og en helt vanvittig opløsning på hele 1440 x 2960 pixels, hvilket giver dig en helt fantastisk oplevelse uanset om du skal se film eller spille spil på din smartphone. Samsung Galaxy S8 har et super primært kamera som er på hele 12 MP og har blandt andet autofokus, geo-tagging, 4K video, panorama og meget andet! Det lyder ikke af meget, men megapixels er blot en ud af mange specifikationer som et kamera bør bedømmes ud fra – især i smartphones. Det sekundære kamera er et 9 MP kamera som tager rigtig gode selfies. Smartphonen er født med 64 GB hukommelse og 4 GB RAM, men er de 64 GB hukommelse ikke nok til dig, så kan du udvide hukommelsen med hele 2 micro-D kort som kan rumme helt op til 256 GB pr. stk. Samsung Galaxy S8 fås i 4 flotte farver som er Midnight Black, Orchid Gray, Arctic Silver, Coral Blue, Maple Gold.&lt;br&gt; &lt;br&gt; Hos Lux-case kan du finde et stort udvalg af alt det tilbehør. Vi har alt hvad du måtte mangle til Samsung Galaxy S8. Vælg imellem mange covers, etuier, skærmbeskyttere, powerbanks, mini-højtaler og alt andet du måtte være på udkig efter. Vores store udvalg giver dig masser af valgmuligheder!&lt;br&gt;</text:p>
            <text:p/>
            <text:p>&lt;br&gt; Leder du efter en smart måde at beskytte din smartphone på? Med et cover til Samsung Galaxy S8 behøver du ikke at bekymre dig om utilsigtede skader. Et cover er en nem og oplagt måde at beskytte din smartphone på, uden at du gemmer dets flotte design alt for meget væk. Hos Lux-case finder du et stort og varieret udvalg af covers. Vælg imellem mange flotte farver og motiver!&lt;br&gt; </text:p>
            <text:p>&lt;br&gt; </text:p>
            <text:p>Samsung Galaxy S8 Covers&lt;br&gt; </text:p>
            <text:p>&lt;br&gt; </text:p>
            <text:p>Leder du efter en smart måde at beskytte din smartphone på? Med et cover til Samsung Galaxy S8 behøver du ikke at bekymre dig om utilsigtede skader. Et cover er en nem og oplagt måde at beskytte din smartphone på, uden at du gemmer dets flotte design alt for meget væk. Hos Lux-case finder du et stort og varieret udvalg af covers. Vælg imellem mange flotte farver og motiver!</text:p>
          </table:table-cell>
          <table:table-cell table:style-name="ce1" office:value-type="string">
            <text:p>Samsung Galaxy S8</text:p>
          </table:table-cell>
        </table:table-row>
        <table:table-row table:style-name="ro1">
          <table:table-cell table:style-name="ce1" office:value-type="string">
            <text:p>27903</text:p>
          </table:table-cell>
          <table:table-cell table:style-name="ce1" office:value-type="string">
            <text:p>Lux-Case/Mobil/Samsung/Samsung Galaxy S8 Plus</text:p>
          </table:table-cell>
          <table:table-cell table:style-name="ce1" office:value-type="string">
            <text:p>Samsung Galaxy S8+&lt;br&gt; &lt;br&gt; Samsung Galaxy S8 Plus blev lanceret i April 2017 og er Samsung nye flagskib inden for smartphones. Samsung Galaxy S8 Plus måler dimensionerne 159.5 x 73.4 x 8.1 mm og så vejer den blot 173 gram. Den har en utrolig flot 6.2 tommer AMOLED touchskærm der har 16M farver og en opløsning på hele 1440 x 2960 pixels, hvilket giver dig en helt fantastisk oplevelse om du skal se film eller spille spil på din smartphone. Samsung Galaxy S8 Plus har et super primære kamera som er på hele 12 MP og har blandt andet autofocus, geo-tagging, simultaneous 4K video, panorama og meget andet! Det sekundære kamera er et 9 MP kamera som tager rigtig gode selfies. Megapixel snyder dog lidt, da der her er tale om rigtig gode kameraer! Smartphonen er født med 64 GB hukommelse og 4 GB RAM, men er de 64 GB hukommelse ikke nok til dig, så er det muligt at udvide hukommelsen med hele 2 mikroSD kort som kan rumme helt op til 256 GB per styk.&lt;br&gt; &lt;br&gt; Samsung Galaxy S8 Plus fås i 4 flotte farver som er Midnight Black, Orchid Gray, Arctic Silver, Coral Blue, Maple Gold Hos Lux-case kan du finde et stort udvalg af alt det tilbehør, hvad end du måtte mangle til Samsung Galaxy S8 Plus. Vælg imellem mange covers, etuier, skærmbeskyttere, powerbanks, mini-højtaler og alt andet du måtte være på udkig efter. Vores store udvalg giver dig masser af valgmuligheder!</text:p>
          </table:table-cell>
          <table:table-cell table:style-name="ce1" office:value-type="string">
            <text:p>Samsung Galaxy S8+</text:p>
          </table:table-cell>
        </table:table-row>
        <table:table-row table:style-name="ro1">
          <table:table-cell table:style-name="ce1" office:value-type="string">
            <text:p>27921</text:p>
          </table:table-cell>
          <table:table-cell table:style-name="ce1" office:value-type="string">
            <text:p>Lux-Case/Diverse/Marketplace/Farvede kontaktlinser</text:p>
          </table:table-cell>
          <table:table-cell table:number-columns-repeated="2" table:style-name="ce1" office:value-type="string">
            <text:p>Farvede kontaktlinser</text:p>
          </table:table-cell>
        </table:table-row>
        <table:table-row table:style-name="ro1">
          <table:table-cell table:style-name="ce1" office:value-type="string">
            <text:p>27922</text:p>
          </table:table-cell>
          <table:table-cell table:style-name="ce1" office:value-type="string">
            <text:p>Lux-Case/Diverse/Marketplace/Farvede kontaktlinser/Freshtone</text:p>
          </table:table-cell>
          <table:table-cell table:number-columns-repeated="2" table:style-name="ce1" office:value-type="string">
            <text:p>Freshtone</text:p>
          </table:table-cell>
        </table:table-row>
        <table:table-row table:style-name="ro1">
          <table:table-cell table:style-name="ce1" office:value-type="string">
            <text:p>27923</text:p>
          </table:table-cell>
          <table:table-cell table:style-name="ce1" office:value-type="string">
            <text:p>Lux-Case/Gaming/Nintendo/Nintendo Switch</text:p>
          </table:table-cell>
          <table:table-cell table:style-name="ce1" office:value-type="string">
            <text:p>Nintendo Switch&lt;br&gt;</text:p>
            <text:p/>
            <text:p>&lt;br&gt; </text:p>
            <text:p>Nintendo Switch er det nyeste indenfor spilverdenen, Nintendo Switch er en spillekonsol som måler 23.8 x 10.1 x 1.3 cm, Skærmen er en 6.2 Multi-touch LCD skærm som har en opløsning på hele 1280 x 720 pixels, hvilket giver dig en helt ny spiloplevelse. Spillekonsolen har en super stærk NVIDIA Custom Tegra processor og så er den født med 32 GB hukommelse - det er dog muligt at udvide det med et MikroSDXC kort på helt op til 2TB. Så løber du ihvertfald aldrig tør for hukommelse. Det er også muligt at tilslutte 2 controller til din Nintendo Switch så du kan spille mod din venner. Nintendo Switch kan også kobles op på WI-FI så du kan spille mod andre der har en Nintendo Switch. Du kan også koble den til til dit tv hvis du har et HDMI-stik. Nintendo Switch har et Lithium-ion 4310 mAh batteri som giver en spille tid fra 2.5 – 6.5 timer, afhængig af hvilket spil du spiller. Spiller du et online spil, så kræver det mere batteri end hvis du spiller et offline spil.&lt;br&gt; </text:p>
            <text:p>&lt;br&gt; </text:p>
            <text:p>Hos Lux-case Finder du et stort udvalg af tilbehør til din Nintendo Switch, uanset hvad du måtte mangle kan du finde det hos Lux-case. Gå på opdagelse og find lige præcis det du måtte stå og mangle til din Nintendo Switch!</text:p>
          </table:table-cell>
          <table:table-cell table:style-name="ce1" office:value-type="string">
            <text:p>Nintendo Switch</text:p>
          </table:table-cell>
        </table:table-row>
        <table:table-row table:style-name="ro1">
          <table:table-cell table:style-name="ce1" office:value-type="string">
            <text:p>27924</text:p>
          </table:table-cell>
          <table:table-cell table:style-name="ce1" office:value-type="string">
            <text:p>Lux-Case/Smartwatch/Garmin/Garmin Vivosmart HR</text:p>
          </table:table-cell>
          <table:table-cell table:style-name="ce1" office:value-type="string">
            <text:p>Garmin Vivosmart HR&lt;br&gt;</text:p>
            <text:p/>
            <text:p>&lt;br&gt; </text:p>
            <text:p>Dette Garmin Vivosmart HR er et ur som tracker dine aktiviteter, så du kan følge med i dit daglige motionsniveau. Du kan blandt andet se antal daglige skridt, distance, højdemeter. Du kan også koble den til din smartphone til Garmin Vivosmart HR så du kan modtage notifikationer, opkald og sms. Garmin Vivosmart HR har også et par fede installationer såsom hjertemåler, vibration, accelerometer og meget andet. Uret er lavet i et super smart tyndt design, hvis du downloader Garmin´s app til din smartphone kan du få det fulde overblik og uret vil endda fortælle hvis du har sidder ned for længe ad gangen. Leder du et ur som kan det hele og som samtidigt også er super pålidelig og flot, så falder Garmin Vivosmart HR helt sikkert i din smag, da uret kan det hele. Slip for at spekulere om du får nok motion – uret skal helt sikkert fortælle dig hvis du ikke gør. Invester i et ur i dag og få alt det som du ikke vidste du manglede i din hverdag.&lt;br&gt; </text:p>
            <text:p>&lt;br&gt; </text:p>
            <text:p>Står du og mangler en eller anden form for tilbehør til dit Garmin Vivosmart HR? Hos Lux-case har vi et stort udvalg af massevis af tilbehør. Vi har blandt mange forskellige rem så du kan personliggøre dit ur. Skal du til fest eller middag, så kan du nemt skifte remmen til en af rustfrit stål, så det passer til lejligheden.</text:p>
          </table:table-cell>
          <table:table-cell table:style-name="ce1" office:value-type="string">
            <text:p>Garmin Vivosmart HR</text:p>
          </table:table-cell>
        </table:table-row>
        <table:table-row table:style-name="ro1">
          <table:table-cell table:style-name="ce1" office:value-type="string">
            <text:p>27925</text:p>
          </table:table-cell>
          <table:table-cell table:style-name="ce1" office:value-type="string">
            <text:p>Lux-Case/Smartwatch/Garmin/Garmin Fenix 3</text:p>
          </table:table-cell>
          <table:table-cell table:style-name="ce1" office:value-type="string">
            <text:p>Garmin Fenix 3&lt;br&gt;</text:p>
            <text:p/>
            <text:p>&lt;br&gt; </text:p>
            <text:p>Garmin Fenix 3 er et super elegant udendørs ur med ekstreme multisportsfunktioner. Dette ur er med gummirem – ikke et Garmin HRM-Run pulsbæltet. Uret er et godt valg hvis du er typen som tager på lange ture i skoven, for så vil dette ur uden tvivl kunne dække ethvert behov du måtte have. Uret er med EXO antenne, så du får super hurtig og nøjagtig GPS. Desuden har uret en 1.2 tommer ikke-lysfølsom Chroma farveskærm som er robust. Garmin Fenix har mange smarte funktioner, herunder V02-Max og restitutionsanbefaling (med pulsmåler), Outdoor-navigationsfunktioner som treak-set trykhøjdemåler, barometer og kompas (ABC), TrackBack og Sight’n’Go. Uret understøtter et bredt udvalg af aktiviteter som f.eks. trail-løb, svømning, vandring, skiløb og meget andet. Du kan også bruge uret med din smartphone – du skal blot downloade app´en I Appstore eller Google Play Store.&lt;br&gt; </text:p>
            <text:p>&lt;br&gt; </text:p>
            <text:p>Garmin Fenix 3 er et robust og intelligent GPS-ur til en bred vifte af aktiviteter. Med funktioner til avanceret træning og outdoor-navigation er Fenix 3 forberedt på alle former for eventyr. Adgang til platformen Connect IQ giver mulighed for brugertilpasning af urskiver, datafelter, widgets og aktiviteter. Fenix 3 er samtidig et slankt og let GPS-ur til træning eller hverdagsbrug. </text:p>
            <text:p>Hos Lux-case finder du et stort udvalg af tilbehør til dit Garmin Fenix 3.&lt;br&gt; </text:p>
            <text:p>&lt;br&gt; </text:p>
            <text:p>Vælg imellem massevis af forskellige rem i mange flotte designs og farver, samt skærmbeskyttere.</text:p>
          </table:table-cell>
          <table:table-cell table:style-name="ce1" office:value-type="string">
            <text:p>Garmin Fenix 3</text:p>
          </table:table-cell>
        </table:table-row>
        <table:table-row table:style-name="ro1">
          <table:table-cell table:style-name="ce1" office:value-type="string">
            <text:p>27926</text:p>
          </table:table-cell>
          <table:table-cell table:style-name="ce1" office:value-type="string">
            <text:p>Lux-Case/Smartwatch/Samsung Gear/Samsung Gear S3</text:p>
          </table:table-cell>
          <table:table-cell table:number-columns-repeated="2" table:style-name="ce1" office:value-type="string">
            <text:p>Samsung Gear S3</text:p>
          </table:table-cell>
        </table:table-row>
        <table:table-row table:style-name="ro1">
          <table:table-cell table:style-name="ce1" office:value-type="string">
            <text:p>27927</text:p>
          </table:table-cell>
          <table:table-cell table:style-name="ce1" office:value-type="string">
            <text:p>Lux-Case/Mobil/Huawei/Huawei Honor 8 Pro</text:p>
          </table:table-cell>
          <table:table-cell table:style-name="ce1" office:value-type="string">
            <text:p>Huawei Honor 8 Pro&lt;br&gt;</text:p>
            <text:p/>
            <text:p>&lt;br&gt; </text:p>
            <text:p>Huawei Honor 8 Pro er en Android smartphone og der blev lanceret i april 2017. Den er kun 7mm tynd og vejer blot 184 gram. Derudover måler dimensionerne på denne smartphone 157 x 77.5 mm. Skærmen på Huawei Honor 8 Pro er en LTPS IPS LCD touchskærm med 16M farver og en opløsning på 1440 x 2560 pixels. Huawei Honor 8 Pro er en hurtig og stabil smartphone, hvilket skyldes nok det kraftige HiSilicon Kirin 960 chipset. Huawei Honor 8 Pro fås i 2 modeller forskellen på modellerne er det at den store model er født med 6 GB RAM og har en Octa-core 4 x 2.4 GHz Cortex-A73 processor, mens den mindre model er født med 4 GB RAM og har en Octa-core 4 x 1.8 GHz Cortex-A53 processor.&lt;br&gt; </text:p>
            <text:p>&lt;br&gt; </text:p>
            <text:p>Kameraet i Huawei Honor 8 Pro er et Dual 12 MP kamera som tager helt enestående billeder, mens frontkameraet er et 8 MP kamera som også tager fine billeder. Huawei Honor 8 Pro har et langtidsholdbart Li-lon batteri som er på hele 4000 mAh og som giver dig en taletid på hele 30 timer.&lt;br&gt; </text:p>
            <text:p>&lt;br&gt; </text:p>
            <text:p>Hos Lux-case kan du finde et stort udvalg af alt det tilbehør. Vi har alt hvad du måtte mangle til Samsung Galaxy S8. Vælg imellem mange covers, etuier, skærmbeskyttere, powerbanks, mini-højtaler og alt andet du måtte være på udkig efter. Vores store udvalg giver dig masser af valgmuligheder!&lt;br&gt; </text:p>
            <text:p>&lt;br&gt; </text:p>
            <text:p>Mangler du et beskyttende cover til din Huawei Honor 8 Pro? Hos Lux-case finder du et kæmpe udvalg af covers, vi har blandt andet covers som er lavet af ægte læder, kunstlæder, silikone og plastik. Det kan altid betale sig at investere i cover til din smartphone, så du slipper for skrammer og slag. Find det cover som måtte falde i din smag og beskyt din smartphone idag.&lt;br&gt;</text:p>
          </table:table-cell>
          <table:table-cell table:style-name="ce1" office:value-type="string">
            <text:p>Huawei Honor 8 Pro</text:p>
          </table:table-cell>
        </table:table-row>
        <table:table-row table:style-name="ro1">
          <table:table-cell table:style-name="ce1" office:value-type="string">
            <text:p>27944</text:p>
          </table:table-cell>
          <table:table-cell table:style-name="ce1" office:value-type="string">
            <text:p>Lux-Case/Tablet/Lenovo/Lenovo Tab 3 Plus 10</text:p>
          </table:table-cell>
          <table:table-cell table:style-name="ce1" office:value-type="string">
            <text:p>Lenovo Tab 3 Plus 10&lt;br&gt;</text:p>
            <text:p/>
            <text:p>&lt;br&gt; </text:p>
            <text:p>Lenovo Tab 3 Plus 10 blev lanceret i december 2016 og er Android tablet. Den måler dimensionerne 247 x 179mm og vejer blot 637 gram, hvis du skal have 3G/4G versionen, vejer den dog 644 gram. Skærmen på Lenovo Tab 3 Plus 10 er en IPS LCD touchskærm som har en opløsning på hele 1600 x 2560 som giver en super høj billedkvalitet, hvis du bruger den meget til at se film på. Derudover er skærmen med 10 fingers multitouch. Der findes 2 modeller af denne tablet - forskellen på de 2 modeller er at der er en WI-FI model og en 3G/4G model. 3G/4G modellen er med et Qualcomm MSM8953 Snapdragon 625 Chipset, hvor den anden model er med Qualcomm MSM8976 Snapdragon 652 Chipset og så er GPU´en heller ikke er den samme, I 3G/4G modellen er det Adreno 506, hvor det i WI-FI modellen er en Adreno 510. Lenovo Tab 3 Plus er født med 32 GB hukommelse og 3 GB RAM, men føler du ikke helt at det er nok hukommelse til dig, kan du udvide hukommelsen med et mikroSD kort på op til hele 256 GB.&lt;br&gt; </text:p>
            <text:p>&lt;br&gt; </text:p>
            <text:p>Mangler du en eller anden form for tilbehør til din Lenovo Tab 3 Plus 10? Hos Lux-case har vi et kæmpe udvalg af tilbehør til din tablet, vælg blandt andet i mellem covers, etuier, powerbank, stander, mini-højtalere, skærmbeskytter, opladere, tasker og meget andet. Find dit nye tilbehør idag på Lux-case.dk.&lt;br&gt; </text:p>
            <text:p>&lt;br&gt; </text:p>
            <text:p>Med et cover til din Lenovo Tab 3 Plus 10, kan du være helt sikker på at din tablet er godt beskyttet mod utilsigtet slag og ridser. Hos Lux-case finder du et kæmpe udvalg af cover i alle former og farver. Find dit nye cover idag og slip for at bekymre dig om skader. Det kan hurtig blive en dyr fornøjelse at skade sin tablet.&lt;br&gt;</text:p>
          </table:table-cell>
          <table:table-cell table:style-name="ce1" office:value-type="string">
            <text:p>Lenovo Tab 3 Plus 10</text:p>
          </table:table-cell>
        </table:table-row>
        <table:table-row table:style-name="ro1">
          <table:table-cell table:style-name="ce1" office:value-type="string">
            <text:p>27978</text:p>
          </table:table-cell>
          <table:table-cell table:style-name="ce1" office:value-type="string">
            <text:p>Lux-Case/Smartwatch/Garmin/Garmin Fenix 5</text:p>
          </table:table-cell>
          <table:table-cell table:style-name="ce1" office:value-type="string">
            <text:p>Garmin Fenix 5&lt;br&gt;</text:p>
            <text:p/>
            <text:p>&lt;br&gt; </text:p>
            <text:p>Garmin Fenix 5 er et advanceret GPS sportsur fra Garmin. Hvis du leder efter et alsidigt GPS sportsur? vil denne tage dig med på et eventyr. </text:p>
            <text:p>Uret er et teknologisk vidunder og har masser af features som Connect IQ™, Bluetooth Smart, ANT+, Digital kompas og barometrisk højdemåler </text:p>
            <text:p>Garmin Fenix 5 er først og fremmest mindre og lettere, end sin forgængere Garmin 3 HR, hvilket gør det både nemmere og mere behaglig at bruge.&lt;br&gt; </text:p>
            <text:p>&lt;br&gt; </text:p>
            <text:p>Det kommer med en gummirem som standard. Denne rem er både holbar og behagligt at bruge samt remmen er udskifteligt.&lt;br&gt; </text:p>
            <text:p>&lt;br&gt; </text:p>
            <text:p>Uret giver dig mulighed for at målrette den type aktiviteter, du ønsker at bruge. Dette kan være Løb, (indendøres og udendøres samt løbebånd) Cykling (Indøres, udendøres, Mountainbike) og svømning (Pool og åben vand) samt andre typer sport som skiløb, triathlon, fladskærmsudspring og golf ( Har over 40.000 golf baner i sin hukommelse.)&lt;br&gt; </text:p>
            <text:p>&lt;br&gt; </text:p>
            <text:p>Under aktiviteten analyseres pulsslaget og løbehastigheden i Performance condition, som blandt andet giver dig en alarm, hvis du falder i niveau under din aktivitet. Efter aktiviteten er slut, har uret VO2 teknologi, der giver dig masser af data anaylse som et slags sports laboratorium.&lt;br&gt; </text:p>
            <text:p>&lt;br&gt; </text:p>
            <text:p>Urets batteri har lang levetid og kan holde op til 20 timer på en enkelt opladning og 14 timer ved brug af Bluetooth.&lt;br&gt; </text:p>
            <text:p>&lt;br&gt; </text:p>
            <text:p>Mangler du en eller anden form for tilbehør til dit Garmin Fenix 5? Så gå ind på Lux-case og se vores store udvalg af forskelligt tilbehør. Vælg blandt andet imellem skærmbeskyttere og remme og opladerstik. Find netop det som du skulle stå mangle og få den fulde oplevelse af dit Garmin Fenix 5.&lt;br&gt; </text:p>
            <text:p>&lt;br&gt; </text:p>
            <text:p>Hos Lux-case har vi Danmarks største udvalg af tilbehør til Garmin Fenix 5, så uanset hvad du skulle mangle, så skal du blot gå på opdagelse i vores udvalg. Finder du ikke hvad søger, så skal du ikke holde dig tilbage, vi elsker at få respons fra vores kunder, da vi hele tiden prøver at forbedre vores sortiment og vores kunders oplevelser. </text:p>
          </table:table-cell>
          <table:table-cell table:style-name="ce1" office:value-type="string">
            <text:p>Garmin Fenix 5</text:p>
          </table:table-cell>
        </table:table-row>
        <table:table-row table:style-name="ro1">
          <table:table-cell table:style-name="ce1" office:value-type="string">
            <text:p>27979</text:p>
          </table:table-cell>
          <table:table-cell table:style-name="ce1" office:value-type="string">
            <text:p>Lux-Case/Smartwatch/Samsung Gear/Samsung Gear Fit2</text:p>
          </table:table-cell>
          <table:table-cell table:style-name="ce1" office:value-type="string">
            <text:p>Samsung Gear Fit2&lt;br&gt;</text:p>
            <text:p/>
            <text:p>&lt;br&gt; </text:p>
            <text:p>Samsung Gear Fit 2 er et fitness sportsur, fra den sydkoreanske elektronik gigant, der blev introduceret på markedet i 2016, hvor den efterfulgte den populære Samsung Gear Fit fra 2014. </text:p>
            <text:p>Til sammenligning med den oprindelige Gear Fit, har Samsung Gear Fit 2 et opdateret design, indbygget GPS og evnen til at genkende aktiviteter.&lt;br&gt; </text:p>
            <text:p>&lt;br&gt; </text:p>
            <text:p>Samsung Gear Fit 2 har højdemåler og indbygget pulsmåler. Den er kompatible med Andriod telefoner, som opererer med mindste OS 4.4.&lt;br&gt; </text:p>
            <text:p>&lt;br&gt; </text:p>
            <text:p>Uret er kompakt og ergonomisk . Du kan desuden spille musik med med Samsung Gear Fit 2.&lt;br&gt; </text:p>
            <text:p>&lt;br&gt; </text:p>
            <text:p>Hvad der gør netop dette sportsur særligt, er første og fremmest skærmen. </text:p>
            <text:p>Samsung Gear Fit 2 kommer med en 1.8 tommer kurvet TOUCH SUPER AMOLED skærm som har en opløsning 216 x432 pixel og vandtæt til 68 PI certifikation. Glasset er udført i robust Gorilla 3. </text:p>
            <text:p>Remmen er fremstillet af gummi og kan let justeres i størrelsen. Med et enkelt klik ændres længden fra en skovhugger og til en balletdansers håndled. </text:p>
            <text:p>Uret har, modsat mange lignende produkter, både bluetooth og Wi-FI og kommer med en kraftig Dual Core processor.&lt;br&gt; </text:p>
            <text:p>&lt;br&gt; </text:p>
            <text:p>Batteriet er 200mAh Li-on og kan oplades på ca. 2 timer. Det kan holde op til 5 dage på standby funktion. </text:p>
            <text:p>Dette ur er til dig, der vil have top moderne sportsur og som kan assistere dit trænings program. Prisen er fornuftig ligger på omkring 1100-1200 kr.&lt;br&gt; </text:p>
            <text:p>&lt;br&gt; </text:p>
            <text:p>Her hos Lux-case kan du finde alt hvad du måtte mangle af tilbehør til Samsung Gear Fit 2. Vi har et af Danmarks største udvalg af Samsung Gear Fit 2, så det burde være muligt at finde noget som falder i din smag. Vi har blandt andet remme og skærmbeskyttere.&lt;br&gt; </text:p>
            <text:p>&lt;br&gt; </text:p>
            <text:p>Hvad venter du på? Find det du mangler i dag! Det handler sådan set bare om at du går på opdagelse i vores store udvalg og får tilbehøret bestilt.</text:p>
          </table:table-cell>
          <table:table-cell table:style-name="ce1" office:value-type="string">
            <text:p>Samsung Gear Fit2</text:p>
          </table:table-cell>
        </table:table-row>
        <table:table-row table:style-name="ro1">
          <table:table-cell table:style-name="ce1" office:value-type="string">
            <text:p>27980</text:p>
          </table:table-cell>
          <table:table-cell table:style-name="ce1" office:value-type="string">
            <text:p>Lux-Case/Smartwatch/Sony SmartWatch/Sony SmartBand 2</text:p>
          </table:table-cell>
          <table:table-cell table:number-columns-repeated="2" table:style-name="ce1" office:value-type="string">
            <text:p>Sony SmartBand 2</text:p>
          </table:table-cell>
        </table:table-row>
        <table:table-row table:style-name="ro1">
          <table:table-cell table:style-name="ce1" office:value-type="string">
            <text:p>27981</text:p>
          </table:table-cell>
          <table:table-cell table:style-name="ce1" office:value-type="string">
            <text:p>Lux-Case/Gaming/Nintendo</text:p>
          </table:table-cell>
          <table:table-cell table:number-columns-repeated="2" table:style-name="ce1" office:value-type="string">
            <text:p>Nintendo</text:p>
          </table:table-cell>
        </table:table-row>
        <table:table-row table:style-name="ro1">
          <table:table-cell table:style-name="ce1" office:value-type="string">
            <text:p>27982</text:p>
          </table:table-cell>
          <table:table-cell table:style-name="ce1" office:value-type="string">
            <text:p>Lux-Case/Diverse/Marketplace/Farvede kontaktlinser/COLORS</text:p>
          </table:table-cell>
          <table:table-cell table:number-columns-repeated="2" table:style-name="ce1" office:value-type="string">
            <text:p>COLORS</text:p>
          </table:table-cell>
        </table:table-row>
        <table:table-row table:style-name="ro1">
          <table:table-cell table:style-name="ce1" office:value-type="string">
            <text:p>27983</text:p>
          </table:table-cell>
          <table:table-cell table:style-name="ce1" office:value-type="string">
            <text:p>Lux-Case/Diverse/Marketplace/Farvede kontaktlinser/Halloween</text:p>
          </table:table-cell>
          <table:table-cell table:number-columns-repeated="2" table:style-name="ce1" office:value-type="string">
            <text:p>Halloween</text:p>
          </table:table-cell>
        </table:table-row>
        <table:table-row table:style-name="ro1">
          <table:table-cell table:style-name="ce1" office:value-type="string">
            <text:p>27984</text:p>
          </table:table-cell>
          <table:table-cell table:style-name="ce1" office:value-type="string">
            <text:p>Lux-Case/Diverse/Marketplace/Fidget Spinners</text:p>
          </table:table-cell>
          <table:table-cell table:style-name="ce1" office:value-type="string">
            <text:p>Fidget Spinners</text:p>
          </table:table-cell>
          <table:table-cell table:style-name="ce1"/>
        </table:table-row>
        <table:table-row table:style-name="ro1">
          <table:table-cell table:style-name="ce1" office:value-type="string">
            <text:p>27985</text:p>
          </table:table-cell>
          <table:table-cell table:style-name="ce1" office:value-type="string">
            <text:p>Lux-Case/Smartwatch/Apple Watch/Apple Watch Series 1-3 38mm</text:p>
          </table:table-cell>
          <table:table-cell table:style-name="ce1" office:value-type="string">
            <text:p>Alle vores produkter og tilbehør til Apple Watch 38mm.</text:p>
          </table:table-cell>
          <table:table-cell table:style-name="ce1" office:value-type="string">
            <text:p>Apple Watch 38 mm. Tilbehør. Find beskyttelse, ladestationer, remme og alt andet til Apple Smartwatch.</text:p>
          </table:table-cell>
        </table:table-row>
        <table:table-row table:style-name="ro1">
          <table:table-cell table:style-name="ce1" office:value-type="string">
            <text:p>27986</text:p>
          </table:table-cell>
          <table:table-cell table:style-name="ce1" office:value-type="string">
            <text:p>Lux-Case/Mobil/HTC/HTC U 11</text:p>
          </table:table-cell>
          <table:table-cell table:style-name="ce1" office:value-type="string">
            <text:p>HTC U 11&lt;br&gt;</text:p>
            <text:p/>
            <text:p>&lt;br&gt; </text:p>
            <text:p>HTC U11 fra 2017 er elektronik giganten bud på en Smartphone, der teknologisk kan følge med det evigt innoverende marked og man kan konstantere, at det kan de med denne telefon.&lt;br&gt; </text:p>
            <text:p>&lt;br&gt; </text:p>
            <text:p>HTC U11 er især på kamerasiden meget stærk og kommer med 16 megapixel front kamera og hoved kameraet har 12 megapixel. Kameraet fungerer godt. Det har lynhurtigt auto-fokus, optisk billedstabilisering og evnen til at fotografere ved svagt lys.&lt;br&gt; </text:p>
            <text:p>&lt;br&gt; </text:p>
            <text:p>Den store nyhed ved HTC U11, er den trykfølsomme rammer rundt om telefonen. Denne ramme aktivere forskellige funktioner som f.eks applikationerne. Denne teknologi gør at du også kan betjene telefonen selv med handsker på om vinteren.&lt;br&gt; </text:p>
            <text:p>&lt;br&gt; </text:p>
            <text:p>HTC U11 kommer med en super lækker og stor 5.5 tommer super LCD skærm der har en 1440/2560 pixel opløsning og 16 millioner farver. Skærmen er desuden fremstillet i Gorilla Glass 5. </text:p>
            <text:p>HTC U11 har 64 GB hukommelse med mulighed for udvidelse til 256 GB med MicroSD slotcard. </text:p>
            <text:p>Batteriet er Li-lon 3000 mAh der oplader lynhurtigt på under 2 timer og kan holde 24 timer ved tale samt hele 336 timer på standby.&lt;br&gt; </text:p>
            <text:p>&lt;br&gt; </text:p>
            <text:p>Videoafspilleren har HDR og kan afspille op til 2160p format. </text:p>
            <text:p>HTC U11 bruger Android 7.1 platform og er vandtæt til IP-67 certificering. </text:p>
            <text:p>Dette er en super telefon fra HTC og HTC U11 bringer den tilbage som seriøs spiller på det benhårde smartphone marked.&lt;br&gt; </text:p>
            <text:p>&lt;br&gt; </text:p>
            <text:p>Her hos Lux-case kan du finde alt hvad du måtte mangle af tilbehør til HTC U11. Vi har et af Danmarks største udvalg af tilbehør til HTC U11, så det burde være muligt at finde noget som falder i din smag. Vi har F.eks covers, skærmbeskyttere, etuier, opladere, bilholdere og høretelefoner. Hvad venter du på?&lt;br&gt; </text:p>
            <text:p>&lt;br&gt; </text:p>
            <text:p>Find det du mangler i dag! Det handler sådan set bare om at du går på opdagelse i vores store udvalg og får tilbehøret bestilt til din HTC U11.&lt;br&gt; </text:p>
            <text:p>&lt;br&gt; </text:p>
            <text:p>HTC U11 er en smuk telefon, hvor også bagsiden er lavet af en form for flydende glas, der kaldes Liquid Surface. Dette gør dog også, at telefonen ekstra sårbar for at gå i stykker. Tag derfor ikke nogen risiko og beskyt din telefon altid. Hos Lux-case har vi altid et stort udvalg af covers til HTC U11. Vi har noget for enhver smag og vores covers findes i materialer som kunstlæder, plastik, silikone og hybrid. Vores mange covers har forskellige funktioner som kickstand til håndfri brug og covers der ikke efterlader fingeraftryk, for blot at nævne nogle få.&lt;br&gt; </text:p>
            <text:p>Slip bekymringerne i dag. Det kan altid betale sig at være på forkant!&lt;br&gt; </text:p>
            <text:p>&lt;br&gt; </text:p>
            <text:p>HTC U11 er en smuk telefon, hvor også bagsiden er lavet af en form for flydende glas, der kaldes Liquid Surface. Dette gør dog også, at telefonen ekstra sårbar for at gå i stykker. Tag derfor ikke nogen risiko og beskyt din telefon altid. Hos Lux-case har vi altid et stort udvalg af covers til HTC U11. Vi har noget for enhver smag og vores covers findes i materialer som kunstlæder, plastik, silikone og hybrid. Vores mange covers har forskellige funktioner som kickstand til håndfri brug og covers der ikke efterlader fingeraftryk, for blot at nævne nogle få. </text:p>
            <text:p>Slip bekymringerne i dag. Det kan altid betale sig at være på forkant!</text:p>
          </table:table-cell>
          <table:table-cell table:style-name="ce1" office:value-type="string">
            <text:p>HTC U 11</text:p>
          </table:table-cell>
        </table:table-row>
        <table:table-row table:style-name="ro1">
          <table:table-cell table:style-name="ce1" office:value-type="string">
            <text:p>28003</text:p>
          </table:table-cell>
          <table:table-cell table:style-name="ce1" office:value-type="string">
            <text:p>Lux-Case/Smartwatch/Polar/Polar A360</text:p>
          </table:table-cell>
          <table:table-cell table:style-name="ce1" office:value-type="string">
            <text:p>Polar A360&lt;br&gt;</text:p>
            <text:p/>
            <text:p>&lt;br&gt; </text:p>
            <text:p>Polar A360 aktivitetsur er til dig, der elsker at logge dagens træning eller løb. Uret er udstyret med optisk pulsmåler og teknologien hedder Mio. Mio fungere ved at uret registrerer mængden af blod bag urkassen.. Uret beregener ud fra algoritmer din puls. På denne måde undgår du, at have en pulsmåler omkring brystet og aktivitetsmåler styrer alle oplysninger fra dit håndled. </text:p>
            <text:p>Oplysningerne fra optisk måling er lige så præcise som fra pulsbæltet. Herved slipper man for at tage pulsbælte på som mange syntes er irriterende og besværligt.&lt;br&gt; </text:p>
            <text:p>&lt;br&gt; </text:p>
            <text:p>Af urets mange andre fordelle kan nævnes touchskrærm med høj oplysning, aktivitetstracker, smartnotifications, blutetooth smart, vibrationsalarm, vandtæt, smart coaching og en batteritid på op til 2 uger. </text:p>
            <text:p>Uret er desuden en aktivitetsmåler og træningsur i et. Alle information om din daglige aktivitet bliver gemt i PolarFlow appen og du vil kunne se resultaterne af din træning i din smartphone. Info, Informationerne overføres via bluetooth.&lt;br&gt; </text:p>
            <text:p>&lt;br&gt; </text:p>
            <text:p>Prisen for Polar A360 ligger omkring 1500 kroner. </text:p>
            <text:p>Her hos Lux-case kan du finde alt hvad du måtte mangle af tilbehør til Polar A360. Vi har et af Danmarks største udvalg af Polar A360, så det burde være muligt at finde noget som falder i din smag. Vi har blandt andet remme og skærmbeskyttere.&lt;br&gt; </text:p>
            <text:p>&lt;br&gt; </text:p>
            <text:p>Hvad venter du på? Find det du mangler i dag! Det handler sådan set bare om at du går på opdagelse i vores store udvalg og får tilbehøret bestilt.</text:p>
          </table:table-cell>
          <table:table-cell table:style-name="ce1" office:value-type="string">
            <text:p>Polar A360</text:p>
          </table:table-cell>
        </table:table-row>
        <table:table-row table:style-name="ro1">
          <table:table-cell table:style-name="ce1" office:value-type="string">
            <text:p>28004</text:p>
          </table:table-cell>
          <table:table-cell table:style-name="ce1" office:value-type="string">
            <text:p>Lux-Case/Mobil/LG/LG K10 2017</text:p>
          </table:table-cell>
          <table:table-cell table:style-name="ce1" office:value-type="string">
            <text:p>LG K10 2017&lt;br&gt;</text:p>
            <text:p/>
            <text:p>&lt;br&gt; </text:p>
            <text:p>LG K10 2017 er en Android smartphone udviklet af sydkoreanske LG eletronics og somblev udgivet i febuar 2017. Den er efterfølger til LG K10 fra året før. LG K10 2017 har en række forbedringer som blandt andet er at Android Nougat er dens operativ system.&lt;br&gt; </text:p>
            <text:p>&lt;br&gt; </text:p>
            <text:p>Telefonen har 5.3 tommer HD touchskærm og opløsningen er 1280 x 720 pixel. </text:p>
            <text:p>Front kamera er 5 megapixel og bagkameraet er 13 megapixel med f/2.2 autofokus og LED flash samt video optager i 1080p&lt;br&gt; </text:p>
            <text:p>&lt;br&gt; </text:p>
            <text:p>Hvad der gør denne telefon særligt ? Svaret kan være at det et en mellem niveau smartphone til en pris på omkring 1800-1900 kr, men at den har hurtig dataoverførsel, bruger nyeste operativ system nemlig Android Nougat 7.0 fra Google samt har et vidvinkel selfiekamera. </text:p>
            <text:p>Designet er også værd at nævne, da telefonen kommer i et attraktivt design med buede sider. Desuden har den To-tone finish og bagpanel med tektur.&lt;br&gt; </text:p>
            <text:p>&lt;br&gt; </text:p>
            <text:p>Det er i bund og grund en telefon til dig, der gerne vil have en smartphone som fungerer og kan alt det som de andre smartphone kan, uden at være lukseriøs eller koste en formue. Prisen er 3 gange mindre end de dyreste smartphone og dette er uden deres teknologi er 3 gange mere advanceret – langt fra. </text:p>
            <text:p>Det er en rigtig god telefon til prisen og den fungere til streame, videokald, tale og beskedservice. Den har et godt kamera med en god billedkvalitet for både billeder og video.&lt;br&gt; </text:p>
            <text:p>&lt;br&gt; </text:p>
            <text:p>Her hos Lux-case kan du finde alt hvad du måtte mangle af tilbehør til LG K10. </text:p>
            <text:p>Vi har et af Danmarks største udvalg af tilbehør til LG K10 2017, så det burde være muligt at finde noget som falder i din smag. Vi har f.eks covers, skærmbeskyttere, etuier, mini-højtalere og powerbanks. </text:p>
            <text:p>Hvad venter du på? Find det du mangler i dag! Det handler sådan set bare om at du går på opdagelse i vores store udvalg og får dit tilbehør bestilt til din LG K10 2017 i dag.&lt;br&gt; </text:p>
            <text:p>&lt;br&gt; </text:p>
            <text:p>Er du urolig for at din smartphone skærm skal blive smadret ? Hvad med at købe i et cover fra Lux-case som beskytter din smartphone mod ridser og skrammer. Du slipper dermed for at skulle bekymre dig og kan i stedet bruge din smartphone, lige så meget om du vil og nyde alle telefonens mange fede funktioner. Vælg imellem mange flotte farver, motiver og materialer og beskyt din smartphone i dag. Besøg Lux-case og se vores mange flotte modeller? Find dit nye cover til LG K10 2017.&lt;br&gt; </text:p>
            <text:p>&lt;br&gt; </text:p>
            <text:p>LG K10 2017 Covers&lt;br&gt; </text:p>
            <text:p>&lt;br&gt; </text:p>
            <text:p>Er du urolig for at din smartphone skærm skal blive smadret ? Hvad med at købe i et cover fra Lux-case som beskytter din smartphone mod ridser og skrammer. Du slipper dermed for at skulle bekymre dig og kan i stedet bruge din smartphone, lige så meget om du vil og nyde alle telefonens mange fede funktioner. Vælg imellem mange flotte farver, motiver og materialer og beskyt din smartphone i dag. Besøg Lux-case og se vores mange flotte modeller? Find dit nye cover til LG K10 2017.</text:p>
          </table:table-cell>
          <table:table-cell table:style-name="ce1" office:value-type="string">
            <text:p>LG K10 2017</text:p>
          </table:table-cell>
        </table:table-row>
        <table:table-row table:style-name="ro1">
          <table:table-cell table:style-name="ce1" office:value-type="string">
            <text:p>28021</text:p>
          </table:table-cell>
          <table:table-cell table:style-name="ce1" office:value-type="string">
            <text:p>Lux-Case/Mobil/LG/LG K4 2017</text:p>
          </table:table-cell>
          <table:table-cell table:style-name="ce1" office:value-type="string">
            <text:p>LG K4 2017&lt;br&gt;</text:p>
            <text:p/>
            <text:p>&lt;br&gt; </text:p>
            <text:p>LG K4 2017 kom på markedet i Marts 2017 og vejer blot 138 gram. Med en tykkelse på 7.9mm fylder den intet og har et flot og slankt design. LG K4 2017 har en 5.0” IPS LCD skærm med en opløsning på 480x854 og har 195 pixels per tomme. Smartphonen har et Qualcomm MSM8909 Snapdragon 210 chipset, en Quad-core 1.1 GHz Cortex-A7 CPU. Alt dette sørger for at alt kører flydende på din smartphone og at applikationer åbner og lukkes øjeblikkeligt efter behov. Du kan få LG K4 2017 med 32 GB lagerplads. </text:p>
            <text:p>Kameraet i Nokia 6 er et højt ydende 5 megapixels kamera som tager fine billeder. Frontkameraet er ligeledes 5 megapixels og er oplagt til selfies og Skypeopkald. Med indbygget ansigtgenkendelse, HDR, touch focus og geo-tagging, har du alt hvad du måtte forlange af en smartphone i 2017.LG K4 2017 har et 2500 mAh batteri og fås i sort og titan.&lt;br&gt; </text:p>
            <text:p>&lt;br&gt; </text:p>
            <text:p>Her hos Lux-case kan du finde alt hvad du måtte mangle af tilbehør til LG K4 2017. Vi har et af Danmarks største udvalg af LG K4 2017, så det burde være muligt at finde noget som falder i din smag. Vi har fx covers, skærmbeskyttere, etuier, mini-højtalere, powerbanks og alt andet som du være på udkig efter. Hvad venter du på? Find det du mangler i dag! Det handler sådan set bare om at du går på opdagelse i vores store udvalg og får tilbehøret bestilt.&lt;br&gt; </text:p>
            <text:p>&lt;br&gt; </text:p>
            <text:p>Det er desværre let at tabe sin telefon og det er meget omkostningsfuldt, hvis du skulle tabe og ødelægge noget af den. Tag ikke nogen risiko og køb et cover til din telefon. Det kan altid betale sig at beskytte din telefon. Her hos Lux-case har vi mange forskellige cover i mange flotte farver. Vi har et af danmarks største udvalg af cover til din LG K4 2017. Vi har cover i materialer som plastik, silikone, akryl og kunstlæder. Vi har cover med smukke motiver og cover som har roterende kickstand til håndfri brug. Tjek her på Lux-case vores mange cover og køb i dag, så er din telefon beskyttet.&lt;br&gt; </text:p>
            <text:p>&lt;br&gt;</text:p>
          </table:table-cell>
          <table:table-cell table:style-name="ce1" office:value-type="string">
            <text:p>LG K4 2017</text:p>
          </table:table-cell>
        </table:table-row>
        <table:table-row table:style-name="ro1">
          <table:table-cell table:style-name="ce1" office:value-type="string">
            <text:p>28038</text:p>
          </table:table-cell>
          <table:table-cell table:style-name="ce1" office:value-type="string">
            <text:p>Lux-Case/Mobil/LG/LG K8 2017</text:p>
          </table:table-cell>
          <table:table-cell table:style-name="ce1" office:value-type="string">
            <text:p>LG K8 2017&lt;br&gt;</text:p>
            <text:p/>
            <text:p>&lt;br&gt; </text:p>
            <text:p>LG K8 2017 blev lanceret I april 2017 fra LG der i samme periode også lancerede modellerne K4 2017 og K10 2017. Hvis man sammenligner med de 2 andre kan man sige at K8 2017 ligger mellem de 2 i salgsprisen.&lt;br&gt; </text:p>
            <text:p>&lt;br&gt; </text:p>
            <text:p>LG K8 2017 kommer med en 5.0 tommer multitouch skærm i Gorilla 3 glas. Opløsningen er 720 x 1280 pixel og har 16 millioner farver. Platformen er Android Nougat 7.0 og den opererer med en Quad-core 1.4 Ghz CPU og Snapdragon 425 chipset.&lt;br&gt; </text:p>
            <text:p>&lt;br&gt; </text:p>
            <text:p>Kameraet har blandt andet geotagging, touch focus, ansigtgenkendelse samt har et 13 megapixel bagkamera og 5 megapixel front kamera, der optager i 1080p.&lt;br&gt; </text:p>
            <text:p>&lt;br&gt; </text:p>
            <text:p>Man kan sige et K8 er en K10 light version eller populær sagt dens lillebror. Her er lidt mindre teknologisk isenkram, men som alle LG produkter har det et godt kamera, et flyttebar batteri og pakket ind i et smart og lækkert design.&lt;br&gt; </text:p>
            <text:p>&lt;br&gt; </text:p>
            <text:p>Prisen ligger omkring 1200 kr og man må her sige man for rigtig meget telefon til denne pris. Kameraet stråler sammenlignet med andre telefoner som f.eks Huawei Y6 og Asus Zenfone der også ligger I det prisleje.&lt;br&gt; </text:p>
            <text:p>&lt;br&gt; </text:p>
            <text:p>Her hos Lux-case kan du finde alt hvad du måtte mangle af tilbehør til LG K8 2017. Vi har et af Danmarks største udvalg af LG K8 2017, så det burde være muligt at finde noget som falder i din smag. Vi har fx covers, skærmbeskyttere, etuier, mini-højtalere, powerbanks og alt andet som du være på udkig efter. Hvad venter du på? Find det du mangler i dag! Det handler sådan set bare om at du går på opdagelse i vores store udvalg og får tilbehøret bestilt.&lt;br&gt; </text:p>
            <text:p>&lt;br&gt; </text:p>
            <text:p>Mangler du et cover til din LG K8 2017? Slip for bekymringerne og beskyt din telefon i dag. Her hos Lux-case har vi et af danmarks største udvalg af cover til LG K8 2016 og vi har helt sikkert også noget for dig. Vi har blandt andet hybridcover der er fremstillet af plastik og silikone. Vi har cover med flotte mønster som f.eks dæk-motiv og vi har cover med roterende kickstand så de kan bruges til håndfri brug, når du streamer film eller ser sport på din telefon.&lt;br&gt;</text:p>
          </table:table-cell>
          <table:table-cell table:style-name="ce1" office:value-type="string">
            <text:p>LG K8 2017</text:p>
          </table:table-cell>
        </table:table-row>
        <table:table-row table:style-name="ro1">
          <table:table-cell table:style-name="ce1" office:value-type="string">
            <text:p>28055</text:p>
          </table:table-cell>
          <table:table-cell table:style-name="ce1" office:value-type="string">
            <text:p>Lux-Case/Smartwatch/Polar</text:p>
          </table:table-cell>
          <table:table-cell table:number-columns-repeated="2" table:style-name="ce1" office:value-type="string">
            <text:p>Accessories for Polar devices.</text:p>
          </table:table-cell>
        </table:table-row>
        <table:table-row table:style-name="ro1">
          <table:table-cell table:style-name="ce1" office:value-type="string">
            <text:p>28061</text:p>
          </table:table-cell>
          <table:table-cell table:style-name="ce1" office:value-type="string">
            <text:p>Lux-Case/Diverse/Tripod Stativer</text:p>
          </table:table-cell>
          <table:table-cell table:style-name="ce1" office:value-type="string">
            <text:p>Tripod stativer til smarthpones - find dem hos Lux-Case til nettets bedste priser!</text:p>
          </table:table-cell>
          <table:table-cell table:style-name="ce1" office:value-type="string">
            <text:p>Tripod stativer til smartphones.</text:p>
          </table:table-cell>
        </table:table-row>
        <table:table-row table:style-name="ro1">
          <table:table-cell table:style-name="ce1" office:value-type="string">
            <text:p>28062</text:p>
          </table:table-cell>
          <table:table-cell table:style-name="ce1" office:value-type="string">
            <text:p>Lux-Case/Mobil/Samsung/Samsung Galaxy J3 (2017)</text:p>
          </table:table-cell>
          <table:table-cell table:style-name="ce1" office:value-type="string">
            <text:p>Samsung Galaxy J3 (2017)&lt;br&gt;</text:p>
            <text:p/>
            <text:p>&lt;br&gt; </text:p>
            <text:p>Samsung er ofte populære, når det kom til prisbillige smartphones. Selskabets udvalg er nemlig enormt og man kan derfor altid finde en Samsung-mobil, der matcher netop ens pengepung og behov. I juli 2017 præsenterede Samsung 3 nyheder katagorien af mellemdyre mobiler nemlig Galaxy J (2017) serien, hvor denne artikel handler om Samsung Galaxy J3 (2017) der er den billigste og mindst advancerede udgave af de 3. </text:p>
            <text:p>På trods af Samsung Galaxy J3 (2017) er en af de billigere smartphones i denne prisklasse, så for man altså rigtig advanceret isenkram i denne smartphone. </text:p>
            <text:p>Samsung Galaxy J3 (2017) har først og fremmest 5 tommer Amoled HD skærm, hvor andre budget smartphones blot har LCD display. Den kører på det operativ systemet Nougat 7.0 og har en Quad-core 1.4 GHz Cortex-A53 CPU processor.&lt;br&gt; </text:p>
            <text:p>&lt;br&gt; </text:p>
            <text:p>Den primære kamera har 13 MP og det secondære kamera 5 MP med LED flash. Kameraet har features som Geo-tagging, touch focus, face detection og HDR. Den optager video i 1080pixel og alt dette må siges at være meget kraft for en budget telefon der har ligger i en prisklasse omkring 1300 kroner siden den kom på markedet. Prisen vil sansynligvis sandsynligvis falde i takt med at modellen bliver ældre. Denne smartphone er lavet af plastik men ligger utrolig godt og sikkert i hånden.&lt;br&gt; </text:p>
            <text:p>&lt;br&gt; </text:p>
            <text:p>Alt i alt kan man sige at Samsung leverer varen. Denne smartphone er rettet til dig, der gerne vil have en god skærm til video brug med høj opløsning, til en billig pris.&lt;br&gt; </text:p>
            <text:p>&lt;br&gt; </text:p>
            <text:p>Samsung Galaxy J3 (2017) Covers&lt;br&gt; </text:p>
            <text:p>&lt;br&gt; </text:p>
            <text:p>Din Samsung Galaxy J3 (2017) er en smuk men også en dyr telefon. Det kan altid betale sig at beskytte din telefon. Hvad med at anbefale i et cover fra Lux-case som beskytter din smartphone mod slag og stød. Du kan nyde din telefon helt stressfri uden skal bekymre sig om få din telefon beskadiget. Vælg imellem mange flotte farver, motiver og materialer. </text:p>
          </table:table-cell>
          <table:table-cell table:style-name="ce1" office:value-type="string">
            <text:p>Samsung Galaxy J3 (2017)</text:p>
          </table:table-cell>
        </table:table-row>
        <table:table-row table:style-name="ro1">
          <table:table-cell table:style-name="ce1" office:value-type="string">
            <text:p>28079</text:p>
          </table:table-cell>
          <table:table-cell table:style-name="ce1" office:value-type="string">
            <text:p>Lux-Case/Mobil/Samsung/Samsung Galaxy J5 (2017)</text:p>
          </table:table-cell>
          <table:table-cell table:style-name="ce1" office:value-type="string">
            <text:p>Samsung Galaxy J5 (2017)&lt;br&gt;</text:p>
            <text:p/>
            <text:p>&lt;br&gt; </text:p>
            <text:p>I Juli 2017 udgav den koreanske elektronik gigant tre buget smartphones til Samsung Galaxy J-serien. Samsung Galaxy J5 (2017) er en prisstærkt alternativt, hvor man for en meget advanceret og moderne smartphone til en overkommelig pris. Galaxy J5 er smuk og er fint skruet sammen omkring en solid metalramme. Sammen med subtile kromkanter langs knapperne ser J5 langt finere ud, end hvad man kunne frygte, når prisen nu er så lav.&lt;br&gt; </text:p>
            <text:p>&lt;br&gt; </text:p>
            <text:p>Samsung Galaxy J5 (2017) har et 13 MP kamera og sekundær kameraet er ligeledes imponerende 13 MP. Videon optager i 1080p og kameraet har desuden funktioner som Geo-tagging, touch focus, face detection, og HDR.&lt;br&gt; </text:p>
            <text:p>&lt;br&gt; </text:p>
            <text:p>På displayet siden viser Samsung Galaxy J5 (2017) sin store styke. Den kommer med en super AMOLED 5.2 tommer touchscreen. I forhold til prisen er det en meget advanceret skærm som normalt sidder i langt dyrer smartphones. På den rå maskinkraft side kommer Samsung Galaxy J5 (2017) med Octa-core 1.6 GHz Cortex-A53 CPU og styresystemet er Android 7.0 (Nougat).&lt;br&gt; </text:p>
            <text:p>&lt;br&gt; </text:p>
            <text:p>Batteriet er også super stærk oh er Li-Ion 3000 mAh. Det kan holde 21 timer på 3G og op til 83 timer på musik play. For en smartphone der blev introduceret til en pris på under 2000 kr for man utroligt meget telefon for pengene her og specielt Super AMOLED skærm og ikke normalt LCD gør den yderst atraktiv.&lt;br&gt; </text:p>
            <text:p>&lt;br&gt; </text:p>
            <text:p>Mangler du et nyt etui til din Samsung Galaxy J5 (2017) ?. Her hos Lux-case har antal et stort udvalg af etuier til Samsung Galaxy J5 (2017). Vi har blandet etuier i kunstlæder, ægte læder og plastik. Mange af vores etuier har udover at være beskyttende, funktioner som foldbare til håndfri stand, har indbygget pung og har magnetisk låse funktion. Se vores store udvalg og find det etui der passer dig her på Lux-case.&lt;br&gt; </text:p>
          </table:table-cell>
          <table:table-cell table:style-name="ce1" office:value-type="string">
            <text:p>Samsung Galaxy J5 (2017)</text:p>
          </table:table-cell>
        </table:table-row>
        <table:table-row table:style-name="ro1">
          <table:table-cell table:style-name="ce1" office:value-type="string">
            <text:p>28096</text:p>
          </table:table-cell>
          <table:table-cell table:style-name="ce1" office:value-type="string">
            <text:p>Lux-Case/Mobil/Samsung/Samsung Galaxy J7 (2017)</text:p>
          </table:table-cell>
          <table:table-cell table:style-name="ce1" office:value-type="string">
            <text:p>Samsung Galaxy J7 (2017)&lt;br&gt;</text:p>
            <text:p/>
            <text:p>&lt;br&gt; </text:p>
            <text:p>Samsung Galaxy J er en smartphone udviklet og fremstillet af Samsung, der fungerer på Android-platformen. Denne telefon blev oprindeligt udviklet til japansk mobilbatteri NTT DoCoMo i efteråret 2013, og den oversøiske version blev oprindeligt udgivet i Taiwan i december 2013.&lt;br&gt; </text:p>
            <text:p>&lt;br&gt; </text:p>
            <text:p>I July 2017 blev serien yderligere udvidet med 3 modeller nemlig J3 (2017) J5 (2017) og J7 (2017). Samsung Galaxy J7 (2017) er den mest advancerede og dyreste i serien, men stadigt en budget telefon som blev introduceret på den danske marked til en vejledende pris på godt 2500 kr i standard versionen. </text:p>
            <text:p>Man for med Samsung Galaxy J7 (2017) rigtig meget smartphone for pengene.&lt;br&gt; </text:p>
            <text:p>&lt;br&gt; </text:p>
            <text:p>Platformen er Android 7.0 (Nougat) men en Octa-core 1.6 GHz Cortex-A53 processor så denne smartphone yder rå maskinkraft.&lt;br&gt; </text:p>
            <text:p>&lt;br&gt; </text:p>
            <text:p>Skærmen er kæmpe 5.5 tommer Super AMOLED touchscreen med 16 millioner farver og en billedopløsning på 1920 x 1080 pixels med 16:9 ratio.&lt;br&gt; </text:p>
            <text:p>&lt;br&gt; </text:p>
            <text:p>Standard hukommelsen er 2/64 GB, 3 GB RAM og kan udvides up til 256 GB ved ekstren microSD kort. </text:p>
            <text:p>Både front -og bagkamera er 13 MP og det primære kamera har blandt andet Geo-tagging, touch focus, face detection og HDR. Den optager video i Fuld HD 1080p@30fps og har LED flash. </text:p>
            <text:p>Endeligt kan man sige batteritypen er Lithium-ion med en taletid på up til 24 timer på 3G netværk og imponerende 91 timer musikafspilning så også her viser denne telefon styrke. </text:p>
            <text:p>Endelig kan det siges at Samsung Galaxy J7 (2017) låses op med fingeraftryk, har EDGE skærm og kompass for at nævne andre små features.&lt;br&gt; </text:p>
            <text:p>&lt;br&gt; </text:p>
            <text:p>Her er altså tale om en ganske advanceret telefon som stadigt går under betegnelsen budget smartphone eller såkaldt middlerange . Vi kan herfra kun konstatere at man får rigtig meget elektronisk isenkram for pengene i Samsung Galaxy J7 (2017) og som altid klare Samsung sig godt i det fleste test på internetet. Det er også tilfælde med Samsung Galaxy J7 (2017).&lt;br&gt; </text:p>
            <text:p>&lt;br&gt; </text:p>
            <text:p>Her hos Lux-case har vi mange flotte og smukke cover i mange former og i udsøgt design. Vi har et af danmarks største udvalg af cover til din Samsung Galaxy J7 (2017). Vores covers finde i mange forskellige materialer som plastik, silikone, akryl og kunstlæder. Vores cover er unikke og findes med flotte motiver. Vi har blandt andet også covers som har roterende kickstand til håndfri brug. Tjek her på Lux-case vores mange cover og køb hutigst muligt, så er din telefon beskyttet beskyttet til alle tider.&lt;br&gt;</text:p>
          </table:table-cell>
          <table:table-cell table:style-name="ce1" office:value-type="string">
            <text:p>Samsung Galaxy J7 (2017)</text:p>
          </table:table-cell>
        </table:table-row>
        <table:table-row table:style-name="ro1">
          <table:table-cell table:style-name="ce1" office:value-type="string">
            <text:p>28113</text:p>
          </table:table-cell>
          <table:table-cell table:style-name="ce1" office:value-type="string">
            <text:p>Lux-Case/Mobil/Oneplus/Oneplus 5</text:p>
          </table:table-cell>
          <table:table-cell table:style-name="ce1" office:value-type="string">
            <text:p>Oneplus 5&lt;br&gt;</text:p>
            <text:p/>
            <text:p>&lt;br&gt; </text:p>
            <text:p>One er en kinesisk smartphone producent, der blev startet af fiansmanden Peter Lau i December 2013. Han havde ved starten kun 6 medarbejder og deres vision var at producere smukke telefoner af høj kvalitet. </text:p>
            <text:p>Peter Lau var tidligere vice-president hos Oppo og fik sine første telefoner produceret hos dette firma. Det første år solgte man for 300 millioner dollars og siden er salgt eksploderet. </text:p>
            <text:p>Med lanceringen af One Plus 5 i Juni 2017, er firmaet kommet op i superligaen af smartphone producenter. Deres varemærke er billige smartphones af meget høj kvalitet.&lt;br&gt; </text:p>
            <text:p>&lt;br&gt; </text:p>
            <text:p>OnePlus 5 kommer først og fremmest med chipset Qualcomm MSM8998 Snapdragon 835 og CPU Octa-core (4x2.45 GHz Kryo &amp; 4x1.9 GHz Kryo) ydekraft. Styresystemet er Android 7.1.1 Nougat. Standard udgaven har 6 GB Ram og 64 GB hukommelse. </text:p>
            <text:p>Skærmen er optisk AMOLED touchscreen med størrelse på 5.5 tommer og farveopløsningen er 1080 x 1920 pixel.&lt;br&gt; </text:p>
            <text:p>&lt;br&gt; </text:p>
            <text:p>Telefonens dual-kamera består af en 16 megapixels RGB-sensor og 20 megapixels telephoto sensor. Opbygningen minder om iPhone 7 Plus, der dog kun benytter sensorer på 8 megapixels. Sensorerne i OnePlus 5 kommer fra Sony. Til hovedkameraet er der anvendt Sony IMX 398 på RGB-sensoren, mens Sony IMX 350 benyttes til telephoto.&lt;br&gt; </text:p>
            <text:p>&lt;br&gt; </text:p>
            <text:p>Af særlige feature kommer fingeraftryklæser. OnePlus 5 har en fremragende fingeraftrykslæser som er lynhurtig, præcis og kan låse telefonen op fra dvale, ved blot at lægge fingeren på sensoren. </text:p>
            <text:p>OnePlus 5 har Dash Charge som er lynhurtigt opladning og Li-Po 3300 mAh batteriet holder op til 2 dage uden opladning ved normal brug.&lt;br&gt; </text:p>
            <text:p>&lt;br&gt; </text:p>
            <text:p>OnePlus 5 er en meget advanceret smartphone til en pris der koster godt halvdelen af, hvad lignende produkter fra f.eks Apples og Samsungs koster.&lt;br&gt; </text:p>
            <text:p>&lt;br&gt; </text:p>
            <text:p>Din OnePlus 5 er en smuk men også en dyr telefon. Det kan altid betale sig at beskytte din telefon. Hvad med at anbefale i et cover fra Lux-case som beskytter din smartphone mod slag og stød. Du kan nyde din telefon helt stressfri uden skal bekymre sig om få din telefon beskadiget. Vælg imellem mange flotte farver, motiver og materialer.&lt;br&gt;</text:p>
          </table:table-cell>
          <table:table-cell table:style-name="ce1" office:value-type="string">
            <text:p>Oneplus 5</text:p>
          </table:table-cell>
        </table:table-row>
        <table:table-row table:style-name="ro1">
          <table:table-cell table:style-name="ce1" office:value-type="string">
            <text:p>28130</text:p>
          </table:table-cell>
          <table:table-cell table:style-name="ce1" office:value-type="string">
            <text:p>Lux-Case/Mobil/Huawei/Huawei Honor 9</text:p>
          </table:table-cell>
          <table:table-cell table:style-name="ce1" office:value-type="string">
            <text:p>Huawei Honor 9&lt;br&gt;</text:p>
            <text:p/>
            <text:p>&lt;br&gt; </text:p>
            <text:p>Honor er et undermærke af Huawei som i 2017 var verdens næste største producent af telecommunications udstyr. Hovedkvarteret ligger i Shenzen, Kina og blev grundlagt af militær ingenøren Ren Zhenfei 1987. </text:p>
            <text:p>Honor er Huaweis flagskibs produkt og blev lanceret med Honor 3X i 2013.&lt;br&gt; </text:p>
            <text:p>&lt;br&gt; </text:p>
            <text:p>I Juni 2017 introducerede firmaet Huawei Honor 9 der kom med et lækkert design, har højt ydelse og tilbydes til en skarp pris.&lt;br&gt; </text:p>
            <text:p>&lt;br&gt; </text:p>
            <text:p>Huawei Honor 9 kommer med Android 7.0 (Nougat) operativ system, har HiSilicon Kirin 960 Chipset med CPU er Octa-core. Dette giver Honor 9 rigtig meget ydekraft og gør telefonen lyn-hurtigt. </text:p>
            <text:p>Kameraet er utrolig advanceret og her skiller Huawei Honor 9 ud fra telefoner i samme pris katagori. Det primære kamera er et dual kamera med 20 MP + 12 MP og det sekundære kamera er 8 MP. Kameraet har features som Geo-tagging, touch focus, face detection og HDR. Den optager video i 2160@30fps. </text:p>
            <text:p>Skærmen har et 5.15 tommer display fuld HD med billedopløsning på 1080 / 1920 pixel med 16 millioner farver og den advancerede skærm kommer med robust Gorilla Glass 5 beskyttelse. </text:p>
            <text:p>Huawei Honor 9 blev introduceret til en pris på omkring 3700.&lt;br&gt; </text:p>
            <text:p>&lt;br&gt; </text:p>
            <text:p>Med Huawei Honor 9 viser den kinesiske gigant at den producere langt billigere telefoner end dens direkte konkurranter som Samsung og Apple i den katagori af smartphones der tilhøre luksus smartphones.&lt;br&gt; </text:p>
            <text:p>&lt;br&gt; </text:p>
            <text:p>Er du bange for at din smartphone skærm skal blive smadret ? Hvad med at købe i et cover fra Lux-case som beskytter din smartphone mod ridser og skrammer. Du slipper dermed for at skulle bekymre dig og kan i stedet bruge din smartphone og nyde den fuldt ud, lige så meget om du vil. Vælg imellem mange flotte farver, motiver og materialer og beskyt din smartphone i dag. Besøg Lux-case og se vores mange flotte modeller? Find dit nye cover til Huawei Honor 9.&lt;br&gt;</text:p>
          </table:table-cell>
          <table:table-cell table:style-name="ce1" office:value-type="string">
            <text:p>Huawei Honor 9</text:p>
          </table:table-cell>
        </table:table-row>
        <table:table-row table:style-name="ro1">
          <table:table-cell table:style-name="ce1" office:value-type="string">
            <text:p>28147</text:p>
          </table:table-cell>
          <table:table-cell table:style-name="ce1" office:value-type="string">
            <text:p>Lux-Case/Mobil/Nokia/Nokia 8</text:p>
          </table:table-cell>
          <table:table-cell table:style-name="ce1" office:value-type="string">
            <text:p>Nokia 8&lt;br&gt;</text:p>
            <text:p/>
            <text:p>&lt;br&gt; </text:p>
            <text:p>Nokia virksomhed blev grundlangt i 1865 og ses som den finske stolthed. På sit højeste i år 2000 tegnede Nokia sig alene 4% af landets BNP. </text:p>
            <text:p>Inden de første smartphones kom på markedet i 2007, var Nokia verdens største mobil producent. </text:p>
            <text:p>I det næste årti tabte koncernen store markedsandele. </text:p>
            <text:p>Man prøvede at vende tendensen ved at gå retro, med genetableringen af firmaet mest sælgende telefon Nokia 3310 i 2016 men forsøget gav ikke den ventende succes.. </text:p>
            <text:p>På trods af en samlet omsætning på godt 170 millarder kroner i 2016, gik koncernen ud af året med endnu et underskud. </text:p>
            <text:p>I Juni 2017 introducerede man så en topmoderne smartphone nemlig Nokia 8, der er udviklet i samrabejde med Xiomi og skulle tage kampen op imod som giganter som LG, Huawei og Samsung for at vinde markedsandele på primært, det lukrative asiatiske marked. </text:p>
            <text:p>Nokia 8 er en avanceret Nokia-branded budget smartphone, der kører Android Nougat. </text:p>
            <text:p>Den blev annonceret den 16. august 2017 i London, England, og er udviklet af HMD Global, som har udviklet tidligere Nokia-branded telefonerne i serien nemlig Nokia 3, Nokia 5 og Nokia 6. </text:p>
            <text:p>Nokia 8 begyndte at sælge i Europa i september 2017. </text:p>
            <text:p>Nokia 8 er den første high-end Nokia-branded enhed siden Nokia Lumia 930 i 2014. </text:p>
            <text:p>Platformen er Android 7.1.1 (Nougat) som også er klar til Android 8.0 (Oreo). </text:p>
            <text:p>Chipset er Qualcomm MSM8998 Snapdragon 835 med en kraftigt CPU Octa-core (4x2.5 GHz Kryo &amp; 4x1.8 GHz Kryo).&lt;br&gt; </text:p>
            <text:p>&lt;br&gt; </text:p>
            <text:p>Hukommelsen er enten 128 GB og 6GB RAM eller 64 GB og 4GB RAM. </text:p>
            <text:p>På kamera siden har både det primære og det sekundære kamera 13 MP, ansigtgenkendelse, autofokus samt det primære kamera har Carl Zeiss optik. </text:p>
            <text:p>Den videooptager i 2160@30fps eller 1080@30fps afhænglig af model og har desuden geo-tagging, touch focus, face detection og HDR.&lt;br&gt; </text:p>
            <text:p>&lt;br&gt; </text:p>
            <text:p>Skærmen er 5.3 tommer IPS LCD touchscreen med 16 millioner farver og en billedopløsning på 1440 x 2560 pixel. Det er beskyttet med massivt Gorilla Glass 5. </text:p>
            <text:p>Batteriets kapacitet er 3.090 mAh og Nokia 8 understøtter hurtigopladning via Qualcomm Quickcharge 3.0. Du vil typisk have 30% batteri tilbage, hvis du bruger telefonen en hel dag.&lt;br&gt; </text:p>
            <text:p>&lt;br&gt; </text:p>
            <text:p>Skal man kort opsummere denne smartphones styrker er det følgende. Det er en lynhurtig smartphone med flot skærm. Den har en kompakt størrelse, der passer godt i lommen samt der gives løbende opdateringer. Den har et godt kamera og giver en god batteritid.&lt;br&gt; </text:p>
            <text:p>&lt;br&gt; </text:p>
            <text:p>Din Samsung Nokia 8 er en smuk men også en dyr telefon. Det kan altid betale sig at beskytte din telefon. Hvad med at anbefale i et cover fra Lux-case som beskytter din smartphone mod slag og stød. Du kan nyde din telefon helt stressfri uden skal bekymre sig om få din telefon beskadiget. Vælg imellem mange flotte farver, motiver og materialer.&lt;br&gt;</text:p>
          </table:table-cell>
          <table:table-cell table:style-name="ce1" office:value-type="string">
            <text:p>Nokia 8</text:p>
          </table:table-cell>
        </table:table-row>
        <table:table-row table:style-name="ro1">
          <table:table-cell table:style-name="ce1" office:value-type="string">
            <text:p>28164</text:p>
          </table:table-cell>
          <table:table-cell table:style-name="ce1" office:value-type="string">
            <text:p>Lux-Case/Smartwatch/Garmin/Garmin Fenix 5X</text:p>
          </table:table-cell>
          <table:table-cell table:style-name="ce1" office:value-type="string">
            <text:p>Garmin Fenix 5X&lt;br&gt;</text:p>
            <text:p/>
            <text:p>&lt;br&gt; </text:p>
            <text:p>Sæt mål og hold dig selv i ørene med Garmin Fenix 5X multisportsur, som har daglig aktivitetstracking. </text:p>
            <text:p>Den har indstillinger til enhver sport du kan forestille dig og har blandt andet en indbygget satellitnavigator. </text:p>
            <text:p>Garmin Fenix 5X er toppen i rækken af sportsure fra Garmin serien, der også inkludere 5, 5S og 935. </text:p>
            <text:p>Den har et imponerende udvalg af funktioner og er desuden fremstillet i rustfri stål, der giver uret et avanceret look.&lt;br&gt; </text:p>
            <text:p>&lt;br&gt; </text:p>
            <text:p>Garmin 5X har operativsystemet Proprietary OS. Skærmen er på 1.2 tommer med en opløsning på 240 x 240 pixel.&lt;br&gt; </text:p>
            <text:p>&lt;br&gt; </text:p>
            <text:p>Batteriet holder op til 20 timer ved GPS brug og 12 dage i smartwatch mode. </text:p>
            <text:p>Den interne hukomelse er 12 GB, kommer med Wi-Fi (Sapphire versionen) og bluetooth. </text:p>
            <text:p>Af særlige funktioner kan nævnes smartemeddelelser, trådløs synkronisering, skiftebare bånd, vandtæt, sovevagt, VO2 Max, Svømningsmetrics, Find min telefon, AutoShot runde analysator, Alltid på displayet, Stille alarm, Musikstyring, Kamera fjernbetjening, Stroke identifikationer og Digital scorecard. </text:p>
            <text:p>Gamin Fenix 5X er det ypperste indenfor sportsure og giver dig tonsvis af data-analyse om dit aktivitetsforbrug, hvile og restitutionsmønster.&lt;br&gt; </text:p>
            <text:p>&lt;br&gt; </text:p>
            <text:p>Her hos Lux-case kan du finde altilbehør til Garmin Fenix 5X. </text:p>
            <text:p>Vi har et af Danmarks største udvalg af Sony SmartBand 2, så det burde være muligt at finde noget som falder i din smag. Vi har blandt andet remme og skærmbeskyttere.&lt;br&gt; </text:p>
            <text:p>&lt;br&gt; </text:p>
            <text:p>Hvad venter du på? Find det du mangler i dag! Det handler sådan set bare om at du går på opdagelse i vores store udvalg og får tilbehøret du mangler bestilt.</text:p>
          </table:table-cell>
          <table:table-cell table:style-name="ce1" office:value-type="string">
            <text:p>Garmin Fenix 5X</text:p>
          </table:table-cell>
        </table:table-row>
        <table:table-row table:style-name="ro1">
          <table:table-cell table:style-name="ce1" office:value-type="string">
            <text:p>28165</text:p>
          </table:table-cell>
          <table:table-cell table:style-name="ce1" office:value-type="string">
            <text:p>Lux-Case/Smartwatch/Garmin/Garmin Fenix 5S</text:p>
          </table:table-cell>
          <table:table-cell table:style-name="ce1" office:value-type="string">
            <text:p>Garmin Fenix 5S&lt;br&gt;</text:p>
            <text:p/>
            <text:p>&lt;br&gt; </text:p>
            <text:p>Der er mange enheder til dig, som vil eje et smartwatch. </text:p>
            <text:p>Er du er tech geek, og hvis du samtidig elsker at dyrke sport ? Er Garmin Fenis serien fra 2017 svaret. </text:p>
            <text:p>Trioen består af Garmin Fenix 5, topmodellen 5X og til sidste men ikke mindst Light- versionen 5S. </text:p>
            <text:p>Garmin Fenix 5S er som sagt en mindre version af Fenix 5 (dermed S). Den leverer dog den samme avancerede Garmin-ydeevne.&lt;br&gt; </text:p>
            <text:p>&lt;br&gt; </text:p>
            <text:p>Urets skærm er 42milimeter bredt og har et glattere design end Fenix 5. </text:p>
            <text:p>Batteriet kan holde op til 13 timer i racing mode. </text:p>
            <text:p>At være mindre handler ikke kun om at være billigere – Garmin Fenix 5S målretter faktisk dette produkt direkte til damer med det let tilgængelige QuickFit armbånd. </text:p>
            <text:p>Alle de funktioner, der kunne findes i det regelmæssige ur Garmin Fenix 5, er også tilgængelige her i Garmin Fenix 5S.&lt;br&gt; </text:p>
            <text:p>&lt;br&gt; </text:p>
            <text:p>Det er et multisport GPS-ur med Elevate ™ håndleds hjertefrekvens teknologi. </text:p>
            <text:p>Den har preloaded aktivitet profiler, til alle dine sport -og aktivitets ydelser. </text:p>
            <text:p>Garmin Fenix 5S giver dig vigtige statistikker, lige ved hånden med præstations måler, der viser din træningsstatus, træningsbelastning og meget mere </text:p>
            <text:p>Tilknyttede funktioner omfatter blandt andet - smarte underretninger, automatiske uploads til Garmin Connect ™ online fitness-fællesskab og personalisering via gratis watch-face og apps fra Garmin Connect IQ ™ -butik </text:p>
            <text:p>Enheden har udendørs sensorer, herunder GPS og GLONASS satellit modtagelse og 3-akset kompas med gyroskop og barometrisk højde </text:p>
            <text:p>Levetid på batteriet er op til 9 dage i smartwatch-tilstand (afhængigt af indstillinger), op til 14 timer i GPS-tilstand eller op til 35 timer i UltraTrac ™ batterisparefunktion.&lt;br&gt; </text:p>
            <text:p>&lt;br&gt; </text:p>
            <text:p>Så selv om du vælger light versionen i denne serie så for du med Garmin Fenix 5S altså et sportsur, med et overlegent teknologisk format.&lt;br&gt; </text:p>
            <text:p>&lt;br&gt; </text:p>
            <text:p>Vi har her hos Lux-Case et af Danmarks største udvalg af tilbehør til Garmin Fenix 5S. Det burde være muligt at finde noget som falder i din smag. Vi har blandt andet remme og skærmbeskytterer. </text:p>
            <text:p>Hvad venter du på? Find det du mangler i dag! Det handler sådan set bare om at du går på opdagelse i vores store udvalg og får tilbehøret du mangler bestilt.</text:p>
          </table:table-cell>
          <table:table-cell table:style-name="ce1" office:value-type="string">
            <text:p>Garmin Fenix 5S</text:p>
          </table:table-cell>
        </table:table-row>
        <table:table-row table:style-name="ro1">
          <table:table-cell table:style-name="ce1" office:value-type="string">
            <text:p>28166</text:p>
          </table:table-cell>
          <table:table-cell table:style-name="ce1" office:value-type="string">
            <text:p>Lux-Case/Smartwatch/Garmin/Garmin Forerunner 35</text:p>
          </table:table-cell>
          <table:table-cell table:style-name="ce1" office:value-type="string">
            <text:p>Garmin Forerunner 35&lt;br&gt;</text:p>
            <text:p/>
            <text:p>&lt;br&gt; </text:p>
            <text:p>Garmin Forerunner-serien er et udvalg af sportsure der fremstillet af Garmin. </text:p>
            <text:p>De fleste modeller bruger Global Positioning System (GPS) er målrettet imod løber og triatleter. Forerunner-seriens ure er designet til at præcist måle afstand, hastighed, hjertefrekvens (valgfri), tid, højde og tempo der kan være vigtige for atleter i træning.&lt;br&gt; </text:p>
            <text:p>&lt;br&gt; </text:p>
            <text:p>I denne serie af mere end 30 sportsure, blev Garmin Forerunner 35 lanceret i august 2016 som et budget sportsur til en pris på omkring 100-1200 kr. på det danske marked. Men.hvad kan dette sportsur så ? Den ligger i mellempris klasse katagorien, af de mange ure fra Garmin Forerunner.&lt;br&gt; </text:p>
            <text:p>&lt;br&gt; </text:p>
            <text:p>Hvis vi kigger på de de klassiske dyder, har Garmin Forerunner 35 indbygget GPS, så du på turen og efterfølgende kan se detaljerne om dit løb, såsom distance, tempo, kalorieforbrug, højdeforøgelse med mere. På samme niveau med tidens andre løbeure, er uret også skabt med flere forskellige træningsfunktioner som intervaller med mere.&lt;br&gt; </text:p>
            <text:p>&lt;br&gt; </text:p>
            <text:p>Garmin Forerunner 35 har også en auto pause-funktion, som kan bruges under små stoppauser på din løbetur, hvis du glemmer at trykke på pause. </text:p>
            <text:p>Garmin Forerunner 35 gør ligeledes brug af Garmins Elevate håndledsbaserede pulsteknologi, som optisk måler din puls både når du er aktiv om dagen, og når du sover om natten. Garmin Forerunner 35 er lige så høj grad tænkt som en aktivitetstracker som et løbeur. Den tracker alt lige fra skridt, intensitetsminutter og afbrænding af kalorier. Det er derudover muligt at lave vibrationsalarmer for tid, pulszoner, distance, kalorier, og hvis du modtager du en sms eller en notifikation fra eksempelvis Instagram eller Facebook, så bliver det også vist på urets display.&lt;br&gt; </text:p>
            <text:p>&lt;br&gt; </text:p>
            <text:p>Garmin Forerunner 35 har udover Smart Notifications også live tracking og musikstyring, da man kan koble den op med sin smartphones musikafspilning, så længe uret er inden for bluetooth rækkevidde. </text:p>
            <text:p>Garmin Forerunner 35 har på forhånd indlæst forskellige sportsprofiler som løb, indendørs løb, cardio og cykling – og dataen bliver automatisk overført til din Garmin Connect, som er Garmins data- og træningsunivers. Her kan du også deltage i udfordringer og dele dine succeser.&lt;br&gt; </text:p>
            <text:p>&lt;br&gt; </text:p>
            <text:p>Designmæssigt har Garmin Forerunner 35 fire simple knapper, to på hver side af displayet. Det er vandtæt ned til 50 meters dybde. Garmin Forerunner har en LiveTrack funktion, som gør at du kan sende information om din aktivitet til venner og familie, og de kan se, hvor du befinder dig på et kort og se data om dit løb, mens det er i gang. Alt dette er sammen med helt klassiske funktioner for tidens løbeure rettet imod den bredde masse af løbere.&lt;br&gt; </text:p>
            <text:p>&lt;br&gt; </text:p>
            <text:p>Batterilevetiden er 9 dage i urtilstand, imens den holder op til 13 timer i GPS/træningstilstand. Gamin Forerunner 35 oplades med en USB-opladningsklips, der kan forbindes til en computer, oplade og overføre data. Garmin Forerunner 35 har et display, hvor man kan se skærmen både ude og inde.&lt;br&gt; </text:p>
            <text:p>&lt;br&gt; </text:p>
            <text:p>Her hos Lux-Case et af Danmarks største udvalg af tilbehør til Garmin Fenix 5S. Det burde være muligt at finde noget som falder i din smag. Vi har blandt andet remme og skærmbeskyttelsesglas og ladestationer. </text:p>
            <text:p>Hvad venter du på? Find det du mangler i dag! Det handler sådan set bare om at du går på opdagelse i vores store udvalg og få tilbehøret du mangler bestilt.</text:p>
          </table:table-cell>
          <table:table-cell table:style-name="ce1" office:value-type="string">
            <text:p>Garmin Forerunner 35</text:p>
          </table:table-cell>
        </table:table-row>
        <table:table-row table:style-name="ro1">
          <table:table-cell table:style-name="ce1" office:value-type="string">
            <text:p>28167</text:p>
          </table:table-cell>
          <table:table-cell table:style-name="ce1" office:value-type="string">
            <text:p>Lux-Case/Smartwatch/Garmin/Garmin Forerunner 935</text:p>
          </table:table-cell>
          <table:table-cell table:style-name="ce1" office:value-type="string">
            <text:p>Garmin Forerunner 935&lt;br&gt;</text:p>
            <text:p/>
            <text:p>&lt;br&gt; </text:p>
            <text:p>I april 2017 annoncerede Garmin deres Forerunner 935. Den blev publiceret som et sportsur for løb og triathlon, med funktioner svarende til Garmin Fenix 5.&lt;br&gt; </text:p>
            <text:p>&lt;br&gt; </text:p>
            <text:p>Uret kan prale med 24/7 håndledsbaseret pulsovervågning og nye avancerede træningsfunktioner. </text:p>
            <text:p>Garmin Forerunner 935 er et GPS sportsur for seriøse atleter.&lt;br&gt; </text:p>
            <text:p>&lt;br&gt; </text:p>
            <text:p>Den er naturlig efterfølger til Forerunner 735XT og en potentiel ur-opgradering for Forerunner 920XT-ejere. </text:p>
            <text:p>Garmin Forerunner 935 har i forhold til Garmin Fenix ​​5 et slankere design. </text:p>
            <text:p>Garmin Forerunner 935 har sportssporingsmåder, indbygget pulsmåler og en række målinger, der sigter mod at optimere ens træning og hjælpe med genopretningen.&lt;br&gt; </text:p>
            <text:p>&lt;br&gt; </text:p>
            <text:p>Garmin Forerunner 935 tilbyder også Connect IQ support samt smartwatch notifunktios support. Uret har masser af batterilevetid.&lt;br&gt; </text:p>
            <text:p>&lt;br&gt; </text:p>
            <text:p>Med en vægt på kun 49g og kun 13,9m tyk, er den kun lidt tykkere end Forerunner 235, hvilket gør det imponerende, at Garmin Forerunner 935 har formået at pakke så meget teknologi ned i så lille en enhed. </text:p>
            <text:p>Det er ligeså behageligt at bære som et normalt ur og der er ingen gener ved at tage den med i seng, når du vil overvåge søvn. Som standard med Garmins ure, er den helt sikkert at svømme med, og vandtæt helt ned til 50 meter dybde.&lt;br&gt; </text:p>
            <text:p>&lt;br&gt; </text:p>
            <text:p>Garmin Forerunner 935 har ingen touchscreen. Du kan bruge fem fysiske knapper, der er placeret rundt om urets ansigt.&lt;br&gt; </text:p>
            <text:p>&lt;br&gt; </text:p>
            <text:p>Garmin Forerunner 935 har en 1,2-tommer skærm med en 240 x 240 pixel opløsning. </text:p>
            <text:p>Den har baggrundsbelysning, der hjælper din nattetræning.&lt;br&gt; </text:p>
            <text:p>&lt;br&gt; </text:p>
            <text:p>Det er et solid sportsur og har en anstændig størrelse, til at gennemgå data. </text:p>
            <text:p>På bagsiden af ​​uret findes en optiske pulsføler. Det er værd at bemærke, at sensorens bump ikke er så fremtrædende, som på andre Garmin ure med indbygget HR-support.&lt;br&gt; </text:p>
            <text:p>&lt;br&gt; </text:p>
            <text:p>Vi har her hos Lux-Case et af Danmarks største udvalg af tilbehør til Garmin Forerunner 935. Det burde være muligt at finde noget som falder i din smag. Vi har blandt andet remme, skærmbeskytter og opladerklemmer.&lt;br&gt; </text:p>
            <text:p>&lt;br&gt; </text:p>
            <text:p>Hvad venter du på? Find det du mangler i dag! Det handler sådan set bare om at du går på opdagelse i vores store udvalg og får tilbehøret du mangler bestilt.</text:p>
          </table:table-cell>
          <table:table-cell table:style-name="ce1" office:value-type="string">
            <text:p>Garmin Forerunner 935</text:p>
          </table:table-cell>
        </table:table-row>
        <table:table-row table:style-name="ro1">
          <table:table-cell table:style-name="ce1" office:value-type="string">
            <text:p>28168</text:p>
          </table:table-cell>
          <table:table-cell table:style-name="ce1" office:value-type="string">
            <text:p>Lux-Case/Smartwatch/Garmin/Garmin Vivosmart HR+</text:p>
          </table:table-cell>
          <table:table-cell table:style-name="ce1" office:value-type="string">
            <text:p>Garmin Vivosmart HR+&lt;br&gt;</text:p>
            <text:p/>
            <text:p>&lt;br&gt; </text:p>
            <text:p>Garmin Vivosmart HR er afløseren til Garmin Vivosmart og blev lanceret i 2017 som en </text:p>
            <text:p>Aktivitetsmåler til hverdag og træning </text:p>
            <text:p>Garmin Vivosmart HR er en aktivitetstracker og er meget lig de andre produkter i Garmin\'s Vivo serie. </text:p>
            <text:p>Vivosmart HR kan måle skridt, distance i km., kalorieforbrug og søvnovervågning som den tidligere version også gjorde. Af nye versioner er kommet optiske pulsmåler.&lt;br&gt; </text:p>
            <text:p>&lt;br&gt; </text:p>
            <text:p>Garmin har udviklet deres egen optiske sensor, som er bedre og mere stabil end de tidligere optiske målere som var på markedet inden. Derudover kan Vivosmart HR også tælle trapper (Etager) man har gået op ad, antal minutter i bevægelse samt sende pulsdata videre via ANT+ til en anden enhed..&lt;br&gt; </text:p>
            <text:p>&lt;br&gt; </text:p>
            <text:p>Garmin Vivosmart HR kan registrerer pulsen direkte i håndleddet døgnet rundt. Det kan bruges til at give løbende data omkring  laveste hvilepuls eller og gennemsnits hvilepuls over en længere periode. </text:p>
            <text:p>Derudover kan man selvfølgelig bruge pulsmålingen i forbindelse med et træningspas, når man starter en aktivitet i uret.&lt;br&gt; </text:p>
            <text:p>&lt;br&gt; </text:p>
            <text:p>I træningstilstand vil uret vise den aktuelle pulszone, et mere præcist kalorieforbrug og selvfølgelig pulsen i slag pr. Minut, ved hjælp af den optiske sensor.&lt;br&gt; </text:p>
            <text:p>&lt;br&gt; </text:p>
            <text:p>Enheden er udstyret med et helt nyt touchdisplay, som skiller sig meget ud fra det OLED display der sad i den tidligere Vivosmart. Displayet er med dansk sprog, har indbygget baggrundslys og er meget følsomt når man swiper til den ene eller anden side, for at bladre igennem de forskellige data. </text:p>
            <text:p>Vivosmart HR har bluetooth smart, så den kan kommunikerer sammen med smartphones via Garmin Connect app\'en. Notifikationer kan ses direkte på uret. Derudover kan man bruge uret til musikstyring af sin smartphone (ikke spotify) samt ”find min telefon” funktionen, som kan hjælpe med at genfinde en forsvunden smartphone, hvis den er tilsluttet uret via bluetooth.&lt;br&gt; </text:p>
            <text:p>&lt;br&gt; </text:p>
            <text:p>Vivosmart HR har også en side tilegnet vejrudsigt i det område man befinder sig. Den kan benyttes til både iPhone (4s og nyere) og alle Android telefoner med mininum version 4.3 installeret. </text:p>
            <text:p>Vivosmart HR fastsætter et mål for den daglige aktivitet for hver dag og for hver uge. Målene kan både fastsættes manuelt eller automatisk, hvor Vivosmart HR vil lære dit aktivitetsniveau at kende og justere målene hver dag. Der sættes mål for hvor mange skridt man skal gå hver dag, hvor mange trapper man skal gå op ad hver dag samt hvor mange minutter man skal være aktiv hver uge.&lt;br&gt; </text:p>
            <text:p>&lt;br&gt; </text:p>
            <text:p>Vi har her hos Lux-Case et af Danmarks største udvalg af tilbehør til Garmin Vivosmart HR . </text:p>
            <text:p>Det burde være muligt at finde noget som falder i din smag. Vi har blandt andet remme, skærmbeskytter og opladerklips.&lt;br&gt; </text:p>
            <text:p>&lt;br&gt; </text:p>
            <text:p>Hvad venter du på? Find det du mangler i dag! Det handler sådan set bare om at du går på opdagelse i vores store udvalg og får tilbehøret du mangler bestilt.</text:p>
          </table:table-cell>
          <table:table-cell table:style-name="ce1" office:value-type="string">
            <text:p>Garmin Vivosmart HR+</text:p>
          </table:table-cell>
        </table:table-row>
        <table:table-row table:style-name="ro1">
          <table:table-cell table:style-name="ce1" office:value-type="string">
            <text:p>28169</text:p>
          </table:table-cell>
          <table:table-cell table:style-name="ce1" office:value-type="string">
            <text:p>Lux-Case/Smartwatch/Polar/Polar A300</text:p>
          </table:table-cell>
          <table:table-cell table:style-name="ce1" office:value-type="string">
            <text:p>Polar A300&lt;br&gt;</text:p>
            <text:p/>
            <text:p>&lt;br&gt; </text:p>
            <text:p>En mellemting mellem en aktivitetsmåler som Polars Loop og et pulsur – det er nok den bedste beskrivelse af Polar A300. Det kompakte, vandtætte ur måler din aktivitet konstant og lader dig via displayet, eller via Polar Flow på din smartphone vide, om du har været aktiv nok. </text:p>
            <text:p>Uret har også indbygget søvnmåler, der holder øje med, hvor længe og hvor godt du sover. Den fungerer fint,og uret er også ganske behageligt, at have på, når du sover. </text:p>
            <text:p>Polar A300 kan parres med Polars pulssensor. Det giver en mere præcis kalorieberegning og gør samtidig, at uret kan måle din intensitet under træning. </text:p>
            <text:p>Uret eri et ganske lækkert design med gode knapper. Det reagerer hurtigt på input og er nemt at finde rundt i.&lt;br&gt; </text:p>
            <text:p>&lt;br&gt; </text:p>
            <text:p>A300 er dog uden GPS, og i det lys bliver brugsområdet og målgruppen, lidt begrænset. </text:p>
            <text:p>Det er mest et ur til fitnesscenter og løbeture, uden distancemåling. </text:p>
            <text:p>Displayet er ret småt, men visningerne er lette at aflæse på grund af en høj opløsning. </text:p>
            <text:p>Remmen fås i mange forskellige farver og skiftes nemt. </text:p>
            <text:p>Uret koster med pulsmåler ca 1000 kr.&lt;br&gt; </text:p>
            <text:p>&lt;br&gt; </text:p>
            <text:p>Polar A300 er et lille og fint fitnessur til dig, der mest træner indendørs og ikke har behov for GPS. Pulsdelen fungerer godt og det er nemt at bruge samt design kvaliteten er høj </text:p>
            <text:p>Hvad venter du på? Find det du mangler i dag! Det handler sådan set bare om at du går på opdagelse i vores store udvalg og får tilbehøret bestilt.</text:p>
          </table:table-cell>
          <table:table-cell table:style-name="ce1" office:value-type="string">
            <text:p>Polar A300</text:p>
          </table:table-cell>
        </table:table-row>
        <table:table-row table:style-name="ro1">
          <table:table-cell table:style-name="ce1" office:value-type="string">
            <text:p>28170</text:p>
          </table:table-cell>
          <table:table-cell table:style-name="ce1" office:value-type="string">
            <text:p>Lux-Case/Smartwatch/Garmin/Garmin Vivosmart 3</text:p>
          </table:table-cell>
          <table:table-cell table:style-name="ce1" office:value-type="string">
            <text:p>Garmin Vivosmart 3&lt;br&gt;</text:p>
            <text:p/>
            <text:p>&lt;br&gt; </text:p>
            <text:p>Garmins Vívosmart 3 er absolut et af markedets bedste aktivitetsmålere anno 2017. </text:p>
            <text:p>Det har et smart og diskret armbånd som kan måle, hvor mange skridt du går hver dag og hvor meget du sover. Den kan samtidig måle om du sover roligt eller uroligt?. </text:p>
            <text:p>Den kan desuden minde dig om, at du skal bevæge dig, når du har siddet stille for længe. På de punkter adskiller den sig ikke fra de fleste andre aktivitetsmålere fra f.eks konkurranterne Jawbone og Fitbit. </text:p>
            <text:p>Af specifikationer kan nævnes følgende. Garmin Vivosmart 3, der har en stærk skærm og kommer med Corning Gorilla Glass skærm. </text:p>
            <text:p>Armbåndet er skabt i rustfri stål og stroppen er fremstillet i slidstærk silikone. Den er vandtæt, men kun for svømning, ikke for dykning. Batteriet kan holde omkring 13 timer i GPS mode og 7 dage i smart mode. </text:p>
            <text:p>Hukommelsen har op til 14 dage aktivitets trackning. </text:p>
            <text:p>Sensorerene er GPS, GLONASS, Garmin Elevate HR monitor, højdemåler, kompas, accelerometer, termometer. </text:p>
            <text:p>Garmin Vivosmart 3 er en aktivitetsmåler med mange funktioner </text:p>
            <text:p>Der, hvor Garmin Vívosmart 3 skiller sig ud, er i smartwatch funktionerne. Du kan gå direkte på armbåndet og læse dine SMS’er samt dine mails. &lt;br&gt; </text:p>
            <text:p>&lt;br&gt; </text:p>
            <text:p>Du kan samtidig se, hvem der ringer til dig. Det et er meget praktisk, at du ude på løbe- eller på cykelturen kan orientere dig om, hvem der SMS’er eller ringer til dig.&lt;br&gt; </text:p>
            <text:p>&lt;br&gt; </text:p>
            <text:p>Armbåndet har også en særlig træningsmode, hvor du kan tilslutte et pulsbælte eller cykeltilbehør som f.eks en kadence- eller hastighedsmåler.&lt;br&gt; </text:p>
            <text:p>&lt;br&gt; </text:p>
            <text:p>Alt Garmin-tilbehør kan tilsluttes armbåndet via ANT-standarden. </text:p>
            <text:p>Vi har her hos Lux-Case et af Danmarks største udvalg af tilbehør til Garmin Vivosmart 3. Der burde være muligt at finde noget som falder i din smag. Vi har blandt andet remme og opladerkabel.&lt;br&gt; </text:p>
            <text:p>&lt;br&gt; </text:p>
            <text:p>Hvad venter du på? Find det du mangler i dag! Det handler sådan set bare om at du går på opdagelse i vores store udvalg og får tilbehøret du mangler bestilt. </text:p>
            <text:p/>
          </table:table-cell>
          <table:table-cell table:style-name="ce1" office:value-type="string">
            <text:p>Garmin Vivosmart 3</text:p>
          </table:table-cell>
        </table:table-row>
        <table:table-row table:style-name="ro1">
          <table:table-cell table:style-name="ce1" office:value-type="string">
            <text:p>28171</text:p>
          </table:table-cell>
          <table:table-cell table:style-name="ce1" office:value-type="string">
            <text:p>Lux-Case/Smartwatch/Garmin/Garmin Forerunner 630</text:p>
          </table:table-cell>
          <table:table-cell table:style-name="ce1" office:value-type="string">
            <text:p>&lt;p&gt;Garmin Forerunner 630&lt;br /&gt;&lt;br /&gt;Garmin Forerunner-serien er et udvalg af sportsure fremstillet af Garmin. De fleste modeller bruger Global Positioning System (GPS) og er målrettet imod løbere og triathletes. Forerunner-seriens ure er designet til præcis måle afstand, hastighed, hjertefrekvens (valgfri), tid, højde og tempo, som alle kan være vigtige for atleter i træning.&lt;br /&gt;&lt;br /&gt;Garmin Forerunner 630 blev lanceret 21 Oktober 2015. Ved hjælp af din hjertefrekvens og målt laktatgrænse, vil Forerunner 630 nøjagtigt kunne forudsige din stressscore og ydeevne, hvilket giver dig en stærk indikation af, hvor intensivt du skal arbejde den dag. På samme måde giver genopretningsrådgiveren. dig besked om, hvorvidt du skal tage det lidt med ro efter en særligt anstregende træning, som f.eks. på en løbedag.&lt;br /&gt;&lt;br /&gt;Forerunner 630 måler også din V02-max og forudsige, hvordan du har det i løbet af et løb. Når det er parret med Garmin HRM, vil der ikke være mere gætteri, når det kommer til dine brændte kalorier. All-in-one Forerunner 630 holder nøje styr på din aktivitet hele dagen og måler dine trin, afstand og kalorier, så du kan træffe bedre valg når det gælder at holde dig aktiv og spise til din krops behov. Forerunner 630 fungerer også som en udvidelse af din smartphone, der giver opkald, tekst, e-mail-beskeder og endda kalenderpåmindelser For mere pålidelig nøjagtighed indeholder 630 både GPS og GLONASS, et russisk baseret navigationssystem, der giver dig yderligere 24 satellitter.&lt;br /&gt;&lt;br /&gt;Forerunner 630 batteri kører bekvemt i 4 uger i normal mode. Dette giver dig potentielt over en måned værd, af træne tid uden at skulle oplade. Indstil det bekvemte omgangstidspunkt og nyd den tilføjede live-tracking-facilitet. Du kan også tilpasse Forerunner 630, så det passer med downloadbare watch-ansigter, vejr widgets, apps og meget mere.&lt;br /&gt;&lt;br /&gt;Brug Garmin Connect til automatisk upload og mere avancerede træningsforslag! Batterilevetid er16 timers træningtilstand. Vi har her hos Lux-Case et af Danmarks største udvalg af tilbehør til Garmin Forerunner 630. Det burde være muligt at finde noget som falder i din smag. Vi har blandt andet remme, beskyttelsesskærme og opladningsklemme.&lt;br /&gt;&lt;br /&gt;Hvad venter du på? Find det du mangler i dag! Det handler sådan set bare om at du går på opdagelse i vores store udvalg og får tilbehøret du mangler bestilt.&lt;/p&gt;</text:p>
          </table:table-cell>
          <table:table-cell table:style-name="ce1" office:value-type="string">
            <text:p>Garmin Forerunner 630</text:p>
          </table:table-cell>
        </table:table-row>
        <table:table-row table:style-name="ro1">
          <table:table-cell table:style-name="ce1" office:value-type="string">
            <text:p>28172</text:p>
          </table:table-cell>
          <table:table-cell table:style-name="ce1" office:value-type="string">
            <text:p>Lux-Case/Smartwatch/Garmin/Garmin Forerunner 235</text:p>
          </table:table-cell>
          <table:table-cell table:style-name="ce1" office:value-type="string">
            <text:p>Garmin Forerunner 235&lt;br&gt;</text:p>
            <text:p/>
            <text:p>&lt;br&gt; </text:p>
            <text:p>Garmin Forerunner 235 er udviklet som en løbeur med GPS, men det har funktioner som klart placerer det i smartwatch kategorien&lt;br&gt; </text:p>
            <text:p>&lt;br&gt; </text:p>
            <text:p>Garmin Forerunner 235 ligger prismæssigt i den høje ende af middelklassen for løbeure, men så får du også et gedigent løbeur fra en af de førende producenter.&lt;br&gt; </text:p>
            <text:p>&lt;br&gt; </text:p>
            <text:p>En af de fordele er blandt andet den hurtige opstart. GPS’en finder eksempelvis positionen på få øjeblikke, så man slipper for at stå at trippe, før løbeturen kan påbegyndes.&lt;br&gt; </text:p>
            <text:p>&lt;br&gt; </text:p>
            <text:p>Pulsmålingen er også klar med det samme, da den er indbygget. De fleste betragter indbygget pulsmåler som et stor plus, da det både er nemmere og billigere end at skulle bruge separat pulsbælte. Eneste ulempe er dog, at pulsmålingen ikke er 100 % nøjagtig ved høj intensitet. </text:p>
            <text:p>Dette er dog et problem ved alle løbeure med indbygget pulsmålere. Så det relaterer ikke specifikt til denne model, men er blot en faktor man bør tage højde for, når der skal vælges mellem indbygget eller ekstern pulsmåler.&lt;br&gt; </text:p>
            <text:p>&lt;br&gt; </text:p>
            <text:p>Garmin har opgraderet hele produktprogrammet af løbeure, og Garmin Forerunner 235 er et af resultaterne. Blandt andet er skærmen blevet større, og det giver ekstra point fra testpersonerne, der også sætter pris på selve ur-remmen, der med sin bløde og hullede udformning gør det lettere for armen at ånde under anstrengelserne.&lt;br&gt; </text:p>
            <text:p>&lt;br&gt; </text:p>
            <text:p>Fordellene ved denne model er blandt andet at det er en opgraderet model med ekstra stor skærm og har en blød urrem med huller til at give optimal åndbarhed.&lt;br&gt; </text:p>
            <text:p>&lt;br&gt; </text:p>
            <text:p>Den har også Indbygget skridttæller og aktivitetstracker . Garmin Forerunner 235 kommer i et neutralt design, der også kan bruges i dagligdagen samt har hurtig GPS-tracking og pulsmåling lige ved hånden </text:p>
            <text:p>Vi har her hos Lux-Case et af Danmarks største udvalg af tilbehør til Garmin Forerunner 235. </text:p>
            <text:p>Det burde være muligt at finde noget som falder i din smag. Vi har blandt andet remme, beskyttelsesskærme og opladningsklemme.&lt;br&gt; </text:p>
            <text:p/>
            <text:p>Hvad venter du på? Find det du mangler i dag! Det handler sådan set bare om at du går på opdagelse i vores store udvalg og får tilbehøret du mangler bestilt.</text:p>
          </table:table-cell>
          <table:table-cell table:style-name="ce1" office:value-type="string">
            <text:p>Garmin Forerunner 235</text:p>
          </table:table-cell>
        </table:table-row>
        <table:table-row table:style-name="ro1">
          <table:table-cell table:style-name="ce1" office:value-type="string">
            <text:p>28173</text:p>
          </table:table-cell>
          <table:table-cell table:style-name="ce1" office:value-type="string">
            <text:p>Lux-Case/Kamera/Sony Kameratilbehør/Sony Alpha A6300/A6000</text:p>
          </table:table-cell>
          <table:table-cell table:number-columns-repeated="2" table:style-name="ce1" office:value-type="string">
            <text:p>Sony Alpha A6300/A6000</text:p>
          </table:table-cell>
        </table:table-row>
        <table:table-row table:style-name="ro1">
          <table:table-cell table:style-name="ce1" office:value-type="string">
            <text:p>28174</text:p>
          </table:table-cell>
          <table:table-cell table:style-name="ce1" office:value-type="string">
            <text:p>Lux-Case/Mobil/Samsung/Samsung Galaxy Note 8</text:p>
          </table:table-cell>
          <table:table-cell table:style-name="ce1" office:value-type="string">
            <text:p>Samsung Galaxy Note 8&lt;br&gt;</text:p>
            <text:p/>
            <text:p>&lt;br&gt; </text:p>
            <text:p>Samsung Galaxy Note 8 (markedsført som Samsung Galaxy Note8) er en Android smartphone designet, udviklet og markedsført af Samsung Electronics. Den blev introduceret den 23. august 2017, og er efterfølgeren til Samsung Galaxy Note 7.&lt;br&gt; </text:p>
            <text:p>&lt;br&gt; </text:p>
            <text:p>Denne smartphone er ikke mindre end en sensation. Den har en ekstrem høj billedopløsning på 1140 x 2940 pixel. Den har naturligvis fristes man til at sige både HDR, og er fremstillet i robust Gorilla Glass 5. Samsung Galaxy Note 8 bruger operativ system Android 7.1.1 og chipset er Exynos 8895 Octa. </text:p>
            <text:p>Hovedkameraet er 12 MP og det sekundære kamera er også sekundær 12 MP. Kameraet har desuden Geo-tagging, 4K video  9MP billede optager, touch focus, ansigt/smil genkendelse.&lt;br&gt; </text:p>
            <text:p>&lt;br&gt; </text:p>
            <text:p>Samsung Galaxy Note 8 har videooptagelse i 2160p@30fps, 1080p@60fps, 720p@240fps, HDR, dual-video og det sekundære kamera optager er 8MP og optager i 1440p@30fps.&lt;br&gt; </text:p>
            <text:p>&lt;br&gt; </text:p>
            <text:p>Batteriet er  Li-Ion 3300 mAh som ikke kan fjernes og har taletid på op til 22 timer eller musik spilletid på og til 74 timer.&lt;br&gt; </text:p>
            <text:p>&lt;br&gt; </text:p>
            <text:p>Til sidste men ikke mindst kan nævnes den specielle elektroniske pen til Samsung Galaxy Note 8. Note 8 har en forbedret pen, som man kan arbejde meget præcist med til billedredigering, sketcher og lignende, hvor en finger er for klumpet til at arbejde præcis med.&lt;br&gt; </text:p>
            <text:p>&lt;br&gt; </text:p>
            <text:p>Her hos Lux-case kan du finde alt det du mangler af tilbehør til Samsung Galaxy Note 8. Vi har et af danmarks største udvalg af tilbehør til så der burde være noget for enhver smag. Vi har blandt andet covers, skærmbeskyttere, etuier, mini-højtalere, Powerbanks og alt andet som du ellers kan være på udkig efter. Hvad venter du på ?. Find det du mangler i dag. Det handler sådan bare om at gå på opdagelse i vores store udvalg og få tilbehøret bestilt&lt;br&gt; </text:p>
            <text:p>&lt;br&gt; </text:p>
            <text:p>Din Samsung Galaxy Note 8 er en smuk men også en dyr telefon. Det kan altid betale sig at beskytte din telefon. Hvad med at anskaffe dig et cover fra Lux-case som beskytter din smartphone mod slag og stød. Du kan nyde din telefon helt stressfrit, uden at skulle bekymrer sig om få din telefon beskadiget. Vælg imellem mange flotte farver, motiver og materialer.&lt;br&gt;</text:p>
          </table:table-cell>
          <table:table-cell table:style-name="ce1" office:value-type="string">
            <text:p>Samsung Galaxy Note 8</text:p>
          </table:table-cell>
        </table:table-row>
        <table:table-row table:style-name="ro1">
          <table:table-cell table:style-name="ce1" office:value-type="string">
            <text:p>28191</text:p>
          </table:table-cell>
          <table:table-cell table:style-name="ce1" office:value-type="string">
            <text:p>Lux-Case/Tablet/Huawei Tablets/Huawei MediaPad T3 8.0</text:p>
          </table:table-cell>
          <table:table-cell table:number-columns-repeated="2" table:style-name="ce1" office:value-type="string">
            <text:p>Huawei MediaPad T3 8.0</text:p>
          </table:table-cell>
        </table:table-row>
        <table:table-row table:style-name="ro1">
          <table:table-cell table:style-name="ce1" office:value-type="string">
            <text:p>28208</text:p>
          </table:table-cell>
          <table:table-cell table:style-name="ce1" office:value-type="string">
            <text:p>Lux-Case/Tablet/Huawei Tablets/Huawei MediaPad T3 10</text:p>
          </table:table-cell>
          <table:table-cell table:style-name="ce1" office:value-type="string">
            <text:p>&lt;p&gt;Huawei MediaPad T3 10&lt;br /&gt;&lt;br /&gt;Huawei Mediapad T3 Lite 10.0 er light versionen af Huawei Mediapad T3 10.0 og kom i salg i juni 2017. Som navnet antyder er den en lettere og billigere version af T3 10 som udkom omkring samme tid. Selv om navnet er er Lite, er der masser af isenkram i denne version. Vægten er 310 gram og det er muligt at indsætte et SIM kort og bruge den som telefon. Platformen er Android 7.0 (Nougat) og chipset er Qualcomm MSM8940 Snapdragon 435. Da det er en Lite udgave har en 16 GB hukommelse i standard versionen som dog kan udvides med microSD stik op med udvidelse op til 256 GB.&lt;br /&gt;&lt;br /&gt;Front kameraet er 8 MP og har blandt andet autofokus, Geo-tagging, touch fokus og ansigt genkendelse. Det sekundære kamera er ligeledes 8 MP. Denne telefons kamera kan optage i video til en opløsning på 1080p@30fps. Lyden er god og den har vibration, MP3, WAW og afspiller stereo fra 4 højtalere. Med hensyn til forbindelser er denne tablet også godt med blandt andet Wi-Fi 802.11 a/b/g/n/ac og hot spot samt Bluetooth og A-GPS navigation.&lt;br /&gt;&lt;br /&gt;Batteriet er heller ikke så Lite endda da den har et Fastgjort Li-on 6600 mAh som holder 10.5 time med film afspilning med 50% brightness og med Wi-Fi aktiveret.&lt;br /&gt;&lt;br /&gt;Hos Lux-case har vi et kæmpe udvalg af tilbehør til tablets og vi har selvfølgelig derfor også en masse tilbehør til Huawei Mediapad T3 Lite 10.0! Uanset om du leder efter en smart og funktionel måde at beskytte din tablet på såsom med et etui, eller om du leder efter en power bank så du slet ikke behøver at bekymre dig om hvor meget du bruger din tablet, så kan du finde det her! Vi har også høretelefoner og mini-højtalere til Huawei Mediapad T3 Lite 10.0, så du kan få mest mulig ud af din tablet! Mangler du et SDkort, en oplader eller noget helt tredje, så kan du også finde det her i vores sortiment! Husk at vi altid sender din bestilling hurtigst muligt&lt;/p&gt;</text:p>
          </table:table-cell>
          <table:table-cell table:style-name="ce1" office:value-type="string">
            <text:p>Huawei MediaPad T3 10</text:p>
          </table:table-cell>
        </table:table-row>
        <table:table-row table:style-name="ro1">
          <table:table-cell table:style-name="ce1" office:value-type="string">
            <text:p>28225</text:p>
          </table:table-cell>
          <table:table-cell table:style-name="ce1" office:value-type="string">
            <text:p>Lux-Case/Tablet/Huawei Tablets/Huawei MediaPad T3 7</text:p>
          </table:table-cell>
          <table:table-cell table:style-name="ce1" office:value-type="string">
            <text:p>&lt;p&gt;Huawei MediaPad T3 7&lt;br /&gt;&lt;br /&gt;En smartphone er lige så personlig som en tegnebog, mens en tablet er noget, man ofte er fælles om i familien. Tabletten bliver brugt som babysitter søndag morgen, når mor og far vil sove længe, og som beroligende pille, så ungerne holder mund på bagsædet, hvis der skal køres langt i bil.&lt;br /&gt;&lt;br /&gt;I Huawei MediaPad serien blev den mindste 7.0, lanceret i april 2017. Det er en mellem klasse tablet, som de andre enheder i denne serie. Den kan det den skal og er god til børn, både i pris og funktionalitet. Den lette og slanke Huawei MediaPad T3 7.0 tablet er ideel til almindelige internetsøgninger og afslappende touch-spil. Tabletten kommer med en sprød 7\" IPS-skærm, dual-band Wi-Fi og Kids Mode, som beskytter dine børn mod upassende indhold. Hvis man kigger på denne tablets funktioner, er der masser af isenkram i denne lille smarte enhed, som har en vægt på blot 245 gram.&lt;br /&gt;&lt;br /&gt;Skærmen er 137.9 cm2 med en billedopløsning på 600 x 1024 pixel. Platformen er 6.0 (Marshmallow) med Mediatek MT8127 og CPU er Quad-core 1.3 GHz Cortex-A7. Denne tablet har 16 GB hukommelse med 2 GB RAM. Kameraet er 2 MP både op frontsiden og bagsiden, kan videooptage og har Geo-tagging. Den har ringetyper som Vibration; MP3, WAV med højtaler og Jack stik. Den har god Wi-Fi modtagelse med Wi-Fi 802.11 a/b/g/n, Wi-Fi Direct, hotspot samt Bluetooth 4.0 samt GPS.&lt;br /&gt;&lt;br /&gt;Endelig kan det siges at batteriet er Li-on 3100 mAh. Prisen ligger på omkring 900 kroner på det danske marked.&lt;br /&gt;&lt;br /&gt;Hos Lux-case har vi et kæmpe udvalg af tilbehør til tablets og vi har selvfølgelig også en masse tilbehør til Huawei Mediapad T3 7.0! Uanset om du leder efter en smart og funktionel måde at beskytte din tablet på såsom med et etui, eller om du leder efter en power bank så skal du slet ikke at bekymre dig mere. Gå blot ind på lux-case og køb tilbehøret Vi har også høretelefoner og mini-højtalere til Huawei Mediapad T3 7.0, så du kan få mest mulig ud af din tablet! Mangler du et SDkort, en oplader eller noget helt tredje, så kan du også finde det her i vores store sortiment!&lt;br /&gt;&lt;br /&gt;Huawei MediaPad T3 7 Covers&lt;br /&gt;&lt;br /&gt;Din Huawei Mediapad T3 7.0 er en smuk men også en dyr tablet. Det kan altid betale sig at beskytte din tablet. Hvad med at anskaffe dig et cover fra Lux-case som beskytter din smartphone mod slag og stød. Du kan nyde din telefon helt stressfrit, uden at skulle bekymrer sig om få din telefon beskadiget. Vælg imellem mange flotte farver, motiver og materialer.&lt;/p&gt;</text:p>
          </table:table-cell>
          <table:table-cell table:style-name="ce1" office:value-type="string">
            <text:p>Huawei MediaPad T3 7</text:p>
          </table:table-cell>
        </table:table-row>
        <table:table-row table:style-name="ro1">
          <table:table-cell table:style-name="ce1" office:value-type="string">
            <text:p>28242</text:p>
          </table:table-cell>
          <table:table-cell table:style-name="ce1" office:value-type="string">
            <text:p>Lux-Case/Tablet/Huawei Tablets/Huawei MediaPad M3 Lite 10.1</text:p>
          </table:table-cell>
          <table:table-cell table:style-name="ce1" office:value-type="string">
            <text:p>&lt;p&gt;Huawei MediaPad M3 Lite 10.1&lt;br /&gt;&lt;br /&gt;Huawei Mediapad M3 Lite 10.1 er light versionen af Huawei Mediapad M3 10.1 og kom i salg i juni 2017. Som navnet antyder er den en lettere og billigere version af M3 10 som udkom omkring samme tid. Selv om navnet er er Lite, er der masser af isenkram i denne version. Vægten er 310 gram og det er muligt at indsætte et SIM kort og bruge den som telefon. Platformen er Android 7.0 (Nougat) og chipset er Qualcomm MSM8940 Snapdragon 435. Da det er en Lite udgave har en 16 GB hukommelse i standard versionen som dog kan udvides med microSD stik op med udvidelse op til 256 GB.&lt;br /&gt;&lt;br /&gt;Front kameraet er 8 MP og har blandt andet autofokus, Geo-tagging, touch fokus og ansigt genkendelse. Det sekundære kamera er ligeledes 8 MP. Denne telefons kamera kan optage i video til en opløsning på 10.1p@30fps. Lyden er god og den har vibration, MP3, WAW og afspiller stereo fra 4 højtalere. Med hensyn til forbindelser er denne tablet også godt med blandt andet Wi-Fi 802.11 a/b/g/n/ac og hot spot samt Bluetooth og A-GPS navigation.&lt;br /&gt;&lt;br /&gt;Batteriet er heller ikke så Lite endda da den har et Fastgjort Li-on 6600 mAh som holder 10.5 time med film afspilning med 50% brightness og med Wi-Fi aktiveret.&lt;br /&gt;&lt;br /&gt;Hos Lux-case har vi et kæmpe udvalg af tilbehør til tablets og vi har selvfølgelig derfor også en masse tilbehør til Huawei Mediapad M3 Lite 10.1! Uanset om du leder efter en smart og funktionel måde at beskytte din tablet på såsom med et etui, eller om du leder efter en power bank så du slet ikke behøver at bekymre dig om hvor meget du bruger din tablet, så kan du finde det her! Vi har også høretelefoner og mini-højtalere til Huawei Mediapad M3 Lite 10.1, så du kan få mest mulig ud af din tablet! Mangler du et SDkort, en oplader eller noget helt tredje, så kan du også finde det her i vores sortiment!&lt;br /&gt;&lt;br /&gt;Huawei M3 Lite 10.1 Covers&lt;br /&gt;&lt;br /&gt;Din Huawei Mediapad M3 Lite 10.1 er en smuk men også en dyr tablet. Det kan altid betale sig at beskytte din tablet. Hvad med at anskaffe dig et cover fra Lux-case som beskytter din smartphone mod slag og stød. Du kan nyde din telefon helt stressfrit, uden at skulle bekymrer sig om få din telefon beskadiget. Vælg imellem mange flotte farver, motiver og materialer.&lt;/p&gt;</text:p>
          </table:table-cell>
          <table:table-cell table:style-name="ce1" office:value-type="string">
            <text:p>Huawei MediaPad M3 Lite 10.1</text:p>
          </table:table-cell>
        </table:table-row>
        <table:table-row table:style-name="ro1">
          <table:table-cell table:style-name="ce1" office:value-type="string">
            <text:p>28259</text:p>
          </table:table-cell>
          <table:table-cell table:style-name="ce1" office:value-type="string">
            <text:p>Lux-Case/Mobil/LG/LG Q6</text:p>
          </table:table-cell>
          <table:table-cell table:style-name="ce1" office:value-type="string">
            <text:p>LG Q6&lt;br&gt;</text:p>
            <text:p/>
            <text:p>&lt;br&gt; </text:p>
            <text:p>Den sydkoreanske producent lancerede i 2017 den nye Q-serie, som kombinerer de mest essentielle funktioner fra LG’s topmodeller med et elegant design - alt sammen til priser, der er til at betale. </text:p>
            <text:p>LG Q6 blev lanceret i Juni 2017. Den er lille og kompakt med en vægt på blot 149 gram. Kroppen er skabt i plastik, den har aluminiums ramme og glasset er udført robust Gorilla Glass 5.&lt;br&gt; </text:p>
            <text:p>&lt;br&gt; </text:p>
            <text:p>Skærmen er IPS LCD touchskærm med 16 millioner farver. Den er 5.5 tommer stor og har en 78% skærm til krop ratio. Billedopløsningen er 1080 x 2160 MP. Platformen er Android 7.1.1 (Nougat). Chipset er Qualcomm MSM8940 Snapdragon 435, CPU er Octa-core 1.4 GHz Cortex-A53 og den har en Adreno 505 GPU. </text:p>
            <text:p>Hukommelsen er 32 GB I standard og der er mulighed for udvidelse med microSD op til 256 GB. Hvis man kigger på kamera siden, så er den monteret med 2 kamera. Front kameraet er 13 MP og har auto-fokus og LED flash. Det sekundære kamera er 5 MP . Den kan også op tage med video i en opløsning på 1080p@30fps og der er egenskaber som Geo-tagging, touch-fokus, ansigt genkendelse og panorama. Lyden har vibration, MP3 og WAW ringetoner. Den har højtaler og der er også et 3.5 mm jack stik. På navigationssiden er der til forbindelsen Wi-Fi 802.11 b/g/n, Wi-Fi Direct, hotspot og den kan finde vej med GPS og GLONASS. Desuden har den Stereo FM radio og microUSB porte 2.0 og med adgang til USB On-The-Go.&lt;br&gt; </text:p>
            <text:p>&lt;br&gt; </text:p>
            <text:p>Endeligt kan det nævnes at batteriet er ret kraftigt. Det er er fastgjort Li-PO 3000 mAh batteri som kan holde i godt 8.5 time i diverse test. Opladningstiden er ikke den bedste men den kan oplade fra tom til fuldt på omkring 140 minutter, hvilket må siges af være i acceptabel.&lt;br&gt; </text:p>
            <text:p>&lt;br&gt; </text:p>
            <text:p>Her hos Lux-case kan du finde alt, hvad du måtte mangle af tilbehør til LG Q6.&lt;br&gt; </text:p>
            <text:p>&lt;br&gt; </text:p>
            <text:p>Vi har et af Danmarks største udvalg af tilbehør til LG Q6, så det burde være muligt, at finde noget som falder i din smag. Vi har f.eks covers, skærmbeskyttere, etuier, mini-højtalere og Powerbanks. Hvad venter du på?.&lt;br&gt; </text:p>
            <text:p>&lt;br&gt; </text:p>
            <text:p>Find det du mangler i dag! Det handler sådan set bare om, at du går på opdagelse i vores store udvalg og får dit tilbehør bestilt til din LG Q6 i dag.&lt;br&gt; </text:p>
            <text:p>&lt;br&gt; </text:p>
            <text:p>LG Q6 Covers&lt;br&gt; </text:p>
            <text:p>&lt;br&gt; </text:p>
            <text:p>Er du urolig for at din smartphone skærms skal blive smadret ? Hvad med at købe i et cover fra Lux-case som beskytter din smartphone imod ridser og skrammer. Du slipper dermed for at bekymre dig og kan i stedet bruge din smartphone, lige så meget som du vil og nyde alle telefonens mange fede funktioner. Vælg imellem mange flotte farver, motiver og materialer og beskyt din smartphone i dag. Besøg Lux-case og se vores mange flotte modeller? Find dit nye cover til LG Q6.</text:p>
          </table:table-cell>
          <table:table-cell table:style-name="ce1" office:value-type="string">
            <text:p>LG Q6</text:p>
          </table:table-cell>
        </table:table-row>
        <table:table-row table:style-name="ro1">
          <table:table-cell table:style-name="ce1" office:value-type="string">
            <text:p>28276</text:p>
          </table:table-cell>
          <table:table-cell table:style-name="ce1" office:value-type="string">
            <text:p>Lux-Case/Mobil/LG/LG V30</text:p>
          </table:table-cell>
          <table:table-cell table:number-columns-repeated="2" table:style-name="ce1" office:value-type="string">
            <text:p>LG V30</text:p>
          </table:table-cell>
        </table:table-row>
        <table:table-row table:style-name="ro1">
          <table:table-cell table:style-name="ce1" office:value-type="string">
            <text:p>28293</text:p>
          </table:table-cell>
          <table:table-cell table:style-name="ce1" office:value-type="string">
            <text:p>Lux-Case/Tablet/Lenovo/Lenovo Miix 320</text:p>
          </table:table-cell>
          <table:table-cell table:number-columns-repeated="2" table:style-name="ce1" office:value-type="string">
            <text:p>Lenovo Miix 320</text:p>
          </table:table-cell>
        </table:table-row>
        <table:table-row table:style-name="ro1">
          <table:table-cell table:style-name="ce1" office:value-type="string">
            <text:p>28310</text:p>
          </table:table-cell>
          <table:table-cell table:style-name="ce1" office:value-type="string">
            <text:p>Lux-Case/Mobil/Motorola/Motorola Moto E4</text:p>
          </table:table-cell>
          <table:table-cell table:style-name="ce1" office:value-type="string">
            <text:p>&lt;p&gt;Motorola Moto E4&lt;br /&gt;&lt;br /&gt;Motorola, Inc. var et amerikansk multinationalt teleselskab, der blev grundlagt i 1928, og baseret i Schaumburg, Illinois. Efter at have mistet 4,3 mia. USD fra 2007 til 2009 blev virksomheden opdelt i to uafhængige offentlige virksomheder, Motorola Mobility og Motorola Solutions den 4. januar 2011. Motorola Solutions anses generelt for at være den direkte efterfølger til Motorola, da omorganiseringen blev struktureret med Motorola Mobility, at den blev delt ud.  Motorola Mobility blev senere solgt til Google i 2012 og senere erhvervet af Lenovo i 2014.&lt;br /&gt;&lt;br /&gt;Moto E4 er en Android smartphones udviklet af Motorola Mobility. Den blev udgivet i juni 2017. Telefonen betragtes som lavbudget og har en lang batterilevetid. Denne smartphone har en krop skabt i aluminium og har plads til 1 simkort. Skærmen er IPS LCD touchskærm med 16 millioner farver. Skærmen er 5.0 tommer og har en opløsning på 720 x 1280 pixel og fremstillet i Corning Gorilla Glass 5. Platformen er Android 7.1.1 (Nougat) og CPU er Quad-core 1.3 GHz Cortex-A53 med Mediatek MT6737 Chipset. Hukommelsen er 16 GB intern med 2 GB RAM. Der er mulighed for udvidelse med microSD kort op til 128 GB. Kameraet er 8 MP front med autofokus og LED flash. Det er både Geo-tagging, HDR og panorama. Det sekundære kamera er 5 MP og har ligeledes LED flash.&lt;br /&gt;&lt;br /&gt;Denne smartphone kan optage med video i opløsning 720@30fps. På navigationssiden har den både amerikanske GPS og russiske GLONASS samt den har desuden FM radio.Den har et Li-lon 2800 mAh batteri der kan holde op til en dag og kan tages ud. Prismæssigt er den i den lave en af mellemklasse telefoner og koster ca. 800 - 900 kroner på det danske marked.&lt;br /&gt;&lt;br /&gt;Hos Lux-case har vi et kæmpe udvalg af tilbehør til tablets og vi har selvfølgelig derfor også en masse tilbehør til Motorola Moto E4! Uanset om du leder efter en smart og funktionel måde at beskytte din tablet på såsom med et etui, eller om du leder efter en power bank så du slet ikke behøver at bekymre dig om hvor meget du bruger din tablet, så kan du finde det her! Vi har også høretelefoner og mini-højtalere til Motorola Moto E4, så du kan få mest mulig ud af din tablet! Mangler du et SDkort, en oplader eller noget helt tredje, så kan du også finde det her i vores sortiment!&lt;br /&gt;&lt;br /&gt;Står du og mangler et cover til din Motorola Moto E4?. Her hos lux-case har vi et af danmark største udvalg af covers til Motorola Moto E4. Vi har covers i mange forskellige farver og med unikke print påtrykket. Vi har covers der er multi-funktionelle og har blandt andet integreret lommer til plastik kort og kontanter. Vi har covers, hvis indre dele er varmenedsættende og har kickstand til håndfrie brug. Bestil i dag og modtag hurtigst muligt dit nye cover hurtigst muligt med posten.&lt;/p&gt;</text:p>
          </table:table-cell>
          <table:table-cell table:style-name="ce1" office:value-type="string">
            <text:p>Motorola Moto E4</text:p>
          </table:table-cell>
        </table:table-row>
        <table:table-row table:style-name="ro1">
          <table:table-cell table:style-name="ce1" office:value-type="string">
            <text:p>28327</text:p>
          </table:table-cell>
          <table:table-cell table:style-name="ce1" office:value-type="string">
            <text:p>Lux-Case/Mobil/Motorola/Motorola Moto E4 Plus</text:p>
          </table:table-cell>
          <table:table-cell table:style-name="ce1" office:value-type="string">
            <text:p>Motorola Moto E4 Plus&lt;br&gt;</text:p>
            <text:p/>
            <text:p>&lt;br&gt; </text:p>
            <text:p>IBM producererde i starten at 1980erne verdens første PCer i masse produktion. De blev med tiden verden største selskab op igennem firserne. Da andre aktører kunne producere bedre computere for lavere omkostninger blev hardware delen solgt til det fremstormene kinesiske selskab Lenovo som overtog produktion og salg af blandt andet flagskibet ThinkPad i 2004. 10 år senere købte Lenovo en anden legendarisk elektronik gigant nemlig Motorola der dog havde været ejet af Google et par år forinden. Motorola havde samlet tabt over 25 milliarder korner på smartphone marked i årene 2004-2007 og det førse til at de ophørte som selvstændigt selskab.&lt;br&gt; </text:p>
            <text:p>&lt;br&gt; </text:p>
            <text:p>Lenovo har brugt en masse know-how på at sænke produktions omkostninger til Motorola og man har forsøgt at genlancerer navnet under serien Motorola Moto E-serien. I Juni 2017 laceres Motorola Moto E4 Plus og som navnet minder om, er det en storbror til E4. </text:p>
            <text:p>Motorola Moto E4 Plus vejer blot 198 gram og er bygget med front glas i et skelet af aluminium. Den har plads til både singel og dual SIM kort. Skærmen er 5.5 tommer og har 16 millioner farver med en billedopløsning på 720 x 1280 pixel. Den har multi-touch og glasset er Gorilla Glass 5. Operativ systemet er Android 7.1.1 (Nougat) med Mediatek MT6737 Chipset og CPU er Quad-core 1.3 GHz Cortex-A53. Den interne hukommelse er 16 GB med 3 GB RAM i standard versionen og den har microSD slot med mulighed for udvidelse på op til 128 GB.Front kameraet har ikke mindre end 13 MP og det sekundære kamera har 5 MP. Det er Geo-tagging, panorama og HDR. Den har vibration, MP3, WAW ringetoner og højtaler samt 3,5 mm Jack stik udgang.&lt;br&gt; </text:p>
            <text:p>&lt;br&gt; </text:p>
            <text:p>Her hos Lux-case kan du finde alt, hvad du måtte mangle af tilbehør til Motorola Moto E4 Plus.Vi har et af Danmarks største udvalg af tilbehør til Motorola Moto E4 Plus, så det burde være muligt, at finde noget som falder i din smag. Vi har f.eks covers, skærmbeskyttere, etuier, mini-højtalere og Powerbanks. Hvad venter du på?. Find det du mangler i dag! Det handler sådan set bare om, at du går på opdagelse i vores store udvalg og får dit tilbehør bestilt til din Motorola Moto E4 Plus i dag.&lt;br&gt; </text:p>
            <text:p>&lt;br&gt; </text:p>
            <text:p>Står du og mangler et nyt cover til din Motorola Moto E4 Plus?. Vent ikke længere for her hos lux-case har vi et af Danmarks største udvalg af covers til Motorola Moto E4 Plus.Vores covers har smukke tryk og er udsmykket med smarte motiver som f.eks dækmotiv. De er fremstillet af materialer som plastik, silikone, kunstlæder og skum. Vores covers er multi-funktionelle. De har har kickstand til håndfri brug, er varme-nedsættende og yder ekstra beskyttelse til kamera linser. Bestil i dag og modtag dit nye etui med posten så hurtigt som muligt.&lt;br&gt;</text:p>
          </table:table-cell>
          <table:table-cell table:style-name="ce1" office:value-type="string">
            <text:p>Motorola Moto E4 Plus</text:p>
          </table:table-cell>
        </table:table-row>
        <table:table-row table:style-name="ro1">
          <table:table-cell table:style-name="ce1" office:value-type="string">
            <text:p>28344</text:p>
          </table:table-cell>
          <table:table-cell table:style-name="ce1" office:value-type="string">
            <text:p>Lux-Case/Mobil/Motorola/Motorola Moto Z2</text:p>
          </table:table-cell>
          <table:table-cell table:number-columns-repeated="2" table:style-name="ce1" office:value-type="string">
            <text:p>Motorola Moto Z2</text:p>
          </table:table-cell>
        </table:table-row>
        <table:table-row table:style-name="ro1">
          <table:table-cell table:style-name="ce1" office:value-type="string">
            <text:p>28361</text:p>
          </table:table-cell>
          <table:table-cell table:style-name="ce1" office:value-type="string">
            <text:p>Lux-Case/Mobil/Motorola/Motorola Moto G5S</text:p>
          </table:table-cell>
          <table:table-cell table:number-columns-repeated="2" table:style-name="ce1" office:value-type="string">
            <text:p>Motorola Moto G5S</text:p>
          </table:table-cell>
        </table:table-row>
        <table:table-row table:style-name="ro1">
          <table:table-cell table:style-name="ce1" office:value-type="string">
            <text:p>28378</text:p>
          </table:table-cell>
          <table:table-cell table:style-name="ce1" office:value-type="string">
            <text:p>Lux-Case/Mobil/Motorola/Motorola Moto G5S Plus</text:p>
          </table:table-cell>
          <table:table-cell table:number-columns-repeated="2" table:style-name="ce1" office:value-type="string">
            <text:p>Motorola Moto G5S Plus</text:p>
          </table:table-cell>
        </table:table-row>
        <table:table-row table:style-name="ro1">
          <table:table-cell table:style-name="ce1" office:value-type="string">
            <text:p>28395</text:p>
          </table:table-cell>
          <table:table-cell table:style-name="ce1" office:value-type="string">
            <text:p>Lux-Case/Diverse/Audio/JBL</text:p>
          </table:table-cell>
          <table:table-cell table:style-name="ce1" table:number-columns-repeated="2"/>
        </table:table-row>
        <table:table-row table:style-name="ro1">
          <table:table-cell table:style-name="ce1" office:value-type="string">
            <text:p>28396</text:p>
          </table:table-cell>
          <table:table-cell table:style-name="ce1" office:value-type="string">
            <text:p>Lux-Case/Smartwatch/Suunto</text:p>
          </table:table-cell>
          <table:table-cell table:style-name="ce1" table:number-columns-repeated="2"/>
        </table:table-row>
        <table:table-row table:style-name="ro1">
          <table:table-cell table:style-name="ce1" office:value-type="string">
            <text:p>28397</text:p>
          </table:table-cell>
          <table:table-cell table:style-name="ce1" office:value-type="string">
            <text:p>Lux-Case/Smartwatch/Suunto/Suunto Core Alu Black</text:p>
          </table:table-cell>
          <table:table-cell table:style-name="ce1" office:value-type="string">
            <text:p>Suunto Core Alu Black&lt;br&gt;</text:p>
            <text:p/>
            <text:p>&lt;br&gt; </text:p>
            <text:p>Suunto Oy er et finsk firma, der fremstiller og markedsfører sportsure, dykkedatamaskiner, kompasser og præcisionsinstrumenter.&lt;br&gt; </text:p>
            <text:p>&lt;br&gt; </text:p>
            <text:p>Suunto har hovedsæde i Vantaa, Finland og beskæftiger over 300 mennesker i hele verden. Dens produkter sælges i mere end 100 lande. </text:p>
            <text:p>Selvom det er globalt aktivt, er hovedkvarteret placeret ved siden af fabrikken, hvor de fleste arbejdsstadier stadigt er håndlavede.&lt;br&gt; </text:p>
            <text:p>&lt;br&gt; </text:p>
            <text:p>Selskabets navn kommer fra det finske ord \"suunta\", der betyder \"retning\" eller \"sti\".&lt;br&gt; </text:p>
            <text:p>&lt;br&gt; </text:p>
            <text:p>Suunto Core Alu Black er et udendøres ur, der kombinerer et moderne design med væsentlige udendørsfunktioner </text:p>
            <text:p>Den er fremstillet i et stift naturligt rustfrit stål med safir krystalglas for at øge holdbarheden og som giver mindre vægt på håndleddet.&lt;br&gt; </text:p>
            <text:p>&lt;br&gt; </text:p>
            <text:p>Suunto Core Alu Black har en højdemåler, der sporer dine lodrette bevægelse, et barometer der fortæller om lufttryk og et kompas der viser vejen </text:p>
            <text:p>Uret sporer desuden både vejret og solen for dig </text:p>
            <text:p>Uret har en vejr-graf og en stormalarm, der viser forudindstillede solopgang / solnedgang for over 400 steder.&lt;br&gt; </text:p>
            <text:p>&lt;br&gt; </text:p>
            <text:p>Den hjælper dig med at planlægge dine aktiviteter. </text:p>
            <text:p>Uret har et stilfuldt design, så du er sikker på det passer til din stil </text:p>
            <text:p>Uret har har desuden højdemåler, barometer, kompas og vejrindikator </text:p>
            <text:p>Højdeindikator viser aktuelt højde og viser stigning eller nedstigning samt optagesession. </text:p>
            <text:p>Den har intelligente storm-alarmsensor der giver dig besked om kommende storme. </text:p>
            <text:p>Barometeret hjælper dig med at forudsige skiftende forhold med dens indbygget vejrindikator. </text:p>
            <text:p>Vi har her hos Lux-Case et af Danmarks største udvalg af tilbehør til Suunto Core Alu Black. </text:p>
            <text:p>Det burde være muligt at finde noget som falder i din smag. Vi har blandt andet remme og skærmbeskytterer.&lt;br&gt; </text:p>
            <text:p>&lt;br&gt; </text:p>
            <text:p>Hvad venter du på? Find det du mangler i dag! Det handler sådan set bare om at du går på opdagelse i vores store udvalg og får tilbehøret du mangler bestilt.</text:p>
          </table:table-cell>
          <table:table-cell table:style-name="ce1" office:value-type="string">
            <text:p>Suunto Core Alu Black</text:p>
          </table:table-cell>
        </table:table-row>
        <table:table-row table:style-name="ro1">
          <table:table-cell table:style-name="ce1" office:value-type="string">
            <text:p>28398</text:p>
          </table:table-cell>
          <table:table-cell table:style-name="ce1" office:value-type="string">
            <text:p>Lux-Case/Diverse/Audio/JBL/JBL Charge 3</text:p>
          </table:table-cell>
          <table:table-cell table:style-name="ce1" office:value-type="string">
            <text:p>JBL Charge 3&lt;br&gt;</text:p>
            <text:p/>
            <text:p>&lt;br&gt; </text:p>
            <text:p>JBL er et amerikansk lydelektronikfirma grundlagt i 1946 af James Bullough Lansing, hvorefter virksomheden blev navngivet. Deres primære produkter er højttalere og tilhørende elektronik. </text:p>
            <text:p>Firmaet har igennem flere årtier været førende på markedet for højtalere og ofte vil man kunne høre historier om ens bedstefar dansede rock and roll til lyden af et par JBL højtalere. </text:p>
            <text:p>Firmaet ejes i dag af Samsung.&lt;br&gt; </text:p>
            <text:p>&lt;br&gt; </text:p>
            <text:p>Der er en million Bluetooth-højttalere på markedet, men JBL har altid stået tæt på toppen. Dens line of Charge-højttalere er en af de eneste Bluetooth-højttalere derude, der giver dig mulighed for at oplade din enhed, mens du afspiller musik - dermed Charge-navnet.&lt;br&gt; </text:p>
            <text:p>&lt;br&gt; </text:p>
            <text:p>JBL Charge 3 er som sine konkurrenter i højttalerens UE Boom serie helt vandtæt, så du kan bruge den på stranden eller i nærheden af en pool uden at bekymre dig om stegning af sin elektronik. </text:p>
            <text:p>BL Charge 3 er den ultimative og kraftfulde bærbare Bluetooth-højttaler. Den har kraftig stereo lyd og en power-bank som alt sammen er i pakken. </text:p>
            <text:p>JBL Charge 3 tager festen med overalt, ved poolen eller i regnen, takket være det vandtætte design, slidstærke stof og dens robuste ydre.&lt;br&gt; </text:p>
            <text:p>&lt;br&gt; </text:p>
            <text:p>Dens højkapacitets 6.000mAh batteri giver 20 timers spilletid og kan oplade dine smartphones og tabletter via sin USB-udgang.&lt;br&gt; </text:p>
            <text:p>&lt;br&gt; </text:p>
            <text:p>En indbygget støj- og ekko-afbryder giver dig krystalklare opkald. Dette kan ske blot med tryk på en knap. </text:p>
            <text:p>Den trådløs forbindelse til JBL Connect, vil forstærke din lytteoplevelsen.&lt;br&gt; </text:p>
            <text:p>&lt;br&gt; </text:p>
            <text:p>Vi har her hos Lux-Case et af Danmarks største udvalg af tilbehør til JBL Charge 3. Der burde være muligt at finde noget som falder i din smag. Vi har blandt andet rejse tasker, høretelefoner og opladerkabel. </text:p>
            <text:p>Hvad venter du på? Find det du mangler i dag! Det handler sådan set bare om at du går på opdagelse i vores store udvalg og får tilbehøret du mangler bestilt.</text:p>
          </table:table-cell>
          <table:table-cell table:style-name="ce1" office:value-type="string">
            <text:p>JBL Charge 3</text:p>
          </table:table-cell>
        </table:table-row>
        <table:table-row table:style-name="ro1">
          <table:table-cell table:style-name="ce1" office:value-type="string">
            <text:p>28399</text:p>
          </table:table-cell>
          <table:table-cell table:style-name="ce1" office:value-type="string">
            <text:p>Lux-Case/Diverse/Audio/JBL/JBL Xtreme Sports</text:p>
          </table:table-cell>
          <table:table-cell table:style-name="ce1" office:value-type="string">
            <text:p>JBL Xtreme Sports&lt;br&gt;</text:p>
            <text:p/>
            <text:p>&lt;br&gt; </text:p>
            <text:p>JBL Xtreme Sport er den ultimative bærbare Bluetooth-højttaler, som uden problemer leverer en jordrystende kraftig stereolyd, ved at inkorporere fire aktive og to synlige JBL bas radiatorer. </text:p>
            <text:p>Den pakket med et massivt genopladeligt 10.000mAh Li-ion batteri, der understøtter op til 15 timers spilletid og har dobbelt USB-opladning.&lt;br&gt; </text:p>
            <text:p>&lt;br&gt; </text:p>
            <text:p>Denne højttaler styrker nemt din musik og dine enheder, så længe du har brug for dem. </text:p>
            <text:p>Du kan stole på JBL Xtreme vil bringe spænding uanset, hvor du har brug for det. </text:p>
            <text:p>Det kan være enten indendørs eller udendørs. Det kan være ved pool-festen eller ved baggård grillen. </text:p>
            <text:p>JBL Xtreme Sport har et splashsikkert stof design, der er tilgængeligt i sort, blå eller rød. </text:p>
            <text:p>Den har også en støj -og ekko afbryder. Den har højttalertelefon til klare konferenceopkald. </text:p>
            <text:p>Endelig skal det siges at den har JBL Connect som,trådløst kan forbinde flere højttalere sammen for, at forstærke lytteoplevelsen.&lt;br&gt; </text:p>
            <text:p>&lt;br&gt; </text:p>
            <text:p>Vi har her hos Lux-Case et af Danmarks største udvalg af tilbehør til JBL Xtreme Sport. </text:p>
            <text:p>Det burde være muligt at finde noget som falder i din smag. Vi har blandt andet rejse tasker, høretelefoner og opladerkabel.&lt;br&gt; </text:p>
            <text:p>&lt;br&gt; </text:p>
            <text:p>Hvad venter du på? Find det du mangler i dag! Det handler sådan set bare om at du går på opdagelse i vores store udvalg og får tilbehøret du mangler bestilt.</text:p>
          </table:table-cell>
          <table:table-cell table:style-name="ce1" office:value-type="string">
            <text:p>JBL Xtreme Sports</text:p>
          </table:table-cell>
        </table:table-row>
        <table:table-row table:style-name="ro1">
          <table:table-cell table:style-name="ce1" office:value-type="string">
            <text:p>28400</text:p>
          </table:table-cell>
          <table:table-cell table:style-name="ce1" office:value-type="string">
            <text:p>Lux-Case/Diverse/Marketplace/Farvede kontaktlinser/Diverse linser</text:p>
          </table:table-cell>
          <table:table-cell table:number-columns-repeated="2" table:style-name="ce1" office:value-type="string">
            <text:p>Diverse linser</text:p>
          </table:table-cell>
        </table:table-row>
        <table:table-row table:style-name="ro1">
          <table:table-cell table:style-name="ce1" office:value-type="string">
            <text:p>28898</text:p>
          </table:table-cell>
          <table:table-cell table:style-name="ce1" office:value-type="string">
            <text:p>Lux-Case/Mobil/Motorola/Motorola Moto X4</text:p>
          </table:table-cell>
          <table:table-cell table:number-columns-repeated="2" table:style-name="ce1" office:value-type="string">
            <text:p>Motorola Moto X4</text:p>
          </table:table-cell>
        </table:table-row>
        <table:table-row table:style-name="ro1">
          <table:table-cell table:style-name="ce1" office:value-type="string">
            <text:p>28915</text:p>
          </table:table-cell>
          <table:table-cell table:style-name="ce1" office:value-type="string">
            <text:p>Lux-Case/Mobil/Motorola/Motorola Moto Z2 Force</text:p>
          </table:table-cell>
          <table:table-cell table:number-columns-repeated="2" table:style-name="ce1" office:value-type="string">
            <text:p>Motorola Moto Z2 Force</text:p>
          </table:table-cell>
        </table:table-row>
        <table:table-row table:style-name="ro1">
          <table:table-cell table:style-name="ce1" office:value-type="string">
            <text:p>28932</text:p>
          </table:table-cell>
          <table:table-cell table:style-name="ce1" office:value-type="string">
            <text:p>Lux-Case/Mobil/Motorola/Motorola Moto Z2 Play</text:p>
          </table:table-cell>
          <table:table-cell table:number-columns-repeated="2" table:style-name="ce1" office:value-type="string">
            <text:p>Motorola Moto Z2 Play</text:p>
          </table:table-cell>
        </table:table-row>
        <table:table-row table:style-name="ro1">
          <table:table-cell table:style-name="ce1" office:value-type="string">
            <text:p>28949</text:p>
          </table:table-cell>
          <table:table-cell table:style-name="ce1" office:value-type="string">
            <text:p>Lux-Case/Mobil/Sony/Sony Xperia XZ1 Compact</text:p>
          </table:table-cell>
          <table:table-cell table:number-columns-repeated="2" table:style-name="ce1" office:value-type="string">
            <text:p>Sony Xperia XZ1 Compact</text:p>
          </table:table-cell>
        </table:table-row>
        <table:table-row table:style-name="ro1">
          <table:table-cell table:style-name="ce1" office:value-type="string">
            <text:p>28966</text:p>
          </table:table-cell>
          <table:table-cell table:style-name="ce1" office:value-type="string">
            <text:p>Lux-Case/Mobil/Sony/Sony Xperia XZ1</text:p>
          </table:table-cell>
          <table:table-cell table:number-columns-repeated="2" table:style-name="ce1" office:value-type="string">
            <text:p>Sony Xperia XZ1</text:p>
          </table:table-cell>
        </table:table-row>
        <table:table-row table:style-name="ro1">
          <table:table-cell table:style-name="ce1" office:value-type="string">
            <text:p>29000</text:p>
          </table:table-cell>
          <table:table-cell table:style-name="ce1" office:value-type="string">
            <text:p>Lux-Case/Mobil/ASUS/ASUS Zenfone AR (ZS5711KL)</text:p>
          </table:table-cell>
          <table:table-cell table:number-columns-repeated="2" table:style-name="ce1" office:value-type="string">
            <text:p>ASUS Zenfone AR (ZS5711KL)</text:p>
          </table:table-cell>
        </table:table-row>
        <table:table-row table:style-name="ro1">
          <table:table-cell table:style-name="ce1" office:value-type="string">
            <text:p>29017</text:p>
          </table:table-cell>
          <table:table-cell table:style-name="ce1" office:value-type="string">
            <text:p>Lux-Case/Mobil/ASUS/ASUS Zenfone Live (ZB5011KL)</text:p>
          </table:table-cell>
          <table:table-cell table:number-columns-repeated="2" table:style-name="ce1" office:value-type="string">
            <text:p>ASUS Zenfone Live (ZB5011KL)</text:p>
          </table:table-cell>
        </table:table-row>
        <table:table-row table:style-name="ro1">
          <table:table-cell table:style-name="ce1" office:value-type="string">
            <text:p>29034</text:p>
          </table:table-cell>
          <table:table-cell table:style-name="ce1" office:value-type="string">
            <text:p>Lux-Case/Mobil/Alcatel/Alcatel Shine Lite</text:p>
          </table:table-cell>
          <table:table-cell table:number-columns-repeated="2" table:style-name="ce1" office:value-type="string">
            <text:p>Alcatel Shine Lite</text:p>
          </table:table-cell>
        </table:table-row>
        <table:table-row table:style-name="ro1">
          <table:table-cell table:style-name="ce1" office:value-type="string">
            <text:p>29051</text:p>
          </table:table-cell>
          <table:table-cell table:style-name="ce1" office:value-type="string">
            <text:p>Lux-Case/Mobil/Alcatel/Alcatel Go Play</text:p>
          </table:table-cell>
          <table:table-cell table:number-columns-repeated="2" table:style-name="ce1" office:value-type="string">
            <text:p>Alcatel Go Play</text:p>
          </table:table-cell>
        </table:table-row>
        <table:table-row table:style-name="ro1">
          <table:table-cell table:style-name="ce1" office:value-type="string">
            <text:p>29068</text:p>
          </table:table-cell>
          <table:table-cell table:style-name="ce1" office:value-type="string">
            <text:p>Lux-Case/Mobil/Alcatel/Alcatel U5</text:p>
          </table:table-cell>
          <table:table-cell table:number-columns-repeated="2" table:style-name="ce1" office:value-type="string">
            <text:p>Alcatel U5</text:p>
          </table:table-cell>
        </table:table-row>
        <table:table-row table:style-name="ro1">
          <table:table-cell table:style-name="ce1" office:value-type="string">
            <text:p>29085</text:p>
          </table:table-cell>
          <table:table-cell table:style-name="ce1" office:value-type="string">
            <text:p>Lux-Case/Mobil/Alcatel/Alcatel A3</text:p>
          </table:table-cell>
          <table:table-cell table:number-columns-repeated="2" table:style-name="ce1" office:value-type="string">
            <text:p>Alcatel A3</text:p>
          </table:table-cell>
        </table:table-row>
        <table:table-row table:style-name="ro1">
          <table:table-cell table:style-name="ce1" office:value-type="string">
            <text:p>29102</text:p>
          </table:table-cell>
          <table:table-cell table:style-name="ce1" office:value-type="string">
            <text:p>Lux-Case/Mobil/Alcatel/Alcatel A5</text:p>
          </table:table-cell>
          <table:table-cell table:number-columns-repeated="2" table:style-name="ce1" office:value-type="string">
            <text:p>Alcatel A5</text:p>
          </table:table-cell>
        </table:table-row>
        <table:table-row table:style-name="ro1">
          <table:table-cell table:style-name="ce1" office:value-type="string">
            <text:p>29119</text:p>
          </table:table-cell>
          <table:table-cell table:style-name="ce1" office:value-type="string">
            <text:p>Lux-Case/Tablet/Amazon/Amazon Fire HD 8</text:p>
          </table:table-cell>
          <table:table-cell table:number-columns-repeated="2" table:style-name="ce1" office:value-type="string">
            <text:p>Amazon Fire HD 8</text:p>
          </table:table-cell>
        </table:table-row>
        <table:table-row table:style-name="ro1">
          <table:table-cell table:style-name="ce1" office:value-type="string">
            <text:p>29136</text:p>
          </table:table-cell>
          <table:table-cell table:style-name="ce1" office:value-type="string">
            <text:p>Lux-Case/Tablet/Amazon/Amazon Fire 7 (2017)</text:p>
          </table:table-cell>
          <table:table-cell table:number-columns-repeated="2" table:style-name="ce1" office:value-type="string">
            <text:p>Amazon Fire 7 (2017)</text:p>
          </table:table-cell>
        </table:table-row>
        <table:table-row table:style-name="ro1">
          <table:table-cell table:style-name="ce1" office:value-type="string">
            <text:p>29170</text:p>
          </table:table-cell>
          <table:table-cell table:style-name="ce1" office:value-type="string">
            <text:p>Lux-Case/Mobil/Xiaomi/Xiaomi Mi 6</text:p>
          </table:table-cell>
          <table:table-cell table:number-columns-repeated="2" table:style-name="ce1" office:value-type="string">
            <text:p>Xiaomi Mi 6</text:p>
          </table:table-cell>
        </table:table-row>
        <table:table-row table:style-name="ro1">
          <table:table-cell table:style-name="ce1" office:value-type="string">
            <text:p>29187</text:p>
          </table:table-cell>
          <table:table-cell table:style-name="ce1" office:value-type="string">
            <text:p>Lux-Case/Mobil/Xiaomi/Xiaomi Mi Mix</text:p>
          </table:table-cell>
          <table:table-cell table:number-columns-repeated="2" table:style-name="ce1" office:value-type="string">
            <text:p>Xiaomi Mi Mix</text:p>
          </table:table-cell>
        </table:table-row>
        <table:table-row table:style-name="ro1">
          <table:table-cell table:style-name="ce1" office:value-type="string">
            <text:p>29204</text:p>
          </table:table-cell>
          <table:table-cell table:style-name="ce1" office:value-type="string">
            <text:p>Lux-Case/Mobil/Xiaomi/Xiaomi Mi Max 2</text:p>
          </table:table-cell>
          <table:table-cell table:number-columns-repeated="2" table:style-name="ce1" office:value-type="string">
            <text:p>Xiaomi Mi Max 2</text:p>
          </table:table-cell>
        </table:table-row>
        <table:table-row table:style-name="ro1">
          <table:table-cell table:style-name="ce1" office:value-type="string">
            <text:p>29221</text:p>
          </table:table-cell>
          <table:table-cell table:style-name="ce1" office:value-type="string">
            <text:p>Lux-Case/Mobil/Xiaomi/Xiaomi Redmi 4X</text:p>
          </table:table-cell>
          <table:table-cell table:number-columns-repeated="2" table:style-name="ce1" office:value-type="string">
            <text:p>Xiaomi Redmi 4X</text:p>
          </table:table-cell>
        </table:table-row>
        <table:table-row table:style-name="ro1">
          <table:table-cell table:style-name="ce1" office:value-type="string">
            <text:p>29238</text:p>
          </table:table-cell>
          <table:table-cell table:style-name="ce1" office:value-type="string">
            <text:p>Lux-Case/Mobil/Xiaomi/Xiaomi Mi Note 2</text:p>
          </table:table-cell>
          <table:table-cell table:number-columns-repeated="2" table:style-name="ce1" office:value-type="string">
            <text:p>Xiaomi Mi Note 2</text:p>
          </table:table-cell>
        </table:table-row>
        <table:table-row table:style-name="ro1">
          <table:table-cell table:style-name="ce1" office:value-type="string">
            <text:p>29255</text:p>
          </table:table-cell>
          <table:table-cell table:style-name="ce1" office:value-type="string">
            <text:p>Lux-Case/Tablet/Acer Tablets/Acer Iconia Tab 10 A3-A40</text:p>
          </table:table-cell>
          <table:table-cell table:number-columns-repeated="2" table:style-name="ce1" office:value-type="string">
            <text:p>Acer Iconia Tab 10 A3-A40</text:p>
          </table:table-cell>
        </table:table-row>
        <table:table-row table:style-name="ro1">
          <table:table-cell table:style-name="ce1" office:value-type="string">
            <text:p>29272</text:p>
          </table:table-cell>
          <table:table-cell table:style-name="ce1" office:value-type="string">
            <text:p>Lux-Case/Tablet/Acer Tablets/Acer Iconia Tab 10 B3-A40</text:p>
          </table:table-cell>
          <table:table-cell table:number-columns-repeated="2" table:style-name="ce1" office:value-type="string">
            <text:p>Acer Iconia Tab 10 B3-A40</text:p>
          </table:table-cell>
        </table:table-row>
        <table:table-row table:style-name="ro1">
          <table:table-cell table:style-name="ce1" office:value-type="string">
            <text:p>29289</text:p>
          </table:table-cell>
          <table:table-cell table:style-name="ce1" office:value-type="string">
            <text:p>Lux-Case/Tablet/Acer Tablets/Acer Iconia Tab 10 B3-A30</text:p>
          </table:table-cell>
          <table:table-cell table:number-columns-repeated="2" table:style-name="ce1" office:value-type="string">
            <text:p>Acer Iconia Tab 10 B3-A30</text:p>
          </table:table-cell>
        </table:table-row>
        <table:table-row table:style-name="ro1">
          <table:table-cell table:style-name="ce1" office:value-type="string">
            <text:p>29306</text:p>
          </table:table-cell>
          <table:table-cell table:style-name="ce1" office:value-type="string">
            <text:p>Lux-Case/Tablet/Lenovo/Lenovo Yoga A12</text:p>
          </table:table-cell>
          <table:table-cell table:number-columns-repeated="2" table:style-name="ce1" office:value-type="string">
            <text:p>Lenovo Yoga A12</text:p>
          </table:table-cell>
        </table:table-row>
        <table:table-row table:style-name="ro1">
          <table:table-cell table:style-name="ce1" office:value-type="string">
            <text:p>29323</text:p>
          </table:table-cell>
          <table:table-cell table:style-name="ce1" office:value-type="string">
            <text:p>Lux-Case/Mobil/Huawei/Huawei P9 Lite Mini</text:p>
          </table:table-cell>
          <table:table-cell table:number-columns-repeated="2" table:style-name="ce1" office:value-type="string">
            <text:p>Huawei P9 Lite Mini</text:p>
          </table:table-cell>
        </table:table-row>
        <table:table-row table:style-name="ro1">
          <table:table-cell table:style-name="ce1" office:value-type="string">
            <text:p>29357</text:p>
          </table:table-cell>
          <table:table-cell table:style-name="ce1" office:value-type="string">
            <text:p>Lux-Case/Mobil/Huawei/Huawei Y5 II</text:p>
          </table:table-cell>
          <table:table-cell table:number-columns-repeated="2" table:style-name="ce1" office:value-type="string">
            <text:p>Huawei Y5 II</text:p>
          </table:table-cell>
        </table:table-row>
        <table:table-row table:style-name="ro1">
          <table:table-cell table:style-name="ce1" office:value-type="string">
            <text:p>29374</text:p>
          </table:table-cell>
          <table:table-cell table:style-name="ce1" office:value-type="string">
            <text:p>Lux-Case/Smartwatch/Fitbit/Fitbit Ionic</text:p>
          </table:table-cell>
          <table:table-cell table:number-columns-repeated="2" table:style-name="ce1" office:value-type="string">
            <text:p>Fitbit Ionic</text:p>
          </table:table-cell>
        </table:table-row>
        <table:table-row table:style-name="ro1">
          <table:table-cell table:style-name="ce1" office:value-type="string">
            <text:p>29375</text:p>
          </table:table-cell>
          <table:table-cell table:style-name="ce1" office:value-type="string">
            <text:p>Lux-Case/Smartwatch/Samsung Gear/Samsung Gear Sport</text:p>
          </table:table-cell>
          <table:table-cell table:number-columns-repeated="2" table:style-name="ce1" office:value-type="string">
            <text:p>Samsung Gear Sport</text:p>
          </table:table-cell>
        </table:table-row>
        <table:table-row table:style-name="ro1">
          <table:table-cell table:style-name="ce1" office:value-type="string">
            <text:p>29376</text:p>
          </table:table-cell>
          <table:table-cell table:style-name="ce1" office:value-type="string">
            <text:p>Lux-Case/Smartwatch/Samsung Gear/Samsung Gear Fit2 Pro</text:p>
          </table:table-cell>
          <table:table-cell table:style-name="ce1" office:value-type="string">
            <text:p>Med et aktivt liv, hvor man altid er på farten og udøver sport hvad enten det er på et seriøst elite plan eller det er hverdags sportsudøveren, der ikke er bleg for at have udstyret i orden, er dette Gear Fit2 Pro gearet til uanset hvem, der skulle ville have det på. Med sin avancerede teknik leverer det oplysninger, som du har brug for, når du er undervejs. Det er godt du er kommet til Lux-Case.dk! - og vi er hjemmesiden for mobiltilbehør og den ekstra rem, du søger til dette Gear Fit2 Pro smartur. Bestil allerede i dag! Gratis levering! </text:p>
          </table:table-cell>
          <table:table-cell table:style-name="ce1" office:value-type="string">
            <text:p>Samsung Gear Fit2 Pro. Et aktivt liv, hvor man er på farten og udøver sport hvad enten det er på et elite plan eller det er hverdags sportsudøveren, der vil have udstyret i orden.</text:p>
          </table:table-cell>
        </table:table-row>
        <table:table-row table:style-name="ro1">
          <table:table-cell table:style-name="ce1" office:value-type="string">
            <text:p>29377</text:p>
          </table:table-cell>
          <table:table-cell table:style-name="ce1" office:value-type="string">
            <text:p>Lux-Case/Mobil/Samsung/Samsung Gear IconX</text:p>
          </table:table-cell>
          <table:table-cell table:number-columns-repeated="2" table:style-name="ce1" office:value-type="string">
            <text:p>Samsung Gear IconX</text:p>
          </table:table-cell>
        </table:table-row>
        <table:table-row table:style-name="ro1">
          <table:table-cell table:style-name="ce1" office:value-type="string">
            <text:p>29378</text:p>
          </table:table-cell>
          <table:table-cell table:style-name="ce1" office:value-type="string">
            <text:p>Lux-Case/Tablet/Apple iPad/iPad Pro 10.5</text:p>
          </table:table-cell>
          <table:table-cell table:number-columns-repeated="2" table:style-name="ce1" office:value-type="string">
            <text:p>iPad Pro 10.5</text:p>
          </table:table-cell>
        </table:table-row>
        <table:table-row table:style-name="ro1">
          <table:table-cell table:style-name="ce1" office:value-type="string">
            <text:p>29395</text:p>
          </table:table-cell>
          <table:table-cell table:style-name="ce1" office:value-type="string">
            <text:p>Lux-Case/Mobil/Apple/iPhone X</text:p>
          </table:table-cell>
          <table:table-cell table:style-name="ce1" office:value-type="string">
            <text:p>&lt;strong&gt;iPhone X&lt;/strong&gt;&lt;br&gt;</text:p>
            <text:p/>
            <text:p>&lt;br&gt; </text:p>
            <text:p>iPhone X hedder den telefon Apple har udgivet i forbindelsen med 10 års jubilæum af iPhone-serien I 2017 og som har gjort Apple til verdens største elektronik koncern. </text:p>
            <text:p>Denne telefon er utroligt smuk og et designmæssigt vidunder med lækre bløde former og en telefon der ligger perfekt i hånden. </text:p>
            <text:p/>
            <text:p>iPhone X kommer med med en edge -to edge 5.8 tommer skærm, der er den største skærm fra iPhone til dags dato og skærmen benytter super retina display OLED-teknologi. Dette giver endnu bedre farver og opløsning. Skærmen understøtter også HDR og har 3D Touch indbygget. </text:p>
            <text:p>Kameraet har 12 megapixel opløsning med optisk dual billedstabilisering, der gør at den tager flottere billeder i mørke. </text:p>
            <text:p>Denne telefon har ikke nogen hjem-knap og man swiper for at komme ind til startskærmen. Man kan låse op ved at benytte en ansigtsscanne funktion, kaldet Face ID. </text:p>
            <text:p>iPhone X kommer med trådløs opladning og har batteritid, der er to timer længere end på &lt;a href=\"https://lux-case.dk/iphone-7.html\"&gt;iPhone 7&lt;/a&gt;.&lt;br&gt; </text:p>
            <text:p>&lt;br&gt; </text:p>
            <text:p>Endeligt kan nævnes at iPhone X stilfulde tidsløse design, gør at din telefon forbliver unik og smuk i mange år fremover.&lt;br&gt; </text:p>
            <text:p>&lt;br&gt; </text:p>
            <text:p>Her hos Lux-case kan du finde alt hvad du måtte mangle af tilbehør til iPhone X. Vi har et af Danmarks største udvalg af iPhone X, så det burde være muligt at finde noget som falder i din smag. Vi har F.eks covers, skærmbeskyttere, etuier, mini-højtalere, powerbanks. Hvad venter du på? Find det du mangler i dag! Det handler sådan set bare om at du går på opdagelse i vores store udvalg og får tilbehøret bestilt til din iPhone X.&lt;br&gt; </text:p>
            <text:p>&lt;br&gt; </text:p>
            <text:p>Din iPhone X er en smuk, men også en dyr telefon. Det kan altid betale sig at beskytte din telefon. Hvad med at anbefale i et cover fra Lux-case som beskytter din smartphone mod slag og stød. Du kan nyde din telefon helt stressfri uden skal bekymre sig om få din telefon beskadiget. Vælg imellem mange flotte farver, motiver, materialer og få det cover til iPhone X, som du synes passer bedst.&lt;br&gt;</text:p>
          </table:table-cell>
          <table:table-cell table:style-name="ce1" office:value-type="string">
            <text:p>iPhone X. Hos Lux-case kan du finde alt hvad du måtte mangle af tilbehør til iPhone X. Vi har Danmarks Største Udvalg af iPhone X Tilbehør. Kom ind og find det du mangler i dag!</text:p>
          </table:table-cell>
        </table:table-row>
        <table:table-row table:style-name="ro1">
          <table:table-cell table:style-name="ce1" office:value-type="string">
            <text:p>29412</text:p>
          </table:table-cell>
          <table:table-cell table:style-name="ce1" office:value-type="string">
            <text:p>Lux-Case/Smartwatch/Huawei Watch/Huawei Watch 2</text:p>
          </table:table-cell>
          <table:table-cell table:number-columns-repeated="2" table:style-name="ce1" office:value-type="string">
            <text:p>Huawei Watch 2</text:p>
          </table:table-cell>
        </table:table-row>
        <table:table-row table:style-name="ro1">
          <table:table-cell table:style-name="ce1" office:value-type="string">
            <text:p>29413</text:p>
          </table:table-cell>
          <table:table-cell table:style-name="ce1" office:value-type="string">
            <text:p>Lux-Case/Mobil/Apple/iPhone 8</text:p>
          </table:table-cell>
          <table:table-cell table:style-name="ce1" office:value-type="string">
            <text:p>&lt;strong&gt;Covers, etuier og tilbehør til iPhone 8.&lt;/strong&gt;</text:p>
            <text:p/>
            <text:p>Her kan du finde det absolut største udvalg af iPhone 8 tilbehør. Er du nervøs for skader og ridser? Så har vi &lt;a href=\"https://lux-case.dk/iphone-8-covers.html\"&gt;et kæmpe udvalg af iPhone 8 covers.&lt;/a&gt; </text:p>
            <text:p>Skal du bruge et ekstra kabel eller måske høretelefoner, kan du også finde et bredt sortiment hos lux-case. </text:p>
            <text:p>Vores lager er fyldt op med alverdens slags tilbehør, som cover, armbånd, standere, holdere og alt andet du kan forstille dig. </text:p>
            <text:p>Eller er du den aktive type, der mangler musik i ørene på løbeturen eller i fitnesscenteret, så har vi også armbånd til det formål. </text:p>
            <text:p>&lt;br/&gt; </text:p>
            <text:p>Alt hvad du måtte mangle til din Apple iPhone 8 kan du finde hos os.&lt;br&gt; </text:p>
            <text:p>&lt;br&gt; </text:p>
            <text:p>Du har måske allerede købt eller tænker på at købe din iPhone 8 og den behøver naturligvis et smart og matchende cover. Du er kommet til den rette hjemmeside, hvor du vil finde super fine produkter. Her hos os på Lux-Case.dk finder du mange forskellige covers, der kommer i forskellige farver og mange forskellige mønstrer og motiver der kan passe til netop din smag for din iPhone 8. Gå på opdagelse i det spændende sortiment på Lux-Case.dk og vælg selv det cover, der appelerer mest til dig!&lt;br/&gt; </text:p>
            <text:p>&lt;a href=\"https://lux-case.dk/iphone-8-covers.html#subscribe-form\"&gt;Vil du have de bedste tilbud fra lux-case.dk? Skriv dig op til vores nyhedsbrev i bunden af siden.&lt;/a&gt;</text:p>
          </table:table-cell>
          <table:table-cell table:style-name="ce1" office:value-type="string">
            <text:p>iPhone 8</text:p>
          </table:table-cell>
        </table:table-row>
        <table:table-row table:style-name="ro1">
          <table:table-cell table:style-name="ce1" office:value-type="string">
            <text:p>29430</text:p>
          </table:table-cell>
          <table:table-cell table:style-name="ce1" office:value-type="string">
            <text:p>Lux-Case/Mobil/Apple/iPhone 8 Plus</text:p>
          </table:table-cell>
          <table:table-cell table:style-name="ce1" office:value-type="string">
            <text:p>&lt;p&gt;&lt;strong&gt;iPhone 8 Plus Tilbehør&lt;/strong&gt; Du har måske gjort dig store og seriøse overvejelser angående at købe din nye iPhone 8 Plus. Det er der rigtig super gode planer i at investere i en iPhone 8 Plus.&lt;br /&gt;Det er til at forstå hvis du bestemmer dig for denne smarte mobil. Der er mange fordele, for ønsker du at opgradere til ny og hurtigere teknologi - så kommer du langt ved at bestille en iPhone 8 Plus.&lt;br /&gt;Den er mere funktionel og hører også til den nye generation. Den kommer i et yderst stilfuldt design med en stærk skærm. Telefonen er opdateret og mere avanceret end sine forgængere. Den har trådløs ladning – det er super smart! Et flot ydre design må man sige og en god kerne i telefonen.&lt;br /&gt;Lux-Case.dk er til for at hjælpe dig – du er kommet til den helt rette hjemmeside, når det gælder mobiltilbehør - så gå på opdagelse på hjemmesiden, der kan supplere dig med &lt;a href=\"https://lux-case.dk/iphone-8-plus-covers.html\"&gt;et cover til iPhone 8 Plus&lt;/a&gt;, som du bestemt ønsker at holde i god og fin stand. &lt;strong&gt;Bestil allerede i dag!&lt;/strong&gt; &lt;br /&gt;Du har måske allerede købt eller tænker på at købe din iPhone 8 Plus og den behøver naturligvis et smart og matchende cover. Du er kommet til den rette hjemmeside, hvor du vil finde super fine produkter. Her hos os på Lux-Case.dk finder du mange forskellige covers, der kommer i forskellige farver og mange forskellige mønstrer og motiver der kan passe til netop din smag for din iPhone 8 Plus. Gå på opdagelse i det spændende sortiment på Lux-Case.dk og vælg selv det cover, der appelerer mest til dig!&lt;/p&gt;</text:p>
          </table:table-cell>
          <table:table-cell table:style-name="ce1" office:value-type="string">
            <text:p>iPhone 8 Plus</text:p>
          </table:table-cell>
        </table:table-row>
        <table:table-row table:style-name="ro1">
          <table:table-cell table:style-name="ce1" office:value-type="string">
            <text:p>29447</text:p>
          </table:table-cell>
          <table:table-cell table:style-name="ce1" office:value-type="string">
            <text:p>Lux-Case/Mobil/ASUS/ASUS ZenFone 4 (ZE554KL)</text:p>
          </table:table-cell>
          <table:table-cell table:number-columns-repeated="2" table:style-name="ce1" office:value-type="string">
            <text:p>ASUS ZenFone 4 (ZE554KL)</text:p>
          </table:table-cell>
        </table:table-row>
        <table:table-row table:style-name="ro1">
          <table:table-cell table:style-name="ce1" office:value-type="string">
            <text:p>29464</text:p>
          </table:table-cell>
          <table:table-cell table:style-name="ce1" office:value-type="string">
            <text:p>Lux-Case/Mobil/ASUS/ASUS ZenFone 4 Pro (ZS551KL)</text:p>
          </table:table-cell>
          <table:table-cell table:number-columns-repeated="2" table:style-name="ce1" office:value-type="string">
            <text:p>ASUS ZenFone 4 Pro (ZS551KL)</text:p>
          </table:table-cell>
        </table:table-row>
        <table:table-row table:style-name="ro1">
          <table:table-cell table:style-name="ce1" office:value-type="string">
            <text:p>29481</text:p>
          </table:table-cell>
          <table:table-cell table:style-name="ce1" office:value-type="string">
            <text:p>Lux-Case/Mobil/ASUS/ASUS ZenFone 4 Selfie Pro (ZD552KL)</text:p>
          </table:table-cell>
          <table:table-cell table:number-columns-repeated="2" table:style-name="ce1" office:value-type="string">
            <text:p>ASUS ZenFone 4 Selfie Pro (ZD552KL)</text:p>
          </table:table-cell>
        </table:table-row>
        <table:table-row table:style-name="ro1">
          <table:table-cell table:style-name="ce1" office:value-type="string">
            <text:p>29498</text:p>
          </table:table-cell>
          <table:table-cell table:style-name="ce1" office:value-type="string">
            <text:p>Lux-Case/Tablet/Amazon/Amazon Echo Show</text:p>
          </table:table-cell>
          <table:table-cell table:number-columns-repeated="2" table:style-name="ce1" office:value-type="string">
            <text:p>Amazon Echo Show</text:p>
          </table:table-cell>
        </table:table-row>
        <table:table-row table:style-name="ro1">
          <table:table-cell table:style-name="ce1" office:value-type="string">
            <text:p>29515</text:p>
          </table:table-cell>
          <table:table-cell table:style-name="ce1" office:value-type="string">
            <text:p>Lux-Case/Tablet/Amazon/Amazon Echo</text:p>
          </table:table-cell>
          <table:table-cell table:number-columns-repeated="2" table:style-name="ce1" office:value-type="string">
            <text:p>Amazon Echo</text:p>
          </table:table-cell>
        </table:table-row>
        <table:table-row table:style-name="ro1">
          <table:table-cell table:style-name="ce1" office:value-type="string">
            <text:p>29516</text:p>
          </table:table-cell>
          <table:table-cell table:style-name="ce1" office:value-type="string">
            <text:p>Lux-Case/Tablet/Amazon/Amazon Echo Dot 2</text:p>
          </table:table-cell>
          <table:table-cell table:number-columns-repeated="2" table:style-name="ce1" office:value-type="string">
            <text:p>Amazon Echo Dot 2</text:p>
          </table:table-cell>
        </table:table-row>
        <table:table-row table:style-name="ro1">
          <table:table-cell table:style-name="ce1" office:value-type="string">
            <text:p>29517</text:p>
          </table:table-cell>
          <table:table-cell table:style-name="ce1" office:value-type="string">
            <text:p>Lux-Case/Smartwatch/Fitbit/Fitbit Charge HR</text:p>
          </table:table-cell>
          <table:table-cell table:number-columns-repeated="2" table:style-name="ce1" office:value-type="string">
            <text:p>Fitbit Charge HR</text:p>
          </table:table-cell>
        </table:table-row>
        <table:table-row table:style-name="ro1">
          <table:table-cell table:style-name="ce1" office:value-type="string">
            <text:p>29518</text:p>
          </table:table-cell>
          <table:table-cell table:style-name="ce1" office:value-type="string">
            <text:p>Lux-Case/Mobil/Google/Google Pixel 2</text:p>
          </table:table-cell>
          <table:table-cell table:number-columns-repeated="2" table:style-name="ce1" office:value-type="string">
            <text:p>Google Pixel 2</text:p>
          </table:table-cell>
        </table:table-row>
        <table:table-row table:style-name="ro1">
          <table:table-cell table:style-name="ce1" office:value-type="string">
            <text:p>29535</text:p>
          </table:table-cell>
          <table:table-cell table:style-name="ce1" office:value-type="string">
            <text:p>Lux-Case/Mobil/Google/Google Pixel 2 XL</text:p>
          </table:table-cell>
          <table:table-cell table:number-columns-repeated="2" table:style-name="ce1" office:value-type="string">
            <text:p>Google Pixel 2 XL</text:p>
          </table:table-cell>
        </table:table-row>
        <table:table-row table:style-name="ro1">
          <table:table-cell table:style-name="ce1" office:value-type="string">
            <text:p>29552</text:p>
          </table:table-cell>
          <table:table-cell table:style-name="ce1" office:value-type="string">
            <text:p>Lux-Case/Mobil/ASUS/ASUS ZenFone 4 Max 5.5 (ZC554KL)</text:p>
          </table:table-cell>
          <table:table-cell table:number-columns-repeated="2" table:style-name="ce1" office:value-type="string">
            <text:p>ASUS ZenFone 4 Max 5.5 (ZC554KL)</text:p>
          </table:table-cell>
        </table:table-row>
        <table:table-row table:style-name="ro1">
          <table:table-cell table:style-name="ce1" office:value-type="string">
            <text:p>29569</text:p>
          </table:table-cell>
          <table:table-cell table:style-name="ce1" office:value-type="string">
            <text:p>Lux-Case/Mobil/ASUS/ASUS ZenFone 4 Max 5.2 (ZC520KL)</text:p>
          </table:table-cell>
          <table:table-cell table:number-columns-repeated="2" table:style-name="ce1" office:value-type="string">
            <text:p>ASUS ZenFone 4 Max 5.2 (ZC520KL)</text:p>
          </table:table-cell>
        </table:table-row>
        <table:table-row table:style-name="ro1">
          <table:table-cell table:style-name="ce1" office:value-type="string">
            <text:p>29586</text:p>
          </table:table-cell>
          <table:table-cell table:style-name="ce1" office:value-type="string">
            <text:p>Lux-Case/Tablet/Amazon/Amazon Fire HD 10 (2017)</text:p>
          </table:table-cell>
          <table:table-cell table:number-columns-repeated="2" table:style-name="ce1" office:value-type="string">
            <text:p>Amazon Fire HD 10 (2017)</text:p>
          </table:table-cell>
        </table:table-row>
        <table:table-row table:style-name="ro1">
          <table:table-cell table:style-name="ce1" office:value-type="string">
            <text:p>29603</text:p>
          </table:table-cell>
          <table:table-cell table:style-name="ce1" office:value-type="string">
            <text:p>Lux-Case/Mobil/Huawei/Huawei Y6 2017</text:p>
          </table:table-cell>
          <table:table-cell table:number-columns-repeated="2" table:style-name="ce1" office:value-type="string">
            <text:p>Huawei Y6 2017</text:p>
          </table:table-cell>
        </table:table-row>
        <table:table-row table:style-name="ro1">
          <table:table-cell table:style-name="ce1" office:value-type="string">
            <text:p>29621</text:p>
          </table:table-cell>
          <table:table-cell table:style-name="ce1" office:value-type="string">
            <text:p>Lux-Case/Mobil/ZTE</text:p>
          </table:table-cell>
          <table:table-cell table:number-columns-repeated="2" table:style-name="ce1" office:value-type="string">
            <text:p>Accessories for ZTE phones.</text:p>
          </table:table-cell>
        </table:table-row>
        <table:table-row table:style-name="ro1">
          <table:table-cell table:style-name="ce1" office:value-type="string">
            <text:p>29622</text:p>
          </table:table-cell>
          <table:table-cell table:style-name="ce1" office:value-type="string">
            <text:p>Lux-Case/Mobil/Huawei/Huawei Mate 10</text:p>
          </table:table-cell>
          <table:table-cell table:number-columns-repeated="2" table:style-name="ce1" office:value-type="string">
            <text:p>Huawei Mate 10</text:p>
          </table:table-cell>
        </table:table-row>
        <table:table-row table:style-name="ro1">
          <table:table-cell table:style-name="ce1" office:value-type="string">
            <text:p>29639</text:p>
          </table:table-cell>
          <table:table-cell table:style-name="ce1" office:value-type="string">
            <text:p>Lux-Case/Mobil/Huawei/Huawei Mate 10 Pro</text:p>
          </table:table-cell>
          <table:table-cell table:number-columns-repeated="2" table:style-name="ce1" office:value-type="string">
            <text:p>Huawei Mate 10 Pro</text:p>
          </table:table-cell>
        </table:table-row>
        <table:table-row table:style-name="ro1">
          <table:table-cell table:style-name="ce1" office:value-type="string">
            <text:p>29656</text:p>
          </table:table-cell>
          <table:table-cell table:style-name="ce1" office:value-type="string">
            <text:p>Lux-Case/Mobil/Huawei/Huawei Mate 10 Lite</text:p>
          </table:table-cell>
          <table:table-cell table:number-columns-repeated="2" table:style-name="ce1" office:value-type="string">
            <text:p>Huawei Mate 10 Lite</text:p>
          </table:table-cell>
        </table:table-row>
        <table:table-row table:style-name="ro1">
          <table:table-cell table:style-name="ce1" office:value-type="string">
            <text:p>29673</text:p>
          </table:table-cell>
          <table:table-cell table:style-name="ce1" office:value-type="string">
            <text:p>Lux-Case/Mobil/Motorola/Motorola Moto C</text:p>
          </table:table-cell>
          <table:table-cell table:number-columns-repeated="2" table:style-name="ce1" office:value-type="string">
            <text:p>Motorola Moto C</text:p>
          </table:table-cell>
        </table:table-row>
        <table:table-row table:style-name="ro1">
          <table:table-cell table:style-name="ce1" office:value-type="string">
            <text:p>29690</text:p>
          </table:table-cell>
          <table:table-cell table:style-name="ce1" office:value-type="string">
            <text:p>Lux-Case/Mobil/Motorola/Motorola Moto C Plus</text:p>
          </table:table-cell>
          <table:table-cell table:number-columns-repeated="2" table:style-name="ce1" office:value-type="string">
            <text:p>Motorola Moto C Plus</text:p>
          </table:table-cell>
        </table:table-row>
        <table:table-row table:style-name="ro1">
          <table:table-cell table:style-name="ce1" office:value-type="string">
            <text:p>29707</text:p>
          </table:table-cell>
          <table:table-cell table:style-name="ce1" office:value-type="string">
            <text:p>Lux-Case/Mobil/Nokia/Nokia 216</text:p>
          </table:table-cell>
          <table:table-cell table:number-columns-repeated="2" table:style-name="ce1" office:value-type="string">
            <text:p>Nokia 216</text:p>
          </table:table-cell>
        </table:table-row>
        <table:table-row table:style-name="ro1">
          <table:table-cell table:style-name="ce1" office:value-type="string">
            <text:p>29724</text:p>
          </table:table-cell>
          <table:table-cell table:style-name="ce1" office:value-type="string">
            <text:p>Lux-Case/Mobil/Nokia/Nokia 222</text:p>
          </table:table-cell>
          <table:table-cell table:number-columns-repeated="2" table:style-name="ce1" office:value-type="string">
            <text:p>Nokia 222</text:p>
          </table:table-cell>
        </table:table-row>
        <table:table-row table:style-name="ro1">
          <table:table-cell table:style-name="ce1" office:value-type="string">
            <text:p>29741</text:p>
          </table:table-cell>
          <table:table-cell table:style-name="ce1" office:value-type="string">
            <text:p>Lux-Case/Mobil/Nokia/Nokia 230</text:p>
          </table:table-cell>
          <table:table-cell table:number-columns-repeated="2" table:style-name="ce1" office:value-type="string">
            <text:p>Nokia 230</text:p>
          </table:table-cell>
        </table:table-row>
        <table:table-row table:style-name="ro1">
          <table:table-cell table:style-name="ce1" office:value-type="string">
            <text:p>29758</text:p>
          </table:table-cell>
          <table:table-cell table:style-name="ce1" office:value-type="string">
            <text:p>Lux-Case/Mobil/Alcatel/Alcatel Idol 5</text:p>
          </table:table-cell>
          <table:table-cell table:number-columns-repeated="2" table:style-name="ce1" office:value-type="string">
            <text:p>Alcatel Idol 5</text:p>
          </table:table-cell>
        </table:table-row>
        <table:table-row table:style-name="ro1">
          <table:table-cell table:style-name="ce1" office:value-type="string">
            <text:p>29775</text:p>
          </table:table-cell>
          <table:table-cell table:style-name="ce1" office:value-type="string">
            <text:p>Lux-Case/Mobil/ZTE/ZTE Blade V8 Mini</text:p>
          </table:table-cell>
          <table:table-cell table:number-columns-repeated="2" table:style-name="ce1" office:value-type="string">
            <text:p>ZTE Blade V8 Mini</text:p>
          </table:table-cell>
        </table:table-row>
        <table:table-row table:style-name="ro1">
          <table:table-cell table:style-name="ce1" office:value-type="string">
            <text:p>29792</text:p>
          </table:table-cell>
          <table:table-cell table:style-name="ce1" office:value-type="string">
            <text:p>Lux-Case/Mobil/ZTE/ZTE Blade A310</text:p>
          </table:table-cell>
          <table:table-cell table:number-columns-repeated="2" table:style-name="ce1" office:value-type="string">
            <text:p>ZTE Blade A310</text:p>
          </table:table-cell>
        </table:table-row>
        <table:table-row table:style-name="ro1">
          <table:table-cell table:style-name="ce1" office:value-type="string">
            <text:p>29809</text:p>
          </table:table-cell>
          <table:table-cell table:style-name="ce1" office:value-type="string">
            <text:p>Lux-Case/Mobil/ZTE/ZTE Blade V7 Lite</text:p>
          </table:table-cell>
          <table:table-cell table:number-columns-repeated="2" table:style-name="ce1" office:value-type="string">
            <text:p>ZTE Blade V7 Lite</text:p>
          </table:table-cell>
        </table:table-row>
        <table:table-row table:style-name="ro1">
          <table:table-cell table:style-name="ce1" office:value-type="string">
            <text:p>29826</text:p>
          </table:table-cell>
          <table:table-cell table:style-name="ce1" office:value-type="string">
            <text:p>Lux-Case/Mobil/ZTE/ZTE Blade L110</text:p>
          </table:table-cell>
          <table:table-cell table:number-columns-repeated="2" table:style-name="ce1" office:value-type="string">
            <text:p>ZTE Blade L110</text:p>
          </table:table-cell>
        </table:table-row>
        <table:table-row table:style-name="ro1">
          <table:table-cell table:style-name="ce1" office:value-type="string">
            <text:p>29843</text:p>
          </table:table-cell>
          <table:table-cell table:style-name="ce1" office:value-type="string">
            <text:p>Lux-Case/Mobil/ZTE/ZTE Blade V8</text:p>
          </table:table-cell>
          <table:table-cell table:number-columns-repeated="2" table:style-name="ce1" office:value-type="string">
            <text:p>ZTE Blade V8</text:p>
          </table:table-cell>
        </table:table-row>
        <table:table-row table:style-name="ro1">
          <table:table-cell table:style-name="ce1" office:value-type="string">
            <text:p>29860</text:p>
          </table:table-cell>
          <table:table-cell table:style-name="ce1" office:value-type="string">
            <text:p>Lux-Case/Mobil/ZTE/ZTE Axon 7 Mini</text:p>
          </table:table-cell>
          <table:table-cell table:number-columns-repeated="2" table:style-name="ce1" office:value-type="string">
            <text:p>ZTE Axon 7 Mini</text:p>
          </table:table-cell>
        </table:table-row>
        <table:table-row table:style-name="ro1">
          <table:table-cell table:style-name="ce1" office:value-type="string">
            <text:p>29877</text:p>
          </table:table-cell>
          <table:table-cell table:style-name="ce1" office:value-type="string">
            <text:p>Lux-Case/Mobil/Lenovo/Lenovo P2</text:p>
          </table:table-cell>
          <table:table-cell table:number-columns-repeated="2" table:style-name="ce1" office:value-type="string">
            <text:p>Lenovo P2</text:p>
          </table:table-cell>
        </table:table-row>
        <table:table-row table:style-name="ro1">
          <table:table-cell table:style-name="ce1" office:value-type="string">
            <text:p>29894</text:p>
          </table:table-cell>
          <table:table-cell table:style-name="ce1" office:value-type="string">
            <text:p>Lux-Case/Mobil/Lenovo/Lenovo B</text:p>
          </table:table-cell>
          <table:table-cell table:number-columns-repeated="2" table:style-name="ce1" office:value-type="string">
            <text:p>Lenovo B</text:p>
          </table:table-cell>
        </table:table-row>
        <table:table-row table:style-name="ro1">
          <table:table-cell table:style-name="ce1" office:value-type="string">
            <text:p>29911</text:p>
          </table:table-cell>
          <table:table-cell table:style-name="ce1" office:value-type="string">
            <text:p>Lux-Case/Smartwatch/Polar/Polar M200</text:p>
          </table:table-cell>
          <table:table-cell table:number-columns-repeated="2" table:style-name="ce1" office:value-type="string">
            <text:p>Polar M200</text:p>
          </table:table-cell>
        </table:table-row>
        <table:table-row table:style-name="ro1">
          <table:table-cell table:style-name="ce1" office:value-type="string">
            <text:p>29912</text:p>
          </table:table-cell>
          <table:table-cell table:style-name="ce1" office:value-type="string">
            <text:p>Lux-Case/Smartwatch/Polar/Polar M400</text:p>
          </table:table-cell>
          <table:table-cell table:number-columns-repeated="2" table:style-name="ce1" office:value-type="string">
            <text:p>Polar M400</text:p>
          </table:table-cell>
        </table:table-row>
        <table:table-row table:style-name="ro1">
          <table:table-cell table:style-name="ce1" office:value-type="string">
            <text:p>29913</text:p>
          </table:table-cell>
          <table:table-cell table:style-name="ce1" office:value-type="string">
            <text:p>Lux-Case/Tablet/Lenovo/Lenovo <text:s/>Tab 7 Essential</text:p>
          </table:table-cell>
          <table:table-cell table:number-columns-repeated="2" table:style-name="ce1" office:value-type="string">
            <text:p>Lenovo <text:s/>Tab 7 Essential</text:p>
          </table:table-cell>
        </table:table-row>
        <table:table-row table:style-name="ro1">
          <table:table-cell table:style-name="ce1" office:value-type="string">
            <text:p>29930</text:p>
          </table:table-cell>
          <table:table-cell table:style-name="ce1" office:value-type="string">
            <text:p>Lux-Case/Mobil/HTC/HTC U11 Plus</text:p>
          </table:table-cell>
          <table:table-cell table:number-columns-repeated="2" table:style-name="ce1" office:value-type="string">
            <text:p>HTC U11 Plus</text:p>
          </table:table-cell>
        </table:table-row>
        <table:table-row table:style-name="ro1">
          <table:table-cell table:style-name="ce1" office:value-type="string">
            <text:p>29947</text:p>
          </table:table-cell>
          <table:table-cell table:style-name="ce1" office:value-type="string">
            <text:p>Lux-Case/Mobil/HTC/HTC U11 Life</text:p>
          </table:table-cell>
          <table:table-cell table:number-columns-repeated="2" table:style-name="ce1" office:value-type="string">
            <text:p>HTC U11 Life</text:p>
          </table:table-cell>
        </table:table-row>
        <table:table-row table:style-name="ro1">
          <table:table-cell table:style-name="ce1" office:value-type="string">
            <text:p>29964</text:p>
          </table:table-cell>
          <table:table-cell table:style-name="ce1" office:value-type="string">
            <text:p>Lux-Case/Mobil/Oneplus/OnePlus 5T</text:p>
          </table:table-cell>
          <table:table-cell table:number-columns-repeated="2" table:style-name="ce1" office:value-type="string">
            <text:p>OnePlus 5T</text:p>
          </table:table-cell>
        </table:table-row>
        <table:table-row table:style-name="ro1">
          <table:table-cell table:style-name="ce1" office:value-type="string">
            <text:p>29981</text:p>
          </table:table-cell>
          <table:table-cell table:style-name="ce1" office:value-type="string">
            <text:p>Lux-Case/Smartwatch/TomTom</text:p>
          </table:table-cell>
          <table:table-cell table:style-name="ce1" office:value-type="string">
            <text:p>Here at Lux-Case you can find lots of great accessories for TomTom units. We offer FREE shipping and great prices!</text:p>
          </table:table-cell>
          <table:table-cell table:style-name="ce1" office:value-type="string">
            <text:p>Find the best products and the best prices for your TomTom units here at Lux-Case. Always FREE shipping.</text:p>
          </table:table-cell>
        </table:table-row>
        <table:table-row table:style-name="ro1">
          <table:table-cell table:style-name="ce1" office:value-type="string">
            <text:p>29982</text:p>
          </table:table-cell>
          <table:table-cell table:style-name="ce1" office:value-type="string">
            <text:p>Lux-Case/Mobil/Meizu</text:p>
          </table:table-cell>
          <table:table-cell table:style-name="ce1" office:value-type="string">
            <text:p>Lux-Case offers a great selection of accessories for Meizu units. Covers, flip-cases, pouches, car holder, armbands and much more - you can find it all here at Lux-Case.</text:p>
            <text:p/>
            <text:p>We have sharp prices and always FREE shipping.</text:p>
          </table:table-cell>
          <table:table-cell table:style-name="ce1" office:value-type="string">
            <text:p>FREE shipping and tons of accessories at great prices for you Meizu phone!</text:p>
          </table:table-cell>
        </table:table-row>
        <table:table-row table:style-name="ro1">
          <table:table-cell table:style-name="ce1" office:value-type="string">
            <text:p>29983</text:p>
          </table:table-cell>
          <table:table-cell table:style-name="ce1" office:value-type="string">
            <text:p>Lux-Case/Smartwatch/ASUS ZenWatch/ASUS ZenWatch 3</text:p>
          </table:table-cell>
          <table:table-cell table:number-columns-repeated="2" table:style-name="ce1" office:value-type="string">
            <text:p>ASUS ZenWatch 3</text:p>
          </table:table-cell>
        </table:table-row>
        <table:table-row table:style-name="ro1">
          <table:table-cell table:style-name="ce1" office:value-type="string">
            <text:p>29984</text:p>
          </table:table-cell>
          <table:table-cell table:style-name="ce1" office:value-type="string">
            <text:p>Lux-Case/Smartwatch/Polar/Polar FT4</text:p>
          </table:table-cell>
          <table:table-cell table:number-columns-repeated="2" table:style-name="ce1" office:value-type="string">
            <text:p>Polar FT4</text:p>
          </table:table-cell>
        </table:table-row>
        <table:table-row table:style-name="ro1">
          <table:table-cell table:style-name="ce1" office:value-type="string">
            <text:p>29985</text:p>
          </table:table-cell>
          <table:table-cell table:style-name="ce1" office:value-type="string">
            <text:p>Lux-Case/Smartwatch/Polar/Polar FT7</text:p>
          </table:table-cell>
          <table:table-cell table:number-columns-repeated="2" table:style-name="ce1" office:value-type="string">
            <text:p>Polar FT7</text:p>
          </table:table-cell>
        </table:table-row>
        <table:table-row table:style-name="ro1">
          <table:table-cell table:style-name="ce1" office:value-type="string">
            <text:p>29986</text:p>
          </table:table-cell>
          <table:table-cell table:style-name="ce1" office:value-type="string">
            <text:p>Lux-Case/Smartwatch/Polar/Polar V800</text:p>
          </table:table-cell>
          <table:table-cell table:number-columns-repeated="2" table:style-name="ce1" office:value-type="string">
            <text:p>Polar V800</text:p>
          </table:table-cell>
        </table:table-row>
        <table:table-row table:style-name="ro1">
          <table:table-cell table:style-name="ce1" office:value-type="string">
            <text:p>29987</text:p>
          </table:table-cell>
          <table:table-cell table:style-name="ce1" office:value-type="string">
            <text:p>Lux-Case/Mobil/Nokia/Nokia 105</text:p>
          </table:table-cell>
          <table:table-cell table:number-columns-repeated="2" table:style-name="ce1" office:value-type="string">
            <text:p>Nokia 105</text:p>
          </table:table-cell>
        </table:table-row>
        <table:table-row table:style-name="ro1">
          <table:table-cell table:style-name="ce1" office:value-type="string">
            <text:p>30004</text:p>
          </table:table-cell>
          <table:table-cell table:style-name="ce1" office:value-type="string">
            <text:p>Lux-Case/Smartwatch/Garmin/Garmin Approach S2</text:p>
          </table:table-cell>
          <table:table-cell table:number-columns-repeated="2" table:style-name="ce1" office:value-type="string">
            <text:p>Garmin Approach S2</text:p>
          </table:table-cell>
        </table:table-row>
        <table:table-row table:style-name="ro1">
          <table:table-cell table:style-name="ce1" office:value-type="string">
            <text:p>30005</text:p>
          </table:table-cell>
          <table:table-cell table:style-name="ce1" office:value-type="string">
            <text:p>Lux-Case/Smartwatch/Garmin/Garmin Approach S4</text:p>
          </table:table-cell>
          <table:table-cell table:number-columns-repeated="2" table:style-name="ce1" office:value-type="string">
            <text:p>Garmin Approach S4</text:p>
          </table:table-cell>
        </table:table-row>
        <table:table-row table:style-name="ro1">
          <table:table-cell table:style-name="ce1" office:value-type="string">
            <text:p>30006</text:p>
          </table:table-cell>
          <table:table-cell table:style-name="ce1" office:value-type="string">
            <text:p>Lux-Case/Smartwatch/Garmin/Garmin Forerunner 225</text:p>
          </table:table-cell>
          <table:table-cell table:number-columns-repeated="2" table:style-name="ce1" office:value-type="string">
            <text:p>Garmin Forerunner 225</text:p>
          </table:table-cell>
        </table:table-row>
        <table:table-row table:style-name="ro1">
          <table:table-cell table:style-name="ce1" office:value-type="string">
            <text:p>30007</text:p>
          </table:table-cell>
          <table:table-cell table:style-name="ce1" office:value-type="string">
            <text:p>Lux-Case/Smartwatch/TomTom/TomTom Runner</text:p>
          </table:table-cell>
          <table:table-cell table:number-columns-repeated="2" table:style-name="ce1" office:value-type="string">
            <text:p>TomTom Runner</text:p>
          </table:table-cell>
        </table:table-row>
        <table:table-row table:style-name="ro1">
          <table:table-cell table:style-name="ce1" office:value-type="string">
            <text:p>30008</text:p>
          </table:table-cell>
          <table:table-cell table:style-name="ce1" office:value-type="string">
            <text:p>Lux-Case/Smartwatch/TomTom/TomTom Multi-Sport</text:p>
          </table:table-cell>
          <table:table-cell table:number-columns-repeated="2" table:style-name="ce1" office:value-type="string">
            <text:p>TomTom Multi-Sport</text:p>
          </table:table-cell>
        </table:table-row>
        <table:table-row table:style-name="ro1">
          <table:table-cell table:style-name="ce1" office:value-type="string">
            <text:p>30009</text:p>
          </table:table-cell>
          <table:table-cell table:style-name="ce1" office:value-type="string">
            <text:p>Lux-Case/Mobil/Meizu/Meizu Pro 7</text:p>
          </table:table-cell>
          <table:table-cell table:number-columns-repeated="2" table:style-name="ce1" office:value-type="string">
            <text:p>Meizu Pro 7</text:p>
          </table:table-cell>
        </table:table-row>
        <table:table-row table:style-name="ro1">
          <table:table-cell table:style-name="ce1" office:value-type="string">
            <text:p>30026</text:p>
          </table:table-cell>
          <table:table-cell table:style-name="ce1" office:value-type="string">
            <text:p>Lux-Case/Mobil/Meizu/Meizu Pro 7 Plus</text:p>
          </table:table-cell>
          <table:table-cell table:number-columns-repeated="2" table:style-name="ce1" office:value-type="string">
            <text:p>Meizu Pro 7 Plus</text:p>
          </table:table-cell>
        </table:table-row>
        <table:table-row table:style-name="ro1">
          <table:table-cell table:style-name="ce1" office:value-type="string">
            <text:p>30043</text:p>
          </table:table-cell>
          <table:table-cell table:style-name="ce1" office:value-type="string">
            <text:p>Lux-Case/Mobil/Meizu/Meizu M5</text:p>
          </table:table-cell>
          <table:table-cell table:number-columns-repeated="2" table:style-name="ce1" office:value-type="string">
            <text:p>Meizu M5</text:p>
          </table:table-cell>
        </table:table-row>
        <table:table-row table:style-name="ro1">
          <table:table-cell table:style-name="ce1" office:value-type="string">
            <text:p>30060</text:p>
          </table:table-cell>
          <table:table-cell table:style-name="ce1" office:value-type="string">
            <text:p>Lux-Case/Mobil/Meizu/Meizu M5c</text:p>
          </table:table-cell>
          <table:table-cell table:number-columns-repeated="2" table:style-name="ce1" office:value-type="string">
            <text:p>Meizu M5c</text:p>
          </table:table-cell>
        </table:table-row>
        <table:table-row table:style-name="ro1">
          <table:table-cell table:style-name="ce1" office:value-type="string">
            <text:p>30077</text:p>
          </table:table-cell>
          <table:table-cell table:style-name="ce1" office:value-type="string">
            <text:p>Lux-Case/Mobil/Meizu/Meizu M5 Note</text:p>
          </table:table-cell>
          <table:table-cell table:number-columns-repeated="2" table:style-name="ce1" office:value-type="string">
            <text:p>Meizu M5 Note</text:p>
          </table:table-cell>
        </table:table-row>
        <table:table-row table:style-name="ro1">
          <table:table-cell table:style-name="ce1" office:value-type="string">
            <text:p>30094</text:p>
          </table:table-cell>
          <table:table-cell table:style-name="ce1" office:value-type="string">
            <text:p>Lux-Case/Mobil/Meizu/Meizu M5s</text:p>
          </table:table-cell>
          <table:table-cell table:number-columns-repeated="2" table:style-name="ce1" office:value-type="string">
            <text:p>Meizu M5s</text:p>
          </table:table-cell>
        </table:table-row>
        <table:table-row table:style-name="ro1">
          <table:table-cell table:style-name="ce1" office:value-type="string">
            <text:p>30111</text:p>
          </table:table-cell>
          <table:table-cell table:style-name="ce1" office:value-type="string">
            <text:p>Lux-Case/Mobil/Meizu/Meizu MX6</text:p>
          </table:table-cell>
          <table:table-cell table:number-columns-repeated="2" table:style-name="ce1" office:value-type="string">
            <text:p>Meizu MX6</text:p>
          </table:table-cell>
        </table:table-row>
        <table:table-row table:style-name="ro1">
          <table:table-cell table:style-name="ce1" office:value-type="string">
            <text:p>30128</text:p>
          </table:table-cell>
          <table:table-cell table:style-name="ce1" office:value-type="string">
            <text:p>Lux-Case/Mobil/Xiaomi/Xiaomi Mi A1</text:p>
          </table:table-cell>
          <table:table-cell table:number-columns-repeated="2" table:style-name="ce1" office:value-type="string">
            <text:p>Xiaomi Mi A1</text:p>
          </table:table-cell>
        </table:table-row>
        <table:table-row table:style-name="ro1">
          <table:table-cell table:style-name="ce1" office:value-type="string">
            <text:p>30145</text:p>
          </table:table-cell>
          <table:table-cell table:style-name="ce1" office:value-type="string">
            <text:p>Lux-Case/Mobil/Xiaomi/Xiaomi Mi Mix 2</text:p>
          </table:table-cell>
          <table:table-cell table:number-columns-repeated="2" table:style-name="ce1" office:value-type="string">
            <text:p>Xiaomi Mi Mix 2</text:p>
          </table:table-cell>
        </table:table-row>
        <table:table-row table:style-name="ro1">
          <table:table-cell table:style-name="ce1" office:value-type="string">
            <text:p>30162</text:p>
          </table:table-cell>
          <table:table-cell table:style-name="ce1" office:value-type="string">
            <text:p>Lux-Case/Tablet/Amazon/Amazon Kindle Oasis (2017)</text:p>
          </table:table-cell>
          <table:table-cell table:number-columns-repeated="2" table:style-name="ce1" office:value-type="string">
            <text:p>Amazon Kindle Oasis (2017)</text:p>
          </table:table-cell>
        </table:table-row>
        <table:table-row table:style-name="ro1">
          <table:table-cell table:style-name="ce1" office:value-type="string">
            <text:p>30179</text:p>
          </table:table-cell>
          <table:table-cell table:style-name="ce1" office:value-type="string">
            <text:p>Lux-Case/Smartwatch/Xiaomi/Xiaomi Mi Brand 2</text:p>
          </table:table-cell>
          <table:table-cell table:number-columns-repeated="2" table:style-name="ce1" office:value-type="string">
            <text:p>Xiaomi Mi Brand 2</text:p>
          </table:table-cell>
        </table:table-row>
        <table:table-row table:style-name="ro1">
          <table:table-cell table:style-name="ce1" office:value-type="string">
            <text:p>30180</text:p>
          </table:table-cell>
          <table:table-cell table:style-name="ce1" office:value-type="string">
            <text:p>Lux-Case/Smartwatch/TomTom/TomTom Touch</text:p>
          </table:table-cell>
          <table:table-cell table:number-columns-repeated="2" table:style-name="ce1" office:value-type="string">
            <text:p>TomTom Touch</text:p>
          </table:table-cell>
        </table:table-row>
        <table:table-row table:style-name="ro1">
          <table:table-cell table:style-name="ce1" office:value-type="string">
            <text:p>30181</text:p>
          </table:table-cell>
          <table:table-cell table:style-name="ce1" office:value-type="string">
            <text:p>Lux-Case/Smartwatch/TomTom/TomTom Runner 2</text:p>
          </table:table-cell>
          <table:table-cell table:number-columns-repeated="2" table:style-name="ce1" office:value-type="string">
            <text:p>TomTom Runner 2</text:p>
          </table:table-cell>
        </table:table-row>
        <table:table-row table:style-name="ro1">
          <table:table-cell table:style-name="ce1" office:value-type="string">
            <text:p>30182</text:p>
          </table:table-cell>
          <table:table-cell table:style-name="ce1" office:value-type="string">
            <text:p>Lux-Case/Smartwatch/TomTom/TomTom Runner 3</text:p>
          </table:table-cell>
          <table:table-cell table:number-columns-repeated="2" table:style-name="ce1" office:value-type="string">
            <text:p>TomTom Runner 3</text:p>
          </table:table-cell>
        </table:table-row>
        <table:table-row table:style-name="ro1">
          <table:table-cell table:style-name="ce1" office:value-type="string">
            <text:p>30183</text:p>
          </table:table-cell>
          <table:table-cell table:style-name="ce1" office:value-type="string">
            <text:p>Lux-Case/Smartwatch/TomTom/TomTom Spark</text:p>
          </table:table-cell>
          <table:table-cell table:number-columns-repeated="2" table:style-name="ce1" office:value-type="string">
            <text:p>TomTom Spark</text:p>
          </table:table-cell>
        </table:table-row>
        <table:table-row table:style-name="ro1">
          <table:table-cell table:style-name="ce1" office:value-type="string">
            <text:p>30184</text:p>
          </table:table-cell>
          <table:table-cell table:style-name="ce1" office:value-type="string">
            <text:p>Lux-Case/Smartwatch/TomTom/TomTom Spark 3</text:p>
          </table:table-cell>
          <table:table-cell table:number-columns-repeated="2" table:style-name="ce1" office:value-type="string">
            <text:p>TomTom Spark 3</text:p>
          </table:table-cell>
        </table:table-row>
        <table:table-row table:style-name="ro1">
          <table:table-cell table:style-name="ce1" office:value-type="string">
            <text:p>30185</text:p>
          </table:table-cell>
          <table:table-cell table:style-name="ce1" office:value-type="string">
            <text:p>Lux-Case/Smartwatch/TomTom/TomTom Adventurer</text:p>
          </table:table-cell>
          <table:table-cell table:number-columns-repeated="2" table:style-name="ce1" office:value-type="string">
            <text:p>TomTom Adventurer</text:p>
          </table:table-cell>
        </table:table-row>
        <table:table-row table:style-name="ro1">
          <table:table-cell table:style-name="ce1" office:value-type="string">
            <text:p>30186</text:p>
          </table:table-cell>
          <table:table-cell table:style-name="ce1" office:value-type="string">
            <text:p>Lux-Case/Smartwatch/Suunto/Suunto Ambit</text:p>
          </table:table-cell>
          <table:table-cell table:number-columns-repeated="2" table:style-name="ce1" office:value-type="string">
            <text:p>Suunto Ambit</text:p>
          </table:table-cell>
        </table:table-row>
        <table:table-row table:style-name="ro1">
          <table:table-cell table:style-name="ce1" office:value-type="string">
            <text:p>30187</text:p>
          </table:table-cell>
          <table:table-cell table:style-name="ce1" office:value-type="string">
            <text:p>Lux-Case/Smartwatch/Suunto/Suunto Ambit2</text:p>
          </table:table-cell>
          <table:table-cell table:number-columns-repeated="2" table:style-name="ce1" office:value-type="string">
            <text:p>Suunto Ambit2</text:p>
          </table:table-cell>
        </table:table-row>
        <table:table-row table:style-name="ro1">
          <table:table-cell table:style-name="ce1" office:value-type="string">
            <text:p>30188</text:p>
          </table:table-cell>
          <table:table-cell table:style-name="ce1" office:value-type="string">
            <text:p>Lux-Case/Smartwatch/Suunto/Suunto Ambit3</text:p>
          </table:table-cell>
          <table:table-cell table:number-columns-repeated="2" table:style-name="ce1" office:value-type="string">
            <text:p>Suunto Ambit3</text:p>
          </table:table-cell>
        </table:table-row>
        <table:table-row table:style-name="ro1">
          <table:table-cell table:style-name="ce1" office:value-type="string">
            <text:p>30189</text:p>
          </table:table-cell>
          <table:table-cell table:style-name="ce1" office:value-type="string">
            <text:p>Lux-Case/Smartwatch/Huawei Watch/Huawei TalkBand B3</text:p>
          </table:table-cell>
          <table:table-cell table:number-columns-repeated="2" table:style-name="ce1" office:value-type="string">
            <text:p>Huawei TalkBand B3</text:p>
          </table:table-cell>
        </table:table-row>
        <table:table-row table:style-name="ro1">
          <table:table-cell table:style-name="ce1" office:value-type="string">
            <text:p>30190</text:p>
          </table:table-cell>
          <table:table-cell table:style-name="ce1" office:value-type="string">
            <text:p>Lux-Case/Tablet/Tolino</text:p>
          </table:table-cell>
          <table:table-cell table:style-name="ce1" table:number-columns-repeated="2"/>
        </table:table-row>
        <table:table-row table:style-name="ro1">
          <table:table-cell table:style-name="ce1" office:value-type="string">
            <text:p>30191</text:p>
          </table:table-cell>
          <table:table-cell table:style-name="ce1" office:value-type="string">
            <text:p>Lux-Case/Kamera/GoPro Tilbehør/GoPro Fusion</text:p>
          </table:table-cell>
          <table:table-cell table:style-name="ce1" table:number-columns-repeated="2"/>
        </table:table-row>
        <table:table-row table:style-name="ro1">
          <table:table-cell table:style-name="ce1" office:value-type="string">
            <text:p>30194</text:p>
          </table:table-cell>
          <table:table-cell table:style-name="ce1" office:value-type="string">
            <text:p>Lux-Case/Smartwatch/Garmin/Garmin Vivoactive 3</text:p>
          </table:table-cell>
          <table:table-cell table:number-columns-repeated="2" table:style-name="ce1" office:value-type="string">
            <text:p>Garmin Vivoactive 3</text:p>
          </table:table-cell>
        </table:table-row>
        <table:table-row table:style-name="ro1">
          <table:table-cell table:style-name="ce1" office:value-type="string">
            <text:p>30195</text:p>
          </table:table-cell>
          <table:table-cell table:style-name="ce1" office:value-type="string">
            <text:p>Lux-Case/Smartwatch/Garmin/Garmin Vivofit 3</text:p>
          </table:table-cell>
          <table:table-cell table:number-columns-repeated="2" table:style-name="ce1" office:value-type="string">
            <text:p>Garmin Vivofit 3</text:p>
          </table:table-cell>
        </table:table-row>
        <table:table-row table:style-name="ro1">
          <table:table-cell table:style-name="ce1" office:value-type="string">
            <text:p>30196</text:p>
          </table:table-cell>
          <table:table-cell table:style-name="ce1" office:value-type="string">
            <text:p>Lux-Case/Smartwatch/Garmin/Garmin Forerunner 910XT</text:p>
          </table:table-cell>
          <table:table-cell table:number-columns-repeated="2" table:style-name="ce1" office:value-type="string">
            <text:p>Garmin Forerunner 910XT</text:p>
          </table:table-cell>
        </table:table-row>
        <table:table-row table:style-name="ro1">
          <table:table-cell table:style-name="ce1" office:value-type="string">
            <text:p>30197</text:p>
          </table:table-cell>
          <table:table-cell table:style-name="ce1" office:value-type="string">
            <text:p>Lux-Case/Smartwatch/Garmin/Garmin Approach S60</text:p>
          </table:table-cell>
          <table:table-cell table:number-columns-repeated="2" table:style-name="ce1" office:value-type="string">
            <text:p>Garmin Approach S60</text:p>
          </table:table-cell>
        </table:table-row>
        <table:table-row table:style-name="ro1">
          <table:table-cell table:style-name="ce1" office:value-type="string">
            <text:p>30198</text:p>
          </table:table-cell>
          <table:table-cell table:style-name="ce1" office:value-type="string">
            <text:p>Lux-Case/Smartwatch/Garmin/Garmin Vivomove HR</text:p>
          </table:table-cell>
          <table:table-cell table:number-columns-repeated="2" table:style-name="ce1" office:value-type="string">
            <text:p>Garmin Vivomove HR</text:p>
          </table:table-cell>
        </table:table-row>
        <table:table-row table:style-name="ro1">
          <table:table-cell table:style-name="ce1" office:value-type="string">
            <text:p>30199</text:p>
          </table:table-cell>
          <table:table-cell table:style-name="ce1" office:value-type="string">
            <text:p>Lux-Case/Smartwatch/Huawei Watch/Huawei Watch 2 Pro</text:p>
          </table:table-cell>
          <table:table-cell table:number-columns-repeated="2" table:style-name="ce1" office:value-type="string">
            <text:p>Huawei Watch 2 Pro</text:p>
          </table:table-cell>
        </table:table-row>
        <table:table-row table:style-name="ro1">
          <table:table-cell table:style-name="ce1" office:value-type="string">
            <text:p>30200</text:p>
          </table:table-cell>
          <table:table-cell table:style-name="ce1" office:value-type="string">
            <text:p>Lux-Case/Smartwatch/Garmin/Garmin Edge 1030</text:p>
          </table:table-cell>
          <table:table-cell table:number-columns-repeated="2" table:style-name="ce1" office:value-type="string">
            <text:p>Garmin Edge 1030</text:p>
          </table:table-cell>
        </table:table-row>
        <table:table-row table:style-name="ro1">
          <table:table-cell table:style-name="ce1" office:value-type="string">
            <text:p>30201</text:p>
          </table:table-cell>
          <table:table-cell table:style-name="ce1" office:value-type="string">
            <text:p>Lux-Case/Smartwatch/Suunto/Suunto Essential</text:p>
          </table:table-cell>
          <table:table-cell table:number-columns-repeated="2" table:style-name="ce1" office:value-type="string">
            <text:p>Suunto Essential</text:p>
          </table:table-cell>
        </table:table-row>
        <table:table-row table:style-name="ro1">
          <table:table-cell table:style-name="ce1" office:value-type="string">
            <text:p>30202</text:p>
          </table:table-cell>
          <table:table-cell table:style-name="ce1" office:value-type="string">
            <text:p>Lux-Case/Smartwatch/Suunto/Suunto Spartan Sport</text:p>
          </table:table-cell>
          <table:table-cell table:number-columns-repeated="2" table:style-name="ce1" office:value-type="string">
            <text:p>Suunto Spartan Sport</text:p>
          </table:table-cell>
        </table:table-row>
        <table:table-row table:style-name="ro1">
          <table:table-cell table:style-name="ce1" office:value-type="string">
            <text:p>30203</text:p>
          </table:table-cell>
          <table:table-cell table:style-name="ce1" office:value-type="string">
            <text:p>Lux-Case/Smartwatch/Suunto/Suunto Traverse</text:p>
          </table:table-cell>
          <table:table-cell table:number-columns-repeated="2" table:style-name="ce1" office:value-type="string">
            <text:p>Suunto Traverse</text:p>
          </table:table-cell>
        </table:table-row>
        <table:table-row table:style-name="ro1">
          <table:table-cell table:style-name="ce1" office:value-type="string">
            <text:p>30204</text:p>
          </table:table-cell>
          <table:table-cell table:style-name="ce1" office:value-type="string">
            <text:p>Lux-Case/Smartwatch/Suunto/Suunto Spartan Ultra</text:p>
          </table:table-cell>
          <table:table-cell table:number-columns-repeated="2" table:style-name="ce1" office:value-type="string">
            <text:p>Suunto Spartan Ultra</text:p>
          </table:table-cell>
        </table:table-row>
        <table:table-row table:style-name="ro1">
          <table:table-cell table:style-name="ce1" office:value-type="string">
            <text:p>30205</text:p>
          </table:table-cell>
          <table:table-cell table:style-name="ce1" office:value-type="string">
            <text:p>Lux-Case/Smartwatch/Suunto/Suunto Kailash</text:p>
          </table:table-cell>
          <table:table-cell table:number-columns-repeated="2" table:style-name="ce1" office:value-type="string">
            <text:p>Suunto Kailash</text:p>
          </table:table-cell>
        </table:table-row>
        <table:table-row table:style-name="ro1">
          <table:table-cell table:style-name="ce1" office:value-type="string">
            <text:p>30206</text:p>
          </table:table-cell>
          <table:table-cell table:style-name="ce1" office:value-type="string">
            <text:p>Lux-Case/Smartwatch/Garmin/Garmin Vivofit 4</text:p>
          </table:table-cell>
          <table:table-cell table:number-columns-repeated="2" table:style-name="ce1" office:value-type="string">
            <text:p>Garmin Vivofit 4</text:p>
          </table:table-cell>
        </table:table-row>
        <table:table-row table:style-name="ro1">
          <table:table-cell table:style-name="ce1" office:value-type="string">
            <text:p>30207</text:p>
          </table:table-cell>
          <table:table-cell table:style-name="ce1" office:value-type="string">
            <text:p>Lux-Case/Smartwatch/Garmin/Garmin Vivofit JR</text:p>
          </table:table-cell>
          <table:table-cell table:number-columns-repeated="2" table:style-name="ce1" office:value-type="string">
            <text:p>Garmin Vivofit JR</text:p>
          </table:table-cell>
        </table:table-row>
        <table:table-row table:style-name="ro1">
          <table:table-cell table:style-name="ce1" office:value-type="string">
            <text:p>30208</text:p>
          </table:table-cell>
          <table:table-cell table:style-name="ce1" office:value-type="string">
            <text:p>Lux-Case/Smartwatch/Suunto/Suunto D4i Novo</text:p>
          </table:table-cell>
          <table:table-cell table:number-columns-repeated="2" table:style-name="ce1" office:value-type="string">
            <text:p>Suunto D4i Novo</text:p>
          </table:table-cell>
        </table:table-row>
        <table:table-row table:style-name="ro1">
          <table:table-cell table:style-name="ce1" office:value-type="string">
            <text:p>30209</text:p>
          </table:table-cell>
          <table:table-cell table:style-name="ce1" office:value-type="string">
            <text:p>Lux-Case/Mobil/ZTE/ZTE Blade S7</text:p>
          </table:table-cell>
          <table:table-cell table:number-columns-repeated="2" table:style-name="ce1" office:value-type="string">
            <text:p>ZTE Blade S7</text:p>
          </table:table-cell>
        </table:table-row>
        <table:table-row table:style-name="ro1">
          <table:table-cell table:style-name="ce1" office:value-type="string">
            <text:p>30226</text:p>
          </table:table-cell>
          <table:table-cell table:style-name="ce1" office:value-type="string">
            <text:p>Lux-Case/Mobil/Samsung/Samsung Galaxy A8 (2018)</text:p>
          </table:table-cell>
          <table:table-cell table:style-name="ce1" office:value-type="string">
            <text:p>Du har måske funderet længe over hvilken mobil, du skulle købe næste gang og du har nu endeligt besluttet dig for, at din næste mobil skal hedde Samsung Galaxy A8 (2018).&lt;br/&gt; Det er også muligt, at det ikke er første gang du ejer en Samsung Galaxy telefon - måske har du valgt din stil for længe siden og er glad for denne serie telefoner. Du har valgt en super fin mobil, der først og fremmest ligger godt i hånden idet den har ergonomiske linjer og form hvilket betyder, at du slipper for at tabe telefonen i tide og utide hvilket er rart må man sige.&lt;br/&gt;Velkommen her hos Lux-Case.dk, som tilbyder dig at gå på opdagelse i et bredt sortiment af mobiltilbehør. Vælg det, der er god smag for dig. Du kan her købe det, du behøver til din telefon såsom covers, etuier, høretelefoner, kabler, skærmbeskyttelse m.m..Gør dit køb af mobiltilbehør allerede i dag!&lt;br/&gt;&lt;strong&gt;Gratis levering!&lt;/strong&gt;&lt;br&gt;</text:p>
            <text:p/>
            <text:p>&lt;br&gt; </text:p>
            <text:p>Cover til Samsung Galaxy A8 fra 2018. </text:p>
            <text:p>Du har måske gjort dig store og seriøse overvejelser angående at købe din nye Samsung Galaxy A8 (2018) og har endeligt bestemt dig for, at den må du bare eje. Din mobil behøver selvfølgelig et super smart og matchende cover. Det er en rigtig god plan at investere i et cover. Der er mange fordele ved at købe et cover til din Galaxy A8. Lux-Case.dk er til for at hjælpe dig – du er kommet til den helt rette hjemmeside, når det gælder mobiltilbehør. Coverne fås i mange dejlige farver fra de mere enkle til de mere spraglede farver. De kommer tilmed i flere mønstrer og motiver – der skal nok være et cover, der passer til din smag. Gå på opdagelse i vores spændende sortiment. Så bestil allerede i dag! Gratis levering!</text:p>
          </table:table-cell>
          <table:table-cell table:style-name="ce1" office:value-type="string">
            <text:p>Samsung Galaxy A8 (2018)</text:p>
          </table:table-cell>
        </table:table-row>
        <table:table-row table:style-name="ro1">
          <table:table-cell table:style-name="ce1" office:value-type="string">
            <text:p>30243</text:p>
          </table:table-cell>
          <table:table-cell table:style-name="ce1" office:value-type="string">
            <text:p>Lux-Case/Mobil/Alcatel/Alcatel PIXI 4 (5) 4G</text:p>
          </table:table-cell>
          <table:table-cell table:number-columns-repeated="2" table:style-name="ce1" office:value-type="string">
            <text:p>Alcatel PIXI 4 (5) 4G</text:p>
          </table:table-cell>
        </table:table-row>
        <table:table-row table:style-name="ro1">
          <table:table-cell table:style-name="ce1" office:value-type="string">
            <text:p>30260</text:p>
          </table:table-cell>
          <table:table-cell table:style-name="ce1" office:value-type="string">
            <text:p>Lux-Case/Kamera/Canon Kameratilbehør</text:p>
          </table:table-cell>
          <table:table-cell table:style-name="ce1" table:number-columns-repeated="2"/>
        </table:table-row>
        <table:table-row table:style-name="ro1">
          <table:table-cell table:style-name="ce1" office:value-type="string">
            <text:p>30261</text:p>
          </table:table-cell>
          <table:table-cell table:style-name="ce1" office:value-type="string">
            <text:p>Lux-Case/Kamera/Nikon Kameratilbehør</text:p>
          </table:table-cell>
          <table:table-cell table:style-name="ce1" table:number-columns-repeated="2"/>
        </table:table-row>
        <table:table-row table:style-name="ro1">
          <table:table-cell table:style-name="ce1" office:value-type="string">
            <text:p>30262</text:p>
          </table:table-cell>
          <table:table-cell table:style-name="ce1" office:value-type="string">
            <text:p>Lux-Case/Kamera/Sony Kameratilbehør</text:p>
          </table:table-cell>
          <table:table-cell table:style-name="ce1" table:number-columns-repeated="2"/>
        </table:table-row>
        <table:table-row table:style-name="ro1">
          <table:table-cell table:style-name="ce1" office:value-type="string">
            <text:p>30263</text:p>
          </table:table-cell>
          <table:table-cell table:style-name="ce1" office:value-type="string">
            <text:p>Lux-Case/Kamera/Fuji Kameratilbehør</text:p>
          </table:table-cell>
          <table:table-cell table:style-name="ce1" table:number-columns-repeated="2"/>
        </table:table-row>
        <table:table-row table:style-name="ro1">
          <table:table-cell table:style-name="ce1" office:value-type="string">
            <text:p>30264</text:p>
          </table:table-cell>
          <table:table-cell table:style-name="ce1" office:value-type="string">
            <text:p>Lux-Case/Kamera/Olympus Kameratilbehør</text:p>
          </table:table-cell>
          <table:table-cell table:style-name="ce1" table:number-columns-repeated="2"/>
        </table:table-row>
        <table:table-row table:style-name="ro1">
          <table:table-cell table:style-name="ce1" office:value-type="string">
            <text:p>30265</text:p>
          </table:table-cell>
          <table:table-cell table:style-name="ce1" office:value-type="string">
            <text:p>Lux-Case/Kamera/Samsung Kameratilbehør</text:p>
          </table:table-cell>
          <table:table-cell table:style-name="ce1" table:number-columns-repeated="2"/>
        </table:table-row>
        <table:table-row table:style-name="ro1">
          <table:table-cell table:style-name="ce1" office:value-type="string">
            <text:p>30266</text:p>
          </table:table-cell>
          <table:table-cell table:style-name="ce1" office:value-type="string">
            <text:p>Lux-Case/Tablet/Tolino/Tolino Vision 4/3/2/1</text:p>
          </table:table-cell>
          <table:table-cell table:number-columns-repeated="2" table:style-name="ce1" office:value-type="string">
            <text:p>Tolino Vision 4/3/2/1</text:p>
          </table:table-cell>
        </table:table-row>
        <table:table-row table:style-name="ro1">
          <table:table-cell table:style-name="ce1" office:value-type="string">
            <text:p>30283</text:p>
          </table:table-cell>
          <table:table-cell table:style-name="ce1" office:value-type="string">
            <text:p>Lux-Case/Tablet/Tolino/Tolino Shine 2/1</text:p>
          </table:table-cell>
          <table:table-cell table:number-columns-repeated="2" table:style-name="ce1" office:value-type="string">
            <text:p>Tolino Shine 2/1</text:p>
          </table:table-cell>
        </table:table-row>
        <table:table-row table:style-name="ro1">
          <table:table-cell table:style-name="ce1" office:value-type="string">
            <text:p>30300</text:p>
          </table:table-cell>
          <table:table-cell table:style-name="ce1" office:value-type="string">
            <text:p>Lux-Case/Smartwatch/Garmin/Garmin Approach S3</text:p>
          </table:table-cell>
          <table:table-cell table:number-columns-repeated="2" table:style-name="ce1" office:value-type="string">
            <text:p>Garmin Approach S3</text:p>
          </table:table-cell>
        </table:table-row>
        <table:table-row table:style-name="ro1">
          <table:table-cell table:style-name="ce1" office:value-type="string">
            <text:p>30301</text:p>
          </table:table-cell>
          <table:table-cell table:style-name="ce1" office:value-type="string">
            <text:p>Lux-Case/Smartwatch/Garmin/Garmin Approach S6</text:p>
          </table:table-cell>
          <table:table-cell table:number-columns-repeated="2" table:style-name="ce1" office:value-type="string">
            <text:p>Garmin Approach S6</text:p>
          </table:table-cell>
        </table:table-row>
        <table:table-row table:style-name="ro1">
          <table:table-cell table:style-name="ce1" office:value-type="string">
            <text:p>30302</text:p>
          </table:table-cell>
          <table:table-cell table:style-name="ce1" office:value-type="string">
            <text:p>Lux-Case/Smartwatch/Garmin/Garmin Forerunner 735</text:p>
          </table:table-cell>
          <table:table-cell table:number-columns-repeated="2" table:style-name="ce1" office:value-type="string">
            <text:p>Garmin Forerunner 735</text:p>
          </table:table-cell>
        </table:table-row>
        <table:table-row table:style-name="ro1">
          <table:table-cell table:style-name="ce1" office:value-type="string">
            <text:p>30303</text:p>
          </table:table-cell>
          <table:table-cell table:style-name="ce1" office:value-type="string">
            <text:p>Lux-Case/Smartwatch/Garmin/Garmin Forerunner 620</text:p>
          </table:table-cell>
          <table:table-cell table:number-columns-repeated="2" table:style-name="ce1" office:value-type="string">
            <text:p>Garmin Forerunner 620</text:p>
          </table:table-cell>
        </table:table-row>
        <table:table-row table:style-name="ro1">
          <table:table-cell table:style-name="ce1" office:value-type="string">
            <text:p>30304</text:p>
          </table:table-cell>
          <table:table-cell table:style-name="ce1" office:value-type="string">
            <text:p>Lux-Case/Smartwatch/Garmin/Garmin Edge 800/810</text:p>
          </table:table-cell>
          <table:table-cell table:number-columns-repeated="2" table:style-name="ce1" office:value-type="string">
            <text:p>Garmin Edge 800/810</text:p>
          </table:table-cell>
        </table:table-row>
        <table:table-row table:style-name="ro1">
          <table:table-cell table:style-name="ce1" office:value-type="string">
            <text:p>30305</text:p>
          </table:table-cell>
          <table:table-cell table:style-name="ce1" office:value-type="string">
            <text:p>Lux-Case/Smartwatch/Garmin/Garmin Edge 820</text:p>
          </table:table-cell>
          <table:table-cell table:number-columns-repeated="2" table:style-name="ce1" office:value-type="string">
            <text:p>Garmin Edge 820</text:p>
          </table:table-cell>
        </table:table-row>
        <table:table-row table:style-name="ro1">
          <table:table-cell table:style-name="ce1" office:value-type="string">
            <text:p>30306</text:p>
          </table:table-cell>
          <table:table-cell table:style-name="ce1" office:value-type="string">
            <text:p>Lux-Case/Smartwatch/Garmin/Garmin Edge 1000</text:p>
          </table:table-cell>
          <table:table-cell table:number-columns-repeated="2" table:style-name="ce1" office:value-type="string">
            <text:p>Garmin Edge 1000</text:p>
          </table:table-cell>
        </table:table-row>
        <table:table-row table:style-name="ro1">
          <table:table-cell table:style-name="ce1" office:value-type="string">
            <text:p>30307</text:p>
          </table:table-cell>
          <table:table-cell table:style-name="ce1" office:value-type="string">
            <text:p>Lux-Case/Smartwatch/Garmin/Garmin Forerunner 230</text:p>
          </table:table-cell>
          <table:table-cell table:number-columns-repeated="2" table:style-name="ce1" office:value-type="string">
            <text:p>Garmin Forerunner 230</text:p>
          </table:table-cell>
        </table:table-row>
        <table:table-row table:style-name="ro1">
          <table:table-cell table:style-name="ce1" office:value-type="string">
            <text:p>30308</text:p>
          </table:table-cell>
          <table:table-cell table:style-name="ce1" office:value-type="string">
            <text:p>Lux-Case/Smartwatch/Garmin/Garmin Forerunner 220</text:p>
          </table:table-cell>
          <table:table-cell table:number-columns-repeated="2" table:style-name="ce1" office:value-type="string">
            <text:p>Garmin Forerunner 220</text:p>
          </table:table-cell>
        </table:table-row>
        <table:table-row table:style-name="ro1">
          <table:table-cell table:style-name="ce1" office:value-type="string">
            <text:p>30309</text:p>
          </table:table-cell>
          <table:table-cell table:style-name="ce1" office:value-type="string">
            <text:p>Lux-Case/Mobil/Sony/Sony Xperia XA2</text:p>
          </table:table-cell>
          <table:table-cell table:number-columns-repeated="2" table:style-name="ce1" office:value-type="string">
            <text:p>Sony Xperia XA2</text:p>
          </table:table-cell>
        </table:table-row>
        <table:table-row table:style-name="ro1">
          <table:table-cell table:style-name="ce1" office:value-type="string">
            <text:p>30326</text:p>
          </table:table-cell>
          <table:table-cell table:style-name="ce1" office:value-type="string">
            <text:p>Lux-Case/Mobil/Sony/Sony Xperia XA2 Ultra</text:p>
          </table:table-cell>
          <table:table-cell table:number-columns-repeated="2" table:style-name="ce1" office:value-type="string">
            <text:p>Sony Xperia XA2 Ultra</text:p>
          </table:table-cell>
        </table:table-row>
        <table:table-row table:style-name="ro1">
          <table:table-cell table:style-name="ce1" office:value-type="string">
            <text:p>30343</text:p>
          </table:table-cell>
          <table:table-cell table:style-name="ce1" office:value-type="string">
            <text:p>Lux-Case/Mobil/Sony/Sony Xperia L2</text:p>
          </table:table-cell>
          <table:table-cell table:number-columns-repeated="2" table:style-name="ce1" office:value-type="string">
            <text:p>Sony Xperia L2</text:p>
          </table:table-cell>
        </table:table-row>
        <table:table-row table:style-name="ro1">
          <table:table-cell table:style-name="ce1" office:value-type="string">
            <text:p>30360</text:p>
          </table:table-cell>
          <table:table-cell table:style-name="ce1" office:value-type="string">
            <text:p>Lux-Case/Mobil/Samsung/Samsung Galaxy S9</text:p>
          </table:table-cell>
          <table:table-cell table:style-name="ce1" office:value-type="string">
            <text:p>Er det en Samsung Galaxy S9 du er ude efter at investere i – eller måske har du allerede købt den fordi du synes det er en helt igennem fantastisk telefon. Og nu skal du så bruge mobiltilbehør.&lt;br/&gt; </text:p>
            <text:p/>
            <text:p>Du er kommet til den helt rette hjemmeside: Lux-Case.dk - vi kan hjælpe dig med at finde dit mobiltilbehør, som du uværgeligt vil få brug for til din nye telefon. Det vil uden tvivl være en god idé at beskytte din telefon ved at beklæde den med et cover, som beskytter mod skrammer. Det er altid en billigere løsning at købe et cover til din mobil end at skulle være nødt til at investere i en ny telefon blot fordi den ikke har været beskyttet.&lt;br/&gt;Hos Lux-Case.dk finder du alt fra skærmbeskyttelse, høretelefoner, etuier, covers m.m.. Så vælg et cover og personliggør din mobil med det skønneste cover, der kommer i alle afskygninger. &lt;strong&gt;Bestil allerede i dag!&lt;/strong&gt;</text:p>
          </table:table-cell>
          <table:table-cell table:style-name="ce1" office:value-type="string">
            <text:p>Skal du bruge mobiltilbehør til Samsung Galaxy S9. Vi kan hjælpe dig med at finde dit tilbehør, som du vil få brug for til din nye telefon. </text:p>
          </table:table-cell>
        </table:table-row>
        <table:table-row table:style-name="ro1">
          <table:table-cell table:style-name="ce1" office:value-type="string">
            <text:p>30377</text:p>
          </table:table-cell>
          <table:table-cell table:style-name="ce1" office:value-type="string">
            <text:p>Lux-Case/Mobil/Samsung/Samsung Galaxy S9 Plus</text:p>
          </table:table-cell>
          <table:table-cell table:style-name="ce1" office:value-type="string">
            <text:p>&lt;strong&gt;Samsung Galaxy S9 Plus Mobiltilbehør&lt;/strong&gt;&lt;br/&gt;</text:p>
            <text:p/>
            <text:p>Du har måske netop investeret i den super fine Samsung Galaxy S9 Plus og den kræver naturligvis et flot cover, for med et smart og frækt cover har du mulighed for at personliggøre din telefon.&lt;br/&gt;Det mobiltilbehør, som du står og mangler finder du her hos Lux-Case.dk og velkommen til; vi har alt fra skærmbeskyttelse, høretelefoner, etuier, covers m.m.. Vælg først og fremmest og beskyt din telefon og personliggør din mobil med det skønneste cover, der kommer i alle afskygninger. Så vælg den billige løsning ved at investere i et cover inden uheldet er ude og du behøver en helt ny telefon. &lt;strong&gt;Bestil allerede i dag!&lt;/strong&gt;</text:p>
          </table:table-cell>
          <table:table-cell table:style-name="ce1" office:value-type="string">
            <text:p>Du har måske netop investeret i den super fine Samsung Galaxy S9 Plus og den kræver naturligvis et flot cover, for med et smart og frækt cover har du mulighed for at personliggøre din telefon. </text:p>
          </table:table-cell>
        </table:table-row>
        <table:table-row table:style-name="ro1">
          <table:table-cell table:style-name="ce1" office:value-type="string">
            <text:p>30396</text:p>
          </table:table-cell>
          <table:table-cell table:style-name="ce1" office:value-type="string">
            <text:p>Lux-Case/Kamera/Samsung Kameratilbehør/Samsung NX300</text:p>
          </table:table-cell>
          <table:table-cell table:number-columns-repeated="2" table:style-name="ce1" office:value-type="string">
            <text:p>Samsung NX300</text:p>
          </table:table-cell>
        </table:table-row>
        <table:table-row table:style-name="ro1">
          <table:table-cell table:style-name="ce1" office:value-type="string">
            <text:p>30397</text:p>
          </table:table-cell>
          <table:table-cell table:style-name="ce1" office:value-type="string">
            <text:p>Lux-Case/Kamera/Samsung Kameratilbehør/Samsung GC200/GC110/GC100</text:p>
          </table:table-cell>
          <table:table-cell table:number-columns-repeated="2" table:style-name="ce1" office:value-type="string">
            <text:p>Samsung GC200/GC110/GC100</text:p>
          </table:table-cell>
        </table:table-row>
        <table:table-row table:style-name="ro1">
          <table:table-cell table:style-name="ce1" office:value-type="string">
            <text:p>30398</text:p>
          </table:table-cell>
          <table:table-cell table:style-name="ce1" office:value-type="string">
            <text:p>Lux-Case/Kamera/Fuji Kameratilbehør/Fuji X100 / X100F / X100S</text:p>
          </table:table-cell>
          <table:table-cell table:number-columns-repeated="2" table:style-name="ce1" office:value-type="string">
            <text:p>Fuji X100 / X100F / X100S</text:p>
          </table:table-cell>
        </table:table-row>
        <table:table-row table:style-name="ro1">
          <table:table-cell table:style-name="ce1" office:value-type="string">
            <text:p>30399</text:p>
          </table:table-cell>
          <table:table-cell table:style-name="ce1" office:value-type="string">
            <text:p>Lux-Case/Kamera/Canon Kameratilbehør/Canon EOS 600D/650D/700D</text:p>
          </table:table-cell>
          <table:table-cell table:number-columns-repeated="2" table:style-name="ce1" office:value-type="string">
            <text:p>Canon EOS 600D/650D/700D</text:p>
          </table:table-cell>
        </table:table-row>
        <table:table-row table:style-name="ro1">
          <table:table-cell table:style-name="ce1" office:value-type="string">
            <text:p>30400</text:p>
          </table:table-cell>
          <table:table-cell table:style-name="ce1" office:value-type="string">
            <text:p>Lux-Case/Kamera/Sony Kameratilbehør/Sony Alpha a7RII</text:p>
          </table:table-cell>
          <table:table-cell table:number-columns-repeated="2" table:style-name="ce1" office:value-type="string">
            <text:p>Sony Alpha a7RII</text:p>
          </table:table-cell>
        </table:table-row>
        <table:table-row table:style-name="ro1">
          <table:table-cell table:style-name="ce1" office:value-type="string">
            <text:p>30401</text:p>
          </table:table-cell>
          <table:table-cell table:style-name="ce1" office:value-type="string">
            <text:p>Lux-Case/Kamera/Olympus Kameratilbehør/Olympus OM-D E-M10 Mark II / E-M10</text:p>
          </table:table-cell>
          <table:table-cell table:number-columns-repeated="2" table:style-name="ce1" office:value-type="string">
            <text:p>Olympus OM-D E-M10 Mark II / E-M10</text:p>
          </table:table-cell>
        </table:table-row>
        <table:table-row table:style-name="ro1">
          <table:table-cell table:style-name="ce1" office:value-type="string">
            <text:p>30404</text:p>
          </table:table-cell>
          <table:table-cell table:style-name="ce1" office:value-type="string">
            <text:p>Lux-Case/Kamera/Sony Kameratilbehør/Sony DSC-RX100 Mark III IV M3 M4</text:p>
          </table:table-cell>
          <table:table-cell table:number-columns-repeated="2" table:style-name="ce1" office:value-type="string">
            <text:p>Sony DSC-RX100 Mark III IV M3 M4</text:p>
          </table:table-cell>
        </table:table-row>
        <table:table-row table:style-name="ro1">
          <table:table-cell table:style-name="ce1" office:value-type="string">
            <text:p>30405</text:p>
          </table:table-cell>
          <table:table-cell table:style-name="ce1" office:value-type="string">
            <text:p>Lux-Case/Kamera/Canon Kameratilbehør/Canon EOS 5D Mark IV</text:p>
          </table:table-cell>
          <table:table-cell table:number-columns-repeated="2" table:style-name="ce1" office:value-type="string">
            <text:p>Canon EOS 5D Mark IV</text:p>
          </table:table-cell>
        </table:table-row>
        <table:table-row table:style-name="ro1">
          <table:table-cell table:style-name="ce1" office:value-type="string">
            <text:p>30406</text:p>
          </table:table-cell>
          <table:table-cell table:style-name="ce1" office:value-type="string">
            <text:p>Lux-Case/Kamera/Sony Kameratilbehør/Sony A5000/A5100/NEX3N</text:p>
          </table:table-cell>
          <table:table-cell table:number-columns-repeated="2" table:style-name="ce1" office:value-type="string">
            <text:p>Sony A5000/A5100/NEX3N</text:p>
          </table:table-cell>
        </table:table-row>
        <table:table-row table:style-name="ro1">
          <table:table-cell table:style-name="ce1" office:value-type="string">
            <text:p>30407</text:p>
          </table:table-cell>
          <table:table-cell table:style-name="ce1" office:value-type="string">
            <text:p>Lux-Case/Kamera/Nikon Kameratilbehør/Nikon 1 J5</text:p>
          </table:table-cell>
          <table:table-cell table:number-columns-repeated="2" table:style-name="ce1" office:value-type="string">
            <text:p>Nikon 1 J5</text:p>
          </table:table-cell>
        </table:table-row>
        <table:table-row table:style-name="ro1">
          <table:table-cell table:style-name="ce1" office:value-type="string">
            <text:p>30408</text:p>
          </table:table-cell>
          <table:table-cell table:style-name="ce1" office:value-type="string">
            <text:p>Lux-Case/Kamera/Fuji Kameratilbehør/Fuji X-T20</text:p>
          </table:table-cell>
          <table:table-cell table:number-columns-repeated="2" table:style-name="ce1" office:value-type="string">
            <text:p>Fuji X-T20</text:p>
          </table:table-cell>
        </table:table-row>
        <table:table-row table:style-name="ro1">
          <table:table-cell table:style-name="ce1" office:value-type="string">
            <text:p>30409</text:p>
          </table:table-cell>
          <table:table-cell table:style-name="ce1" office:value-type="string">
            <text:p>Lux-Case/Kamera/Canon Kameratilbehør/Canon SX720 HS/SX700 HS</text:p>
          </table:table-cell>
          <table:table-cell table:number-columns-repeated="2" table:style-name="ce1" office:value-type="string">
            <text:p>Canon SX720 HS/SX700 HS</text:p>
          </table:table-cell>
        </table:table-row>
        <table:table-row table:style-name="ro1">
          <table:table-cell table:style-name="ce1" office:value-type="string">
            <text:p>30411</text:p>
          </table:table-cell>
          <table:table-cell table:style-name="ce1" office:value-type="string">
            <text:p>Lux-Case/Kamera/Panasonic</text:p>
          </table:table-cell>
          <table:table-cell table:style-name="ce1" table:number-columns-repeated="2"/>
        </table:table-row>
        <table:table-row table:style-name="ro1">
          <table:table-cell table:style-name="ce1" office:value-type="string">
            <text:p>30412</text:p>
          </table:table-cell>
          <table:table-cell table:style-name="ce1" office:value-type="string">
            <text:p>Lux-Case/Kamera/Casio</text:p>
          </table:table-cell>
          <table:table-cell table:style-name="ce1" table:number-columns-repeated="2"/>
        </table:table-row>
        <table:table-row table:style-name="ro1">
          <table:table-cell table:style-name="ce1" office:value-type="string">
            <text:p>30413</text:p>
          </table:table-cell>
          <table:table-cell table:style-name="ce1" office:value-type="string">
            <text:p>Lux-Case/Kamera/Leica</text:p>
          </table:table-cell>
          <table:table-cell table:style-name="ce1" table:number-columns-repeated="2"/>
        </table:table-row>
        <table:table-row table:style-name="ro1">
          <table:table-cell table:style-name="ce1" office:value-type="string">
            <text:p>30415</text:p>
          </table:table-cell>
          <table:table-cell table:style-name="ce1" office:value-type="string">
            <text:p>Lux-Case/Mobil/ZTE/ZTE Axon 7</text:p>
          </table:table-cell>
          <table:table-cell table:number-columns-repeated="2" table:style-name="ce1" office:value-type="string">
            <text:p>ZTE Axon 7</text:p>
          </table:table-cell>
        </table:table-row>
        <table:table-row table:style-name="ro1">
          <table:table-cell table:style-name="ce1" office:value-type="string">
            <text:p>30432</text:p>
          </table:table-cell>
          <table:table-cell table:style-name="ce1" office:value-type="string">
            <text:p>Lux-Case/Mobil/Lenovo/Lenovo K6</text:p>
          </table:table-cell>
          <table:table-cell table:number-columns-repeated="2" table:style-name="ce1" office:value-type="string">
            <text:p>Lenovo K6</text:p>
          </table:table-cell>
        </table:table-row>
        <table:table-row table:style-name="ro1">
          <table:table-cell table:style-name="ce1" office:value-type="string">
            <text:p>30449</text:p>
          </table:table-cell>
          <table:table-cell table:style-name="ce1" office:value-type="string">
            <text:p>Lux-Case/Mobil/Lenovo/Lenovo K6 Note</text:p>
          </table:table-cell>
          <table:table-cell table:number-columns-repeated="2" table:style-name="ce1" office:value-type="string">
            <text:p>Lenovo K6 Note</text:p>
          </table:table-cell>
        </table:table-row>
        <table:table-row table:style-name="ro1">
          <table:table-cell table:style-name="ce1" office:value-type="string">
            <text:p>30466</text:p>
          </table:table-cell>
          <table:table-cell table:style-name="ce1" office:value-type="string">
            <text:p>Lux-Case/Mobil/HTC/HTC Desire 10 Lifestyle</text:p>
          </table:table-cell>
          <table:table-cell table:number-columns-repeated="2" table:style-name="ce1" office:value-type="string">
            <text:p>HTC Desire 10 Lifestyle</text:p>
          </table:table-cell>
        </table:table-row>
        <table:table-row table:style-name="ro1">
          <table:table-cell table:style-name="ce1" office:value-type="string">
            <text:p>30483</text:p>
          </table:table-cell>
          <table:table-cell table:style-name="ce1" office:value-type="string">
            <text:p>Lux-Case/Mobil/Lenovo/Lenovo A Plus</text:p>
          </table:table-cell>
          <table:table-cell table:number-columns-repeated="2" table:style-name="ce1" office:value-type="string">
            <text:p>Lenovo A Plus</text:p>
          </table:table-cell>
        </table:table-row>
        <table:table-row table:style-name="ro1">
          <table:table-cell table:style-name="ce1" office:value-type="string">
            <text:p>30500</text:p>
          </table:table-cell>
          <table:table-cell table:style-name="ce1" office:value-type="string">
            <text:p>Lux-Case/Kamera/Sony Kameratilbehør/Sony HX60/HX50/HX30</text:p>
          </table:table-cell>
          <table:table-cell table:number-columns-repeated="2" table:style-name="ce1" office:value-type="string">
            <text:p>Sony HX60/HX50/HX30</text:p>
          </table:table-cell>
        </table:table-row>
        <table:table-row table:style-name="ro1">
          <table:table-cell table:style-name="ce1" office:value-type="string">
            <text:p>30501</text:p>
          </table:table-cell>
          <table:table-cell table:style-name="ce1" office:value-type="string">
            <text:p>Lux-Case/Kamera/Panasonic/Panasonic LX100</text:p>
          </table:table-cell>
          <table:table-cell table:number-columns-repeated="2" table:style-name="ce1" office:value-type="string">
            <text:p>Panasonic LX100</text:p>
          </table:table-cell>
        </table:table-row>
        <table:table-row table:style-name="ro1">
          <table:table-cell table:style-name="ce1" office:value-type="string">
            <text:p>30502</text:p>
          </table:table-cell>
          <table:table-cell table:style-name="ce1" office:value-type="string">
            <text:p>Lux-Case/Kamera/Sony Kameratilbehør/Sony a7II</text:p>
          </table:table-cell>
          <table:table-cell table:number-columns-repeated="2" table:style-name="ce1" office:value-type="string">
            <text:p>Sony a7II</text:p>
          </table:table-cell>
        </table:table-row>
        <table:table-row table:style-name="ro1">
          <table:table-cell table:style-name="ce1" office:value-type="string">
            <text:p>30503</text:p>
          </table:table-cell>
          <table:table-cell table:style-name="ce1" office:value-type="string">
            <text:p>Lux-Case/Kamera/Fuji Kameratilbehør/Fuji X-E1/X-E2</text:p>
          </table:table-cell>
          <table:table-cell table:number-columns-repeated="2" table:style-name="ce1" office:value-type="string">
            <text:p>Fuji X-E1/X-E2</text:p>
          </table:table-cell>
        </table:table-row>
        <table:table-row table:style-name="ro1">
          <table:table-cell table:style-name="ce1" office:value-type="string">
            <text:p>30504</text:p>
          </table:table-cell>
          <table:table-cell table:style-name="ce1" office:value-type="string">
            <text:p>Lux-Case/Kamera/Fuji Kameratilbehør/Fuji XM1/XA2/XA1</text:p>
          </table:table-cell>
          <table:table-cell table:number-columns-repeated="2" table:style-name="ce1" office:value-type="string">
            <text:p>Fuji XM1/XA2/XA1</text:p>
          </table:table-cell>
        </table:table-row>
        <table:table-row table:style-name="ro1">
          <table:table-cell table:style-name="ce1" office:value-type="string">
            <text:p>30505</text:p>
          </table:table-cell>
          <table:table-cell table:style-name="ce1" office:value-type="string">
            <text:p>Lux-Case/Kamera/Olympus Kameratilbehør/Olympus SH-2/SH-1</text:p>
          </table:table-cell>
          <table:table-cell table:number-columns-repeated="2" table:style-name="ce1" office:value-type="string">
            <text:p>Olympus SH-2/SH-1</text:p>
          </table:table-cell>
        </table:table-row>
        <table:table-row table:style-name="ro1">
          <table:table-cell table:style-name="ce1" office:value-type="string">
            <text:p>30506</text:p>
          </table:table-cell>
          <table:table-cell table:style-name="ce1" office:value-type="string">
            <text:p>Lux-Case/Kamera/Canon Kameratilbehør/Canon EOSM/EOSM2/EOSM10</text:p>
          </table:table-cell>
          <table:table-cell table:number-columns-repeated="2" table:style-name="ce1" office:value-type="string">
            <text:p>Canon EOSM/EOSM2/EOSM10</text:p>
          </table:table-cell>
        </table:table-row>
        <table:table-row table:style-name="ro1">
          <table:table-cell table:style-name="ce1" office:value-type="string">
            <text:p>30507</text:p>
          </table:table-cell>
          <table:table-cell table:style-name="ce1" office:value-type="string">
            <text:p>Lux-Case/Kamera/Canon Kameratilbehør/Canon EOS 7D</text:p>
          </table:table-cell>
          <table:table-cell table:number-columns-repeated="2" table:style-name="ce1" office:value-type="string">
            <text:p>Canon EOS 7D</text:p>
          </table:table-cell>
        </table:table-row>
        <table:table-row table:style-name="ro1">
          <table:table-cell table:style-name="ce1" office:value-type="string">
            <text:p>30508</text:p>
          </table:table-cell>
          <table:table-cell table:style-name="ce1" office:value-type="string">
            <text:p>Lux-Case/Kamera/Canon Kameratilbehør/Canon EOS 5D Mark III</text:p>
          </table:table-cell>
          <table:table-cell table:number-columns-repeated="2" table:style-name="ce1" office:value-type="string">
            <text:p>Canon EOS 5D Mark III</text:p>
          </table:table-cell>
        </table:table-row>
        <table:table-row table:style-name="ro1">
          <table:table-cell table:style-name="ce1" office:value-type="string">
            <text:p>30509</text:p>
          </table:table-cell>
          <table:table-cell table:style-name="ce1" office:value-type="string">
            <text:p>Lux-Case/Kamera/Canon Kameratilbehør/Canon EOS 6D/5DS/5DRS</text:p>
          </table:table-cell>
          <table:table-cell table:number-columns-repeated="2" table:style-name="ce1" office:value-type="string">
            <text:p>Canon EOS 6D/5DS/5DRS</text:p>
          </table:table-cell>
        </table:table-row>
        <table:table-row table:style-name="ro1">
          <table:table-cell table:style-name="ce1" office:value-type="string">
            <text:p>30510</text:p>
          </table:table-cell>
          <table:table-cell table:style-name="ce1" office:value-type="string">
            <text:p>Lux-Case/Kamera/Fuji Kameratilbehør/Fujifilm XQ1/XQ2</text:p>
          </table:table-cell>
          <table:table-cell table:number-columns-repeated="2" table:style-name="ce1" office:value-type="string">
            <text:p>Fujifilm XQ1/XQ2</text:p>
          </table:table-cell>
        </table:table-row>
        <table:table-row table:style-name="ro1">
          <table:table-cell table:style-name="ce1" office:value-type="string">
            <text:p>30511</text:p>
          </table:table-cell>
          <table:table-cell table:style-name="ce1" office:value-type="string">
            <text:p>Lux-Case/Kamera/Canon Kameratilbehør/Canon PowerShot G15/G16</text:p>
          </table:table-cell>
          <table:table-cell table:number-columns-repeated="2" table:style-name="ce1" office:value-type="string">
            <text:p>Canon PowerShot G15/G16</text:p>
          </table:table-cell>
        </table:table-row>
        <table:table-row table:style-name="ro1">
          <table:table-cell table:style-name="ce1" office:value-type="string">
            <text:p>30512</text:p>
          </table:table-cell>
          <table:table-cell table:style-name="ce1" office:value-type="string">
            <text:p>Lux-Case/Kamera/Panasonic/Panasonic DMC-GF8/GF7</text:p>
          </table:table-cell>
          <table:table-cell table:number-columns-repeated="2" table:style-name="ce1" office:value-type="string">
            <text:p>Panasonic DMC-GF8/GF7</text:p>
          </table:table-cell>
        </table:table-row>
        <table:table-row table:style-name="ro1">
          <table:table-cell table:style-name="ce1" office:value-type="string">
            <text:p>30513</text:p>
          </table:table-cell>
          <table:table-cell table:style-name="ce1" office:value-type="string">
            <text:p>Lux-Case/Kamera/Fuji Kameratilbehør/Fujifilm X10/X20</text:p>
          </table:table-cell>
          <table:table-cell table:number-columns-repeated="2" table:style-name="ce1" office:value-type="string">
            <text:p>Fujifilm X10/X20</text:p>
          </table:table-cell>
        </table:table-row>
        <table:table-row table:style-name="ro1">
          <table:table-cell table:style-name="ce1" office:value-type="string">
            <text:p>30514</text:p>
          </table:table-cell>
          <table:table-cell table:style-name="ce1" office:value-type="string">
            <text:p>Lux-Case/Kamera/Canon Kameratilbehør/Canon PowerShot G7X MarkII</text:p>
          </table:table-cell>
          <table:table-cell table:number-columns-repeated="2" table:style-name="ce1" office:value-type="string">
            <text:p>Canon PowerShot G7X MarkII</text:p>
          </table:table-cell>
        </table:table-row>
        <table:table-row table:style-name="ro1">
          <table:table-cell table:style-name="ce1" office:value-type="string">
            <text:p>30515</text:p>
          </table:table-cell>
          <table:table-cell table:style-name="ce1" office:value-type="string">
            <text:p>Lux-Case/Kamera/Olympus Kameratilbehør/Olympus EM10/EM10II</text:p>
          </table:table-cell>
          <table:table-cell table:number-columns-repeated="2" table:style-name="ce1" office:value-type="string">
            <text:p>Olympus EM10/EM10II</text:p>
          </table:table-cell>
        </table:table-row>
        <table:table-row table:style-name="ro1">
          <table:table-cell table:style-name="ce1" office:value-type="string">
            <text:p>30516</text:p>
          </table:table-cell>
          <table:table-cell table:style-name="ce1" office:value-type="string">
            <text:p>Lux-Case/Kamera/Fuji Kameratilbehør/Fujifilm X30</text:p>
          </table:table-cell>
          <table:table-cell table:number-columns-repeated="2" table:style-name="ce1" office:value-type="string">
            <text:p>Fujifilm X30</text:p>
          </table:table-cell>
        </table:table-row>
        <table:table-row table:style-name="ro1">
          <table:table-cell table:style-name="ce1" office:value-type="string">
            <text:p>30517</text:p>
          </table:table-cell>
          <table:table-cell table:style-name="ce1" office:value-type="string">
            <text:p>Lux-Case/Kamera/Nikon Kameratilbehør/Nikon Coolpix P900S</text:p>
          </table:table-cell>
          <table:table-cell table:number-columns-repeated="2" table:style-name="ce1" office:value-type="string">
            <text:p>Nikon Coolpix P900S</text:p>
          </table:table-cell>
        </table:table-row>
        <table:table-row table:style-name="ro1">
          <table:table-cell table:style-name="ce1" office:value-type="string">
            <text:p>30518</text:p>
          </table:table-cell>
          <table:table-cell table:style-name="ce1" office:value-type="string">
            <text:p>Lux-Case/Kamera/Olympus Kameratilbehør/Olympus E-PL6/E-PL5/E-PM2</text:p>
          </table:table-cell>
          <table:table-cell table:number-columns-repeated="2" table:style-name="ce1" office:value-type="string">
            <text:p>Olympus E-PL6/E-PL5/E-PM2</text:p>
          </table:table-cell>
        </table:table-row>
        <table:table-row table:style-name="ro1">
          <table:table-cell table:style-name="ce1" office:value-type="string">
            <text:p>30519</text:p>
          </table:table-cell>
          <table:table-cell table:style-name="ce1" office:value-type="string">
            <text:p>Lux-Case/Kamera/Panasonic/Panasonic Lumix DMC-GM1/GM2</text:p>
          </table:table-cell>
          <table:table-cell table:number-columns-repeated="2" table:style-name="ce1" office:value-type="string">
            <text:p>Panasonic Lumix DMC-GM1/GM2</text:p>
          </table:table-cell>
        </table:table-row>
        <table:table-row table:style-name="ro1">
          <table:table-cell table:style-name="ce1" office:value-type="string">
            <text:p>30520</text:p>
          </table:table-cell>
          <table:table-cell table:style-name="ce1" office:value-type="string">
            <text:p>Lux-Case/Kamera/Sony Kameratilbehør/Sony Alpha a7R</text:p>
          </table:table-cell>
          <table:table-cell table:number-columns-repeated="2" table:style-name="ce1" office:value-type="string">
            <text:p>Sony Alpha a7R</text:p>
          </table:table-cell>
        </table:table-row>
        <table:table-row table:style-name="ro1">
          <table:table-cell table:style-name="ce1" office:value-type="string">
            <text:p>30521</text:p>
          </table:table-cell>
          <table:table-cell table:style-name="ce1" office:value-type="string">
            <text:p>Lux-Case/Kamera/Panasonic/Panasonic Lumix LX7/LX5/LX3</text:p>
          </table:table-cell>
          <table:table-cell table:number-columns-repeated="2" table:style-name="ce1" office:value-type="string">
            <text:p>Panasonic Lumix LX7/LX5/LX3</text:p>
          </table:table-cell>
        </table:table-row>
        <table:table-row table:style-name="ro1">
          <table:table-cell table:style-name="ce1" office:value-type="string">
            <text:p>30522</text:p>
          </table:table-cell>
          <table:table-cell table:style-name="ce1" office:value-type="string">
            <text:p>Lux-Case/Mobil/Sony/Sony Xperia XZ2 Compact</text:p>
          </table:table-cell>
          <table:table-cell table:number-columns-repeated="2" table:style-name="ce1" office:value-type="string">
            <text:p>Sony Xperia XZ2 Compact</text:p>
          </table:table-cell>
        </table:table-row>
        <table:table-row table:style-name="ro1">
          <table:table-cell table:style-name="ce1" office:value-type="string">
            <text:p>30539</text:p>
          </table:table-cell>
          <table:table-cell table:style-name="ce1" office:value-type="string">
            <text:p>Lux-Case/Mobil/Sony/Sony Xperia XZ2</text:p>
          </table:table-cell>
          <table:table-cell table:number-columns-repeated="2" table:style-name="ce1" office:value-type="string">
            <text:p>Sony Xperia XZ2</text:p>
          </table:table-cell>
        </table:table-row>
        <table:table-row table:style-name="ro1">
          <table:table-cell table:style-name="ce1" office:value-type="string">
            <text:p>30556</text:p>
          </table:table-cell>
          <table:table-cell table:style-name="ce1" office:value-type="string">
            <text:p>Lux-Case/Mobil/Huawei/Huawei P20</text:p>
          </table:table-cell>
          <table:table-cell table:number-columns-repeated="2" table:style-name="ce1" office:value-type="string">
            <text:p>Huawei P20</text:p>
          </table:table-cell>
        </table:table-row>
        <table:table-row table:style-name="ro1">
          <table:table-cell table:style-name="ce1" office:value-type="string">
            <text:p>30573</text:p>
          </table:table-cell>
          <table:table-cell table:style-name="ce1" office:value-type="string">
            <text:p>Lux-Case/Mobil/Huawei/Huawei P20 Pro</text:p>
          </table:table-cell>
          <table:table-cell table:number-columns-repeated="2" table:style-name="ce1" office:value-type="string">
            <text:p>Huawei P20 Pro</text:p>
          </table:table-cell>
        </table:table-row>
        <table:table-row table:style-name="ro1">
          <table:table-cell table:style-name="ce1" office:value-type="string">
            <text:p>30590</text:p>
          </table:table-cell>
          <table:table-cell table:style-name="ce1" office:value-type="string">
            <text:p>Lux-Case/Mobil/Huawei/Huawei P Smart</text:p>
          </table:table-cell>
          <table:table-cell table:number-columns-repeated="2" table:style-name="ce1" office:value-type="string">
            <text:p>Huawei P Smart</text:p>
          </table:table-cell>
        </table:table-row>
        <table:table-row table:style-name="ro1">
          <table:table-cell table:style-name="ce1" office:value-type="string">
            <text:p>30607</text:p>
          </table:table-cell>
          <table:table-cell table:style-name="ce1" office:value-type="string">
            <text:p>Lux-Case/Mobil/Huawei/Huawei P20 Lite</text:p>
          </table:table-cell>
          <table:table-cell table:number-columns-repeated="2" table:style-name="ce1" office:value-type="string">
            <text:p>Huawei P20 Lite</text:p>
          </table:table-cell>
        </table:table-row>
        <table:table-row table:style-name="ro1">
          <table:table-cell table:style-name="ce1" office:value-type="string">
            <text:p>30624</text:p>
          </table:table-cell>
          <table:table-cell table:style-name="ce1" office:value-type="string">
            <text:p>Lux-Case/Kamera/Casio/Casio ZR1000/1200/1100/1500</text:p>
          </table:table-cell>
          <table:table-cell table:number-columns-repeated="2" table:style-name="ce1" office:value-type="string">
            <text:p>Casio ZR1000/1200/1100/1500</text:p>
          </table:table-cell>
        </table:table-row>
        <table:table-row table:style-name="ro1">
          <table:table-cell table:style-name="ce1" office:value-type="string">
            <text:p>30625</text:p>
          </table:table-cell>
          <table:table-cell table:style-name="ce1" office:value-type="string">
            <text:p>Lux-Case/Kamera/Fuji Kameratilbehør/Fujifilm XF1/XQ2/XQ1</text:p>
          </table:table-cell>
          <table:table-cell table:number-columns-repeated="2" table:style-name="ce1" office:value-type="string">
            <text:p>Fujifilm XF1/XQ2/XQ1</text:p>
          </table:table-cell>
        </table:table-row>
        <table:table-row table:style-name="ro1">
          <table:table-cell table:style-name="ce1" office:value-type="string">
            <text:p>30643</text:p>
          </table:table-cell>
          <table:table-cell table:style-name="ce1" office:value-type="string">
            <text:p>Lux-Case/Mobil/Nokia/Nokia 8 Sirocco</text:p>
          </table:table-cell>
          <table:table-cell table:number-columns-repeated="2" table:style-name="ce1" office:value-type="string">
            <text:p>Nokia 8 Sirocco</text:p>
          </table:table-cell>
        </table:table-row>
        <table:table-row table:style-name="ro1">
          <table:table-cell table:style-name="ce1" office:value-type="string">
            <text:p>30660</text:p>
          </table:table-cell>
          <table:table-cell table:style-name="ce1" office:value-type="string">
            <text:p>Lux-Case/Mobil/Nokia/Nokia 6 (2018)</text:p>
          </table:table-cell>
          <table:table-cell table:number-columns-repeated="2" table:style-name="ce1" office:value-type="string">
            <text:p>Nokia 6 (2018)</text:p>
          </table:table-cell>
        </table:table-row>
        <table:table-row table:style-name="ro1">
          <table:table-cell table:style-name="ce1" office:value-type="string">
            <text:p>30677</text:p>
          </table:table-cell>
          <table:table-cell table:style-name="ce1" office:value-type="string">
            <text:p>Lux-Case/Kamera/Sony Kameratilbehør/Sony NEX-F3</text:p>
          </table:table-cell>
          <table:table-cell table:number-columns-repeated="2" table:style-name="ce1" office:value-type="string">
            <text:p>Sony NEX-F3</text:p>
          </table:table-cell>
        </table:table-row>
        <table:table-row table:style-name="ro1">
          <table:table-cell table:style-name="ce1" office:value-type="string">
            <text:p>30678</text:p>
          </table:table-cell>
          <table:table-cell table:style-name="ce1" office:value-type="string">
            <text:p>Lux-Case/Smartwatch/Fitbit/Fitbit Versa</text:p>
          </table:table-cell>
          <table:table-cell table:number-columns-repeated="2" table:style-name="ce1" office:value-type="string">
            <text:p>Fitbit Versa</text:p>
          </table:table-cell>
        </table:table-row>
        <table:table-row table:style-name="ro1">
          <table:table-cell table:style-name="ce1" office:value-type="string">
            <text:p>30679</text:p>
          </table:table-cell>
          <table:table-cell table:style-name="ce1" office:value-type="string">
            <text:p>Lux-Case/Smartwatch/Fitbit/Fitbit Ace</text:p>
          </table:table-cell>
          <table:table-cell table:number-columns-repeated="2" table:style-name="ce1" office:value-type="string">
            <text:p>Fitbit Ace</text:p>
          </table:table-cell>
        </table:table-row>
        <table:table-row table:style-name="ro1">
          <table:table-cell table:style-name="ce1" office:value-type="string">
            <text:p>30680</text:p>
          </table:table-cell>
          <table:table-cell table:style-name="ce1" office:value-type="string">
            <text:p>Lux-Case/Mobil/HTC/HTC Desire 12</text:p>
          </table:table-cell>
          <table:table-cell table:number-columns-repeated="2" table:style-name="ce1" office:value-type="string">
            <text:p>HTC Desire 12</text:p>
          </table:table-cell>
        </table:table-row>
        <table:table-row table:style-name="ro1">
          <table:table-cell table:style-name="ce1" office:value-type="string">
            <text:p>30697</text:p>
          </table:table-cell>
          <table:table-cell table:style-name="ce1" office:value-type="string">
            <text:p>Lux-Case/Mobil/Samsung/Samsung Galaxy A7 (2017)</text:p>
          </table:table-cell>
          <table:table-cell table:number-columns-repeated="2" table:style-name="ce1" office:value-type="string">
            <text:p>Samsung Galaxy A7 (2017)</text:p>
          </table:table-cell>
        </table:table-row>
        <table:table-row table:style-name="ro1">
          <table:table-cell table:style-name="ce1" office:value-type="string">
            <text:p>30714</text:p>
          </table:table-cell>
          <table:table-cell table:style-name="ce1" office:value-type="string">
            <text:p>Lux-Case/Mobil/Huawei/Huawei Honor 6X</text:p>
          </table:table-cell>
          <table:table-cell table:number-columns-repeated="2" table:style-name="ce1" office:value-type="string">
            <text:p>Huawei Honor 6X</text:p>
          </table:table-cell>
        </table:table-row>
        <table:table-row table:style-name="ro1">
          <table:table-cell table:style-name="ce1" office:value-type="string">
            <text:p>30731</text:p>
          </table:table-cell>
          <table:table-cell table:style-name="ce1" office:value-type="string">
            <text:p>Lux-Case/Mobil/Nokia/Nokia 7 Plus</text:p>
          </table:table-cell>
          <table:table-cell table:number-columns-repeated="2" table:style-name="ce1" office:value-type="string">
            <text:p>Nokia 7 Plus</text:p>
          </table:table-cell>
        </table:table-row>
        <table:table-row table:style-name="ro1">
          <table:table-cell table:style-name="ce1" office:value-type="string">
            <text:p>30748</text:p>
          </table:table-cell>
          <table:table-cell table:style-name="ce1" office:value-type="string">
            <text:p>Lux-Case/Tablet/Huawei Tablets/Huawei MediaPad M5 10</text:p>
          </table:table-cell>
          <table:table-cell table:number-columns-repeated="2" table:style-name="ce1" office:value-type="string">
            <text:p>Huawei MediaPad M5 10</text:p>
          </table:table-cell>
        </table:table-row>
        <table:table-row table:style-name="ro1">
          <table:table-cell table:style-name="ce1" office:value-type="string">
            <text:p>30765</text:p>
          </table:table-cell>
          <table:table-cell table:style-name="ce1" office:value-type="string">
            <text:p>Lux-Case/Tablet/Huawei Tablets/Huawei MediaPad M5 8</text:p>
          </table:table-cell>
          <table:table-cell table:number-columns-repeated="2" table:style-name="ce1" office:value-type="string">
            <text:p>Huawei MediaPad M5 8</text:p>
          </table:table-cell>
        </table:table-row>
        <table:table-row table:style-name="ro1">
          <table:table-cell table:style-name="ce1" office:value-type="string">
            <text:p>30782</text:p>
          </table:table-cell>
          <table:table-cell table:style-name="ce1" office:value-type="string">
            <text:p>Lux-Case/Mobil/Oneplus/OnePlus 6</text:p>
          </table:table-cell>
          <table:table-cell table:number-columns-repeated="2" table:style-name="ce1" office:value-type="string">
            <text:p>OnePlus 6</text:p>
          </table:table-cell>
        </table:table-row>
        <table:table-row table:style-name="ro1">
          <table:table-cell table:style-name="ce1" office:value-type="string">
            <text:p>30799</text:p>
          </table:table-cell>
          <table:table-cell table:style-name="ce1" office:value-type="string">
            <text:p>Lux-Case/Kamera/Nikon Kameratilbehør/Nikon D5600/D5300</text:p>
          </table:table-cell>
          <table:table-cell table:number-columns-repeated="2" table:style-name="ce1" office:value-type="string">
            <text:p>Nikon D5600/D5300</text:p>
          </table:table-cell>
        </table:table-row>
        <table:table-row table:style-name="ro1">
          <table:table-cell table:style-name="ce1" office:value-type="string">
            <text:p>30800</text:p>
          </table:table-cell>
          <table:table-cell table:style-name="ce1" office:value-type="string">
            <text:p>Lux-Case/Kamera/Canon Kameratilbehør/Canon EOS 77D</text:p>
          </table:table-cell>
          <table:table-cell table:number-columns-repeated="2" table:style-name="ce1" office:value-type="string">
            <text:p>Canon EOS 77D</text:p>
          </table:table-cell>
        </table:table-row>
        <table:table-row table:style-name="ro1">
          <table:table-cell table:style-name="ce1" office:value-type="string">
            <text:p>30801</text:p>
          </table:table-cell>
          <table:table-cell table:style-name="ce1" office:value-type="string">
            <text:p>Lux-Case/Kamera/Canon Kameratilbehør/Canon EOS M3</text:p>
          </table:table-cell>
          <table:table-cell table:number-columns-repeated="2" table:style-name="ce1" office:value-type="string">
            <text:p>Canon EOS M3</text:p>
          </table:table-cell>
        </table:table-row>
        <table:table-row table:style-name="ro1">
          <table:table-cell table:style-name="ce1" office:value-type="string">
            <text:p>30802</text:p>
          </table:table-cell>
          <table:table-cell table:style-name="ce1" office:value-type="string">
            <text:p>Lux-Case/Kamera/Nikon Kameratilbehør/Nikon D750</text:p>
          </table:table-cell>
          <table:table-cell table:number-columns-repeated="2" table:style-name="ce1" office:value-type="string">
            <text:p>Nikon D750</text:p>
          </table:table-cell>
        </table:table-row>
        <table:table-row table:style-name="ro1">
          <table:table-cell table:style-name="ce1" office:value-type="string">
            <text:p>30803</text:p>
          </table:table-cell>
          <table:table-cell table:style-name="ce1" office:value-type="string">
            <text:p>Lux-Case/Kamera/Canon Kameratilbehør/Canon EOS 800D</text:p>
          </table:table-cell>
          <table:table-cell table:number-columns-repeated="2" table:style-name="ce1" office:value-type="string">
            <text:p>Canon EOS 800D</text:p>
          </table:table-cell>
        </table:table-row>
        <table:table-row table:style-name="ro1">
          <table:table-cell table:style-name="ce1" office:value-type="string">
            <text:p>30804</text:p>
          </table:table-cell>
          <table:table-cell table:style-name="ce1" office:value-type="string">
            <text:p>Lux-Case/Kamera/Canon Kameratilbehør/Canon EOS 80D</text:p>
          </table:table-cell>
          <table:table-cell table:number-columns-repeated="2" table:style-name="ce1" office:value-type="string">
            <text:p>Canon EOS 80D</text:p>
          </table:table-cell>
        </table:table-row>
        <table:table-row table:style-name="ro1">
          <table:table-cell table:style-name="ce1" office:value-type="string">
            <text:p>30805</text:p>
          </table:table-cell>
          <table:table-cell table:style-name="ce1" office:value-type="string">
            <text:p>Lux-Case/Mobil/Nokia/Nokia 1</text:p>
          </table:table-cell>
          <table:table-cell table:number-columns-repeated="2" table:style-name="ce1" office:value-type="string">
            <text:p>Nokia 1</text:p>
          </table:table-cell>
        </table:table-row>
        <table:table-row table:style-name="ro1">
          <table:table-cell table:style-name="ce1" office:value-type="string">
            <text:p>30822</text:p>
          </table:table-cell>
          <table:table-cell table:style-name="ce1" office:value-type="string">
            <text:p>Lux-Case/Mobil/Motorola/Motorola Moto G6</text:p>
          </table:table-cell>
          <table:table-cell table:number-columns-repeated="2" table:style-name="ce1" office:value-type="string">
            <text:p>Motorola Moto G6</text:p>
          </table:table-cell>
        </table:table-row>
        <table:table-row table:style-name="ro1">
          <table:table-cell table:style-name="ce1" office:value-type="string">
            <text:p>30839</text:p>
          </table:table-cell>
          <table:table-cell table:style-name="ce1" office:value-type="string">
            <text:p>Lux-Case/Mobil/Motorola/Motorola Moto G6 Plus</text:p>
          </table:table-cell>
          <table:table-cell table:number-columns-repeated="2" table:style-name="ce1" office:value-type="string">
            <text:p>Motorola Moto G6 Plus</text:p>
          </table:table-cell>
        </table:table-row>
        <table:table-row table:style-name="ro1">
          <table:table-cell table:style-name="ce1" office:value-type="string">
            <text:p>30856</text:p>
          </table:table-cell>
          <table:table-cell table:style-name="ce1" office:value-type="string">
            <text:p>Lux-Case/Mobil/Motorola/Motorola Moto G6 Play</text:p>
          </table:table-cell>
          <table:table-cell table:number-columns-repeated="2" table:style-name="ce1" office:value-type="string">
            <text:p>Motorola Moto G6 Play</text:p>
          </table:table-cell>
        </table:table-row>
        <table:table-row table:style-name="ro1">
          <table:table-cell table:style-name="ce1" office:value-type="string">
            <text:p>30873</text:p>
          </table:table-cell>
          <table:table-cell table:style-name="ce1" office:value-type="string">
            <text:p>Lux-Case/Mobil/Huawei/Huawei Nova 2</text:p>
          </table:table-cell>
          <table:table-cell table:number-columns-repeated="2" table:style-name="ce1" office:value-type="string">
            <text:p>Huawei Nova 2</text:p>
          </table:table-cell>
        </table:table-row>
        <table:table-row table:style-name="ro1">
          <table:table-cell table:style-name="ce1" office:value-type="string">
            <text:p>30890</text:p>
          </table:table-cell>
          <table:table-cell table:style-name="ce1" office:value-type="string">
            <text:p>Lux-Case/Mobil/Huawei/Huawei Y7</text:p>
          </table:table-cell>
          <table:table-cell table:number-columns-repeated="2" table:style-name="ce1" office:value-type="string">
            <text:p>Huawei Y7</text:p>
          </table:table-cell>
        </table:table-row>
        <table:table-row table:style-name="ro1">
          <table:table-cell table:style-name="ce1" office:value-type="string">
            <text:p>30907</text:p>
          </table:table-cell>
          <table:table-cell table:style-name="ce1" office:value-type="string">
            <text:p>Lux-Case/Mobil/Huawei/Huawei Honor 9 Lite</text:p>
          </table:table-cell>
          <table:table-cell table:style-name="ce1" office:value-type="string">
            <text:p>Huawei Honor-9-Lite</text:p>
          </table:table-cell>
          <table:table-cell table:style-name="ce1" office:value-type="string">
            <text:p>Huawei Honor 9 Lite</text:p>
          </table:table-cell>
        </table:table-row>
        <table:table-row table:style-name="ro1">
          <table:table-cell table:style-name="ce1" office:value-type="string">
            <text:p>30924</text:p>
          </table:table-cell>
          <table:table-cell table:style-name="ce1" office:value-type="string">
            <text:p>Lux-Case/Tablet/Apple iPad/Apple iPad (2018)</text:p>
          </table:table-cell>
          <table:table-cell table:number-columns-repeated="2" table:style-name="ce1" office:value-type="string">
            <text:p>Apple iPad (2018)</text:p>
          </table:table-cell>
        </table:table-row>
        <table:table-row table:style-name="ro1">
          <table:table-cell table:style-name="ce1" office:value-type="string">
            <text:p>30941</text:p>
          </table:table-cell>
          <table:table-cell table:style-name="ce1" office:value-type="string">
            <text:p>Lux-Case/Mobil/Huawei/Huawei Honor 7X</text:p>
          </table:table-cell>
          <table:table-cell table:number-columns-repeated="2" table:style-name="ce1" office:value-type="string">
            <text:p>Huawei Honor 7X</text:p>
          </table:table-cell>
        </table:table-row>
        <table:table-row table:style-name="ro1">
          <table:table-cell table:style-name="ce1" office:value-type="string">
            <text:p>30958</text:p>
          </table:table-cell>
          <table:table-cell table:style-name="ce1" office:value-type="string">
            <text:p>Lux-Case/Kamera/Canon Kameratilbehør/Canon EOS M6</text:p>
          </table:table-cell>
          <table:table-cell table:number-columns-repeated="2" table:style-name="ce1" office:value-type="string">
            <text:p>Canon EOS M6</text:p>
          </table:table-cell>
        </table:table-row>
        <table:table-row table:style-name="ro1">
          <table:table-cell table:style-name="ce1" office:value-type="string">
            <text:p>30959</text:p>
          </table:table-cell>
          <table:table-cell table:style-name="ce1" office:value-type="string">
            <text:p>Lux-Case/Tablet/Lenovo/Lenovo Tab 10 TB-X103F</text:p>
          </table:table-cell>
          <table:table-cell table:number-columns-repeated="2" table:style-name="ce1" office:value-type="string">
            <text:p>Lenovo Tab 10 TB-X103F</text:p>
          </table:table-cell>
        </table:table-row>
        <table:table-row table:style-name="ro1">
          <table:table-cell table:style-name="ce1" office:value-type="string">
            <text:p>30976</text:p>
          </table:table-cell>
          <table:table-cell table:style-name="ce1" office:value-type="string">
            <text:p>Lux-Case/Mobiltilbehør/Apple tilbehør/Apple Pencil</text:p>
          </table:table-cell>
          <table:table-cell table:number-columns-repeated="2" table:style-name="ce1" office:value-type="string">
            <text:p>Apple Pencil</text:p>
          </table:table-cell>
        </table:table-row>
        <table:table-row table:style-name="ro1">
          <table:table-cell table:style-name="ce1" office:value-type="string">
            <text:p>30977</text:p>
          </table:table-cell>
          <table:table-cell table:style-name="ce1" office:value-type="string">
            <text:p>Lux-Case/Kamera/Panasonic/Panasonic Lumix DMC-GF6</text:p>
          </table:table-cell>
          <table:table-cell table:number-columns-repeated="2" table:style-name="ce1" office:value-type="string">
            <text:p>Panasonic Lumix DMC-GF6</text:p>
          </table:table-cell>
        </table:table-row>
        <table:table-row table:style-name="ro1">
          <table:table-cell table:style-name="ce1" office:value-type="string">
            <text:p>30978</text:p>
          </table:table-cell>
          <table:table-cell table:style-name="ce1" office:value-type="string">
            <text:p>Lux-Case/Kamera/Fuji Kameratilbehør/Fujifilm XA5</text:p>
          </table:table-cell>
          <table:table-cell table:number-columns-repeated="2" table:style-name="ce1" office:value-type="string">
            <text:p>Fujifilm XA5</text:p>
          </table:table-cell>
        </table:table-row>
        <table:table-row table:style-name="ro1">
          <table:table-cell table:style-name="ce1" office:value-type="string">
            <text:p>30979</text:p>
          </table:table-cell>
          <table:table-cell table:style-name="ce1" office:value-type="string">
            <text:p>Lux-Case/Kamera/Fuji Kameratilbehør/Fujifilm X-T2</text:p>
          </table:table-cell>
          <table:table-cell table:number-columns-repeated="2" table:style-name="ce1" office:value-type="string">
            <text:p>Fujifilm X-T2</text:p>
          </table:table-cell>
        </table:table-row>
        <table:table-row table:style-name="ro1">
          <table:table-cell table:style-name="ce1" office:value-type="string">
            <text:p>30980</text:p>
          </table:table-cell>
          <table:table-cell table:style-name="ce1" office:value-type="string">
            <text:p>Lux-Case/Mobil/Motorola/Motorola Moto E5</text:p>
          </table:table-cell>
          <table:table-cell table:number-columns-repeated="2" table:style-name="ce1" office:value-type="string">
            <text:p>Motorola Moto E5</text:p>
          </table:table-cell>
        </table:table-row>
        <table:table-row table:style-name="ro1">
          <table:table-cell table:style-name="ce1" office:value-type="string">
            <text:p>30981</text:p>
          </table:table-cell>
          <table:table-cell table:style-name="ce1" office:value-type="string">
            <text:p>Lux-Case/Mobil/Motorola/Motorola Moto E5/Motorola Moto E5 Covers</text:p>
          </table:table-cell>
          <table:table-cell table:number-columns-repeated="2" table:style-name="ce1" office:value-type="string">
            <text:p>Motorola Moto E5 Covers</text:p>
          </table:table-cell>
        </table:table-row>
        <table:table-row table:style-name="ro1">
          <table:table-cell table:style-name="ce1" office:value-type="string">
            <text:p>30982</text:p>
          </table:table-cell>
          <table:table-cell table:style-name="ce1" office:value-type="string">
            <text:p>Lux-Case/Mobil/Motorola/Motorola Moto E5/Motorola Moto E5 Etuier</text:p>
          </table:table-cell>
          <table:table-cell table:number-columns-repeated="2" table:style-name="ce1" office:value-type="string">
            <text:p>Motorola Moto E5 Etuier</text:p>
          </table:table-cell>
        </table:table-row>
        <table:table-row table:style-name="ro1">
          <table:table-cell table:style-name="ce1" office:value-type="string">
            <text:p>30985</text:p>
          </table:table-cell>
          <table:table-cell table:style-name="ce1" office:value-type="string">
            <text:p>Lux-Case/Mobil/Motorola/Motorola Moto E5/Motorola Moto E5 Beskyttelsesfilm</text:p>
          </table:table-cell>
          <table:table-cell table:number-columns-repeated="2" table:style-name="ce1" office:value-type="string">
            <text:p>Motorola Moto E5 Beskyttelsesfilm</text:p>
          </table:table-cell>
        </table:table-row>
        <table:table-row table:style-name="ro1">
          <table:table-cell table:style-name="ce1" office:value-type="string">
            <text:p>30997</text:p>
          </table:table-cell>
          <table:table-cell table:style-name="ce1" office:value-type="string">
            <text:p>Lux-Case/Mobil/Samsung/Samsung Galaxy A6 (2018)</text:p>
          </table:table-cell>
          <table:table-cell table:style-name="ce1" office:value-type="string">
            <text:p>Samsung Galaxy A6</text:p>
          </table:table-cell>
          <table:table-cell table:style-name="ce1" office:value-type="string">
            <text:p>Samsung Galaxy A6 (2018)</text:p>
          </table:table-cell>
        </table:table-row>
        <table:table-row table:style-name="ro1">
          <table:table-cell table:style-name="ce1" office:value-type="string">
            <text:p>31014</text:p>
          </table:table-cell>
          <table:table-cell table:style-name="ce1" office:value-type="string">
            <text:p>Lux-Case/Mobil/Samsung/Samsung Galaxy A6 Plus (2018)</text:p>
          </table:table-cell>
          <table:table-cell table:number-columns-repeated="2" table:style-name="ce1" office:value-type="string">
            <text:p>Samsung Galaxy A6 Plus (2018)</text:p>
          </table:table-cell>
        </table:table-row>
        <table:table-row table:style-name="ro1">
          <table:table-cell table:style-name="ce1" office:value-type="string">
            <text:p>31031</text:p>
          </table:table-cell>
          <table:table-cell table:style-name="ce1" office:value-type="string">
            <text:p>Lux-Case/Mobil/Motorola/Motorola Moto Z3 Play</text:p>
          </table:table-cell>
          <table:table-cell table:number-columns-repeated="2" table:style-name="ce1" office:value-type="string">
            <text:p>Motorola Moto Z3 Play</text:p>
          </table:table-cell>
        </table:table-row>
        <table:table-row table:style-name="ro1">
          <table:table-cell table:style-name="ce1" office:value-type="string">
            <text:p>31048</text:p>
          </table:table-cell>
          <table:table-cell table:style-name="ce1" office:value-type="string">
            <text:p>Lux-Case/Mobil/Xiaomi/Xiaomi Redmi 5A</text:p>
          </table:table-cell>
          <table:table-cell table:number-columns-repeated="2" table:style-name="ce1" office:value-type="string">
            <text:p>Xiaomi Redmi 5A</text:p>
          </table:table-cell>
        </table:table-row>
        <table:table-row table:style-name="ro1">
          <table:table-cell table:style-name="ce1" office:value-type="string">
            <text:p>31082</text:p>
          </table:table-cell>
          <table:table-cell table:style-name="ce1" office:value-type="string">
            <text:p>Lux-Case/Kamera/Sony Kameratilbehør/Sony Alpha A9</text:p>
          </table:table-cell>
          <table:table-cell table:number-columns-repeated="2" table:style-name="ce1" office:value-type="string">
            <text:p>Sony Alpha A9</text:p>
          </table:table-cell>
        </table:table-row>
        <table:table-row table:style-name="ro1">
          <table:table-cell table:style-name="ce1" office:value-type="string">
            <text:p>31083</text:p>
          </table:table-cell>
          <table:table-cell table:style-name="ce1" office:value-type="string">
            <text:p>Lux-Case/Kamera/Canon Kameratilbehør/Canon Powershot G1 X Mark III</text:p>
          </table:table-cell>
          <table:table-cell table:number-columns-repeated="2" table:style-name="ce1" office:value-type="string">
            <text:p>Canon Powershot G1 X Mark III</text:p>
          </table:table-cell>
        </table:table-row>
        <table:table-row table:style-name="ro1">
          <table:table-cell table:style-name="ce1" office:value-type="string">
            <text:p>31084</text:p>
          </table:table-cell>
          <table:table-cell table:style-name="ce1" office:value-type="string">
            <text:p>Lux-Case/Kamera/Fuji Kameratilbehør/Fujifilm X-E3</text:p>
          </table:table-cell>
          <table:table-cell table:number-columns-repeated="2" table:style-name="ce1" office:value-type="string">
            <text:p>Fujifilm X-E3</text:p>
          </table:table-cell>
        </table:table-row>
        <table:table-row table:style-name="ro1">
          <table:table-cell table:style-name="ce1" office:value-type="string">
            <text:p>31085</text:p>
          </table:table-cell>
          <table:table-cell table:style-name="ce1" office:value-type="string">
            <text:p>Lux-Case/Smartwatch/Garmin/Garmin Forerunner 645</text:p>
          </table:table-cell>
          <table:table-cell table:number-columns-repeated="2" table:style-name="ce1" office:value-type="string">
            <text:p>Garmin Forerunner 645</text:p>
          </table:table-cell>
        </table:table-row>
        <table:table-row table:style-name="ro1">
          <table:table-cell table:style-name="ce1" office:value-type="string">
            <text:p>31089</text:p>
          </table:table-cell>
          <table:table-cell table:style-name="ce1" office:value-type="string">
            <text:p>Lux-Case/Kamera/Fuji Kameratilbehør/Fujifilm XT-10</text:p>
          </table:table-cell>
          <table:table-cell table:number-columns-repeated="2" table:style-name="ce1" office:value-type="string">
            <text:p>Fujifilm XT-10</text:p>
          </table:table-cell>
        </table:table-row>
        <table:table-row table:style-name="ro1">
          <table:table-cell table:style-name="ce1" office:value-type="string">
            <text:p>31090</text:p>
          </table:table-cell>
          <table:table-cell table:style-name="ce1" office:value-type="string">
            <text:p>Lux-Case/Smartwatch/Amazfit</text:p>
          </table:table-cell>
          <table:table-cell table:number-columns-repeated="2" table:style-name="ce1" office:value-type="string">
            <text:p>Accessories for Huami watches</text:p>
          </table:table-cell>
        </table:table-row>
        <table:table-row table:style-name="ro1">
          <table:table-cell table:style-name="ce1" office:value-type="string">
            <text:p>31091</text:p>
          </table:table-cell>
          <table:table-cell table:style-name="ce1" office:value-type="string">
            <text:p>Lux-Case/Smartwatch/Amazfit/Huami <text:s/>Amazfit</text:p>
          </table:table-cell>
          <table:table-cell table:number-columns-repeated="2" table:style-name="ce1" office:value-type="string">
            <text:p>Huami <text:s/>Amazfit</text:p>
          </table:table-cell>
        </table:table-row>
        <table:table-row table:style-name="ro1">
          <table:table-cell table:style-name="ce1" office:value-type="string">
            <text:p>31092</text:p>
          </table:table-cell>
          <table:table-cell table:style-name="ce1" office:value-type="string">
            <text:p>Lux-Case/Diverse/Audio/iRoar</text:p>
          </table:table-cell>
          <table:table-cell table:number-columns-repeated="2" table:style-name="ce1" office:value-type="string">
            <text:p>Accessories for iRoar speakers</text:p>
          </table:table-cell>
        </table:table-row>
        <table:table-row table:style-name="ro1">
          <table:table-cell table:style-name="ce1" office:value-type="string">
            <text:p>31093</text:p>
          </table:table-cell>
          <table:table-cell table:style-name="ce1" office:value-type="string">
            <text:p>Lux-Case/Diverse/Audio/iRoar/iRoar Go</text:p>
          </table:table-cell>
          <table:table-cell table:number-columns-repeated="2" table:style-name="ce1" office:value-type="string">
            <text:p>iRoar Go</text:p>
          </table:table-cell>
        </table:table-row>
        <table:table-row table:style-name="ro1">
          <table:table-cell table:style-name="ce1" office:value-type="string">
            <text:p>31095</text:p>
          </table:table-cell>
          <table:table-cell table:style-name="ce1" office:value-type="string">
            <text:p>Lux-Case/Smartwatch/Fossil/Fossil Q Marshal Gen 2</text:p>
          </table:table-cell>
          <table:table-cell table:number-columns-repeated="2" table:style-name="ce1" office:value-type="string">
            <text:p>Fossil Q Marshal Gen 2</text:p>
          </table:table-cell>
        </table:table-row>
        <table:table-row table:style-name="ro1">
          <table:table-cell table:style-name="ce1" office:value-type="string">
            <text:p>31096</text:p>
          </table:table-cell>
          <table:table-cell table:style-name="ce1" office:value-type="string">
            <text:p>Lux-Case/Smartwatch/Garmin/Garmin Forerunner 920 XT</text:p>
          </table:table-cell>
          <table:table-cell table:number-columns-repeated="2" table:style-name="ce1" office:value-type="string">
            <text:p>Garmin Forerunner 920 XT</text:p>
          </table:table-cell>
        </table:table-row>
        <table:table-row table:style-name="ro1">
          <table:table-cell table:style-name="ce1" office:value-type="string">
            <text:p>31097</text:p>
          </table:table-cell>
          <table:table-cell table:style-name="ce1" office:value-type="string">
            <text:p>Lux-Case/Smartwatch/Fitbit/Fitbit <text:s/>Charge</text:p>
          </table:table-cell>
          <table:table-cell table:number-columns-repeated="2" table:style-name="ce1" office:value-type="string">
            <text:p>Fitbit <text:s/>Charge</text:p>
          </table:table-cell>
        </table:table-row>
        <table:table-row table:style-name="ro1">
          <table:table-cell table:style-name="ce1" office:value-type="string">
            <text:p>31098</text:p>
          </table:table-cell>
          <table:table-cell table:style-name="ce1" office:value-type="string">
            <text:p>Lux-Case/Mobil/ASUS/ASUS ZenFone 5 (ZE620KL)</text:p>
          </table:table-cell>
          <table:table-cell table:number-columns-repeated="2" table:style-name="ce1" office:value-type="string">
            <text:p>ASUS ZenFone 5 (ZE620KL)</text:p>
          </table:table-cell>
        </table:table-row>
        <table:table-row table:style-name="ro1">
          <table:table-cell table:style-name="ce1" office:value-type="string">
            <text:p>31115</text:p>
          </table:table-cell>
          <table:table-cell table:style-name="ce1" office:value-type="string">
            <text:p>Lux-Case/Mobil/ASUS/ASUS ZenFone 5 Lite (ZC600KL)</text:p>
          </table:table-cell>
          <table:table-cell table:number-columns-repeated="2" table:style-name="ce1" office:value-type="string">
            <text:p>ASUS ZenFone 5 Lite (ZC600KL)</text:p>
          </table:table-cell>
        </table:table-row>
        <table:table-row table:style-name="ro1">
          <table:table-cell table:style-name="ce1" office:value-type="string">
            <text:p>31132</text:p>
          </table:table-cell>
          <table:table-cell table:style-name="ce1" office:value-type="string">
            <text:p>Lux-Case/Mobil/LG/LG <text:s/>G7 ThinQ</text:p>
          </table:table-cell>
          <table:table-cell table:number-columns-repeated="2" table:style-name="ce1" office:value-type="string">
            <text:p>LG <text:s/>G7 ThinQ</text:p>
          </table:table-cell>
        </table:table-row>
        <table:table-row table:style-name="ro1">
          <table:table-cell table:style-name="ce1" office:value-type="string">
            <text:p>31149</text:p>
          </table:table-cell>
          <table:table-cell table:style-name="ce1" office:value-type="string">
            <text:p>Lux-Case/Mobil/HTC/HTC Desire 12 Plus</text:p>
          </table:table-cell>
          <table:table-cell table:number-columns-repeated="2" table:style-name="ce1" office:value-type="string">
            <text:p>HTC Desire 12 Plus</text:p>
          </table:table-cell>
        </table:table-row>
        <table:table-row table:style-name="ro1">
          <table:table-cell table:style-name="ce1" office:value-type="string">
            <text:p>31166</text:p>
          </table:table-cell>
          <table:table-cell table:style-name="ce1" office:value-type="string">
            <text:p>Lux-Case/Mobil/ASUS/ASUS ZenFone 5Z (ZS620KL)</text:p>
          </table:table-cell>
          <table:table-cell table:number-columns-repeated="2" table:style-name="ce1" office:value-type="string">
            <text:p>ASUS ZenFone 5Z (ZS620KL)</text:p>
          </table:table-cell>
        </table:table-row>
        <table:table-row table:style-name="ro1">
          <table:table-cell table:style-name="ce1" office:value-type="string">
            <text:p>31183</text:p>
          </table:table-cell>
          <table:table-cell table:style-name="ce1" office:value-type="string">
            <text:p>Lux-Case/Diverse/Cables &amp; Adapters</text:p>
          </table:table-cell>
          <table:table-cell table:number-columns-repeated="2" table:style-name="ce1" office:value-type="string">
            <text:p>Cables &amp; Adapters</text:p>
          </table:table-cell>
        </table:table-row>
        <table:table-row table:style-name="ro1">
          <table:table-cell table:style-name="ce1" office:value-type="string">
            <text:p>31191</text:p>
          </table:table-cell>
          <table:table-cell table:style-name="ce1" office:value-type="string">
            <text:p>Lux-Case/Diverse/Marketplace</text:p>
          </table:table-cell>
          <table:table-cell table:number-columns-repeated="2" table:style-name="ce1" office:value-type="string">
            <text:p>Marketplace</text:p>
          </table:table-cell>
        </table:table-row>
        <table:table-row table:style-name="ro1">
          <table:table-cell table:style-name="ce1" office:value-type="string">
            <text:p>31192</text:p>
          </table:table-cell>
          <table:table-cell table:style-name="ce1" office:value-type="string">
            <text:p>Lux-Case/Smartwatch</text:p>
          </table:table-cell>
          <table:table-cell table:number-columns-repeated="2" table:style-name="ce1" office:value-type="string">
            <text:p>Smartwatch</text:p>
          </table:table-cell>
        </table:table-row>
        <table:table-row table:style-name="ro1">
          <table:table-cell table:style-name="ce1" office:value-type="string">
            <text:p>31193</text:p>
          </table:table-cell>
          <table:table-cell table:style-name="ce1" office:value-type="string">
            <text:p>Lux-Case/Laptop/12 inch</text:p>
          </table:table-cell>
          <table:table-cell table:number-columns-repeated="2" table:style-name="ce1" office:value-type="string">
            <text:p>12 inch laptop cases</text:p>
          </table:table-cell>
        </table:table-row>
        <table:table-row table:style-name="ro1">
          <table:table-cell table:style-name="ce1" office:value-type="string">
            <text:p>31194</text:p>
          </table:table-cell>
          <table:table-cell table:style-name="ce1" office:value-type="string">
            <text:p>Lux-Case/Laptop/13 inch</text:p>
          </table:table-cell>
          <table:table-cell table:number-columns-repeated="2" table:style-name="ce1" office:value-type="string">
            <text:p>13 inch laptop cases</text:p>
          </table:table-cell>
        </table:table-row>
        <table:table-row table:style-name="ro1">
          <table:table-cell table:style-name="ce1" office:value-type="string">
            <text:p>31195</text:p>
          </table:table-cell>
          <table:table-cell table:style-name="ce1" office:value-type="string">
            <text:p>Lux-Case/Laptop/14 inch</text:p>
          </table:table-cell>
          <table:table-cell table:number-columns-repeated="2" table:style-name="ce1" office:value-type="string">
            <text:p>14 inch laptop cases</text:p>
          </table:table-cell>
        </table:table-row>
        <table:table-row table:style-name="ro1">
          <table:table-cell table:style-name="ce1" office:value-type="string">
            <text:p>31196</text:p>
          </table:table-cell>
          <table:table-cell table:style-name="ce1" office:value-type="string">
            <text:p>Lux-Case/Laptop/15 inch</text:p>
          </table:table-cell>
          <table:table-cell table:number-columns-repeated="2" table:style-name="ce1" office:value-type="string">
            <text:p>15 inch laptop cases</text:p>
          </table:table-cell>
        </table:table-row>
        <table:table-row table:style-name="ro1">
          <table:table-cell table:style-name="ce1" office:value-type="string">
            <text:p>31197</text:p>
          </table:table-cell>
          <table:table-cell table:style-name="ce1" office:value-type="string">
            <text:p>Lux-Case/Laptop/11 inch</text:p>
          </table:table-cell>
          <table:table-cell table:number-columns-repeated="2" table:style-name="ce1" office:value-type="string">
            <text:p>11 inch laptop cases</text:p>
          </table:table-cell>
        </table:table-row>
        <table:table-row table:style-name="ro1">
          <table:table-cell table:style-name="ce1" office:value-type="string">
            <text:p>31198</text:p>
          </table:table-cell>
          <table:table-cell table:style-name="ce1" office:value-type="string">
            <text:p>Lux-Case/Smartwatch/Apple Watch</text:p>
          </table:table-cell>
          <table:table-cell table:number-columns-repeated="2" table:style-name="ce1" office:value-type="string">
            <text:p>Apple Watch</text:p>
          </table:table-cell>
        </table:table-row>
        <table:table-row table:style-name="ro1">
          <table:table-cell table:style-name="ce1" office:value-type="string">
            <text:p>31199</text:p>
          </table:table-cell>
          <table:table-cell table:style-name="ce1" office:value-type="string">
            <text:p>Lux-Case/Smartwatch/Samsung Gear</text:p>
          </table:table-cell>
          <table:table-cell table:number-columns-repeated="2" table:style-name="ce1" office:value-type="string">
            <text:p>Samsung Gear</text:p>
          </table:table-cell>
        </table:table-row>
        <table:table-row table:style-name="ro1">
          <table:table-cell table:style-name="ce1" office:value-type="string">
            <text:p>31200</text:p>
          </table:table-cell>
          <table:table-cell table:style-name="ce1" office:value-type="string">
            <text:p>Lux-Case/Smartwatch/Huawei Watch</text:p>
          </table:table-cell>
          <table:table-cell table:number-columns-repeated="2" table:style-name="ce1" office:value-type="string">
            <text:p>Huawei Watch</text:p>
          </table:table-cell>
        </table:table-row>
        <table:table-row table:style-name="ro1">
          <table:table-cell table:style-name="ce1" office:value-type="string">
            <text:p>31201</text:p>
          </table:table-cell>
          <table:table-cell table:style-name="ce1" office:value-type="string">
            <text:p>Lux-Case/Smartwatch/Sony SmartWatch</text:p>
          </table:table-cell>
          <table:table-cell table:number-columns-repeated="2" table:style-name="ce1" office:value-type="string">
            <text:p>Sony SmartWatch</text:p>
          </table:table-cell>
        </table:table-row>
        <table:table-row table:style-name="ro1">
          <table:table-cell table:style-name="ce1" office:value-type="string">
            <text:p>31202</text:p>
          </table:table-cell>
          <table:table-cell table:style-name="ce1" office:value-type="string">
            <text:p>Lux-Case/Smartwatch/LG Watch</text:p>
          </table:table-cell>
          <table:table-cell table:number-columns-repeated="2" table:style-name="ce1" office:value-type="string">
            <text:p>LG Watch</text:p>
          </table:table-cell>
        </table:table-row>
        <table:table-row table:style-name="ro1">
          <table:table-cell table:style-name="ce1" office:value-type="string">
            <text:p>31203</text:p>
          </table:table-cell>
          <table:table-cell table:style-name="ce1" office:value-type="string">
            <text:p>Lux-Case/Smartwatch/ASUS ZenWatch</text:p>
          </table:table-cell>
          <table:table-cell table:number-columns-repeated="2" table:style-name="ce1" office:value-type="string">
            <text:p>ASUS ZenWatch</text:p>
          </table:table-cell>
        </table:table-row>
        <table:table-row table:style-name="ro1">
          <table:table-cell table:style-name="ce1" office:value-type="string">
            <text:p>31204</text:p>
          </table:table-cell>
          <table:table-cell table:style-name="ce1" office:value-type="string">
            <text:p>Lux-Case/Laptop/Apple MacBook</text:p>
          </table:table-cell>
          <table:table-cell table:number-columns-repeated="2" table:style-name="ce1" office:value-type="string">
            <text:p>Apple Macbook</text:p>
          </table:table-cell>
        </table:table-row>
        <table:table-row table:style-name="ro1">
          <table:table-cell table:style-name="ce1" office:value-type="string">
            <text:p>31205</text:p>
          </table:table-cell>
          <table:table-cell table:style-name="ce1" office:value-type="string">
            <text:p>Lux-Case/Laptop/Apple MacBook/MacBook Pro</text:p>
          </table:table-cell>
          <table:table-cell table:number-columns-repeated="2" table:style-name="ce1" office:value-type="string">
            <text:p>MacBook Pro</text:p>
          </table:table-cell>
        </table:table-row>
        <table:table-row table:style-name="ro1">
          <table:table-cell table:style-name="ce1" office:value-type="string">
            <text:p>31206</text:p>
          </table:table-cell>
          <table:table-cell table:style-name="ce1" office:value-type="string">
            <text:p>Lux-Case/Laptop/Apple MacBook/MacBook Air/MacBook Air 11</text:p>
          </table:table-cell>
          <table:table-cell table:number-columns-repeated="2" table:style-name="ce1" office:value-type="string">
            <text:p>MacBook Air 11</text:p>
          </table:table-cell>
        </table:table-row>
        <table:table-row table:style-name="ro1">
          <table:table-cell table:style-name="ce1" office:value-type="string">
            <text:p>31207</text:p>
          </table:table-cell>
          <table:table-cell table:style-name="ce1" office:value-type="string">
            <text:p>Lux-Case/Laptop/Apple MacBook/MacBook Air/MacBook Air 13 (2010-2017)</text:p>
          </table:table-cell>
          <table:table-cell table:number-columns-repeated="2" table:style-name="ce1" office:value-type="string">
            <text:p>MacBok Air 13</text:p>
          </table:table-cell>
        </table:table-row>
        <table:table-row table:style-name="ro1">
          <table:table-cell table:style-name="ce1" office:value-type="string">
            <text:p>31208</text:p>
          </table:table-cell>
          <table:table-cell table:style-name="ce1" office:value-type="string">
            <text:p>Lux-Case/Laptop/Apple MacBook/MacBook Pro/MacBook Pro 13 No Touchbar (2016-)</text:p>
          </table:table-cell>
          <table:table-cell table:number-columns-repeated="2" table:style-name="ce1" office:value-type="string">
            <text:p>MacBook Pro 13 No Touchbar (2016-)</text:p>
          </table:table-cell>
        </table:table-row>
        <table:table-row table:style-name="ro1">
          <table:table-cell table:style-name="ce1" office:value-type="string">
            <text:p>31209</text:p>
          </table:table-cell>
          <table:table-cell table:style-name="ce1" office:value-type="string">
            <text:p>Lux-Case/Laptop/Apple MacBook/MacBook Pro/MacBook Pro 13 Touchbar (2016-)</text:p>
          </table:table-cell>
          <table:table-cell table:number-columns-repeated="2" table:style-name="ce1" office:value-type="string">
            <text:p>MacBook Pro 13 Touchbar (2016-)</text:p>
          </table:table-cell>
        </table:table-row>
        <table:table-row table:style-name="ro1">
          <table:table-cell table:style-name="ce1" office:value-type="string">
            <text:p>31210</text:p>
          </table:table-cell>
          <table:table-cell table:style-name="ce1" office:value-type="string">
            <text:p>Lux-Case/Laptop/Apple MacBook/MacBook Pro/MacBook Pro 15 Touchbar (2016-2018)</text:p>
          </table:table-cell>
          <table:table-cell table:number-columns-repeated="2" table:style-name="ce1" office:value-type="string">
            <text:p>MacBook Pro 15 Touchbar (2016-)</text:p>
          </table:table-cell>
        </table:table-row>
        <table:table-row table:style-name="ro1">
          <table:table-cell table:style-name="ce1" office:value-type="string">
            <text:p>31211</text:p>
          </table:table-cell>
          <table:table-cell table:style-name="ce1" office:value-type="string">
            <text:p>Lux-Case/Diverse/Marketplace/Kids GPS Watches</text:p>
          </table:table-cell>
          <table:table-cell table:number-columns-repeated="2" table:style-name="ce1" office:value-type="string">
            <text:p>Kids GPS Watches</text:p>
          </table:table-cell>
        </table:table-row>
        <table:table-row table:style-name="ro1">
          <table:table-cell table:style-name="ce1" office:value-type="string">
            <text:p>31212</text:p>
          </table:table-cell>
          <table:table-cell table:style-name="ce1" office:value-type="string">
            <text:p>Lux-Case/Diverse/Marketplace/Wallets and Card holders</text:p>
          </table:table-cell>
          <table:table-cell table:number-columns-repeated="2" table:style-name="ce1" office:value-type="string">
            <text:p>Wallets and Card holders</text:p>
          </table:table-cell>
        </table:table-row>
        <table:table-row table:style-name="ro1">
          <table:table-cell table:style-name="ce1" office:value-type="string">
            <text:p>31213</text:p>
          </table:table-cell>
          <table:table-cell table:style-name="ce1" office:value-type="string">
            <text:p>Lux-Case/Smartwatch/Xiaomi</text:p>
          </table:table-cell>
          <table:table-cell table:number-columns-repeated="2" table:style-name="ce1" office:value-type="string">
            <text:p>Xiaomi Mi Band</text:p>
          </table:table-cell>
        </table:table-row>
        <table:table-row table:style-name="ro1">
          <table:table-cell table:style-name="ce1" office:value-type="string">
            <text:p>31214</text:p>
          </table:table-cell>
          <table:table-cell table:style-name="ce1" office:value-type="string">
            <text:p>Lux-Case/Tablet</text:p>
          </table:table-cell>
          <table:table-cell table:number-columns-repeated="2" table:style-name="ce1" office:value-type="string">
            <text:p>Tablets</text:p>
          </table:table-cell>
        </table:table-row>
        <table:table-row table:style-name="ro1">
          <table:table-cell table:style-name="ce1" office:value-type="string">
            <text:p>31215</text:p>
          </table:table-cell>
          <table:table-cell table:style-name="ce1" office:value-type="string">
            <text:p>Lux-Case/Tablet/Apple iPad</text:p>
          </table:table-cell>
          <table:table-cell table:number-columns-repeated="2" table:style-name="ce1" office:value-type="string">
            <text:p>Apple iPad</text:p>
          </table:table-cell>
        </table:table-row>
        <table:table-row table:style-name="ro1">
          <table:table-cell table:style-name="ce1" office:value-type="string">
            <text:p>31216</text:p>
          </table:table-cell>
          <table:table-cell table:style-name="ce1" office:value-type="string">
            <text:p>Lux-Case/Tablet/Samsung Tablets</text:p>
          </table:table-cell>
          <table:table-cell table:number-columns-repeated="2" table:style-name="ce1" office:value-type="string">
            <text:p>Samsung Galaxy Tablets</text:p>
          </table:table-cell>
        </table:table-row>
        <table:table-row table:style-name="ro1">
          <table:table-cell table:style-name="ce1" office:value-type="string">
            <text:p>31217</text:p>
          </table:table-cell>
          <table:table-cell table:style-name="ce1" office:value-type="string">
            <text:p>Lux-Case/Tablet/Huawei Tablets</text:p>
          </table:table-cell>
          <table:table-cell table:number-columns-repeated="2" table:style-name="ce1" office:value-type="string">
            <text:p>Huawei Tablets</text:p>
          </table:table-cell>
        </table:table-row>
        <table:table-row table:style-name="ro1">
          <table:table-cell table:style-name="ce1" office:value-type="string">
            <text:p>31218</text:p>
          </table:table-cell>
          <table:table-cell table:style-name="ce1" office:value-type="string">
            <text:p>Lux-Case/Tablet/Sony Tablets</text:p>
          </table:table-cell>
          <table:table-cell table:number-columns-repeated="2" table:style-name="ce1" office:value-type="string">
            <text:p>Sony Tablets</text:p>
          </table:table-cell>
        </table:table-row>
        <table:table-row table:style-name="ro1">
          <table:table-cell table:style-name="ce1" office:value-type="string">
            <text:p>31219</text:p>
          </table:table-cell>
          <table:table-cell table:style-name="ce1" office:value-type="string">
            <text:p>Lux-Case/Tablet/LG Tablets</text:p>
          </table:table-cell>
          <table:table-cell table:number-columns-repeated="2" table:style-name="ce1" office:value-type="string">
            <text:p>LG Tablets</text:p>
          </table:table-cell>
        </table:table-row>
        <table:table-row table:style-name="ro1">
          <table:table-cell table:style-name="ce1" office:value-type="string">
            <text:p>31220</text:p>
          </table:table-cell>
          <table:table-cell table:style-name="ce1" office:value-type="string">
            <text:p>Lux-Case/Tablet/Motorola Tablets</text:p>
          </table:table-cell>
          <table:table-cell table:number-columns-repeated="2" table:style-name="ce1" office:value-type="string">
            <text:p>Motorola Tablets</text:p>
          </table:table-cell>
        </table:table-row>
        <table:table-row table:style-name="ro1">
          <table:table-cell table:style-name="ce1" office:value-type="string">
            <text:p>31221</text:p>
          </table:table-cell>
          <table:table-cell table:style-name="ce1" office:value-type="string">
            <text:p>Lux-Case/Tablet/ASUS Tablets</text:p>
          </table:table-cell>
          <table:table-cell table:number-columns-repeated="2" table:style-name="ce1" office:value-type="string">
            <text:p>ASUS Tablets</text:p>
          </table:table-cell>
        </table:table-row>
        <table:table-row table:style-name="ro1">
          <table:table-cell table:style-name="ce1" office:value-type="string">
            <text:p>31223</text:p>
          </table:table-cell>
          <table:table-cell table:style-name="ce1" office:value-type="string">
            <text:p>Lux-Case/Tablet/Google Tablets</text:p>
          </table:table-cell>
          <table:table-cell table:number-columns-repeated="2" table:style-name="ce1" office:value-type="string">
            <text:p>Google Tablets</text:p>
          </table:table-cell>
        </table:table-row>
        <table:table-row table:style-name="ro1">
          <table:table-cell table:style-name="ce1" office:value-type="string">
            <text:p>31224</text:p>
          </table:table-cell>
          <table:table-cell table:style-name="ce1" office:value-type="string">
            <text:p>Lux-Case/Tablet/Microsoft Tablets</text:p>
          </table:table-cell>
          <table:table-cell table:number-columns-repeated="2" table:style-name="ce1" office:value-type="string">
            <text:p>Microsoft Tablets</text:p>
          </table:table-cell>
        </table:table-row>
        <table:table-row table:style-name="ro1">
          <table:table-cell table:style-name="ce1" office:value-type="string">
            <text:p>31225</text:p>
          </table:table-cell>
          <table:table-cell table:style-name="ce1" office:value-type="string">
            <text:p>Lux-Case/Tablet/Acer Tablets</text:p>
          </table:table-cell>
          <table:table-cell table:number-columns-repeated="2" table:style-name="ce1" office:value-type="string">
            <text:p>Acer Tablets</text:p>
          </table:table-cell>
        </table:table-row>
        <table:table-row table:style-name="ro1">
          <table:table-cell table:style-name="ce1" office:value-type="string">
            <text:p>31226</text:p>
          </table:table-cell>
          <table:table-cell table:style-name="ce1" office:value-type="string">
            <text:p>Lux-Case/Mobil/Lenovo</text:p>
          </table:table-cell>
          <table:table-cell table:number-columns-repeated="2" table:style-name="ce1" office:value-type="string">
            <text:p>Lenovo Smartphones</text:p>
          </table:table-cell>
        </table:table-row>
        <table:table-row table:style-name="ro1">
          <table:table-cell table:style-name="ce1" office:value-type="string">
            <text:p>31227</text:p>
          </table:table-cell>
          <table:table-cell table:style-name="ce1" office:value-type="string">
            <text:p>Lux-Case/Smartwatch/Motorola Moto</text:p>
          </table:table-cell>
          <table:table-cell table:number-columns-repeated="2" table:style-name="ce1" office:value-type="string">
            <text:p>Motorola Moto Smartwatch</text:p>
          </table:table-cell>
        </table:table-row>
        <table:table-row table:style-name="ro1">
          <table:table-cell table:style-name="ce1" office:value-type="string">
            <text:p>31228</text:p>
          </table:table-cell>
          <table:table-cell table:style-name="ce1" office:value-type="string">
            <text:p>Lux-Case/Diverse/Marketplace/Jewelry</text:p>
          </table:table-cell>
          <table:table-cell table:style-name="ce1"/>
          <table:table-cell table:style-name="ce1" office:value-type="string">
            <text:p>Jewelry</text:p>
          </table:table-cell>
        </table:table-row>
        <table:table-row table:style-name="ro1">
          <table:table-cell table:style-name="ce1" office:value-type="string">
            <text:p>31229</text:p>
          </table:table-cell>
          <table:table-cell table:style-name="ce1" office:value-type="string">
            <text:p>Lux-Case/Mobil/Doro</text:p>
          </table:table-cell>
          <table:table-cell table:number-columns-repeated="2" table:style-name="ce1" office:value-type="string">
            <text:p>Accessories for Doro mobile phones</text:p>
          </table:table-cell>
        </table:table-row>
        <table:table-row table:style-name="ro1">
          <table:table-cell table:style-name="ce1" office:value-type="string">
            <text:p>31230</text:p>
          </table:table-cell>
          <table:table-cell table:style-name="ce1" office:value-type="string">
            <text:p>Lux-Case/Smartwatch/Suunto/Suunto Quest M1 M2 M4 M5</text:p>
          </table:table-cell>
          <table:table-cell table:number-columns-repeated="2" table:style-name="ce1" office:value-type="string">
            <text:p>Suunto Quest M1 M2 M4 M5</text:p>
          </table:table-cell>
        </table:table-row>
        <table:table-row table:style-name="ro1">
          <table:table-cell table:style-name="ce1" office:value-type="string">
            <text:p>31231</text:p>
          </table:table-cell>
          <table:table-cell table:style-name="ce1" office:value-type="string">
            <text:p>Lux-Case/Smartwatch/Suunto/Suunto M1 M2 M4 M5</text:p>
          </table:table-cell>
          <table:table-cell table:number-columns-repeated="2" table:style-name="ce1" office:value-type="string">
            <text:p>Suunto M1 M2 M4 M5</text:p>
          </table:table-cell>
        </table:table-row>
        <table:table-row table:style-name="ro1">
          <table:table-cell table:style-name="ce1" office:value-type="string">
            <text:p>31232</text:p>
          </table:table-cell>
          <table:table-cell table:style-name="ce1" office:value-type="string">
            <text:p>Lux-Case/Smartwatch/Garmin/Garmin Approach G30 Golf</text:p>
          </table:table-cell>
          <table:table-cell table:number-columns-repeated="2" table:style-name="ce1" office:value-type="string">
            <text:p>Garmin Approach G30 Golf</text:p>
          </table:table-cell>
        </table:table-row>
        <table:table-row table:style-name="ro1">
          <table:table-cell table:style-name="ce1" office:value-type="string">
            <text:p>31233</text:p>
          </table:table-cell>
          <table:table-cell table:style-name="ce1" office:value-type="string">
            <text:p>Lux-Case/Mobil/HTC/HTC U12</text:p>
          </table:table-cell>
          <table:table-cell table:number-columns-repeated="2" table:style-name="ce1" office:value-type="string">
            <text:p>HTC U12</text:p>
          </table:table-cell>
        </table:table-row>
        <table:table-row table:style-name="ro1">
          <table:table-cell table:style-name="ce1" office:value-type="string">
            <text:p>31250</text:p>
          </table:table-cell>
          <table:table-cell table:style-name="ce1" office:value-type="string">
            <text:p>Lux-Case/Mobil/HTC/HTC U12 Plus</text:p>
          </table:table-cell>
          <table:table-cell table:number-columns-repeated="2" table:style-name="ce1" office:value-type="string">
            <text:p>HTC U12 Plus</text:p>
          </table:table-cell>
        </table:table-row>
        <table:table-row table:style-name="ro1">
          <table:table-cell table:style-name="ce1" office:value-type="string">
            <text:p>31267</text:p>
          </table:table-cell>
          <table:table-cell table:style-name="ce1" office:value-type="string">
            <text:p>Lux-Case/Mobil/Honor/Honor 10</text:p>
          </table:table-cell>
          <table:table-cell table:number-columns-repeated="2" table:style-name="ce1" office:value-type="string">
            <text:p>Huawei Honor 10</text:p>
          </table:table-cell>
        </table:table-row>
        <table:table-row table:style-name="ro1">
          <table:table-cell table:style-name="ce1" office:value-type="string">
            <text:p>31284</text:p>
          </table:table-cell>
          <table:table-cell table:style-name="ce1" office:value-type="string">
            <text:p>Lux-Case/Mobil/Motorola/Motorola Moto E5 Plus</text:p>
          </table:table-cell>
          <table:table-cell table:number-columns-repeated="2" table:style-name="ce1" office:value-type="string">
            <text:p>Motorola Moto E5 Plus</text:p>
          </table:table-cell>
        </table:table-row>
        <table:table-row table:style-name="ro1">
          <table:table-cell table:style-name="ce1" office:value-type="string">
            <text:p>31301</text:p>
          </table:table-cell>
          <table:table-cell table:style-name="ce1" office:value-type="string">
            <text:p>Lux-Case/Mobil/ZTE/ZTE Blade V9</text:p>
          </table:table-cell>
          <table:table-cell table:number-columns-repeated="2" table:style-name="ce1" office:value-type="string">
            <text:p>ZTE Blade V9</text:p>
          </table:table-cell>
        </table:table-row>
        <table:table-row table:style-name="ro1">
          <table:table-cell table:style-name="ce1" office:value-type="string">
            <text:p>31318</text:p>
          </table:table-cell>
          <table:table-cell table:style-name="ce1" office:value-type="string">
            <text:p>Lux-Case/Mobil/Nokia/Nokia 2.1</text:p>
          </table:table-cell>
          <table:table-cell table:number-columns-repeated="2" table:style-name="ce1" office:value-type="string">
            <text:p>Nokia 2.1</text:p>
          </table:table-cell>
        </table:table-row>
        <table:table-row table:style-name="ro1">
          <table:table-cell table:style-name="ce1" office:value-type="string">
            <text:p>31335</text:p>
          </table:table-cell>
          <table:table-cell table:style-name="ce1" office:value-type="string">
            <text:p>Lux-Case/Mobil/Nokia/Nokia 3.1</text:p>
          </table:table-cell>
          <table:table-cell table:number-columns-repeated="2" table:style-name="ce1" office:value-type="string">
            <text:p>Nokia 3.1</text:p>
          </table:table-cell>
        </table:table-row>
        <table:table-row table:style-name="ro1">
          <table:table-cell table:style-name="ce1" office:value-type="string">
            <text:p>31352</text:p>
          </table:table-cell>
          <table:table-cell table:style-name="ce1" office:value-type="string">
            <text:p>Lux-Case/Mobil/Nokia/Nokia 5.1</text:p>
          </table:table-cell>
          <table:table-cell table:number-columns-repeated="2" table:style-name="ce1" office:value-type="string">
            <text:p>Nokia 5.1</text:p>
          </table:table-cell>
        </table:table-row>
        <table:table-row table:style-name="ro1">
          <table:table-cell table:style-name="ce1" office:value-type="string">
            <text:p>31369</text:p>
          </table:table-cell>
          <table:table-cell table:style-name="ce1" office:value-type="string">
            <text:p>Lux-Case/Mobil/Xiaomi/Xiaomi Mi 8</text:p>
          </table:table-cell>
          <table:table-cell table:number-columns-repeated="2" table:style-name="ce1" office:value-type="string">
            <text:p>Xiaomi Mi 8</text:p>
          </table:table-cell>
        </table:table-row>
        <table:table-row table:style-name="ro1">
          <table:table-cell table:style-name="ce1" office:value-type="string">
            <text:p>31386</text:p>
          </table:table-cell>
          <table:table-cell table:style-name="ce1" office:value-type="string">
            <text:p>Lux-Case/Mobil/Samsung/Samsung Galaxy J6 (2018)</text:p>
          </table:table-cell>
          <table:table-cell table:number-columns-repeated="2" table:style-name="ce1" office:value-type="string">
            <text:p>Samsung Galaxy J6</text:p>
          </table:table-cell>
        </table:table-row>
        <table:table-row table:style-name="ro1">
          <table:table-cell table:style-name="ce1" office:value-type="string">
            <text:p>31403</text:p>
          </table:table-cell>
          <table:table-cell table:style-name="ce1" office:value-type="string">
            <text:p>Lux-Case/Mobil/Honor/Honor View 10</text:p>
          </table:table-cell>
          <table:table-cell table:number-columns-repeated="2" table:style-name="ce1" office:value-type="string">
            <text:p>Huawei Honor View 10</text:p>
          </table:table-cell>
        </table:table-row>
        <table:table-row table:style-name="ro1">
          <table:table-cell table:style-name="ce1" office:value-type="string">
            <text:p>31420</text:p>
          </table:table-cell>
          <table:table-cell table:style-name="ce1" office:value-type="string">
            <text:p>Lux-Case/Mobil/ZTE/ZTE Blade A520</text:p>
          </table:table-cell>
          <table:table-cell table:number-columns-repeated="2" table:style-name="ce1" office:value-type="string">
            <text:p>ZTE Blade A520</text:p>
          </table:table-cell>
        </table:table-row>
        <table:table-row table:style-name="ro1">
          <table:table-cell table:style-name="ce1" office:value-type="string">
            <text:p>31437</text:p>
          </table:table-cell>
          <table:table-cell table:style-name="ce1" office:value-type="string">
            <text:p>Lux-Case/Mobil/Alcatel/Alcatel 3</text:p>
          </table:table-cell>
          <table:table-cell table:number-columns-repeated="2" table:style-name="ce1" office:value-type="string">
            <text:p>Alcatel 3</text:p>
          </table:table-cell>
        </table:table-row>
        <table:table-row table:style-name="ro1">
          <table:table-cell table:style-name="ce1" office:value-type="string">
            <text:p>31454</text:p>
          </table:table-cell>
          <table:table-cell table:style-name="ce1" office:value-type="string">
            <text:p>Lux-Case/Mobil/Doro/Doro 8020X</text:p>
          </table:table-cell>
          <table:table-cell table:number-columns-repeated="2" table:style-name="ce1" office:value-type="string">
            <text:p>Doro 8020X</text:p>
          </table:table-cell>
        </table:table-row>
        <table:table-row table:style-name="ro1">
          <table:table-cell table:style-name="ce1" office:value-type="string">
            <text:p>31471</text:p>
          </table:table-cell>
          <table:table-cell table:style-name="ce1" office:value-type="string">
            <text:p>Lux-Case/Mobil/Doro/Doro Liberto 825</text:p>
          </table:table-cell>
          <table:table-cell table:number-columns-repeated="2" table:style-name="ce1" office:value-type="string">
            <text:p>Doro Liberto 825</text:p>
          </table:table-cell>
        </table:table-row>
        <table:table-row table:style-name="ro1">
          <table:table-cell table:style-name="ce1" office:value-type="string">
            <text:p>31488</text:p>
          </table:table-cell>
          <table:table-cell table:style-name="ce1" office:value-type="string">
            <text:p>Lux-Case/Mobil/Doro/Doro 8030</text:p>
          </table:table-cell>
          <table:table-cell table:number-columns-repeated="2" table:style-name="ce1" office:value-type="string">
            <text:p>Doro 8030</text:p>
          </table:table-cell>
        </table:table-row>
        <table:table-row table:style-name="ro1">
          <table:table-cell table:style-name="ce1" office:value-type="string">
            <text:p>31505</text:p>
          </table:table-cell>
          <table:table-cell table:style-name="ce1" office:value-type="string">
            <text:p>Lux-Case/Mobil/Doro/Doro 8035</text:p>
          </table:table-cell>
          <table:table-cell table:number-columns-repeated="2" table:style-name="ce1" office:value-type="string">
            <text:p>Doro 8035</text:p>
          </table:table-cell>
        </table:table-row>
        <table:table-row table:style-name="ro1">
          <table:table-cell table:style-name="ce1" office:value-type="string">
            <text:p>31522</text:p>
          </table:table-cell>
          <table:table-cell table:style-name="ce1" office:value-type="string">
            <text:p>Lux-Case/Mobil/Doro/Doro 8040</text:p>
          </table:table-cell>
          <table:table-cell table:number-columns-repeated="2" table:style-name="ce1" office:value-type="string">
            <text:p>Doro 8040</text:p>
          </table:table-cell>
        </table:table-row>
        <table:table-row table:style-name="ro1">
          <table:table-cell table:style-name="ce1" office:value-type="string">
            <text:p>31539</text:p>
          </table:table-cell>
          <table:table-cell table:style-name="ce1" office:value-type="string">
            <text:p>Lux-Case/Mobil/Nokia/Nokia X6</text:p>
          </table:table-cell>
          <table:table-cell table:number-columns-repeated="2" table:style-name="ce1" office:value-type="string">
            <text:p>Nokia X6</text:p>
          </table:table-cell>
        </table:table-row>
        <table:table-row table:style-name="ro1">
          <table:table-cell table:style-name="ce1" office:value-type="string">
            <text:p>31556</text:p>
          </table:table-cell>
          <table:table-cell table:style-name="ce1" office:value-type="string">
            <text:p>Lux-Case/Smartwatch/LG Watch/LG Watch Urbane 2 W200</text:p>
          </table:table-cell>
          <table:table-cell table:number-columns-repeated="2" table:style-name="ce1" office:value-type="string">
            <text:p>LG Watch Urbane 2 W200</text:p>
          </table:table-cell>
        </table:table-row>
        <table:table-row table:style-name="ro1">
          <table:table-cell table:style-name="ce1" office:value-type="string">
            <text:p>31557</text:p>
          </table:table-cell>
          <table:table-cell table:style-name="ce1" office:value-type="string">
            <text:p>Lux-Case/Smartwatch/LG Watch/LG Watch Style</text:p>
          </table:table-cell>
          <table:table-cell table:number-columns-repeated="2" table:style-name="ce1" office:value-type="string">
            <text:p>LG Watch Style</text:p>
          </table:table-cell>
        </table:table-row>
        <table:table-row table:style-name="ro1">
          <table:table-cell table:style-name="ce1" office:value-type="string">
            <text:p>31558</text:p>
          </table:table-cell>
          <table:table-cell table:style-name="ce1" office:value-type="string">
            <text:p>Lux-Case/Smartwatch/LG Watch/LG Watch Sport</text:p>
          </table:table-cell>
          <table:table-cell table:number-columns-repeated="2" table:style-name="ce1" office:value-type="string">
            <text:p>LG Watch Sport</text:p>
          </table:table-cell>
        </table:table-row>
        <table:table-row table:style-name="ro1">
          <table:table-cell table:style-name="ce1" office:value-type="string">
            <text:p>31610</text:p>
          </table:table-cell>
          <table:table-cell table:style-name="ce1" office:value-type="string">
            <text:p>Lux-Case/Smartwatch/Suunto/Suunto Core All Black</text:p>
          </table:table-cell>
          <table:table-cell table:number-columns-repeated="2" table:style-name="ce1" office:value-type="string">
            <text:p>Suunto Core All Black</text:p>
          </table:table-cell>
        </table:table-row>
        <table:table-row table:style-name="ro1">
          <table:table-cell table:style-name="ce1" office:value-type="string">
            <text:p>31628</text:p>
          </table:table-cell>
          <table:table-cell table:style-name="ce1" office:value-type="string">
            <text:p>Lux-Case/Smartwatch/Garmin/Garmin Forerunner 25 Small</text:p>
          </table:table-cell>
          <table:table-cell table:style-name="ce1" office:value-type="string">
            <text:p>Garmin Forerunner 25</text:p>
          </table:table-cell>
          <table:table-cell table:style-name="ce1" office:value-type="string">
            <text:p>Garmin Forerunner 25 <text:s/>Small</text:p>
          </table:table-cell>
        </table:table-row>
        <table:table-row table:style-name="ro1">
          <table:table-cell table:style-name="ce1" office:value-type="string">
            <text:p>31629</text:p>
          </table:table-cell>
          <table:table-cell table:style-name="ce1" office:value-type="string">
            <text:p>Lux-Case/Smartwatch/Suunto/Suunto 3 Fitness</text:p>
          </table:table-cell>
          <table:table-cell table:number-columns-repeated="2" table:style-name="ce1" office:value-type="string">
            <text:p>Suunto 3 Fitness</text:p>
          </table:table-cell>
        </table:table-row>
        <table:table-row table:style-name="ro1">
          <table:table-cell table:style-name="ce1" office:value-type="string">
            <text:p>31630</text:p>
          </table:table-cell>
          <table:table-cell table:style-name="ce1" office:value-type="string">
            <text:p>Lux-Case/Mobil/Samsung/Samsung Galaxy J8 (2018)</text:p>
          </table:table-cell>
          <table:table-cell table:number-columns-repeated="2" table:style-name="ce1" office:value-type="string">
            <text:p>Samsung Galaxy J8 (2018)</text:p>
          </table:table-cell>
        </table:table-row>
        <table:table-row table:style-name="ro1">
          <table:table-cell table:style-name="ce1" office:value-type="string">
            <text:p>31664</text:p>
          </table:table-cell>
          <table:table-cell table:style-name="ce1" office:value-type="string">
            <text:p>Lux-Case/Smartwatch/Xiaomi/Xiaomi Mi Band 3</text:p>
          </table:table-cell>
          <table:table-cell table:number-columns-repeated="2" table:style-name="ce1" office:value-type="string">
            <text:p>Xiaomi Mi Band 3</text:p>
          </table:table-cell>
        </table:table-row>
        <table:table-row table:style-name="ro1">
          <table:table-cell table:style-name="ce1" office:value-type="string">
            <text:p>31665</text:p>
          </table:table-cell>
          <table:table-cell table:style-name="ce1" office:value-type="string">
            <text:p>Lux-Case/Kamera/Panasonic/Panasonic Lumix DC-GH5</text:p>
          </table:table-cell>
          <table:table-cell table:number-columns-repeated="2" table:style-name="ce1" office:value-type="string">
            <text:p>Panasonic Lumix DC-GH5</text:p>
          </table:table-cell>
        </table:table-row>
        <table:table-row table:style-name="ro1">
          <table:table-cell table:style-name="ce1" office:value-type="string">
            <text:p>31666</text:p>
          </table:table-cell>
          <table:table-cell table:style-name="ce1" office:value-type="string">
            <text:p>Lux-Case/Kamera/Panasonic/Panasonic Lumix DC-GF9</text:p>
          </table:table-cell>
          <table:table-cell table:number-columns-repeated="2" table:style-name="ce1" office:value-type="string">
            <text:p>Panasonic Lumix DC-GF9</text:p>
          </table:table-cell>
        </table:table-row>
        <table:table-row table:style-name="ro1">
          <table:table-cell table:style-name="ce1" office:value-type="string">
            <text:p>31667</text:p>
          </table:table-cell>
          <table:table-cell table:style-name="ce1" office:value-type="string">
            <text:p>Lux-Case/Kamera/Fuji Kameratilbehør/Fuji Instax Mini 8</text:p>
          </table:table-cell>
          <table:table-cell table:number-columns-repeated="2" table:style-name="ce1" office:value-type="string">
            <text:p>Fuji Instax Mini 8</text:p>
          </table:table-cell>
        </table:table-row>
        <table:table-row table:style-name="ro1">
          <table:table-cell table:style-name="ce1" office:value-type="string">
            <text:p>31668</text:p>
          </table:table-cell>
          <table:table-cell table:style-name="ce1" office:value-type="string">
            <text:p>Lux-Case/Diverse/Mobilværktøj</text:p>
          </table:table-cell>
          <table:table-cell table:number-columns-repeated="2" table:style-name="ce1" office:value-type="string">
            <text:p>Mobilværktøj</text:p>
          </table:table-cell>
        </table:table-row>
        <table:table-row table:style-name="ro1">
          <table:table-cell table:style-name="ce1" office:value-type="string">
            <text:p>31676</text:p>
          </table:table-cell>
          <table:table-cell table:style-name="ce1" office:value-type="string">
            <text:p>Lux-Case/Mobil/LG/LG V30S</text:p>
          </table:table-cell>
          <table:table-cell table:style-name="ce1" office:value-type="string">
            <text:p>LG V30S</text:p>
          </table:table-cell>
          <table:table-cell table:style-name="ce1" office:value-type="string">
            <text:p>Accessories for LG V30S</text:p>
          </table:table-cell>
        </table:table-row>
        <table:table-row table:style-name="ro1">
          <table:table-cell table:style-name="ce1" office:value-type="string">
            <text:p>31677</text:p>
          </table:table-cell>
          <table:table-cell table:style-name="ce1" office:value-type="string">
            <text:p>Lux-Case/Mobil/LG/LG K9</text:p>
          </table:table-cell>
          <table:table-cell table:style-name="ce1" office:value-type="string">
            <text:p>LG K9</text:p>
          </table:table-cell>
          <table:table-cell table:style-name="ce1" office:value-type="string">
            <text:p>Accessories for LG K9</text:p>
          </table:table-cell>
        </table:table-row>
        <table:table-row table:style-name="ro1">
          <table:table-cell table:style-name="ce1" office:value-type="string">
            <text:p>31678</text:p>
          </table:table-cell>
          <table:table-cell table:style-name="ce1" office:value-type="string">
            <text:p>Lux-Case/Mobil/LG/LG K11</text:p>
          </table:table-cell>
          <table:table-cell table:style-name="ce1" office:value-type="string">
            <text:p>LG K11</text:p>
          </table:table-cell>
          <table:table-cell table:style-name="ce1" office:value-type="string">
            <text:p>Accessories for LG K11</text:p>
          </table:table-cell>
        </table:table-row>
        <table:table-row table:style-name="ro1">
          <table:table-cell table:style-name="ce1" office:value-type="string">
            <text:p>31679</text:p>
          </table:table-cell>
          <table:table-cell table:style-name="ce1" office:value-type="string">
            <text:p>Lux-Case/Mobil/LG/LG Q7</text:p>
          </table:table-cell>
          <table:table-cell table:style-name="ce1" office:value-type="string">
            <text:p>LG Q7</text:p>
          </table:table-cell>
          <table:table-cell table:style-name="ce1" office:value-type="string">
            <text:p>Accessories for LG Q7</text:p>
          </table:table-cell>
        </table:table-row>
        <table:table-row table:style-name="ro1">
          <table:table-cell table:style-name="ce1" office:value-type="string">
            <text:p>31680</text:p>
          </table:table-cell>
          <table:table-cell table:style-name="ce1" office:value-type="string">
            <text:p>Lux-Case/Mobil/LG/LG K10 (2018)</text:p>
          </table:table-cell>
          <table:table-cell table:style-name="ce1" office:value-type="string">
            <text:p>LG K10 (2018)</text:p>
          </table:table-cell>
          <table:table-cell table:style-name="ce1" office:value-type="string">
            <text:p>Accessories for LG K10 (2018)</text:p>
          </table:table-cell>
        </table:table-row>
        <table:table-row table:style-name="ro1">
          <table:table-cell table:style-name="ce1" office:value-type="string">
            <text:p>31684</text:p>
          </table:table-cell>
          <table:table-cell table:style-name="ce1" office:value-type="string">
            <text:p>Lux-Case/Tablet/Microsoft Tablets/Microsoft Surface Go 10</text:p>
          </table:table-cell>
          <table:table-cell table:style-name="ce1" office:value-type="string">
            <text:p>Microsoft Surface Go 10</text:p>
          </table:table-cell>
          <table:table-cell table:style-name="ce1" office:value-type="string">
            <text:p>Accessories for Microsoft Surface Go 10</text:p>
          </table:table-cell>
        </table:table-row>
        <table:table-row table:style-name="ro1">
          <table:table-cell table:style-name="ce1" office:value-type="string">
            <text:p>31687</text:p>
          </table:table-cell>
          <table:table-cell table:style-name="ce1" office:value-type="string">
            <text:p>Lux-Case/Mobil/Huawei/Huawei Y6 2018</text:p>
          </table:table-cell>
          <table:table-cell table:style-name="ce1" office:value-type="string">
            <text:p>Huawei Y6 2018</text:p>
          </table:table-cell>
          <table:table-cell table:style-name="ce1" office:value-type="string">
            <text:p>Accessories for Huawei Y6 2018</text:p>
          </table:table-cell>
        </table:table-row>
        <table:table-row table:style-name="ro1">
          <table:table-cell table:style-name="ce1" office:value-type="string">
            <text:p>31688</text:p>
          </table:table-cell>
          <table:table-cell table:style-name="ce1" office:value-type="string">
            <text:p>Lux-Case/Mobil/Samsung/Samsung Galaxy J3 (2018)</text:p>
          </table:table-cell>
          <table:table-cell table:style-name="ce1" office:value-type="string">
            <text:p>Samsung Galaxy J3 (2018)</text:p>
          </table:table-cell>
          <table:table-cell table:style-name="ce1" office:value-type="string">
            <text:p>Accessories for Samsung Galaxy J3 (2018)</text:p>
          </table:table-cell>
        </table:table-row>
        <table:table-row table:style-name="ro1">
          <table:table-cell table:style-name="ce1" office:value-type="string">
            <text:p>31689</text:p>
          </table:table-cell>
          <table:table-cell table:style-name="ce1" office:value-type="string">
            <text:p>Lux-Case/Smartwatch/Garmin/Garmin Descent MK1</text:p>
          </table:table-cell>
          <table:table-cell table:style-name="ce1" office:value-type="string">
            <text:p>Garmin Descent MK1</text:p>
          </table:table-cell>
          <table:table-cell table:style-name="ce1" office:value-type="string">
            <text:p>Accessories for Garmin Descent MK1</text:p>
          </table:table-cell>
        </table:table-row>
        <table:table-row table:style-name="ro1">
          <table:table-cell table:style-name="ce1" office:value-type="string">
            <text:p>31690</text:p>
          </table:table-cell>
          <table:table-cell table:style-name="ce1" office:value-type="string">
            <text:p>Lux-Case/Kamera/Panasonic/Panasonic Lumix DC-GF10</text:p>
          </table:table-cell>
          <table:table-cell table:style-name="ce1" office:value-type="string">
            <text:p>Panasonic Lumix DC-GF10</text:p>
          </table:table-cell>
          <table:table-cell table:style-name="ce1" office:value-type="string">
            <text:p>Accessories for Panasonic Lumix DC-GF10</text:p>
          </table:table-cell>
        </table:table-row>
        <table:table-row table:style-name="ro1">
          <table:table-cell table:style-name="ce1" office:value-type="string">
            <text:p>31691</text:p>
          </table:table-cell>
          <table:table-cell table:style-name="ce1" office:value-type="string">
            <text:p>Lux-Case/Kamera/Olympus Kameratilbehør/Oympus PEN E-PL9</text:p>
          </table:table-cell>
          <table:table-cell table:style-name="ce1" office:value-type="string">
            <text:p>Oympus PEN E-PL9</text:p>
          </table:table-cell>
          <table:table-cell table:style-name="ce1" office:value-type="string">
            <text:p>Accessories for Oympus PEN E-PL9</text:p>
          </table:table-cell>
        </table:table-row>
        <table:table-row table:style-name="ro1">
          <table:table-cell table:style-name="ce1" office:value-type="string">
            <text:p>31693</text:p>
          </table:table-cell>
          <table:table-cell table:style-name="ce1" office:value-type="string">
            <text:p>Lux-Case/Kamera/Panasonic/Lumix DMC LX10</text:p>
          </table:table-cell>
          <table:table-cell table:style-name="ce1" office:value-type="string">
            <text:p>Lumix DMC LX10</text:p>
          </table:table-cell>
          <table:table-cell table:style-name="ce1" office:value-type="string">
            <text:p>Accessories for Lumix DMC LX10</text:p>
          </table:table-cell>
        </table:table-row>
        <table:table-row table:style-name="ro1">
          <table:table-cell table:style-name="ce1" office:value-type="string">
            <text:p>31695</text:p>
          </table:table-cell>
          <table:table-cell table:style-name="ce1" office:value-type="string">
            <text:p>Lux-Case/Mobil/Samsung/Samsung Galaxy Note9</text:p>
          </table:table-cell>
          <table:table-cell table:style-name="ce1" office:value-type="string">
            <text:p>Samsung Galaxy Note9</text:p>
          </table:table-cell>
          <table:table-cell table:style-name="ce1" office:value-type="string">
            <text:p>Accessories for Samsung Galaxy Note9</text:p>
          </table:table-cell>
        </table:table-row>
        <table:table-row table:style-name="ro1">
          <table:table-cell table:style-name="ce1" office:value-type="string">
            <text:p>31696</text:p>
          </table:table-cell>
          <table:table-cell table:style-name="ce1" office:value-type="string">
            <text:p>Lux-Case/Mobil/Samsung/Samsung Galaxy A8 (2016)</text:p>
          </table:table-cell>
          <table:table-cell table:style-name="ce1" office:value-type="string">
            <text:p>Samsung Galaxy A8 (2016)</text:p>
          </table:table-cell>
          <table:table-cell table:style-name="ce1" office:value-type="string">
            <text:p>Accessories for Samsung Galaxy A8 (2016)</text:p>
          </table:table-cell>
        </table:table-row>
        <table:table-row table:style-name="ro1">
          <table:table-cell table:style-name="ce1" office:value-type="string">
            <text:p>31697</text:p>
          </table:table-cell>
          <table:table-cell table:style-name="ce1" office:value-type="string">
            <text:p>Lux-Case/Mobil/Samsung/Samsung Galaxy C5</text:p>
          </table:table-cell>
          <table:table-cell table:style-name="ce1" office:value-type="string">
            <text:p>Samsung Galaxy C5</text:p>
          </table:table-cell>
          <table:table-cell table:style-name="ce1" office:value-type="string">
            <text:p>Accessories for Samsung Galaxy C5</text:p>
          </table:table-cell>
        </table:table-row>
        <table:table-row table:style-name="ro1" table:number-rows-repeated="1047315">
          <table:table-cell table:number-columns-repeated="4"/>
        </table:table-row>
        <table:table-row table:style-name="ro1">
          <table:table-cell table:number-columns-repeated="4"/>
        </table:table-row>
      </table:table>
      <table:table table:name="Sheet2" table:style-name="ta1" table:print="false">
        <table:table-column table:style-name="co1" table:default-cell-style-name="Default"/>
        <table:table-row table:style-name="ro2">
          <table:table-cell/>
        </table:table-row>
      </table:table>
      <table:table table:name="Sheet3" table:style-name="ta1" table:print="false">
        <table:table-column table:style-name="co1" table:default-cell-style-name="Default"/>
        <table:table-row table:style-name="ro2">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6P0" style:volatile="true">
      <number:currency-symbol>$</number:currency-symbol>
      <number:number number:decimal-places="2" number:min-integer-digits="1" number:grouping="true"/>
    </number:currency-style>
    <number:currency-style style:name="N116">
      <style:text-properties fo:color="#ff0000"/>
      <number:text>-</number:text>
      <number:currency-symbol>$</number:currency-symbol>
      <number:number number:decimal-places="2" number:min-integer-digits="1" number:grouping="true"/>
      <style:map style:condition="value()&gt;=0" style:apply-style-name="N116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1-08-11">08/11/2021</text:date>, <text:time>13:02:44</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e Pack</meta:initial-creator>
    <meta:creation-date>2021-08-11T12:59:52</meta:creation-date>
    <dc:date>2021-08-11T13:02:44</dc:date>
    <dc:creator>We Pack</dc:creator>
    <meta:editing-duration>PT2M53S</meta:editing-duration>
    <meta:editing-cycles>1</meta:editing-cycles>
    <meta:document-statistic meta:table-count="3" meta:cell-count="4976" meta:object-count="0"/>
    <meta:generator>OpenOffice/4.1.7$Unix OpenOffice.org_project/417m1$Build-9800</meta:generator>
  </office:meta>
</office:document-meta>
</file>